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2.187cm"/>
    </style:style>
    <style:style style:name="co9" style:family="table-column">
      <style:table-column-properties fo:break-before="auto" style:column-width="3.794cm"/>
    </style:style>
    <style:style style:name="co10" style:family="table-column">
      <style:table-column-properties fo:break-before="auto" style:column-width="2.485cm"/>
    </style:style>
    <style:style style:name="co11" style:family="table-column">
      <style:table-column-properties fo:break-before="auto" style:column-width="2.595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3.085cm"/>
    </style:style>
    <style:style style:name="co14" style:family="table-column">
      <style:table-column-properties fo:break-before="auto" style:column-width="1.723cm"/>
    </style:style>
    <style:style style:name="co15" style:family="table-column">
      <style:table-column-properties fo:break-before="auto" style:column-width="3.221cm"/>
    </style:style>
    <style:style style:name="co16" style:family="table-column">
      <style:table-column-properties fo:break-before="auto" style:column-width="2.649cm"/>
    </style:style>
    <style:style style:name="co17" style:family="table-column">
      <style:table-column-properties fo:break-before="auto" style:column-width="2.24cm"/>
    </style:style>
    <style:style style:name="co18" style:family="table-column">
      <style:table-column-properties fo:break-before="auto" style:column-width="3.059cm"/>
    </style:style>
    <style:style style:name="co19" style:family="table-column">
      <style:table-column-properties fo:break-before="auto" style:column-width="2.214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4flux_soc_o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14" table:number-columns-repeated="2" table:default-cell-style-name="Default"/>
        <table:table-column table:style-name="co4" table:number-columns-repeated="8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C</text:p>
          </table:table-cell>
          <table:table-cell office:value-type="string" calcext:value-type="string">
            <text:p>HUMUS_C</text:p>
          </table:table-cell>
          <table:table-cell office:value-type="string" calcext:value-type="string">
            <text:p>AMENDED_C</text:p>
          </table:table-cell>
          <table:table-cell office:value-type="string" calcext:value-type="string">
            <text:p>LITTER_C</text:p>
          </table:table-cell>
          <table:table-cell office:value-type="string" calcext:value-type="string">
            <text:p>CO2_FLUX</text:p>
          </table:table-cell>
          <table:table-cell office:value-type="string" calcext:value-type="string">
            <text:p>O2_FLUX</text:p>
          </table:table-cell>
          <table:table-cell office:value-type="string" calcext:value-type="string">
            <text:p>AUTO_RESP</text:p>
          </table:table-cell>
          <table:table-cell office:value-type="string" calcext:value-type="string">
            <text:p>MICRO_C</text:p>
          </table:table-cell>
          <table:table-cell office:value-type="string" calcext:value-type="string">
            <text:p>SURF_RES</text:p>
          </table:table-cell>
          <table:table-cell office:value-type="string" calcext:value-type="string">
            <text:p>CH4_FLUX</text:p>
          </table:table-cell>
          <table:table-cell office:value-type="string" calcext:value-type="string">
            <text:p>SUR_DOC+SED_FLX</text:p>
          </table:table-cell>
          <table:table-cell office:value-type="string" calcext:value-type="string">
            <text:p>SUB_DOC_FLX</text:p>
          </table:table-cell>
          <table:table-cell office:value-type="string" calcext:value-type="string">
            <text:p>SUR_DIC_FLX</text:p>
          </table:table-cell>
          <table:table-cell office:value-type="string" calcext:value-type="string">
            <text:p>SUB_DIC_FLX</text:p>
          </table:table-cell>
          <table:table-cell office:value-type="string" calcext:value-type="string">
            <text:p>ATM_CO2</text:p>
          </table:table-cell>
          <table:table-cell office:value-type="string" calcext:value-type="string">
            <text:p>NBP</text:p>
          </table:table-cell>
          <table:table-cell office:value-type="string" calcext:value-type="string">
            <text:p>FIRE_CO2_EMIT</text:p>
          </table:table-cell>
          <table:table-cell office:value-type="string" calcext:value-type="string">
            <text:p>SOC_1</text:p>
          </table:table-cell>
          <table:table-cell office:value-type="string" calcext:value-type="string">
            <text:p>SOC_2</text:p>
          </table:table-cell>
          <table:table-cell office:value-type="string" calcext:value-type="string">
            <text:p>SOC_3</text:p>
          </table:table-cell>
          <table:table-cell office:value-type="string" calcext:value-type="string">
            <text:p>SOC_4</text:p>
          </table:table-cell>
          <table:table-cell office:value-type="string" calcext:value-type="string">
            <text:p>SOC_5</text:p>
          </table:table-cell>
          <table:table-cell office:value-type="string" calcext:value-type="string">
            <text:p>SOC_6</text:p>
          </table:table-cell>
          <table:table-cell office:value-type="string" calcext:value-type="string">
            <text:p>SOC_7</text:p>
          </table:table-cell>
          <table:table-cell office:value-type="string" calcext:value-type="string">
            <text:p>SOC_8</text:p>
          </table:table-cell>
          <table:table-cell office:value-type="string" calcext:value-type="string">
            <text:p>SOC_9</text:p>
          </table:table-cell>
          <table:table-cell office:value-type="string" calcext:value-type="string">
            <text:p>SOC_10</text:p>
          </table:table-cell>
          <table:table-cell office:value-type="string" calcext:value-type="string">
            <text:p>SOC_11</text:p>
          </table:table-cell>
          <table:table-cell office:value-type="string" calcext:value-type="string">
            <text:p>SOC_12</text:p>
          </table:table-cell>
          <table:table-cell office:value-type="string" calcext:value-type="string">
            <text:p>SOC_13</text:p>
          </table:table-cell>
          <table:table-cell office:value-type="string" calcext:value-type="string">
            <text:p>SOC_14</text:p>
          </table:table-cell>
          <table:table-cell office:value-type="string" calcext:value-type="string">
            <text:p>FIRE_SOC_LOSS</text:p>
          </table:table-cell>
          <table:table-cell office:value-type="string" calcext:value-type="string">
            <text:p>H2_FLUX</text:p>
          </table:table-cell>
          <table:table-cell office:value-type="string" calcext:value-type="string">
            <text:p>ECO_HVST_C</text:p>
          </table:table-cell>
          <table:table-cell office:value-type="string" calcext:value-type="string">
            <text:p>ECO_LAI</text:p>
          </table:table-cell>
          <table:table-cell office:value-type="string" calcext:value-type="string">
            <text:p>ECO_GPP</text:p>
          </table:table-cell>
          <table:table-cell office:value-type="string" calcext:value-type="string">
            <text:p>ECO_RA</text:p>
          </table:table-cell>
          <table:table-cell office:value-type="string" calcext:value-type="string">
            <text:p>ECO_NPP</text:p>
          </table:table-cell>
          <table:table-cell office:value-type="string" calcext:value-type="string">
            <text:p>ECO_RH</text:p>
          </table:table-cell>
          <table:table-cell office:value-type="string" calcext:value-type="string">
            <text:p>FIRE_CH4_EMIT</text:p>
          </table:table-cell>
          <table:table-cell office:value-type="string" calcext:value-type="string">
            <text:p>TTL_DIC</text:p>
          </table:table-cell>
          <table:table-cell office:value-type="string" calcext:value-type="string">
            <text:p>STG_DE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4" calcext:value-type="float">
            <text:p>1012004</text:p>
          </table:table-cell>
          <table:table-cell office:value-type="float" office:value="703.8434" calcext:value-type="float">
            <text:p>703.8434</text:p>
          </table:table-cell>
          <table:table-cell office:value-type="float" office:value="13082.63" calcext:value-type="float">
            <text:p>13082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535671" calcext:value-type="float">
            <text:p>-0.3535671</text:p>
          </table:table-cell>
          <table:table-cell office:value-type="float" office:value="1.00527" calcext:value-type="float">
            <text:p>1.00527</text:p>
          </table:table-cell>
          <table:table-cell office:value-type="float" office:value="0" calcext:value-type="float">
            <text:p>0</text:p>
          </table:table-cell>
          <table:table-cell office:value-type="float" office:value="78.29079" calcext:value-type="float">
            <text:p>78.29079</text:p>
          </table:table-cell>
          <table:table-cell office:value-type="float" office:value="460.2991" calcext:value-type="float">
            <text:p>460.2991</text:p>
          </table:table-cell>
          <table:table-cell office:value-type="float" office:value="0.000458667" calcext:value-type="float">
            <text:p>0.000458667</text:p>
          </table:table-cell>
          <table:table-cell office:value-type="float" office:value="0" calcext:value-type="float">
            <text:p>0</text:p>
          </table:table-cell>
          <table:table-cell office:value-type="float" office:value="0.0000008902182" calcext:value-type="float">
            <text:p>8.902182E-07</text:p>
          </table:table-cell>
          <table:table-cell office:value-type="float" office:value="0" calcext:value-type="float">
            <text:p>0</text:p>
          </table:table-cell>
          <table:table-cell office:value-type="float" office:value="-0.00007377932" calcext:value-type="float">
            <text:p>-7.377932E-05</text:p>
          </table:table-cell>
          <table:table-cell office:value-type="float" office:value="370" calcext:value-type="float">
            <text:p>370</text:p>
          </table:table-cell>
          <table:table-cell office:value-type="float" office:value="-0.3530356" calcext:value-type="float">
            <text:p>-0.3530356</text:p>
          </table:table-cell>
          <table:table-cell office:value-type="float" office:value="0" calcext:value-type="float">
            <text:p>0</text:p>
          </table:table-cell>
          <table:table-cell office:value-type="float" office:value="319.2382" calcext:value-type="float">
            <text:p>319.2382</text:p>
          </table:table-cell>
          <table:table-cell office:value-type="float" office:value="1120.439" calcext:value-type="float">
            <text:p>1120.439</text:p>
          </table:table-cell>
          <table:table-cell office:value-type="float" office:value="1369.624" calcext:value-type="float">
            <text:p>1369.624</text:p>
          </table:table-cell>
          <table:table-cell office:value-type="float" office:value="1287.599" calcext:value-type="float">
            <text:p>1287.599</text:p>
          </table:table-cell>
          <table:table-cell office:value-type="float" office:value="771.8117" calcext:value-type="float">
            <text:p>771.8117</text:p>
          </table:table-cell>
          <table:table-cell office:value-type="float" office:value="1106.196" calcext:value-type="float">
            <text:p>1106.196</text:p>
          </table:table-cell>
          <table:table-cell office:value-type="float" office:value="412.3735" calcext:value-type="float">
            <text:p>412.3735</text:p>
          </table:table-cell>
          <table:table-cell office:value-type="float" office:value="1848.553" calcext:value-type="float">
            <text:p>1848.553</text:p>
          </table:table-cell>
          <table:table-cell office:value-type="float" office:value="2085.885" calcext:value-type="float">
            <text:p>2085.885</text:p>
          </table:table-cell>
          <table:table-cell office:value-type="float" office:value="1667.959" calcext:value-type="float">
            <text:p>1667.959</text:p>
          </table:table-cell>
          <table:table-cell office:value-type="float" office:value="584.6426" calcext:value-type="float">
            <text:p>584.6426</text:p>
          </table:table-cell>
          <table:table-cell office:value-type="float" office:value="573.3653" calcext:value-type="float">
            <text:p>573.3653</text:p>
          </table:table-cell>
          <table:table-cell office:value-type="float" office:value="142.7948" calcext:value-type="float">
            <text:p>142.7948</text:p>
          </table:table-cell>
          <table:table-cell office:value-type="float" office:value="35.69194" calcext:value-type="float">
            <text:p>35.69194</text:p>
          </table:table-cell>
          <table:table-cell office:value-type="float" office:value="0" calcext:value-type="float">
            <text:p>0</text:p>
          </table:table-cell>
          <table:table-cell office:value-type="float" office:value="-0.000000003105808" calcext:value-type="float">
            <text:p>-3.105808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3407584" calcext:value-type="float">
            <text:p>-0.3407584</text:p>
          </table:table-cell>
          <table:table-cell office:value-type="float" office:value="0" calcext:value-type="float">
            <text:p>0</text:p>
          </table:table-cell>
          <table:table-cell office:value-type="float" office:value="3.056949" calcext:value-type="float">
            <text:p>3.056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4" calcext:value-type="float">
            <text:p>2012004</text:p>
          </table:table-cell>
          <table:table-cell office:value-type="float" office:value="703.2147" calcext:value-type="float">
            <text:p>703.2147</text:p>
          </table:table-cell>
          <table:table-cell office:value-type="float" office:value="13082.65" calcext:value-type="float">
            <text:p>13082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607871" calcext:value-type="float">
            <text:p>-0.9607871</text:p>
          </table:table-cell>
          <table:table-cell office:value-type="float" office:value="2.627139" calcext:value-type="float">
            <text:p>2.627139</text:p>
          </table:table-cell>
          <table:table-cell office:value-type="float" office:value="0" calcext:value-type="float">
            <text:p>0</text:p>
          </table:table-cell>
          <table:table-cell office:value-type="float" office:value="78.65782" calcext:value-type="float">
            <text:p>78.65782</text:p>
          </table:table-cell>
          <table:table-cell office:value-type="float" office:value="459.9028" calcext:value-type="float">
            <text:p>459.9028</text:p>
          </table:table-cell>
          <table:table-cell office:value-type="float" office:value="0.0009401684" calcext:value-type="float">
            <text:p>0.0009401684</text:p>
          </table:table-cell>
          <table:table-cell office:value-type="float" office:value="0" calcext:value-type="float">
            <text:p>0</text:p>
          </table:table-cell>
          <table:table-cell office:value-type="float" office:value="0.0000008902182" calcext:value-type="float">
            <text:p>8.902182E-07</text:p>
          </table:table-cell>
          <table:table-cell office:value-type="float" office:value="0" calcext:value-type="float">
            <text:p>0</text:p>
          </table:table-cell>
          <table:table-cell office:value-type="float" office:value="-0.001042372" calcext:value-type="float">
            <text:p>-0.001042372</text:p>
          </table:table-cell>
          <table:table-cell office:value-type="float" office:value="370" calcext:value-type="float">
            <text:p>370</text:p>
          </table:table-cell>
          <table:table-cell office:value-type="float" office:value="-0.9588055" calcext:value-type="float">
            <text:p>-0.9588055</text:p>
          </table:table-cell>
          <table:table-cell office:value-type="float" office:value="0" calcext:value-type="float">
            <text:p>0</text:p>
          </table:table-cell>
          <table:table-cell office:value-type="float" office:value="319.2583" calcext:value-type="float">
            <text:p>319.2583</text:p>
          </table:table-cell>
          <table:table-cell office:value-type="float" office:value="1120.378" calcext:value-type="float">
            <text:p>1120.378</text:p>
          </table:table-cell>
          <table:table-cell office:value-type="float" office:value="1369.557" calcext:value-type="float">
            <text:p>1369.557</text:p>
          </table:table-cell>
          <table:table-cell office:value-type="float" office:value="1287.555" calcext:value-type="float">
            <text:p>1287.555</text:p>
          </table:table-cell>
          <table:table-cell office:value-type="float" office:value="771.7852" calcext:value-type="float">
            <text:p>771.7852</text:p>
          </table:table-cell>
          <table:table-cell office:value-type="float" office:value="1106.185" calcext:value-type="float">
            <text:p>1106.185</text:p>
          </table:table-cell>
          <table:table-cell office:value-type="float" office:value="412.3701" calcext:value-type="float">
            <text:p>412.3701</text:p>
          </table:table-cell>
          <table:table-cell office:value-type="float" office:value="1848.548" calcext:value-type="float">
            <text:p>1848.548</text:p>
          </table:table-cell>
          <table:table-cell office:value-type="float" office:value="2085.881" calcext:value-type="float">
            <text:p>2085.881</text:p>
          </table:table-cell>
          <table:table-cell office:value-type="float" office:value="1667.956" calcext:value-type="float">
            <text:p>1667.956</text:p>
          </table:table-cell>
          <table:table-cell office:value-type="float" office:value="584.641" calcext:value-type="float">
            <text:p>584.641</text:p>
          </table:table-cell>
          <table:table-cell office:value-type="float" office:value="573.36" calcext:value-type="float">
            <text:p>573.36</text:p>
          </table:table-cell>
          <table:table-cell office:value-type="float" office:value="142.7948" calcext:value-type="float">
            <text:p>142.7948</text:p>
          </table:table-cell>
          <table:table-cell office:value-type="float" office:value="35.69195" calcext:value-type="float">
            <text:p>35.69195</text:p>
          </table:table-cell>
          <table:table-cell office:value-type="float" office:value="0" calcext:value-type="float">
            <text:p>0</text:p>
          </table:table-cell>
          <table:table-cell office:value-type="float" office:value="-0.00000001629918" calcext:value-type="float">
            <text:p>-1.629918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9393076" calcext:value-type="float">
            <text:p>-0.9393076</text:p>
          </table:table-cell>
          <table:table-cell office:value-type="float" office:value="0" calcext:value-type="float">
            <text:p>0</text:p>
          </table:table-cell>
          <table:table-cell office:value-type="float" office:value="3.049729" calcext:value-type="float">
            <text:p>3.049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4" calcext:value-type="float">
            <text:p>3012004</text:p>
          </table:table-cell>
          <table:table-cell office:value-type="float" office:value="703.0583" calcext:value-type="float">
            <text:p>703.0583</text:p>
          </table:table-cell>
          <table:table-cell office:value-type="float" office:value="13082.64" calcext:value-type="float">
            <text:p>13082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73767" calcext:value-type="float">
            <text:p>-1.173767</text:p>
          </table:table-cell>
          <table:table-cell office:value-type="float" office:value="3.594204" calcext:value-type="float">
            <text:p>3.594204</text:p>
          </table:table-cell>
          <table:table-cell office:value-type="float" office:value="0" calcext:value-type="float">
            <text:p>0</text:p>
          </table:table-cell>
          <table:table-cell office:value-type="float" office:value="78.64863" calcext:value-type="float">
            <text:p>78.64863</text:p>
          </table:table-cell>
          <table:table-cell office:value-type="float" office:value="459.8934" calcext:value-type="float">
            <text:p>459.8934</text:p>
          </table:table-cell>
          <table:table-cell office:value-type="float" office:value="0.001421065" calcext:value-type="float">
            <text:p>0.001421065</text:p>
          </table:table-cell>
          <table:table-cell office:value-type="float" office:value="0" calcext:value-type="float">
            <text:p>0</text:p>
          </table:table-cell>
          <table:table-cell office:value-type="float" office:value="0.0000009932279" calcext:value-type="float">
            <text:p>9.932279E-07</text:p>
          </table:table-cell>
          <table:table-cell office:value-type="float" office:value="0" calcext:value-type="float">
            <text:p>0</text:p>
          </table:table-cell>
          <table:table-cell office:value-type="float" office:value="-0.001962934" calcext:value-type="float">
            <text:p>-0.001962934</text:p>
          </table:table-cell>
          <table:table-cell office:value-type="float" office:value="370" calcext:value-type="float">
            <text:p>370</text:p>
          </table:table-cell>
          <table:table-cell office:value-type="float" office:value="-1.170384" calcext:value-type="float">
            <text:p>-1.170384</text:p>
          </table:table-cell>
          <table:table-cell office:value-type="float" office:value="0" calcext:value-type="float">
            <text:p>0</text:p>
          </table:table-cell>
          <table:table-cell office:value-type="float" office:value="319.2622" calcext:value-type="float">
            <text:p>319.2622</text:p>
          </table:table-cell>
          <table:table-cell office:value-type="float" office:value="1120.351" calcext:value-type="float">
            <text:p>1120.351</text:p>
          </table:table-cell>
          <table:table-cell office:value-type="float" office:value="1369.512" calcext:value-type="float">
            <text:p>1369.512</text:p>
          </table:table-cell>
          <table:table-cell office:value-type="float" office:value="1287.521" calcext:value-type="float">
            <text:p>1287.521</text:p>
          </table:table-cell>
          <table:table-cell office:value-type="float" office:value="771.7608" calcext:value-type="float">
            <text:p>771.7608</text:p>
          </table:table-cell>
          <table:table-cell office:value-type="float" office:value="1106.174" calcext:value-type="float">
            <text:p>1106.174</text:p>
          </table:table-cell>
          <table:table-cell office:value-type="float" office:value="412.3666" calcext:value-type="float">
            <text:p>412.3666</text:p>
          </table:table-cell>
          <table:table-cell office:value-type="float" office:value="1848.543" calcext:value-type="float">
            <text:p>1848.543</text:p>
          </table:table-cell>
          <table:table-cell office:value-type="float" office:value="2085.877" calcext:value-type="float">
            <text:p>2085.877</text:p>
          </table:table-cell>
          <table:table-cell office:value-type="float" office:value="1667.953" calcext:value-type="float">
            <text:p>1667.953</text:p>
          </table:table-cell>
          <table:table-cell office:value-type="float" office:value="584.6393" calcext:value-type="float">
            <text:p>584.6393</text:p>
          </table:table-cell>
          <table:table-cell office:value-type="float" office:value="573.3549" calcext:value-type="float">
            <text:p>573.3549</text:p>
          </table:table-cell>
          <table:table-cell office:value-type="float" office:value="142.7947" calcext:value-type="float">
            <text:p>142.7947</text:p>
          </table:table-cell>
          <table:table-cell office:value-type="float" office:value="35.69196" calcext:value-type="float">
            <text:p>35.69196</text:p>
          </table:table-cell>
          <table:table-cell office:value-type="float" office:value="0" calcext:value-type="float">
            <text:p>0</text:p>
          </table:table-cell>
          <table:table-cell office:value-type="float" office:value="-0.00000001780047" calcext:value-type="float">
            <text:p>-1.780047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106299" calcext:value-type="float">
            <text:p>-1.106299</text:p>
          </table:table-cell>
          <table:table-cell office:value-type="float" office:value="0" calcext:value-type="float">
            <text:p>0</text:p>
          </table:table-cell>
          <table:table-cell office:value-type="float" office:value="3.005138" calcext:value-type="float">
            <text:p>3.005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4" calcext:value-type="float">
            <text:p>4012004</text:p>
          </table:table-cell>
          <table:table-cell office:value-type="float" office:value="702.9509" calcext:value-type="float">
            <text:p>702.9509</text:p>
          </table:table-cell>
          <table:table-cell office:value-type="float" office:value="13082.63" calcext:value-type="float">
            <text:p>13082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20778" calcext:value-type="float">
            <text:p>-1.320778</text:p>
          </table:table-cell>
          <table:table-cell office:value-type="float" office:value="4.694524" calcext:value-type="float">
            <text:p>4.694524</text:p>
          </table:table-cell>
          <table:table-cell office:value-type="float" office:value="0" calcext:value-type="float">
            <text:p>0</text:p>
          </table:table-cell>
          <table:table-cell office:value-type="float" office:value="78.62504" calcext:value-type="float">
            <text:p>78.62504</text:p>
          </table:table-cell>
          <table:table-cell office:value-type="float" office:value="459.8912" calcext:value-type="float">
            <text:p>459.8912</text:p>
          </table:table-cell>
          <table:table-cell office:value-type="float" office:value="0.001899175" calcext:value-type="float">
            <text:p>0.001899175</text:p>
          </table:table-cell>
          <table:table-cell office:value-type="float" office:value="0" calcext:value-type="float">
            <text:p>0</text:p>
          </table:table-cell>
          <table:table-cell office:value-type="float" office:value="0.00000159447" calcext:value-type="float">
            <text:p>1.59447E-06</text:p>
          </table:table-cell>
          <table:table-cell office:value-type="float" office:value="0" calcext:value-type="float">
            <text:p>0</text:p>
          </table:table-cell>
          <table:table-cell office:value-type="float" office:value="-0.002085361" calcext:value-type="float">
            <text:p>-0.002085361</text:p>
          </table:table-cell>
          <table:table-cell office:value-type="float" office:value="370" calcext:value-type="float">
            <text:p>370</text:p>
          </table:table-cell>
          <table:table-cell office:value-type="float" office:value="-1.316795" calcext:value-type="float">
            <text:p>-1.316795</text:p>
          </table:table-cell>
          <table:table-cell office:value-type="float" office:value="0" calcext:value-type="float">
            <text:p>0</text:p>
          </table:table-cell>
          <table:table-cell office:value-type="float" office:value="319.2676" calcext:value-type="float">
            <text:p>319.2676</text:p>
          </table:table-cell>
          <table:table-cell office:value-type="float" office:value="1120.335" calcext:value-type="float">
            <text:p>1120.335</text:p>
          </table:table-cell>
          <table:table-cell office:value-type="float" office:value="1369.48" calcext:value-type="float">
            <text:p>1369.48</text:p>
          </table:table-cell>
          <table:table-cell office:value-type="float" office:value="1287.498" calcext:value-type="float">
            <text:p>1287.498</text:p>
          </table:table-cell>
          <table:table-cell office:value-type="float" office:value="771.7424" calcext:value-type="float">
            <text:p>771.7424</text:p>
          </table:table-cell>
          <table:table-cell office:value-type="float" office:value="1106.165" calcext:value-type="float">
            <text:p>1106.165</text:p>
          </table:table-cell>
          <table:table-cell office:value-type="float" office:value="412.3636" calcext:value-type="float">
            <text:p>412.3636</text:p>
          </table:table-cell>
          <table:table-cell office:value-type="float" office:value="1848.538" calcext:value-type="float">
            <text:p>1848.538</text:p>
          </table:table-cell>
          <table:table-cell office:value-type="float" office:value="2085.873" calcext:value-type="float">
            <text:p>2085.873</text:p>
          </table:table-cell>
          <table:table-cell office:value-type="float" office:value="1667.949" calcext:value-type="float">
            <text:p>1667.949</text:p>
          </table:table-cell>
          <table:table-cell office:value-type="float" office:value="584.6378" calcext:value-type="float">
            <text:p>584.6378</text:p>
          </table:table-cell>
          <table:table-cell office:value-type="float" office:value="573.3497" calcext:value-type="float">
            <text:p>573.3497</text:p>
          </table:table-cell>
          <table:table-cell office:value-type="float" office:value="142.7947" calcext:value-type="float">
            <text:p>142.7947</text:p>
          </table:table-cell>
          <table:table-cell office:value-type="float" office:value="35.69197" calcext:value-type="float">
            <text:p>35.69197</text:p>
          </table:table-cell>
          <table:table-cell office:value-type="float" office:value="0" calcext:value-type="float">
            <text:p>0</text:p>
          </table:table-cell>
          <table:table-cell office:value-type="float" office:value="-0.00000001763997" calcext:value-type="float">
            <text:p>-1.763997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226041" calcext:value-type="float">
            <text:p>-1.226041</text:p>
          </table:table-cell>
          <table:table-cell office:value-type="float" office:value="0" calcext:value-type="float">
            <text:p>0</text:p>
          </table:table-cell>
          <table:table-cell office:value-type="float" office:value="2.978472" calcext:value-type="float">
            <text:p>2.978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4" calcext:value-type="float">
            <text:p>5012004</text:p>
          </table:table-cell>
          <table:table-cell office:value-type="float" office:value="702.8642" calcext:value-type="float">
            <text:p>702.8642</text:p>
          </table:table-cell>
          <table:table-cell office:value-type="float" office:value="13082.62" calcext:value-type="float">
            <text:p>13082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4816" calcext:value-type="float">
            <text:p>-1.44816</text:p>
          </table:table-cell>
          <table:table-cell office:value-type="float" office:value="6.060259" calcext:value-type="float">
            <text:p>6.060259</text:p>
          </table:table-cell>
          <table:table-cell office:value-type="float" office:value="0" calcext:value-type="float">
            <text:p>0</text:p>
          </table:table-cell>
          <table:table-cell office:value-type="float" office:value="78.60122" calcext:value-type="float">
            <text:p>78.60122</text:p>
          </table:table-cell>
          <table:table-cell office:value-type="float" office:value="459.8902" calcext:value-type="float">
            <text:p>459.8902</text:p>
          </table:table-cell>
          <table:table-cell office:value-type="float" office:value="0.002338737" calcext:value-type="float">
            <text:p>0.002338737</text:p>
          </table:table-cell>
          <table:table-cell office:value-type="float" office:value="0" calcext:value-type="float">
            <text:p>0</text:p>
          </table:table-cell>
          <table:table-cell office:value-type="float" office:value="0.000001821726" calcext:value-type="float">
            <text:p>1.821726E-06</text:p>
          </table:table-cell>
          <table:table-cell office:value-type="float" office:value="0" calcext:value-type="float">
            <text:p>0</text:p>
          </table:table-cell>
          <table:table-cell office:value-type="float" office:value="-0.002085361" calcext:value-type="float">
            <text:p>-0.002085361</text:p>
          </table:table-cell>
          <table:table-cell office:value-type="float" office:value="370" calcext:value-type="float">
            <text:p>370</text:p>
          </table:table-cell>
          <table:table-cell office:value-type="float" office:value="-1.443738" calcext:value-type="float">
            <text:p>-1.443738</text:p>
          </table:table-cell>
          <table:table-cell office:value-type="float" office:value="0" calcext:value-type="float">
            <text:p>0</text:p>
          </table:table-cell>
          <table:table-cell office:value-type="float" office:value="319.2731" calcext:value-type="float">
            <text:p>319.2731</text:p>
          </table:table-cell>
          <table:table-cell office:value-type="float" office:value="1120.327" calcext:value-type="float">
            <text:p>1120.327</text:p>
          </table:table-cell>
          <table:table-cell office:value-type="float" office:value="1369.456" calcext:value-type="float">
            <text:p>1369.456</text:p>
          </table:table-cell>
          <table:table-cell office:value-type="float" office:value="1287.478" calcext:value-type="float">
            <text:p>1287.478</text:p>
          </table:table-cell>
          <table:table-cell office:value-type="float" office:value="771.726" calcext:value-type="float">
            <text:p>771.726</text:p>
          </table:table-cell>
          <table:table-cell office:value-type="float" office:value="1106.156" calcext:value-type="float">
            <text:p>1106.156</text:p>
          </table:table-cell>
          <table:table-cell office:value-type="float" office:value="412.3611" calcext:value-type="float">
            <text:p>412.3611</text:p>
          </table:table-cell>
          <table:table-cell office:value-type="float" office:value="1848.533" calcext:value-type="float">
            <text:p>1848.533</text:p>
          </table:table-cell>
          <table:table-cell office:value-type="float" office:value="2085.868" calcext:value-type="float">
            <text:p>2085.868</text:p>
          </table:table-cell>
          <table:table-cell office:value-type="float" office:value="1667.946" calcext:value-type="float">
            <text:p>1667.946</text:p>
          </table:table-cell>
          <table:table-cell office:value-type="float" office:value="584.6362" calcext:value-type="float">
            <text:p>584.6362</text:p>
          </table:table-cell>
          <table:table-cell office:value-type="float" office:value="573.3446" calcext:value-type="float">
            <text:p>573.3446</text:p>
          </table:table-cell>
          <table:table-cell office:value-type="float" office:value="142.7947" calcext:value-type="float">
            <text:p>142.7947</text:p>
          </table:table-cell>
          <table:table-cell office:value-type="float" office:value="35.69198" calcext:value-type="float">
            <text:p>35.69198</text:p>
          </table:table-cell>
          <table:table-cell office:value-type="float" office:value="0" calcext:value-type="float">
            <text:p>0</text:p>
          </table:table-cell>
          <table:table-cell office:value-type="float" office:value="-0.00000001716128" calcext:value-type="float">
            <text:p>-1.716128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325392" calcext:value-type="float">
            <text:p>-1.325392</text:p>
          </table:table-cell>
          <table:table-cell office:value-type="float" office:value="0" calcext:value-type="float">
            <text:p>0</text:p>
          </table:table-cell>
          <table:table-cell office:value-type="float" office:value="2.95089" calcext:value-type="float">
            <text:p>2.95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4" calcext:value-type="float">
            <text:p>6012004</text:p>
          </table:table-cell>
          <table:table-cell office:value-type="float" office:value="702.7851" calcext:value-type="float">
            <text:p>702.7851</text:p>
          </table:table-cell>
          <table:table-cell office:value-type="float" office:value="13082.61" calcext:value-type="float">
            <text:p>13082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60987" calcext:value-type="float">
            <text:p>-1.560987</text:p>
          </table:table-cell>
          <table:table-cell office:value-type="float" office:value="6.330348" calcext:value-type="float">
            <text:p>6.330348</text:p>
          </table:table-cell>
          <table:table-cell office:value-type="float" office:value="0" calcext:value-type="float">
            <text:p>0</text:p>
          </table:table-cell>
          <table:table-cell office:value-type="float" office:value="78.57692" calcext:value-type="float">
            <text:p>78.57692</text:p>
          </table:table-cell>
          <table:table-cell office:value-type="float" office:value="459.8826" calcext:value-type="float">
            <text:p>459.8826</text:p>
          </table:table-cell>
          <table:table-cell office:value-type="float" office:value="0.002750733" calcext:value-type="float">
            <text:p>0.002750733</text:p>
          </table:table-cell>
          <table:table-cell office:value-type="float" office:value="0" calcext:value-type="float">
            <text:p>0</text:p>
          </table:table-cell>
          <table:table-cell office:value-type="float" office:value="0.000001922115" calcext:value-type="float">
            <text:p>1.922115E-06</text:p>
          </table:table-cell>
          <table:table-cell office:value-type="float" office:value="0" calcext:value-type="float">
            <text:p>0</text:p>
          </table:table-cell>
          <table:table-cell office:value-type="float" office:value="-0.002085361" calcext:value-type="float">
            <text:p>-0.002085361</text:p>
          </table:table-cell>
          <table:table-cell office:value-type="float" office:value="370" calcext:value-type="float">
            <text:p>370</text:p>
          </table:table-cell>
          <table:table-cell office:value-type="float" office:value="-1.556153" calcext:value-type="float">
            <text:p>-1.556153</text:p>
          </table:table-cell>
          <table:table-cell office:value-type="float" office:value="0" calcext:value-type="float">
            <text:p>0</text:p>
          </table:table-cell>
          <table:table-cell office:value-type="float" office:value="319.2779" calcext:value-type="float">
            <text:p>319.2779</text:p>
          </table:table-cell>
          <table:table-cell office:value-type="float" office:value="1120.319" calcext:value-type="float">
            <text:p>1120.319</text:p>
          </table:table-cell>
          <table:table-cell office:value-type="float" office:value="1369.443" calcext:value-type="float">
            <text:p>1369.443</text:p>
          </table:table-cell>
          <table:table-cell office:value-type="float" office:value="1287.459" calcext:value-type="float">
            <text:p>1287.459</text:p>
          </table:table-cell>
          <table:table-cell office:value-type="float" office:value="771.7111" calcext:value-type="float">
            <text:p>771.7111</text:p>
          </table:table-cell>
          <table:table-cell office:value-type="float" office:value="1106.148" calcext:value-type="float">
            <text:p>1106.148</text:p>
          </table:table-cell>
          <table:table-cell office:value-type="float" office:value="412.3589" calcext:value-type="float">
            <text:p>412.3589</text:p>
          </table:table-cell>
          <table:table-cell office:value-type="float" office:value="1848.529" calcext:value-type="float">
            <text:p>1848.529</text:p>
          </table:table-cell>
          <table:table-cell office:value-type="float" office:value="2085.864" calcext:value-type="float">
            <text:p>2085.864</text:p>
          </table:table-cell>
          <table:table-cell office:value-type="float" office:value="1667.942" calcext:value-type="float">
            <text:p>1667.942</text:p>
          </table:table-cell>
          <table:table-cell office:value-type="float" office:value="584.6347" calcext:value-type="float">
            <text:p>584.6347</text:p>
          </table:table-cell>
          <table:table-cell office:value-type="float" office:value="573.3397" calcext:value-type="float">
            <text:p>573.3397</text:p>
          </table:table-cell>
          <table:table-cell office:value-type="float" office:value="142.7947" calcext:value-type="float">
            <text:p>142.7947</text:p>
          </table:table-cell>
          <table:table-cell office:value-type="float" office:value="35.69198" calcext:value-type="float">
            <text:p>35.69198</text:p>
          </table:table-cell>
          <table:table-cell office:value-type="float" office:value="0" calcext:value-type="float">
            <text:p>0</text:p>
          </table:table-cell>
          <table:table-cell office:value-type="float" office:value="-0.00000001689985" calcext:value-type="float">
            <text:p>-1.689985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415965" calcext:value-type="float">
            <text:p>-1.415965</text:p>
          </table:table-cell>
          <table:table-cell office:value-type="float" office:value="0" calcext:value-type="float">
            <text:p>0</text:p>
          </table:table-cell>
          <table:table-cell office:value-type="float" office:value="2.929054" calcext:value-type="float">
            <text:p>2.929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4" calcext:value-type="float">
            <text:p>7012004</text:p>
          </table:table-cell>
          <table:table-cell office:value-type="float" office:value="702.7048" calcext:value-type="float">
            <text:p>702.7048</text:p>
          </table:table-cell>
          <table:table-cell office:value-type="float" office:value="13082.6" calcext:value-type="float">
            <text:p>1308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69354" calcext:value-type="float">
            <text:p>-1.669354</text:p>
          </table:table-cell>
          <table:table-cell office:value-type="float" office:value="5.485219" calcext:value-type="float">
            <text:p>5.485219</text:p>
          </table:table-cell>
          <table:table-cell office:value-type="float" office:value="0" calcext:value-type="float">
            <text:p>0</text:p>
          </table:table-cell>
          <table:table-cell office:value-type="float" office:value="78.55605" calcext:value-type="float">
            <text:p>78.55605</text:p>
          </table:table-cell>
          <table:table-cell office:value-type="float" office:value="459.8654" calcext:value-type="float">
            <text:p>459.8654</text:p>
          </table:table-cell>
          <table:table-cell office:value-type="float" office:value="0.003133526" calcext:value-type="float">
            <text:p>0.003133526</text:p>
          </table:table-cell>
          <table:table-cell office:value-type="float" office:value="0" calcext:value-type="float">
            <text:p>0</text:p>
          </table:table-cell>
          <table:table-cell office:value-type="float" office:value="0.000001922115" calcext:value-type="float">
            <text:p>1.922115E-06</text:p>
          </table:table-cell>
          <table:table-cell office:value-type="float" office:value="0" calcext:value-type="float">
            <text:p>0</text:p>
          </table:table-cell>
          <table:table-cell office:value-type="float" office:value="-0.002085361" calcext:value-type="float">
            <text:p>-0.002085361</text:p>
          </table:table-cell>
          <table:table-cell office:value-type="float" office:value="370" calcext:value-type="float">
            <text:p>370</text:p>
          </table:table-cell>
          <table:table-cell office:value-type="float" office:value="-1.664137" calcext:value-type="float">
            <text:p>-1.664137</text:p>
          </table:table-cell>
          <table:table-cell office:value-type="float" office:value="0" calcext:value-type="float">
            <text:p>0</text:p>
          </table:table-cell>
          <table:table-cell office:value-type="float" office:value="319.2825" calcext:value-type="float">
            <text:p>319.2825</text:p>
          </table:table-cell>
          <table:table-cell office:value-type="float" office:value="1120.312" calcext:value-type="float">
            <text:p>1120.312</text:p>
          </table:table-cell>
          <table:table-cell office:value-type="float" office:value="1369.432" calcext:value-type="float">
            <text:p>1369.432</text:p>
          </table:table-cell>
          <table:table-cell office:value-type="float" office:value="1287.443" calcext:value-type="float">
            <text:p>1287.443</text:p>
          </table:table-cell>
          <table:table-cell office:value-type="float" office:value="771.697" calcext:value-type="float">
            <text:p>771.697</text:p>
          </table:table-cell>
          <table:table-cell office:value-type="float" office:value="1106.139" calcext:value-type="float">
            <text:p>1106.139</text:p>
          </table:table-cell>
          <table:table-cell office:value-type="float" office:value="412.3568" calcext:value-type="float">
            <text:p>412.3568</text:p>
          </table:table-cell>
          <table:table-cell office:value-type="float" office:value="1848.525" calcext:value-type="float">
            <text:p>1848.525</text:p>
          </table:table-cell>
          <table:table-cell office:value-type="float" office:value="2085.86" calcext:value-type="float">
            <text:p>2085.86</text:p>
          </table:table-cell>
          <table:table-cell office:value-type="float" office:value="1667.939" calcext:value-type="float">
            <text:p>1667.939</text:p>
          </table:table-cell>
          <table:table-cell office:value-type="float" office:value="584.6332" calcext:value-type="float">
            <text:p>584.6332</text:p>
          </table:table-cell>
          <table:table-cell office:value-type="float" office:value="573.3348" calcext:value-type="float">
            <text:p>573.3348</text:p>
          </table:table-cell>
          <table:table-cell office:value-type="float" office:value="142.7946" calcext:value-type="float">
            <text:p>142.7946</text:p>
          </table:table-cell>
          <table:table-cell office:value-type="float" office:value="35.69198" calcext:value-type="float">
            <text:p>35.69198</text:p>
          </table:table-cell>
          <table:table-cell office:value-type="float" office:value="0" calcext:value-type="float">
            <text:p>0</text:p>
          </table:table-cell>
          <table:table-cell office:value-type="float" office:value="-0.00000001693343" calcext:value-type="float">
            <text:p>-1.693343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50625" calcext:value-type="float">
            <text:p>-1.50625</text:p>
          </table:table-cell>
          <table:table-cell office:value-type="float" office:value="0" calcext:value-type="float">
            <text:p>0</text:p>
          </table:table-cell>
          <table:table-cell office:value-type="float" office:value="2.911354" calcext:value-type="float">
            <text:p>2.911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4" calcext:value-type="float">
            <text:p>8012004</text:p>
          </table:table-cell>
          <table:table-cell office:value-type="float" office:value="702.6063" calcext:value-type="float">
            <text:p>702.6063</text:p>
          </table:table-cell>
          <table:table-cell office:value-type="float" office:value="13082.6" calcext:value-type="float">
            <text:p>1308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790345" calcext:value-type="float">
            <text:p>-1.790345</text:p>
          </table:table-cell>
          <table:table-cell office:value-type="float" office:value="5.711924" calcext:value-type="float">
            <text:p>5.711924</text:p>
          </table:table-cell>
          <table:table-cell office:value-type="float" office:value="0" calcext:value-type="float">
            <text:p>0</text:p>
          </table:table-cell>
          <table:table-cell office:value-type="float" office:value="78.54025" calcext:value-type="float">
            <text:p>78.54025</text:p>
          </table:table-cell>
          <table:table-cell office:value-type="float" office:value="459.832" calcext:value-type="float">
            <text:p>459.832</text:p>
          </table:table-cell>
          <table:table-cell office:value-type="float" office:value="0.003553739" calcext:value-type="float">
            <text:p>0.003553739</text:p>
          </table:table-cell>
          <table:table-cell office:value-type="float" office:value="0" calcext:value-type="float">
            <text:p>0</text:p>
          </table:table-cell>
          <table:table-cell office:value-type="float" office:value="0.000001922271" calcext:value-type="float">
            <text:p>1.922271E-06</text:p>
          </table:table-cell>
          <table:table-cell office:value-type="float" office:value="0" calcext:value-type="float">
            <text:p>0</text:p>
          </table:table-cell>
          <table:table-cell office:value-type="float" office:value="-0.002085361" calcext:value-type="float">
            <text:p>-0.002085361</text:p>
          </table:table-cell>
          <table:table-cell office:value-type="float" office:value="370" calcext:value-type="float">
            <text:p>370</text:p>
          </table:table-cell>
          <table:table-cell office:value-type="float" office:value="-1.784708" calcext:value-type="float">
            <text:p>-1.784708</text:p>
          </table:table-cell>
          <table:table-cell office:value-type="float" office:value="0" calcext:value-type="float">
            <text:p>0</text:p>
          </table:table-cell>
          <table:table-cell office:value-type="float" office:value="319.2885" calcext:value-type="float">
            <text:p>319.2885</text:p>
          </table:table-cell>
          <table:table-cell office:value-type="float" office:value="1120.303" calcext:value-type="float">
            <text:p>1120.303</text:p>
          </table:table-cell>
          <table:table-cell office:value-type="float" office:value="1369.42" calcext:value-type="float">
            <text:p>1369.42</text:p>
          </table:table-cell>
          <table:table-cell office:value-type="float" office:value="1287.43" calcext:value-type="float">
            <text:p>1287.43</text:p>
          </table:table-cell>
          <table:table-cell office:value-type="float" office:value="771.6835" calcext:value-type="float">
            <text:p>771.6835</text:p>
          </table:table-cell>
          <table:table-cell office:value-type="float" office:value="1106.132" calcext:value-type="float">
            <text:p>1106.132</text:p>
          </table:table-cell>
          <table:table-cell office:value-type="float" office:value="412.3548" calcext:value-type="float">
            <text:p>412.3548</text:p>
          </table:table-cell>
          <table:table-cell office:value-type="float" office:value="1848.522" calcext:value-type="float">
            <text:p>1848.522</text:p>
          </table:table-cell>
          <table:table-cell office:value-type="float" office:value="2085.856" calcext:value-type="float">
            <text:p>2085.856</text:p>
          </table:table-cell>
          <table:table-cell office:value-type="float" office:value="1667.936" calcext:value-type="float">
            <text:p>1667.936</text:p>
          </table:table-cell>
          <table:table-cell office:value-type="float" office:value="584.6317" calcext:value-type="float">
            <text:p>584.6317</text:p>
          </table:table-cell>
          <table:table-cell office:value-type="float" office:value="573.3299" calcext:value-type="float">
            <text:p>573.3299</text:p>
          </table:table-cell>
          <table:table-cell office:value-type="float" office:value="142.7946" calcext:value-type="float">
            <text:p>142.7946</text:p>
          </table:table-cell>
          <table:table-cell office:value-type="float" office:value="35.69197" calcext:value-type="float">
            <text:p>35.69197</text:p>
          </table:table-cell>
          <table:table-cell office:value-type="float" office:value="0" calcext:value-type="float">
            <text:p>0</text:p>
          </table:table-cell>
          <table:table-cell office:value-type="float" office:value="-0.00000001668478" calcext:value-type="float">
            <text:p>-1.668478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611913" calcext:value-type="float">
            <text:p>-1.611913</text:p>
          </table:table-cell>
          <table:table-cell office:value-type="float" office:value="0" calcext:value-type="float">
            <text:p>0</text:p>
          </table:table-cell>
          <table:table-cell office:value-type="float" office:value="2.896446" calcext:value-type="float">
            <text:p>2.896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4" calcext:value-type="float">
            <text:p>9012004</text:p>
          </table:table-cell>
          <table:table-cell office:value-type="float" office:value="702.538" calcext:value-type="float">
            <text:p>702.538</text:p>
          </table:table-cell>
          <table:table-cell office:value-type="float" office:value="13082.59" calcext:value-type="float">
            <text:p>13082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896321" calcext:value-type="float">
            <text:p>-1.896321</text:p>
          </table:table-cell>
          <table:table-cell office:value-type="float" office:value="6.346257" calcext:value-type="float">
            <text:p>6.346257</text:p>
          </table:table-cell>
          <table:table-cell office:value-type="float" office:value="0" calcext:value-type="float">
            <text:p>0</text:p>
          </table:table-cell>
          <table:table-cell office:value-type="float" office:value="78.508" calcext:value-type="float">
            <text:p>78.508</text:p>
          </table:table-cell>
          <table:table-cell office:value-type="float" office:value="459.8256" calcext:value-type="float">
            <text:p>459.8256</text:p>
          </table:table-cell>
          <table:table-cell office:value-type="float" office:value="0.003971458" calcext:value-type="float">
            <text:p>0.003971458</text:p>
          </table:table-cell>
          <table:table-cell office:value-type="float" office:value="0" calcext:value-type="float">
            <text:p>0</text:p>
          </table:table-cell>
          <table:table-cell office:value-type="float" office:value="0.000001922271" calcext:value-type="float">
            <text:p>1.922271E-06</text:p>
          </table:table-cell>
          <table:table-cell office:value-type="float" office:value="0" calcext:value-type="float">
            <text:p>0</text:p>
          </table:table-cell>
          <table:table-cell office:value-type="float" office:value="-0.002449479" calcext:value-type="float">
            <text:p>-0.002449479</text:p>
          </table:table-cell>
          <table:table-cell office:value-type="float" office:value="370" calcext:value-type="float">
            <text:p>370</text:p>
          </table:table-cell>
          <table:table-cell office:value-type="float" office:value="-1.889902" calcext:value-type="float">
            <text:p>-1.889902</text:p>
          </table:table-cell>
          <table:table-cell office:value-type="float" office:value="0" calcext:value-type="float">
            <text:p>0</text:p>
          </table:table-cell>
          <table:table-cell office:value-type="float" office:value="319.2912" calcext:value-type="float">
            <text:p>319.2912</text:p>
          </table:table-cell>
          <table:table-cell office:value-type="float" office:value="1120.294" calcext:value-type="float">
            <text:p>1120.294</text:p>
          </table:table-cell>
          <table:table-cell office:value-type="float" office:value="1369.409" calcext:value-type="float">
            <text:p>1369.409</text:p>
          </table:table-cell>
          <table:table-cell office:value-type="float" office:value="1287.418" calcext:value-type="float">
            <text:p>1287.418</text:p>
          </table:table-cell>
          <table:table-cell office:value-type="float" office:value="771.6702" calcext:value-type="float">
            <text:p>771.6702</text:p>
          </table:table-cell>
          <table:table-cell office:value-type="float" office:value="1106.124" calcext:value-type="float">
            <text:p>1106.124</text:p>
          </table:table-cell>
          <table:table-cell office:value-type="float" office:value="412.3528" calcext:value-type="float">
            <text:p>412.3528</text:p>
          </table:table-cell>
          <table:table-cell office:value-type="float" office:value="1848.519" calcext:value-type="float">
            <text:p>1848.519</text:p>
          </table:table-cell>
          <table:table-cell office:value-type="float" office:value="2085.852" calcext:value-type="float">
            <text:p>2085.852</text:p>
          </table:table-cell>
          <table:table-cell office:value-type="float" office:value="1667.933" calcext:value-type="float">
            <text:p>1667.933</text:p>
          </table:table-cell>
          <table:table-cell office:value-type="float" office:value="584.6303" calcext:value-type="float">
            <text:p>584.6303</text:p>
          </table:table-cell>
          <table:table-cell office:value-type="float" office:value="573.3252" calcext:value-type="float">
            <text:p>573.3252</text:p>
          </table:table-cell>
          <table:table-cell office:value-type="float" office:value="142.7946" calcext:value-type="float">
            <text:p>142.7946</text:p>
          </table:table-cell>
          <table:table-cell office:value-type="float" office:value="35.69197" calcext:value-type="float">
            <text:p>35.69197</text:p>
          </table:table-cell>
          <table:table-cell office:value-type="float" office:value="0" calcext:value-type="float">
            <text:p>0</text:p>
          </table:table-cell>
          <table:table-cell office:value-type="float" office:value="-0.00000001625314" calcext:value-type="float">
            <text:p>-1.625314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690709" calcext:value-type="float">
            <text:p>-1.690709</text:p>
          </table:table-cell>
          <table:table-cell office:value-type="float" office:value="0" calcext:value-type="float">
            <text:p>0</text:p>
          </table:table-cell>
          <table:table-cell office:value-type="float" office:value="2.870054" calcext:value-type="float">
            <text:p>2.870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4" calcext:value-type="float">
            <text:p>10012004</text:p>
          </table:table-cell>
          <table:table-cell office:value-type="float" office:value="702.4399" calcext:value-type="float">
            <text:p>702.4399</text:p>
          </table:table-cell>
          <table:table-cell office:value-type="float" office:value="13082.59" calcext:value-type="float">
            <text:p>13082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018573" calcext:value-type="float">
            <text:p>-2.018573</text:p>
          </table:table-cell>
          <table:table-cell office:value-type="float" office:value="5.492396" calcext:value-type="float">
            <text:p>5.492396</text:p>
          </table:table-cell>
          <table:table-cell office:value-type="float" office:value="0" calcext:value-type="float">
            <text:p>0</text:p>
          </table:table-cell>
          <table:table-cell office:value-type="float" office:value="78.49826" calcext:value-type="float">
            <text:p>78.49826</text:p>
          </table:table-cell>
          <table:table-cell office:value-type="float" office:value="459.7844" calcext:value-type="float">
            <text:p>459.7844</text:p>
          </table:table-cell>
          <table:table-cell office:value-type="float" office:value="0.004363967" calcext:value-type="float">
            <text:p>0.004363967</text:p>
          </table:table-cell>
          <table:table-cell office:value-type="float" office:value="0" calcext:value-type="float">
            <text:p>0</text:p>
          </table:table-cell>
          <table:table-cell office:value-type="float" office:value="0.000001922481" calcext:value-type="float">
            <text:p>1.922481E-06</text:p>
          </table:table-cell>
          <table:table-cell office:value-type="float" office:value="0" calcext:value-type="float">
            <text:p>0</text:p>
          </table:table-cell>
          <table:table-cell office:value-type="float" office:value="-0.003373972" calcext:value-type="float">
            <text:p>-0.003373972</text:p>
          </table:table-cell>
          <table:table-cell office:value-type="float" office:value="370" calcext:value-type="float">
            <text:p>370</text:p>
          </table:table-cell>
          <table:table-cell office:value-type="float" office:value="-2.010837" calcext:value-type="float">
            <text:p>-2.010837</text:p>
          </table:table-cell>
          <table:table-cell office:value-type="float" office:value="0" calcext:value-type="float">
            <text:p>0</text:p>
          </table:table-cell>
          <table:table-cell office:value-type="float" office:value="319.2979" calcext:value-type="float">
            <text:p>319.2979</text:p>
          </table:table-cell>
          <table:table-cell office:value-type="float" office:value="1120.286" calcext:value-type="float">
            <text:p>1120.286</text:p>
          </table:table-cell>
          <table:table-cell office:value-type="float" office:value="1369.398" calcext:value-type="float">
            <text:p>1369.398</text:p>
          </table:table-cell>
          <table:table-cell office:value-type="float" office:value="1287.408" calcext:value-type="float">
            <text:p>1287.408</text:p>
          </table:table-cell>
          <table:table-cell office:value-type="float" office:value="771.6577" calcext:value-type="float">
            <text:p>771.6577</text:p>
          </table:table-cell>
          <table:table-cell office:value-type="float" office:value="1106.117" calcext:value-type="float">
            <text:p>1106.117</text:p>
          </table:table-cell>
          <table:table-cell office:value-type="float" office:value="412.351" calcext:value-type="float">
            <text:p>412.351</text:p>
          </table:table-cell>
          <table:table-cell office:value-type="float" office:value="1848.516" calcext:value-type="float">
            <text:p>1848.516</text:p>
          </table:table-cell>
          <table:table-cell office:value-type="float" office:value="2085.848" calcext:value-type="float">
            <text:p>2085.848</text:p>
          </table:table-cell>
          <table:table-cell office:value-type="float" office:value="1667.929" calcext:value-type="float">
            <text:p>1667.929</text:p>
          </table:table-cell>
          <table:table-cell office:value-type="float" office:value="584.6288" calcext:value-type="float">
            <text:p>584.6288</text:p>
          </table:table-cell>
          <table:table-cell office:value-type="float" office:value="573.3205" calcext:value-type="float">
            <text:p>573.3205</text:p>
          </table:table-cell>
          <table:table-cell office:value-type="float" office:value="142.7946" calcext:value-type="float">
            <text:p>142.7946</text:p>
          </table:table-cell>
          <table:table-cell office:value-type="float" office:value="35.69197" calcext:value-type="float">
            <text:p>35.69197</text:p>
          </table:table-cell>
          <table:table-cell office:value-type="float" office:value="0" calcext:value-type="float">
            <text:p>0</text:p>
          </table:table-cell>
          <table:table-cell office:value-type="float" office:value="-0.00000001624593" calcext:value-type="float">
            <text:p>-1.624593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794275" calcext:value-type="float">
            <text:p>-1.794275</text:p>
          </table:table-cell>
          <table:table-cell office:value-type="float" office:value="0" calcext:value-type="float">
            <text:p>0</text:p>
          </table:table-cell>
          <table:table-cell office:value-type="float" office:value="2.852688" calcext:value-type="float">
            <text:p>2.852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4" calcext:value-type="float">
            <text:p>11012004</text:p>
          </table:table-cell>
          <table:table-cell office:value-type="float" office:value="702.1172" calcext:value-type="float">
            <text:p>702.1172</text:p>
          </table:table-cell>
          <table:table-cell office:value-type="float" office:value="13082.61" calcext:value-type="float">
            <text:p>13082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4163" calcext:value-type="float">
            <text:p>-2.34163</text:p>
          </table:table-cell>
          <table:table-cell office:value-type="float" office:value="6.292385" calcext:value-type="float">
            <text:p>6.292385</text:p>
          </table:table-cell>
          <table:table-cell office:value-type="float" office:value="0" calcext:value-type="float">
            <text:p>0</text:p>
          </table:table-cell>
          <table:table-cell office:value-type="float" office:value="78.67635" calcext:value-type="float">
            <text:p>78.67635</text:p>
          </table:table-cell>
          <table:table-cell office:value-type="float" office:value="459.5258" calcext:value-type="float">
            <text:p>459.5258</text:p>
          </table:table-cell>
          <table:table-cell office:value-type="float" office:value="0.004815113" calcext:value-type="float">
            <text:p>0.004815113</text:p>
          </table:table-cell>
          <table:table-cell office:value-type="float" office:value="0" calcext:value-type="float">
            <text:p>0</text:p>
          </table:table-cell>
          <table:table-cell office:value-type="float" office:value="0.00000192269" calcext:value-type="float">
            <text:p>1.92269E-06</text:p>
          </table:table-cell>
          <table:table-cell office:value-type="float" office:value="0" calcext:value-type="float">
            <text:p>0</text:p>
          </table:table-cell>
          <table:table-cell office:value-type="float" office:value="-0.00378807" calcext:value-type="float">
            <text:p>-0.00378807</text:p>
          </table:table-cell>
          <table:table-cell office:value-type="float" office:value="370" calcext:value-type="float">
            <text:p>370</text:p>
          </table:table-cell>
          <table:table-cell office:value-type="float" office:value="-2.333029" calcext:value-type="float">
            <text:p>-2.333029</text:p>
          </table:table-cell>
          <table:table-cell office:value-type="float" office:value="0" calcext:value-type="float">
            <text:p>0</text:p>
          </table:table-cell>
          <table:table-cell office:value-type="float" office:value="319.3253" calcext:value-type="float">
            <text:p>319.3253</text:p>
          </table:table-cell>
          <table:table-cell office:value-type="float" office:value="1120.273" calcext:value-type="float">
            <text:p>1120.273</text:p>
          </table:table-cell>
          <table:table-cell office:value-type="float" office:value="1369.386" calcext:value-type="float">
            <text:p>1369.386</text:p>
          </table:table-cell>
          <table:table-cell office:value-type="float" office:value="1287.398" calcext:value-type="float">
            <text:p>1287.398</text:p>
          </table:table-cell>
          <table:table-cell office:value-type="float" office:value="771.6458" calcext:value-type="float">
            <text:p>771.6458</text:p>
          </table:table-cell>
          <table:table-cell office:value-type="float" office:value="1106.11" calcext:value-type="float">
            <text:p>1106.11</text:p>
          </table:table-cell>
          <table:table-cell office:value-type="float" office:value="412.3492" calcext:value-type="float">
            <text:p>412.3492</text:p>
          </table:table-cell>
          <table:table-cell office:value-type="float" office:value="1848.513" calcext:value-type="float">
            <text:p>1848.513</text:p>
          </table:table-cell>
          <table:table-cell office:value-type="float" office:value="2085.845" calcext:value-type="float">
            <text:p>2085.845</text:p>
          </table:table-cell>
          <table:table-cell office:value-type="float" office:value="1667.926" calcext:value-type="float">
            <text:p>1667.926</text:p>
          </table:table-cell>
          <table:table-cell office:value-type="float" office:value="584.6274" calcext:value-type="float">
            <text:p>584.6274</text:p>
          </table:table-cell>
          <table:table-cell office:value-type="float" office:value="573.3159" calcext:value-type="float">
            <text:p>573.3159</text:p>
          </table:table-cell>
          <table:table-cell office:value-type="float" office:value="142.7946" calcext:value-type="float">
            <text:p>142.7946</text:p>
          </table:table-cell>
          <table:table-cell office:value-type="float" office:value="35.69198" calcext:value-type="float">
            <text:p>35.69198</text:p>
          </table:table-cell>
          <table:table-cell office:value-type="float" office:value="0" calcext:value-type="float">
            <text:p>0</text:p>
          </table:table-cell>
          <table:table-cell office:value-type="float" office:value="-0.00000001618611" calcext:value-type="float">
            <text:p>-1.618611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100594" calcext:value-type="float">
            <text:p>-2.100594</text:p>
          </table:table-cell>
          <table:table-cell office:value-type="float" office:value="0" calcext:value-type="float">
            <text:p>0</text:p>
          </table:table-cell>
          <table:table-cell office:value-type="float" office:value="2.83682" calcext:value-type="float">
            <text:p>2.83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4" calcext:value-type="float">
            <text:p>12012004</text:p>
          </table:table-cell>
          <table:table-cell office:value-type="float" office:value="701.8217" calcext:value-type="float">
            <text:p>701.8217</text:p>
          </table:table-cell>
          <table:table-cell office:value-type="float" office:value="13082.63" calcext:value-type="float">
            <text:p>13082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37397" calcext:value-type="float">
            <text:p>-2.637397</text:p>
          </table:table-cell>
          <table:table-cell office:value-type="float" office:value="7.398958" calcext:value-type="float">
            <text:p>7.398958</text:p>
          </table:table-cell>
          <table:table-cell office:value-type="float" office:value="0" calcext:value-type="float">
            <text:p>0</text:p>
          </table:table-cell>
          <table:table-cell office:value-type="float" office:value="78.81311" calcext:value-type="float">
            <text:p>78.81311</text:p>
          </table:table-cell>
          <table:table-cell office:value-type="float" office:value="459.3051" calcext:value-type="float">
            <text:p>459.3051</text:p>
          </table:table-cell>
          <table:table-cell office:value-type="float" office:value="0.005303056" calcext:value-type="float">
            <text:p>0.005303056</text:p>
          </table:table-cell>
          <table:table-cell office:value-type="float" office:value="0" calcext:value-type="float">
            <text:p>0</text:p>
          </table:table-cell>
          <table:table-cell office:value-type="float" office:value="0.00000192269" calcext:value-type="float">
            <text:p>1.92269E-06</text:p>
          </table:table-cell>
          <table:table-cell office:value-type="float" office:value="0" calcext:value-type="float">
            <text:p>0</text:p>
          </table:table-cell>
          <table:table-cell office:value-type="float" office:value="-0.00378807" calcext:value-type="float">
            <text:p>-0.00378807</text:p>
          </table:table-cell>
          <table:table-cell office:value-type="float" office:value="370" calcext:value-type="float">
            <text:p>370</text:p>
          </table:table-cell>
          <table:table-cell office:value-type="float" office:value="-2.628308" calcext:value-type="float">
            <text:p>-2.628308</text:p>
          </table:table-cell>
          <table:table-cell office:value-type="float" office:value="0" calcext:value-type="float">
            <text:p>0</text:p>
          </table:table-cell>
          <table:table-cell office:value-type="float" office:value="319.3464" calcext:value-type="float">
            <text:p>319.3464</text:p>
          </table:table-cell>
          <table:table-cell office:value-type="float" office:value="1120.256" calcext:value-type="float">
            <text:p>1120.256</text:p>
          </table:table-cell>
          <table:table-cell office:value-type="float" office:value="1369.37" calcext:value-type="float">
            <text:p>1369.37</text:p>
          </table:table-cell>
          <table:table-cell office:value-type="float" office:value="1287.386" calcext:value-type="float">
            <text:p>1287.386</text:p>
          </table:table-cell>
          <table:table-cell office:value-type="float" office:value="771.6336" calcext:value-type="float">
            <text:p>771.6336</text:p>
          </table:table-cell>
          <table:table-cell office:value-type="float" office:value="1106.103" calcext:value-type="float">
            <text:p>1106.103</text:p>
          </table:table-cell>
          <table:table-cell office:value-type="float" office:value="412.3474" calcext:value-type="float">
            <text:p>412.3474</text:p>
          </table:table-cell>
          <table:table-cell office:value-type="float" office:value="1848.511" calcext:value-type="float">
            <text:p>1848.511</text:p>
          </table:table-cell>
          <table:table-cell office:value-type="float" office:value="2085.841" calcext:value-type="float">
            <text:p>2085.841</text:p>
          </table:table-cell>
          <table:table-cell office:value-type="float" office:value="1667.923" calcext:value-type="float">
            <text:p>1667.923</text:p>
          </table:table-cell>
          <table:table-cell office:value-type="float" office:value="584.626" calcext:value-type="float">
            <text:p>584.626</text:p>
          </table:table-cell>
          <table:table-cell office:value-type="float" office:value="573.3113" calcext:value-type="float">
            <text:p>573.3113</text:p>
          </table:table-cell>
          <table:table-cell office:value-type="float" office:value="142.7946" calcext:value-type="float">
            <text:p>142.7946</text:p>
          </table:table-cell>
          <table:table-cell office:value-type="float" office:value="35.69198" calcext:value-type="float">
            <text:p>35.69198</text:p>
          </table:table-cell>
          <table:table-cell office:value-type="float" office:value="0" calcext:value-type="float">
            <text:p>0</text:p>
          </table:table-cell>
          <table:table-cell office:value-type="float" office:value="-0.00000001601102" calcext:value-type="float">
            <text:p>-1.601102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38224" calcext:value-type="float">
            <text:p>-2.38224</text:p>
          </table:table-cell>
          <table:table-cell office:value-type="float" office:value="0" calcext:value-type="float">
            <text:p>0</text:p>
          </table:table-cell>
          <table:table-cell office:value-type="float" office:value="2.823208" calcext:value-type="float">
            <text:p>2.823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4" calcext:value-type="float">
            <text:p>13012004</text:p>
          </table:table-cell>
          <table:table-cell office:value-type="float" office:value="701.5995" calcext:value-type="float">
            <text:p>701.5995</text:p>
          </table:table-cell>
          <table:table-cell office:value-type="float" office:value="13082.63" calcext:value-type="float">
            <text:p>13082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66504" calcext:value-type="float">
            <text:p>-2.866504</text:p>
          </table:table-cell>
          <table:table-cell office:value-type="float" office:value="8.319696" calcext:value-type="float">
            <text:p>8.319696</text:p>
          </table:table-cell>
          <table:table-cell office:value-type="float" office:value="0" calcext:value-type="float">
            <text:p>0</text:p>
          </table:table-cell>
          <table:table-cell office:value-type="float" office:value="78.87639" calcext:value-type="float">
            <text:p>78.87639</text:p>
          </table:table-cell>
          <table:table-cell office:value-type="float" office:value="459.1625" calcext:value-type="float">
            <text:p>459.1625</text:p>
          </table:table-cell>
          <table:table-cell office:value-type="float" office:value="0.005799191" calcext:value-type="float">
            <text:p>0.005799191</text:p>
          </table:table-cell>
          <table:table-cell office:value-type="float" office:value="0" calcext:value-type="float">
            <text:p>0</text:p>
          </table:table-cell>
          <table:table-cell office:value-type="float" office:value="0.00000192269" calcext:value-type="float">
            <text:p>1.92269E-06</text:p>
          </table:table-cell>
          <table:table-cell office:value-type="float" office:value="0" calcext:value-type="float">
            <text:p>0</text:p>
          </table:table-cell>
          <table:table-cell office:value-type="float" office:value="-0.00378807" calcext:value-type="float">
            <text:p>-0.00378807</text:p>
          </table:table-cell>
          <table:table-cell office:value-type="float" office:value="370" calcext:value-type="float">
            <text:p>370</text:p>
          </table:table-cell>
          <table:table-cell office:value-type="float" office:value="-2.856918" calcext:value-type="float">
            <text:p>-2.856918</text:p>
          </table:table-cell>
          <table:table-cell office:value-type="float" office:value="0" calcext:value-type="float">
            <text:p>0</text:p>
          </table:table-cell>
          <table:table-cell office:value-type="float" office:value="319.3601" calcext:value-type="float">
            <text:p>319.3601</text:p>
          </table:table-cell>
          <table:table-cell office:value-type="float" office:value="1120.239" calcext:value-type="float">
            <text:p>1120.239</text:p>
          </table:table-cell>
          <table:table-cell office:value-type="float" office:value="1369.352" calcext:value-type="float">
            <text:p>1369.352</text:p>
          </table:table-cell>
          <table:table-cell office:value-type="float" office:value="1287.374" calcext:value-type="float">
            <text:p>1287.374</text:p>
          </table:table-cell>
          <table:table-cell office:value-type="float" office:value="771.6212" calcext:value-type="float">
            <text:p>771.6212</text:p>
          </table:table-cell>
          <table:table-cell office:value-type="float" office:value="1106.095" calcext:value-type="float">
            <text:p>1106.095</text:p>
          </table:table-cell>
          <table:table-cell office:value-type="float" office:value="412.3456" calcext:value-type="float">
            <text:p>412.3456</text:p>
          </table:table-cell>
          <table:table-cell office:value-type="float" office:value="1848.508" calcext:value-type="float">
            <text:p>1848.508</text:p>
          </table:table-cell>
          <table:table-cell office:value-type="float" office:value="2085.838" calcext:value-type="float">
            <text:p>2085.838</text:p>
          </table:table-cell>
          <table:table-cell office:value-type="float" office:value="1667.92" calcext:value-type="float">
            <text:p>1667.92</text:p>
          </table:table-cell>
          <table:table-cell office:value-type="float" office:value="584.6246" calcext:value-type="float">
            <text:p>584.6246</text:p>
          </table:table-cell>
          <table:table-cell office:value-type="float" office:value="573.3068" calcext:value-type="float">
            <text:p>573.3068</text:p>
          </table:table-cell>
          <table:table-cell office:value-type="float" office:value="142.7946" calcext:value-type="float">
            <text:p>142.7946</text:p>
          </table:table-cell>
          <table:table-cell office:value-type="float" office:value="35.69197" calcext:value-type="float">
            <text:p>35.69197</text:p>
          </table:table-cell>
          <table:table-cell office:value-type="float" office:value="0" calcext:value-type="float">
            <text:p>0</text:p>
          </table:table-cell>
          <table:table-cell office:value-type="float" office:value="-0.00000001573782" calcext:value-type="float">
            <text:p>-1.573782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5964" calcext:value-type="float">
            <text:p>-2.5964</text:p>
          </table:table-cell>
          <table:table-cell office:value-type="float" office:value="0" calcext:value-type="float">
            <text:p>0</text:p>
          </table:table-cell>
          <table:table-cell office:value-type="float" office:value="2.80878" calcext:value-type="float">
            <text:p>2.80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4" calcext:value-type="float">
            <text:p>14012004</text:p>
          </table:table-cell>
          <table:table-cell office:value-type="float" office:value="701.3295" calcext:value-type="float">
            <text:p>701.3295</text:p>
          </table:table-cell>
          <table:table-cell office:value-type="float" office:value="13082.65" calcext:value-type="float">
            <text:p>13082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138816" calcext:value-type="float">
            <text:p>-3.138816</text:p>
          </table:table-cell>
          <table:table-cell office:value-type="float" office:value="9.791463" calcext:value-type="float">
            <text:p>9.791463</text:p>
          </table:table-cell>
          <table:table-cell office:value-type="float" office:value="0" calcext:value-type="float">
            <text:p>0</text:p>
          </table:table-cell>
          <table:table-cell office:value-type="float" office:value="78.97771" calcext:value-type="float">
            <text:p>78.97771</text:p>
          </table:table-cell>
          <table:table-cell office:value-type="float" office:value="458.975" calcext:value-type="float">
            <text:p>458.975</text:p>
          </table:table-cell>
          <table:table-cell office:value-type="float" office:value="0.006300414" calcext:value-type="float">
            <text:p>0.006300414</text:p>
          </table:table-cell>
          <table:table-cell office:value-type="float" office:value="0" calcext:value-type="float">
            <text:p>0</text:p>
          </table:table-cell>
          <table:table-cell office:value-type="float" office:value="0.00000192269" calcext:value-type="float">
            <text:p>1.92269E-06</text:p>
          </table:table-cell>
          <table:table-cell office:value-type="float" office:value="0" calcext:value-type="float">
            <text:p>0</text:p>
          </table:table-cell>
          <table:table-cell office:value-type="float" office:value="-0.00378807" calcext:value-type="float">
            <text:p>-0.00378807</text:p>
          </table:table-cell>
          <table:table-cell office:value-type="float" office:value="370" calcext:value-type="float">
            <text:p>370</text:p>
          </table:table-cell>
          <table:table-cell office:value-type="float" office:value="-3.12873" calcext:value-type="float">
            <text:p>-3.12873</text:p>
          </table:table-cell>
          <table:table-cell office:value-type="float" office:value="0" calcext:value-type="float">
            <text:p>0</text:p>
          </table:table-cell>
          <table:table-cell office:value-type="float" office:value="319.378" calcext:value-type="float">
            <text:p>319.378</text:p>
          </table:table-cell>
          <table:table-cell office:value-type="float" office:value="1120.22" calcext:value-type="float">
            <text:p>1120.22</text:p>
          </table:table-cell>
          <table:table-cell office:value-type="float" office:value="1369.333" calcext:value-type="float">
            <text:p>1369.333</text:p>
          </table:table-cell>
          <table:table-cell office:value-type="float" office:value="1287.361" calcext:value-type="float">
            <text:p>1287.361</text:p>
          </table:table-cell>
          <table:table-cell office:value-type="float" office:value="771.6084" calcext:value-type="float">
            <text:p>771.6084</text:p>
          </table:table-cell>
          <table:table-cell office:value-type="float" office:value="1106.088" calcext:value-type="float">
            <text:p>1106.088</text:p>
          </table:table-cell>
          <table:table-cell office:value-type="float" office:value="412.3437" calcext:value-type="float">
            <text:p>412.3437</text:p>
          </table:table-cell>
          <table:table-cell office:value-type="float" office:value="1848.505" calcext:value-type="float">
            <text:p>1848.505</text:p>
          </table:table-cell>
          <table:table-cell office:value-type="float" office:value="2085.834" calcext:value-type="float">
            <text:p>2085.834</text:p>
          </table:table-cell>
          <table:table-cell office:value-type="float" office:value="1667.917" calcext:value-type="float">
            <text:p>1667.917</text:p>
          </table:table-cell>
          <table:table-cell office:value-type="float" office:value="584.6232" calcext:value-type="float">
            <text:p>584.6232</text:p>
          </table:table-cell>
          <table:table-cell office:value-type="float" office:value="573.3024" calcext:value-type="float">
            <text:p>573.3024</text:p>
          </table:table-cell>
          <table:table-cell office:value-type="float" office:value="142.7945" calcext:value-type="float">
            <text:p>142.7945</text:p>
          </table:table-cell>
          <table:table-cell office:value-type="float" office:value="35.69197" calcext:value-type="float">
            <text:p>35.69197</text:p>
          </table:table-cell>
          <table:table-cell office:value-type="float" office:value="0" calcext:value-type="float">
            <text:p>0</text:p>
          </table:table-cell>
          <table:table-cell office:value-type="float" office:value="-0.00000001546399" calcext:value-type="float">
            <text:p>-1.546399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853776" calcext:value-type="float">
            <text:p>-2.853776</text:p>
          </table:table-cell>
          <table:table-cell office:value-type="float" office:value="0" calcext:value-type="float">
            <text:p>0</text:p>
          </table:table-cell>
          <table:table-cell office:value-type="float" office:value="2.794367" calcext:value-type="float">
            <text:p>2.794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4" calcext:value-type="float">
            <text:p>15012004</text:p>
          </table:table-cell>
          <table:table-cell office:value-type="float" office:value="701.0806" calcext:value-type="float">
            <text:p>701.0806</text:p>
          </table:table-cell>
          <table:table-cell office:value-type="float" office:value="13082.66" calcext:value-type="float">
            <text:p>13082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392824" calcext:value-type="float">
            <text:p>-3.392824</text:p>
          </table:table-cell>
          <table:table-cell office:value-type="float" office:value="10.03978" calcext:value-type="float">
            <text:p>10.03978</text:p>
          </table:table-cell>
          <table:table-cell office:value-type="float" office:value="0" calcext:value-type="float">
            <text:p>0</text:p>
          </table:table-cell>
          <table:table-cell office:value-type="float" office:value="79.05573" calcext:value-type="float">
            <text:p>79.05573</text:p>
          </table:table-cell>
          <table:table-cell office:value-type="float" office:value="458.8074" calcext:value-type="float">
            <text:p>458.8074</text:p>
          </table:table-cell>
          <table:table-cell office:value-type="float" office:value="0.006801744" calcext:value-type="float">
            <text:p>0.006801744</text:p>
          </table:table-cell>
          <table:table-cell office:value-type="float" office:value="0" calcext:value-type="float">
            <text:p>0</text:p>
          </table:table-cell>
          <table:table-cell office:value-type="float" office:value="0.00000192269" calcext:value-type="float">
            <text:p>1.92269E-06</text:p>
          </table:table-cell>
          <table:table-cell office:value-type="float" office:value="0" calcext:value-type="float">
            <text:p>0</text:p>
          </table:table-cell>
          <table:table-cell office:value-type="float" office:value="-0.00378807" calcext:value-type="float">
            <text:p>-0.00378807</text:p>
          </table:table-cell>
          <table:table-cell office:value-type="float" office:value="370" calcext:value-type="float">
            <text:p>370</text:p>
          </table:table-cell>
          <table:table-cell office:value-type="float" office:value="-3.382236" calcext:value-type="float">
            <text:p>-3.382236</text:p>
          </table:table-cell>
          <table:table-cell office:value-type="float" office:value="0" calcext:value-type="float">
            <text:p>0</text:p>
          </table:table-cell>
          <table:table-cell office:value-type="float" office:value="319.3959" calcext:value-type="float">
            <text:p>319.3959</text:p>
          </table:table-cell>
          <table:table-cell office:value-type="float" office:value="1120.203" calcext:value-type="float">
            <text:p>1120.203</text:p>
          </table:table-cell>
          <table:table-cell office:value-type="float" office:value="1369.314" calcext:value-type="float">
            <text:p>1369.314</text:p>
          </table:table-cell>
          <table:table-cell office:value-type="float" office:value="1287.346" calcext:value-type="float">
            <text:p>1287.346</text:p>
          </table:table-cell>
          <table:table-cell office:value-type="float" office:value="771.5955" calcext:value-type="float">
            <text:p>771.5955</text:p>
          </table:table-cell>
          <table:table-cell office:value-type="float" office:value="1106.081" calcext:value-type="float">
            <text:p>1106.081</text:p>
          </table:table-cell>
          <table:table-cell office:value-type="float" office:value="412.3419" calcext:value-type="float">
            <text:p>412.3419</text:p>
          </table:table-cell>
          <table:table-cell office:value-type="float" office:value="1848.503" calcext:value-type="float">
            <text:p>1848.503</text:p>
          </table:table-cell>
          <table:table-cell office:value-type="float" office:value="2085.831" calcext:value-type="float">
            <text:p>2085.831</text:p>
          </table:table-cell>
          <table:table-cell office:value-type="float" office:value="1667.914" calcext:value-type="float">
            <text:p>1667.914</text:p>
          </table:table-cell>
          <table:table-cell office:value-type="float" office:value="584.6218" calcext:value-type="float">
            <text:p>584.6218</text:p>
          </table:table-cell>
          <table:table-cell office:value-type="float" office:value="573.298" calcext:value-type="float">
            <text:p>573.298</text:p>
          </table:table-cell>
          <table:table-cell office:value-type="float" office:value="142.7945" calcext:value-type="float">
            <text:p>142.7945</text:p>
          </table:table-cell>
          <table:table-cell office:value-type="float" office:value="35.69197" calcext:value-type="float">
            <text:p>35.69197</text:p>
          </table:table-cell>
          <table:table-cell office:value-type="float" office:value="0" calcext:value-type="float">
            <text:p>0</text:p>
          </table:table-cell>
          <table:table-cell office:value-type="float" office:value="-0.00000001550762" calcext:value-type="float">
            <text:p>-1.550762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091529" calcext:value-type="float">
            <text:p>-3.091529</text:p>
          </table:table-cell>
          <table:table-cell office:value-type="float" office:value="0" calcext:value-type="float">
            <text:p>0</text:p>
          </table:table-cell>
          <table:table-cell office:value-type="float" office:value="2.778623" calcext:value-type="float">
            <text:p>2.778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4" calcext:value-type="float">
            <text:p>16012004</text:p>
          </table:table-cell>
          <table:table-cell office:value-type="float" office:value="700.915" calcext:value-type="float">
            <text:p>700.915</text:p>
          </table:table-cell>
          <table:table-cell office:value-type="float" office:value="13082.66" calcext:value-type="float">
            <text:p>13082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67894" calcext:value-type="float">
            <text:p>-3.567894</text:p>
          </table:table-cell>
          <table:table-cell office:value-type="float" office:value="9.724094" calcext:value-type="float">
            <text:p>9.724094</text:p>
          </table:table-cell>
          <table:table-cell office:value-type="float" office:value="0" calcext:value-type="float">
            <text:p>0</text:p>
          </table:table-cell>
          <table:table-cell office:value-type="float" office:value="79.06596" calcext:value-type="float">
            <text:p>79.06596</text:p>
          </table:table-cell>
          <table:table-cell office:value-type="float" office:value="458.7209" calcext:value-type="float">
            <text:p>458.7209</text:p>
          </table:table-cell>
          <table:table-cell office:value-type="float" office:value="0.007303523" calcext:value-type="float">
            <text:p>0.007303523</text:p>
          </table:table-cell>
          <table:table-cell office:value-type="float" office:value="0" calcext:value-type="float">
            <text:p>0</text:p>
          </table:table-cell>
          <table:table-cell office:value-type="float" office:value="0.000001924616" calcext:value-type="float">
            <text:p>1.924616E-06</text:p>
          </table:table-cell>
          <table:table-cell office:value-type="float" office:value="0" calcext:value-type="float">
            <text:p>0</text:p>
          </table:table-cell>
          <table:table-cell office:value-type="float" office:value="-0.00378807" calcext:value-type="float">
            <text:p>-0.00378807</text:p>
          </table:table-cell>
          <table:table-cell office:value-type="float" office:value="370" calcext:value-type="float">
            <text:p>370</text:p>
          </table:table-cell>
          <table:table-cell office:value-type="float" office:value="-3.556804" calcext:value-type="float">
            <text:p>-3.556804</text:p>
          </table:table-cell>
          <table:table-cell office:value-type="float" office:value="0" calcext:value-type="float">
            <text:p>0</text:p>
          </table:table-cell>
          <table:table-cell office:value-type="float" office:value="319.4099" calcext:value-type="float">
            <text:p>319.4099</text:p>
          </table:table-cell>
          <table:table-cell office:value-type="float" office:value="1120.186" calcext:value-type="float">
            <text:p>1120.186</text:p>
          </table:table-cell>
          <table:table-cell office:value-type="float" office:value="1369.294" calcext:value-type="float">
            <text:p>1369.294</text:p>
          </table:table-cell>
          <table:table-cell office:value-type="float" office:value="1287.33" calcext:value-type="float">
            <text:p>1287.33</text:p>
          </table:table-cell>
          <table:table-cell office:value-type="float" office:value="771.5823" calcext:value-type="float">
            <text:p>771.5823</text:p>
          </table:table-cell>
          <table:table-cell office:value-type="float" office:value="1106.074" calcext:value-type="float">
            <text:p>1106.074</text:p>
          </table:table-cell>
          <table:table-cell office:value-type="float" office:value="412.3401" calcext:value-type="float">
            <text:p>412.3401</text:p>
          </table:table-cell>
          <table:table-cell office:value-type="float" office:value="1848.5" calcext:value-type="float">
            <text:p>1848.5</text:p>
          </table:table-cell>
          <table:table-cell office:value-type="float" office:value="2085.827" calcext:value-type="float">
            <text:p>2085.827</text:p>
          </table:table-cell>
          <table:table-cell office:value-type="float" office:value="1667.911" calcext:value-type="float">
            <text:p>1667.911</text:p>
          </table:table-cell>
          <table:table-cell office:value-type="float" office:value="584.6205" calcext:value-type="float">
            <text:p>584.6205</text:p>
          </table:table-cell>
          <table:table-cell office:value-type="float" office:value="573.2938" calcext:value-type="float">
            <text:p>573.2938</text:p>
          </table:table-cell>
          <table:table-cell office:value-type="float" office:value="142.7945" calcext:value-type="float">
            <text:p>142.7945</text:p>
          </table:table-cell>
          <table:table-cell office:value-type="float" office:value="35.69196" calcext:value-type="float">
            <text:p>35.69196</text:p>
          </table:table-cell>
          <table:table-cell office:value-type="float" office:value="0" calcext:value-type="float">
            <text:p>0</text:p>
          </table:table-cell>
          <table:table-cell office:value-type="float" office:value="-0.00000001550481" calcext:value-type="float">
            <text:p>-1.550481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252373" calcext:value-type="float">
            <text:p>-3.252373</text:p>
          </table:table-cell>
          <table:table-cell office:value-type="float" office:value="0" calcext:value-type="float">
            <text:p>0</text:p>
          </table:table-cell>
          <table:table-cell office:value-type="float" office:value="2.764907" calcext:value-type="float">
            <text:p>2.764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4" calcext:value-type="float">
            <text:p>17012004</text:p>
          </table:table-cell>
          <table:table-cell office:value-type="float" office:value="700.781" calcext:value-type="float">
            <text:p>700.781</text:p>
          </table:table-cell>
          <table:table-cell office:value-type="float" office:value="13082.66" calcext:value-type="float">
            <text:p>13082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716843" calcext:value-type="float">
            <text:p>-3.716843</text:p>
          </table:table-cell>
          <table:table-cell office:value-type="float" office:value="10.60972" calcext:value-type="float">
            <text:p>10.60972</text:p>
          </table:table-cell>
          <table:table-cell office:value-type="float" office:value="0" calcext:value-type="float">
            <text:p>0</text:p>
          </table:table-cell>
          <table:table-cell office:value-type="float" office:value="79.05574" calcext:value-type="float">
            <text:p>79.05574</text:p>
          </table:table-cell>
          <table:table-cell office:value-type="float" office:value="458.6686" calcext:value-type="float">
            <text:p>458.6686</text:p>
          </table:table-cell>
          <table:table-cell office:value-type="float" office:value="0.007804444" calcext:value-type="float">
            <text:p>0.007804444</text:p>
          </table:table-cell>
          <table:table-cell office:value-type="float" office:value="0" calcext:value-type="float">
            <text:p>0</text:p>
          </table:table-cell>
          <table:table-cell office:value-type="float" office:value="0.00000192476" calcext:value-type="float">
            <text:p>1.92476E-06</text:p>
          </table:table-cell>
          <table:table-cell office:value-type="float" office:value="0" calcext:value-type="float">
            <text:p>0</text:p>
          </table:table-cell>
          <table:table-cell office:value-type="float" office:value="-0.00378807" calcext:value-type="float">
            <text:p>-0.00378807</text:p>
          </table:table-cell>
          <table:table-cell office:value-type="float" office:value="370" calcext:value-type="float">
            <text:p>370</text:p>
          </table:table-cell>
          <table:table-cell office:value-type="float" office:value="-3.705252" calcext:value-type="float">
            <text:p>-3.705252</text:p>
          </table:table-cell>
          <table:table-cell office:value-type="float" office:value="0" calcext:value-type="float">
            <text:p>0</text:p>
          </table:table-cell>
          <table:table-cell office:value-type="float" office:value="319.4178" calcext:value-type="float">
            <text:p>319.4178</text:p>
          </table:table-cell>
          <table:table-cell office:value-type="float" office:value="1120.168" calcext:value-type="float">
            <text:p>1120.168</text:p>
          </table:table-cell>
          <table:table-cell office:value-type="float" office:value="1369.274" calcext:value-type="float">
            <text:p>1369.274</text:p>
          </table:table-cell>
          <table:table-cell office:value-type="float" office:value="1287.314" calcext:value-type="float">
            <text:p>1287.314</text:p>
          </table:table-cell>
          <table:table-cell office:value-type="float" office:value="771.5693" calcext:value-type="float">
            <text:p>771.5693</text:p>
          </table:table-cell>
          <table:table-cell office:value-type="float" office:value="1106.067" calcext:value-type="float">
            <text:p>1106.067</text:p>
          </table:table-cell>
          <table:table-cell office:value-type="float" office:value="412.3383" calcext:value-type="float">
            <text:p>412.3383</text:p>
          </table:table-cell>
          <table:table-cell office:value-type="float" office:value="1848.498" calcext:value-type="float">
            <text:p>1848.498</text:p>
          </table:table-cell>
          <table:table-cell office:value-type="float" office:value="2085.824" calcext:value-type="float">
            <text:p>2085.824</text:p>
          </table:table-cell>
          <table:table-cell office:value-type="float" office:value="1667.909" calcext:value-type="float">
            <text:p>1667.909</text:p>
          </table:table-cell>
          <table:table-cell office:value-type="float" office:value="584.6191" calcext:value-type="float">
            <text:p>584.6191</text:p>
          </table:table-cell>
          <table:table-cell office:value-type="float" office:value="573.2895" calcext:value-type="float">
            <text:p>573.2895</text:p>
          </table:table-cell>
          <table:table-cell office:value-type="float" office:value="142.7945" calcext:value-type="float">
            <text:p>142.7945</text:p>
          </table:table-cell>
          <table:table-cell office:value-type="float" office:value="35.69196" calcext:value-type="float">
            <text:p>35.69196</text:p>
          </table:table-cell>
          <table:table-cell office:value-type="float" office:value="0" calcext:value-type="float">
            <text:p>0</text:p>
          </table:table-cell>
          <table:table-cell office:value-type="float" office:value="-0.00000001509686" calcext:value-type="float">
            <text:p>-1.509686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38646" calcext:value-type="float">
            <text:p>-3.38646</text:p>
          </table:table-cell>
          <table:table-cell office:value-type="float" office:value="0" calcext:value-type="float">
            <text:p>0</text:p>
          </table:table-cell>
          <table:table-cell office:value-type="float" office:value="2.750546" calcext:value-type="float">
            <text:p>2.750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4" calcext:value-type="float">
            <text:p>18012004</text:p>
          </table:table-cell>
          <table:table-cell office:value-type="float" office:value="700.6808" calcext:value-type="float">
            <text:p>700.6808</text:p>
          </table:table-cell>
          <table:table-cell office:value-type="float" office:value="13082.66" calcext:value-type="float">
            <text:p>13082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842121" calcext:value-type="float">
            <text:p>-3.842121</text:p>
          </table:table-cell>
          <table:table-cell office:value-type="float" office:value="12.11723" calcext:value-type="float">
            <text:p>12.11723</text:p>
          </table:table-cell>
          <table:table-cell office:value-type="float" office:value="0" calcext:value-type="float">
            <text:p>0</text:p>
          </table:table-cell>
          <table:table-cell office:value-type="float" office:value="79.03032" calcext:value-type="float">
            <text:p>79.03032</text:p>
          </table:table-cell>
          <table:table-cell office:value-type="float" office:value="458.6436" calcext:value-type="float">
            <text:p>458.6436</text:p>
          </table:table-cell>
          <table:table-cell office:value-type="float" office:value="0.008300004" calcext:value-type="float">
            <text:p>0.008300004</text:p>
          </table:table-cell>
          <table:table-cell office:value-type="float" office:value="0" calcext:value-type="float">
            <text:p>0</text:p>
          </table:table-cell>
          <table:table-cell office:value-type="float" office:value="0.00000192476" calcext:value-type="float">
            <text:p>1.92476E-06</text:p>
          </table:table-cell>
          <table:table-cell office:value-type="float" office:value="0" calcext:value-type="float">
            <text:p>0</text:p>
          </table:table-cell>
          <table:table-cell office:value-type="float" office:value="-0.00378807" calcext:value-type="float">
            <text:p>-0.00378807</text:p>
          </table:table-cell>
          <table:table-cell office:value-type="float" office:value="370" calcext:value-type="float">
            <text:p>370</text:p>
          </table:table-cell>
          <table:table-cell office:value-type="float" office:value="-3.830034" calcext:value-type="float">
            <text:p>-3.830034</text:p>
          </table:table-cell>
          <table:table-cell office:value-type="float" office:value="0" calcext:value-type="float">
            <text:p>0</text:p>
          </table:table-cell>
          <table:table-cell office:value-type="float" office:value="319.4239" calcext:value-type="float">
            <text:p>319.4239</text:p>
          </table:table-cell>
          <table:table-cell office:value-type="float" office:value="1120.154" calcext:value-type="float">
            <text:p>1120.154</text:p>
          </table:table-cell>
          <table:table-cell office:value-type="float" office:value="1369.254" calcext:value-type="float">
            <text:p>1369.254</text:p>
          </table:table-cell>
          <table:table-cell office:value-type="float" office:value="1287.298" calcext:value-type="float">
            <text:p>1287.298</text:p>
          </table:table-cell>
          <table:table-cell office:value-type="float" office:value="771.5564" calcext:value-type="float">
            <text:p>771.5564</text:p>
          </table:table-cell>
          <table:table-cell office:value-type="float" office:value="1106.059" calcext:value-type="float">
            <text:p>1106.059</text:p>
          </table:table-cell>
          <table:table-cell office:value-type="float" office:value="412.3365" calcext:value-type="float">
            <text:p>412.3365</text:p>
          </table:table-cell>
          <table:table-cell office:value-type="float" office:value="1848.495" calcext:value-type="float">
            <text:p>1848.495</text:p>
          </table:table-cell>
          <table:table-cell office:value-type="float" office:value="2085.82" calcext:value-type="float">
            <text:p>2085.82</text:p>
          </table:table-cell>
          <table:table-cell office:value-type="float" office:value="1667.906" calcext:value-type="float">
            <text:p>1667.906</text:p>
          </table:table-cell>
          <table:table-cell office:value-type="float" office:value="584.6179" calcext:value-type="float">
            <text:p>584.6179</text:p>
          </table:table-cell>
          <table:table-cell office:value-type="float" office:value="573.2853" calcext:value-type="float">
            <text:p>573.2853</text:p>
          </table:table-cell>
          <table:table-cell office:value-type="float" office:value="142.7945" calcext:value-type="float">
            <text:p>142.7945</text:p>
          </table:table-cell>
          <table:table-cell office:value-type="float" office:value="35.69196" calcext:value-type="float">
            <text:p>35.69196</text:p>
          </table:table-cell>
          <table:table-cell office:value-type="float" office:value="0" calcext:value-type="float">
            <text:p>0</text:p>
          </table:table-cell>
          <table:table-cell office:value-type="float" office:value="-0.00000001436014" calcext:value-type="float">
            <text:p>-1.436014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491265" calcext:value-type="float">
            <text:p>-3.491265</text:p>
          </table:table-cell>
          <table:table-cell office:value-type="float" office:value="0" calcext:value-type="float">
            <text:p>0</text:p>
          </table:table-cell>
          <table:table-cell office:value-type="float" office:value="2.730564" calcext:value-type="float">
            <text:p>2.730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4" calcext:value-type="float">
            <text:p>19012004</text:p>
          </table:table-cell>
          <table:table-cell office:value-type="float" office:value="700.6041" calcext:value-type="float">
            <text:p>700.6041</text:p>
          </table:table-cell>
          <table:table-cell office:value-type="float" office:value="13082.65" calcext:value-type="float">
            <text:p>13082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944942" calcext:value-type="float">
            <text:p>-3.944942</text:p>
          </table:table-cell>
          <table:table-cell office:value-type="float" office:value="11.84937" calcext:value-type="float">
            <text:p>11.84937</text:p>
          </table:table-cell>
          <table:table-cell office:value-type="float" office:value="0" calcext:value-type="float">
            <text:p>0</text:p>
          </table:table-cell>
          <table:table-cell office:value-type="float" office:value="79.00014" calcext:value-type="float">
            <text:p>79.00014</text:p>
          </table:table-cell>
          <table:table-cell office:value-type="float" office:value="458.6313" calcext:value-type="float">
            <text:p>458.6313</text:p>
          </table:table-cell>
          <table:table-cell office:value-type="float" office:value="0.00874268" calcext:value-type="float">
            <text:p>0.00874268</text:p>
          </table:table-cell>
          <table:table-cell office:value-type="float" office:value="0" calcext:value-type="float">
            <text:p>0</text:p>
          </table:table-cell>
          <table:table-cell office:value-type="float" office:value="0.00000192476" calcext:value-type="float">
            <text:p>1.92476E-06</text:p>
          </table:table-cell>
          <table:table-cell office:value-type="float" office:value="0" calcext:value-type="float">
            <text:p>0</text:p>
          </table:table-cell>
          <table:table-cell office:value-type="float" office:value="-0.00378807" calcext:value-type="float">
            <text:p>-0.00378807</text:p>
          </table:table-cell>
          <table:table-cell office:value-type="float" office:value="370" calcext:value-type="float">
            <text:p>370</text:p>
          </table:table-cell>
          <table:table-cell office:value-type="float" office:value="-3.932413" calcext:value-type="float">
            <text:p>-3.932413</text:p>
          </table:table-cell>
          <table:table-cell office:value-type="float" office:value="0" calcext:value-type="float">
            <text:p>0</text:p>
          </table:table-cell>
          <table:table-cell office:value-type="float" office:value="319.4285" calcext:value-type="float">
            <text:p>319.4285</text:p>
          </table:table-cell>
          <table:table-cell office:value-type="float" office:value="1120.145" calcext:value-type="float">
            <text:p>1120.145</text:p>
          </table:table-cell>
          <table:table-cell office:value-type="float" office:value="1369.24" calcext:value-type="float">
            <text:p>1369.24</text:p>
          </table:table-cell>
          <table:table-cell office:value-type="float" office:value="1287.282" calcext:value-type="float">
            <text:p>1287.282</text:p>
          </table:table-cell>
          <table:table-cell office:value-type="float" office:value="771.5438" calcext:value-type="float">
            <text:p>771.5438</text:p>
          </table:table-cell>
          <table:table-cell office:value-type="float" office:value="1106.052" calcext:value-type="float">
            <text:p>1106.052</text:p>
          </table:table-cell>
          <table:table-cell office:value-type="float" office:value="412.3347" calcext:value-type="float">
            <text:p>412.3347</text:p>
          </table:table-cell>
          <table:table-cell office:value-type="float" office:value="1848.492" calcext:value-type="float">
            <text:p>1848.492</text:p>
          </table:table-cell>
          <table:table-cell office:value-type="float" office:value="2085.817" calcext:value-type="float">
            <text:p>2085.817</text:p>
          </table:table-cell>
          <table:table-cell office:value-type="float" office:value="1667.903" calcext:value-type="float">
            <text:p>1667.903</text:p>
          </table:table-cell>
          <table:table-cell office:value-type="float" office:value="584.6166" calcext:value-type="float">
            <text:p>584.6166</text:p>
          </table:table-cell>
          <table:table-cell office:value-type="float" office:value="573.2812" calcext:value-type="float">
            <text:p>573.2812</text:p>
          </table:table-cell>
          <table:table-cell office:value-type="float" office:value="142.7945" calcext:value-type="float">
            <text:p>142.7945</text:p>
          </table:table-cell>
          <table:table-cell office:value-type="float" office:value="35.69196" calcext:value-type="float">
            <text:p>35.69196</text:p>
          </table:table-cell>
          <table:table-cell office:value-type="float" office:value="0" calcext:value-type="float">
            <text:p>0</text:p>
          </table:table-cell>
          <table:table-cell office:value-type="float" office:value="-0.00000001409957" calcext:value-type="float">
            <text:p>-1.409957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574745" calcext:value-type="float">
            <text:p>-3.574745</text:p>
          </table:table-cell>
          <table:table-cell office:value-type="float" office:value="0" calcext:value-type="float">
            <text:p>0</text:p>
          </table:table-cell>
          <table:table-cell office:value-type="float" office:value="2.711678" calcext:value-type="float">
            <text:p>2.711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4" calcext:value-type="float">
            <text:p>20012004</text:p>
          </table:table-cell>
          <table:table-cell office:value-type="float" office:value="700.5391" calcext:value-type="float">
            <text:p>700.5391</text:p>
          </table:table-cell>
          <table:table-cell office:value-type="float" office:value="13082.64" calcext:value-type="float">
            <text:p>13082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049069" calcext:value-type="float">
            <text:p>-4.049069</text:p>
          </table:table-cell>
          <table:table-cell office:value-type="float" office:value="11.55337" calcext:value-type="float">
            <text:p>11.55337</text:p>
          </table:table-cell>
          <table:table-cell office:value-type="float" office:value="0" calcext:value-type="float">
            <text:p>0</text:p>
          </table:table-cell>
          <table:table-cell office:value-type="float" office:value="78.96429" calcext:value-type="float">
            <text:p>78.96429</text:p>
          </table:table-cell>
          <table:table-cell office:value-type="float" office:value="458.6253" calcext:value-type="float">
            <text:p>458.6253</text:p>
          </table:table-cell>
          <table:table-cell office:value-type="float" office:value="0.009163636" calcext:value-type="float">
            <text:p>0.009163636</text:p>
          </table:table-cell>
          <table:table-cell office:value-type="float" office:value="0" calcext:value-type="float">
            <text:p>0</text:p>
          </table:table-cell>
          <table:table-cell office:value-type="float" office:value="0.00000192476" calcext:value-type="float">
            <text:p>1.92476E-06</text:p>
          </table:table-cell>
          <table:table-cell office:value-type="float" office:value="0" calcext:value-type="float">
            <text:p>0</text:p>
          </table:table-cell>
          <table:table-cell office:value-type="float" office:value="-0.004199353" calcext:value-type="float">
            <text:p>-0.004199353</text:p>
          </table:table-cell>
          <table:table-cell office:value-type="float" office:value="370" calcext:value-type="float">
            <text:p>370</text:p>
          </table:table-cell>
          <table:table-cell office:value-type="float" office:value="-4.035707" calcext:value-type="float">
            <text:p>-4.035707</text:p>
          </table:table-cell>
          <table:table-cell office:value-type="float" office:value="0" calcext:value-type="float">
            <text:p>0</text:p>
          </table:table-cell>
          <table:table-cell office:value-type="float" office:value="319.4309" calcext:value-type="float">
            <text:p>319.4309</text:p>
          </table:table-cell>
          <table:table-cell office:value-type="float" office:value="1120.137" calcext:value-type="float">
            <text:p>1120.137</text:p>
          </table:table-cell>
          <table:table-cell office:value-type="float" office:value="1369.229" calcext:value-type="float">
            <text:p>1369.229</text:p>
          </table:table-cell>
          <table:table-cell office:value-type="float" office:value="1287.268" calcext:value-type="float">
            <text:p>1287.268</text:p>
          </table:table-cell>
          <table:table-cell office:value-type="float" office:value="771.5316" calcext:value-type="float">
            <text:p>771.5316</text:p>
          </table:table-cell>
          <table:table-cell office:value-type="float" office:value="1106.045" calcext:value-type="float">
            <text:p>1106.045</text:p>
          </table:table-cell>
          <table:table-cell office:value-type="float" office:value="412.3329" calcext:value-type="float">
            <text:p>412.3329</text:p>
          </table:table-cell>
          <table:table-cell office:value-type="float" office:value="1848.49" calcext:value-type="float">
            <text:p>1848.49</text:p>
          </table:table-cell>
          <table:table-cell office:value-type="float" office:value="2085.813" calcext:value-type="float">
            <text:p>2085.813</text:p>
          </table:table-cell>
          <table:table-cell office:value-type="float" office:value="1667.9" calcext:value-type="float">
            <text:p>1667.9</text:p>
          </table:table-cell>
          <table:table-cell office:value-type="float" office:value="584.6154" calcext:value-type="float">
            <text:p>584.6154</text:p>
          </table:table-cell>
          <table:table-cell office:value-type="float" office:value="573.2772" calcext:value-type="float">
            <text:p>573.2772</text:p>
          </table:table-cell>
          <table:table-cell office:value-type="float" office:value="142.7945" calcext:value-type="float">
            <text:p>142.7945</text:p>
          </table:table-cell>
          <table:table-cell office:value-type="float" office:value="35.69195" calcext:value-type="float">
            <text:p>35.69195</text:p>
          </table:table-cell>
          <table:table-cell office:value-type="float" office:value="0" calcext:value-type="float">
            <text:p>0</text:p>
          </table:table-cell>
          <table:table-cell office:value-type="float" office:value="-0.00000001379365" calcext:value-type="float">
            <text:p>-1.379365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647411" calcext:value-type="float">
            <text:p>-3.647411</text:p>
          </table:table-cell>
          <table:table-cell office:value-type="float" office:value="0" calcext:value-type="float">
            <text:p>0</text:p>
          </table:table-cell>
          <table:table-cell office:value-type="float" office:value="2.681047" calcext:value-type="float">
            <text:p>2.681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4" calcext:value-type="float">
            <text:p>21012004</text:p>
          </table:table-cell>
          <table:table-cell office:value-type="float" office:value="700.1538" calcext:value-type="float">
            <text:p>700.1538</text:p>
          </table:table-cell>
          <table:table-cell office:value-type="float" office:value="13082.67" calcext:value-type="float">
            <text:p>13082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429293" calcext:value-type="float">
            <text:p>-4.429293</text:p>
          </table:table-cell>
          <table:table-cell office:value-type="float" office:value="12.6569" calcext:value-type="float">
            <text:p>12.6569</text:p>
          </table:table-cell>
          <table:table-cell office:value-type="float" office:value="0" calcext:value-type="float">
            <text:p>0</text:p>
          </table:table-cell>
          <table:table-cell office:value-type="float" office:value="79.20189" calcext:value-type="float">
            <text:p>79.20189</text:p>
          </table:table-cell>
          <table:table-cell office:value-type="float" office:value="458.2985" calcext:value-type="float">
            <text:p>458.2985</text:p>
          </table:table-cell>
          <table:table-cell office:value-type="float" office:value="0.009620462" calcext:value-type="float">
            <text:p>0.009620462</text:p>
          </table:table-cell>
          <table:table-cell office:value-type="float" office:value="0" calcext:value-type="float">
            <text:p>0</text:p>
          </table:table-cell>
          <table:table-cell office:value-type="float" office:value="0.00000192476" calcext:value-type="float">
            <text:p>1.92476E-06</text:p>
          </table:table-cell>
          <table:table-cell office:value-type="float" office:value="0" calcext:value-type="float">
            <text:p>0</text:p>
          </table:table-cell>
          <table:table-cell office:value-type="float" office:value="-0.005132222" calcext:value-type="float">
            <text:p>-0.005132222</text:p>
          </table:table-cell>
          <table:table-cell office:value-type="float" office:value="370" calcext:value-type="float">
            <text:p>370</text:p>
          </table:table-cell>
          <table:table-cell office:value-type="float" office:value="-4.414542" calcext:value-type="float">
            <text:p>-4.414542</text:p>
          </table:table-cell>
          <table:table-cell office:value-type="float" office:value="0" calcext:value-type="float">
            <text:p>0</text:p>
          </table:table-cell>
          <table:table-cell office:value-type="float" office:value="319.467" calcext:value-type="float">
            <text:p>319.467</text:p>
          </table:table-cell>
          <table:table-cell office:value-type="float" office:value="1120.126" calcext:value-type="float">
            <text:p>1120.126</text:p>
          </table:table-cell>
          <table:table-cell office:value-type="float" office:value="1369.217" calcext:value-type="float">
            <text:p>1369.217</text:p>
          </table:table-cell>
          <table:table-cell office:value-type="float" office:value="1287.257" calcext:value-type="float">
            <text:p>1287.257</text:p>
          </table:table-cell>
          <table:table-cell office:value-type="float" office:value="771.5201" calcext:value-type="float">
            <text:p>771.5201</text:p>
          </table:table-cell>
          <table:table-cell office:value-type="float" office:value="1106.039" calcext:value-type="float">
            <text:p>1106.039</text:p>
          </table:table-cell>
          <table:table-cell office:value-type="float" office:value="412.3312" calcext:value-type="float">
            <text:p>412.3312</text:p>
          </table:table-cell>
          <table:table-cell office:value-type="float" office:value="1848.487" calcext:value-type="float">
            <text:p>1848.487</text:p>
          </table:table-cell>
          <table:table-cell office:value-type="float" office:value="2085.81" calcext:value-type="float">
            <text:p>2085.81</text:p>
          </table:table-cell>
          <table:table-cell office:value-type="float" office:value="1667.898" calcext:value-type="float">
            <text:p>1667.898</text:p>
          </table:table-cell>
          <table:table-cell office:value-type="float" office:value="584.6141" calcext:value-type="float">
            <text:p>584.6141</text:p>
          </table:table-cell>
          <table:table-cell office:value-type="float" office:value="573.2732" calcext:value-type="float">
            <text:p>573.2732</text:p>
          </table:table-cell>
          <table:table-cell office:value-type="float" office:value="142.7944" calcext:value-type="float">
            <text:p>142.7944</text:p>
          </table:table-cell>
          <table:table-cell office:value-type="float" office:value="35.69197" calcext:value-type="float">
            <text:p>35.69197</text:p>
          </table:table-cell>
          <table:table-cell office:value-type="float" office:value="0" calcext:value-type="float">
            <text:p>0</text:p>
          </table:table-cell>
          <table:table-cell office:value-type="float" office:value="-0.00000001902121" calcext:value-type="float">
            <text:p>-1.902121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007756" calcext:value-type="float">
            <text:p>-4.007756</text:p>
          </table:table-cell>
          <table:table-cell office:value-type="float" office:value="0" calcext:value-type="float">
            <text:p>0</text:p>
          </table:table-cell>
          <table:table-cell office:value-type="float" office:value="2.66258" calcext:value-type="float">
            <text:p>2.66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4" calcext:value-type="float">
            <text:p>22012004</text:p>
          </table:table-cell>
          <table:table-cell office:value-type="float" office:value="700.0458" calcext:value-type="float">
            <text:p>700.0458</text:p>
          </table:table-cell>
          <table:table-cell office:value-type="float" office:value="13082.67" calcext:value-type="float">
            <text:p>13082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568186" calcext:value-type="float">
            <text:p>-4.568186</text:p>
          </table:table-cell>
          <table:table-cell office:value-type="float" office:value="12.85198" calcext:value-type="float">
            <text:p>12.85198</text:p>
          </table:table-cell>
          <table:table-cell office:value-type="float" office:value="0" calcext:value-type="float">
            <text:p>0</text:p>
          </table:table-cell>
          <table:table-cell office:value-type="float" office:value="79.18752" calcext:value-type="float">
            <text:p>79.18752</text:p>
          </table:table-cell>
          <table:table-cell office:value-type="float" office:value="458.2536" calcext:value-type="float">
            <text:p>458.2536</text:p>
          </table:table-cell>
          <table:table-cell office:value-type="float" office:value="0.01009862" calcext:value-type="float">
            <text:p>0.01009862</text:p>
          </table:table-cell>
          <table:table-cell office:value-type="float" office:value="0" calcext:value-type="float">
            <text:p>0</text:p>
          </table:table-cell>
          <table:table-cell office:value-type="float" office:value="0.00000192476" calcext:value-type="float">
            <text:p>1.92476E-06</text:p>
          </table:table-cell>
          <table:table-cell office:value-type="float" office:value="0" calcext:value-type="float">
            <text:p>0</text:p>
          </table:table-cell>
          <table:table-cell office:value-type="float" office:value="-0.005952416" calcext:value-type="float">
            <text:p>-0.005952416</text:p>
          </table:table-cell>
          <table:table-cell office:value-type="float" office:value="370" calcext:value-type="float">
            <text:p>370</text:p>
          </table:table-cell>
          <table:table-cell office:value-type="float" office:value="-4.552137" calcext:value-type="float">
            <text:p>-4.552137</text:p>
          </table:table-cell>
          <table:table-cell office:value-type="float" office:value="0" calcext:value-type="float">
            <text:p>0</text:p>
          </table:table-cell>
          <table:table-cell office:value-type="float" office:value="319.4733" calcext:value-type="float">
            <text:p>319.4733</text:p>
          </table:table-cell>
          <table:table-cell office:value-type="float" office:value="1120.114" calcext:value-type="float">
            <text:p>1120.114</text:p>
          </table:table-cell>
          <table:table-cell office:value-type="float" office:value="1369.204" calcext:value-type="float">
            <text:p>1369.204</text:p>
          </table:table-cell>
          <table:table-cell office:value-type="float" office:value="1287.245" calcext:value-type="float">
            <text:p>1287.245</text:p>
          </table:table-cell>
          <table:table-cell office:value-type="float" office:value="771.5089" calcext:value-type="float">
            <text:p>771.5089</text:p>
          </table:table-cell>
          <table:table-cell office:value-type="float" office:value="1106.034" calcext:value-type="float">
            <text:p>1106.034</text:p>
          </table:table-cell>
          <table:table-cell office:value-type="float" office:value="412.3295" calcext:value-type="float">
            <text:p>412.3295</text:p>
          </table:table-cell>
          <table:table-cell office:value-type="float" office:value="1848.485" calcext:value-type="float">
            <text:p>1848.485</text:p>
          </table:table-cell>
          <table:table-cell office:value-type="float" office:value="2085.807" calcext:value-type="float">
            <text:p>2085.807</text:p>
          </table:table-cell>
          <table:table-cell office:value-type="float" office:value="1667.895" calcext:value-type="float">
            <text:p>1667.895</text:p>
          </table:table-cell>
          <table:table-cell office:value-type="float" office:value="584.6129" calcext:value-type="float">
            <text:p>584.6129</text:p>
          </table:table-cell>
          <table:table-cell office:value-type="float" office:value="573.2693" calcext:value-type="float">
            <text:p>573.2693</text:p>
          </table:table-cell>
          <table:table-cell office:value-type="float" office:value="142.7944" calcext:value-type="float">
            <text:p>142.7944</text:p>
          </table:table-cell>
          <table:table-cell office:value-type="float" office:value="35.69198" calcext:value-type="float">
            <text:p>35.69198</text:p>
          </table:table-cell>
          <table:table-cell office:value-type="float" office:value="0" calcext:value-type="float">
            <text:p>0</text:p>
          </table:table-cell>
          <table:table-cell office:value-type="float" office:value="-0.0000000189221" calcext:value-type="float">
            <text:p>-1.89221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117996" calcext:value-type="float">
            <text:p>-4.117996</text:p>
          </table:table-cell>
          <table:table-cell office:value-type="float" office:value="0" calcext:value-type="float">
            <text:p>0</text:p>
          </table:table-cell>
          <table:table-cell office:value-type="float" office:value="2.635223" calcext:value-type="float">
            <text:p>2.635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4" calcext:value-type="float">
            <text:p>23012004</text:p>
          </table:table-cell>
          <table:table-cell office:value-type="float" office:value="699.5812" calcext:value-type="float">
            <text:p>699.5812</text:p>
          </table:table-cell>
          <table:table-cell office:value-type="float" office:value="13082.71" calcext:value-type="float">
            <text:p>1308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012798" calcext:value-type="float">
            <text:p>-5.012798</text:p>
          </table:table-cell>
          <table:table-cell office:value-type="float" office:value="13.86441" calcext:value-type="float">
            <text:p>13.86441</text:p>
          </table:table-cell>
          <table:table-cell office:value-type="float" office:value="0" calcext:value-type="float">
            <text:p>0</text:p>
          </table:table-cell>
          <table:table-cell office:value-type="float" office:value="79.47504" calcext:value-type="float">
            <text:p>79.47504</text:p>
          </table:table-cell>
          <table:table-cell office:value-type="float" office:value="457.8539" calcext:value-type="float">
            <text:p>457.8539</text:p>
          </table:table-cell>
          <table:table-cell office:value-type="float" office:value="0.01058367" calcext:value-type="float">
            <text:p>0.01058367</text:p>
          </table:table-cell>
          <table:table-cell office:value-type="float" office:value="0" calcext:value-type="float">
            <text:p>0</text:p>
          </table:table-cell>
          <table:table-cell office:value-type="float" office:value="0.00000192476" calcext:value-type="float">
            <text:p>1.92476E-06</text:p>
          </table:table-cell>
          <table:table-cell office:value-type="float" office:value="0" calcext:value-type="float">
            <text:p>0</text:p>
          </table:table-cell>
          <table:table-cell office:value-type="float" office:value="-0.005952416" calcext:value-type="float">
            <text:p>-0.005952416</text:p>
          </table:table-cell>
          <table:table-cell office:value-type="float" office:value="370" calcext:value-type="float">
            <text:p>370</text:p>
          </table:table-cell>
          <table:table-cell office:value-type="float" office:value="-4.996264" calcext:value-type="float">
            <text:p>-4.996264</text:p>
          </table:table-cell>
          <table:table-cell office:value-type="float" office:value="0" calcext:value-type="float">
            <text:p>0</text:p>
          </table:table-cell>
          <table:table-cell office:value-type="float" office:value="319.5139" calcext:value-type="float">
            <text:p>319.5139</text:p>
          </table:table-cell>
          <table:table-cell office:value-type="float" office:value="1120.1" calcext:value-type="float">
            <text:p>1120.1</text:p>
          </table:table-cell>
          <table:table-cell office:value-type="float" office:value="1369.19" calcext:value-type="float">
            <text:p>1369.19</text:p>
          </table:table-cell>
          <table:table-cell office:value-type="float" office:value="1287.234" calcext:value-type="float">
            <text:p>1287.234</text:p>
          </table:table-cell>
          <table:table-cell office:value-type="float" office:value="771.4977" calcext:value-type="float">
            <text:p>771.4977</text:p>
          </table:table-cell>
          <table:table-cell office:value-type="float" office:value="1106.029" calcext:value-type="float">
            <text:p>1106.029</text:p>
          </table:table-cell>
          <table:table-cell office:value-type="float" office:value="412.3278" calcext:value-type="float">
            <text:p>412.3278</text:p>
          </table:table-cell>
          <table:table-cell office:value-type="float" office:value="1848.483" calcext:value-type="float">
            <text:p>1848.483</text:p>
          </table:table-cell>
          <table:table-cell office:value-type="float" office:value="2085.804" calcext:value-type="float">
            <text:p>2085.804</text:p>
          </table:table-cell>
          <table:table-cell office:value-type="float" office:value="1667.892" calcext:value-type="float">
            <text:p>1667.892</text:p>
          </table:table-cell>
          <table:table-cell office:value-type="float" office:value="584.6117" calcext:value-type="float">
            <text:p>584.6117</text:p>
          </table:table-cell>
          <table:table-cell office:value-type="float" office:value="573.2654" calcext:value-type="float">
            <text:p>573.2654</text:p>
          </table:table-cell>
          <table:table-cell office:value-type="float" office:value="142.7944" calcext:value-type="float">
            <text:p>142.7944</text:p>
          </table:table-cell>
          <table:table-cell office:value-type="float" office:value="35.69198" calcext:value-type="float">
            <text:p>35.69198</text:p>
          </table:table-cell>
          <table:table-cell office:value-type="float" office:value="0" calcext:value-type="float">
            <text:p>0</text:p>
          </table:table-cell>
          <table:table-cell office:value-type="float" office:value="-0.00000002161503" calcext:value-type="float">
            <text:p>-2.161503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549395" calcext:value-type="float">
            <text:p>-4.549395</text:p>
          </table:table-cell>
          <table:table-cell office:value-type="float" office:value="0" calcext:value-type="float">
            <text:p>0</text:p>
          </table:table-cell>
          <table:table-cell office:value-type="float" office:value="2.622536" calcext:value-type="float">
            <text:p>2.622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4" calcext:value-type="float">
            <text:p>24012004</text:p>
          </table:table-cell>
          <table:table-cell office:value-type="float" office:value="699.4784" calcext:value-type="float">
            <text:p>699.4784</text:p>
          </table:table-cell>
          <table:table-cell office:value-type="float" office:value="13082.71" calcext:value-type="float">
            <text:p>1308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133101" calcext:value-type="float">
            <text:p>-5.133101</text:p>
          </table:table-cell>
          <table:table-cell office:value-type="float" office:value="14.86166" calcext:value-type="float">
            <text:p>14.86166</text:p>
          </table:table-cell>
          <table:table-cell office:value-type="float" office:value="0" calcext:value-type="float">
            <text:p>0</text:p>
          </table:table-cell>
          <table:table-cell office:value-type="float" office:value="79.44704" calcext:value-type="float">
            <text:p>79.44704</text:p>
          </table:table-cell>
          <table:table-cell office:value-type="float" office:value="457.8186" calcext:value-type="float">
            <text:p>457.8186</text:p>
          </table:table-cell>
          <table:table-cell office:value-type="float" office:value="0.0110863" calcext:value-type="float">
            <text:p>0.0110863</text:p>
          </table:table-cell>
          <table:table-cell office:value-type="float" office:value="0" calcext:value-type="float">
            <text:p>0</text:p>
          </table:table-cell>
          <table:table-cell office:value-type="float" office:value="0.00000192476" calcext:value-type="float">
            <text:p>1.92476E-06</text:p>
          </table:table-cell>
          <table:table-cell office:value-type="float" office:value="0" calcext:value-type="float">
            <text:p>0</text:p>
          </table:table-cell>
          <table:table-cell office:value-type="float" office:value="-0.005952416" calcext:value-type="float">
            <text:p>-0.005952416</text:p>
          </table:table-cell>
          <table:table-cell office:value-type="float" office:value="370" calcext:value-type="float">
            <text:p>370</text:p>
          </table:table-cell>
          <table:table-cell office:value-type="float" office:value="-5.116064" calcext:value-type="float">
            <text:p>-5.116064</text:p>
          </table:table-cell>
          <table:table-cell office:value-type="float" office:value="0" calcext:value-type="float">
            <text:p>0</text:p>
          </table:table-cell>
          <table:table-cell office:value-type="float" office:value="319.5196" calcext:value-type="float">
            <text:p>319.5196</text:p>
          </table:table-cell>
          <table:table-cell office:value-type="float" office:value="1120.085" calcext:value-type="float">
            <text:p>1120.085</text:p>
          </table:table-cell>
          <table:table-cell office:value-type="float" office:value="1369.173" calcext:value-type="float">
            <text:p>1369.173</text:p>
          </table:table-cell>
          <table:table-cell office:value-type="float" office:value="1287.223" calcext:value-type="float">
            <text:p>1287.223</text:p>
          </table:table-cell>
          <table:table-cell office:value-type="float" office:value="771.4865" calcext:value-type="float">
            <text:p>771.4865</text:p>
          </table:table-cell>
          <table:table-cell office:value-type="float" office:value="1106.023" calcext:value-type="float">
            <text:p>1106.023</text:p>
          </table:table-cell>
          <table:table-cell office:value-type="float" office:value="412.3261" calcext:value-type="float">
            <text:p>412.3261</text:p>
          </table:table-cell>
          <table:table-cell office:value-type="float" office:value="1848.48" calcext:value-type="float">
            <text:p>1848.48</text:p>
          </table:table-cell>
          <table:table-cell office:value-type="float" office:value="2085.801" calcext:value-type="float">
            <text:p>2085.801</text:p>
          </table:table-cell>
          <table:table-cell office:value-type="float" office:value="1667.89" calcext:value-type="float">
            <text:p>1667.89</text:p>
          </table:table-cell>
          <table:table-cell office:value-type="float" office:value="584.6105" calcext:value-type="float">
            <text:p>584.6105</text:p>
          </table:table-cell>
          <table:table-cell office:value-type="float" office:value="573.2615" calcext:value-type="float">
            <text:p>573.2615</text:p>
          </table:table-cell>
          <table:table-cell office:value-type="float" office:value="142.7944" calcext:value-type="float">
            <text:p>142.7944</text:p>
          </table:table-cell>
          <table:table-cell office:value-type="float" office:value="35.69198" calcext:value-type="float">
            <text:p>35.69198</text:p>
          </table:table-cell>
          <table:table-cell office:value-type="float" office:value="0" calcext:value-type="float">
            <text:p>0</text:p>
          </table:table-cell>
          <table:table-cell office:value-type="float" office:value="-0.00000002099433" calcext:value-type="float">
            <text:p>-2.099433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653757" calcext:value-type="float">
            <text:p>-4.653757</text:p>
          </table:table-cell>
          <table:table-cell office:value-type="float" office:value="0" calcext:value-type="float">
            <text:p>0</text:p>
          </table:table-cell>
          <table:table-cell office:value-type="float" office:value="2.607126" calcext:value-type="float">
            <text:p>2.607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4" calcext:value-type="float">
            <text:p>25012004</text:p>
          </table:table-cell>
          <table:table-cell office:value-type="float" office:value="699.4118" calcext:value-type="float">
            <text:p>699.4118</text:p>
          </table:table-cell>
          <table:table-cell office:value-type="float" office:value="13082.7" calcext:value-type="float">
            <text:p>1308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2333" calcext:value-type="float">
            <text:p>-5.22333</text:p>
          </table:table-cell>
          <table:table-cell office:value-type="float" office:value="15.19075" calcext:value-type="float">
            <text:p>15.19075</text:p>
          </table:table-cell>
          <table:table-cell office:value-type="float" office:value="0" calcext:value-type="float">
            <text:p>0</text:p>
          </table:table-cell>
          <table:table-cell office:value-type="float" office:value="79.40787" calcext:value-type="float">
            <text:p>79.40787</text:p>
          </table:table-cell>
          <table:table-cell office:value-type="float" office:value="457.8123" calcext:value-type="float">
            <text:p>457.8123</text:p>
          </table:table-cell>
          <table:table-cell office:value-type="float" office:value="0.01154633" calcext:value-type="float">
            <text:p>0.01154633</text:p>
          </table:table-cell>
          <table:table-cell office:value-type="float" office:value="0" calcext:value-type="float">
            <text:p>0</text:p>
          </table:table-cell>
          <table:table-cell office:value-type="float" office:value="0.00000192476" calcext:value-type="float">
            <text:p>1.92476E-06</text:p>
          </table:table-cell>
          <table:table-cell office:value-type="float" office:value="0" calcext:value-type="float">
            <text:p>0</text:p>
          </table:table-cell>
          <table:table-cell office:value-type="float" office:value="-0.005952416" calcext:value-type="float">
            <text:p>-0.005952416</text:p>
          </table:table-cell>
          <table:table-cell office:value-type="float" office:value="370" calcext:value-type="float">
            <text:p>370</text:p>
          </table:table-cell>
          <table:table-cell office:value-type="float" office:value="-5.205834" calcext:value-type="float">
            <text:p>-5.205834</text:p>
          </table:table-cell>
          <table:table-cell office:value-type="float" office:value="0" calcext:value-type="float">
            <text:p>0</text:p>
          </table:table-cell>
          <table:table-cell office:value-type="float" office:value="319.5223" calcext:value-type="float">
            <text:p>319.5223</text:p>
          </table:table-cell>
          <table:table-cell office:value-type="float" office:value="1120.075" calcext:value-type="float">
            <text:p>1120.075</text:p>
          </table:table-cell>
          <table:table-cell office:value-type="float" office:value="1369.16" calcext:value-type="float">
            <text:p>1369.16</text:p>
          </table:table-cell>
          <table:table-cell office:value-type="float" office:value="1287.211" calcext:value-type="float">
            <text:p>1287.211</text:p>
          </table:table-cell>
          <table:table-cell office:value-type="float" office:value="771.4752" calcext:value-type="float">
            <text:p>771.4752</text:p>
          </table:table-cell>
          <table:table-cell office:value-type="float" office:value="1106.018" calcext:value-type="float">
            <text:p>1106.018</text:p>
          </table:table-cell>
          <table:table-cell office:value-type="float" office:value="412.3245" calcext:value-type="float">
            <text:p>412.3245</text:p>
          </table:table-cell>
          <table:table-cell office:value-type="float" office:value="1848.478" calcext:value-type="float">
            <text:p>1848.478</text:p>
          </table:table-cell>
          <table:table-cell office:value-type="float" office:value="2085.797" calcext:value-type="float">
            <text:p>2085.797</text:p>
          </table:table-cell>
          <table:table-cell office:value-type="float" office:value="1667.887" calcext:value-type="float">
            <text:p>1667.887</text:p>
          </table:table-cell>
          <table:table-cell office:value-type="float" office:value="584.6093" calcext:value-type="float">
            <text:p>584.6093</text:p>
          </table:table-cell>
          <table:table-cell office:value-type="float" office:value="573.2578" calcext:value-type="float">
            <text:p>573.2578</text:p>
          </table:table-cell>
          <table:table-cell office:value-type="float" office:value="142.7944" calcext:value-type="float">
            <text:p>142.7944</text:p>
          </table:table-cell>
          <table:table-cell office:value-type="float" office:value="35.69198" calcext:value-type="float">
            <text:p>35.69198</text:p>
          </table:table-cell>
          <table:table-cell office:value-type="float" office:value="0" calcext:value-type="float">
            <text:p>0</text:p>
          </table:table-cell>
          <table:table-cell office:value-type="float" office:value="-0.00000002048706" calcext:value-type="float">
            <text:p>-2.048706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72664" calcext:value-type="float">
            <text:p>-4.72664</text:p>
          </table:table-cell>
          <table:table-cell office:value-type="float" office:value="0" calcext:value-type="float">
            <text:p>0</text:p>
          </table:table-cell>
          <table:table-cell office:value-type="float" office:value="2.590235" calcext:value-type="float">
            <text:p>2.590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4" calcext:value-type="float">
            <text:p>26012004</text:p>
          </table:table-cell>
          <table:table-cell office:value-type="float" office:value="699.3542" calcext:value-type="float">
            <text:p>699.3542</text:p>
          </table:table-cell>
          <table:table-cell office:value-type="float" office:value="13082.7" calcext:value-type="float">
            <text:p>1308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307848" calcext:value-type="float">
            <text:p>-5.307848</text:p>
          </table:table-cell>
          <table:table-cell office:value-type="float" office:value="16.51122" calcext:value-type="float">
            <text:p>16.51122</text:p>
          </table:table-cell>
          <table:table-cell office:value-type="float" office:value="0" calcext:value-type="float">
            <text:p>0</text:p>
          </table:table-cell>
          <table:table-cell office:value-type="float" office:value="79.37222" calcext:value-type="float">
            <text:p>79.37222</text:p>
          </table:table-cell>
          <table:table-cell office:value-type="float" office:value="457.8079" calcext:value-type="float">
            <text:p>457.8079</text:p>
          </table:table-cell>
          <table:table-cell office:value-type="float" office:value="0.01197386" calcext:value-type="float">
            <text:p>0.01197386</text:p>
          </table:table-cell>
          <table:table-cell office:value-type="float" office:value="0" calcext:value-type="float">
            <text:p>0</text:p>
          </table:table-cell>
          <table:table-cell office:value-type="float" office:value="0.00000192476" calcext:value-type="float">
            <text:p>1.92476E-06</text:p>
          </table:table-cell>
          <table:table-cell office:value-type="float" office:value="0" calcext:value-type="float">
            <text:p>0</text:p>
          </table:table-cell>
          <table:table-cell office:value-type="float" office:value="-0.005952416" calcext:value-type="float">
            <text:p>-0.005952416</text:p>
          </table:table-cell>
          <table:table-cell office:value-type="float" office:value="370" calcext:value-type="float">
            <text:p>370</text:p>
          </table:table-cell>
          <table:table-cell office:value-type="float" office:value="-5.289924" calcext:value-type="float">
            <text:p>-5.289924</text:p>
          </table:table-cell>
          <table:table-cell office:value-type="float" office:value="0" calcext:value-type="float">
            <text:p>0</text:p>
          </table:table-cell>
          <table:table-cell office:value-type="float" office:value="319.5249" calcext:value-type="float">
            <text:p>319.5249</text:p>
          </table:table-cell>
          <table:table-cell office:value-type="float" office:value="1120.067" calcext:value-type="float">
            <text:p>1120.067</text:p>
          </table:table-cell>
          <table:table-cell office:value-type="float" office:value="1369.149" calcext:value-type="float">
            <text:p>1369.149</text:p>
          </table:table-cell>
          <table:table-cell office:value-type="float" office:value="1287.2" calcext:value-type="float">
            <text:p>1287.2</text:p>
          </table:table-cell>
          <table:table-cell office:value-type="float" office:value="771.4643" calcext:value-type="float">
            <text:p>771.4643</text:p>
          </table:table-cell>
          <table:table-cell office:value-type="float" office:value="1106.013" calcext:value-type="float">
            <text:p>1106.013</text:p>
          </table:table-cell>
          <table:table-cell office:value-type="float" office:value="412.3228" calcext:value-type="float">
            <text:p>412.3228</text:p>
          </table:table-cell>
          <table:table-cell office:value-type="float" office:value="1848.476" calcext:value-type="float">
            <text:p>1848.476</text:p>
          </table:table-cell>
          <table:table-cell office:value-type="float" office:value="2085.794" calcext:value-type="float">
            <text:p>2085.794</text:p>
          </table:table-cell>
          <table:table-cell office:value-type="float" office:value="1667.884" calcext:value-type="float">
            <text:p>1667.884</text:p>
          </table:table-cell>
          <table:table-cell office:value-type="float" office:value="584.6082" calcext:value-type="float">
            <text:p>584.6082</text:p>
          </table:table-cell>
          <table:table-cell office:value-type="float" office:value="573.254" calcext:value-type="float">
            <text:p>573.254</text:p>
          </table:table-cell>
          <table:table-cell office:value-type="float" office:value="142.7944" calcext:value-type="float">
            <text:p>142.7944</text:p>
          </table:table-cell>
          <table:table-cell office:value-type="float" office:value="35.69198" calcext:value-type="float">
            <text:p>35.69198</text:p>
          </table:table-cell>
          <table:table-cell office:value-type="float" office:value="0" calcext:value-type="float">
            <text:p>0</text:p>
          </table:table-cell>
          <table:table-cell office:value-type="float" office:value="-0.00000001966551" calcext:value-type="float">
            <text:p>-1.966551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791355" calcext:value-type="float">
            <text:p>-4.791355</text:p>
          </table:table-cell>
          <table:table-cell office:value-type="float" office:value="0" calcext:value-type="float">
            <text:p>0</text:p>
          </table:table-cell>
          <table:table-cell office:value-type="float" office:value="2.570886" calcext:value-type="float">
            <text:p>2.570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4" calcext:value-type="float">
            <text:p>27012004</text:p>
          </table:table-cell>
          <table:table-cell office:value-type="float" office:value="699.3081" calcext:value-type="float">
            <text:p>699.3081</text:p>
          </table:table-cell>
          <table:table-cell office:value-type="float" office:value="13082.69" calcext:value-type="float">
            <text:p>13082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38269" calcext:value-type="float">
            <text:p>-5.38269</text:p>
          </table:table-cell>
          <table:table-cell office:value-type="float" office:value="17.21465" calcext:value-type="float">
            <text:p>17.21465</text:p>
          </table:table-cell>
          <table:table-cell office:value-type="float" office:value="0" calcext:value-type="float">
            <text:p>0</text:p>
          </table:table-cell>
          <table:table-cell office:value-type="float" office:value="79.34106" calcext:value-type="float">
            <text:p>79.34106</text:p>
          </table:table-cell>
          <table:table-cell office:value-type="float" office:value="457.8052" calcext:value-type="float">
            <text:p>457.8052</text:p>
          </table:table-cell>
          <table:table-cell office:value-type="float" office:value="0.01234825" calcext:value-type="float">
            <text:p>0.01234825</text:p>
          </table:table-cell>
          <table:table-cell office:value-type="float" office:value="0" calcext:value-type="float">
            <text:p>0</text:p>
          </table:table-cell>
          <table:table-cell office:value-type="float" office:value="0.00000192476" calcext:value-type="float">
            <text:p>1.92476E-06</text:p>
          </table:table-cell>
          <table:table-cell office:value-type="float" office:value="0" calcext:value-type="float">
            <text:p>0</text:p>
          </table:table-cell>
          <table:table-cell office:value-type="float" office:value="-0.005952416" calcext:value-type="float">
            <text:p>-0.005952416</text:p>
          </table:table-cell>
          <table:table-cell office:value-type="float" office:value="370" calcext:value-type="float">
            <text:p>370</text:p>
          </table:table-cell>
          <table:table-cell office:value-type="float" office:value="-5.364391" calcext:value-type="float">
            <text:p>-5.364391</text:p>
          </table:table-cell>
          <table:table-cell office:value-type="float" office:value="0" calcext:value-type="float">
            <text:p>0</text:p>
          </table:table-cell>
          <table:table-cell office:value-type="float" office:value="319.5282" calcext:value-type="float">
            <text:p>319.5282</text:p>
          </table:table-cell>
          <table:table-cell office:value-type="float" office:value="1120.062" calcext:value-type="float">
            <text:p>1120.062</text:p>
          </table:table-cell>
          <table:table-cell office:value-type="float" office:value="1369.14" calcext:value-type="float">
            <text:p>1369.14</text:p>
          </table:table-cell>
          <table:table-cell office:value-type="float" office:value="1287.191" calcext:value-type="float">
            <text:p>1287.191</text:p>
          </table:table-cell>
          <table:table-cell office:value-type="float" office:value="771.4549" calcext:value-type="float">
            <text:p>771.4549</text:p>
          </table:table-cell>
          <table:table-cell office:value-type="float" office:value="1106.008" calcext:value-type="float">
            <text:p>1106.008</text:p>
          </table:table-cell>
          <table:table-cell office:value-type="float" office:value="412.3212" calcext:value-type="float">
            <text:p>412.3212</text:p>
          </table:table-cell>
          <table:table-cell office:value-type="float" office:value="1848.473" calcext:value-type="float">
            <text:p>1848.473</text:p>
          </table:table-cell>
          <table:table-cell office:value-type="float" office:value="2085.791" calcext:value-type="float">
            <text:p>2085.791</text:p>
          </table:table-cell>
          <table:table-cell office:value-type="float" office:value="1667.882" calcext:value-type="float">
            <text:p>1667.882</text:p>
          </table:table-cell>
          <table:table-cell office:value-type="float" office:value="584.607" calcext:value-type="float">
            <text:p>584.607</text:p>
          </table:table-cell>
          <table:table-cell office:value-type="float" office:value="573.2504" calcext:value-type="float">
            <text:p>573.2504</text:p>
          </table:table-cell>
          <table:table-cell office:value-type="float" office:value="142.7944" calcext:value-type="float">
            <text:p>142.7944</text:p>
          </table:table-cell>
          <table:table-cell office:value-type="float" office:value="35.69198" calcext:value-type="float">
            <text:p>35.69198</text:p>
          </table:table-cell>
          <table:table-cell office:value-type="float" office:value="0" calcext:value-type="float">
            <text:p>0</text:p>
          </table:table-cell>
          <table:table-cell office:value-type="float" office:value="-0.00000001898369" calcext:value-type="float">
            <text:p>-1.898369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844821" calcext:value-type="float">
            <text:p>-4.844821</text:p>
          </table:table-cell>
          <table:table-cell office:value-type="float" office:value="0" calcext:value-type="float">
            <text:p>0</text:p>
          </table:table-cell>
          <table:table-cell office:value-type="float" office:value="2.549871" calcext:value-type="float">
            <text:p>2.549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4" calcext:value-type="float">
            <text:p>28012004</text:p>
          </table:table-cell>
          <table:table-cell office:value-type="float" office:value="699.2671" calcext:value-type="float">
            <text:p>699.2671</text:p>
          </table:table-cell>
          <table:table-cell office:value-type="float" office:value="13082.69" calcext:value-type="float">
            <text:p>13082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450964" calcext:value-type="float">
            <text:p>-5.450964</text:p>
          </table:table-cell>
          <table:table-cell office:value-type="float" office:value="17.50658" calcext:value-type="float">
            <text:p>17.50658</text:p>
          </table:table-cell>
          <table:table-cell office:value-type="float" office:value="0" calcext:value-type="float">
            <text:p>0</text:p>
          </table:table-cell>
          <table:table-cell office:value-type="float" office:value="79.31228" calcext:value-type="float">
            <text:p>79.31228</text:p>
          </table:table-cell>
          <table:table-cell office:value-type="float" office:value="457.8001" calcext:value-type="float">
            <text:p>457.8001</text:p>
          </table:table-cell>
          <table:table-cell office:value-type="float" office:value="0.01268522" calcext:value-type="float">
            <text:p>0.01268522</text:p>
          </table:table-cell>
          <table:table-cell office:value-type="float" office:value="0" calcext:value-type="float">
            <text:p>0</text:p>
          </table:table-cell>
          <table:table-cell office:value-type="float" office:value="0.00000192476" calcext:value-type="float">
            <text:p>1.92476E-06</text:p>
          </table:table-cell>
          <table:table-cell office:value-type="float" office:value="0" calcext:value-type="float">
            <text:p>0</text:p>
          </table:table-cell>
          <table:table-cell office:value-type="float" office:value="-0.005952416" calcext:value-type="float">
            <text:p>-0.005952416</text:p>
          </table:table-cell>
          <table:table-cell office:value-type="float" office:value="370" calcext:value-type="float">
            <text:p>370</text:p>
          </table:table-cell>
          <table:table-cell office:value-type="float" office:value="-5.432328" calcext:value-type="float">
            <text:p>-5.432328</text:p>
          </table:table-cell>
          <table:table-cell office:value-type="float" office:value="0" calcext:value-type="float">
            <text:p>0</text:p>
          </table:table-cell>
          <table:table-cell office:value-type="float" office:value="319.5318" calcext:value-type="float">
            <text:p>319.5318</text:p>
          </table:table-cell>
          <table:table-cell office:value-type="float" office:value="1120.058" calcext:value-type="float">
            <text:p>1120.058</text:p>
          </table:table-cell>
          <table:table-cell office:value-type="float" office:value="1369.134" calcext:value-type="float">
            <text:p>1369.134</text:p>
          </table:table-cell>
          <table:table-cell office:value-type="float" office:value="1287.185" calcext:value-type="float">
            <text:p>1287.185</text:p>
          </table:table-cell>
          <table:table-cell office:value-type="float" office:value="771.4478" calcext:value-type="float">
            <text:p>771.4478</text:p>
          </table:table-cell>
          <table:table-cell office:value-type="float" office:value="1106.003" calcext:value-type="float">
            <text:p>1106.003</text:p>
          </table:table-cell>
          <table:table-cell office:value-type="float" office:value="412.3196" calcext:value-type="float">
            <text:p>412.3196</text:p>
          </table:table-cell>
          <table:table-cell office:value-type="float" office:value="1848.471" calcext:value-type="float">
            <text:p>1848.471</text:p>
          </table:table-cell>
          <table:table-cell office:value-type="float" office:value="2085.788" calcext:value-type="float">
            <text:p>2085.788</text:p>
          </table:table-cell>
          <table:table-cell office:value-type="float" office:value="1667.879" calcext:value-type="float">
            <text:p>1667.879</text:p>
          </table:table-cell>
          <table:table-cell office:value-type="float" office:value="584.6059" calcext:value-type="float">
            <text:p>584.6059</text:p>
          </table:table-cell>
          <table:table-cell office:value-type="float" office:value="573.2468" calcext:value-type="float">
            <text:p>573.2468</text:p>
          </table:table-cell>
          <table:table-cell office:value-type="float" office:value="142.7943" calcext:value-type="float">
            <text:p>142.7943</text:p>
          </table:table-cell>
          <table:table-cell office:value-type="float" office:value="35.69198" calcext:value-type="float">
            <text:p>35.69198</text:p>
          </table:table-cell>
          <table:table-cell office:value-type="float" office:value="0" calcext:value-type="float">
            <text:p>0</text:p>
          </table:table-cell>
          <table:table-cell office:value-type="float" office:value="-0.0000000711704" calcext:value-type="float">
            <text:p>-7.11704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892687" calcext:value-type="float">
            <text:p>-4.892687</text:p>
          </table:table-cell>
          <table:table-cell office:value-type="float" office:value="0" calcext:value-type="float">
            <text:p>0</text:p>
          </table:table-cell>
          <table:table-cell office:value-type="float" office:value="2.529811" calcext:value-type="float">
            <text:p>2.529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4" calcext:value-type="float">
            <text:p>29012004</text:p>
          </table:table-cell>
          <table:table-cell office:value-type="float" office:value="699.2332" calcext:value-type="float">
            <text:p>699.2332</text:p>
          </table:table-cell>
          <table:table-cell office:value-type="float" office:value="13082.68" calcext:value-type="float">
            <text:p>13082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11217" calcext:value-type="float">
            <text:p>-5.511217</text:p>
          </table:table-cell>
          <table:table-cell office:value-type="float" office:value="17.82354" calcext:value-type="float">
            <text:p>17.82354</text:p>
          </table:table-cell>
          <table:table-cell office:value-type="float" office:value="0" calcext:value-type="float">
            <text:p>0</text:p>
          </table:table-cell>
          <table:table-cell office:value-type="float" office:value="79.28474" calcext:value-type="float">
            <text:p>79.28474</text:p>
          </table:table-cell>
          <table:table-cell office:value-type="float" office:value="457.7971" calcext:value-type="float">
            <text:p>457.7971</text:p>
          </table:table-cell>
          <table:table-cell office:value-type="float" office:value="0.01298743" calcext:value-type="float">
            <text:p>0.01298743</text:p>
          </table:table-cell>
          <table:table-cell office:value-type="float" office:value="0" calcext:value-type="float">
            <text:p>0</text:p>
          </table:table-cell>
          <table:table-cell office:value-type="float" office:value="0.00000192476" calcext:value-type="float">
            <text:p>1.92476E-06</text:p>
          </table:table-cell>
          <table:table-cell office:value-type="float" office:value="0" calcext:value-type="float">
            <text:p>0</text:p>
          </table:table-cell>
          <table:table-cell office:value-type="float" office:value="-0.005952416" calcext:value-type="float">
            <text:p>-0.005952416</text:p>
          </table:table-cell>
          <table:table-cell office:value-type="float" office:value="370" calcext:value-type="float">
            <text:p>370</text:p>
          </table:table-cell>
          <table:table-cell office:value-type="float" office:value="-5.492279" calcext:value-type="float">
            <text:p>-5.492279</text:p>
          </table:table-cell>
          <table:table-cell office:value-type="float" office:value="0" calcext:value-type="float">
            <text:p>0</text:p>
          </table:table-cell>
          <table:table-cell office:value-type="float" office:value="319.5344" calcext:value-type="float">
            <text:p>319.5344</text:p>
          </table:table-cell>
          <table:table-cell office:value-type="float" office:value="1120.055" calcext:value-type="float">
            <text:p>1120.055</text:p>
          </table:table-cell>
          <table:table-cell office:value-type="float" office:value="1369.128" calcext:value-type="float">
            <text:p>1369.128</text:p>
          </table:table-cell>
          <table:table-cell office:value-type="float" office:value="1287.18" calcext:value-type="float">
            <text:p>1287.18</text:p>
          </table:table-cell>
          <table:table-cell office:value-type="float" office:value="771.4426" calcext:value-type="float">
            <text:p>771.4426</text:p>
          </table:table-cell>
          <table:table-cell office:value-type="float" office:value="1105.998" calcext:value-type="float">
            <text:p>1105.998</text:p>
          </table:table-cell>
          <table:table-cell office:value-type="float" office:value="412.3181" calcext:value-type="float">
            <text:p>412.3181</text:p>
          </table:table-cell>
          <table:table-cell office:value-type="float" office:value="1848.469" calcext:value-type="float">
            <text:p>1848.469</text:p>
          </table:table-cell>
          <table:table-cell office:value-type="float" office:value="2085.785" calcext:value-type="float">
            <text:p>2085.785</text:p>
          </table:table-cell>
          <table:table-cell office:value-type="float" office:value="1667.877" calcext:value-type="float">
            <text:p>1667.877</text:p>
          </table:table-cell>
          <table:table-cell office:value-type="float" office:value="584.6048" calcext:value-type="float">
            <text:p>584.6048</text:p>
          </table:table-cell>
          <table:table-cell office:value-type="float" office:value="573.2432" calcext:value-type="float">
            <text:p>573.2432</text:p>
          </table:table-cell>
          <table:table-cell office:value-type="float" office:value="142.7943" calcext:value-type="float">
            <text:p>142.7943</text:p>
          </table:table-cell>
          <table:table-cell office:value-type="float" office:value="35.69198" calcext:value-type="float">
            <text:p>35.69198</text:p>
          </table:table-cell>
          <table:table-cell office:value-type="float" office:value="0" calcext:value-type="float">
            <text:p>0</text:p>
          </table:table-cell>
          <table:table-cell office:value-type="float" office:value="-0.0000001035234" calcext:value-type="float">
            <text:p>-1.035234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933443" calcext:value-type="float">
            <text:p>-4.933443</text:p>
          </table:table-cell>
          <table:table-cell office:value-type="float" office:value="0" calcext:value-type="float">
            <text:p>0</text:p>
          </table:table-cell>
          <table:table-cell office:value-type="float" office:value="2.510636" calcext:value-type="float">
            <text:p>2.510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4" calcext:value-type="float">
            <text:p>30012004</text:p>
          </table:table-cell>
          <table:table-cell office:value-type="float" office:value="699.2014" calcext:value-type="float">
            <text:p>699.2014</text:p>
          </table:table-cell>
          <table:table-cell office:value-type="float" office:value="13082.68" calcext:value-type="float">
            <text:p>13082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68327" calcext:value-type="float">
            <text:p>-5.568327</text:p>
          </table:table-cell>
          <table:table-cell office:value-type="float" office:value="17.60974" calcext:value-type="float">
            <text:p>17.60974</text:p>
          </table:table-cell>
          <table:table-cell office:value-type="float" office:value="0" calcext:value-type="float">
            <text:p>0</text:p>
          </table:table-cell>
          <table:table-cell office:value-type="float" office:value="79.25798" calcext:value-type="float">
            <text:p>79.25798</text:p>
          </table:table-cell>
          <table:table-cell office:value-type="float" office:value="457.7939" calcext:value-type="float">
            <text:p>457.7939</text:p>
          </table:table-cell>
          <table:table-cell office:value-type="float" office:value="0.01327559" calcext:value-type="float">
            <text:p>0.01327559</text:p>
          </table:table-cell>
          <table:table-cell office:value-type="float" office:value="0" calcext:value-type="float">
            <text:p>0</text:p>
          </table:table-cell>
          <table:table-cell office:value-type="float" office:value="0.00000192476" calcext:value-type="float">
            <text:p>1.92476E-06</text:p>
          </table:table-cell>
          <table:table-cell office:value-type="float" office:value="0" calcext:value-type="float">
            <text:p>0</text:p>
          </table:table-cell>
          <table:table-cell office:value-type="float" office:value="-0.005952416" calcext:value-type="float">
            <text:p>-0.005952416</text:p>
          </table:table-cell>
          <table:table-cell office:value-type="float" office:value="370" calcext:value-type="float">
            <text:p>370</text:p>
          </table:table-cell>
          <table:table-cell office:value-type="float" office:value="-5.549101" calcext:value-type="float">
            <text:p>-5.549101</text:p>
          </table:table-cell>
          <table:table-cell office:value-type="float" office:value="0" calcext:value-type="float">
            <text:p>0</text:p>
          </table:table-cell>
          <table:table-cell office:value-type="float" office:value="319.537" calcext:value-type="float">
            <text:p>319.537</text:p>
          </table:table-cell>
          <table:table-cell office:value-type="float" office:value="1120.052" calcext:value-type="float">
            <text:p>1120.052</text:p>
          </table:table-cell>
          <table:table-cell office:value-type="float" office:value="1369.123" calcext:value-type="float">
            <text:p>1369.123</text:p>
          </table:table-cell>
          <table:table-cell office:value-type="float" office:value="1287.176" calcext:value-type="float">
            <text:p>1287.176</text:p>
          </table:table-cell>
          <table:table-cell office:value-type="float" office:value="771.4383" calcext:value-type="float">
            <text:p>771.4383</text:p>
          </table:table-cell>
          <table:table-cell office:value-type="float" office:value="1105.994" calcext:value-type="float">
            <text:p>1105.994</text:p>
          </table:table-cell>
          <table:table-cell office:value-type="float" office:value="412.3166" calcext:value-type="float">
            <text:p>412.3166</text:p>
          </table:table-cell>
          <table:table-cell office:value-type="float" office:value="1848.467" calcext:value-type="float">
            <text:p>1848.467</text:p>
          </table:table-cell>
          <table:table-cell office:value-type="float" office:value="2085.782" calcext:value-type="float">
            <text:p>2085.782</text:p>
          </table:table-cell>
          <table:table-cell office:value-type="float" office:value="1667.874" calcext:value-type="float">
            <text:p>1667.874</text:p>
          </table:table-cell>
          <table:table-cell office:value-type="float" office:value="584.6037" calcext:value-type="float">
            <text:p>584.6037</text:p>
          </table:table-cell>
          <table:table-cell office:value-type="float" office:value="573.2397" calcext:value-type="float">
            <text:p>573.2397</text:p>
          </table:table-cell>
          <table:table-cell office:value-type="float" office:value="142.7943" calcext:value-type="float">
            <text:p>142.7943</text:p>
          </table:table-cell>
          <table:table-cell office:value-type="float" office:value="35.69197" calcext:value-type="float">
            <text:p>35.69197</text:p>
          </table:table-cell>
          <table:table-cell office:value-type="float" office:value="0" calcext:value-type="float">
            <text:p>0</text:p>
          </table:table-cell>
          <table:table-cell office:value-type="float" office:value="-0.0000001318308" calcext:value-type="float">
            <text:p>-1.318308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97192" calcext:value-type="float">
            <text:p>-4.97192</text:p>
          </table:table-cell>
          <table:table-cell office:value-type="float" office:value="0" calcext:value-type="float">
            <text:p>0</text:p>
          </table:table-cell>
          <table:table-cell office:value-type="float" office:value="2.492301" calcext:value-type="float">
            <text:p>2.492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4" calcext:value-type="float">
            <text:p>31012004</text:p>
          </table:table-cell>
          <table:table-cell office:value-type="float" office:value="699.1588" calcext:value-type="float">
            <text:p>699.1588</text:p>
          </table:table-cell>
          <table:table-cell office:value-type="float" office:value="13082.68" calcext:value-type="float">
            <text:p>13082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632324" calcext:value-type="float">
            <text:p>-5.632324</text:p>
          </table:table-cell>
          <table:table-cell office:value-type="float" office:value="16.79849" calcext:value-type="float">
            <text:p>16.79849</text:p>
          </table:table-cell>
          <table:table-cell office:value-type="float" office:value="0" calcext:value-type="float">
            <text:p>0</text:p>
          </table:table-cell>
          <table:table-cell office:value-type="float" office:value="79.2321" calcext:value-type="float">
            <text:p>79.2321</text:p>
          </table:table-cell>
          <table:table-cell office:value-type="float" office:value="457.7804" calcext:value-type="float">
            <text:p>457.7804</text:p>
          </table:table-cell>
          <table:table-cell office:value-type="float" office:value="0.01356752" calcext:value-type="float">
            <text:p>0.01356752</text:p>
          </table:table-cell>
          <table:table-cell office:value-type="float" office:value="0" calcext:value-type="float">
            <text:p>0</text:p>
          </table:table-cell>
          <table:table-cell office:value-type="float" office:value="0.00000192476" calcext:value-type="float">
            <text:p>1.92476E-06</text:p>
          </table:table-cell>
          <table:table-cell office:value-type="float" office:value="0" calcext:value-type="float">
            <text:p>0</text:p>
          </table:table-cell>
          <table:table-cell office:value-type="float" office:value="-0.006669266" calcext:value-type="float">
            <text:p>-0.006669266</text:p>
          </table:table-cell>
          <table:table-cell office:value-type="float" office:value="370" calcext:value-type="float">
            <text:p>370</text:p>
          </table:table-cell>
          <table:table-cell office:value-type="float" office:value="-5.612089" calcext:value-type="float">
            <text:p>-5.612089</text:p>
          </table:table-cell>
          <table:table-cell office:value-type="float" office:value="0" calcext:value-type="float">
            <text:p>0</text:p>
          </table:table-cell>
          <table:table-cell office:value-type="float" office:value="319.541" calcext:value-type="float">
            <text:p>319.541</text:p>
          </table:table-cell>
          <table:table-cell office:value-type="float" office:value="1120.048" calcext:value-type="float">
            <text:p>1120.048</text:p>
          </table:table-cell>
          <table:table-cell office:value-type="float" office:value="1369.118" calcext:value-type="float">
            <text:p>1369.118</text:p>
          </table:table-cell>
          <table:table-cell office:value-type="float" office:value="1287.171" calcext:value-type="float">
            <text:p>1287.171</text:p>
          </table:table-cell>
          <table:table-cell office:value-type="float" office:value="771.4341" calcext:value-type="float">
            <text:p>771.4341</text:p>
          </table:table-cell>
          <table:table-cell office:value-type="float" office:value="1105.99" calcext:value-type="float">
            <text:p>1105.99</text:p>
          </table:table-cell>
          <table:table-cell office:value-type="float" office:value="412.3152" calcext:value-type="float">
            <text:p>412.3152</text:p>
          </table:table-cell>
          <table:table-cell office:value-type="float" office:value="1848.464" calcext:value-type="float">
            <text:p>1848.464</text:p>
          </table:table-cell>
          <table:table-cell office:value-type="float" office:value="2085.779" calcext:value-type="float">
            <text:p>2085.779</text:p>
          </table:table-cell>
          <table:table-cell office:value-type="float" office:value="1667.872" calcext:value-type="float">
            <text:p>1667.872</text:p>
          </table:table-cell>
          <table:table-cell office:value-type="float" office:value="584.6026" calcext:value-type="float">
            <text:p>584.6026</text:p>
          </table:table-cell>
          <table:table-cell office:value-type="float" office:value="573.2363" calcext:value-type="float">
            <text:p>573.2363</text:p>
          </table:table-cell>
          <table:table-cell office:value-type="float" office:value="142.7943" calcext:value-type="float">
            <text:p>142.7943</text:p>
          </table:table-cell>
          <table:table-cell office:value-type="float" office:value="35.69197" calcext:value-type="float">
            <text:p>35.69197</text:p>
          </table:table-cell>
          <table:table-cell office:value-type="float" office:value="0" calcext:value-type="float">
            <text:p>0</text:p>
          </table:table-cell>
          <table:table-cell office:value-type="float" office:value="-0.0000001964719" calcext:value-type="float">
            <text:p>-1.964719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019157" calcext:value-type="float">
            <text:p>-5.019157</text:p>
          </table:table-cell>
          <table:table-cell office:value-type="float" office:value="0" calcext:value-type="float">
            <text:p>0</text:p>
          </table:table-cell>
          <table:table-cell office:value-type="float" office:value="2.476585" calcext:value-type="float">
            <text:p>2.476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4" calcext:value-type="float">
            <text:p>1022004</text:p>
          </table:table-cell>
          <table:table-cell office:value-type="float" office:value="699.1232" calcext:value-type="float">
            <text:p>699.1232</text:p>
          </table:table-cell>
          <table:table-cell office:value-type="float" office:value="13082.68" calcext:value-type="float">
            <text:p>13082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688931" calcext:value-type="float">
            <text:p>-5.688931</text:p>
          </table:table-cell>
          <table:table-cell office:value-type="float" office:value="16.98853" calcext:value-type="float">
            <text:p>16.98853</text:p>
          </table:table-cell>
          <table:table-cell office:value-type="float" office:value="0" calcext:value-type="float">
            <text:p>0</text:p>
          </table:table-cell>
          <table:table-cell office:value-type="float" office:value="79.20106" calcext:value-type="float">
            <text:p>79.20106</text:p>
          </table:table-cell>
          <table:table-cell office:value-type="float" office:value="457.775" calcext:value-type="float">
            <text:p>457.775</text:p>
          </table:table-cell>
          <table:table-cell office:value-type="float" office:value="0.01386642" calcext:value-type="float">
            <text:p>0.01386642</text:p>
          </table:table-cell>
          <table:table-cell office:value-type="float" office:value="0" calcext:value-type="float">
            <text:p>0</text:p>
          </table:table-cell>
          <table:table-cell office:value-type="float" office:value="0.00000192476" calcext:value-type="float">
            <text:p>1.92476E-06</text:p>
          </table:table-cell>
          <table:table-cell office:value-type="float" office:value="0" calcext:value-type="float">
            <text:p>0</text:p>
          </table:table-cell>
          <table:table-cell office:value-type="float" office:value="-0.006669266" calcext:value-type="float">
            <text:p>-0.006669266</text:p>
          </table:table-cell>
          <table:table-cell office:value-type="float" office:value="370" calcext:value-type="float">
            <text:p>370</text:p>
          </table:table-cell>
          <table:table-cell office:value-type="float" office:value="-5.668397" calcext:value-type="float">
            <text:p>-5.668397</text:p>
          </table:table-cell>
          <table:table-cell office:value-type="float" office:value="0" calcext:value-type="float">
            <text:p>0</text:p>
          </table:table-cell>
          <table:table-cell office:value-type="float" office:value="319.5431" calcext:value-type="float">
            <text:p>319.5431</text:p>
          </table:table-cell>
          <table:table-cell office:value-type="float" office:value="1120.043" calcext:value-type="float">
            <text:p>1120.043</text:p>
          </table:table-cell>
          <table:table-cell office:value-type="float" office:value="1369.112" calcext:value-type="float">
            <text:p>1369.112</text:p>
          </table:table-cell>
          <table:table-cell office:value-type="float" office:value="1287.167" calcext:value-type="float">
            <text:p>1287.167</text:p>
          </table:table-cell>
          <table:table-cell office:value-type="float" office:value="771.4299" calcext:value-type="float">
            <text:p>771.4299</text:p>
          </table:table-cell>
          <table:table-cell office:value-type="float" office:value="1105.987" calcext:value-type="float">
            <text:p>1105.987</text:p>
          </table:table-cell>
          <table:table-cell office:value-type="float" office:value="412.3138" calcext:value-type="float">
            <text:p>412.3138</text:p>
          </table:table-cell>
          <table:table-cell office:value-type="float" office:value="1848.463" calcext:value-type="float">
            <text:p>1848.463</text:p>
          </table:table-cell>
          <table:table-cell office:value-type="float" office:value="2085.776" calcext:value-type="float">
            <text:p>2085.776</text:p>
          </table:table-cell>
          <table:table-cell office:value-type="float" office:value="1667.869" calcext:value-type="float">
            <text:p>1667.869</text:p>
          </table:table-cell>
          <table:table-cell office:value-type="float" office:value="584.6015" calcext:value-type="float">
            <text:p>584.6015</text:p>
          </table:table-cell>
          <table:table-cell office:value-type="float" office:value="573.2329" calcext:value-type="float">
            <text:p>573.2329</text:p>
          </table:table-cell>
          <table:table-cell office:value-type="float" office:value="142.7943" calcext:value-type="float">
            <text:p>142.7943</text:p>
          </table:table-cell>
          <table:table-cell office:value-type="float" office:value="35.69197" calcext:value-type="float">
            <text:p>35.69197</text:p>
          </table:table-cell>
          <table:table-cell office:value-type="float" office:value="0" calcext:value-type="float">
            <text:p>0</text:p>
          </table:table-cell>
          <table:table-cell office:value-type="float" office:value="-0.0000002799111" calcext:value-type="float">
            <text:p>-2.799111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060525" calcext:value-type="float">
            <text:p>-5.060525</text:p>
          </table:table-cell>
          <table:table-cell office:value-type="float" office:value="0" calcext:value-type="float">
            <text:p>0</text:p>
          </table:table-cell>
          <table:table-cell office:value-type="float" office:value="2.461712" calcext:value-type="float">
            <text:p>2.461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4" calcext:value-type="float">
            <text:p>2022004</text:p>
          </table:table-cell>
          <table:table-cell office:value-type="float" office:value="699.0678" calcext:value-type="float">
            <text:p>699.0678</text:p>
          </table:table-cell>
          <table:table-cell office:value-type="float" office:value="13082.68" calcext:value-type="float">
            <text:p>13082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759384" calcext:value-type="float">
            <text:p>-5.759384</text:p>
          </table:table-cell>
          <table:table-cell office:value-type="float" office:value="17.83305" calcext:value-type="float">
            <text:p>17.83305</text:p>
          </table:table-cell>
          <table:table-cell office:value-type="float" office:value="0" calcext:value-type="float">
            <text:p>0</text:p>
          </table:table-cell>
          <table:table-cell office:value-type="float" office:value="79.15277" calcext:value-type="float">
            <text:p>79.15277</text:p>
          </table:table-cell>
          <table:table-cell office:value-type="float" office:value="457.7521" calcext:value-type="float">
            <text:p>457.7521</text:p>
          </table:table-cell>
          <table:table-cell office:value-type="float" office:value="0.01418261" calcext:value-type="float">
            <text:p>0.01418261</text:p>
          </table:table-cell>
          <table:table-cell office:value-type="float" office:value="0" calcext:value-type="float">
            <text:p>0</text:p>
          </table:table-cell>
          <table:table-cell office:value-type="float" office:value="0.00000192476" calcext:value-type="float">
            <text:p>1.92476E-06</text:p>
          </table:table-cell>
          <table:table-cell office:value-type="float" office:value="0" calcext:value-type="float">
            <text:p>0</text:p>
          </table:table-cell>
          <table:table-cell office:value-type="float" office:value="-0.006669266" calcext:value-type="float">
            <text:p>-0.006669266</text:p>
          </table:table-cell>
          <table:table-cell office:value-type="float" office:value="370" calcext:value-type="float">
            <text:p>370</text:p>
          </table:table-cell>
          <table:table-cell office:value-type="float" office:value="-5.738534" calcext:value-type="float">
            <text:p>-5.738534</text:p>
          </table:table-cell>
          <table:table-cell office:value-type="float" office:value="0" calcext:value-type="float">
            <text:p>0</text:p>
          </table:table-cell>
          <table:table-cell office:value-type="float" office:value="319.5506" calcext:value-type="float">
            <text:p>319.5506</text:p>
          </table:table-cell>
          <table:table-cell office:value-type="float" office:value="1120.037" calcext:value-type="float">
            <text:p>1120.037</text:p>
          </table:table-cell>
          <table:table-cell office:value-type="float" office:value="1369.105" calcext:value-type="float">
            <text:p>1369.105</text:p>
          </table:table-cell>
          <table:table-cell office:value-type="float" office:value="1287.161" calcext:value-type="float">
            <text:p>1287.161</text:p>
          </table:table-cell>
          <table:table-cell office:value-type="float" office:value="771.4257" calcext:value-type="float">
            <text:p>771.4257</text:p>
          </table:table-cell>
          <table:table-cell office:value-type="float" office:value="1105.984" calcext:value-type="float">
            <text:p>1105.984</text:p>
          </table:table-cell>
          <table:table-cell office:value-type="float" office:value="412.3125" calcext:value-type="float">
            <text:p>412.3125</text:p>
          </table:table-cell>
          <table:table-cell office:value-type="float" office:value="1848.461" calcext:value-type="float">
            <text:p>1848.461</text:p>
          </table:table-cell>
          <table:table-cell office:value-type="float" office:value="2085.773" calcext:value-type="float">
            <text:p>2085.773</text:p>
          </table:table-cell>
          <table:table-cell office:value-type="float" office:value="1667.867" calcext:value-type="float">
            <text:p>1667.867</text:p>
          </table:table-cell>
          <table:table-cell office:value-type="float" office:value="584.6005" calcext:value-type="float">
            <text:p>584.6005</text:p>
          </table:table-cell>
          <table:table-cell office:value-type="float" office:value="573.2296" calcext:value-type="float">
            <text:p>573.2296</text:p>
          </table:table-cell>
          <table:table-cell office:value-type="float" office:value="142.7943" calcext:value-type="float">
            <text:p>142.7943</text:p>
          </table:table-cell>
          <table:table-cell office:value-type="float" office:value="35.69197" calcext:value-type="float">
            <text:p>35.69197</text:p>
          </table:table-cell>
          <table:table-cell office:value-type="float" office:value="0" calcext:value-type="float">
            <text:p>0</text:p>
          </table:table-cell>
          <table:table-cell office:value-type="float" office:value="-0.0000005255861" calcext:value-type="float">
            <text:p>-5.255861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115732" calcext:value-type="float">
            <text:p>-5.115732</text:p>
          </table:table-cell>
          <table:table-cell office:value-type="float" office:value="0" calcext:value-type="float">
            <text:p>0</text:p>
          </table:table-cell>
          <table:table-cell office:value-type="float" office:value="2.446822" calcext:value-type="float">
            <text:p>2.446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4" calcext:value-type="float">
            <text:p>3022004</text:p>
          </table:table-cell>
          <table:table-cell office:value-type="float" office:value="699.0306" calcext:value-type="float">
            <text:p>699.0306</text:p>
          </table:table-cell>
          <table:table-cell office:value-type="float" office:value="13082.68" calcext:value-type="float">
            <text:p>13082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816008" calcext:value-type="float">
            <text:p>-5.816008</text:p>
          </table:table-cell>
          <table:table-cell office:value-type="float" office:value="17.97057" calcext:value-type="float">
            <text:p>17.97057</text:p>
          </table:table-cell>
          <table:table-cell office:value-type="float" office:value="0" calcext:value-type="float">
            <text:p>0</text:p>
          </table:table-cell>
          <table:table-cell office:value-type="float" office:value="79.10751" calcext:value-type="float">
            <text:p>79.10751</text:p>
          </table:table-cell>
          <table:table-cell office:value-type="float" office:value="457.7456" calcext:value-type="float">
            <text:p>457.7456</text:p>
          </table:table-cell>
          <table:table-cell office:value-type="float" office:value="0.01449181" calcext:value-type="float">
            <text:p>0.01449181</text:p>
          </table:table-cell>
          <table:table-cell office:value-type="float" office:value="0" calcext:value-type="float">
            <text:p>0</text:p>
          </table:table-cell>
          <table:table-cell office:value-type="float" office:value="0.00000192476" calcext:value-type="float">
            <text:p>1.92476E-06</text:p>
          </table:table-cell>
          <table:table-cell office:value-type="float" office:value="0" calcext:value-type="float">
            <text:p>0</text:p>
          </table:table-cell>
          <table:table-cell office:value-type="float" office:value="-0.006669266" calcext:value-type="float">
            <text:p>-0.006669266</text:p>
          </table:table-cell>
          <table:table-cell office:value-type="float" office:value="370" calcext:value-type="float">
            <text:p>370</text:p>
          </table:table-cell>
          <table:table-cell office:value-type="float" office:value="-5.794848" calcext:value-type="float">
            <text:p>-5.794848</text:p>
          </table:table-cell>
          <table:table-cell office:value-type="float" office:value="0" calcext:value-type="float">
            <text:p>0</text:p>
          </table:table-cell>
          <table:table-cell office:value-type="float" office:value="319.5561" calcext:value-type="float">
            <text:p>319.5561</text:p>
          </table:table-cell>
          <table:table-cell office:value-type="float" office:value="1120.032" calcext:value-type="float">
            <text:p>1120.032</text:p>
          </table:table-cell>
          <table:table-cell office:value-type="float" office:value="1369.098" calcext:value-type="float">
            <text:p>1369.098</text:p>
          </table:table-cell>
          <table:table-cell office:value-type="float" office:value="1287.156" calcext:value-type="float">
            <text:p>1287.156</text:p>
          </table:table-cell>
          <table:table-cell office:value-type="float" office:value="771.4216" calcext:value-type="float">
            <text:p>771.4216</text:p>
          </table:table-cell>
          <table:table-cell office:value-type="float" office:value="1105.982" calcext:value-type="float">
            <text:p>1105.982</text:p>
          </table:table-cell>
          <table:table-cell office:value-type="float" office:value="412.3112" calcext:value-type="float">
            <text:p>412.3112</text:p>
          </table:table-cell>
          <table:table-cell office:value-type="float" office:value="1848.458" calcext:value-type="float">
            <text:p>1848.458</text:p>
          </table:table-cell>
          <table:table-cell office:value-type="float" office:value="2085.77" calcext:value-type="float">
            <text:p>2085.77</text:p>
          </table:table-cell>
          <table:table-cell office:value-type="float" office:value="1667.865" calcext:value-type="float">
            <text:p>1667.865</text:p>
          </table:table-cell>
          <table:table-cell office:value-type="float" office:value="584.5994" calcext:value-type="float">
            <text:p>584.5994</text:p>
          </table:table-cell>
          <table:table-cell office:value-type="float" office:value="573.2263" calcext:value-type="float">
            <text:p>573.2263</text:p>
          </table:table-cell>
          <table:table-cell office:value-type="float" office:value="142.7943" calcext:value-type="float">
            <text:p>142.7943</text:p>
          </table:table-cell>
          <table:table-cell office:value-type="float" office:value="35.69196" calcext:value-type="float">
            <text:p>35.69196</text:p>
          </table:table-cell>
          <table:table-cell office:value-type="float" office:value="0" calcext:value-type="float">
            <text:p>0</text:p>
          </table:table-cell>
          <table:table-cell office:value-type="float" office:value="-0.0000005254585" calcext:value-type="float">
            <text:p>-5.254585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155867" calcext:value-type="float">
            <text:p>-5.155867</text:p>
          </table:table-cell>
          <table:table-cell office:value-type="float" office:value="0" calcext:value-type="float">
            <text:p>0</text:p>
          </table:table-cell>
          <table:table-cell office:value-type="float" office:value="2.430713" calcext:value-type="float">
            <text:p>2.430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4" calcext:value-type="float">
            <text:p>4022004</text:p>
          </table:table-cell>
          <table:table-cell office:value-type="float" office:value="698.9962" calcext:value-type="float">
            <text:p>698.9962</text:p>
          </table:table-cell>
          <table:table-cell office:value-type="float" office:value="13082.68" calcext:value-type="float">
            <text:p>13082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901696" calcext:value-type="float">
            <text:p>-5.901696</text:p>
          </table:table-cell>
          <table:table-cell office:value-type="float" office:value="16.95812" calcext:value-type="float">
            <text:p>16.95812</text:p>
          </table:table-cell>
          <table:table-cell office:value-type="float" office:value="0" calcext:value-type="float">
            <text:p>0</text:p>
          </table:table-cell>
          <table:table-cell office:value-type="float" office:value="79.0687" calcext:value-type="float">
            <text:p>79.0687</text:p>
          </table:table-cell>
          <table:table-cell office:value-type="float" office:value="457.7414" calcext:value-type="float">
            <text:p>457.7414</text:p>
          </table:table-cell>
          <table:table-cell office:value-type="float" office:value="0.01478382" calcext:value-type="float">
            <text:p>0.01478382</text:p>
          </table:table-cell>
          <table:table-cell office:value-type="float" office:value="0" calcext:value-type="float">
            <text:p>0</text:p>
          </table:table-cell>
          <table:table-cell office:value-type="float" office:value="0.00000192476" calcext:value-type="float">
            <text:p>1.92476E-06</text:p>
          </table:table-cell>
          <table:table-cell office:value-type="float" office:value="0" calcext:value-type="float">
            <text:p>0</text:p>
          </table:table-cell>
          <table:table-cell office:value-type="float" office:value="-0.007253605" calcext:value-type="float">
            <text:p>-0.007253605</text:p>
          </table:table-cell>
          <table:table-cell office:value-type="float" office:value="370" calcext:value-type="float">
            <text:p>370</text:p>
          </table:table-cell>
          <table:table-cell office:value-type="float" office:value="-5.879661" calcext:value-type="float">
            <text:p>-5.879661</text:p>
          </table:table-cell>
          <table:table-cell office:value-type="float" office:value="0" calcext:value-type="float">
            <text:p>0</text:p>
          </table:table-cell>
          <table:table-cell office:value-type="float" office:value="319.5606" calcext:value-type="float">
            <text:p>319.5606</text:p>
          </table:table-cell>
          <table:table-cell office:value-type="float" office:value="1120.027" calcext:value-type="float">
            <text:p>1120.027</text:p>
          </table:table-cell>
          <table:table-cell office:value-type="float" office:value="1369.092" calcext:value-type="float">
            <text:p>1369.092</text:p>
          </table:table-cell>
          <table:table-cell office:value-type="float" office:value="1287.152" calcext:value-type="float">
            <text:p>1287.152</text:p>
          </table:table-cell>
          <table:table-cell office:value-type="float" office:value="771.4175" calcext:value-type="float">
            <text:p>771.4175</text:p>
          </table:table-cell>
          <table:table-cell office:value-type="float" office:value="1105.979" calcext:value-type="float">
            <text:p>1105.979</text:p>
          </table:table-cell>
          <table:table-cell office:value-type="float" office:value="412.3099" calcext:value-type="float">
            <text:p>412.3099</text:p>
          </table:table-cell>
          <table:table-cell office:value-type="float" office:value="1848.457" calcext:value-type="float">
            <text:p>1848.457</text:p>
          </table:table-cell>
          <table:table-cell office:value-type="float" office:value="2085.767" calcext:value-type="float">
            <text:p>2085.767</text:p>
          </table:table-cell>
          <table:table-cell office:value-type="float" office:value="1667.862" calcext:value-type="float">
            <text:p>1667.862</text:p>
          </table:table-cell>
          <table:table-cell office:value-type="float" office:value="584.5983" calcext:value-type="float">
            <text:p>584.5983</text:p>
          </table:table-cell>
          <table:table-cell office:value-type="float" office:value="573.2231" calcext:value-type="float">
            <text:p>573.2231</text:p>
          </table:table-cell>
          <table:table-cell office:value-type="float" office:value="142.7943" calcext:value-type="float">
            <text:p>142.7943</text:p>
          </table:table-cell>
          <table:table-cell office:value-type="float" office:value="35.69196" calcext:value-type="float">
            <text:p>35.69196</text:p>
          </table:table-cell>
          <table:table-cell office:value-type="float" office:value="0" calcext:value-type="float">
            <text:p>0</text:p>
          </table:table-cell>
          <table:table-cell office:value-type="float" office:value="-0.0000005253401" calcext:value-type="float">
            <text:p>-5.253401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194293" calcext:value-type="float">
            <text:p>-5.194293</text:p>
          </table:table-cell>
          <table:table-cell office:value-type="float" office:value="0" calcext:value-type="float">
            <text:p>0</text:p>
          </table:table-cell>
          <table:table-cell office:value-type="float" office:value="2.384399" calcext:value-type="float">
            <text:p>2.384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4" calcext:value-type="float">
            <text:p>5022004</text:p>
          </table:table-cell>
          <table:table-cell office:value-type="float" office:value="698.9561" calcext:value-type="float">
            <text:p>698.9561</text:p>
          </table:table-cell>
          <table:table-cell office:value-type="float" office:value="13082.68" calcext:value-type="float">
            <text:p>13082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967822" calcext:value-type="float">
            <text:p>-5.967822</text:p>
          </table:table-cell>
          <table:table-cell office:value-type="float" office:value="17.15796" calcext:value-type="float">
            <text:p>17.15796</text:p>
          </table:table-cell>
          <table:table-cell office:value-type="float" office:value="0" calcext:value-type="float">
            <text:p>0</text:p>
          </table:table-cell>
          <table:table-cell office:value-type="float" office:value="79.03187" calcext:value-type="float">
            <text:p>79.03187</text:p>
          </table:table-cell>
          <table:table-cell office:value-type="float" office:value="457.7332" calcext:value-type="float">
            <text:p>457.7332</text:p>
          </table:table-cell>
          <table:table-cell office:value-type="float" office:value="0.01509482" calcext:value-type="float">
            <text:p>0.01509482</text:p>
          </table:table-cell>
          <table:table-cell office:value-type="float" office:value="0" calcext:value-type="float">
            <text:p>0</text:p>
          </table:table-cell>
          <table:table-cell office:value-type="float" office:value="0.00000192476" calcext:value-type="float">
            <text:p>1.92476E-06</text:p>
          </table:table-cell>
          <table:table-cell office:value-type="float" office:value="0" calcext:value-type="float">
            <text:p>0</text:p>
          </table:table-cell>
          <table:table-cell office:value-type="float" office:value="-0.008171985" calcext:value-type="float">
            <text:p>-0.008171985</text:p>
          </table:table-cell>
          <table:table-cell office:value-type="float" office:value="370" calcext:value-type="float">
            <text:p>370</text:p>
          </table:table-cell>
          <table:table-cell office:value-type="float" office:value="-5.944557" calcext:value-type="float">
            <text:p>-5.944557</text:p>
          </table:table-cell>
          <table:table-cell office:value-type="float" office:value="0" calcext:value-type="float">
            <text:p>0</text:p>
          </table:table-cell>
          <table:table-cell office:value-type="float" office:value="319.5655" calcext:value-type="float">
            <text:p>319.5655</text:p>
          </table:table-cell>
          <table:table-cell office:value-type="float" office:value="1120.021" calcext:value-type="float">
            <text:p>1120.021</text:p>
          </table:table-cell>
          <table:table-cell office:value-type="float" office:value="1369.084" calcext:value-type="float">
            <text:p>1369.084</text:p>
          </table:table-cell>
          <table:table-cell office:value-type="float" office:value="1287.146" calcext:value-type="float">
            <text:p>1287.146</text:p>
          </table:table-cell>
          <table:table-cell office:value-type="float" office:value="771.4135" calcext:value-type="float">
            <text:p>771.4135</text:p>
          </table:table-cell>
          <table:table-cell office:value-type="float" office:value="1105.976" calcext:value-type="float">
            <text:p>1105.976</text:p>
          </table:table-cell>
          <table:table-cell office:value-type="float" office:value="412.3087" calcext:value-type="float">
            <text:p>412.3087</text:p>
          </table:table-cell>
          <table:table-cell office:value-type="float" office:value="1848.455" calcext:value-type="float">
            <text:p>1848.455</text:p>
          </table:table-cell>
          <table:table-cell office:value-type="float" office:value="2085.764" calcext:value-type="float">
            <text:p>2085.764</text:p>
          </table:table-cell>
          <table:table-cell office:value-type="float" office:value="1667.86" calcext:value-type="float">
            <text:p>1667.86</text:p>
          </table:table-cell>
          <table:table-cell office:value-type="float" office:value="584.5973" calcext:value-type="float">
            <text:p>584.5973</text:p>
          </table:table-cell>
          <table:table-cell office:value-type="float" office:value="573.2198" calcext:value-type="float">
            <text:p>573.2198</text:p>
          </table:table-cell>
          <table:table-cell office:value-type="float" office:value="142.7942" calcext:value-type="float">
            <text:p>142.7942</text:p>
          </table:table-cell>
          <table:table-cell office:value-type="float" office:value="35.69199" calcext:value-type="float">
            <text:p>35.69199</text:p>
          </table:table-cell>
          <table:table-cell office:value-type="float" office:value="0" calcext:value-type="float">
            <text:p>0</text:p>
          </table:table-cell>
          <table:table-cell office:value-type="float" office:value="-0.0000005249058" calcext:value-type="float">
            <text:p>-5.249058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237945" calcext:value-type="float">
            <text:p>-5.237945</text:p>
          </table:table-cell>
          <table:table-cell office:value-type="float" office:value="0" calcext:value-type="float">
            <text:p>0</text:p>
          </table:table-cell>
          <table:table-cell office:value-type="float" office:value="2.36322" calcext:value-type="float">
            <text:p>2.36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4" calcext:value-type="float">
            <text:p>6022004</text:p>
          </table:table-cell>
          <table:table-cell office:value-type="float" office:value="698.9086" calcext:value-type="float">
            <text:p>698.9086</text:p>
          </table:table-cell>
          <table:table-cell office:value-type="float" office:value="13082.67" calcext:value-type="float">
            <text:p>13082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048572" calcext:value-type="float">
            <text:p>-6.048572</text:p>
          </table:table-cell>
          <table:table-cell office:value-type="float" office:value="17.65012" calcext:value-type="float">
            <text:p>17.65012</text:p>
          </table:table-cell>
          <table:table-cell office:value-type="float" office:value="0" calcext:value-type="float">
            <text:p>0</text:p>
          </table:table-cell>
          <table:table-cell office:value-type="float" office:value="78.99055" calcext:value-type="float">
            <text:p>78.99055</text:p>
          </table:table-cell>
          <table:table-cell office:value-type="float" office:value="457.7182" calcext:value-type="float">
            <text:p>457.7182</text:p>
          </table:table-cell>
          <table:table-cell office:value-type="float" office:value="0.01541941" calcext:value-type="float">
            <text:p>0.01541941</text:p>
          </table:table-cell>
          <table:table-cell office:value-type="float" office:value="0" calcext:value-type="float">
            <text:p>0</text:p>
          </table:table-cell>
          <table:table-cell office:value-type="float" office:value="0.00000192476" calcext:value-type="float">
            <text:p>1.92476E-06</text:p>
          </table:table-cell>
          <table:table-cell office:value-type="float" office:value="0" calcext:value-type="float">
            <text:p>0</text:p>
          </table:table-cell>
          <table:table-cell office:value-type="float" office:value="-0.009006537" calcext:value-type="float">
            <text:p>-0.009006537</text:p>
          </table:table-cell>
          <table:table-cell office:value-type="float" office:value="370" calcext:value-type="float">
            <text:p>370</text:p>
          </table:table-cell>
          <table:table-cell office:value-type="float" office:value="-6.024148" calcext:value-type="float">
            <text:p>-6.024148</text:p>
          </table:table-cell>
          <table:table-cell office:value-type="float" office:value="0" calcext:value-type="float">
            <text:p>0</text:p>
          </table:table-cell>
          <table:table-cell office:value-type="float" office:value="319.571" calcext:value-type="float">
            <text:p>319.571</text:p>
          </table:table-cell>
          <table:table-cell office:value-type="float" office:value="1120.015" calcext:value-type="float">
            <text:p>1120.015</text:p>
          </table:table-cell>
          <table:table-cell office:value-type="float" office:value="1369.077" calcext:value-type="float">
            <text:p>1369.077</text:p>
          </table:table-cell>
          <table:table-cell office:value-type="float" office:value="1287.141" calcext:value-type="float">
            <text:p>1287.141</text:p>
          </table:table-cell>
          <table:table-cell office:value-type="float" office:value="771.4091" calcext:value-type="float">
            <text:p>771.4091</text:p>
          </table:table-cell>
          <table:table-cell office:value-type="float" office:value="1105.973" calcext:value-type="float">
            <text:p>1105.973</text:p>
          </table:table-cell>
          <table:table-cell office:value-type="float" office:value="412.3074" calcext:value-type="float">
            <text:p>412.3074</text:p>
          </table:table-cell>
          <table:table-cell office:value-type="float" office:value="1848.453" calcext:value-type="float">
            <text:p>1848.453</text:p>
          </table:table-cell>
          <table:table-cell office:value-type="float" office:value="2085.761" calcext:value-type="float">
            <text:p>2085.761</text:p>
          </table:table-cell>
          <table:table-cell office:value-type="float" office:value="1667.858" calcext:value-type="float">
            <text:p>1667.858</text:p>
          </table:table-cell>
          <table:table-cell office:value-type="float" office:value="584.5963" calcext:value-type="float">
            <text:p>584.5963</text:p>
          </table:table-cell>
          <table:table-cell office:value-type="float" office:value="573.2167" calcext:value-type="float">
            <text:p>573.2167</text:p>
          </table:table-cell>
          <table:table-cell office:value-type="float" office:value="142.7941" calcext:value-type="float">
            <text:p>142.7941</text:p>
          </table:table-cell>
          <table:table-cell office:value-type="float" office:value="35.69202" calcext:value-type="float">
            <text:p>35.69202</text:p>
          </table:table-cell>
          <table:table-cell office:value-type="float" office:value="0" calcext:value-type="float">
            <text:p>0</text:p>
          </table:table-cell>
          <table:table-cell office:value-type="float" office:value="-0.0000005244174" calcext:value-type="float">
            <text:p>-5.244174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287249" calcext:value-type="float">
            <text:p>-5.287249</text:p>
          </table:table-cell>
          <table:table-cell office:value-type="float" office:value="0" calcext:value-type="float">
            <text:p>0</text:p>
          </table:table-cell>
          <table:table-cell office:value-type="float" office:value="2.332997" calcext:value-type="float">
            <text:p>2.332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4" calcext:value-type="float">
            <text:p>7022004</text:p>
          </table:table-cell>
          <table:table-cell office:value-type="float" office:value="698.8685" calcext:value-type="float">
            <text:p>698.8685</text:p>
          </table:table-cell>
          <table:table-cell office:value-type="float" office:value="13082.67" calcext:value-type="float">
            <text:p>13082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108057" calcext:value-type="float">
            <text:p>-6.108057</text:p>
          </table:table-cell>
          <table:table-cell office:value-type="float" office:value="18.75968" calcext:value-type="float">
            <text:p>18.75968</text:p>
          </table:table-cell>
          <table:table-cell office:value-type="float" office:value="0" calcext:value-type="float">
            <text:p>0</text:p>
          </table:table-cell>
          <table:table-cell office:value-type="float" office:value="78.94688" calcext:value-type="float">
            <text:p>78.94688</text:p>
          </table:table-cell>
          <table:table-cell office:value-type="float" office:value="457.7085" calcext:value-type="float">
            <text:p>457.7085</text:p>
          </table:table-cell>
          <table:table-cell office:value-type="float" office:value="0.01572689" calcext:value-type="float">
            <text:p>0.01572689</text:p>
          </table:table-cell>
          <table:table-cell office:value-type="float" office:value="0" calcext:value-type="float">
            <text:p>0</text:p>
          </table:table-cell>
          <table:table-cell office:value-type="float" office:value="0.00000192476" calcext:value-type="float">
            <text:p>1.92476E-06</text:p>
          </table:table-cell>
          <table:table-cell office:value-type="float" office:value="0" calcext:value-type="float">
            <text:p>0</text:p>
          </table:table-cell>
          <table:table-cell office:value-type="float" office:value="-0.009101787" calcext:value-type="float">
            <text:p>-0.009101787</text:p>
          </table:table-cell>
          <table:table-cell office:value-type="float" office:value="370" calcext:value-type="float">
            <text:p>370</text:p>
          </table:table-cell>
          <table:table-cell office:value-type="float" office:value="-6.08323" calcext:value-type="float">
            <text:p>-6.08323</text:p>
          </table:table-cell>
          <table:table-cell office:value-type="float" office:value="0" calcext:value-type="float">
            <text:p>0</text:p>
          </table:table-cell>
          <table:table-cell office:value-type="float" office:value="319.5766" calcext:value-type="float">
            <text:p>319.5766</text:p>
          </table:table-cell>
          <table:table-cell office:value-type="float" office:value="1120.01" calcext:value-type="float">
            <text:p>1120.01</text:p>
          </table:table-cell>
          <table:table-cell office:value-type="float" office:value="1369.07" calcext:value-type="float">
            <text:p>1369.07</text:p>
          </table:table-cell>
          <table:table-cell office:value-type="float" office:value="1287.136" calcext:value-type="float">
            <text:p>1287.136</text:p>
          </table:table-cell>
          <table:table-cell office:value-type="float" office:value="771.405" calcext:value-type="float">
            <text:p>771.405</text:p>
          </table:table-cell>
          <table:table-cell office:value-type="float" office:value="1105.971" calcext:value-type="float">
            <text:p>1105.971</text:p>
          </table:table-cell>
          <table:table-cell office:value-type="float" office:value="412.3062" calcext:value-type="float">
            <text:p>412.3062</text:p>
          </table:table-cell>
          <table:table-cell office:value-type="float" office:value="1848.451" calcext:value-type="float">
            <text:p>1848.451</text:p>
          </table:table-cell>
          <table:table-cell office:value-type="float" office:value="2085.759" calcext:value-type="float">
            <text:p>2085.759</text:p>
          </table:table-cell>
          <table:table-cell office:value-type="float" office:value="1667.856" calcext:value-type="float">
            <text:p>1667.856</text:p>
          </table:table-cell>
          <table:table-cell office:value-type="float" office:value="584.5953" calcext:value-type="float">
            <text:p>584.5953</text:p>
          </table:table-cell>
          <table:table-cell office:value-type="float" office:value="573.2136" calcext:value-type="float">
            <text:p>573.2136</text:p>
          </table:table-cell>
          <table:table-cell office:value-type="float" office:value="142.7941" calcext:value-type="float">
            <text:p>142.7941</text:p>
          </table:table-cell>
          <table:table-cell office:value-type="float" office:value="35.69203" calcext:value-type="float">
            <text:p>35.69203</text:p>
          </table:table-cell>
          <table:table-cell office:value-type="float" office:value="0" calcext:value-type="float">
            <text:p>0</text:p>
          </table:table-cell>
          <table:table-cell office:value-type="float" office:value="-0.000000523624" calcext:value-type="float">
            <text:p>-5.23624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329437" calcext:value-type="float">
            <text:p>-5.329437</text:p>
          </table:table-cell>
          <table:table-cell office:value-type="float" office:value="0" calcext:value-type="float">
            <text:p>0</text:p>
          </table:table-cell>
          <table:table-cell office:value-type="float" office:value="2.316139" calcext:value-type="float">
            <text:p>2.316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4" calcext:value-type="float">
            <text:p>8022004</text:p>
          </table:table-cell>
          <table:table-cell office:value-type="float" office:value="698.8285" calcext:value-type="float">
            <text:p>698.8285</text:p>
          </table:table-cell>
          <table:table-cell office:value-type="float" office:value="13082.68" calcext:value-type="float">
            <text:p>13082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164132" calcext:value-type="float">
            <text:p>-6.164132</text:p>
          </table:table-cell>
          <table:table-cell office:value-type="float" office:value="17.14989" calcext:value-type="float">
            <text:p>17.14989</text:p>
          </table:table-cell>
          <table:table-cell office:value-type="float" office:value="0" calcext:value-type="float">
            <text:p>0</text:p>
          </table:table-cell>
          <table:table-cell office:value-type="float" office:value="78.89632" calcext:value-type="float">
            <text:p>78.89632</text:p>
          </table:table-cell>
          <table:table-cell office:value-type="float" office:value="457.697" calcext:value-type="float">
            <text:p>457.697</text:p>
          </table:table-cell>
          <table:table-cell office:value-type="float" office:value="0.01601017" calcext:value-type="float">
            <text:p>0.01601017</text:p>
          </table:table-cell>
          <table:table-cell office:value-type="float" office:value="0" calcext:value-type="float">
            <text:p>0</text:p>
          </table:table-cell>
          <table:table-cell office:value-type="float" office:value="0.00000192496" calcext:value-type="float">
            <text:p>1.92496E-06</text:p>
          </table:table-cell>
          <table:table-cell office:value-type="float" office:value="0" calcext:value-type="float">
            <text:p>0</text:p>
          </table:table-cell>
          <table:table-cell office:value-type="float" office:value="-0.009101787" calcext:value-type="float">
            <text:p>-0.009101787</text:p>
          </table:table-cell>
          <table:table-cell office:value-type="float" office:value="370" calcext:value-type="float">
            <text:p>370</text:p>
          </table:table-cell>
          <table:table-cell office:value-type="float" office:value="-6.139022" calcext:value-type="float">
            <text:p>-6.139022</text:p>
          </table:table-cell>
          <table:table-cell office:value-type="float" office:value="0" calcext:value-type="float">
            <text:p>0</text:p>
          </table:table-cell>
          <table:table-cell office:value-type="float" office:value="319.583" calcext:value-type="float">
            <text:p>319.583</text:p>
          </table:table-cell>
          <table:table-cell office:value-type="float" office:value="1120.005" calcext:value-type="float">
            <text:p>1120.005</text:p>
          </table:table-cell>
          <table:table-cell office:value-type="float" office:value="1369.064" calcext:value-type="float">
            <text:p>1369.064</text:p>
          </table:table-cell>
          <table:table-cell office:value-type="float" office:value="1287.131" calcext:value-type="float">
            <text:p>1287.131</text:p>
          </table:table-cell>
          <table:table-cell office:value-type="float" office:value="771.4009" calcext:value-type="float">
            <text:p>771.4009</text:p>
          </table:table-cell>
          <table:table-cell office:value-type="float" office:value="1105.968" calcext:value-type="float">
            <text:p>1105.968</text:p>
          </table:table-cell>
          <table:table-cell office:value-type="float" office:value="412.3051" calcext:value-type="float">
            <text:p>412.3051</text:p>
          </table:table-cell>
          <table:table-cell office:value-type="float" office:value="1848.449" calcext:value-type="float">
            <text:p>1848.449</text:p>
          </table:table-cell>
          <table:table-cell office:value-type="float" office:value="2085.757" calcext:value-type="float">
            <text:p>2085.757</text:p>
          </table:table-cell>
          <table:table-cell office:value-type="float" office:value="1667.853" calcext:value-type="float">
            <text:p>1667.853</text:p>
          </table:table-cell>
          <table:table-cell office:value-type="float" office:value="584.5943" calcext:value-type="float">
            <text:p>584.5943</text:p>
          </table:table-cell>
          <table:table-cell office:value-type="float" office:value="573.2105" calcext:value-type="float">
            <text:p>573.2105</text:p>
          </table:table-cell>
          <table:table-cell office:value-type="float" office:value="142.7941" calcext:value-type="float">
            <text:p>142.7941</text:p>
          </table:table-cell>
          <table:table-cell office:value-type="float" office:value="35.69203" calcext:value-type="float">
            <text:p>35.69203</text:p>
          </table:table-cell>
          <table:table-cell office:value-type="float" office:value="0" calcext:value-type="float">
            <text:p>0</text:p>
          </table:table-cell>
          <table:table-cell office:value-type="float" office:value="-0.0000005235971" calcext:value-type="float">
            <text:p>-5.235971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369992" calcext:value-type="float">
            <text:p>-5.369992</text:p>
          </table:table-cell>
          <table:table-cell office:value-type="float" office:value="0" calcext:value-type="float">
            <text:p>0</text:p>
          </table:table-cell>
          <table:table-cell office:value-type="float" office:value="2.300953" calcext:value-type="float">
            <text:p>2.300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4" calcext:value-type="float">
            <text:p>9022004</text:p>
          </table:table-cell>
          <table:table-cell office:value-type="float" office:value="698.7031" calcext:value-type="float">
            <text:p>698.7031</text:p>
          </table:table-cell>
          <table:table-cell office:value-type="float" office:value="13082.68" calcext:value-type="float">
            <text:p>13082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296041" calcext:value-type="float">
            <text:p>-6.296041</text:p>
          </table:table-cell>
          <table:table-cell office:value-type="float" office:value="17.62103" calcext:value-type="float">
            <text:p>17.62103</text:p>
          </table:table-cell>
          <table:table-cell office:value-type="float" office:value="0" calcext:value-type="float">
            <text:p>0</text:p>
          </table:table-cell>
          <table:table-cell office:value-type="float" office:value="78.91226" calcext:value-type="float">
            <text:p>78.91226</text:p>
          </table:table-cell>
          <table:table-cell office:value-type="float" office:value="457.6039" calcext:value-type="float">
            <text:p>457.6039</text:p>
          </table:table-cell>
          <table:table-cell office:value-type="float" office:value="0.01633331" calcext:value-type="float">
            <text:p>0.01633331</text:p>
          </table:table-cell>
          <table:table-cell office:value-type="float" office:value="0" calcext:value-type="float">
            <text:p>0</text:p>
          </table:table-cell>
          <table:table-cell office:value-type="float" office:value="0.000001926066" calcext:value-type="float">
            <text:p>1.926066E-06</text:p>
          </table:table-cell>
          <table:table-cell office:value-type="float" office:value="0" calcext:value-type="float">
            <text:p>0</text:p>
          </table:table-cell>
          <table:table-cell office:value-type="float" office:value="-0.009101787" calcext:value-type="float">
            <text:p>-0.009101787</text:p>
          </table:table-cell>
          <table:table-cell office:value-type="float" office:value="370" calcext:value-type="float">
            <text:p>370</text:p>
          </table:table-cell>
          <table:table-cell office:value-type="float" office:value="-6.270608" calcext:value-type="float">
            <text:p>-6.270608</text:p>
          </table:table-cell>
          <table:table-cell office:value-type="float" office:value="0" calcext:value-type="float">
            <text:p>0</text:p>
          </table:table-cell>
          <table:table-cell office:value-type="float" office:value="319.5959" calcext:value-type="float">
            <text:p>319.5959</text:p>
          </table:table-cell>
          <table:table-cell office:value-type="float" office:value="1119.998" calcext:value-type="float">
            <text:p>1119.998</text:p>
          </table:table-cell>
          <table:table-cell office:value-type="float" office:value="1369.056" calcext:value-type="float">
            <text:p>1369.056</text:p>
          </table:table-cell>
          <table:table-cell office:value-type="float" office:value="1287.126" calcext:value-type="float">
            <text:p>1287.126</text:p>
          </table:table-cell>
          <table:table-cell office:value-type="float" office:value="771.397" calcext:value-type="float">
            <text:p>771.397</text:p>
          </table:table-cell>
          <table:table-cell office:value-type="float" office:value="1105.965" calcext:value-type="float">
            <text:p>1105.965</text:p>
          </table:table-cell>
          <table:table-cell office:value-type="float" office:value="412.304" calcext:value-type="float">
            <text:p>412.304</text:p>
          </table:table-cell>
          <table:table-cell office:value-type="float" office:value="1848.447" calcext:value-type="float">
            <text:p>1848.447</text:p>
          </table:table-cell>
          <table:table-cell office:value-type="float" office:value="2085.755" calcext:value-type="float">
            <text:p>2085.755</text:p>
          </table:table-cell>
          <table:table-cell office:value-type="float" office:value="1667.851" calcext:value-type="float">
            <text:p>1667.851</text:p>
          </table:table-cell>
          <table:table-cell office:value-type="float" office:value="584.5934" calcext:value-type="float">
            <text:p>584.5934</text:p>
          </table:table-cell>
          <table:table-cell office:value-type="float" office:value="573.2075" calcext:value-type="float">
            <text:p>573.2075</text:p>
          </table:table-cell>
          <table:table-cell office:value-type="float" office:value="142.7941" calcext:value-type="float">
            <text:p>142.7941</text:p>
          </table:table-cell>
          <table:table-cell office:value-type="float" office:value="35.69203" calcext:value-type="float">
            <text:p>35.69203</text:p>
          </table:table-cell>
          <table:table-cell office:value-type="float" office:value="0" calcext:value-type="float">
            <text:p>0</text:p>
          </table:table-cell>
          <table:table-cell office:value-type="float" office:value="-0.0000006394949" calcext:value-type="float">
            <text:p>-6.394949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488856" calcext:value-type="float">
            <text:p>-5.488856</text:p>
          </table:table-cell>
          <table:table-cell office:value-type="float" office:value="0" calcext:value-type="float">
            <text:p>0</text:p>
          </table:table-cell>
          <table:table-cell office:value-type="float" office:value="2.288269" calcext:value-type="float">
            <text:p>2.288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4" calcext:value-type="float">
            <text:p>10022004</text:p>
          </table:table-cell>
          <table:table-cell office:value-type="float" office:value="698.5908" calcext:value-type="float">
            <text:p>698.5908</text:p>
          </table:table-cell>
          <table:table-cell office:value-type="float" office:value="13082.69" calcext:value-type="float">
            <text:p>13082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416853" calcext:value-type="float">
            <text:p>-6.416853</text:p>
          </table:table-cell>
          <table:table-cell office:value-type="float" office:value="18.56552" calcext:value-type="float">
            <text:p>18.56552</text:p>
          </table:table-cell>
          <table:table-cell office:value-type="float" office:value="0" calcext:value-type="float">
            <text:p>0</text:p>
          </table:table-cell>
          <table:table-cell office:value-type="float" office:value="78.91158" calcext:value-type="float">
            <text:p>78.91158</text:p>
          </table:table-cell>
          <table:table-cell office:value-type="float" office:value="457.5273" calcext:value-type="float">
            <text:p>457.5273</text:p>
          </table:table-cell>
          <table:table-cell office:value-type="float" office:value="0.01667872" calcext:value-type="float">
            <text:p>0.01667872</text:p>
          </table:table-cell>
          <table:table-cell office:value-type="float" office:value="0" calcext:value-type="float">
            <text:p>0</text:p>
          </table:table-cell>
          <table:table-cell office:value-type="float" office:value="0.00000192639" calcext:value-type="float">
            <text:p>1.92639E-06</text:p>
          </table:table-cell>
          <table:table-cell office:value-type="float" office:value="0" calcext:value-type="float">
            <text:p>0</text:p>
          </table:table-cell>
          <table:table-cell office:value-type="float" office:value="-0.009101787" calcext:value-type="float">
            <text:p>-0.009101787</text:p>
          </table:table-cell>
          <table:table-cell office:value-type="float" office:value="370" calcext:value-type="float">
            <text:p>370</text:p>
          </table:table-cell>
          <table:table-cell office:value-type="float" office:value="-6.391074" calcext:value-type="float">
            <text:p>-6.391074</text:p>
          </table:table-cell>
          <table:table-cell office:value-type="float" office:value="0" calcext:value-type="float">
            <text:p>0</text:p>
          </table:table-cell>
          <table:table-cell office:value-type="float" office:value="319.606" calcext:value-type="float">
            <text:p>319.606</text:p>
          </table:table-cell>
          <table:table-cell office:value-type="float" office:value="1119.991" calcext:value-type="float">
            <text:p>1119.991</text:p>
          </table:table-cell>
          <table:table-cell office:value-type="float" office:value="1369.048" calcext:value-type="float">
            <text:p>1369.048</text:p>
          </table:table-cell>
          <table:table-cell office:value-type="float" office:value="1287.121" calcext:value-type="float">
            <text:p>1287.121</text:p>
          </table:table-cell>
          <table:table-cell office:value-type="float" office:value="771.3925" calcext:value-type="float">
            <text:p>771.3925</text:p>
          </table:table-cell>
          <table:table-cell office:value-type="float" office:value="1105.963" calcext:value-type="float">
            <text:p>1105.963</text:p>
          </table:table-cell>
          <table:table-cell office:value-type="float" office:value="412.3029" calcext:value-type="float">
            <text:p>412.3029</text:p>
          </table:table-cell>
          <table:table-cell office:value-type="float" office:value="1848.445" calcext:value-type="float">
            <text:p>1848.445</text:p>
          </table:table-cell>
          <table:table-cell office:value-type="float" office:value="2085.753" calcext:value-type="float">
            <text:p>2085.753</text:p>
          </table:table-cell>
          <table:table-cell office:value-type="float" office:value="1667.849" calcext:value-type="float">
            <text:p>1667.849</text:p>
          </table:table-cell>
          <table:table-cell office:value-type="float" office:value="584.5924" calcext:value-type="float">
            <text:p>584.5924</text:p>
          </table:table-cell>
          <table:table-cell office:value-type="float" office:value="573.2046" calcext:value-type="float">
            <text:p>573.2046</text:p>
          </table:table-cell>
          <table:table-cell office:value-type="float" office:value="142.7941" calcext:value-type="float">
            <text:p>142.7941</text:p>
          </table:table-cell>
          <table:table-cell office:value-type="float" office:value="35.69202" calcext:value-type="float">
            <text:p>35.69202</text:p>
          </table:table-cell>
          <table:table-cell office:value-type="float" office:value="0" calcext:value-type="float">
            <text:p>0</text:p>
          </table:table-cell>
          <table:table-cell office:value-type="float" office:value="-0.00000103308" calcext:value-type="float">
            <text:p>-1.03308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595742" calcext:value-type="float">
            <text:p>-5.595742</text:p>
          </table:table-cell>
          <table:table-cell office:value-type="float" office:value="0" calcext:value-type="float">
            <text:p>0</text:p>
          </table:table-cell>
          <table:table-cell office:value-type="float" office:value="2.274743" calcext:value-type="float">
            <text:p>2.274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4" calcext:value-type="float">
            <text:p>11022004</text:p>
          </table:table-cell>
          <table:table-cell office:value-type="float" office:value="698.5109" calcext:value-type="float">
            <text:p>698.5109</text:p>
          </table:table-cell>
          <table:table-cell office:value-type="float" office:value="13082.7" calcext:value-type="float">
            <text:p>1308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501622" calcext:value-type="float">
            <text:p>-6.501622</text:p>
          </table:table-cell>
          <table:table-cell office:value-type="float" office:value="19.97555" calcext:value-type="float">
            <text:p>19.97555</text:p>
          </table:table-cell>
          <table:table-cell office:value-type="float" office:value="0" calcext:value-type="float">
            <text:p>0</text:p>
          </table:table-cell>
          <table:table-cell office:value-type="float" office:value="78.83489" calcext:value-type="float">
            <text:p>78.83489</text:p>
          </table:table-cell>
          <table:table-cell office:value-type="float" office:value="457.4869" calcext:value-type="float">
            <text:p>457.4869</text:p>
          </table:table-cell>
          <table:table-cell office:value-type="float" office:value="0.01707342" calcext:value-type="float">
            <text:p>0.01707342</text:p>
          </table:table-cell>
          <table:table-cell office:value-type="float" office:value="0" calcext:value-type="float">
            <text:p>0</text:p>
          </table:table-cell>
          <table:table-cell office:value-type="float" office:value="0.00000192639" calcext:value-type="float">
            <text:p>1.92639E-06</text:p>
          </table:table-cell>
          <table:table-cell office:value-type="float" office:value="0" calcext:value-type="float">
            <text:p>0</text:p>
          </table:table-cell>
          <table:table-cell office:value-type="float" office:value="-0.009101787" calcext:value-type="float">
            <text:p>-0.009101787</text:p>
          </table:table-cell>
          <table:table-cell office:value-type="float" office:value="370" calcext:value-type="float">
            <text:p>370</text:p>
          </table:table-cell>
          <table:table-cell office:value-type="float" office:value="-6.475448" calcext:value-type="float">
            <text:p>-6.475448</text:p>
          </table:table-cell>
          <table:table-cell office:value-type="float" office:value="0" calcext:value-type="float">
            <text:p>0</text:p>
          </table:table-cell>
          <table:table-cell office:value-type="float" office:value="319.6187" calcext:value-type="float">
            <text:p>319.6187</text:p>
          </table:table-cell>
          <table:table-cell office:value-type="float" office:value="1119.981" calcext:value-type="float">
            <text:p>1119.981</text:p>
          </table:table-cell>
          <table:table-cell office:value-type="float" office:value="1369.038" calcext:value-type="float">
            <text:p>1369.038</text:p>
          </table:table-cell>
          <table:table-cell office:value-type="float" office:value="1287.114" calcext:value-type="float">
            <text:p>1287.114</text:p>
          </table:table-cell>
          <table:table-cell office:value-type="float" office:value="771.3876" calcext:value-type="float">
            <text:p>771.3876</text:p>
          </table:table-cell>
          <table:table-cell office:value-type="float" office:value="1105.96" calcext:value-type="float">
            <text:p>1105.96</text:p>
          </table:table-cell>
          <table:table-cell office:value-type="float" office:value="412.3019" calcext:value-type="float">
            <text:p>412.3019</text:p>
          </table:table-cell>
          <table:table-cell office:value-type="float" office:value="1848.444" calcext:value-type="float">
            <text:p>1848.444</text:p>
          </table:table-cell>
          <table:table-cell office:value-type="float" office:value="2085.751" calcext:value-type="float">
            <text:p>2085.751</text:p>
          </table:table-cell>
          <table:table-cell office:value-type="float" office:value="1667.847" calcext:value-type="float">
            <text:p>1667.847</text:p>
          </table:table-cell>
          <table:table-cell office:value-type="float" office:value="584.5914" calcext:value-type="float">
            <text:p>584.5914</text:p>
          </table:table-cell>
          <table:table-cell office:value-type="float" office:value="573.2017" calcext:value-type="float">
            <text:p>573.2017</text:p>
          </table:table-cell>
          <table:table-cell office:value-type="float" office:value="142.7941" calcext:value-type="float">
            <text:p>142.7941</text:p>
          </table:table-cell>
          <table:table-cell office:value-type="float" office:value="35.69202" calcext:value-type="float">
            <text:p>35.69202</text:p>
          </table:table-cell>
          <table:table-cell office:value-type="float" office:value="0" calcext:value-type="float">
            <text:p>0</text:p>
          </table:table-cell>
          <table:table-cell office:value-type="float" office:value="-0.00000157732" calcext:value-type="float">
            <text:p>-1.57732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667822" calcext:value-type="float">
            <text:p>-5.667822</text:p>
          </table:table-cell>
          <table:table-cell office:value-type="float" office:value="0" calcext:value-type="float">
            <text:p>0</text:p>
          </table:table-cell>
          <table:table-cell office:value-type="float" office:value="2.262486" calcext:value-type="float">
            <text:p>2.262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4" calcext:value-type="float">
            <text:p>12022004</text:p>
          </table:table-cell>
          <table:table-cell office:value-type="float" office:value="698.4574" calcext:value-type="float">
            <text:p>698.4574</text:p>
          </table:table-cell>
          <table:table-cell office:value-type="float" office:value="13082.7" calcext:value-type="float">
            <text:p>1308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567998" calcext:value-type="float">
            <text:p>-6.567998</text:p>
          </table:table-cell>
          <table:table-cell office:value-type="float" office:value="20.86183" calcext:value-type="float">
            <text:p>20.86183</text:p>
          </table:table-cell>
          <table:table-cell office:value-type="float" office:value="0" calcext:value-type="float">
            <text:p>0</text:p>
          </table:table-cell>
          <table:table-cell office:value-type="float" office:value="78.76491" calcext:value-type="float">
            <text:p>78.76491</text:p>
          </table:table-cell>
          <table:table-cell office:value-type="float" office:value="457.4699" calcext:value-type="float">
            <text:p>457.4699</text:p>
          </table:table-cell>
          <table:table-cell office:value-type="float" office:value="0.01745911" calcext:value-type="float">
            <text:p>0.01745911</text:p>
          </table:table-cell>
          <table:table-cell office:value-type="float" office:value="0" calcext:value-type="float">
            <text:p>0</text:p>
          </table:table-cell>
          <table:table-cell office:value-type="float" office:value="0.00000192639" calcext:value-type="float">
            <text:p>1.92639E-06</text:p>
          </table:table-cell>
          <table:table-cell office:value-type="float" office:value="0" calcext:value-type="float">
            <text:p>0</text:p>
          </table:table-cell>
          <table:table-cell office:value-type="float" office:value="-0.009101787" calcext:value-type="float">
            <text:p>-0.009101787</text:p>
          </table:table-cell>
          <table:table-cell office:value-type="float" office:value="370" calcext:value-type="float">
            <text:p>370</text:p>
          </table:table-cell>
          <table:table-cell office:value-type="float" office:value="-6.54144" calcext:value-type="float">
            <text:p>-6.54144</text:p>
          </table:table-cell>
          <table:table-cell office:value-type="float" office:value="0" calcext:value-type="float">
            <text:p>0</text:p>
          </table:table-cell>
          <table:table-cell office:value-type="float" office:value="319.6283" calcext:value-type="float">
            <text:p>319.6283</text:p>
          </table:table-cell>
          <table:table-cell office:value-type="float" office:value="1119.974" calcext:value-type="float">
            <text:p>1119.974</text:p>
          </table:table-cell>
          <table:table-cell office:value-type="float" office:value="1369.029" calcext:value-type="float">
            <text:p>1369.029</text:p>
          </table:table-cell>
          <table:table-cell office:value-type="float" office:value="1287.108" calcext:value-type="float">
            <text:p>1287.108</text:p>
          </table:table-cell>
          <table:table-cell office:value-type="float" office:value="771.3824" calcext:value-type="float">
            <text:p>771.3824</text:p>
          </table:table-cell>
          <table:table-cell office:value-type="float" office:value="1105.958" calcext:value-type="float">
            <text:p>1105.958</text:p>
          </table:table-cell>
          <table:table-cell office:value-type="float" office:value="412.3008" calcext:value-type="float">
            <text:p>412.3008</text:p>
          </table:table-cell>
          <table:table-cell office:value-type="float" office:value="1848.442" calcext:value-type="float">
            <text:p>1848.442</text:p>
          </table:table-cell>
          <table:table-cell office:value-type="float" office:value="2085.749" calcext:value-type="float">
            <text:p>2085.749</text:p>
          </table:table-cell>
          <table:table-cell office:value-type="float" office:value="1667.845" calcext:value-type="float">
            <text:p>1667.845</text:p>
          </table:table-cell>
          <table:table-cell office:value-type="float" office:value="584.5906" calcext:value-type="float">
            <text:p>584.5906</text:p>
          </table:table-cell>
          <table:table-cell office:value-type="float" office:value="573.1988" calcext:value-type="float">
            <text:p>573.1988</text:p>
          </table:table-cell>
          <table:table-cell office:value-type="float" office:value="142.794" calcext:value-type="float">
            <text:p>142.794</text:p>
          </table:table-cell>
          <table:table-cell office:value-type="float" office:value="35.69202" calcext:value-type="float">
            <text:p>35.69202</text:p>
          </table:table-cell>
          <table:table-cell office:value-type="float" office:value="0" calcext:value-type="float">
            <text:p>0</text:p>
          </table:table-cell>
          <table:table-cell office:value-type="float" office:value="-0.000001776989" calcext:value-type="float">
            <text:p>-1.776989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718474" calcext:value-type="float">
            <text:p>-5.718474</text:p>
          </table:table-cell>
          <table:table-cell office:value-type="float" office:value="0" calcext:value-type="float">
            <text:p>0</text:p>
          </table:table-cell>
          <table:table-cell office:value-type="float" office:value="2.247176" calcext:value-type="float">
            <text:p>2.247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4" calcext:value-type="float">
            <text:p>13022004</text:p>
          </table:table-cell>
          <table:table-cell office:value-type="float" office:value="698.3853" calcext:value-type="float">
            <text:p>698.3853</text:p>
          </table:table-cell>
          <table:table-cell office:value-type="float" office:value="13082.72" calcext:value-type="float">
            <text:p>13082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640188" calcext:value-type="float">
            <text:p>-6.640188</text:p>
          </table:table-cell>
          <table:table-cell office:value-type="float" office:value="20.07973" calcext:value-type="float">
            <text:p>20.07973</text:p>
          </table:table-cell>
          <table:table-cell office:value-type="float" office:value="0" calcext:value-type="float">
            <text:p>0</text:p>
          </table:table-cell>
          <table:table-cell office:value-type="float" office:value="78.63519" calcext:value-type="float">
            <text:p>78.63519</text:p>
          </table:table-cell>
          <table:table-cell office:value-type="float" office:value="457.4331" calcext:value-type="float">
            <text:p>457.4331</text:p>
          </table:table-cell>
          <table:table-cell office:value-type="float" office:value="0.01780622" calcext:value-type="float">
            <text:p>0.01780622</text:p>
          </table:table-cell>
          <table:table-cell office:value-type="float" office:value="0" calcext:value-type="float">
            <text:p>0</text:p>
          </table:table-cell>
          <table:table-cell office:value-type="float" office:value="0.00000192639" calcext:value-type="float">
            <text:p>1.92639E-06</text:p>
          </table:table-cell>
          <table:table-cell office:value-type="float" office:value="0" calcext:value-type="float">
            <text:p>0</text:p>
          </table:table-cell>
          <table:table-cell office:value-type="float" office:value="-0.009101787" calcext:value-type="float">
            <text:p>-0.009101787</text:p>
          </table:table-cell>
          <table:table-cell office:value-type="float" office:value="370" calcext:value-type="float">
            <text:p>370</text:p>
          </table:table-cell>
          <table:table-cell office:value-type="float" office:value="-6.613282" calcext:value-type="float">
            <text:p>-6.613282</text:p>
          </table:table-cell>
          <table:table-cell office:value-type="float" office:value="0" calcext:value-type="float">
            <text:p>0</text:p>
          </table:table-cell>
          <table:table-cell office:value-type="float" office:value="319.648" calcext:value-type="float">
            <text:p>319.648</text:p>
          </table:table-cell>
          <table:table-cell office:value-type="float" office:value="1119.967" calcext:value-type="float">
            <text:p>1119.967</text:p>
          </table:table-cell>
          <table:table-cell office:value-type="float" office:value="1369.021" calcext:value-type="float">
            <text:p>1369.021</text:p>
          </table:table-cell>
          <table:table-cell office:value-type="float" office:value="1287.102" calcext:value-type="float">
            <text:p>1287.102</text:p>
          </table:table-cell>
          <table:table-cell office:value-type="float" office:value="771.3776" calcext:value-type="float">
            <text:p>771.3776</text:p>
          </table:table-cell>
          <table:table-cell office:value-type="float" office:value="1105.955" calcext:value-type="float">
            <text:p>1105.955</text:p>
          </table:table-cell>
          <table:table-cell office:value-type="float" office:value="412.2998" calcext:value-type="float">
            <text:p>412.2998</text:p>
          </table:table-cell>
          <table:table-cell office:value-type="float" office:value="1848.44" calcext:value-type="float">
            <text:p>1848.44</text:p>
          </table:table-cell>
          <table:table-cell office:value-type="float" office:value="2085.747" calcext:value-type="float">
            <text:p>2085.747</text:p>
          </table:table-cell>
          <table:table-cell office:value-type="float" office:value="1667.843" calcext:value-type="float">
            <text:p>1667.843</text:p>
          </table:table-cell>
          <table:table-cell office:value-type="float" office:value="584.5896" calcext:value-type="float">
            <text:p>584.5896</text:p>
          </table:table-cell>
          <table:table-cell office:value-type="float" office:value="573.1959" calcext:value-type="float">
            <text:p>573.1959</text:p>
          </table:table-cell>
          <table:table-cell office:value-type="float" office:value="142.794" calcext:value-type="float">
            <text:p>142.794</text:p>
          </table:table-cell>
          <table:table-cell office:value-type="float" office:value="35.69202" calcext:value-type="float">
            <text:p>35.69202</text:p>
          </table:table-cell>
          <table:table-cell office:value-type="float" office:value="0" calcext:value-type="float">
            <text:p>0</text:p>
          </table:table-cell>
          <table:table-cell office:value-type="float" office:value="-0.000001908053" calcext:value-type="float">
            <text:p>-1.908053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776617" calcext:value-type="float">
            <text:p>-5.776617</text:p>
          </table:table-cell>
          <table:table-cell office:value-type="float" office:value="0" calcext:value-type="float">
            <text:p>0</text:p>
          </table:table-cell>
          <table:table-cell office:value-type="float" office:value="2.233476" calcext:value-type="float">
            <text:p>2.233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4" calcext:value-type="float">
            <text:p>14022004</text:p>
          </table:table-cell>
          <table:table-cell office:value-type="float" office:value="698.3214" calcext:value-type="float">
            <text:p>698.3214</text:p>
          </table:table-cell>
          <table:table-cell office:value-type="float" office:value="13082.73" calcext:value-type="float">
            <text:p>13082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709002" calcext:value-type="float">
            <text:p>-6.709002</text:p>
          </table:table-cell>
          <table:table-cell office:value-type="float" office:value="21.20243" calcext:value-type="float">
            <text:p>21.20243</text:p>
          </table:table-cell>
          <table:table-cell office:value-type="float" office:value="0" calcext:value-type="float">
            <text:p>0</text:p>
          </table:table-cell>
          <table:table-cell office:value-type="float" office:value="78.53338" calcext:value-type="float">
            <text:p>78.53338</text:p>
          </table:table-cell>
          <table:table-cell office:value-type="float" office:value="457.4056" calcext:value-type="float">
            <text:p>457.4056</text:p>
          </table:table-cell>
          <table:table-cell office:value-type="float" office:value="0.01818604" calcext:value-type="float">
            <text:p>0.01818604</text:p>
          </table:table-cell>
          <table:table-cell office:value-type="float" office:value="0" calcext:value-type="float">
            <text:p>0</text:p>
          </table:table-cell>
          <table:table-cell office:value-type="float" office:value="0.00000192639" calcext:value-type="float">
            <text:p>1.92639E-06</text:p>
          </table:table-cell>
          <table:table-cell office:value-type="float" office:value="0" calcext:value-type="float">
            <text:p>0</text:p>
          </table:table-cell>
          <table:table-cell office:value-type="float" office:value="-0.009101787" calcext:value-type="float">
            <text:p>-0.009101787</text:p>
          </table:table-cell>
          <table:table-cell office:value-type="float" office:value="370" calcext:value-type="float">
            <text:p>370</text:p>
          </table:table-cell>
          <table:table-cell office:value-type="float" office:value="-6.681716" calcext:value-type="float">
            <text:p>-6.681716</text:p>
          </table:table-cell>
          <table:table-cell office:value-type="float" office:value="0" calcext:value-type="float">
            <text:p>0</text:p>
          </table:table-cell>
          <table:table-cell office:value-type="float" office:value="319.6631" calcext:value-type="float">
            <text:p>319.6631</text:p>
          </table:table-cell>
          <table:table-cell office:value-type="float" office:value="1119.959" calcext:value-type="float">
            <text:p>1119.959</text:p>
          </table:table-cell>
          <table:table-cell office:value-type="float" office:value="1369.011" calcext:value-type="float">
            <text:p>1369.011</text:p>
          </table:table-cell>
          <table:table-cell office:value-type="float" office:value="1287.096" calcext:value-type="float">
            <text:p>1287.096</text:p>
          </table:table-cell>
          <table:table-cell office:value-type="float" office:value="771.3727" calcext:value-type="float">
            <text:p>771.3727</text:p>
          </table:table-cell>
          <table:table-cell office:value-type="float" office:value="1105.952" calcext:value-type="float">
            <text:p>1105.952</text:p>
          </table:table-cell>
          <table:table-cell office:value-type="float" office:value="412.2987" calcext:value-type="float">
            <text:p>412.2987</text:p>
          </table:table-cell>
          <table:table-cell office:value-type="float" office:value="1848.438" calcext:value-type="float">
            <text:p>1848.438</text:p>
          </table:table-cell>
          <table:table-cell office:value-type="float" office:value="2085.746" calcext:value-type="float">
            <text:p>2085.746</text:p>
          </table:table-cell>
          <table:table-cell office:value-type="float" office:value="1667.841" calcext:value-type="float">
            <text:p>1667.841</text:p>
          </table:table-cell>
          <table:table-cell office:value-type="float" office:value="584.5887" calcext:value-type="float">
            <text:p>584.5887</text:p>
          </table:table-cell>
          <table:table-cell office:value-type="float" office:value="573.1931" calcext:value-type="float">
            <text:p>573.1931</text:p>
          </table:table-cell>
          <table:table-cell office:value-type="float" office:value="142.794" calcext:value-type="float">
            <text:p>142.794</text:p>
          </table:table-cell>
          <table:table-cell office:value-type="float" office:value="35.69202" calcext:value-type="float">
            <text:p>35.69202</text:p>
          </table:table-cell>
          <table:table-cell office:value-type="float" office:value="0" calcext:value-type="float">
            <text:p>0</text:p>
          </table:table-cell>
          <table:table-cell office:value-type="float" office:value="-0.000002084361" calcext:value-type="float">
            <text:p>-2.084361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831573" calcext:value-type="float">
            <text:p>-5.831573</text:p>
          </table:table-cell>
          <table:table-cell office:value-type="float" office:value="0" calcext:value-type="float">
            <text:p>0</text:p>
          </table:table-cell>
          <table:table-cell office:value-type="float" office:value="2.220058" calcext:value-type="float">
            <text:p>2.220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4" calcext:value-type="float">
            <text:p>15022004</text:p>
          </table:table-cell>
          <table:table-cell office:value-type="float" office:value="698.2754" calcext:value-type="float">
            <text:p>698.2754</text:p>
          </table:table-cell>
          <table:table-cell office:value-type="float" office:value="13082.73" calcext:value-type="float">
            <text:p>13082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767838" calcext:value-type="float">
            <text:p>-6.767838</text:p>
          </table:table-cell>
          <table:table-cell office:value-type="float" office:value="21.15307" calcext:value-type="float">
            <text:p>21.15307</text:p>
          </table:table-cell>
          <table:table-cell office:value-type="float" office:value="0" calcext:value-type="float">
            <text:p>0</text:p>
          </table:table-cell>
          <table:table-cell office:value-type="float" office:value="78.46566" calcext:value-type="float">
            <text:p>78.46566</text:p>
          </table:table-cell>
          <table:table-cell office:value-type="float" office:value="457.3923" calcext:value-type="float">
            <text:p>457.3923</text:p>
          </table:table-cell>
          <table:table-cell office:value-type="float" office:value="0.01852871" calcext:value-type="float">
            <text:p>0.01852871</text:p>
          </table:table-cell>
          <table:table-cell office:value-type="float" office:value="0" calcext:value-type="float">
            <text:p>0</text:p>
          </table:table-cell>
          <table:table-cell office:value-type="float" office:value="0.00000192639" calcext:value-type="float">
            <text:p>1.92639E-06</text:p>
          </table:table-cell>
          <table:table-cell office:value-type="float" office:value="0" calcext:value-type="float">
            <text:p>0</text:p>
          </table:table-cell>
          <table:table-cell office:value-type="float" office:value="-0.009101787" calcext:value-type="float">
            <text:p>-0.009101787</text:p>
          </table:table-cell>
          <table:table-cell office:value-type="float" office:value="370" calcext:value-type="float">
            <text:p>370</text:p>
          </table:table-cell>
          <table:table-cell office:value-type="float" office:value="-6.74021" calcext:value-type="float">
            <text:p>-6.74021</text:p>
          </table:table-cell>
          <table:table-cell office:value-type="float" office:value="0" calcext:value-type="float">
            <text:p>0</text:p>
          </table:table-cell>
          <table:table-cell office:value-type="float" office:value="319.6722" calcext:value-type="float">
            <text:p>319.6722</text:p>
          </table:table-cell>
          <table:table-cell office:value-type="float" office:value="1119.952" calcext:value-type="float">
            <text:p>1119.952</text:p>
          </table:table-cell>
          <table:table-cell office:value-type="float" office:value="1369.003" calcext:value-type="float">
            <text:p>1369.003</text:p>
          </table:table-cell>
          <table:table-cell office:value-type="float" office:value="1287.09" calcext:value-type="float">
            <text:p>1287.09</text:p>
          </table:table-cell>
          <table:table-cell office:value-type="float" office:value="771.3679" calcext:value-type="float">
            <text:p>771.3679</text:p>
          </table:table-cell>
          <table:table-cell office:value-type="float" office:value="1105.949" calcext:value-type="float">
            <text:p>1105.949</text:p>
          </table:table-cell>
          <table:table-cell office:value-type="float" office:value="412.2977" calcext:value-type="float">
            <text:p>412.2977</text:p>
          </table:table-cell>
          <table:table-cell office:value-type="float" office:value="1848.436" calcext:value-type="float">
            <text:p>1848.436</text:p>
          </table:table-cell>
          <table:table-cell office:value-type="float" office:value="2085.744" calcext:value-type="float">
            <text:p>2085.744</text:p>
          </table:table-cell>
          <table:table-cell office:value-type="float" office:value="1667.839" calcext:value-type="float">
            <text:p>1667.839</text:p>
          </table:table-cell>
          <table:table-cell office:value-type="float" office:value="584.5878" calcext:value-type="float">
            <text:p>584.5878</text:p>
          </table:table-cell>
          <table:table-cell office:value-type="float" office:value="573.1904" calcext:value-type="float">
            <text:p>573.1904</text:p>
          </table:table-cell>
          <table:table-cell office:value-type="float" office:value="142.794" calcext:value-type="float">
            <text:p>142.794</text:p>
          </table:table-cell>
          <table:table-cell office:value-type="float" office:value="35.69201" calcext:value-type="float">
            <text:p>35.69201</text:p>
          </table:table-cell>
          <table:table-cell office:value-type="float" office:value="0" calcext:value-type="float">
            <text:p>0</text:p>
          </table:table-cell>
          <table:table-cell office:value-type="float" office:value="-0.000002137869" calcext:value-type="float">
            <text:p>-2.137869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875092" calcext:value-type="float">
            <text:p>-5.875092</text:p>
          </table:table-cell>
          <table:table-cell office:value-type="float" office:value="0" calcext:value-type="float">
            <text:p>0</text:p>
          </table:table-cell>
          <table:table-cell office:value-type="float" office:value="2.205095" calcext:value-type="float">
            <text:p>2.205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4" calcext:value-type="float">
            <text:p>16022004</text:p>
          </table:table-cell>
          <table:table-cell office:value-type="float" office:value="698.2212" calcext:value-type="float">
            <text:p>698.2212</text:p>
          </table:table-cell>
          <table:table-cell office:value-type="float" office:value="13082.74" calcext:value-type="float">
            <text:p>13082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827985" calcext:value-type="float">
            <text:p>-6.827985</text:p>
          </table:table-cell>
          <table:table-cell office:value-type="float" office:value="21.05303" calcext:value-type="float">
            <text:p>21.05303</text:p>
          </table:table-cell>
          <table:table-cell office:value-type="float" office:value="0" calcext:value-type="float">
            <text:p>0</text:p>
          </table:table-cell>
          <table:table-cell office:value-type="float" office:value="78.37505" calcext:value-type="float">
            <text:p>78.37505</text:p>
          </table:table-cell>
          <table:table-cell office:value-type="float" office:value="457.3704" calcext:value-type="float">
            <text:p>457.3704</text:p>
          </table:table-cell>
          <table:table-cell office:value-type="float" office:value="0.01885934" calcext:value-type="float">
            <text:p>0.01885934</text:p>
          </table:table-cell>
          <table:table-cell office:value-type="float" office:value="0" calcext:value-type="float">
            <text:p>0</text:p>
          </table:table-cell>
          <table:table-cell office:value-type="float" office:value="0.00000192639" calcext:value-type="float">
            <text:p>1.92639E-06</text:p>
          </table:table-cell>
          <table:table-cell office:value-type="float" office:value="0" calcext:value-type="float">
            <text:p>0</text:p>
          </table:table-cell>
          <table:table-cell office:value-type="float" office:value="-0.009101787" calcext:value-type="float">
            <text:p>-0.009101787</text:p>
          </table:table-cell>
          <table:table-cell office:value-type="float" office:value="370" calcext:value-type="float">
            <text:p>370</text:p>
          </table:table-cell>
          <table:table-cell office:value-type="float" office:value="-6.800025" calcext:value-type="float">
            <text:p>-6.800025</text:p>
          </table:table-cell>
          <table:table-cell office:value-type="float" office:value="0" calcext:value-type="float">
            <text:p>0</text:p>
          </table:table-cell>
          <table:table-cell office:value-type="float" office:value="319.6852" calcext:value-type="float">
            <text:p>319.6852</text:p>
          </table:table-cell>
          <table:table-cell office:value-type="float" office:value="1119.946" calcext:value-type="float">
            <text:p>1119.946</text:p>
          </table:table-cell>
          <table:table-cell office:value-type="float" office:value="1368.996" calcext:value-type="float">
            <text:p>1368.996</text:p>
          </table:table-cell>
          <table:table-cell office:value-type="float" office:value="1287.085" calcext:value-type="float">
            <text:p>1287.085</text:p>
          </table:table-cell>
          <table:table-cell office:value-type="float" office:value="771.3635" calcext:value-type="float">
            <text:p>771.3635</text:p>
          </table:table-cell>
          <table:table-cell office:value-type="float" office:value="1105.947" calcext:value-type="float">
            <text:p>1105.947</text:p>
          </table:table-cell>
          <table:table-cell office:value-type="float" office:value="412.2968" calcext:value-type="float">
            <text:p>412.2968</text:p>
          </table:table-cell>
          <table:table-cell office:value-type="float" office:value="1848.434" calcext:value-type="float">
            <text:p>1848.434</text:p>
          </table:table-cell>
          <table:table-cell office:value-type="float" office:value="2085.742" calcext:value-type="float">
            <text:p>2085.742</text:p>
          </table:table-cell>
          <table:table-cell office:value-type="float" office:value="1667.837" calcext:value-type="float">
            <text:p>1667.837</text:p>
          </table:table-cell>
          <table:table-cell office:value-type="float" office:value="584.587" calcext:value-type="float">
            <text:p>584.587</text:p>
          </table:table-cell>
          <table:table-cell office:value-type="float" office:value="573.1877" calcext:value-type="float">
            <text:p>573.1877</text:p>
          </table:table-cell>
          <table:table-cell office:value-type="float" office:value="142.794" calcext:value-type="float">
            <text:p>142.794</text:p>
          </table:table-cell>
          <table:table-cell office:value-type="float" office:value="35.69201" calcext:value-type="float">
            <text:p>35.69201</text:p>
          </table:table-cell>
          <table:table-cell office:value-type="float" office:value="0" calcext:value-type="float">
            <text:p>0</text:p>
          </table:table-cell>
          <table:table-cell office:value-type="float" office:value="-0.000002208056" calcext:value-type="float">
            <text:p>-2.208056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922384" calcext:value-type="float">
            <text:p>-5.922384</text:p>
          </table:table-cell>
          <table:table-cell office:value-type="float" office:value="0" calcext:value-type="float">
            <text:p>0</text:p>
          </table:table-cell>
          <table:table-cell office:value-type="float" office:value="2.192614" calcext:value-type="float">
            <text:p>2.192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4" calcext:value-type="float">
            <text:p>17022004</text:p>
          </table:table-cell>
          <table:table-cell office:value-type="float" office:value="698.1532" calcext:value-type="float">
            <text:p>698.1532</text:p>
          </table:table-cell>
          <table:table-cell office:value-type="float" office:value="13082.76" calcext:value-type="float">
            <text:p>13082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896677" calcext:value-type="float">
            <text:p>-6.896677</text:p>
          </table:table-cell>
          <table:table-cell office:value-type="float" office:value="20.00461" calcext:value-type="float">
            <text:p>20.00461</text:p>
          </table:table-cell>
          <table:table-cell office:value-type="float" office:value="0" calcext:value-type="float">
            <text:p>0</text:p>
          </table:table-cell>
          <table:table-cell office:value-type="float" office:value="78.25442" calcext:value-type="float">
            <text:p>78.25442</text:p>
          </table:table-cell>
          <table:table-cell office:value-type="float" office:value="457.3373" calcext:value-type="float">
            <text:p>457.3373</text:p>
          </table:table-cell>
          <table:table-cell office:value-type="float" office:value="0.01920633" calcext:value-type="float">
            <text:p>0.01920633</text:p>
          </table:table-cell>
          <table:table-cell office:value-type="float" office:value="0" calcext:value-type="float">
            <text:p>0</text:p>
          </table:table-cell>
          <table:table-cell office:value-type="float" office:value="0.00000192639" calcext:value-type="float">
            <text:p>1.92639E-06</text:p>
          </table:table-cell>
          <table:table-cell office:value-type="float" office:value="0" calcext:value-type="float">
            <text:p>0</text:p>
          </table:table-cell>
          <table:table-cell office:value-type="float" office:value="-0.009101787" calcext:value-type="float">
            <text:p>-0.009101787</text:p>
          </table:table-cell>
          <table:table-cell office:value-type="float" office:value="370" calcext:value-type="float">
            <text:p>370</text:p>
          </table:table-cell>
          <table:table-cell office:value-type="float" office:value="-6.868371" calcext:value-type="float">
            <text:p>-6.868371</text:p>
          </table:table-cell>
          <table:table-cell office:value-type="float" office:value="0" calcext:value-type="float">
            <text:p>0</text:p>
          </table:table-cell>
          <table:table-cell office:value-type="float" office:value="319.7028" calcext:value-type="float">
            <text:p>319.7028</text:p>
          </table:table-cell>
          <table:table-cell office:value-type="float" office:value="1119.938" calcext:value-type="float">
            <text:p>1119.938</text:p>
          </table:table-cell>
          <table:table-cell office:value-type="float" office:value="1368.988" calcext:value-type="float">
            <text:p>1368.988</text:p>
          </table:table-cell>
          <table:table-cell office:value-type="float" office:value="1287.079" calcext:value-type="float">
            <text:p>1287.079</text:p>
          </table:table-cell>
          <table:table-cell office:value-type="float" office:value="771.3591" calcext:value-type="float">
            <text:p>771.3591</text:p>
          </table:table-cell>
          <table:table-cell office:value-type="float" office:value="1105.944" calcext:value-type="float">
            <text:p>1105.944</text:p>
          </table:table-cell>
          <table:table-cell office:value-type="float" office:value="412.2958" calcext:value-type="float">
            <text:p>412.2958</text:p>
          </table:table-cell>
          <table:table-cell office:value-type="float" office:value="1848.433" calcext:value-type="float">
            <text:p>1848.433</text:p>
          </table:table-cell>
          <table:table-cell office:value-type="float" office:value="2085.74" calcext:value-type="float">
            <text:p>2085.74</text:p>
          </table:table-cell>
          <table:table-cell office:value-type="float" office:value="1667.835" calcext:value-type="float">
            <text:p>1667.835</text:p>
          </table:table-cell>
          <table:table-cell office:value-type="float" office:value="584.5861" calcext:value-type="float">
            <text:p>584.5861</text:p>
          </table:table-cell>
          <table:table-cell office:value-type="float" office:value="573.1852" calcext:value-type="float">
            <text:p>573.1852</text:p>
          </table:table-cell>
          <table:table-cell office:value-type="float" office:value="142.794" calcext:value-type="float">
            <text:p>142.794</text:p>
          </table:table-cell>
          <table:table-cell office:value-type="float" office:value="35.69201" calcext:value-type="float">
            <text:p>35.69201</text:p>
          </table:table-cell>
          <table:table-cell office:value-type="float" office:value="0" calcext:value-type="float">
            <text:p>0</text:p>
          </table:table-cell>
          <table:table-cell office:value-type="float" office:value="-0.000002340644" calcext:value-type="float">
            <text:p>-2.340644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977611" calcext:value-type="float">
            <text:p>-5.977611</text:p>
          </table:table-cell>
          <table:table-cell office:value-type="float" office:value="0" calcext:value-type="float">
            <text:p>0</text:p>
          </table:table-cell>
          <table:table-cell office:value-type="float" office:value="2.179546" calcext:value-type="float">
            <text:p>2.179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4" calcext:value-type="float">
            <text:p>18022004</text:p>
          </table:table-cell>
          <table:table-cell office:value-type="float" office:value="698.0364" calcext:value-type="float">
            <text:p>698.0364</text:p>
          </table:table-cell>
          <table:table-cell office:value-type="float" office:value="13082.78" calcext:value-type="float">
            <text:p>13082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998663" calcext:value-type="float">
            <text:p>-6.998663</text:p>
          </table:table-cell>
          <table:table-cell office:value-type="float" office:value="20.1578" calcext:value-type="float">
            <text:p>20.1578</text:p>
          </table:table-cell>
          <table:table-cell office:value-type="float" office:value="0" calcext:value-type="float">
            <text:p>0</text:p>
          </table:table-cell>
          <table:table-cell office:value-type="float" office:value="78.08528" calcext:value-type="float">
            <text:p>78.08528</text:p>
          </table:table-cell>
          <table:table-cell office:value-type="float" office:value="457.2692" calcext:value-type="float">
            <text:p>457.2692</text:p>
          </table:table-cell>
          <table:table-cell office:value-type="float" office:value="0.01964692" calcext:value-type="float">
            <text:p>0.01964692</text:p>
          </table:table-cell>
          <table:table-cell office:value-type="float" office:value="0" calcext:value-type="float">
            <text:p>0</text:p>
          </table:table-cell>
          <table:table-cell office:value-type="float" office:value="0.00000192639" calcext:value-type="float">
            <text:p>1.92639E-06</text:p>
          </table:table-cell>
          <table:table-cell office:value-type="float" office:value="0" calcext:value-type="float">
            <text:p>0</text:p>
          </table:table-cell>
          <table:table-cell office:value-type="float" office:value="-0.009101787" calcext:value-type="float">
            <text:p>-0.009101787</text:p>
          </table:table-cell>
          <table:table-cell office:value-type="float" office:value="370" calcext:value-type="float">
            <text:p>370</text:p>
          </table:table-cell>
          <table:table-cell office:value-type="float" office:value="-6.969916" calcext:value-type="float">
            <text:p>-6.969916</text:p>
          </table:table-cell>
          <table:table-cell office:value-type="float" office:value="0" calcext:value-type="float">
            <text:p>0</text:p>
          </table:table-cell>
          <table:table-cell office:value-type="float" office:value="319.729" calcext:value-type="float">
            <text:p>319.729</text:p>
          </table:table-cell>
          <table:table-cell office:value-type="float" office:value="1119.924" calcext:value-type="float">
            <text:p>1119.924</text:p>
          </table:table-cell>
          <table:table-cell office:value-type="float" office:value="1368.976" calcext:value-type="float">
            <text:p>1368.976</text:p>
          </table:table-cell>
          <table:table-cell office:value-type="float" office:value="1287.072" calcext:value-type="float">
            <text:p>1287.072</text:p>
          </table:table-cell>
          <table:table-cell office:value-type="float" office:value="771.3541" calcext:value-type="float">
            <text:p>771.3541</text:p>
          </table:table-cell>
          <table:table-cell office:value-type="float" office:value="1105.942" calcext:value-type="float">
            <text:p>1105.942</text:p>
          </table:table-cell>
          <table:table-cell office:value-type="float" office:value="412.2948" calcext:value-type="float">
            <text:p>412.2948</text:p>
          </table:table-cell>
          <table:table-cell office:value-type="float" office:value="1848.431" calcext:value-type="float">
            <text:p>1848.431</text:p>
          </table:table-cell>
          <table:table-cell office:value-type="float" office:value="2085.738" calcext:value-type="float">
            <text:p>2085.738</text:p>
          </table:table-cell>
          <table:table-cell office:value-type="float" office:value="1667.833" calcext:value-type="float">
            <text:p>1667.833</text:p>
          </table:table-cell>
          <table:table-cell office:value-type="float" office:value="584.5852" calcext:value-type="float">
            <text:p>584.5852</text:p>
          </table:table-cell>
          <table:table-cell office:value-type="float" office:value="573.1827" calcext:value-type="float">
            <text:p>573.1827</text:p>
          </table:table-cell>
          <table:table-cell office:value-type="float" office:value="142.794" calcext:value-type="float">
            <text:p>142.794</text:p>
          </table:table-cell>
          <table:table-cell office:value-type="float" office:value="35.69201" calcext:value-type="float">
            <text:p>35.69201</text:p>
          </table:table-cell>
          <table:table-cell office:value-type="float" office:value="0" calcext:value-type="float">
            <text:p>0</text:p>
          </table:table-cell>
          <table:table-cell office:value-type="float" office:value="-0.000003739646" calcext:value-type="float">
            <text:p>-3.739646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069374" calcext:value-type="float">
            <text:p>-6.069374</text:p>
          </table:table-cell>
          <table:table-cell office:value-type="float" office:value="0" calcext:value-type="float">
            <text:p>0</text:p>
          </table:table-cell>
          <table:table-cell office:value-type="float" office:value="2.169796" calcext:value-type="float">
            <text:p>2.169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4" calcext:value-type="float">
            <text:p>19022004</text:p>
          </table:table-cell>
          <table:table-cell office:value-type="float" office:value="697.9083" calcext:value-type="float">
            <text:p>697.9083</text:p>
          </table:table-cell>
          <table:table-cell office:value-type="float" office:value="13082.81" calcext:value-type="float">
            <text:p>13082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111728" calcext:value-type="float">
            <text:p>-7.111728</text:p>
          </table:table-cell>
          <table:table-cell office:value-type="float" office:value="20.27976" calcext:value-type="float">
            <text:p>20.27976</text:p>
          </table:table-cell>
          <table:table-cell office:value-type="float" office:value="0" calcext:value-type="float">
            <text:p>0</text:p>
          </table:table-cell>
          <table:table-cell office:value-type="float" office:value="77.91933" calcext:value-type="float">
            <text:p>77.91933</text:p>
          </table:table-cell>
          <table:table-cell office:value-type="float" office:value="457.1974" calcext:value-type="float">
            <text:p>457.1974</text:p>
          </table:table-cell>
          <table:table-cell office:value-type="float" office:value="0.02014572" calcext:value-type="float">
            <text:p>0.02014572</text:p>
          </table:table-cell>
          <table:table-cell office:value-type="float" office:value="0" calcext:value-type="float">
            <text:p>0</text:p>
          </table:table-cell>
          <table:table-cell office:value-type="float" office:value="0.000001926636" calcext:value-type="float">
            <text:p>1.926636E-06</text:p>
          </table:table-cell>
          <table:table-cell office:value-type="float" office:value="0" calcext:value-type="float">
            <text:p>0</text:p>
          </table:table-cell>
          <table:table-cell office:value-type="float" office:value="-0.009101787" calcext:value-type="float">
            <text:p>-0.009101787</text:p>
          </table:table-cell>
          <table:table-cell office:value-type="float" office:value="370" calcext:value-type="float">
            <text:p>370</text:p>
          </table:table-cell>
          <table:table-cell office:value-type="float" office:value="-7.082482" calcext:value-type="float">
            <text:p>-7.082482</text:p>
          </table:table-cell>
          <table:table-cell office:value-type="float" office:value="0" calcext:value-type="float">
            <text:p>0</text:p>
          </table:table-cell>
          <table:table-cell office:value-type="float" office:value="319.7545" calcext:value-type="float">
            <text:p>319.7545</text:p>
          </table:table-cell>
          <table:table-cell office:value-type="float" office:value="1119.908" calcext:value-type="float">
            <text:p>1119.908</text:p>
          </table:table-cell>
          <table:table-cell office:value-type="float" office:value="1368.962" calcext:value-type="float">
            <text:p>1368.962</text:p>
          </table:table-cell>
          <table:table-cell office:value-type="float" office:value="1287.064" calcext:value-type="float">
            <text:p>1287.064</text:p>
          </table:table-cell>
          <table:table-cell office:value-type="float" office:value="771.3482" calcext:value-type="float">
            <text:p>771.3482</text:p>
          </table:table-cell>
          <table:table-cell office:value-type="float" office:value="1105.939" calcext:value-type="float">
            <text:p>1105.939</text:p>
          </table:table-cell>
          <table:table-cell office:value-type="float" office:value="412.2939" calcext:value-type="float">
            <text:p>412.2939</text:p>
          </table:table-cell>
          <table:table-cell office:value-type="float" office:value="1848.429" calcext:value-type="float">
            <text:p>1848.429</text:p>
          </table:table-cell>
          <table:table-cell office:value-type="float" office:value="2085.737" calcext:value-type="float">
            <text:p>2085.737</text:p>
          </table:table-cell>
          <table:table-cell office:value-type="float" office:value="1667.831" calcext:value-type="float">
            <text:p>1667.831</text:p>
          </table:table-cell>
          <table:table-cell office:value-type="float" office:value="584.5844" calcext:value-type="float">
            <text:p>584.5844</text:p>
          </table:table-cell>
          <table:table-cell office:value-type="float" office:value="573.1801" calcext:value-type="float">
            <text:p>573.1801</text:p>
          </table:table-cell>
          <table:table-cell office:value-type="float" office:value="142.7939" calcext:value-type="float">
            <text:p>142.7939</text:p>
          </table:table-cell>
          <table:table-cell office:value-type="float" office:value="35.692" calcext:value-type="float">
            <text:p>35.692</text:p>
          </table:table-cell>
          <table:table-cell office:value-type="float" office:value="0" calcext:value-type="float">
            <text:p>0</text:p>
          </table:table-cell>
          <table:table-cell office:value-type="float" office:value="-0.00000559821" calcext:value-type="float">
            <text:p>-5.59821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171956" calcext:value-type="float">
            <text:p>-6.171956</text:p>
          </table:table-cell>
          <table:table-cell office:value-type="float" office:value="0" calcext:value-type="float">
            <text:p>0</text:p>
          </table:table-cell>
          <table:table-cell office:value-type="float" office:value="2.159854" calcext:value-type="float">
            <text:p>2.159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4" calcext:value-type="float">
            <text:p>20022004</text:p>
          </table:table-cell>
          <table:table-cell office:value-type="float" office:value="697.7421" calcext:value-type="float">
            <text:p>697.7421</text:p>
          </table:table-cell>
          <table:table-cell office:value-type="float" office:value="13082.83" calcext:value-type="float">
            <text:p>13082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259408" calcext:value-type="float">
            <text:p>-7.259408</text:p>
          </table:table-cell>
          <table:table-cell office:value-type="float" office:value="20.86326" calcext:value-type="float">
            <text:p>20.86326</text:p>
          </table:table-cell>
          <table:table-cell office:value-type="float" office:value="0" calcext:value-type="float">
            <text:p>0</text:p>
          </table:table-cell>
          <table:table-cell office:value-type="float" office:value="77.78204" calcext:value-type="float">
            <text:p>77.78204</text:p>
          </table:table-cell>
          <table:table-cell office:value-type="float" office:value="457.0946" calcext:value-type="float">
            <text:p>457.0946</text:p>
          </table:table-cell>
          <table:table-cell office:value-type="float" office:value="0.02067571" calcext:value-type="float">
            <text:p>0.02067571</text:p>
          </table:table-cell>
          <table:table-cell office:value-type="float" office:value="0" calcext:value-type="float">
            <text:p>0</text:p>
          </table:table-cell>
          <table:table-cell office:value-type="float" office:value="0.000001926787" calcext:value-type="float">
            <text:p>1.926787E-06</text:p>
          </table:table-cell>
          <table:table-cell office:value-type="float" office:value="0" calcext:value-type="float">
            <text:p>0</text:p>
          </table:table-cell>
          <table:table-cell office:value-type="float" office:value="-0.009101787" calcext:value-type="float">
            <text:p>-0.009101787</text:p>
          </table:table-cell>
          <table:table-cell office:value-type="float" office:value="370" calcext:value-type="float">
            <text:p>370</text:p>
          </table:table-cell>
          <table:table-cell office:value-type="float" office:value="-7.229632" calcext:value-type="float">
            <text:p>-7.229632</text:p>
          </table:table-cell>
          <table:table-cell office:value-type="float" office:value="0" calcext:value-type="float">
            <text:p>0</text:p>
          </table:table-cell>
          <table:table-cell office:value-type="float" office:value="319.781" calcext:value-type="float">
            <text:p>319.781</text:p>
          </table:table-cell>
          <table:table-cell office:value-type="float" office:value="1119.89" calcext:value-type="float">
            <text:p>1119.89</text:p>
          </table:table-cell>
          <table:table-cell office:value-type="float" office:value="1368.944" calcext:value-type="float">
            <text:p>1368.944</text:p>
          </table:table-cell>
          <table:table-cell office:value-type="float" office:value="1287.055" calcext:value-type="float">
            <text:p>1287.055</text:p>
          </table:table-cell>
          <table:table-cell office:value-type="float" office:value="771.3419" calcext:value-type="float">
            <text:p>771.3419</text:p>
          </table:table-cell>
          <table:table-cell office:value-type="float" office:value="1105.936" calcext:value-type="float">
            <text:p>1105.936</text:p>
          </table:table-cell>
          <table:table-cell office:value-type="float" office:value="412.2929" calcext:value-type="float">
            <text:p>412.2929</text:p>
          </table:table-cell>
          <table:table-cell office:value-type="float" office:value="1848.428" calcext:value-type="float">
            <text:p>1848.428</text:p>
          </table:table-cell>
          <table:table-cell office:value-type="float" office:value="2085.735" calcext:value-type="float">
            <text:p>2085.735</text:p>
          </table:table-cell>
          <table:table-cell office:value-type="float" office:value="1667.829" calcext:value-type="float">
            <text:p>1667.829</text:p>
          </table:table-cell>
          <table:table-cell office:value-type="float" office:value="584.5835" calcext:value-type="float">
            <text:p>584.5835</text:p>
          </table:table-cell>
          <table:table-cell office:value-type="float" office:value="573.1777" calcext:value-type="float">
            <text:p>573.1777</text:p>
          </table:table-cell>
          <table:table-cell office:value-type="float" office:value="142.7939" calcext:value-type="float">
            <text:p>142.7939</text:p>
          </table:table-cell>
          <table:table-cell office:value-type="float" office:value="35.692" calcext:value-type="float">
            <text:p>35.692</text:p>
          </table:table-cell>
          <table:table-cell office:value-type="float" office:value="0" calcext:value-type="float">
            <text:p>0</text:p>
          </table:table-cell>
          <table:table-cell office:value-type="float" office:value="-0.00000759418" calcext:value-type="float">
            <text:p>-7.59418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309869" calcext:value-type="float">
            <text:p>-6.309869</text:p>
          </table:table-cell>
          <table:table-cell office:value-type="float" office:value="0" calcext:value-type="float">
            <text:p>0</text:p>
          </table:table-cell>
          <table:table-cell office:value-type="float" office:value="2.150634" calcext:value-type="float">
            <text:p>2.150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4" calcext:value-type="float">
            <text:p>21022004</text:p>
          </table:table-cell>
          <table:table-cell office:value-type="float" office:value="697.6205" calcext:value-type="float">
            <text:p>697.6205</text:p>
          </table:table-cell>
          <table:table-cell office:value-type="float" office:value="13082.85" calcext:value-type="float">
            <text:p>13082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371309" calcext:value-type="float">
            <text:p>-7.371309</text:p>
          </table:table-cell>
          <table:table-cell office:value-type="float" office:value="20.96077" calcext:value-type="float">
            <text:p>20.96077</text:p>
          </table:table-cell>
          <table:table-cell office:value-type="float" office:value="0" calcext:value-type="float">
            <text:p>0</text:p>
          </table:table-cell>
          <table:table-cell office:value-type="float" office:value="77.63267" calcext:value-type="float">
            <text:p>77.63267</text:p>
          </table:table-cell>
          <table:table-cell office:value-type="float" office:value="457.0367" calcext:value-type="float">
            <text:p>457.0367</text:p>
          </table:table-cell>
          <table:table-cell office:value-type="float" office:value="0.02118544" calcext:value-type="float">
            <text:p>0.02118544</text:p>
          </table:table-cell>
          <table:table-cell office:value-type="float" office:value="0" calcext:value-type="float">
            <text:p>0</text:p>
          </table:table-cell>
          <table:table-cell office:value-type="float" office:value="0.000001926938" calcext:value-type="float">
            <text:p>1.926938E-06</text:p>
          </table:table-cell>
          <table:table-cell office:value-type="float" office:value="0" calcext:value-type="float">
            <text:p>0</text:p>
          </table:table-cell>
          <table:table-cell office:value-type="float" office:value="-0.009101787" calcext:value-type="float">
            <text:p>-0.009101787</text:p>
          </table:table-cell>
          <table:table-cell office:value-type="float" office:value="370" calcext:value-type="float">
            <text:p>370</text:p>
          </table:table-cell>
          <table:table-cell office:value-type="float" office:value="-7.341023" calcext:value-type="float">
            <text:p>-7.341023</text:p>
          </table:table-cell>
          <table:table-cell office:value-type="float" office:value="0" calcext:value-type="float">
            <text:p>0</text:p>
          </table:table-cell>
          <table:table-cell office:value-type="float" office:value="319.8022" calcext:value-type="float">
            <text:p>319.8022</text:p>
          </table:table-cell>
          <table:table-cell office:value-type="float" office:value="1119.874" calcext:value-type="float">
            <text:p>1119.874</text:p>
          </table:table-cell>
          <table:table-cell office:value-type="float" office:value="1368.924" calcext:value-type="float">
            <text:p>1368.924</text:p>
          </table:table-cell>
          <table:table-cell office:value-type="float" office:value="1287.045" calcext:value-type="float">
            <text:p>1287.045</text:p>
          </table:table-cell>
          <table:table-cell office:value-type="float" office:value="771.3351" calcext:value-type="float">
            <text:p>771.3351</text:p>
          </table:table-cell>
          <table:table-cell office:value-type="float" office:value="1105.933" calcext:value-type="float">
            <text:p>1105.933</text:p>
          </table:table-cell>
          <table:table-cell office:value-type="float" office:value="412.2919" calcext:value-type="float">
            <text:p>412.2919</text:p>
          </table:table-cell>
          <table:table-cell office:value-type="float" office:value="1848.426" calcext:value-type="float">
            <text:p>1848.426</text:p>
          </table:table-cell>
          <table:table-cell office:value-type="float" office:value="2085.733" calcext:value-type="float">
            <text:p>2085.733</text:p>
          </table:table-cell>
          <table:table-cell office:value-type="float" office:value="1667.827" calcext:value-type="float">
            <text:p>1667.827</text:p>
          </table:table-cell>
          <table:table-cell office:value-type="float" office:value="584.5827" calcext:value-type="float">
            <text:p>584.5827</text:p>
          </table:table-cell>
          <table:table-cell office:value-type="float" office:value="573.1753" calcext:value-type="float">
            <text:p>573.1753</text:p>
          </table:table-cell>
          <table:table-cell office:value-type="float" office:value="142.7939" calcext:value-type="float">
            <text:p>142.7939</text:p>
          </table:table-cell>
          <table:table-cell office:value-type="float" office:value="35.69199" calcext:value-type="float">
            <text:p>35.69199</text:p>
          </table:table-cell>
          <table:table-cell office:value-type="float" office:value="0" calcext:value-type="float">
            <text:p>0</text:p>
          </table:table-cell>
          <table:table-cell office:value-type="float" office:value="-0.000009677426" calcext:value-type="float">
            <text:p>-9.677426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410678" calcext:value-type="float">
            <text:p>-6.410678</text:p>
          </table:table-cell>
          <table:table-cell office:value-type="float" office:value="0" calcext:value-type="float">
            <text:p>0</text:p>
          </table:table-cell>
          <table:table-cell office:value-type="float" office:value="2.140058" calcext:value-type="float">
            <text:p>2.140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4" calcext:value-type="float">
            <text:p>22022004</text:p>
          </table:table-cell>
          <table:table-cell office:value-type="float" office:value="697.4546" calcext:value-type="float">
            <text:p>697.4546</text:p>
          </table:table-cell>
          <table:table-cell office:value-type="float" office:value="13082.87" calcext:value-type="float">
            <text:p>13082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520179" calcext:value-type="float">
            <text:p>-7.520179</text:p>
          </table:table-cell>
          <table:table-cell office:value-type="float" office:value="21.67488" calcext:value-type="float">
            <text:p>21.67488</text:p>
          </table:table-cell>
          <table:table-cell office:value-type="float" office:value="0" calcext:value-type="float">
            <text:p>0</text:p>
          </table:table-cell>
          <table:table-cell office:value-type="float" office:value="77.50283" calcext:value-type="float">
            <text:p>77.50283</text:p>
          </table:table-cell>
          <table:table-cell office:value-type="float" office:value="456.9407" calcext:value-type="float">
            <text:p>456.9407</text:p>
          </table:table-cell>
          <table:table-cell office:value-type="float" office:value="0.02173203" calcext:value-type="float">
            <text:p>0.02173203</text:p>
          </table:table-cell>
          <table:table-cell office:value-type="float" office:value="0" calcext:value-type="float">
            <text:p>0</text:p>
          </table:table-cell>
          <table:table-cell office:value-type="float" office:value="0.000001927085" calcext:value-type="float">
            <text:p>1.927085E-06</text:p>
          </table:table-cell>
          <table:table-cell office:value-type="float" office:value="0" calcext:value-type="float">
            <text:p>0</text:p>
          </table:table-cell>
          <table:table-cell office:value-type="float" office:value="-0.009101787" calcext:value-type="float">
            <text:p>-0.009101787</text:p>
          </table:table-cell>
          <table:table-cell office:value-type="float" office:value="370" calcext:value-type="float">
            <text:p>370</text:p>
          </table:table-cell>
          <table:table-cell office:value-type="float" office:value="-7.489347" calcext:value-type="float">
            <text:p>-7.489347</text:p>
          </table:table-cell>
          <table:table-cell office:value-type="float" office:value="0" calcext:value-type="float">
            <text:p>0</text:p>
          </table:table-cell>
          <table:table-cell office:value-type="float" office:value="319.827" calcext:value-type="float">
            <text:p>319.827</text:p>
          </table:table-cell>
          <table:table-cell office:value-type="float" office:value="1119.855" calcext:value-type="float">
            <text:p>1119.855</text:p>
          </table:table-cell>
          <table:table-cell office:value-type="float" office:value="1368.903" calcext:value-type="float">
            <text:p>1368.903</text:p>
          </table:table-cell>
          <table:table-cell office:value-type="float" office:value="1287.034" calcext:value-type="float">
            <text:p>1287.034</text:p>
          </table:table-cell>
          <table:table-cell office:value-type="float" office:value="771.3279" calcext:value-type="float">
            <text:p>771.3279</text:p>
          </table:table-cell>
          <table:table-cell office:value-type="float" office:value="1105.93" calcext:value-type="float">
            <text:p>1105.93</text:p>
          </table:table-cell>
          <table:table-cell office:value-type="float" office:value="412.2908" calcext:value-type="float">
            <text:p>412.2908</text:p>
          </table:table-cell>
          <table:table-cell office:value-type="float" office:value="1848.424" calcext:value-type="float">
            <text:p>1848.424</text:p>
          </table:table-cell>
          <table:table-cell office:value-type="float" office:value="2085.731" calcext:value-type="float">
            <text:p>2085.731</text:p>
          </table:table-cell>
          <table:table-cell office:value-type="float" office:value="1667.825" calcext:value-type="float">
            <text:p>1667.825</text:p>
          </table:table-cell>
          <table:table-cell office:value-type="float" office:value="584.5819" calcext:value-type="float">
            <text:p>584.5819</text:p>
          </table:table-cell>
          <table:table-cell office:value-type="float" office:value="573.1729" calcext:value-type="float">
            <text:p>573.1729</text:p>
          </table:table-cell>
          <table:table-cell office:value-type="float" office:value="142.7939" calcext:value-type="float">
            <text:p>142.7939</text:p>
          </table:table-cell>
          <table:table-cell office:value-type="float" office:value="35.69199" calcext:value-type="float">
            <text:p>35.69199</text:p>
          </table:table-cell>
          <table:table-cell office:value-type="float" office:value="0" calcext:value-type="float">
            <text:p>0</text:p>
          </table:table-cell>
          <table:table-cell office:value-type="float" office:value="-0.000012007" calcext:value-type="float">
            <text:p>-1.2007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549882" calcext:value-type="float">
            <text:p>-6.549882</text:p>
          </table:table-cell>
          <table:table-cell office:value-type="float" office:value="0" calcext:value-type="float">
            <text:p>0</text:p>
          </table:table-cell>
          <table:table-cell office:value-type="float" office:value="2.130919" calcext:value-type="float">
            <text:p>2.130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4" calcext:value-type="float">
            <text:p>23022004</text:p>
          </table:table-cell>
          <table:table-cell office:value-type="float" office:value="697.3603" calcext:value-type="float">
            <text:p>697.3603</text:p>
          </table:table-cell>
          <table:table-cell office:value-type="float" office:value="13082.88" calcext:value-type="float">
            <text:p>13082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663194" calcext:value-type="float">
            <text:p>-7.663194</text:p>
          </table:table-cell>
          <table:table-cell office:value-type="float" office:value="21.68663" calcext:value-type="float">
            <text:p>21.68663</text:p>
          </table:table-cell>
          <table:table-cell office:value-type="float" office:value="0" calcext:value-type="float">
            <text:p>0</text:p>
          </table:table-cell>
          <table:table-cell office:value-type="float" office:value="77.46902" calcext:value-type="float">
            <text:p>77.46902</text:p>
          </table:table-cell>
          <table:table-cell office:value-type="float" office:value="456.9077" calcext:value-type="float">
            <text:p>456.9077</text:p>
          </table:table-cell>
          <table:table-cell office:value-type="float" office:value="0.02224115" calcext:value-type="float">
            <text:p>0.02224115</text:p>
          </table:table-cell>
          <table:table-cell office:value-type="float" office:value="0" calcext:value-type="float">
            <text:p>0</text:p>
          </table:table-cell>
          <table:table-cell office:value-type="float" office:value="0.000001927085" calcext:value-type="float">
            <text:p>1.927085E-06</text:p>
          </table:table-cell>
          <table:table-cell office:value-type="float" office:value="0" calcext:value-type="float">
            <text:p>0</text:p>
          </table:table-cell>
          <table:table-cell office:value-type="float" office:value="-0.009780009" calcext:value-type="float">
            <text:p>-0.009780009</text:p>
          </table:table-cell>
          <table:table-cell office:value-type="float" office:value="370" calcext:value-type="float">
            <text:p>370</text:p>
          </table:table-cell>
          <table:table-cell office:value-type="float" office:value="-7.631175" calcext:value-type="float">
            <text:p>-7.631175</text:p>
          </table:table-cell>
          <table:table-cell office:value-type="float" office:value="0" calcext:value-type="float">
            <text:p>0</text:p>
          </table:table-cell>
          <table:table-cell office:value-type="float" office:value="319.8329" calcext:value-type="float">
            <text:p>319.8329</text:p>
          </table:table-cell>
          <table:table-cell office:value-type="float" office:value="1119.842" calcext:value-type="float">
            <text:p>1119.842</text:p>
          </table:table-cell>
          <table:table-cell office:value-type="float" office:value="1368.882" calcext:value-type="float">
            <text:p>1368.882</text:p>
          </table:table-cell>
          <table:table-cell office:value-type="float" office:value="1287.023" calcext:value-type="float">
            <text:p>1287.023</text:p>
          </table:table-cell>
          <table:table-cell office:value-type="float" office:value="771.3203" calcext:value-type="float">
            <text:p>771.3203</text:p>
          </table:table-cell>
          <table:table-cell office:value-type="float" office:value="1105.926" calcext:value-type="float">
            <text:p>1105.926</text:p>
          </table:table-cell>
          <table:table-cell office:value-type="float" office:value="412.2898" calcext:value-type="float">
            <text:p>412.2898</text:p>
          </table:table-cell>
          <table:table-cell office:value-type="float" office:value="1848.422" calcext:value-type="float">
            <text:p>1848.422</text:p>
          </table:table-cell>
          <table:table-cell office:value-type="float" office:value="2085.729" calcext:value-type="float">
            <text:p>2085.729</text:p>
          </table:table-cell>
          <table:table-cell office:value-type="float" office:value="1667.823" calcext:value-type="float">
            <text:p>1667.823</text:p>
          </table:table-cell>
          <table:table-cell office:value-type="float" office:value="584.5811" calcext:value-type="float">
            <text:p>584.5811</text:p>
          </table:table-cell>
          <table:table-cell office:value-type="float" office:value="573.1705" calcext:value-type="float">
            <text:p>573.1705</text:p>
          </table:table-cell>
          <table:table-cell office:value-type="float" office:value="142.7939" calcext:value-type="float">
            <text:p>142.7939</text:p>
          </table:table-cell>
          <table:table-cell office:value-type="float" office:value="35.69199" calcext:value-type="float">
            <text:p>35.69199</text:p>
          </table:table-cell>
          <table:table-cell office:value-type="float" office:value="0" calcext:value-type="float">
            <text:p>0</text:p>
          </table:table-cell>
          <table:table-cell office:value-type="float" office:value="-0.00001278361" calcext:value-type="float">
            <text:p>-1.278361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641572" calcext:value-type="float">
            <text:p>-6.641572</text:p>
          </table:table-cell>
          <table:table-cell office:value-type="float" office:value="0" calcext:value-type="float">
            <text:p>0</text:p>
          </table:table-cell>
          <table:table-cell office:value-type="float" office:value="2.080755" calcext:value-type="float">
            <text:p>2.080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4" calcext:value-type="float">
            <text:p>24022004</text:p>
          </table:table-cell>
          <table:table-cell office:value-type="float" office:value="697.2798" calcext:value-type="float">
            <text:p>697.2798</text:p>
          </table:table-cell>
          <table:table-cell office:value-type="float" office:value="13082.88" calcext:value-type="float">
            <text:p>13082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765737" calcext:value-type="float">
            <text:p>-7.765737</text:p>
          </table:table-cell>
          <table:table-cell office:value-type="float" office:value="21.74923" calcext:value-type="float">
            <text:p>21.74923</text:p>
          </table:table-cell>
          <table:table-cell office:value-type="float" office:value="0" calcext:value-type="float">
            <text:p>0</text:p>
          </table:table-cell>
          <table:table-cell office:value-type="float" office:value="77.43973" calcext:value-type="float">
            <text:p>77.43973</text:p>
          </table:table-cell>
          <table:table-cell office:value-type="float" office:value="456.8843" calcext:value-type="float">
            <text:p>456.8843</text:p>
          </table:table-cell>
          <table:table-cell office:value-type="float" office:value="0.02273212" calcext:value-type="float">
            <text:p>0.02273212</text:p>
          </table:table-cell>
          <table:table-cell office:value-type="float" office:value="0" calcext:value-type="float">
            <text:p>0</text:p>
          </table:table-cell>
          <table:table-cell office:value-type="float" office:value="0.000001927085" calcext:value-type="float">
            <text:p>1.927085E-06</text:p>
          </table:table-cell>
          <table:table-cell office:value-type="float" office:value="0" calcext:value-type="float">
            <text:p>0</text:p>
          </table:table-cell>
          <table:table-cell office:value-type="float" office:value="-0.01065793" calcext:value-type="float">
            <text:p>-0.01065793</text:p>
          </table:table-cell>
          <table:table-cell office:value-type="float" office:value="370" calcext:value-type="float">
            <text:p>370</text:p>
          </table:table-cell>
          <table:table-cell office:value-type="float" office:value="-7.732348" calcext:value-type="float">
            <text:p>-7.732348</text:p>
          </table:table-cell>
          <table:table-cell office:value-type="float" office:value="0" calcext:value-type="float">
            <text:p>0</text:p>
          </table:table-cell>
          <table:table-cell office:value-type="float" office:value="319.8369" calcext:value-type="float">
            <text:p>319.8369</text:p>
          </table:table-cell>
          <table:table-cell office:value-type="float" office:value="1119.831" calcext:value-type="float">
            <text:p>1119.831</text:p>
          </table:table-cell>
          <table:table-cell office:value-type="float" office:value="1368.863" calcext:value-type="float">
            <text:p>1368.863</text:p>
          </table:table-cell>
          <table:table-cell office:value-type="float" office:value="1287.011" calcext:value-type="float">
            <text:p>1287.011</text:p>
          </table:table-cell>
          <table:table-cell office:value-type="float" office:value="771.3127" calcext:value-type="float">
            <text:p>771.3127</text:p>
          </table:table-cell>
          <table:table-cell office:value-type="float" office:value="1105.923" calcext:value-type="float">
            <text:p>1105.923</text:p>
          </table:table-cell>
          <table:table-cell office:value-type="float" office:value="412.2887" calcext:value-type="float">
            <text:p>412.2887</text:p>
          </table:table-cell>
          <table:table-cell office:value-type="float" office:value="1848.421" calcext:value-type="float">
            <text:p>1848.421</text:p>
          </table:table-cell>
          <table:table-cell office:value-type="float" office:value="2085.728" calcext:value-type="float">
            <text:p>2085.728</text:p>
          </table:table-cell>
          <table:table-cell office:value-type="float" office:value="1667.821" calcext:value-type="float">
            <text:p>1667.821</text:p>
          </table:table-cell>
          <table:table-cell office:value-type="float" office:value="584.5803" calcext:value-type="float">
            <text:p>584.5803</text:p>
          </table:table-cell>
          <table:table-cell office:value-type="float" office:value="573.1682" calcext:value-type="float">
            <text:p>573.1682</text:p>
          </table:table-cell>
          <table:table-cell office:value-type="float" office:value="142.7938" calcext:value-type="float">
            <text:p>142.7938</text:p>
          </table:table-cell>
          <table:table-cell office:value-type="float" office:value="35.69204" calcext:value-type="float">
            <text:p>35.69204</text:p>
          </table:table-cell>
          <table:table-cell office:value-type="float" office:value="0" calcext:value-type="float">
            <text:p>0</text:p>
          </table:table-cell>
          <table:table-cell office:value-type="float" office:value="-0.00001309062" calcext:value-type="float">
            <text:p>-1.309062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721891" calcext:value-type="float">
            <text:p>-6.721891</text:p>
          </table:table-cell>
          <table:table-cell office:value-type="float" office:value="0" calcext:value-type="float">
            <text:p>0</text:p>
          </table:table-cell>
          <table:table-cell office:value-type="float" office:value="2.059894" calcext:value-type="float">
            <text:p>2.059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4" calcext:value-type="float">
            <text:p>25022004</text:p>
          </table:table-cell>
          <table:table-cell office:value-type="float" office:value="697.1799" calcext:value-type="float">
            <text:p>697.1799</text:p>
          </table:table-cell>
          <table:table-cell office:value-type="float" office:value="13082.88" calcext:value-type="float">
            <text:p>13082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888911" calcext:value-type="float">
            <text:p>-7.888911</text:p>
          </table:table-cell>
          <table:table-cell office:value-type="float" office:value="22.03297" calcext:value-type="float">
            <text:p>22.03297</text:p>
          </table:table-cell>
          <table:table-cell office:value-type="float" office:value="0" calcext:value-type="float">
            <text:p>0</text:p>
          </table:table-cell>
          <table:table-cell office:value-type="float" office:value="77.41298" calcext:value-type="float">
            <text:p>77.41298</text:p>
          </table:table-cell>
          <table:table-cell office:value-type="float" office:value="456.8435" calcext:value-type="float">
            <text:p>456.8435</text:p>
          </table:table-cell>
          <table:table-cell office:value-type="float" office:value="0.02325082" calcext:value-type="float">
            <text:p>0.02325082</text:p>
          </table:table-cell>
          <table:table-cell office:value-type="float" office:value="0" calcext:value-type="float">
            <text:p>0</text:p>
          </table:table-cell>
          <table:table-cell office:value-type="float" office:value="0.000001927085" calcext:value-type="float">
            <text:p>1.927085E-06</text:p>
          </table:table-cell>
          <table:table-cell office:value-type="float" office:value="0" calcext:value-type="float">
            <text:p>0</text:p>
          </table:table-cell>
          <table:table-cell office:value-type="float" office:value="-0.01144683" calcext:value-type="float">
            <text:p>-0.01144683</text:p>
          </table:table-cell>
          <table:table-cell office:value-type="float" office:value="370" calcext:value-type="float">
            <text:p>370</text:p>
          </table:table-cell>
          <table:table-cell office:value-type="float" office:value="-7.854215" calcext:value-type="float">
            <text:p>-7.854215</text:p>
          </table:table-cell>
          <table:table-cell office:value-type="float" office:value="0" calcext:value-type="float">
            <text:p>0</text:p>
          </table:table-cell>
          <table:table-cell office:value-type="float" office:value="319.8417" calcext:value-type="float">
            <text:p>319.8417</text:p>
          </table:table-cell>
          <table:table-cell office:value-type="float" office:value="1119.818" calcext:value-type="float">
            <text:p>1119.818</text:p>
          </table:table-cell>
          <table:table-cell office:value-type="float" office:value="1368.845" calcext:value-type="float">
            <text:p>1368.845</text:p>
          </table:table-cell>
          <table:table-cell office:value-type="float" office:value="1287" calcext:value-type="float">
            <text:p>1287</text:p>
          </table:table-cell>
          <table:table-cell office:value-type="float" office:value="771.3049" calcext:value-type="float">
            <text:p>771.3049</text:p>
          </table:table-cell>
          <table:table-cell office:value-type="float" office:value="1105.919" calcext:value-type="float">
            <text:p>1105.919</text:p>
          </table:table-cell>
          <table:table-cell office:value-type="float" office:value="412.2877" calcext:value-type="float">
            <text:p>412.2877</text:p>
          </table:table-cell>
          <table:table-cell office:value-type="float" office:value="1848.419" calcext:value-type="float">
            <text:p>1848.419</text:p>
          </table:table-cell>
          <table:table-cell office:value-type="float" office:value="2085.726" calcext:value-type="float">
            <text:p>2085.726</text:p>
          </table:table-cell>
          <table:table-cell office:value-type="float" office:value="1667.819" calcext:value-type="float">
            <text:p>1667.819</text:p>
          </table:table-cell>
          <table:table-cell office:value-type="float" office:value="584.5795" calcext:value-type="float">
            <text:p>584.5795</text:p>
          </table:table-cell>
          <table:table-cell office:value-type="float" office:value="573.1659" calcext:value-type="float">
            <text:p>573.1659</text:p>
          </table:table-cell>
          <table:table-cell office:value-type="float" office:value="142.7938" calcext:value-type="float">
            <text:p>142.7938</text:p>
          </table:table-cell>
          <table:table-cell office:value-type="float" office:value="35.69207" calcext:value-type="float">
            <text:p>35.69207</text:p>
          </table:table-cell>
          <table:table-cell office:value-type="float" office:value="0" calcext:value-type="float">
            <text:p>0</text:p>
          </table:table-cell>
          <table:table-cell office:value-type="float" office:value="-0.00001350529" calcext:value-type="float">
            <text:p>-1.350529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81879" calcext:value-type="float">
            <text:p>-6.81879</text:p>
          </table:table-cell>
          <table:table-cell office:value-type="float" office:value="0" calcext:value-type="float">
            <text:p>0</text:p>
          </table:table-cell>
          <table:table-cell office:value-type="float" office:value="2.034886" calcext:value-type="float">
            <text:p>2.034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4" calcext:value-type="float">
            <text:p>26022004</text:p>
          </table:table-cell>
          <table:table-cell office:value-type="float" office:value="697.0529" calcext:value-type="float">
            <text:p>697.0529</text:p>
          </table:table-cell>
          <table:table-cell office:value-type="float" office:value="13082.9" calcext:value-type="float">
            <text:p>1308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007637" calcext:value-type="float">
            <text:p>-8.007637</text:p>
          </table:table-cell>
          <table:table-cell office:value-type="float" office:value="21.64745" calcext:value-type="float">
            <text:p>21.64745</text:p>
          </table:table-cell>
          <table:table-cell office:value-type="float" office:value="0" calcext:value-type="float">
            <text:p>0</text:p>
          </table:table-cell>
          <table:table-cell office:value-type="float" office:value="77.26659" calcext:value-type="float">
            <text:p>77.26659</text:p>
          </table:table-cell>
          <table:table-cell office:value-type="float" office:value="456.7834" calcext:value-type="float">
            <text:p>456.7834</text:p>
          </table:table-cell>
          <table:table-cell office:value-type="float" office:value="0.02378866" calcext:value-type="float">
            <text:p>0.02378866</text:p>
          </table:table-cell>
          <table:table-cell office:value-type="float" office:value="0" calcext:value-type="float">
            <text:p>0</text:p>
          </table:table-cell>
          <table:table-cell office:value-type="float" office:value="0.000001927085" calcext:value-type="float">
            <text:p>1.927085E-06</text:p>
          </table:table-cell>
          <table:table-cell office:value-type="float" office:value="0" calcext:value-type="float">
            <text:p>0</text:p>
          </table:table-cell>
          <table:table-cell office:value-type="float" office:value="-0.01161469" calcext:value-type="float">
            <text:p>-0.01161469</text:p>
          </table:table-cell>
          <table:table-cell office:value-type="float" office:value="370" calcext:value-type="float">
            <text:p>370</text:p>
          </table:table-cell>
          <table:table-cell office:value-type="float" office:value="-7.972236" calcext:value-type="float">
            <text:p>-7.972236</text:p>
          </table:table-cell>
          <table:table-cell office:value-type="float" office:value="0" calcext:value-type="float">
            <text:p>0</text:p>
          </table:table-cell>
          <table:table-cell office:value-type="float" office:value="319.8627" calcext:value-type="float">
            <text:p>319.8627</text:p>
          </table:table-cell>
          <table:table-cell office:value-type="float" office:value="1119.801" calcext:value-type="float">
            <text:p>1119.801</text:p>
          </table:table-cell>
          <table:table-cell office:value-type="float" office:value="1368.826" calcext:value-type="float">
            <text:p>1368.826</text:p>
          </table:table-cell>
          <table:table-cell office:value-type="float" office:value="1286.989" calcext:value-type="float">
            <text:p>1286.989</text:p>
          </table:table-cell>
          <table:table-cell office:value-type="float" office:value="771.2971" calcext:value-type="float">
            <text:p>771.2971</text:p>
          </table:table-cell>
          <table:table-cell office:value-type="float" office:value="1105.916" calcext:value-type="float">
            <text:p>1105.916</text:p>
          </table:table-cell>
          <table:table-cell office:value-type="float" office:value="412.2865" calcext:value-type="float">
            <text:p>412.2865</text:p>
          </table:table-cell>
          <table:table-cell office:value-type="float" office:value="1848.417" calcext:value-type="float">
            <text:p>1848.417</text:p>
          </table:table-cell>
          <table:table-cell office:value-type="float" office:value="2085.725" calcext:value-type="float">
            <text:p>2085.725</text:p>
          </table:table-cell>
          <table:table-cell office:value-type="float" office:value="1667.817" calcext:value-type="float">
            <text:p>1667.817</text:p>
          </table:table-cell>
          <table:table-cell office:value-type="float" office:value="584.5787" calcext:value-type="float">
            <text:p>584.5787</text:p>
          </table:table-cell>
          <table:table-cell office:value-type="float" office:value="573.1636" calcext:value-type="float">
            <text:p>573.1636</text:p>
          </table:table-cell>
          <table:table-cell office:value-type="float" office:value="142.7937" calcext:value-type="float">
            <text:p>142.7937</text:p>
          </table:table-cell>
          <table:table-cell office:value-type="float" office:value="35.69208" calcext:value-type="float">
            <text:p>35.69208</text:p>
          </table:table-cell>
          <table:table-cell office:value-type="float" office:value="0" calcext:value-type="float">
            <text:p>0</text:p>
          </table:table-cell>
          <table:table-cell office:value-type="float" office:value="-0.00001584695" calcext:value-type="float">
            <text:p>-1.584695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924711" calcext:value-type="float">
            <text:p>-6.924711</text:p>
          </table:table-cell>
          <table:table-cell office:value-type="float" office:value="0" calcext:value-type="float">
            <text:p>0</text:p>
          </table:table-cell>
          <table:table-cell office:value-type="float" office:value="2.022713" calcext:value-type="float">
            <text:p>2.022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4" calcext:value-type="float">
            <text:p>27022004</text:p>
          </table:table-cell>
          <table:table-cell office:value-type="float" office:value="696.8959" calcext:value-type="float">
            <text:p>696.8959</text:p>
          </table:table-cell>
          <table:table-cell office:value-type="float" office:value="13082.93" calcext:value-type="float">
            <text:p>13082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14299" calcext:value-type="float">
            <text:p>-8.14299</text:p>
          </table:table-cell>
          <table:table-cell office:value-type="float" office:value="21.59272" calcext:value-type="float">
            <text:p>21.59272</text:p>
          </table:table-cell>
          <table:table-cell office:value-type="float" office:value="0" calcext:value-type="float">
            <text:p>0</text:p>
          </table:table-cell>
          <table:table-cell office:value-type="float" office:value="77.0765" calcext:value-type="float">
            <text:p>77.0765</text:p>
          </table:table-cell>
          <table:table-cell office:value-type="float" office:value="456.7005" calcext:value-type="float">
            <text:p>456.7005</text:p>
          </table:table-cell>
          <table:table-cell office:value-type="float" office:value="0.02433907" calcext:value-type="float">
            <text:p>0.02433907</text:p>
          </table:table-cell>
          <table:table-cell office:value-type="float" office:value="0" calcext:value-type="float">
            <text:p>0</text:p>
          </table:table-cell>
          <table:table-cell office:value-type="float" office:value="0.000001927085" calcext:value-type="float">
            <text:p>1.927085E-06</text:p>
          </table:table-cell>
          <table:table-cell office:value-type="float" office:value="0" calcext:value-type="float">
            <text:p>0</text:p>
          </table:table-cell>
          <table:table-cell office:value-type="float" office:value="-0.01161469" calcext:value-type="float">
            <text:p>-0.01161469</text:p>
          </table:table-cell>
          <table:table-cell office:value-type="float" office:value="370" calcext:value-type="float">
            <text:p>370</text:p>
          </table:table-cell>
          <table:table-cell office:value-type="float" office:value="-8.107038" calcext:value-type="float">
            <text:p>-8.107038</text:p>
          </table:table-cell>
          <table:table-cell office:value-type="float" office:value="0" calcext:value-type="float">
            <text:p>0</text:p>
          </table:table-cell>
          <table:table-cell office:value-type="float" office:value="319.8917" calcext:value-type="float">
            <text:p>319.8917</text:p>
          </table:table-cell>
          <table:table-cell office:value-type="float" office:value="1119.781" calcext:value-type="float">
            <text:p>1119.781</text:p>
          </table:table-cell>
          <table:table-cell office:value-type="float" office:value="1368.804" calcext:value-type="float">
            <text:p>1368.804</text:p>
          </table:table-cell>
          <table:table-cell office:value-type="float" office:value="1286.978" calcext:value-type="float">
            <text:p>1286.978</text:p>
          </table:table-cell>
          <table:table-cell office:value-type="float" office:value="771.2889" calcext:value-type="float">
            <text:p>771.2889</text:p>
          </table:table-cell>
          <table:table-cell office:value-type="float" office:value="1105.912" calcext:value-type="float">
            <text:p>1105.912</text:p>
          </table:table-cell>
          <table:table-cell office:value-type="float" office:value="412.2854" calcext:value-type="float">
            <text:p>412.2854</text:p>
          </table:table-cell>
          <table:table-cell office:value-type="float" office:value="1848.415" calcext:value-type="float">
            <text:p>1848.415</text:p>
          </table:table-cell>
          <table:table-cell office:value-type="float" office:value="2085.723" calcext:value-type="float">
            <text:p>2085.723</text:p>
          </table:table-cell>
          <table:table-cell office:value-type="float" office:value="1667.816" calcext:value-type="float">
            <text:p>1667.816</text:p>
          </table:table-cell>
          <table:table-cell office:value-type="float" office:value="584.5779" calcext:value-type="float">
            <text:p>584.5779</text:p>
          </table:table-cell>
          <table:table-cell office:value-type="float" office:value="573.1614" calcext:value-type="float">
            <text:p>573.1614</text:p>
          </table:table-cell>
          <table:table-cell office:value-type="float" office:value="142.7937" calcext:value-type="float">
            <text:p>142.7937</text:p>
          </table:table-cell>
          <table:table-cell office:value-type="float" office:value="35.69208" calcext:value-type="float">
            <text:p>35.69208</text:p>
          </table:table-cell>
          <table:table-cell office:value-type="float" office:value="0" calcext:value-type="float">
            <text:p>0</text:p>
          </table:table-cell>
          <table:table-cell office:value-type="float" office:value="-0.00001867216" calcext:value-type="float">
            <text:p>-1.867216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050341" calcext:value-type="float">
            <text:p>-7.050341</text:p>
          </table:table-cell>
          <table:table-cell office:value-type="float" office:value="0" calcext:value-type="float">
            <text:p>0</text:p>
          </table:table-cell>
          <table:table-cell office:value-type="float" office:value="2.013539" calcext:value-type="float">
            <text:p>2.013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4" calcext:value-type="float">
            <text:p>28022004</text:p>
          </table:table-cell>
          <table:table-cell office:value-type="float" office:value="696.7482" calcext:value-type="float">
            <text:p>696.7482</text:p>
          </table:table-cell>
          <table:table-cell office:value-type="float" office:value="13082.94" calcext:value-type="float">
            <text:p>13082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2812" calcext:value-type="float">
            <text:p>-8.2812</text:p>
          </table:table-cell>
          <table:table-cell office:value-type="float" office:value="21.70194" calcext:value-type="float">
            <text:p>21.70194</text:p>
          </table:table-cell>
          <table:table-cell office:value-type="float" office:value="0" calcext:value-type="float">
            <text:p>0</text:p>
          </table:table-cell>
          <table:table-cell office:value-type="float" office:value="76.97364" calcext:value-type="float">
            <text:p>76.97364</text:p>
          </table:table-cell>
          <table:table-cell office:value-type="float" office:value="456.6315" calcext:value-type="float">
            <text:p>456.6315</text:p>
          </table:table-cell>
          <table:table-cell office:value-type="float" office:value="0.02489909" calcext:value-type="float">
            <text:p>0.02489909</text:p>
          </table:table-cell>
          <table:table-cell office:value-type="float" office:value="0" calcext:value-type="float">
            <text:p>0</text:p>
          </table:table-cell>
          <table:table-cell office:value-type="float" office:value="0.000001927085" calcext:value-type="float">
            <text:p>1.927085E-06</text:p>
          </table:table-cell>
          <table:table-cell office:value-type="float" office:value="0" calcext:value-type="float">
            <text:p>0</text:p>
          </table:table-cell>
          <table:table-cell office:value-type="float" office:value="-0.01161469" calcext:value-type="float">
            <text:p>-0.01161469</text:p>
          </table:table-cell>
          <table:table-cell office:value-type="float" office:value="370" calcext:value-type="float">
            <text:p>370</text:p>
          </table:table-cell>
          <table:table-cell office:value-type="float" office:value="-8.244688" calcext:value-type="float">
            <text:p>-8.244688</text:p>
          </table:table-cell>
          <table:table-cell office:value-type="float" office:value="0" calcext:value-type="float">
            <text:p>0</text:p>
          </table:table-cell>
          <table:table-cell office:value-type="float" office:value="319.9091" calcext:value-type="float">
            <text:p>319.9091</text:p>
          </table:table-cell>
          <table:table-cell office:value-type="float" office:value="1119.761" calcext:value-type="float">
            <text:p>1119.761</text:p>
          </table:table-cell>
          <table:table-cell office:value-type="float" office:value="1368.779" calcext:value-type="float">
            <text:p>1368.779</text:p>
          </table:table-cell>
          <table:table-cell office:value-type="float" office:value="1286.964" calcext:value-type="float">
            <text:p>1286.964</text:p>
          </table:table-cell>
          <table:table-cell office:value-type="float" office:value="771.2808" calcext:value-type="float">
            <text:p>771.2808</text:p>
          </table:table-cell>
          <table:table-cell office:value-type="float" office:value="1105.908" calcext:value-type="float">
            <text:p>1105.908</text:p>
          </table:table-cell>
          <table:table-cell office:value-type="float" office:value="412.2843" calcext:value-type="float">
            <text:p>412.2843</text:p>
          </table:table-cell>
          <table:table-cell office:value-type="float" office:value="1848.414" calcext:value-type="float">
            <text:p>1848.414</text:p>
          </table:table-cell>
          <table:table-cell office:value-type="float" office:value="2085.721" calcext:value-type="float">
            <text:p>2085.721</text:p>
          </table:table-cell>
          <table:table-cell office:value-type="float" office:value="1667.814" calcext:value-type="float">
            <text:p>1667.814</text:p>
          </table:table-cell>
          <table:table-cell office:value-type="float" office:value="584.5771" calcext:value-type="float">
            <text:p>584.5771</text:p>
          </table:table-cell>
          <table:table-cell office:value-type="float" office:value="573.1592" calcext:value-type="float">
            <text:p>573.1592</text:p>
          </table:table-cell>
          <table:table-cell office:value-type="float" office:value="142.7937" calcext:value-type="float">
            <text:p>142.7937</text:p>
          </table:table-cell>
          <table:table-cell office:value-type="float" office:value="35.69207" calcext:value-type="float">
            <text:p>35.69207</text:p>
          </table:table-cell>
          <table:table-cell office:value-type="float" office:value="0" calcext:value-type="float">
            <text:p>0</text:p>
          </table:table-cell>
          <table:table-cell office:value-type="float" office:value="-0.00002091363" calcext:value-type="float">
            <text:p>-2.091363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17944" calcext:value-type="float">
            <text:p>-7.17944</text:p>
          </table:table-cell>
          <table:table-cell office:value-type="float" office:value="0" calcext:value-type="float">
            <text:p>0</text:p>
          </table:table-cell>
          <table:table-cell office:value-type="float" office:value="2.004989" calcext:value-type="float">
            <text:p>2.004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9022004" calcext:value-type="float">
            <text:p>29022004</text:p>
          </table:table-cell>
          <table:table-cell office:value-type="float" office:value="696.3928" calcext:value-type="float">
            <text:p>696.3928</text:p>
          </table:table-cell>
          <table:table-cell office:value-type="float" office:value="13082.97" calcext:value-type="float">
            <text:p>13082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565037" calcext:value-type="float">
            <text:p>-8.565037</text:p>
          </table:table-cell>
          <table:table-cell office:value-type="float" office:value="19.04198" calcext:value-type="float">
            <text:p>19.04198</text:p>
          </table:table-cell>
          <table:table-cell office:value-type="float" office:value="0" calcext:value-type="float">
            <text:p>0</text:p>
          </table:table-cell>
          <table:table-cell office:value-type="float" office:value="77.16257" calcext:value-type="float">
            <text:p>77.16257</text:p>
          </table:table-cell>
          <table:table-cell office:value-type="float" office:value="456.3142" calcext:value-type="float">
            <text:p>456.3142</text:p>
          </table:table-cell>
          <table:table-cell office:value-type="float" office:value="0.02536168" calcext:value-type="float">
            <text:p>0.02536168</text:p>
          </table:table-cell>
          <table:table-cell office:value-type="float" office:value="0" calcext:value-type="float">
            <text:p>0</text:p>
          </table:table-cell>
          <table:table-cell office:value-type="float" office:value="0.000002257172" calcext:value-type="float">
            <text:p>2.257172E-06</text:p>
          </table:table-cell>
          <table:table-cell office:value-type="float" office:value="0" calcext:value-type="float">
            <text:p>0</text:p>
          </table:table-cell>
          <table:table-cell office:value-type="float" office:value="-0.01161469" calcext:value-type="float">
            <text:p>-0.01161469</text:p>
          </table:table-cell>
          <table:table-cell office:value-type="float" office:value="370" calcext:value-type="float">
            <text:p>370</text:p>
          </table:table-cell>
          <table:table-cell office:value-type="float" office:value="-8.528062" calcext:value-type="float">
            <text:p>-8.528062</text:p>
          </table:table-cell>
          <table:table-cell office:value-type="float" office:value="0" calcext:value-type="float">
            <text:p>0</text:p>
          </table:table-cell>
          <table:table-cell office:value-type="float" office:value="319.9713" calcext:value-type="float">
            <text:p>319.9713</text:p>
          </table:table-cell>
          <table:table-cell office:value-type="float" office:value="1119.751" calcext:value-type="float">
            <text:p>1119.751</text:p>
          </table:table-cell>
          <table:table-cell office:value-type="float" office:value="1368.749" calcext:value-type="float">
            <text:p>1368.749</text:p>
          </table:table-cell>
          <table:table-cell office:value-type="float" office:value="1286.949" calcext:value-type="float">
            <text:p>1286.949</text:p>
          </table:table-cell>
          <table:table-cell office:value-type="float" office:value="771.272" calcext:value-type="float">
            <text:p>771.272</text:p>
          </table:table-cell>
          <table:table-cell office:value-type="float" office:value="1105.905" calcext:value-type="float">
            <text:p>1105.905</text:p>
          </table:table-cell>
          <table:table-cell office:value-type="float" office:value="412.2831" calcext:value-type="float">
            <text:p>412.2831</text:p>
          </table:table-cell>
          <table:table-cell office:value-type="float" office:value="1848.412" calcext:value-type="float">
            <text:p>1848.412</text:p>
          </table:table-cell>
          <table:table-cell office:value-type="float" office:value="2085.719" calcext:value-type="float">
            <text:p>2085.719</text:p>
          </table:table-cell>
          <table:table-cell office:value-type="float" office:value="1667.812" calcext:value-type="float">
            <text:p>1667.812</text:p>
          </table:table-cell>
          <table:table-cell office:value-type="float" office:value="584.5764" calcext:value-type="float">
            <text:p>584.5764</text:p>
          </table:table-cell>
          <table:table-cell office:value-type="float" office:value="573.1569" calcext:value-type="float">
            <text:p>573.1569</text:p>
          </table:table-cell>
          <table:table-cell office:value-type="float" office:value="142.7937" calcext:value-type="float">
            <text:p>142.7937</text:p>
          </table:table-cell>
          <table:table-cell office:value-type="float" office:value="35.69207" calcext:value-type="float">
            <text:p>35.69207</text:p>
          </table:table-cell>
          <table:table-cell office:value-type="float" office:value="0" calcext:value-type="float">
            <text:p>0</text:p>
          </table:table-cell>
          <table:table-cell office:value-type="float" office:value="-0.00002128029" calcext:value-type="float">
            <text:p>-2.128029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506201" calcext:value-type="float">
            <text:p>-7.506201</text:p>
          </table:table-cell>
          <table:table-cell office:value-type="float" office:value="0" calcext:value-type="float">
            <text:p>0</text:p>
          </table:table-cell>
          <table:table-cell office:value-type="float" office:value="2.04842" calcext:value-type="float">
            <text:p>2.04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32004" calcext:value-type="float">
            <text:p>1032004</text:p>
          </table:table-cell>
          <table:table-cell office:value-type="float" office:value="695.9237" calcext:value-type="float">
            <text:p>695.9237</text:p>
          </table:table-cell>
          <table:table-cell office:value-type="float" office:value="13083" calcext:value-type="float">
            <text:p>13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004606" calcext:value-type="float">
            <text:p>-9.004606</text:p>
          </table:table-cell>
          <table:table-cell office:value-type="float" office:value="19.20702" calcext:value-type="float">
            <text:p>19.20702</text:p>
          </table:table-cell>
          <table:table-cell office:value-type="float" office:value="0" calcext:value-type="float">
            <text:p>0</text:p>
          </table:table-cell>
          <table:table-cell office:value-type="float" office:value="77.46578" calcext:value-type="float">
            <text:p>77.46578</text:p>
          </table:table-cell>
          <table:table-cell office:value-type="float" office:value="455.9037" calcext:value-type="float">
            <text:p>455.9037</text:p>
          </table:table-cell>
          <table:table-cell office:value-type="float" office:value="0.02567706" calcext:value-type="float">
            <text:p>0.02567706</text:p>
          </table:table-cell>
          <table:table-cell office:value-type="float" office:value="0" calcext:value-type="float">
            <text:p>0</text:p>
          </table:table-cell>
          <table:table-cell office:value-type="float" office:value="0.000003837603" calcext:value-type="float">
            <text:p>3.837603E-06</text:p>
          </table:table-cell>
          <table:table-cell office:value-type="float" office:value="0" calcext:value-type="float">
            <text:p>0</text:p>
          </table:table-cell>
          <table:table-cell office:value-type="float" office:value="-0.01161469" calcext:value-type="float">
            <text:p>-0.01161469</text:p>
          </table:table-cell>
          <table:table-cell office:value-type="float" office:value="370" calcext:value-type="float">
            <text:p>370</text:p>
          </table:table-cell>
          <table:table-cell office:value-type="float" office:value="-8.967319" calcext:value-type="float">
            <text:p>-8.967319</text:p>
          </table:table-cell>
          <table:table-cell office:value-type="float" office:value="0" calcext:value-type="float">
            <text:p>0</text:p>
          </table:table-cell>
          <table:table-cell office:value-type="float" office:value="320.0339" calcext:value-type="float">
            <text:p>320.0339</text:p>
          </table:table-cell>
          <table:table-cell office:value-type="float" office:value="1119.731" calcext:value-type="float">
            <text:p>1119.731</text:p>
          </table:table-cell>
          <table:table-cell office:value-type="float" office:value="1368.72" calcext:value-type="float">
            <text:p>1368.72</text:p>
          </table:table-cell>
          <table:table-cell office:value-type="float" office:value="1286.933" calcext:value-type="float">
            <text:p>1286.933</text:p>
          </table:table-cell>
          <table:table-cell office:value-type="float" office:value="771.2623" calcext:value-type="float">
            <text:p>771.2623</text:p>
          </table:table-cell>
          <table:table-cell office:value-type="float" office:value="1105.901" calcext:value-type="float">
            <text:p>1105.901</text:p>
          </table:table-cell>
          <table:table-cell office:value-type="float" office:value="412.2819" calcext:value-type="float">
            <text:p>412.2819</text:p>
          </table:table-cell>
          <table:table-cell office:value-type="float" office:value="1848.41" calcext:value-type="float">
            <text:p>1848.41</text:p>
          </table:table-cell>
          <table:table-cell office:value-type="float" office:value="2085.718" calcext:value-type="float">
            <text:p>2085.718</text:p>
          </table:table-cell>
          <table:table-cell office:value-type="float" office:value="1667.81" calcext:value-type="float">
            <text:p>1667.81</text:p>
          </table:table-cell>
          <table:table-cell office:value-type="float" office:value="584.5756" calcext:value-type="float">
            <text:p>584.5756</text:p>
          </table:table-cell>
          <table:table-cell office:value-type="float" office:value="573.1548" calcext:value-type="float">
            <text:p>573.1548</text:p>
          </table:table-cell>
          <table:table-cell office:value-type="float" office:value="142.7937" calcext:value-type="float">
            <text:p>142.7937</text:p>
          </table:table-cell>
          <table:table-cell office:value-type="float" office:value="35.69207" calcext:value-type="float">
            <text:p>35.69207</text:p>
          </table:table-cell>
          <table:table-cell office:value-type="float" office:value="0" calcext:value-type="float">
            <text:p>0</text:p>
          </table:table-cell>
          <table:table-cell office:value-type="float" office:value="-0.00002143083" calcext:value-type="float">
            <text:p>-2.143083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93626" calcext:value-type="float">
            <text:p>-7.93626</text:p>
          </table:table-cell>
          <table:table-cell office:value-type="float" office:value="0" calcext:value-type="float">
            <text:p>0</text:p>
          </table:table-cell>
          <table:table-cell office:value-type="float" office:value="2.039267" calcext:value-type="float">
            <text:p>2.039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32004" calcext:value-type="float">
            <text:p>2032004</text:p>
          </table:table-cell>
          <table:table-cell office:value-type="float" office:value="695.6912" calcext:value-type="float">
            <text:p>695.6912</text:p>
          </table:table-cell>
          <table:table-cell office:value-type="float" office:value="13083.01" calcext:value-type="float">
            <text:p>13083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252122" calcext:value-type="float">
            <text:p>-9.252122</text:p>
          </table:table-cell>
          <table:table-cell office:value-type="float" office:value="19.7829" calcext:value-type="float">
            <text:p>19.7829</text:p>
          </table:table-cell>
          <table:table-cell office:value-type="float" office:value="0" calcext:value-type="float">
            <text:p>0</text:p>
          </table:table-cell>
          <table:table-cell office:value-type="float" office:value="77.55769" calcext:value-type="float">
            <text:p>77.55769</text:p>
          </table:table-cell>
          <table:table-cell office:value-type="float" office:value="455.7588" calcext:value-type="float">
            <text:p>455.7588</text:p>
          </table:table-cell>
          <table:table-cell office:value-type="float" office:value="0.02605644" calcext:value-type="float">
            <text:p>0.02605644</text:p>
          </table:table-cell>
          <table:table-cell office:value-type="float" office:value="0" calcext:value-type="float">
            <text:p>0</text:p>
          </table:table-cell>
          <table:table-cell office:value-type="float" office:value="0.00000539415" calcext:value-type="float">
            <text:p>5.39415E-06</text:p>
          </table:table-cell>
          <table:table-cell office:value-type="float" office:value="0" calcext:value-type="float">
            <text:p>0</text:p>
          </table:table-cell>
          <table:table-cell office:value-type="float" office:value="-0.01161469" calcext:value-type="float">
            <text:p>-0.01161469</text:p>
          </table:table-cell>
          <table:table-cell office:value-type="float" office:value="370" calcext:value-type="float">
            <text:p>370</text:p>
          </table:table-cell>
          <table:table-cell office:value-type="float" office:value="-9.214457" calcext:value-type="float">
            <text:p>-9.214457</text:p>
          </table:table-cell>
          <table:table-cell office:value-type="float" office:value="0" calcext:value-type="float">
            <text:p>0</text:p>
          </table:table-cell>
          <table:table-cell office:value-type="float" office:value="320.0494" calcext:value-type="float">
            <text:p>320.0494</text:p>
          </table:table-cell>
          <table:table-cell office:value-type="float" office:value="1119.706" calcext:value-type="float">
            <text:p>1119.706</text:p>
          </table:table-cell>
          <table:table-cell office:value-type="float" office:value="1368.694" calcext:value-type="float">
            <text:p>1368.694</text:p>
          </table:table-cell>
          <table:table-cell office:value-type="float" office:value="1286.917" calcext:value-type="float">
            <text:p>1286.917</text:p>
          </table:table-cell>
          <table:table-cell office:value-type="float" office:value="771.2519" calcext:value-type="float">
            <text:p>771.2519</text:p>
          </table:table-cell>
          <table:table-cell office:value-type="float" office:value="1105.897" calcext:value-type="float">
            <text:p>1105.897</text:p>
          </table:table-cell>
          <table:table-cell office:value-type="float" office:value="412.2805" calcext:value-type="float">
            <text:p>412.2805</text:p>
          </table:table-cell>
          <table:table-cell office:value-type="float" office:value="1848.409" calcext:value-type="float">
            <text:p>1848.409</text:p>
          </table:table-cell>
          <table:table-cell office:value-type="float" office:value="2085.716" calcext:value-type="float">
            <text:p>2085.716</text:p>
          </table:table-cell>
          <table:table-cell office:value-type="float" office:value="1667.808" calcext:value-type="float">
            <text:p>1667.808</text:p>
          </table:table-cell>
          <table:table-cell office:value-type="float" office:value="584.5748" calcext:value-type="float">
            <text:p>584.5748</text:p>
          </table:table-cell>
          <table:table-cell office:value-type="float" office:value="573.1526" calcext:value-type="float">
            <text:p>573.1526</text:p>
          </table:table-cell>
          <table:table-cell office:value-type="float" office:value="142.7937" calcext:value-type="float">
            <text:p>142.7937</text:p>
          </table:table-cell>
          <table:table-cell office:value-type="float" office:value="35.69207" calcext:value-type="float">
            <text:p>35.69207</text:p>
          </table:table-cell>
          <table:table-cell office:value-type="float" office:value="0" calcext:value-type="float">
            <text:p>0</text:p>
          </table:table-cell>
          <table:table-cell office:value-type="float" office:value="-0.00002143553" calcext:value-type="float">
            <text:p>-2.143553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152461" calcext:value-type="float">
            <text:p>-8.152461</text:p>
          </table:table-cell>
          <table:table-cell office:value-type="float" office:value="0" calcext:value-type="float">
            <text:p>0</text:p>
          </table:table-cell>
          <table:table-cell office:value-type="float" office:value="2.008224" calcext:value-type="float">
            <text:p>2.008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032004" calcext:value-type="float">
            <text:p>3032004</text:p>
          </table:table-cell>
          <table:table-cell office:value-type="float" office:value="695.4987" calcext:value-type="float">
            <text:p>695.4987</text:p>
          </table:table-cell>
          <table:table-cell office:value-type="float" office:value="13083.02" calcext:value-type="float">
            <text:p>13083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441578" calcext:value-type="float">
            <text:p>-9.441578</text:p>
          </table:table-cell>
          <table:table-cell office:value-type="float" office:value="19.82044" calcext:value-type="float">
            <text:p>19.82044</text:p>
          </table:table-cell>
          <table:table-cell office:value-type="float" office:value="0" calcext:value-type="float">
            <text:p>0</text:p>
          </table:table-cell>
          <table:table-cell office:value-type="float" office:value="77.61263" calcext:value-type="float">
            <text:p>77.61263</text:p>
          </table:table-cell>
          <table:table-cell office:value-type="float" office:value="455.655" calcext:value-type="float">
            <text:p>455.655</text:p>
          </table:table-cell>
          <table:table-cell office:value-type="float" office:value="0.02645058" calcext:value-type="float">
            <text:p>0.02645058</text:p>
          </table:table-cell>
          <table:table-cell office:value-type="float" office:value="0" calcext:value-type="float">
            <text:p>0</text:p>
          </table:table-cell>
          <table:table-cell office:value-type="float" office:value="0.000006576657" calcext:value-type="float">
            <text:p>6.576657E-06</text:p>
          </table:table-cell>
          <table:table-cell office:value-type="float" office:value="0" calcext:value-type="float">
            <text:p>0</text:p>
          </table:table-cell>
          <table:table-cell office:value-type="float" office:value="-0.01161469" calcext:value-type="float">
            <text:p>-0.01161469</text:p>
          </table:table-cell>
          <table:table-cell office:value-type="float" office:value="370" calcext:value-type="float">
            <text:p>370</text:p>
          </table:table-cell>
          <table:table-cell office:value-type="float" office:value="-9.40352" calcext:value-type="float">
            <text:p>-9.40352</text:p>
          </table:table-cell>
          <table:table-cell office:value-type="float" office:value="0" calcext:value-type="float">
            <text:p>0</text:p>
          </table:table-cell>
          <table:table-cell office:value-type="float" office:value="320.0584" calcext:value-type="float">
            <text:p>320.0584</text:p>
          </table:table-cell>
          <table:table-cell office:value-type="float" office:value="1119.683" calcext:value-type="float">
            <text:p>1119.683</text:p>
          </table:table-cell>
          <table:table-cell office:value-type="float" office:value="1368.668" calcext:value-type="float">
            <text:p>1368.668</text:p>
          </table:table-cell>
          <table:table-cell office:value-type="float" office:value="1286.901" calcext:value-type="float">
            <text:p>1286.901</text:p>
          </table:table-cell>
          <table:table-cell office:value-type="float" office:value="771.2408" calcext:value-type="float">
            <text:p>771.2408</text:p>
          </table:table-cell>
          <table:table-cell office:value-type="float" office:value="1105.893" calcext:value-type="float">
            <text:p>1105.893</text:p>
          </table:table-cell>
          <table:table-cell office:value-type="float" office:value="412.279" calcext:value-type="float">
            <text:p>412.279</text:p>
          </table:table-cell>
          <table:table-cell office:value-type="float" office:value="1848.407" calcext:value-type="float">
            <text:p>1848.407</text:p>
          </table:table-cell>
          <table:table-cell office:value-type="float" office:value="2085.715" calcext:value-type="float">
            <text:p>2085.715</text:p>
          </table:table-cell>
          <table:table-cell office:value-type="float" office:value="1667.806" calcext:value-type="float">
            <text:p>1667.806</text:p>
          </table:table-cell>
          <table:table-cell office:value-type="float" office:value="584.5742" calcext:value-type="float">
            <text:p>584.5742</text:p>
          </table:table-cell>
          <table:table-cell office:value-type="float" office:value="573.1506" calcext:value-type="float">
            <text:p>573.1506</text:p>
          </table:table-cell>
          <table:table-cell office:value-type="float" office:value="142.7937" calcext:value-type="float">
            <text:p>142.7937</text:p>
          </table:table-cell>
          <table:table-cell office:value-type="float" office:value="35.69206" calcext:value-type="float">
            <text:p>35.69206</text:p>
          </table:table-cell>
          <table:table-cell office:value-type="float" office:value="0" calcext:value-type="float">
            <text:p>0</text:p>
          </table:table-cell>
          <table:table-cell office:value-type="float" office:value="-0.0000214373" calcext:value-type="float">
            <text:p>-2.14373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332565" calcext:value-type="float">
            <text:p>-8.332565</text:p>
          </table:table-cell>
          <table:table-cell office:value-type="float" office:value="0" calcext:value-type="float">
            <text:p>0</text:p>
          </table:table-cell>
          <table:table-cell office:value-type="float" office:value="1.999122" calcext:value-type="float">
            <text:p>1.999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32004" calcext:value-type="float">
            <text:p>4032004</text:p>
          </table:table-cell>
          <table:table-cell office:value-type="float" office:value="695.3193" calcext:value-type="float">
            <text:p>695.3193</text:p>
          </table:table-cell>
          <table:table-cell office:value-type="float" office:value="13083.03" calcext:value-type="float">
            <text:p>13083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608823" calcext:value-type="float">
            <text:p>-9.608823</text:p>
          </table:table-cell>
          <table:table-cell office:value-type="float" office:value="16.23118" calcext:value-type="float">
            <text:p>16.23118</text:p>
          </table:table-cell>
          <table:table-cell office:value-type="float" office:value="0" calcext:value-type="float">
            <text:p>0</text:p>
          </table:table-cell>
          <table:table-cell office:value-type="float" office:value="77.65411" calcext:value-type="float">
            <text:p>77.65411</text:p>
          </table:table-cell>
          <table:table-cell office:value-type="float" office:value="455.5582" calcext:value-type="float">
            <text:p>455.5582</text:p>
          </table:table-cell>
          <table:table-cell office:value-type="float" office:value="0.02680774" calcext:value-type="float">
            <text:p>0.02680774</text:p>
          </table:table-cell>
          <table:table-cell office:value-type="float" office:value="0" calcext:value-type="float">
            <text:p>0</text:p>
          </table:table-cell>
          <table:table-cell office:value-type="float" office:value="0.00005648618" calcext:value-type="float">
            <text:p>5.648618E-05</text:p>
          </table:table-cell>
          <table:table-cell office:value-type="float" office:value="0" calcext:value-type="float">
            <text:p>0</text:p>
          </table:table-cell>
          <table:table-cell office:value-type="float" office:value="-0.01161469" calcext:value-type="float">
            <text:p>-0.01161469</text:p>
          </table:table-cell>
          <table:table-cell office:value-type="float" office:value="370" calcext:value-type="float">
            <text:p>370</text:p>
          </table:table-cell>
          <table:table-cell office:value-type="float" office:value="-9.570457" calcext:value-type="float">
            <text:p>-9.570457</text:p>
          </table:table-cell>
          <table:table-cell office:value-type="float" office:value="0" calcext:value-type="float">
            <text:p>0</text:p>
          </table:table-cell>
          <table:table-cell office:value-type="float" office:value="320.0705" calcext:value-type="float">
            <text:p>320.0705</text:p>
          </table:table-cell>
          <table:table-cell office:value-type="float" office:value="1119.662" calcext:value-type="float">
            <text:p>1119.662</text:p>
          </table:table-cell>
          <table:table-cell office:value-type="float" office:value="1368.643" calcext:value-type="float">
            <text:p>1368.643</text:p>
          </table:table-cell>
          <table:table-cell office:value-type="float" office:value="1286.884" calcext:value-type="float">
            <text:p>1286.884</text:p>
          </table:table-cell>
          <table:table-cell office:value-type="float" office:value="771.2296" calcext:value-type="float">
            <text:p>771.2296</text:p>
          </table:table-cell>
          <table:table-cell office:value-type="float" office:value="1105.889" calcext:value-type="float">
            <text:p>1105.889</text:p>
          </table:table-cell>
          <table:table-cell office:value-type="float" office:value="412.2775" calcext:value-type="float">
            <text:p>412.2775</text:p>
          </table:table-cell>
          <table:table-cell office:value-type="float" office:value="1848.405" calcext:value-type="float">
            <text:p>1848.405</text:p>
          </table:table-cell>
          <table:table-cell office:value-type="float" office:value="2085.713" calcext:value-type="float">
            <text:p>2085.713</text:p>
          </table:table-cell>
          <table:table-cell office:value-type="float" office:value="1667.805" calcext:value-type="float">
            <text:p>1667.805</text:p>
          </table:table-cell>
          <table:table-cell office:value-type="float" office:value="584.5735" calcext:value-type="float">
            <text:p>584.5735</text:p>
          </table:table-cell>
          <table:table-cell office:value-type="float" office:value="573.1484" calcext:value-type="float">
            <text:p>573.1484</text:p>
          </table:table-cell>
          <table:table-cell office:value-type="float" office:value="142.7937" calcext:value-type="float">
            <text:p>142.7937</text:p>
          </table:table-cell>
          <table:table-cell office:value-type="float" office:value="35.69206" calcext:value-type="float">
            <text:p>35.69206</text:p>
          </table:table-cell>
          <table:table-cell office:value-type="float" office:value="0" calcext:value-type="float">
            <text:p>0</text:p>
          </table:table-cell>
          <table:table-cell office:value-type="float" office:value="-0.00002143927" calcext:value-type="float">
            <text:p>-2.143927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500249" calcext:value-type="float">
            <text:p>-8.500249</text:p>
          </table:table-cell>
          <table:table-cell office:value-type="float" office:value="0" calcext:value-type="float">
            <text:p>0</text:p>
          </table:table-cell>
          <table:table-cell office:value-type="float" office:value="1.999797" calcext:value-type="float">
            <text:p>1.999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32004" calcext:value-type="float">
            <text:p>5032004</text:p>
          </table:table-cell>
          <table:table-cell office:value-type="float" office:value="695.0731" calcext:value-type="float">
            <text:p>695.0731</text:p>
          </table:table-cell>
          <table:table-cell office:value-type="float" office:value="13083.04" calcext:value-type="float">
            <text:p>13083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832913" calcext:value-type="float">
            <text:p>-9.832913</text:p>
          </table:table-cell>
          <table:table-cell office:value-type="float" office:value="14.69242" calcext:value-type="float">
            <text:p>14.69242</text:p>
          </table:table-cell>
          <table:table-cell office:value-type="float" office:value="0" calcext:value-type="float">
            <text:p>0</text:p>
          </table:table-cell>
          <table:table-cell office:value-type="float" office:value="77.75517" calcext:value-type="float">
            <text:p>77.75517</text:p>
          </table:table-cell>
          <table:table-cell office:value-type="float" office:value="455.4067" calcext:value-type="float">
            <text:p>455.4067</text:p>
          </table:table-cell>
          <table:table-cell office:value-type="float" office:value="0.02704909" calcext:value-type="float">
            <text:p>0.02704909</text:p>
          </table:table-cell>
          <table:table-cell office:value-type="float" office:value="0" calcext:value-type="float">
            <text:p>0</text:p>
          </table:table-cell>
          <table:table-cell office:value-type="float" office:value="0.0001627907" calcext:value-type="float">
            <text:p>0.0001627907</text:p>
          </table:table-cell>
          <table:table-cell office:value-type="float" office:value="0" calcext:value-type="float">
            <text:p>0</text:p>
          </table:table-cell>
          <table:table-cell office:value-type="float" office:value="-0.01161469" calcext:value-type="float">
            <text:p>-0.01161469</text:p>
          </table:table-cell>
          <table:table-cell office:value-type="float" office:value="370" calcext:value-type="float">
            <text:p>370</text:p>
          </table:table-cell>
          <table:table-cell office:value-type="float" office:value="-9.794413" calcext:value-type="float">
            <text:p>-9.794413</text:p>
          </table:table-cell>
          <table:table-cell office:value-type="float" office:value="0" calcext:value-type="float">
            <text:p>0</text:p>
          </table:table-cell>
          <table:table-cell office:value-type="float" office:value="320.0809" calcext:value-type="float">
            <text:p>320.0809</text:p>
          </table:table-cell>
          <table:table-cell office:value-type="float" office:value="1119.64" calcext:value-type="float">
            <text:p>1119.64</text:p>
          </table:table-cell>
          <table:table-cell office:value-type="float" office:value="1368.618" calcext:value-type="float">
            <text:p>1368.618</text:p>
          </table:table-cell>
          <table:table-cell office:value-type="float" office:value="1286.867" calcext:value-type="float">
            <text:p>1286.867</text:p>
          </table:table-cell>
          <table:table-cell office:value-type="float" office:value="771.2175" calcext:value-type="float">
            <text:p>771.2175</text:p>
          </table:table-cell>
          <table:table-cell office:value-type="float" office:value="1105.884" calcext:value-type="float">
            <text:p>1105.884</text:p>
          </table:table-cell>
          <table:table-cell office:value-type="float" office:value="412.275" calcext:value-type="float">
            <text:p>412.275</text:p>
          </table:table-cell>
          <table:table-cell office:value-type="float" office:value="1848.404" calcext:value-type="float">
            <text:p>1848.404</text:p>
          </table:table-cell>
          <table:table-cell office:value-type="float" office:value="2085.711" calcext:value-type="float">
            <text:p>2085.711</text:p>
          </table:table-cell>
          <table:table-cell office:value-type="float" office:value="1667.803" calcext:value-type="float">
            <text:p>1667.803</text:p>
          </table:table-cell>
          <table:table-cell office:value-type="float" office:value="584.5729" calcext:value-type="float">
            <text:p>584.5729</text:p>
          </table:table-cell>
          <table:table-cell office:value-type="float" office:value="573.1464" calcext:value-type="float">
            <text:p>573.1464</text:p>
          </table:table-cell>
          <table:table-cell office:value-type="float" office:value="142.7937" calcext:value-type="float">
            <text:p>142.7937</text:p>
          </table:table-cell>
          <table:table-cell office:value-type="float" office:value="35.69206" calcext:value-type="float">
            <text:p>35.69206</text:p>
          </table:table-cell>
          <table:table-cell office:value-type="float" office:value="0" calcext:value-type="float">
            <text:p>0</text:p>
          </table:table-cell>
          <table:table-cell office:value-type="float" office:value="-0.00002144235" calcext:value-type="float">
            <text:p>-2.144235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728547" calcext:value-type="float">
            <text:p>-8.728547</text:p>
          </table:table-cell>
          <table:table-cell office:value-type="float" office:value="0" calcext:value-type="float">
            <text:p>0</text:p>
          </table:table-cell>
          <table:table-cell office:value-type="float" office:value="2.00422" calcext:value-type="float">
            <text:p>2.00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032004" calcext:value-type="float">
            <text:p>6032004</text:p>
          </table:table-cell>
          <table:table-cell office:value-type="float" office:value="693.7512" calcext:value-type="float">
            <text:p>693.7512</text:p>
          </table:table-cell>
          <table:table-cell office:value-type="float" office:value="13083.13" calcext:value-type="float">
            <text:p>13083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03733" calcext:value-type="float">
            <text:p>-11.03733</text:p>
          </table:table-cell>
          <table:table-cell office:value-type="float" office:value="18.3451" calcext:value-type="float">
            <text:p>18.3451</text:p>
          </table:table-cell>
          <table:table-cell office:value-type="float" office:value="0" calcext:value-type="float">
            <text:p>0</text:p>
          </table:table-cell>
          <table:table-cell office:value-type="float" office:value="78.88006" calcext:value-type="float">
            <text:p>78.88006</text:p>
          </table:table-cell>
          <table:table-cell office:value-type="float" office:value="454.2198" calcext:value-type="float">
            <text:p>454.2198</text:p>
          </table:table-cell>
          <table:table-cell office:value-type="float" office:value="0.02732299" calcext:value-type="float">
            <text:p>0.02732299</text:p>
          </table:table-cell>
          <table:table-cell office:value-type="float" office:value="0" calcext:value-type="float">
            <text:p>0</text:p>
          </table:table-cell>
          <table:table-cell office:value-type="float" office:value="0.000163536" calcext:value-type="float">
            <text:p>0.000163536</text:p>
          </table:table-cell>
          <table:table-cell office:value-type="float" office:value="0" calcext:value-type="float">
            <text:p>0</text:p>
          </table:table-cell>
          <table:table-cell office:value-type="float" office:value="-0.01161469" calcext:value-type="float">
            <text:p>-0.01161469</text:p>
          </table:table-cell>
          <table:table-cell office:value-type="float" office:value="370" calcext:value-type="float">
            <text:p>370</text:p>
          </table:table-cell>
          <table:table-cell office:value-type="float" office:value="-10.99856" calcext:value-type="float">
            <text:p>-10.99856</text:p>
          </table:table-cell>
          <table:table-cell office:value-type="float" office:value="0" calcext:value-type="float">
            <text:p>0</text:p>
          </table:table-cell>
          <table:table-cell office:value-type="float" office:value="320.1652" calcext:value-type="float">
            <text:p>320.1652</text:p>
          </table:table-cell>
          <table:table-cell office:value-type="float" office:value="1119.596" calcext:value-type="float">
            <text:p>1119.596</text:p>
          </table:table-cell>
          <table:table-cell office:value-type="float" office:value="1368.583" calcext:value-type="float">
            <text:p>1368.583</text:p>
          </table:table-cell>
          <table:table-cell office:value-type="float" office:value="1286.849" calcext:value-type="float">
            <text:p>1286.849</text:p>
          </table:table-cell>
          <table:table-cell office:value-type="float" office:value="771.2047" calcext:value-type="float">
            <text:p>771.2047</text:p>
          </table:table-cell>
          <table:table-cell office:value-type="float" office:value="1105.879" calcext:value-type="float">
            <text:p>1105.879</text:p>
          </table:table-cell>
          <table:table-cell office:value-type="float" office:value="412.2731" calcext:value-type="float">
            <text:p>412.2731</text:p>
          </table:table-cell>
          <table:table-cell office:value-type="float" office:value="1848.402" calcext:value-type="float">
            <text:p>1848.402</text:p>
          </table:table-cell>
          <table:table-cell office:value-type="float" office:value="2085.709" calcext:value-type="float">
            <text:p>2085.709</text:p>
          </table:table-cell>
          <table:table-cell office:value-type="float" office:value="1667.801" calcext:value-type="float">
            <text:p>1667.801</text:p>
          </table:table-cell>
          <table:table-cell office:value-type="float" office:value="584.5723" calcext:value-type="float">
            <text:p>584.5723</text:p>
          </table:table-cell>
          <table:table-cell office:value-type="float" office:value="573.1443" calcext:value-type="float">
            <text:p>573.1443</text:p>
          </table:table-cell>
          <table:table-cell office:value-type="float" office:value="142.7936" calcext:value-type="float">
            <text:p>142.7936</text:p>
          </table:table-cell>
          <table:table-cell office:value-type="float" office:value="35.69205" calcext:value-type="float">
            <text:p>35.69205</text:p>
          </table:table-cell>
          <table:table-cell office:value-type="float" office:value="0" calcext:value-type="float">
            <text:p>0</text:p>
          </table:table-cell>
          <table:table-cell office:value-type="float" office:value="-0.00002144962" calcext:value-type="float">
            <text:p>-2.144962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.944617" calcext:value-type="float">
            <text:p>-9.944617</text:p>
          </table:table-cell>
          <table:table-cell office:value-type="float" office:value="0" calcext:value-type="float">
            <text:p>0</text:p>
          </table:table-cell>
          <table:table-cell office:value-type="float" office:value="2.015998" calcext:value-type="float">
            <text:p>2.015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032004" calcext:value-type="float">
            <text:p>7032004</text:p>
          </table:table-cell>
          <table:table-cell office:value-type="float" office:value="691.7921" calcext:value-type="float">
            <text:p>691.7921</text:p>
          </table:table-cell>
          <table:table-cell office:value-type="float" office:value="13083.29" calcext:value-type="float">
            <text:p>13083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82164" calcext:value-type="float">
            <text:p>-12.82164</text:p>
          </table:table-cell>
          <table:table-cell office:value-type="float" office:value="24.25102" calcext:value-type="float">
            <text:p>24.25102</text:p>
          </table:table-cell>
          <table:table-cell office:value-type="float" office:value="0" calcext:value-type="float">
            <text:p>0</text:p>
          </table:table-cell>
          <table:table-cell office:value-type="float" office:value="80.52159" calcext:value-type="float">
            <text:p>80.52159</text:p>
          </table:table-cell>
          <table:table-cell office:value-type="float" office:value="452.4462" calcext:value-type="float">
            <text:p>452.4462</text:p>
          </table:table-cell>
          <table:table-cell office:value-type="float" office:value="0.02759712" calcext:value-type="float">
            <text:p>0.02759712</text:p>
          </table:table-cell>
          <table:table-cell office:value-type="float" office:value="0" calcext:value-type="float">
            <text:p>0</text:p>
          </table:table-cell>
          <table:table-cell office:value-type="float" office:value="0.0001635389" calcext:value-type="float">
            <text:p>0.0001635389</text:p>
          </table:table-cell>
          <table:table-cell office:value-type="float" office:value="0" calcext:value-type="float">
            <text:p>0</text:p>
          </table:table-cell>
          <table:table-cell office:value-type="float" office:value="-0.01161469" calcext:value-type="float">
            <text:p>-0.01161469</text:p>
          </table:table-cell>
          <table:table-cell office:value-type="float" office:value="370" calcext:value-type="float">
            <text:p>370</text:p>
          </table:table-cell>
          <table:table-cell office:value-type="float" office:value="-12.78259" calcext:value-type="float">
            <text:p>-12.78259</text:p>
          </table:table-cell>
          <table:table-cell office:value-type="float" office:value="0" calcext:value-type="float">
            <text:p>0</text:p>
          </table:table-cell>
          <table:table-cell office:value-type="float" office:value="320.2953" calcext:value-type="float">
            <text:p>320.2953</text:p>
          </table:table-cell>
          <table:table-cell office:value-type="float" office:value="1119.533" calcext:value-type="float">
            <text:p>1119.533</text:p>
          </table:table-cell>
          <table:table-cell office:value-type="float" office:value="1368.535" calcext:value-type="float">
            <text:p>1368.535</text:p>
          </table:table-cell>
          <table:table-cell office:value-type="float" office:value="1286.831" calcext:value-type="float">
            <text:p>1286.831</text:p>
          </table:table-cell>
          <table:table-cell office:value-type="float" office:value="771.192" calcext:value-type="float">
            <text:p>771.192</text:p>
          </table:table-cell>
          <table:table-cell office:value-type="float" office:value="1105.874" calcext:value-type="float">
            <text:p>1105.874</text:p>
          </table:table-cell>
          <table:table-cell office:value-type="float" office:value="412.2716" calcext:value-type="float">
            <text:p>412.2716</text:p>
          </table:table-cell>
          <table:table-cell office:value-type="float" office:value="1848.401" calcext:value-type="float">
            <text:p>1848.401</text:p>
          </table:table-cell>
          <table:table-cell office:value-type="float" office:value="2085.708" calcext:value-type="float">
            <text:p>2085.708</text:p>
          </table:table-cell>
          <table:table-cell office:value-type="float" office:value="1667.799" calcext:value-type="float">
            <text:p>1667.799</text:p>
          </table:table-cell>
          <table:table-cell office:value-type="float" office:value="584.5715" calcext:value-type="float">
            <text:p>584.5715</text:p>
          </table:table-cell>
          <table:table-cell office:value-type="float" office:value="573.1423" calcext:value-type="float">
            <text:p>573.1423</text:p>
          </table:table-cell>
          <table:table-cell office:value-type="float" office:value="142.7936" calcext:value-type="float">
            <text:p>142.7936</text:p>
          </table:table-cell>
          <table:table-cell office:value-type="float" office:value="35.69205" calcext:value-type="float">
            <text:p>35.69205</text:p>
          </table:table-cell>
          <table:table-cell office:value-type="float" office:value="0" calcext:value-type="float">
            <text:p>0</text:p>
          </table:table-cell>
          <table:table-cell office:value-type="float" office:value="-0.00002147592" calcext:value-type="float">
            <text:p>-2.147592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.73229" calcext:value-type="float">
            <text:p>-11.73229</text:p>
          </table:table-cell>
          <table:table-cell office:value-type="float" office:value="0" calcext:value-type="float">
            <text:p>0</text:p>
          </table:table-cell>
          <table:table-cell office:value-type="float" office:value="2.019514" calcext:value-type="float">
            <text:p>2.019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032004" calcext:value-type="float">
            <text:p>8032004</text:p>
          </table:table-cell>
          <table:table-cell office:value-type="float" office:value="689.6751" calcext:value-type="float">
            <text:p>689.6751</text:p>
          </table:table-cell>
          <table:table-cell office:value-type="float" office:value="13083.5" calcext:value-type="float">
            <text:p>1308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72328" calcext:value-type="float">
            <text:p>-14.72328</text:p>
          </table:table-cell>
          <table:table-cell office:value-type="float" office:value="29.51817" calcext:value-type="float">
            <text:p>29.51817</text:p>
          </table:table-cell>
          <table:table-cell office:value-type="float" office:value="0" calcext:value-type="float">
            <text:p>0</text:p>
          </table:table-cell>
          <table:table-cell office:value-type="float" office:value="82.18299" calcext:value-type="float">
            <text:p>82.18299</text:p>
          </table:table-cell>
          <table:table-cell office:value-type="float" office:value="450.5213" calcext:value-type="float">
            <text:p>450.5213</text:p>
          </table:table-cell>
          <table:table-cell office:value-type="float" office:value="0.02788912" calcext:value-type="float">
            <text:p>0.02788912</text:p>
          </table:table-cell>
          <table:table-cell office:value-type="float" office:value="0" calcext:value-type="float">
            <text:p>0</text:p>
          </table:table-cell>
          <table:table-cell office:value-type="float" office:value="0.0001635409" calcext:value-type="float">
            <text:p>0.0001635409</text:p>
          </table:table-cell>
          <table:table-cell office:value-type="float" office:value="0" calcext:value-type="float">
            <text:p>0</text:p>
          </table:table-cell>
          <table:table-cell office:value-type="float" office:value="-0.01161469" calcext:value-type="float">
            <text:p>-0.01161469</text:p>
          </table:table-cell>
          <table:table-cell office:value-type="float" office:value="370" calcext:value-type="float">
            <text:p>370</text:p>
          </table:table-cell>
          <table:table-cell office:value-type="float" office:value="-14.68394" calcext:value-type="float">
            <text:p>-14.68394</text:p>
          </table:table-cell>
          <table:table-cell office:value-type="float" office:value="0" calcext:value-type="float">
            <text:p>0</text:p>
          </table:table-cell>
          <table:table-cell office:value-type="float" office:value="320.4721" calcext:value-type="float">
            <text:p>320.4721</text:p>
          </table:table-cell>
          <table:table-cell office:value-type="float" office:value="1119.469" calcext:value-type="float">
            <text:p>1119.469</text:p>
          </table:table-cell>
          <table:table-cell office:value-type="float" office:value="1368.481" calcext:value-type="float">
            <text:p>1368.481</text:p>
          </table:table-cell>
          <table:table-cell office:value-type="float" office:value="1286.808" calcext:value-type="float">
            <text:p>1286.808</text:p>
          </table:table-cell>
          <table:table-cell office:value-type="float" office:value="771.1785" calcext:value-type="float">
            <text:p>771.1785</text:p>
          </table:table-cell>
          <table:table-cell office:value-type="float" office:value="1105.869" calcext:value-type="float">
            <text:p>1105.869</text:p>
          </table:table-cell>
          <table:table-cell office:value-type="float" office:value="412.2702" calcext:value-type="float">
            <text:p>412.2702</text:p>
          </table:table-cell>
          <table:table-cell office:value-type="float" office:value="1848.399" calcext:value-type="float">
            <text:p>1848.399</text:p>
          </table:table-cell>
          <table:table-cell office:value-type="float" office:value="2085.706" calcext:value-type="float">
            <text:p>2085.706</text:p>
          </table:table-cell>
          <table:table-cell office:value-type="float" office:value="1667.798" calcext:value-type="float">
            <text:p>1667.798</text:p>
          </table:table-cell>
          <table:table-cell office:value-type="float" office:value="584.571" calcext:value-type="float">
            <text:p>584.571</text:p>
          </table:table-cell>
          <table:table-cell office:value-type="float" office:value="573.1403" calcext:value-type="float">
            <text:p>573.1403</text:p>
          </table:table-cell>
          <table:table-cell office:value-type="float" office:value="142.7936" calcext:value-type="float">
            <text:p>142.7936</text:p>
          </table:table-cell>
          <table:table-cell office:value-type="float" office:value="35.69205" calcext:value-type="float">
            <text:p>35.69205</text:p>
          </table:table-cell>
          <table:table-cell office:value-type="float" office:value="0" calcext:value-type="float">
            <text:p>0</text:p>
          </table:table-cell>
          <table:table-cell office:value-type="float" office:value="-0.00002150585" calcext:value-type="float">
            <text:p>-2.150585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.63676" calcext:value-type="float">
            <text:p>-13.63676</text:p>
          </table:table-cell>
          <table:table-cell office:value-type="float" office:value="0" calcext:value-type="float">
            <text:p>0</text:p>
          </table:table-cell>
          <table:table-cell office:value-type="float" office:value="2.022597" calcext:value-type="float">
            <text:p>2.022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032004" calcext:value-type="float">
            <text:p>9032004</text:p>
          </table:table-cell>
          <table:table-cell office:value-type="float" office:value="687.5815" calcext:value-type="float">
            <text:p>687.5815</text:p>
          </table:table-cell>
          <table:table-cell office:value-type="float" office:value="13083.72" calcext:value-type="float">
            <text:p>13083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7586" calcext:value-type="float">
            <text:p>-16.57586</text:p>
          </table:table-cell>
          <table:table-cell office:value-type="float" office:value="35.38144" calcext:value-type="float">
            <text:p>35.38144</text:p>
          </table:table-cell>
          <table:table-cell office:value-type="float" office:value="0" calcext:value-type="float">
            <text:p>0</text:p>
          </table:table-cell>
          <table:table-cell office:value-type="float" office:value="83.64489" calcext:value-type="float">
            <text:p>83.64489</text:p>
          </table:table-cell>
          <table:table-cell office:value-type="float" office:value="448.6733" calcext:value-type="float">
            <text:p>448.6733</text:p>
          </table:table-cell>
          <table:table-cell office:value-type="float" office:value="0.02821023" calcext:value-type="float">
            <text:p>0.02821023</text:p>
          </table:table-cell>
          <table:table-cell office:value-type="float" office:value="0" calcext:value-type="float">
            <text:p>0</text:p>
          </table:table-cell>
          <table:table-cell office:value-type="float" office:value="0.0001635417" calcext:value-type="float">
            <text:p>0.0001635417</text:p>
          </table:table-cell>
          <table:table-cell office:value-type="float" office:value="0" calcext:value-type="float">
            <text:p>0</text:p>
          </table:table-cell>
          <table:table-cell office:value-type="float" office:value="-0.01161469" calcext:value-type="float">
            <text:p>-0.01161469</text:p>
          </table:table-cell>
          <table:table-cell office:value-type="float" office:value="370" calcext:value-type="float">
            <text:p>370</text:p>
          </table:table-cell>
          <table:table-cell office:value-type="float" office:value="-16.53621" calcext:value-type="float">
            <text:p>-16.53621</text:p>
          </table:table-cell>
          <table:table-cell office:value-type="float" office:value="0" calcext:value-type="float">
            <text:p>0</text:p>
          </table:table-cell>
          <table:table-cell office:value-type="float" office:value="320.6662" calcext:value-type="float">
            <text:p>320.6662</text:p>
          </table:table-cell>
          <table:table-cell office:value-type="float" office:value="1119.386" calcext:value-type="float">
            <text:p>1119.386</text:p>
          </table:table-cell>
          <table:table-cell office:value-type="float" office:value="1368.409" calcext:value-type="float">
            <text:p>1368.409</text:p>
          </table:table-cell>
          <table:table-cell office:value-type="float" office:value="1286.774" calcext:value-type="float">
            <text:p>1286.774</text:p>
          </table:table-cell>
          <table:table-cell office:value-type="float" office:value="771.1615" calcext:value-type="float">
            <text:p>771.1615</text:p>
          </table:table-cell>
          <table:table-cell office:value-type="float" office:value="1105.864" calcext:value-type="float">
            <text:p>1105.864</text:p>
          </table:table-cell>
          <table:table-cell office:value-type="float" office:value="412.2687" calcext:value-type="float">
            <text:p>412.2687</text:p>
          </table:table-cell>
          <table:table-cell office:value-type="float" office:value="1848.398" calcext:value-type="float">
            <text:p>1848.398</text:p>
          </table:table-cell>
          <table:table-cell office:value-type="float" office:value="2085.704" calcext:value-type="float">
            <text:p>2085.704</text:p>
          </table:table-cell>
          <table:table-cell office:value-type="float" office:value="1667.796" calcext:value-type="float">
            <text:p>1667.796</text:p>
          </table:table-cell>
          <table:table-cell office:value-type="float" office:value="584.5704" calcext:value-type="float">
            <text:p>584.5704</text:p>
          </table:table-cell>
          <table:table-cell office:value-type="float" office:value="573.1383" calcext:value-type="float">
            <text:p>573.1383</text:p>
          </table:table-cell>
          <table:table-cell office:value-type="float" office:value="142.7936" calcext:value-type="float">
            <text:p>142.7936</text:p>
          </table:table-cell>
          <table:table-cell office:value-type="float" office:value="35.69205" calcext:value-type="float">
            <text:p>35.69205</text:p>
          </table:table-cell>
          <table:table-cell office:value-type="float" office:value="0" calcext:value-type="float">
            <text:p>0</text:p>
          </table:table-cell>
          <table:table-cell office:value-type="float" office:value="-0.00002155421" calcext:value-type="float">
            <text:p>-2.155421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.49392" calcext:value-type="float">
            <text:p>-15.49392</text:p>
          </table:table-cell>
          <table:table-cell office:value-type="float" office:value="0" calcext:value-type="float">
            <text:p>0</text:p>
          </table:table-cell>
          <table:table-cell office:value-type="float" office:value="2.027396" calcext:value-type="float">
            <text:p>2.027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32004" calcext:value-type="float">
            <text:p>10032004</text:p>
          </table:table-cell>
          <table:table-cell office:value-type="float" office:value="686.2281" calcext:value-type="float">
            <text:p>686.2281</text:p>
          </table:table-cell>
          <table:table-cell office:value-type="float" office:value="13083.87" calcext:value-type="float">
            <text:p>13083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77038" calcext:value-type="float">
            <text:p>-17.77038</text:p>
          </table:table-cell>
          <table:table-cell office:value-type="float" office:value="39.0062" calcext:value-type="float">
            <text:p>39.0062</text:p>
          </table:table-cell>
          <table:table-cell office:value-type="float" office:value="0" calcext:value-type="float">
            <text:p>0</text:p>
          </table:table-cell>
          <table:table-cell office:value-type="float" office:value="84.47004" calcext:value-type="float">
            <text:p>84.47004</text:p>
          </table:table-cell>
          <table:table-cell office:value-type="float" office:value="447.5126" calcext:value-type="float">
            <text:p>447.5126</text:p>
          </table:table-cell>
          <table:table-cell office:value-type="float" office:value="0.02855108" calcext:value-type="float">
            <text:p>0.02855108</text:p>
          </table:table-cell>
          <table:table-cell office:value-type="float" office:value="0" calcext:value-type="float">
            <text:p>0</text:p>
          </table:table-cell>
          <table:table-cell office:value-type="float" office:value="0.0001635419" calcext:value-type="float">
            <text:p>0.0001635419</text:p>
          </table:table-cell>
          <table:table-cell office:value-type="float" office:value="0" calcext:value-type="float">
            <text:p>0</text:p>
          </table:table-cell>
          <table:table-cell office:value-type="float" office:value="-0.01161469" calcext:value-type="float">
            <text:p>-0.01161469</text:p>
          </table:table-cell>
          <table:table-cell office:value-type="float" office:value="370" calcext:value-type="float">
            <text:p>370</text:p>
          </table:table-cell>
          <table:table-cell office:value-type="float" office:value="-17.73038" calcext:value-type="float">
            <text:p>-17.73038</text:p>
          </table:table-cell>
          <table:table-cell office:value-type="float" office:value="0" calcext:value-type="float">
            <text:p>0</text:p>
          </table:table-cell>
          <table:table-cell office:value-type="float" office:value="320.8099" calcext:value-type="float">
            <text:p>320.8099</text:p>
          </table:table-cell>
          <table:table-cell office:value-type="float" office:value="1119.326" calcext:value-type="float">
            <text:p>1119.326</text:p>
          </table:table-cell>
          <table:table-cell office:value-type="float" office:value="1368.348" calcext:value-type="float">
            <text:p>1368.348</text:p>
          </table:table-cell>
          <table:table-cell office:value-type="float" office:value="1286.744" calcext:value-type="float">
            <text:p>1286.744</text:p>
          </table:table-cell>
          <table:table-cell office:value-type="float" office:value="771.1434" calcext:value-type="float">
            <text:p>771.1434</text:p>
          </table:table-cell>
          <table:table-cell office:value-type="float" office:value="1105.856" calcext:value-type="float">
            <text:p>1105.856</text:p>
          </table:table-cell>
          <table:table-cell office:value-type="float" office:value="412.2672" calcext:value-type="float">
            <text:p>412.2672</text:p>
          </table:table-cell>
          <table:table-cell office:value-type="float" office:value="1848.396" calcext:value-type="float">
            <text:p>1848.396</text:p>
          </table:table-cell>
          <table:table-cell office:value-type="float" office:value="2085.703" calcext:value-type="float">
            <text:p>2085.703</text:p>
          </table:table-cell>
          <table:table-cell office:value-type="float" office:value="1667.795" calcext:value-type="float">
            <text:p>1667.795</text:p>
          </table:table-cell>
          <table:table-cell office:value-type="float" office:value="584.5697" calcext:value-type="float">
            <text:p>584.5697</text:p>
          </table:table-cell>
          <table:table-cell office:value-type="float" office:value="573.1364" calcext:value-type="float">
            <text:p>573.1364</text:p>
          </table:table-cell>
          <table:table-cell office:value-type="float" office:value="142.7936" calcext:value-type="float">
            <text:p>142.7936</text:p>
          </table:table-cell>
          <table:table-cell office:value-type="float" office:value="35.69204" calcext:value-type="float">
            <text:p>35.69204</text:p>
          </table:table-cell>
          <table:table-cell office:value-type="float" office:value="0" calcext:value-type="float">
            <text:p>0</text:p>
          </table:table-cell>
          <table:table-cell office:value-type="float" office:value="-0.00002156406" calcext:value-type="float">
            <text:p>-2.156406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.681" calcext:value-type="float">
            <text:p>-16.681</text:p>
          </table:table-cell>
          <table:table-cell office:value-type="float" office:value="0" calcext:value-type="float">
            <text:p>0</text:p>
          </table:table-cell>
          <table:table-cell office:value-type="float" office:value="2.020113" calcext:value-type="float">
            <text:p>2.020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032004" calcext:value-type="float">
            <text:p>11032004</text:p>
          </table:table-cell>
          <table:table-cell office:value-type="float" office:value="684.2429" calcext:value-type="float">
            <text:p>684.2429</text:p>
          </table:table-cell>
          <table:table-cell office:value-type="float" office:value="13084.09" calcext:value-type="float">
            <text:p>13084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51101" calcext:value-type="float">
            <text:p>-19.51101</text:p>
          </table:table-cell>
          <table:table-cell office:value-type="float" office:value="44.60023" calcext:value-type="float">
            <text:p>44.60023</text:p>
          </table:table-cell>
          <table:table-cell office:value-type="float" office:value="0" calcext:value-type="float">
            <text:p>0</text:p>
          </table:table-cell>
          <table:table-cell office:value-type="float" office:value="85.79778" calcext:value-type="float">
            <text:p>85.79778</text:p>
          </table:table-cell>
          <table:table-cell office:value-type="float" office:value="445.7519" calcext:value-type="float">
            <text:p>445.7519</text:p>
          </table:table-cell>
          <table:table-cell office:value-type="float" office:value="0.02892036" calcext:value-type="float">
            <text:p>0.02892036</text:p>
          </table:table-cell>
          <table:table-cell office:value-type="float" office:value="0" calcext:value-type="float">
            <text:p>0</text:p>
          </table:table-cell>
          <table:table-cell office:value-type="float" office:value="0.0001635419" calcext:value-type="float">
            <text:p>0.0001635419</text:p>
          </table:table-cell>
          <table:table-cell office:value-type="float" office:value="0" calcext:value-type="float">
            <text:p>0</text:p>
          </table:table-cell>
          <table:table-cell office:value-type="float" office:value="-0.01161469" calcext:value-type="float">
            <text:p>-0.01161469</text:p>
          </table:table-cell>
          <table:table-cell office:value-type="float" office:value="370" calcext:value-type="float">
            <text:p>370</text:p>
          </table:table-cell>
          <table:table-cell office:value-type="float" office:value="-19.47063" calcext:value-type="float">
            <text:p>-19.47063</text:p>
          </table:table-cell>
          <table:table-cell office:value-type="float" office:value="0" calcext:value-type="float">
            <text:p>0</text:p>
          </table:table-cell>
          <table:table-cell office:value-type="float" office:value="321.0222" calcext:value-type="float">
            <text:p>321.0222</text:p>
          </table:table-cell>
          <table:table-cell office:value-type="float" office:value="1119.254" calcext:value-type="float">
            <text:p>1119.254</text:p>
          </table:table-cell>
          <table:table-cell office:value-type="float" office:value="1368.281" calcext:value-type="float">
            <text:p>1368.281</text:p>
          </table:table-cell>
          <table:table-cell office:value-type="float" office:value="1286.708" calcext:value-type="float">
            <text:p>1286.708</text:p>
          </table:table-cell>
          <table:table-cell office:value-type="float" office:value="771.1236" calcext:value-type="float">
            <text:p>771.1236</text:p>
          </table:table-cell>
          <table:table-cell office:value-type="float" office:value="1105.848" calcext:value-type="float">
            <text:p>1105.848</text:p>
          </table:table-cell>
          <table:table-cell office:value-type="float" office:value="412.2654" calcext:value-type="float">
            <text:p>412.2654</text:p>
          </table:table-cell>
          <table:table-cell office:value-type="float" office:value="1848.395" calcext:value-type="float">
            <text:p>1848.395</text:p>
          </table:table-cell>
          <table:table-cell office:value-type="float" office:value="2085.701" calcext:value-type="float">
            <text:p>2085.701</text:p>
          </table:table-cell>
          <table:table-cell office:value-type="float" office:value="1667.794" calcext:value-type="float">
            <text:p>1667.794</text:p>
          </table:table-cell>
          <table:table-cell office:value-type="float" office:value="584.5691" calcext:value-type="float">
            <text:p>584.5691</text:p>
          </table:table-cell>
          <table:table-cell office:value-type="float" office:value="573.1344" calcext:value-type="float">
            <text:p>573.1344</text:p>
          </table:table-cell>
          <table:table-cell office:value-type="float" office:value="142.7936" calcext:value-type="float">
            <text:p>142.7936</text:p>
          </table:table-cell>
          <table:table-cell office:value-type="float" office:value="35.69204" calcext:value-type="float">
            <text:p>35.69204</text:p>
          </table:table-cell>
          <table:table-cell office:value-type="float" office:value="0" calcext:value-type="float">
            <text:p>0</text:p>
          </table:table-cell>
          <table:table-cell office:value-type="float" office:value="-0.0000215911" calcext:value-type="float">
            <text:p>-2.15911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8.42534" calcext:value-type="float">
            <text:p>-18.42534</text:p>
          </table:table-cell>
          <table:table-cell office:value-type="float" office:value="0" calcext:value-type="float">
            <text:p>0</text:p>
          </table:table-cell>
          <table:table-cell office:value-type="float" office:value="2.024054" calcext:value-type="float">
            <text:p>2.024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032004" calcext:value-type="float">
            <text:p>12032004</text:p>
          </table:table-cell>
          <table:table-cell office:value-type="float" office:value="682.2555" calcext:value-type="float">
            <text:p>682.2555</text:p>
          </table:table-cell>
          <table:table-cell office:value-type="float" office:value="13084.33" calcext:value-type="float">
            <text:p>13084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23611" calcext:value-type="float">
            <text:p>-21.23611</text:p>
          </table:table-cell>
          <table:table-cell office:value-type="float" office:value="48.73959" calcext:value-type="float">
            <text:p>48.73959</text:p>
          </table:table-cell>
          <table:table-cell office:value-type="float" office:value="0" calcext:value-type="float">
            <text:p>0</text:p>
          </table:table-cell>
          <table:table-cell office:value-type="float" office:value="86.96625" calcext:value-type="float">
            <text:p>86.96625</text:p>
          </table:table-cell>
          <table:table-cell office:value-type="float" office:value="444.0073" calcext:value-type="float">
            <text:p>444.0073</text:p>
          </table:table-cell>
          <table:table-cell office:value-type="float" office:value="0.02932999" calcext:value-type="float">
            <text:p>0.02932999</text:p>
          </table:table-cell>
          <table:table-cell office:value-type="float" office:value="0" calcext:value-type="float">
            <text:p>0</text:p>
          </table:table-cell>
          <table:table-cell office:value-type="float" office:value="0.0001635419" calcext:value-type="float">
            <text:p>0.0001635419</text:p>
          </table:table-cell>
          <table:table-cell office:value-type="float" office:value="0" calcext:value-type="float">
            <text:p>0</text:p>
          </table:table-cell>
          <table:table-cell office:value-type="float" office:value="-0.01161469" calcext:value-type="float">
            <text:p>-0.01161469</text:p>
          </table:table-cell>
          <table:table-cell office:value-type="float" office:value="370" calcext:value-type="float">
            <text:p>370</text:p>
          </table:table-cell>
          <table:table-cell office:value-type="float" office:value="-21.19534" calcext:value-type="float">
            <text:p>-21.19534</text:p>
          </table:table-cell>
          <table:table-cell office:value-type="float" office:value="0" calcext:value-type="float">
            <text:p>0</text:p>
          </table:table-cell>
          <table:table-cell office:value-type="float" office:value="321.2584" calcext:value-type="float">
            <text:p>321.2584</text:p>
          </table:table-cell>
          <table:table-cell office:value-type="float" office:value="1119.177" calcext:value-type="float">
            <text:p>1119.177</text:p>
          </table:table-cell>
          <table:table-cell office:value-type="float" office:value="1368.208" calcext:value-type="float">
            <text:p>1368.208</text:p>
          </table:table-cell>
          <table:table-cell office:value-type="float" office:value="1286.666" calcext:value-type="float">
            <text:p>1286.666</text:p>
          </table:table-cell>
          <table:table-cell office:value-type="float" office:value="771.0999" calcext:value-type="float">
            <text:p>771.0999</text:p>
          </table:table-cell>
          <table:table-cell office:value-type="float" office:value="1105.839" calcext:value-type="float">
            <text:p>1105.839</text:p>
          </table:table-cell>
          <table:table-cell office:value-type="float" office:value="412.2633" calcext:value-type="float">
            <text:p>412.2633</text:p>
          </table:table-cell>
          <table:table-cell office:value-type="float" office:value="1848.393" calcext:value-type="float">
            <text:p>1848.393</text:p>
          </table:table-cell>
          <table:table-cell office:value-type="float" office:value="2085.699" calcext:value-type="float">
            <text:p>2085.699</text:p>
          </table:table-cell>
          <table:table-cell office:value-type="float" office:value="1667.792" calcext:value-type="float">
            <text:p>1667.792</text:p>
          </table:table-cell>
          <table:table-cell office:value-type="float" office:value="584.5684" calcext:value-type="float">
            <text:p>584.5684</text:p>
          </table:table-cell>
          <table:table-cell office:value-type="float" office:value="573.1324" calcext:value-type="float">
            <text:p>573.1324</text:p>
          </table:table-cell>
          <table:table-cell office:value-type="float" office:value="142.7936" calcext:value-type="float">
            <text:p>142.7936</text:p>
          </table:table-cell>
          <table:table-cell office:value-type="float" office:value="35.69204" calcext:value-type="float">
            <text:p>35.69204</text:p>
          </table:table-cell>
          <table:table-cell office:value-type="float" office:value="0" calcext:value-type="float">
            <text:p>0</text:p>
          </table:table-cell>
          <table:table-cell office:value-type="float" office:value="-0.00002163489" calcext:value-type="float">
            <text:p>-2.163489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0.1541" calcext:value-type="float">
            <text:p>-20.1541</text:p>
          </table:table-cell>
          <table:table-cell office:value-type="float" office:value="0" calcext:value-type="float">
            <text:p>0</text:p>
          </table:table-cell>
          <table:table-cell office:value-type="float" office:value="2.027873" calcext:value-type="float">
            <text:p>2.027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032004" calcext:value-type="float">
            <text:p>13032004</text:p>
          </table:table-cell>
          <table:table-cell office:value-type="float" office:value="680.2449" calcext:value-type="float">
            <text:p>680.2449</text:p>
          </table:table-cell>
          <table:table-cell office:value-type="float" office:value="13084.58" calcext:value-type="float">
            <text:p>13084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96516" calcext:value-type="float">
            <text:p>-22.96516</text:p>
          </table:table-cell>
          <table:table-cell office:value-type="float" office:value="53.77922" calcext:value-type="float">
            <text:p>53.77922</text:p>
          </table:table-cell>
          <table:table-cell office:value-type="float" office:value="0" calcext:value-type="float">
            <text:p>0</text:p>
          </table:table-cell>
          <table:table-cell office:value-type="float" office:value="88.00567" calcext:value-type="float">
            <text:p>88.00567</text:p>
          </table:table-cell>
          <table:table-cell office:value-type="float" office:value="442.3141" calcext:value-type="float">
            <text:p>442.3141</text:p>
          </table:table-cell>
          <table:table-cell office:value-type="float" office:value="0.02977315" calcext:value-type="float">
            <text:p>0.02977315</text:p>
          </table:table-cell>
          <table:table-cell office:value-type="float" office:value="0" calcext:value-type="float">
            <text:p>0</text:p>
          </table:table-cell>
          <table:table-cell office:value-type="float" office:value="0.0001635419" calcext:value-type="float">
            <text:p>0.0001635419</text:p>
          </table:table-cell>
          <table:table-cell office:value-type="float" office:value="0" calcext:value-type="float">
            <text:p>0</text:p>
          </table:table-cell>
          <table:table-cell office:value-type="float" office:value="-0.01161469" calcext:value-type="float">
            <text:p>-0.01161469</text:p>
          </table:table-cell>
          <table:table-cell office:value-type="float" office:value="370" calcext:value-type="float">
            <text:p>370</text:p>
          </table:table-cell>
          <table:table-cell office:value-type="float" office:value="-22.92393" calcext:value-type="float">
            <text:p>-22.92393</text:p>
          </table:table-cell>
          <table:table-cell office:value-type="float" office:value="0" calcext:value-type="float">
            <text:p>0</text:p>
          </table:table-cell>
          <table:table-cell office:value-type="float" office:value="321.5003" calcext:value-type="float">
            <text:p>321.5003</text:p>
          </table:table-cell>
          <table:table-cell office:value-type="float" office:value="1119.083" calcext:value-type="float">
            <text:p>1119.083</text:p>
          </table:table-cell>
          <table:table-cell office:value-type="float" office:value="1368.112" calcext:value-type="float">
            <text:p>1368.112</text:p>
          </table:table-cell>
          <table:table-cell office:value-type="float" office:value="1286.603" calcext:value-type="float">
            <text:p>1286.603</text:p>
          </table:table-cell>
          <table:table-cell office:value-type="float" office:value="771.0679" calcext:value-type="float">
            <text:p>771.0679</text:p>
          </table:table-cell>
          <table:table-cell office:value-type="float" office:value="1105.826" calcext:value-type="float">
            <text:p>1105.826</text:p>
          </table:table-cell>
          <table:table-cell office:value-type="float" office:value="412.2604" calcext:value-type="float">
            <text:p>412.2604</text:p>
          </table:table-cell>
          <table:table-cell office:value-type="float" office:value="1848.391" calcext:value-type="float">
            <text:p>1848.391</text:p>
          </table:table-cell>
          <table:table-cell office:value-type="float" office:value="2085.698" calcext:value-type="float">
            <text:p>2085.698</text:p>
          </table:table-cell>
          <table:table-cell office:value-type="float" office:value="1667.791" calcext:value-type="float">
            <text:p>1667.791</text:p>
          </table:table-cell>
          <table:table-cell office:value-type="float" office:value="584.5678" calcext:value-type="float">
            <text:p>584.5678</text:p>
          </table:table-cell>
          <table:table-cell office:value-type="float" office:value="573.1306" calcext:value-type="float">
            <text:p>573.1306</text:p>
          </table:table-cell>
          <table:table-cell office:value-type="float" office:value="142.7936" calcext:value-type="float">
            <text:p>142.7936</text:p>
          </table:table-cell>
          <table:table-cell office:value-type="float" office:value="35.69204" calcext:value-type="float">
            <text:p>35.69204</text:p>
          </table:table-cell>
          <table:table-cell office:value-type="float" office:value="0" calcext:value-type="float">
            <text:p>0</text:p>
          </table:table-cell>
          <table:table-cell office:value-type="float" office:value="-0.00002167641" calcext:value-type="float">
            <text:p>-2.167641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1.89076" calcext:value-type="float">
            <text:p>-21.89076</text:p>
          </table:table-cell>
          <table:table-cell office:value-type="float" office:value="0" calcext:value-type="float">
            <text:p>0</text:p>
          </table:table-cell>
          <table:table-cell office:value-type="float" office:value="2.035658" calcext:value-type="float">
            <text:p>2.035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032004" calcext:value-type="float">
            <text:p>14032004</text:p>
          </table:table-cell>
          <table:table-cell office:value-type="float" office:value="678.1238" calcext:value-type="float">
            <text:p>678.1238</text:p>
          </table:table-cell>
          <table:table-cell office:value-type="float" office:value="13084.84" calcext:value-type="float">
            <text:p>13084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79594" calcext:value-type="float">
            <text:p>-24.79594</text:p>
          </table:table-cell>
          <table:table-cell office:value-type="float" office:value="59.29647" calcext:value-type="float">
            <text:p>59.29647</text:p>
          </table:table-cell>
          <table:table-cell office:value-type="float" office:value="0" calcext:value-type="float">
            <text:p>0</text:p>
          </table:table-cell>
          <table:table-cell office:value-type="float" office:value="89.03613" calcext:value-type="float">
            <text:p>89.03613</text:p>
          </table:table-cell>
          <table:table-cell office:value-type="float" office:value="440.5477" calcext:value-type="float">
            <text:p>440.5477</text:p>
          </table:table-cell>
          <table:table-cell office:value-type="float" office:value="0.03027318" calcext:value-type="float">
            <text:p>0.03027318</text:p>
          </table:table-cell>
          <table:table-cell office:value-type="float" office:value="0" calcext:value-type="float">
            <text:p>0</text:p>
          </table:table-cell>
          <table:table-cell office:value-type="float" office:value="0.0001635419" calcext:value-type="float">
            <text:p>0.0001635419</text:p>
          </table:table-cell>
          <table:table-cell office:value-type="float" office:value="0" calcext:value-type="float">
            <text:p>0</text:p>
          </table:table-cell>
          <table:table-cell office:value-type="float" office:value="-0.01161469" calcext:value-type="float">
            <text:p>-0.01161469</text:p>
          </table:table-cell>
          <table:table-cell office:value-type="float" office:value="370" calcext:value-type="float">
            <text:p>370</text:p>
          </table:table-cell>
          <table:table-cell office:value-type="float" office:value="-24.75421" calcext:value-type="float">
            <text:p>-24.75421</text:p>
          </table:table-cell>
          <table:table-cell office:value-type="float" office:value="0" calcext:value-type="float">
            <text:p>0</text:p>
          </table:table-cell>
          <table:table-cell office:value-type="float" office:value="321.7511" calcext:value-type="float">
            <text:p>321.7511</text:p>
          </table:table-cell>
          <table:table-cell office:value-type="float" office:value="1118.979" calcext:value-type="float">
            <text:p>1118.979</text:p>
          </table:table-cell>
          <table:table-cell office:value-type="float" office:value="1368.005" calcext:value-type="float">
            <text:p>1368.005</text:p>
          </table:table-cell>
          <table:table-cell office:value-type="float" office:value="1286.533" calcext:value-type="float">
            <text:p>1286.533</text:p>
          </table:table-cell>
          <table:table-cell office:value-type="float" office:value="771.0301" calcext:value-type="float">
            <text:p>771.0301</text:p>
          </table:table-cell>
          <table:table-cell office:value-type="float" office:value="1105.811" calcext:value-type="float">
            <text:p>1105.811</text:p>
          </table:table-cell>
          <table:table-cell office:value-type="float" office:value="412.2571" calcext:value-type="float">
            <text:p>412.2571</text:p>
          </table:table-cell>
          <table:table-cell office:value-type="float" office:value="1848.387" calcext:value-type="float">
            <text:p>1848.387</text:p>
          </table:table-cell>
          <table:table-cell office:value-type="float" office:value="2085.695" calcext:value-type="float">
            <text:p>2085.695</text:p>
          </table:table-cell>
          <table:table-cell office:value-type="float" office:value="1667.789" calcext:value-type="float">
            <text:p>1667.789</text:p>
          </table:table-cell>
          <table:table-cell office:value-type="float" office:value="584.5673" calcext:value-type="float">
            <text:p>584.5673</text:p>
          </table:table-cell>
          <table:table-cell office:value-type="float" office:value="573.1287" calcext:value-type="float">
            <text:p>573.1287</text:p>
          </table:table-cell>
          <table:table-cell office:value-type="float" office:value="142.7936" calcext:value-type="float">
            <text:p>142.7936</text:p>
          </table:table-cell>
          <table:table-cell office:value-type="float" office:value="35.69204" calcext:value-type="float">
            <text:p>35.69204</text:p>
          </table:table-cell>
          <table:table-cell office:value-type="float" office:value="0" calcext:value-type="float">
            <text:p>0</text:p>
          </table:table-cell>
          <table:table-cell office:value-type="float" office:value="-0.00002177546" calcext:value-type="float">
            <text:p>-2.177546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3.72933" calcext:value-type="float">
            <text:p>-23.72933</text:p>
          </table:table-cell>
          <table:table-cell office:value-type="float" office:value="0" calcext:value-type="float">
            <text:p>0</text:p>
          </table:table-cell>
          <table:table-cell office:value-type="float" office:value="2.043735" calcext:value-type="float">
            <text:p>2.043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032004" calcext:value-type="float">
            <text:p>15032004</text:p>
          </table:table-cell>
          <table:table-cell office:value-type="float" office:value="677.3621" calcext:value-type="float">
            <text:p>677.3621</text:p>
          </table:table-cell>
          <table:table-cell office:value-type="float" office:value="13084.93" calcext:value-type="float">
            <text:p>13084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4299" calcext:value-type="float">
            <text:p>-25.4299</text:p>
          </table:table-cell>
          <table:table-cell office:value-type="float" office:value="58.8647" calcext:value-type="float">
            <text:p>58.8647</text:p>
          </table:table-cell>
          <table:table-cell office:value-type="float" office:value="0" calcext:value-type="float">
            <text:p>0</text:p>
          </table:table-cell>
          <table:table-cell office:value-type="float" office:value="89.26192" calcext:value-type="float">
            <text:p>89.26192</text:p>
          </table:table-cell>
          <table:table-cell office:value-type="float" office:value="439.9601" calcext:value-type="float">
            <text:p>439.9601</text:p>
          </table:table-cell>
          <table:table-cell office:value-type="float" office:value="0.03062818" calcext:value-type="float">
            <text:p>0.03062818</text:p>
          </table:table-cell>
          <table:table-cell office:value-type="float" office:value="0" calcext:value-type="float">
            <text:p>0</text:p>
          </table:table-cell>
          <table:table-cell office:value-type="float" office:value="0.0001652386" calcext:value-type="float">
            <text:p>0.0001652386</text:p>
          </table:table-cell>
          <table:table-cell office:value-type="float" office:value="0" calcext:value-type="float">
            <text:p>0</text:p>
          </table:table-cell>
          <table:table-cell office:value-type="float" office:value="-0.01161469" calcext:value-type="float">
            <text:p>-0.01161469</text:p>
          </table:table-cell>
          <table:table-cell office:value-type="float" office:value="370" calcext:value-type="float">
            <text:p>370</text:p>
          </table:table-cell>
          <table:table-cell office:value-type="float" office:value="-25.38782" calcext:value-type="float">
            <text:p>-25.38782</text:p>
          </table:table-cell>
          <table:table-cell office:value-type="float" office:value="0" calcext:value-type="float">
            <text:p>0</text:p>
          </table:table-cell>
          <table:table-cell office:value-type="float" office:value="321.8975" calcext:value-type="float">
            <text:p>321.8975</text:p>
          </table:table-cell>
          <table:table-cell office:value-type="float" office:value="1118.936" calcext:value-type="float">
            <text:p>1118.936</text:p>
          </table:table-cell>
          <table:table-cell office:value-type="float" office:value="1367.933" calcext:value-type="float">
            <text:p>1367.933</text:p>
          </table:table-cell>
          <table:table-cell office:value-type="float" office:value="1286.474" calcext:value-type="float">
            <text:p>1286.474</text:p>
          </table:table-cell>
          <table:table-cell office:value-type="float" office:value="770.9971" calcext:value-type="float">
            <text:p>770.9971</text:p>
          </table:table-cell>
          <table:table-cell office:value-type="float" office:value="1105.796" calcext:value-type="float">
            <text:p>1105.796</text:p>
          </table:table-cell>
          <table:table-cell office:value-type="float" office:value="412.2535" calcext:value-type="float">
            <text:p>412.2535</text:p>
          </table:table-cell>
          <table:table-cell office:value-type="float" office:value="1848.383" calcext:value-type="float">
            <text:p>1848.383</text:p>
          </table:table-cell>
          <table:table-cell office:value-type="float" office:value="2085.692" calcext:value-type="float">
            <text:p>2085.692</text:p>
          </table:table-cell>
          <table:table-cell office:value-type="float" office:value="1667.787" calcext:value-type="float">
            <text:p>1667.787</text:p>
          </table:table-cell>
          <table:table-cell office:value-type="float" office:value="584.5666" calcext:value-type="float">
            <text:p>584.5666</text:p>
          </table:table-cell>
          <table:table-cell office:value-type="float" office:value="573.1267" calcext:value-type="float">
            <text:p>573.1267</text:p>
          </table:table-cell>
          <table:table-cell office:value-type="float" office:value="142.7936" calcext:value-type="float">
            <text:p>142.7936</text:p>
          </table:table-cell>
          <table:table-cell office:value-type="float" office:value="35.69203" calcext:value-type="float">
            <text:p>35.69203</text:p>
          </table:table-cell>
          <table:table-cell office:value-type="float" office:value="0" calcext:value-type="float">
            <text:p>0</text:p>
          </table:table-cell>
          <table:table-cell office:value-type="float" office:value="-0.00002324671" calcext:value-type="float">
            <text:p>-2.324671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4.38828" calcext:value-type="float">
            <text:p>-24.38828</text:p>
          </table:table-cell>
          <table:table-cell office:value-type="float" office:value="0" calcext:value-type="float">
            <text:p>0</text:p>
          </table:table-cell>
          <table:table-cell office:value-type="float" office:value="2.068812" calcext:value-type="float">
            <text:p>2.068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032004" calcext:value-type="float">
            <text:p>16032004</text:p>
          </table:table-cell>
          <table:table-cell office:value-type="float" office:value="676.6984" calcext:value-type="float">
            <text:p>676.6984</text:p>
          </table:table-cell>
          <table:table-cell office:value-type="float" office:value="13085.01" calcext:value-type="float">
            <text:p>13085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04342" calcext:value-type="float">
            <text:p>-26.04342</text:p>
          </table:table-cell>
          <table:table-cell office:value-type="float" office:value="59.77666" calcext:value-type="float">
            <text:p>59.77666</text:p>
          </table:table-cell>
          <table:table-cell office:value-type="float" office:value="0" calcext:value-type="float">
            <text:p>0</text:p>
          </table:table-cell>
          <table:table-cell office:value-type="float" office:value="89.47786" calcext:value-type="float">
            <text:p>89.47786</text:p>
          </table:table-cell>
          <table:table-cell office:value-type="float" office:value="439.4481" calcext:value-type="float">
            <text:p>439.4481</text:p>
          </table:table-cell>
          <table:table-cell office:value-type="float" office:value="0.03096574" calcext:value-type="float">
            <text:p>0.03096574</text:p>
          </table:table-cell>
          <table:table-cell office:value-type="float" office:value="0" calcext:value-type="float">
            <text:p>0</text:p>
          </table:table-cell>
          <table:table-cell office:value-type="float" office:value="0.0001673115" calcext:value-type="float">
            <text:p>0.0001673115</text:p>
          </table:table-cell>
          <table:table-cell office:value-type="float" office:value="0" calcext:value-type="float">
            <text:p>0</text:p>
          </table:table-cell>
          <table:table-cell office:value-type="float" office:value="-0.01194145" calcext:value-type="float">
            <text:p>-0.01194145</text:p>
          </table:table-cell>
          <table:table-cell office:value-type="float" office:value="370" calcext:value-type="float">
            <text:p>370</text:p>
          </table:table-cell>
          <table:table-cell office:value-type="float" office:value="-26.00068" calcext:value-type="float">
            <text:p>-26.00068</text:p>
          </table:table-cell>
          <table:table-cell office:value-type="float" office:value="0" calcext:value-type="float">
            <text:p>0</text:p>
          </table:table-cell>
          <table:table-cell office:value-type="float" office:value="321.9925" calcext:value-type="float">
            <text:p>321.9925</text:p>
          </table:table-cell>
          <table:table-cell office:value-type="float" office:value="1118.899" calcext:value-type="float">
            <text:p>1118.899</text:p>
          </table:table-cell>
          <table:table-cell office:value-type="float" office:value="1367.882" calcext:value-type="float">
            <text:p>1367.882</text:p>
          </table:table-cell>
          <table:table-cell office:value-type="float" office:value="1286.443" calcext:value-type="float">
            <text:p>1286.443</text:p>
          </table:table-cell>
          <table:table-cell office:value-type="float" office:value="770.9748" calcext:value-type="float">
            <text:p>770.9748</text:p>
          </table:table-cell>
          <table:table-cell office:value-type="float" office:value="1105.786" calcext:value-type="float">
            <text:p>1105.786</text:p>
          </table:table-cell>
          <table:table-cell office:value-type="float" office:value="412.2501" calcext:value-type="float">
            <text:p>412.2501</text:p>
          </table:table-cell>
          <table:table-cell office:value-type="float" office:value="1848.379" calcext:value-type="float">
            <text:p>1848.379</text:p>
          </table:table-cell>
          <table:table-cell office:value-type="float" office:value="2085.69" calcext:value-type="float">
            <text:p>2085.69</text:p>
          </table:table-cell>
          <table:table-cell office:value-type="float" office:value="1667.785" calcext:value-type="float">
            <text:p>1667.785</text:p>
          </table:table-cell>
          <table:table-cell office:value-type="float" office:value="584.566" calcext:value-type="float">
            <text:p>584.566</text:p>
          </table:table-cell>
          <table:table-cell office:value-type="float" office:value="573.1249" calcext:value-type="float">
            <text:p>573.1249</text:p>
          </table:table-cell>
          <table:table-cell office:value-type="float" office:value="142.7935" calcext:value-type="float">
            <text:p>142.7935</text:p>
          </table:table-cell>
          <table:table-cell office:value-type="float" office:value="35.69202" calcext:value-type="float">
            <text:p>35.69202</text:p>
          </table:table-cell>
          <table:table-cell office:value-type="float" office:value="0" calcext:value-type="float">
            <text:p>0</text:p>
          </table:table-cell>
          <table:table-cell office:value-type="float" office:value="-0.00002327703" calcext:value-type="float">
            <text:p>-2.327703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4.96143" calcext:value-type="float">
            <text:p>-24.96143</text:p>
          </table:table-cell>
          <table:table-cell office:value-type="float" office:value="0" calcext:value-type="float">
            <text:p>0</text:p>
          </table:table-cell>
          <table:table-cell office:value-type="float" office:value="2.028727" calcext:value-type="float">
            <text:p>2.028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032004" calcext:value-type="float">
            <text:p>17032004</text:p>
          </table:table-cell>
          <table:table-cell office:value-type="float" office:value="674.1384" calcext:value-type="float">
            <text:p>674.1384</text:p>
          </table:table-cell>
          <table:table-cell office:value-type="float" office:value="13085.3" calcext:value-type="float">
            <text:p>1308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28764" calcext:value-type="float">
            <text:p>-28.28764</text:p>
          </table:table-cell>
          <table:table-cell office:value-type="float" office:value="65.1909" calcext:value-type="float">
            <text:p>65.1909</text:p>
          </table:table-cell>
          <table:table-cell office:value-type="float" office:value="0" calcext:value-type="float">
            <text:p>0</text:p>
          </table:table-cell>
          <table:table-cell office:value-type="float" office:value="91.27099" calcext:value-type="float">
            <text:p>91.27099</text:p>
          </table:table-cell>
          <table:table-cell office:value-type="float" office:value="437.0911" calcext:value-type="float">
            <text:p>437.0911</text:p>
          </table:table-cell>
          <table:table-cell office:value-type="float" office:value="0.03130657" calcext:value-type="float">
            <text:p>0.03130657</text:p>
          </table:table-cell>
          <table:table-cell office:value-type="float" office:value="0" calcext:value-type="float">
            <text:p>0</text:p>
          </table:table-cell>
          <table:table-cell office:value-type="float" office:value="0.0001688267" calcext:value-type="float">
            <text:p>0.0001688267</text:p>
          </table:table-cell>
          <table:table-cell office:value-type="float" office:value="0" calcext:value-type="float">
            <text:p>0</text:p>
          </table:table-cell>
          <table:table-cell office:value-type="float" office:value="-0.0127186" calcext:value-type="float">
            <text:p>-0.0127186</text:p>
          </table:table-cell>
          <table:table-cell office:value-type="float" office:value="370" calcext:value-type="float">
            <text:p>370</text:p>
          </table:table-cell>
          <table:table-cell office:value-type="float" office:value="-28.24378" calcext:value-type="float">
            <text:p>-28.24378</text:p>
          </table:table-cell>
          <table:table-cell office:value-type="float" office:value="0" calcext:value-type="float">
            <text:p>0</text:p>
          </table:table-cell>
          <table:table-cell office:value-type="float" office:value="322.2969" calcext:value-type="float">
            <text:p>322.2969</text:p>
          </table:table-cell>
          <table:table-cell office:value-type="float" office:value="1118.833" calcext:value-type="float">
            <text:p>1118.833</text:p>
          </table:table-cell>
          <table:table-cell office:value-type="float" office:value="1367.816" calcext:value-type="float">
            <text:p>1367.816</text:p>
          </table:table-cell>
          <table:table-cell office:value-type="float" office:value="1286.404" calcext:value-type="float">
            <text:p>1286.404</text:p>
          </table:table-cell>
          <table:table-cell office:value-type="float" office:value="770.9512" calcext:value-type="float">
            <text:p>770.9512</text:p>
          </table:table-cell>
          <table:table-cell office:value-type="float" office:value="1105.776" calcext:value-type="float">
            <text:p>1105.776</text:p>
          </table:table-cell>
          <table:table-cell office:value-type="float" office:value="412.2469" calcext:value-type="float">
            <text:p>412.2469</text:p>
          </table:table-cell>
          <table:table-cell office:value-type="float" office:value="1848.375" calcext:value-type="float">
            <text:p>1848.375</text:p>
          </table:table-cell>
          <table:table-cell office:value-type="float" office:value="2085.687" calcext:value-type="float">
            <text:p>2085.687</text:p>
          </table:table-cell>
          <table:table-cell office:value-type="float" office:value="1667.783" calcext:value-type="float">
            <text:p>1667.783</text:p>
          </table:table-cell>
          <table:table-cell office:value-type="float" office:value="584.5653" calcext:value-type="float">
            <text:p>584.5653</text:p>
          </table:table-cell>
          <table:table-cell office:value-type="float" office:value="573.1229" calcext:value-type="float">
            <text:p>573.1229</text:p>
          </table:table-cell>
          <table:table-cell office:value-type="float" office:value="142.7935" calcext:value-type="float">
            <text:p>142.7935</text:p>
          </table:table-cell>
          <table:table-cell office:value-type="float" office:value="35.69204" calcext:value-type="float">
            <text:p>35.69204</text:p>
          </table:table-cell>
          <table:table-cell office:value-type="float" office:value="0" calcext:value-type="float">
            <text:p>0</text:p>
          </table:table-cell>
          <table:table-cell office:value-type="float" office:value="-0.00002332731" calcext:value-type="float">
            <text:p>-2.332731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7.21725" calcext:value-type="float">
            <text:p>-27.21725</text:p>
          </table:table-cell>
          <table:table-cell office:value-type="float" office:value="0" calcext:value-type="float">
            <text:p>0</text:p>
          </table:table-cell>
          <table:table-cell office:value-type="float" office:value="2.041096" calcext:value-type="float">
            <text:p>2.041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032004" calcext:value-type="float">
            <text:p>18032004</text:p>
          </table:table-cell>
          <table:table-cell office:value-type="float" office:value="670.0518" calcext:value-type="float">
            <text:p>670.0518</text:p>
          </table:table-cell>
          <table:table-cell office:value-type="float" office:value="13085.78" calcext:value-type="float">
            <text:p>13085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.84611" calcext:value-type="float">
            <text:p>-31.84611</text:p>
          </table:table-cell>
          <table:table-cell office:value-type="float" office:value="75.24702" calcext:value-type="float">
            <text:p>75.24702</text:p>
          </table:table-cell>
          <table:table-cell office:value-type="float" office:value="0" calcext:value-type="float">
            <text:p>0</text:p>
          </table:table-cell>
          <table:table-cell office:value-type="float" office:value="94.04247" calcext:value-type="float">
            <text:p>94.04247</text:p>
          </table:table-cell>
          <table:table-cell office:value-type="float" office:value="433.3892" calcext:value-type="float">
            <text:p>433.3892</text:p>
          </table:table-cell>
          <table:table-cell office:value-type="float" office:value="0.03168911" calcext:value-type="float">
            <text:p>0.03168911</text:p>
          </table:table-cell>
          <table:table-cell office:value-type="float" office:value="0" calcext:value-type="float">
            <text:p>0</text:p>
          </table:table-cell>
          <table:table-cell office:value-type="float" office:value="0.0001688267" calcext:value-type="float">
            <text:p>0.0001688267</text:p>
          </table:table-cell>
          <table:table-cell office:value-type="float" office:value="0" calcext:value-type="float">
            <text:p>0</text:p>
          </table:table-cell>
          <table:table-cell office:value-type="float" office:value="-0.01335491" calcext:value-type="float">
            <text:p>-0.01335491</text:p>
          </table:table-cell>
          <table:table-cell office:value-type="float" office:value="370" calcext:value-type="float">
            <text:p>370</text:p>
          </table:table-cell>
          <table:table-cell office:value-type="float" office:value="-31.80123" calcext:value-type="float">
            <text:p>-31.80123</text:p>
          </table:table-cell>
          <table:table-cell office:value-type="float" office:value="0" calcext:value-type="float">
            <text:p>0</text:p>
          </table:table-cell>
          <table:table-cell office:value-type="float" office:value="322.7565" calcext:value-type="float">
            <text:p>322.7565</text:p>
          </table:table-cell>
          <table:table-cell office:value-type="float" office:value="1118.719" calcext:value-type="float">
            <text:p>1118.719</text:p>
          </table:table-cell>
          <table:table-cell office:value-type="float" office:value="1367.705" calcext:value-type="float">
            <text:p>1367.705</text:p>
          </table:table-cell>
          <table:table-cell office:value-type="float" office:value="1286.336" calcext:value-type="float">
            <text:p>1286.336</text:p>
          </table:table-cell>
          <table:table-cell office:value-type="float" office:value="770.9139" calcext:value-type="float">
            <text:p>770.9139</text:p>
          </table:table-cell>
          <table:table-cell office:value-type="float" office:value="1105.762" calcext:value-type="float">
            <text:p>1105.762</text:p>
          </table:table-cell>
          <table:table-cell office:value-type="float" office:value="412.2436" calcext:value-type="float">
            <text:p>412.2436</text:p>
          </table:table-cell>
          <table:table-cell office:value-type="float" office:value="1848.371" calcext:value-type="float">
            <text:p>1848.371</text:p>
          </table:table-cell>
          <table:table-cell office:value-type="float" office:value="2085.684" calcext:value-type="float">
            <text:p>2085.684</text:p>
          </table:table-cell>
          <table:table-cell office:value-type="float" office:value="1667.782" calcext:value-type="float">
            <text:p>1667.782</text:p>
          </table:table-cell>
          <table:table-cell office:value-type="float" office:value="584.5647" calcext:value-type="float">
            <text:p>584.5647</text:p>
          </table:table-cell>
          <table:table-cell office:value-type="float" office:value="573.1211" calcext:value-type="float">
            <text:p>573.1211</text:p>
          </table:table-cell>
          <table:table-cell office:value-type="float" office:value="142.7935" calcext:value-type="float">
            <text:p>142.7935</text:p>
          </table:table-cell>
          <table:table-cell office:value-type="float" office:value="35.69206" calcext:value-type="float">
            <text:p>35.69206</text:p>
          </table:table-cell>
          <table:table-cell office:value-type="float" office:value="0" calcext:value-type="float">
            <text:p>0</text:p>
          </table:table-cell>
          <table:table-cell office:value-type="float" office:value="-0.00002345541" calcext:value-type="float">
            <text:p>-2.345541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0.79647" calcext:value-type="float">
            <text:p>-30.79647</text:p>
          </table:table-cell>
          <table:table-cell office:value-type="float" office:value="0" calcext:value-type="float">
            <text:p>0</text:p>
          </table:table-cell>
          <table:table-cell office:value-type="float" office:value="2.0625" calcext:value-type="float">
            <text:p>2.0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032004" calcext:value-type="float">
            <text:p>19032004</text:p>
          </table:table-cell>
          <table:table-cell office:value-type="float" office:value="665.6185" calcext:value-type="float">
            <text:p>665.6185</text:p>
          </table:table-cell>
          <table:table-cell office:value-type="float" office:value="13086.39" calcext:value-type="float">
            <text:p>13086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.61333" calcext:value-type="float">
            <text:p>-35.61333</text:p>
          </table:table-cell>
          <table:table-cell office:value-type="float" office:value="84.78354" calcext:value-type="float">
            <text:p>84.78354</text:p>
          </table:table-cell>
          <table:table-cell office:value-type="float" office:value="0" calcext:value-type="float">
            <text:p>0</text:p>
          </table:table-cell>
          <table:table-cell office:value-type="float" office:value="96.43706" calcext:value-type="float">
            <text:p>96.43706</text:p>
          </table:table-cell>
          <table:table-cell office:value-type="float" office:value="429.4124" calcext:value-type="float">
            <text:p>429.4124</text:p>
          </table:table-cell>
          <table:table-cell office:value-type="float" office:value="0.03212845" calcext:value-type="float">
            <text:p>0.03212845</text:p>
          </table:table-cell>
          <table:table-cell office:value-type="float" office:value="0" calcext:value-type="float">
            <text:p>0</text:p>
          </table:table-cell>
          <table:table-cell office:value-type="float" office:value="0.0001688267" calcext:value-type="float">
            <text:p>0.0001688267</text:p>
          </table:table-cell>
          <table:table-cell office:value-type="float" office:value="0" calcext:value-type="float">
            <text:p>0</text:p>
          </table:table-cell>
          <table:table-cell office:value-type="float" office:value="-0.01335491" calcext:value-type="float">
            <text:p>-0.01335491</text:p>
          </table:table-cell>
          <table:table-cell office:value-type="float" office:value="370" calcext:value-type="float">
            <text:p>370</text:p>
          </table:table-cell>
          <table:table-cell office:value-type="float" office:value="-35.56801" calcext:value-type="float">
            <text:p>-35.56801</text:p>
          </table:table-cell>
          <table:table-cell office:value-type="float" office:value="0" calcext:value-type="float">
            <text:p>0</text:p>
          </table:table-cell>
          <table:table-cell office:value-type="float" office:value="323.3412" calcext:value-type="float">
            <text:p>323.3412</text:p>
          </table:table-cell>
          <table:table-cell office:value-type="float" office:value="1118.583" calcext:value-type="float">
            <text:p>1118.583</text:p>
          </table:table-cell>
          <table:table-cell office:value-type="float" office:value="1367.574" calcext:value-type="float">
            <text:p>1367.574</text:p>
          </table:table-cell>
          <table:table-cell office:value-type="float" office:value="1286.255" calcext:value-type="float">
            <text:p>1286.255</text:p>
          </table:table-cell>
          <table:table-cell office:value-type="float" office:value="770.8665" calcext:value-type="float">
            <text:p>770.8665</text:p>
          </table:table-cell>
          <table:table-cell office:value-type="float" office:value="1105.742" calcext:value-type="float">
            <text:p>1105.742</text:p>
          </table:table-cell>
          <table:table-cell office:value-type="float" office:value="412.2397" calcext:value-type="float">
            <text:p>412.2397</text:p>
          </table:table-cell>
          <table:table-cell office:value-type="float" office:value="1848.366" calcext:value-type="float">
            <text:p>1848.366</text:p>
          </table:table-cell>
          <table:table-cell office:value-type="float" office:value="2085.681" calcext:value-type="float">
            <text:p>2085.681</text:p>
          </table:table-cell>
          <table:table-cell office:value-type="float" office:value="1667.78" calcext:value-type="float">
            <text:p>1667.78</text:p>
          </table:table-cell>
          <table:table-cell office:value-type="float" office:value="584.564" calcext:value-type="float">
            <text:p>584.564</text:p>
          </table:table-cell>
          <table:table-cell office:value-type="float" office:value="573.1191" calcext:value-type="float">
            <text:p>573.1191</text:p>
          </table:table-cell>
          <table:table-cell office:value-type="float" office:value="142.7935" calcext:value-type="float">
            <text:p>142.7935</text:p>
          </table:table-cell>
          <table:table-cell office:value-type="float" office:value="35.69207" calcext:value-type="float">
            <text:p>35.69207</text:p>
          </table:table-cell>
          <table:table-cell office:value-type="float" office:value="0" calcext:value-type="float">
            <text:p>0</text:p>
          </table:table-cell>
          <table:table-cell office:value-type="float" office:value="-0.00002372007" calcext:value-type="float">
            <text:p>-2.372007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5958" calcext:value-type="float">
            <text:p>-34.5958</text:p>
          </table:table-cell>
          <table:table-cell office:value-type="float" office:value="0" calcext:value-type="float">
            <text:p>0</text:p>
          </table:table-cell>
          <table:table-cell office:value-type="float" office:value="2.094761" calcext:value-type="float">
            <text:p>2.094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32004" calcext:value-type="float">
            <text:p>20032004</text:p>
          </table:table-cell>
          <table:table-cell office:value-type="float" office:value="662.8342" calcext:value-type="float">
            <text:p>662.8342</text:p>
          </table:table-cell>
          <table:table-cell office:value-type="float" office:value="13086.83" calcext:value-type="float">
            <text:p>13086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.91948" calcext:value-type="float">
            <text:p>-37.91948</text:p>
          </table:table-cell>
          <table:table-cell office:value-type="float" office:value="92.56293" calcext:value-type="float">
            <text:p>92.56293</text:p>
          </table:table-cell>
          <table:table-cell office:value-type="float" office:value="0" calcext:value-type="float">
            <text:p>0</text:p>
          </table:table-cell>
          <table:table-cell office:value-type="float" office:value="96.56438" calcext:value-type="float">
            <text:p>96.56438</text:p>
          </table:table-cell>
          <table:table-cell office:value-type="float" office:value="427.2317" calcext:value-type="float">
            <text:p>427.2317</text:p>
          </table:table-cell>
          <table:table-cell office:value-type="float" office:value="0.03260676" calcext:value-type="float">
            <text:p>0.03260676</text:p>
          </table:table-cell>
          <table:table-cell office:value-type="float" office:value="0" calcext:value-type="float">
            <text:p>0</text:p>
          </table:table-cell>
          <table:table-cell office:value-type="float" office:value="0.0001688267" calcext:value-type="float">
            <text:p>0.0001688267</text:p>
          </table:table-cell>
          <table:table-cell office:value-type="float" office:value="0" calcext:value-type="float">
            <text:p>0</text:p>
          </table:table-cell>
          <table:table-cell office:value-type="float" office:value="-0.01335491" calcext:value-type="float">
            <text:p>-0.01335491</text:p>
          </table:table-cell>
          <table:table-cell office:value-type="float" office:value="370" calcext:value-type="float">
            <text:p>370</text:p>
          </table:table-cell>
          <table:table-cell office:value-type="float" office:value="-37.87368" calcext:value-type="float">
            <text:p>-37.87368</text:p>
          </table:table-cell>
          <table:table-cell office:value-type="float" office:value="0" calcext:value-type="float">
            <text:p>0</text:p>
          </table:table-cell>
          <table:table-cell office:value-type="float" office:value="323.7719" calcext:value-type="float">
            <text:p>323.7719</text:p>
          </table:table-cell>
          <table:table-cell office:value-type="float" office:value="1118.402" calcext:value-type="float">
            <text:p>1118.402</text:p>
          </table:table-cell>
          <table:table-cell office:value-type="float" office:value="1367.391" calcext:value-type="float">
            <text:p>1367.391</text:p>
          </table:table-cell>
          <table:table-cell office:value-type="float" office:value="1286.145" calcext:value-type="float">
            <text:p>1286.145</text:p>
          </table:table-cell>
          <table:table-cell office:value-type="float" office:value="770.7941" calcext:value-type="float">
            <text:p>770.7941</text:p>
          </table:table-cell>
          <table:table-cell office:value-type="float" office:value="1105.713" calcext:value-type="float">
            <text:p>1105.713</text:p>
          </table:table-cell>
          <table:table-cell office:value-type="float" office:value="412.235" calcext:value-type="float">
            <text:p>412.235</text:p>
          </table:table-cell>
          <table:table-cell office:value-type="float" office:value="1848.361" calcext:value-type="float">
            <text:p>1848.361</text:p>
          </table:table-cell>
          <table:table-cell office:value-type="float" office:value="2085.678" calcext:value-type="float">
            <text:p>2085.678</text:p>
          </table:table-cell>
          <table:table-cell office:value-type="float" office:value="1667.778" calcext:value-type="float">
            <text:p>1667.778</text:p>
          </table:table-cell>
          <table:table-cell office:value-type="float" office:value="584.5631" calcext:value-type="float">
            <text:p>584.5631</text:p>
          </table:table-cell>
          <table:table-cell office:value-type="float" office:value="573.1172" calcext:value-type="float">
            <text:p>573.1172</text:p>
          </table:table-cell>
          <table:table-cell office:value-type="float" office:value="142.7935" calcext:value-type="float">
            <text:p>142.7935</text:p>
          </table:table-cell>
          <table:table-cell office:value-type="float" office:value="35.69206" calcext:value-type="float">
            <text:p>35.69206</text:p>
          </table:table-cell>
          <table:table-cell office:value-type="float" office:value="0" calcext:value-type="float">
            <text:p>0</text:p>
          </table:table-cell>
          <table:table-cell office:value-type="float" office:value="-0.000024599" calcext:value-type="float">
            <text:p>-2.4599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6.90676" calcext:value-type="float">
            <text:p>-36.90676</text:p>
          </table:table-cell>
          <table:table-cell office:value-type="float" office:value="0" calcext:value-type="float">
            <text:p>0</text:p>
          </table:table-cell>
          <table:table-cell office:value-type="float" office:value="2.099779" calcext:value-type="float">
            <text:p>2.099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1032004" calcext:value-type="float">
            <text:p>21032004</text:p>
          </table:table-cell>
          <table:table-cell office:value-type="float" office:value="661.8325" calcext:value-type="float">
            <text:p>661.8325</text:p>
          </table:table-cell>
          <table:table-cell office:value-type="float" office:value="13087.04" calcext:value-type="float">
            <text:p>13087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.69099" calcext:value-type="float">
            <text:p>-38.69099</text:p>
          </table:table-cell>
          <table:table-cell office:value-type="float" office:value="94.41292" calcext:value-type="float">
            <text:p>94.41292</text:p>
          </table:table-cell>
          <table:table-cell office:value-type="float" office:value="0" calcext:value-type="float">
            <text:p>0</text:p>
          </table:table-cell>
          <table:table-cell office:value-type="float" office:value="95.55685" calcext:value-type="float">
            <text:p>95.55685</text:p>
          </table:table-cell>
          <table:table-cell office:value-type="float" office:value="426.6713" calcext:value-type="float">
            <text:p>426.6713</text:p>
          </table:table-cell>
          <table:table-cell office:value-type="float" office:value="0.03306126" calcext:value-type="float">
            <text:p>0.03306126</text:p>
          </table:table-cell>
          <table:table-cell office:value-type="float" office:value="0" calcext:value-type="float">
            <text:p>0</text:p>
          </table:table-cell>
          <table:table-cell office:value-type="float" office:value="0.0001688267" calcext:value-type="float">
            <text:p>0.0001688267</text:p>
          </table:table-cell>
          <table:table-cell office:value-type="float" office:value="0" calcext:value-type="float">
            <text:p>0</text:p>
          </table:table-cell>
          <table:table-cell office:value-type="float" office:value="-0.01335491" calcext:value-type="float">
            <text:p>-0.01335491</text:p>
          </table:table-cell>
          <table:table-cell office:value-type="float" office:value="370" calcext:value-type="float">
            <text:p>370</text:p>
          </table:table-cell>
          <table:table-cell office:value-type="float" office:value="-38.64474" calcext:value-type="float">
            <text:p>-38.64474</text:p>
          </table:table-cell>
          <table:table-cell office:value-type="float" office:value="0" calcext:value-type="float">
            <text:p>0</text:p>
          </table:table-cell>
          <table:table-cell office:value-type="float" office:value="324.0069" calcext:value-type="float">
            <text:p>324.0069</text:p>
          </table:table-cell>
          <table:table-cell office:value-type="float" office:value="1118.279" calcext:value-type="float">
            <text:p>1118.279</text:p>
          </table:table-cell>
          <table:table-cell office:value-type="float" office:value="1367.255" calcext:value-type="float">
            <text:p>1367.255</text:p>
          </table:table-cell>
          <table:table-cell office:value-type="float" office:value="1286.051" calcext:value-type="float">
            <text:p>1286.051</text:p>
          </table:table-cell>
          <table:table-cell office:value-type="float" office:value="770.7272" calcext:value-type="float">
            <text:p>770.7272</text:p>
          </table:table-cell>
          <table:table-cell office:value-type="float" office:value="1105.683" calcext:value-type="float">
            <text:p>1105.683</text:p>
          </table:table-cell>
          <table:table-cell office:value-type="float" office:value="412.2299" calcext:value-type="float">
            <text:p>412.2299</text:p>
          </table:table-cell>
          <table:table-cell office:value-type="float" office:value="1848.356" calcext:value-type="float">
            <text:p>1848.356</text:p>
          </table:table-cell>
          <table:table-cell office:value-type="float" office:value="2085.675" calcext:value-type="float">
            <text:p>2085.675</text:p>
          </table:table-cell>
          <table:table-cell office:value-type="float" office:value="1667.776" calcext:value-type="float">
            <text:p>1667.776</text:p>
          </table:table-cell>
          <table:table-cell office:value-type="float" office:value="584.5624" calcext:value-type="float">
            <text:p>584.5624</text:p>
          </table:table-cell>
          <table:table-cell office:value-type="float" office:value="573.1154" calcext:value-type="float">
            <text:p>573.1154</text:p>
          </table:table-cell>
          <table:table-cell office:value-type="float" office:value="142.7935" calcext:value-type="float">
            <text:p>142.7935</text:p>
          </table:table-cell>
          <table:table-cell office:value-type="float" office:value="35.69206" calcext:value-type="float">
            <text:p>35.69206</text:p>
          </table:table-cell>
          <table:table-cell office:value-type="float" office:value="0" calcext:value-type="float">
            <text:p>0</text:p>
          </table:table-cell>
          <table:table-cell office:value-type="float" office:value="-0.00002574506" calcext:value-type="float">
            <text:p>-2.574506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7.67203" calcext:value-type="float">
            <text:p>-37.67203</text:p>
          </table:table-cell>
          <table:table-cell office:value-type="float" office:value="0" calcext:value-type="float">
            <text:p>0</text:p>
          </table:table-cell>
          <table:table-cell office:value-type="float" office:value="2.093498" calcext:value-type="float">
            <text:p>2.093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2032004" calcext:value-type="float">
            <text:p>22032004</text:p>
          </table:table-cell>
          <table:table-cell office:value-type="float" office:value="660.3444" calcext:value-type="float">
            <text:p>660.3444</text:p>
          </table:table-cell>
          <table:table-cell office:value-type="float" office:value="13087.5" calcext:value-type="float">
            <text:p>1308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.68538" calcext:value-type="float">
            <text:p>-39.68538</text:p>
          </table:table-cell>
          <table:table-cell office:value-type="float" office:value="95.64332" calcext:value-type="float">
            <text:p>95.64332</text:p>
          </table:table-cell>
          <table:table-cell office:value-type="float" office:value="0" calcext:value-type="float">
            <text:p>0</text:p>
          </table:table-cell>
          <table:table-cell office:value-type="float" office:value="93.24487" calcext:value-type="float">
            <text:p>93.24487</text:p>
          </table:table-cell>
          <table:table-cell office:value-type="float" office:value="425.6319" calcext:value-type="float">
            <text:p>425.6319</text:p>
          </table:table-cell>
          <table:table-cell office:value-type="float" office:value="0.03348099" calcext:value-type="float">
            <text:p>0.03348099</text:p>
          </table:table-cell>
          <table:table-cell office:value-type="float" office:value="0" calcext:value-type="float">
            <text:p>0</text:p>
          </table:table-cell>
          <table:table-cell office:value-type="float" office:value="0.0001688267" calcext:value-type="float">
            <text:p>0.0001688267</text:p>
          </table:table-cell>
          <table:table-cell office:value-type="float" office:value="0" calcext:value-type="float">
            <text:p>0</text:p>
          </table:table-cell>
          <table:table-cell office:value-type="float" office:value="-0.01335491" calcext:value-type="float">
            <text:p>-0.01335491</text:p>
          </table:table-cell>
          <table:table-cell office:value-type="float" office:value="370" calcext:value-type="float">
            <text:p>370</text:p>
          </table:table-cell>
          <table:table-cell office:value-type="float" office:value="-39.63871" calcext:value-type="float">
            <text:p>-39.63871</text:p>
          </table:table-cell>
          <table:table-cell office:value-type="float" office:value="0" calcext:value-type="float">
            <text:p>0</text:p>
          </table:table-cell>
          <table:table-cell office:value-type="float" office:value="324.4803" calcext:value-type="float">
            <text:p>324.4803</text:p>
          </table:table-cell>
          <table:table-cell office:value-type="float" office:value="1118.145" calcext:value-type="float">
            <text:p>1118.145</text:p>
          </table:table-cell>
          <table:table-cell office:value-type="float" office:value="1367.118" calcext:value-type="float">
            <text:p>1367.118</text:p>
          </table:table-cell>
          <table:table-cell office:value-type="float" office:value="1285.963" calcext:value-type="float">
            <text:p>1285.963</text:p>
          </table:table-cell>
          <table:table-cell office:value-type="float" office:value="770.6657" calcext:value-type="float">
            <text:p>770.6657</text:p>
          </table:table-cell>
          <table:table-cell office:value-type="float" office:value="1105.655" calcext:value-type="float">
            <text:p>1105.655</text:p>
          </table:table-cell>
          <table:table-cell office:value-type="float" office:value="412.225" calcext:value-type="float">
            <text:p>412.225</text:p>
          </table:table-cell>
          <table:table-cell office:value-type="float" office:value="1848.351" calcext:value-type="float">
            <text:p>1848.351</text:p>
          </table:table-cell>
          <table:table-cell office:value-type="float" office:value="2085.671" calcext:value-type="float">
            <text:p>2085.671</text:p>
          </table:table-cell>
          <table:table-cell office:value-type="float" office:value="1667.773" calcext:value-type="float">
            <text:p>1667.773</text:p>
          </table:table-cell>
          <table:table-cell office:value-type="float" office:value="584.5616" calcext:value-type="float">
            <text:p>584.5616</text:p>
          </table:table-cell>
          <table:table-cell office:value-type="float" office:value="573.1135" calcext:value-type="float">
            <text:p>573.1135</text:p>
          </table:table-cell>
          <table:table-cell office:value-type="float" office:value="142.7934" calcext:value-type="float">
            <text:p>142.7934</text:p>
          </table:table-cell>
          <table:table-cell office:value-type="float" office:value="35.69206" calcext:value-type="float">
            <text:p>35.69206</text:p>
          </table:table-cell>
          <table:table-cell office:value-type="float" office:value="0" calcext:value-type="float">
            <text:p>0</text:p>
          </table:table-cell>
          <table:table-cell office:value-type="float" office:value="-0.00002775203" calcext:value-type="float">
            <text:p>-2.775203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8.67824" calcext:value-type="float">
            <text:p>-38.67824</text:p>
          </table:table-cell>
          <table:table-cell office:value-type="float" office:value="0" calcext:value-type="float">
            <text:p>0</text:p>
          </table:table-cell>
          <table:table-cell office:value-type="float" office:value="2.105075" calcext:value-type="float">
            <text:p>2.105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3032004" calcext:value-type="float">
            <text:p>23032004</text:p>
          </table:table-cell>
          <table:table-cell office:value-type="float" office:value="659.1406" calcext:value-type="float">
            <text:p>659.1406</text:p>
          </table:table-cell>
          <table:table-cell office:value-type="float" office:value="13087.75" calcext:value-type="float">
            <text:p>13087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.59363" calcext:value-type="float">
            <text:p>-40.59363</text:p>
          </table:table-cell>
          <table:table-cell office:value-type="float" office:value="96.73218" calcext:value-type="float">
            <text:p>96.73218</text:p>
          </table:table-cell>
          <table:table-cell office:value-type="float" office:value="0" calcext:value-type="float">
            <text:p>0</text:p>
          </table:table-cell>
          <table:table-cell office:value-type="float" office:value="92.11014" calcext:value-type="float">
            <text:p>92.11014</text:p>
          </table:table-cell>
          <table:table-cell office:value-type="float" office:value="424.9077" calcext:value-type="float">
            <text:p>424.9077</text:p>
          </table:table-cell>
          <table:table-cell office:value-type="float" office:value="0.03389639" calcext:value-type="float">
            <text:p>0.03389639</text:p>
          </table:table-cell>
          <table:table-cell office:value-type="float" office:value="0" calcext:value-type="float">
            <text:p>0</text:p>
          </table:table-cell>
          <table:table-cell office:value-type="float" office:value="0.0001688267" calcext:value-type="float">
            <text:p>0.0001688267</text:p>
          </table:table-cell>
          <table:table-cell office:value-type="float" office:value="0" calcext:value-type="float">
            <text:p>0</text:p>
          </table:table-cell>
          <table:table-cell office:value-type="float" office:value="-0.01335491" calcext:value-type="float">
            <text:p>-0.01335491</text:p>
          </table:table-cell>
          <table:table-cell office:value-type="float" office:value="370" calcext:value-type="float">
            <text:p>370</text:p>
          </table:table-cell>
          <table:table-cell office:value-type="float" office:value="-40.54654" calcext:value-type="float">
            <text:p>-40.54654</text:p>
          </table:table-cell>
          <table:table-cell office:value-type="float" office:value="0" calcext:value-type="float">
            <text:p>0</text:p>
          </table:table-cell>
          <table:table-cell office:value-type="float" office:value="324.7598" calcext:value-type="float">
            <text:p>324.7598</text:p>
          </table:table-cell>
          <table:table-cell office:value-type="float" office:value="1118.003" calcext:value-type="float">
            <text:p>1118.003</text:p>
          </table:table-cell>
          <table:table-cell office:value-type="float" office:value="1366.969" calcext:value-type="float">
            <text:p>1366.969</text:p>
          </table:table-cell>
          <table:table-cell office:value-type="float" office:value="1285.869" calcext:value-type="float">
            <text:p>1285.869</text:p>
          </table:table-cell>
          <table:table-cell office:value-type="float" office:value="770.597" calcext:value-type="float">
            <text:p>770.597</text:p>
          </table:table-cell>
          <table:table-cell office:value-type="float" office:value="1105.625" calcext:value-type="float">
            <text:p>1105.625</text:p>
          </table:table-cell>
          <table:table-cell office:value-type="float" office:value="412.2199" calcext:value-type="float">
            <text:p>412.2199</text:p>
          </table:table-cell>
          <table:table-cell office:value-type="float" office:value="1848.345" calcext:value-type="float">
            <text:p>1848.345</text:p>
          </table:table-cell>
          <table:table-cell office:value-type="float" office:value="2085.668" calcext:value-type="float">
            <text:p>2085.668</text:p>
          </table:table-cell>
          <table:table-cell office:value-type="float" office:value="1667.771" calcext:value-type="float">
            <text:p>1667.771</text:p>
          </table:table-cell>
          <table:table-cell office:value-type="float" office:value="584.5608" calcext:value-type="float">
            <text:p>584.5608</text:p>
          </table:table-cell>
          <table:table-cell office:value-type="float" office:value="573.1115" calcext:value-type="float">
            <text:p>573.1115</text:p>
          </table:table-cell>
          <table:table-cell office:value-type="float" office:value="142.7934" calcext:value-type="float">
            <text:p>142.7934</text:p>
          </table:table-cell>
          <table:table-cell office:value-type="float" office:value="35.69205" calcext:value-type="float">
            <text:p>35.69205</text:p>
          </table:table-cell>
          <table:table-cell office:value-type="float" office:value="0" calcext:value-type="float">
            <text:p>0</text:p>
          </table:table-cell>
          <table:table-cell office:value-type="float" office:value="-0.0000301893" calcext:value-type="float">
            <text:p>-3.01893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9.59771" calcext:value-type="float">
            <text:p>-39.59771</text:p>
          </table:table-cell>
          <table:table-cell office:value-type="float" office:value="0" calcext:value-type="float">
            <text:p>0</text:p>
          </table:table-cell>
          <table:table-cell office:value-type="float" office:value="2.116233" calcext:value-type="float">
            <text:p>2.116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4032004" calcext:value-type="float">
            <text:p>24032004</text:p>
          </table:table-cell>
          <table:table-cell office:value-type="float" office:value="656.8189" calcext:value-type="float">
            <text:p>656.8189</text:p>
          </table:table-cell>
          <table:table-cell office:value-type="float" office:value="13088.4" calcext:value-type="float">
            <text:p>1308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.20583" calcext:value-type="float">
            <text:p>-42.20583</text:p>
          </table:table-cell>
          <table:table-cell office:value-type="float" office:value="100.1424" calcext:value-type="float">
            <text:p>100.1424</text:p>
          </table:table-cell>
          <table:table-cell office:value-type="float" office:value="0" calcext:value-type="float">
            <text:p>0</text:p>
          </table:table-cell>
          <table:table-cell office:value-type="float" office:value="89.26382" calcext:value-type="float">
            <text:p>89.26382</text:p>
          </table:table-cell>
          <table:table-cell office:value-type="float" office:value="423.2651" calcext:value-type="float">
            <text:p>423.2651</text:p>
          </table:table-cell>
          <table:table-cell office:value-type="float" office:value="0.0343234" calcext:value-type="float">
            <text:p>0.0343234</text:p>
          </table:table-cell>
          <table:table-cell office:value-type="float" office:value="0" calcext:value-type="float">
            <text:p>0</text:p>
          </table:table-cell>
          <table:table-cell office:value-type="float" office:value="0.0001688267" calcext:value-type="float">
            <text:p>0.0001688267</text:p>
          </table:table-cell>
          <table:table-cell office:value-type="float" office:value="0" calcext:value-type="float">
            <text:p>0</text:p>
          </table:table-cell>
          <table:table-cell office:value-type="float" office:value="-0.01335491" calcext:value-type="float">
            <text:p>-0.01335491</text:p>
          </table:table-cell>
          <table:table-cell office:value-type="float" office:value="370" calcext:value-type="float">
            <text:p>370</text:p>
          </table:table-cell>
          <table:table-cell office:value-type="float" office:value="-42.15832" calcext:value-type="float">
            <text:p>-42.15832</text:p>
          </table:table-cell>
          <table:table-cell office:value-type="float" office:value="0" calcext:value-type="float">
            <text:p>0</text:p>
          </table:table-cell>
          <table:table-cell office:value-type="float" office:value="325.4094" calcext:value-type="float">
            <text:p>325.4094</text:p>
          </table:table-cell>
          <table:table-cell office:value-type="float" office:value="1117.792" calcext:value-type="float">
            <text:p>1117.792</text:p>
          </table:table-cell>
          <table:table-cell office:value-type="float" office:value="1366.759" calcext:value-type="float">
            <text:p>1366.759</text:p>
          </table:table-cell>
          <table:table-cell office:value-type="float" office:value="1285.75" calcext:value-type="float">
            <text:p>1285.75</text:p>
          </table:table-cell>
          <table:table-cell office:value-type="float" office:value="770.5107" calcext:value-type="float">
            <text:p>770.5107</text:p>
          </table:table-cell>
          <table:table-cell office:value-type="float" office:value="1105.591" calcext:value-type="float">
            <text:p>1105.591</text:p>
          </table:table-cell>
          <table:table-cell office:value-type="float" office:value="412.2133" calcext:value-type="float">
            <text:p>412.2133</text:p>
          </table:table-cell>
          <table:table-cell office:value-type="float" office:value="1848.338" calcext:value-type="float">
            <text:p>1848.338</text:p>
          </table:table-cell>
          <table:table-cell office:value-type="float" office:value="2085.664" calcext:value-type="float">
            <text:p>2085.664</text:p>
          </table:table-cell>
          <table:table-cell office:value-type="float" office:value="1667.769" calcext:value-type="float">
            <text:p>1667.769</text:p>
          </table:table-cell>
          <table:table-cell office:value-type="float" office:value="584.56" calcext:value-type="float">
            <text:p>584.56</text:p>
          </table:table-cell>
          <table:table-cell office:value-type="float" office:value="573.1096" calcext:value-type="float">
            <text:p>573.1096</text:p>
          </table:table-cell>
          <table:table-cell office:value-type="float" office:value="142.7934" calcext:value-type="float">
            <text:p>142.7934</text:p>
          </table:table-cell>
          <table:table-cell office:value-type="float" office:value="35.69205" calcext:value-type="float">
            <text:p>35.69205</text:p>
          </table:table-cell>
          <table:table-cell office:value-type="float" office:value="0" calcext:value-type="float">
            <text:p>0</text:p>
          </table:table-cell>
          <table:table-cell office:value-type="float" office:value="-0.00004165051" calcext:value-type="float">
            <text:p>-4.165051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1.24714" calcext:value-type="float">
            <text:p>-41.24714</text:p>
          </table:table-cell>
          <table:table-cell office:value-type="float" office:value="0" calcext:value-type="float">
            <text:p>0</text:p>
          </table:table-cell>
          <table:table-cell office:value-type="float" office:value="2.153542" calcext:value-type="float">
            <text:p>2.153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032004" calcext:value-type="float">
            <text:p>25032004</text:p>
          </table:table-cell>
          <table:table-cell office:value-type="float" office:value="655.069" calcext:value-type="float">
            <text:p>655.069</text:p>
          </table:table-cell>
          <table:table-cell office:value-type="float" office:value="13088.53" calcext:value-type="float">
            <text:p>13088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.76742" calcext:value-type="float">
            <text:p>-43.76742</text:p>
          </table:table-cell>
          <table:table-cell office:value-type="float" office:value="103.4739" calcext:value-type="float">
            <text:p>103.4739</text:p>
          </table:table-cell>
          <table:table-cell office:value-type="float" office:value="0" calcext:value-type="float">
            <text:p>0</text:p>
          </table:table-cell>
          <table:table-cell office:value-type="float" office:value="89.61334" calcext:value-type="float">
            <text:p>89.61334</text:p>
          </table:table-cell>
          <table:table-cell office:value-type="float" office:value="422.2224" calcext:value-type="float">
            <text:p>422.2224</text:p>
          </table:table-cell>
          <table:table-cell office:value-type="float" office:value="0.03474588" calcext:value-type="float">
            <text:p>0.03474588</text:p>
          </table:table-cell>
          <table:table-cell office:value-type="float" office:value="0" calcext:value-type="float">
            <text:p>0</text:p>
          </table:table-cell>
          <table:table-cell office:value-type="float" office:value="0.0001688267" calcext:value-type="float">
            <text:p>0.0001688267</text:p>
          </table:table-cell>
          <table:table-cell office:value-type="float" office:value="0" calcext:value-type="float">
            <text:p>0</text:p>
          </table:table-cell>
          <table:table-cell office:value-type="float" office:value="-0.01335491" calcext:value-type="float">
            <text:p>-0.01335491</text:p>
          </table:table-cell>
          <table:table-cell office:value-type="float" office:value="370" calcext:value-type="float">
            <text:p>370</text:p>
          </table:table-cell>
          <table:table-cell office:value-type="float" office:value="-43.71949" calcext:value-type="float">
            <text:p>-43.71949</text:p>
          </table:table-cell>
          <table:table-cell office:value-type="float" office:value="0" calcext:value-type="float">
            <text:p>0</text:p>
          </table:table-cell>
          <table:table-cell office:value-type="float" office:value="325.5786" calcext:value-type="float">
            <text:p>325.5786</text:p>
          </table:table-cell>
          <table:table-cell office:value-type="float" office:value="1117.583" calcext:value-type="float">
            <text:p>1117.583</text:p>
          </table:table-cell>
          <table:table-cell office:value-type="float" office:value="1366.541" calcext:value-type="float">
            <text:p>1366.541</text:p>
          </table:table-cell>
          <table:table-cell office:value-type="float" office:value="1285.618" calcext:value-type="float">
            <text:p>1285.618</text:p>
          </table:table-cell>
          <table:table-cell office:value-type="float" office:value="770.4083" calcext:value-type="float">
            <text:p>770.4083</text:p>
          </table:table-cell>
          <table:table-cell office:value-type="float" office:value="1105.549" calcext:value-type="float">
            <text:p>1105.549</text:p>
          </table:table-cell>
          <table:table-cell office:value-type="float" office:value="412.2033" calcext:value-type="float">
            <text:p>412.2033</text:p>
          </table:table-cell>
          <table:table-cell office:value-type="float" office:value="1848.319" calcext:value-type="float">
            <text:p>1848.319</text:p>
          </table:table-cell>
          <table:table-cell office:value-type="float" office:value="2085.66" calcext:value-type="float">
            <text:p>2085.66</text:p>
          </table:table-cell>
          <table:table-cell office:value-type="float" office:value="1667.767" calcext:value-type="float">
            <text:p>1667.767</text:p>
          </table:table-cell>
          <table:table-cell office:value-type="float" office:value="584.5592" calcext:value-type="float">
            <text:p>584.5592</text:p>
          </table:table-cell>
          <table:table-cell office:value-type="float" office:value="573.1077" calcext:value-type="float">
            <text:p>573.1077</text:p>
          </table:table-cell>
          <table:table-cell office:value-type="float" office:value="142.7934" calcext:value-type="float">
            <text:p>142.7934</text:p>
          </table:table-cell>
          <table:table-cell office:value-type="float" office:value="35.69205" calcext:value-type="float">
            <text:p>35.69205</text:p>
          </table:table-cell>
          <table:table-cell office:value-type="float" office:value="0" calcext:value-type="float">
            <text:p>0</text:p>
          </table:table-cell>
          <table:table-cell office:value-type="float" office:value="-0.0000497678" calcext:value-type="float">
            <text:p>-4.97678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2.82394" calcext:value-type="float">
            <text:p>-42.82394</text:p>
          </table:table-cell>
          <table:table-cell office:value-type="float" office:value="0" calcext:value-type="float">
            <text:p>0</text:p>
          </table:table-cell>
          <table:table-cell office:value-type="float" office:value="2.168827" calcext:value-type="float">
            <text:p>2.168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6032004" calcext:value-type="float">
            <text:p>26032004</text:p>
          </table:table-cell>
          <table:table-cell office:value-type="float" office:value="653.2068" calcext:value-type="float">
            <text:p>653.2068</text:p>
          </table:table-cell>
          <table:table-cell office:value-type="float" office:value="13088.78" calcext:value-type="float">
            <text:p>13088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.31654" calcext:value-type="float">
            <text:p>-45.31654</text:p>
          </table:table-cell>
          <table:table-cell office:value-type="float" office:value="107.933" calcext:value-type="float">
            <text:p>107.933</text:p>
          </table:table-cell>
          <table:table-cell office:value-type="float" office:value="0" calcext:value-type="float">
            <text:p>0</text:p>
          </table:table-cell>
          <table:table-cell office:value-type="float" office:value="89.0947" calcext:value-type="float">
            <text:p>89.0947</text:p>
          </table:table-cell>
          <table:table-cell office:value-type="float" office:value="421.118" calcext:value-type="float">
            <text:p>421.118</text:p>
          </table:table-cell>
          <table:table-cell office:value-type="float" office:value="0.03518074" calcext:value-type="float">
            <text:p>0.03518074</text:p>
          </table:table-cell>
          <table:table-cell office:value-type="float" office:value="0" calcext:value-type="float">
            <text:p>0</text:p>
          </table:table-cell>
          <table:table-cell office:value-type="float" office:value="0.0001688267" calcext:value-type="float">
            <text:p>0.0001688267</text:p>
          </table:table-cell>
          <table:table-cell office:value-type="float" office:value="0" calcext:value-type="float">
            <text:p>0</text:p>
          </table:table-cell>
          <table:table-cell office:value-type="float" office:value="-0.01335491" calcext:value-type="float">
            <text:p>-0.01335491</text:p>
          </table:table-cell>
          <table:table-cell office:value-type="float" office:value="370" calcext:value-type="float">
            <text:p>370</text:p>
          </table:table-cell>
          <table:table-cell office:value-type="float" office:value="-45.26817" calcext:value-type="float">
            <text:p>-45.26817</text:p>
          </table:table-cell>
          <table:table-cell office:value-type="float" office:value="0" calcext:value-type="float">
            <text:p>0</text:p>
          </table:table-cell>
          <table:table-cell office:value-type="float" office:value="325.8609" calcext:value-type="float">
            <text:p>325.8609</text:p>
          </table:table-cell>
          <table:table-cell office:value-type="float" office:value="1117.352" calcext:value-type="float">
            <text:p>1117.352</text:p>
          </table:table-cell>
          <table:table-cell office:value-type="float" office:value="1366.309" calcext:value-type="float">
            <text:p>1366.309</text:p>
          </table:table-cell>
          <table:table-cell office:value-type="float" office:value="1285.476" calcext:value-type="float">
            <text:p>1285.476</text:p>
          </table:table-cell>
          <table:table-cell office:value-type="float" office:value="770.3045" calcext:value-type="float">
            <text:p>770.3045</text:p>
          </table:table-cell>
          <table:table-cell office:value-type="float" office:value="1105.507" calcext:value-type="float">
            <text:p>1105.507</text:p>
          </table:table-cell>
          <table:table-cell office:value-type="float" office:value="412.193" calcext:value-type="float">
            <text:p>412.193</text:p>
          </table:table-cell>
          <table:table-cell office:value-type="float" office:value="1848.301" calcext:value-type="float">
            <text:p>1848.301</text:p>
          </table:table-cell>
          <table:table-cell office:value-type="float" office:value="2085.656" calcext:value-type="float">
            <text:p>2085.656</text:p>
          </table:table-cell>
          <table:table-cell office:value-type="float" office:value="1667.765" calcext:value-type="float">
            <text:p>1667.765</text:p>
          </table:table-cell>
          <table:table-cell office:value-type="float" office:value="584.5583" calcext:value-type="float">
            <text:p>584.5583</text:p>
          </table:table-cell>
          <table:table-cell office:value-type="float" office:value="573.1057" calcext:value-type="float">
            <text:p>573.1057</text:p>
          </table:table-cell>
          <table:table-cell office:value-type="float" office:value="142.7934" calcext:value-type="float">
            <text:p>142.7934</text:p>
          </table:table-cell>
          <table:table-cell office:value-type="float" office:value="35.69205" calcext:value-type="float">
            <text:p>35.69205</text:p>
          </table:table-cell>
          <table:table-cell office:value-type="float" office:value="0" calcext:value-type="float">
            <text:p>0</text:p>
          </table:table-cell>
          <table:table-cell office:value-type="float" office:value="-0.00006235688" calcext:value-type="float">
            <text:p>-6.235688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4.39744" calcext:value-type="float">
            <text:p>-44.39744</text:p>
          </table:table-cell>
          <table:table-cell office:value-type="float" office:value="0" calcext:value-type="float">
            <text:p>0</text:p>
          </table:table-cell>
          <table:table-cell office:value-type="float" office:value="2.193199" calcext:value-type="float">
            <text:p>2.193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7032004" calcext:value-type="float">
            <text:p>27032004</text:p>
          </table:table-cell>
          <table:table-cell office:value-type="float" office:value="648.7061" calcext:value-type="float">
            <text:p>648.7061</text:p>
          </table:table-cell>
          <table:table-cell office:value-type="float" office:value="13089.35" calcext:value-type="float">
            <text:p>13089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.61065" calcext:value-type="float">
            <text:p>-48.61065</text:p>
          </table:table-cell>
          <table:table-cell office:value-type="float" office:value="109.1869" calcext:value-type="float">
            <text:p>109.1869</text:p>
          </table:table-cell>
          <table:table-cell office:value-type="float" office:value="0" calcext:value-type="float">
            <text:p>0</text:p>
          </table:table-cell>
          <table:table-cell office:value-type="float" office:value="91.9144" calcext:value-type="float">
            <text:p>91.9144</text:p>
          </table:table-cell>
          <table:table-cell office:value-type="float" office:value="416.7308" calcext:value-type="float">
            <text:p>416.7308</text:p>
          </table:table-cell>
          <table:table-cell office:value-type="float" office:value="0.0353067" calcext:value-type="float">
            <text:p>0.0353067</text:p>
          </table:table-cell>
          <table:table-cell office:value-type="float" office:value="0" calcext:value-type="float">
            <text:p>0</text:p>
          </table:table-cell>
          <table:table-cell office:value-type="float" office:value="0.0008491945" calcext:value-type="float">
            <text:p>0.0008491945</text:p>
          </table:table-cell>
          <table:table-cell office:value-type="float" office:value="0" calcext:value-type="float">
            <text:p>0</text:p>
          </table:table-cell>
          <table:table-cell office:value-type="float" office:value="-0.01335491" calcext:value-type="float">
            <text:p>-0.01335491</text:p>
          </table:table-cell>
          <table:table-cell office:value-type="float" office:value="370" calcext:value-type="float">
            <text:p>370</text:p>
          </table:table-cell>
          <table:table-cell office:value-type="float" office:value="-48.56284" calcext:value-type="float">
            <text:p>-48.56284</text:p>
          </table:table-cell>
          <table:table-cell office:value-type="float" office:value="0" calcext:value-type="float">
            <text:p>0</text:p>
          </table:table-cell>
          <table:table-cell office:value-type="float" office:value="326.6548" calcext:value-type="float">
            <text:p>326.6548</text:p>
          </table:table-cell>
          <table:table-cell office:value-type="float" office:value="1117.519" calcext:value-type="float">
            <text:p>1117.519</text:p>
          </table:table-cell>
          <table:table-cell office:value-type="float" office:value="1366.145" calcext:value-type="float">
            <text:p>1366.145</text:p>
          </table:table-cell>
          <table:table-cell office:value-type="float" office:value="1285.327" calcext:value-type="float">
            <text:p>1285.327</text:p>
          </table:table-cell>
          <table:table-cell office:value-type="float" office:value="770.1951" calcext:value-type="float">
            <text:p>770.1951</text:p>
          </table:table-cell>
          <table:table-cell office:value-type="float" office:value="1105.462" calcext:value-type="float">
            <text:p>1105.462</text:p>
          </table:table-cell>
          <table:table-cell office:value-type="float" office:value="412.1823" calcext:value-type="float">
            <text:p>412.1823</text:p>
          </table:table-cell>
          <table:table-cell office:value-type="float" office:value="1848.282" calcext:value-type="float">
            <text:p>1848.282</text:p>
          </table:table-cell>
          <table:table-cell office:value-type="float" office:value="2085.646" calcext:value-type="float">
            <text:p>2085.646</text:p>
          </table:table-cell>
          <table:table-cell office:value-type="float" office:value="1667.762" calcext:value-type="float">
            <text:p>1667.762</text:p>
          </table:table-cell>
          <table:table-cell office:value-type="float" office:value="584.5574" calcext:value-type="float">
            <text:p>584.5574</text:p>
          </table:table-cell>
          <table:table-cell office:value-type="float" office:value="573.1036" calcext:value-type="float">
            <text:p>573.1036</text:p>
          </table:table-cell>
          <table:table-cell office:value-type="float" office:value="142.7934" calcext:value-type="float">
            <text:p>142.7934</text:p>
          </table:table-cell>
          <table:table-cell office:value-type="float" office:value="35.69204" calcext:value-type="float">
            <text:p>35.69204</text:p>
          </table:table-cell>
          <table:table-cell office:value-type="float" office:value="0" calcext:value-type="float">
            <text:p>0</text:p>
          </table:table-cell>
          <table:table-cell office:value-type="float" office:value="-0.0003825412" calcext:value-type="float">
            <text:p>-0.00038254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8.29237" calcext:value-type="float">
            <text:p>-48.29237</text:p>
          </table:table-cell>
          <table:table-cell office:value-type="float" office:value="0" calcext:value-type="float">
            <text:p>0</text:p>
          </table:table-cell>
          <table:table-cell office:value-type="float" office:value="2.793639" calcext:value-type="float">
            <text:p>2.793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032004" calcext:value-type="float">
            <text:p>28032004</text:p>
          </table:table-cell>
          <table:table-cell office:value-type="float" office:value="643.2582" calcext:value-type="float">
            <text:p>643.2582</text:p>
          </table:table-cell>
          <table:table-cell office:value-type="float" office:value="13089.97" calcext:value-type="float">
            <text:p>13089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.54744" calcext:value-type="float">
            <text:p>-53.54744</text:p>
          </table:table-cell>
          <table:table-cell office:value-type="float" office:value="122.5874" calcext:value-type="float">
            <text:p>122.5874</text:p>
          </table:table-cell>
          <table:table-cell office:value-type="float" office:value="0" calcext:value-type="float">
            <text:p>0</text:p>
          </table:table-cell>
          <table:table-cell office:value-type="float" office:value="95.67223" calcext:value-type="float">
            <text:p>95.67223</text:p>
          </table:table-cell>
          <table:table-cell office:value-type="float" office:value="411.8948" calcext:value-type="float">
            <text:p>411.8948</text:p>
          </table:table-cell>
          <table:table-cell office:value-type="float" office:value="0.03547963" calcext:value-type="float">
            <text:p>0.03547963</text:p>
          </table:table-cell>
          <table:table-cell office:value-type="float" office:value="0" calcext:value-type="float">
            <text:p>0</text:p>
          </table:table-cell>
          <table:table-cell office:value-type="float" office:value="0.0008491966" calcext:value-type="float">
            <text:p>0.0008491966</text:p>
          </table:table-cell>
          <table:table-cell office:value-type="float" office:value="0" calcext:value-type="float">
            <text:p>0</text:p>
          </table:table-cell>
          <table:table-cell office:value-type="float" office:value="-0.01335491" calcext:value-type="float">
            <text:p>-0.01335491</text:p>
          </table:table-cell>
          <table:table-cell office:value-type="float" office:value="370" calcext:value-type="float">
            <text:p>370</text:p>
          </table:table-cell>
          <table:table-cell office:value-type="float" office:value="-53.49946" calcext:value-type="float">
            <text:p>-53.49946</text:p>
          </table:table-cell>
          <table:table-cell office:value-type="float" office:value="0" calcext:value-type="float">
            <text:p>0</text:p>
          </table:table-cell>
          <table:table-cell office:value-type="float" office:value="327.3896" calcext:value-type="float">
            <text:p>327.3896</text:p>
          </table:table-cell>
          <table:table-cell office:value-type="float" office:value="1117.346" calcext:value-type="float">
            <text:p>1117.346</text:p>
          </table:table-cell>
          <table:table-cell office:value-type="float" office:value="1365.934" calcext:value-type="float">
            <text:p>1365.934</text:p>
          </table:table-cell>
          <table:table-cell office:value-type="float" office:value="1285.188" calcext:value-type="float">
            <text:p>1285.188</text:p>
          </table:table-cell>
          <table:table-cell office:value-type="float" office:value="770.0869" calcext:value-type="float">
            <text:p>770.0869</text:p>
          </table:table-cell>
          <table:table-cell office:value-type="float" office:value="1105.42" calcext:value-type="float">
            <text:p>1105.42</text:p>
          </table:table-cell>
          <table:table-cell office:value-type="float" office:value="412.1714" calcext:value-type="float">
            <text:p>412.1714</text:p>
          </table:table-cell>
          <table:table-cell office:value-type="float" office:value="1848.262" calcext:value-type="float">
            <text:p>1848.262</text:p>
          </table:table-cell>
          <table:table-cell office:value-type="float" office:value="2085.63" calcext:value-type="float">
            <text:p>2085.63</text:p>
          </table:table-cell>
          <table:table-cell office:value-type="float" office:value="1667.759" calcext:value-type="float">
            <text:p>1667.759</text:p>
          </table:table-cell>
          <table:table-cell office:value-type="float" office:value="584.5566" calcext:value-type="float">
            <text:p>584.5566</text:p>
          </table:table-cell>
          <table:table-cell office:value-type="float" office:value="573.1016" calcext:value-type="float">
            <text:p>573.1016</text:p>
          </table:table-cell>
          <table:table-cell office:value-type="float" office:value="142.7934" calcext:value-type="float">
            <text:p>142.7934</text:p>
          </table:table-cell>
          <table:table-cell office:value-type="float" office:value="35.69204" calcext:value-type="float">
            <text:p>35.69204</text:p>
          </table:table-cell>
          <table:table-cell office:value-type="float" office:value="0" calcext:value-type="float">
            <text:p>0</text:p>
          </table:table-cell>
          <table:table-cell office:value-type="float" office:value="-0.0005267977" calcext:value-type="float">
            <text:p>-0.00052679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3.06984" calcext:value-type="float">
            <text:p>-53.06984</text:p>
          </table:table-cell>
          <table:table-cell office:value-type="float" office:value="0" calcext:value-type="float">
            <text:p>0</text:p>
          </table:table-cell>
          <table:table-cell office:value-type="float" office:value="2.634231" calcext:value-type="float">
            <text:p>2.634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9032004" calcext:value-type="float">
            <text:p>29032004</text:p>
          </table:table-cell>
          <table:table-cell office:value-type="float" office:value="638.2672" calcext:value-type="float">
            <text:p>638.2672</text:p>
          </table:table-cell>
          <table:table-cell office:value-type="float" office:value="13090.58" calcext:value-type="float">
            <text:p>13090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.01533" calcext:value-type="float">
            <text:p>-58.01533</text:p>
          </table:table-cell>
          <table:table-cell office:value-type="float" office:value="134.7632" calcext:value-type="float">
            <text:p>134.7632</text:p>
          </table:table-cell>
          <table:table-cell office:value-type="float" office:value="0" calcext:value-type="float">
            <text:p>0</text:p>
          </table:table-cell>
          <table:table-cell office:value-type="float" office:value="98.84628" calcext:value-type="float">
            <text:p>98.84628</text:p>
          </table:table-cell>
          <table:table-cell office:value-type="float" office:value="407.6098" calcext:value-type="float">
            <text:p>407.6098</text:p>
          </table:table-cell>
          <table:table-cell office:value-type="float" office:value="0.03568108" calcext:value-type="float">
            <text:p>0.03568108</text:p>
          </table:table-cell>
          <table:table-cell office:value-type="float" office:value="0" calcext:value-type="float">
            <text:p>0</text:p>
          </table:table-cell>
          <table:table-cell office:value-type="float" office:value="0.0008491966" calcext:value-type="float">
            <text:p>0.0008491966</text:p>
          </table:table-cell>
          <table:table-cell office:value-type="float" office:value="0" calcext:value-type="float">
            <text:p>0</text:p>
          </table:table-cell>
          <table:table-cell office:value-type="float" office:value="-0.01385103" calcext:value-type="float">
            <text:p>-0.01385103</text:p>
          </table:table-cell>
          <table:table-cell office:value-type="float" office:value="370" calcext:value-type="float">
            <text:p>370</text:p>
          </table:table-cell>
          <table:table-cell office:value-type="float" office:value="-57.96665" calcext:value-type="float">
            <text:p>-57.96665</text:p>
          </table:table-cell>
          <table:table-cell office:value-type="float" office:value="0" calcext:value-type="float">
            <text:p>0</text:p>
          </table:table-cell>
          <table:table-cell office:value-type="float" office:value="327.9958" calcext:value-type="float">
            <text:p>327.9958</text:p>
          </table:table-cell>
          <table:table-cell office:value-type="float" office:value="1117.162" calcext:value-type="float">
            <text:p>1117.162</text:p>
          </table:table-cell>
          <table:table-cell office:value-type="float" office:value="1365.739" calcext:value-type="float">
            <text:p>1365.739</text:p>
          </table:table-cell>
          <table:table-cell office:value-type="float" office:value="1285.062" calcext:value-type="float">
            <text:p>1285.062</text:p>
          </table:table-cell>
          <table:table-cell office:value-type="float" office:value="769.9872" calcext:value-type="float">
            <text:p>769.9872</text:p>
          </table:table-cell>
          <table:table-cell office:value-type="float" office:value="1105.378" calcext:value-type="float">
            <text:p>1105.378</text:p>
          </table:table-cell>
          <table:table-cell office:value-type="float" office:value="412.1608" calcext:value-type="float">
            <text:p>412.1608</text:p>
          </table:table-cell>
          <table:table-cell office:value-type="float" office:value="1848.241" calcext:value-type="float">
            <text:p>1848.241</text:p>
          </table:table-cell>
          <table:table-cell office:value-type="float" office:value="2085.614" calcext:value-type="float">
            <text:p>2085.614</text:p>
          </table:table-cell>
          <table:table-cell office:value-type="float" office:value="1667.757" calcext:value-type="float">
            <text:p>1667.757</text:p>
          </table:table-cell>
          <table:table-cell office:value-type="float" office:value="584.5557" calcext:value-type="float">
            <text:p>584.5557</text:p>
          </table:table-cell>
          <table:table-cell office:value-type="float" office:value="573.0995" calcext:value-type="float">
            <text:p>573.0995</text:p>
          </table:table-cell>
          <table:table-cell office:value-type="float" office:value="142.7934" calcext:value-type="float">
            <text:p>142.7934</text:p>
          </table:table-cell>
          <table:table-cell office:value-type="float" office:value="35.69204" calcext:value-type="float">
            <text:p>35.69204</text:p>
          </table:table-cell>
          <table:table-cell office:value-type="float" office:value="0" calcext:value-type="float">
            <text:p>0</text:p>
          </table:table-cell>
          <table:table-cell office:value-type="float" office:value="-0.0005305267" calcext:value-type="float">
            <text:p>-0.00053052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7.40067" calcext:value-type="float">
            <text:p>-57.40067</text:p>
          </table:table-cell>
          <table:table-cell office:value-type="float" office:value="0" calcext:value-type="float">
            <text:p>0</text:p>
          </table:table-cell>
          <table:table-cell office:value-type="float" office:value="2.497811" calcext:value-type="float">
            <text:p>2.497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032004" calcext:value-type="float">
            <text:p>30032004</text:p>
          </table:table-cell>
          <table:table-cell office:value-type="float" office:value="634.4596" calcext:value-type="float">
            <text:p>634.4596</text:p>
          </table:table-cell>
          <table:table-cell office:value-type="float" office:value="13091.06" calcext:value-type="float">
            <text:p>13091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.36522" calcext:value-type="float">
            <text:p>-61.36522</text:p>
          </table:table-cell>
          <table:table-cell office:value-type="float" office:value="144.277" calcext:value-type="float">
            <text:p>144.277</text:p>
          </table:table-cell>
          <table:table-cell office:value-type="float" office:value="0" calcext:value-type="float">
            <text:p>0</text:p>
          </table:table-cell>
          <table:table-cell office:value-type="float" office:value="101.023" calcext:value-type="float">
            <text:p>101.023</text:p>
          </table:table-cell>
          <table:table-cell office:value-type="float" office:value="404.3919" calcext:value-type="float">
            <text:p>404.3919</text:p>
          </table:table-cell>
          <table:table-cell office:value-type="float" office:value="0.03589554" calcext:value-type="float">
            <text:p>0.03589554</text:p>
          </table:table-cell>
          <table:table-cell office:value-type="float" office:value="0" calcext:value-type="float">
            <text:p>0</text:p>
          </table:table-cell>
          <table:table-cell office:value-type="float" office:value="0.000849861" calcext:value-type="float">
            <text:p>0.000849861</text:p>
          </table:table-cell>
          <table:table-cell office:value-type="float" office:value="0" calcext:value-type="float">
            <text:p>0</text:p>
          </table:table-cell>
          <table:table-cell office:value-type="float" office:value="-0.01461719" calcext:value-type="float">
            <text:p>-0.01461719</text:p>
          </table:table-cell>
          <table:table-cell office:value-type="float" office:value="370" calcext:value-type="float">
            <text:p>370</text:p>
          </table:table-cell>
          <table:table-cell office:value-type="float" office:value="-61.31555" calcext:value-type="float">
            <text:p>-61.31555</text:p>
          </table:table-cell>
          <table:table-cell office:value-type="float" office:value="0" calcext:value-type="float">
            <text:p>0</text:p>
          </table:table-cell>
          <table:table-cell office:value-type="float" office:value="328.4955" calcext:value-type="float">
            <text:p>328.4955</text:p>
          </table:table-cell>
          <table:table-cell office:value-type="float" office:value="1117.013" calcext:value-type="float">
            <text:p>1117.013</text:p>
          </table:table-cell>
          <table:table-cell office:value-type="float" office:value="1365.571" calcext:value-type="float">
            <text:p>1365.571</text:p>
          </table:table-cell>
          <table:table-cell office:value-type="float" office:value="1284.957" calcext:value-type="float">
            <text:p>1284.957</text:p>
          </table:table-cell>
          <table:table-cell office:value-type="float" office:value="769.8956" calcext:value-type="float">
            <text:p>769.8956</text:p>
          </table:table-cell>
          <table:table-cell office:value-type="float" office:value="1105.337" calcext:value-type="float">
            <text:p>1105.337</text:p>
          </table:table-cell>
          <table:table-cell office:value-type="float" office:value="412.1501" calcext:value-type="float">
            <text:p>412.1501</text:p>
          </table:table-cell>
          <table:table-cell office:value-type="float" office:value="1848.221" calcext:value-type="float">
            <text:p>1848.221</text:p>
          </table:table-cell>
          <table:table-cell office:value-type="float" office:value="2085.596" calcext:value-type="float">
            <text:p>2085.596</text:p>
          </table:table-cell>
          <table:table-cell office:value-type="float" office:value="1667.754" calcext:value-type="float">
            <text:p>1667.754</text:p>
          </table:table-cell>
          <table:table-cell office:value-type="float" office:value="584.5547" calcext:value-type="float">
            <text:p>584.5547</text:p>
          </table:table-cell>
          <table:table-cell office:value-type="float" office:value="573.0974" calcext:value-type="float">
            <text:p>573.0974</text:p>
          </table:table-cell>
          <table:table-cell office:value-type="float" office:value="142.7933" calcext:value-type="float">
            <text:p>142.7933</text:p>
          </table:table-cell>
          <table:table-cell office:value-type="float" office:value="35.69208" calcext:value-type="float">
            <text:p>35.69208</text:p>
          </table:table-cell>
          <table:table-cell office:value-type="float" office:value="0" calcext:value-type="float">
            <text:p>0</text:p>
          </table:table-cell>
          <table:table-cell office:value-type="float" office:value="-0.0005313424" calcext:value-type="float">
            <text:p>-0.00053134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0.67759" calcext:value-type="float">
            <text:p>-60.67759</text:p>
          </table:table-cell>
          <table:table-cell office:value-type="float" office:value="0" calcext:value-type="float">
            <text:p>0</text:p>
          </table:table-cell>
          <table:table-cell office:value-type="float" office:value="2.425704" calcext:value-type="float">
            <text:p>2.425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1032004" calcext:value-type="float">
            <text:p>31032004</text:p>
          </table:table-cell>
          <table:table-cell office:value-type="float" office:value="629.5745" calcext:value-type="float">
            <text:p>629.5745</text:p>
          </table:table-cell>
          <table:table-cell office:value-type="float" office:value="13091.74" calcext:value-type="float">
            <text:p>13091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.56075" calcext:value-type="float">
            <text:p>-65.56075</text:p>
          </table:table-cell>
          <table:table-cell office:value-type="float" office:value="155.8996" calcext:value-type="float">
            <text:p>155.8996</text:p>
          </table:table-cell>
          <table:table-cell office:value-type="float" office:value="0" calcext:value-type="float">
            <text:p>0</text:p>
          </table:table-cell>
          <table:table-cell office:value-type="float" office:value="103.8376" calcext:value-type="float">
            <text:p>103.8376</text:p>
          </table:table-cell>
          <table:table-cell office:value-type="float" office:value="400.0994" calcext:value-type="float">
            <text:p>400.0994</text:p>
          </table:table-cell>
          <table:table-cell office:value-type="float" office:value="0.03617357" calcext:value-type="float">
            <text:p>0.03617357</text:p>
          </table:table-cell>
          <table:table-cell office:value-type="float" office:value="0" calcext:value-type="float">
            <text:p>0</text:p>
          </table:table-cell>
          <table:table-cell office:value-type="float" office:value="0.000851109" calcext:value-type="float">
            <text:p>0.000851109</text:p>
          </table:table-cell>
          <table:table-cell office:value-type="float" office:value="0" calcext:value-type="float">
            <text:p>0</text:p>
          </table:table-cell>
          <table:table-cell office:value-type="float" office:value="-0.01530374" calcext:value-type="float">
            <text:p>-0.01530374</text:p>
          </table:table-cell>
          <table:table-cell office:value-type="float" office:value="370" calcext:value-type="float">
            <text:p>370</text:p>
          </table:table-cell>
          <table:table-cell office:value-type="float" office:value="-65.51012" calcext:value-type="float">
            <text:p>-65.51012</text:p>
          </table:table-cell>
          <table:table-cell office:value-type="float" office:value="0" calcext:value-type="float">
            <text:p>0</text:p>
          </table:table-cell>
          <table:table-cell office:value-type="float" office:value="329.1811" calcext:value-type="float">
            <text:p>329.1811</text:p>
          </table:table-cell>
          <table:table-cell office:value-type="float" office:value="1116.854" calcext:value-type="float">
            <text:p>1116.854</text:p>
          </table:table-cell>
          <table:table-cell office:value-type="float" office:value="1365.408" calcext:value-type="float">
            <text:p>1365.408</text:p>
          </table:table-cell>
          <table:table-cell office:value-type="float" office:value="1284.858" calcext:value-type="float">
            <text:p>1284.858</text:p>
          </table:table-cell>
          <table:table-cell office:value-type="float" office:value="769.8082" calcext:value-type="float">
            <text:p>769.8082</text:p>
          </table:table-cell>
          <table:table-cell office:value-type="float" office:value="1105.299" calcext:value-type="float">
            <text:p>1105.299</text:p>
          </table:table-cell>
          <table:table-cell office:value-type="float" office:value="412.1397" calcext:value-type="float">
            <text:p>412.1397</text:p>
          </table:table-cell>
          <table:table-cell office:value-type="float" office:value="1848.202" calcext:value-type="float">
            <text:p>1848.202</text:p>
          </table:table-cell>
          <table:table-cell office:value-type="float" office:value="2085.579" calcext:value-type="float">
            <text:p>2085.579</text:p>
          </table:table-cell>
          <table:table-cell office:value-type="float" office:value="1667.751" calcext:value-type="float">
            <text:p>1667.751</text:p>
          </table:table-cell>
          <table:table-cell office:value-type="float" office:value="584.5537" calcext:value-type="float">
            <text:p>584.5537</text:p>
          </table:table-cell>
          <table:table-cell office:value-type="float" office:value="573.0953" calcext:value-type="float">
            <text:p>573.0953</text:p>
          </table:table-cell>
          <table:table-cell office:value-type="float" office:value="142.7933" calcext:value-type="float">
            <text:p>142.7933</text:p>
          </table:table-cell>
          <table:table-cell office:value-type="float" office:value="35.69212" calcext:value-type="float">
            <text:p>35.69212</text:p>
          </table:table-cell>
          <table:table-cell office:value-type="float" office:value="0" calcext:value-type="float">
            <text:p>0</text:p>
          </table:table-cell>
          <table:table-cell office:value-type="float" office:value="-0.0005320713" calcext:value-type="float">
            <text:p>-0.00053207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4.8353" calcext:value-type="float">
            <text:p>-64.8353</text:p>
          </table:table-cell>
          <table:table-cell office:value-type="float" office:value="0" calcext:value-type="float">
            <text:p>0</text:p>
          </table:table-cell>
          <table:table-cell office:value-type="float" office:value="2.388643" calcext:value-type="float">
            <text:p>2.388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42004" calcext:value-type="float">
            <text:p>1042004</text:p>
          </table:table-cell>
          <table:table-cell office:value-type="float" office:value="623.7023" calcext:value-type="float">
            <text:p>623.7023</text:p>
          </table:table-cell>
          <table:table-cell office:value-type="float" office:value="13092.62" calcext:value-type="float">
            <text:p>13092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9507" calcext:value-type="float">
            <text:p>-70.49507</text:p>
          </table:table-cell>
          <table:table-cell office:value-type="float" office:value="169.857" calcext:value-type="float">
            <text:p>169.857</text:p>
          </table:table-cell>
          <table:table-cell office:value-type="float" office:value="0" calcext:value-type="float">
            <text:p>0</text:p>
          </table:table-cell>
          <table:table-cell office:value-type="float" office:value="106.9357" calcext:value-type="float">
            <text:p>106.9357</text:p>
          </table:table-cell>
          <table:table-cell office:value-type="float" office:value="394.9052" calcext:value-type="float">
            <text:p>394.9052</text:p>
          </table:table-cell>
          <table:table-cell office:value-type="float" office:value="0.03650483" calcext:value-type="float">
            <text:p>0.03650483</text:p>
          </table:table-cell>
          <table:table-cell office:value-type="float" office:value="0" calcext:value-type="float">
            <text:p>0</text:p>
          </table:table-cell>
          <table:table-cell office:value-type="float" office:value="0.000851109" calcext:value-type="float">
            <text:p>0.000851109</text:p>
          </table:table-cell>
          <table:table-cell office:value-type="float" office:value="0" calcext:value-type="float">
            <text:p>0</text:p>
          </table:table-cell>
          <table:table-cell office:value-type="float" office:value="-0.01551599" calcext:value-type="float">
            <text:p>-0.01551599</text:p>
          </table:table-cell>
          <table:table-cell office:value-type="float" office:value="370" calcext:value-type="float">
            <text:p>370</text:p>
          </table:table-cell>
          <table:table-cell office:value-type="float" office:value="-70.4439" calcext:value-type="float">
            <text:p>-70.4439</text:p>
          </table:table-cell>
          <table:table-cell office:value-type="float" office:value="0" calcext:value-type="float">
            <text:p>0</text:p>
          </table:table-cell>
          <table:table-cell office:value-type="float" office:value="330.0572" calcext:value-type="float">
            <text:p>330.0572</text:p>
          </table:table-cell>
          <table:table-cell office:value-type="float" office:value="1116.668" calcext:value-type="float">
            <text:p>1116.668</text:p>
          </table:table-cell>
          <table:table-cell office:value-type="float" office:value="1365.22" calcext:value-type="float">
            <text:p>1365.22</text:p>
          </table:table-cell>
          <table:table-cell office:value-type="float" office:value="1284.742" calcext:value-type="float">
            <text:p>1284.742</text:p>
          </table:table-cell>
          <table:table-cell office:value-type="float" office:value="769.7186" calcext:value-type="float">
            <text:p>769.7186</text:p>
          </table:table-cell>
          <table:table-cell office:value-type="float" office:value="1105.259" calcext:value-type="float">
            <text:p>1105.259</text:p>
          </table:table-cell>
          <table:table-cell office:value-type="float" office:value="412.1295" calcext:value-type="float">
            <text:p>412.1295</text:p>
          </table:table-cell>
          <table:table-cell office:value-type="float" office:value="1848.183" calcext:value-type="float">
            <text:p>1848.183</text:p>
          </table:table-cell>
          <table:table-cell office:value-type="float" office:value="2085.562" calcext:value-type="float">
            <text:p>2085.562</text:p>
          </table:table-cell>
          <table:table-cell office:value-type="float" office:value="1667.749" calcext:value-type="float">
            <text:p>1667.749</text:p>
          </table:table-cell>
          <table:table-cell office:value-type="float" office:value="584.5527" calcext:value-type="float">
            <text:p>584.5527</text:p>
          </table:table-cell>
          <table:table-cell office:value-type="float" office:value="573.0931" calcext:value-type="float">
            <text:p>573.0931</text:p>
          </table:table-cell>
          <table:table-cell office:value-type="float" office:value="142.7932" calcext:value-type="float">
            <text:p>142.7932</text:p>
          </table:table-cell>
          <table:table-cell office:value-type="float" office:value="35.69213" calcext:value-type="float">
            <text:p>35.69213</text:p>
          </table:table-cell>
          <table:table-cell office:value-type="float" office:value="0" calcext:value-type="float">
            <text:p>0</text:p>
          </table:table-cell>
          <table:table-cell office:value-type="float" office:value="-0.0005330764" calcext:value-type="float">
            <text:p>-0.00053307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9.774" calcext:value-type="float">
            <text:p>-69.774</text:p>
          </table:table-cell>
          <table:table-cell office:value-type="float" office:value="0" calcext:value-type="float">
            <text:p>0</text:p>
          </table:table-cell>
          <table:table-cell office:value-type="float" office:value="2.393037" calcext:value-type="float">
            <text:p>2.393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42004" calcext:value-type="float">
            <text:p>2042004</text:p>
          </table:table-cell>
          <table:table-cell office:value-type="float" office:value="618.6615" calcext:value-type="float">
            <text:p>618.6615</text:p>
          </table:table-cell>
          <table:table-cell office:value-type="float" office:value="13093.41" calcext:value-type="float">
            <text:p>13093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4.69361" calcext:value-type="float">
            <text:p>-74.69361</text:p>
          </table:table-cell>
          <table:table-cell office:value-type="float" office:value="182.2656" calcext:value-type="float">
            <text:p>182.2656</text:p>
          </table:table-cell>
          <table:table-cell office:value-type="float" office:value="0" calcext:value-type="float">
            <text:p>0</text:p>
          </table:table-cell>
          <table:table-cell office:value-type="float" office:value="108.8981" calcext:value-type="float">
            <text:p>108.8981</text:p>
          </table:table-cell>
          <table:table-cell office:value-type="float" office:value="390.6006" calcext:value-type="float">
            <text:p>390.6006</text:p>
          </table:table-cell>
          <table:table-cell office:value-type="float" office:value="0.0368827" calcext:value-type="float">
            <text:p>0.0368827</text:p>
          </table:table-cell>
          <table:table-cell office:value-type="float" office:value="0" calcext:value-type="float">
            <text:p>0</text:p>
          </table:table-cell>
          <table:table-cell office:value-type="float" office:value="0.000851109" calcext:value-type="float">
            <text:p>0.000851109</text:p>
          </table:table-cell>
          <table:table-cell office:value-type="float" office:value="0" calcext:value-type="float">
            <text:p>0</text:p>
          </table:table-cell>
          <table:table-cell office:value-type="float" office:value="-0.01551599" calcext:value-type="float">
            <text:p>-0.01551599</text:p>
          </table:table-cell>
          <table:table-cell office:value-type="float" office:value="370" calcext:value-type="float">
            <text:p>370</text:p>
          </table:table-cell>
          <table:table-cell office:value-type="float" office:value="-74.64207" calcext:value-type="float">
            <text:p>-74.64207</text:p>
          </table:table-cell>
          <table:table-cell office:value-type="float" office:value="0" calcext:value-type="float">
            <text:p>0</text:p>
          </table:table-cell>
          <table:table-cell office:value-type="float" office:value="330.8449" calcext:value-type="float">
            <text:p>330.8449</text:p>
          </table:table-cell>
          <table:table-cell office:value-type="float" office:value="1116.461" calcext:value-type="float">
            <text:p>1116.461</text:p>
          </table:table-cell>
          <table:table-cell office:value-type="float" office:value="1365.013" calcext:value-type="float">
            <text:p>1365.013</text:p>
          </table:table-cell>
          <table:table-cell office:value-type="float" office:value="1284.617" calcext:value-type="float">
            <text:p>1284.617</text:p>
          </table:table-cell>
          <table:table-cell office:value-type="float" office:value="769.6182" calcext:value-type="float">
            <text:p>769.6182</text:p>
          </table:table-cell>
          <table:table-cell office:value-type="float" office:value="1105.217" calcext:value-type="float">
            <text:p>1105.217</text:p>
          </table:table-cell>
          <table:table-cell office:value-type="float" office:value="412.1188" calcext:value-type="float">
            <text:p>412.1188</text:p>
          </table:table-cell>
          <table:table-cell office:value-type="float" office:value="1848.163" calcext:value-type="float">
            <text:p>1848.163</text:p>
          </table:table-cell>
          <table:table-cell office:value-type="float" office:value="2085.545" calcext:value-type="float">
            <text:p>2085.545</text:p>
          </table:table-cell>
          <table:table-cell office:value-type="float" office:value="1667.746" calcext:value-type="float">
            <text:p>1667.746</text:p>
          </table:table-cell>
          <table:table-cell office:value-type="float" office:value="584.5517" calcext:value-type="float">
            <text:p>584.5517</text:p>
          </table:table-cell>
          <table:table-cell office:value-type="float" office:value="573.0908" calcext:value-type="float">
            <text:p>573.0908</text:p>
          </table:table-cell>
          <table:table-cell office:value-type="float" office:value="142.7932" calcext:value-type="float">
            <text:p>142.7932</text:p>
          </table:table-cell>
          <table:table-cell office:value-type="float" office:value="35.69213" calcext:value-type="float">
            <text:p>35.69213</text:p>
          </table:table-cell>
          <table:table-cell office:value-type="float" office:value="0" calcext:value-type="float">
            <text:p>0</text:p>
          </table:table-cell>
          <table:table-cell office:value-type="float" office:value="-0.0005344351" calcext:value-type="float">
            <text:p>-0.00053443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3.97642" calcext:value-type="float">
            <text:p>-73.97642</text:p>
          </table:table-cell>
          <table:table-cell office:value-type="float" office:value="0" calcext:value-type="float">
            <text:p>0</text:p>
          </table:table-cell>
          <table:table-cell office:value-type="float" office:value="2.397221" calcext:value-type="float">
            <text:p>2.397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042004" calcext:value-type="float">
            <text:p>3042004</text:p>
          </table:table-cell>
          <table:table-cell office:value-type="float" office:value="615.7128" calcext:value-type="float">
            <text:p>615.7128</text:p>
          </table:table-cell>
          <table:table-cell office:value-type="float" office:value="13094.26" calcext:value-type="float">
            <text:p>13094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.72385" calcext:value-type="float">
            <text:p>-76.72385</text:p>
          </table:table-cell>
          <table:table-cell office:value-type="float" office:value="186.401" calcext:value-type="float">
            <text:p>186.401</text:p>
          </table:table-cell>
          <table:table-cell office:value-type="float" office:value="0" calcext:value-type="float">
            <text:p>0</text:p>
          </table:table-cell>
          <table:table-cell office:value-type="float" office:value="105.1804" calcext:value-type="float">
            <text:p>105.1804</text:p>
          </table:table-cell>
          <table:table-cell office:value-type="float" office:value="388.3998" calcext:value-type="float">
            <text:p>388.3998</text:p>
          </table:table-cell>
          <table:table-cell office:value-type="float" office:value="0.03726249" calcext:value-type="float">
            <text:p>0.03726249</text:p>
          </table:table-cell>
          <table:table-cell office:value-type="float" office:value="0" calcext:value-type="float">
            <text:p>0</text:p>
          </table:table-cell>
          <table:table-cell office:value-type="float" office:value="0.000851109" calcext:value-type="float">
            <text:p>0.000851109</text:p>
          </table:table-cell>
          <table:table-cell office:value-type="float" office:value="0" calcext:value-type="float">
            <text:p>0</text:p>
          </table:table-cell>
          <table:table-cell office:value-type="float" office:value="-0.01551599" calcext:value-type="float">
            <text:p>-0.01551599</text:p>
          </table:table-cell>
          <table:table-cell office:value-type="float" office:value="370" calcext:value-type="float">
            <text:p>370</text:p>
          </table:table-cell>
          <table:table-cell office:value-type="float" office:value="-76.67193" calcext:value-type="float">
            <text:p>-76.67193</text:p>
          </table:table-cell>
          <table:table-cell office:value-type="float" office:value="0" calcext:value-type="float">
            <text:p>0</text:p>
          </table:table-cell>
          <table:table-cell office:value-type="float" office:value="331.7249" calcext:value-type="float">
            <text:p>331.7249</text:p>
          </table:table-cell>
          <table:table-cell office:value-type="float" office:value="1116.242" calcext:value-type="float">
            <text:p>1116.242</text:p>
          </table:table-cell>
          <table:table-cell office:value-type="float" office:value="1364.795" calcext:value-type="float">
            <text:p>1364.795</text:p>
          </table:table-cell>
          <table:table-cell office:value-type="float" office:value="1284.477" calcext:value-type="float">
            <text:p>1284.477</text:p>
          </table:table-cell>
          <table:table-cell office:value-type="float" office:value="769.5158" calcext:value-type="float">
            <text:p>769.5158</text:p>
          </table:table-cell>
          <table:table-cell office:value-type="float" office:value="1105.173" calcext:value-type="float">
            <text:p>1105.173</text:p>
          </table:table-cell>
          <table:table-cell office:value-type="float" office:value="412.1077" calcext:value-type="float">
            <text:p>412.1077</text:p>
          </table:table-cell>
          <table:table-cell office:value-type="float" office:value="1848.142" calcext:value-type="float">
            <text:p>1848.142</text:p>
          </table:table-cell>
          <table:table-cell office:value-type="float" office:value="2085.527" calcext:value-type="float">
            <text:p>2085.527</text:p>
          </table:table-cell>
          <table:table-cell office:value-type="float" office:value="1667.743" calcext:value-type="float">
            <text:p>1667.743</text:p>
          </table:table-cell>
          <table:table-cell office:value-type="float" office:value="584.5507" calcext:value-type="float">
            <text:p>584.5507</text:p>
          </table:table-cell>
          <table:table-cell office:value-type="float" office:value="573.0885" calcext:value-type="float">
            <text:p>573.0885</text:p>
          </table:table-cell>
          <table:table-cell office:value-type="float" office:value="142.7932" calcext:value-type="float">
            <text:p>142.7932</text:p>
          </table:table-cell>
          <table:table-cell office:value-type="float" office:value="35.69213" calcext:value-type="float">
            <text:p>35.69213</text:p>
          </table:table-cell>
          <table:table-cell office:value-type="float" office:value="0" calcext:value-type="float">
            <text:p>0</text:p>
          </table:table-cell>
          <table:table-cell office:value-type="float" office:value="-0.0005373812" calcext:value-type="float">
            <text:p>-0.00053738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6.02319" calcext:value-type="float">
            <text:p>-76.02319</text:p>
          </table:table-cell>
          <table:table-cell office:value-type="float" office:value="0" calcext:value-type="float">
            <text:p>0</text:p>
          </table:table-cell>
          <table:table-cell office:value-type="float" office:value="2.414456" calcext:value-type="float">
            <text:p>2.414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042004" calcext:value-type="float">
            <text:p>4042004</text:p>
          </table:table-cell>
          <table:table-cell office:value-type="float" office:value="613.5213" calcext:value-type="float">
            <text:p>613.5213</text:p>
          </table:table-cell>
          <table:table-cell office:value-type="float" office:value="13094.88" calcext:value-type="float">
            <text:p>13094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.22587" calcext:value-type="float">
            <text:p>-78.22587</text:p>
          </table:table-cell>
          <table:table-cell office:value-type="float" office:value="188.8272" calcext:value-type="float">
            <text:p>188.8272</text:p>
          </table:table-cell>
          <table:table-cell office:value-type="float" office:value="0" calcext:value-type="float">
            <text:p>0</text:p>
          </table:table-cell>
          <table:table-cell office:value-type="float" office:value="101.9042" calcext:value-type="float">
            <text:p>101.9042</text:p>
          </table:table-cell>
          <table:table-cell office:value-type="float" office:value="386.9342" calcext:value-type="float">
            <text:p>386.9342</text:p>
          </table:table-cell>
          <table:table-cell office:value-type="float" office:value="0.03766533" calcext:value-type="float">
            <text:p>0.03766533</text:p>
          </table:table-cell>
          <table:table-cell office:value-type="float" office:value="0" calcext:value-type="float">
            <text:p>0</text:p>
          </table:table-cell>
          <table:table-cell office:value-type="float" office:value="0.000851109" calcext:value-type="float">
            <text:p>0.000851109</text:p>
          </table:table-cell>
          <table:table-cell office:value-type="float" office:value="0" calcext:value-type="float">
            <text:p>0</text:p>
          </table:table-cell>
          <table:table-cell office:value-type="float" office:value="-0.01551599" calcext:value-type="float">
            <text:p>-0.01551599</text:p>
          </table:table-cell>
          <table:table-cell office:value-type="float" office:value="370" calcext:value-type="float">
            <text:p>370</text:p>
          </table:table-cell>
          <table:table-cell office:value-type="float" office:value="-78.17354" calcext:value-type="float">
            <text:p>-78.17354</text:p>
          </table:table-cell>
          <table:table-cell office:value-type="float" office:value="0" calcext:value-type="float">
            <text:p>0</text:p>
          </table:table-cell>
          <table:table-cell office:value-type="float" office:value="332.3948" calcext:value-type="float">
            <text:p>332.3948</text:p>
          </table:table-cell>
          <table:table-cell office:value-type="float" office:value="1116.029" calcext:value-type="float">
            <text:p>1116.029</text:p>
          </table:table-cell>
          <table:table-cell office:value-type="float" office:value="1364.581" calcext:value-type="float">
            <text:p>1364.581</text:p>
          </table:table-cell>
          <table:table-cell office:value-type="float" office:value="1284.337" calcext:value-type="float">
            <text:p>1284.337</text:p>
          </table:table-cell>
          <table:table-cell office:value-type="float" office:value="769.4133" calcext:value-type="float">
            <text:p>769.4133</text:p>
          </table:table-cell>
          <table:table-cell office:value-type="float" office:value="1105.127" calcext:value-type="float">
            <text:p>1105.127</text:p>
          </table:table-cell>
          <table:table-cell office:value-type="float" office:value="412.0964" calcext:value-type="float">
            <text:p>412.0964</text:p>
          </table:table-cell>
          <table:table-cell office:value-type="float" office:value="1848.121" calcext:value-type="float">
            <text:p>1848.121</text:p>
          </table:table-cell>
          <table:table-cell office:value-type="float" office:value="2085.51" calcext:value-type="float">
            <text:p>2085.51</text:p>
          </table:table-cell>
          <table:table-cell office:value-type="float" office:value="1667.74" calcext:value-type="float">
            <text:p>1667.74</text:p>
          </table:table-cell>
          <table:table-cell office:value-type="float" office:value="584.5496" calcext:value-type="float">
            <text:p>584.5496</text:p>
          </table:table-cell>
          <table:table-cell office:value-type="float" office:value="573.0862" calcext:value-type="float">
            <text:p>573.0862</text:p>
          </table:table-cell>
          <table:table-cell office:value-type="float" office:value="142.7932" calcext:value-type="float">
            <text:p>142.7932</text:p>
          </table:table-cell>
          <table:table-cell office:value-type="float" office:value="35.69213" calcext:value-type="float">
            <text:p>35.69213</text:p>
          </table:table-cell>
          <table:table-cell office:value-type="float" office:value="0" calcext:value-type="float">
            <text:p>0</text:p>
          </table:table-cell>
          <table:table-cell office:value-type="float" office:value="-0.0005435163" calcext:value-type="float">
            <text:p>-0.00054351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7.54006" calcext:value-type="float">
            <text:p>-77.54006</text:p>
          </table:table-cell>
          <table:table-cell office:value-type="float" office:value="0" calcext:value-type="float">
            <text:p>0</text:p>
          </table:table-cell>
          <table:table-cell office:value-type="float" office:value="2.429346" calcext:value-type="float">
            <text:p>2.429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042004" calcext:value-type="float">
            <text:p>5042004</text:p>
          </table:table-cell>
          <table:table-cell office:value-type="float" office:value="611.2769" calcext:value-type="float">
            <text:p>611.2769</text:p>
          </table:table-cell>
          <table:table-cell office:value-type="float" office:value="13095.52" calcext:value-type="float">
            <text:p>13095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.76652" calcext:value-type="float">
            <text:p>-79.76652</text:p>
          </table:table-cell>
          <table:table-cell office:value-type="float" office:value="191.0684" calcext:value-type="float">
            <text:p>191.0684</text:p>
          </table:table-cell>
          <table:table-cell office:value-type="float" office:value="0" calcext:value-type="float">
            <text:p>0</text:p>
          </table:table-cell>
          <table:table-cell office:value-type="float" office:value="98.55597" calcext:value-type="float">
            <text:p>98.55597</text:p>
          </table:table-cell>
          <table:table-cell office:value-type="float" office:value="385.4589" calcext:value-type="float">
            <text:p>385.4589</text:p>
          </table:table-cell>
          <table:table-cell office:value-type="float" office:value="0.03806766" calcext:value-type="float">
            <text:p>0.03806766</text:p>
          </table:table-cell>
          <table:table-cell office:value-type="float" office:value="0" calcext:value-type="float">
            <text:p>0</text:p>
          </table:table-cell>
          <table:table-cell office:value-type="float" office:value="0.000851109" calcext:value-type="float">
            <text:p>0.000851109</text:p>
          </table:table-cell>
          <table:table-cell office:value-type="float" office:value="0" calcext:value-type="float">
            <text:p>0</text:p>
          </table:table-cell>
          <table:table-cell office:value-type="float" office:value="-0.01551599" calcext:value-type="float">
            <text:p>-0.01551599</text:p>
          </table:table-cell>
          <table:table-cell office:value-type="float" office:value="370" calcext:value-type="float">
            <text:p>370</text:p>
          </table:table-cell>
          <table:table-cell office:value-type="float" office:value="-79.71378" calcext:value-type="float">
            <text:p>-79.71378</text:p>
          </table:table-cell>
          <table:table-cell office:value-type="float" office:value="0" calcext:value-type="float">
            <text:p>0</text:p>
          </table:table-cell>
          <table:table-cell office:value-type="float" office:value="333.0762" calcext:value-type="float">
            <text:p>333.0762</text:p>
          </table:table-cell>
          <table:table-cell office:value-type="float" office:value="1115.799" calcext:value-type="float">
            <text:p>1115.799</text:p>
          </table:table-cell>
          <table:table-cell office:value-type="float" office:value="1364.351" calcext:value-type="float">
            <text:p>1364.351</text:p>
          </table:table-cell>
          <table:table-cell office:value-type="float" office:value="1284.195" calcext:value-type="float">
            <text:p>1284.195</text:p>
          </table:table-cell>
          <table:table-cell office:value-type="float" office:value="769.3016" calcext:value-type="float">
            <text:p>769.3016</text:p>
          </table:table-cell>
          <table:table-cell office:value-type="float" office:value="1105.08" calcext:value-type="float">
            <text:p>1105.08</text:p>
          </table:table-cell>
          <table:table-cell office:value-type="float" office:value="412.0849" calcext:value-type="float">
            <text:p>412.0849</text:p>
          </table:table-cell>
          <table:table-cell office:value-type="float" office:value="1848.1" calcext:value-type="float">
            <text:p>1848.1</text:p>
          </table:table-cell>
          <table:table-cell office:value-type="float" office:value="2085.492" calcext:value-type="float">
            <text:p>2085.492</text:p>
          </table:table-cell>
          <table:table-cell office:value-type="float" office:value="1667.737" calcext:value-type="float">
            <text:p>1667.737</text:p>
          </table:table-cell>
          <table:table-cell office:value-type="float" office:value="584.5485" calcext:value-type="float">
            <text:p>584.5485</text:p>
          </table:table-cell>
          <table:table-cell office:value-type="float" office:value="573.0838" calcext:value-type="float">
            <text:p>573.0838</text:p>
          </table:table-cell>
          <table:table-cell office:value-type="float" office:value="142.7932" calcext:value-type="float">
            <text:p>142.7932</text:p>
          </table:table-cell>
          <table:table-cell office:value-type="float" office:value="35.69213" calcext:value-type="float">
            <text:p>35.69213</text:p>
          </table:table-cell>
          <table:table-cell office:value-type="float" office:value="0" calcext:value-type="float">
            <text:p>0</text:p>
          </table:table-cell>
          <table:table-cell office:value-type="float" office:value="-0.0005583338" calcext:value-type="float">
            <text:p>-0.000558333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9.1033" calcext:value-type="float">
            <text:p>-79.1033</text:p>
          </table:table-cell>
          <table:table-cell office:value-type="float" office:value="0" calcext:value-type="float">
            <text:p>0</text:p>
          </table:table-cell>
          <table:table-cell office:value-type="float" office:value="2.451736" calcext:value-type="float">
            <text:p>2.451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042004" calcext:value-type="float">
            <text:p>6042004</text:p>
          </table:table-cell>
          <table:table-cell office:value-type="float" office:value="609.1336" calcext:value-type="float">
            <text:p>609.1336</text:p>
          </table:table-cell>
          <table:table-cell office:value-type="float" office:value="13096.04" calcext:value-type="float">
            <text:p>13096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1.30346" calcext:value-type="float">
            <text:p>-81.30346</text:p>
          </table:table-cell>
          <table:table-cell office:value-type="float" office:value="193.7599" calcext:value-type="float">
            <text:p>193.7599</text:p>
          </table:table-cell>
          <table:table-cell office:value-type="float" office:value="0" calcext:value-type="float">
            <text:p>0</text:p>
          </table:table-cell>
          <table:table-cell office:value-type="float" office:value="95.7697" calcext:value-type="float">
            <text:p>95.7697</text:p>
          </table:table-cell>
          <table:table-cell office:value-type="float" office:value="384.1738" calcext:value-type="float">
            <text:p>384.1738</text:p>
          </table:table-cell>
          <table:table-cell office:value-type="float" office:value="0.0384444" calcext:value-type="float">
            <text:p>0.0384444</text:p>
          </table:table-cell>
          <table:table-cell office:value-type="float" office:value="0" calcext:value-type="float">
            <text:p>0</text:p>
          </table:table-cell>
          <table:table-cell office:value-type="float" office:value="0.000851109" calcext:value-type="float">
            <text:p>0.000851109</text:p>
          </table:table-cell>
          <table:table-cell office:value-type="float" office:value="0" calcext:value-type="float">
            <text:p>0</text:p>
          </table:table-cell>
          <table:table-cell office:value-type="float" office:value="-0.01551599" calcext:value-type="float">
            <text:p>-0.01551599</text:p>
          </table:table-cell>
          <table:table-cell office:value-type="float" office:value="370" calcext:value-type="float">
            <text:p>370</text:p>
          </table:table-cell>
          <table:table-cell office:value-type="float" office:value="-81.25035" calcext:value-type="float">
            <text:p>-81.25035</text:p>
          </table:table-cell>
          <table:table-cell office:value-type="float" office:value="0" calcext:value-type="float">
            <text:p>0</text:p>
          </table:table-cell>
          <table:table-cell office:value-type="float" office:value="333.6498" calcext:value-type="float">
            <text:p>333.6498</text:p>
          </table:table-cell>
          <table:table-cell office:value-type="float" office:value="1115.536" calcext:value-type="float">
            <text:p>1115.536</text:p>
          </table:table-cell>
          <table:table-cell office:value-type="float" office:value="1364.096" calcext:value-type="float">
            <text:p>1364.096</text:p>
          </table:table-cell>
          <table:table-cell office:value-type="float" office:value="1284.034" calcext:value-type="float">
            <text:p>1284.034</text:p>
          </table:table-cell>
          <table:table-cell office:value-type="float" office:value="769.182" calcext:value-type="float">
            <text:p>769.182</text:p>
          </table:table-cell>
          <table:table-cell office:value-type="float" office:value="1105.03" calcext:value-type="float">
            <text:p>1105.03</text:p>
          </table:table-cell>
          <table:table-cell office:value-type="float" office:value="412.0729" calcext:value-type="float">
            <text:p>412.0729</text:p>
          </table:table-cell>
          <table:table-cell office:value-type="float" office:value="1848.078" calcext:value-type="float">
            <text:p>1848.078</text:p>
          </table:table-cell>
          <table:table-cell office:value-type="float" office:value="2085.474" calcext:value-type="float">
            <text:p>2085.474</text:p>
          </table:table-cell>
          <table:table-cell office:value-type="float" office:value="1667.734" calcext:value-type="float">
            <text:p>1667.734</text:p>
          </table:table-cell>
          <table:table-cell office:value-type="float" office:value="584.5474" calcext:value-type="float">
            <text:p>584.5474</text:p>
          </table:table-cell>
          <table:table-cell office:value-type="float" office:value="573.0814" calcext:value-type="float">
            <text:p>573.0814</text:p>
          </table:table-cell>
          <table:table-cell office:value-type="float" office:value="142.7932" calcext:value-type="float">
            <text:p>142.7932</text:p>
          </table:table-cell>
          <table:table-cell office:value-type="float" office:value="35.69212" calcext:value-type="float">
            <text:p>35.69212</text:p>
          </table:table-cell>
          <table:table-cell office:value-type="float" office:value="0" calcext:value-type="float">
            <text:p>0</text:p>
          </table:table-cell>
          <table:table-cell office:value-type="float" office:value="-0.0005760205" calcext:value-type="float">
            <text:p>-0.00057602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0.67097" calcext:value-type="float">
            <text:p>-80.67097</text:p>
          </table:table-cell>
          <table:table-cell office:value-type="float" office:value="0" calcext:value-type="float">
            <text:p>0</text:p>
          </table:table-cell>
          <table:table-cell office:value-type="float" office:value="2.482415" calcext:value-type="float">
            <text:p>2.482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042004" calcext:value-type="float">
            <text:p>7042004</text:p>
          </table:table-cell>
          <table:table-cell office:value-type="float" office:value="607.2993" calcext:value-type="float">
            <text:p>607.2993</text:p>
          </table:table-cell>
          <table:table-cell office:value-type="float" office:value="13096.41" calcext:value-type="float">
            <text:p>13096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2.68568" calcext:value-type="float">
            <text:p>-82.68568</text:p>
          </table:table-cell>
          <table:table-cell office:value-type="float" office:value="197.9247" calcext:value-type="float">
            <text:p>197.9247</text:p>
          </table:table-cell>
          <table:table-cell office:value-type="float" office:value="0" calcext:value-type="float">
            <text:p>0</text:p>
          </table:table-cell>
          <table:table-cell office:value-type="float" office:value="93.57751" calcext:value-type="float">
            <text:p>93.57751</text:p>
          </table:table-cell>
          <table:table-cell office:value-type="float" office:value="383.257" calcext:value-type="float">
            <text:p>383.257</text:p>
          </table:table-cell>
          <table:table-cell office:value-type="float" office:value="0.03873254" calcext:value-type="float">
            <text:p>0.03873254</text:p>
          </table:table-cell>
          <table:table-cell office:value-type="float" office:value="0" calcext:value-type="float">
            <text:p>0</text:p>
          </table:table-cell>
          <table:table-cell office:value-type="float" office:value="0.000851109" calcext:value-type="float">
            <text:p>0.000851109</text:p>
          </table:table-cell>
          <table:table-cell office:value-type="float" office:value="0" calcext:value-type="float">
            <text:p>0</text:p>
          </table:table-cell>
          <table:table-cell office:value-type="float" office:value="-0.01551599" calcext:value-type="float">
            <text:p>-0.01551599</text:p>
          </table:table-cell>
          <table:table-cell office:value-type="float" office:value="370" calcext:value-type="float">
            <text:p>370</text:p>
          </table:table-cell>
          <table:table-cell office:value-type="float" office:value="-82.63228" calcext:value-type="float">
            <text:p>-82.63228</text:p>
          </table:table-cell>
          <table:table-cell office:value-type="float" office:value="0" calcext:value-type="float">
            <text:p>0</text:p>
          </table:table-cell>
          <table:table-cell office:value-type="float" office:value="334.0815" calcext:value-type="float">
            <text:p>334.0815</text:p>
          </table:table-cell>
          <table:table-cell office:value-type="float" office:value="1115.25" calcext:value-type="float">
            <text:p>1115.25</text:p>
          </table:table-cell>
          <table:table-cell office:value-type="float" office:value="1363.819" calcext:value-type="float">
            <text:p>1363.819</text:p>
          </table:table-cell>
          <table:table-cell office:value-type="float" office:value="1283.855" calcext:value-type="float">
            <text:p>1283.855</text:p>
          </table:table-cell>
          <table:table-cell office:value-type="float" office:value="769.0551" calcext:value-type="float">
            <text:p>769.0551</text:p>
          </table:table-cell>
          <table:table-cell office:value-type="float" office:value="1104.976" calcext:value-type="float">
            <text:p>1104.976</text:p>
          </table:table-cell>
          <table:table-cell office:value-type="float" office:value="412.0602" calcext:value-type="float">
            <text:p>412.0602</text:p>
          </table:table-cell>
          <table:table-cell office:value-type="float" office:value="1848.057" calcext:value-type="float">
            <text:p>1848.057</text:p>
          </table:table-cell>
          <table:table-cell office:value-type="float" office:value="2085.457" calcext:value-type="float">
            <text:p>2085.457</text:p>
          </table:table-cell>
          <table:table-cell office:value-type="float" office:value="1667.73" calcext:value-type="float">
            <text:p>1667.73</text:p>
          </table:table-cell>
          <table:table-cell office:value-type="float" office:value="584.5463" calcext:value-type="float">
            <text:p>584.5463</text:p>
          </table:table-cell>
          <table:table-cell office:value-type="float" office:value="573.0788" calcext:value-type="float">
            <text:p>573.0788</text:p>
          </table:table-cell>
          <table:table-cell office:value-type="float" office:value="142.7932" calcext:value-type="float">
            <text:p>142.7932</text:p>
          </table:table-cell>
          <table:table-cell office:value-type="float" office:value="35.69212" calcext:value-type="float">
            <text:p>35.69212</text:p>
          </table:table-cell>
          <table:table-cell office:value-type="float" office:value="0" calcext:value-type="float">
            <text:p>0</text:p>
          </table:table-cell>
          <table:table-cell office:value-type="float" office:value="-0.0005857742" calcext:value-type="float">
            <text:p>-0.00058577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2.08298" calcext:value-type="float">
            <text:p>-82.08298</text:p>
          </table:table-cell>
          <table:table-cell office:value-type="float" office:value="0" calcext:value-type="float">
            <text:p>0</text:p>
          </table:table-cell>
          <table:table-cell office:value-type="float" office:value="2.512086" calcext:value-type="float">
            <text:p>2.512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042004" calcext:value-type="float">
            <text:p>8042004</text:p>
          </table:table-cell>
          <table:table-cell office:value-type="float" office:value="605.9995" calcext:value-type="float">
            <text:p>605.9995</text:p>
          </table:table-cell>
          <table:table-cell office:value-type="float" office:value="13096.54" calcext:value-type="float">
            <text:p>13096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3.78362" calcext:value-type="float">
            <text:p>-83.78362</text:p>
          </table:table-cell>
          <table:table-cell office:value-type="float" office:value="200.2377" calcext:value-type="float">
            <text:p>200.2377</text:p>
          </table:table-cell>
          <table:table-cell office:value-type="float" office:value="0" calcext:value-type="float">
            <text:p>0</text:p>
          </table:table-cell>
          <table:table-cell office:value-type="float" office:value="92.52131" calcext:value-type="float">
            <text:p>92.52131</text:p>
          </table:table-cell>
          <table:table-cell office:value-type="float" office:value="382.8343" calcext:value-type="float">
            <text:p>382.8343</text:p>
          </table:table-cell>
          <table:table-cell office:value-type="float" office:value="0.03900977" calcext:value-type="float">
            <text:p>0.03900977</text:p>
          </table:table-cell>
          <table:table-cell office:value-type="float" office:value="0" calcext:value-type="float">
            <text:p>0</text:p>
          </table:table-cell>
          <table:table-cell office:value-type="float" office:value="0.000851109" calcext:value-type="float">
            <text:p>0.000851109</text:p>
          </table:table-cell>
          <table:table-cell office:value-type="float" office:value="0" calcext:value-type="float">
            <text:p>0</text:p>
          </table:table-cell>
          <table:table-cell office:value-type="float" office:value="-0.01551599" calcext:value-type="float">
            <text:p>-0.01551599</text:p>
          </table:table-cell>
          <table:table-cell office:value-type="float" office:value="370" calcext:value-type="float">
            <text:p>370</text:p>
          </table:table-cell>
          <table:table-cell office:value-type="float" office:value="-83.72994" calcext:value-type="float">
            <text:p>-83.72994</text:p>
          </table:table-cell>
          <table:table-cell office:value-type="float" office:value="0" calcext:value-type="float">
            <text:p>0</text:p>
          </table:table-cell>
          <table:table-cell office:value-type="float" office:value="334.293" calcext:value-type="float">
            <text:p>334.293</text:p>
          </table:table-cell>
          <table:table-cell office:value-type="float" office:value="1114.979" calcext:value-type="float">
            <text:p>1114.979</text:p>
          </table:table-cell>
          <table:table-cell office:value-type="float" office:value="1363.548" calcext:value-type="float">
            <text:p>1363.548</text:p>
          </table:table-cell>
          <table:table-cell office:value-type="float" office:value="1283.679" calcext:value-type="float">
            <text:p>1283.679</text:p>
          </table:table-cell>
          <table:table-cell office:value-type="float" office:value="768.9284" calcext:value-type="float">
            <text:p>768.9284</text:p>
          </table:table-cell>
          <table:table-cell office:value-type="float" office:value="1104.92" calcext:value-type="float">
            <text:p>1104.92</text:p>
          </table:table-cell>
          <table:table-cell office:value-type="float" office:value="412.0469" calcext:value-type="float">
            <text:p>412.0469</text:p>
          </table:table-cell>
          <table:table-cell office:value-type="float" office:value="1848.035" calcext:value-type="float">
            <text:p>1848.035</text:p>
          </table:table-cell>
          <table:table-cell office:value-type="float" office:value="2085.438" calcext:value-type="float">
            <text:p>2085.438</text:p>
          </table:table-cell>
          <table:table-cell office:value-type="float" office:value="1667.727" calcext:value-type="float">
            <text:p>1667.727</text:p>
          </table:table-cell>
          <table:table-cell office:value-type="float" office:value="584.5452" calcext:value-type="float">
            <text:p>584.5452</text:p>
          </table:table-cell>
          <table:table-cell office:value-type="float" office:value="573.0762" calcext:value-type="float">
            <text:p>573.0762</text:p>
          </table:table-cell>
          <table:table-cell office:value-type="float" office:value="142.7932" calcext:value-type="float">
            <text:p>142.7932</text:p>
          </table:table-cell>
          <table:table-cell office:value-type="float" office:value="35.69212" calcext:value-type="float">
            <text:p>35.69212</text:p>
          </table:table-cell>
          <table:table-cell office:value-type="float" office:value="0" calcext:value-type="float">
            <text:p>0</text:p>
          </table:table-cell>
          <table:table-cell office:value-type="float" office:value="-0.0005884311" calcext:value-type="float">
            <text:p>-0.00058843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3.20049" calcext:value-type="float">
            <text:p>-83.20049</text:p>
          </table:table-cell>
          <table:table-cell office:value-type="float" office:value="0" calcext:value-type="float">
            <text:p>0</text:p>
          </table:table-cell>
          <table:table-cell office:value-type="float" office:value="2.530789" calcext:value-type="float">
            <text:p>2.530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42004" calcext:value-type="float">
            <text:p>9042004</text:p>
          </table:table-cell>
          <table:table-cell office:value-type="float" office:value="604.5315" calcext:value-type="float">
            <text:p>604.5315</text:p>
          </table:table-cell>
          <table:table-cell office:value-type="float" office:value="13096.58" calcext:value-type="float">
            <text:p>13096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5.16884" calcext:value-type="float">
            <text:p>-85.16884</text:p>
          </table:table-cell>
          <table:table-cell office:value-type="float" office:value="203.2202" calcext:value-type="float">
            <text:p>203.2202</text:p>
          </table:table-cell>
          <table:table-cell office:value-type="float" office:value="0" calcext:value-type="float">
            <text:p>0</text:p>
          </table:table-cell>
          <table:table-cell office:value-type="float" office:value="93.0044" calcext:value-type="float">
            <text:p>93.0044</text:p>
          </table:table-cell>
          <table:table-cell office:value-type="float" office:value="382.0727" calcext:value-type="float">
            <text:p>382.0727</text:p>
          </table:table-cell>
          <table:table-cell office:value-type="float" office:value="0.03932779" calcext:value-type="float">
            <text:p>0.03932779</text:p>
          </table:table-cell>
          <table:table-cell office:value-type="float" office:value="0" calcext:value-type="float">
            <text:p>0</text:p>
          </table:table-cell>
          <table:table-cell office:value-type="float" office:value="0.0008511113" calcext:value-type="float">
            <text:p>0.0008511113</text:p>
          </table:table-cell>
          <table:table-cell office:value-type="float" office:value="0" calcext:value-type="float">
            <text:p>0</text:p>
          </table:table-cell>
          <table:table-cell office:value-type="float" office:value="-0.01551599" calcext:value-type="float">
            <text:p>-0.01551599</text:p>
          </table:table-cell>
          <table:table-cell office:value-type="float" office:value="370" calcext:value-type="float">
            <text:p>370</text:p>
          </table:table-cell>
          <table:table-cell office:value-type="float" office:value="-85.11485" calcext:value-type="float">
            <text:p>-85.11485</text:p>
          </table:table-cell>
          <table:table-cell office:value-type="float" office:value="0" calcext:value-type="float">
            <text:p>0</text:p>
          </table:table-cell>
          <table:table-cell office:value-type="float" office:value="334.4253" calcext:value-type="float">
            <text:p>334.4253</text:p>
          </table:table-cell>
          <table:table-cell office:value-type="float" office:value="1114.786" calcext:value-type="float">
            <text:p>1114.786</text:p>
          </table:table-cell>
          <table:table-cell office:value-type="float" office:value="1363.33" calcext:value-type="float">
            <text:p>1363.33</text:p>
          </table:table-cell>
          <table:table-cell office:value-type="float" office:value="1283.523" calcext:value-type="float">
            <text:p>1283.523</text:p>
          </table:table-cell>
          <table:table-cell office:value-type="float" office:value="768.8153" calcext:value-type="float">
            <text:p>768.8153</text:p>
          </table:table-cell>
          <table:table-cell office:value-type="float" office:value="1104.866" calcext:value-type="float">
            <text:p>1104.866</text:p>
          </table:table-cell>
          <table:table-cell office:value-type="float" office:value="412.0336" calcext:value-type="float">
            <text:p>412.0336</text:p>
          </table:table-cell>
          <table:table-cell office:value-type="float" office:value="1848.012" calcext:value-type="float">
            <text:p>1848.012</text:p>
          </table:table-cell>
          <table:table-cell office:value-type="float" office:value="2085.42" calcext:value-type="float">
            <text:p>2085.42</text:p>
          </table:table-cell>
          <table:table-cell office:value-type="float" office:value="1667.724" calcext:value-type="float">
            <text:p>1667.724</text:p>
          </table:table-cell>
          <table:table-cell office:value-type="float" office:value="584.544" calcext:value-type="float">
            <text:p>584.544</text:p>
          </table:table-cell>
          <table:table-cell office:value-type="float" office:value="573.0736" calcext:value-type="float">
            <text:p>573.0736</text:p>
          </table:table-cell>
          <table:table-cell office:value-type="float" office:value="142.7932" calcext:value-type="float">
            <text:p>142.7932</text:p>
          </table:table-cell>
          <table:table-cell office:value-type="float" office:value="35.69212" calcext:value-type="float">
            <text:p>35.69212</text:p>
          </table:table-cell>
          <table:table-cell office:value-type="float" office:value="0" calcext:value-type="float">
            <text:p>0</text:p>
          </table:table-cell>
          <table:table-cell office:value-type="float" office:value="-0.0005966739" calcext:value-type="float">
            <text:p>-0.00059667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4.5817" calcext:value-type="float">
            <text:p>-84.5817</text:p>
          </table:table-cell>
          <table:table-cell office:value-type="float" office:value="0" calcext:value-type="float">
            <text:p>0</text:p>
          </table:table-cell>
          <table:table-cell office:value-type="float" office:value="2.525987" calcext:value-type="float">
            <text:p>2.525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42004" calcext:value-type="float">
            <text:p>10042004</text:p>
          </table:table-cell>
          <table:table-cell office:value-type="float" office:value="603.475" calcext:value-type="float">
            <text:p>603.475</text:p>
          </table:table-cell>
          <table:table-cell office:value-type="float" office:value="13096.65" calcext:value-type="float">
            <text:p>13096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6.09483" calcext:value-type="float">
            <text:p>-86.09483</text:p>
          </table:table-cell>
          <table:table-cell office:value-type="float" office:value="206.9735" calcext:value-type="float">
            <text:p>206.9735</text:p>
          </table:table-cell>
          <table:table-cell office:value-type="float" office:value="0" calcext:value-type="float">
            <text:p>0</text:p>
          </table:table-cell>
          <table:table-cell office:value-type="float" office:value="92.46439" calcext:value-type="float">
            <text:p>92.46439</text:p>
          </table:table-cell>
          <table:table-cell office:value-type="float" office:value="381.7191" calcext:value-type="float">
            <text:p>381.7191</text:p>
          </table:table-cell>
          <table:table-cell office:value-type="float" office:value="0.03970798" calcext:value-type="float">
            <text:p>0.03970798</text:p>
          </table:table-cell>
          <table:table-cell office:value-type="float" office:value="0" calcext:value-type="float">
            <text:p>0</text:p>
          </table:table-cell>
          <table:table-cell office:value-type="float" office:value="0.0008511113" calcext:value-type="float">
            <text:p>0.0008511113</text:p>
          </table:table-cell>
          <table:table-cell office:value-type="float" office:value="0" calcext:value-type="float">
            <text:p>0</text:p>
          </table:table-cell>
          <table:table-cell office:value-type="float" office:value="-0.01551599" calcext:value-type="float">
            <text:p>-0.01551599</text:p>
          </table:table-cell>
          <table:table-cell office:value-type="float" office:value="370" calcext:value-type="float">
            <text:p>370</text:p>
          </table:table-cell>
          <table:table-cell office:value-type="float" office:value="-86.04046" calcext:value-type="float">
            <text:p>-86.04046</text:p>
          </table:table-cell>
          <table:table-cell office:value-type="float" office:value="0" calcext:value-type="float">
            <text:p>0</text:p>
          </table:table-cell>
          <table:table-cell office:value-type="float" office:value="334.5615" calcext:value-type="float">
            <text:p>334.5615</text:p>
          </table:table-cell>
          <table:table-cell office:value-type="float" office:value="1114.583" calcext:value-type="float">
            <text:p>1114.583</text:p>
          </table:table-cell>
          <table:table-cell office:value-type="float" office:value="1363.12" calcext:value-type="float">
            <text:p>1363.12</text:p>
          </table:table-cell>
          <table:table-cell office:value-type="float" office:value="1283.387" calcext:value-type="float">
            <text:p>1283.387</text:p>
          </table:table-cell>
          <table:table-cell office:value-type="float" office:value="768.7092" calcext:value-type="float">
            <text:p>768.7092</text:p>
          </table:table-cell>
          <table:table-cell office:value-type="float" office:value="1104.816" calcext:value-type="float">
            <text:p>1104.816</text:p>
          </table:table-cell>
          <table:table-cell office:value-type="float" office:value="412.0214" calcext:value-type="float">
            <text:p>412.0214</text:p>
          </table:table-cell>
          <table:table-cell office:value-type="float" office:value="1847.99" calcext:value-type="float">
            <text:p>1847.99</text:p>
          </table:table-cell>
          <table:table-cell office:value-type="float" office:value="2085.402" calcext:value-type="float">
            <text:p>2085.402</text:p>
          </table:table-cell>
          <table:table-cell office:value-type="float" office:value="1667.721" calcext:value-type="float">
            <text:p>1667.721</text:p>
          </table:table-cell>
          <table:table-cell office:value-type="float" office:value="584.5428" calcext:value-type="float">
            <text:p>584.5428</text:p>
          </table:table-cell>
          <table:table-cell office:value-type="float" office:value="573.0709" calcext:value-type="float">
            <text:p>573.0709</text:p>
          </table:table-cell>
          <table:table-cell office:value-type="float" office:value="142.7932" calcext:value-type="float">
            <text:p>142.7932</text:p>
          </table:table-cell>
          <table:table-cell office:value-type="float" office:value="35.69211" calcext:value-type="float">
            <text:p>35.69211</text:p>
          </table:table-cell>
          <table:table-cell office:value-type="float" office:value="0" calcext:value-type="float">
            <text:p>0</text:p>
          </table:table-cell>
          <table:table-cell office:value-type="float" office:value="-0.0006078732" calcext:value-type="float">
            <text:p>-0.00060787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5.52163" calcext:value-type="float">
            <text:p>-85.52163</text:p>
          </table:table-cell>
          <table:table-cell office:value-type="float" office:value="0" calcext:value-type="float">
            <text:p>0</text:p>
          </table:table-cell>
          <table:table-cell office:value-type="float" office:value="2.539541" calcext:value-type="float">
            <text:p>2.539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042004" calcext:value-type="float">
            <text:p>11042004</text:p>
          </table:table-cell>
          <table:table-cell office:value-type="float" office:value="602.7487" calcext:value-type="float">
            <text:p>602.7487</text:p>
          </table:table-cell>
          <table:table-cell office:value-type="float" office:value="13096.64" calcext:value-type="float">
            <text:p>13096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6.80033" calcext:value-type="float">
            <text:p>-86.80033</text:p>
          </table:table-cell>
          <table:table-cell office:value-type="float" office:value="208.1569" calcext:value-type="float">
            <text:p>208.1569</text:p>
          </table:table-cell>
          <table:table-cell office:value-type="float" office:value="0" calcext:value-type="float">
            <text:p>0</text:p>
          </table:table-cell>
          <table:table-cell office:value-type="float" office:value="92.2934" calcext:value-type="float">
            <text:p>92.2934</text:p>
          </table:table-cell>
          <table:table-cell office:value-type="float" office:value="381.565" calcext:value-type="float">
            <text:p>381.565</text:p>
          </table:table-cell>
          <table:table-cell office:value-type="float" office:value="0.04010759" calcext:value-type="float">
            <text:p>0.04010759</text:p>
          </table:table-cell>
          <table:table-cell office:value-type="float" office:value="0" calcext:value-type="float">
            <text:p>0</text:p>
          </table:table-cell>
          <table:table-cell office:value-type="float" office:value="0.0008511113" calcext:value-type="float">
            <text:p>0.0008511113</text:p>
          </table:table-cell>
          <table:table-cell office:value-type="float" office:value="0" calcext:value-type="float">
            <text:p>0</text:p>
          </table:table-cell>
          <table:table-cell office:value-type="float" office:value="-0.01551599" calcext:value-type="float">
            <text:p>-0.01551599</text:p>
          </table:table-cell>
          <table:table-cell office:value-type="float" office:value="370" calcext:value-type="float">
            <text:p>370</text:p>
          </table:table-cell>
          <table:table-cell office:value-type="float" office:value="-86.74556" calcext:value-type="float">
            <text:p>-86.74556</text:p>
          </table:table-cell>
          <table:table-cell office:value-type="float" office:value="0" calcext:value-type="float">
            <text:p>0</text:p>
          </table:table-cell>
          <table:table-cell office:value-type="float" office:value="334.6195" calcext:value-type="float">
            <text:p>334.6195</text:p>
          </table:table-cell>
          <table:table-cell office:value-type="float" office:value="1114.431" calcext:value-type="float">
            <text:p>1114.431</text:p>
          </table:table-cell>
          <table:table-cell office:value-type="float" office:value="1362.949" calcext:value-type="float">
            <text:p>1362.949</text:p>
          </table:table-cell>
          <table:table-cell office:value-type="float" office:value="1283.273" calcext:value-type="float">
            <text:p>1283.273</text:p>
          </table:table-cell>
          <table:table-cell office:value-type="float" office:value="768.6097" calcext:value-type="float">
            <text:p>768.6097</text:p>
          </table:table-cell>
          <table:table-cell office:value-type="float" office:value="1104.77" calcext:value-type="float">
            <text:p>1104.77</text:p>
          </table:table-cell>
          <table:table-cell office:value-type="float" office:value="412.0096" calcext:value-type="float">
            <text:p>412.0096</text:p>
          </table:table-cell>
          <table:table-cell office:value-type="float" office:value="1847.968" calcext:value-type="float">
            <text:p>1847.968</text:p>
          </table:table-cell>
          <table:table-cell office:value-type="float" office:value="2085.383" calcext:value-type="float">
            <text:p>2085.383</text:p>
          </table:table-cell>
          <table:table-cell office:value-type="float" office:value="1667.717" calcext:value-type="float">
            <text:p>1667.717</text:p>
          </table:table-cell>
          <table:table-cell office:value-type="float" office:value="584.5416" calcext:value-type="float">
            <text:p>584.5416</text:p>
          </table:table-cell>
          <table:table-cell office:value-type="float" office:value="573.0682" calcext:value-type="float">
            <text:p>573.0682</text:p>
          </table:table-cell>
          <table:table-cell office:value-type="float" office:value="142.7931" calcext:value-type="float">
            <text:p>142.7931</text:p>
          </table:table-cell>
          <table:table-cell office:value-type="float" office:value="35.69211" calcext:value-type="float">
            <text:p>35.69211</text:p>
          </table:table-cell>
          <table:table-cell office:value-type="float" office:value="0" calcext:value-type="float">
            <text:p>0</text:p>
          </table:table-cell>
          <table:table-cell office:value-type="float" office:value="-0.0006144008" calcext:value-type="float">
            <text:p>-0.0006144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6.22315" calcext:value-type="float">
            <text:p>-86.22315</text:p>
          </table:table-cell>
          <table:table-cell office:value-type="float" office:value="0" calcext:value-type="float">
            <text:p>0</text:p>
          </table:table-cell>
          <table:table-cell office:value-type="float" office:value="2.534571" calcext:value-type="float">
            <text:p>2.534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042004" calcext:value-type="float">
            <text:p>12042004</text:p>
          </table:table-cell>
          <table:table-cell office:value-type="float" office:value="602.0693" calcext:value-type="float">
            <text:p>602.0693</text:p>
          </table:table-cell>
          <table:table-cell office:value-type="float" office:value="13096.62" calcext:value-type="float">
            <text:p>13096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7.45238" calcext:value-type="float">
            <text:p>-87.45238</text:p>
          </table:table-cell>
          <table:table-cell office:value-type="float" office:value="210.1419" calcext:value-type="float">
            <text:p>210.1419</text:p>
          </table:table-cell>
          <table:table-cell office:value-type="float" office:value="0" calcext:value-type="float">
            <text:p>0</text:p>
          </table:table-cell>
          <table:table-cell office:value-type="float" office:value="92.13934" calcext:value-type="float">
            <text:p>92.13934</text:p>
          </table:table-cell>
          <table:table-cell office:value-type="float" office:value="381.4264" calcext:value-type="float">
            <text:p>381.4264</text:p>
          </table:table-cell>
          <table:table-cell office:value-type="float" office:value="0.04047247" calcext:value-type="float">
            <text:p>0.04047247</text:p>
          </table:table-cell>
          <table:table-cell office:value-type="float" office:value="0" calcext:value-type="float">
            <text:p>0</text:p>
          </table:table-cell>
          <table:table-cell office:value-type="float" office:value="0.0008511113" calcext:value-type="float">
            <text:p>0.0008511113</text:p>
          </table:table-cell>
          <table:table-cell office:value-type="float" office:value="0" calcext:value-type="float">
            <text:p>0</text:p>
          </table:table-cell>
          <table:table-cell office:value-type="float" office:value="-0.01551599" calcext:value-type="float">
            <text:p>-0.01551599</text:p>
          </table:table-cell>
          <table:table-cell office:value-type="float" office:value="370" calcext:value-type="float">
            <text:p>370</text:p>
          </table:table-cell>
          <table:table-cell office:value-type="float" office:value="-87.39725" calcext:value-type="float">
            <text:p>-87.39725</text:p>
          </table:table-cell>
          <table:table-cell office:value-type="float" office:value="0" calcext:value-type="float">
            <text:p>0</text:p>
          </table:table-cell>
          <table:table-cell office:value-type="float" office:value="334.6706" calcext:value-type="float">
            <text:p>334.6706</text:p>
          </table:table-cell>
          <table:table-cell office:value-type="float" office:value="1114.284" calcext:value-type="float">
            <text:p>1114.284</text:p>
          </table:table-cell>
          <table:table-cell office:value-type="float" office:value="1362.785" calcext:value-type="float">
            <text:p>1362.785</text:p>
          </table:table-cell>
          <table:table-cell office:value-type="float" office:value="1283.164" calcext:value-type="float">
            <text:p>1283.164</text:p>
          </table:table-cell>
          <table:table-cell office:value-type="float" office:value="768.5195" calcext:value-type="float">
            <text:p>768.5195</text:p>
          </table:table-cell>
          <table:table-cell office:value-type="float" office:value="1104.727" calcext:value-type="float">
            <text:p>1104.727</text:p>
          </table:table-cell>
          <table:table-cell office:value-type="float" office:value="411.9981" calcext:value-type="float">
            <text:p>411.9981</text:p>
          </table:table-cell>
          <table:table-cell office:value-type="float" office:value="1847.946" calcext:value-type="float">
            <text:p>1847.946</text:p>
          </table:table-cell>
          <table:table-cell office:value-type="float" office:value="2085.365" calcext:value-type="float">
            <text:p>2085.365</text:p>
          </table:table-cell>
          <table:table-cell office:value-type="float" office:value="1667.713" calcext:value-type="float">
            <text:p>1667.713</text:p>
          </table:table-cell>
          <table:table-cell office:value-type="float" office:value="584.5403" calcext:value-type="float">
            <text:p>584.5403</text:p>
          </table:table-cell>
          <table:table-cell office:value-type="float" office:value="573.0655" calcext:value-type="float">
            <text:p>573.0655</text:p>
          </table:table-cell>
          <table:table-cell office:value-type="float" office:value="142.7931" calcext:value-type="float">
            <text:p>142.7931</text:p>
          </table:table-cell>
          <table:table-cell office:value-type="float" office:value="35.6921" calcext:value-type="float">
            <text:p>35.6921</text:p>
          </table:table-cell>
          <table:table-cell office:value-type="float" office:value="0" calcext:value-type="float">
            <text:p>0</text:p>
          </table:table-cell>
          <table:table-cell office:value-type="float" office:value="-0.0006206221" calcext:value-type="float">
            <text:p>-0.00062062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6.88222" calcext:value-type="float">
            <text:p>-86.88222</text:p>
          </table:table-cell>
          <table:table-cell office:value-type="float" office:value="0" calcext:value-type="float">
            <text:p>0</text:p>
          </table:table-cell>
          <table:table-cell office:value-type="float" office:value="2.540959" calcext:value-type="float">
            <text:p>2.540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042004" calcext:value-type="float">
            <text:p>13042004</text:p>
          </table:table-cell>
          <table:table-cell office:value-type="float" office:value="601.155" calcext:value-type="float">
            <text:p>601.155</text:p>
          </table:table-cell>
          <table:table-cell office:value-type="float" office:value="13096.69" calcext:value-type="float">
            <text:p>13096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8.2282" calcext:value-type="float">
            <text:p>-88.2282</text:p>
          </table:table-cell>
          <table:table-cell office:value-type="float" office:value="211.8058" calcext:value-type="float">
            <text:p>211.8058</text:p>
          </table:table-cell>
          <table:table-cell office:value-type="float" office:value="0" calcext:value-type="float">
            <text:p>0</text:p>
          </table:table-cell>
          <table:table-cell office:value-type="float" office:value="91.45345" calcext:value-type="float">
            <text:p>91.45345</text:p>
          </table:table-cell>
          <table:table-cell office:value-type="float" office:value="381.1371" calcext:value-type="float">
            <text:p>381.1371</text:p>
          </table:table-cell>
          <table:table-cell office:value-type="float" office:value="0.04082126" calcext:value-type="float">
            <text:p>0.04082126</text:p>
          </table:table-cell>
          <table:table-cell office:value-type="float" office:value="0" calcext:value-type="float">
            <text:p>0</text:p>
          </table:table-cell>
          <table:table-cell office:value-type="float" office:value="0.0008511113" calcext:value-type="float">
            <text:p>0.0008511113</text:p>
          </table:table-cell>
          <table:table-cell office:value-type="float" office:value="0" calcext:value-type="float">
            <text:p>0</text:p>
          </table:table-cell>
          <table:table-cell office:value-type="float" office:value="-0.01551599" calcext:value-type="float">
            <text:p>-0.01551599</text:p>
          </table:table-cell>
          <table:table-cell office:value-type="float" office:value="370" calcext:value-type="float">
            <text:p>370</text:p>
          </table:table-cell>
          <table:table-cell office:value-type="float" office:value="-88.17271" calcext:value-type="float">
            <text:p>-88.17271</text:p>
          </table:table-cell>
          <table:table-cell office:value-type="float" office:value="0" calcext:value-type="float">
            <text:p>0</text:p>
          </table:table-cell>
          <table:table-cell office:value-type="float" office:value="334.804" calcext:value-type="float">
            <text:p>334.804</text:p>
          </table:table-cell>
          <table:table-cell office:value-type="float" office:value="1114.097" calcext:value-type="float">
            <text:p>1114.097</text:p>
          </table:table-cell>
          <table:table-cell office:value-type="float" office:value="1362.594" calcext:value-type="float">
            <text:p>1362.594</text:p>
          </table:table-cell>
          <table:table-cell office:value-type="float" office:value="1283.048" calcext:value-type="float">
            <text:p>1283.048</text:p>
          </table:table-cell>
          <table:table-cell office:value-type="float" office:value="768.4268" calcext:value-type="float">
            <text:p>768.4268</text:p>
          </table:table-cell>
          <table:table-cell office:value-type="float" office:value="1104.684" calcext:value-type="float">
            <text:p>1104.684</text:p>
          </table:table-cell>
          <table:table-cell office:value-type="float" office:value="411.987" calcext:value-type="float">
            <text:p>411.987</text:p>
          </table:table-cell>
          <table:table-cell office:value-type="float" office:value="1847.925" calcext:value-type="float">
            <text:p>1847.925</text:p>
          </table:table-cell>
          <table:table-cell office:value-type="float" office:value="2085.346" calcext:value-type="float">
            <text:p>2085.346</text:p>
          </table:table-cell>
          <table:table-cell office:value-type="float" office:value="1667.709" calcext:value-type="float">
            <text:p>1667.709</text:p>
          </table:table-cell>
          <table:table-cell office:value-type="float" office:value="584.5391" calcext:value-type="float">
            <text:p>584.5391</text:p>
          </table:table-cell>
          <table:table-cell office:value-type="float" office:value="573.0627" calcext:value-type="float">
            <text:p>573.0627</text:p>
          </table:table-cell>
          <table:table-cell office:value-type="float" office:value="142.7931" calcext:value-type="float">
            <text:p>142.7931</text:p>
          </table:table-cell>
          <table:table-cell office:value-type="float" office:value="35.6921" calcext:value-type="float">
            <text:p>35.6921</text:p>
          </table:table-cell>
          <table:table-cell office:value-type="float" office:value="0" calcext:value-type="float">
            <text:p>0</text:p>
          </table:table-cell>
          <table:table-cell office:value-type="float" office:value="-0.0006315217" calcext:value-type="float">
            <text:p>-0.00063152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7.68319" calcext:value-type="float">
            <text:p>-87.68319</text:p>
          </table:table-cell>
          <table:table-cell office:value-type="float" office:value="0" calcext:value-type="float">
            <text:p>0</text:p>
          </table:table-cell>
          <table:table-cell office:value-type="float" office:value="2.566024" calcext:value-type="float">
            <text:p>2.566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042004" calcext:value-type="float">
            <text:p>14042004</text:p>
          </table:table-cell>
          <table:table-cell office:value-type="float" office:value="599.9399" calcext:value-type="float">
            <text:p>599.9399</text:p>
          </table:table-cell>
          <table:table-cell office:value-type="float" office:value="13096.83" calcext:value-type="float">
            <text:p>13096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9.22041" calcext:value-type="float">
            <text:p>-89.22041</text:p>
          </table:table-cell>
          <table:table-cell office:value-type="float" office:value="214.3762" calcext:value-type="float">
            <text:p>214.3762</text:p>
          </table:table-cell>
          <table:table-cell office:value-type="float" office:value="0" calcext:value-type="float">
            <text:p>0</text:p>
          </table:table-cell>
          <table:table-cell office:value-type="float" office:value="90.37411" calcext:value-type="float">
            <text:p>90.37411</text:p>
          </table:table-cell>
          <table:table-cell office:value-type="float" office:value="380.7035" calcext:value-type="float">
            <text:p>380.7035</text:p>
          </table:table-cell>
          <table:table-cell office:value-type="float" office:value="0.04114817" calcext:value-type="float">
            <text:p>0.04114817</text:p>
          </table:table-cell>
          <table:table-cell office:value-type="float" office:value="0" calcext:value-type="float">
            <text:p>0</text:p>
          </table:table-cell>
          <table:table-cell office:value-type="float" office:value="0.0008511113" calcext:value-type="float">
            <text:p>0.0008511113</text:p>
          </table:table-cell>
          <table:table-cell office:value-type="float" office:value="0" calcext:value-type="float">
            <text:p>0</text:p>
          </table:table-cell>
          <table:table-cell office:value-type="float" office:value="-0.01551599" calcext:value-type="float">
            <text:p>-0.01551599</text:p>
          </table:table-cell>
          <table:table-cell office:value-type="float" office:value="370" calcext:value-type="float">
            <text:p>370</text:p>
          </table:table-cell>
          <table:table-cell office:value-type="float" office:value="-89.1646" calcext:value-type="float">
            <text:p>-89.1646</text:p>
          </table:table-cell>
          <table:table-cell office:value-type="float" office:value="0" calcext:value-type="float">
            <text:p>0</text:p>
          </table:table-cell>
          <table:table-cell office:value-type="float" office:value="335.0104" calcext:value-type="float">
            <text:p>335.0104</text:p>
          </table:table-cell>
          <table:table-cell office:value-type="float" office:value="1113.847" calcext:value-type="float">
            <text:p>1113.847</text:p>
          </table:table-cell>
          <table:table-cell office:value-type="float" office:value="1362.355" calcext:value-type="float">
            <text:p>1362.355</text:p>
          </table:table-cell>
          <table:table-cell office:value-type="float" office:value="1282.905" calcext:value-type="float">
            <text:p>1282.905</text:p>
          </table:table-cell>
          <table:table-cell office:value-type="float" office:value="768.3164" calcext:value-type="float">
            <text:p>768.3164</text:p>
          </table:table-cell>
          <table:table-cell office:value-type="float" office:value="1104.636" calcext:value-type="float">
            <text:p>1104.636</text:p>
          </table:table-cell>
          <table:table-cell office:value-type="float" office:value="411.9753" calcext:value-type="float">
            <text:p>411.9753</text:p>
          </table:table-cell>
          <table:table-cell office:value-type="float" office:value="1847.903" calcext:value-type="float">
            <text:p>1847.903</text:p>
          </table:table-cell>
          <table:table-cell office:value-type="float" office:value="2085.328" calcext:value-type="float">
            <text:p>2085.328</text:p>
          </table:table-cell>
          <table:table-cell office:value-type="float" office:value="1667.705" calcext:value-type="float">
            <text:p>1667.705</text:p>
          </table:table-cell>
          <table:table-cell office:value-type="float" office:value="584.5378" calcext:value-type="float">
            <text:p>584.5378</text:p>
          </table:table-cell>
          <table:table-cell office:value-type="float" office:value="573.0598" calcext:value-type="float">
            <text:p>573.0598</text:p>
          </table:table-cell>
          <table:table-cell office:value-type="float" office:value="142.7931" calcext:value-type="float">
            <text:p>142.7931</text:p>
          </table:table-cell>
          <table:table-cell office:value-type="float" office:value="35.6921" calcext:value-type="float">
            <text:p>35.6921</text:p>
          </table:table-cell>
          <table:table-cell office:value-type="float" office:value="0" calcext:value-type="float">
            <text:p>0</text:p>
          </table:table-cell>
          <table:table-cell office:value-type="float" office:value="-0.0006432467" calcext:value-type="float">
            <text:p>-0.00064324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8.7113" calcext:value-type="float">
            <text:p>-88.7113</text:p>
          </table:table-cell>
          <table:table-cell office:value-type="float" office:value="0" calcext:value-type="float">
            <text:p>0</text:p>
          </table:table-cell>
          <table:table-cell office:value-type="float" office:value="2.60174" calcext:value-type="float">
            <text:p>2.60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042004" calcext:value-type="float">
            <text:p>15042004</text:p>
          </table:table-cell>
          <table:table-cell office:value-type="float" office:value="598.8047" calcext:value-type="float">
            <text:p>598.8047</text:p>
          </table:table-cell>
          <table:table-cell office:value-type="float" office:value="13096.84" calcext:value-type="float">
            <text:p>13096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24319" calcext:value-type="float">
            <text:p>-90.24319</text:p>
          </table:table-cell>
          <table:table-cell office:value-type="float" office:value="217.0262" calcext:value-type="float">
            <text:p>217.0262</text:p>
          </table:table-cell>
          <table:table-cell office:value-type="float" office:value="0" calcext:value-type="float">
            <text:p>0</text:p>
          </table:table-cell>
          <table:table-cell office:value-type="float" office:value="89.81584" calcext:value-type="float">
            <text:p>89.81584</text:p>
          </table:table-cell>
          <table:table-cell office:value-type="float" office:value="380.4897" calcext:value-type="float">
            <text:p>380.4897</text:p>
          </table:table-cell>
          <table:table-cell office:value-type="float" office:value="0.04144802" calcext:value-type="float">
            <text:p>0.04144802</text:p>
          </table:table-cell>
          <table:table-cell office:value-type="float" office:value="0" calcext:value-type="float">
            <text:p>0</text:p>
          </table:table-cell>
          <table:table-cell office:value-type="float" office:value="0.0008511113" calcext:value-type="float">
            <text:p>0.0008511113</text:p>
          </table:table-cell>
          <table:table-cell office:value-type="float" office:value="0" calcext:value-type="float">
            <text:p>0</text:p>
          </table:table-cell>
          <table:table-cell office:value-type="float" office:value="-0.01551599" calcext:value-type="float">
            <text:p>-0.01551599</text:p>
          </table:table-cell>
          <table:table-cell office:value-type="float" office:value="370" calcext:value-type="float">
            <text:p>370</text:p>
          </table:table-cell>
          <table:table-cell office:value-type="float" office:value="-90.18708" calcext:value-type="float">
            <text:p>-90.18708</text:p>
          </table:table-cell>
          <table:table-cell office:value-type="float" office:value="0" calcext:value-type="float">
            <text:p>0</text:p>
          </table:table-cell>
          <table:table-cell office:value-type="float" office:value="335.1183" calcext:value-type="float">
            <text:p>335.1183</text:p>
          </table:table-cell>
          <table:table-cell office:value-type="float" office:value="1113.545" calcext:value-type="float">
            <text:p>1113.545</text:p>
          </table:table-cell>
          <table:table-cell office:value-type="float" office:value="1362.065" calcext:value-type="float">
            <text:p>1362.065</text:p>
          </table:table-cell>
          <table:table-cell office:value-type="float" office:value="1282.724" calcext:value-type="float">
            <text:p>1282.724</text:p>
          </table:table-cell>
          <table:table-cell office:value-type="float" office:value="768.1898" calcext:value-type="float">
            <text:p>768.1898</text:p>
          </table:table-cell>
          <table:table-cell office:value-type="float" office:value="1104.579" calcext:value-type="float">
            <text:p>1104.579</text:p>
          </table:table-cell>
          <table:table-cell office:value-type="float" office:value="411.9621" calcext:value-type="float">
            <text:p>411.9621</text:p>
          </table:table-cell>
          <table:table-cell office:value-type="float" office:value="1847.881" calcext:value-type="float">
            <text:p>1847.881</text:p>
          </table:table-cell>
          <table:table-cell office:value-type="float" office:value="2085.31" calcext:value-type="float">
            <text:p>2085.31</text:p>
          </table:table-cell>
          <table:table-cell office:value-type="float" office:value="1667.702" calcext:value-type="float">
            <text:p>1667.702</text:p>
          </table:table-cell>
          <table:table-cell office:value-type="float" office:value="584.5365" calcext:value-type="float">
            <text:p>584.5365</text:p>
          </table:table-cell>
          <table:table-cell office:value-type="float" office:value="573.0569" calcext:value-type="float">
            <text:p>573.0569</text:p>
          </table:table-cell>
          <table:table-cell office:value-type="float" office:value="142.7931" calcext:value-type="float">
            <text:p>142.7931</text:p>
          </table:table-cell>
          <table:table-cell office:value-type="float" office:value="35.6921" calcext:value-type="float">
            <text:p>35.6921</text:p>
          </table:table-cell>
          <table:table-cell office:value-type="float" office:value="0" calcext:value-type="float">
            <text:p>0</text:p>
          </table:table-cell>
          <table:table-cell office:value-type="float" office:value="-0.000648526" calcext:value-type="float">
            <text:p>-0.0006485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9.77329" calcext:value-type="float">
            <text:p>-89.77329</text:p>
          </table:table-cell>
          <table:table-cell office:value-type="float" office:value="0" calcext:value-type="float">
            <text:p>0</text:p>
          </table:table-cell>
          <table:table-cell office:value-type="float" office:value="2.640957" calcext:value-type="float">
            <text:p>2.640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042004" calcext:value-type="float">
            <text:p>16042004</text:p>
          </table:table-cell>
          <table:table-cell office:value-type="float" office:value="597.4905" calcext:value-type="float">
            <text:p>597.4905</text:p>
          </table:table-cell>
          <table:table-cell office:value-type="float" office:value="13096.86" calcext:value-type="float">
            <text:p>13096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1.41975" calcext:value-type="float">
            <text:p>-91.41975</text:p>
          </table:table-cell>
          <table:table-cell office:value-type="float" office:value="219.6786" calcext:value-type="float">
            <text:p>219.6786</text:p>
          </table:table-cell>
          <table:table-cell office:value-type="float" office:value="0" calcext:value-type="float">
            <text:p>0</text:p>
          </table:table-cell>
          <table:table-cell office:value-type="float" office:value="89.11216" calcext:value-type="float">
            <text:p>89.11216</text:p>
          </table:table-cell>
          <table:table-cell office:value-type="float" office:value="380.2473" calcext:value-type="float">
            <text:p>380.2473</text:p>
          </table:table-cell>
          <table:table-cell office:value-type="float" office:value="0.04174167" calcext:value-type="float">
            <text:p>0.04174167</text:p>
          </table:table-cell>
          <table:table-cell office:value-type="float" office:value="0" calcext:value-type="float">
            <text:p>0</text:p>
          </table:table-cell>
          <table:table-cell office:value-type="float" office:value="0.0008511113" calcext:value-type="float">
            <text:p>0.0008511113</text:p>
          </table:table-cell>
          <table:table-cell office:value-type="float" office:value="0" calcext:value-type="float">
            <text:p>0</text:p>
          </table:table-cell>
          <table:table-cell office:value-type="float" office:value="-0.01551599" calcext:value-type="float">
            <text:p>-0.01551599</text:p>
          </table:table-cell>
          <table:table-cell office:value-type="float" office:value="370" calcext:value-type="float">
            <text:p>370</text:p>
          </table:table-cell>
          <table:table-cell office:value-type="float" office:value="-91.36335" calcext:value-type="float">
            <text:p>-91.36335</text:p>
          </table:table-cell>
          <table:table-cell office:value-type="float" office:value="0" calcext:value-type="float">
            <text:p>0</text:p>
          </table:table-cell>
          <table:table-cell office:value-type="float" office:value="335.2456" calcext:value-type="float">
            <text:p>335.2456</text:p>
          </table:table-cell>
          <table:table-cell office:value-type="float" office:value="1113.183" calcext:value-type="float">
            <text:p>1113.183</text:p>
          </table:table-cell>
          <table:table-cell office:value-type="float" office:value="1361.728" calcext:value-type="float">
            <text:p>1361.728</text:p>
          </table:table-cell>
          <table:table-cell office:value-type="float" office:value="1282.516" calcext:value-type="float">
            <text:p>1282.516</text:p>
          </table:table-cell>
          <table:table-cell office:value-type="float" office:value="768.0487" calcext:value-type="float">
            <text:p>768.0487</text:p>
          </table:table-cell>
          <table:table-cell office:value-type="float" office:value="1104.512" calcext:value-type="float">
            <text:p>1104.512</text:p>
          </table:table-cell>
          <table:table-cell office:value-type="float" office:value="411.948" calcext:value-type="float">
            <text:p>411.948</text:p>
          </table:table-cell>
          <table:table-cell office:value-type="float" office:value="1847.859" calcext:value-type="float">
            <text:p>1847.859</text:p>
          </table:table-cell>
          <table:table-cell office:value-type="float" office:value="2085.291" calcext:value-type="float">
            <text:p>2085.291</text:p>
          </table:table-cell>
          <table:table-cell office:value-type="float" office:value="1667.698" calcext:value-type="float">
            <text:p>1667.698</text:p>
          </table:table-cell>
          <table:table-cell office:value-type="float" office:value="584.5352" calcext:value-type="float">
            <text:p>584.5352</text:p>
          </table:table-cell>
          <table:table-cell office:value-type="float" office:value="573.054" calcext:value-type="float">
            <text:p>573.054</text:p>
          </table:table-cell>
          <table:table-cell office:value-type="float" office:value="142.7931" calcext:value-type="float">
            <text:p>142.7931</text:p>
          </table:table-cell>
          <table:table-cell office:value-type="float" office:value="35.69209" calcext:value-type="float">
            <text:p>35.69209</text:p>
          </table:table-cell>
          <table:table-cell office:value-type="float" office:value="0" calcext:value-type="float">
            <text:p>0</text:p>
          </table:table-cell>
          <table:table-cell office:value-type="float" office:value="-0.0006583832" calcext:value-type="float">
            <text:p>-0.00065838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0.99651" calcext:value-type="float">
            <text:p>-90.99651</text:p>
          </table:table-cell>
          <table:table-cell office:value-type="float" office:value="0" calcext:value-type="float">
            <text:p>0</text:p>
          </table:table-cell>
          <table:table-cell office:value-type="float" office:value="2.688002" calcext:value-type="float">
            <text:p>2.688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7042004" calcext:value-type="float">
            <text:p>17042004</text:p>
          </table:table-cell>
          <table:table-cell office:value-type="float" office:value="596.2009" calcext:value-type="float">
            <text:p>596.2009</text:p>
          </table:table-cell>
          <table:table-cell office:value-type="float" office:value="13096.8" calcext:value-type="float">
            <text:p>1309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2.65253" calcext:value-type="float">
            <text:p>-92.65253</text:p>
          </table:table-cell>
          <table:table-cell office:value-type="float" office:value="222.5152" calcext:value-type="float">
            <text:p>222.5152</text:p>
          </table:table-cell>
          <table:table-cell office:value-type="float" office:value="0" calcext:value-type="float">
            <text:p>0</text:p>
          </table:table-cell>
          <table:table-cell office:value-type="float" office:value="88.77064" calcext:value-type="float">
            <text:p>88.77064</text:p>
          </table:table-cell>
          <table:table-cell office:value-type="float" office:value="380.1535" calcext:value-type="float">
            <text:p>380.1535</text:p>
          </table:table-cell>
          <table:table-cell office:value-type="float" office:value="0.04201986" calcext:value-type="float">
            <text:p>0.04201986</text:p>
          </table:table-cell>
          <table:table-cell office:value-type="float" office:value="0" calcext:value-type="float">
            <text:p>0</text:p>
          </table:table-cell>
          <table:table-cell office:value-type="float" office:value="0.0008511113" calcext:value-type="float">
            <text:p>0.0008511113</text:p>
          </table:table-cell>
          <table:table-cell office:value-type="float" office:value="0" calcext:value-type="float">
            <text:p>0</text:p>
          </table:table-cell>
          <table:table-cell office:value-type="float" office:value="-0.01551599" calcext:value-type="float">
            <text:p>-0.01551599</text:p>
          </table:table-cell>
          <table:table-cell office:value-type="float" office:value="370" calcext:value-type="float">
            <text:p>370</text:p>
          </table:table-cell>
          <table:table-cell office:value-type="float" office:value="-92.59585" calcext:value-type="float">
            <text:p>-92.59585</text:p>
          </table:table-cell>
          <table:table-cell office:value-type="float" office:value="0" calcext:value-type="float">
            <text:p>0</text:p>
          </table:table-cell>
          <table:table-cell office:value-type="float" office:value="335.3107" calcext:value-type="float">
            <text:p>335.3107</text:p>
          </table:table-cell>
          <table:table-cell office:value-type="float" office:value="1112.777" calcext:value-type="float">
            <text:p>1112.777</text:p>
          </table:table-cell>
          <table:table-cell office:value-type="float" office:value="1361.344" calcext:value-type="float">
            <text:p>1361.344</text:p>
          </table:table-cell>
          <table:table-cell office:value-type="float" office:value="1282.281" calcext:value-type="float">
            <text:p>1282.281</text:p>
          </table:table-cell>
          <table:table-cell office:value-type="float" office:value="767.8936" calcext:value-type="float">
            <text:p>767.8936</text:p>
          </table:table-cell>
          <table:table-cell office:value-type="float" office:value="1104.439" calcext:value-type="float">
            <text:p>1104.439</text:p>
          </table:table-cell>
          <table:table-cell office:value-type="float" office:value="411.9326" calcext:value-type="float">
            <text:p>411.9326</text:p>
          </table:table-cell>
          <table:table-cell office:value-type="float" office:value="1847.835" calcext:value-type="float">
            <text:p>1847.835</text:p>
          </table:table-cell>
          <table:table-cell office:value-type="float" office:value="2085.273" calcext:value-type="float">
            <text:p>2085.273</text:p>
          </table:table-cell>
          <table:table-cell office:value-type="float" office:value="1667.694" calcext:value-type="float">
            <text:p>1667.694</text:p>
          </table:table-cell>
          <table:table-cell office:value-type="float" office:value="584.5338" calcext:value-type="float">
            <text:p>584.5338</text:p>
          </table:table-cell>
          <table:table-cell office:value-type="float" office:value="573.051" calcext:value-type="float">
            <text:p>573.051</text:p>
          </table:table-cell>
          <table:table-cell office:value-type="float" office:value="142.7931" calcext:value-type="float">
            <text:p>142.7931</text:p>
          </table:table-cell>
          <table:table-cell office:value-type="float" office:value="35.69209" calcext:value-type="float">
            <text:p>35.69209</text:p>
          </table:table-cell>
          <table:table-cell office:value-type="float" office:value="0" calcext:value-type="float">
            <text:p>0</text:p>
          </table:table-cell>
          <table:table-cell office:value-type="float" office:value="-0.000673215" calcext:value-type="float">
            <text:p>-0.0006732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2.27583" calcext:value-type="float">
            <text:p>-92.27583</text:p>
          </table:table-cell>
          <table:table-cell office:value-type="float" office:value="0" calcext:value-type="float">
            <text:p>0</text:p>
          </table:table-cell>
          <table:table-cell office:value-type="float" office:value="2.734497" calcext:value-type="float">
            <text:p>2.734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8042004" calcext:value-type="float">
            <text:p>18042004</text:p>
          </table:table-cell>
          <table:table-cell office:value-type="float" office:value="594.7391" calcext:value-type="float">
            <text:p>594.7391</text:p>
          </table:table-cell>
          <table:table-cell office:value-type="float" office:value="13096.72" calcext:value-type="float">
            <text:p>13096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4.06488" calcext:value-type="float">
            <text:p>-94.06488</text:p>
          </table:table-cell>
          <table:table-cell office:value-type="float" office:value="224.6492" calcext:value-type="float">
            <text:p>224.6492</text:p>
          </table:table-cell>
          <table:table-cell office:value-type="float" office:value="0" calcext:value-type="float">
            <text:p>0</text:p>
          </table:table-cell>
          <table:table-cell office:value-type="float" office:value="88.79527" calcext:value-type="float">
            <text:p>88.79527</text:p>
          </table:table-cell>
          <table:table-cell office:value-type="float" office:value="379.9469" calcext:value-type="float">
            <text:p>379.9469</text:p>
          </table:table-cell>
          <table:table-cell office:value-type="float" office:value="0.04232642" calcext:value-type="float">
            <text:p>0.04232642</text:p>
          </table:table-cell>
          <table:table-cell office:value-type="float" office:value="0" calcext:value-type="float">
            <text:p>0</text:p>
          </table:table-cell>
          <table:table-cell office:value-type="float" office:value="0.0008511163" calcext:value-type="float">
            <text:p>0.0008511163</text:p>
          </table:table-cell>
          <table:table-cell office:value-type="float" office:value="0" calcext:value-type="float">
            <text:p>0</text:p>
          </table:table-cell>
          <table:table-cell office:value-type="float" office:value="-0.01551599" calcext:value-type="float">
            <text:p>-0.01551599</text:p>
          </table:table-cell>
          <table:table-cell office:value-type="float" office:value="370" calcext:value-type="float">
            <text:p>370</text:p>
          </table:table-cell>
          <table:table-cell office:value-type="float" office:value="-94.00789" calcext:value-type="float">
            <text:p>-94.00789</text:p>
          </table:table-cell>
          <table:table-cell office:value-type="float" office:value="0" calcext:value-type="float">
            <text:p>0</text:p>
          </table:table-cell>
          <table:table-cell office:value-type="float" office:value="335.3889" calcext:value-type="float">
            <text:p>335.3889</text:p>
          </table:table-cell>
          <table:table-cell office:value-type="float" office:value="1112.361" calcext:value-type="float">
            <text:p>1112.361</text:p>
          </table:table-cell>
          <table:table-cell office:value-type="float" office:value="1360.933" calcext:value-type="float">
            <text:p>1360.933</text:p>
          </table:table-cell>
          <table:table-cell office:value-type="float" office:value="1282.024" calcext:value-type="float">
            <text:p>1282.024</text:p>
          </table:table-cell>
          <table:table-cell office:value-type="float" office:value="767.7212" calcext:value-type="float">
            <text:p>767.7212</text:p>
          </table:table-cell>
          <table:table-cell office:value-type="float" office:value="1104.359" calcext:value-type="float">
            <text:p>1104.359</text:p>
          </table:table-cell>
          <table:table-cell office:value-type="float" office:value="411.9157" calcext:value-type="float">
            <text:p>411.9157</text:p>
          </table:table-cell>
          <table:table-cell office:value-type="float" office:value="1847.81" calcext:value-type="float">
            <text:p>1847.81</text:p>
          </table:table-cell>
          <table:table-cell office:value-type="float" office:value="2085.253" calcext:value-type="float">
            <text:p>2085.253</text:p>
          </table:table-cell>
          <table:table-cell office:value-type="float" office:value="1667.684" calcext:value-type="float">
            <text:p>1667.684</text:p>
          </table:table-cell>
          <table:table-cell office:value-type="float" office:value="584.5324" calcext:value-type="float">
            <text:p>584.5324</text:p>
          </table:table-cell>
          <table:table-cell office:value-type="float" office:value="573.048" calcext:value-type="float">
            <text:p>573.048</text:p>
          </table:table-cell>
          <table:table-cell office:value-type="float" office:value="142.7931" calcext:value-type="float">
            <text:p>142.7931</text:p>
          </table:table-cell>
          <table:table-cell office:value-type="float" office:value="35.69209" calcext:value-type="float">
            <text:p>35.69209</text:p>
          </table:table-cell>
          <table:table-cell office:value-type="float" office:value="0" calcext:value-type="float">
            <text:p>0</text:p>
          </table:table-cell>
          <table:table-cell office:value-type="float" office:value="-0.0006878222" calcext:value-type="float">
            <text:p>-0.00068782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3.74395" calcext:value-type="float">
            <text:p>-93.74395</text:p>
          </table:table-cell>
          <table:table-cell office:value-type="float" office:value="0" calcext:value-type="float">
            <text:p>0</text:p>
          </table:table-cell>
          <table:table-cell office:value-type="float" office:value="2.790146" calcext:value-type="float">
            <text:p>2.790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042004" calcext:value-type="float">
            <text:p>19042004</text:p>
          </table:table-cell>
          <table:table-cell office:value-type="float" office:value="592.1258" calcext:value-type="float">
            <text:p>592.1258</text:p>
          </table:table-cell>
          <table:table-cell office:value-type="float" office:value="13096.82" calcext:value-type="float">
            <text:p>13096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6.53706" calcext:value-type="float">
            <text:p>-96.53706</text:p>
          </table:table-cell>
          <table:table-cell office:value-type="float" office:value="232.4111" calcext:value-type="float">
            <text:p>232.4111</text:p>
          </table:table-cell>
          <table:table-cell office:value-type="float" office:value="0" calcext:value-type="float">
            <text:p>0</text:p>
          </table:table-cell>
          <table:table-cell office:value-type="float" office:value="90.20968" calcext:value-type="float">
            <text:p>90.20968</text:p>
          </table:table-cell>
          <table:table-cell office:value-type="float" office:value="378.394" calcext:value-type="float">
            <text:p>378.394</text:p>
          </table:table-cell>
          <table:table-cell office:value-type="float" office:value="0.04273581" calcext:value-type="float">
            <text:p>0.04273581</text:p>
          </table:table-cell>
          <table:table-cell office:value-type="float" office:value="0" calcext:value-type="float">
            <text:p>0</text:p>
          </table:table-cell>
          <table:table-cell office:value-type="float" office:value="0.0008511163" calcext:value-type="float">
            <text:p>0.0008511163</text:p>
          </table:table-cell>
          <table:table-cell office:value-type="float" office:value="0" calcext:value-type="float">
            <text:p>0</text:p>
          </table:table-cell>
          <table:table-cell office:value-type="float" office:value="-0.01606752" calcext:value-type="float">
            <text:p>-0.01606752</text:p>
          </table:table-cell>
          <table:table-cell office:value-type="float" office:value="370" calcext:value-type="float">
            <text:p>370</text:p>
          </table:table-cell>
          <table:table-cell office:value-type="float" office:value="-96.47912" calcext:value-type="float">
            <text:p>-96.47912</text:p>
          </table:table-cell>
          <table:table-cell office:value-type="float" office:value="0" calcext:value-type="float">
            <text:p>0</text:p>
          </table:table-cell>
          <table:table-cell office:value-type="float" office:value="335.5316" calcext:value-type="float">
            <text:p>335.5316</text:p>
          </table:table-cell>
          <table:table-cell office:value-type="float" office:value="1112.083" calcext:value-type="float">
            <text:p>1112.083</text:p>
          </table:table-cell>
          <table:table-cell office:value-type="float" office:value="1360.627" calcext:value-type="float">
            <text:p>1360.627</text:p>
          </table:table-cell>
          <table:table-cell office:value-type="float" office:value="1281.816" calcext:value-type="float">
            <text:p>1281.816</text:p>
          </table:table-cell>
          <table:table-cell office:value-type="float" office:value="767.571" calcext:value-type="float">
            <text:p>767.571</text:p>
          </table:table-cell>
          <table:table-cell office:value-type="float" office:value="1104.282" calcext:value-type="float">
            <text:p>1104.282</text:p>
          </table:table-cell>
          <table:table-cell office:value-type="float" office:value="411.8988" calcext:value-type="float">
            <text:p>411.8988</text:p>
          </table:table-cell>
          <table:table-cell office:value-type="float" office:value="1847.784" calcext:value-type="float">
            <text:p>1847.784</text:p>
          </table:table-cell>
          <table:table-cell office:value-type="float" office:value="2085.233" calcext:value-type="float">
            <text:p>2085.233</text:p>
          </table:table-cell>
          <table:table-cell office:value-type="float" office:value="1667.668" calcext:value-type="float">
            <text:p>1667.668</text:p>
          </table:table-cell>
          <table:table-cell office:value-type="float" office:value="584.5311" calcext:value-type="float">
            <text:p>584.5311</text:p>
          </table:table-cell>
          <table:table-cell office:value-type="float" office:value="573.045" calcext:value-type="float">
            <text:p>573.045</text:p>
          </table:table-cell>
          <table:table-cell office:value-type="float" office:value="142.793" calcext:value-type="float">
            <text:p>142.793</text:p>
          </table:table-cell>
          <table:table-cell office:value-type="float" office:value="35.69209" calcext:value-type="float">
            <text:p>35.69209</text:p>
          </table:table-cell>
          <table:table-cell office:value-type="float" office:value="0" calcext:value-type="float">
            <text:p>0</text:p>
          </table:table-cell>
          <table:table-cell office:value-type="float" office:value="-0.0006917952" calcext:value-type="float">
            <text:p>-0.00069179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6.1964" calcext:value-type="float">
            <text:p>-96.1964</text:p>
          </table:table-cell>
          <table:table-cell office:value-type="float" office:value="0" calcext:value-type="float">
            <text:p>0</text:p>
          </table:table-cell>
          <table:table-cell office:value-type="float" office:value="2.77071" calcext:value-type="float">
            <text:p>2.77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042004" calcext:value-type="float">
            <text:p>20042004</text:p>
          </table:table-cell>
          <table:table-cell office:value-type="float" office:value="587.29" calcext:value-type="float">
            <text:p>587.29</text:p>
          </table:table-cell>
          <table:table-cell office:value-type="float" office:value="13097.23" calcext:value-type="float">
            <text:p>13097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.8814" calcext:value-type="float">
            <text:p>-100.8814</text:p>
          </table:table-cell>
          <table:table-cell office:value-type="float" office:value="244.4587" calcext:value-type="float">
            <text:p>244.4587</text:p>
          </table:table-cell>
          <table:table-cell office:value-type="float" office:value="0" calcext:value-type="float">
            <text:p>0</text:p>
          </table:table-cell>
          <table:table-cell office:value-type="float" office:value="93.45331" calcext:value-type="float">
            <text:p>93.45331</text:p>
          </table:table-cell>
          <table:table-cell office:value-type="float" office:value="374.5862" calcext:value-type="float">
            <text:p>374.5862</text:p>
          </table:table-cell>
          <table:table-cell office:value-type="float" office:value="0.04317617" calcext:value-type="float">
            <text:p>0.04317617</text:p>
          </table:table-cell>
          <table:table-cell office:value-type="float" office:value="0" calcext:value-type="float">
            <text:p>0</text:p>
          </table:table-cell>
          <table:table-cell office:value-type="float" office:value="0.0008511196" calcext:value-type="float">
            <text:p>0.0008511196</text:p>
          </table:table-cell>
          <table:table-cell office:value-type="float" office:value="0" calcext:value-type="float">
            <text:p>0</text:p>
          </table:table-cell>
          <table:table-cell office:value-type="float" office:value="-0.01668876" calcext:value-type="float">
            <text:p>-0.01668876</text:p>
          </table:table-cell>
          <table:table-cell office:value-type="float" office:value="370" calcext:value-type="float">
            <text:p>370</text:p>
          </table:table-cell>
          <table:table-cell office:value-type="float" office:value="-100.8224" calcext:value-type="float">
            <text:p>-100.8224</text:p>
          </table:table-cell>
          <table:table-cell office:value-type="float" office:value="0" calcext:value-type="float">
            <text:p>0</text:p>
          </table:table-cell>
          <table:table-cell office:value-type="float" office:value="335.9843" calcext:value-type="float">
            <text:p>335.9843</text:p>
          </table:table-cell>
          <table:table-cell office:value-type="float" office:value="1111.797" calcext:value-type="float">
            <text:p>1111.797</text:p>
          </table:table-cell>
          <table:table-cell office:value-type="float" office:value="1360.333" calcext:value-type="float">
            <text:p>1360.333</text:p>
          </table:table-cell>
          <table:table-cell office:value-type="float" office:value="1281.623" calcext:value-type="float">
            <text:p>1281.623</text:p>
          </table:table-cell>
          <table:table-cell office:value-type="float" office:value="767.4275" calcext:value-type="float">
            <text:p>767.4275</text:p>
          </table:table-cell>
          <table:table-cell office:value-type="float" office:value="1104.21" calcext:value-type="float">
            <text:p>1104.21</text:p>
          </table:table-cell>
          <table:table-cell office:value-type="float" office:value="411.8829" calcext:value-type="float">
            <text:p>411.8829</text:p>
          </table:table-cell>
          <table:table-cell office:value-type="float" office:value="1847.758" calcext:value-type="float">
            <text:p>1847.758</text:p>
          </table:table-cell>
          <table:table-cell office:value-type="float" office:value="2085.213" calcext:value-type="float">
            <text:p>2085.213</text:p>
          </table:table-cell>
          <table:table-cell office:value-type="float" office:value="1667.652" calcext:value-type="float">
            <text:p>1667.652</text:p>
          </table:table-cell>
          <table:table-cell office:value-type="float" office:value="584.5297" calcext:value-type="float">
            <text:p>584.5297</text:p>
          </table:table-cell>
          <table:table-cell office:value-type="float" office:value="573.0419" calcext:value-type="float">
            <text:p>573.0419</text:p>
          </table:table-cell>
          <table:table-cell office:value-type="float" office:value="142.793" calcext:value-type="float">
            <text:p>142.793</text:p>
          </table:table-cell>
          <table:table-cell office:value-type="float" office:value="35.6921" calcext:value-type="float">
            <text:p>35.6921</text:p>
          </table:table-cell>
          <table:table-cell office:value-type="float" office:value="0" calcext:value-type="float">
            <text:p>0</text:p>
          </table:table-cell>
          <table:table-cell office:value-type="float" office:value="-0.0006972688" calcext:value-type="float">
            <text:p>-0.00069726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0.5582" calcext:value-type="float">
            <text:p>-100.5582</text:p>
          </table:table-cell>
          <table:table-cell office:value-type="float" office:value="0" calcext:value-type="float">
            <text:p>0</text:p>
          </table:table-cell>
          <table:table-cell office:value-type="float" office:value="2.788897" calcext:value-type="float">
            <text:p>2.788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1042004" calcext:value-type="float">
            <text:p>21042004</text:p>
          </table:table-cell>
          <table:table-cell office:value-type="float" office:value="584.4047" calcext:value-type="float">
            <text:p>584.4047</text:p>
          </table:table-cell>
          <table:table-cell office:value-type="float" office:value="13097.46" calcext:value-type="float">
            <text:p>13097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3.4834" calcext:value-type="float">
            <text:p>-103.4834</text:p>
          </table:table-cell>
          <table:table-cell office:value-type="float" office:value="253.1078" calcext:value-type="float">
            <text:p>253.1078</text:p>
          </table:table-cell>
          <table:table-cell office:value-type="float" office:value="0" calcext:value-type="float">
            <text:p>0</text:p>
          </table:table-cell>
          <table:table-cell office:value-type="float" office:value="94.39969" calcext:value-type="float">
            <text:p>94.39969</text:p>
          </table:table-cell>
          <table:table-cell office:value-type="float" office:value="372.6646" calcext:value-type="float">
            <text:p>372.6646</text:p>
          </table:table-cell>
          <table:table-cell office:value-type="float" office:value="0.04362633" calcext:value-type="float">
            <text:p>0.04362633</text:p>
          </table:table-cell>
          <table:table-cell office:value-type="float" office:value="0" calcext:value-type="float">
            <text:p>0</text:p>
          </table:table-cell>
          <table:table-cell office:value-type="float" office:value="0.0008511196" calcext:value-type="float">
            <text:p>0.0008511196</text:p>
          </table:table-cell>
          <table:table-cell office:value-type="float" office:value="0" calcext:value-type="float">
            <text:p>0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103.4238" calcext:value-type="float">
            <text:p>-103.4238</text:p>
          </table:table-cell>
          <table:table-cell office:value-type="float" office:value="0" calcext:value-type="float">
            <text:p>0</text:p>
          </table:table-cell>
          <table:table-cell office:value-type="float" office:value="336.2888" calcext:value-type="float">
            <text:p>336.2888</text:p>
          </table:table-cell>
          <table:table-cell office:value-type="float" office:value="1111.529" calcext:value-type="float">
            <text:p>1111.529</text:p>
          </table:table-cell>
          <table:table-cell office:value-type="float" office:value="1360.042" calcext:value-type="float">
            <text:p>1360.042</text:p>
          </table:table-cell>
          <table:table-cell office:value-type="float" office:value="1281.433" calcext:value-type="float">
            <text:p>1281.433</text:p>
          </table:table-cell>
          <table:table-cell office:value-type="float" office:value="767.29" calcext:value-type="float">
            <text:p>767.29</text:p>
          </table:table-cell>
          <table:table-cell office:value-type="float" office:value="1104.138" calcext:value-type="float">
            <text:p>1104.138</text:p>
          </table:table-cell>
          <table:table-cell office:value-type="float" office:value="411.867" calcext:value-type="float">
            <text:p>411.867</text:p>
          </table:table-cell>
          <table:table-cell office:value-type="float" office:value="1847.732" calcext:value-type="float">
            <text:p>1847.732</text:p>
          </table:table-cell>
          <table:table-cell office:value-type="float" office:value="2085.193" calcext:value-type="float">
            <text:p>2085.193</text:p>
          </table:table-cell>
          <table:table-cell office:value-type="float" office:value="1667.636" calcext:value-type="float">
            <text:p>1667.636</text:p>
          </table:table-cell>
          <table:table-cell office:value-type="float" office:value="584.5282" calcext:value-type="float">
            <text:p>584.5282</text:p>
          </table:table-cell>
          <table:table-cell office:value-type="float" office:value="573.0387" calcext:value-type="float">
            <text:p>573.0387</text:p>
          </table:table-cell>
          <table:table-cell office:value-type="float" office:value="142.793" calcext:value-type="float">
            <text:p>142.793</text:p>
          </table:table-cell>
          <table:table-cell office:value-type="float" office:value="35.6921" calcext:value-type="float">
            <text:p>35.6921</text:p>
          </table:table-cell>
          <table:table-cell office:value-type="float" office:value="0" calcext:value-type="float">
            <text:p>0</text:p>
          </table:table-cell>
          <table:table-cell office:value-type="float" office:value="-0.0007032006" calcext:value-type="float">
            <text:p>-0.0007032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3.1526" calcext:value-type="float">
            <text:p>-103.1526</text:p>
          </table:table-cell>
          <table:table-cell office:value-type="float" office:value="0" calcext:value-type="float">
            <text:p>0</text:p>
          </table:table-cell>
          <table:table-cell office:value-type="float" office:value="2.781322" calcext:value-type="float">
            <text:p>2.781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2042004" calcext:value-type="float">
            <text:p>22042004</text:p>
          </table:table-cell>
          <table:table-cell office:value-type="float" office:value="582.988" calcext:value-type="float">
            <text:p>582.988</text:p>
          </table:table-cell>
          <table:table-cell office:value-type="float" office:value="13097.5" calcext:value-type="float">
            <text:p>1309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4.7997" calcext:value-type="float">
            <text:p>-104.7997</text:p>
          </table:table-cell>
          <table:table-cell office:value-type="float" office:value="257.0461" calcext:value-type="float">
            <text:p>257.0461</text:p>
          </table:table-cell>
          <table:table-cell office:value-type="float" office:value="0" calcext:value-type="float">
            <text:p>0</text:p>
          </table:table-cell>
          <table:table-cell office:value-type="float" office:value="94.15597" calcext:value-type="float">
            <text:p>94.15597</text:p>
          </table:table-cell>
          <table:table-cell office:value-type="float" office:value="372.088" calcext:value-type="float">
            <text:p>372.088</text:p>
          </table:table-cell>
          <table:table-cell office:value-type="float" office:value="0.04407158" calcext:value-type="float">
            <text:p>0.04407158</text:p>
          </table:table-cell>
          <table:table-cell office:value-type="float" office:value="0" calcext:value-type="float">
            <text:p>0</text:p>
          </table:table-cell>
          <table:table-cell office:value-type="float" office:value="0.0008511196" calcext:value-type="float">
            <text:p>0.0008511196</text:p>
          </table:table-cell>
          <table:table-cell office:value-type="float" office:value="0" calcext:value-type="float">
            <text:p>0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104.7396" calcext:value-type="float">
            <text:p>-104.7396</text:p>
          </table:table-cell>
          <table:table-cell office:value-type="float" office:value="0" calcext:value-type="float">
            <text:p>0</text:p>
          </table:table-cell>
          <table:table-cell office:value-type="float" office:value="336.4485" calcext:value-type="float">
            <text:p>336.4485</text:p>
          </table:table-cell>
          <table:table-cell office:value-type="float" office:value="1111.291" calcext:value-type="float">
            <text:p>1111.291</text:p>
          </table:table-cell>
          <table:table-cell office:value-type="float" office:value="1359.78" calcext:value-type="float">
            <text:p>1359.78</text:p>
          </table:table-cell>
          <table:table-cell office:value-type="float" office:value="1281.255" calcext:value-type="float">
            <text:p>1281.255</text:p>
          </table:table-cell>
          <table:table-cell office:value-type="float" office:value="767.157" calcext:value-type="float">
            <text:p>767.157</text:p>
          </table:table-cell>
          <table:table-cell office:value-type="float" office:value="1104.067" calcext:value-type="float">
            <text:p>1104.067</text:p>
          </table:table-cell>
          <table:table-cell office:value-type="float" office:value="411.8514" calcext:value-type="float">
            <text:p>411.8514</text:p>
          </table:table-cell>
          <table:table-cell office:value-type="float" office:value="1847.706" calcext:value-type="float">
            <text:p>1847.706</text:p>
          </table:table-cell>
          <table:table-cell office:value-type="float" office:value="2085.172" calcext:value-type="float">
            <text:p>2085.172</text:p>
          </table:table-cell>
          <table:table-cell office:value-type="float" office:value="1667.62" calcext:value-type="float">
            <text:p>1667.62</text:p>
          </table:table-cell>
          <table:table-cell office:value-type="float" office:value="584.5267" calcext:value-type="float">
            <text:p>584.5267</text:p>
          </table:table-cell>
          <table:table-cell office:value-type="float" office:value="573.0355" calcext:value-type="float">
            <text:p>573.0355</text:p>
          </table:table-cell>
          <table:table-cell office:value-type="float" office:value="142.793" calcext:value-type="float">
            <text:p>142.793</text:p>
          </table:table-cell>
          <table:table-cell office:value-type="float" office:value="35.6921" calcext:value-type="float">
            <text:p>35.6921</text:p>
          </table:table-cell>
          <table:table-cell office:value-type="float" office:value="0" calcext:value-type="float">
            <text:p>0</text:p>
          </table:table-cell>
          <table:table-cell office:value-type="float" office:value="-0.000717286" calcext:value-type="float">
            <text:p>-0.00071728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4.4744" calcext:value-type="float">
            <text:p>-104.4744</text:p>
          </table:table-cell>
          <table:table-cell office:value-type="float" office:value="0" calcext:value-type="float">
            <text:p>0</text:p>
          </table:table-cell>
          <table:table-cell office:value-type="float" office:value="2.786555" calcext:value-type="float">
            <text:p>2.786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3042004" calcext:value-type="float">
            <text:p>23042004</text:p>
          </table:table-cell>
          <table:table-cell office:value-type="float" office:value="581.4094" calcext:value-type="float">
            <text:p>581.4094</text:p>
          </table:table-cell>
          <table:table-cell office:value-type="float" office:value="13097.67" calcext:value-type="float">
            <text:p>13097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6.1125" calcext:value-type="float">
            <text:p>-106.1125</text:p>
          </table:table-cell>
          <table:table-cell office:value-type="float" office:value="260.4681" calcext:value-type="float">
            <text:p>260.4681</text:p>
          </table:table-cell>
          <table:table-cell office:value-type="float" office:value="0" calcext:value-type="float">
            <text:p>0</text:p>
          </table:table-cell>
          <table:table-cell office:value-type="float" office:value="92.8014" calcext:value-type="float">
            <text:p>92.8014</text:p>
          </table:table-cell>
          <table:table-cell office:value-type="float" office:value="371.3908" calcext:value-type="float">
            <text:p>371.3908</text:p>
          </table:table-cell>
          <table:table-cell office:value-type="float" office:value="0.04450289" calcext:value-type="float">
            <text:p>0.04450289</text:p>
          </table:table-cell>
          <table:table-cell office:value-type="float" office:value="0" calcext:value-type="float">
            <text:p>0</text:p>
          </table:table-cell>
          <table:table-cell office:value-type="float" office:value="0.0008511196" calcext:value-type="float">
            <text:p>0.0008511196</text:p>
          </table:table-cell>
          <table:table-cell office:value-type="float" office:value="0" calcext:value-type="float">
            <text:p>0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106.052" calcext:value-type="float">
            <text:p>-106.052</text:p>
          </table:table-cell>
          <table:table-cell office:value-type="float" office:value="0" calcext:value-type="float">
            <text:p>0</text:p>
          </table:table-cell>
          <table:table-cell office:value-type="float" office:value="336.7509" calcext:value-type="float">
            <text:p>336.7509</text:p>
          </table:table-cell>
          <table:table-cell office:value-type="float" office:value="1111.023" calcext:value-type="float">
            <text:p>1111.023</text:p>
          </table:table-cell>
          <table:table-cell office:value-type="float" office:value="1359.5" calcext:value-type="float">
            <text:p>1359.5</text:p>
          </table:table-cell>
          <table:table-cell office:value-type="float" office:value="1281.074" calcext:value-type="float">
            <text:p>1281.074</text:p>
          </table:table-cell>
          <table:table-cell office:value-type="float" office:value="767.0287" calcext:value-type="float">
            <text:p>767.0287</text:p>
          </table:table-cell>
          <table:table-cell office:value-type="float" office:value="1103.998" calcext:value-type="float">
            <text:p>1103.998</text:p>
          </table:table-cell>
          <table:table-cell office:value-type="float" office:value="411.8362" calcext:value-type="float">
            <text:p>411.8362</text:p>
          </table:table-cell>
          <table:table-cell office:value-type="float" office:value="1847.68" calcext:value-type="float">
            <text:p>1847.68</text:p>
          </table:table-cell>
          <table:table-cell office:value-type="float" office:value="2085.152" calcext:value-type="float">
            <text:p>2085.152</text:p>
          </table:table-cell>
          <table:table-cell office:value-type="float" office:value="1667.604" calcext:value-type="float">
            <text:p>1667.604</text:p>
          </table:table-cell>
          <table:table-cell office:value-type="float" office:value="584.5252" calcext:value-type="float">
            <text:p>584.5252</text:p>
          </table:table-cell>
          <table:table-cell office:value-type="float" office:value="573.0323" calcext:value-type="float">
            <text:p>573.0323</text:p>
          </table:table-cell>
          <table:table-cell office:value-type="float" office:value="142.793" calcext:value-type="float">
            <text:p>142.793</text:p>
          </table:table-cell>
          <table:table-cell office:value-type="float" office:value="35.6921" calcext:value-type="float">
            <text:p>35.6921</text:p>
          </table:table-cell>
          <table:table-cell office:value-type="float" office:value="0" calcext:value-type="float">
            <text:p>0</text:p>
          </table:table-cell>
          <table:table-cell office:value-type="float" office:value="-0.0007414843" calcext:value-type="float">
            <text:p>-0.00074148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5.8143" calcext:value-type="float">
            <text:p>-105.8143</text:p>
          </table:table-cell>
          <table:table-cell office:value-type="float" office:value="0" calcext:value-type="float">
            <text:p>0</text:p>
          </table:table-cell>
          <table:table-cell office:value-type="float" office:value="2.812918" calcext:value-type="float">
            <text:p>2.812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4042004" calcext:value-type="float">
            <text:p>24042004</text:p>
          </table:table-cell>
          <table:table-cell office:value-type="float" office:value="578.9313" calcext:value-type="float">
            <text:p>578.9313</text:p>
          </table:table-cell>
          <table:table-cell office:value-type="float" office:value="13097.87" calcext:value-type="float">
            <text:p>1309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8.0147" calcext:value-type="float">
            <text:p>-108.0147</text:p>
          </table:table-cell>
          <table:table-cell office:value-type="float" office:value="258.2606" calcext:value-type="float">
            <text:p>258.2606</text:p>
          </table:table-cell>
          <table:table-cell office:value-type="float" office:value="0" calcext:value-type="float">
            <text:p>0</text:p>
          </table:table-cell>
          <table:table-cell office:value-type="float" office:value="94.09815" calcext:value-type="float">
            <text:p>94.09815</text:p>
          </table:table-cell>
          <table:table-cell office:value-type="float" office:value="369.372" calcext:value-type="float">
            <text:p>369.372</text:p>
          </table:table-cell>
          <table:table-cell office:value-type="float" office:value="0.0447594" calcext:value-type="float">
            <text:p>0.0447594</text:p>
          </table:table-cell>
          <table:table-cell office:value-type="float" office:value="0.004459304" calcext:value-type="float">
            <text:p>0.004459304</text:p>
          </table:table-cell>
          <table:table-cell office:value-type="float" office:value="0.001072978" calcext:value-type="float">
            <text:p>0.001072978</text:p>
          </table:table-cell>
          <table:table-cell office:value-type="float" office:value="0.0005283703" calcext:value-type="float">
            <text:p>0.0005283703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107.9591" calcext:value-type="float">
            <text:p>-107.9591</text:p>
          </table:table-cell>
          <table:table-cell office:value-type="float" office:value="0" calcext:value-type="float">
            <text:p>0</text:p>
          </table:table-cell>
          <table:table-cell office:value-type="float" office:value="337.1748" calcext:value-type="float">
            <text:p>337.1748</text:p>
          </table:table-cell>
          <table:table-cell office:value-type="float" office:value="1110.957" calcext:value-type="float">
            <text:p>1110.957</text:p>
          </table:table-cell>
          <table:table-cell office:value-type="float" office:value="1359.302" calcext:value-type="float">
            <text:p>1359.302</text:p>
          </table:table-cell>
          <table:table-cell office:value-type="float" office:value="1280.926" calcext:value-type="float">
            <text:p>1280.926</text:p>
          </table:table-cell>
          <table:table-cell office:value-type="float" office:value="766.9046" calcext:value-type="float">
            <text:p>766.9046</text:p>
          </table:table-cell>
          <table:table-cell office:value-type="float" office:value="1103.931" calcext:value-type="float">
            <text:p>1103.931</text:p>
          </table:table-cell>
          <table:table-cell office:value-type="float" office:value="411.821" calcext:value-type="float">
            <text:p>411.821</text:p>
          </table:table-cell>
          <table:table-cell office:value-type="float" office:value="1847.655" calcext:value-type="float">
            <text:p>1847.655</text:p>
          </table:table-cell>
          <table:table-cell office:value-type="float" office:value="2085.131" calcext:value-type="float">
            <text:p>2085.131</text:p>
          </table:table-cell>
          <table:table-cell office:value-type="float" office:value="1667.587" calcext:value-type="float">
            <text:p>1667.587</text:p>
          </table:table-cell>
          <table:table-cell office:value-type="float" office:value="584.5237" calcext:value-type="float">
            <text:p>584.5237</text:p>
          </table:table-cell>
          <table:table-cell office:value-type="float" office:value="573.0289" calcext:value-type="float">
            <text:p>573.0289</text:p>
          </table:table-cell>
          <table:table-cell office:value-type="float" office:value="142.793" calcext:value-type="float">
            <text:p>142.793</text:p>
          </table:table-cell>
          <table:table-cell office:value-type="float" office:value="35.69209" calcext:value-type="float">
            <text:p>35.69209</text:p>
          </table:table-cell>
          <table:table-cell office:value-type="float" office:value="0" calcext:value-type="float">
            <text:p>0</text:p>
          </table:table-cell>
          <table:table-cell office:value-type="float" office:value="-0.0008189468" calcext:value-type="float">
            <text:p>-0.00081894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8.0348" calcext:value-type="float">
            <text:p>-108.0348</text:p>
          </table:table-cell>
          <table:table-cell office:value-type="float" office:value="0" calcext:value-type="float">
            <text:p>0</text:p>
          </table:table-cell>
          <table:table-cell office:value-type="float" office:value="3.130068" calcext:value-type="float">
            <text:p>3.130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042004" calcext:value-type="float">
            <text:p>25042004</text:p>
          </table:table-cell>
          <table:table-cell office:value-type="float" office:value="572.0716" calcext:value-type="float">
            <text:p>572.0716</text:p>
          </table:table-cell>
          <table:table-cell office:value-type="float" office:value="13098.72" calcext:value-type="float">
            <text:p>13098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4.028" calcext:value-type="float">
            <text:p>-114.028</text:p>
          </table:table-cell>
          <table:table-cell office:value-type="float" office:value="275.7276" calcext:value-type="float">
            <text:p>275.7276</text:p>
          </table:table-cell>
          <table:table-cell office:value-type="float" office:value="0" calcext:value-type="float">
            <text:p>0</text:p>
          </table:table-cell>
          <table:table-cell office:value-type="float" office:value="98.84004" calcext:value-type="float">
            <text:p>98.84004</text:p>
          </table:table-cell>
          <table:table-cell office:value-type="float" office:value="363.3935" calcext:value-type="float">
            <text:p>363.3935</text:p>
          </table:table-cell>
          <table:table-cell office:value-type="float" office:value="0.04504475" calcext:value-type="float">
            <text:p>0.04504475</text:p>
          </table:table-cell>
          <table:table-cell office:value-type="float" office:value="0.004459304" calcext:value-type="float">
            <text:p>0.004459304</text:p>
          </table:table-cell>
          <table:table-cell office:value-type="float" office:value="0.001072978" calcext:value-type="float">
            <text:p>0.001072978</text:p>
          </table:table-cell>
          <table:table-cell office:value-type="float" office:value="0.0005283703" calcext:value-type="float">
            <text:p>0.0005283703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113.9721" calcext:value-type="float">
            <text:p>-113.9721</text:p>
          </table:table-cell>
          <table:table-cell office:value-type="float" office:value="0" calcext:value-type="float">
            <text:p>0</text:p>
          </table:table-cell>
          <table:table-cell office:value-type="float" office:value="338.0267" calcext:value-type="float">
            <text:p>338.0267</text:p>
          </table:table-cell>
          <table:table-cell office:value-type="float" office:value="1110.718" calcext:value-type="float">
            <text:p>1110.718</text:p>
          </table:table-cell>
          <table:table-cell office:value-type="float" office:value="1359.064" calcext:value-type="float">
            <text:p>1359.064</text:p>
          </table:table-cell>
          <table:table-cell office:value-type="float" office:value="1280.776" calcext:value-type="float">
            <text:p>1280.776</text:p>
          </table:table-cell>
          <table:table-cell office:value-type="float" office:value="766.789" calcext:value-type="float">
            <text:p>766.789</text:p>
          </table:table-cell>
          <table:table-cell office:value-type="float" office:value="1103.874" calcext:value-type="float">
            <text:p>1103.874</text:p>
          </table:table-cell>
          <table:table-cell office:value-type="float" office:value="411.807" calcext:value-type="float">
            <text:p>411.807</text:p>
          </table:table-cell>
          <table:table-cell office:value-type="float" office:value="1847.63" calcext:value-type="float">
            <text:p>1847.63</text:p>
          </table:table-cell>
          <table:table-cell office:value-type="float" office:value="2085.11" calcext:value-type="float">
            <text:p>2085.11</text:p>
          </table:table-cell>
          <table:table-cell office:value-type="float" office:value="1667.571" calcext:value-type="float">
            <text:p>1667.571</text:p>
          </table:table-cell>
          <table:table-cell office:value-type="float" office:value="584.5221" calcext:value-type="float">
            <text:p>584.5221</text:p>
          </table:table-cell>
          <table:table-cell office:value-type="float" office:value="573.0256" calcext:value-type="float">
            <text:p>573.0256</text:p>
          </table:table-cell>
          <table:table-cell office:value-type="float" office:value="142.793" calcext:value-type="float">
            <text:p>142.793</text:p>
          </table:table-cell>
          <table:table-cell office:value-type="float" office:value="35.69209" calcext:value-type="float">
            <text:p>35.69209</text:p>
          </table:table-cell>
          <table:table-cell office:value-type="float" office:value="0" calcext:value-type="float">
            <text:p>0</text:p>
          </table:table-cell>
          <table:table-cell office:value-type="float" office:value="-0.0008445183" calcext:value-type="float">
            <text:p>-0.00084451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3.9849" calcext:value-type="float">
            <text:p>-113.9849</text:p>
          </table:table-cell>
          <table:table-cell office:value-type="float" office:value="0" calcext:value-type="float">
            <text:p>0</text:p>
          </table:table-cell>
          <table:table-cell office:value-type="float" office:value="3.066259" calcext:value-type="float">
            <text:p>3.066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6042004" calcext:value-type="float">
            <text:p>26042004</text:p>
          </table:table-cell>
          <table:table-cell office:value-type="float" office:value="564.499" calcext:value-type="float">
            <text:p>564.499</text:p>
          </table:table-cell>
          <table:table-cell office:value-type="float" office:value="13099.82" calcext:value-type="float">
            <text:p>13099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0.4697" calcext:value-type="float">
            <text:p>-120.4697</text:p>
          </table:table-cell>
          <table:table-cell office:value-type="float" office:value="294.8073" calcext:value-type="float">
            <text:p>294.8073</text:p>
          </table:table-cell>
          <table:table-cell office:value-type="float" office:value="0" calcext:value-type="float">
            <text:p>0</text:p>
          </table:table-cell>
          <table:table-cell office:value-type="float" office:value="103.3931" calcext:value-type="float">
            <text:p>103.3931</text:p>
          </table:table-cell>
          <table:table-cell office:value-type="float" office:value="356.8099" calcext:value-type="float">
            <text:p>356.8099</text:p>
          </table:table-cell>
          <table:table-cell office:value-type="float" office:value="0.04536569" calcext:value-type="float">
            <text:p>0.04536569</text:p>
          </table:table-cell>
          <table:table-cell office:value-type="float" office:value="0.004459304" calcext:value-type="float">
            <text:p>0.004459304</text:p>
          </table:table-cell>
          <table:table-cell office:value-type="float" office:value="0.001072978" calcext:value-type="float">
            <text:p>0.001072978</text:p>
          </table:table-cell>
          <table:table-cell office:value-type="float" office:value="0.0005283703" calcext:value-type="float">
            <text:p>0.0005283703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120.4135" calcext:value-type="float">
            <text:p>-120.4135</text:p>
          </table:table-cell>
          <table:table-cell office:value-type="float" office:value="0" calcext:value-type="float">
            <text:p>0</text:p>
          </table:table-cell>
          <table:table-cell office:value-type="float" office:value="339.1364" calcext:value-type="float">
            <text:p>339.1364</text:p>
          </table:table-cell>
          <table:table-cell office:value-type="float" office:value="1110.445" calcext:value-type="float">
            <text:p>1110.445</text:p>
          </table:table-cell>
          <table:table-cell office:value-type="float" office:value="1358.786" calcext:value-type="float">
            <text:p>1358.786</text:p>
          </table:table-cell>
          <table:table-cell office:value-type="float" office:value="1280.605" calcext:value-type="float">
            <text:p>1280.605</text:p>
          </table:table-cell>
          <table:table-cell office:value-type="float" office:value="766.6607" calcext:value-type="float">
            <text:p>766.6607</text:p>
          </table:table-cell>
          <table:table-cell office:value-type="float" office:value="1103.807" calcext:value-type="float">
            <text:p>1103.807</text:p>
          </table:table-cell>
          <table:table-cell office:value-type="float" office:value="411.7925" calcext:value-type="float">
            <text:p>411.7925</text:p>
          </table:table-cell>
          <table:table-cell office:value-type="float" office:value="1847.605" calcext:value-type="float">
            <text:p>1847.605</text:p>
          </table:table-cell>
          <table:table-cell office:value-type="float" office:value="2085.09" calcext:value-type="float">
            <text:p>2085.09</text:p>
          </table:table-cell>
          <table:table-cell office:value-type="float" office:value="1667.554" calcext:value-type="float">
            <text:p>1667.554</text:p>
          </table:table-cell>
          <table:table-cell office:value-type="float" office:value="584.5205" calcext:value-type="float">
            <text:p>584.5205</text:p>
          </table:table-cell>
          <table:table-cell office:value-type="float" office:value="573.0222" calcext:value-type="float">
            <text:p>573.0222</text:p>
          </table:table-cell>
          <table:table-cell office:value-type="float" office:value="142.7929" calcext:value-type="float">
            <text:p>142.7929</text:p>
          </table:table-cell>
          <table:table-cell office:value-type="float" office:value="35.69209" calcext:value-type="float">
            <text:p>35.69209</text:p>
          </table:table-cell>
          <table:table-cell office:value-type="float" office:value="0" calcext:value-type="float">
            <text:p>0</text:p>
          </table:table-cell>
          <table:table-cell office:value-type="float" office:value="-0.0008527606" calcext:value-type="float">
            <text:p>-0.00085276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0.3907" calcext:value-type="float">
            <text:p>-120.3907</text:p>
          </table:table-cell>
          <table:table-cell office:value-type="float" office:value="0" calcext:value-type="float">
            <text:p>0</text:p>
          </table:table-cell>
          <table:table-cell office:value-type="float" office:value="3.03055" calcext:value-type="float">
            <text:p>3.03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7042004" calcext:value-type="float">
            <text:p>27042004</text:p>
          </table:table-cell>
          <table:table-cell office:value-type="float" office:value="558.8605" calcext:value-type="float">
            <text:p>558.8605</text:p>
          </table:table-cell>
          <table:table-cell office:value-type="float" office:value="13100.67" calcext:value-type="float">
            <text:p>13100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5.1982" calcext:value-type="float">
            <text:p>-125.1982</text:p>
          </table:table-cell>
          <table:table-cell office:value-type="float" office:value="309.2772" calcext:value-type="float">
            <text:p>309.2772</text:p>
          </table:table-cell>
          <table:table-cell office:value-type="float" office:value="0" calcext:value-type="float">
            <text:p>0</text:p>
          </table:table-cell>
          <table:table-cell office:value-type="float" office:value="105.5801" calcext:value-type="float">
            <text:p>105.5801</text:p>
          </table:table-cell>
          <table:table-cell office:value-type="float" office:value="352.1584" calcext:value-type="float">
            <text:p>352.1584</text:p>
          </table:table-cell>
          <table:table-cell office:value-type="float" office:value="0.04570296" calcext:value-type="float">
            <text:p>0.04570296</text:p>
          </table:table-cell>
          <table:table-cell office:value-type="float" office:value="0.004459304" calcext:value-type="float">
            <text:p>0.004459304</text:p>
          </table:table-cell>
          <table:table-cell office:value-type="float" office:value="0.001072978" calcext:value-type="float">
            <text:p>0.001072978</text:p>
          </table:table-cell>
          <table:table-cell office:value-type="float" office:value="0.0005283703" calcext:value-type="float">
            <text:p>0.0005283703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125.1417" calcext:value-type="float">
            <text:p>-125.1417</text:p>
          </table:table-cell>
          <table:table-cell office:value-type="float" office:value="0" calcext:value-type="float">
            <text:p>0</text:p>
          </table:table-cell>
          <table:table-cell office:value-type="float" office:value="340.0302" calcext:value-type="float">
            <text:p>340.0302</text:p>
          </table:table-cell>
          <table:table-cell office:value-type="float" office:value="1110.161" calcext:value-type="float">
            <text:p>1110.161</text:p>
          </table:table-cell>
          <table:table-cell office:value-type="float" office:value="1358.502" calcext:value-type="float">
            <text:p>1358.502</text:p>
          </table:table-cell>
          <table:table-cell office:value-type="float" office:value="1280.425" calcext:value-type="float">
            <text:p>1280.425</text:p>
          </table:table-cell>
          <table:table-cell office:value-type="float" office:value="766.5318" calcext:value-type="float">
            <text:p>766.5318</text:p>
          </table:table-cell>
          <table:table-cell office:value-type="float" office:value="1103.738" calcext:value-type="float">
            <text:p>1103.738</text:p>
          </table:table-cell>
          <table:table-cell office:value-type="float" office:value="411.7773" calcext:value-type="float">
            <text:p>411.7773</text:p>
          </table:table-cell>
          <table:table-cell office:value-type="float" office:value="1847.579" calcext:value-type="float">
            <text:p>1847.579</text:p>
          </table:table-cell>
          <table:table-cell office:value-type="float" office:value="2085.069" calcext:value-type="float">
            <text:p>2085.069</text:p>
          </table:table-cell>
          <table:table-cell office:value-type="float" office:value="1667.538" calcext:value-type="float">
            <text:p>1667.538</text:p>
          </table:table-cell>
          <table:table-cell office:value-type="float" office:value="584.5189" calcext:value-type="float">
            <text:p>584.5189</text:p>
          </table:table-cell>
          <table:table-cell office:value-type="float" office:value="573.0187" calcext:value-type="float">
            <text:p>573.0187</text:p>
          </table:table-cell>
          <table:table-cell office:value-type="float" office:value="142.7929" calcext:value-type="float">
            <text:p>142.7929</text:p>
          </table:table-cell>
          <table:table-cell office:value-type="float" office:value="35.69208" calcext:value-type="float">
            <text:p>35.69208</text:p>
          </table:table-cell>
          <table:table-cell office:value-type="float" office:value="0" calcext:value-type="float">
            <text:p>0</text:p>
          </table:table-cell>
          <table:table-cell office:value-type="float" office:value="-0.0008641919" calcext:value-type="float">
            <text:p>-0.00086419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5.1139" calcext:value-type="float">
            <text:p>-125.1139</text:p>
          </table:table-cell>
          <table:table-cell office:value-type="float" office:value="0" calcext:value-type="float">
            <text:p>0</text:p>
          </table:table-cell>
          <table:table-cell office:value-type="float" office:value="3.024985" calcext:value-type="float">
            <text:p>3.024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8042004" calcext:value-type="float">
            <text:p>28042004</text:p>
          </table:table-cell>
          <table:table-cell office:value-type="float" office:value="553.9644" calcext:value-type="float">
            <text:p>553.9644</text:p>
          </table:table-cell>
          <table:table-cell office:value-type="float" office:value="13102.34" calcext:value-type="float">
            <text:p>1310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8.3096" calcext:value-type="float">
            <text:p>-128.3096</text:p>
          </table:table-cell>
          <table:table-cell office:value-type="float" office:value="313.3375" calcext:value-type="float">
            <text:p>313.3375</text:p>
          </table:table-cell>
          <table:table-cell office:value-type="float" office:value="0" calcext:value-type="float">
            <text:p>0</text:p>
          </table:table-cell>
          <table:table-cell office:value-type="float" office:value="96.53835" calcext:value-type="float">
            <text:p>96.53835</text:p>
          </table:table-cell>
          <table:table-cell office:value-type="float" office:value="348.4098" calcext:value-type="float">
            <text:p>348.4098</text:p>
          </table:table-cell>
          <table:table-cell office:value-type="float" office:value="0.04604091" calcext:value-type="float">
            <text:p>0.04604091</text:p>
          </table:table-cell>
          <table:table-cell office:value-type="float" office:value="0.004459304" calcext:value-type="float">
            <text:p>0.004459304</text:p>
          </table:table-cell>
          <table:table-cell office:value-type="float" office:value="0.001072978" calcext:value-type="float">
            <text:p>0.001072978</text:p>
          </table:table-cell>
          <table:table-cell office:value-type="float" office:value="0.0005283703" calcext:value-type="float">
            <text:p>0.0005283703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128.2528" calcext:value-type="float">
            <text:p>-128.2528</text:p>
          </table:table-cell>
          <table:table-cell office:value-type="float" office:value="0" calcext:value-type="float">
            <text:p>0</text:p>
          </table:table-cell>
          <table:table-cell office:value-type="float" office:value="341.8145" calcext:value-type="float">
            <text:p>341.8145</text:p>
          </table:table-cell>
          <table:table-cell office:value-type="float" office:value="1109.785" calcext:value-type="float">
            <text:p>1109.785</text:p>
          </table:table-cell>
          <table:table-cell office:value-type="float" office:value="1358.14" calcext:value-type="float">
            <text:p>1358.14</text:p>
          </table:table-cell>
          <table:table-cell office:value-type="float" office:value="1280.206" calcext:value-type="float">
            <text:p>1280.206</text:p>
          </table:table-cell>
          <table:table-cell office:value-type="float" office:value="766.3816" calcext:value-type="float">
            <text:p>766.3816</text:p>
          </table:table-cell>
          <table:table-cell office:value-type="float" office:value="1103.662" calcext:value-type="float">
            <text:p>1103.662</text:p>
          </table:table-cell>
          <table:table-cell office:value-type="float" office:value="411.7609" calcext:value-type="float">
            <text:p>411.7609</text:p>
          </table:table-cell>
          <table:table-cell office:value-type="float" office:value="1847.553" calcext:value-type="float">
            <text:p>1847.553</text:p>
          </table:table-cell>
          <table:table-cell office:value-type="float" office:value="2085.049" calcext:value-type="float">
            <text:p>2085.049</text:p>
          </table:table-cell>
          <table:table-cell office:value-type="float" office:value="1667.521" calcext:value-type="float">
            <text:p>1667.521</text:p>
          </table:table-cell>
          <table:table-cell office:value-type="float" office:value="584.5173" calcext:value-type="float">
            <text:p>584.5173</text:p>
          </table:table-cell>
          <table:table-cell office:value-type="float" office:value="573.0151" calcext:value-type="float">
            <text:p>573.0151</text:p>
          </table:table-cell>
          <table:table-cell office:value-type="float" office:value="142.7929" calcext:value-type="float">
            <text:p>142.7929</text:p>
          </table:table-cell>
          <table:table-cell office:value-type="float" office:value="35.69208" calcext:value-type="float">
            <text:p>35.69208</text:p>
          </table:table-cell>
          <table:table-cell office:value-type="float" office:value="0" calcext:value-type="float">
            <text:p>0</text:p>
          </table:table-cell>
          <table:table-cell office:value-type="float" office:value="-0.0009130575" calcext:value-type="float">
            <text:p>-0.00091305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8.2785" calcext:value-type="float">
            <text:p>-128.2785</text:p>
          </table:table-cell>
          <table:table-cell office:value-type="float" office:value="0" calcext:value-type="float">
            <text:p>0</text:p>
          </table:table-cell>
          <table:table-cell office:value-type="float" office:value="3.078276" calcext:value-type="float">
            <text:p>3.078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9042004" calcext:value-type="float">
            <text:p>29042004</text:p>
          </table:table-cell>
          <table:table-cell office:value-type="float" office:value="552.8217" calcext:value-type="float">
            <text:p>552.8217</text:p>
          </table:table-cell>
          <table:table-cell office:value-type="float" office:value="13102.26" calcext:value-type="float">
            <text:p>13102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9.4675" calcext:value-type="float">
            <text:p>-129.4675</text:p>
          </table:table-cell>
          <table:table-cell office:value-type="float" office:value="317.4667" calcext:value-type="float">
            <text:p>317.4667</text:p>
          </table:table-cell>
          <table:table-cell office:value-type="float" office:value="0" calcext:value-type="float">
            <text:p>0</text:p>
          </table:table-cell>
          <table:table-cell office:value-type="float" office:value="96.18231" calcext:value-type="float">
            <text:p>96.18231</text:p>
          </table:table-cell>
          <table:table-cell office:value-type="float" office:value="348.1943" calcext:value-type="float">
            <text:p>348.1943</text:p>
          </table:table-cell>
          <table:table-cell office:value-type="float" office:value="0.04626993" calcext:value-type="float">
            <text:p>0.04626993</text:p>
          </table:table-cell>
          <table:table-cell office:value-type="float" office:value="0.004459304" calcext:value-type="float">
            <text:p>0.004459304</text:p>
          </table:table-cell>
          <table:table-cell office:value-type="float" office:value="0.001072978" calcext:value-type="float">
            <text:p>0.001072978</text:p>
          </table:table-cell>
          <table:table-cell office:value-type="float" office:value="0.0005283703" calcext:value-type="float">
            <text:p>0.0005283703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129.4104" calcext:value-type="float">
            <text:p>-129.4104</text:p>
          </table:table-cell>
          <table:table-cell office:value-type="float" office:value="0" calcext:value-type="float">
            <text:p>0</text:p>
          </table:table-cell>
          <table:table-cell office:value-type="float" office:value="341.9128" calcext:value-type="float">
            <text:p>341.9128</text:p>
          </table:table-cell>
          <table:table-cell office:value-type="float" office:value="1109.509" calcext:value-type="float">
            <text:p>1109.509</text:p>
          </table:table-cell>
          <table:table-cell office:value-type="float" office:value="1357.834" calcext:value-type="float">
            <text:p>1357.834</text:p>
          </table:table-cell>
          <table:table-cell office:value-type="float" office:value="1280.002" calcext:value-type="float">
            <text:p>1280.002</text:p>
          </table:table-cell>
          <table:table-cell office:value-type="float" office:value="766.2316" calcext:value-type="float">
            <text:p>766.2316</text:p>
          </table:table-cell>
          <table:table-cell office:value-type="float" office:value="1103.584" calcext:value-type="float">
            <text:p>1103.584</text:p>
          </table:table-cell>
          <table:table-cell office:value-type="float" office:value="411.7434" calcext:value-type="float">
            <text:p>411.7434</text:p>
          </table:table-cell>
          <table:table-cell office:value-type="float" office:value="1847.527" calcext:value-type="float">
            <text:p>1847.527</text:p>
          </table:table-cell>
          <table:table-cell office:value-type="float" office:value="2085.028" calcext:value-type="float">
            <text:p>2085.028</text:p>
          </table:table-cell>
          <table:table-cell office:value-type="float" office:value="1667.505" calcext:value-type="float">
            <text:p>1667.505</text:p>
          </table:table-cell>
          <table:table-cell office:value-type="float" office:value="584.5157" calcext:value-type="float">
            <text:p>584.5157</text:p>
          </table:table-cell>
          <table:table-cell office:value-type="float" office:value="573.0116" calcext:value-type="float">
            <text:p>573.0116</text:p>
          </table:table-cell>
          <table:table-cell office:value-type="float" office:value="142.7929" calcext:value-type="float">
            <text:p>142.7929</text:p>
          </table:table-cell>
          <table:table-cell office:value-type="float" office:value="35.69207" calcext:value-type="float">
            <text:p>35.69207</text:p>
          </table:table-cell>
          <table:table-cell office:value-type="float" office:value="0" calcext:value-type="float">
            <text:p>0</text:p>
          </table:table-cell>
          <table:table-cell office:value-type="float" office:value="-0.0009202506" calcext:value-type="float">
            <text:p>-0.00092025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9.4346" calcext:value-type="float">
            <text:p>-129.4346</text:p>
          </table:table-cell>
          <table:table-cell office:value-type="float" office:value="0" calcext:value-type="float">
            <text:p>0</text:p>
          </table:table-cell>
          <table:table-cell office:value-type="float" office:value="3.075826" calcext:value-type="float">
            <text:p>3.075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0042004" calcext:value-type="float">
            <text:p>30042004</text:p>
          </table:table-cell>
          <table:table-cell office:value-type="float" office:value="551.8504" calcext:value-type="float">
            <text:p>551.8504</text:p>
          </table:table-cell>
          <table:table-cell office:value-type="float" office:value="13102.2" calcext:value-type="float">
            <text:p>1310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0.4499" calcext:value-type="float">
            <text:p>-130.4499</text:p>
          </table:table-cell>
          <table:table-cell office:value-type="float" office:value="319.2576" calcext:value-type="float">
            <text:p>319.2576</text:p>
          </table:table-cell>
          <table:table-cell office:value-type="float" office:value="0" calcext:value-type="float">
            <text:p>0</text:p>
          </table:table-cell>
          <table:table-cell office:value-type="float" office:value="96.14532" calcext:value-type="float">
            <text:p>96.14532</text:p>
          </table:table-cell>
          <table:table-cell office:value-type="float" office:value="347.9051" calcext:value-type="float">
            <text:p>347.9051</text:p>
          </table:table-cell>
          <table:table-cell office:value-type="float" office:value="0.04651817" calcext:value-type="float">
            <text:p>0.04651817</text:p>
          </table:table-cell>
          <table:table-cell office:value-type="float" office:value="0.004459304" calcext:value-type="float">
            <text:p>0.004459304</text:p>
          </table:table-cell>
          <table:table-cell office:value-type="float" office:value="0.001072978" calcext:value-type="float">
            <text:p>0.001072978</text:p>
          </table:table-cell>
          <table:table-cell office:value-type="float" office:value="0.0005283703" calcext:value-type="float">
            <text:p>0.0005283703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130.3926" calcext:value-type="float">
            <text:p>-130.3926</text:p>
          </table:table-cell>
          <table:table-cell office:value-type="float" office:value="0" calcext:value-type="float">
            <text:p>0</text:p>
          </table:table-cell>
          <table:table-cell office:value-type="float" office:value="341.9975" calcext:value-type="float">
            <text:p>341.9975</text:p>
          </table:table-cell>
          <table:table-cell office:value-type="float" office:value="1109.325" calcext:value-type="float">
            <text:p>1109.325</text:p>
          </table:table-cell>
          <table:table-cell office:value-type="float" office:value="1357.617" calcext:value-type="float">
            <text:p>1357.617</text:p>
          </table:table-cell>
          <table:table-cell office:value-type="float" office:value="1279.849" calcext:value-type="float">
            <text:p>1279.849</text:p>
          </table:table-cell>
          <table:table-cell office:value-type="float" office:value="766.1105" calcext:value-type="float">
            <text:p>766.1105</text:p>
          </table:table-cell>
          <table:table-cell office:value-type="float" office:value="1103.515" calcext:value-type="float">
            <text:p>1103.515</text:p>
          </table:table-cell>
          <table:table-cell office:value-type="float" office:value="411.7275" calcext:value-type="float">
            <text:p>411.7275</text:p>
          </table:table-cell>
          <table:table-cell office:value-type="float" office:value="1847.5" calcext:value-type="float">
            <text:p>1847.5</text:p>
          </table:table-cell>
          <table:table-cell office:value-type="float" office:value="2085.007" calcext:value-type="float">
            <text:p>2085.007</text:p>
          </table:table-cell>
          <table:table-cell office:value-type="float" office:value="1667.488" calcext:value-type="float">
            <text:p>1667.488</text:p>
          </table:table-cell>
          <table:table-cell office:value-type="float" office:value="584.514" calcext:value-type="float">
            <text:p>584.514</text:p>
          </table:table-cell>
          <table:table-cell office:value-type="float" office:value="573.008" calcext:value-type="float">
            <text:p>573.008</text:p>
          </table:table-cell>
          <table:table-cell office:value-type="float" office:value="142.7929" calcext:value-type="float">
            <text:p>142.7929</text:p>
          </table:table-cell>
          <table:table-cell office:value-type="float" office:value="35.69207" calcext:value-type="float">
            <text:p>35.69207</text:p>
          </table:table-cell>
          <table:table-cell office:value-type="float" office:value="0" calcext:value-type="float">
            <text:p>0</text:p>
          </table:table-cell>
          <table:table-cell office:value-type="float" office:value="-0.0009265628" calcext:value-type="float">
            <text:p>-0.00092656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0.414" calcext:value-type="float">
            <text:p>-130.414</text:p>
          </table:table-cell>
          <table:table-cell office:value-type="float" office:value="0" calcext:value-type="float">
            <text:p>0</text:p>
          </table:table-cell>
          <table:table-cell office:value-type="float" office:value="3.073137" calcext:value-type="float">
            <text:p>3.073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52004" calcext:value-type="float">
            <text:p>1052004</text:p>
          </table:table-cell>
          <table:table-cell office:value-type="float" office:value="550.6205" calcext:value-type="float">
            <text:p>550.6205</text:p>
          </table:table-cell>
          <table:table-cell office:value-type="float" office:value="13102.3" calcext:value-type="float">
            <text:p>1310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1.491" calcext:value-type="float">
            <text:p>-131.491</text:p>
          </table:table-cell>
          <table:table-cell office:value-type="float" office:value="322.5204" calcext:value-type="float">
            <text:p>322.5204</text:p>
          </table:table-cell>
          <table:table-cell office:value-type="float" office:value="0" calcext:value-type="float">
            <text:p>0</text:p>
          </table:table-cell>
          <table:table-cell office:value-type="float" office:value="94.95586" calcext:value-type="float">
            <text:p>94.95586</text:p>
          </table:table-cell>
          <table:table-cell office:value-type="float" office:value="347.4173" calcext:value-type="float">
            <text:p>347.4173</text:p>
          </table:table-cell>
          <table:table-cell office:value-type="float" office:value="0.0467798" calcext:value-type="float">
            <text:p>0.0467798</text:p>
          </table:table-cell>
          <table:table-cell office:value-type="float" office:value="0.004459304" calcext:value-type="float">
            <text:p>0.004459304</text:p>
          </table:table-cell>
          <table:table-cell office:value-type="float" office:value="0.001072978" calcext:value-type="float">
            <text:p>0.001072978</text:p>
          </table:table-cell>
          <table:table-cell office:value-type="float" office:value="0.0005283703" calcext:value-type="float">
            <text:p>0.0005283703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131.4335" calcext:value-type="float">
            <text:p>-131.4335</text:p>
          </table:table-cell>
          <table:table-cell office:value-type="float" office:value="0" calcext:value-type="float">
            <text:p>0</text:p>
          </table:table-cell>
          <table:table-cell office:value-type="float" office:value="342.2337" calcext:value-type="float">
            <text:p>342.2337</text:p>
          </table:table-cell>
          <table:table-cell office:value-type="float" office:value="1109.094" calcext:value-type="float">
            <text:p>1109.094</text:p>
          </table:table-cell>
          <table:table-cell office:value-type="float" office:value="1357.384" calcext:value-type="float">
            <text:p>1357.384</text:p>
          </table:table-cell>
          <table:table-cell office:value-type="float" office:value="1279.699" calcext:value-type="float">
            <text:p>1279.699</text:p>
          </table:table-cell>
          <table:table-cell office:value-type="float" office:value="765.9931" calcext:value-type="float">
            <text:p>765.9931</text:p>
          </table:table-cell>
          <table:table-cell office:value-type="float" office:value="1103.45" calcext:value-type="float">
            <text:p>1103.45</text:p>
          </table:table-cell>
          <table:table-cell office:value-type="float" office:value="411.7128" calcext:value-type="float">
            <text:p>411.7128</text:p>
          </table:table-cell>
          <table:table-cell office:value-type="float" office:value="1847.475" calcext:value-type="float">
            <text:p>1847.475</text:p>
          </table:table-cell>
          <table:table-cell office:value-type="float" office:value="2084.986" calcext:value-type="float">
            <text:p>2084.986</text:p>
          </table:table-cell>
          <table:table-cell office:value-type="float" office:value="1667.471" calcext:value-type="float">
            <text:p>1667.471</text:p>
          </table:table-cell>
          <table:table-cell office:value-type="float" office:value="584.5123" calcext:value-type="float">
            <text:p>584.5123</text:p>
          </table:table-cell>
          <table:table-cell office:value-type="float" office:value="573.0043" calcext:value-type="float">
            <text:p>573.0043</text:p>
          </table:table-cell>
          <table:table-cell office:value-type="float" office:value="142.7929" calcext:value-type="float">
            <text:p>142.7929</text:p>
          </table:table-cell>
          <table:table-cell office:value-type="float" office:value="35.69207" calcext:value-type="float">
            <text:p>35.69207</text:p>
          </table:table-cell>
          <table:table-cell office:value-type="float" office:value="0" calcext:value-type="float">
            <text:p>0</text:p>
          </table:table-cell>
          <table:table-cell office:value-type="float" office:value="-0.0009356934" calcext:value-type="float">
            <text:p>-0.00093569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1.4857" calcext:value-type="float">
            <text:p>-131.4857</text:p>
          </table:table-cell>
          <table:table-cell office:value-type="float" office:value="0" calcext:value-type="float">
            <text:p>0</text:p>
          </table:table-cell>
          <table:table-cell office:value-type="float" office:value="3.104094" calcext:value-type="float">
            <text:p>3.104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52004" calcext:value-type="float">
            <text:p>2052004</text:p>
          </table:table-cell>
          <table:table-cell office:value-type="float" office:value="549.2687" calcext:value-type="float">
            <text:p>549.2687</text:p>
          </table:table-cell>
          <table:table-cell office:value-type="float" office:value="13102.32" calcext:value-type="float">
            <text:p>13102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2.7489" calcext:value-type="float">
            <text:p>-132.7489</text:p>
          </table:table-cell>
          <table:table-cell office:value-type="float" office:value="327.0693" calcext:value-type="float">
            <text:p>327.0693</text:p>
          </table:table-cell>
          <table:table-cell office:value-type="float" office:value="0" calcext:value-type="float">
            <text:p>0</text:p>
          </table:table-cell>
          <table:table-cell office:value-type="float" office:value="94.91421" calcext:value-type="float">
            <text:p>94.91421</text:p>
          </table:table-cell>
          <table:table-cell office:value-type="float" office:value="346.7906" calcext:value-type="float">
            <text:p>346.7906</text:p>
          </table:table-cell>
          <table:table-cell office:value-type="float" office:value="0.04709959" calcext:value-type="float">
            <text:p>0.04709959</text:p>
          </table:table-cell>
          <table:table-cell office:value-type="float" office:value="0.004459304" calcext:value-type="float">
            <text:p>0.004459304</text:p>
          </table:table-cell>
          <table:table-cell office:value-type="float" office:value="0.00107298" calcext:value-type="float">
            <text:p>0.00107298</text:p>
          </table:table-cell>
          <table:table-cell office:value-type="float" office:value="0.0005283703" calcext:value-type="float">
            <text:p>0.0005283703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132.691" calcext:value-type="float">
            <text:p>-132.691</text:p>
          </table:table-cell>
          <table:table-cell office:value-type="float" office:value="0" calcext:value-type="float">
            <text:p>0</text:p>
          </table:table-cell>
          <table:table-cell office:value-type="float" office:value="342.3994" calcext:value-type="float">
            <text:p>342.3994</text:p>
          </table:table-cell>
          <table:table-cell office:value-type="float" office:value="1108.882" calcext:value-type="float">
            <text:p>1108.882</text:p>
          </table:table-cell>
          <table:table-cell office:value-type="float" office:value="1357.152" calcext:value-type="float">
            <text:p>1357.152</text:p>
          </table:table-cell>
          <table:table-cell office:value-type="float" office:value="1279.542" calcext:value-type="float">
            <text:p>1279.542</text:p>
          </table:table-cell>
          <table:table-cell office:value-type="float" office:value="765.876" calcext:value-type="float">
            <text:p>765.876</text:p>
          </table:table-cell>
          <table:table-cell office:value-type="float" office:value="1103.383" calcext:value-type="float">
            <text:p>1103.383</text:p>
          </table:table-cell>
          <table:table-cell office:value-type="float" office:value="411.6979" calcext:value-type="float">
            <text:p>411.6979</text:p>
          </table:table-cell>
          <table:table-cell office:value-type="float" office:value="1847.449" calcext:value-type="float">
            <text:p>1847.449</text:p>
          </table:table-cell>
          <table:table-cell office:value-type="float" office:value="2084.965" calcext:value-type="float">
            <text:p>2084.965</text:p>
          </table:table-cell>
          <table:table-cell office:value-type="float" office:value="1667.454" calcext:value-type="float">
            <text:p>1667.454</text:p>
          </table:table-cell>
          <table:table-cell office:value-type="float" office:value="584.5106" calcext:value-type="float">
            <text:p>584.5106</text:p>
          </table:table-cell>
          <table:table-cell office:value-type="float" office:value="573.0006" calcext:value-type="float">
            <text:p>573.0006</text:p>
          </table:table-cell>
          <table:table-cell office:value-type="float" office:value="142.7929" calcext:value-type="float">
            <text:p>142.7929</text:p>
          </table:table-cell>
          <table:table-cell office:value-type="float" office:value="35.69206" calcext:value-type="float">
            <text:p>35.69206</text:p>
          </table:table-cell>
          <table:table-cell office:value-type="float" office:value="0" calcext:value-type="float">
            <text:p>0</text:p>
          </table:table-cell>
          <table:table-cell office:value-type="float" office:value="-0.0009523499" calcext:value-type="float">
            <text:p>-0.00095234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2.7582" calcext:value-type="float">
            <text:p>-132.7582</text:p>
          </table:table-cell>
          <table:table-cell office:value-type="float" office:value="0" calcext:value-type="float">
            <text:p>0</text:p>
          </table:table-cell>
          <table:table-cell office:value-type="float" office:value="3.119055" calcext:value-type="float">
            <text:p>3.119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052004" calcext:value-type="float">
            <text:p>3052004</text:p>
          </table:table-cell>
          <table:table-cell office:value-type="float" office:value="547.9054" calcext:value-type="float">
            <text:p>547.9054</text:p>
          </table:table-cell>
          <table:table-cell office:value-type="float" office:value="13102.47" calcext:value-type="float">
            <text:p>13102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3.8707" calcext:value-type="float">
            <text:p>-133.8707</text:p>
          </table:table-cell>
          <table:table-cell office:value-type="float" office:value="328.67" calcext:value-type="float">
            <text:p>328.67</text:p>
          </table:table-cell>
          <table:table-cell office:value-type="float" office:value="0" calcext:value-type="float">
            <text:p>0</text:p>
          </table:table-cell>
          <table:table-cell office:value-type="float" office:value="93.41659" calcext:value-type="float">
            <text:p>93.41659</text:p>
          </table:table-cell>
          <table:table-cell office:value-type="float" office:value="346.2012" calcext:value-type="float">
            <text:p>346.2012</text:p>
          </table:table-cell>
          <table:table-cell office:value-type="float" office:value="0.04738639" calcext:value-type="float">
            <text:p>0.04738639</text:p>
          </table:table-cell>
          <table:table-cell office:value-type="float" office:value="0.004459304" calcext:value-type="float">
            <text:p>0.004459304</text:p>
          </table:table-cell>
          <table:table-cell office:value-type="float" office:value="0.00107298" calcext:value-type="float">
            <text:p>0.00107298</text:p>
          </table:table-cell>
          <table:table-cell office:value-type="float" office:value="0.0005283703" calcext:value-type="float">
            <text:p>0.0005283703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133.8125" calcext:value-type="float">
            <text:p>-133.8125</text:p>
          </table:table-cell>
          <table:table-cell office:value-type="float" office:value="0" calcext:value-type="float">
            <text:p>0</text:p>
          </table:table-cell>
          <table:table-cell office:value-type="float" office:value="342.6851" calcext:value-type="float">
            <text:p>342.6851</text:p>
          </table:table-cell>
          <table:table-cell office:value-type="float" office:value="1108.638" calcext:value-type="float">
            <text:p>1108.638</text:p>
          </table:table-cell>
          <table:table-cell office:value-type="float" office:value="1356.907" calcext:value-type="float">
            <text:p>1356.907</text:p>
          </table:table-cell>
          <table:table-cell office:value-type="float" office:value="1279.385" calcext:value-type="float">
            <text:p>1279.385</text:p>
          </table:table-cell>
          <table:table-cell office:value-type="float" office:value="765.7616" calcext:value-type="float">
            <text:p>765.7616</text:p>
          </table:table-cell>
          <table:table-cell office:value-type="float" office:value="1103.318" calcext:value-type="float">
            <text:p>1103.318</text:p>
          </table:table-cell>
          <table:table-cell office:value-type="float" office:value="411.6832" calcext:value-type="float">
            <text:p>411.6832</text:p>
          </table:table-cell>
          <table:table-cell office:value-type="float" office:value="1847.423" calcext:value-type="float">
            <text:p>1847.423</text:p>
          </table:table-cell>
          <table:table-cell office:value-type="float" office:value="2084.944" calcext:value-type="float">
            <text:p>2084.944</text:p>
          </table:table-cell>
          <table:table-cell office:value-type="float" office:value="1667.438" calcext:value-type="float">
            <text:p>1667.438</text:p>
          </table:table-cell>
          <table:table-cell office:value-type="float" office:value="584.5087" calcext:value-type="float">
            <text:p>584.5087</text:p>
          </table:table-cell>
          <table:table-cell office:value-type="float" office:value="572.9969" calcext:value-type="float">
            <text:p>572.9969</text:p>
          </table:table-cell>
          <table:table-cell office:value-type="float" office:value="142.7929" calcext:value-type="float">
            <text:p>142.7929</text:p>
          </table:table-cell>
          <table:table-cell office:value-type="float" office:value="35.69206" calcext:value-type="float">
            <text:p>35.69206</text:p>
          </table:table-cell>
          <table:table-cell office:value-type="float" office:value="0" calcext:value-type="float">
            <text:p>0</text:p>
          </table:table-cell>
          <table:table-cell office:value-type="float" office:value="-0.0009686681" calcext:value-type="float">
            <text:p>-0.00096866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3.9119" calcext:value-type="float">
            <text:p>-133.9119</text:p>
          </table:table-cell>
          <table:table-cell office:value-type="float" office:value="0" calcext:value-type="float">
            <text:p>0</text:p>
          </table:table-cell>
          <table:table-cell office:value-type="float" office:value="3.151134" calcext:value-type="float">
            <text:p>3.151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052004" calcext:value-type="float">
            <text:p>4052004</text:p>
          </table:table-cell>
          <table:table-cell office:value-type="float" office:value="546.3081" calcext:value-type="float">
            <text:p>546.3081</text:p>
          </table:table-cell>
          <table:table-cell office:value-type="float" office:value="13102.59" calcext:value-type="float">
            <text:p>13102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5.2295" calcext:value-type="float">
            <text:p>-135.2295</text:p>
          </table:table-cell>
          <table:table-cell office:value-type="float" office:value="332.0068" calcext:value-type="float">
            <text:p>332.0068</text:p>
          </table:table-cell>
          <table:table-cell office:value-type="float" office:value="0" calcext:value-type="float">
            <text:p>0</text:p>
          </table:table-cell>
          <table:table-cell office:value-type="float" office:value="92.13023" calcext:value-type="float">
            <text:p>92.13023</text:p>
          </table:table-cell>
          <table:table-cell office:value-type="float" office:value="345.55" calcext:value-type="float">
            <text:p>345.55</text:p>
          </table:table-cell>
          <table:table-cell office:value-type="float" office:value="0.047659" calcext:value-type="float">
            <text:p>0.047659</text:p>
          </table:table-cell>
          <table:table-cell office:value-type="float" office:value="0.004459304" calcext:value-type="float">
            <text:p>0.004459304</text:p>
          </table:table-cell>
          <table:table-cell office:value-type="float" office:value="0.00107298" calcext:value-type="float">
            <text:p>0.00107298</text:p>
          </table:table-cell>
          <table:table-cell office:value-type="float" office:value="0.0005283703" calcext:value-type="float">
            <text:p>0.0005283703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135.1711" calcext:value-type="float">
            <text:p>-135.1711</text:p>
          </table:table-cell>
          <table:table-cell office:value-type="float" office:value="0" calcext:value-type="float">
            <text:p>0</text:p>
          </table:table-cell>
          <table:table-cell office:value-type="float" office:value="342.9706" calcext:value-type="float">
            <text:p>342.9706</text:p>
          </table:table-cell>
          <table:table-cell office:value-type="float" office:value="1108.317" calcext:value-type="float">
            <text:p>1108.317</text:p>
          </table:table-cell>
          <table:table-cell office:value-type="float" office:value="1356.6" calcext:value-type="float">
            <text:p>1356.6</text:p>
          </table:table-cell>
          <table:table-cell office:value-type="float" office:value="1279.194" calcext:value-type="float">
            <text:p>1279.194</text:p>
          </table:table-cell>
          <table:table-cell office:value-type="float" office:value="765.6281" calcext:value-type="float">
            <text:p>765.6281</text:p>
          </table:table-cell>
          <table:table-cell office:value-type="float" office:value="1103.247" calcext:value-type="float">
            <text:p>1103.247</text:p>
          </table:table-cell>
          <table:table-cell office:value-type="float" office:value="411.6675" calcext:value-type="float">
            <text:p>411.6675</text:p>
          </table:table-cell>
          <table:table-cell office:value-type="float" office:value="1847.397" calcext:value-type="float">
            <text:p>1847.397</text:p>
          </table:table-cell>
          <table:table-cell office:value-type="float" office:value="2084.923" calcext:value-type="float">
            <text:p>2084.923</text:p>
          </table:table-cell>
          <table:table-cell office:value-type="float" office:value="1667.421" calcext:value-type="float">
            <text:p>1667.421</text:p>
          </table:table-cell>
          <table:table-cell office:value-type="float" office:value="584.5068" calcext:value-type="float">
            <text:p>584.5068</text:p>
          </table:table-cell>
          <table:table-cell office:value-type="float" office:value="572.9931" calcext:value-type="float">
            <text:p>572.9931</text:p>
          </table:table-cell>
          <table:table-cell office:value-type="float" office:value="142.7929" calcext:value-type="float">
            <text:p>142.7929</text:p>
          </table:table-cell>
          <table:table-cell office:value-type="float" office:value="35.69205" calcext:value-type="float">
            <text:p>35.69205</text:p>
          </table:table-cell>
          <table:table-cell office:value-type="float" office:value="0" calcext:value-type="float">
            <text:p>0</text:p>
          </table:table-cell>
          <table:table-cell office:value-type="float" office:value="-0.0009850088" calcext:value-type="float">
            <text:p>-0.00098500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5.3192" calcext:value-type="float">
            <text:p>-135.3192</text:p>
          </table:table-cell>
          <table:table-cell office:value-type="float" office:value="0" calcext:value-type="float">
            <text:p>0</text:p>
          </table:table-cell>
          <table:table-cell office:value-type="float" office:value="3.200687" calcext:value-type="float">
            <text:p>3.200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052004" calcext:value-type="float">
            <text:p>5052004</text:p>
          </table:table-cell>
          <table:table-cell office:value-type="float" office:value="544.727" calcext:value-type="float">
            <text:p>544.727</text:p>
          </table:table-cell>
          <table:table-cell office:value-type="float" office:value="13102.63" calcext:value-type="float">
            <text:p>13102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6.6317" calcext:value-type="float">
            <text:p>-136.6317</text:p>
          </table:table-cell>
          <table:table-cell office:value-type="float" office:value="333.9194" calcext:value-type="float">
            <text:p>333.9194</text:p>
          </table:table-cell>
          <table:table-cell office:value-type="float" office:value="0" calcext:value-type="float">
            <text:p>0</text:p>
          </table:table-cell>
          <table:table-cell office:value-type="float" office:value="90.80488" calcext:value-type="float">
            <text:p>90.80488</text:p>
          </table:table-cell>
          <table:table-cell office:value-type="float" office:value="345.1186" calcext:value-type="float">
            <text:p>345.1186</text:p>
          </table:table-cell>
          <table:table-cell office:value-type="float" office:value="0.04786985" calcext:value-type="float">
            <text:p>0.04786985</text:p>
          </table:table-cell>
          <table:table-cell office:value-type="float" office:value="0.004459304" calcext:value-type="float">
            <text:p>0.004459304</text:p>
          </table:table-cell>
          <table:table-cell office:value-type="float" office:value="0.00107298" calcext:value-type="float">
            <text:p>0.00107298</text:p>
          </table:table-cell>
          <table:table-cell office:value-type="float" office:value="0.0005283703" calcext:value-type="float">
            <text:p>0.0005283703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136.573" calcext:value-type="float">
            <text:p>-136.573</text:p>
          </table:table-cell>
          <table:table-cell office:value-type="float" office:value="0" calcext:value-type="float">
            <text:p>0</text:p>
          </table:table-cell>
          <table:table-cell office:value-type="float" office:value="343.1922" calcext:value-type="float">
            <text:p>343.1922</text:p>
          </table:table-cell>
          <table:table-cell office:value-type="float" office:value="1107.911" calcext:value-type="float">
            <text:p>1107.911</text:p>
          </table:table-cell>
          <table:table-cell office:value-type="float" office:value="1356.22" calcext:value-type="float">
            <text:p>1356.22</text:p>
          </table:table-cell>
          <table:table-cell office:value-type="float" office:value="1278.973" calcext:value-type="float">
            <text:p>1278.973</text:p>
          </table:table-cell>
          <table:table-cell office:value-type="float" office:value="765.4719" calcext:value-type="float">
            <text:p>765.4719</text:p>
          </table:table-cell>
          <table:table-cell office:value-type="float" office:value="1103.169" calcext:value-type="float">
            <text:p>1103.169</text:p>
          </table:table-cell>
          <table:table-cell office:value-type="float" office:value="411.65" calcext:value-type="float">
            <text:p>411.65</text:p>
          </table:table-cell>
          <table:table-cell office:value-type="float" office:value="1847.371" calcext:value-type="float">
            <text:p>1847.371</text:p>
          </table:table-cell>
          <table:table-cell office:value-type="float" office:value="2084.902" calcext:value-type="float">
            <text:p>2084.902</text:p>
          </table:table-cell>
          <table:table-cell office:value-type="float" office:value="1667.404" calcext:value-type="float">
            <text:p>1667.404</text:p>
          </table:table-cell>
          <table:table-cell office:value-type="float" office:value="584.5049" calcext:value-type="float">
            <text:p>584.5049</text:p>
          </table:table-cell>
          <table:table-cell office:value-type="float" office:value="572.9893" calcext:value-type="float">
            <text:p>572.9893</text:p>
          </table:table-cell>
          <table:table-cell office:value-type="float" office:value="142.7929" calcext:value-type="float">
            <text:p>142.7929</text:p>
          </table:table-cell>
          <table:table-cell office:value-type="float" office:value="35.69205" calcext:value-type="float">
            <text:p>35.69205</text:p>
          </table:table-cell>
          <table:table-cell office:value-type="float" office:value="0" calcext:value-type="float">
            <text:p>0</text:p>
          </table:table-cell>
          <table:table-cell office:value-type="float" office:value="-0.001014039" calcext:value-type="float">
            <text:p>-0.0010140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6.7824" calcext:value-type="float">
            <text:p>-136.7824</text:p>
          </table:table-cell>
          <table:table-cell office:value-type="float" office:value="0" calcext:value-type="float">
            <text:p>0</text:p>
          </table:table-cell>
          <table:table-cell office:value-type="float" office:value="3.262529" calcext:value-type="float">
            <text:p>3.262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052004" calcext:value-type="float">
            <text:p>6052004</text:p>
          </table:table-cell>
          <table:table-cell office:value-type="float" office:value="543.2414" calcext:value-type="float">
            <text:p>543.2414</text:p>
          </table:table-cell>
          <table:table-cell office:value-type="float" office:value="13102.47" calcext:value-type="float">
            <text:p>13102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8.1219" calcext:value-type="float">
            <text:p>-138.1219</text:p>
          </table:table-cell>
          <table:table-cell office:value-type="float" office:value="338.9622" calcext:value-type="float">
            <text:p>338.9622</text:p>
          </table:table-cell>
          <table:table-cell office:value-type="float" office:value="0" calcext:value-type="float">
            <text:p>0</text:p>
          </table:table-cell>
          <table:table-cell office:value-type="float" office:value="90.26629" calcext:value-type="float">
            <text:p>90.26629</text:p>
          </table:table-cell>
          <table:table-cell office:value-type="float" office:value="344.9991" calcext:value-type="float">
            <text:p>344.9991</text:p>
          </table:table-cell>
          <table:table-cell office:value-type="float" office:value="0.04809553" calcext:value-type="float">
            <text:p>0.04809553</text:p>
          </table:table-cell>
          <table:table-cell office:value-type="float" office:value="0.004459304" calcext:value-type="float">
            <text:p>0.004459304</text:p>
          </table:table-cell>
          <table:table-cell office:value-type="float" office:value="0.00107298" calcext:value-type="float">
            <text:p>0.00107298</text:p>
          </table:table-cell>
          <table:table-cell office:value-type="float" office:value="0.0005283703" calcext:value-type="float">
            <text:p>0.0005283703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138.063" calcext:value-type="float">
            <text:p>-138.063</text:p>
          </table:table-cell>
          <table:table-cell office:value-type="float" office:value="0" calcext:value-type="float">
            <text:p>0</text:p>
          </table:table-cell>
          <table:table-cell office:value-type="float" office:value="343.2787" calcext:value-type="float">
            <text:p>343.2787</text:p>
          </table:table-cell>
          <table:table-cell office:value-type="float" office:value="1107.424" calcext:value-type="float">
            <text:p>1107.424</text:p>
          </table:table-cell>
          <table:table-cell office:value-type="float" office:value="1355.755" calcext:value-type="float">
            <text:p>1355.755</text:p>
          </table:table-cell>
          <table:table-cell office:value-type="float" office:value="1278.694" calcext:value-type="float">
            <text:p>1278.694</text:p>
          </table:table-cell>
          <table:table-cell office:value-type="float" office:value="765.2869" calcext:value-type="float">
            <text:p>765.2869</text:p>
          </table:table-cell>
          <table:table-cell office:value-type="float" office:value="1103.072" calcext:value-type="float">
            <text:p>1103.072</text:p>
          </table:table-cell>
          <table:table-cell office:value-type="float" office:value="411.6278" calcext:value-type="float">
            <text:p>411.6278</text:p>
          </table:table-cell>
          <table:table-cell office:value-type="float" office:value="1847.333" calcext:value-type="float">
            <text:p>1847.333</text:p>
          </table:table-cell>
          <table:table-cell office:value-type="float" office:value="2084.881" calcext:value-type="float">
            <text:p>2084.881</text:p>
          </table:table-cell>
          <table:table-cell office:value-type="float" office:value="1667.387" calcext:value-type="float">
            <text:p>1667.387</text:p>
          </table:table-cell>
          <table:table-cell office:value-type="float" office:value="584.5031" calcext:value-type="float">
            <text:p>584.5031</text:p>
          </table:table-cell>
          <table:table-cell office:value-type="float" office:value="572.9854" calcext:value-type="float">
            <text:p>572.9854</text:p>
          </table:table-cell>
          <table:table-cell office:value-type="float" office:value="142.7928" calcext:value-type="float">
            <text:p>142.7928</text:p>
          </table:table-cell>
          <table:table-cell office:value-type="float" office:value="35.69205" calcext:value-type="float">
            <text:p>35.69205</text:p>
          </table:table-cell>
          <table:table-cell office:value-type="float" office:value="0" calcext:value-type="float">
            <text:p>0</text:p>
          </table:table-cell>
          <table:table-cell office:value-type="float" office:value="-0.001067423" calcext:value-type="float">
            <text:p>-0.0010674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8.3375" calcext:value-type="float">
            <text:p>-138.3375</text:p>
          </table:table-cell>
          <table:table-cell office:value-type="float" office:value="0" calcext:value-type="float">
            <text:p>0</text:p>
          </table:table-cell>
          <table:table-cell office:value-type="float" office:value="3.328131" calcext:value-type="float">
            <text:p>3.328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052004" calcext:value-type="float">
            <text:p>7052004</text:p>
          </table:table-cell>
          <table:table-cell office:value-type="float" office:value="541.9458" calcext:value-type="float">
            <text:p>541.9458</text:p>
          </table:table-cell>
          <table:table-cell office:value-type="float" office:value="13102.25" calcext:value-type="float">
            <text:p>13102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9.5132" calcext:value-type="float">
            <text:p>-139.5132</text:p>
          </table:table-cell>
          <table:table-cell office:value-type="float" office:value="342.768" calcext:value-type="float">
            <text:p>342.768</text:p>
          </table:table-cell>
          <table:table-cell office:value-type="float" office:value="0" calcext:value-type="float">
            <text:p>0</text:p>
          </table:table-cell>
          <table:table-cell office:value-type="float" office:value="90.03197" calcext:value-type="float">
            <text:p>90.03197</text:p>
          </table:table-cell>
          <table:table-cell office:value-type="float" office:value="344.9614" calcext:value-type="float">
            <text:p>344.9614</text:p>
          </table:table-cell>
          <table:table-cell office:value-type="float" office:value="0.04832055" calcext:value-type="float">
            <text:p>0.04832055</text:p>
          </table:table-cell>
          <table:table-cell office:value-type="float" office:value="0.004459304" calcext:value-type="float">
            <text:p>0.004459304</text:p>
          </table:table-cell>
          <table:table-cell office:value-type="float" office:value="0.00107298" calcext:value-type="float">
            <text:p>0.00107298</text:p>
          </table:table-cell>
          <table:table-cell office:value-type="float" office:value="0.0005283703" calcext:value-type="float">
            <text:p>0.0005283703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139.4541" calcext:value-type="float">
            <text:p>-139.4541</text:p>
          </table:table-cell>
          <table:table-cell office:value-type="float" office:value="0" calcext:value-type="float">
            <text:p>0</text:p>
          </table:table-cell>
          <table:table-cell office:value-type="float" office:value="343.338" calcext:value-type="float">
            <text:p>343.338</text:p>
          </table:table-cell>
          <table:table-cell office:value-type="float" office:value="1106.991" calcext:value-type="float">
            <text:p>1106.991</text:p>
          </table:table-cell>
          <table:table-cell office:value-type="float" office:value="1355.318" calcext:value-type="float">
            <text:p>1355.318</text:p>
          </table:table-cell>
          <table:table-cell office:value-type="float" office:value="1278.424" calcext:value-type="float">
            <text:p>1278.424</text:p>
          </table:table-cell>
          <table:table-cell office:value-type="float" office:value="765.0989" calcext:value-type="float">
            <text:p>765.0989</text:p>
          </table:table-cell>
          <table:table-cell office:value-type="float" office:value="1102.97" calcext:value-type="float">
            <text:p>1102.97</text:p>
          </table:table-cell>
          <table:table-cell office:value-type="float" office:value="411.6043" calcext:value-type="float">
            <text:p>411.6043</text:p>
          </table:table-cell>
          <table:table-cell office:value-type="float" office:value="1847.291" calcext:value-type="float">
            <text:p>1847.291</text:p>
          </table:table-cell>
          <table:table-cell office:value-type="float" office:value="2084.859" calcext:value-type="float">
            <text:p>2084.859</text:p>
          </table:table-cell>
          <table:table-cell office:value-type="float" office:value="1667.37" calcext:value-type="float">
            <text:p>1667.37</text:p>
          </table:table-cell>
          <table:table-cell office:value-type="float" office:value="584.5012" calcext:value-type="float">
            <text:p>584.5012</text:p>
          </table:table-cell>
          <table:table-cell office:value-type="float" office:value="572.9814" calcext:value-type="float">
            <text:p>572.9814</text:p>
          </table:table-cell>
          <table:table-cell office:value-type="float" office:value="142.7928" calcext:value-type="float">
            <text:p>142.7928</text:p>
          </table:table-cell>
          <table:table-cell office:value-type="float" office:value="35.69204" calcext:value-type="float">
            <text:p>35.69204</text:p>
          </table:table-cell>
          <table:table-cell office:value-type="float" office:value="0" calcext:value-type="float">
            <text:p>0</text:p>
          </table:table-cell>
          <table:table-cell office:value-type="float" office:value="-0.001097305" calcext:value-type="float">
            <text:p>-0.0010973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9.7627" calcext:value-type="float">
            <text:p>-139.7627</text:p>
          </table:table-cell>
          <table:table-cell office:value-type="float" office:value="0" calcext:value-type="float">
            <text:p>0</text:p>
          </table:table-cell>
          <table:table-cell office:value-type="float" office:value="3.361355" calcext:value-type="float">
            <text:p>3.361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052004" calcext:value-type="float">
            <text:p>8052004</text:p>
          </table:table-cell>
          <table:table-cell office:value-type="float" office:value="540.4737" calcext:value-type="float">
            <text:p>540.4737</text:p>
          </table:table-cell>
          <table:table-cell office:value-type="float" office:value="13102.02" calcext:value-type="float">
            <text:p>13102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1.0596" calcext:value-type="float">
            <text:p>-141.0596</text:p>
          </table:table-cell>
          <table:table-cell office:value-type="float" office:value="347.096" calcext:value-type="float">
            <text:p>347.096</text:p>
          </table:table-cell>
          <table:table-cell office:value-type="float" office:value="0" calcext:value-type="float">
            <text:p>0</text:p>
          </table:table-cell>
          <table:table-cell office:value-type="float" office:value="89.7327" calcext:value-type="float">
            <text:p>89.7327</text:p>
          </table:table-cell>
          <table:table-cell office:value-type="float" office:value="344.9069" calcext:value-type="float">
            <text:p>344.9069</text:p>
          </table:table-cell>
          <table:table-cell office:value-type="float" office:value="0.04851954" calcext:value-type="float">
            <text:p>0.04851954</text:p>
          </table:table-cell>
          <table:table-cell office:value-type="float" office:value="0.004459304" calcext:value-type="float">
            <text:p>0.004459304</text:p>
          </table:table-cell>
          <table:table-cell office:value-type="float" office:value="0.00107298" calcext:value-type="float">
            <text:p>0.00107298</text:p>
          </table:table-cell>
          <table:table-cell office:value-type="float" office:value="0.0005283703" calcext:value-type="float">
            <text:p>0.0005283703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141.0003" calcext:value-type="float">
            <text:p>-141.0003</text:p>
          </table:table-cell>
          <table:table-cell office:value-type="float" office:value="0" calcext:value-type="float">
            <text:p>0</text:p>
          </table:table-cell>
          <table:table-cell office:value-type="float" office:value="343.4111" calcext:value-type="float">
            <text:p>343.4111</text:p>
          </table:table-cell>
          <table:table-cell office:value-type="float" office:value="1106.478" calcext:value-type="float">
            <text:p>1106.478</text:p>
          </table:table-cell>
          <table:table-cell office:value-type="float" office:value="1354.825" calcext:value-type="float">
            <text:p>1354.825</text:p>
          </table:table-cell>
          <table:table-cell office:value-type="float" office:value="1278.124" calcext:value-type="float">
            <text:p>1278.124</text:p>
          </table:table-cell>
          <table:table-cell office:value-type="float" office:value="764.9022" calcext:value-type="float">
            <text:p>764.9022</text:p>
          </table:table-cell>
          <table:table-cell office:value-type="float" office:value="1102.865" calcext:value-type="float">
            <text:p>1102.865</text:p>
          </table:table-cell>
          <table:table-cell office:value-type="float" office:value="411.58" calcext:value-type="float">
            <text:p>411.58</text:p>
          </table:table-cell>
          <table:table-cell office:value-type="float" office:value="1847.249" calcext:value-type="float">
            <text:p>1847.249</text:p>
          </table:table-cell>
          <table:table-cell office:value-type="float" office:value="2084.836" calcext:value-type="float">
            <text:p>2084.836</text:p>
          </table:table-cell>
          <table:table-cell office:value-type="float" office:value="1667.353" calcext:value-type="float">
            <text:p>1667.353</text:p>
          </table:table-cell>
          <table:table-cell office:value-type="float" office:value="584.4993" calcext:value-type="float">
            <text:p>584.4993</text:p>
          </table:table-cell>
          <table:table-cell office:value-type="float" office:value="572.9775" calcext:value-type="float">
            <text:p>572.9775</text:p>
          </table:table-cell>
          <table:table-cell office:value-type="float" office:value="142.7928" calcext:value-type="float">
            <text:p>142.7928</text:p>
          </table:table-cell>
          <table:table-cell office:value-type="float" office:value="35.69204" calcext:value-type="float">
            <text:p>35.69204</text:p>
          </table:table-cell>
          <table:table-cell office:value-type="float" office:value="0" calcext:value-type="float">
            <text:p>0</text:p>
          </table:table-cell>
          <table:table-cell office:value-type="float" office:value="-0.001170859" calcext:value-type="float">
            <text:p>-0.0011708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1.379" calcext:value-type="float">
            <text:p>-141.379</text:p>
          </table:table-cell>
          <table:table-cell office:value-type="float" office:value="0" calcext:value-type="float">
            <text:p>0</text:p>
          </table:table-cell>
          <table:table-cell office:value-type="float" office:value="3.431151" calcext:value-type="float">
            <text:p>3.431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052004" calcext:value-type="float">
            <text:p>9052004</text:p>
          </table:table-cell>
          <table:table-cell office:value-type="float" office:value="538.762" calcext:value-type="float">
            <text:p>538.762</text:p>
          </table:table-cell>
          <table:table-cell office:value-type="float" office:value="13101.83" calcext:value-type="float">
            <text:p>13101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2.8191" calcext:value-type="float">
            <text:p>-142.8191</text:p>
          </table:table-cell>
          <table:table-cell office:value-type="float" office:value="351.1342" calcext:value-type="float">
            <text:p>351.1342</text:p>
          </table:table-cell>
          <table:table-cell office:value-type="float" office:value="0" calcext:value-type="float">
            <text:p>0</text:p>
          </table:table-cell>
          <table:table-cell office:value-type="float" office:value="89.36497" calcext:value-type="float">
            <text:p>89.36497</text:p>
          </table:table-cell>
          <table:table-cell office:value-type="float" office:value="344.6208" calcext:value-type="float">
            <text:p>344.6208</text:p>
          </table:table-cell>
          <table:table-cell office:value-type="float" office:value="0.0487494" calcext:value-type="float">
            <text:p>0.0487494</text:p>
          </table:table-cell>
          <table:table-cell office:value-type="float" office:value="0.004459304" calcext:value-type="float">
            <text:p>0.004459304</text:p>
          </table:table-cell>
          <table:table-cell office:value-type="float" office:value="0.001072982" calcext:value-type="float">
            <text:p>0.001072982</text:p>
          </table:table-cell>
          <table:table-cell office:value-type="float" office:value="0.0005283703" calcext:value-type="float">
            <text:p>0.0005283703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142.7596" calcext:value-type="float">
            <text:p>-142.7596</text:p>
          </table:table-cell>
          <table:table-cell office:value-type="float" office:value="0" calcext:value-type="float">
            <text:p>0</text:p>
          </table:table-cell>
          <table:table-cell office:value-type="float" office:value="343.5687" calcext:value-type="float">
            <text:p>343.5687</text:p>
          </table:table-cell>
          <table:table-cell office:value-type="float" office:value="1105.969" calcext:value-type="float">
            <text:p>1105.969</text:p>
          </table:table-cell>
          <table:table-cell office:value-type="float" office:value="1354.319" calcext:value-type="float">
            <text:p>1354.319</text:p>
          </table:table-cell>
          <table:table-cell office:value-type="float" office:value="1277.808" calcext:value-type="float">
            <text:p>1277.808</text:p>
          </table:table-cell>
          <table:table-cell office:value-type="float" office:value="764.6962" calcext:value-type="float">
            <text:p>764.6962</text:p>
          </table:table-cell>
          <table:table-cell office:value-type="float" office:value="1102.75" calcext:value-type="float">
            <text:p>1102.75</text:p>
          </table:table-cell>
          <table:table-cell office:value-type="float" office:value="411.5541" calcext:value-type="float">
            <text:p>411.5541</text:p>
          </table:table-cell>
          <table:table-cell office:value-type="float" office:value="1847.207" calcext:value-type="float">
            <text:p>1847.207</text:p>
          </table:table-cell>
          <table:table-cell office:value-type="float" office:value="2084.81" calcext:value-type="float">
            <text:p>2084.81</text:p>
          </table:table-cell>
          <table:table-cell office:value-type="float" office:value="1667.335" calcext:value-type="float">
            <text:p>1667.335</text:p>
          </table:table-cell>
          <table:table-cell office:value-type="float" office:value="584.4973" calcext:value-type="float">
            <text:p>584.4973</text:p>
          </table:table-cell>
          <table:table-cell office:value-type="float" office:value="572.9735" calcext:value-type="float">
            <text:p>572.9735</text:p>
          </table:table-cell>
          <table:table-cell office:value-type="float" office:value="142.7928" calcext:value-type="float">
            <text:p>142.7928</text:p>
          </table:table-cell>
          <table:table-cell office:value-type="float" office:value="35.69204" calcext:value-type="float">
            <text:p>35.69204</text:p>
          </table:table-cell>
          <table:table-cell office:value-type="float" office:value="0" calcext:value-type="float">
            <text:p>0</text:p>
          </table:table-cell>
          <table:table-cell office:value-type="float" office:value="-0.001241794" calcext:value-type="float">
            <text:p>-0.00124179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3.1872" calcext:value-type="float">
            <text:p>-143.1872</text:p>
          </table:table-cell>
          <table:table-cell office:value-type="float" office:value="0" calcext:value-type="float">
            <text:p>0</text:p>
          </table:table-cell>
          <table:table-cell office:value-type="float" office:value="3.480392" calcext:value-type="float">
            <text:p>3.480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052004" calcext:value-type="float">
            <text:p>10052004</text:p>
          </table:table-cell>
          <table:table-cell office:value-type="float" office:value="535.1373" calcext:value-type="float">
            <text:p>535.1373</text:p>
          </table:table-cell>
          <table:table-cell office:value-type="float" office:value="13101.98" calcext:value-type="float">
            <text:p>13101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6.0422" calcext:value-type="float">
            <text:p>-146.0422</text:p>
          </table:table-cell>
          <table:table-cell office:value-type="float" office:value="357.903" calcext:value-type="float">
            <text:p>357.903</text:p>
          </table:table-cell>
          <table:table-cell office:value-type="float" office:value="0" calcext:value-type="float">
            <text:p>0</text:p>
          </table:table-cell>
          <table:table-cell office:value-type="float" office:value="91.13743" calcext:value-type="float">
            <text:p>91.13743</text:p>
          </table:table-cell>
          <table:table-cell office:value-type="float" office:value="342.4023" calcext:value-type="float">
            <text:p>342.4023</text:p>
          </table:table-cell>
          <table:table-cell office:value-type="float" office:value="0.04905842" calcext:value-type="float">
            <text:p>0.04905842</text:p>
          </table:table-cell>
          <table:table-cell office:value-type="float" office:value="0.004459304" calcext:value-type="float">
            <text:p>0.004459304</text:p>
          </table:table-cell>
          <table:table-cell office:value-type="float" office:value="0.001073637" calcext:value-type="float">
            <text:p>0.001073637</text:p>
          </table:table-cell>
          <table:table-cell office:value-type="float" office:value="0.0005283703" calcext:value-type="float">
            <text:p>0.0005283703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145.9823" calcext:value-type="float">
            <text:p>-145.9823</text:p>
          </table:table-cell>
          <table:table-cell office:value-type="float" office:value="0" calcext:value-type="float">
            <text:p>0</text:p>
          </table:table-cell>
          <table:table-cell office:value-type="float" office:value="343.8724" calcext:value-type="float">
            <text:p>343.8724</text:p>
          </table:table-cell>
          <table:table-cell office:value-type="float" office:value="1105.577" calcext:value-type="float">
            <text:p>1105.577</text:p>
          </table:table-cell>
          <table:table-cell office:value-type="float" office:value="1353.872" calcext:value-type="float">
            <text:p>1353.872</text:p>
          </table:table-cell>
          <table:table-cell office:value-type="float" office:value="1277.522" calcext:value-type="float">
            <text:p>1277.522</text:p>
          </table:table-cell>
          <table:table-cell office:value-type="float" office:value="764.4963" calcext:value-type="float">
            <text:p>764.4963</text:p>
          </table:table-cell>
          <table:table-cell office:value-type="float" office:value="1102.638" calcext:value-type="float">
            <text:p>1102.638</text:p>
          </table:table-cell>
          <table:table-cell office:value-type="float" office:value="411.5279" calcext:value-type="float">
            <text:p>411.5279</text:p>
          </table:table-cell>
          <table:table-cell office:value-type="float" office:value="1847.163" calcext:value-type="float">
            <text:p>1847.163</text:p>
          </table:table-cell>
          <table:table-cell office:value-type="float" office:value="2084.775" calcext:value-type="float">
            <text:p>2084.775</text:p>
          </table:table-cell>
          <table:table-cell office:value-type="float" office:value="1667.317" calcext:value-type="float">
            <text:p>1667.317</text:p>
          </table:table-cell>
          <table:table-cell office:value-type="float" office:value="584.4953" calcext:value-type="float">
            <text:p>584.4953</text:p>
          </table:table-cell>
          <table:table-cell office:value-type="float" office:value="572.9694" calcext:value-type="float">
            <text:p>572.9694</text:p>
          </table:table-cell>
          <table:table-cell office:value-type="float" office:value="142.7928" calcext:value-type="float">
            <text:p>142.7928</text:p>
          </table:table-cell>
          <table:table-cell office:value-type="float" office:value="35.69203" calcext:value-type="float">
            <text:p>35.69203</text:p>
          </table:table-cell>
          <table:table-cell office:value-type="float" office:value="0" calcext:value-type="float">
            <text:p>0</text:p>
          </table:table-cell>
          <table:table-cell office:value-type="float" office:value="-0.001372178" calcext:value-type="float">
            <text:p>-0.0013721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6.5811" calcext:value-type="float">
            <text:p>-146.5811</text:p>
          </table:table-cell>
          <table:table-cell office:value-type="float" office:value="0" calcext:value-type="float">
            <text:p>0</text:p>
          </table:table-cell>
          <table:table-cell office:value-type="float" office:value="3.652156" calcext:value-type="float">
            <text:p>3.652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052004" calcext:value-type="float">
            <text:p>11052004</text:p>
          </table:table-cell>
          <table:table-cell office:value-type="float" office:value="528.7342" calcext:value-type="float">
            <text:p>528.7342</text:p>
          </table:table-cell>
          <table:table-cell office:value-type="float" office:value="13102.65" calcext:value-type="float">
            <text:p>13102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1.7078" calcext:value-type="float">
            <text:p>-151.7078</text:p>
          </table:table-cell>
          <table:table-cell office:value-type="float" office:value="374.7077" calcext:value-type="float">
            <text:p>374.7077</text:p>
          </table:table-cell>
          <table:table-cell office:value-type="float" office:value="0" calcext:value-type="float">
            <text:p>0</text:p>
          </table:table-cell>
          <table:table-cell office:value-type="float" office:value="94.9241" calcext:value-type="float">
            <text:p>94.9241</text:p>
          </table:table-cell>
          <table:table-cell office:value-type="float" office:value="337.4221" calcext:value-type="float">
            <text:p>337.4221</text:p>
          </table:table-cell>
          <table:table-cell office:value-type="float" office:value="0.04940532" calcext:value-type="float">
            <text:p>0.04940532</text:p>
          </table:table-cell>
          <table:table-cell office:value-type="float" office:value="0.004459304" calcext:value-type="float">
            <text:p>0.004459304</text:p>
          </table:table-cell>
          <table:table-cell office:value-type="float" office:value="0.001073637" calcext:value-type="float">
            <text:p>0.001073637</text:p>
          </table:table-cell>
          <table:table-cell office:value-type="float" office:value="0.0005283703" calcext:value-type="float">
            <text:p>0.0005283703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151.6476" calcext:value-type="float">
            <text:p>-151.6476</text:p>
          </table:table-cell>
          <table:table-cell office:value-type="float" office:value="0" calcext:value-type="float">
            <text:p>0</text:p>
          </table:table-cell>
          <table:table-cell office:value-type="float" office:value="344.682" calcext:value-type="float">
            <text:p>344.682</text:p>
          </table:table-cell>
          <table:table-cell office:value-type="float" office:value="1105.158" calcext:value-type="float">
            <text:p>1105.158</text:p>
          </table:table-cell>
          <table:table-cell office:value-type="float" office:value="1353.435" calcext:value-type="float">
            <text:p>1353.435</text:p>
          </table:table-cell>
          <table:table-cell office:value-type="float" office:value="1277.248" calcext:value-type="float">
            <text:p>1277.248</text:p>
          </table:table-cell>
          <table:table-cell office:value-type="float" office:value="764.3043" calcext:value-type="float">
            <text:p>764.3043</text:p>
          </table:table-cell>
          <table:table-cell office:value-type="float" office:value="1102.53" calcext:value-type="float">
            <text:p>1102.53</text:p>
          </table:table-cell>
          <table:table-cell office:value-type="float" office:value="411.5021" calcext:value-type="float">
            <text:p>411.5021</text:p>
          </table:table-cell>
          <table:table-cell office:value-type="float" office:value="1847.118" calcext:value-type="float">
            <text:p>1847.118</text:p>
          </table:table-cell>
          <table:table-cell office:value-type="float" office:value="2084.74" calcext:value-type="float">
            <text:p>2084.74</text:p>
          </table:table-cell>
          <table:table-cell office:value-type="float" office:value="1667.299" calcext:value-type="float">
            <text:p>1667.299</text:p>
          </table:table-cell>
          <table:table-cell office:value-type="float" office:value="584.4933" calcext:value-type="float">
            <text:p>584.4933</text:p>
          </table:table-cell>
          <table:table-cell office:value-type="float" office:value="572.9653" calcext:value-type="float">
            <text:p>572.9653</text:p>
          </table:table-cell>
          <table:table-cell office:value-type="float" office:value="142.7928" calcext:value-type="float">
            <text:p>142.7928</text:p>
          </table:table-cell>
          <table:table-cell office:value-type="float" office:value="35.69203" calcext:value-type="float">
            <text:p>35.69203</text:p>
          </table:table-cell>
          <table:table-cell office:value-type="float" office:value="0" calcext:value-type="float">
            <text:p>0</text:p>
          </table:table-cell>
          <table:table-cell office:value-type="float" office:value="-0.001417256" calcext:value-type="float">
            <text:p>-0.0014172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2.2273" calcext:value-type="float">
            <text:p>-152.2273</text:p>
          </table:table-cell>
          <table:table-cell office:value-type="float" office:value="0" calcext:value-type="float">
            <text:p>0</text:p>
          </table:table-cell>
          <table:table-cell office:value-type="float" office:value="3.633003" calcext:value-type="float">
            <text:p>3.633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052004" calcext:value-type="float">
            <text:p>12052004</text:p>
          </table:table-cell>
          <table:table-cell office:value-type="float" office:value="523.6607" calcext:value-type="float">
            <text:p>523.6607</text:p>
          </table:table-cell>
          <table:table-cell office:value-type="float" office:value="13103.22" calcext:value-type="float">
            <text:p>13103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6.1659" calcext:value-type="float">
            <text:p>-156.1659</text:p>
          </table:table-cell>
          <table:table-cell office:value-type="float" office:value="388.4499" calcext:value-type="float">
            <text:p>388.4499</text:p>
          </table:table-cell>
          <table:table-cell office:value-type="float" office:value="0" calcext:value-type="float">
            <text:p>0</text:p>
          </table:table-cell>
          <table:table-cell office:value-type="float" office:value="97.57692" calcext:value-type="float">
            <text:p>97.57692</text:p>
          </table:table-cell>
          <table:table-cell office:value-type="float" office:value="333.4866" calcext:value-type="float">
            <text:p>333.4866</text:p>
          </table:table-cell>
          <table:table-cell office:value-type="float" office:value="0.04983599" calcext:value-type="float">
            <text:p>0.04983599</text:p>
          </table:table-cell>
          <table:table-cell office:value-type="float" office:value="0.004459304" calcext:value-type="float">
            <text:p>0.004459304</text:p>
          </table:table-cell>
          <table:table-cell office:value-type="float" office:value="0.001073666" calcext:value-type="float">
            <text:p>0.001073666</text:p>
          </table:table-cell>
          <table:table-cell office:value-type="float" office:value="0.0005283703" calcext:value-type="float">
            <text:p>0.0005283703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156.1052" calcext:value-type="float">
            <text:p>-156.1052</text:p>
          </table:table-cell>
          <table:table-cell office:value-type="float" office:value="0" calcext:value-type="float">
            <text:p>0</text:p>
          </table:table-cell>
          <table:table-cell office:value-type="float" office:value="345.4434" calcext:value-type="float">
            <text:p>345.4434</text:p>
          </table:table-cell>
          <table:table-cell office:value-type="float" office:value="1104.845" calcext:value-type="float">
            <text:p>1104.845</text:p>
          </table:table-cell>
          <table:table-cell office:value-type="float" office:value="1353.077" calcext:value-type="float">
            <text:p>1353.077</text:p>
          </table:table-cell>
          <table:table-cell office:value-type="float" office:value="1277.007" calcext:value-type="float">
            <text:p>1277.007</text:p>
          </table:table-cell>
          <table:table-cell office:value-type="float" office:value="764.1243" calcext:value-type="float">
            <text:p>764.1243</text:p>
          </table:table-cell>
          <table:table-cell office:value-type="float" office:value="1102.424" calcext:value-type="float">
            <text:p>1102.424</text:p>
          </table:table-cell>
          <table:table-cell office:value-type="float" office:value="411.4764" calcext:value-type="float">
            <text:p>411.4764</text:p>
          </table:table-cell>
          <table:table-cell office:value-type="float" office:value="1847.073" calcext:value-type="float">
            <text:p>1847.073</text:p>
          </table:table-cell>
          <table:table-cell office:value-type="float" office:value="2084.704" calcext:value-type="float">
            <text:p>2084.704</text:p>
          </table:table-cell>
          <table:table-cell office:value-type="float" office:value="1667.281" calcext:value-type="float">
            <text:p>1667.281</text:p>
          </table:table-cell>
          <table:table-cell office:value-type="float" office:value="584.4912" calcext:value-type="float">
            <text:p>584.4912</text:p>
          </table:table-cell>
          <table:table-cell office:value-type="float" office:value="572.9611" calcext:value-type="float">
            <text:p>572.9611</text:p>
          </table:table-cell>
          <table:table-cell office:value-type="float" office:value="142.7928" calcext:value-type="float">
            <text:p>142.7928</text:p>
          </table:table-cell>
          <table:table-cell office:value-type="float" office:value="35.69202" calcext:value-type="float">
            <text:p>35.69202</text:p>
          </table:table-cell>
          <table:table-cell office:value-type="float" office:value="0" calcext:value-type="float">
            <text:p>0</text:p>
          </table:table-cell>
          <table:table-cell office:value-type="float" office:value="-0.00142946" calcext:value-type="float">
            <text:p>-0.001429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6.6522" calcext:value-type="float">
            <text:p>-156.6522</text:p>
          </table:table-cell>
          <table:table-cell office:value-type="float" office:value="0" calcext:value-type="float">
            <text:p>0</text:p>
          </table:table-cell>
          <table:table-cell office:value-type="float" office:value="3.600146" calcext:value-type="float">
            <text:p>3.600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052004" calcext:value-type="float">
            <text:p>13052004</text:p>
          </table:table-cell>
          <table:table-cell office:value-type="float" office:value="521.2038" calcext:value-type="float">
            <text:p>521.2038</text:p>
          </table:table-cell>
          <table:table-cell office:value-type="float" office:value="13103.41" calcext:value-type="float">
            <text:p>13103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8.3951" calcext:value-type="float">
            <text:p>-158.3951</text:p>
          </table:table-cell>
          <table:table-cell office:value-type="float" office:value="394.9982" calcext:value-type="float">
            <text:p>394.9982</text:p>
          </table:table-cell>
          <table:table-cell office:value-type="float" office:value="0" calcext:value-type="float">
            <text:p>0</text:p>
          </table:table-cell>
          <table:table-cell office:value-type="float" office:value="98.5677" calcext:value-type="float">
            <text:p>98.5677</text:p>
          </table:table-cell>
          <table:table-cell office:value-type="float" office:value="331.7249" calcext:value-type="float">
            <text:p>331.7249</text:p>
          </table:table-cell>
          <table:table-cell office:value-type="float" office:value="0.05017308" calcext:value-type="float">
            <text:p>0.05017308</text:p>
          </table:table-cell>
          <table:table-cell office:value-type="float" office:value="0.004459304" calcext:value-type="float">
            <text:p>0.004459304</text:p>
          </table:table-cell>
          <table:table-cell office:value-type="float" office:value="0.001073671" calcext:value-type="float">
            <text:p>0.001073671</text:p>
          </table:table-cell>
          <table:table-cell office:value-type="float" office:value="0.0005283703" calcext:value-type="float">
            <text:p>0.0005283703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158.3341" calcext:value-type="float">
            <text:p>-158.3341</text:p>
          </table:table-cell>
          <table:table-cell office:value-type="float" office:value="0" calcext:value-type="float">
            <text:p>0</text:p>
          </table:table-cell>
          <table:table-cell office:value-type="float" office:value="345.8294" calcext:value-type="float">
            <text:p>345.8294</text:p>
          </table:table-cell>
          <table:table-cell office:value-type="float" office:value="1104.678" calcext:value-type="float">
            <text:p>1104.678</text:p>
          </table:table-cell>
          <table:table-cell office:value-type="float" office:value="1352.856" calcext:value-type="float">
            <text:p>1352.856</text:p>
          </table:table-cell>
          <table:table-cell office:value-type="float" office:value="1276.846" calcext:value-type="float">
            <text:p>1276.846</text:p>
          </table:table-cell>
          <table:table-cell office:value-type="float" office:value="763.9935" calcext:value-type="float">
            <text:p>763.9935</text:p>
          </table:table-cell>
          <table:table-cell office:value-type="float" office:value="1102.34" calcext:value-type="float">
            <text:p>1102.34</text:p>
          </table:table-cell>
          <table:table-cell office:value-type="float" office:value="411.4535" calcext:value-type="float">
            <text:p>411.4535</text:p>
          </table:table-cell>
          <table:table-cell office:value-type="float" office:value="1847.03" calcext:value-type="float">
            <text:p>1847.03</text:p>
          </table:table-cell>
          <table:table-cell office:value-type="float" office:value="2084.668" calcext:value-type="float">
            <text:p>2084.668</text:p>
          </table:table-cell>
          <table:table-cell office:value-type="float" office:value="1667.263" calcext:value-type="float">
            <text:p>1667.263</text:p>
          </table:table-cell>
          <table:table-cell office:value-type="float" office:value="584.4891" calcext:value-type="float">
            <text:p>584.4891</text:p>
          </table:table-cell>
          <table:table-cell office:value-type="float" office:value="572.9568" calcext:value-type="float">
            <text:p>572.9568</text:p>
          </table:table-cell>
          <table:table-cell office:value-type="float" office:value="142.7928" calcext:value-type="float">
            <text:p>142.7928</text:p>
          </table:table-cell>
          <table:table-cell office:value-type="float" office:value="35.69202" calcext:value-type="float">
            <text:p>35.69202</text:p>
          </table:table-cell>
          <table:table-cell office:value-type="float" office:value="0" calcext:value-type="float">
            <text:p>0</text:p>
          </table:table-cell>
          <table:table-cell office:value-type="float" office:value="-0.001431422" calcext:value-type="float">
            <text:p>-0.0014314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8.8617" calcext:value-type="float">
            <text:p>-158.8617</text:p>
          </table:table-cell>
          <table:table-cell office:value-type="float" office:value="0" calcext:value-type="float">
            <text:p>0</text:p>
          </table:table-cell>
          <table:table-cell office:value-type="float" office:value="3.580492" calcext:value-type="float">
            <text:p>3.580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052004" calcext:value-type="float">
            <text:p>14052004</text:p>
          </table:table-cell>
          <table:table-cell office:value-type="float" office:value="516.1609" calcext:value-type="float">
            <text:p>516.1609</text:p>
          </table:table-cell>
          <table:table-cell office:value-type="float" office:value="13104.16" calcext:value-type="float">
            <text:p>13104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2.6078" calcext:value-type="float">
            <text:p>-162.6078</text:p>
          </table:table-cell>
          <table:table-cell office:value-type="float" office:value="408.8761" calcext:value-type="float">
            <text:p>408.8761</text:p>
          </table:table-cell>
          <table:table-cell office:value-type="float" office:value="0" calcext:value-type="float">
            <text:p>0</text:p>
          </table:table-cell>
          <table:table-cell office:value-type="float" office:value="101.0297" calcext:value-type="float">
            <text:p>101.0297</text:p>
          </table:table-cell>
          <table:table-cell office:value-type="float" office:value="327.4936" calcext:value-type="float">
            <text:p>327.4936</text:p>
          </table:table-cell>
          <table:table-cell office:value-type="float" office:value="0.05056392" calcext:value-type="float">
            <text:p>0.05056392</text:p>
          </table:table-cell>
          <table:table-cell office:value-type="float" office:value="0.004459304" calcext:value-type="float">
            <text:p>0.004459304</text:p>
          </table:table-cell>
          <table:table-cell office:value-type="float" office:value="0.001073671" calcext:value-type="float">
            <text:p>0.001073671</text:p>
          </table:table-cell>
          <table:table-cell office:value-type="float" office:value="0.0005283703" calcext:value-type="float">
            <text:p>0.0005283703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162.5464" calcext:value-type="float">
            <text:p>-162.5464</text:p>
          </table:table-cell>
          <table:table-cell office:value-type="float" office:value="0" calcext:value-type="float">
            <text:p>0</text:p>
          </table:table-cell>
          <table:table-cell office:value-type="float" office:value="346.7015" calcext:value-type="float">
            <text:p>346.7015</text:p>
          </table:table-cell>
          <table:table-cell office:value-type="float" office:value="1104.447" calcext:value-type="float">
            <text:p>1104.447</text:p>
          </table:table-cell>
          <table:table-cell office:value-type="float" office:value="1352.613" calcext:value-type="float">
            <text:p>1352.613</text:p>
          </table:table-cell>
          <table:table-cell office:value-type="float" office:value="1276.698" calcext:value-type="float">
            <text:p>1276.698</text:p>
          </table:table-cell>
          <table:table-cell office:value-type="float" office:value="763.874" calcext:value-type="float">
            <text:p>763.874</text:p>
          </table:table-cell>
          <table:table-cell office:value-type="float" office:value="1102.269" calcext:value-type="float">
            <text:p>1102.269</text:p>
          </table:table-cell>
          <table:table-cell office:value-type="float" office:value="411.4348" calcext:value-type="float">
            <text:p>411.4348</text:p>
          </table:table-cell>
          <table:table-cell office:value-type="float" office:value="1846.988" calcext:value-type="float">
            <text:p>1846.988</text:p>
          </table:table-cell>
          <table:table-cell office:value-type="float" office:value="2084.633" calcext:value-type="float">
            <text:p>2084.633</text:p>
          </table:table-cell>
          <table:table-cell office:value-type="float" office:value="1667.245" calcext:value-type="float">
            <text:p>1667.245</text:p>
          </table:table-cell>
          <table:table-cell office:value-type="float" office:value="584.4869" calcext:value-type="float">
            <text:p>584.4869</text:p>
          </table:table-cell>
          <table:table-cell office:value-type="float" office:value="572.9526" calcext:value-type="float">
            <text:p>572.9526</text:p>
          </table:table-cell>
          <table:table-cell office:value-type="float" office:value="142.7928" calcext:value-type="float">
            <text:p>142.7928</text:p>
          </table:table-cell>
          <table:table-cell office:value-type="float" office:value="35.69201" calcext:value-type="float">
            <text:p>35.69201</text:p>
          </table:table-cell>
          <table:table-cell office:value-type="float" office:value="0" calcext:value-type="float">
            <text:p>0</text:p>
          </table:table-cell>
          <table:table-cell office:value-type="float" office:value="-0.001437257" calcext:value-type="float">
            <text:p>-0.0014372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3.0911" calcext:value-type="float">
            <text:p>-163.0911</text:p>
          </table:table-cell>
          <table:table-cell office:value-type="float" office:value="0" calcext:value-type="float">
            <text:p>0</text:p>
          </table:table-cell>
          <table:table-cell office:value-type="float" office:value="3.595806" calcext:value-type="float">
            <text:p>3.595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052004" calcext:value-type="float">
            <text:p>15052004</text:p>
          </table:table-cell>
          <table:table-cell office:value-type="float" office:value="513.6746" calcext:value-type="float">
            <text:p>513.6746</text:p>
          </table:table-cell>
          <table:table-cell office:value-type="float" office:value="13104.4" calcext:value-type="float">
            <text:p>1310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4.7806" calcext:value-type="float">
            <text:p>-164.7806</text:p>
          </table:table-cell>
          <table:table-cell office:value-type="float" office:value="415.0906" calcext:value-type="float">
            <text:p>415.0906</text:p>
          </table:table-cell>
          <table:table-cell office:value-type="float" office:value="0" calcext:value-type="float">
            <text:p>0</text:p>
          </table:table-cell>
          <table:table-cell office:value-type="float" office:value="101.4114" calcext:value-type="float">
            <text:p>101.4114</text:p>
          </table:table-cell>
          <table:table-cell office:value-type="float" office:value="325.7517" calcext:value-type="float">
            <text:p>325.7517</text:p>
          </table:table-cell>
          <table:table-cell office:value-type="float" office:value="0.05098778" calcext:value-type="float">
            <text:p>0.05098778</text:p>
          </table:table-cell>
          <table:table-cell office:value-type="float" office:value="0.004459304" calcext:value-type="float">
            <text:p>0.004459304</text:p>
          </table:table-cell>
          <table:table-cell office:value-type="float" office:value="0.001073672" calcext:value-type="float">
            <text:p>0.001073672</text:p>
          </table:table-cell>
          <table:table-cell office:value-type="float" office:value="0.0005283703" calcext:value-type="float">
            <text:p>0.0005283703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164.7188" calcext:value-type="float">
            <text:p>-164.7188</text:p>
          </table:table-cell>
          <table:table-cell office:value-type="float" office:value="0" calcext:value-type="float">
            <text:p>0</text:p>
          </table:table-cell>
          <table:table-cell office:value-type="float" office:value="347.1262" calcext:value-type="float">
            <text:p>347.1262</text:p>
          </table:table-cell>
          <table:table-cell office:value-type="float" office:value="1104.232" calcext:value-type="float">
            <text:p>1104.232</text:p>
          </table:table-cell>
          <table:table-cell office:value-type="float" office:value="1352.374" calcext:value-type="float">
            <text:p>1352.374</text:p>
          </table:table-cell>
          <table:table-cell office:value-type="float" office:value="1276.54" calcext:value-type="float">
            <text:p>1276.54</text:p>
          </table:table-cell>
          <table:table-cell office:value-type="float" office:value="763.7508" calcext:value-type="float">
            <text:p>763.7508</text:p>
          </table:table-cell>
          <table:table-cell office:value-type="float" office:value="1102.197" calcext:value-type="float">
            <text:p>1102.197</text:p>
          </table:table-cell>
          <table:table-cell office:value-type="float" office:value="411.4156" calcext:value-type="float">
            <text:p>411.4156</text:p>
          </table:table-cell>
          <table:table-cell office:value-type="float" office:value="1846.947" calcext:value-type="float">
            <text:p>1846.947</text:p>
          </table:table-cell>
          <table:table-cell office:value-type="float" office:value="2084.597" calcext:value-type="float">
            <text:p>2084.597</text:p>
          </table:table-cell>
          <table:table-cell office:value-type="float" office:value="1667.226" calcext:value-type="float">
            <text:p>1667.226</text:p>
          </table:table-cell>
          <table:table-cell office:value-type="float" office:value="584.4847" calcext:value-type="float">
            <text:p>584.4847</text:p>
          </table:table-cell>
          <table:table-cell office:value-type="float" office:value="572.9481" calcext:value-type="float">
            <text:p>572.9481</text:p>
          </table:table-cell>
          <table:table-cell office:value-type="float" office:value="142.7928" calcext:value-type="float">
            <text:p>142.7928</text:p>
          </table:table-cell>
          <table:table-cell office:value-type="float" office:value="35.69201" calcext:value-type="float">
            <text:p>35.69201</text:p>
          </table:table-cell>
          <table:table-cell office:value-type="float" office:value="0" calcext:value-type="float">
            <text:p>0</text:p>
          </table:table-cell>
          <table:table-cell office:value-type="float" office:value="-0.001441538" calcext:value-type="float">
            <text:p>-0.00144153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5.2755" calcext:value-type="float">
            <text:p>-165.2755</text:p>
          </table:table-cell>
          <table:table-cell office:value-type="float" office:value="0" calcext:value-type="float">
            <text:p>0</text:p>
          </table:table-cell>
          <table:table-cell office:value-type="float" office:value="3.605639" calcext:value-type="float">
            <text:p>3.605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6052004" calcext:value-type="float">
            <text:p>16052004</text:p>
          </table:table-cell>
          <table:table-cell office:value-type="float" office:value="510.5534" calcext:value-type="float">
            <text:p>510.5534</text:p>
          </table:table-cell>
          <table:table-cell office:value-type="float" office:value="13105.13" calcext:value-type="float">
            <text:p>13105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7.0297" calcext:value-type="float">
            <text:p>-167.0297</text:p>
          </table:table-cell>
          <table:table-cell office:value-type="float" office:value="418.6035" calcext:value-type="float">
            <text:p>418.6035</text:p>
          </table:table-cell>
          <table:table-cell office:value-type="float" office:value="0" calcext:value-type="float">
            <text:p>0</text:p>
          </table:table-cell>
          <table:table-cell office:value-type="float" office:value="97.65672" calcext:value-type="float">
            <text:p>97.65672</text:p>
          </table:table-cell>
          <table:table-cell office:value-type="float" office:value="323.4984" calcext:value-type="float">
            <text:p>323.4984</text:p>
          </table:table-cell>
          <table:table-cell office:value-type="float" office:value="0.05140829" calcext:value-type="float">
            <text:p>0.05140829</text:p>
          </table:table-cell>
          <table:table-cell office:value-type="float" office:value="0.004459304" calcext:value-type="float">
            <text:p>0.004459304</text:p>
          </table:table-cell>
          <table:table-cell office:value-type="float" office:value="0.001073675" calcext:value-type="float">
            <text:p>0.001073675</text:p>
          </table:table-cell>
          <table:table-cell office:value-type="float" office:value="0.0005283703" calcext:value-type="float">
            <text:p>0.0005283703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166.9675" calcext:value-type="float">
            <text:p>-166.9675</text:p>
          </table:table-cell>
          <table:table-cell office:value-type="float" office:value="0" calcext:value-type="float">
            <text:p>0</text:p>
          </table:table-cell>
          <table:table-cell office:value-type="float" office:value="348.07" calcext:value-type="float">
            <text:p>348.07</text:p>
          </table:table-cell>
          <table:table-cell office:value-type="float" office:value="1103.944" calcext:value-type="float">
            <text:p>1103.944</text:p>
          </table:table-cell>
          <table:table-cell office:value-type="float" office:value="1352.082" calcext:value-type="float">
            <text:p>1352.082</text:p>
          </table:table-cell>
          <table:table-cell office:value-type="float" office:value="1276.363" calcext:value-type="float">
            <text:p>1276.363</text:p>
          </table:table-cell>
          <table:table-cell office:value-type="float" office:value="763.6213" calcext:value-type="float">
            <text:p>763.6213</text:p>
          </table:table-cell>
          <table:table-cell office:value-type="float" office:value="1102.123" calcext:value-type="float">
            <text:p>1102.123</text:p>
          </table:table-cell>
          <table:table-cell office:value-type="float" office:value="411.396" calcext:value-type="float">
            <text:p>411.396</text:p>
          </table:table-cell>
          <table:table-cell office:value-type="float" office:value="1846.906" calcext:value-type="float">
            <text:p>1846.906</text:p>
          </table:table-cell>
          <table:table-cell office:value-type="float" office:value="2084.562" calcext:value-type="float">
            <text:p>2084.562</text:p>
          </table:table-cell>
          <table:table-cell office:value-type="float" office:value="1667.208" calcext:value-type="float">
            <text:p>1667.208</text:p>
          </table:table-cell>
          <table:table-cell office:value-type="float" office:value="584.4825" calcext:value-type="float">
            <text:p>584.4825</text:p>
          </table:table-cell>
          <table:table-cell office:value-type="float" office:value="572.9437" calcext:value-type="float">
            <text:p>572.9437</text:p>
          </table:table-cell>
          <table:table-cell office:value-type="float" office:value="142.7928" calcext:value-type="float">
            <text:p>142.7928</text:p>
          </table:table-cell>
          <table:table-cell office:value-type="float" office:value="35.69201" calcext:value-type="float">
            <text:p>35.69201</text:p>
          </table:table-cell>
          <table:table-cell office:value-type="float" office:value="0" calcext:value-type="float">
            <text:p>0</text:p>
          </table:table-cell>
          <table:table-cell office:value-type="float" office:value="-0.001471183" calcext:value-type="float">
            <text:p>-0.0014711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7.5953" calcext:value-type="float">
            <text:p>-167.5953</text:p>
          </table:table-cell>
          <table:table-cell office:value-type="float" office:value="0" calcext:value-type="float">
            <text:p>0</text:p>
          </table:table-cell>
          <table:table-cell office:value-type="float" office:value="3.674428" calcext:value-type="float">
            <text:p>3.674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7052004" calcext:value-type="float">
            <text:p>17052004</text:p>
          </table:table-cell>
          <table:table-cell office:value-type="float" office:value="505.2816" calcext:value-type="float">
            <text:p>505.2816</text:p>
          </table:table-cell>
          <table:table-cell office:value-type="float" office:value="13105.84" calcext:value-type="float">
            <text:p>13105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1.4944" calcext:value-type="float">
            <text:p>-171.4944</text:p>
          </table:table-cell>
          <table:table-cell office:value-type="float" office:value="430.5739" calcext:value-type="float">
            <text:p>430.5739</text:p>
          </table:table-cell>
          <table:table-cell office:value-type="float" office:value="0" calcext:value-type="float">
            <text:p>0</text:p>
          </table:table-cell>
          <table:table-cell office:value-type="float" office:value="100.2233" calcext:value-type="float">
            <text:p>100.2233</text:p>
          </table:table-cell>
          <table:table-cell office:value-type="float" office:value="319.1288" calcext:value-type="float">
            <text:p>319.1288</text:p>
          </table:table-cell>
          <table:table-cell office:value-type="float" office:value="0.05185937" calcext:value-type="float">
            <text:p>0.05185937</text:p>
          </table:table-cell>
          <table:table-cell office:value-type="float" office:value="0.004459304" calcext:value-type="float">
            <text:p>0.004459304</text:p>
          </table:table-cell>
          <table:table-cell office:value-type="float" office:value="0.001073677" calcext:value-type="float">
            <text:p>0.001073677</text:p>
          </table:table-cell>
          <table:table-cell office:value-type="float" office:value="0.0005283703" calcext:value-type="float">
            <text:p>0.0005283703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171.4317" calcext:value-type="float">
            <text:p>-171.4317</text:p>
          </table:table-cell>
          <table:table-cell office:value-type="float" office:value="0" calcext:value-type="float">
            <text:p>0</text:p>
          </table:table-cell>
          <table:table-cell office:value-type="float" office:value="348.9915" calcext:value-type="float">
            <text:p>348.9915</text:p>
          </table:table-cell>
          <table:table-cell office:value-type="float" office:value="1103.668" calcext:value-type="float">
            <text:p>1103.668</text:p>
          </table:table-cell>
          <table:table-cell office:value-type="float" office:value="1351.779" calcext:value-type="float">
            <text:p>1351.779</text:p>
          </table:table-cell>
          <table:table-cell office:value-type="float" office:value="1276.171" calcext:value-type="float">
            <text:p>1276.171</text:p>
          </table:table-cell>
          <table:table-cell office:value-type="float" office:value="763.4804" calcext:value-type="float">
            <text:p>763.4804</text:p>
          </table:table-cell>
          <table:table-cell office:value-type="float" office:value="1102.039" calcext:value-type="float">
            <text:p>1102.039</text:p>
          </table:table-cell>
          <table:table-cell office:value-type="float" office:value="411.3744" calcext:value-type="float">
            <text:p>411.3744</text:p>
          </table:table-cell>
          <table:table-cell office:value-type="float" office:value="1846.865" calcext:value-type="float">
            <text:p>1846.865</text:p>
          </table:table-cell>
          <table:table-cell office:value-type="float" office:value="2084.527" calcext:value-type="float">
            <text:p>2084.527</text:p>
          </table:table-cell>
          <table:table-cell office:value-type="float" office:value="1667.19" calcext:value-type="float">
            <text:p>1667.19</text:p>
          </table:table-cell>
          <table:table-cell office:value-type="float" office:value="584.4802" calcext:value-type="float">
            <text:p>584.4802</text:p>
          </table:table-cell>
          <table:table-cell office:value-type="float" office:value="572.9391" calcext:value-type="float">
            <text:p>572.9391</text:p>
          </table:table-cell>
          <table:table-cell office:value-type="float" office:value="142.7928" calcext:value-type="float">
            <text:p>142.7928</text:p>
          </table:table-cell>
          <table:table-cell office:value-type="float" office:value="35.692" calcext:value-type="float">
            <text:p>35.692</text:p>
          </table:table-cell>
          <table:table-cell office:value-type="float" office:value="0" calcext:value-type="float">
            <text:p>0</text:p>
          </table:table-cell>
          <table:table-cell office:value-type="float" office:value="-0.001478616" calcext:value-type="float">
            <text:p>-0.0014786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72.0878" calcext:value-type="float">
            <text:p>-172.0878</text:p>
          </table:table-cell>
          <table:table-cell office:value-type="float" office:value="0" calcext:value-type="float">
            <text:p>0</text:p>
          </table:table-cell>
          <table:table-cell office:value-type="float" office:value="3.700532" calcext:value-type="float">
            <text:p>3.700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8052004" calcext:value-type="float">
            <text:p>18052004</text:p>
          </table:table-cell>
          <table:table-cell office:value-type="float" office:value="497.8545" calcext:value-type="float">
            <text:p>497.8545</text:p>
          </table:table-cell>
          <table:table-cell office:value-type="float" office:value="13107.09" calcext:value-type="float">
            <text:p>13107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7.5592" calcext:value-type="float">
            <text:p>-177.5592</text:p>
          </table:table-cell>
          <table:table-cell office:value-type="float" office:value="448.2175" calcext:value-type="float">
            <text:p>448.2175</text:p>
          </table:table-cell>
          <table:table-cell office:value-type="float" office:value="0" calcext:value-type="float">
            <text:p>0</text:p>
          </table:table-cell>
          <table:table-cell office:value-type="float" office:value="103.8931" calcext:value-type="float">
            <text:p>103.8931</text:p>
          </table:table-cell>
          <table:table-cell office:value-type="float" office:value="312.662" calcext:value-type="float">
            <text:p>312.662</text:p>
          </table:table-cell>
          <table:table-cell office:value-type="float" office:value="0.05228318" calcext:value-type="float">
            <text:p>0.05228318</text:p>
          </table:table-cell>
          <table:table-cell office:value-type="float" office:value="0.004459304" calcext:value-type="float">
            <text:p>0.004459304</text:p>
          </table:table-cell>
          <table:table-cell office:value-type="float" office:value="0.001073708" calcext:value-type="float">
            <text:p>0.001073708</text:p>
          </table:table-cell>
          <table:table-cell office:value-type="float" office:value="0.0005283703" calcext:value-type="float">
            <text:p>0.0005283703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177.4961" calcext:value-type="float">
            <text:p>-177.4961</text:p>
          </table:table-cell>
          <table:table-cell office:value-type="float" office:value="0" calcext:value-type="float">
            <text:p>0</text:p>
          </table:table-cell>
          <table:table-cell office:value-type="float" office:value="350.4171" calcext:value-type="float">
            <text:p>350.4171</text:p>
          </table:table-cell>
          <table:table-cell office:value-type="float" office:value="1103.375" calcext:value-type="float">
            <text:p>1103.375</text:p>
          </table:table-cell>
          <table:table-cell office:value-type="float" office:value="1351.469" calcext:value-type="float">
            <text:p>1351.469</text:p>
          </table:table-cell>
          <table:table-cell office:value-type="float" office:value="1275.98" calcext:value-type="float">
            <text:p>1275.98</text:p>
          </table:table-cell>
          <table:table-cell office:value-type="float" office:value="763.3416" calcext:value-type="float">
            <text:p>763.3416</text:p>
          </table:table-cell>
          <table:table-cell office:value-type="float" office:value="1101.958" calcext:value-type="float">
            <text:p>1101.958</text:p>
          </table:table-cell>
          <table:table-cell office:value-type="float" office:value="411.353" calcext:value-type="float">
            <text:p>411.353</text:p>
          </table:table-cell>
          <table:table-cell office:value-type="float" office:value="1846.823" calcext:value-type="float">
            <text:p>1846.823</text:p>
          </table:table-cell>
          <table:table-cell office:value-type="float" office:value="2084.492" calcext:value-type="float">
            <text:p>2084.492</text:p>
          </table:table-cell>
          <table:table-cell office:value-type="float" office:value="1667.171" calcext:value-type="float">
            <text:p>1667.171</text:p>
          </table:table-cell>
          <table:table-cell office:value-type="float" office:value="584.4779" calcext:value-type="float">
            <text:p>584.4779</text:p>
          </table:table-cell>
          <table:table-cell office:value-type="float" office:value="572.9346" calcext:value-type="float">
            <text:p>572.9346</text:p>
          </table:table-cell>
          <table:table-cell office:value-type="float" office:value="142.7928" calcext:value-type="float">
            <text:p>142.7928</text:p>
          </table:table-cell>
          <table:table-cell office:value-type="float" office:value="35.69199" calcext:value-type="float">
            <text:p>35.69199</text:p>
          </table:table-cell>
          <table:table-cell office:value-type="float" office:value="0" calcext:value-type="float">
            <text:p>0</text:p>
          </table:table-cell>
          <table:table-cell office:value-type="float" office:value="-0.001519813" calcext:value-type="float">
            <text:p>-0.0015198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78.1901" calcext:value-type="float">
            <text:p>-178.1901</text:p>
          </table:table-cell>
          <table:table-cell office:value-type="float" office:value="0" calcext:value-type="float">
            <text:p>0</text:p>
          </table:table-cell>
          <table:table-cell office:value-type="float" office:value="3.736758" calcext:value-type="float">
            <text:p>3.736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9052004" calcext:value-type="float">
            <text:p>19052004</text:p>
          </table:table-cell>
          <table:table-cell office:value-type="float" office:value="492.1393" calcext:value-type="float">
            <text:p>492.1393</text:p>
          </table:table-cell>
          <table:table-cell office:value-type="float" office:value="13108.05" calcext:value-type="float">
            <text:p>13108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2.214" calcext:value-type="float">
            <text:p>-182.214</text:p>
          </table:table-cell>
          <table:table-cell office:value-type="float" office:value="462.2767" calcext:value-type="float">
            <text:p>462.2767</text:p>
          </table:table-cell>
          <table:table-cell office:value-type="float" office:value="0" calcext:value-type="float">
            <text:p>0</text:p>
          </table:table-cell>
          <table:table-cell office:value-type="float" office:value="105.741" calcext:value-type="float">
            <text:p>105.741</text:p>
          </table:table-cell>
          <table:table-cell office:value-type="float" office:value="307.9257" calcext:value-type="float">
            <text:p>307.9257</text:p>
          </table:table-cell>
          <table:table-cell office:value-type="float" office:value="0.0527189" calcext:value-type="float">
            <text:p>0.0527189</text:p>
          </table:table-cell>
          <table:table-cell office:value-type="float" office:value="0.004459304" calcext:value-type="float">
            <text:p>0.004459304</text:p>
          </table:table-cell>
          <table:table-cell office:value-type="float" office:value="0.001073708" calcext:value-type="float">
            <text:p>0.001073708</text:p>
          </table:table-cell>
          <table:table-cell office:value-type="float" office:value="0.0005283703" calcext:value-type="float">
            <text:p>0.0005283703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182.1505" calcext:value-type="float">
            <text:p>-182.1505</text:p>
          </table:table-cell>
          <table:table-cell office:value-type="float" office:value="0" calcext:value-type="float">
            <text:p>0</text:p>
          </table:table-cell>
          <table:table-cell office:value-type="float" office:value="351.5696" calcext:value-type="float">
            <text:p>351.5696</text:p>
          </table:table-cell>
          <table:table-cell office:value-type="float" office:value="1103.081" calcext:value-type="float">
            <text:p>1103.081</text:p>
          </table:table-cell>
          <table:table-cell office:value-type="float" office:value="1351.15" calcext:value-type="float">
            <text:p>1351.15</text:p>
          </table:table-cell>
          <table:table-cell office:value-type="float" office:value="1275.784" calcext:value-type="float">
            <text:p>1275.784</text:p>
          </table:table-cell>
          <table:table-cell office:value-type="float" office:value="763.1953" calcext:value-type="float">
            <text:p>763.1953</text:p>
          </table:table-cell>
          <table:table-cell office:value-type="float" office:value="1101.87" calcext:value-type="float">
            <text:p>1101.87</text:p>
          </table:table-cell>
          <table:table-cell office:value-type="float" office:value="411.3309" calcext:value-type="float">
            <text:p>411.3309</text:p>
          </table:table-cell>
          <table:table-cell office:value-type="float" office:value="1846.782" calcext:value-type="float">
            <text:p>1846.782</text:p>
          </table:table-cell>
          <table:table-cell office:value-type="float" office:value="2084.457" calcext:value-type="float">
            <text:p>2084.457</text:p>
          </table:table-cell>
          <table:table-cell office:value-type="float" office:value="1667.153" calcext:value-type="float">
            <text:p>1667.153</text:p>
          </table:table-cell>
          <table:table-cell office:value-type="float" office:value="584.4756" calcext:value-type="float">
            <text:p>584.4756</text:p>
          </table:table-cell>
          <table:table-cell office:value-type="float" office:value="572.93" calcext:value-type="float">
            <text:p>572.93</text:p>
          </table:table-cell>
          <table:table-cell office:value-type="float" office:value="142.7928" calcext:value-type="float">
            <text:p>142.7928</text:p>
          </table:table-cell>
          <table:table-cell office:value-type="float" office:value="35.69199" calcext:value-type="float">
            <text:p>35.69199</text:p>
          </table:table-cell>
          <table:table-cell office:value-type="float" office:value="0" calcext:value-type="float">
            <text:p>0</text:p>
          </table:table-cell>
          <table:table-cell office:value-type="float" office:value="-0.001529195" calcext:value-type="float">
            <text:p>-0.0015291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82.8619" calcext:value-type="float">
            <text:p>-182.8619</text:p>
          </table:table-cell>
          <table:table-cell office:value-type="float" office:value="0" calcext:value-type="float">
            <text:p>0</text:p>
          </table:table-cell>
          <table:table-cell office:value-type="float" office:value="3.752481" calcext:value-type="float">
            <text:p>3.752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052004" calcext:value-type="float">
            <text:p>20052004</text:p>
          </table:table-cell>
          <table:table-cell office:value-type="float" office:value="487.0031" calcext:value-type="float">
            <text:p>487.0031</text:p>
          </table:table-cell>
          <table:table-cell office:value-type="float" office:value="13108.85" calcext:value-type="float">
            <text:p>13108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6.4635" calcext:value-type="float">
            <text:p>-186.4635</text:p>
          </table:table-cell>
          <table:table-cell office:value-type="float" office:value="475.1963" calcext:value-type="float">
            <text:p>475.1963</text:p>
          </table:table-cell>
          <table:table-cell office:value-type="float" office:value="0" calcext:value-type="float">
            <text:p>0</text:p>
          </table:table-cell>
          <table:table-cell office:value-type="float" office:value="106.9505" calcext:value-type="float">
            <text:p>106.9505</text:p>
          </table:table-cell>
          <table:table-cell office:value-type="float" office:value="303.8081" calcext:value-type="float">
            <text:p>303.8081</text:p>
          </table:table-cell>
          <table:table-cell office:value-type="float" office:value="0.05316659" calcext:value-type="float">
            <text:p>0.05316659</text:p>
          </table:table-cell>
          <table:table-cell office:value-type="float" office:value="0.004459304" calcext:value-type="float">
            <text:p>0.004459304</text:p>
          </table:table-cell>
          <table:table-cell office:value-type="float" office:value="0.001073709" calcext:value-type="float">
            <text:p>0.001073709</text:p>
          </table:table-cell>
          <table:table-cell office:value-type="float" office:value="0.0005283703" calcext:value-type="float">
            <text:p>0.0005283703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186.3996" calcext:value-type="float">
            <text:p>-186.3996</text:p>
          </table:table-cell>
          <table:table-cell office:value-type="float" office:value="0" calcext:value-type="float">
            <text:p>0</text:p>
          </table:table-cell>
          <table:table-cell office:value-type="float" office:value="352.5709" calcext:value-type="float">
            <text:p>352.5709</text:p>
          </table:table-cell>
          <table:table-cell office:value-type="float" office:value="1102.768" calcext:value-type="float">
            <text:p>1102.768</text:p>
          </table:table-cell>
          <table:table-cell office:value-type="float" office:value="1350.817" calcext:value-type="float">
            <text:p>1350.817</text:p>
          </table:table-cell>
          <table:table-cell office:value-type="float" office:value="1275.575" calcext:value-type="float">
            <text:p>1275.575</text:p>
          </table:table-cell>
          <table:table-cell office:value-type="float" office:value="763.0453" calcext:value-type="float">
            <text:p>763.0453</text:p>
          </table:table-cell>
          <table:table-cell office:value-type="float" office:value="1101.78" calcext:value-type="float">
            <text:p>1101.78</text:p>
          </table:table-cell>
          <table:table-cell office:value-type="float" office:value="411.3084" calcext:value-type="float">
            <text:p>411.3084</text:p>
          </table:table-cell>
          <table:table-cell office:value-type="float" office:value="1846.74" calcext:value-type="float">
            <text:p>1846.74</text:p>
          </table:table-cell>
          <table:table-cell office:value-type="float" office:value="2084.421" calcext:value-type="float">
            <text:p>2084.421</text:p>
          </table:table-cell>
          <table:table-cell office:value-type="float" office:value="1667.135" calcext:value-type="float">
            <text:p>1667.135</text:p>
          </table:table-cell>
          <table:table-cell office:value-type="float" office:value="584.4733" calcext:value-type="float">
            <text:p>584.4733</text:p>
          </table:table-cell>
          <table:table-cell office:value-type="float" office:value="572.9253" calcext:value-type="float">
            <text:p>572.9253</text:p>
          </table:table-cell>
          <table:table-cell office:value-type="float" office:value="142.7928" calcext:value-type="float">
            <text:p>142.7928</text:p>
          </table:table-cell>
          <table:table-cell office:value-type="float" office:value="35.69199" calcext:value-type="float">
            <text:p>35.69199</text:p>
          </table:table-cell>
          <table:table-cell office:value-type="float" office:value="0" calcext:value-type="float">
            <text:p>0</text:p>
          </table:table-cell>
          <table:table-cell office:value-type="float" office:value="-0.00154444" calcext:value-type="float">
            <text:p>-0.001544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87.1195" calcext:value-type="float">
            <text:p>-187.1195</text:p>
          </table:table-cell>
          <table:table-cell office:value-type="float" office:value="0" calcext:value-type="float">
            <text:p>0</text:p>
          </table:table-cell>
          <table:table-cell office:value-type="float" office:value="3.760057" calcext:value-type="float">
            <text:p>3.760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1052004" calcext:value-type="float">
            <text:p>21052004</text:p>
          </table:table-cell>
          <table:table-cell office:value-type="float" office:value="482.2976" calcext:value-type="float">
            <text:p>482.2976</text:p>
          </table:table-cell>
          <table:table-cell office:value-type="float" office:value="13110.2" calcext:value-type="float">
            <text:p>1311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9.694" calcext:value-type="float">
            <text:p>-189.694</text:p>
          </table:table-cell>
          <table:table-cell office:value-type="float" office:value="480.4115" calcext:value-type="float">
            <text:p>480.4115</text:p>
          </table:table-cell>
          <table:table-cell office:value-type="float" office:value="0" calcext:value-type="float">
            <text:p>0</text:p>
          </table:table-cell>
          <table:table-cell office:value-type="float" office:value="99.14665" calcext:value-type="float">
            <text:p>99.14665</text:p>
          </table:table-cell>
          <table:table-cell office:value-type="float" office:value="300.2431" calcext:value-type="float">
            <text:p>300.2431</text:p>
          </table:table-cell>
          <table:table-cell office:value-type="float" office:value="0.05355543" calcext:value-type="float">
            <text:p>0.05355543</text:p>
          </table:table-cell>
          <table:table-cell office:value-type="float" office:value="0.004459304" calcext:value-type="float">
            <text:p>0.004459304</text:p>
          </table:table-cell>
          <table:table-cell office:value-type="float" office:value="0.001073709" calcext:value-type="float">
            <text:p>0.001073709</text:p>
          </table:table-cell>
          <table:table-cell office:value-type="float" office:value="0.0005283703" calcext:value-type="float">
            <text:p>0.0005283703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189.6297" calcext:value-type="float">
            <text:p>-189.6297</text:p>
          </table:table-cell>
          <table:table-cell office:value-type="float" office:value="0" calcext:value-type="float">
            <text:p>0</text:p>
          </table:table-cell>
          <table:table-cell office:value-type="float" office:value="354.1903" calcext:value-type="float">
            <text:p>354.1903</text:p>
          </table:table-cell>
          <table:table-cell office:value-type="float" office:value="1102.372" calcext:value-type="float">
            <text:p>1102.372</text:p>
          </table:table-cell>
          <table:table-cell office:value-type="float" office:value="1350.422" calcext:value-type="float">
            <text:p>1350.422</text:p>
          </table:table-cell>
          <table:table-cell office:value-type="float" office:value="1275.343" calcext:value-type="float">
            <text:p>1275.343</text:p>
          </table:table-cell>
          <table:table-cell office:value-type="float" office:value="762.8815" calcext:value-type="float">
            <text:p>762.8815</text:p>
          </table:table-cell>
          <table:table-cell office:value-type="float" office:value="1101.685" calcext:value-type="float">
            <text:p>1101.685</text:p>
          </table:table-cell>
          <table:table-cell office:value-type="float" office:value="411.2853" calcext:value-type="float">
            <text:p>411.2853</text:p>
          </table:table-cell>
          <table:table-cell office:value-type="float" office:value="1846.698" calcext:value-type="float">
            <text:p>1846.698</text:p>
          </table:table-cell>
          <table:table-cell office:value-type="float" office:value="2084.386" calcext:value-type="float">
            <text:p>2084.386</text:p>
          </table:table-cell>
          <table:table-cell office:value-type="float" office:value="1667.116" calcext:value-type="float">
            <text:p>1667.116</text:p>
          </table:table-cell>
          <table:table-cell office:value-type="float" office:value="584.4709" calcext:value-type="float">
            <text:p>584.4709</text:p>
          </table:table-cell>
          <table:table-cell office:value-type="float" office:value="572.9205" calcext:value-type="float">
            <text:p>572.9205</text:p>
          </table:table-cell>
          <table:table-cell office:value-type="float" office:value="142.7928" calcext:value-type="float">
            <text:p>142.7928</text:p>
          </table:table-cell>
          <table:table-cell office:value-type="float" office:value="35.69198" calcext:value-type="float">
            <text:p>35.69198</text:p>
          </table:table-cell>
          <table:table-cell office:value-type="float" office:value="0" calcext:value-type="float">
            <text:p>0</text:p>
          </table:table-cell>
          <table:table-cell office:value-type="float" office:value="-0.001599027" calcext:value-type="float">
            <text:p>-0.0015990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90.3915" calcext:value-type="float">
            <text:p>-190.3915</text:p>
          </table:table-cell>
          <table:table-cell office:value-type="float" office:value="0" calcext:value-type="float">
            <text:p>0</text:p>
          </table:table-cell>
          <table:table-cell office:value-type="float" office:value="3.800829" calcext:value-type="float">
            <text:p>3.800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2052004" calcext:value-type="float">
            <text:p>22052004</text:p>
          </table:table-cell>
          <table:table-cell office:value-type="float" office:value="475.3837" calcext:value-type="float">
            <text:p>475.3837</text:p>
          </table:table-cell>
          <table:table-cell office:value-type="float" office:value="13107.97" calcext:value-type="float">
            <text:p>13107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4.5442" calcext:value-type="float">
            <text:p>-194.5442</text:p>
          </table:table-cell>
          <table:table-cell office:value-type="float" office:value="489.9637" calcext:value-type="float">
            <text:p>489.9637</text:p>
          </table:table-cell>
          <table:table-cell office:value-type="float" office:value="0" calcext:value-type="float">
            <text:p>0</text:p>
          </table:table-cell>
          <table:table-cell office:value-type="float" office:value="101.1279" calcext:value-type="float">
            <text:p>101.1279</text:p>
          </table:table-cell>
          <table:table-cell office:value-type="float" office:value="294.5074" calcext:value-type="float">
            <text:p>294.5074</text:p>
          </table:table-cell>
          <table:table-cell office:value-type="float" office:value="0.0539099" calcext:value-type="float">
            <text:p>0.0539099</text:p>
          </table:table-cell>
          <table:table-cell office:value-type="float" office:value="3.756191" calcext:value-type="float">
            <text:p>3.756191</text:p>
          </table:table-cell>
          <table:table-cell office:value-type="float" office:value="0.001771607" calcext:value-type="float">
            <text:p>0.001771607</text:p>
          </table:table-cell>
          <table:table-cell office:value-type="float" office:value="0.05806396" calcext:value-type="float">
            <text:p>0.05806396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198.2895" calcext:value-type="float">
            <text:p>-198.2895</text:p>
          </table:table-cell>
          <table:table-cell office:value-type="float" office:value="0" calcext:value-type="float">
            <text:p>0</text:p>
          </table:table-cell>
          <table:table-cell office:value-type="float" office:value="356.2705" calcext:value-type="float">
            <text:p>356.2705</text:p>
          </table:table-cell>
          <table:table-cell office:value-type="float" office:value="1102.057" calcext:value-type="float">
            <text:p>1102.057</text:p>
          </table:table-cell>
          <table:table-cell office:value-type="float" office:value="1349.781" calcext:value-type="float">
            <text:p>1349.781</text:p>
          </table:table-cell>
          <table:table-cell office:value-type="float" office:value="1275.068" calcext:value-type="float">
            <text:p>1275.068</text:p>
          </table:table-cell>
          <table:table-cell office:value-type="float" office:value="760.5224" calcext:value-type="float">
            <text:p>760.5224</text:p>
          </table:table-cell>
          <table:table-cell office:value-type="float" office:value="1100.802" calcext:value-type="float">
            <text:p>1100.802</text:p>
          </table:table-cell>
          <table:table-cell office:value-type="float" office:value="411.5358" calcext:value-type="float">
            <text:p>411.5358</text:p>
          </table:table-cell>
          <table:table-cell office:value-type="float" office:value="1846.446" calcext:value-type="float">
            <text:p>1846.446</text:p>
          </table:table-cell>
          <table:table-cell office:value-type="float" office:value="2084.025" calcext:value-type="float">
            <text:p>2084.025</text:p>
          </table:table-cell>
          <table:table-cell office:value-type="float" office:value="1666.783" calcext:value-type="float">
            <text:p>1666.783</text:p>
          </table:table-cell>
          <table:table-cell office:value-type="float" office:value="584.3694" calcext:value-type="float">
            <text:p>584.3694</text:p>
          </table:table-cell>
          <table:table-cell office:value-type="float" office:value="572.7529" calcext:value-type="float">
            <text:p>572.7529</text:p>
          </table:table-cell>
          <table:table-cell office:value-type="float" office:value="142.7523" calcext:value-type="float">
            <text:p>142.7523</text:p>
          </table:table-cell>
          <table:table-cell office:value-type="float" office:value="35.67844" calcext:value-type="float">
            <text:p>35.67844</text:p>
          </table:table-cell>
          <table:table-cell office:value-type="float" office:value="0" calcext:value-type="float">
            <text:p>0</text:p>
          </table:table-cell>
          <table:table-cell office:value-type="float" office:value="-0.001710879" calcext:value-type="float">
            <text:p>-0.00171087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95.7014" calcext:value-type="float">
            <text:p>-195.7014</text:p>
          </table:table-cell>
          <table:table-cell office:value-type="float" office:value="0" calcext:value-type="float">
            <text:p>0</text:p>
          </table:table-cell>
          <table:table-cell office:value-type="float" office:value="4.202953" calcext:value-type="float">
            <text:p>4.202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3052004" calcext:value-type="float">
            <text:p>23052004</text:p>
          </table:table-cell>
          <table:table-cell office:value-type="float" office:value="466.5857" calcext:value-type="float">
            <text:p>466.5857</text:p>
          </table:table-cell>
          <table:table-cell office:value-type="float" office:value="13109.5" calcext:value-type="float">
            <text:p>1310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1.875" calcext:value-type="float">
            <text:p>-201.875</text:p>
          </table:table-cell>
          <table:table-cell office:value-type="float" office:value="511.449" calcext:value-type="float">
            <text:p>511.449</text:p>
          </table:table-cell>
          <table:table-cell office:value-type="float" office:value="0" calcext:value-type="float">
            <text:p>0</text:p>
          </table:table-cell>
          <table:table-cell office:value-type="float" office:value="105.7928" calcext:value-type="float">
            <text:p>105.7928</text:p>
          </table:table-cell>
          <table:table-cell office:value-type="float" office:value="286.9601" calcext:value-type="float">
            <text:p>286.9601</text:p>
          </table:table-cell>
          <table:table-cell office:value-type="float" office:value="0.05420032" calcext:value-type="float">
            <text:p>0.05420032</text:p>
          </table:table-cell>
          <table:table-cell office:value-type="float" office:value="3.756191" calcext:value-type="float">
            <text:p>3.756191</text:p>
          </table:table-cell>
          <table:table-cell office:value-type="float" office:value="0.001771607" calcext:value-type="float">
            <text:p>0.001771607</text:p>
          </table:table-cell>
          <table:table-cell office:value-type="float" office:value="0.05806396" calcext:value-type="float">
            <text:p>0.05806396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205.62" calcext:value-type="float">
            <text:p>-205.62</text:p>
          </table:table-cell>
          <table:table-cell office:value-type="float" office:value="0" calcext:value-type="float">
            <text:p>0</text:p>
          </table:table-cell>
          <table:table-cell office:value-type="float" office:value="357.9198" calcext:value-type="float">
            <text:p>357.9198</text:p>
          </table:table-cell>
          <table:table-cell office:value-type="float" office:value="1101.673" calcext:value-type="float">
            <text:p>1101.673</text:p>
          </table:table-cell>
          <table:table-cell office:value-type="float" office:value="1349.422" calcext:value-type="float">
            <text:p>1349.422</text:p>
          </table:table-cell>
          <table:table-cell office:value-type="float" office:value="1274.839" calcext:value-type="float">
            <text:p>1274.839</text:p>
          </table:table-cell>
          <table:table-cell office:value-type="float" office:value="760.3561" calcext:value-type="float">
            <text:p>760.3561</text:p>
          </table:table-cell>
          <table:table-cell office:value-type="float" office:value="1100.701" calcext:value-type="float">
            <text:p>1100.701</text:p>
          </table:table-cell>
          <table:table-cell office:value-type="float" office:value="411.5106" calcext:value-type="float">
            <text:p>411.5106</text:p>
          </table:table-cell>
          <table:table-cell office:value-type="float" office:value="1846.401" calcext:value-type="float">
            <text:p>1846.401</text:p>
          </table:table-cell>
          <table:table-cell office:value-type="float" office:value="2083.989" calcext:value-type="float">
            <text:p>2083.989</text:p>
          </table:table-cell>
          <table:table-cell office:value-type="float" office:value="1666.764" calcext:value-type="float">
            <text:p>1666.764</text:p>
          </table:table-cell>
          <table:table-cell office:value-type="float" office:value="584.3671" calcext:value-type="float">
            <text:p>584.3671</text:p>
          </table:table-cell>
          <table:table-cell office:value-type="float" office:value="572.7481" calcext:value-type="float">
            <text:p>572.7481</text:p>
          </table:table-cell>
          <table:table-cell office:value-type="float" office:value="142.7523" calcext:value-type="float">
            <text:p>142.7523</text:p>
          </table:table-cell>
          <table:table-cell office:value-type="float" office:value="35.67844" calcext:value-type="float">
            <text:p>35.67844</text:p>
          </table:table-cell>
          <table:table-cell office:value-type="float" office:value="0" calcext:value-type="float">
            <text:p>0</text:p>
          </table:table-cell>
          <table:table-cell office:value-type="float" office:value="-0.001900059" calcext:value-type="float">
            <text:p>-0.0019000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02.894" calcext:value-type="float">
            <text:p>-202.894</text:p>
          </table:table-cell>
          <table:table-cell office:value-type="float" office:value="0" calcext:value-type="float">
            <text:p>0</text:p>
          </table:table-cell>
          <table:table-cell office:value-type="float" office:value="4.064674" calcext:value-type="float">
            <text:p>4.064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4052004" calcext:value-type="float">
            <text:p>24052004</text:p>
          </table:table-cell>
          <table:table-cell office:value-type="float" office:value="459.562" calcext:value-type="float">
            <text:p>459.562</text:p>
          </table:table-cell>
          <table:table-cell office:value-type="float" office:value="13110.9" calcext:value-type="float">
            <text:p>1311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7.3223" calcext:value-type="float">
            <text:p>-207.3223</text:p>
          </table:table-cell>
          <table:table-cell office:value-type="float" office:value="526.5001" calcext:value-type="float">
            <text:p>526.5001</text:p>
          </table:table-cell>
          <table:table-cell office:value-type="float" office:value="0" calcext:value-type="float">
            <text:p>0</text:p>
          </table:table-cell>
          <table:table-cell office:value-type="float" office:value="108.8139" calcext:value-type="float">
            <text:p>108.8139</text:p>
          </table:table-cell>
          <table:table-cell office:value-type="float" office:value="280.6126" calcext:value-type="float">
            <text:p>280.6126</text:p>
          </table:table-cell>
          <table:table-cell office:value-type="float" office:value="0.05448493" calcext:value-type="float">
            <text:p>0.05448493</text:p>
          </table:table-cell>
          <table:table-cell office:value-type="float" office:value="3.756191" calcext:value-type="float">
            <text:p>3.756191</text:p>
          </table:table-cell>
          <table:table-cell office:value-type="float" office:value="0.001772039" calcext:value-type="float">
            <text:p>0.001772039</text:p>
          </table:table-cell>
          <table:table-cell office:value-type="float" office:value="0.05806396" calcext:value-type="float">
            <text:p>0.05806396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211.067" calcext:value-type="float">
            <text:p>-211.067</text:p>
          </table:table-cell>
          <table:table-cell office:value-type="float" office:value="0" calcext:value-type="float">
            <text:p>0</text:p>
          </table:table-cell>
          <table:table-cell office:value-type="float" office:value="359.6406" calcext:value-type="float">
            <text:p>359.6406</text:p>
          </table:table-cell>
          <table:table-cell office:value-type="float" office:value="1101.56" calcext:value-type="float">
            <text:p>1101.56</text:p>
          </table:table-cell>
          <table:table-cell office:value-type="float" office:value="1349.121" calcext:value-type="float">
            <text:p>1349.121</text:p>
          </table:table-cell>
          <table:table-cell office:value-type="float" office:value="1274.634" calcext:value-type="float">
            <text:p>1274.634</text:p>
          </table:table-cell>
          <table:table-cell office:value-type="float" office:value="760.2058" calcext:value-type="float">
            <text:p>760.2058</text:p>
          </table:table-cell>
          <table:table-cell office:value-type="float" office:value="1100.606" calcext:value-type="float">
            <text:p>1100.606</text:p>
          </table:table-cell>
          <table:table-cell office:value-type="float" office:value="411.4863" calcext:value-type="float">
            <text:p>411.4863</text:p>
          </table:table-cell>
          <table:table-cell office:value-type="float" office:value="1846.356" calcext:value-type="float">
            <text:p>1846.356</text:p>
          </table:table-cell>
          <table:table-cell office:value-type="float" office:value="2083.952" calcext:value-type="float">
            <text:p>2083.952</text:p>
          </table:table-cell>
          <table:table-cell office:value-type="float" office:value="1666.745" calcext:value-type="float">
            <text:p>1666.745</text:p>
          </table:table-cell>
          <table:table-cell office:value-type="float" office:value="584.3647" calcext:value-type="float">
            <text:p>584.3647</text:p>
          </table:table-cell>
          <table:table-cell office:value-type="float" office:value="572.7433" calcext:value-type="float">
            <text:p>572.7433</text:p>
          </table:table-cell>
          <table:table-cell office:value-type="float" office:value="142.7523" calcext:value-type="float">
            <text:p>142.7523</text:p>
          </table:table-cell>
          <table:table-cell office:value-type="float" office:value="35.67844" calcext:value-type="float">
            <text:p>35.67844</text:p>
          </table:table-cell>
          <table:table-cell office:value-type="float" office:value="0" calcext:value-type="float">
            <text:p>0</text:p>
          </table:table-cell>
          <table:table-cell office:value-type="float" office:value="-0.002090095" calcext:value-type="float">
            <text:p>-0.0020900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08.4485" calcext:value-type="float">
            <text:p>-208.4485</text:p>
          </table:table-cell>
          <table:table-cell office:value-type="float" office:value="0" calcext:value-type="float">
            <text:p>0</text:p>
          </table:table-cell>
          <table:table-cell office:value-type="float" office:value="4.172297" calcext:value-type="float">
            <text:p>4.172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5052004" calcext:value-type="float">
            <text:p>25052004</text:p>
          </table:table-cell>
          <table:table-cell office:value-type="float" office:value="451.5738" calcext:value-type="float">
            <text:p>451.5738</text:p>
          </table:table-cell>
          <table:table-cell office:value-type="float" office:value="13112.56" calcext:value-type="float">
            <text:p>13112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3.6436" calcext:value-type="float">
            <text:p>-213.6436</text:p>
          </table:table-cell>
          <table:table-cell office:value-type="float" office:value="545.668" calcext:value-type="float">
            <text:p>545.668</text:p>
          </table:table-cell>
          <table:table-cell office:value-type="float" office:value="0" calcext:value-type="float">
            <text:p>0</text:p>
          </table:table-cell>
          <table:table-cell office:value-type="float" office:value="112.0479" calcext:value-type="float">
            <text:p>112.0479</text:p>
          </table:table-cell>
          <table:table-cell office:value-type="float" office:value="273.621" calcext:value-type="float">
            <text:p>273.621</text:p>
          </table:table-cell>
          <table:table-cell office:value-type="float" office:value="0.05482499" calcext:value-type="float">
            <text:p>0.05482499</text:p>
          </table:table-cell>
          <table:table-cell office:value-type="float" office:value="3.756191" calcext:value-type="float">
            <text:p>3.756191</text:p>
          </table:table-cell>
          <table:table-cell office:value-type="float" office:value="0.001772039" calcext:value-type="float">
            <text:p>0.001772039</text:p>
          </table:table-cell>
          <table:table-cell office:value-type="float" office:value="0.05806396" calcext:value-type="float">
            <text:p>0.05806396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217.388" calcext:value-type="float">
            <text:p>-217.388</text:p>
          </table:table-cell>
          <table:table-cell office:value-type="float" office:value="0" calcext:value-type="float">
            <text:p>0</text:p>
          </table:table-cell>
          <table:table-cell office:value-type="float" office:value="361.4593" calcext:value-type="float">
            <text:p>361.4593</text:p>
          </table:table-cell>
          <table:table-cell office:value-type="float" office:value="1101.268" calcext:value-type="float">
            <text:p>1101.268</text:p>
          </table:table-cell>
          <table:table-cell office:value-type="float" office:value="1348.816" calcext:value-type="float">
            <text:p>1348.816</text:p>
          </table:table-cell>
          <table:table-cell office:value-type="float" office:value="1274.441" calcext:value-type="float">
            <text:p>1274.441</text:p>
          </table:table-cell>
          <table:table-cell office:value-type="float" office:value="760.0645" calcext:value-type="float">
            <text:p>760.0645</text:p>
          </table:table-cell>
          <table:table-cell office:value-type="float" office:value="1100.517" calcext:value-type="float">
            <text:p>1100.517</text:p>
          </table:table-cell>
          <table:table-cell office:value-type="float" office:value="411.4633" calcext:value-type="float">
            <text:p>411.4633</text:p>
          </table:table-cell>
          <table:table-cell office:value-type="float" office:value="1846.313" calcext:value-type="float">
            <text:p>1846.313</text:p>
          </table:table-cell>
          <table:table-cell office:value-type="float" office:value="2083.915" calcext:value-type="float">
            <text:p>2083.915</text:p>
          </table:table-cell>
          <table:table-cell office:value-type="float" office:value="1666.726" calcext:value-type="float">
            <text:p>1666.726</text:p>
          </table:table-cell>
          <table:table-cell office:value-type="float" office:value="584.3622" calcext:value-type="float">
            <text:p>584.3622</text:p>
          </table:table-cell>
          <table:table-cell office:value-type="float" office:value="572.7384" calcext:value-type="float">
            <text:p>572.7384</text:p>
          </table:table-cell>
          <table:table-cell office:value-type="float" office:value="142.7523" calcext:value-type="float">
            <text:p>142.7523</text:p>
          </table:table-cell>
          <table:table-cell office:value-type="float" office:value="35.67843" calcext:value-type="float">
            <text:p>35.67843</text:p>
          </table:table-cell>
          <table:table-cell office:value-type="float" office:value="0" calcext:value-type="float">
            <text:p>0</text:p>
          </table:table-cell>
          <table:table-cell office:value-type="float" office:value="-0.002122289" calcext:value-type="float">
            <text:p>-0.00212228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14.7018" calcext:value-type="float">
            <text:p>-214.7018</text:p>
          </table:table-cell>
          <table:table-cell office:value-type="float" office:value="0" calcext:value-type="float">
            <text:p>0</text:p>
          </table:table-cell>
          <table:table-cell office:value-type="float" office:value="4.103044" calcext:value-type="float">
            <text:p>4.103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6052004" calcext:value-type="float">
            <text:p>26052004</text:p>
          </table:table-cell>
          <table:table-cell office:value-type="float" office:value="443.6332" calcext:value-type="float">
            <text:p>443.6332</text:p>
          </table:table-cell>
          <table:table-cell office:value-type="float" office:value="13114.23" calcext:value-type="float">
            <text:p>13114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9.8158" calcext:value-type="float">
            <text:p>-219.8158</text:p>
          </table:table-cell>
          <table:table-cell office:value-type="float" office:value="564.6516" calcext:value-type="float">
            <text:p>564.6516</text:p>
          </table:table-cell>
          <table:table-cell office:value-type="float" office:value="0" calcext:value-type="float">
            <text:p>0</text:p>
          </table:table-cell>
          <table:table-cell office:value-type="float" office:value="114.3002" calcext:value-type="float">
            <text:p>114.3002</text:p>
          </table:table-cell>
          <table:table-cell office:value-type="float" office:value="266.7072" calcext:value-type="float">
            <text:p>266.7072</text:p>
          </table:table-cell>
          <table:table-cell office:value-type="float" office:value="0.05514207" calcext:value-type="float">
            <text:p>0.05514207</text:p>
          </table:table-cell>
          <table:table-cell office:value-type="float" office:value="3.756191" calcext:value-type="float">
            <text:p>3.756191</text:p>
          </table:table-cell>
          <table:table-cell office:value-type="float" office:value="0.00177669" calcext:value-type="float">
            <text:p>0.00177669</text:p>
          </table:table-cell>
          <table:table-cell office:value-type="float" office:value="0.05806396" calcext:value-type="float">
            <text:p>0.05806396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223.5599" calcext:value-type="float">
            <text:p>-223.5599</text:p>
          </table:table-cell>
          <table:table-cell office:value-type="float" office:value="0" calcext:value-type="float">
            <text:p>0</text:p>
          </table:table-cell>
          <table:table-cell office:value-type="float" office:value="363.3538" calcext:value-type="float">
            <text:p>363.3538</text:p>
          </table:table-cell>
          <table:table-cell office:value-type="float" office:value="1100.94" calcext:value-type="float">
            <text:p>1100.94</text:p>
          </table:table-cell>
          <table:table-cell office:value-type="float" office:value="1348.471" calcext:value-type="float">
            <text:p>1348.471</text:p>
          </table:table-cell>
          <table:table-cell office:value-type="float" office:value="1274.227" calcext:value-type="float">
            <text:p>1274.227</text:p>
          </table:table-cell>
          <table:table-cell office:value-type="float" office:value="759.9143" calcext:value-type="float">
            <text:p>759.9143</text:p>
          </table:table-cell>
          <table:table-cell office:value-type="float" office:value="1100.425" calcext:value-type="float">
            <text:p>1100.425</text:p>
          </table:table-cell>
          <table:table-cell office:value-type="float" office:value="411.44" calcext:value-type="float">
            <text:p>411.44</text:p>
          </table:table-cell>
          <table:table-cell office:value-type="float" office:value="1846.27" calcext:value-type="float">
            <text:p>1846.27</text:p>
          </table:table-cell>
          <table:table-cell office:value-type="float" office:value="2083.878" calcext:value-type="float">
            <text:p>2083.878</text:p>
          </table:table-cell>
          <table:table-cell office:value-type="float" office:value="1666.708" calcext:value-type="float">
            <text:p>1666.708</text:p>
          </table:table-cell>
          <table:table-cell office:value-type="float" office:value="584.3597" calcext:value-type="float">
            <text:p>584.3597</text:p>
          </table:table-cell>
          <table:table-cell office:value-type="float" office:value="572.7335" calcext:value-type="float">
            <text:p>572.7335</text:p>
          </table:table-cell>
          <table:table-cell office:value-type="float" office:value="142.7523" calcext:value-type="float">
            <text:p>142.7523</text:p>
          </table:table-cell>
          <table:table-cell office:value-type="float" office:value="35.67843" calcext:value-type="float">
            <text:p>35.67843</text:p>
          </table:table-cell>
          <table:table-cell office:value-type="float" office:value="0" calcext:value-type="float">
            <text:p>0</text:p>
          </table:table-cell>
          <table:table-cell office:value-type="float" office:value="-0.002201793" calcext:value-type="float">
            <text:p>-0.0022017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20.9046" calcext:value-type="float">
            <text:p>-220.9046</text:p>
          </table:table-cell>
          <table:table-cell office:value-type="float" office:value="0" calcext:value-type="float">
            <text:p>0</text:p>
          </table:table-cell>
          <table:table-cell office:value-type="float" office:value="4.132805" calcext:value-type="float">
            <text:p>4.132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7052004" calcext:value-type="float">
            <text:p>27052004</text:p>
          </table:table-cell>
          <table:table-cell office:value-type="float" office:value="438.365" calcext:value-type="float">
            <text:p>438.365</text:p>
          </table:table-cell>
          <table:table-cell office:value-type="float" office:value="13115.82" calcext:value-type="float">
            <text:p>13115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3.3825" calcext:value-type="float">
            <text:p>-223.3825</text:p>
          </table:table-cell>
          <table:table-cell office:value-type="float" office:value="570.5552" calcext:value-type="float">
            <text:p>570.5552</text:p>
          </table:table-cell>
          <table:table-cell office:value-type="float" office:value="0" calcext:value-type="float">
            <text:p>0</text:p>
          </table:table-cell>
          <table:table-cell office:value-type="float" office:value="105.3889" calcext:value-type="float">
            <text:p>105.3889</text:p>
          </table:table-cell>
          <table:table-cell office:value-type="float" office:value="262.5611" calcext:value-type="float">
            <text:p>262.5611</text:p>
          </table:table-cell>
          <table:table-cell office:value-type="float" office:value="0.05540681" calcext:value-type="float">
            <text:p>0.05540681</text:p>
          </table:table-cell>
          <table:table-cell office:value-type="float" office:value="3.756191" calcext:value-type="float">
            <text:p>3.756191</text:p>
          </table:table-cell>
          <table:table-cell office:value-type="float" office:value="0.00177669" calcext:value-type="float">
            <text:p>0.00177669</text:p>
          </table:table-cell>
          <table:table-cell office:value-type="float" office:value="0.05806396" calcext:value-type="float">
            <text:p>0.05806396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227.1263" calcext:value-type="float">
            <text:p>-227.1263</text:p>
          </table:table-cell>
          <table:table-cell office:value-type="float" office:value="0" calcext:value-type="float">
            <text:p>0</text:p>
          </table:table-cell>
          <table:table-cell office:value-type="float" office:value="365.2314" calcext:value-type="float">
            <text:p>365.2314</text:p>
          </table:table-cell>
          <table:table-cell office:value-type="float" office:value="1100.551" calcext:value-type="float">
            <text:p>1100.551</text:p>
          </table:table-cell>
          <table:table-cell office:value-type="float" office:value="1348.084" calcext:value-type="float">
            <text:p>1348.084</text:p>
          </table:table-cell>
          <table:table-cell office:value-type="float" office:value="1273.989" calcext:value-type="float">
            <text:p>1273.989</text:p>
          </table:table-cell>
          <table:table-cell office:value-type="float" office:value="759.7513" calcext:value-type="float">
            <text:p>759.7513</text:p>
          </table:table-cell>
          <table:table-cell office:value-type="float" office:value="1100.325" calcext:value-type="float">
            <text:p>1100.325</text:p>
          </table:table-cell>
          <table:table-cell office:value-type="float" office:value="411.4156" calcext:value-type="float">
            <text:p>411.4156</text:p>
          </table:table-cell>
          <table:table-cell office:value-type="float" office:value="1846.225" calcext:value-type="float">
            <text:p>1846.225</text:p>
          </table:table-cell>
          <table:table-cell office:value-type="float" office:value="2083.842" calcext:value-type="float">
            <text:p>2083.842</text:p>
          </table:table-cell>
          <table:table-cell office:value-type="float" office:value="1666.689" calcext:value-type="float">
            <text:p>1666.689</text:p>
          </table:table-cell>
          <table:table-cell office:value-type="float" office:value="584.3573" calcext:value-type="float">
            <text:p>584.3573</text:p>
          </table:table-cell>
          <table:table-cell office:value-type="float" office:value="572.7285" calcext:value-type="float">
            <text:p>572.7285</text:p>
          </table:table-cell>
          <table:table-cell office:value-type="float" office:value="142.7523" calcext:value-type="float">
            <text:p>142.7523</text:p>
          </table:table-cell>
          <table:table-cell office:value-type="float" office:value="35.67843" calcext:value-type="float">
            <text:p>35.67843</text:p>
          </table:table-cell>
          <table:table-cell office:value-type="float" office:value="0" calcext:value-type="float">
            <text:p>0</text:p>
          </table:table-cell>
          <table:table-cell office:value-type="float" office:value="-0.002256764" calcext:value-type="float">
            <text:p>-0.0022567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24.5028" calcext:value-type="float">
            <text:p>-224.5028</text:p>
          </table:table-cell>
          <table:table-cell office:value-type="float" office:value="0" calcext:value-type="float">
            <text:p>0</text:p>
          </table:table-cell>
          <table:table-cell office:value-type="float" office:value="4.164031" calcext:value-type="float">
            <text:p>4.164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8052004" calcext:value-type="float">
            <text:p>28052004</text:p>
          </table:table-cell>
          <table:table-cell office:value-type="float" office:value="435.0331" calcext:value-type="float">
            <text:p>435.0331</text:p>
          </table:table-cell>
          <table:table-cell office:value-type="float" office:value="13116.47" calcext:value-type="float">
            <text:p>13116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5.9055" calcext:value-type="float">
            <text:p>-225.9055</text:p>
          </table:table-cell>
          <table:table-cell office:value-type="float" office:value="574.7488" calcext:value-type="float">
            <text:p>574.7488</text:p>
          </table:table-cell>
          <table:table-cell office:value-type="float" office:value="0" calcext:value-type="float">
            <text:p>0</text:p>
          </table:table-cell>
          <table:table-cell office:value-type="float" office:value="99.66383" calcext:value-type="float">
            <text:p>99.66383</text:p>
          </table:table-cell>
          <table:table-cell office:value-type="float" office:value="260.5331" calcext:value-type="float">
            <text:p>260.5331</text:p>
          </table:table-cell>
          <table:table-cell office:value-type="float" office:value="0.05557431" calcext:value-type="float">
            <text:p>0.05557431</text:p>
          </table:table-cell>
          <table:table-cell office:value-type="float" office:value="3.756191" calcext:value-type="float">
            <text:p>3.756191</text:p>
          </table:table-cell>
          <table:table-cell office:value-type="float" office:value="0.00177669" calcext:value-type="float">
            <text:p>0.00177669</text:p>
          </table:table-cell>
          <table:table-cell office:value-type="float" office:value="0.05806396" calcext:value-type="float">
            <text:p>0.05806396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229.6491" calcext:value-type="float">
            <text:p>-229.6491</text:p>
          </table:table-cell>
          <table:table-cell office:value-type="float" office:value="0" calcext:value-type="float">
            <text:p>0</text:p>
          </table:table-cell>
          <table:table-cell office:value-type="float" office:value="366.2114" calcext:value-type="float">
            <text:p>366.2114</text:p>
          </table:table-cell>
          <table:table-cell office:value-type="float" office:value="1100.077" calcext:value-type="float">
            <text:p>1100.077</text:p>
          </table:table-cell>
          <table:table-cell office:value-type="float" office:value="1347.625" calcext:value-type="float">
            <text:p>1347.625</text:p>
          </table:table-cell>
          <table:table-cell office:value-type="float" office:value="1273.719" calcext:value-type="float">
            <text:p>1273.719</text:p>
          </table:table-cell>
          <table:table-cell office:value-type="float" office:value="759.5663" calcext:value-type="float">
            <text:p>759.5663</text:p>
          </table:table-cell>
          <table:table-cell office:value-type="float" office:value="1100.215" calcext:value-type="float">
            <text:p>1100.215</text:p>
          </table:table-cell>
          <table:table-cell office:value-type="float" office:value="411.3899" calcext:value-type="float">
            <text:p>411.3899</text:p>
          </table:table-cell>
          <table:table-cell office:value-type="float" office:value="1846.18" calcext:value-type="float">
            <text:p>1846.18</text:p>
          </table:table-cell>
          <table:table-cell office:value-type="float" office:value="2083.805" calcext:value-type="float">
            <text:p>2083.805</text:p>
          </table:table-cell>
          <table:table-cell office:value-type="float" office:value="1666.67" calcext:value-type="float">
            <text:p>1666.67</text:p>
          </table:table-cell>
          <table:table-cell office:value-type="float" office:value="584.3548" calcext:value-type="float">
            <text:p>584.3548</text:p>
          </table:table-cell>
          <table:table-cell office:value-type="float" office:value="572.7235" calcext:value-type="float">
            <text:p>572.7235</text:p>
          </table:table-cell>
          <table:table-cell office:value-type="float" office:value="142.7523" calcext:value-type="float">
            <text:p>142.7523</text:p>
          </table:table-cell>
          <table:table-cell office:value-type="float" office:value="35.67842" calcext:value-type="float">
            <text:p>35.67842</text:p>
          </table:table-cell>
          <table:table-cell office:value-type="float" office:value="0" calcext:value-type="float">
            <text:p>0</text:p>
          </table:table-cell>
          <table:table-cell office:value-type="float" office:value="-0.002338168" calcext:value-type="float">
            <text:p>-0.0023381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27.0979" calcext:value-type="float">
            <text:p>-227.0979</text:p>
          </table:table-cell>
          <table:table-cell office:value-type="float" office:value="0" calcext:value-type="float">
            <text:p>0</text:p>
          </table:table-cell>
          <table:table-cell office:value-type="float" office:value="4.23679" calcext:value-type="float">
            <text:p>4.23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9052004" calcext:value-type="float">
            <text:p>29052004</text:p>
          </table:table-cell>
          <table:table-cell office:value-type="float" office:value="432.0493" calcext:value-type="float">
            <text:p>432.0493</text:p>
          </table:table-cell>
          <table:table-cell office:value-type="float" office:value="13114.83" calcext:value-type="float">
            <text:p>13114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8.1107" calcext:value-type="float">
            <text:p>-228.1107</text:p>
          </table:table-cell>
          <table:table-cell office:value-type="float" office:value="577.1168" calcext:value-type="float">
            <text:p>577.1168</text:p>
          </table:table-cell>
          <table:table-cell office:value-type="float" office:value="0" calcext:value-type="float">
            <text:p>0</text:p>
          </table:table-cell>
          <table:table-cell office:value-type="float" office:value="97.45351" calcext:value-type="float">
            <text:p>97.45351</text:p>
          </table:table-cell>
          <table:table-cell office:value-type="float" office:value="258.8962" calcext:value-type="float">
            <text:p>258.8962</text:p>
          </table:table-cell>
          <table:table-cell office:value-type="float" office:value="0.05573756" calcext:value-type="float">
            <text:p>0.05573756</text:p>
          </table:table-cell>
          <table:table-cell office:value-type="float" office:value="5.761722" calcext:value-type="float">
            <text:p>5.761722</text:p>
          </table:table-cell>
          <table:table-cell office:value-type="float" office:value="0.001983617" calcext:value-type="float">
            <text:p>0.001983617</text:p>
          </table:table-cell>
          <table:table-cell office:value-type="float" office:value="0.08267453" calcext:value-type="float">
            <text:p>0.08267453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233.8845" calcext:value-type="float">
            <text:p>-233.8845</text:p>
          </table:table-cell>
          <table:table-cell office:value-type="float" office:value="0" calcext:value-type="float">
            <text:p>0</text:p>
          </table:table-cell>
          <table:table-cell office:value-type="float" office:value="367.1461" calcext:value-type="float">
            <text:p>367.1461</text:p>
          </table:table-cell>
          <table:table-cell office:value-type="float" office:value="1099.609" calcext:value-type="float">
            <text:p>1099.609</text:p>
          </table:table-cell>
          <table:table-cell office:value-type="float" office:value="1347.005" calcext:value-type="float">
            <text:p>1347.005</text:p>
          </table:table-cell>
          <table:table-cell office:value-type="float" office:value="1273.392" calcext:value-type="float">
            <text:p>1273.392</text:p>
          </table:table-cell>
          <table:table-cell office:value-type="float" office:value="758.2155" calcext:value-type="float">
            <text:p>758.2155</text:p>
          </table:table-cell>
          <table:table-cell office:value-type="float" office:value="1099.678" calcext:value-type="float">
            <text:p>1099.678</text:p>
          </table:table-cell>
          <table:table-cell office:value-type="float" office:value="411.5044" calcext:value-type="float">
            <text:p>411.5044</text:p>
          </table:table-cell>
          <table:table-cell office:value-type="float" office:value="1846.021" calcext:value-type="float">
            <text:p>1846.021</text:p>
          </table:table-cell>
          <table:table-cell office:value-type="float" office:value="2083.596" calcext:value-type="float">
            <text:p>2083.596</text:p>
          </table:table-cell>
          <table:table-cell office:value-type="float" office:value="1666.483" calcext:value-type="float">
            <text:p>1666.483</text:p>
          </table:table-cell>
          <table:table-cell office:value-type="float" office:value="584.3002" calcext:value-type="float">
            <text:p>584.3002</text:p>
          </table:table-cell>
          <table:table-cell office:value-type="float" office:value="572.6322" calcext:value-type="float">
            <text:p>572.6322</text:p>
          </table:table-cell>
          <table:table-cell office:value-type="float" office:value="142.731" calcext:value-type="float">
            <text:p>142.731</text:p>
          </table:table-cell>
          <table:table-cell office:value-type="float" office:value="35.67128" calcext:value-type="float">
            <text:p>35.67128</text:p>
          </table:table-cell>
          <table:table-cell office:value-type="float" office:value="0" calcext:value-type="float">
            <text:p>0</text:p>
          </table:table-cell>
          <table:table-cell office:value-type="float" office:value="-0.002442545" calcext:value-type="float">
            <text:p>-0.0024425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29.6225" calcext:value-type="float">
            <text:p>-229.6225</text:p>
          </table:table-cell>
          <table:table-cell office:value-type="float" office:value="0" calcext:value-type="float">
            <text:p>0</text:p>
          </table:table-cell>
          <table:table-cell office:value-type="float" office:value="4.532272" calcext:value-type="float">
            <text:p>4.532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0052004" calcext:value-type="float">
            <text:p>30052004</text:p>
          </table:table-cell>
          <table:table-cell office:value-type="float" office:value="426.3506" calcext:value-type="float">
            <text:p>426.3506</text:p>
          </table:table-cell>
          <table:table-cell office:value-type="float" office:value="13115.51" calcext:value-type="float">
            <text:p>13115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2.9557" calcext:value-type="float">
            <text:p>-232.9557</text:p>
          </table:table-cell>
          <table:table-cell office:value-type="float" office:value="589.5591" calcext:value-type="float">
            <text:p>589.5591</text:p>
          </table:table-cell>
          <table:table-cell office:value-type="float" office:value="0" calcext:value-type="float">
            <text:p>0</text:p>
          </table:table-cell>
          <table:table-cell office:value-type="float" office:value="100.444" calcext:value-type="float">
            <text:p>100.444</text:p>
          </table:table-cell>
          <table:table-cell office:value-type="float" office:value="254.3956" calcext:value-type="float">
            <text:p>254.3956</text:p>
          </table:table-cell>
          <table:table-cell office:value-type="float" office:value="0.05592066" calcext:value-type="float">
            <text:p>0.05592066</text:p>
          </table:table-cell>
          <table:table-cell office:value-type="float" office:value="5.761722" calcext:value-type="float">
            <text:p>5.761722</text:p>
          </table:table-cell>
          <table:table-cell office:value-type="float" office:value="0.001989254" calcext:value-type="float">
            <text:p>0.001989254</text:p>
          </table:table-cell>
          <table:table-cell office:value-type="float" office:value="0.08267453" calcext:value-type="float">
            <text:p>0.08267453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238.7293" calcext:value-type="float">
            <text:p>-238.7293</text:p>
          </table:table-cell>
          <table:table-cell office:value-type="float" office:value="0" calcext:value-type="float">
            <text:p>0</text:p>
          </table:table-cell>
          <table:table-cell office:value-type="float" office:value="368.0689" calcext:value-type="float">
            <text:p>368.0689</text:p>
          </table:table-cell>
          <table:table-cell office:value-type="float" office:value="1099.249" calcext:value-type="float">
            <text:p>1099.249</text:p>
          </table:table-cell>
          <table:table-cell office:value-type="float" office:value="1346.631" calcext:value-type="float">
            <text:p>1346.631</text:p>
          </table:table-cell>
          <table:table-cell office:value-type="float" office:value="1273.138" calcext:value-type="float">
            <text:p>1273.138</text:p>
          </table:table-cell>
          <table:table-cell office:value-type="float" office:value="758.0337" calcext:value-type="float">
            <text:p>758.0337</text:p>
          </table:table-cell>
          <table:table-cell office:value-type="float" office:value="1099.561" calcext:value-type="float">
            <text:p>1099.561</text:p>
          </table:table-cell>
          <table:table-cell office:value-type="float" office:value="411.4736" calcext:value-type="float">
            <text:p>411.4736</text:p>
          </table:table-cell>
          <table:table-cell office:value-type="float" office:value="1845.961" calcext:value-type="float">
            <text:p>1845.961</text:p>
          </table:table-cell>
          <table:table-cell office:value-type="float" office:value="2083.558" calcext:value-type="float">
            <text:p>2083.558</text:p>
          </table:table-cell>
          <table:table-cell office:value-type="float" office:value="1666.464" calcext:value-type="float">
            <text:p>1666.464</text:p>
          </table:table-cell>
          <table:table-cell office:value-type="float" office:value="584.2976" calcext:value-type="float">
            <text:p>584.2976</text:p>
          </table:table-cell>
          <table:table-cell office:value-type="float" office:value="572.627" calcext:value-type="float">
            <text:p>572.627</text:p>
          </table:table-cell>
          <table:table-cell office:value-type="float" office:value="142.731" calcext:value-type="float">
            <text:p>142.731</text:p>
          </table:table-cell>
          <table:table-cell office:value-type="float" office:value="35.67128" calcext:value-type="float">
            <text:p>35.67128</text:p>
          </table:table-cell>
          <table:table-cell office:value-type="float" office:value="0" calcext:value-type="float">
            <text:p>0</text:p>
          </table:table-cell>
          <table:table-cell office:value-type="float" office:value="-0.002676947" calcext:value-type="float">
            <text:p>-0.0026769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34.5593" calcext:value-type="float">
            <text:p>-234.5593</text:p>
          </table:table-cell>
          <table:table-cell office:value-type="float" office:value="0" calcext:value-type="float">
            <text:p>0</text:p>
          </table:table-cell>
          <table:table-cell office:value-type="float" office:value="4.623707" calcext:value-type="float">
            <text:p>4.623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1052004" calcext:value-type="float">
            <text:p>31052004</text:p>
          </table:table-cell>
          <table:table-cell office:value-type="float" office:value="418.8446" calcext:value-type="float">
            <text:p>418.8446</text:p>
          </table:table-cell>
          <table:table-cell office:value-type="float" office:value="13116.76" calcext:value-type="float">
            <text:p>13116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9.2112" calcext:value-type="float">
            <text:p>-239.2112</text:p>
          </table:table-cell>
          <table:table-cell office:value-type="float" office:value="608.6968" calcext:value-type="float">
            <text:p>608.6968</text:p>
          </table:table-cell>
          <table:table-cell office:value-type="float" office:value="0" calcext:value-type="float">
            <text:p>0</text:p>
          </table:table-cell>
          <table:table-cell office:value-type="float" office:value="104.2519" calcext:value-type="float">
            <text:p>104.2519</text:p>
          </table:table-cell>
          <table:table-cell office:value-type="float" office:value="248.0511" calcext:value-type="float">
            <text:p>248.0511</text:p>
          </table:table-cell>
          <table:table-cell office:value-type="float" office:value="0.05618607" calcext:value-type="float">
            <text:p>0.05618607</text:p>
          </table:table-cell>
          <table:table-cell office:value-type="float" office:value="5.761722" calcext:value-type="float">
            <text:p>5.761722</text:p>
          </table:table-cell>
          <table:table-cell office:value-type="float" office:value="0.001989254" calcext:value-type="float">
            <text:p>0.001989254</text:p>
          </table:table-cell>
          <table:table-cell office:value-type="float" office:value="0.08267453" calcext:value-type="float">
            <text:p>0.08267453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244.9846" calcext:value-type="float">
            <text:p>-244.9846</text:p>
          </table:table-cell>
          <table:table-cell office:value-type="float" office:value="0" calcext:value-type="float">
            <text:p>0</text:p>
          </table:table-cell>
          <table:table-cell office:value-type="float" office:value="369.5401" calcext:value-type="float">
            <text:p>369.5401</text:p>
          </table:table-cell>
          <table:table-cell office:value-type="float" office:value="1098.896" calcext:value-type="float">
            <text:p>1098.896</text:p>
          </table:table-cell>
          <table:table-cell office:value-type="float" office:value="1346.262" calcext:value-type="float">
            <text:p>1346.262</text:p>
          </table:table-cell>
          <table:table-cell office:value-type="float" office:value="1272.904" calcext:value-type="float">
            <text:p>1272.904</text:p>
          </table:table-cell>
          <table:table-cell office:value-type="float" office:value="757.8647" calcext:value-type="float">
            <text:p>757.8647</text:p>
          </table:table-cell>
          <table:table-cell office:value-type="float" office:value="1099.452" calcext:value-type="float">
            <text:p>1099.452</text:p>
          </table:table-cell>
          <table:table-cell office:value-type="float" office:value="411.4467" calcext:value-type="float">
            <text:p>411.4467</text:p>
          </table:table-cell>
          <table:table-cell office:value-type="float" office:value="1845.902" calcext:value-type="float">
            <text:p>1845.902</text:p>
          </table:table-cell>
          <table:table-cell office:value-type="float" office:value="2083.521" calcext:value-type="float">
            <text:p>2083.521</text:p>
          </table:table-cell>
          <table:table-cell office:value-type="float" office:value="1666.444" calcext:value-type="float">
            <text:p>1666.444</text:p>
          </table:table-cell>
          <table:table-cell office:value-type="float" office:value="584.295" calcext:value-type="float">
            <text:p>584.295</text:p>
          </table:table-cell>
          <table:table-cell office:value-type="float" office:value="572.6219" calcext:value-type="float">
            <text:p>572.6219</text:p>
          </table:table-cell>
          <table:table-cell office:value-type="float" office:value="142.731" calcext:value-type="float">
            <text:p>142.731</text:p>
          </table:table-cell>
          <table:table-cell office:value-type="float" office:value="35.67128" calcext:value-type="float">
            <text:p>35.67128</text:p>
          </table:table-cell>
          <table:table-cell office:value-type="float" office:value="0" calcext:value-type="float">
            <text:p>0</text:p>
          </table:table-cell>
          <table:table-cell office:value-type="float" office:value="-0.002765016" calcext:value-type="float">
            <text:p>-0.0027650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40.7374" calcext:value-type="float">
            <text:p>-240.7374</text:p>
          </table:table-cell>
          <table:table-cell office:value-type="float" office:value="0" calcext:value-type="float">
            <text:p>0</text:p>
          </table:table-cell>
          <table:table-cell office:value-type="float" office:value="4.546655" calcext:value-type="float">
            <text:p>4.546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62004" calcext:value-type="float">
            <text:p>1062004</text:p>
          </table:table-cell>
          <table:table-cell office:value-type="float" office:value="412.6883" calcext:value-type="float">
            <text:p>412.6883</text:p>
          </table:table-cell>
          <table:table-cell office:value-type="float" office:value="13117.8" calcext:value-type="float">
            <text:p>1311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4.2799" calcext:value-type="float">
            <text:p>-244.2799</text:p>
          </table:table-cell>
          <table:table-cell office:value-type="float" office:value="625.5481" calcext:value-type="float">
            <text:p>625.5481</text:p>
          </table:table-cell>
          <table:table-cell office:value-type="float" office:value="0" calcext:value-type="float">
            <text:p>0</text:p>
          </table:table-cell>
          <table:table-cell office:value-type="float" office:value="106.4758" calcext:value-type="float">
            <text:p>106.4758</text:p>
          </table:table-cell>
          <table:table-cell office:value-type="float" office:value="243.0059" calcext:value-type="float">
            <text:p>243.0059</text:p>
          </table:table-cell>
          <table:table-cell office:value-type="float" office:value="0.05644626" calcext:value-type="float">
            <text:p>0.05644626</text:p>
          </table:table-cell>
          <table:table-cell office:value-type="float" office:value="5.761722" calcext:value-type="float">
            <text:p>5.761722</text:p>
          </table:table-cell>
          <table:table-cell office:value-type="float" office:value="0.001989254" calcext:value-type="float">
            <text:p>0.001989254</text:p>
          </table:table-cell>
          <table:table-cell office:value-type="float" office:value="0.08267453" calcext:value-type="float">
            <text:p>0.08267453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250.053" calcext:value-type="float">
            <text:p>-250.053</text:p>
          </table:table-cell>
          <table:table-cell office:value-type="float" office:value="0" calcext:value-type="float">
            <text:p>0</text:p>
          </table:table-cell>
          <table:table-cell office:value-type="float" office:value="370.8475" calcext:value-type="float">
            <text:p>370.8475</text:p>
          </table:table-cell>
          <table:table-cell office:value-type="float" office:value="1098.545" calcext:value-type="float">
            <text:p>1098.545</text:p>
          </table:table-cell>
          <table:table-cell office:value-type="float" office:value="1345.894" calcext:value-type="float">
            <text:p>1345.894</text:p>
          </table:table-cell>
          <table:table-cell office:value-type="float" office:value="1272.673" calcext:value-type="float">
            <text:p>1272.673</text:p>
          </table:table-cell>
          <table:table-cell office:value-type="float" office:value="757.6968" calcext:value-type="float">
            <text:p>757.6968</text:p>
          </table:table-cell>
          <table:table-cell office:value-type="float" office:value="1099.344" calcext:value-type="float">
            <text:p>1099.344</text:p>
          </table:table-cell>
          <table:table-cell office:value-type="float" office:value="411.4203" calcext:value-type="float">
            <text:p>411.4203</text:p>
          </table:table-cell>
          <table:table-cell office:value-type="float" office:value="1845.844" calcext:value-type="float">
            <text:p>1845.844</text:p>
          </table:table-cell>
          <table:table-cell office:value-type="float" office:value="2083.482" calcext:value-type="float">
            <text:p>2083.482</text:p>
          </table:table-cell>
          <table:table-cell office:value-type="float" office:value="1666.424" calcext:value-type="float">
            <text:p>1666.424</text:p>
          </table:table-cell>
          <table:table-cell office:value-type="float" office:value="584.2924" calcext:value-type="float">
            <text:p>584.2924</text:p>
          </table:table-cell>
          <table:table-cell office:value-type="float" office:value="572.6167" calcext:value-type="float">
            <text:p>572.6167</text:p>
          </table:table-cell>
          <table:table-cell office:value-type="float" office:value="142.731" calcext:value-type="float">
            <text:p>142.731</text:p>
          </table:table-cell>
          <table:table-cell office:value-type="float" office:value="35.67127" calcext:value-type="float">
            <text:p>35.67127</text:p>
          </table:table-cell>
          <table:table-cell office:value-type="float" office:value="0" calcext:value-type="float">
            <text:p>0</text:p>
          </table:table-cell>
          <table:table-cell office:value-type="float" office:value="-0.002818203" calcext:value-type="float">
            <text:p>-0.0028182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45.773" calcext:value-type="float">
            <text:p>-245.773</text:p>
          </table:table-cell>
          <table:table-cell office:value-type="float" office:value="0" calcext:value-type="float">
            <text:p>0</text:p>
          </table:table-cell>
          <table:table-cell office:value-type="float" office:value="4.514591" calcext:value-type="float">
            <text:p>4.514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62004" calcext:value-type="float">
            <text:p>2062004</text:p>
          </table:table-cell>
          <table:table-cell office:value-type="float" office:value="410.2522" calcext:value-type="float">
            <text:p>410.2522</text:p>
          </table:table-cell>
          <table:table-cell office:value-type="float" office:value="13118.13" calcext:value-type="float">
            <text:p>13118.13</text:p>
          </table:table-cell>
          <table:table-cell office:value-type="float" office:value="0" calcext:value-type="float">
            <text:p>0</text:p>
          </table:table-cell>
          <table:table-cell office:value-type="float" office:value="0.000809027" calcext:value-type="float">
            <text:p>0.000809027</text:p>
          </table:table-cell>
          <table:table-cell office:value-type="float" office:value="-246.2775" calcext:value-type="float">
            <text:p>-246.2775</text:p>
          </table:table-cell>
          <table:table-cell office:value-type="float" office:value="630.3825" calcext:value-type="float">
            <text:p>630.3825</text:p>
          </table:table-cell>
          <table:table-cell office:value-type="float" office:value="-0.008346598" calcext:value-type="float">
            <text:p>-0.008346598</text:p>
          </table:table-cell>
          <table:table-cell office:value-type="float" office:value="103.0288" calcext:value-type="float">
            <text:p>103.0288</text:p>
          </table:table-cell>
          <table:table-cell office:value-type="float" office:value="241.5475" calcext:value-type="float">
            <text:p>241.5475</text:p>
          </table:table-cell>
          <table:table-cell office:value-type="float" office:value="0.05665301" calcext:value-type="float">
            <text:p>0.05665301</text:p>
          </table:table-cell>
          <table:table-cell office:value-type="float" office:value="5.761722" calcext:value-type="float">
            <text:p>5.761722</text:p>
          </table:table-cell>
          <table:table-cell office:value-type="float" office:value="0.001989254" calcext:value-type="float">
            <text:p>0.001989254</text:p>
          </table:table-cell>
          <table:table-cell office:value-type="float" office:value="0.08267453" calcext:value-type="float">
            <text:p>0.08267453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252.066" calcext:value-type="float">
            <text:p>-252.066</text:p>
          </table:table-cell>
          <table:table-cell office:value-type="float" office:value="0" calcext:value-type="float">
            <text:p>0</text:p>
          </table:table-cell>
          <table:table-cell office:value-type="float" office:value="371.55" calcext:value-type="float">
            <text:p>371.55</text:p>
          </table:table-cell>
          <table:table-cell office:value-type="float" office:value="1098.206" calcext:value-type="float">
            <text:p>1098.206</text:p>
          </table:table-cell>
          <table:table-cell office:value-type="float" office:value="1345.534" calcext:value-type="float">
            <text:p>1345.534</text:p>
          </table:table-cell>
          <table:table-cell office:value-type="float" office:value="1272.447" calcext:value-type="float">
            <text:p>1272.447</text:p>
          </table:table-cell>
          <table:table-cell office:value-type="float" office:value="757.5317" calcext:value-type="float">
            <text:p>757.5317</text:p>
          </table:table-cell>
          <table:table-cell office:value-type="float" office:value="1099.236" calcext:value-type="float">
            <text:p>1099.236</text:p>
          </table:table-cell>
          <table:table-cell office:value-type="float" office:value="411.394" calcext:value-type="float">
            <text:p>411.394</text:p>
          </table:table-cell>
          <table:table-cell office:value-type="float" office:value="1845.786" calcext:value-type="float">
            <text:p>1845.786</text:p>
          </table:table-cell>
          <table:table-cell office:value-type="float" office:value="2083.443" calcext:value-type="float">
            <text:p>2083.443</text:p>
          </table:table-cell>
          <table:table-cell office:value-type="float" office:value="1666.404" calcext:value-type="float">
            <text:p>1666.404</text:p>
          </table:table-cell>
          <table:table-cell office:value-type="float" office:value="584.2897" calcext:value-type="float">
            <text:p>584.2897</text:p>
          </table:table-cell>
          <table:table-cell office:value-type="float" office:value="572.6113" calcext:value-type="float">
            <text:p>572.6113</text:p>
          </table:table-cell>
          <table:table-cell office:value-type="float" office:value="142.731" calcext:value-type="float">
            <text:p>142.731</text:p>
          </table:table-cell>
          <table:table-cell office:value-type="float" office:value="35.67127" calcext:value-type="float">
            <text:p>35.67127</text:p>
          </table:table-cell>
          <table:table-cell office:value-type="float" office:value="0" calcext:value-type="float">
            <text:p>0</text:p>
          </table:table-cell>
          <table:table-cell office:value-type="float" office:value="-0.002855686" calcext:value-type="float">
            <text:p>-0.002855686</text:p>
          </table:table-cell>
          <table:table-cell office:value-type="float" office:value="0" calcext:value-type="float">
            <text:p>0</text:p>
          </table:table-cell>
          <table:table-cell office:value-type="float" office:value="0.009396378" calcext:value-type="float">
            <text:p>0.009396378</text:p>
          </table:table-cell>
          <table:table-cell office:value-type="float" office:value="0.0070687" calcext:value-type="float">
            <text:p>0.0070687</text:p>
          </table:table-cell>
          <table:table-cell office:value-type="float" office:value="-0.03111717" calcext:value-type="float">
            <text:p>-0.03111717</text:p>
          </table:table-cell>
          <table:table-cell office:value-type="float" office:value="-0.02404847" calcext:value-type="float">
            <text:p>-0.02404847</text:p>
          </table:table-cell>
          <table:table-cell office:value-type="float" office:value="-247.7993" calcext:value-type="float">
            <text:p>-247.7993</text:p>
          </table:table-cell>
          <table:table-cell office:value-type="float" office:value="0" calcext:value-type="float">
            <text:p>0</text:p>
          </table:table-cell>
          <table:table-cell office:value-type="float" office:value="4.552258" calcext:value-type="float">
            <text:p>4.552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062004" calcext:value-type="float">
            <text:p>3062004</text:p>
          </table:table-cell>
          <table:table-cell office:value-type="float" office:value="408.0204" calcext:value-type="float">
            <text:p>408.0204</text:p>
          </table:table-cell>
          <table:table-cell office:value-type="float" office:value="13118.29" calcext:value-type="float">
            <text:p>13118.29</text:p>
          </table:table-cell>
          <table:table-cell office:value-type="float" office:value="0" calcext:value-type="float">
            <text:p>0</text:p>
          </table:table-cell>
          <table:table-cell office:value-type="float" office:value="0.001639611" calcext:value-type="float">
            <text:p>0.001639611</text:p>
          </table:table-cell>
          <table:table-cell office:value-type="float" office:value="-248.2029" calcext:value-type="float">
            <text:p>-248.2029</text:p>
          </table:table-cell>
          <table:table-cell office:value-type="float" office:value="631.8123" calcext:value-type="float">
            <text:p>631.8123</text:p>
          </table:table-cell>
          <table:table-cell office:value-type="float" office:value="-0.0251174" calcext:value-type="float">
            <text:p>-0.0251174</text:p>
          </table:table-cell>
          <table:table-cell office:value-type="float" office:value="99.85281" calcext:value-type="float">
            <text:p>99.85281</text:p>
          </table:table-cell>
          <table:table-cell office:value-type="float" office:value="240.4175" calcext:value-type="float">
            <text:p>240.4175</text:p>
          </table:table-cell>
          <table:table-cell office:value-type="float" office:value="0.05679744" calcext:value-type="float">
            <text:p>0.05679744</text:p>
          </table:table-cell>
          <table:table-cell office:value-type="float" office:value="5.761722" calcext:value-type="float">
            <text:p>5.761722</text:p>
          </table:table-cell>
          <table:table-cell office:value-type="float" office:value="0.001989254" calcext:value-type="float">
            <text:p>0.001989254</text:p>
          </table:table-cell>
          <table:table-cell office:value-type="float" office:value="0.08267453" calcext:value-type="float">
            <text:p>0.08267453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254.0002" calcext:value-type="float">
            <text:p>-254.0002</text:p>
          </table:table-cell>
          <table:table-cell office:value-type="float" office:value="0" calcext:value-type="float">
            <text:p>0</text:p>
          </table:table-cell>
          <table:table-cell office:value-type="float" office:value="372.1177" calcext:value-type="float">
            <text:p>372.1177</text:p>
          </table:table-cell>
          <table:table-cell office:value-type="float" office:value="1097.799" calcext:value-type="float">
            <text:p>1097.799</text:p>
          </table:table-cell>
          <table:table-cell office:value-type="float" office:value="1345.122" calcext:value-type="float">
            <text:p>1345.122</text:p>
          </table:table-cell>
          <table:table-cell office:value-type="float" office:value="1272.199" calcext:value-type="float">
            <text:p>1272.199</text:p>
          </table:table-cell>
          <table:table-cell office:value-type="float" office:value="757.3558" calcext:value-type="float">
            <text:p>757.3558</text:p>
          </table:table-cell>
          <table:table-cell office:value-type="float" office:value="1099.125" calcext:value-type="float">
            <text:p>1099.125</text:p>
          </table:table-cell>
          <table:table-cell office:value-type="float" office:value="411.367" calcext:value-type="float">
            <text:p>411.367</text:p>
          </table:table-cell>
          <table:table-cell office:value-type="float" office:value="1845.728" calcext:value-type="float">
            <text:p>1845.728</text:p>
          </table:table-cell>
          <table:table-cell office:value-type="float" office:value="2083.405" calcext:value-type="float">
            <text:p>2083.405</text:p>
          </table:table-cell>
          <table:table-cell office:value-type="float" office:value="1666.384" calcext:value-type="float">
            <text:p>1666.384</text:p>
          </table:table-cell>
          <table:table-cell office:value-type="float" office:value="584.2869" calcext:value-type="float">
            <text:p>584.2869</text:p>
          </table:table-cell>
          <table:table-cell office:value-type="float" office:value="572.606" calcext:value-type="float">
            <text:p>572.606</text:p>
          </table:table-cell>
          <table:table-cell office:value-type="float" office:value="142.731" calcext:value-type="float">
            <text:p>142.731</text:p>
          </table:table-cell>
          <table:table-cell office:value-type="float" office:value="35.67126" calcext:value-type="float">
            <text:p>35.67126</text:p>
          </table:table-cell>
          <table:table-cell office:value-type="float" office:value="0" calcext:value-type="float">
            <text:p>0</text:p>
          </table:table-cell>
          <table:table-cell office:value-type="float" office:value="-0.002917655" calcext:value-type="float">
            <text:p>-0.002917655</text:p>
          </table:table-cell>
          <table:table-cell office:value-type="float" office:value="0" calcext:value-type="float">
            <text:p>0</text:p>
          </table:table-cell>
          <table:table-cell office:value-type="float" office:value="0.02578341" calcext:value-type="float">
            <text:p>0.02578341</text:p>
          </table:table-cell>
          <table:table-cell office:value-type="float" office:value="0.0826104" calcext:value-type="float">
            <text:p>0.0826104</text:p>
          </table:table-cell>
          <table:table-cell office:value-type="float" office:value="-0.1325176" calcext:value-type="float">
            <text:p>-0.1325176</text:p>
          </table:table-cell>
          <table:table-cell office:value-type="float" office:value="-0.04990722" calcext:value-type="float">
            <text:p>-0.04990722</text:p>
          </table:table-cell>
          <table:table-cell office:value-type="float" office:value="-249.7851" calcext:value-type="float">
            <text:p>-249.7851</text:p>
          </table:table-cell>
          <table:table-cell office:value-type="float" office:value="0" calcext:value-type="float">
            <text:p>0</text:p>
          </table:table-cell>
          <table:table-cell office:value-type="float" office:value="4.628711" calcext:value-type="float">
            <text:p>4.628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062004" calcext:value-type="float">
            <text:p>4062004</text:p>
          </table:table-cell>
          <table:table-cell office:value-type="float" office:value="405.6682" calcext:value-type="float">
            <text:p>405.6682</text:p>
          </table:table-cell>
          <table:table-cell office:value-type="float" office:value="13118.37" calcext:value-type="float">
            <text:p>13118.37</text:p>
          </table:table-cell>
          <table:table-cell office:value-type="float" office:value="0" calcext:value-type="float">
            <text:p>0</text:p>
          </table:table-cell>
          <table:table-cell office:value-type="float" office:value="0.002570454" calcext:value-type="float">
            <text:p>0.002570454</text:p>
          </table:table-cell>
          <table:table-cell office:value-type="float" office:value="-250.3353" calcext:value-type="float">
            <text:p>-250.3353</text:p>
          </table:table-cell>
          <table:table-cell office:value-type="float" office:value="638.3301" calcext:value-type="float">
            <text:p>638.3301</text:p>
          </table:table-cell>
          <table:table-cell office:value-type="float" office:value="-0.06154177" calcext:value-type="float">
            <text:p>-0.06154177</text:p>
          </table:table-cell>
          <table:table-cell office:value-type="float" office:value="96.66805" calcext:value-type="float">
            <text:p>96.66805</text:p>
          </table:table-cell>
          <table:table-cell office:value-type="float" office:value="239.3467" calcext:value-type="float">
            <text:p>239.3467</text:p>
          </table:table-cell>
          <table:table-cell office:value-type="float" office:value="0.05689352" calcext:value-type="float">
            <text:p>0.05689352</text:p>
          </table:table-cell>
          <table:table-cell office:value-type="float" office:value="5.761722" calcext:value-type="float">
            <text:p>5.761722</text:p>
          </table:table-cell>
          <table:table-cell office:value-type="float" office:value="0.001989254" calcext:value-type="float">
            <text:p>0.001989254</text:p>
          </table:table-cell>
          <table:table-cell office:value-type="float" office:value="0.08267453" calcext:value-type="float">
            <text:p>0.08267453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256.0444" calcext:value-type="float">
            <text:p>-256.0444</text:p>
          </table:table-cell>
          <table:table-cell office:value-type="float" office:value="0" calcext:value-type="float">
            <text:p>0</text:p>
          </table:table-cell>
          <table:table-cell office:value-type="float" office:value="372.6709" calcext:value-type="float">
            <text:p>372.6709</text:p>
          </table:table-cell>
          <table:table-cell office:value-type="float" office:value="1097.307" calcext:value-type="float">
            <text:p>1097.307</text:p>
          </table:table-cell>
          <table:table-cell office:value-type="float" office:value="1344.625" calcext:value-type="float">
            <text:p>1344.625</text:p>
          </table:table-cell>
          <table:table-cell office:value-type="float" office:value="1271.902" calcext:value-type="float">
            <text:p>1271.902</text:p>
          </table:table-cell>
          <table:table-cell office:value-type="float" office:value="757.1611" calcext:value-type="float">
            <text:p>757.1611</text:p>
          </table:table-cell>
          <table:table-cell office:value-type="float" office:value="1099.002" calcext:value-type="float">
            <text:p>1099.002</text:p>
          </table:table-cell>
          <table:table-cell office:value-type="float" office:value="411.3362" calcext:value-type="float">
            <text:p>411.3362</text:p>
          </table:table-cell>
          <table:table-cell office:value-type="float" office:value="1845.668" calcext:value-type="float">
            <text:p>1845.668</text:p>
          </table:table-cell>
          <table:table-cell office:value-type="float" office:value="2083.366" calcext:value-type="float">
            <text:p>2083.366</text:p>
          </table:table-cell>
          <table:table-cell office:value-type="float" office:value="1666.365" calcext:value-type="float">
            <text:p>1666.365</text:p>
          </table:table-cell>
          <table:table-cell office:value-type="float" office:value="584.2841" calcext:value-type="float">
            <text:p>584.2841</text:p>
          </table:table-cell>
          <table:table-cell office:value-type="float" office:value="572.6006" calcext:value-type="float">
            <text:p>572.6006</text:p>
          </table:table-cell>
          <table:table-cell office:value-type="float" office:value="142.731" calcext:value-type="float">
            <text:p>142.731</text:p>
          </table:table-cell>
          <table:table-cell office:value-type="float" office:value="35.67126" calcext:value-type="float">
            <text:p>35.67126</text:p>
          </table:table-cell>
          <table:table-cell office:value-type="float" office:value="0" calcext:value-type="float">
            <text:p>0</text:p>
          </table:table-cell>
          <table:table-cell office:value-type="float" office:value="-0.003027696" calcext:value-type="float">
            <text:p>-0.003027696</text:p>
          </table:table-cell>
          <table:table-cell office:value-type="float" office:value="0" calcext:value-type="float">
            <text:p>0</text:p>
          </table:table-cell>
          <table:table-cell office:value-type="float" office:value="0.04639839" calcext:value-type="float">
            <text:p>0.04639839</text:p>
          </table:table-cell>
          <table:table-cell office:value-type="float" office:value="0.3299007" calcext:value-type="float">
            <text:p>0.3299007</text:p>
          </table:table-cell>
          <table:table-cell office:value-type="float" office:value="-0.328501" calcext:value-type="float">
            <text:p>-0.328501</text:p>
          </table:table-cell>
          <table:table-cell office:value-type="float" office:value="0.001399696" calcext:value-type="float">
            <text:p>0.001399696</text:p>
          </table:table-cell>
          <table:table-cell office:value-type="float" office:value="-251.9781" calcext:value-type="float">
            <text:p>-251.9781</text:p>
          </table:table-cell>
          <table:table-cell office:value-type="float" office:value="0" calcext:value-type="float">
            <text:p>0</text:p>
          </table:table-cell>
          <table:table-cell office:value-type="float" office:value="4.723232" calcext:value-type="float">
            <text:p>4.723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062004" calcext:value-type="float">
            <text:p>5062004</text:p>
          </table:table-cell>
          <table:table-cell office:value-type="float" office:value="401.2711" calcext:value-type="float">
            <text:p>401.2711</text:p>
          </table:table-cell>
          <table:table-cell office:value-type="float" office:value="13118.77" calcext:value-type="float">
            <text:p>13118.77</text:p>
          </table:table-cell>
          <table:table-cell office:value-type="float" office:value="0" calcext:value-type="float">
            <text:p>0</text:p>
          </table:table-cell>
          <table:table-cell office:value-type="float" office:value="0.003690638" calcext:value-type="float">
            <text:p>0.003690638</text:p>
          </table:table-cell>
          <table:table-cell office:value-type="float" office:value="-254.2466" calcext:value-type="float">
            <text:p>-254.2466</text:p>
          </table:table-cell>
          <table:table-cell office:value-type="float" office:value="648.2152" calcext:value-type="float">
            <text:p>648.2152</text:p>
          </table:table-cell>
          <table:table-cell office:value-type="float" office:value="-0.141758" calcext:value-type="float">
            <text:p>-0.141758</text:p>
          </table:table-cell>
          <table:table-cell office:value-type="float" office:value="98.5521" calcext:value-type="float">
            <text:p>98.5521</text:p>
          </table:table-cell>
          <table:table-cell office:value-type="float" office:value="236.0837" calcext:value-type="float">
            <text:p>236.0837</text:p>
          </table:table-cell>
          <table:table-cell office:value-type="float" office:value="0.05714462" calcext:value-type="float">
            <text:p>0.05714462</text:p>
          </table:table-cell>
          <table:table-cell office:value-type="float" office:value="5.761722" calcext:value-type="float">
            <text:p>5.761722</text:p>
          </table:table-cell>
          <table:table-cell office:value-type="float" office:value="0.00198926" calcext:value-type="float">
            <text:p>0.00198926</text:p>
          </table:table-cell>
          <table:table-cell office:value-type="float" office:value="0.08267453" calcext:value-type="float">
            <text:p>0.08267453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259.7857" calcext:value-type="float">
            <text:p>-259.7857</text:p>
          </table:table-cell>
          <table:table-cell office:value-type="float" office:value="0" calcext:value-type="float">
            <text:p>0</text:p>
          </table:table-cell>
          <table:table-cell office:value-type="float" office:value="373.502" calcext:value-type="float">
            <text:p>373.502</text:p>
          </table:table-cell>
          <table:table-cell office:value-type="float" office:value="1096.94" calcext:value-type="float">
            <text:p>1096.94</text:p>
          </table:table-cell>
          <table:table-cell office:value-type="float" office:value="1344.2" calcext:value-type="float">
            <text:p>1344.2</text:p>
          </table:table-cell>
          <table:table-cell office:value-type="float" office:value="1271.621" calcext:value-type="float">
            <text:p>1271.621</text:p>
          </table:table-cell>
          <table:table-cell office:value-type="float" office:value="756.9655" calcext:value-type="float">
            <text:p>756.9655</text:p>
          </table:table-cell>
          <table:table-cell office:value-type="float" office:value="1098.872" calcext:value-type="float">
            <text:p>1098.872</text:p>
          </table:table-cell>
          <table:table-cell office:value-type="float" office:value="411.3037" calcext:value-type="float">
            <text:p>411.3037</text:p>
          </table:table-cell>
          <table:table-cell office:value-type="float" office:value="1845.607" calcext:value-type="float">
            <text:p>1845.607</text:p>
          </table:table-cell>
          <table:table-cell office:value-type="float" office:value="2083.327" calcext:value-type="float">
            <text:p>2083.327</text:p>
          </table:table-cell>
          <table:table-cell office:value-type="float" office:value="1666.344" calcext:value-type="float">
            <text:p>1666.344</text:p>
          </table:table-cell>
          <table:table-cell office:value-type="float" office:value="584.2812" calcext:value-type="float">
            <text:p>584.2812</text:p>
          </table:table-cell>
          <table:table-cell office:value-type="float" office:value="572.5952" calcext:value-type="float">
            <text:p>572.5952</text:p>
          </table:table-cell>
          <table:table-cell office:value-type="float" office:value="142.731" calcext:value-type="float">
            <text:p>142.731</text:p>
          </table:table-cell>
          <table:table-cell office:value-type="float" office:value="35.67126" calcext:value-type="float">
            <text:p>35.67126</text:p>
          </table:table-cell>
          <table:table-cell office:value-type="float" office:value="0" calcext:value-type="float">
            <text:p>0</text:p>
          </table:table-cell>
          <table:table-cell office:value-type="float" office:value="-0.003152731" calcext:value-type="float">
            <text:p>-0.003152731</text:p>
          </table:table-cell>
          <table:table-cell office:value-type="float" office:value="0" calcext:value-type="float">
            <text:p>0</text:p>
          </table:table-cell>
          <table:table-cell office:value-type="float" office:value="0.0617979" calcext:value-type="float">
            <text:p>0.0617979</text:p>
          </table:table-cell>
          <table:table-cell office:value-type="float" office:value="0.6485811" calcext:value-type="float">
            <text:p>0.6485811</text:p>
          </table:table-cell>
          <table:table-cell office:value-type="float" office:value="-0.5582577" calcext:value-type="float">
            <text:p>-0.5582577</text:p>
          </table:table-cell>
          <table:table-cell office:value-type="float" office:value="0.09032345" calcext:value-type="float">
            <text:p>0.09032345</text:p>
          </table:table-cell>
          <table:table-cell office:value-type="float" office:value="-255.8928" calcext:value-type="float">
            <text:p>-255.8928</text:p>
          </table:table-cell>
          <table:table-cell office:value-type="float" office:value="0" calcext:value-type="float">
            <text:p>0</text:p>
          </table:table-cell>
          <table:table-cell office:value-type="float" office:value="4.804891" calcext:value-type="float">
            <text:p>4.804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062004" calcext:value-type="float">
            <text:p>6062004</text:p>
          </table:table-cell>
          <table:table-cell office:value-type="float" office:value="394.7151" calcext:value-type="float">
            <text:p>394.7151</text:p>
          </table:table-cell>
          <table:table-cell office:value-type="float" office:value="13119.9" calcext:value-type="float">
            <text:p>13119.9</text:p>
          </table:table-cell>
          <table:table-cell office:value-type="float" office:value="0" calcext:value-type="float">
            <text:p>0</text:p>
          </table:table-cell>
          <table:table-cell office:value-type="float" office:value="0.005098273" calcext:value-type="float">
            <text:p>0.005098273</text:p>
          </table:table-cell>
          <table:table-cell office:value-type="float" office:value="-259.7007" calcext:value-type="float">
            <text:p>-259.7007</text:p>
          </table:table-cell>
          <table:table-cell office:value-type="float" office:value="664.5133" calcext:value-type="float">
            <text:p>664.5133</text:p>
          </table:table-cell>
          <table:table-cell office:value-type="float" office:value="-0.2662083" calcext:value-type="float">
            <text:p>-0.2662083</text:p>
          </table:table-cell>
          <table:table-cell office:value-type="float" office:value="101.629" calcext:value-type="float">
            <text:p>101.629</text:p>
          </table:table-cell>
          <table:table-cell office:value-type="float" office:value="230.6139" calcext:value-type="float">
            <text:p>230.6139</text:p>
          </table:table-cell>
          <table:table-cell office:value-type="float" office:value="0.05746341" calcext:value-type="float">
            <text:p>0.05746341</text:p>
          </table:table-cell>
          <table:table-cell office:value-type="float" office:value="5.761722" calcext:value-type="float">
            <text:p>5.761722</text:p>
          </table:table-cell>
          <table:table-cell office:value-type="float" office:value="0.00198926" calcext:value-type="float">
            <text:p>0.00198926</text:p>
          </table:table-cell>
          <table:table-cell office:value-type="float" office:value="0.08267453" calcext:value-type="float">
            <text:p>0.08267453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264.8975" calcext:value-type="float">
            <text:p>-264.8975</text:p>
          </table:table-cell>
          <table:table-cell office:value-type="float" office:value="0" calcext:value-type="float">
            <text:p>0</text:p>
          </table:table-cell>
          <table:table-cell office:value-type="float" office:value="374.9265" calcext:value-type="float">
            <text:p>374.9265</text:p>
          </table:table-cell>
          <table:table-cell office:value-type="float" office:value="1096.605" calcext:value-type="float">
            <text:p>1096.605</text:p>
          </table:table-cell>
          <table:table-cell office:value-type="float" office:value="1343.835" calcext:value-type="float">
            <text:p>1343.835</text:p>
          </table:table-cell>
          <table:table-cell office:value-type="float" office:value="1271.383" calcext:value-type="float">
            <text:p>1271.383</text:p>
          </table:table-cell>
          <table:table-cell office:value-type="float" office:value="756.7964" calcext:value-type="float">
            <text:p>756.7964</text:p>
          </table:table-cell>
          <table:table-cell office:value-type="float" office:value="1098.757" calcext:value-type="float">
            <text:p>1098.757</text:p>
          </table:table-cell>
          <table:table-cell office:value-type="float" office:value="411.2729" calcext:value-type="float">
            <text:p>411.2729</text:p>
          </table:table-cell>
          <table:table-cell office:value-type="float" office:value="1845.546" calcext:value-type="float">
            <text:p>1845.546</text:p>
          </table:table-cell>
          <table:table-cell office:value-type="float" office:value="2083.288" calcext:value-type="float">
            <text:p>2083.288</text:p>
          </table:table-cell>
          <table:table-cell office:value-type="float" office:value="1666.324" calcext:value-type="float">
            <text:p>1666.324</text:p>
          </table:table-cell>
          <table:table-cell office:value-type="float" office:value="584.2783" calcext:value-type="float">
            <text:p>584.2783</text:p>
          </table:table-cell>
          <table:table-cell office:value-type="float" office:value="572.5896" calcext:value-type="float">
            <text:p>572.5896</text:p>
          </table:table-cell>
          <table:table-cell office:value-type="float" office:value="142.731" calcext:value-type="float">
            <text:p>142.731</text:p>
          </table:table-cell>
          <table:table-cell office:value-type="float" office:value="35.67126" calcext:value-type="float">
            <text:p>35.67126</text:p>
          </table:table-cell>
          <table:table-cell office:value-type="float" office:value="0" calcext:value-type="float">
            <text:p>0</text:p>
          </table:table-cell>
          <table:table-cell office:value-type="float" office:value="-0.003198001" calcext:value-type="float">
            <text:p>-0.003198001</text:p>
          </table:table-cell>
          <table:table-cell office:value-type="float" office:value="0" calcext:value-type="float">
            <text:p>0</text:p>
          </table:table-cell>
          <table:table-cell office:value-type="float" office:value="0.07996912" calcext:value-type="float">
            <text:p>0.07996912</text:p>
          </table:table-cell>
          <table:table-cell office:value-type="float" office:value="1.193177" calcext:value-type="float">
            <text:p>1.193177</text:p>
          </table:table-cell>
          <table:table-cell office:value-type="float" office:value="-0.8857514" calcext:value-type="float">
            <text:p>-0.8857514</text:p>
          </table:table-cell>
          <table:table-cell office:value-type="float" office:value="0.3074257" calcext:value-type="float">
            <text:p>0.3074257</text:p>
          </table:table-cell>
          <table:table-cell office:value-type="float" office:value="-261.251" calcext:value-type="float">
            <text:p>-261.251</text:p>
          </table:table-cell>
          <table:table-cell office:value-type="float" office:value="0" calcext:value-type="float">
            <text:p>0</text:p>
          </table:table-cell>
          <table:table-cell office:value-type="float" office:value="4.832161" calcext:value-type="float">
            <text:p>4.832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062004" calcext:value-type="float">
            <text:p>7062004</text:p>
          </table:table-cell>
          <table:table-cell office:value-type="float" office:value="388.8909" calcext:value-type="float">
            <text:p>388.8909</text:p>
          </table:table-cell>
          <table:table-cell office:value-type="float" office:value="13121.05" calcext:value-type="float">
            <text:p>13121.05</text:p>
          </table:table-cell>
          <table:table-cell office:value-type="float" office:value="0" calcext:value-type="float">
            <text:p>0</text:p>
          </table:table-cell>
          <table:table-cell office:value-type="float" office:value="0.006880471" calcext:value-type="float">
            <text:p>0.006880471</text:p>
          </table:table-cell>
          <table:table-cell office:value-type="float" office:value="-264.4443" calcext:value-type="float">
            <text:p>-264.4443</text:p>
          </table:table-cell>
          <table:table-cell office:value-type="float" office:value="678.7743" calcext:value-type="float">
            <text:p>678.7743</text:p>
          </table:table-cell>
          <table:table-cell office:value-type="float" office:value="-0.4376609" calcext:value-type="float">
            <text:p>-0.4376609</text:p>
          </table:table-cell>
          <table:table-cell office:value-type="float" office:value="99.61256" calcext:value-type="float">
            <text:p>99.61256</text:p>
          </table:table-cell>
          <table:table-cell office:value-type="float" office:value="226.0353" calcext:value-type="float">
            <text:p>226.0353</text:p>
          </table:table-cell>
          <table:table-cell office:value-type="float" office:value="0.05772116" calcext:value-type="float">
            <text:p>0.05772116</text:p>
          </table:table-cell>
          <table:table-cell office:value-type="float" office:value="5.761722" calcext:value-type="float">
            <text:p>5.761722</text:p>
          </table:table-cell>
          <table:table-cell office:value-type="float" office:value="0.00198926" calcext:value-type="float">
            <text:p>0.00198926</text:p>
          </table:table-cell>
          <table:table-cell office:value-type="float" office:value="0.08267453" calcext:value-type="float">
            <text:p>0.08267453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268.985" calcext:value-type="float">
            <text:p>-268.985</text:p>
          </table:table-cell>
          <table:table-cell office:value-type="float" office:value="0" calcext:value-type="float">
            <text:p>0</text:p>
          </table:table-cell>
          <table:table-cell office:value-type="float" office:value="376.4677" calcext:value-type="float">
            <text:p>376.4677</text:p>
          </table:table-cell>
          <table:table-cell office:value-type="float" office:value="1096.161" calcext:value-type="float">
            <text:p>1096.161</text:p>
          </table:table-cell>
          <table:table-cell office:value-type="float" office:value="1343.383" calcext:value-type="float">
            <text:p>1343.383</text:p>
          </table:table-cell>
          <table:table-cell office:value-type="float" office:value="1271.114" calcext:value-type="float">
            <text:p>1271.114</text:p>
          </table:table-cell>
          <table:table-cell office:value-type="float" office:value="756.6075" calcext:value-type="float">
            <text:p>756.6075</text:p>
          </table:table-cell>
          <table:table-cell office:value-type="float" office:value="1098.637" calcext:value-type="float">
            <text:p>1098.637</text:p>
          </table:table-cell>
          <table:table-cell office:value-type="float" office:value="411.242" calcext:value-type="float">
            <text:p>411.242</text:p>
          </table:table-cell>
          <table:table-cell office:value-type="float" office:value="1845.485" calcext:value-type="float">
            <text:p>1845.485</text:p>
          </table:table-cell>
          <table:table-cell office:value-type="float" office:value="2083.248" calcext:value-type="float">
            <text:p>2083.248</text:p>
          </table:table-cell>
          <table:table-cell office:value-type="float" office:value="1666.304" calcext:value-type="float">
            <text:p>1666.304</text:p>
          </table:table-cell>
          <table:table-cell office:value-type="float" office:value="584.2695" calcext:value-type="float">
            <text:p>584.2695</text:p>
          </table:table-cell>
          <table:table-cell office:value-type="float" office:value="572.5839" calcext:value-type="float">
            <text:p>572.5839</text:p>
          </table:table-cell>
          <table:table-cell office:value-type="float" office:value="142.731" calcext:value-type="float">
            <text:p>142.731</text:p>
          </table:table-cell>
          <table:table-cell office:value-type="float" office:value="35.67125" calcext:value-type="float">
            <text:p>35.67125</text:p>
          </table:table-cell>
          <table:table-cell office:value-type="float" office:value="0" calcext:value-type="float">
            <text:p>0</text:p>
          </table:table-cell>
          <table:table-cell office:value-type="float" office:value="-0.003311295" calcext:value-type="float">
            <text:p>-0.003311295</text:p>
          </table:table-cell>
          <table:table-cell office:value-type="float" office:value="0" calcext:value-type="float">
            <text:p>0</text:p>
          </table:table-cell>
          <table:table-cell office:value-type="float" office:value="0.1157484" calcext:value-type="float">
            <text:p>0.1157484</text:p>
          </table:table-cell>
          <table:table-cell office:value-type="float" office:value="2.167888" calcext:value-type="float">
            <text:p>2.167888</text:p>
          </table:table-cell>
          <table:table-cell office:value-type="float" office:value="-1.376403" calcext:value-type="float">
            <text:p>-1.376403</text:p>
          </table:table-cell>
          <table:table-cell office:value-type="float" office:value="0.7914848" calcext:value-type="float">
            <text:p>0.7914848</text:p>
          </table:table-cell>
          <table:table-cell office:value-type="float" office:value="-265.8452" calcext:value-type="float">
            <text:p>-265.8452</text:p>
          </table:table-cell>
          <table:table-cell office:value-type="float" office:value="0" calcext:value-type="float">
            <text:p>0</text:p>
          </table:table-cell>
          <table:table-cell office:value-type="float" office:value="4.851609" calcext:value-type="float">
            <text:p>4.851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062004" calcext:value-type="float">
            <text:p>8062004</text:p>
          </table:table-cell>
          <table:table-cell office:value-type="float" office:value="386.6745" calcext:value-type="float">
            <text:p>386.6745</text:p>
          </table:table-cell>
          <table:table-cell office:value-type="float" office:value="13121.02" calcext:value-type="float">
            <text:p>13121.02</text:p>
          </table:table-cell>
          <table:table-cell office:value-type="float" office:value="0" calcext:value-type="float">
            <text:p>0</text:p>
          </table:table-cell>
          <table:table-cell office:value-type="float" office:value="0.009112102" calcext:value-type="float">
            <text:p>0.009112102</text:p>
          </table:table-cell>
          <table:table-cell office:value-type="float" office:value="-266.7255" calcext:value-type="float">
            <text:p>-266.7255</text:p>
          </table:table-cell>
          <table:table-cell office:value-type="float" office:value="683.8439" calcext:value-type="float">
            <text:p>683.8439</text:p>
          </table:table-cell>
          <table:table-cell office:value-type="float" office:value="-0.6252163" calcext:value-type="float">
            <text:p>-0.6252163</text:p>
          </table:table-cell>
          <table:table-cell office:value-type="float" office:value="96.97837" calcext:value-type="float">
            <text:p>96.97837</text:p>
          </table:table-cell>
          <table:table-cell office:value-type="float" office:value="225.0485" calcext:value-type="float">
            <text:p>225.0485</text:p>
          </table:table-cell>
          <table:table-cell office:value-type="float" office:value="0.05789367" calcext:value-type="float">
            <text:p>0.05789367</text:p>
          </table:table-cell>
          <table:table-cell office:value-type="float" office:value="5.761722" calcext:value-type="float">
            <text:p>5.761722</text:p>
          </table:table-cell>
          <table:table-cell office:value-type="float" office:value="0.00198926" calcext:value-type="float">
            <text:p>0.00198926</text:p>
          </table:table-cell>
          <table:table-cell office:value-type="float" office:value="0.08267453" calcext:value-type="float">
            <text:p>0.08267453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270.5119" calcext:value-type="float">
            <text:p>-270.5119</text:p>
          </table:table-cell>
          <table:table-cell office:value-type="float" office:value="0" calcext:value-type="float">
            <text:p>0</text:p>
          </table:table-cell>
          <table:table-cell office:value-type="float" office:value="376.9588" calcext:value-type="float">
            <text:p>376.9588</text:p>
          </table:table-cell>
          <table:table-cell office:value-type="float" office:value="1095.694" calcext:value-type="float">
            <text:p>1095.694</text:p>
          </table:table-cell>
          <table:table-cell office:value-type="float" office:value="1342.897" calcext:value-type="float">
            <text:p>1342.897</text:p>
          </table:table-cell>
          <table:table-cell office:value-type="float" office:value="1270.817" calcext:value-type="float">
            <text:p>1270.817</text:p>
          </table:table-cell>
          <table:table-cell office:value-type="float" office:value="756.4057" calcext:value-type="float">
            <text:p>756.4057</text:p>
          </table:table-cell>
          <table:table-cell office:value-type="float" office:value="1098.504" calcext:value-type="float">
            <text:p>1098.504</text:p>
          </table:table-cell>
          <table:table-cell office:value-type="float" office:value="411.2094" calcext:value-type="float">
            <text:p>411.2094</text:p>
          </table:table-cell>
          <table:table-cell office:value-type="float" office:value="1845.423" calcext:value-type="float">
            <text:p>1845.423</text:p>
          </table:table-cell>
          <table:table-cell office:value-type="float" office:value="2083.209" calcext:value-type="float">
            <text:p>2083.209</text:p>
          </table:table-cell>
          <table:table-cell office:value-type="float" office:value="1666.284" calcext:value-type="float">
            <text:p>1666.284</text:p>
          </table:table-cell>
          <table:table-cell office:value-type="float" office:value="584.2606" calcext:value-type="float">
            <text:p>584.2606</text:p>
          </table:table-cell>
          <table:table-cell office:value-type="float" office:value="572.5782" calcext:value-type="float">
            <text:p>572.5782</text:p>
          </table:table-cell>
          <table:table-cell office:value-type="float" office:value="142.731" calcext:value-type="float">
            <text:p>142.731</text:p>
          </table:table-cell>
          <table:table-cell office:value-type="float" office:value="35.67125" calcext:value-type="float">
            <text:p>35.67125</text:p>
          </table:table-cell>
          <table:table-cell office:value-type="float" office:value="0" calcext:value-type="float">
            <text:p>0</text:p>
          </table:table-cell>
          <table:table-cell office:value-type="float" office:value="-0.00341071" calcext:value-type="float">
            <text:p>-0.00341071</text:p>
          </table:table-cell>
          <table:table-cell office:value-type="float" office:value="0" calcext:value-type="float">
            <text:p>0</text:p>
          </table:table-cell>
          <table:table-cell office:value-type="float" office:value="0.142284" calcext:value-type="float">
            <text:p>0.142284</text:p>
          </table:table-cell>
          <table:table-cell office:value-type="float" office:value="3.272277" calcext:value-type="float">
            <text:p>3.272277</text:p>
          </table:table-cell>
          <table:table-cell office:value-type="float" office:value="-1.914164" calcext:value-type="float">
            <text:p>-1.914164</text:p>
          </table:table-cell>
          <table:table-cell office:value-type="float" office:value="1.358113" calcext:value-type="float">
            <text:p>1.358113</text:p>
          </table:table-cell>
          <table:table-cell office:value-type="float" office:value="-268.0061" calcext:value-type="float">
            <text:p>-268.0061</text:p>
          </table:table-cell>
          <table:table-cell office:value-type="float" office:value="0" calcext:value-type="float">
            <text:p>0</text:p>
          </table:table-cell>
          <table:table-cell office:value-type="float" office:value="4.917879" calcext:value-type="float">
            <text:p>4.917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062004" calcext:value-type="float">
            <text:p>9062004</text:p>
          </table:table-cell>
          <table:table-cell office:value-type="float" office:value="384.9278" calcext:value-type="float">
            <text:p>384.9278</text:p>
          </table:table-cell>
          <table:table-cell office:value-type="float" office:value="13120.7" calcext:value-type="float">
            <text:p>13120.7</text:p>
          </table:table-cell>
          <table:table-cell office:value-type="float" office:value="0" calcext:value-type="float">
            <text:p>0</text:p>
          </table:table-cell>
          <table:table-cell office:value-type="float" office:value="0.01179672" calcext:value-type="float">
            <text:p>0.01179672</text:p>
          </table:table-cell>
          <table:table-cell office:value-type="float" office:value="-268.8014" calcext:value-type="float">
            <text:p>-268.8014</text:p>
          </table:table-cell>
          <table:table-cell office:value-type="float" office:value="686.6607" calcext:value-type="float">
            <text:p>686.6607</text:p>
          </table:table-cell>
          <table:table-cell office:value-type="float" office:value="-0.7903143" calcext:value-type="float">
            <text:p>-0.7903143</text:p>
          </table:table-cell>
          <table:table-cell office:value-type="float" office:value="95.49703" calcext:value-type="float">
            <text:p>95.49703</text:p>
          </table:table-cell>
          <table:table-cell office:value-type="float" office:value="224.5941" calcext:value-type="float">
            <text:p>224.5941</text:p>
          </table:table-cell>
          <table:table-cell office:value-type="float" office:value="0.05803099" calcext:value-type="float">
            <text:p>0.05803099</text:p>
          </table:table-cell>
          <table:table-cell office:value-type="float" office:value="5.761722" calcext:value-type="float">
            <text:p>5.761722</text:p>
          </table:table-cell>
          <table:table-cell office:value-type="float" office:value="0.00198926" calcext:value-type="float">
            <text:p>0.00198926</text:p>
          </table:table-cell>
          <table:table-cell office:value-type="float" office:value="0.08267453" calcext:value-type="float">
            <text:p>0.08267453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271.6027" calcext:value-type="float">
            <text:p>-271.6027</text:p>
          </table:table-cell>
          <table:table-cell office:value-type="float" office:value="0" calcext:value-type="float">
            <text:p>0</text:p>
          </table:table-cell>
          <table:table-cell office:value-type="float" office:value="377.2191" calcext:value-type="float">
            <text:p>377.2191</text:p>
          </table:table-cell>
          <table:table-cell office:value-type="float" office:value="1095.197" calcext:value-type="float">
            <text:p>1095.197</text:p>
          </table:table-cell>
          <table:table-cell office:value-type="float" office:value="1342.373" calcext:value-type="float">
            <text:p>1342.373</text:p>
          </table:table-cell>
          <table:table-cell office:value-type="float" office:value="1270.498" calcext:value-type="float">
            <text:p>1270.498</text:p>
          </table:table-cell>
          <table:table-cell office:value-type="float" office:value="756.1901" calcext:value-type="float">
            <text:p>756.1901</text:p>
          </table:table-cell>
          <table:table-cell office:value-type="float" office:value="1098.362" calcext:value-type="float">
            <text:p>1098.362</text:p>
          </table:table-cell>
          <table:table-cell office:value-type="float" office:value="411.1754" calcext:value-type="float">
            <text:p>411.1754</text:p>
          </table:table-cell>
          <table:table-cell office:value-type="float" office:value="1845.36" calcext:value-type="float">
            <text:p>1845.36</text:p>
          </table:table-cell>
          <table:table-cell office:value-type="float" office:value="2083.169" calcext:value-type="float">
            <text:p>2083.169</text:p>
          </table:table-cell>
          <table:table-cell office:value-type="float" office:value="1666.263" calcext:value-type="float">
            <text:p>1666.263</text:p>
          </table:table-cell>
          <table:table-cell office:value-type="float" office:value="584.2517" calcext:value-type="float">
            <text:p>584.2517</text:p>
          </table:table-cell>
          <table:table-cell office:value-type="float" office:value="572.5724" calcext:value-type="float">
            <text:p>572.5724</text:p>
          </table:table-cell>
          <table:table-cell office:value-type="float" office:value="142.731" calcext:value-type="float">
            <text:p>142.731</text:p>
          </table:table-cell>
          <table:table-cell office:value-type="float" office:value="35.67125" calcext:value-type="float">
            <text:p>35.67125</text:p>
          </table:table-cell>
          <table:table-cell office:value-type="float" office:value="0" calcext:value-type="float">
            <text:p>0</text:p>
          </table:table-cell>
          <table:table-cell office:value-type="float" office:value="-0.003530688" calcext:value-type="float">
            <text:p>-0.003530688</text:p>
          </table:table-cell>
          <table:table-cell office:value-type="float" office:value="0" calcext:value-type="float">
            <text:p>0</text:p>
          </table:table-cell>
          <table:table-cell office:value-type="float" office:value="0.166388" calcext:value-type="float">
            <text:p>0.166388</text:p>
          </table:table-cell>
          <table:table-cell office:value-type="float" office:value="4.603254" calcext:value-type="float">
            <text:p>4.603254</text:p>
          </table:table-cell>
          <table:table-cell office:value-type="float" office:value="-2.42518" calcext:value-type="float">
            <text:p>-2.42518</text:p>
          </table:table-cell>
          <table:table-cell office:value-type="float" office:value="2.178074" calcext:value-type="float">
            <text:p>2.178074</text:p>
          </table:table-cell>
          <table:table-cell office:value-type="float" office:value="-269.9883" calcext:value-type="float">
            <text:p>-269.9883</text:p>
          </table:table-cell>
          <table:table-cell office:value-type="float" office:value="0" calcext:value-type="float">
            <text:p>0</text:p>
          </table:table-cell>
          <table:table-cell office:value-type="float" office:value="4.987423" calcext:value-type="float">
            <text:p>4.987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062004" calcext:value-type="float">
            <text:p>10062004</text:p>
          </table:table-cell>
          <table:table-cell office:value-type="float" office:value="383.3279" calcext:value-type="float">
            <text:p>383.3279</text:p>
          </table:table-cell>
          <table:table-cell office:value-type="float" office:value="13120.28" calcext:value-type="float">
            <text:p>13120.28</text:p>
          </table:table-cell>
          <table:table-cell office:value-type="float" office:value="0" calcext:value-type="float">
            <text:p>0</text:p>
          </table:table-cell>
          <table:table-cell office:value-type="float" office:value="0.01487771" calcext:value-type="float">
            <text:p>0.01487771</text:p>
          </table:table-cell>
          <table:table-cell office:value-type="float" office:value="-270.844" calcext:value-type="float">
            <text:p>-270.844</text:p>
          </table:table-cell>
          <table:table-cell office:value-type="float" office:value="694.8066" calcext:value-type="float">
            <text:p>694.8066</text:p>
          </table:table-cell>
          <table:table-cell office:value-type="float" office:value="-0.9656233" calcext:value-type="float">
            <text:p>-0.9656233</text:p>
          </table:table-cell>
          <table:table-cell office:value-type="float" office:value="94.50507" calcext:value-type="float">
            <text:p>94.50507</text:p>
          </table:table-cell>
          <table:table-cell office:value-type="float" office:value="224.2788" calcext:value-type="float">
            <text:p>224.2788</text:p>
          </table:table-cell>
          <table:table-cell office:value-type="float" office:value="0.05818118" calcext:value-type="float">
            <text:p>0.05818118</text:p>
          </table:table-cell>
          <table:table-cell office:value-type="float" office:value="5.761722" calcext:value-type="float">
            <text:p>5.761722</text:p>
          </table:table-cell>
          <table:table-cell office:value-type="float" office:value="0.00198926" calcext:value-type="float">
            <text:p>0.00198926</text:p>
          </table:table-cell>
          <table:table-cell office:value-type="float" office:value="0.08267453" calcext:value-type="float">
            <text:p>0.08267453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272.4065" calcext:value-type="float">
            <text:p>-272.4065</text:p>
          </table:table-cell>
          <table:table-cell office:value-type="float" office:value="0" calcext:value-type="float">
            <text:p>0</text:p>
          </table:table-cell>
          <table:table-cell office:value-type="float" office:value="377.4179" calcext:value-type="float">
            <text:p>377.4179</text:p>
          </table:table-cell>
          <table:table-cell office:value-type="float" office:value="1094.698" calcext:value-type="float">
            <text:p>1094.698</text:p>
          </table:table-cell>
          <table:table-cell office:value-type="float" office:value="1341.844" calcext:value-type="float">
            <text:p>1341.844</text:p>
          </table:table-cell>
          <table:table-cell office:value-type="float" office:value="1270.167" calcext:value-type="float">
            <text:p>1270.167</text:p>
          </table:table-cell>
          <table:table-cell office:value-type="float" office:value="755.9745" calcext:value-type="float">
            <text:p>755.9745</text:p>
          </table:table-cell>
          <table:table-cell office:value-type="float" office:value="1098.214" calcext:value-type="float">
            <text:p>1098.214</text:p>
          </table:table-cell>
          <table:table-cell office:value-type="float" office:value="411.14" calcext:value-type="float">
            <text:p>411.14</text:p>
          </table:table-cell>
          <table:table-cell office:value-type="float" office:value="1845.295" calcext:value-type="float">
            <text:p>1845.295</text:p>
          </table:table-cell>
          <table:table-cell office:value-type="float" office:value="2083.122" calcext:value-type="float">
            <text:p>2083.122</text:p>
          </table:table-cell>
          <table:table-cell office:value-type="float" office:value="1666.243" calcext:value-type="float">
            <text:p>1666.243</text:p>
          </table:table-cell>
          <table:table-cell office:value-type="float" office:value="584.2428" calcext:value-type="float">
            <text:p>584.2428</text:p>
          </table:table-cell>
          <table:table-cell office:value-type="float" office:value="572.5666" calcext:value-type="float">
            <text:p>572.5666</text:p>
          </table:table-cell>
          <table:table-cell office:value-type="float" office:value="142.731" calcext:value-type="float">
            <text:p>142.731</text:p>
          </table:table-cell>
          <table:table-cell office:value-type="float" office:value="35.67125" calcext:value-type="float">
            <text:p>35.67125</text:p>
          </table:table-cell>
          <table:table-cell office:value-type="float" office:value="0" calcext:value-type="float">
            <text:p>0</text:p>
          </table:table-cell>
          <table:table-cell office:value-type="float" office:value="-0.003655239" calcext:value-type="float">
            <text:p>-0.003655239</text:p>
          </table:table-cell>
          <table:table-cell office:value-type="float" office:value="0" calcext:value-type="float">
            <text:p>0</text:p>
          </table:table-cell>
          <table:table-cell office:value-type="float" office:value="0.2029102" calcext:value-type="float">
            <text:p>0.2029102</text:p>
          </table:table-cell>
          <table:table-cell office:value-type="float" office:value="6.286818" calcext:value-type="float">
            <text:p>6.286818</text:p>
          </table:table-cell>
          <table:table-cell office:value-type="float" office:value="-3.045637" calcext:value-type="float">
            <text:p>-3.045637</text:p>
          </table:table-cell>
          <table:table-cell office:value-type="float" office:value="3.241181" calcext:value-type="float">
            <text:p>3.241181</text:p>
          </table:table-cell>
          <table:table-cell office:value-type="float" office:value="-271.9263" calcext:value-type="float">
            <text:p>-271.9263</text:p>
          </table:table-cell>
          <table:table-cell office:value-type="float" office:value="0" calcext:value-type="float">
            <text:p>0</text:p>
          </table:table-cell>
          <table:table-cell office:value-type="float" office:value="5.056989" calcext:value-type="float">
            <text:p>5.056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062004" calcext:value-type="float">
            <text:p>11062004</text:p>
          </table:table-cell>
          <table:table-cell office:value-type="float" office:value="381.7087" calcext:value-type="float">
            <text:p>381.7087</text:p>
          </table:table-cell>
          <table:table-cell office:value-type="float" office:value="13119.75" calcext:value-type="float">
            <text:p>13119.75</text:p>
          </table:table-cell>
          <table:table-cell office:value-type="float" office:value="0" calcext:value-type="float">
            <text:p>0</text:p>
          </table:table-cell>
          <table:table-cell office:value-type="float" office:value="0.01881485" calcext:value-type="float">
            <text:p>0.01881485</text:p>
          </table:table-cell>
          <table:table-cell office:value-type="float" office:value="-272.999" calcext:value-type="float">
            <text:p>-272.999</text:p>
          </table:table-cell>
          <table:table-cell office:value-type="float" office:value="701.1871" calcext:value-type="float">
            <text:p>701.1871</text:p>
          </table:table-cell>
          <table:table-cell office:value-type="float" office:value="-1.154596" calcext:value-type="float">
            <text:p>-1.154596</text:p>
          </table:table-cell>
          <table:table-cell office:value-type="float" office:value="93.51451" calcext:value-type="float">
            <text:p>93.51451</text:p>
          </table:table-cell>
          <table:table-cell office:value-type="float" office:value="224.0479" calcext:value-type="float">
            <text:p>224.0479</text:p>
          </table:table-cell>
          <table:table-cell office:value-type="float" office:value="0.05830855" calcext:value-type="float">
            <text:p>0.05830855</text:p>
          </table:table-cell>
          <table:table-cell office:value-type="float" office:value="5.761722" calcext:value-type="float">
            <text:p>5.761722</text:p>
          </table:table-cell>
          <table:table-cell office:value-type="float" office:value="0.00198926" calcext:value-type="float">
            <text:p>0.00198926</text:p>
          </table:table-cell>
          <table:table-cell office:value-type="float" office:value="0.08267453" calcext:value-type="float">
            <text:p>0.08267453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273.1207" calcext:value-type="float">
            <text:p>-273.1207</text:p>
          </table:table-cell>
          <table:table-cell office:value-type="float" office:value="0" calcext:value-type="float">
            <text:p>0</text:p>
          </table:table-cell>
          <table:table-cell office:value-type="float" office:value="377.5917" calcext:value-type="float">
            <text:p>377.5917</text:p>
          </table:table-cell>
          <table:table-cell office:value-type="float" office:value="1094.151" calcext:value-type="float">
            <text:p>1094.151</text:p>
          </table:table-cell>
          <table:table-cell office:value-type="float" office:value="1341.259" calcext:value-type="float">
            <text:p>1341.259</text:p>
          </table:table-cell>
          <table:table-cell office:value-type="float" office:value="1269.8" calcext:value-type="float">
            <text:p>1269.8</text:p>
          </table:table-cell>
          <table:table-cell office:value-type="float" office:value="755.743" calcext:value-type="float">
            <text:p>755.743</text:p>
          </table:table-cell>
          <table:table-cell office:value-type="float" office:value="1098.055" calcext:value-type="float">
            <text:p>1098.055</text:p>
          </table:table-cell>
          <table:table-cell office:value-type="float" office:value="411.1009" calcext:value-type="float">
            <text:p>411.1009</text:p>
          </table:table-cell>
          <table:table-cell office:value-type="float" office:value="1845.229" calcext:value-type="float">
            <text:p>1845.229</text:p>
          </table:table-cell>
          <table:table-cell office:value-type="float" office:value="2083.069" calcext:value-type="float">
            <text:p>2083.069</text:p>
          </table:table-cell>
          <table:table-cell office:value-type="float" office:value="1666.222" calcext:value-type="float">
            <text:p>1666.222</text:p>
          </table:table-cell>
          <table:table-cell office:value-type="float" office:value="584.2338" calcext:value-type="float">
            <text:p>584.2338</text:p>
          </table:table-cell>
          <table:table-cell office:value-type="float" office:value="572.5607" calcext:value-type="float">
            <text:p>572.5607</text:p>
          </table:table-cell>
          <table:table-cell office:value-type="float" office:value="142.731" calcext:value-type="float">
            <text:p>142.731</text:p>
          </table:table-cell>
          <table:table-cell office:value-type="float" office:value="35.67124" calcext:value-type="float">
            <text:p>35.67124</text:p>
          </table:table-cell>
          <table:table-cell office:value-type="float" office:value="0" calcext:value-type="float">
            <text:p>0</text:p>
          </table:table-cell>
          <table:table-cell office:value-type="float" office:value="-0.003823417" calcext:value-type="float">
            <text:p>-0.003823417</text:p>
          </table:table-cell>
          <table:table-cell office:value-type="float" office:value="0" calcext:value-type="float">
            <text:p>0</text:p>
          </table:table-cell>
          <table:table-cell office:value-type="float" office:value="0.2338692" calcext:value-type="float">
            <text:p>0.2338692</text:p>
          </table:table-cell>
          <table:table-cell office:value-type="float" office:value="8.252847" calcext:value-type="float">
            <text:p>8.252847</text:p>
          </table:table-cell>
          <table:table-cell office:value-type="float" office:value="-3.760491" calcext:value-type="float">
            <text:p>-3.760491</text:p>
          </table:table-cell>
          <table:table-cell office:value-type="float" office:value="4.492356" calcext:value-type="float">
            <text:p>4.492356</text:p>
          </table:table-cell>
          <table:table-cell office:value-type="float" office:value="-273.9746" calcext:value-type="float">
            <text:p>-273.9746</text:p>
          </table:table-cell>
          <table:table-cell office:value-type="float" office:value="0" calcext:value-type="float">
            <text:p>0</text:p>
          </table:table-cell>
          <table:table-cell office:value-type="float" office:value="5.140377" calcext:value-type="float">
            <text:p>5.140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062004" calcext:value-type="float">
            <text:p>12062004</text:p>
          </table:table-cell>
          <table:table-cell office:value-type="float" office:value="379.9628" calcext:value-type="float">
            <text:p>379.9628</text:p>
          </table:table-cell>
          <table:table-cell office:value-type="float" office:value="13118.93" calcext:value-type="float">
            <text:p>13118.93</text:p>
          </table:table-cell>
          <table:table-cell office:value-type="float" office:value="0" calcext:value-type="float">
            <text:p>0</text:p>
          </table:table-cell>
          <table:table-cell office:value-type="float" office:value="0.02286052" calcext:value-type="float">
            <text:p>0.02286052</text:p>
          </table:table-cell>
          <table:table-cell office:value-type="float" office:value="-274.787" calcext:value-type="float">
            <text:p>-274.787</text:p>
          </table:table-cell>
          <table:table-cell office:value-type="float" office:value="692.7081" calcext:value-type="float">
            <text:p>692.7081</text:p>
          </table:table-cell>
          <table:table-cell office:value-type="float" office:value="-1.322272" calcext:value-type="float">
            <text:p>-1.322272</text:p>
          </table:table-cell>
          <table:table-cell office:value-type="float" office:value="93.52827" calcext:value-type="float">
            <text:p>93.52827</text:p>
          </table:table-cell>
          <table:table-cell office:value-type="float" office:value="223.241" calcext:value-type="float">
            <text:p>223.241</text:p>
          </table:table-cell>
          <table:table-cell office:value-type="float" office:value="0.0583993" calcext:value-type="float">
            <text:p>0.0583993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218657" calcext:value-type="float">
            <text:p>0.00218657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274.7968" calcext:value-type="float">
            <text:p>-274.7968</text:p>
          </table:table-cell>
          <table:table-cell office:value-type="float" office:value="0" calcext:value-type="float">
            <text:p>0</text:p>
          </table:table-cell>
          <table:table-cell office:value-type="float" office:value="377.9045" calcext:value-type="float">
            <text:p>377.9045</text:p>
          </table:table-cell>
          <table:table-cell office:value-type="float" office:value="1093.856" calcext:value-type="float">
            <text:p>1093.856</text:p>
          </table:table-cell>
          <table:table-cell office:value-type="float" office:value="1340.839" calcext:value-type="float">
            <text:p>1340.839</text:p>
          </table:table-cell>
          <table:table-cell office:value-type="float" office:value="1269.525" calcext:value-type="float">
            <text:p>1269.525</text:p>
          </table:table-cell>
          <table:table-cell office:value-type="float" office:value="755.2344" calcext:value-type="float">
            <text:p>755.2344</text:p>
          </table:table-cell>
          <table:table-cell office:value-type="float" office:value="1097.804" calcext:value-type="float">
            <text:p>1097.804</text:p>
          </table:table-cell>
          <table:table-cell office:value-type="float" office:value="411.1027" calcext:value-type="float">
            <text:p>411.1027</text:p>
          </table:table-cell>
          <table:table-cell office:value-type="float" office:value="1845.123" calcext:value-type="float">
            <text:p>1845.123</text:p>
          </table:table-cell>
          <table:table-cell office:value-type="float" office:value="2082.97" calcext:value-type="float">
            <text:p>2082.97</text:p>
          </table:table-cell>
          <table:table-cell office:value-type="float" office:value="1666.155" calcext:value-type="float">
            <text:p>1666.155</text:p>
          </table:table-cell>
          <table:table-cell office:value-type="float" office:value="584.2111" calcext:value-type="float">
            <text:p>584.2111</text:p>
          </table:table-cell>
          <table:table-cell office:value-type="float" office:value="572.5315" calcext:value-type="float">
            <text:p>572.5315</text:p>
          </table:table-cell>
          <table:table-cell office:value-type="float" office:value="142.7252" calcext:value-type="float">
            <text:p>142.7252</text:p>
          </table:table-cell>
          <table:table-cell office:value-type="float" office:value="35.66932" calcext:value-type="float">
            <text:p>35.66932</text:p>
          </table:table-cell>
          <table:table-cell office:value-type="float" office:value="0" calcext:value-type="float">
            <text:p>0</text:p>
          </table:table-cell>
          <table:table-cell office:value-type="float" office:value="-0.003974587" calcext:value-type="float">
            <text:p>-0.003974587</text:p>
          </table:table-cell>
          <table:table-cell office:value-type="float" office:value="0" calcext:value-type="float">
            <text:p>0</text:p>
          </table:table-cell>
          <table:table-cell office:value-type="float" office:value="0.2550715" calcext:value-type="float">
            <text:p>0.2550715</text:p>
          </table:table-cell>
          <table:table-cell office:value-type="float" office:value="9.245329" calcext:value-type="float">
            <text:p>9.245329</text:p>
          </table:table-cell>
          <table:table-cell office:value-type="float" office:value="-4.24418" calcext:value-type="float">
            <text:p>-4.24418</text:p>
          </table:table-cell>
          <table:table-cell office:value-type="float" office:value="5.001149" calcext:value-type="float">
            <text:p>5.001149</text:p>
          </table:table-cell>
          <table:table-cell office:value-type="float" office:value="-275.8997" calcext:value-type="float">
            <text:p>-275.8997</text:p>
          </table:table-cell>
          <table:table-cell office:value-type="float" office:value="0" calcext:value-type="float">
            <text:p>0</text:p>
          </table:table-cell>
          <table:table-cell office:value-type="float" office:value="5.440282" calcext:value-type="float">
            <text:p>5.440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062004" calcext:value-type="float">
            <text:p>13062004</text:p>
          </table:table-cell>
          <table:table-cell office:value-type="float" office:value="376.139" calcext:value-type="float">
            <text:p>376.139</text:p>
          </table:table-cell>
          <table:table-cell office:value-type="float" office:value="13119.29" calcext:value-type="float">
            <text:p>13119.29</text:p>
          </table:table-cell>
          <table:table-cell office:value-type="float" office:value="0" calcext:value-type="float">
            <text:p>0</text:p>
          </table:table-cell>
          <table:table-cell office:value-type="float" office:value="0.0269837" calcext:value-type="float">
            <text:p>0.0269837</text:p>
          </table:table-cell>
          <table:table-cell office:value-type="float" office:value="-278.3969" calcext:value-type="float">
            <text:p>-278.3969</text:p>
          </table:table-cell>
          <table:table-cell office:value-type="float" office:value="704.3367" calcext:value-type="float">
            <text:p>704.3367</text:p>
          </table:table-cell>
          <table:table-cell office:value-type="float" office:value="-1.509237" calcext:value-type="float">
            <text:p>-1.509237</text:p>
          </table:table-cell>
          <table:table-cell office:value-type="float" office:value="95.17136" calcext:value-type="float">
            <text:p>95.17136</text:p>
          </table:table-cell>
          <table:table-cell office:value-type="float" office:value="220.4435" calcext:value-type="float">
            <text:p>220.4435</text:p>
          </table:table-cell>
          <table:table-cell office:value-type="float" office:value="0.05846581" calcext:value-type="float">
            <text:p>0.05846581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2186575" calcext:value-type="float">
            <text:p>0.002186575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276.1293" calcext:value-type="float">
            <text:p>-276.1293</text:p>
          </table:table-cell>
          <table:table-cell office:value-type="float" office:value="0" calcext:value-type="float">
            <text:p>0</text:p>
          </table:table-cell>
          <table:table-cell office:value-type="float" office:value="378.6111" calcext:value-type="float">
            <text:p>378.6111</text:p>
          </table:table-cell>
          <table:table-cell office:value-type="float" office:value="1093.541" calcext:value-type="float">
            <text:p>1093.541</text:p>
          </table:table-cell>
          <table:table-cell office:value-type="float" office:value="1340.491" calcext:value-type="float">
            <text:p>1340.491</text:p>
          </table:table-cell>
          <table:table-cell office:value-type="float" office:value="1269.298" calcext:value-type="float">
            <text:p>1269.298</text:p>
          </table:table-cell>
          <table:table-cell office:value-type="float" office:value="755.0645" calcext:value-type="float">
            <text:p>755.0645</text:p>
          </table:table-cell>
          <table:table-cell office:value-type="float" office:value="1097.685" calcext:value-type="float">
            <text:p>1097.685</text:p>
          </table:table-cell>
          <table:table-cell office:value-type="float" office:value="411.0703" calcext:value-type="float">
            <text:p>411.0703</text:p>
          </table:table-cell>
          <table:table-cell office:value-type="float" office:value="1845.054" calcext:value-type="float">
            <text:p>1845.054</text:p>
          </table:table-cell>
          <table:table-cell office:value-type="float" office:value="2082.918" calcext:value-type="float">
            <text:p>2082.918</text:p>
          </table:table-cell>
          <table:table-cell office:value-type="float" office:value="1666.134" calcext:value-type="float">
            <text:p>1666.134</text:p>
          </table:table-cell>
          <table:table-cell office:value-type="float" office:value="584.202" calcext:value-type="float">
            <text:p>584.202</text:p>
          </table:table-cell>
          <table:table-cell office:value-type="float" office:value="572.5254" calcext:value-type="float">
            <text:p>572.5254</text:p>
          </table:table-cell>
          <table:table-cell office:value-type="float" office:value="142.7252" calcext:value-type="float">
            <text:p>142.7252</text:p>
          </table:table-cell>
          <table:table-cell office:value-type="float" office:value="35.66932" calcext:value-type="float">
            <text:p>35.66932</text:p>
          </table:table-cell>
          <table:table-cell office:value-type="float" office:value="0" calcext:value-type="float">
            <text:p>0</text:p>
          </table:table-cell>
          <table:table-cell office:value-type="float" office:value="-0.004269875" calcext:value-type="float">
            <text:p>-0.004269875</text:p>
          </table:table-cell>
          <table:table-cell office:value-type="float" office:value="0" calcext:value-type="float">
            <text:p>0</text:p>
          </table:table-cell>
          <table:table-cell office:value-type="float" office:value="0.2887717" calcext:value-type="float">
            <text:p>0.2887717</text:p>
          </table:table-cell>
          <table:table-cell office:value-type="float" office:value="12.01269" calcext:value-type="float">
            <text:p>12.01269</text:p>
          </table:table-cell>
          <table:table-cell office:value-type="float" office:value="-4.922037" calcext:value-type="float">
            <text:p>-4.922037</text:p>
          </table:table-cell>
          <table:table-cell office:value-type="float" office:value="7.090656" calcext:value-type="float">
            <text:p>7.090656</text:p>
          </table:table-cell>
          <table:table-cell office:value-type="float" office:value="-279.2899" calcext:value-type="float">
            <text:p>-279.2899</text:p>
          </table:table-cell>
          <table:table-cell office:value-type="float" office:value="0" calcext:value-type="float">
            <text:p>0</text:p>
          </table:table-cell>
          <table:table-cell office:value-type="float" office:value="5.407004" calcext:value-type="float">
            <text:p>5.407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062004" calcext:value-type="float">
            <text:p>14062004</text:p>
          </table:table-cell>
          <table:table-cell office:value-type="float" office:value="370.3168" calcext:value-type="float">
            <text:p>370.3168</text:p>
          </table:table-cell>
          <table:table-cell office:value-type="float" office:value="13120.21" calcext:value-type="float">
            <text:p>13120.21</text:p>
          </table:table-cell>
          <table:table-cell office:value-type="float" office:value="0" calcext:value-type="float">
            <text:p>0</text:p>
          </table:table-cell>
          <table:table-cell office:value-type="float" office:value="0.03157694" calcext:value-type="float">
            <text:p>0.03157694</text:p>
          </table:table-cell>
          <table:table-cell office:value-type="float" office:value="-283.5224" calcext:value-type="float">
            <text:p>-283.5224</text:p>
          </table:table-cell>
          <table:table-cell office:value-type="float" office:value="720.9941" calcext:value-type="float">
            <text:p>720.9941</text:p>
          </table:table-cell>
          <table:table-cell office:value-type="float" office:value="-1.780119" calcext:value-type="float">
            <text:p>-1.780119</text:p>
          </table:table-cell>
          <table:table-cell office:value-type="float" office:value="97.72943" calcext:value-type="float">
            <text:p>97.72943</text:p>
          </table:table-cell>
          <table:table-cell office:value-type="float" office:value="215.7621" calcext:value-type="float">
            <text:p>215.7621</text:p>
          </table:table-cell>
          <table:table-cell office:value-type="float" office:value="0.05862224" calcext:value-type="float">
            <text:p>0.05862224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2186575" calcext:value-type="float">
            <text:p>0.002186575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278.8299" calcext:value-type="float">
            <text:p>-278.8299</text:p>
          </table:table-cell>
          <table:table-cell office:value-type="float" office:value="0" calcext:value-type="float">
            <text:p>0</text:p>
          </table:table-cell>
          <table:table-cell office:value-type="float" office:value="379.9113" calcext:value-type="float">
            <text:p>379.9113</text:p>
          </table:table-cell>
          <table:table-cell office:value-type="float" office:value="1093.17" calcext:value-type="float">
            <text:p>1093.17</text:p>
          </table:table-cell>
          <table:table-cell office:value-type="float" office:value="1340.087" calcext:value-type="float">
            <text:p>1340.087</text:p>
          </table:table-cell>
          <table:table-cell office:value-type="float" office:value="1269.043" calcext:value-type="float">
            <text:p>1269.043</text:p>
          </table:table-cell>
          <table:table-cell office:value-type="float" office:value="754.8865" calcext:value-type="float">
            <text:p>754.8865</text:p>
          </table:table-cell>
          <table:table-cell office:value-type="float" office:value="1097.56" calcext:value-type="float">
            <text:p>1097.56</text:p>
          </table:table-cell>
          <table:table-cell office:value-type="float" office:value="411.0378" calcext:value-type="float">
            <text:p>411.0378</text:p>
          </table:table-cell>
          <table:table-cell office:value-type="float" office:value="1844.99" calcext:value-type="float">
            <text:p>1844.99</text:p>
          </table:table-cell>
          <table:table-cell office:value-type="float" office:value="2082.865" calcext:value-type="float">
            <text:p>2082.865</text:p>
          </table:table-cell>
          <table:table-cell office:value-type="float" office:value="1666.113" calcext:value-type="float">
            <text:p>1666.113</text:p>
          </table:table-cell>
          <table:table-cell office:value-type="float" office:value="584.1929" calcext:value-type="float">
            <text:p>584.1929</text:p>
          </table:table-cell>
          <table:table-cell office:value-type="float" office:value="572.5193" calcext:value-type="float">
            <text:p>572.5193</text:p>
          </table:table-cell>
          <table:table-cell office:value-type="float" office:value="142.7252" calcext:value-type="float">
            <text:p>142.7252</text:p>
          </table:table-cell>
          <table:table-cell office:value-type="float" office:value="35.66932" calcext:value-type="float">
            <text:p>35.66932</text:p>
          </table:table-cell>
          <table:table-cell office:value-type="float" office:value="0" calcext:value-type="float">
            <text:p>0</text:p>
          </table:table-cell>
          <table:table-cell office:value-type="float" office:value="-0.004423928" calcext:value-type="float">
            <text:p>-0.004423928</text:p>
          </table:table-cell>
          <table:table-cell office:value-type="float" office:value="0" calcext:value-type="float">
            <text:p>0</text:p>
          </table:table-cell>
          <table:table-cell office:value-type="float" office:value="0.345809" calcext:value-type="float">
            <text:p>0.345809</text:p>
          </table:table-cell>
          <table:table-cell office:value-type="float" office:value="15.20146" calcext:value-type="float">
            <text:p>15.20146</text:p>
          </table:table-cell>
          <table:table-cell office:value-type="float" office:value="-5.957439" calcext:value-type="float">
            <text:p>-5.957439</text:p>
          </table:table-cell>
          <table:table-cell office:value-type="float" office:value="9.244017" calcext:value-type="float">
            <text:p>9.244017</text:p>
          </table:table-cell>
          <table:table-cell office:value-type="float" office:value="-284.1237" calcext:value-type="float">
            <text:p>-284.1237</text:p>
          </table:table-cell>
          <table:table-cell office:value-type="float" office:value="0" calcext:value-type="float">
            <text:p>0</text:p>
          </table:table-cell>
          <table:table-cell office:value-type="float" office:value="5.386494" calcext:value-type="float">
            <text:p>5.386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062004" calcext:value-type="float">
            <text:p>15062004</text:p>
          </table:table-cell>
          <table:table-cell office:value-type="float" office:value="364.0283" calcext:value-type="float">
            <text:p>364.0283</text:p>
          </table:table-cell>
          <table:table-cell office:value-type="float" office:value="13121.41" calcext:value-type="float">
            <text:p>13121.41</text:p>
          </table:table-cell>
          <table:table-cell office:value-type="float" office:value="0" calcext:value-type="float">
            <text:p>0</text:p>
          </table:table-cell>
          <table:table-cell office:value-type="float" office:value="0.03682642" calcext:value-type="float">
            <text:p>0.03682642</text:p>
          </table:table-cell>
          <table:table-cell office:value-type="float" office:value="-288.8025" calcext:value-type="float">
            <text:p>-288.8025</text:p>
          </table:table-cell>
          <table:table-cell office:value-type="float" office:value="737.33" calcext:value-type="float">
            <text:p>737.33</text:p>
          </table:table-cell>
          <table:table-cell office:value-type="float" office:value="-2.093044" calcext:value-type="float">
            <text:p>-2.093044</text:p>
          </table:table-cell>
          <table:table-cell office:value-type="float" office:value="100.0656" calcext:value-type="float">
            <text:p>100.0656</text:p>
          </table:table-cell>
          <table:table-cell office:value-type="float" office:value="210.5492" calcext:value-type="float">
            <text:p>210.5492</text:p>
          </table:table-cell>
          <table:table-cell office:value-type="float" office:value="0.05879028" calcext:value-type="float">
            <text:p>0.05879028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2186577" calcext:value-type="float">
            <text:p>0.002186577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281.47" calcext:value-type="float">
            <text:p>-281.47</text:p>
          </table:table-cell>
          <table:table-cell office:value-type="float" office:value="0" calcext:value-type="float">
            <text:p>0</text:p>
          </table:table-cell>
          <table:table-cell office:value-type="float" office:value="381.5332" calcext:value-type="float">
            <text:p>381.5332</text:p>
          </table:table-cell>
          <table:table-cell office:value-type="float" office:value="1092.812" calcext:value-type="float">
            <text:p>1092.812</text:p>
          </table:table-cell>
          <table:table-cell office:value-type="float" office:value="1339.689" calcext:value-type="float">
            <text:p>1339.689</text:p>
          </table:table-cell>
          <table:table-cell office:value-type="float" office:value="1268.789" calcext:value-type="float">
            <text:p>1268.789</text:p>
          </table:table-cell>
          <table:table-cell office:value-type="float" office:value="754.7051" calcext:value-type="float">
            <text:p>754.7051</text:p>
          </table:table-cell>
          <table:table-cell office:value-type="float" office:value="1097.433" calcext:value-type="float">
            <text:p>1097.433</text:p>
          </table:table-cell>
          <table:table-cell office:value-type="float" office:value="411.005" calcext:value-type="float">
            <text:p>411.005</text:p>
          </table:table-cell>
          <table:table-cell office:value-type="float" office:value="1844.926" calcext:value-type="float">
            <text:p>1844.926</text:p>
          </table:table-cell>
          <table:table-cell office:value-type="float" office:value="2082.812" calcext:value-type="float">
            <text:p>2082.812</text:p>
          </table:table-cell>
          <table:table-cell office:value-type="float" office:value="1666.091" calcext:value-type="float">
            <text:p>1666.091</text:p>
          </table:table-cell>
          <table:table-cell office:value-type="float" office:value="584.1838" calcext:value-type="float">
            <text:p>584.1838</text:p>
          </table:table-cell>
          <table:table-cell office:value-type="float" office:value="572.5131" calcext:value-type="float">
            <text:p>572.5131</text:p>
          </table:table-cell>
          <table:table-cell office:value-type="float" office:value="142.7252" calcext:value-type="float">
            <text:p>142.7252</text:p>
          </table:table-cell>
          <table:table-cell office:value-type="float" office:value="35.66931" calcext:value-type="float">
            <text:p>35.66931</text:p>
          </table:table-cell>
          <table:table-cell office:value-type="float" office:value="0" calcext:value-type="float">
            <text:p>0</text:p>
          </table:table-cell>
          <table:table-cell office:value-type="float" office:value="-0.004570906" calcext:value-type="float">
            <text:p>-0.004570906</text:p>
          </table:table-cell>
          <table:table-cell office:value-type="float" office:value="0" calcext:value-type="float">
            <text:p>0</text:p>
          </table:table-cell>
          <table:table-cell office:value-type="float" office:value="0.3903922" calcext:value-type="float">
            <text:p>0.3903922</text:p>
          </table:table-cell>
          <table:table-cell office:value-type="float" office:value="18.71227" calcext:value-type="float">
            <text:p>18.71227</text:p>
          </table:table-cell>
          <table:table-cell office:value-type="float" office:value="-7.141871" calcext:value-type="float">
            <text:p>-7.141871</text:p>
          </table:table-cell>
          <table:table-cell office:value-type="float" office:value="11.5704" calcext:value-type="float">
            <text:p>11.5704</text:p>
          </table:table-cell>
          <table:table-cell office:value-type="float" office:value="-289.1538" calcext:value-type="float">
            <text:p>-289.1538</text:p>
          </table:table-cell>
          <table:table-cell office:value-type="float" office:value="0" calcext:value-type="float">
            <text:p>0</text:p>
          </table:table-cell>
          <table:table-cell office:value-type="float" office:value="5.446696" calcext:value-type="float">
            <text:p>5.446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062004" calcext:value-type="float">
            <text:p>16062004</text:p>
          </table:table-cell>
          <table:table-cell office:value-type="float" office:value="361.0698" calcext:value-type="float">
            <text:p>361.0698</text:p>
          </table:table-cell>
          <table:table-cell office:value-type="float" office:value="13121.68" calcext:value-type="float">
            <text:p>13121.68</text:p>
          </table:table-cell>
          <table:table-cell office:value-type="float" office:value="0" calcext:value-type="float">
            <text:p>0</text:p>
          </table:table-cell>
          <table:table-cell office:value-type="float" office:value="0.04289437" calcext:value-type="float">
            <text:p>0.04289437</text:p>
          </table:table-cell>
          <table:table-cell office:value-type="float" office:value="-291.6926" calcext:value-type="float">
            <text:p>-291.6926</text:p>
          </table:table-cell>
          <table:table-cell office:value-type="float" office:value="746.723" calcext:value-type="float">
            <text:p>746.723</text:p>
          </table:table-cell>
          <table:table-cell office:value-type="float" office:value="-2.466079" calcext:value-type="float">
            <text:p>-2.466079</text:p>
          </table:table-cell>
          <table:table-cell office:value-type="float" office:value="98.29908" calcext:value-type="float">
            <text:p>98.29908</text:p>
          </table:table-cell>
          <table:table-cell office:value-type="float" office:value="208.5996" calcext:value-type="float">
            <text:p>208.5996</text:p>
          </table:table-cell>
          <table:table-cell office:value-type="float" office:value="0.05894971" calcext:value-type="float">
            <text:p>0.05894971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2186577" calcext:value-type="float">
            <text:p>0.002186577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280.9986" calcext:value-type="float">
            <text:p>-280.9986</text:p>
          </table:table-cell>
          <table:table-cell office:value-type="float" office:value="0" calcext:value-type="float">
            <text:p>0</text:p>
          </table:table-cell>
          <table:table-cell office:value-type="float" office:value="382.2973" calcext:value-type="float">
            <text:p>382.2973</text:p>
          </table:table-cell>
          <table:table-cell office:value-type="float" office:value="1092.458" calcext:value-type="float">
            <text:p>1092.458</text:p>
          </table:table-cell>
          <table:table-cell office:value-type="float" office:value="1339.292" calcext:value-type="float">
            <text:p>1339.292</text:p>
          </table:table-cell>
          <table:table-cell office:value-type="float" office:value="1268.536" calcext:value-type="float">
            <text:p>1268.536</text:p>
          </table:table-cell>
          <table:table-cell office:value-type="float" office:value="754.5231" calcext:value-type="float">
            <text:p>754.5231</text:p>
          </table:table-cell>
          <table:table-cell office:value-type="float" office:value="1097.303" calcext:value-type="float">
            <text:p>1097.303</text:p>
          </table:table-cell>
          <table:table-cell office:value-type="float" office:value="410.9721" calcext:value-type="float">
            <text:p>410.9721</text:p>
          </table:table-cell>
          <table:table-cell office:value-type="float" office:value="1844.861" calcext:value-type="float">
            <text:p>1844.861</text:p>
          </table:table-cell>
          <table:table-cell office:value-type="float" office:value="2082.758" calcext:value-type="float">
            <text:p>2082.758</text:p>
          </table:table-cell>
          <table:table-cell office:value-type="float" office:value="1666.07" calcext:value-type="float">
            <text:p>1666.07</text:p>
          </table:table-cell>
          <table:table-cell office:value-type="float" office:value="584.1746" calcext:value-type="float">
            <text:p>584.1746</text:p>
          </table:table-cell>
          <table:table-cell office:value-type="float" office:value="572.5069" calcext:value-type="float">
            <text:p>572.5069</text:p>
          </table:table-cell>
          <table:table-cell office:value-type="float" office:value="142.7252" calcext:value-type="float">
            <text:p>142.7252</text:p>
          </table:table-cell>
          <table:table-cell office:value-type="float" office:value="35.66931" calcext:value-type="float">
            <text:p>35.66931</text:p>
          </table:table-cell>
          <table:table-cell office:value-type="float" office:value="0" calcext:value-type="float">
            <text:p>0</text:p>
          </table:table-cell>
          <table:table-cell office:value-type="float" office:value="-0.00466133" calcext:value-type="float">
            <text:p>-0.00466133</text:p>
          </table:table-cell>
          <table:table-cell office:value-type="float" office:value="0" calcext:value-type="float">
            <text:p>0</text:p>
          </table:table-cell>
          <table:table-cell office:value-type="float" office:value="0.4405347" calcext:value-type="float">
            <text:p>0.4405347</text:p>
          </table:table-cell>
          <table:table-cell office:value-type="float" office:value="22.91931" calcext:value-type="float">
            <text:p>22.91931</text:p>
          </table:table-cell>
          <table:table-cell office:value-type="float" office:value="-8.361342" calcext:value-type="float">
            <text:p>-8.361342</text:p>
          </table:table-cell>
          <table:table-cell office:value-type="float" office:value="14.55797" calcext:value-type="float">
            <text:p>14.55797</text:p>
          </table:table-cell>
          <table:table-cell office:value-type="float" office:value="-291.7761" calcext:value-type="float">
            <text:p>-291.7761</text:p>
          </table:table-cell>
          <table:table-cell office:value-type="float" office:value="0" calcext:value-type="float">
            <text:p>0</text:p>
          </table:table-cell>
          <table:table-cell office:value-type="float" office:value="5.547127" calcext:value-type="float">
            <text:p>5.547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062004" calcext:value-type="float">
            <text:p>17062004</text:p>
          </table:table-cell>
          <table:table-cell office:value-type="float" office:value="359.3079" calcext:value-type="float">
            <text:p>359.3079</text:p>
          </table:table-cell>
          <table:table-cell office:value-type="float" office:value="13121.55" calcext:value-type="float">
            <text:p>13121.55</text:p>
          </table:table-cell>
          <table:table-cell office:value-type="float" office:value="0" calcext:value-type="float">
            <text:p>0</text:p>
          </table:table-cell>
          <table:table-cell office:value-type="float" office:value="0.05070137" calcext:value-type="float">
            <text:p>0.05070137</text:p>
          </table:table-cell>
          <table:table-cell office:value-type="float" office:value="-293.8144" calcext:value-type="float">
            <text:p>-293.8144</text:p>
          </table:table-cell>
          <table:table-cell office:value-type="float" office:value="749.7504" calcext:value-type="float">
            <text:p>749.7504</text:p>
          </table:table-cell>
          <table:table-cell office:value-type="float" office:value="-2.919542" calcext:value-type="float">
            <text:p>-2.919542</text:p>
          </table:table-cell>
          <table:table-cell office:value-type="float" office:value="96.20241" calcext:value-type="float">
            <text:p>96.20241</text:p>
          </table:table-cell>
          <table:table-cell office:value-type="float" office:value="207.8061" calcext:value-type="float">
            <text:p>207.8061</text:p>
          </table:table-cell>
          <table:table-cell office:value-type="float" office:value="0.05904967" calcext:value-type="float">
            <text:p>0.05904967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2186577" calcext:value-type="float">
            <text:p>0.002186577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279.7845" calcext:value-type="float">
            <text:p>-279.7845</text:p>
          </table:table-cell>
          <table:table-cell office:value-type="float" office:value="0" calcext:value-type="float">
            <text:p>0</text:p>
          </table:table-cell>
          <table:table-cell office:value-type="float" office:value="382.7061" calcext:value-type="float">
            <text:p>382.7061</text:p>
          </table:table-cell>
          <table:table-cell office:value-type="float" office:value="1092.09" calcext:value-type="float">
            <text:p>1092.09</text:p>
          </table:table-cell>
          <table:table-cell office:value-type="float" office:value="1338.895" calcext:value-type="float">
            <text:p>1338.895</text:p>
          </table:table-cell>
          <table:table-cell office:value-type="float" office:value="1268.282" calcext:value-type="float">
            <text:p>1268.282</text:p>
          </table:table-cell>
          <table:table-cell office:value-type="float" office:value="754.3474" calcext:value-type="float">
            <text:p>754.3474</text:p>
          </table:table-cell>
          <table:table-cell office:value-type="float" office:value="1097.178" calcext:value-type="float">
            <text:p>1097.178</text:p>
          </table:table-cell>
          <table:table-cell office:value-type="float" office:value="410.9396" calcext:value-type="float">
            <text:p>410.9396</text:p>
          </table:table-cell>
          <table:table-cell office:value-type="float" office:value="1844.797" calcext:value-type="float">
            <text:p>1844.797</text:p>
          </table:table-cell>
          <table:table-cell office:value-type="float" office:value="2082.705" calcext:value-type="float">
            <text:p>2082.705</text:p>
          </table:table-cell>
          <table:table-cell office:value-type="float" office:value="1666.048" calcext:value-type="float">
            <text:p>1666.048</text:p>
          </table:table-cell>
          <table:table-cell office:value-type="float" office:value="584.1654" calcext:value-type="float">
            <text:p>584.1654</text:p>
          </table:table-cell>
          <table:table-cell office:value-type="float" office:value="572.5005" calcext:value-type="float">
            <text:p>572.5005</text:p>
          </table:table-cell>
          <table:table-cell office:value-type="float" office:value="142.7252" calcext:value-type="float">
            <text:p>142.7252</text:p>
          </table:table-cell>
          <table:table-cell office:value-type="float" office:value="35.66931" calcext:value-type="float">
            <text:p>35.66931</text:p>
          </table:table-cell>
          <table:table-cell office:value-type="float" office:value="0" calcext:value-type="float">
            <text:p>0</text:p>
          </table:table-cell>
          <table:table-cell office:value-type="float" office:value="-0.004737468" calcext:value-type="float">
            <text:p>-0.004737468</text:p>
          </table:table-cell>
          <table:table-cell office:value-type="float" office:value="0" calcext:value-type="float">
            <text:p>0</text:p>
          </table:table-cell>
          <table:table-cell office:value-type="float" office:value="0.4918189" calcext:value-type="float">
            <text:p>0.4918189</text:p>
          </table:table-cell>
          <table:table-cell office:value-type="float" office:value="27.23816" calcext:value-type="float">
            <text:p>27.23816</text:p>
          </table:table-cell>
          <table:table-cell office:value-type="float" office:value="-9.799133" calcext:value-type="float">
            <text:p>-9.799133</text:p>
          </table:table-cell>
          <table:table-cell office:value-type="float" office:value="17.43903" calcext:value-type="float">
            <text:p>17.43903</text:p>
          </table:table-cell>
          <table:table-cell office:value-type="float" office:value="-293.6012" calcext:value-type="float">
            <text:p>-293.6012</text:p>
          </table:table-cell>
          <table:table-cell office:value-type="float" office:value="0" calcext:value-type="float">
            <text:p>0</text:p>
          </table:table-cell>
          <table:table-cell office:value-type="float" office:value="5.700036" calcext:value-type="float">
            <text:p>5.700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062004" calcext:value-type="float">
            <text:p>18062004</text:p>
          </table:table-cell>
          <table:table-cell office:value-type="float" office:value="355.8507" calcext:value-type="float">
            <text:p>355.8507</text:p>
          </table:table-cell>
          <table:table-cell office:value-type="float" office:value="13121.88" calcext:value-type="float">
            <text:p>13121.88</text:p>
          </table:table-cell>
          <table:table-cell office:value-type="float" office:value="0" calcext:value-type="float">
            <text:p>0</text:p>
          </table:table-cell>
          <table:table-cell office:value-type="float" office:value="0.0594841" calcext:value-type="float">
            <text:p>0.0594841</text:p>
          </table:table-cell>
          <table:table-cell office:value-type="float" office:value="-297.1843" calcext:value-type="float">
            <text:p>-297.1843</text:p>
          </table:table-cell>
          <table:table-cell office:value-type="float" office:value="761.1999" calcext:value-type="float">
            <text:p>761.1999</text:p>
          </table:table-cell>
          <table:table-cell office:value-type="float" office:value="-3.383805" calcext:value-type="float">
            <text:p>-3.383805</text:p>
          </table:table-cell>
          <table:table-cell office:value-type="float" office:value="97.43631" calcext:value-type="float">
            <text:p>97.43631</text:p>
          </table:table-cell>
          <table:table-cell office:value-type="float" office:value="205.1253" calcext:value-type="float">
            <text:p>205.1253</text:p>
          </table:table-cell>
          <table:table-cell office:value-type="float" office:value="0.05929822" calcext:value-type="float">
            <text:p>0.05929822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2186588" calcext:value-type="float">
            <text:p>0.002186588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280.5913" calcext:value-type="float">
            <text:p>-280.5913</text:p>
          </table:table-cell>
          <table:table-cell office:value-type="float" office:value="0" calcext:value-type="float">
            <text:p>0</text:p>
          </table:table-cell>
          <table:table-cell office:value-type="float" office:value="383.5598" calcext:value-type="float">
            <text:p>383.5598</text:p>
          </table:table-cell>
          <table:table-cell office:value-type="float" office:value="1091.827" calcext:value-type="float">
            <text:p>1091.827</text:p>
          </table:table-cell>
          <table:table-cell office:value-type="float" office:value="1338.57" calcext:value-type="float">
            <text:p>1338.57</text:p>
          </table:table-cell>
          <table:table-cell office:value-type="float" office:value="1268.057" calcext:value-type="float">
            <text:p>1268.057</text:p>
          </table:table-cell>
          <table:table-cell office:value-type="float" office:value="754.1809" calcext:value-type="float">
            <text:p>754.1809</text:p>
          </table:table-cell>
          <table:table-cell office:value-type="float" office:value="1097.056" calcext:value-type="float">
            <text:p>1097.056</text:p>
          </table:table-cell>
          <table:table-cell office:value-type="float" office:value="410.9073" calcext:value-type="float">
            <text:p>410.9073</text:p>
          </table:table-cell>
          <table:table-cell office:value-type="float" office:value="1844.733" calcext:value-type="float">
            <text:p>1844.733</text:p>
          </table:table-cell>
          <table:table-cell office:value-type="float" office:value="2082.652" calcext:value-type="float">
            <text:p>2082.652</text:p>
          </table:table-cell>
          <table:table-cell office:value-type="float" office:value="1666.015" calcext:value-type="float">
            <text:p>1666.015</text:p>
          </table:table-cell>
          <table:table-cell office:value-type="float" office:value="584.1562" calcext:value-type="float">
            <text:p>584.1562</text:p>
          </table:table-cell>
          <table:table-cell office:value-type="float" office:value="572.4943" calcext:value-type="float">
            <text:p>572.4943</text:p>
          </table:table-cell>
          <table:table-cell office:value-type="float" office:value="142.7253" calcext:value-type="float">
            <text:p>142.7253</text:p>
          </table:table-cell>
          <table:table-cell office:value-type="float" office:value="35.6693" calcext:value-type="float">
            <text:p>35.6693</text:p>
          </table:table-cell>
          <table:table-cell office:value-type="float" office:value="0" calcext:value-type="float">
            <text:p>0</text:p>
          </table:table-cell>
          <table:table-cell office:value-type="float" office:value="-0.004812378" calcext:value-type="float">
            <text:p>-0.004812378</text:p>
          </table:table-cell>
          <table:table-cell office:value-type="float" office:value="0" calcext:value-type="float">
            <text:p>0</text:p>
          </table:table-cell>
          <table:table-cell office:value-type="float" office:value="0.5326909" calcext:value-type="float">
            <text:p>0.5326909</text:p>
          </table:table-cell>
          <table:table-cell office:value-type="float" office:value="30.43809" calcext:value-type="float">
            <text:p>30.43809</text:p>
          </table:table-cell>
          <table:table-cell office:value-type="float" office:value="-10.9001" calcext:value-type="float">
            <text:p>-10.9001</text:p>
          </table:table-cell>
          <table:table-cell office:value-type="float" office:value="19.53799" calcext:value-type="float">
            <text:p>19.53799</text:p>
          </table:table-cell>
          <table:table-cell office:value-type="float" office:value="-296.661" calcext:value-type="float">
            <text:p>-296.661</text:p>
          </table:table-cell>
          <table:table-cell office:value-type="float" office:value="0" calcext:value-type="float">
            <text:p>0</text:p>
          </table:table-cell>
          <table:table-cell office:value-type="float" office:value="5.850974" calcext:value-type="float">
            <text:p>5.850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9062004" calcext:value-type="float">
            <text:p>19062004</text:p>
          </table:table-cell>
          <table:table-cell office:value-type="float" office:value="351.7709" calcext:value-type="float">
            <text:p>351.7709</text:p>
          </table:table-cell>
          <table:table-cell office:value-type="float" office:value="13122.48" calcext:value-type="float">
            <text:p>13122.48</text:p>
          </table:table-cell>
          <table:table-cell office:value-type="float" office:value="0" calcext:value-type="float">
            <text:p>0</text:p>
          </table:table-cell>
          <table:table-cell office:value-type="float" office:value="0.07105488" calcext:value-type="float">
            <text:p>0.07105488</text:p>
          </table:table-cell>
          <table:table-cell office:value-type="float" office:value="-301.0629" calcext:value-type="float">
            <text:p>-301.0629</text:p>
          </table:table-cell>
          <table:table-cell office:value-type="float" office:value="773.9258" calcext:value-type="float">
            <text:p>773.9258</text:p>
          </table:table-cell>
          <table:table-cell office:value-type="float" office:value="-3.910248" calcext:value-type="float">
            <text:p>-3.910248</text:p>
          </table:table-cell>
          <table:table-cell office:value-type="float" office:value="98.97204" calcext:value-type="float">
            <text:p>98.97204</text:p>
          </table:table-cell>
          <table:table-cell office:value-type="float" office:value="201.8147" calcext:value-type="float">
            <text:p>201.8147</text:p>
          </table:table-cell>
          <table:table-cell office:value-type="float" office:value="0.05957082" calcext:value-type="float">
            <text:p>0.05957082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2186588" calcext:value-type="float">
            <text:p>0.002186588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280.505" calcext:value-type="float">
            <text:p>-280.505</text:p>
          </table:table-cell>
          <table:table-cell office:value-type="float" office:value="0" calcext:value-type="float">
            <text:p>0</text:p>
          </table:table-cell>
          <table:table-cell office:value-type="float" office:value="384.523" calcext:value-type="float">
            <text:p>384.523</text:p>
          </table:table-cell>
          <table:table-cell office:value-type="float" office:value="1091.591" calcext:value-type="float">
            <text:p>1091.591</text:p>
          </table:table-cell>
          <table:table-cell office:value-type="float" office:value="1338.296" calcext:value-type="float">
            <text:p>1338.296</text:p>
          </table:table-cell>
          <table:table-cell office:value-type="float" office:value="1267.872" calcext:value-type="float">
            <text:p>1267.872</text:p>
          </table:table-cell>
          <table:table-cell office:value-type="float" office:value="754.0388" calcext:value-type="float">
            <text:p>754.0388</text:p>
          </table:table-cell>
          <table:table-cell office:value-type="float" office:value="1096.954" calcext:value-type="float">
            <text:p>1096.954</text:p>
          </table:table-cell>
          <table:table-cell office:value-type="float" office:value="410.8777" calcext:value-type="float">
            <text:p>410.8777</text:p>
          </table:table-cell>
          <table:table-cell office:value-type="float" office:value="1844.67" calcext:value-type="float">
            <text:p>1844.67</text:p>
          </table:table-cell>
          <table:table-cell office:value-type="float" office:value="2082.6" calcext:value-type="float">
            <text:p>2082.6</text:p>
          </table:table-cell>
          <table:table-cell office:value-type="float" office:value="1665.982" calcext:value-type="float">
            <text:p>1665.982</text:p>
          </table:table-cell>
          <table:table-cell office:value-type="float" office:value="584.147" calcext:value-type="float">
            <text:p>584.147</text:p>
          </table:table-cell>
          <table:table-cell office:value-type="float" office:value="572.4879" calcext:value-type="float">
            <text:p>572.4879</text:p>
          </table:table-cell>
          <table:table-cell office:value-type="float" office:value="142.7253" calcext:value-type="float">
            <text:p>142.7253</text:p>
          </table:table-cell>
          <table:table-cell office:value-type="float" office:value="35.6693" calcext:value-type="float">
            <text:p>35.6693</text:p>
          </table:table-cell>
          <table:table-cell office:value-type="float" office:value="0" calcext:value-type="float">
            <text:p>0</text:p>
          </table:table-cell>
          <table:table-cell office:value-type="float" office:value="-0.004834123" calcext:value-type="float">
            <text:p>-0.004834123</text:p>
          </table:table-cell>
          <table:table-cell office:value-type="float" office:value="0" calcext:value-type="float">
            <text:p>0</text:p>
          </table:table-cell>
          <table:table-cell office:value-type="float" office:value="0.5854902" calcext:value-type="float">
            <text:p>0.5854902</text:p>
          </table:table-cell>
          <table:table-cell office:value-type="float" office:value="35.28248" calcext:value-type="float">
            <text:p>35.28248</text:p>
          </table:table-cell>
          <table:table-cell office:value-type="float" office:value="-12.30732" calcext:value-type="float">
            <text:p>-12.30732</text:p>
          </table:table-cell>
          <table:table-cell office:value-type="float" office:value="22.97516" calcext:value-type="float">
            <text:p>22.97516</text:p>
          </table:table-cell>
          <table:table-cell office:value-type="float" office:value="-300.0758" calcext:value-type="float">
            <text:p>-300.0758</text:p>
          </table:table-cell>
          <table:table-cell office:value-type="float" office:value="0" calcext:value-type="float">
            <text:p>0</text:p>
          </table:table-cell>
          <table:table-cell office:value-type="float" office:value="5.912005" calcext:value-type="float">
            <text:p>5.912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062004" calcext:value-type="float">
            <text:p>20062004</text:p>
          </table:table-cell>
          <table:table-cell office:value-type="float" office:value="347.5374" calcext:value-type="float">
            <text:p>347.5374</text:p>
          </table:table-cell>
          <table:table-cell office:value-type="float" office:value="13123.17" calcext:value-type="float">
            <text:p>13123.17</text:p>
          </table:table-cell>
          <table:table-cell office:value-type="float" office:value="0" calcext:value-type="float">
            <text:p>0</text:p>
          </table:table-cell>
          <table:table-cell office:value-type="float" office:value="0.08693984" calcext:value-type="float">
            <text:p>0.08693984</text:p>
          </table:table-cell>
          <table:table-cell office:value-type="float" office:value="-305.0413" calcext:value-type="float">
            <text:p>-305.0413</text:p>
          </table:table-cell>
          <table:table-cell office:value-type="float" office:value="786.0311" calcext:value-type="float">
            <text:p>786.0311</text:p>
          </table:table-cell>
          <table:table-cell office:value-type="float" office:value="-4.509167" calcext:value-type="float">
            <text:p>-4.509167</text:p>
          </table:table-cell>
          <table:table-cell office:value-type="float" office:value="100.4269" calcext:value-type="float">
            <text:p>100.4269</text:p>
          </table:table-cell>
          <table:table-cell office:value-type="float" office:value="198.2992" calcext:value-type="float">
            <text:p>198.2992</text:p>
          </table:table-cell>
          <table:table-cell office:value-type="float" office:value="0.05986382" calcext:value-type="float">
            <text:p>0.05986382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218659" calcext:value-type="float">
            <text:p>0.00218659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280.7242" calcext:value-type="float">
            <text:p>-280.7242</text:p>
          </table:table-cell>
          <table:table-cell office:value-type="float" office:value="0" calcext:value-type="float">
            <text:p>0</text:p>
          </table:table-cell>
          <table:table-cell office:value-type="float" office:value="385.5816" calcext:value-type="float">
            <text:p>385.5816</text:p>
          </table:table-cell>
          <table:table-cell office:value-type="float" office:value="1091.365" calcext:value-type="float">
            <text:p>1091.365</text:p>
          </table:table-cell>
          <table:table-cell office:value-type="float" office:value="1338.031" calcext:value-type="float">
            <text:p>1338.031</text:p>
          </table:table-cell>
          <table:table-cell office:value-type="float" office:value="1267.698" calcext:value-type="float">
            <text:p>1267.698</text:p>
          </table:table-cell>
          <table:table-cell office:value-type="float" office:value="753.9053" calcext:value-type="float">
            <text:p>753.9053</text:p>
          </table:table-cell>
          <table:table-cell office:value-type="float" office:value="1096.856" calcext:value-type="float">
            <text:p>1096.856</text:p>
          </table:table-cell>
          <table:table-cell office:value-type="float" office:value="410.8493" calcext:value-type="float">
            <text:p>410.8493</text:p>
          </table:table-cell>
          <table:table-cell office:value-type="float" office:value="1844.609" calcext:value-type="float">
            <text:p>1844.609</text:p>
          </table:table-cell>
          <table:table-cell office:value-type="float" office:value="2082.55" calcext:value-type="float">
            <text:p>2082.55</text:p>
          </table:table-cell>
          <table:table-cell office:value-type="float" office:value="1665.948" calcext:value-type="float">
            <text:p>1665.948</text:p>
          </table:table-cell>
          <table:table-cell office:value-type="float" office:value="584.1377" calcext:value-type="float">
            <text:p>584.1377</text:p>
          </table:table-cell>
          <table:table-cell office:value-type="float" office:value="572.4814" calcext:value-type="float">
            <text:p>572.4814</text:p>
          </table:table-cell>
          <table:table-cell office:value-type="float" office:value="142.7253" calcext:value-type="float">
            <text:p>142.7253</text:p>
          </table:table-cell>
          <table:table-cell office:value-type="float" office:value="35.6693" calcext:value-type="float">
            <text:p>35.6693</text:p>
          </table:table-cell>
          <table:table-cell office:value-type="float" office:value="0" calcext:value-type="float">
            <text:p>0</text:p>
          </table:table-cell>
          <table:table-cell office:value-type="float" office:value="-0.004846738" calcext:value-type="float">
            <text:p>-0.004846738</text:p>
          </table:table-cell>
          <table:table-cell office:value-type="float" office:value="0" calcext:value-type="float">
            <text:p>0</text:p>
          </table:table-cell>
          <table:table-cell office:value-type="float" office:value="0.6447268" calcext:value-type="float">
            <text:p>0.6447268</text:p>
          </table:table-cell>
          <table:table-cell office:value-type="float" office:value="40.21296" calcext:value-type="float">
            <text:p>40.21296</text:p>
          </table:table-cell>
          <table:table-cell office:value-type="float" office:value="-14.07879" calcext:value-type="float">
            <text:p>-14.07879</text:p>
          </table:table-cell>
          <table:table-cell office:value-type="float" office:value="26.13417" calcext:value-type="float">
            <text:p>26.13417</text:p>
          </table:table-cell>
          <table:table-cell office:value-type="float" office:value="-303.5545" calcext:value-type="float">
            <text:p>-303.5545</text:p>
          </table:table-cell>
          <table:table-cell office:value-type="float" office:value="0" calcext:value-type="float">
            <text:p>0</text:p>
          </table:table-cell>
          <table:table-cell office:value-type="float" office:value="6.007839" calcext:value-type="float">
            <text:p>6.007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1062004" calcext:value-type="float">
            <text:p>21062004</text:p>
          </table:table-cell>
          <table:table-cell office:value-type="float" office:value="340.9685" calcext:value-type="float">
            <text:p>340.9685</text:p>
          </table:table-cell>
          <table:table-cell office:value-type="float" office:value="13124.52" calcext:value-type="float">
            <text:p>13124.52</text:p>
          </table:table-cell>
          <table:table-cell office:value-type="float" office:value="0" calcext:value-type="float">
            <text:p>0</text:p>
          </table:table-cell>
          <table:table-cell office:value-type="float" office:value="0.1092756" calcext:value-type="float">
            <text:p>0.1092756</text:p>
          </table:table-cell>
          <table:table-cell office:value-type="float" office:value="-310.7115" calcext:value-type="float">
            <text:p>-310.7115</text:p>
          </table:table-cell>
          <table:table-cell office:value-type="float" office:value="803.077" calcext:value-type="float">
            <text:p>803.077</text:p>
          </table:table-cell>
          <table:table-cell office:value-type="float" office:value="-5.228897" calcext:value-type="float">
            <text:p>-5.228897</text:p>
          </table:table-cell>
          <table:table-cell office:value-type="float" office:value="103.0298" calcext:value-type="float">
            <text:p>103.0298</text:p>
          </table:table-cell>
          <table:table-cell office:value-type="float" office:value="192.4234" calcext:value-type="float">
            <text:p>192.4234</text:p>
          </table:table-cell>
          <table:table-cell office:value-type="float" office:value="0.06008938" calcext:value-type="float">
            <text:p>0.06008938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2186655" calcext:value-type="float">
            <text:p>0.002186655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280.9965" calcext:value-type="float">
            <text:p>-280.9965</text:p>
          </table:table-cell>
          <table:table-cell office:value-type="float" office:value="0" calcext:value-type="float">
            <text:p>0</text:p>
          </table:table-cell>
          <table:table-cell office:value-type="float" office:value="387.3553" calcext:value-type="float">
            <text:p>387.3553</text:p>
          </table:table-cell>
          <table:table-cell office:value-type="float" office:value="1091.166" calcext:value-type="float">
            <text:p>1091.166</text:p>
          </table:table-cell>
          <table:table-cell office:value-type="float" office:value="1337.727" calcext:value-type="float">
            <text:p>1337.727</text:p>
          </table:table-cell>
          <table:table-cell office:value-type="float" office:value="1267.51" calcext:value-type="float">
            <text:p>1267.51</text:p>
          </table:table-cell>
          <table:table-cell office:value-type="float" office:value="753.7605" calcext:value-type="float">
            <text:p>753.7605</text:p>
          </table:table-cell>
          <table:table-cell office:value-type="float" office:value="1096.759" calcext:value-type="float">
            <text:p>1096.759</text:p>
          </table:table-cell>
          <table:table-cell office:value-type="float" office:value="410.8213" calcext:value-type="float">
            <text:p>410.8213</text:p>
          </table:table-cell>
          <table:table-cell office:value-type="float" office:value="1844.548" calcext:value-type="float">
            <text:p>1844.548</text:p>
          </table:table-cell>
          <table:table-cell office:value-type="float" office:value="2082.501" calcext:value-type="float">
            <text:p>2082.501</text:p>
          </table:table-cell>
          <table:table-cell office:value-type="float" office:value="1665.914" calcext:value-type="float">
            <text:p>1665.914</text:p>
          </table:table-cell>
          <table:table-cell office:value-type="float" office:value="584.1284" calcext:value-type="float">
            <text:p>584.1284</text:p>
          </table:table-cell>
          <table:table-cell office:value-type="float" office:value="572.4749" calcext:value-type="float">
            <text:p>572.4749</text:p>
          </table:table-cell>
          <table:table-cell office:value-type="float" office:value="142.7254" calcext:value-type="float">
            <text:p>142.7254</text:p>
          </table:table-cell>
          <table:table-cell office:value-type="float" office:value="35.6693" calcext:value-type="float">
            <text:p>35.6693</text:p>
          </table:table-cell>
          <table:table-cell office:value-type="float" office:value="0" calcext:value-type="float">
            <text:p>0</text:p>
          </table:table-cell>
          <table:table-cell office:value-type="float" office:value="-0.00499709" calcext:value-type="float">
            <text:p>-0.00499709</text:p>
          </table:table-cell>
          <table:table-cell office:value-type="float" office:value="0" calcext:value-type="float">
            <text:p>0</text:p>
          </table:table-cell>
          <table:table-cell office:value-type="float" office:value="0.7158096" calcext:value-type="float">
            <text:p>0.7158096</text:p>
          </table:table-cell>
          <table:table-cell office:value-type="float" office:value="47.11396" calcext:value-type="float">
            <text:p>47.11396</text:p>
          </table:table-cell>
          <table:table-cell office:value-type="float" office:value="-16.30269" calcext:value-type="float">
            <text:p>-16.30269</text:p>
          </table:table-cell>
          <table:table-cell office:value-type="float" office:value="30.81127" calcext:value-type="float">
            <text:p>30.81127</text:p>
          </table:table-cell>
          <table:table-cell office:value-type="float" office:value="-308.7181" calcext:value-type="float">
            <text:p>-308.7181</text:p>
          </table:table-cell>
          <table:table-cell office:value-type="float" office:value="0" calcext:value-type="float">
            <text:p>0</text:p>
          </table:table-cell>
          <table:table-cell office:value-type="float" office:value="6.21755" calcext:value-type="float">
            <text:p>6.21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2062004" calcext:value-type="float">
            <text:p>22062004</text:p>
          </table:table-cell>
          <table:table-cell office:value-type="float" office:value="337.0176" calcext:value-type="float">
            <text:p>337.0176</text:p>
          </table:table-cell>
          <table:table-cell office:value-type="float" office:value="13125.11" calcext:value-type="float">
            <text:p>13125.11</text:p>
          </table:table-cell>
          <table:table-cell office:value-type="float" office:value="0" calcext:value-type="float">
            <text:p>0</text:p>
          </table:table-cell>
          <table:table-cell office:value-type="float" office:value="0.1388029" calcext:value-type="float">
            <text:p>0.1388029</text:p>
          </table:table-cell>
          <table:table-cell office:value-type="float" office:value="-314.7769" calcext:value-type="float">
            <text:p>-314.7769</text:p>
          </table:table-cell>
          <table:table-cell office:value-type="float" office:value="817.0034" calcext:value-type="float">
            <text:p>817.0034</text:p>
          </table:table-cell>
          <table:table-cell office:value-type="float" office:value="-6.042998" calcext:value-type="float">
            <text:p>-6.042998</text:p>
          </table:table-cell>
          <table:table-cell office:value-type="float" office:value="103.045" calcext:value-type="float">
            <text:p>103.045</text:p>
          </table:table-cell>
          <table:table-cell office:value-type="float" office:value="189.2458" calcext:value-type="float">
            <text:p>189.2458</text:p>
          </table:table-cell>
          <table:table-cell office:value-type="float" office:value="0.06039261" calcext:value-type="float">
            <text:p>0.06039261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2186655" calcext:value-type="float">
            <text:p>0.002186655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279.5744" calcext:value-type="float">
            <text:p>-279.5744</text:p>
          </table:table-cell>
          <table:table-cell office:value-type="float" office:value="0" calcext:value-type="float">
            <text:p>0</text:p>
          </table:table-cell>
          <table:table-cell office:value-type="float" office:value="388.3486" calcext:value-type="float">
            <text:p>388.3486</text:p>
          </table:table-cell>
          <table:table-cell office:value-type="float" office:value="1090.899" calcext:value-type="float">
            <text:p>1090.899</text:p>
          </table:table-cell>
          <table:table-cell office:value-type="float" office:value="1337.435" calcext:value-type="float">
            <text:p>1337.435</text:p>
          </table:table-cell>
          <table:table-cell office:value-type="float" office:value="1267.322" calcext:value-type="float">
            <text:p>1267.322</text:p>
          </table:table-cell>
          <table:table-cell office:value-type="float" office:value="753.6203" calcext:value-type="float">
            <text:p>753.6203</text:p>
          </table:table-cell>
          <table:table-cell office:value-type="float" office:value="1096.663" calcext:value-type="float">
            <text:p>1096.663</text:p>
          </table:table-cell>
          <table:table-cell office:value-type="float" office:value="410.7935" calcext:value-type="float">
            <text:p>410.7935</text:p>
          </table:table-cell>
          <table:table-cell office:value-type="float" office:value="1844.488" calcext:value-type="float">
            <text:p>1844.488</text:p>
          </table:table-cell>
          <table:table-cell office:value-type="float" office:value="2082.454" calcext:value-type="float">
            <text:p>2082.454</text:p>
          </table:table-cell>
          <table:table-cell office:value-type="float" office:value="1665.88" calcext:value-type="float">
            <text:p>1665.88</text:p>
          </table:table-cell>
          <table:table-cell office:value-type="float" office:value="584.1189" calcext:value-type="float">
            <text:p>584.1189</text:p>
          </table:table-cell>
          <table:table-cell office:value-type="float" office:value="572.4683" calcext:value-type="float">
            <text:p>572.4683</text:p>
          </table:table-cell>
          <table:table-cell office:value-type="float" office:value="142.7255" calcext:value-type="float">
            <text:p>142.7255</text:p>
          </table:table-cell>
          <table:table-cell office:value-type="float" office:value="35.66929" calcext:value-type="float">
            <text:p>35.66929</text:p>
          </table:table-cell>
          <table:table-cell office:value-type="float" office:value="0" calcext:value-type="float">
            <text:p>0</text:p>
          </table:table-cell>
          <table:table-cell office:value-type="float" office:value="-0.005037391" calcext:value-type="float">
            <text:p>-0.005037391</text:p>
          </table:table-cell>
          <table:table-cell office:value-type="float" office:value="0" calcext:value-type="float">
            <text:p>0</text:p>
          </table:table-cell>
          <table:table-cell office:value-type="float" office:value="0.7847978" calcext:value-type="float">
            <text:p>0.7847978</text:p>
          </table:table-cell>
          <table:table-cell office:value-type="float" office:value="54.32427" calcext:value-type="float">
            <text:p>54.32427</text:p>
          </table:table-cell>
          <table:table-cell office:value-type="float" office:value="-18.84097" calcext:value-type="float">
            <text:p>-18.84097</text:p>
          </table:table-cell>
          <table:table-cell office:value-type="float" office:value="35.4833" calcext:value-type="float">
            <text:p>35.4833</text:p>
          </table:table-cell>
          <table:table-cell office:value-type="float" office:value="-312.0161" calcext:value-type="float">
            <text:p>-312.0161</text:p>
          </table:table-cell>
          <table:table-cell office:value-type="float" office:value="0" calcext:value-type="float">
            <text:p>0</text:p>
          </table:table-cell>
          <table:table-cell office:value-type="float" office:value="6.261362" calcext:value-type="float">
            <text:p>6.261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3062004" calcext:value-type="float">
            <text:p>23062004</text:p>
          </table:table-cell>
          <table:table-cell office:value-type="float" office:value="334.8354" calcext:value-type="float">
            <text:p>334.8354</text:p>
          </table:table-cell>
          <table:table-cell office:value-type="float" office:value="13125.31" calcext:value-type="float">
            <text:p>13125.31</text:p>
          </table:table-cell>
          <table:table-cell office:value-type="float" office:value="0" calcext:value-type="float">
            <text:p>0</text:p>
          </table:table-cell>
          <table:table-cell office:value-type="float" office:value="0.1786235" calcext:value-type="float">
            <text:p>0.1786235</text:p>
          </table:table-cell>
          <table:table-cell office:value-type="float" office:value="-317.5221" calcext:value-type="float">
            <text:p>-317.5221</text:p>
          </table:table-cell>
          <table:table-cell office:value-type="float" office:value="822.9581" calcext:value-type="float">
            <text:p>822.9581</text:p>
          </table:table-cell>
          <table:table-cell office:value-type="float" office:value="-6.976841" calcext:value-type="float">
            <text:p>-6.976841</text:p>
          </table:table-cell>
          <table:table-cell office:value-type="float" office:value="99.32011" calcext:value-type="float">
            <text:p>99.32011</text:p>
          </table:table-cell>
          <table:table-cell office:value-type="float" office:value="187.877" calcext:value-type="float">
            <text:p>187.877</text:p>
          </table:table-cell>
          <table:table-cell office:value-type="float" office:value="0.06058132" calcext:value-type="float">
            <text:p>0.06058132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2186655" calcext:value-type="float">
            <text:p>0.002186655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276.4434" calcext:value-type="float">
            <text:p>-276.4434</text:p>
          </table:table-cell>
          <table:table-cell office:value-type="float" office:value="0" calcext:value-type="float">
            <text:p>0</text:p>
          </table:table-cell>
          <table:table-cell office:value-type="float" office:value="389.0333" calcext:value-type="float">
            <text:p>389.0333</text:p>
          </table:table-cell>
          <table:table-cell office:value-type="float" office:value="1090.574" calcext:value-type="float">
            <text:p>1090.574</text:p>
          </table:table-cell>
          <table:table-cell office:value-type="float" office:value="1337.093" calcext:value-type="float">
            <text:p>1337.093</text:p>
          </table:table-cell>
          <table:table-cell office:value-type="float" office:value="1267.114" calcext:value-type="float">
            <text:p>1267.114</text:p>
          </table:table-cell>
          <table:table-cell office:value-type="float" office:value="753.4716" calcext:value-type="float">
            <text:p>753.4716</text:p>
          </table:table-cell>
          <table:table-cell office:value-type="float" office:value="1096.566" calcext:value-type="float">
            <text:p>1096.566</text:p>
          </table:table-cell>
          <table:table-cell office:value-type="float" office:value="410.7656" calcext:value-type="float">
            <text:p>410.7656</text:p>
          </table:table-cell>
          <table:table-cell office:value-type="float" office:value="1844.428" calcext:value-type="float">
            <text:p>1844.428</text:p>
          </table:table-cell>
          <table:table-cell office:value-type="float" office:value="2082.409" calcext:value-type="float">
            <text:p>2082.409</text:p>
          </table:table-cell>
          <table:table-cell office:value-type="float" office:value="1665.847" calcext:value-type="float">
            <text:p>1665.847</text:p>
          </table:table-cell>
          <table:table-cell office:value-type="float" office:value="584.1094" calcext:value-type="float">
            <text:p>584.1094</text:p>
          </table:table-cell>
          <table:table-cell office:value-type="float" office:value="572.4616" calcext:value-type="float">
            <text:p>572.4616</text:p>
          </table:table-cell>
          <table:table-cell office:value-type="float" office:value="142.7256" calcext:value-type="float">
            <text:p>142.7256</text:p>
          </table:table-cell>
          <table:table-cell office:value-type="float" office:value="35.66929" calcext:value-type="float">
            <text:p>35.66929</text:p>
          </table:table-cell>
          <table:table-cell office:value-type="float" office:value="0" calcext:value-type="float">
            <text:p>0</text:p>
          </table:table-cell>
          <table:table-cell office:value-type="float" office:value="-0.005089411" calcext:value-type="float">
            <text:p>-0.005089411</text:p>
          </table:table-cell>
          <table:table-cell office:value-type="float" office:value="0" calcext:value-type="float">
            <text:p>0</text:p>
          </table:table-cell>
          <table:table-cell office:value-type="float" office:value="0.8576017" calcext:value-type="float">
            <text:p>0.8576017</text:p>
          </table:table-cell>
          <table:table-cell office:value-type="float" office:value="62.258" calcext:value-type="float">
            <text:p>62.258</text:p>
          </table:table-cell>
          <table:table-cell office:value-type="float" office:value="-21.83621" calcext:value-type="float">
            <text:p>-21.83621</text:p>
          </table:table-cell>
          <table:table-cell office:value-type="float" office:value="40.42178" calcext:value-type="float">
            <text:p>40.42178</text:p>
          </table:table-cell>
          <table:table-cell office:value-type="float" office:value="-313.9532" calcext:value-type="float">
            <text:p>-313.9532</text:p>
          </table:table-cell>
          <table:table-cell office:value-type="float" office:value="0" calcext:value-type="float">
            <text:p>0</text:p>
          </table:table-cell>
          <table:table-cell office:value-type="float" office:value="6.384954" calcext:value-type="float">
            <text:p>6.384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4062004" calcext:value-type="float">
            <text:p>24062004</text:p>
          </table:table-cell>
          <table:table-cell office:value-type="float" office:value="333.2732" calcext:value-type="float">
            <text:p>333.2732</text:p>
          </table:table-cell>
          <table:table-cell office:value-type="float" office:value="13125.11" calcext:value-type="float">
            <text:p>13125.11</text:p>
          </table:table-cell>
          <table:table-cell office:value-type="float" office:value="0" calcext:value-type="float">
            <text:p>0</text:p>
          </table:table-cell>
          <table:table-cell office:value-type="float" office:value="0.2237605" calcext:value-type="float">
            <text:p>0.2237605</text:p>
          </table:table-cell>
          <table:table-cell office:value-type="float" office:value="-320.0915" calcext:value-type="float">
            <text:p>-320.0915</text:p>
          </table:table-cell>
          <table:table-cell office:value-type="float" office:value="831.2738" calcext:value-type="float">
            <text:p>831.2738</text:p>
          </table:table-cell>
          <table:table-cell office:value-type="float" office:value="-7.925431" calcext:value-type="float">
            <text:p>-7.925431</text:p>
          </table:table-cell>
          <table:table-cell office:value-type="float" office:value="99.08791" calcext:value-type="float">
            <text:p>99.08791</text:p>
          </table:table-cell>
          <table:table-cell office:value-type="float" office:value="187.0088" calcext:value-type="float">
            <text:p>187.0088</text:p>
          </table:table-cell>
          <table:table-cell office:value-type="float" office:value="0.06086107" calcext:value-type="float">
            <text:p>0.06086107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2186659" calcext:value-type="float">
            <text:p>0.002186659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-0.01685173" calcext:value-type="float">
            <text:p>-0.01685173</text:p>
          </table:table-cell>
          <table:table-cell office:value-type="float" office:value="370" calcext:value-type="float">
            <text:p>370</text:p>
          </table:table-cell>
          <table:table-cell office:value-type="float" office:value="-273.0901" calcext:value-type="float">
            <text:p>-273.0901</text:p>
          </table:table-cell>
          <table:table-cell office:value-type="float" office:value="0" calcext:value-type="float">
            <text:p>0</text:p>
          </table:table-cell>
          <table:table-cell office:value-type="float" office:value="389.3445" calcext:value-type="float">
            <text:p>389.3445</text:p>
          </table:table-cell>
          <table:table-cell office:value-type="float" office:value="1090.316" calcext:value-type="float">
            <text:p>1090.316</text:p>
          </table:table-cell>
          <table:table-cell office:value-type="float" office:value="1336.786" calcext:value-type="float">
            <text:p>1336.786</text:p>
          </table:table-cell>
          <table:table-cell office:value-type="float" office:value="1266.907" calcext:value-type="float">
            <text:p>1266.907</text:p>
          </table:table-cell>
          <table:table-cell office:value-type="float" office:value="753.3228" calcext:value-type="float">
            <text:p>753.3228</text:p>
          </table:table-cell>
          <table:table-cell office:value-type="float" office:value="1096.468" calcext:value-type="float">
            <text:p>1096.468</text:p>
          </table:table-cell>
          <table:table-cell office:value-type="float" office:value="410.7368" calcext:value-type="float">
            <text:p>410.7368</text:p>
          </table:table-cell>
          <table:table-cell office:value-type="float" office:value="1844.367" calcext:value-type="float">
            <text:p>1844.367</text:p>
          </table:table-cell>
          <table:table-cell office:value-type="float" office:value="2082.365" calcext:value-type="float">
            <text:p>2082.365</text:p>
          </table:table-cell>
          <table:table-cell office:value-type="float" office:value="1665.813" calcext:value-type="float">
            <text:p>1665.813</text:p>
          </table:table-cell>
          <table:table-cell office:value-type="float" office:value="584.1" calcext:value-type="float">
            <text:p>584.1</text:p>
          </table:table-cell>
          <table:table-cell office:value-type="float" office:value="572.4549" calcext:value-type="float">
            <text:p>572.4549</text:p>
          </table:table-cell>
          <table:table-cell office:value-type="float" office:value="142.7257" calcext:value-type="float">
            <text:p>142.7257</text:p>
          </table:table-cell>
          <table:table-cell office:value-type="float" office:value="35.66928" calcext:value-type="float">
            <text:p>35.66928</text:p>
          </table:table-cell>
          <table:table-cell office:value-type="float" office:value="0" calcext:value-type="float">
            <text:p>0</text:p>
          </table:table-cell>
          <table:table-cell office:value-type="float" office:value="-0.005119541" calcext:value-type="float">
            <text:p>-0.005119541</text:p>
          </table:table-cell>
          <table:table-cell office:value-type="float" office:value="0" calcext:value-type="float">
            <text:p>0</text:p>
          </table:table-cell>
          <table:table-cell office:value-type="float" office:value="0.904994" calcext:value-type="float">
            <text:p>0.904994</text:p>
          </table:table-cell>
          <table:table-cell office:value-type="float" office:value="69.30566" calcext:value-type="float">
            <text:p>69.30566</text:p>
          </table:table-cell>
          <table:table-cell office:value-type="float" office:value="-23.90862" calcext:value-type="float">
            <text:p>-23.90862</text:p>
          </table:table-cell>
          <table:table-cell office:value-type="float" office:value="45.39704" calcext:value-type="float">
            <text:p>45.39704</text:p>
          </table:table-cell>
          <table:table-cell office:value-type="float" office:value="-315.6743" calcext:value-type="float">
            <text:p>-315.6743</text:p>
          </table:table-cell>
          <table:table-cell office:value-type="float" office:value="0" calcext:value-type="float">
            <text:p>0</text:p>
          </table:table-cell>
          <table:table-cell office:value-type="float" office:value="6.481917" calcext:value-type="float">
            <text:p>6.481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5062004" calcext:value-type="float">
            <text:p>25062004</text:p>
          </table:table-cell>
          <table:table-cell office:value-type="float" office:value="332.0393" calcext:value-type="float">
            <text:p>332.0393</text:p>
          </table:table-cell>
          <table:table-cell office:value-type="float" office:value="13124.96" calcext:value-type="float">
            <text:p>13124.96</text:p>
          </table:table-cell>
          <table:table-cell office:value-type="float" office:value="0" calcext:value-type="float">
            <text:p>0</text:p>
          </table:table-cell>
          <table:table-cell office:value-type="float" office:value="0.2802981" calcext:value-type="float">
            <text:p>0.2802981</text:p>
          </table:table-cell>
          <table:table-cell office:value-type="float" office:value="-322.3543" calcext:value-type="float">
            <text:p>-322.3543</text:p>
          </table:table-cell>
          <table:table-cell office:value-type="float" office:value="835.527" calcext:value-type="float">
            <text:p>835.527</text:p>
          </table:table-cell>
          <table:table-cell office:value-type="float" office:value="-8.959122" calcext:value-type="float">
            <text:p>-8.959122</text:p>
          </table:table-cell>
          <table:table-cell office:value-type="float" office:value="97.48977" calcext:value-type="float">
            <text:p>97.48977</text:p>
          </table:table-cell>
          <table:table-cell office:value-type="float" office:value="186.4164" calcext:value-type="float">
            <text:p>186.4164</text:p>
          </table:table-cell>
          <table:table-cell office:value-type="float" office:value="0.06109856" calcext:value-type="float">
            <text:p>0.06109856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2186659" calcext:value-type="float">
            <text:p>0.002186659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-0.01696108" calcext:value-type="float">
            <text:p>-0.01696108</text:p>
          </table:table-cell>
          <table:table-cell office:value-type="float" office:value="370" calcext:value-type="float">
            <text:p>370</text:p>
          </table:table-cell>
          <table:table-cell office:value-type="float" office:value="-267.6343" calcext:value-type="float">
            <text:p>-267.6343</text:p>
          </table:table-cell>
          <table:table-cell office:value-type="float" office:value="0" calcext:value-type="float">
            <text:p>0</text:p>
          </table:table-cell>
          <table:table-cell office:value-type="float" office:value="389.6646" calcext:value-type="float">
            <text:p>389.6646</text:p>
          </table:table-cell>
          <table:table-cell office:value-type="float" office:value="1090.056" calcext:value-type="float">
            <text:p>1090.056</text:p>
          </table:table-cell>
          <table:table-cell office:value-type="float" office:value="1336.506" calcext:value-type="float">
            <text:p>1336.506</text:p>
          </table:table-cell>
          <table:table-cell office:value-type="float" office:value="1266.725" calcext:value-type="float">
            <text:p>1266.725</text:p>
          </table:table-cell>
          <table:table-cell office:value-type="float" office:value="753.1958" calcext:value-type="float">
            <text:p>753.1958</text:p>
          </table:table-cell>
          <table:table-cell office:value-type="float" office:value="1096.384" calcext:value-type="float">
            <text:p>1096.384</text:p>
          </table:table-cell>
          <table:table-cell office:value-type="float" office:value="410.7097" calcext:value-type="float">
            <text:p>410.7097</text:p>
          </table:table-cell>
          <table:table-cell office:value-type="float" office:value="1844.307" calcext:value-type="float">
            <text:p>1844.307</text:p>
          </table:table-cell>
          <table:table-cell office:value-type="float" office:value="2082.321" calcext:value-type="float">
            <text:p>2082.321</text:p>
          </table:table-cell>
          <table:table-cell office:value-type="float" office:value="1665.779" calcext:value-type="float">
            <text:p>1665.779</text:p>
          </table:table-cell>
          <table:table-cell office:value-type="float" office:value="584.0905" calcext:value-type="float">
            <text:p>584.0905</text:p>
          </table:table-cell>
          <table:table-cell office:value-type="float" office:value="572.4481" calcext:value-type="float">
            <text:p>572.4481</text:p>
          </table:table-cell>
          <table:table-cell office:value-type="float" office:value="142.7259" calcext:value-type="float">
            <text:p>142.7259</text:p>
          </table:table-cell>
          <table:table-cell office:value-type="float" office:value="35.66928" calcext:value-type="float">
            <text:p>35.66928</text:p>
          </table:table-cell>
          <table:table-cell office:value-type="float" office:value="0" calcext:value-type="float">
            <text:p>0</text:p>
          </table:table-cell>
          <table:table-cell office:value-type="float" office:value="-0.005142336" calcext:value-type="float">
            <text:p>-0.005142336</text:p>
          </table:table-cell>
          <table:table-cell office:value-type="float" office:value="0" calcext:value-type="float">
            <text:p>0</text:p>
          </table:table-cell>
          <table:table-cell office:value-type="float" office:value="0.9676816" calcext:value-type="float">
            <text:p>0.9676816</text:p>
          </table:table-cell>
          <table:table-cell office:value-type="float" office:value="78.64418" calcext:value-type="float">
            <text:p>78.64418</text:p>
          </table:table-cell>
          <table:table-cell office:value-type="float" office:value="-26.56682" calcext:value-type="float">
            <text:p>-26.56682</text:p>
          </table:table-cell>
          <table:table-cell office:value-type="float" office:value="52.07736" calcext:value-type="float">
            <text:p>52.07736</text:p>
          </table:table-cell>
          <table:table-cell office:value-type="float" office:value="-317.0331" calcext:value-type="float">
            <text:p>-317.0331</text:p>
          </table:table-cell>
          <table:table-cell office:value-type="float" office:value="0" calcext:value-type="float">
            <text:p>0</text:p>
          </table:table-cell>
          <table:table-cell office:value-type="float" office:value="6.610215" calcext:value-type="float">
            <text:p>6.610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6062004" calcext:value-type="float">
            <text:p>26062004</text:p>
          </table:table-cell>
          <table:table-cell office:value-type="float" office:value="331.1924" calcext:value-type="float">
            <text:p>331.1924</text:p>
          </table:table-cell>
          <table:table-cell office:value-type="float" office:value="13124.64" calcext:value-type="float">
            <text:p>13124.64</text:p>
          </table:table-cell>
          <table:table-cell office:value-type="float" office:value="0" calcext:value-type="float">
            <text:p>0</text:p>
          </table:table-cell>
          <table:table-cell office:value-type="float" office:value="0.3447788" calcext:value-type="float">
            <text:p>0.3447788</text:p>
          </table:table-cell>
          <table:table-cell office:value-type="float" office:value="-324.5009" calcext:value-type="float">
            <text:p>-324.5009</text:p>
          </table:table-cell>
          <table:table-cell office:value-type="float" office:value="841.0647" calcext:value-type="float">
            <text:p>841.0647</text:p>
          </table:table-cell>
          <table:table-cell office:value-type="float" office:value="-10.08901" calcext:value-type="float">
            <text:p>-10.08901</text:p>
          </table:table-cell>
          <table:table-cell office:value-type="float" office:value="96.85561" calcext:value-type="float">
            <text:p>96.85561</text:p>
          </table:table-cell>
          <table:table-cell office:value-type="float" office:value="186.1511" calcext:value-type="float">
            <text:p>186.1511</text:p>
          </table:table-cell>
          <table:table-cell office:value-type="float" office:value="0.06133853" calcext:value-type="float">
            <text:p>0.06133853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2186666" calcext:value-type="float">
            <text:p>0.002186666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-0.01720783" calcext:value-type="float">
            <text:p>-0.01720783</text:p>
          </table:table-cell>
          <table:table-cell office:value-type="float" office:value="370" calcext:value-type="float">
            <text:p>370</text:p>
          </table:table-cell>
          <table:table-cell office:value-type="float" office:value="-265.077" calcext:value-type="float">
            <text:p>-265.077</text:p>
          </table:table-cell>
          <table:table-cell office:value-type="float" office:value="0" calcext:value-type="float">
            <text:p>0</text:p>
          </table:table-cell>
          <table:table-cell office:value-type="float" office:value="389.8161" calcext:value-type="float">
            <text:p>389.8161</text:p>
          </table:table-cell>
          <table:table-cell office:value-type="float" office:value="1089.833" calcext:value-type="float">
            <text:p>1089.833</text:p>
          </table:table-cell>
          <table:table-cell office:value-type="float" office:value="1336.234" calcext:value-type="float">
            <text:p>1336.234</text:p>
          </table:table-cell>
          <table:table-cell office:value-type="float" office:value="1266.554" calcext:value-type="float">
            <text:p>1266.554</text:p>
          </table:table-cell>
          <table:table-cell office:value-type="float" office:value="753.0651" calcext:value-type="float">
            <text:p>753.0651</text:p>
          </table:table-cell>
          <table:table-cell office:value-type="float" office:value="1096.307" calcext:value-type="float">
            <text:p>1096.307</text:p>
          </table:table-cell>
          <table:table-cell office:value-type="float" office:value="410.683" calcext:value-type="float">
            <text:p>410.683</text:p>
          </table:table-cell>
          <table:table-cell office:value-type="float" office:value="1844.248" calcext:value-type="float">
            <text:p>1844.248</text:p>
          </table:table-cell>
          <table:table-cell office:value-type="float" office:value="2082.278" calcext:value-type="float">
            <text:p>2082.278</text:p>
          </table:table-cell>
          <table:table-cell office:value-type="float" office:value="1665.745" calcext:value-type="float">
            <text:p>1665.745</text:p>
          </table:table-cell>
          <table:table-cell office:value-type="float" office:value="584.0809" calcext:value-type="float">
            <text:p>584.0809</text:p>
          </table:table-cell>
          <table:table-cell office:value-type="float" office:value="572.4414" calcext:value-type="float">
            <text:p>572.4414</text:p>
          </table:table-cell>
          <table:table-cell office:value-type="float" office:value="142.726" calcext:value-type="float">
            <text:p>142.726</text:p>
          </table:table-cell>
          <table:table-cell office:value-type="float" office:value="35.66928" calcext:value-type="float">
            <text:p>35.66928</text:p>
          </table:table-cell>
          <table:table-cell office:value-type="float" office:value="0" calcext:value-type="float">
            <text:p>0</text:p>
          </table:table-cell>
          <table:table-cell office:value-type="float" office:value="-0.005154407" calcext:value-type="float">
            <text:p>-0.005154407</text:p>
          </table:table-cell>
          <table:table-cell office:value-type="float" office:value="0" calcext:value-type="float">
            <text:p>0</text:p>
          </table:table-cell>
          <table:table-cell office:value-type="float" office:value="1.043345" calcext:value-type="float">
            <text:p>1.043345</text:p>
          </table:table-cell>
          <table:table-cell office:value-type="float" office:value="85.0351" calcext:value-type="float">
            <text:p>85.0351</text:p>
          </table:table-cell>
          <table:table-cell office:value-type="float" office:value="-29.38376" calcext:value-type="float">
            <text:p>-29.38376</text:p>
          </table:table-cell>
          <table:table-cell office:value-type="float" office:value="55.65134" calcext:value-type="float">
            <text:p>55.65134</text:p>
          </table:table-cell>
          <table:table-cell office:value-type="float" office:value="-318.182" calcext:value-type="float">
            <text:p>-318.182</text:p>
          </table:table-cell>
          <table:table-cell office:value-type="float" office:value="0" calcext:value-type="float">
            <text:p>0</text:p>
          </table:table-cell>
          <table:table-cell office:value-type="float" office:value="6.739213" calcext:value-type="float">
            <text:p>6.739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7062004" calcext:value-type="float">
            <text:p>27062004</text:p>
          </table:table-cell>
          <table:table-cell office:value-type="float" office:value="329.8755" calcext:value-type="float">
            <text:p>329.8755</text:p>
          </table:table-cell>
          <table:table-cell office:value-type="float" office:value="13124.46" calcext:value-type="float">
            <text:p>13124.46</text:p>
          </table:table-cell>
          <table:table-cell office:value-type="float" office:value="0" calcext:value-type="float">
            <text:p>0</text:p>
          </table:table-cell>
          <table:table-cell office:value-type="float" office:value="0.4308106" calcext:value-type="float">
            <text:p>0.4308106</text:p>
          </table:table-cell>
          <table:table-cell office:value-type="float" office:value="-327.107" calcext:value-type="float">
            <text:p>-327.107</text:p>
          </table:table-cell>
          <table:table-cell office:value-type="float" office:value="848.7288" calcext:value-type="float">
            <text:p>848.7288</text:p>
          </table:table-cell>
          <table:table-cell office:value-type="float" office:value="-11.36751" calcext:value-type="float">
            <text:p>-11.36751</text:p>
          </table:table-cell>
          <table:table-cell office:value-type="float" office:value="95.92315" calcext:value-type="float">
            <text:p>95.92315</text:p>
          </table:table-cell>
          <table:table-cell office:value-type="float" office:value="185.4534" calcext:value-type="float">
            <text:p>185.4534</text:p>
          </table:table-cell>
          <table:table-cell office:value-type="float" office:value="0.06160498" calcext:value-type="float">
            <text:p>0.06160498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2187257" calcext:value-type="float">
            <text:p>0.002187257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-0.0171818" calcext:value-type="float">
            <text:p>-0.0171818</text:p>
          </table:table-cell>
          <table:table-cell office:value-type="float" office:value="370" calcext:value-type="float">
            <text:p>370</text:p>
          </table:table-cell>
          <table:table-cell office:value-type="float" office:value="-259.7876" calcext:value-type="float">
            <text:p>-259.7876</text:p>
          </table:table-cell>
          <table:table-cell office:value-type="float" office:value="0" calcext:value-type="float">
            <text:p>0</text:p>
          </table:table-cell>
          <table:table-cell office:value-type="float" office:value="390.1389" calcext:value-type="float">
            <text:p>390.1389</text:p>
          </table:table-cell>
          <table:table-cell office:value-type="float" office:value="1089.564" calcext:value-type="float">
            <text:p>1089.564</text:p>
          </table:table-cell>
          <table:table-cell office:value-type="float" office:value="1335.941" calcext:value-type="float">
            <text:p>1335.941</text:p>
          </table:table-cell>
          <table:table-cell office:value-type="float" office:value="1266.371" calcext:value-type="float">
            <text:p>1266.371</text:p>
          </table:table-cell>
          <table:table-cell office:value-type="float" office:value="752.9384" calcext:value-type="float">
            <text:p>752.9384</text:p>
          </table:table-cell>
          <table:table-cell office:value-type="float" office:value="1096.238" calcext:value-type="float">
            <text:p>1096.238</text:p>
          </table:table-cell>
          <table:table-cell office:value-type="float" office:value="410.6575" calcext:value-type="float">
            <text:p>410.6575</text:p>
          </table:table-cell>
          <table:table-cell office:value-type="float" office:value="1844.188" calcext:value-type="float">
            <text:p>1844.188</text:p>
          </table:table-cell>
          <table:table-cell office:value-type="float" office:value="2082.238" calcext:value-type="float">
            <text:p>2082.238</text:p>
          </table:table-cell>
          <table:table-cell office:value-type="float" office:value="1665.712" calcext:value-type="float">
            <text:p>1665.712</text:p>
          </table:table-cell>
          <table:table-cell office:value-type="float" office:value="584.0714" calcext:value-type="float">
            <text:p>584.0714</text:p>
          </table:table-cell>
          <table:table-cell office:value-type="float" office:value="572.4346" calcext:value-type="float">
            <text:p>572.4346</text:p>
          </table:table-cell>
          <table:table-cell office:value-type="float" office:value="142.7261" calcext:value-type="float">
            <text:p>142.7261</text:p>
          </table:table-cell>
          <table:table-cell office:value-type="float" office:value="35.66927" calcext:value-type="float">
            <text:p>35.66927</text:p>
          </table:table-cell>
          <table:table-cell office:value-type="float" office:value="0" calcext:value-type="float">
            <text:p>0</text:p>
          </table:table-cell>
          <table:table-cell office:value-type="float" office:value="-0.005177995" calcext:value-type="float">
            <text:p>-0.005177995</text:p>
          </table:table-cell>
          <table:table-cell office:value-type="float" office:value="0" calcext:value-type="float">
            <text:p>0</text:p>
          </table:table-cell>
          <table:table-cell office:value-type="float" office:value="1.145368" calcext:value-type="float">
            <text:p>1.145368</text:p>
          </table:table-cell>
          <table:table-cell office:value-type="float" office:value="95.27601" calcext:value-type="float">
            <text:p>95.27601</text:p>
          </table:table-cell>
          <table:table-cell office:value-type="float" office:value="-33.01173" calcext:value-type="float">
            <text:p>-33.01173</text:p>
          </table:table-cell>
          <table:table-cell office:value-type="float" office:value="62.26427" calcext:value-type="float">
            <text:p>62.26427</text:p>
          </table:table-cell>
          <table:table-cell office:value-type="float" office:value="-319.6755" calcext:value-type="float">
            <text:p>-319.6755</text:p>
          </table:table-cell>
          <table:table-cell office:value-type="float" office:value="0" calcext:value-type="float">
            <text:p>0</text:p>
          </table:table-cell>
          <table:table-cell office:value-type="float" office:value="6.902023" calcext:value-type="float">
            <text:p>6.902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8062004" calcext:value-type="float">
            <text:p>28062004</text:p>
          </table:table-cell>
          <table:table-cell office:value-type="float" office:value="328.4394" calcext:value-type="float">
            <text:p>328.4394</text:p>
          </table:table-cell>
          <table:table-cell office:value-type="float" office:value="13124.3" calcext:value-type="float">
            <text:p>13124.3</text:p>
          </table:table-cell>
          <table:table-cell office:value-type="float" office:value="0" calcext:value-type="float">
            <text:p>0</text:p>
          </table:table-cell>
          <table:table-cell office:value-type="float" office:value="0.5343585" calcext:value-type="float">
            <text:p>0.5343585</text:p>
          </table:table-cell>
          <table:table-cell office:value-type="float" office:value="-329.9429" calcext:value-type="float">
            <text:p>-329.9429</text:p>
          </table:table-cell>
          <table:table-cell office:value-type="float" office:value="857.0016" calcext:value-type="float">
            <text:p>857.0016</text:p>
          </table:table-cell>
          <table:table-cell office:value-type="float" office:value="-12.70489" calcext:value-type="float">
            <text:p>-12.70489</text:p>
          </table:table-cell>
          <table:table-cell office:value-type="float" office:value="95.2045" calcext:value-type="float">
            <text:p>95.2045</text:p>
          </table:table-cell>
          <table:table-cell office:value-type="float" office:value="184.6161" calcext:value-type="float">
            <text:p>184.6161</text:p>
          </table:table-cell>
          <table:table-cell office:value-type="float" office:value="0.06193725" calcext:value-type="float">
            <text:p>0.06193725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2190019" calcext:value-type="float">
            <text:p>0.002190019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-0.01680745" calcext:value-type="float">
            <text:p>-0.01680745</text:p>
          </table:table-cell>
          <table:table-cell office:value-type="float" office:value="370" calcext:value-type="float">
            <text:p>370</text:p>
          </table:table-cell>
          <table:table-cell office:value-type="float" office:value="-252.9389" calcext:value-type="float">
            <text:p>-252.9389</text:p>
          </table:table-cell>
          <table:table-cell office:value-type="float" office:value="0" calcext:value-type="float">
            <text:p>0</text:p>
          </table:table-cell>
          <table:table-cell office:value-type="float" office:value="390.4817" calcext:value-type="float">
            <text:p>390.4817</text:p>
          </table:table-cell>
          <table:table-cell office:value-type="float" office:value="1089.303" calcext:value-type="float">
            <text:p>1089.303</text:p>
          </table:table-cell>
          <table:table-cell office:value-type="float" office:value="1335.644" calcext:value-type="float">
            <text:p>1335.644</text:p>
          </table:table-cell>
          <table:table-cell office:value-type="float" office:value="1266.186" calcext:value-type="float">
            <text:p>1266.186</text:p>
          </table:table-cell>
          <table:table-cell office:value-type="float" office:value="752.8106" calcext:value-type="float">
            <text:p>752.8106</text:p>
          </table:table-cell>
          <table:table-cell office:value-type="float" office:value="1096.174" calcext:value-type="float">
            <text:p>1096.174</text:p>
          </table:table-cell>
          <table:table-cell office:value-type="float" office:value="410.6319" calcext:value-type="float">
            <text:p>410.6319</text:p>
          </table:table-cell>
          <table:table-cell office:value-type="float" office:value="1844.129" calcext:value-type="float">
            <text:p>1844.129</text:p>
          </table:table-cell>
          <table:table-cell office:value-type="float" office:value="2082.202" calcext:value-type="float">
            <text:p>2082.202</text:p>
          </table:table-cell>
          <table:table-cell office:value-type="float" office:value="1665.678" calcext:value-type="float">
            <text:p>1665.678</text:p>
          </table:table-cell>
          <table:table-cell office:value-type="float" office:value="584.0619" calcext:value-type="float">
            <text:p>584.0619</text:p>
          </table:table-cell>
          <table:table-cell office:value-type="float" office:value="572.4278" calcext:value-type="float">
            <text:p>572.4278</text:p>
          </table:table-cell>
          <table:table-cell office:value-type="float" office:value="142.7262" calcext:value-type="float">
            <text:p>142.7262</text:p>
          </table:table-cell>
          <table:table-cell office:value-type="float" office:value="35.66927" calcext:value-type="float">
            <text:p>35.66927</text:p>
          </table:table-cell>
          <table:table-cell office:value-type="float" office:value="0" calcext:value-type="float">
            <text:p>0</text:p>
          </table:table-cell>
          <table:table-cell office:value-type="float" office:value="-0.005199872" calcext:value-type="float">
            <text:p>-0.005199872</text:p>
          </table:table-cell>
          <table:table-cell office:value-type="float" office:value="0" calcext:value-type="float">
            <text:p>0</text:p>
          </table:table-cell>
          <table:table-cell office:value-type="float" office:value="1.227613" calcext:value-type="float">
            <text:p>1.227613</text:p>
          </table:table-cell>
          <table:table-cell office:value-type="float" office:value="107.3357" calcext:value-type="float">
            <text:p>107.3357</text:p>
          </table:table-cell>
          <table:table-cell office:value-type="float" office:value="-36.72674" calcext:value-type="float">
            <text:p>-36.72674</text:p>
          </table:table-cell>
          <table:table-cell office:value-type="float" office:value="70.60896" calcext:value-type="float">
            <text:p>70.60896</text:p>
          </table:table-cell>
          <table:table-cell office:value-type="float" office:value="-321.2942" calcext:value-type="float">
            <text:p>-321.2942</text:p>
          </table:table-cell>
          <table:table-cell office:value-type="float" office:value="0" calcext:value-type="float">
            <text:p>0</text:p>
          </table:table-cell>
          <table:table-cell office:value-type="float" office:value="7.017851" calcext:value-type="float">
            <text:p>7.017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9062004" calcext:value-type="float">
            <text:p>29062004</text:p>
          </table:table-cell>
          <table:table-cell office:value-type="float" office:value="327.4822" calcext:value-type="float">
            <text:p>327.4822</text:p>
          </table:table-cell>
          <table:table-cell office:value-type="float" office:value="13123.99" calcext:value-type="float">
            <text:p>13123.99</text:p>
          </table:table-cell>
          <table:table-cell office:value-type="float" office:value="0" calcext:value-type="float">
            <text:p>0</text:p>
          </table:table-cell>
          <table:table-cell office:value-type="float" office:value="0.6580775" calcext:value-type="float">
            <text:p>0.6580775</text:p>
          </table:table-cell>
          <table:table-cell office:value-type="float" office:value="-332.5806" calcext:value-type="float">
            <text:p>-332.5806</text:p>
          </table:table-cell>
          <table:table-cell office:value-type="float" office:value="870.1469" calcext:value-type="float">
            <text:p>870.1469</text:p>
          </table:table-cell>
          <table:table-cell office:value-type="float" office:value="-14.19465" calcext:value-type="float">
            <text:p>-14.19465</text:p>
          </table:table-cell>
          <table:table-cell office:value-type="float" office:value="94.18786" calcext:value-type="float">
            <text:p>94.18786</text:p>
          </table:table-cell>
          <table:table-cell office:value-type="float" office:value="184.2582" calcext:value-type="float">
            <text:p>184.2582</text:p>
          </table:table-cell>
          <table:table-cell office:value-type="float" office:value="0.06227616" calcext:value-type="float">
            <text:p>0.06227616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3419682" calcext:value-type="float">
            <text:p>0.003419682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0.0333292" calcext:value-type="float">
            <text:p>0.0333292</text:p>
          </table:table-cell>
          <table:table-cell office:value-type="float" office:value="370" calcext:value-type="float">
            <text:p>370</text:p>
          </table:table-cell>
          <table:table-cell office:value-type="float" office:value="-246.4691" calcext:value-type="float">
            <text:p>-246.4691</text:p>
          </table:table-cell>
          <table:table-cell office:value-type="float" office:value="0" calcext:value-type="float">
            <text:p>0</text:p>
          </table:table-cell>
          <table:table-cell office:value-type="float" office:value="390.7032" calcext:value-type="float">
            <text:p>390.7032</text:p>
          </table:table-cell>
          <table:table-cell office:value-type="float" office:value="1089.03" calcext:value-type="float">
            <text:p>1089.03</text:p>
          </table:table-cell>
          <table:table-cell office:value-type="float" office:value="1335.334" calcext:value-type="float">
            <text:p>1335.334</text:p>
          </table:table-cell>
          <table:table-cell office:value-type="float" office:value="1265.993" calcext:value-type="float">
            <text:p>1265.993</text:p>
          </table:table-cell>
          <table:table-cell office:value-type="float" office:value="752.6799" calcext:value-type="float">
            <text:p>752.6799</text:p>
          </table:table-cell>
          <table:table-cell office:value-type="float" office:value="1096.118" calcext:value-type="float">
            <text:p>1096.118</text:p>
          </table:table-cell>
          <table:table-cell office:value-type="float" office:value="410.606" calcext:value-type="float">
            <text:p>410.606</text:p>
          </table:table-cell>
          <table:table-cell office:value-type="float" office:value="1844.07" calcext:value-type="float">
            <text:p>1844.07</text:p>
          </table:table-cell>
          <table:table-cell office:value-type="float" office:value="2082.166" calcext:value-type="float">
            <text:p>2082.166</text:p>
          </table:table-cell>
          <table:table-cell office:value-type="float" office:value="1665.645" calcext:value-type="float">
            <text:p>1665.645</text:p>
          </table:table-cell>
          <table:table-cell office:value-type="float" office:value="584.0522" calcext:value-type="float">
            <text:p>584.0522</text:p>
          </table:table-cell>
          <table:table-cell office:value-type="float" office:value="572.4208" calcext:value-type="float">
            <text:p>572.4208</text:p>
          </table:table-cell>
          <table:table-cell office:value-type="float" office:value="142.7263" calcext:value-type="float">
            <text:p>142.7263</text:p>
          </table:table-cell>
          <table:table-cell office:value-type="float" office:value="35.66927" calcext:value-type="float">
            <text:p>35.66927</text:p>
          </table:table-cell>
          <table:table-cell office:value-type="float" office:value="0" calcext:value-type="float">
            <text:p>0</text:p>
          </table:table-cell>
          <table:table-cell office:value-type="float" office:value="-0.005227741" calcext:value-type="float">
            <text:p>-0.005227741</text:p>
          </table:table-cell>
          <table:table-cell office:value-type="float" office:value="0" calcext:value-type="float">
            <text:p>0</text:p>
          </table:table-cell>
          <table:table-cell office:value-type="float" office:value="1.320044" calcext:value-type="float">
            <text:p>1.320044</text:p>
          </table:table-cell>
          <table:table-cell office:value-type="float" office:value="119.5862" calcext:value-type="float">
            <text:p>119.5862</text:p>
          </table:table-cell>
          <table:table-cell office:value-type="float" office:value="-41.31314" calcext:value-type="float">
            <text:p>-41.31314</text:p>
          </table:table-cell>
          <table:table-cell office:value-type="float" office:value="78.27304" calcext:value-type="float">
            <text:p>78.27304</text:p>
          </table:table-cell>
          <table:table-cell office:value-type="float" office:value="-322.6008" calcext:value-type="float">
            <text:p>-322.6008</text:p>
          </table:table-cell>
          <table:table-cell office:value-type="float" office:value="0" calcext:value-type="float">
            <text:p>0</text:p>
          </table:table-cell>
          <table:table-cell office:value-type="float" office:value="7.123983" calcext:value-type="float">
            <text:p>7.123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0062004" calcext:value-type="float">
            <text:p>30062004</text:p>
          </table:table-cell>
          <table:table-cell office:value-type="float" office:value="326.5389" calcext:value-type="float">
            <text:p>326.5389</text:p>
          </table:table-cell>
          <table:table-cell office:value-type="float" office:value="13123.63" calcext:value-type="float">
            <text:p>13123.63</text:p>
          </table:table-cell>
          <table:table-cell office:value-type="float" office:value="0" calcext:value-type="float">
            <text:p>0</text:p>
          </table:table-cell>
          <table:table-cell office:value-type="float" office:value="0.8160678" calcext:value-type="float">
            <text:p>0.8160678</text:p>
          </table:table-cell>
          <table:table-cell office:value-type="float" office:value="-335.4441" calcext:value-type="float">
            <text:p>-335.4441</text:p>
          </table:table-cell>
          <table:table-cell office:value-type="float" office:value="877.0798" calcext:value-type="float">
            <text:p>877.0798</text:p>
          </table:table-cell>
          <table:table-cell office:value-type="float" office:value="-15.85118" calcext:value-type="float">
            <text:p>-15.85118</text:p>
          </table:table-cell>
          <table:table-cell office:value-type="float" office:value="93.12052" calcext:value-type="float">
            <text:p>93.12052</text:p>
          </table:table-cell>
          <table:table-cell office:value-type="float" office:value="183.9283" calcext:value-type="float">
            <text:p>183.9283</text:p>
          </table:table-cell>
          <table:table-cell office:value-type="float" office:value="0.06268389" calcext:value-type="float">
            <text:p>0.06268389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4151691" calcext:value-type="float">
            <text:p>0.004151691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0.07197127" calcext:value-type="float">
            <text:p>0.07197127</text:p>
          </table:table-cell>
          <table:table-cell office:value-type="float" office:value="370" calcext:value-type="float">
            <text:p>370</text:p>
          </table:table-cell>
          <table:table-cell office:value-type="float" office:value="-240.1351" calcext:value-type="float">
            <text:p>-240.1351</text:p>
          </table:table-cell>
          <table:table-cell office:value-type="float" office:value="0" calcext:value-type="float">
            <text:p>0</text:p>
          </table:table-cell>
          <table:table-cell office:value-type="float" office:value="390.9294" calcext:value-type="float">
            <text:p>390.9294</text:p>
          </table:table-cell>
          <table:table-cell office:value-type="float" office:value="1088.734" calcext:value-type="float">
            <text:p>1088.734</text:p>
          </table:table-cell>
          <table:table-cell office:value-type="float" office:value="1334.996" calcext:value-type="float">
            <text:p>1334.996</text:p>
          </table:table-cell>
          <table:table-cell office:value-type="float" office:value="1265.782" calcext:value-type="float">
            <text:p>1265.782</text:p>
          </table:table-cell>
          <table:table-cell office:value-type="float" office:value="752.5436" calcext:value-type="float">
            <text:p>752.5436</text:p>
          </table:table-cell>
          <table:table-cell office:value-type="float" office:value="1096.067" calcext:value-type="float">
            <text:p>1096.067</text:p>
          </table:table-cell>
          <table:table-cell office:value-type="float" office:value="410.5803" calcext:value-type="float">
            <text:p>410.5803</text:p>
          </table:table-cell>
          <table:table-cell office:value-type="float" office:value="1844.011" calcext:value-type="float">
            <text:p>1844.011</text:p>
          </table:table-cell>
          <table:table-cell office:value-type="float" office:value="2082.131" calcext:value-type="float">
            <text:p>2082.131</text:p>
          </table:table-cell>
          <table:table-cell office:value-type="float" office:value="1665.611" calcext:value-type="float">
            <text:p>1665.611</text:p>
          </table:table-cell>
          <table:table-cell office:value-type="float" office:value="584.0426" calcext:value-type="float">
            <text:p>584.0426</text:p>
          </table:table-cell>
          <table:table-cell office:value-type="float" office:value="572.4139" calcext:value-type="float">
            <text:p>572.4139</text:p>
          </table:table-cell>
          <table:table-cell office:value-type="float" office:value="142.7263" calcext:value-type="float">
            <text:p>142.7263</text:p>
          </table:table-cell>
          <table:table-cell office:value-type="float" office:value="35.66926" calcext:value-type="float">
            <text:p>35.66926</text:p>
          </table:table-cell>
          <table:table-cell office:value-type="float" office:value="0" calcext:value-type="float">
            <text:p>0</text:p>
          </table:table-cell>
          <table:table-cell office:value-type="float" office:value="-0.00527057" calcext:value-type="float">
            <text:p>-0.00527057</text:p>
          </table:table-cell>
          <table:table-cell office:value-type="float" office:value="0" calcext:value-type="float">
            <text:p>0</text:p>
          </table:table-cell>
          <table:table-cell office:value-type="float" office:value="1.420688" calcext:value-type="float">
            <text:p>1.420688</text:p>
          </table:table-cell>
          <table:table-cell office:value-type="float" office:value="132.4612" calcext:value-type="float">
            <text:p>132.4612</text:p>
          </table:table-cell>
          <table:table-cell office:value-type="float" office:value="-46.61204" calcext:value-type="float">
            <text:p>-46.61204</text:p>
          </table:table-cell>
          <table:table-cell office:value-type="float" office:value="85.84913" calcext:value-type="float">
            <text:p>85.84913</text:p>
          </table:table-cell>
          <table:table-cell office:value-type="float" office:value="-323.9717" calcext:value-type="float">
            <text:p>-323.9717</text:p>
          </table:table-cell>
          <table:table-cell office:value-type="float" office:value="0" calcext:value-type="float">
            <text:p>0</text:p>
          </table:table-cell>
          <table:table-cell office:value-type="float" office:value="7.248504" calcext:value-type="float">
            <text:p>7.248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72004" calcext:value-type="float">
            <text:p>1072004</text:p>
          </table:table-cell>
          <table:table-cell office:value-type="float" office:value="325.7324" calcext:value-type="float">
            <text:p>325.7324</text:p>
          </table:table-cell>
          <table:table-cell office:value-type="float" office:value="13123.18" calcext:value-type="float">
            <text:p>13123.18</text:p>
          </table:table-cell>
          <table:table-cell office:value-type="float" office:value="0" calcext:value-type="float">
            <text:p>0</text:p>
          </table:table-cell>
          <table:table-cell office:value-type="float" office:value="0.9897741" calcext:value-type="float">
            <text:p>0.9897741</text:p>
          </table:table-cell>
          <table:table-cell office:value-type="float" office:value="-338.3228" calcext:value-type="float">
            <text:p>-338.3228</text:p>
          </table:table-cell>
          <table:table-cell office:value-type="float" office:value="889.2504" calcext:value-type="float">
            <text:p>889.2504</text:p>
          </table:table-cell>
          <table:table-cell office:value-type="float" office:value="-17.54665" calcext:value-type="float">
            <text:p>-17.54665</text:p>
          </table:table-cell>
          <table:table-cell office:value-type="float" office:value="92.38612" calcext:value-type="float">
            <text:p>92.38612</text:p>
          </table:table-cell>
          <table:table-cell office:value-type="float" office:value="183.7152" calcext:value-type="float">
            <text:p>183.7152</text:p>
          </table:table-cell>
          <table:table-cell office:value-type="float" office:value="0.06320126" calcext:value-type="float">
            <text:p>0.06320126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4561595" calcext:value-type="float">
            <text:p>0.004561595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0.09615745" calcext:value-type="float">
            <text:p>0.09615745</text:p>
          </table:table-cell>
          <table:table-cell office:value-type="float" office:value="370" calcext:value-type="float">
            <text:p>370</text:p>
          </table:table-cell>
          <table:table-cell office:value-type="float" office:value="-233.2493" calcext:value-type="float">
            <text:p>-233.2493</text:p>
          </table:table-cell>
          <table:table-cell office:value-type="float" office:value="0" calcext:value-type="float">
            <text:p>0</text:p>
          </table:table-cell>
          <table:table-cell office:value-type="float" office:value="391.0947" calcext:value-type="float">
            <text:p>391.0947</text:p>
          </table:table-cell>
          <table:table-cell office:value-type="float" office:value="1088.452" calcext:value-type="float">
            <text:p>1088.452</text:p>
          </table:table-cell>
          <table:table-cell office:value-type="float" office:value="1334.655" calcext:value-type="float">
            <text:p>1334.655</text:p>
          </table:table-cell>
          <table:table-cell office:value-type="float" office:value="1265.562" calcext:value-type="float">
            <text:p>1265.562</text:p>
          </table:table-cell>
          <table:table-cell office:value-type="float" office:value="752.399" calcext:value-type="float">
            <text:p>752.399</text:p>
          </table:table-cell>
          <table:table-cell office:value-type="float" office:value="1096.013" calcext:value-type="float">
            <text:p>1096.013</text:p>
          </table:table-cell>
          <table:table-cell office:value-type="float" office:value="410.5541" calcext:value-type="float">
            <text:p>410.5541</text:p>
          </table:table-cell>
          <table:table-cell office:value-type="float" office:value="1843.95" calcext:value-type="float">
            <text:p>1843.95</text:p>
          </table:table-cell>
          <table:table-cell office:value-type="float" office:value="2082.1" calcext:value-type="float">
            <text:p>2082.1</text:p>
          </table:table-cell>
          <table:table-cell office:value-type="float" office:value="1665.577" calcext:value-type="float">
            <text:p>1665.577</text:p>
          </table:table-cell>
          <table:table-cell office:value-type="float" office:value="584.033" calcext:value-type="float">
            <text:p>584.033</text:p>
          </table:table-cell>
          <table:table-cell office:value-type="float" office:value="572.407" calcext:value-type="float">
            <text:p>572.407</text:p>
          </table:table-cell>
          <table:table-cell office:value-type="float" office:value="142.7263" calcext:value-type="float">
            <text:p>142.7263</text:p>
          </table:table-cell>
          <table:table-cell office:value-type="float" office:value="35.66926" calcext:value-type="float">
            <text:p>35.66926</text:p>
          </table:table-cell>
          <table:table-cell office:value-type="float" office:value="0" calcext:value-type="float">
            <text:p>0</text:p>
          </table:table-cell>
          <table:table-cell office:value-type="float" office:value="-0.005312181" calcext:value-type="float">
            <text:p>-0.005312181</text:p>
          </table:table-cell>
          <table:table-cell office:value-type="float" office:value="0" calcext:value-type="float">
            <text:p>0</text:p>
          </table:table-cell>
          <table:table-cell office:value-type="float" office:value="1.521772" calcext:value-type="float">
            <text:p>1.521772</text:p>
          </table:table-cell>
          <table:table-cell office:value-type="float" office:value="145.8704" calcext:value-type="float">
            <text:p>145.8704</text:p>
          </table:table-cell>
          <table:table-cell office:value-type="float" office:value="-51.92842" calcext:value-type="float">
            <text:p>-51.92842</text:p>
          </table:table-cell>
          <table:table-cell office:value-type="float" office:value="93.94194" calcext:value-type="float">
            <text:p>93.94194</text:p>
          </table:table-cell>
          <table:table-cell office:value-type="float" office:value="-325.3089" calcext:value-type="float">
            <text:p>-325.3089</text:p>
          </table:table-cell>
          <table:table-cell office:value-type="float" office:value="0" calcext:value-type="float">
            <text:p>0</text:p>
          </table:table-cell>
          <table:table-cell office:value-type="float" office:value="7.375575" calcext:value-type="float">
            <text:p>7.375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72004" calcext:value-type="float">
            <text:p>2072004</text:p>
          </table:table-cell>
          <table:table-cell office:value-type="float" office:value="324.3632" calcext:value-type="float">
            <text:p>324.3632</text:p>
          </table:table-cell>
          <table:table-cell office:value-type="float" office:value="13122.92" calcext:value-type="float">
            <text:p>13122.92</text:p>
          </table:table-cell>
          <table:table-cell office:value-type="float" office:value="0" calcext:value-type="float">
            <text:p>0</text:p>
          </table:table-cell>
          <table:table-cell office:value-type="float" office:value="1.169973" calcext:value-type="float">
            <text:p>1.169973</text:p>
          </table:table-cell>
          <table:table-cell office:value-type="float" office:value="-341.1247" calcext:value-type="float">
            <text:p>-341.1247</text:p>
          </table:table-cell>
          <table:table-cell office:value-type="float" office:value="895.6591" calcext:value-type="float">
            <text:p>895.6591</text:p>
          </table:table-cell>
          <table:table-cell office:value-type="float" office:value="-19.12745" calcext:value-type="float">
            <text:p>-19.12745</text:p>
          </table:table-cell>
          <table:table-cell office:value-type="float" office:value="92.43964" calcext:value-type="float">
            <text:p>92.43964</text:p>
          </table:table-cell>
          <table:table-cell office:value-type="float" office:value="182.773" calcext:value-type="float">
            <text:p>182.773</text:p>
          </table:table-cell>
          <table:table-cell office:value-type="float" office:value="0.06376431" calcext:value-type="float">
            <text:p>0.06376431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4805163" calcext:value-type="float">
            <text:p>0.004805163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0.1113053" calcext:value-type="float">
            <text:p>0.1113053</text:p>
          </table:table-cell>
          <table:table-cell office:value-type="float" office:value="370" calcext:value-type="float">
            <text:p>370</text:p>
          </table:table-cell>
          <table:table-cell office:value-type="float" office:value="-227.8636" calcext:value-type="float">
            <text:p>-227.8636</text:p>
          </table:table-cell>
          <table:table-cell office:value-type="float" office:value="0" calcext:value-type="float">
            <text:p>0</text:p>
          </table:table-cell>
          <table:table-cell office:value-type="float" office:value="391.4924" calcext:value-type="float">
            <text:p>391.4924</text:p>
          </table:table-cell>
          <table:table-cell office:value-type="float" office:value="1088.247" calcext:value-type="float">
            <text:p>1088.247</text:p>
          </table:table-cell>
          <table:table-cell office:value-type="float" office:value="1334.344" calcext:value-type="float">
            <text:p>1334.344</text:p>
          </table:table-cell>
          <table:table-cell office:value-type="float" office:value="1265.356" calcext:value-type="float">
            <text:p>1265.356</text:p>
          </table:table-cell>
          <table:table-cell office:value-type="float" office:value="752.2623" calcext:value-type="float">
            <text:p>752.2623</text:p>
          </table:table-cell>
          <table:table-cell office:value-type="float" office:value="1095.957" calcext:value-type="float">
            <text:p>1095.957</text:p>
          </table:table-cell>
          <table:table-cell office:value-type="float" office:value="410.528" calcext:value-type="float">
            <text:p>410.528</text:p>
          </table:table-cell>
          <table:table-cell office:value-type="float" office:value="1843.889" calcext:value-type="float">
            <text:p>1843.889</text:p>
          </table:table-cell>
          <table:table-cell office:value-type="float" office:value="2082.069" calcext:value-type="float">
            <text:p>2082.069</text:p>
          </table:table-cell>
          <table:table-cell office:value-type="float" office:value="1665.544" calcext:value-type="float">
            <text:p>1665.544</text:p>
          </table:table-cell>
          <table:table-cell office:value-type="float" office:value="584.0234" calcext:value-type="float">
            <text:p>584.0234</text:p>
          </table:table-cell>
          <table:table-cell office:value-type="float" office:value="572.4001" calcext:value-type="float">
            <text:p>572.4001</text:p>
          </table:table-cell>
          <table:table-cell office:value-type="float" office:value="142.7263" calcext:value-type="float">
            <text:p>142.7263</text:p>
          </table:table-cell>
          <table:table-cell office:value-type="float" office:value="35.66925" calcext:value-type="float">
            <text:p>35.66925</text:p>
          </table:table-cell>
          <table:table-cell office:value-type="float" office:value="0" calcext:value-type="float">
            <text:p>0</text:p>
          </table:table-cell>
          <table:table-cell office:value-type="float" office:value="-0.005361189" calcext:value-type="float">
            <text:p>-0.005361189</text:p>
          </table:table-cell>
          <table:table-cell office:value-type="float" office:value="0" calcext:value-type="float">
            <text:p>0</text:p>
          </table:table-cell>
          <table:table-cell office:value-type="float" office:value="1.611945" calcext:value-type="float">
            <text:p>1.611945</text:p>
          </table:table-cell>
          <table:table-cell office:value-type="float" office:value="157.159" calcext:value-type="float">
            <text:p>157.159</text:p>
          </table:table-cell>
          <table:table-cell office:value-type="float" office:value="-56.59296" calcext:value-type="float">
            <text:p>-56.59296</text:p>
          </table:table-cell>
          <table:table-cell office:value-type="float" office:value="100.5661" calcext:value-type="float">
            <text:p>100.5661</text:p>
          </table:table-cell>
          <table:table-cell office:value-type="float" office:value="-327.0295" calcext:value-type="float">
            <text:p>-327.0295</text:p>
          </table:table-cell>
          <table:table-cell office:value-type="float" office:value="0" calcext:value-type="float">
            <text:p>0</text:p>
          </table:table-cell>
          <table:table-cell office:value-type="float" office:value="7.857876" calcext:value-type="float">
            <text:p>7.857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072004" calcext:value-type="float">
            <text:p>3072004</text:p>
          </table:table-cell>
          <table:table-cell office:value-type="float" office:value="320.0312" calcext:value-type="float">
            <text:p>320.0312</text:p>
          </table:table-cell>
          <table:table-cell office:value-type="float" office:value="13123.43" calcext:value-type="float">
            <text:p>13123.43</text:p>
          </table:table-cell>
          <table:table-cell office:value-type="float" office:value="0" calcext:value-type="float">
            <text:p>0</text:p>
          </table:table-cell>
          <table:table-cell office:value-type="float" office:value="1.34836" calcext:value-type="float">
            <text:p>1.34836</text:p>
          </table:table-cell>
          <table:table-cell office:value-type="float" office:value="-346.5759" calcext:value-type="float">
            <text:p>-346.5759</text:p>
          </table:table-cell>
          <table:table-cell office:value-type="float" office:value="911.7201" calcext:value-type="float">
            <text:p>911.7201</text:p>
          </table:table-cell>
          <table:table-cell office:value-type="float" office:value="-20.79498" calcext:value-type="float">
            <text:p>-20.79498</text:p>
          </table:table-cell>
          <table:table-cell office:value-type="float" office:value="94.39003" calcext:value-type="float">
            <text:p>94.39003</text:p>
          </table:table-cell>
          <table:table-cell office:value-type="float" office:value="178.95" calcext:value-type="float">
            <text:p>178.95</text:p>
          </table:table-cell>
          <table:table-cell office:value-type="float" office:value="0.06416971" calcext:value-type="float">
            <text:p>0.06416971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5088934" calcext:value-type="float">
            <text:p>0.005088934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0.1263674" calcext:value-type="float">
            <text:p>0.1263674</text:p>
          </table:table-cell>
          <table:table-cell office:value-type="float" office:value="370" calcext:value-type="float">
            <text:p>370</text:p>
          </table:table-cell>
          <table:table-cell office:value-type="float" office:value="-220.6703" calcext:value-type="float">
            <text:p>-220.6703</text:p>
          </table:table-cell>
          <table:table-cell office:value-type="float" office:value="0" calcext:value-type="float">
            <text:p>0</text:p>
          </table:table-cell>
          <table:table-cell office:value-type="float" office:value="392.5401" calcext:value-type="float">
            <text:p>392.5401</text:p>
          </table:table-cell>
          <table:table-cell office:value-type="float" office:value="1088.037" calcext:value-type="float">
            <text:p>1088.037</text:p>
          </table:table-cell>
          <table:table-cell office:value-type="float" office:value="1334.05" calcext:value-type="float">
            <text:p>1334.05</text:p>
          </table:table-cell>
          <table:table-cell office:value-type="float" office:value="1265.169" calcext:value-type="float">
            <text:p>1265.169</text:p>
          </table:table-cell>
          <table:table-cell office:value-type="float" office:value="752.1321" calcext:value-type="float">
            <text:p>752.1321</text:p>
          </table:table-cell>
          <table:table-cell office:value-type="float" office:value="1095.899" calcext:value-type="float">
            <text:p>1095.899</text:p>
          </table:table-cell>
          <table:table-cell office:value-type="float" office:value="410.5044" calcext:value-type="float">
            <text:p>410.5044</text:p>
          </table:table-cell>
          <table:table-cell office:value-type="float" office:value="1843.828" calcext:value-type="float">
            <text:p>1843.828</text:p>
          </table:table-cell>
          <table:table-cell office:value-type="float" office:value="2082.039" calcext:value-type="float">
            <text:p>2082.039</text:p>
          </table:table-cell>
          <table:table-cell office:value-type="float" office:value="1665.511" calcext:value-type="float">
            <text:p>1665.511</text:p>
          </table:table-cell>
          <table:table-cell office:value-type="float" office:value="584.0138" calcext:value-type="float">
            <text:p>584.0138</text:p>
          </table:table-cell>
          <table:table-cell office:value-type="float" office:value="572.3932" calcext:value-type="float">
            <text:p>572.3932</text:p>
          </table:table-cell>
          <table:table-cell office:value-type="float" office:value="142.7263" calcext:value-type="float">
            <text:p>142.7263</text:p>
          </table:table-cell>
          <table:table-cell office:value-type="float" office:value="35.66925" calcext:value-type="float">
            <text:p>35.66925</text:p>
          </table:table-cell>
          <table:table-cell office:value-type="float" office:value="0" calcext:value-type="float">
            <text:p>0</text:p>
          </table:table-cell>
          <table:table-cell office:value-type="float" office:value="-0.005527102" calcext:value-type="float">
            <text:p>-0.005527102</text:p>
          </table:table-cell>
          <table:table-cell office:value-type="float" office:value="0" calcext:value-type="float">
            <text:p>0</text:p>
          </table:table-cell>
          <table:table-cell office:value-type="float" office:value="1.723468" calcext:value-type="float">
            <text:p>1.723468</text:p>
          </table:table-cell>
          <table:table-cell office:value-type="float" office:value="173.664" calcext:value-type="float">
            <text:p>173.664</text:p>
          </table:table-cell>
          <table:table-cell office:value-type="float" office:value="-62.10764" calcext:value-type="float">
            <text:p>-62.10764</text:p>
          </table:table-cell>
          <table:table-cell office:value-type="float" office:value="111.5563" calcext:value-type="float">
            <text:p>111.5563</text:p>
          </table:table-cell>
          <table:table-cell office:value-type="float" office:value="-330.9457" calcext:value-type="float">
            <text:p>-330.9457</text:p>
          </table:table-cell>
          <table:table-cell office:value-type="float" office:value="0" calcext:value-type="float">
            <text:p>0</text:p>
          </table:table-cell>
          <table:table-cell office:value-type="float" office:value="7.974473" calcext:value-type="float">
            <text:p>7.974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072004" calcext:value-type="float">
            <text:p>4072004</text:p>
          </table:table-cell>
          <table:table-cell office:value-type="float" office:value="314.484" calcext:value-type="float">
            <text:p>314.484</text:p>
          </table:table-cell>
          <table:table-cell office:value-type="float" office:value="13124.32" calcext:value-type="float">
            <text:p>13124.32</text:p>
          </table:table-cell>
          <table:table-cell office:value-type="float" office:value="0" calcext:value-type="float">
            <text:p>0</text:p>
          </table:table-cell>
          <table:table-cell office:value-type="float" office:value="1.526392" calcext:value-type="float">
            <text:p>1.526392</text:p>
          </table:table-cell>
          <table:table-cell office:value-type="float" office:value="-353.0838" calcext:value-type="float">
            <text:p>-353.0838</text:p>
          </table:table-cell>
          <table:table-cell office:value-type="float" office:value="932.7429" calcext:value-type="float">
            <text:p>932.7429</text:p>
          </table:table-cell>
          <table:table-cell office:value-type="float" office:value="-22.62144" calcext:value-type="float">
            <text:p>-22.62144</text:p>
          </table:table-cell>
          <table:table-cell office:value-type="float" office:value="96.80258" calcext:value-type="float">
            <text:p>96.80258</text:p>
          </table:table-cell>
          <table:table-cell office:value-type="float" office:value="174.1599" calcext:value-type="float">
            <text:p>174.1599</text:p>
          </table:table-cell>
          <table:table-cell office:value-type="float" office:value="0.06461055" calcext:value-type="float">
            <text:p>0.06461055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5160518" calcext:value-type="float">
            <text:p>0.005160518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0.1312179" calcext:value-type="float">
            <text:p>0.1312179</text:p>
          </table:table-cell>
          <table:table-cell office:value-type="float" office:value="370" calcext:value-type="float">
            <text:p>370</text:p>
          </table:table-cell>
          <table:table-cell office:value-type="float" office:value="-213.9951" calcext:value-type="float">
            <text:p>-213.9951</text:p>
          </table:table-cell>
          <table:table-cell office:value-type="float" office:value="0" calcext:value-type="float">
            <text:p>0</text:p>
          </table:table-cell>
          <table:table-cell office:value-type="float" office:value="393.8171" calcext:value-type="float">
            <text:p>393.8171</text:p>
          </table:table-cell>
          <table:table-cell office:value-type="float" office:value="1087.746" calcext:value-type="float">
            <text:p>1087.746</text:p>
          </table:table-cell>
          <table:table-cell office:value-type="float" office:value="1333.744" calcext:value-type="float">
            <text:p>1333.744</text:p>
          </table:table-cell>
          <table:table-cell office:value-type="float" office:value="1264.977" calcext:value-type="float">
            <text:p>1264.977</text:p>
          </table:table-cell>
          <table:table-cell office:value-type="float" office:value="752.006" calcext:value-type="float">
            <text:p>752.006</text:p>
          </table:table-cell>
          <table:table-cell office:value-type="float" office:value="1095.827" calcext:value-type="float">
            <text:p>1095.827</text:p>
          </table:table-cell>
          <table:table-cell office:value-type="float" office:value="410.4826" calcext:value-type="float">
            <text:p>410.4826</text:p>
          </table:table-cell>
          <table:table-cell office:value-type="float" office:value="1843.768" calcext:value-type="float">
            <text:p>1843.768</text:p>
          </table:table-cell>
          <table:table-cell office:value-type="float" office:value="2082.011" calcext:value-type="float">
            <text:p>2082.011</text:p>
          </table:table-cell>
          <table:table-cell office:value-type="float" office:value="1665.477" calcext:value-type="float">
            <text:p>1665.477</text:p>
          </table:table-cell>
          <table:table-cell office:value-type="float" office:value="584.0043" calcext:value-type="float">
            <text:p>584.0043</text:p>
          </table:table-cell>
          <table:table-cell office:value-type="float" office:value="572.3862" calcext:value-type="float">
            <text:p>572.3862</text:p>
          </table:table-cell>
          <table:table-cell office:value-type="float" office:value="142.7263" calcext:value-type="float">
            <text:p>142.7263</text:p>
          </table:table-cell>
          <table:table-cell office:value-type="float" office:value="35.66924" calcext:value-type="float">
            <text:p>35.66924</text:p>
          </table:table-cell>
          <table:table-cell office:value-type="float" office:value="0" calcext:value-type="float">
            <text:p>0</text:p>
          </table:table-cell>
          <table:table-cell office:value-type="float" office:value="-0.005672585" calcext:value-type="float">
            <text:p>-0.005672585</text:p>
          </table:table-cell>
          <table:table-cell office:value-type="float" office:value="0" calcext:value-type="float">
            <text:p>0</text:p>
          </table:table-cell>
          <table:table-cell office:value-type="float" office:value="1.835686" calcext:value-type="float">
            <text:p>1.835686</text:p>
          </table:table-cell>
          <table:table-cell office:value-type="float" office:value="191.2096" calcext:value-type="float">
            <text:p>191.2096</text:p>
          </table:table-cell>
          <table:table-cell office:value-type="float" office:value="-68.29391" calcext:value-type="float">
            <text:p>-68.29391</text:p>
          </table:table-cell>
          <table:table-cell office:value-type="float" office:value="122.9157" calcext:value-type="float">
            <text:p>122.9157</text:p>
          </table:table-cell>
          <table:table-cell office:value-type="float" office:value="-335.7036" calcext:value-type="float">
            <text:p>-335.7036</text:p>
          </table:table-cell>
          <table:table-cell office:value-type="float" office:value="0" calcext:value-type="float">
            <text:p>0</text:p>
          </table:table-cell>
          <table:table-cell office:value-type="float" office:value="8.04587" calcext:value-type="float">
            <text:p>8.04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072004" calcext:value-type="float">
            <text:p>5072004</text:p>
          </table:table-cell>
          <table:table-cell office:value-type="float" office:value="309.999" calcext:value-type="float">
            <text:p>309.999</text:p>
          </table:table-cell>
          <table:table-cell office:value-type="float" office:value="13125.04" calcext:value-type="float">
            <text:p>13125.04</text:p>
          </table:table-cell>
          <table:table-cell office:value-type="float" office:value="0" calcext:value-type="float">
            <text:p>0</text:p>
          </table:table-cell>
          <table:table-cell office:value-type="float" office:value="1.703143" calcext:value-type="float">
            <text:p>1.703143</text:p>
          </table:table-cell>
          <table:table-cell office:value-type="float" office:value="-358.4975" calcext:value-type="float">
            <text:p>-358.4975</text:p>
          </table:table-cell>
          <table:table-cell office:value-type="float" office:value="948.4661" calcext:value-type="float">
            <text:p>948.4661</text:p>
          </table:table-cell>
          <table:table-cell office:value-type="float" office:value="-24.37921" calcext:value-type="float">
            <text:p>-24.37921</text:p>
          </table:table-cell>
          <table:table-cell office:value-type="float" office:value="98.41066" calcext:value-type="float">
            <text:p>98.41066</text:p>
          </table:table-cell>
          <table:table-cell office:value-type="float" office:value="170.2144" calcext:value-type="float">
            <text:p>170.2144</text:p>
          </table:table-cell>
          <table:table-cell office:value-type="float" office:value="0.06514505" calcext:value-type="float">
            <text:p>0.06514505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534152" calcext:value-type="float">
            <text:p>0.00534152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0.1342302" calcext:value-type="float">
            <text:p>0.1342302</text:p>
          </table:table-cell>
          <table:table-cell office:value-type="float" office:value="370" calcext:value-type="float">
            <text:p>370</text:p>
          </table:table-cell>
          <table:table-cell office:value-type="float" office:value="-209.5105" calcext:value-type="float">
            <text:p>-209.5105</text:p>
          </table:table-cell>
          <table:table-cell office:value-type="float" office:value="0" calcext:value-type="float">
            <text:p>0</text:p>
          </table:table-cell>
          <table:table-cell office:value-type="float" office:value="395.0263" calcext:value-type="float">
            <text:p>395.0263</text:p>
          </table:table-cell>
          <table:table-cell office:value-type="float" office:value="1087.516" calcext:value-type="float">
            <text:p>1087.516</text:p>
          </table:table-cell>
          <table:table-cell office:value-type="float" office:value="1333.477" calcext:value-type="float">
            <text:p>1333.477</text:p>
          </table:table-cell>
          <table:table-cell office:value-type="float" office:value="1264.795" calcext:value-type="float">
            <text:p>1264.795</text:p>
          </table:table-cell>
          <table:table-cell office:value-type="float" office:value="751.892" calcext:value-type="float">
            <text:p>751.892</text:p>
          </table:table-cell>
          <table:table-cell office:value-type="float" office:value="1095.748" calcext:value-type="float">
            <text:p>1095.748</text:p>
          </table:table-cell>
          <table:table-cell office:value-type="float" office:value="410.4641" calcext:value-type="float">
            <text:p>410.4641</text:p>
          </table:table-cell>
          <table:table-cell office:value-type="float" office:value="1843.709" calcext:value-type="float">
            <text:p>1843.709</text:p>
          </table:table-cell>
          <table:table-cell office:value-type="float" office:value="2081.985" calcext:value-type="float">
            <text:p>2081.985</text:p>
          </table:table-cell>
          <table:table-cell office:value-type="float" office:value="1665.444" calcext:value-type="float">
            <text:p>1665.444</text:p>
          </table:table-cell>
          <table:table-cell office:value-type="float" office:value="583.9949" calcext:value-type="float">
            <text:p>583.9949</text:p>
          </table:table-cell>
          <table:table-cell office:value-type="float" office:value="572.3793" calcext:value-type="float">
            <text:p>572.3793</text:p>
          </table:table-cell>
          <table:table-cell office:value-type="float" office:value="142.7263" calcext:value-type="float">
            <text:p>142.7263</text:p>
          </table:table-cell>
          <table:table-cell office:value-type="float" office:value="35.66924" calcext:value-type="float">
            <text:p>35.66924</text:p>
          </table:table-cell>
          <table:table-cell office:value-type="float" office:value="0" calcext:value-type="float">
            <text:p>0</text:p>
          </table:table-cell>
          <table:table-cell office:value-type="float" office:value="-0.005696608" calcext:value-type="float">
            <text:p>-0.005696608</text:p>
          </table:table-cell>
          <table:table-cell office:value-type="float" office:value="0" calcext:value-type="float">
            <text:p>0</text:p>
          </table:table-cell>
          <table:table-cell office:value-type="float" office:value="1.921446" calcext:value-type="float">
            <text:p>1.921446</text:p>
          </table:table-cell>
          <table:table-cell office:value-type="float" office:value="204.3077" calcext:value-type="float">
            <text:p>204.3077</text:p>
          </table:table-cell>
          <table:table-cell office:value-type="float" office:value="-73.24813" calcext:value-type="float">
            <text:p>-73.24813</text:p>
          </table:table-cell>
          <table:table-cell office:value-type="float" office:value="131.0595" calcext:value-type="float">
            <text:p>131.0595</text:p>
          </table:table-cell>
          <table:table-cell office:value-type="float" office:value="-339.5673" calcext:value-type="float">
            <text:p>-339.5673</text:p>
          </table:table-cell>
          <table:table-cell office:value-type="float" office:value="0" calcext:value-type="float">
            <text:p>0</text:p>
          </table:table-cell>
          <table:table-cell office:value-type="float" office:value="8.249592" calcext:value-type="float">
            <text:p>8.249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072004" calcext:value-type="float">
            <text:p>6072004</text:p>
          </table:table-cell>
          <table:table-cell office:value-type="float" office:value="306.1013" calcext:value-type="float">
            <text:p>306.1013</text:p>
          </table:table-cell>
          <table:table-cell office:value-type="float" office:value="13125.63" calcext:value-type="float">
            <text:p>13125.63</text:p>
          </table:table-cell>
          <table:table-cell office:value-type="float" office:value="0" calcext:value-type="float">
            <text:p>0</text:p>
          </table:table-cell>
          <table:table-cell office:value-type="float" office:value="1.881975" calcext:value-type="float">
            <text:p>1.881975</text:p>
          </table:table-cell>
          <table:table-cell office:value-type="float" office:value="-363.5192" calcext:value-type="float">
            <text:p>-363.5192</text:p>
          </table:table-cell>
          <table:table-cell office:value-type="float" office:value="965.369" calcext:value-type="float">
            <text:p>965.369</text:p>
          </table:table-cell>
          <table:table-cell office:value-type="float" office:value="-26.22659" calcext:value-type="float">
            <text:p>-26.22659</text:p>
          </table:table-cell>
          <table:table-cell office:value-type="float" office:value="99.628" calcext:value-type="float">
            <text:p>99.628</text:p>
          </table:table-cell>
          <table:table-cell office:value-type="float" office:value="166.7951" calcext:value-type="float">
            <text:p>166.7951</text:p>
          </table:table-cell>
          <table:table-cell office:value-type="float" office:value="0.0657181" calcext:value-type="float">
            <text:p>0.0657181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5370234" calcext:value-type="float">
            <text:p>0.005370234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0.1364426" calcext:value-type="float">
            <text:p>0.1364426</text:p>
          </table:table-cell>
          <table:table-cell office:value-type="float" office:value="370" calcext:value-type="float">
            <text:p>370</text:p>
          </table:table-cell>
          <table:table-cell office:value-type="float" office:value="-200.6903" calcext:value-type="float">
            <text:p>-200.6903</text:p>
          </table:table-cell>
          <table:table-cell office:value-type="float" office:value="0" calcext:value-type="float">
            <text:p>0</text:p>
          </table:table-cell>
          <table:table-cell office:value-type="float" office:value="396.0537" calcext:value-type="float">
            <text:p>396.0537</text:p>
          </table:table-cell>
          <table:table-cell office:value-type="float" office:value="1087.319" calcext:value-type="float">
            <text:p>1087.319</text:p>
          </table:table-cell>
          <table:table-cell office:value-type="float" office:value="1333.246" calcext:value-type="float">
            <text:p>1333.246</text:p>
          </table:table-cell>
          <table:table-cell office:value-type="float" office:value="1264.638" calcext:value-type="float">
            <text:p>1264.638</text:p>
          </table:table-cell>
          <table:table-cell office:value-type="float" office:value="751.7871" calcext:value-type="float">
            <text:p>751.7871</text:p>
          </table:table-cell>
          <table:table-cell office:value-type="float" office:value="1095.67" calcext:value-type="float">
            <text:p>1095.67</text:p>
          </table:table-cell>
          <table:table-cell office:value-type="float" office:value="410.4471" calcext:value-type="float">
            <text:p>410.4471</text:p>
          </table:table-cell>
          <table:table-cell office:value-type="float" office:value="1843.653" calcext:value-type="float">
            <text:p>1843.653</text:p>
          </table:table-cell>
          <table:table-cell office:value-type="float" office:value="2081.961" calcext:value-type="float">
            <text:p>2081.961</text:p>
          </table:table-cell>
          <table:table-cell office:value-type="float" office:value="1665.41" calcext:value-type="float">
            <text:p>1665.41</text:p>
          </table:table-cell>
          <table:table-cell office:value-type="float" office:value="583.9854" calcext:value-type="float">
            <text:p>583.9854</text:p>
          </table:table-cell>
          <table:table-cell office:value-type="float" office:value="572.3724" calcext:value-type="float">
            <text:p>572.3724</text:p>
          </table:table-cell>
          <table:table-cell office:value-type="float" office:value="142.7263" calcext:value-type="float">
            <text:p>142.7263</text:p>
          </table:table-cell>
          <table:table-cell office:value-type="float" office:value="35.66924" calcext:value-type="float">
            <text:p>35.66924</text:p>
          </table:table-cell>
          <table:table-cell office:value-type="float" office:value="0" calcext:value-type="float">
            <text:p>0</text:p>
          </table:table-cell>
          <table:table-cell office:value-type="float" office:value="-0.005712798" calcext:value-type="float">
            <text:p>-0.005712798</text:p>
          </table:table-cell>
          <table:table-cell office:value-type="float" office:value="0" calcext:value-type="float">
            <text:p>0</text:p>
          </table:table-cell>
          <table:table-cell office:value-type="float" office:value="1.998639" calcext:value-type="float">
            <text:p>1.998639</text:p>
          </table:table-cell>
          <table:table-cell office:value-type="float" office:value="220.9092" calcext:value-type="float">
            <text:p>220.9092</text:p>
          </table:table-cell>
          <table:table-cell office:value-type="float" office:value="-77.85506" calcext:value-type="float">
            <text:p>-77.85506</text:p>
          </table:table-cell>
          <table:table-cell office:value-type="float" office:value="143.0542" calcext:value-type="float">
            <text:p>143.0542</text:p>
          </table:table-cell>
          <table:table-cell office:value-type="float" office:value="-342.9785" calcext:value-type="float">
            <text:p>-342.9785</text:p>
          </table:table-cell>
          <table:table-cell office:value-type="float" office:value="0" calcext:value-type="float">
            <text:p>0</text:p>
          </table:table-cell>
          <table:table-cell office:value-type="float" office:value="8.480566" calcext:value-type="float">
            <text:p>8.480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072004" calcext:value-type="float">
            <text:p>7072004</text:p>
          </table:table-cell>
          <table:table-cell office:value-type="float" office:value="302.7877" calcext:value-type="float">
            <text:p>302.7877</text:p>
          </table:table-cell>
          <table:table-cell office:value-type="float" office:value="13126.16" calcext:value-type="float">
            <text:p>13126.16</text:p>
          </table:table-cell>
          <table:table-cell office:value-type="float" office:value="0" calcext:value-type="float">
            <text:p>0</text:p>
          </table:table-cell>
          <table:table-cell office:value-type="float" office:value="2.068009" calcext:value-type="float">
            <text:p>2.068009</text:p>
          </table:table-cell>
          <table:table-cell office:value-type="float" office:value="-367.6393" calcext:value-type="float">
            <text:p>-367.6393</text:p>
          </table:table-cell>
          <table:table-cell office:value-type="float" office:value="975.3564" calcext:value-type="float">
            <text:p>975.3564</text:p>
          </table:table-cell>
          <table:table-cell office:value-type="float" office:value="-28.26993" calcext:value-type="float">
            <text:p>-28.26993</text:p>
          </table:table-cell>
          <table:table-cell office:value-type="float" office:value="100.5543" calcext:value-type="float">
            <text:p>100.5543</text:p>
          </table:table-cell>
          <table:table-cell office:value-type="float" office:value="163.566" calcext:value-type="float">
            <text:p>163.566</text:p>
          </table:table-cell>
          <table:table-cell office:value-type="float" office:value="0.06616371" calcext:value-type="float">
            <text:p>0.06616371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5374822" calcext:value-type="float">
            <text:p>0.005374822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0.1370834" calcext:value-type="float">
            <text:p>0.1370834</text:p>
          </table:table-cell>
          <table:table-cell office:value-type="float" office:value="370" calcext:value-type="float">
            <text:p>370</text:p>
          </table:table-cell>
          <table:table-cell office:value-type="float" office:value="-196.7448" calcext:value-type="float">
            <text:p>-196.7448</text:p>
          </table:table-cell>
          <table:table-cell office:value-type="float" office:value="0" calcext:value-type="float">
            <text:p>0</text:p>
          </table:table-cell>
          <table:table-cell office:value-type="float" office:value="397.1272" calcext:value-type="float">
            <text:p>397.1272</text:p>
          </table:table-cell>
          <table:table-cell office:value-type="float" office:value="1087.303" calcext:value-type="float">
            <text:p>1087.303</text:p>
          </table:table-cell>
          <table:table-cell office:value-type="float" office:value="1333.058" calcext:value-type="float">
            <text:p>1333.058</text:p>
          </table:table-cell>
          <table:table-cell office:value-type="float" office:value="1264.51" calcext:value-type="float">
            <text:p>1264.51</text:p>
          </table:table-cell>
          <table:table-cell office:value-type="float" office:value="751.7006" calcext:value-type="float">
            <text:p>751.7006</text:p>
          </table:table-cell>
          <table:table-cell office:value-type="float" office:value="1095.596" calcext:value-type="float">
            <text:p>1095.596</text:p>
          </table:table-cell>
          <table:table-cell office:value-type="float" office:value="410.4318" calcext:value-type="float">
            <text:p>410.4318</text:p>
          </table:table-cell>
          <table:table-cell office:value-type="float" office:value="1843.6" calcext:value-type="float">
            <text:p>1843.6</text:p>
          </table:table-cell>
          <table:table-cell office:value-type="float" office:value="2081.939" calcext:value-type="float">
            <text:p>2081.939</text:p>
          </table:table-cell>
          <table:table-cell office:value-type="float" office:value="1665.377" calcext:value-type="float">
            <text:p>1665.377</text:p>
          </table:table-cell>
          <table:table-cell office:value-type="float" office:value="583.9758" calcext:value-type="float">
            <text:p>583.9758</text:p>
          </table:table-cell>
          <table:table-cell office:value-type="float" office:value="572.3657" calcext:value-type="float">
            <text:p>572.3657</text:p>
          </table:table-cell>
          <table:table-cell office:value-type="float" office:value="142.7263" calcext:value-type="float">
            <text:p>142.7263</text:p>
          </table:table-cell>
          <table:table-cell office:value-type="float" office:value="35.66923" calcext:value-type="float">
            <text:p>35.66923</text:p>
          </table:table-cell>
          <table:table-cell office:value-type="float" office:value="0" calcext:value-type="float">
            <text:p>0</text:p>
          </table:table-cell>
          <table:table-cell office:value-type="float" office:value="-0.005875594" calcext:value-type="float">
            <text:p>-0.005875594</text:p>
          </table:table-cell>
          <table:table-cell office:value-type="float" office:value="0" calcext:value-type="float">
            <text:p>0</text:p>
          </table:table-cell>
          <table:table-cell office:value-type="float" office:value="2.078952" calcext:value-type="float">
            <text:p>2.078952</text:p>
          </table:table-cell>
          <table:table-cell office:value-type="float" office:value="231.4691" calcext:value-type="float">
            <text:p>231.4691</text:p>
          </table:table-cell>
          <table:table-cell office:value-type="float" office:value="-82.3963" calcext:value-type="float">
            <text:p>-82.3963</text:p>
          </table:table-cell>
          <table:table-cell office:value-type="float" office:value="149.0728" calcext:value-type="float">
            <text:p>149.0728</text:p>
          </table:table-cell>
          <table:table-cell office:value-type="float" office:value="-345.8779" calcext:value-type="float">
            <text:p>-345.8779</text:p>
          </table:table-cell>
          <table:table-cell office:value-type="float" office:value="0" calcext:value-type="float">
            <text:p>0</text:p>
          </table:table-cell>
          <table:table-cell office:value-type="float" office:value="9.30084" calcext:value-type="float">
            <text:p>9.30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072004" calcext:value-type="float">
            <text:p>8072004</text:p>
          </table:table-cell>
          <table:table-cell office:value-type="float" office:value="297.3801" calcext:value-type="float">
            <text:p>297.3801</text:p>
          </table:table-cell>
          <table:table-cell office:value-type="float" office:value="13127.15" calcext:value-type="float">
            <text:p>13127.15</text:p>
          </table:table-cell>
          <table:table-cell office:value-type="float" office:value="0" calcext:value-type="float">
            <text:p>0</text:p>
          </table:table-cell>
          <table:table-cell office:value-type="float" office:value="2.290337" calcext:value-type="float">
            <text:p>2.290337</text:p>
          </table:table-cell>
          <table:table-cell office:value-type="float" office:value="-374.3696" calcext:value-type="float">
            <text:p>-374.3696</text:p>
          </table:table-cell>
          <table:table-cell office:value-type="float" office:value="995.2697" calcext:value-type="float">
            <text:p>995.2697</text:p>
          </table:table-cell>
          <table:table-cell office:value-type="float" office:value="-30.67817" calcext:value-type="float">
            <text:p>-30.67817</text:p>
          </table:table-cell>
          <table:table-cell office:value-type="float" office:value="102.7764" calcext:value-type="float">
            <text:p>102.7764</text:p>
          </table:table-cell>
          <table:table-cell office:value-type="float" office:value="158.5935" calcext:value-type="float">
            <text:p>158.5935</text:p>
          </table:table-cell>
          <table:table-cell office:value-type="float" office:value="0.06661176" calcext:value-type="float">
            <text:p>0.06661176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5378733" calcext:value-type="float">
            <text:p>0.005378733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0.1376589" calcext:value-type="float">
            <text:p>0.1376589</text:p>
          </table:table-cell>
          <table:table-cell office:value-type="float" office:value="370" calcext:value-type="float">
            <text:p>370</text:p>
          </table:table-cell>
          <table:table-cell office:value-type="float" office:value="-193.981" calcext:value-type="float">
            <text:p>-193.981</text:p>
          </table:table-cell>
          <table:table-cell office:value-type="float" office:value="0" calcext:value-type="float">
            <text:p>0</text:p>
          </table:table-cell>
          <table:table-cell office:value-type="float" office:value="398.476" calcext:value-type="float">
            <text:p>398.476</text:p>
          </table:table-cell>
          <table:table-cell office:value-type="float" office:value="1087.113" calcext:value-type="float">
            <text:p>1087.113</text:p>
          </table:table-cell>
          <table:table-cell office:value-type="float" office:value="1332.856" calcext:value-type="float">
            <text:p>1332.856</text:p>
          </table:table-cell>
          <table:table-cell office:value-type="float" office:value="1264.383" calcext:value-type="float">
            <text:p>1264.383</text:p>
          </table:table-cell>
          <table:table-cell office:value-type="float" office:value="751.6193" calcext:value-type="float">
            <text:p>751.6193</text:p>
          </table:table-cell>
          <table:table-cell office:value-type="float" office:value="1095.528" calcext:value-type="float">
            <text:p>1095.528</text:p>
          </table:table-cell>
          <table:table-cell office:value-type="float" office:value="410.4207" calcext:value-type="float">
            <text:p>410.4207</text:p>
          </table:table-cell>
          <table:table-cell office:value-type="float" office:value="1843.549" calcext:value-type="float">
            <text:p>1843.549</text:p>
          </table:table-cell>
          <table:table-cell office:value-type="float" office:value="2081.927" calcext:value-type="float">
            <text:p>2081.927</text:p>
          </table:table-cell>
          <table:table-cell office:value-type="float" office:value="1665.344" calcext:value-type="float">
            <text:p>1665.344</text:p>
          </table:table-cell>
          <table:table-cell office:value-type="float" office:value="583.9663" calcext:value-type="float">
            <text:p>583.9663</text:p>
          </table:table-cell>
          <table:table-cell office:value-type="float" office:value="572.3589" calcext:value-type="float">
            <text:p>572.3589</text:p>
          </table:table-cell>
          <table:table-cell office:value-type="float" office:value="142.7263" calcext:value-type="float">
            <text:p>142.7263</text:p>
          </table:table-cell>
          <table:table-cell office:value-type="float" office:value="35.66923" calcext:value-type="float">
            <text:p>35.66923</text:p>
          </table:table-cell>
          <table:table-cell office:value-type="float" office:value="0" calcext:value-type="float">
            <text:p>0</text:p>
          </table:table-cell>
          <table:table-cell office:value-type="float" office:value="-0.005934579" calcext:value-type="float">
            <text:p>-0.005934579</text:p>
          </table:table-cell>
          <table:table-cell office:value-type="float" office:value="0" calcext:value-type="float">
            <text:p>0</text:p>
          </table:table-cell>
          <table:table-cell office:value-type="float" office:value="2.182472" calcext:value-type="float">
            <text:p>2.182472</text:p>
          </table:table-cell>
          <table:table-cell office:value-type="float" office:value="244.7415" calcext:value-type="float">
            <text:p>244.7415</text:p>
          </table:table-cell>
          <table:table-cell office:value-type="float" office:value="-88.58603" calcext:value-type="float">
            <text:p>-88.58603</text:p>
          </table:table-cell>
          <table:table-cell office:value-type="float" office:value="156.1555" calcext:value-type="float">
            <text:p>156.1555</text:p>
          </table:table-cell>
          <table:table-cell office:value-type="float" office:value="-350.4425" calcext:value-type="float">
            <text:p>-350.4425</text:p>
          </table:table-cell>
          <table:table-cell office:value-type="float" office:value="0" calcext:value-type="float">
            <text:p>0</text:p>
          </table:table-cell>
          <table:table-cell office:value-type="float" office:value="9.541265" calcext:value-type="float">
            <text:p>9.541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072004" calcext:value-type="float">
            <text:p>9072004</text:p>
          </table:table-cell>
          <table:table-cell office:value-type="float" office:value="291.4316" calcext:value-type="float">
            <text:p>291.4316</text:p>
          </table:table-cell>
          <table:table-cell office:value-type="float" office:value="13128.26" calcext:value-type="float">
            <text:p>13128.26</text:p>
          </table:table-cell>
          <table:table-cell office:value-type="float" office:value="0" calcext:value-type="float">
            <text:p>0</text:p>
          </table:table-cell>
          <table:table-cell office:value-type="float" office:value="2.564534" calcext:value-type="float">
            <text:p>2.564534</text:p>
          </table:table-cell>
          <table:table-cell office:value-type="float" office:value="-381.6371" calcext:value-type="float">
            <text:p>-381.6371</text:p>
          </table:table-cell>
          <table:table-cell office:value-type="float" office:value="1018.524" calcext:value-type="float">
            <text:p>1018.524</text:p>
          </table:table-cell>
          <table:table-cell office:value-type="float" office:value="-33.22115" calcext:value-type="float">
            <text:p>-33.22115</text:p>
          </table:table-cell>
          <table:table-cell office:value-type="float" office:value="104.6687" calcext:value-type="float">
            <text:p>104.6687</text:p>
          </table:table-cell>
          <table:table-cell office:value-type="float" office:value="153.0994" calcext:value-type="float">
            <text:p>153.0994</text:p>
          </table:table-cell>
          <table:table-cell office:value-type="float" office:value="0.06707558" calcext:value-type="float">
            <text:p>0.06707558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5382227" calcext:value-type="float">
            <text:p>0.005382227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0.1381792" calcext:value-type="float">
            <text:p>0.1381792</text:p>
          </table:table-cell>
          <table:table-cell office:value-type="float" office:value="370" calcext:value-type="float">
            <text:p>370</text:p>
          </table:table-cell>
          <table:table-cell office:value-type="float" office:value="-185.9373" calcext:value-type="float">
            <text:p>-185.9373</text:p>
          </table:table-cell>
          <table:table-cell office:value-type="float" office:value="0" calcext:value-type="float">
            <text:p>0</text:p>
          </table:table-cell>
          <table:table-cell office:value-type="float" office:value="400.0208" calcext:value-type="float">
            <text:p>400.0208</text:p>
          </table:table-cell>
          <table:table-cell office:value-type="float" office:value="1086.884" calcext:value-type="float">
            <text:p>1086.884</text:p>
          </table:table-cell>
          <table:table-cell office:value-type="float" office:value="1332.61" calcext:value-type="float">
            <text:p>1332.61</text:p>
          </table:table-cell>
          <table:table-cell office:value-type="float" office:value="1264.242" calcext:value-type="float">
            <text:p>1264.242</text:p>
          </table:table-cell>
          <table:table-cell office:value-type="float" office:value="751.5328" calcext:value-type="float">
            <text:p>751.5328</text:p>
          </table:table-cell>
          <table:table-cell office:value-type="float" office:value="1095.45" calcext:value-type="float">
            <text:p>1095.45</text:p>
          </table:table-cell>
          <table:table-cell office:value-type="float" office:value="410.4079" calcext:value-type="float">
            <text:p>410.4079</text:p>
          </table:table-cell>
          <table:table-cell office:value-type="float" office:value="1843.498" calcext:value-type="float">
            <text:p>1843.498</text:p>
          </table:table-cell>
          <table:table-cell office:value-type="float" office:value="2081.93" calcext:value-type="float">
            <text:p>2081.93</text:p>
          </table:table-cell>
          <table:table-cell office:value-type="float" office:value="1665.31" calcext:value-type="float">
            <text:p>1665.31</text:p>
          </table:table-cell>
          <table:table-cell office:value-type="float" office:value="583.9568" calcext:value-type="float">
            <text:p>583.9568</text:p>
          </table:table-cell>
          <table:table-cell office:value-type="float" office:value="572.3553" calcext:value-type="float">
            <text:p>572.3553</text:p>
          </table:table-cell>
          <table:table-cell office:value-type="float" office:value="142.7263" calcext:value-type="float">
            <text:p>142.7263</text:p>
          </table:table-cell>
          <table:table-cell office:value-type="float" office:value="35.66922" calcext:value-type="float">
            <text:p>35.66922</text:p>
          </table:table-cell>
          <table:table-cell office:value-type="float" office:value="0" calcext:value-type="float">
            <text:p>0</text:p>
          </table:table-cell>
          <table:table-cell office:value-type="float" office:value="-0.005983506" calcext:value-type="float">
            <text:p>-0.005983506</text:p>
          </table:table-cell>
          <table:table-cell office:value-type="float" office:value="0" calcext:value-type="float">
            <text:p>0</text:p>
          </table:table-cell>
          <table:table-cell office:value-type="float" office:value="2.290462" calcext:value-type="float">
            <text:p>2.290462</text:p>
          </table:table-cell>
          <table:table-cell office:value-type="float" office:value="264.7472" calcext:value-type="float">
            <text:p>264.7472</text:p>
          </table:table-cell>
          <table:table-cell office:value-type="float" office:value="-95.82417" calcext:value-type="float">
            <text:p>-95.82417</text:p>
          </table:table-cell>
          <table:table-cell office:value-type="float" office:value="168.9231" calcext:value-type="float">
            <text:p>168.9231</text:p>
          </table:table-cell>
          <table:table-cell office:value-type="float" office:value="-355.4768" calcext:value-type="float">
            <text:p>-355.4768</text:p>
          </table:table-cell>
          <table:table-cell office:value-type="float" office:value="0" calcext:value-type="float">
            <text:p>0</text:p>
          </table:table-cell>
          <table:table-cell office:value-type="float" office:value="9.845188" calcext:value-type="float">
            <text:p>9.845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072004" calcext:value-type="float">
            <text:p>10072004</text:p>
          </table:table-cell>
          <table:table-cell office:value-type="float" office:value="288.1651" calcext:value-type="float">
            <text:p>288.1651</text:p>
          </table:table-cell>
          <table:table-cell office:value-type="float" office:value="13128.64" calcext:value-type="float">
            <text:p>13128.64</text:p>
          </table:table-cell>
          <table:table-cell office:value-type="float" office:value="0" calcext:value-type="float">
            <text:p>0</text:p>
          </table:table-cell>
          <table:table-cell office:value-type="float" office:value="2.866284" calcext:value-type="float">
            <text:p>2.866284</text:p>
          </table:table-cell>
          <table:table-cell office:value-type="float" office:value="-386.9705" calcext:value-type="float">
            <text:p>-386.9705</text:p>
          </table:table-cell>
          <table:table-cell office:value-type="float" office:value="1035.041" calcext:value-type="float">
            <text:p>1035.041</text:p>
          </table:table-cell>
          <table:table-cell office:value-type="float" office:value="-35.80092" calcext:value-type="float">
            <text:p>-35.80092</text:p>
          </table:table-cell>
          <table:table-cell office:value-type="float" office:value="104.5988" calcext:value-type="float">
            <text:p>104.5988</text:p>
          </table:table-cell>
          <table:table-cell office:value-type="float" office:value="150.2417" calcext:value-type="float">
            <text:p>150.2417</text:p>
          </table:table-cell>
          <table:table-cell office:value-type="float" office:value="0.06763452" calcext:value-type="float">
            <text:p>0.06763452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5385355" calcext:value-type="float">
            <text:p>0.005385355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0.1386515" calcext:value-type="float">
            <text:p>0.1386515</text:p>
          </table:table-cell>
          <table:table-cell office:value-type="float" office:value="370" calcext:value-type="float">
            <text:p>370</text:p>
          </table:table-cell>
          <table:table-cell office:value-type="float" office:value="-179.7621" calcext:value-type="float">
            <text:p>-179.7621</text:p>
          </table:table-cell>
          <table:table-cell office:value-type="float" office:value="0" calcext:value-type="float">
            <text:p>0</text:p>
          </table:table-cell>
          <table:table-cell office:value-type="float" office:value="400.8616" calcext:value-type="float">
            <text:p>400.8616</text:p>
          </table:table-cell>
          <table:table-cell office:value-type="float" office:value="1086.668" calcext:value-type="float">
            <text:p>1086.668</text:p>
          </table:table-cell>
          <table:table-cell office:value-type="float" office:value="1332.369" calcext:value-type="float">
            <text:p>1332.369</text:p>
          </table:table-cell>
          <table:table-cell office:value-type="float" office:value="1264.097" calcext:value-type="float">
            <text:p>1264.097</text:p>
          </table:table-cell>
          <table:table-cell office:value-type="float" office:value="751.4431" calcext:value-type="float">
            <text:p>751.4431</text:p>
          </table:table-cell>
          <table:table-cell office:value-type="float" office:value="1095.368" calcext:value-type="float">
            <text:p>1095.368</text:p>
          </table:table-cell>
          <table:table-cell office:value-type="float" office:value="410.3946" calcext:value-type="float">
            <text:p>410.3946</text:p>
          </table:table-cell>
          <table:table-cell office:value-type="float" office:value="1843.448" calcext:value-type="float">
            <text:p>1843.448</text:p>
          </table:table-cell>
          <table:table-cell office:value-type="float" office:value="2081.946" calcext:value-type="float">
            <text:p>2081.946</text:p>
          </table:table-cell>
          <table:table-cell office:value-type="float" office:value="1665.277" calcext:value-type="float">
            <text:p>1665.277</text:p>
          </table:table-cell>
          <table:table-cell office:value-type="float" office:value="583.9472" calcext:value-type="float">
            <text:p>583.9472</text:p>
          </table:table-cell>
          <table:table-cell office:value-type="float" office:value="572.3524" calcext:value-type="float">
            <text:p>572.3524</text:p>
          </table:table-cell>
          <table:table-cell office:value-type="float" office:value="142.7263" calcext:value-type="float">
            <text:p>142.7263</text:p>
          </table:table-cell>
          <table:table-cell office:value-type="float" office:value="35.66922" calcext:value-type="float">
            <text:p>35.66922</text:p>
          </table:table-cell>
          <table:table-cell office:value-type="float" office:value="0" calcext:value-type="float">
            <text:p>0</text:p>
          </table:table-cell>
          <table:table-cell office:value-type="float" office:value="-0.006015216" calcext:value-type="float">
            <text:p>-0.006015216</text:p>
          </table:table-cell>
          <table:table-cell office:value-type="float" office:value="0" calcext:value-type="float">
            <text:p>0</text:p>
          </table:table-cell>
          <table:table-cell office:value-type="float" office:value="2.411589" calcext:value-type="float">
            <text:p>2.411589</text:p>
          </table:table-cell>
          <table:table-cell office:value-type="float" office:value="281.2061" calcext:value-type="float">
            <text:p>281.2061</text:p>
          </table:table-cell>
          <table:table-cell office:value-type="float" office:value="-103.3555" calcext:value-type="float">
            <text:p>-103.3555</text:p>
          </table:table-cell>
          <table:table-cell office:value-type="float" office:value="177.8507" calcext:value-type="float">
            <text:p>177.8507</text:p>
          </table:table-cell>
          <table:table-cell office:value-type="float" office:value="-358.5788" calcext:value-type="float">
            <text:p>-358.5788</text:p>
          </table:table-cell>
          <table:table-cell office:value-type="float" office:value="0" calcext:value-type="float">
            <text:p>0</text:p>
          </table:table-cell>
          <table:table-cell office:value-type="float" office:value="10.18944" calcext:value-type="float">
            <text:p>10.18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072004" calcext:value-type="float">
            <text:p>11072004</text:p>
          </table:table-cell>
          <table:table-cell office:value-type="float" office:value="285.731" calcext:value-type="float">
            <text:p>285.731</text:p>
          </table:table-cell>
          <table:table-cell office:value-type="float" office:value="13128.74" calcext:value-type="float">
            <text:p>13128.74</text:p>
          </table:table-cell>
          <table:table-cell office:value-type="float" office:value="0" calcext:value-type="float">
            <text:p>0</text:p>
          </table:table-cell>
          <table:table-cell office:value-type="float" office:value="3.195412" calcext:value-type="float">
            <text:p>3.195412</text:p>
          </table:table-cell>
          <table:table-cell office:value-type="float" office:value="-391.8509" calcext:value-type="float">
            <text:p>-391.8509</text:p>
          </table:table-cell>
          <table:table-cell office:value-type="float" office:value="1049.65" calcext:value-type="float">
            <text:p>1049.65</text:p>
          </table:table-cell>
          <table:table-cell office:value-type="float" office:value="-38.45139" calcext:value-type="float">
            <text:p>-38.45139</text:p>
          </table:table-cell>
          <table:table-cell office:value-type="float" office:value="104.0344" calcext:value-type="float">
            <text:p>104.0344</text:p>
          </table:table-cell>
          <table:table-cell office:value-type="float" office:value="148.1909" calcext:value-type="float">
            <text:p>148.1909</text:p>
          </table:table-cell>
          <table:table-cell office:value-type="float" office:value="0.06833611" calcext:value-type="float">
            <text:p>0.06833611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5388163" calcext:value-type="float">
            <text:p>0.005388163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0.1390814" calcext:value-type="float">
            <text:p>0.1390814</text:p>
          </table:table-cell>
          <table:table-cell office:value-type="float" office:value="370" calcext:value-type="float">
            <text:p>370</text:p>
          </table:table-cell>
          <table:table-cell office:value-type="float" office:value="-169.9128" calcext:value-type="float">
            <text:p>-169.9128</text:p>
          </table:table-cell>
          <table:table-cell office:value-type="float" office:value="0" calcext:value-type="float">
            <text:p>0</text:p>
          </table:table-cell>
          <table:table-cell office:value-type="float" office:value="401.4486" calcext:value-type="float">
            <text:p>401.4486</text:p>
          </table:table-cell>
          <table:table-cell office:value-type="float" office:value="1086.447" calcext:value-type="float">
            <text:p>1086.447</text:p>
          </table:table-cell>
          <table:table-cell office:value-type="float" office:value="1332.117" calcext:value-type="float">
            <text:p>1332.117</text:p>
          </table:table-cell>
          <table:table-cell office:value-type="float" office:value="1263.949" calcext:value-type="float">
            <text:p>1263.949</text:p>
          </table:table-cell>
          <table:table-cell office:value-type="float" office:value="751.3531" calcext:value-type="float">
            <text:p>751.3531</text:p>
          </table:table-cell>
          <table:table-cell office:value-type="float" office:value="1095.282" calcext:value-type="float">
            <text:p>1095.282</text:p>
          </table:table-cell>
          <table:table-cell office:value-type="float" office:value="410.3815" calcext:value-type="float">
            <text:p>410.3815</text:p>
          </table:table-cell>
          <table:table-cell office:value-type="float" office:value="1843.397" calcext:value-type="float">
            <text:p>1843.397</text:p>
          </table:table-cell>
          <table:table-cell office:value-type="float" office:value="2081.977" calcext:value-type="float">
            <text:p>2081.977</text:p>
          </table:table-cell>
          <table:table-cell office:value-type="float" office:value="1665.244" calcext:value-type="float">
            <text:p>1665.244</text:p>
          </table:table-cell>
          <table:table-cell office:value-type="float" office:value="583.9377" calcext:value-type="float">
            <text:p>583.9377</text:p>
          </table:table-cell>
          <table:table-cell office:value-type="float" office:value="572.3492" calcext:value-type="float">
            <text:p>572.3492</text:p>
          </table:table-cell>
          <table:table-cell office:value-type="float" office:value="142.7263" calcext:value-type="float">
            <text:p>142.7263</text:p>
          </table:table-cell>
          <table:table-cell office:value-type="float" office:value="35.66921" calcext:value-type="float">
            <text:p>35.66921</text:p>
          </table:table-cell>
          <table:table-cell office:value-type="float" office:value="0" calcext:value-type="float">
            <text:p>0</text:p>
          </table:table-cell>
          <table:table-cell office:value-type="float" office:value="-0.006067018" calcext:value-type="float">
            <text:p>-0.006067018</text:p>
          </table:table-cell>
          <table:table-cell office:value-type="float" office:value="0" calcext:value-type="float">
            <text:p>0</text:p>
          </table:table-cell>
          <table:table-cell office:value-type="float" office:value="2.519687" calcext:value-type="float">
            <text:p>2.519687</text:p>
          </table:table-cell>
          <table:table-cell office:value-type="float" office:value="301.2813" calcext:value-type="float">
            <text:p>301.2813</text:p>
          </table:table-cell>
          <table:table-cell office:value-type="float" office:value="-111.3515" calcext:value-type="float">
            <text:p>-111.3515</text:p>
          </table:table-cell>
          <table:table-cell office:value-type="float" office:value="189.9298" calcext:value-type="float">
            <text:p>189.9298</text:p>
          </table:table-cell>
          <table:table-cell office:value-type="float" office:value="-361.1638" calcext:value-type="float">
            <text:p>-361.1638</text:p>
          </table:table-cell>
          <table:table-cell office:value-type="float" office:value="0" calcext:value-type="float">
            <text:p>0</text:p>
          </table:table-cell>
          <table:table-cell office:value-type="float" office:value="10.54047" calcext:value-type="float">
            <text:p>10.54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2072004" calcext:value-type="float">
            <text:p>12072004</text:p>
          </table:table-cell>
          <table:table-cell office:value-type="float" office:value="283.7332" calcext:value-type="float">
            <text:p>283.7332</text:p>
          </table:table-cell>
          <table:table-cell office:value-type="float" office:value="13128.96" calcext:value-type="float">
            <text:p>13128.96</text:p>
          </table:table-cell>
          <table:table-cell office:value-type="float" office:value="0" calcext:value-type="float">
            <text:p>0</text:p>
          </table:table-cell>
          <table:table-cell office:value-type="float" office:value="3.544297" calcext:value-type="float">
            <text:p>3.544297</text:p>
          </table:table-cell>
          <table:table-cell office:value-type="float" office:value="-396.2767" calcext:value-type="float">
            <text:p>-396.2767</text:p>
          </table:table-cell>
          <table:table-cell office:value-type="float" office:value="1060.26" calcext:value-type="float">
            <text:p>1060.26</text:p>
          </table:table-cell>
          <table:table-cell office:value-type="float" office:value="-41.15821" calcext:value-type="float">
            <text:p>-41.15821</text:p>
          </table:table-cell>
          <table:table-cell office:value-type="float" office:value="100.3075" calcext:value-type="float">
            <text:p>100.3075</text:p>
          </table:table-cell>
          <table:table-cell office:value-type="float" office:value="146.5638" calcext:value-type="float">
            <text:p>146.5638</text:p>
          </table:table-cell>
          <table:table-cell office:value-type="float" office:value="0.06915313" calcext:value-type="float">
            <text:p>0.06915313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539068" calcext:value-type="float">
            <text:p>0.00539068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0.1394728" calcext:value-type="float">
            <text:p>0.1394728</text:p>
          </table:table-cell>
          <table:table-cell office:value-type="float" office:value="370" calcext:value-type="float">
            <text:p>370</text:p>
          </table:table-cell>
          <table:table-cell office:value-type="float" office:value="-161.9806" calcext:value-type="float">
            <text:p>-161.9806</text:p>
          </table:table-cell>
          <table:table-cell office:value-type="float" office:value="0" calcext:value-type="float">
            <text:p>0</text:p>
          </table:table-cell>
          <table:table-cell office:value-type="float" office:value="402.1932" calcext:value-type="float">
            <text:p>402.1932</text:p>
          </table:table-cell>
          <table:table-cell office:value-type="float" office:value="1086.221" calcext:value-type="float">
            <text:p>1086.221</text:p>
          </table:table-cell>
          <table:table-cell office:value-type="float" office:value="1331.859" calcext:value-type="float">
            <text:p>1331.859</text:p>
          </table:table-cell>
          <table:table-cell office:value-type="float" office:value="1263.794" calcext:value-type="float">
            <text:p>1263.794</text:p>
          </table:table-cell>
          <table:table-cell office:value-type="float" office:value="751.2604" calcext:value-type="float">
            <text:p>751.2604</text:p>
          </table:table-cell>
          <table:table-cell office:value-type="float" office:value="1095.189" calcext:value-type="float">
            <text:p>1095.189</text:p>
          </table:table-cell>
          <table:table-cell office:value-type="float" office:value="410.3687" calcext:value-type="float">
            <text:p>410.3687</text:p>
          </table:table-cell>
          <table:table-cell office:value-type="float" office:value="1843.344" calcext:value-type="float">
            <text:p>1843.344</text:p>
          </table:table-cell>
          <table:table-cell office:value-type="float" office:value="2082.02" calcext:value-type="float">
            <text:p>2082.02</text:p>
          </table:table-cell>
          <table:table-cell office:value-type="float" office:value="1665.21" calcext:value-type="float">
            <text:p>1665.21</text:p>
          </table:table-cell>
          <table:table-cell office:value-type="float" office:value="583.9282" calcext:value-type="float">
            <text:p>583.9282</text:p>
          </table:table-cell>
          <table:table-cell office:value-type="float" office:value="572.3459" calcext:value-type="float">
            <text:p>572.3459</text:p>
          </table:table-cell>
          <table:table-cell office:value-type="float" office:value="142.7262" calcext:value-type="float">
            <text:p>142.7262</text:p>
          </table:table-cell>
          <table:table-cell office:value-type="float" office:value="35.66921" calcext:value-type="float">
            <text:p>35.66921</text:p>
          </table:table-cell>
          <table:table-cell office:value-type="float" office:value="0" calcext:value-type="float">
            <text:p>0</text:p>
          </table:table-cell>
          <table:table-cell office:value-type="float" office:value="-0.006110989" calcext:value-type="float">
            <text:p>-0.006110989</text:p>
          </table:table-cell>
          <table:table-cell office:value-type="float" office:value="0" calcext:value-type="float">
            <text:p>0</text:p>
          </table:table-cell>
          <table:table-cell office:value-type="float" office:value="2.605301" calcext:value-type="float">
            <text:p>2.605301</text:p>
          </table:table-cell>
          <table:table-cell office:value-type="float" office:value="319.3429" calcext:value-type="float">
            <text:p>319.3429</text:p>
          </table:table-cell>
          <table:table-cell office:value-type="float" office:value="-119.7611" calcext:value-type="float">
            <text:p>-119.7611</text:p>
          </table:table-cell>
          <table:table-cell office:value-type="float" office:value="199.5818" calcext:value-type="float">
            <text:p>199.5818</text:p>
          </table:table-cell>
          <table:table-cell office:value-type="float" office:value="-363.1936" calcext:value-type="float">
            <text:p>-363.1936</text:p>
          </table:table-cell>
          <table:table-cell office:value-type="float" office:value="0" calcext:value-type="float">
            <text:p>0</text:p>
          </table:table-cell>
          <table:table-cell office:value-type="float" office:value="10.84884" calcext:value-type="float">
            <text:p>10.84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3072004" calcext:value-type="float">
            <text:p>13072004</text:p>
          </table:table-cell>
          <table:table-cell office:value-type="float" office:value="282.5482" calcext:value-type="float">
            <text:p>282.5482</text:p>
          </table:table-cell>
          <table:table-cell office:value-type="float" office:value="13128.79" calcext:value-type="float">
            <text:p>13128.79</text:p>
          </table:table-cell>
          <table:table-cell office:value-type="float" office:value="0" calcext:value-type="float">
            <text:p>0</text:p>
          </table:table-cell>
          <table:table-cell office:value-type="float" office:value="3.907681" calcext:value-type="float">
            <text:p>3.907681</text:p>
          </table:table-cell>
          <table:table-cell office:value-type="float" office:value="-400.2774" calcext:value-type="float">
            <text:p>-400.2774</text:p>
          </table:table-cell>
          <table:table-cell office:value-type="float" office:value="1074.836" calcext:value-type="float">
            <text:p>1074.836</text:p>
          </table:table-cell>
          <table:table-cell office:value-type="float" office:value="-43.75087" calcext:value-type="float">
            <text:p>-43.75087</text:p>
          </table:table-cell>
          <table:table-cell office:value-type="float" office:value="98.10052" calcext:value-type="float">
            <text:p>98.10052</text:p>
          </table:table-cell>
          <table:table-cell office:value-type="float" office:value="145.7144" calcext:value-type="float">
            <text:p>145.7144</text:p>
          </table:table-cell>
          <table:table-cell office:value-type="float" office:value="0.07011361" calcext:value-type="float">
            <text:p>0.07011361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5392924" calcext:value-type="float">
            <text:p>0.005392924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0.1398277" calcext:value-type="float">
            <text:p>0.1398277</text:p>
          </table:table-cell>
          <table:table-cell office:value-type="float" office:value="370" calcext:value-type="float">
            <text:p>370</text:p>
          </table:table-cell>
          <table:table-cell office:value-type="float" office:value="-155.0303" calcext:value-type="float">
            <text:p>-155.0303</text:p>
          </table:table-cell>
          <table:table-cell office:value-type="float" office:value="0" calcext:value-type="float">
            <text:p>0</text:p>
          </table:table-cell>
          <table:table-cell office:value-type="float" office:value="402.589" calcext:value-type="float">
            <text:p>402.589</text:p>
          </table:table-cell>
          <table:table-cell office:value-type="float" office:value="1085.999" calcext:value-type="float">
            <text:p>1085.999</text:p>
          </table:table-cell>
          <table:table-cell office:value-type="float" office:value="1331.596" calcext:value-type="float">
            <text:p>1331.596</text:p>
          </table:table-cell>
          <table:table-cell office:value-type="float" office:value="1263.634" calcext:value-type="float">
            <text:p>1263.634</text:p>
          </table:table-cell>
          <table:table-cell office:value-type="float" office:value="751.1641" calcext:value-type="float">
            <text:p>751.1641</text:p>
          </table:table-cell>
          <table:table-cell office:value-type="float" office:value="1095.087" calcext:value-type="float">
            <text:p>1095.087</text:p>
          </table:table-cell>
          <table:table-cell office:value-type="float" office:value="410.3554" calcext:value-type="float">
            <text:p>410.3554</text:p>
          </table:table-cell>
          <table:table-cell office:value-type="float" office:value="1843.291" calcext:value-type="float">
            <text:p>1843.291</text:p>
          </table:table-cell>
          <table:table-cell office:value-type="float" office:value="2082.072" calcext:value-type="float">
            <text:p>2082.072</text:p>
          </table:table-cell>
          <table:table-cell office:value-type="float" office:value="1665.177" calcext:value-type="float">
            <text:p>1665.177</text:p>
          </table:table-cell>
          <table:table-cell office:value-type="float" office:value="583.9187" calcext:value-type="float">
            <text:p>583.9187</text:p>
          </table:table-cell>
          <table:table-cell office:value-type="float" office:value="572.3427" calcext:value-type="float">
            <text:p>572.3427</text:p>
          </table:table-cell>
          <table:table-cell office:value-type="float" office:value="142.7262" calcext:value-type="float">
            <text:p>142.7262</text:p>
          </table:table-cell>
          <table:table-cell office:value-type="float" office:value="35.6692" calcext:value-type="float">
            <text:p>35.6692</text:p>
          </table:table-cell>
          <table:table-cell office:value-type="float" office:value="0" calcext:value-type="float">
            <text:p>0</text:p>
          </table:table-cell>
          <table:table-cell office:value-type="float" office:value="-0.006148424" calcext:value-type="float">
            <text:p>-0.006148424</text:p>
          </table:table-cell>
          <table:table-cell office:value-type="float" office:value="0" calcext:value-type="float">
            <text:p>0</text:p>
          </table:table-cell>
          <table:table-cell office:value-type="float" office:value="2.69201" calcext:value-type="float">
            <text:p>2.69201</text:p>
          </table:table-cell>
          <table:table-cell office:value-type="float" office:value="335.2426" calcext:value-type="float">
            <text:p>335.2426</text:p>
          </table:table-cell>
          <table:table-cell office:value-type="float" office:value="-127.3025" calcext:value-type="float">
            <text:p>-127.3025</text:p>
          </table:table-cell>
          <table:table-cell office:value-type="float" office:value="207.9401" calcext:value-type="float">
            <text:p>207.9401</text:p>
          </table:table-cell>
          <table:table-cell office:value-type="float" office:value="-364.8188" calcext:value-type="float">
            <text:p>-364.8188</text:p>
          </table:table-cell>
          <table:table-cell office:value-type="float" office:value="0" calcext:value-type="float">
            <text:p>0</text:p>
          </table:table-cell>
          <table:table-cell office:value-type="float" office:value="11.06255" calcext:value-type="float">
            <text:p>11.06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072004" calcext:value-type="float">
            <text:p>14072004</text:p>
          </table:table-cell>
          <table:table-cell office:value-type="float" office:value="277.3034" calcext:value-type="float">
            <text:p>277.3034</text:p>
          </table:table-cell>
          <table:table-cell office:value-type="float" office:value="13129.48" calcext:value-type="float">
            <text:p>13129.48</text:p>
          </table:table-cell>
          <table:table-cell office:value-type="float" office:value="0" calcext:value-type="float">
            <text:p>0</text:p>
          </table:table-cell>
          <table:table-cell office:value-type="float" office:value="4.259551" calcext:value-type="float">
            <text:p>4.259551</text:p>
          </table:table-cell>
          <table:table-cell office:value-type="float" office:value="-407.1588" calcext:value-type="float">
            <text:p>-407.1588</text:p>
          </table:table-cell>
          <table:table-cell office:value-type="float" office:value="1092.241" calcext:value-type="float">
            <text:p>1092.241</text:p>
          </table:table-cell>
          <table:table-cell office:value-type="float" office:value="-46.19598" calcext:value-type="float">
            <text:p>-46.19598</text:p>
          </table:table-cell>
          <table:table-cell office:value-type="float" office:value="100.4763" calcext:value-type="float">
            <text:p>100.4763</text:p>
          </table:table-cell>
          <table:table-cell office:value-type="float" office:value="140.6688" calcext:value-type="float">
            <text:p>140.6688</text:p>
          </table:table-cell>
          <table:table-cell office:value-type="float" office:value="0.07057784" calcext:value-type="float">
            <text:p>0.07057784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5395001" calcext:value-type="float">
            <text:p>0.005395001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0.1401481" calcext:value-type="float">
            <text:p>0.1401481</text:p>
          </table:table-cell>
          <table:table-cell office:value-type="float" office:value="370" calcext:value-type="float">
            <text:p>370</text:p>
          </table:table-cell>
          <table:table-cell office:value-type="float" office:value="-147.3613" calcext:value-type="float">
            <text:p>-147.3613</text:p>
          </table:table-cell>
          <table:table-cell office:value-type="float" office:value="0" calcext:value-type="float">
            <text:p>0</text:p>
          </table:table-cell>
          <table:table-cell office:value-type="float" office:value="403.8356" calcext:value-type="float">
            <text:p>403.8356</text:p>
          </table:table-cell>
          <table:table-cell office:value-type="float" office:value="1085.843" calcext:value-type="float">
            <text:p>1085.843</text:p>
          </table:table-cell>
          <table:table-cell office:value-type="float" office:value="1331.383" calcext:value-type="float">
            <text:p>1331.383</text:p>
          </table:table-cell>
          <table:table-cell office:value-type="float" office:value="1263.498" calcext:value-type="float">
            <text:p>1263.498</text:p>
          </table:table-cell>
          <table:table-cell office:value-type="float" office:value="751.0718" calcext:value-type="float">
            <text:p>751.0718</text:p>
          </table:table-cell>
          <table:table-cell office:value-type="float" office:value="1094.99" calcext:value-type="float">
            <text:p>1094.99</text:p>
          </table:table-cell>
          <table:table-cell office:value-type="float" office:value="410.3421" calcext:value-type="float">
            <text:p>410.3421</text:p>
          </table:table-cell>
          <table:table-cell office:value-type="float" office:value="1843.238" calcext:value-type="float">
            <text:p>1843.238</text:p>
          </table:table-cell>
          <table:table-cell office:value-type="float" office:value="2082.126" calcext:value-type="float">
            <text:p>2082.126</text:p>
          </table:table-cell>
          <table:table-cell office:value-type="float" office:value="1665.144" calcext:value-type="float">
            <text:p>1665.144</text:p>
          </table:table-cell>
          <table:table-cell office:value-type="float" office:value="583.9091" calcext:value-type="float">
            <text:p>583.9091</text:p>
          </table:table-cell>
          <table:table-cell office:value-type="float" office:value="572.3394" calcext:value-type="float">
            <text:p>572.3394</text:p>
          </table:table-cell>
          <table:table-cell office:value-type="float" office:value="142.7262" calcext:value-type="float">
            <text:p>142.7262</text:p>
          </table:table-cell>
          <table:table-cell office:value-type="float" office:value="35.6692" calcext:value-type="float">
            <text:p>35.6692</text:p>
          </table:table-cell>
          <table:table-cell office:value-type="float" office:value="0" calcext:value-type="float">
            <text:p>0</text:p>
          </table:table-cell>
          <table:table-cell office:value-type="float" office:value="-0.006333551" calcext:value-type="float">
            <text:p>-0.006333551</text:p>
          </table:table-cell>
          <table:table-cell office:value-type="float" office:value="0" calcext:value-type="float">
            <text:p>0</text:p>
          </table:table-cell>
          <table:table-cell office:value-type="float" office:value="2.770919" calcext:value-type="float">
            <text:p>2.770919</text:p>
          </table:table-cell>
          <table:table-cell office:value-type="float" office:value="354.0757" calcext:value-type="float">
            <text:p>354.0757</text:p>
          </table:table-cell>
          <table:table-cell office:value-type="float" office:value="-134.0297" calcext:value-type="float">
            <text:p>-134.0297</text:p>
          </table:table-cell>
          <table:table-cell office:value-type="float" office:value="220.0459" calcext:value-type="float">
            <text:p>220.0459</text:p>
          </table:table-cell>
          <table:table-cell office:value-type="float" office:value="-369.6377" calcext:value-type="float">
            <text:p>-369.6377</text:p>
          </table:table-cell>
          <table:table-cell office:value-type="float" office:value="0" calcext:value-type="float">
            <text:p>0</text:p>
          </table:table-cell>
          <table:table-cell office:value-type="float" office:value="11.44221" calcext:value-type="float">
            <text:p>11.44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072004" calcext:value-type="float">
            <text:p>15072004</text:p>
          </table:table-cell>
          <table:table-cell office:value-type="float" office:value="271.8991" calcext:value-type="float">
            <text:p>271.8991</text:p>
          </table:table-cell>
          <table:table-cell office:value-type="float" office:value="13130.32" calcext:value-type="float">
            <text:p>13130.32</text:p>
          </table:table-cell>
          <table:table-cell office:value-type="float" office:value="0" calcext:value-type="float">
            <text:p>0</text:p>
          </table:table-cell>
          <table:table-cell office:value-type="float" office:value="4.603641" calcext:value-type="float">
            <text:p>4.603641</text:p>
          </table:table-cell>
          <table:table-cell office:value-type="float" office:value="-414.4718" calcext:value-type="float">
            <text:p>-414.4718</text:p>
          </table:table-cell>
          <table:table-cell office:value-type="float" office:value="1112.979" calcext:value-type="float">
            <text:p>1112.979</text:p>
          </table:table-cell>
          <table:table-cell office:value-type="float" office:value="-48.71686" calcext:value-type="float">
            <text:p>-48.71686</text:p>
          </table:table-cell>
          <table:table-cell office:value-type="float" office:value="102.5631" calcext:value-type="float">
            <text:p>102.5631</text:p>
          </table:table-cell>
          <table:table-cell office:value-type="float" office:value="135.555" calcext:value-type="float">
            <text:p>135.555</text:p>
          </table:table-cell>
          <table:table-cell office:value-type="float" office:value="0.07171485" calcext:value-type="float">
            <text:p>0.07171485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5396756" calcext:value-type="float">
            <text:p>0.005396756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0.1404353" calcext:value-type="float">
            <text:p>0.1404353</text:p>
          </table:table-cell>
          <table:table-cell office:value-type="float" office:value="370" calcext:value-type="float">
            <text:p>370</text:p>
          </table:table-cell>
          <table:table-cell office:value-type="float" office:value="-141.5618" calcext:value-type="float">
            <text:p>-141.5618</text:p>
          </table:table-cell>
          <table:table-cell office:value-type="float" office:value="0" calcext:value-type="float">
            <text:p>0</text:p>
          </table:table-cell>
          <table:table-cell office:value-type="float" office:value="405.0655" calcext:value-type="float">
            <text:p>405.0655</text:p>
          </table:table-cell>
          <table:table-cell office:value-type="float" office:value="1085.691" calcext:value-type="float">
            <text:p>1085.691</text:p>
          </table:table-cell>
          <table:table-cell office:value-type="float" office:value="1331.2" calcext:value-type="float">
            <text:p>1331.2</text:p>
          </table:table-cell>
          <table:table-cell office:value-type="float" office:value="1263.383" calcext:value-type="float">
            <text:p>1263.383</text:p>
          </table:table-cell>
          <table:table-cell office:value-type="float" office:value="750.99" calcext:value-type="float">
            <text:p>750.99</text:p>
          </table:table-cell>
          <table:table-cell office:value-type="float" office:value="1094.902" calcext:value-type="float">
            <text:p>1094.902</text:p>
          </table:table-cell>
          <table:table-cell office:value-type="float" office:value="410.3304" calcext:value-type="float">
            <text:p>410.3304</text:p>
          </table:table-cell>
          <table:table-cell office:value-type="float" office:value="1843.185" calcext:value-type="float">
            <text:p>1843.185</text:p>
          </table:table-cell>
          <table:table-cell office:value-type="float" office:value="2082.172" calcext:value-type="float">
            <text:p>2082.172</text:p>
          </table:table-cell>
          <table:table-cell office:value-type="float" office:value="1665.11" calcext:value-type="float">
            <text:p>1665.11</text:p>
          </table:table-cell>
          <table:table-cell office:value-type="float" office:value="583.8996" calcext:value-type="float">
            <text:p>583.8996</text:p>
          </table:table-cell>
          <table:table-cell office:value-type="float" office:value="572.3362" calcext:value-type="float">
            <text:p>572.3362</text:p>
          </table:table-cell>
          <table:table-cell office:value-type="float" office:value="142.7262" calcext:value-type="float">
            <text:p>142.7262</text:p>
          </table:table-cell>
          <table:table-cell office:value-type="float" office:value="35.66919" calcext:value-type="float">
            <text:p>35.66919</text:p>
          </table:table-cell>
          <table:table-cell office:value-type="float" office:value="0" calcext:value-type="float">
            <text:p>0</text:p>
          </table:table-cell>
          <table:table-cell office:value-type="float" office:value="-0.006365555" calcext:value-type="float">
            <text:p>-0.006365555</text:p>
          </table:table-cell>
          <table:table-cell office:value-type="float" office:value="0" calcext:value-type="float">
            <text:p>0</text:p>
          </table:table-cell>
          <table:table-cell office:value-type="float" office:value="2.852039" calcext:value-type="float">
            <text:p>2.852039</text:p>
          </table:table-cell>
          <table:table-cell office:value-type="float" office:value="372.0453" calcext:value-type="float">
            <text:p>372.0453</text:p>
          </table:table-cell>
          <table:table-cell office:value-type="float" office:value="-141.4095" calcext:value-type="float">
            <text:p>-141.4095</text:p>
          </table:table-cell>
          <table:table-cell office:value-type="float" office:value="230.6358" calcext:value-type="float">
            <text:p>230.6358</text:p>
          </table:table-cell>
          <table:table-cell office:value-type="float" office:value="-374.4698" calcext:value-type="float">
            <text:p>-374.4698</text:p>
          </table:table-cell>
          <table:table-cell office:value-type="float" office:value="0" calcext:value-type="float">
            <text:p>0</text:p>
          </table:table-cell>
          <table:table-cell office:value-type="float" office:value="11.47773" calcext:value-type="float">
            <text:p>11.47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6072004" calcext:value-type="float">
            <text:p>16072004</text:p>
          </table:table-cell>
          <table:table-cell office:value-type="float" office:value="269.3406" calcext:value-type="float">
            <text:p>269.3406</text:p>
          </table:table-cell>
          <table:table-cell office:value-type="float" office:value="13130.55" calcext:value-type="float">
            <text:p>13130.55</text:p>
          </table:table-cell>
          <table:table-cell office:value-type="float" office:value="0" calcext:value-type="float">
            <text:p>0</text:p>
          </table:table-cell>
          <table:table-cell office:value-type="float" office:value="4.952904" calcext:value-type="float">
            <text:p>4.952904</text:p>
          </table:table-cell>
          <table:table-cell office:value-type="float" office:value="-419.6191" calcext:value-type="float">
            <text:p>-419.6191</text:p>
          </table:table-cell>
          <table:table-cell office:value-type="float" office:value="1128.855" calcext:value-type="float">
            <text:p>1128.855</text:p>
          </table:table-cell>
          <table:table-cell office:value-type="float" office:value="-51.35492" calcext:value-type="float">
            <text:p>-51.35492</text:p>
          </table:table-cell>
          <table:table-cell office:value-type="float" office:value="101.5633" calcext:value-type="float">
            <text:p>101.5633</text:p>
          </table:table-cell>
          <table:table-cell office:value-type="float" office:value="133.2445" calcext:value-type="float">
            <text:p>133.2445</text:p>
          </table:table-cell>
          <table:table-cell office:value-type="float" office:value="0.0729862" calcext:value-type="float">
            <text:p>0.0729862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5398284" calcext:value-type="float">
            <text:p>0.005398284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0.1406904" calcext:value-type="float">
            <text:p>0.1406904</text:p>
          </table:table-cell>
          <table:table-cell office:value-type="float" office:value="370" calcext:value-type="float">
            <text:p>370</text:p>
          </table:table-cell>
          <table:table-cell office:value-type="float" office:value="-133.4022" calcext:value-type="float">
            <text:p>-133.4022</text:p>
          </table:table-cell>
          <table:table-cell office:value-type="float" office:value="0" calcext:value-type="float">
            <text:p>0</text:p>
          </table:table-cell>
          <table:table-cell office:value-type="float" office:value="405.7558" calcext:value-type="float">
            <text:p>405.7558</text:p>
          </table:table-cell>
          <table:table-cell office:value-type="float" office:value="1085.528" calcext:value-type="float">
            <text:p>1085.528</text:p>
          </table:table-cell>
          <table:table-cell office:value-type="float" office:value="1331.012" calcext:value-type="float">
            <text:p>1331.012</text:p>
          </table:table-cell>
          <table:table-cell office:value-type="float" office:value="1263.266" calcext:value-type="float">
            <text:p>1263.266</text:p>
          </table:table-cell>
          <table:table-cell office:value-type="float" office:value="750.9094" calcext:value-type="float">
            <text:p>750.9094</text:p>
          </table:table-cell>
          <table:table-cell office:value-type="float" office:value="1094.814" calcext:value-type="float">
            <text:p>1094.814</text:p>
          </table:table-cell>
          <table:table-cell office:value-type="float" office:value="410.3198" calcext:value-type="float">
            <text:p>410.3198</text:p>
          </table:table-cell>
          <table:table-cell office:value-type="float" office:value="1843.132" calcext:value-type="float">
            <text:p>1843.132</text:p>
          </table:table-cell>
          <table:table-cell office:value-type="float" office:value="2082.212" calcext:value-type="float">
            <text:p>2082.212</text:p>
          </table:table-cell>
          <table:table-cell office:value-type="float" office:value="1665.076" calcext:value-type="float">
            <text:p>1665.076</text:p>
          </table:table-cell>
          <table:table-cell office:value-type="float" office:value="583.89" calcext:value-type="float">
            <text:p>583.89</text:p>
          </table:table-cell>
          <table:table-cell office:value-type="float" office:value="572.333" calcext:value-type="float">
            <text:p>572.333</text:p>
          </table:table-cell>
          <table:table-cell office:value-type="float" office:value="142.7262" calcext:value-type="float">
            <text:p>142.7262</text:p>
          </table:table-cell>
          <table:table-cell office:value-type="float" office:value="35.66919" calcext:value-type="float">
            <text:p>35.66919</text:p>
          </table:table-cell>
          <table:table-cell office:value-type="float" office:value="0" calcext:value-type="float">
            <text:p>0</text:p>
          </table:table-cell>
          <table:table-cell office:value-type="float" office:value="-0.006390699" calcext:value-type="float">
            <text:p>-0.006390699</text:p>
          </table:table-cell>
          <table:table-cell office:value-type="float" office:value="0" calcext:value-type="float">
            <text:p>0</text:p>
          </table:table-cell>
          <table:table-cell office:value-type="float" office:value="2.93303" calcext:value-type="float">
            <text:p>2.93303</text:p>
          </table:table-cell>
          <table:table-cell office:value-type="float" office:value="390.5879" calcext:value-type="float">
            <text:p>390.5879</text:p>
          </table:table-cell>
          <table:table-cell office:value-type="float" office:value="-149.284" calcext:value-type="float">
            <text:p>-149.284</text:p>
          </table:table-cell>
          <table:table-cell office:value-type="float" office:value="241.3038" calcext:value-type="float">
            <text:p>241.3038</text:p>
          </table:table-cell>
          <table:table-cell office:value-type="float" office:value="-377.0588" calcext:value-type="float">
            <text:p>-377.0588</text:p>
          </table:table-cell>
          <table:table-cell office:value-type="float" office:value="0" calcext:value-type="float">
            <text:p>0</text:p>
          </table:table-cell>
          <table:table-cell office:value-type="float" office:value="11.55092" calcext:value-type="float">
            <text:p>11.55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7072004" calcext:value-type="float">
            <text:p>17072004</text:p>
          </table:table-cell>
          <table:table-cell office:value-type="float" office:value="268.3248" calcext:value-type="float">
            <text:p>268.3248</text:p>
          </table:table-cell>
          <table:table-cell office:value-type="float" office:value="13130.46" calcext:value-type="float">
            <text:p>13130.46</text:p>
          </table:table-cell>
          <table:table-cell office:value-type="float" office:value="0" calcext:value-type="float">
            <text:p>0</text:p>
          </table:table-cell>
          <table:table-cell office:value-type="float" office:value="5.300002" calcext:value-type="float">
            <text:p>5.300002</text:p>
          </table:table-cell>
          <table:table-cell office:value-type="float" office:value="-423.5597" calcext:value-type="float">
            <text:p>-423.5597</text:p>
          </table:table-cell>
          <table:table-cell office:value-type="float" office:value="1141.86" calcext:value-type="float">
            <text:p>1141.86</text:p>
          </table:table-cell>
          <table:table-cell office:value-type="float" office:value="-54.05812" calcext:value-type="float">
            <text:p>-54.05812</text:p>
          </table:table-cell>
          <table:table-cell office:value-type="float" office:value="99.39278" calcext:value-type="float">
            <text:p>99.39278</text:p>
          </table:table-cell>
          <table:table-cell office:value-type="float" office:value="132.413" calcext:value-type="float">
            <text:p>132.413</text:p>
          </table:table-cell>
          <table:table-cell office:value-type="float" office:value="0.07439549" calcext:value-type="float">
            <text:p>0.07439549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5399595" calcext:value-type="float">
            <text:p>0.005399595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0.1409131" calcext:value-type="float">
            <text:p>0.1409131</text:p>
          </table:table-cell>
          <table:table-cell office:value-type="float" office:value="370" calcext:value-type="float">
            <text:p>370</text:p>
          </table:table-cell>
          <table:table-cell office:value-type="float" office:value="-124.3168" calcext:value-type="float">
            <text:p>-124.3168</text:p>
          </table:table-cell>
          <table:table-cell office:value-type="float" office:value="0" calcext:value-type="float">
            <text:p>0</text:p>
          </table:table-cell>
          <table:table-cell office:value-type="float" office:value="406.1509" calcext:value-type="float">
            <text:p>406.1509</text:p>
          </table:table-cell>
          <table:table-cell office:value-type="float" office:value="1085.379" calcext:value-type="float">
            <text:p>1085.379</text:p>
          </table:table-cell>
          <table:table-cell office:value-type="float" office:value="1330.835" calcext:value-type="float">
            <text:p>1330.835</text:p>
          </table:table-cell>
          <table:table-cell office:value-type="float" office:value="1263.158" calcext:value-type="float">
            <text:p>1263.158</text:p>
          </table:table-cell>
          <table:table-cell office:value-type="float" office:value="750.8373" calcext:value-type="float">
            <text:p>750.8373</text:p>
          </table:table-cell>
          <table:table-cell office:value-type="float" office:value="1094.727" calcext:value-type="float">
            <text:p>1094.727</text:p>
          </table:table-cell>
          <table:table-cell office:value-type="float" office:value="410.3102" calcext:value-type="float">
            <text:p>410.3102</text:p>
          </table:table-cell>
          <table:table-cell office:value-type="float" office:value="1843.08" calcext:value-type="float">
            <text:p>1843.08</text:p>
          </table:table-cell>
          <table:table-cell office:value-type="float" office:value="2082.245" calcext:value-type="float">
            <text:p>2082.245</text:p>
          </table:table-cell>
          <table:table-cell office:value-type="float" office:value="1665.043" calcext:value-type="float">
            <text:p>1665.043</text:p>
          </table:table-cell>
          <table:table-cell office:value-type="float" office:value="583.8805" calcext:value-type="float">
            <text:p>583.8805</text:p>
          </table:table-cell>
          <table:table-cell office:value-type="float" office:value="572.3299" calcext:value-type="float">
            <text:p>572.3299</text:p>
          </table:table-cell>
          <table:table-cell office:value-type="float" office:value="142.7262" calcext:value-type="float">
            <text:p>142.7262</text:p>
          </table:table-cell>
          <table:table-cell office:value-type="float" office:value="35.66919" calcext:value-type="float">
            <text:p>35.66919</text:p>
          </table:table-cell>
          <table:table-cell office:value-type="float" office:value="0" calcext:value-type="float">
            <text:p>0</text:p>
          </table:table-cell>
          <table:table-cell office:value-type="float" office:value="-0.006407393" calcext:value-type="float">
            <text:p>-0.006407393</text:p>
          </table:table-cell>
          <table:table-cell office:value-type="float" office:value="0" calcext:value-type="float">
            <text:p>0</text:p>
          </table:table-cell>
          <table:table-cell office:value-type="float" office:value="2.99054" calcext:value-type="float">
            <text:p>2.99054</text:p>
          </table:table-cell>
          <table:table-cell office:value-type="float" office:value="408.1828" calcext:value-type="float">
            <text:p>408.1828</text:p>
          </table:table-cell>
          <table:table-cell office:value-type="float" office:value="-156.5583" calcext:value-type="float">
            <text:p>-156.5583</text:p>
          </table:table-cell>
          <table:table-cell office:value-type="float" office:value="251.6244" calcext:value-type="float">
            <text:p>251.6244</text:p>
          </table:table-cell>
          <table:table-cell office:value-type="float" office:value="-378.4219" calcext:value-type="float">
            <text:p>-378.4219</text:p>
          </table:table-cell>
          <table:table-cell office:value-type="float" office:value="0" calcext:value-type="float">
            <text:p>0</text:p>
          </table:table-cell>
          <table:table-cell office:value-type="float" office:value="11.67203" calcext:value-type="float">
            <text:p>11.67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072004" calcext:value-type="float">
            <text:p>18072004</text:p>
          </table:table-cell>
          <table:table-cell office:value-type="float" office:value="267.3474" calcext:value-type="float">
            <text:p>267.3474</text:p>
          </table:table-cell>
          <table:table-cell office:value-type="float" office:value="13130.36" calcext:value-type="float">
            <text:p>13130.36</text:p>
          </table:table-cell>
          <table:table-cell office:value-type="float" office:value="0" calcext:value-type="float">
            <text:p>0</text:p>
          </table:table-cell>
          <table:table-cell office:value-type="float" office:value="5.655678" calcext:value-type="float">
            <text:p>5.655678</text:p>
          </table:table-cell>
          <table:table-cell office:value-type="float" office:value="-427.5996" calcext:value-type="float">
            <text:p>-427.5996</text:p>
          </table:table-cell>
          <table:table-cell office:value-type="float" office:value="1152.974" calcext:value-type="float">
            <text:p>1152.974</text:p>
          </table:table-cell>
          <table:table-cell office:value-type="float" office:value="-56.88384" calcext:value-type="float">
            <text:p>-56.88384</text:p>
          </table:table-cell>
          <table:table-cell office:value-type="float" office:value="97.13053" calcext:value-type="float">
            <text:p>97.13053</text:p>
          </table:table-cell>
          <table:table-cell office:value-type="float" office:value="131.613" calcext:value-type="float">
            <text:p>131.613</text:p>
          </table:table-cell>
          <table:table-cell office:value-type="float" office:value="0.07590816" calcext:value-type="float">
            <text:p>0.07590816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5400682" calcext:value-type="float">
            <text:p>0.005400682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0.141102" calcext:value-type="float">
            <text:p>0.141102</text:p>
          </table:table-cell>
          <table:table-cell office:value-type="float" office:value="370" calcext:value-type="float">
            <text:p>370</text:p>
          </table:table-cell>
          <table:table-cell office:value-type="float" office:value="-117.2273" calcext:value-type="float">
            <text:p>-117.2273</text:p>
          </table:table-cell>
          <table:table-cell office:value-type="float" office:value="0" calcext:value-type="float">
            <text:p>0</text:p>
          </table:table-cell>
          <table:table-cell office:value-type="float" office:value="406.5485" calcext:value-type="float">
            <text:p>406.5485</text:p>
          </table:table-cell>
          <table:table-cell office:value-type="float" office:value="1085.226" calcext:value-type="float">
            <text:p>1085.226</text:p>
          </table:table-cell>
          <table:table-cell office:value-type="float" office:value="1330.655" calcext:value-type="float">
            <text:p>1330.655</text:p>
          </table:table-cell>
          <table:table-cell office:value-type="float" office:value="1263.052" calcext:value-type="float">
            <text:p>1263.052</text:p>
          </table:table-cell>
          <table:table-cell office:value-type="float" office:value="750.7692" calcext:value-type="float">
            <text:p>750.7692</text:p>
          </table:table-cell>
          <table:table-cell office:value-type="float" office:value="1094.639" calcext:value-type="float">
            <text:p>1094.639</text:p>
          </table:table-cell>
          <table:table-cell office:value-type="float" office:value="410.3014" calcext:value-type="float">
            <text:p>410.3014</text:p>
          </table:table-cell>
          <table:table-cell office:value-type="float" office:value="1843.027" calcext:value-type="float">
            <text:p>1843.027</text:p>
          </table:table-cell>
          <table:table-cell office:value-type="float" office:value="2082.274" calcext:value-type="float">
            <text:p>2082.274</text:p>
          </table:table-cell>
          <table:table-cell office:value-type="float" office:value="1665.009" calcext:value-type="float">
            <text:p>1665.009</text:p>
          </table:table-cell>
          <table:table-cell office:value-type="float" office:value="583.8709" calcext:value-type="float">
            <text:p>583.8709</text:p>
          </table:table-cell>
          <table:table-cell office:value-type="float" office:value="572.3268" calcext:value-type="float">
            <text:p>572.3268</text:p>
          </table:table-cell>
          <table:table-cell office:value-type="float" office:value="142.7262" calcext:value-type="float">
            <text:p>142.7262</text:p>
          </table:table-cell>
          <table:table-cell office:value-type="float" office:value="35.66918" calcext:value-type="float">
            <text:p>35.66918</text:p>
          </table:table-cell>
          <table:table-cell office:value-type="float" office:value="0" calcext:value-type="float">
            <text:p>0</text:p>
          </table:table-cell>
          <table:table-cell office:value-type="float" office:value="-0.006427218" calcext:value-type="float">
            <text:p>-0.006427218</text:p>
          </table:table-cell>
          <table:table-cell office:value-type="float" office:value="0" calcext:value-type="float">
            <text:p>0</text:p>
          </table:table-cell>
          <table:table-cell office:value-type="float" office:value="3.041814" calcext:value-type="float">
            <text:p>3.041814</text:p>
          </table:table-cell>
          <table:table-cell office:value-type="float" office:value="424.4349" calcext:value-type="float">
            <text:p>424.4349</text:p>
          </table:table-cell>
          <table:table-cell office:value-type="float" office:value="-164.5091" calcext:value-type="float">
            <text:p>-164.5091</text:p>
          </table:table-cell>
          <table:table-cell office:value-type="float" office:value="259.9258" calcext:value-type="float">
            <text:p>259.9258</text:p>
          </table:table-cell>
          <table:table-cell office:value-type="float" office:value="-379.7563" calcext:value-type="float">
            <text:p>-379.7563</text:p>
          </table:table-cell>
          <table:table-cell office:value-type="float" office:value="0" calcext:value-type="float">
            <text:p>0</text:p>
          </table:table-cell>
          <table:table-cell office:value-type="float" office:value="11.7886" calcext:value-type="float">
            <text:p>11.7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072004" calcext:value-type="float">
            <text:p>19072004</text:p>
          </table:table-cell>
          <table:table-cell office:value-type="float" office:value="266.4169" calcext:value-type="float">
            <text:p>266.4169</text:p>
          </table:table-cell>
          <table:table-cell office:value-type="float" office:value="13130.2" calcext:value-type="float">
            <text:p>13130.2</text:p>
          </table:table-cell>
          <table:table-cell office:value-type="float" office:value="0" calcext:value-type="float">
            <text:p>0</text:p>
          </table:table-cell>
          <table:table-cell office:value-type="float" office:value="6.061795" calcext:value-type="float">
            <text:p>6.061795</text:p>
          </table:table-cell>
          <table:table-cell office:value-type="float" office:value="-431.8132" calcext:value-type="float">
            <text:p>-431.8132</text:p>
          </table:table-cell>
          <table:table-cell office:value-type="float" office:value="1162.58" calcext:value-type="float">
            <text:p>1162.58</text:p>
          </table:table-cell>
          <table:table-cell office:value-type="float" office:value="-59.7914" calcext:value-type="float">
            <text:p>-59.7914</text:p>
          </table:table-cell>
          <table:table-cell office:value-type="float" office:value="94.75634" calcext:value-type="float">
            <text:p>94.75634</text:p>
          </table:table-cell>
          <table:table-cell office:value-type="float" office:value="130.8955" calcext:value-type="float">
            <text:p>130.8955</text:p>
          </table:table-cell>
          <table:table-cell office:value-type="float" office:value="0.07738055" calcext:value-type="float">
            <text:p>0.07738055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5401638" calcext:value-type="float">
            <text:p>0.005401638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0.1412667" calcext:value-type="float">
            <text:p>0.1412667</text:p>
          </table:table-cell>
          <table:table-cell office:value-type="float" office:value="370" calcext:value-type="float">
            <text:p>370</text:p>
          </table:table-cell>
          <table:table-cell office:value-type="float" office:value="-113.4222" calcext:value-type="float">
            <text:p>-113.4222</text:p>
          </table:table-cell>
          <table:table-cell office:value-type="float" office:value="0" calcext:value-type="float">
            <text:p>0</text:p>
          </table:table-cell>
          <table:table-cell office:value-type="float" office:value="406.9338" calcext:value-type="float">
            <text:p>406.9338</text:p>
          </table:table-cell>
          <table:table-cell office:value-type="float" office:value="1085.045" calcext:value-type="float">
            <text:p>1085.045</text:p>
          </table:table-cell>
          <table:table-cell office:value-type="float" office:value="1330.45" calcext:value-type="float">
            <text:p>1330.45</text:p>
          </table:table-cell>
          <table:table-cell office:value-type="float" office:value="1262.932" calcext:value-type="float">
            <text:p>1262.932</text:p>
          </table:table-cell>
          <table:table-cell office:value-type="float" office:value="750.6953" calcext:value-type="float">
            <text:p>750.6953</text:p>
          </table:table-cell>
          <table:table-cell office:value-type="float" office:value="1094.546" calcext:value-type="float">
            <text:p>1094.546</text:p>
          </table:table-cell>
          <table:table-cell office:value-type="float" office:value="410.2928" calcext:value-type="float">
            <text:p>410.2928</text:p>
          </table:table-cell>
          <table:table-cell office:value-type="float" office:value="1842.975" calcext:value-type="float">
            <text:p>1842.975</text:p>
          </table:table-cell>
          <table:table-cell office:value-type="float" office:value="2082.297" calcext:value-type="float">
            <text:p>2082.297</text:p>
          </table:table-cell>
          <table:table-cell office:value-type="float" office:value="1664.975" calcext:value-type="float">
            <text:p>1664.975</text:p>
          </table:table-cell>
          <table:table-cell office:value-type="float" office:value="583.8614" calcext:value-type="float">
            <text:p>583.8614</text:p>
          </table:table-cell>
          <table:table-cell office:value-type="float" office:value="572.3238" calcext:value-type="float">
            <text:p>572.3238</text:p>
          </table:table-cell>
          <table:table-cell office:value-type="float" office:value="142.7262" calcext:value-type="float">
            <text:p>142.7262</text:p>
          </table:table-cell>
          <table:table-cell office:value-type="float" office:value="35.66917" calcext:value-type="float">
            <text:p>35.66917</text:p>
          </table:table-cell>
          <table:table-cell office:value-type="float" office:value="0" calcext:value-type="float">
            <text:p>0</text:p>
          </table:table-cell>
          <table:table-cell office:value-type="float" office:value="-0.006459238" calcext:value-type="float">
            <text:p>-0.006459238</text:p>
          </table:table-cell>
          <table:table-cell office:value-type="float" office:value="0" calcext:value-type="float">
            <text:p>0</text:p>
          </table:table-cell>
          <table:table-cell office:value-type="float" office:value="3.098735" calcext:value-type="float">
            <text:p>3.098735</text:p>
          </table:table-cell>
          <table:table-cell office:value-type="float" office:value="438.4026" calcext:value-type="float">
            <text:p>438.4026</text:p>
          </table:table-cell>
          <table:table-cell office:value-type="float" office:value="-173.3679" calcext:value-type="float">
            <text:p>-173.3679</text:p>
          </table:table-cell>
          <table:table-cell office:value-type="float" office:value="265.0347" calcext:value-type="float">
            <text:p>265.0347</text:p>
          </table:table-cell>
          <table:table-cell office:value-type="float" office:value="-381.1451" calcext:value-type="float">
            <text:p>-381.1451</text:p>
          </table:table-cell>
          <table:table-cell office:value-type="float" office:value="0" calcext:value-type="float">
            <text:p>0</text:p>
          </table:table-cell>
          <table:table-cell office:value-type="float" office:value="11.86607" calcext:value-type="float">
            <text:p>11.86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072004" calcext:value-type="float">
            <text:p>20072004</text:p>
          </table:table-cell>
          <table:table-cell office:value-type="float" office:value="266.1102" calcext:value-type="float">
            <text:p>266.1102</text:p>
          </table:table-cell>
          <table:table-cell office:value-type="float" office:value="13129.95" calcext:value-type="float">
            <text:p>13129.95</text:p>
          </table:table-cell>
          <table:table-cell office:value-type="float" office:value="0" calcext:value-type="float">
            <text:p>0</text:p>
          </table:table-cell>
          <table:table-cell office:value-type="float" office:value="7.038063" calcext:value-type="float">
            <text:p>7.038063</text:p>
          </table:table-cell>
          <table:table-cell office:value-type="float" office:value="-436.0102" calcext:value-type="float">
            <text:p>-436.0102</text:p>
          </table:table-cell>
          <table:table-cell office:value-type="float" office:value="1174.733" calcext:value-type="float">
            <text:p>1174.733</text:p>
          </table:table-cell>
          <table:table-cell office:value-type="float" office:value="-62.57414" calcext:value-type="float">
            <text:p>-62.57414</text:p>
          </table:table-cell>
          <table:table-cell office:value-type="float" office:value="92.74065" calcext:value-type="float">
            <text:p>92.74065</text:p>
          </table:table-cell>
          <table:table-cell office:value-type="float" office:value="130.8371" calcext:value-type="float">
            <text:p>130.8371</text:p>
          </table:table-cell>
          <table:table-cell office:value-type="float" office:value="0.07887779" calcext:value-type="float">
            <text:p>0.07887779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5402539" calcext:value-type="float">
            <text:p>0.005402539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0.1414147" calcext:value-type="float">
            <text:p>0.1414147</text:p>
          </table:table-cell>
          <table:table-cell office:value-type="float" office:value="370" calcext:value-type="float">
            <text:p>370</text:p>
          </table:table-cell>
          <table:table-cell office:value-type="float" office:value="-111.2484" calcext:value-type="float">
            <text:p>-111.2484</text:p>
          </table:table-cell>
          <table:table-cell office:value-type="float" office:value="0" calcext:value-type="float">
            <text:p>0</text:p>
          </table:table-cell>
          <table:table-cell office:value-type="float" office:value="407.2708" calcext:value-type="float">
            <text:p>407.2708</text:p>
          </table:table-cell>
          <table:table-cell office:value-type="float" office:value="1084.85" calcext:value-type="float">
            <text:p>1084.85</text:p>
          </table:table-cell>
          <table:table-cell office:value-type="float" office:value="1330.227" calcext:value-type="float">
            <text:p>1330.227</text:p>
          </table:table-cell>
          <table:table-cell office:value-type="float" office:value="1262.796" calcext:value-type="float">
            <text:p>1262.796</text:p>
          </table:table-cell>
          <table:table-cell office:value-type="float" office:value="750.6115" calcext:value-type="float">
            <text:p>750.6115</text:p>
          </table:table-cell>
          <table:table-cell office:value-type="float" office:value="1094.441" calcext:value-type="float">
            <text:p>1094.441</text:p>
          </table:table-cell>
          <table:table-cell office:value-type="float" office:value="410.2831" calcext:value-type="float">
            <text:p>410.2831</text:p>
          </table:table-cell>
          <table:table-cell office:value-type="float" office:value="1842.921" calcext:value-type="float">
            <text:p>1842.921</text:p>
          </table:table-cell>
          <table:table-cell office:value-type="float" office:value="2082.312" calcext:value-type="float">
            <text:p>2082.312</text:p>
          </table:table-cell>
          <table:table-cell office:value-type="float" office:value="1664.942" calcext:value-type="float">
            <text:p>1664.942</text:p>
          </table:table-cell>
          <table:table-cell office:value-type="float" office:value="583.8517" calcext:value-type="float">
            <text:p>583.8517</text:p>
          </table:table-cell>
          <table:table-cell office:value-type="float" office:value="572.3207" calcext:value-type="float">
            <text:p>572.3207</text:p>
          </table:table-cell>
          <table:table-cell office:value-type="float" office:value="142.7262" calcext:value-type="float">
            <text:p>142.7262</text:p>
          </table:table-cell>
          <table:table-cell office:value-type="float" office:value="35.66917" calcext:value-type="float">
            <text:p>35.66917</text:p>
          </table:table-cell>
          <table:table-cell office:value-type="float" office:value="0" calcext:value-type="float">
            <text:p>0</text:p>
          </table:table-cell>
          <table:table-cell office:value-type="float" office:value="-0.006501833" calcext:value-type="float">
            <text:p>-0.006501833</text:p>
          </table:table-cell>
          <table:table-cell office:value-type="float" office:value="0" calcext:value-type="float">
            <text:p>0</text:p>
          </table:table-cell>
          <table:table-cell office:value-type="float" office:value="3.119184" calcext:value-type="float">
            <text:p>3.119184</text:p>
          </table:table-cell>
          <table:table-cell office:value-type="float" office:value="450.9916" calcext:value-type="float">
            <text:p>450.9916</text:p>
          </table:table-cell>
          <table:table-cell office:value-type="float" office:value="-182.3675" calcext:value-type="float">
            <text:p>-182.3675</text:p>
          </table:table-cell>
          <table:table-cell office:value-type="float" office:value="268.6241" calcext:value-type="float">
            <text:p>268.6241</text:p>
          </table:table-cell>
          <table:table-cell office:value-type="float" office:value="-382.5714" calcext:value-type="float">
            <text:p>-382.5714</text:p>
          </table:table-cell>
          <table:table-cell office:value-type="float" office:value="0" calcext:value-type="float">
            <text:p>0</text:p>
          </table:table-cell>
          <table:table-cell office:value-type="float" office:value="11.87337" calcext:value-type="float">
            <text:p>11.87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1072004" calcext:value-type="float">
            <text:p>21072004</text:p>
          </table:table-cell>
          <table:table-cell office:value-type="float" office:value="265.5792" calcext:value-type="float">
            <text:p>265.5792</text:p>
          </table:table-cell>
          <table:table-cell office:value-type="float" office:value="13129.55" calcext:value-type="float">
            <text:p>13129.55</text:p>
          </table:table-cell>
          <table:table-cell office:value-type="float" office:value="0" calcext:value-type="float">
            <text:p>0</text:p>
          </table:table-cell>
          <table:table-cell office:value-type="float" office:value="7.455277" calcext:value-type="float">
            <text:p>7.455277</text:p>
          </table:table-cell>
          <table:table-cell office:value-type="float" office:value="-439.8143" calcext:value-type="float">
            <text:p>-439.8143</text:p>
          </table:table-cell>
          <table:table-cell office:value-type="float" office:value="1184.341" calcext:value-type="float">
            <text:p>1184.341</text:p>
          </table:table-cell>
          <table:table-cell office:value-type="float" office:value="-65.10571" calcext:value-type="float">
            <text:p>-65.10571</text:p>
          </table:table-cell>
          <table:table-cell office:value-type="float" office:value="91.24266" calcext:value-type="float">
            <text:p>91.24266</text:p>
          </table:table-cell>
          <table:table-cell office:value-type="float" office:value="130.5625" calcext:value-type="float">
            <text:p>130.5625</text:p>
          </table:table-cell>
          <table:table-cell office:value-type="float" office:value="0.08039507" calcext:value-type="float">
            <text:p>0.08039507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5403373" calcext:value-type="float">
            <text:p>0.005403373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0.1415432" calcext:value-type="float">
            <text:p>0.1415432</text:p>
          </table:table-cell>
          <table:table-cell office:value-type="float" office:value="370" calcext:value-type="float">
            <text:p>370</text:p>
          </table:table-cell>
          <table:table-cell office:value-type="float" office:value="-107.6755" calcext:value-type="float">
            <text:p>-107.6755</text:p>
          </table:table-cell>
          <table:table-cell office:value-type="float" office:value="0" calcext:value-type="float">
            <text:p>0</text:p>
          </table:table-cell>
          <table:table-cell office:value-type="float" office:value="407.4906" calcext:value-type="float">
            <text:p>407.4906</text:p>
          </table:table-cell>
          <table:table-cell office:value-type="float" office:value="1084.658" calcext:value-type="float">
            <text:p>1084.658</text:p>
          </table:table-cell>
          <table:table-cell office:value-type="float" office:value="1330.003" calcext:value-type="float">
            <text:p>1330.003</text:p>
          </table:table-cell>
          <table:table-cell office:value-type="float" office:value="1262.656" calcext:value-type="float">
            <text:p>1262.656</text:p>
          </table:table-cell>
          <table:table-cell office:value-type="float" office:value="750.5228" calcext:value-type="float">
            <text:p>750.5228</text:p>
          </table:table-cell>
          <table:table-cell office:value-type="float" office:value="1094.331" calcext:value-type="float">
            <text:p>1094.331</text:p>
          </table:table-cell>
          <table:table-cell office:value-type="float" office:value="410.2715" calcext:value-type="float">
            <text:p>410.2715</text:p>
          </table:table-cell>
          <table:table-cell office:value-type="float" office:value="1842.854" calcext:value-type="float">
            <text:p>1842.854</text:p>
          </table:table-cell>
          <table:table-cell office:value-type="float" office:value="2082.317" calcext:value-type="float">
            <text:p>2082.317</text:p>
          </table:table-cell>
          <table:table-cell office:value-type="float" office:value="1664.908" calcext:value-type="float">
            <text:p>1664.908</text:p>
          </table:table-cell>
          <table:table-cell office:value-type="float" office:value="583.8421" calcext:value-type="float">
            <text:p>583.8421</text:p>
          </table:table-cell>
          <table:table-cell office:value-type="float" office:value="572.3175" calcext:value-type="float">
            <text:p>572.3175</text:p>
          </table:table-cell>
          <table:table-cell office:value-type="float" office:value="142.7262" calcext:value-type="float">
            <text:p>142.7262</text:p>
          </table:table-cell>
          <table:table-cell office:value-type="float" office:value="35.66917" calcext:value-type="float">
            <text:p>35.66917</text:p>
          </table:table-cell>
          <table:table-cell office:value-type="float" office:value="0" calcext:value-type="float">
            <text:p>0</text:p>
          </table:table-cell>
          <table:table-cell office:value-type="float" office:value="-0.006546368" calcext:value-type="float">
            <text:p>-0.006546368</text:p>
          </table:table-cell>
          <table:table-cell office:value-type="float" office:value="0" calcext:value-type="float">
            <text:p>0</text:p>
          </table:table-cell>
          <table:table-cell office:value-type="float" office:value="3.15882" calcext:value-type="float">
            <text:p>3.15882</text:p>
          </table:table-cell>
          <table:table-cell office:value-type="float" office:value="464.1246" calcext:value-type="float">
            <text:p>464.1246</text:p>
          </table:table-cell>
          <table:table-cell office:value-type="float" office:value="-190.6552" calcext:value-type="float">
            <text:p>-190.6552</text:p>
          </table:table-cell>
          <table:table-cell office:value-type="float" office:value="273.4694" calcext:value-type="float">
            <text:p>273.4694</text:p>
          </table:table-cell>
          <table:table-cell office:value-type="float" office:value="-383.7972" calcext:value-type="float">
            <text:p>-383.7972</text:p>
          </table:table-cell>
          <table:table-cell office:value-type="float" office:value="0" calcext:value-type="float">
            <text:p>0</text:p>
          </table:table-cell>
          <table:table-cell office:value-type="float" office:value="11.82447" calcext:value-type="float">
            <text:p>11.82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2072004" calcext:value-type="float">
            <text:p>22072004</text:p>
          </table:table-cell>
          <table:table-cell office:value-type="float" office:value="261.9812" calcext:value-type="float">
            <text:p>261.9812</text:p>
          </table:table-cell>
          <table:table-cell office:value-type="float" office:value="13129.83" calcext:value-type="float">
            <text:p>13129.83</text:p>
          </table:table-cell>
          <table:table-cell office:value-type="float" office:value="0" calcext:value-type="float">
            <text:p>0</text:p>
          </table:table-cell>
          <table:table-cell office:value-type="float" office:value="7.759857" calcext:value-type="float">
            <text:p>7.759857</text:p>
          </table:table-cell>
          <table:table-cell office:value-type="float" office:value="-445.298" calcext:value-type="float">
            <text:p>-445.298</text:p>
          </table:table-cell>
          <table:table-cell office:value-type="float" office:value="1199.849" calcext:value-type="float">
            <text:p>1199.849</text:p>
          </table:table-cell>
          <table:table-cell office:value-type="float" office:value="-67.31431" calcext:value-type="float">
            <text:p>-67.31431</text:p>
          </table:table-cell>
          <table:table-cell office:value-type="float" office:value="92.80859" calcext:value-type="float">
            <text:p>92.80859</text:p>
          </table:table-cell>
          <table:table-cell office:value-type="float" office:value="127.1409" calcext:value-type="float">
            <text:p>127.1409</text:p>
          </table:table-cell>
          <table:table-cell office:value-type="float" office:value="0.0810644" calcext:value-type="float">
            <text:p>0.0810644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5404233" calcext:value-type="float">
            <text:p>0.005404233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0.1416492" calcext:value-type="float">
            <text:p>0.1416492</text:p>
          </table:table-cell>
          <table:table-cell office:value-type="float" office:value="370" calcext:value-type="float">
            <text:p>370</text:p>
          </table:table-cell>
          <table:table-cell office:value-type="float" office:value="-101.9929" calcext:value-type="float">
            <text:p>-101.9929</text:p>
          </table:table-cell>
          <table:table-cell office:value-type="float" office:value="0" calcext:value-type="float">
            <text:p>0</text:p>
          </table:table-cell>
          <table:table-cell office:value-type="float" office:value="408.3399" calcext:value-type="float">
            <text:p>408.3399</text:p>
          </table:table-cell>
          <table:table-cell office:value-type="float" office:value="1084.525" calcext:value-type="float">
            <text:p>1084.525</text:p>
          </table:table-cell>
          <table:table-cell office:value-type="float" office:value="1329.826" calcext:value-type="float">
            <text:p>1329.826</text:p>
          </table:table-cell>
          <table:table-cell office:value-type="float" office:value="1262.534" calcext:value-type="float">
            <text:p>1262.534</text:p>
          </table:table-cell>
          <table:table-cell office:value-type="float" office:value="750.4422" calcext:value-type="float">
            <text:p>750.4422</text:p>
          </table:table-cell>
          <table:table-cell office:value-type="float" office:value="1094.228" calcext:value-type="float">
            <text:p>1094.228</text:p>
          </table:table-cell>
          <table:table-cell office:value-type="float" office:value="410.2584" calcext:value-type="float">
            <text:p>410.2584</text:p>
          </table:table-cell>
          <table:table-cell office:value-type="float" office:value="1842.786" calcext:value-type="float">
            <text:p>1842.786</text:p>
          </table:table-cell>
          <table:table-cell office:value-type="float" office:value="2082.312" calcext:value-type="float">
            <text:p>2082.312</text:p>
          </table:table-cell>
          <table:table-cell office:value-type="float" office:value="1664.876" calcext:value-type="float">
            <text:p>1664.876</text:p>
          </table:table-cell>
          <table:table-cell office:value-type="float" office:value="583.8325" calcext:value-type="float">
            <text:p>583.8325</text:p>
          </table:table-cell>
          <table:table-cell office:value-type="float" office:value="572.3143" calcext:value-type="float">
            <text:p>572.3143</text:p>
          </table:table-cell>
          <table:table-cell office:value-type="float" office:value="142.7261" calcext:value-type="float">
            <text:p>142.7261</text:p>
          </table:table-cell>
          <table:table-cell office:value-type="float" office:value="35.66916" calcext:value-type="float">
            <text:p>35.66916</text:p>
          </table:table-cell>
          <table:table-cell office:value-type="float" office:value="0" calcext:value-type="float">
            <text:p>0</text:p>
          </table:table-cell>
          <table:table-cell office:value-type="float" office:value="-0.006743962" calcext:value-type="float">
            <text:p>-0.006743962</text:p>
          </table:table-cell>
          <table:table-cell office:value-type="float" office:value="0" calcext:value-type="float">
            <text:p>0</text:p>
          </table:table-cell>
          <table:table-cell office:value-type="float" office:value="3.226287" calcext:value-type="float">
            <text:p>3.226287</text:p>
          </table:table-cell>
          <table:table-cell office:value-type="float" office:value="479.7454" calcext:value-type="float">
            <text:p>479.7454</text:p>
          </table:table-cell>
          <table:table-cell office:value-type="float" office:value="-197.315" calcext:value-type="float">
            <text:p>-197.315</text:p>
          </table:table-cell>
          <table:table-cell office:value-type="float" office:value="282.4304" calcext:value-type="float">
            <text:p>282.4304</text:p>
          </table:table-cell>
          <table:table-cell office:value-type="float" office:value="-387.3308" calcext:value-type="float">
            <text:p>-387.3308</text:p>
          </table:table-cell>
          <table:table-cell office:value-type="float" office:value="0" calcext:value-type="float">
            <text:p>0</text:p>
          </table:table-cell>
          <table:table-cell office:value-type="float" office:value="12.07882" calcext:value-type="float">
            <text:p>12.07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3072004" calcext:value-type="float">
            <text:p>23072004</text:p>
          </table:table-cell>
          <table:table-cell office:value-type="float" office:value="258.6772" calcext:value-type="float">
            <text:p>258.6772</text:p>
          </table:table-cell>
          <table:table-cell office:value-type="float" office:value="13130.13" calcext:value-type="float">
            <text:p>13130.13</text:p>
          </table:table-cell>
          <table:table-cell office:value-type="float" office:value="0" calcext:value-type="float">
            <text:p>0</text:p>
          </table:table-cell>
          <table:table-cell office:value-type="float" office:value="8.026236" calcext:value-type="float">
            <text:p>8.026236</text:p>
          </table:table-cell>
          <table:table-cell office:value-type="float" office:value="-450.8193" calcext:value-type="float">
            <text:p>-450.8193</text:p>
          </table:table-cell>
          <table:table-cell office:value-type="float" office:value="1214.939" calcext:value-type="float">
            <text:p>1214.939</text:p>
          </table:table-cell>
          <table:table-cell office:value-type="float" office:value="-69.39865" calcext:value-type="float">
            <text:p>-69.39865</text:p>
          </table:table-cell>
          <table:table-cell office:value-type="float" office:value="94.22891" calcext:value-type="float">
            <text:p>94.22891</text:p>
          </table:table-cell>
          <table:table-cell office:value-type="float" office:value="124.0739" calcext:value-type="float">
            <text:p>124.0739</text:p>
          </table:table-cell>
          <table:table-cell office:value-type="float" office:value="0.08261542" calcext:value-type="float">
            <text:p>0.08261542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5404931" calcext:value-type="float">
            <text:p>0.005404931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0.1417307" calcext:value-type="float">
            <text:p>0.1417307</text:p>
          </table:table-cell>
          <table:table-cell office:value-type="float" office:value="370" calcext:value-type="float">
            <text:p>370</text:p>
          </table:table-cell>
          <table:table-cell office:value-type="float" office:value="-93.89931" calcext:value-type="float">
            <text:p>-93.89931</text:p>
          </table:table-cell>
          <table:table-cell office:value-type="float" office:value="0" calcext:value-type="float">
            <text:p>0</text:p>
          </table:table-cell>
          <table:table-cell office:value-type="float" office:value="409.0274" calcext:value-type="float">
            <text:p>409.0274</text:p>
          </table:table-cell>
          <table:table-cell office:value-type="float" office:value="1084.423" calcext:value-type="float">
            <text:p>1084.423</text:p>
          </table:table-cell>
          <table:table-cell office:value-type="float" office:value="1329.698" calcext:value-type="float">
            <text:p>1329.698</text:p>
          </table:table-cell>
          <table:table-cell office:value-type="float" office:value="1262.447" calcext:value-type="float">
            <text:p>1262.447</text:p>
          </table:table-cell>
          <table:table-cell office:value-type="float" office:value="750.3696" calcext:value-type="float">
            <text:p>750.3696</text:p>
          </table:table-cell>
          <table:table-cell office:value-type="float" office:value="1094.141" calcext:value-type="float">
            <text:p>1094.141</text:p>
          </table:table-cell>
          <table:table-cell office:value-type="float" office:value="410.2458" calcext:value-type="float">
            <text:p>410.2458</text:p>
          </table:table-cell>
          <table:table-cell office:value-type="float" office:value="1842.72" calcext:value-type="float">
            <text:p>1842.72</text:p>
          </table:table-cell>
          <table:table-cell office:value-type="float" office:value="2082.296" calcext:value-type="float">
            <text:p>2082.296</text:p>
          </table:table-cell>
          <table:table-cell office:value-type="float" office:value="1664.845" calcext:value-type="float">
            <text:p>1664.845</text:p>
          </table:table-cell>
          <table:table-cell office:value-type="float" office:value="583.8229" calcext:value-type="float">
            <text:p>583.8229</text:p>
          </table:table-cell>
          <table:table-cell office:value-type="float" office:value="572.3065" calcext:value-type="float">
            <text:p>572.3065</text:p>
          </table:table-cell>
          <table:table-cell office:value-type="float" office:value="142.7261" calcext:value-type="float">
            <text:p>142.7261</text:p>
          </table:table-cell>
          <table:table-cell office:value-type="float" office:value="35.66916" calcext:value-type="float">
            <text:p>35.66916</text:p>
          </table:table-cell>
          <table:table-cell office:value-type="float" office:value="0" calcext:value-type="float">
            <text:p>0</text:p>
          </table:table-cell>
          <table:table-cell office:value-type="float" office:value="-0.006787116" calcext:value-type="float">
            <text:p>-0.006787116</text:p>
          </table:table-cell>
          <table:table-cell office:value-type="float" office:value="0" calcext:value-type="float">
            <text:p>0</text:p>
          </table:table-cell>
          <table:table-cell office:value-type="float" office:value="3.271731" calcext:value-type="float">
            <text:p>3.271731</text:p>
          </table:table-cell>
          <table:table-cell office:value-type="float" office:value="497.015" calcext:value-type="float">
            <text:p>497.015</text:p>
          </table:table-cell>
          <table:table-cell office:value-type="float" office:value="-203.0568" calcext:value-type="float">
            <text:p>-203.0568</text:p>
          </table:table-cell>
          <table:table-cell office:value-type="float" office:value="293.9582" calcext:value-type="float">
            <text:p>293.9582</text:p>
          </table:table-cell>
          <table:table-cell office:value-type="float" office:value="-390.5147" calcext:value-type="float">
            <text:p>-390.5147</text:p>
          </table:table-cell>
          <table:table-cell office:value-type="float" office:value="0" calcext:value-type="float">
            <text:p>0</text:p>
          </table:table-cell>
          <table:table-cell office:value-type="float" office:value="11.82384" calcext:value-type="float">
            <text:p>11.82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4072004" calcext:value-type="float">
            <text:p>24072004</text:p>
          </table:table-cell>
          <table:table-cell office:value-type="float" office:value="255.7328" calcext:value-type="float">
            <text:p>255.7328</text:p>
          </table:table-cell>
          <table:table-cell office:value-type="float" office:value="13130.48" calcext:value-type="float">
            <text:p>13130.48</text:p>
          </table:table-cell>
          <table:table-cell office:value-type="float" office:value="0" calcext:value-type="float">
            <text:p>0</text:p>
          </table:table-cell>
          <table:table-cell office:value-type="float" office:value="8.276967" calcext:value-type="float">
            <text:p>8.276967</text:p>
          </table:table-cell>
          <table:table-cell office:value-type="float" office:value="-455.4011" calcext:value-type="float">
            <text:p>-455.4011</text:p>
          </table:table-cell>
          <table:table-cell office:value-type="float" office:value="1229.359" calcext:value-type="float">
            <text:p>1229.359</text:p>
          </table:table-cell>
          <table:table-cell office:value-type="float" office:value="-71.59596" calcext:value-type="float">
            <text:p>-71.59596</text:p>
          </table:table-cell>
          <table:table-cell office:value-type="float" office:value="95.36643" calcext:value-type="float">
            <text:p>95.36643</text:p>
          </table:table-cell>
          <table:table-cell office:value-type="float" office:value="121.2247" calcext:value-type="float">
            <text:p>121.2247</text:p>
          </table:table-cell>
          <table:table-cell office:value-type="float" office:value="0.08375474" calcext:value-type="float">
            <text:p>0.08375474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5405597" calcext:value-type="float">
            <text:p>0.005405597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0.1417855" calcext:value-type="float">
            <text:p>0.1417855</text:p>
          </table:table-cell>
          <table:table-cell office:value-type="float" office:value="370" calcext:value-type="float">
            <text:p>370</text:p>
          </table:table-cell>
          <table:table-cell office:value-type="float" office:value="-88.45424" calcext:value-type="float">
            <text:p>-88.45424</text:p>
          </table:table-cell>
          <table:table-cell office:value-type="float" office:value="0" calcext:value-type="float">
            <text:p>0</text:p>
          </table:table-cell>
          <table:table-cell office:value-type="float" office:value="409.7909" calcext:value-type="float">
            <text:p>409.7909</text:p>
          </table:table-cell>
          <table:table-cell office:value-type="float" office:value="1084.347" calcext:value-type="float">
            <text:p>1084.347</text:p>
          </table:table-cell>
          <table:table-cell office:value-type="float" office:value="1329.589" calcext:value-type="float">
            <text:p>1329.589</text:p>
          </table:table-cell>
          <table:table-cell office:value-type="float" office:value="1262.387" calcext:value-type="float">
            <text:p>1262.387</text:p>
          </table:table-cell>
          <table:table-cell office:value-type="float" office:value="750.3143" calcext:value-type="float">
            <text:p>750.3143</text:p>
          </table:table-cell>
          <table:table-cell office:value-type="float" office:value="1094.067" calcext:value-type="float">
            <text:p>1094.067</text:p>
          </table:table-cell>
          <table:table-cell office:value-type="float" office:value="410.2356" calcext:value-type="float">
            <text:p>410.2356</text:p>
          </table:table-cell>
          <table:table-cell office:value-type="float" office:value="1842.666" calcext:value-type="float">
            <text:p>1842.666</text:p>
          </table:table-cell>
          <table:table-cell office:value-type="float" office:value="2082.273" calcext:value-type="float">
            <text:p>2082.273</text:p>
          </table:table-cell>
          <table:table-cell office:value-type="float" office:value="1664.817" calcext:value-type="float">
            <text:p>1664.817</text:p>
          </table:table-cell>
          <table:table-cell office:value-type="float" office:value="583.8132" calcext:value-type="float">
            <text:p>583.8132</text:p>
          </table:table-cell>
          <table:table-cell office:value-type="float" office:value="572.2975" calcext:value-type="float">
            <text:p>572.2975</text:p>
          </table:table-cell>
          <table:table-cell office:value-type="float" office:value="142.7261" calcext:value-type="float">
            <text:p>142.7261</text:p>
          </table:table-cell>
          <table:table-cell office:value-type="float" office:value="35.66915" calcext:value-type="float">
            <text:p>35.66915</text:p>
          </table:table-cell>
          <table:table-cell office:value-type="float" office:value="0" calcext:value-type="float">
            <text:p>0</text:p>
          </table:table-cell>
          <table:table-cell office:value-type="float" office:value="-0.006859042" calcext:value-type="float">
            <text:p>-0.006859042</text:p>
          </table:table-cell>
          <table:table-cell office:value-type="float" office:value="0" calcext:value-type="float">
            <text:p>0</text:p>
          </table:table-cell>
          <table:table-cell office:value-type="float" office:value="3.312308" calcext:value-type="float">
            <text:p>3.312308</text:p>
          </table:table-cell>
          <table:table-cell office:value-type="float" office:value="509.9094" calcext:value-type="float">
            <text:p>509.9094</text:p>
          </table:table-cell>
          <table:table-cell office:value-type="float" office:value="-208.1239" calcext:value-type="float">
            <text:p>-208.1239</text:p>
          </table:table-cell>
          <table:table-cell office:value-type="float" office:value="301.7855" calcext:value-type="float">
            <text:p>301.7855</text:p>
          </table:table-cell>
          <table:table-cell office:value-type="float" office:value="-393.3001" calcext:value-type="float">
            <text:p>-393.3001</text:p>
          </table:table-cell>
          <table:table-cell office:value-type="float" office:value="0" calcext:value-type="float">
            <text:p>0</text:p>
          </table:table-cell>
          <table:table-cell office:value-type="float" office:value="12.22215" calcext:value-type="float">
            <text:p>12.22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5072004" calcext:value-type="float">
            <text:p>25072004</text:p>
          </table:table-cell>
          <table:table-cell office:value-type="float" office:value="252.1928" calcext:value-type="float">
            <text:p>252.1928</text:p>
          </table:table-cell>
          <table:table-cell office:value-type="float" office:value="13130.99" calcext:value-type="float">
            <text:p>13130.99</text:p>
          </table:table-cell>
          <table:table-cell office:value-type="float" office:value="0" calcext:value-type="float">
            <text:p>0</text:p>
          </table:table-cell>
          <table:table-cell office:value-type="float" office:value="8.533751" calcext:value-type="float">
            <text:p>8.533751</text:p>
          </table:table-cell>
          <table:table-cell office:value-type="float" office:value="-461.221" calcext:value-type="float">
            <text:p>-461.221</text:p>
          </table:table-cell>
          <table:table-cell office:value-type="float" office:value="1246.086" calcext:value-type="float">
            <text:p>1246.086</text:p>
          </table:table-cell>
          <table:table-cell office:value-type="float" office:value="-74.0415" calcext:value-type="float">
            <text:p>-74.0415</text:p>
          </table:table-cell>
          <table:table-cell office:value-type="float" office:value="96.76902" calcext:value-type="float">
            <text:p>96.76902</text:p>
          </table:table-cell>
          <table:table-cell office:value-type="float" office:value="117.8562" calcext:value-type="float">
            <text:p>117.8562</text:p>
          </table:table-cell>
          <table:table-cell office:value-type="float" office:value="0.08521903" calcext:value-type="float">
            <text:p>0.08521903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5406154" calcext:value-type="float">
            <text:p>0.005406154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0.1418117" calcext:value-type="float">
            <text:p>0.1418117</text:p>
          </table:table-cell>
          <table:table-cell office:value-type="float" office:value="370" calcext:value-type="float">
            <text:p>370</text:p>
          </table:table-cell>
          <table:table-cell office:value-type="float" office:value="-77.68114" calcext:value-type="float">
            <text:p>-77.68114</text:p>
          </table:table-cell>
          <table:table-cell office:value-type="float" office:value="0" calcext:value-type="float">
            <text:p>0</text:p>
          </table:table-cell>
          <table:table-cell office:value-type="float" office:value="410.6156" calcext:value-type="float">
            <text:p>410.6156</text:p>
          </table:table-cell>
          <table:table-cell office:value-type="float" office:value="1084.268" calcext:value-type="float">
            <text:p>1084.268</text:p>
          </table:table-cell>
          <table:table-cell office:value-type="float" office:value="1329.482" calcext:value-type="float">
            <text:p>1329.482</text:p>
          </table:table-cell>
          <table:table-cell office:value-type="float" office:value="1262.331" calcext:value-type="float">
            <text:p>1262.331</text:p>
          </table:table-cell>
          <table:table-cell office:value-type="float" office:value="750.2618" calcext:value-type="float">
            <text:p>750.2618</text:p>
          </table:table-cell>
          <table:table-cell office:value-type="float" office:value="1093.999" calcext:value-type="float">
            <text:p>1093.999</text:p>
          </table:table-cell>
          <table:table-cell office:value-type="float" office:value="410.2286" calcext:value-type="float">
            <text:p>410.2286</text:p>
          </table:table-cell>
          <table:table-cell office:value-type="float" office:value="1842.614" calcext:value-type="float">
            <text:p>1842.614</text:p>
          </table:table-cell>
          <table:table-cell office:value-type="float" office:value="2082.242" calcext:value-type="float">
            <text:p>2082.242</text:p>
          </table:table-cell>
          <table:table-cell office:value-type="float" office:value="1664.794" calcext:value-type="float">
            <text:p>1664.794</text:p>
          </table:table-cell>
          <table:table-cell office:value-type="float" office:value="583.8035" calcext:value-type="float">
            <text:p>583.8035</text:p>
          </table:table-cell>
          <table:table-cell office:value-type="float" office:value="572.2885" calcext:value-type="float">
            <text:p>572.2885</text:p>
          </table:table-cell>
          <table:table-cell office:value-type="float" office:value="142.7261" calcext:value-type="float">
            <text:p>142.7261</text:p>
          </table:table-cell>
          <table:table-cell office:value-type="float" office:value="35.66915" calcext:value-type="float">
            <text:p>35.66915</text:p>
          </table:table-cell>
          <table:table-cell office:value-type="float" office:value="0" calcext:value-type="float">
            <text:p>0</text:p>
          </table:table-cell>
          <table:table-cell office:value-type="float" office:value="-0.006908661" calcext:value-type="float">
            <text:p>-0.006908661</text:p>
          </table:table-cell>
          <table:table-cell office:value-type="float" office:value="0" calcext:value-type="float">
            <text:p>0</text:p>
          </table:table-cell>
          <table:table-cell office:value-type="float" office:value="3.359309" calcext:value-type="float">
            <text:p>3.359309</text:p>
          </table:table-cell>
          <table:table-cell office:value-type="float" office:value="530.3874" calcext:value-type="float">
            <text:p>530.3874</text:p>
          </table:table-cell>
          <table:table-cell office:value-type="float" office:value="-214.4599" calcext:value-type="float">
            <text:p>-214.4599</text:p>
          </table:table-cell>
          <table:table-cell office:value-type="float" office:value="315.9275" calcext:value-type="float">
            <text:p>315.9275</text:p>
          </table:table-cell>
          <table:table-cell office:value-type="float" office:value="-396.5272" calcext:value-type="float">
            <text:p>-396.5272</text:p>
          </table:table-cell>
          <table:table-cell office:value-type="float" office:value="0" calcext:value-type="float">
            <text:p>0</text:p>
          </table:table-cell>
          <table:table-cell office:value-type="float" office:value="12.07505" calcext:value-type="float">
            <text:p>12.07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6072004" calcext:value-type="float">
            <text:p>26072004</text:p>
          </table:table-cell>
          <table:table-cell office:value-type="float" office:value="250.8087" calcext:value-type="float">
            <text:p>250.8087</text:p>
          </table:table-cell>
          <table:table-cell office:value-type="float" office:value="13131" calcext:value-type="float">
            <text:p>13131</text:p>
          </table:table-cell>
          <table:table-cell office:value-type="float" office:value="0" calcext:value-type="float">
            <text:p>0</text:p>
          </table:table-cell>
          <table:table-cell office:value-type="float" office:value="8.797845" calcext:value-type="float">
            <text:p>8.797845</text:p>
          </table:table-cell>
          <table:table-cell office:value-type="float" office:value="-465.3408" calcext:value-type="float">
            <text:p>-465.3408</text:p>
          </table:table-cell>
          <table:table-cell office:value-type="float" office:value="1258.259" calcext:value-type="float">
            <text:p>1258.259</text:p>
          </table:table-cell>
          <table:table-cell office:value-type="float" office:value="-76.72638" calcext:value-type="float">
            <text:p>-76.72638</text:p>
          </table:table-cell>
          <table:table-cell office:value-type="float" office:value="96.61317" calcext:value-type="float">
            <text:p>96.61317</text:p>
          </table:table-cell>
          <table:table-cell office:value-type="float" office:value="116.5918" calcext:value-type="float">
            <text:p>116.5918</text:p>
          </table:table-cell>
          <table:table-cell office:value-type="float" office:value="0.08699752" calcext:value-type="float">
            <text:p>0.08699752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5406629" calcext:value-type="float">
            <text:p>0.005406629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0.141806" calcext:value-type="float">
            <text:p>0.141806</text:p>
          </table:table-cell>
          <table:table-cell office:value-type="float" office:value="370" calcext:value-type="float">
            <text:p>370</text:p>
          </table:table-cell>
          <table:table-cell office:value-type="float" office:value="-67.20135" calcext:value-type="float">
            <text:p>-67.20135</text:p>
          </table:table-cell>
          <table:table-cell office:value-type="float" office:value="0" calcext:value-type="float">
            <text:p>0</text:p>
          </table:table-cell>
          <table:table-cell office:value-type="float" office:value="410.9739" calcext:value-type="float">
            <text:p>410.9739</text:p>
          </table:table-cell>
          <table:table-cell office:value-type="float" office:value="1084.194" calcext:value-type="float">
            <text:p>1084.194</text:p>
          </table:table-cell>
          <table:table-cell office:value-type="float" office:value="1329.383" calcext:value-type="float">
            <text:p>1329.383</text:p>
          </table:table-cell>
          <table:table-cell office:value-type="float" office:value="1262.275" calcext:value-type="float">
            <text:p>1262.275</text:p>
          </table:table-cell>
          <table:table-cell office:value-type="float" office:value="750.2157" calcext:value-type="float">
            <text:p>750.2157</text:p>
          </table:table-cell>
          <table:table-cell office:value-type="float" office:value="1093.934" calcext:value-type="float">
            <text:p>1093.934</text:p>
          </table:table-cell>
          <table:table-cell office:value-type="float" office:value="410.2232" calcext:value-type="float">
            <text:p>410.2232</text:p>
          </table:table-cell>
          <table:table-cell office:value-type="float" office:value="1842.563" calcext:value-type="float">
            <text:p>1842.563</text:p>
          </table:table-cell>
          <table:table-cell office:value-type="float" office:value="2082.208" calcext:value-type="float">
            <text:p>2082.208</text:p>
          </table:table-cell>
          <table:table-cell office:value-type="float" office:value="1664.777" calcext:value-type="float">
            <text:p>1664.777</text:p>
          </table:table-cell>
          <table:table-cell office:value-type="float" office:value="583.7938" calcext:value-type="float">
            <text:p>583.7938</text:p>
          </table:table-cell>
          <table:table-cell office:value-type="float" office:value="572.2796" calcext:value-type="float">
            <text:p>572.2796</text:p>
          </table:table-cell>
          <table:table-cell office:value-type="float" office:value="142.7261" calcext:value-type="float">
            <text:p>142.7261</text:p>
          </table:table-cell>
          <table:table-cell office:value-type="float" office:value="35.66914" calcext:value-type="float">
            <text:p>35.66914</text:p>
          </table:table-cell>
          <table:table-cell office:value-type="float" office:value="0" calcext:value-type="float">
            <text:p>0</text:p>
          </table:table-cell>
          <table:table-cell office:value-type="float" office:value="-0.006914784" calcext:value-type="float">
            <text:p>-0.006914784</text:p>
          </table:table-cell>
          <table:table-cell office:value-type="float" office:value="0" calcext:value-type="float">
            <text:p>0</text:p>
          </table:table-cell>
          <table:table-cell office:value-type="float" office:value="3.403624" calcext:value-type="float">
            <text:p>3.403624</text:p>
          </table:table-cell>
          <table:table-cell office:value-type="float" office:value="549.2903" calcext:value-type="float">
            <text:p>549.2903</text:p>
          </table:table-cell>
          <table:table-cell office:value-type="float" office:value="-221.4526" calcext:value-type="float">
            <text:p>-221.4526</text:p>
          </table:table-cell>
          <table:table-cell office:value-type="float" office:value="327.8377" calcext:value-type="float">
            <text:p>327.8377</text:p>
          </table:table-cell>
          <table:table-cell office:value-type="float" office:value="-398.0925" calcext:value-type="float">
            <text:p>-398.0925</text:p>
          </table:table-cell>
          <table:table-cell office:value-type="float" office:value="0" calcext:value-type="float">
            <text:p>0</text:p>
          </table:table-cell>
          <table:table-cell office:value-type="float" office:value="12.20351" calcext:value-type="float">
            <text:p>12.20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7072004" calcext:value-type="float">
            <text:p>27072004</text:p>
          </table:table-cell>
          <table:table-cell office:value-type="float" office:value="250.0437" calcext:value-type="float">
            <text:p>250.0437</text:p>
          </table:table-cell>
          <table:table-cell office:value-type="float" office:value="13130.94" calcext:value-type="float">
            <text:p>13130.94</text:p>
          </table:table-cell>
          <table:table-cell office:value-type="float" office:value="0" calcext:value-type="float">
            <text:p>0</text:p>
          </table:table-cell>
          <table:table-cell office:value-type="float" office:value="9.089607" calcext:value-type="float">
            <text:p>9.089607</text:p>
          </table:table-cell>
          <table:table-cell office:value-type="float" office:value="-469.1779" calcext:value-type="float">
            <text:p>-469.1779</text:p>
          </table:table-cell>
          <table:table-cell office:value-type="float" office:value="1270.057" calcext:value-type="float">
            <text:p>1270.057</text:p>
          </table:table-cell>
          <table:table-cell office:value-type="float" office:value="-79.73341" calcext:value-type="float">
            <text:p>-79.73341</text:p>
          </table:table-cell>
          <table:table-cell office:value-type="float" office:value="94.96048" calcext:value-type="float">
            <text:p>94.96048</text:p>
          </table:table-cell>
          <table:table-cell office:value-type="float" office:value="115.9199" calcext:value-type="float">
            <text:p>115.9199</text:p>
          </table:table-cell>
          <table:table-cell office:value-type="float" office:value="0.08881284" calcext:value-type="float">
            <text:p>0.08881284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5407022" calcext:value-type="float">
            <text:p>0.005407022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0.1417649" calcext:value-type="float">
            <text:p>0.1417649</text:p>
          </table:table-cell>
          <table:table-cell office:value-type="float" office:value="370" calcext:value-type="float">
            <text:p>370</text:p>
          </table:table-cell>
          <table:table-cell office:value-type="float" office:value="-59.44232" calcext:value-type="float">
            <text:p>-59.44232</text:p>
          </table:table-cell>
          <table:table-cell office:value-type="float" office:value="0" calcext:value-type="float">
            <text:p>0</text:p>
          </table:table-cell>
          <table:table-cell office:value-type="float" office:value="411.3034" calcext:value-type="float">
            <text:p>411.3034</text:p>
          </table:table-cell>
          <table:table-cell office:value-type="float" office:value="1084.11" calcext:value-type="float">
            <text:p>1084.11</text:p>
          </table:table-cell>
          <table:table-cell office:value-type="float" office:value="1329.277" calcext:value-type="float">
            <text:p>1329.277</text:p>
          </table:table-cell>
          <table:table-cell office:value-type="float" office:value="1262.219" calcext:value-type="float">
            <text:p>1262.219</text:p>
          </table:table-cell>
          <table:table-cell office:value-type="float" office:value="750.1678" calcext:value-type="float">
            <text:p>750.1678</text:p>
          </table:table-cell>
          <table:table-cell office:value-type="float" office:value="1093.87" calcext:value-type="float">
            <text:p>1093.87</text:p>
          </table:table-cell>
          <table:table-cell office:value-type="float" office:value="410.2192" calcext:value-type="float">
            <text:p>410.2192</text:p>
          </table:table-cell>
          <table:table-cell office:value-type="float" office:value="1842.512" calcext:value-type="float">
            <text:p>1842.512</text:p>
          </table:table-cell>
          <table:table-cell office:value-type="float" office:value="2082.171" calcext:value-type="float">
            <text:p>2082.171</text:p>
          </table:table-cell>
          <table:table-cell office:value-type="float" office:value="1664.767" calcext:value-type="float">
            <text:p>1664.767</text:p>
          </table:table-cell>
          <table:table-cell office:value-type="float" office:value="583.7841" calcext:value-type="float">
            <text:p>583.7841</text:p>
          </table:table-cell>
          <table:table-cell office:value-type="float" office:value="572.2707" calcext:value-type="float">
            <text:p>572.2707</text:p>
          </table:table-cell>
          <table:table-cell office:value-type="float" office:value="142.7261" calcext:value-type="float">
            <text:p>142.7261</text:p>
          </table:table-cell>
          <table:table-cell office:value-type="float" office:value="35.66914" calcext:value-type="float">
            <text:p>35.66914</text:p>
          </table:table-cell>
          <table:table-cell office:value-type="float" office:value="0" calcext:value-type="float">
            <text:p>0</text:p>
          </table:table-cell>
          <table:table-cell office:value-type="float" office:value="-0.006922314" calcext:value-type="float">
            <text:p>-0.006922314</text:p>
          </table:table-cell>
          <table:table-cell office:value-type="float" office:value="0" calcext:value-type="float">
            <text:p>0</text:p>
          </table:table-cell>
          <table:table-cell office:value-type="float" office:value="3.442" calcext:value-type="float">
            <text:p>3.442</text:p>
          </table:table-cell>
          <table:table-cell office:value-type="float" office:value="566.0763" calcext:value-type="float">
            <text:p>566.0763</text:p>
          </table:table-cell>
          <table:table-cell office:value-type="float" office:value="-229.6549" calcext:value-type="float">
            <text:p>-229.6549</text:p>
          </table:table-cell>
          <table:table-cell office:value-type="float" office:value="336.4214" calcext:value-type="float">
            <text:p>336.4214</text:p>
          </table:table-cell>
          <table:table-cell office:value-type="float" office:value="-399.1213" calcext:value-type="float">
            <text:p>-399.1213</text:p>
          </table:table-cell>
          <table:table-cell office:value-type="float" office:value="0" calcext:value-type="float">
            <text:p>0</text:p>
          </table:table-cell>
          <table:table-cell office:value-type="float" office:value="12.40258" calcext:value-type="float">
            <text:p>12.40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8072004" calcext:value-type="float">
            <text:p>28072004</text:p>
          </table:table-cell>
          <table:table-cell office:value-type="float" office:value="249.2968" calcext:value-type="float">
            <text:p>249.2968</text:p>
          </table:table-cell>
          <table:table-cell office:value-type="float" office:value="13130.83" calcext:value-type="float">
            <text:p>13130.83</text:p>
          </table:table-cell>
          <table:table-cell office:value-type="float" office:value="0" calcext:value-type="float">
            <text:p>0</text:p>
          </table:table-cell>
          <table:table-cell office:value-type="float" office:value="9.40892" calcext:value-type="float">
            <text:p>9.40892</text:p>
          </table:table-cell>
          <table:table-cell office:value-type="float" office:value="-473.1439" calcext:value-type="float">
            <text:p>-473.1439</text:p>
          </table:table-cell>
          <table:table-cell office:value-type="float" office:value="1281.43" calcext:value-type="float">
            <text:p>1281.43</text:p>
          </table:table-cell>
          <table:table-cell office:value-type="float" office:value="-82.83173" calcext:value-type="float">
            <text:p>-82.83173</text:p>
          </table:table-cell>
          <table:table-cell office:value-type="float" office:value="93.87436" calcext:value-type="float">
            <text:p>93.87436</text:p>
          </table:table-cell>
          <table:table-cell office:value-type="float" office:value="115.2036" calcext:value-type="float">
            <text:p>115.2036</text:p>
          </table:table-cell>
          <table:table-cell office:value-type="float" office:value="0.09056821" calcext:value-type="float">
            <text:p>0.09056821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5407353" calcext:value-type="float">
            <text:p>0.005407353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0.1416931" calcext:value-type="float">
            <text:p>0.1416931</text:p>
          </table:table-cell>
          <table:table-cell office:value-type="float" office:value="370" calcext:value-type="float">
            <text:p>370</text:p>
          </table:table-cell>
          <table:table-cell office:value-type="float" office:value="-52.8823" calcext:value-type="float">
            <text:p>-52.8823</text:p>
          </table:table-cell>
          <table:table-cell office:value-type="float" office:value="0" calcext:value-type="float">
            <text:p>0</text:p>
          </table:table-cell>
          <table:table-cell office:value-type="float" office:value="411.6526" calcext:value-type="float">
            <text:p>411.6526</text:p>
          </table:table-cell>
          <table:table-cell office:value-type="float" office:value="1084.025" calcext:value-type="float">
            <text:p>1084.025</text:p>
          </table:table-cell>
          <table:table-cell office:value-type="float" office:value="1329.16" calcext:value-type="float">
            <text:p>1329.16</text:p>
          </table:table-cell>
          <table:table-cell office:value-type="float" office:value="1262.158" calcext:value-type="float">
            <text:p>1262.158</text:p>
          </table:table-cell>
          <table:table-cell office:value-type="float" office:value="750.1215" calcext:value-type="float">
            <text:p>750.1215</text:p>
          </table:table-cell>
          <table:table-cell office:value-type="float" office:value="1093.803" calcext:value-type="float">
            <text:p>1093.803</text:p>
          </table:table-cell>
          <table:table-cell office:value-type="float" office:value="410.2163" calcext:value-type="float">
            <text:p>410.2163</text:p>
          </table:table-cell>
          <table:table-cell office:value-type="float" office:value="1842.462" calcext:value-type="float">
            <text:p>1842.462</text:p>
          </table:table-cell>
          <table:table-cell office:value-type="float" office:value="2082.132" calcext:value-type="float">
            <text:p>2082.132</text:p>
          </table:table-cell>
          <table:table-cell office:value-type="float" office:value="1664.762" calcext:value-type="float">
            <text:p>1664.762</text:p>
          </table:table-cell>
          <table:table-cell office:value-type="float" office:value="583.7747" calcext:value-type="float">
            <text:p>583.7747</text:p>
          </table:table-cell>
          <table:table-cell office:value-type="float" office:value="572.2618" calcext:value-type="float">
            <text:p>572.2618</text:p>
          </table:table-cell>
          <table:table-cell office:value-type="float" office:value="142.7261" calcext:value-type="float">
            <text:p>142.7261</text:p>
          </table:table-cell>
          <table:table-cell office:value-type="float" office:value="35.66913" calcext:value-type="float">
            <text:p>35.66913</text:p>
          </table:table-cell>
          <table:table-cell office:value-type="float" office:value="0" calcext:value-type="float">
            <text:p>0</text:p>
          </table:table-cell>
          <table:table-cell office:value-type="float" office:value="-0.006933894" calcext:value-type="float">
            <text:p>-0.006933894</text:p>
          </table:table-cell>
          <table:table-cell office:value-type="float" office:value="0" calcext:value-type="float">
            <text:p>0</text:p>
          </table:table-cell>
          <table:table-cell office:value-type="float" office:value="3.478895" calcext:value-type="float">
            <text:p>3.478895</text:p>
          </table:table-cell>
          <table:table-cell office:value-type="float" office:value="581.4586" calcext:value-type="float">
            <text:p>581.4586</text:p>
          </table:table-cell>
          <table:table-cell office:value-type="float" office:value="-237.6141" calcext:value-type="float">
            <text:p>-237.6141</text:p>
          </table:table-cell>
          <table:table-cell office:value-type="float" office:value="343.8445" calcext:value-type="float">
            <text:p>343.8445</text:p>
          </table:table-cell>
          <table:table-cell office:value-type="float" office:value="-400.2184" calcext:value-type="float">
            <text:p>-400.2184</text:p>
          </table:table-cell>
          <table:table-cell office:value-type="float" office:value="0" calcext:value-type="float">
            <text:p>0</text:p>
          </table:table-cell>
          <table:table-cell office:value-type="float" office:value="12.62978" calcext:value-type="float">
            <text:p>12.62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9072004" calcext:value-type="float">
            <text:p>29072004</text:p>
          </table:table-cell>
          <table:table-cell office:value-type="float" office:value="245.4728" calcext:value-type="float">
            <text:p>245.4728</text:p>
          </table:table-cell>
          <table:table-cell office:value-type="float" office:value="13131.35" calcext:value-type="float">
            <text:p>13131.35</text:p>
          </table:table-cell>
          <table:table-cell office:value-type="float" office:value="0" calcext:value-type="float">
            <text:p>0</text:p>
          </table:table-cell>
          <table:table-cell office:value-type="float" office:value="9.747365" calcext:value-type="float">
            <text:p>9.747365</text:p>
          </table:table-cell>
          <table:table-cell office:value-type="float" office:value="-479.6815" calcext:value-type="float">
            <text:p>-479.6815</text:p>
          </table:table-cell>
          <table:table-cell office:value-type="float" office:value="1301.423" calcext:value-type="float">
            <text:p>1301.423</text:p>
          </table:table-cell>
          <table:table-cell office:value-type="float" office:value="-85.91884" calcext:value-type="float">
            <text:p>-85.91884</text:p>
          </table:table-cell>
          <table:table-cell office:value-type="float" office:value="95.26675" calcext:value-type="float">
            <text:p>95.26675</text:p>
          </table:table-cell>
          <table:table-cell office:value-type="float" office:value="111.544" calcext:value-type="float">
            <text:p>111.544</text:p>
          </table:table-cell>
          <table:table-cell office:value-type="float" office:value="0.09223626" calcext:value-type="float">
            <text:p>0.09223626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5407609" calcext:value-type="float">
            <text:p>0.005407609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0.1415895" calcext:value-type="float">
            <text:p>0.1415895</text:p>
          </table:table-cell>
          <table:table-cell office:value-type="float" office:value="370" calcext:value-type="float">
            <text:p>370</text:p>
          </table:table-cell>
          <table:table-cell office:value-type="float" office:value="-44.65754" calcext:value-type="float">
            <text:p>-44.65754</text:p>
          </table:table-cell>
          <table:table-cell office:value-type="float" office:value="0" calcext:value-type="float">
            <text:p>0</text:p>
          </table:table-cell>
          <table:table-cell office:value-type="float" office:value="412.5148" calcext:value-type="float">
            <text:p>412.5148</text:p>
          </table:table-cell>
          <table:table-cell office:value-type="float" office:value="1083.931" calcext:value-type="float">
            <text:p>1083.931</text:p>
          </table:table-cell>
          <table:table-cell office:value-type="float" office:value="1329.037" calcext:value-type="float">
            <text:p>1329.037</text:p>
          </table:table-cell>
          <table:table-cell office:value-type="float" office:value="1262.093" calcext:value-type="float">
            <text:p>1262.093</text:p>
          </table:table-cell>
          <table:table-cell office:value-type="float" office:value="750.0775" calcext:value-type="float">
            <text:p>750.0775</text:p>
          </table:table-cell>
          <table:table-cell office:value-type="float" office:value="1093.734" calcext:value-type="float">
            <text:p>1093.734</text:p>
          </table:table-cell>
          <table:table-cell office:value-type="float" office:value="410.2139" calcext:value-type="float">
            <text:p>410.2139</text:p>
          </table:table-cell>
          <table:table-cell office:value-type="float" office:value="1842.412" calcext:value-type="float">
            <text:p>1842.412</text:p>
          </table:table-cell>
          <table:table-cell office:value-type="float" office:value="2082.091" calcext:value-type="float">
            <text:p>2082.091</text:p>
          </table:table-cell>
          <table:table-cell office:value-type="float" office:value="1664.76" calcext:value-type="float">
            <text:p>1664.76</text:p>
          </table:table-cell>
          <table:table-cell office:value-type="float" office:value="583.7656" calcext:value-type="float">
            <text:p>583.7656</text:p>
          </table:table-cell>
          <table:table-cell office:value-type="float" office:value="572.2529" calcext:value-type="float">
            <text:p>572.2529</text:p>
          </table:table-cell>
          <table:table-cell office:value-type="float" office:value="142.7261" calcext:value-type="float">
            <text:p>142.7261</text:p>
          </table:table-cell>
          <table:table-cell office:value-type="float" office:value="35.66913" calcext:value-type="float">
            <text:p>35.66913</text:p>
          </table:table-cell>
          <table:table-cell office:value-type="float" office:value="0" calcext:value-type="float">
            <text:p>0</text:p>
          </table:table-cell>
          <table:table-cell office:value-type="float" office:value="-0.006962101" calcext:value-type="float">
            <text:p>-0.006962101</text:p>
          </table:table-cell>
          <table:table-cell office:value-type="float" office:value="0" calcext:value-type="float">
            <text:p>0</text:p>
          </table:table-cell>
          <table:table-cell office:value-type="float" office:value="3.526067" calcext:value-type="float">
            <text:p>3.526067</text:p>
          </table:table-cell>
          <table:table-cell office:value-type="float" office:value="601.7569" calcext:value-type="float">
            <text:p>601.7569</text:p>
          </table:table-cell>
          <table:table-cell office:value-type="float" office:value="-246.2365" calcext:value-type="float">
            <text:p>-246.2365</text:p>
          </table:table-cell>
          <table:table-cell office:value-type="float" office:value="355.5204" calcext:value-type="float">
            <text:p>355.5204</text:p>
          </table:table-cell>
          <table:table-cell office:value-type="float" office:value="-403.787" calcext:value-type="float">
            <text:p>-403.787</text:p>
          </table:table-cell>
          <table:table-cell office:value-type="float" office:value="0" calcext:value-type="float">
            <text:p>0</text:p>
          </table:table-cell>
          <table:table-cell office:value-type="float" office:value="12.74505" calcext:value-type="float">
            <text:p>12.74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0072004" calcext:value-type="float">
            <text:p>30072004</text:p>
          </table:table-cell>
          <table:table-cell office:value-type="float" office:value="241.2687" calcext:value-type="float">
            <text:p>241.2687</text:p>
          </table:table-cell>
          <table:table-cell office:value-type="float" office:value="13132.05" calcext:value-type="float">
            <text:p>13132.05</text:p>
          </table:table-cell>
          <table:table-cell office:value-type="float" office:value="0" calcext:value-type="float">
            <text:p>0</text:p>
          </table:table-cell>
          <table:table-cell office:value-type="float" office:value="10.08838" calcext:value-type="float">
            <text:p>10.08838</text:p>
          </table:table-cell>
          <table:table-cell office:value-type="float" office:value="-486.0979" calcext:value-type="float">
            <text:p>-486.0979</text:p>
          </table:table-cell>
          <table:table-cell office:value-type="float" office:value="1317.617" calcext:value-type="float">
            <text:p>1317.617</text:p>
          </table:table-cell>
          <table:table-cell office:value-type="float" office:value="-88.96517" calcext:value-type="float">
            <text:p>-88.96517</text:p>
          </table:table-cell>
          <table:table-cell office:value-type="float" office:value="96.79733" calcext:value-type="float">
            <text:p>96.79733</text:p>
          </table:table-cell>
          <table:table-cell office:value-type="float" office:value="107.4025" calcext:value-type="float">
            <text:p>107.4025</text:p>
          </table:table-cell>
          <table:table-cell office:value-type="float" office:value="0.09304191" calcext:value-type="float">
            <text:p>0.09304191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5500257" calcext:value-type="float">
            <text:p>0.005500257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0.1420647" calcext:value-type="float">
            <text:p>0.1420647</text:p>
          </table:table-cell>
          <table:table-cell office:value-type="float" office:value="370" calcext:value-type="float">
            <text:p>370</text:p>
          </table:table-cell>
          <table:table-cell office:value-type="float" office:value="-35.7136" calcext:value-type="float">
            <text:p>-35.7136</text:p>
          </table:table-cell>
          <table:table-cell office:value-type="float" office:value="0" calcext:value-type="float">
            <text:p>0</text:p>
          </table:table-cell>
          <table:table-cell office:value-type="float" office:value="413.6298" calcext:value-type="float">
            <text:p>413.6298</text:p>
          </table:table-cell>
          <table:table-cell office:value-type="float" office:value="1083.858" calcext:value-type="float">
            <text:p>1083.858</text:p>
          </table:table-cell>
          <table:table-cell office:value-type="float" office:value="1328.922" calcext:value-type="float">
            <text:p>1328.922</text:p>
          </table:table-cell>
          <table:table-cell office:value-type="float" office:value="1262.038" calcext:value-type="float">
            <text:p>1262.038</text:p>
          </table:table-cell>
          <table:table-cell office:value-type="float" office:value="750.0287" calcext:value-type="float">
            <text:p>750.0287</text:p>
          </table:table-cell>
          <table:table-cell office:value-type="float" office:value="1093.666" calcext:value-type="float">
            <text:p>1093.666</text:p>
          </table:table-cell>
          <table:table-cell office:value-type="float" office:value="410.212" calcext:value-type="float">
            <text:p>410.212</text:p>
          </table:table-cell>
          <table:table-cell office:value-type="float" office:value="1842.361" calcext:value-type="float">
            <text:p>1842.361</text:p>
          </table:table-cell>
          <table:table-cell office:value-type="float" office:value="2082.049" calcext:value-type="float">
            <text:p>2082.049</text:p>
          </table:table-cell>
          <table:table-cell office:value-type="float" office:value="1664.756" calcext:value-type="float">
            <text:p>1664.756</text:p>
          </table:table-cell>
          <table:table-cell office:value-type="float" office:value="583.7574" calcext:value-type="float">
            <text:p>583.7574</text:p>
          </table:table-cell>
          <table:table-cell office:value-type="float" office:value="572.244" calcext:value-type="float">
            <text:p>572.244</text:p>
          </table:table-cell>
          <table:table-cell office:value-type="float" office:value="142.726" calcext:value-type="float">
            <text:p>142.726</text:p>
          </table:table-cell>
          <table:table-cell office:value-type="float" office:value="35.66912" calcext:value-type="float">
            <text:p>35.66912</text:p>
          </table:table-cell>
          <table:table-cell office:value-type="float" office:value="0" calcext:value-type="float">
            <text:p>0</text:p>
          </table:table-cell>
          <table:table-cell office:value-type="float" office:value="-0.00714248" calcext:value-type="float">
            <text:p>-0.00714248</text:p>
          </table:table-cell>
          <table:table-cell office:value-type="float" office:value="0" calcext:value-type="float">
            <text:p>0</text:p>
          </table:table-cell>
          <table:table-cell office:value-type="float" office:value="3.573384" calcext:value-type="float">
            <text:p>3.573384</text:p>
          </table:table-cell>
          <table:table-cell office:value-type="float" office:value="622.5946" calcext:value-type="float">
            <text:p>622.5946</text:p>
          </table:table-cell>
          <table:table-cell office:value-type="float" office:value="-254.7615" calcext:value-type="float">
            <text:p>-254.7615</text:p>
          </table:table-cell>
          <table:table-cell office:value-type="float" office:value="367.8331" calcext:value-type="float">
            <text:p>367.8331</text:p>
          </table:table-cell>
          <table:table-cell office:value-type="float" office:value="-407.5538" calcext:value-type="float">
            <text:p>-407.5538</text:p>
          </table:table-cell>
          <table:table-cell office:value-type="float" office:value="0" calcext:value-type="float">
            <text:p>0</text:p>
          </table:table-cell>
          <table:table-cell office:value-type="float" office:value="13.1396" calcext:value-type="float">
            <text:p>13.1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1072004" calcext:value-type="float">
            <text:p>31072004</text:p>
          </table:table-cell>
          <table:table-cell office:value-type="float" office:value="237.8049" calcext:value-type="float">
            <text:p>237.8049</text:p>
          </table:table-cell>
          <table:table-cell office:value-type="float" office:value="13132.59" calcext:value-type="float">
            <text:p>13132.59</text:p>
          </table:table-cell>
          <table:table-cell office:value-type="float" office:value="0" calcext:value-type="float">
            <text:p>0</text:p>
          </table:table-cell>
          <table:table-cell office:value-type="float" office:value="10.43017" calcext:value-type="float">
            <text:p>10.43017</text:p>
          </table:table-cell>
          <table:table-cell office:value-type="float" office:value="-492.3793" calcext:value-type="float">
            <text:p>-492.3793</text:p>
          </table:table-cell>
          <table:table-cell office:value-type="float" office:value="1334.726" calcext:value-type="float">
            <text:p>1334.726</text:p>
          </table:table-cell>
          <table:table-cell office:value-type="float" office:value="-91.97305" calcext:value-type="float">
            <text:p>-91.97305</text:p>
          </table:table-cell>
          <table:table-cell office:value-type="float" office:value="97.56204" calcext:value-type="float">
            <text:p>97.56204</text:p>
          </table:table-cell>
          <table:table-cell office:value-type="float" office:value="104.0984" calcext:value-type="float">
            <text:p>104.0984</text:p>
          </table:table-cell>
          <table:table-cell office:value-type="float" office:value="0.09456448" calcext:value-type="float">
            <text:p>0.09456448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5634702" calcext:value-type="float">
            <text:p>0.005634702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0.1418449" calcext:value-type="float">
            <text:p>0.1418449</text:p>
          </table:table-cell>
          <table:table-cell office:value-type="float" office:value="370" calcext:value-type="float">
            <text:p>370</text:p>
          </table:table-cell>
          <table:table-cell office:value-type="float" office:value="-28.05089" calcext:value-type="float">
            <text:p>-28.05089</text:p>
          </table:table-cell>
          <table:table-cell office:value-type="float" office:value="0" calcext:value-type="float">
            <text:p>0</text:p>
          </table:table-cell>
          <table:table-cell office:value-type="float" office:value="414.5077" calcext:value-type="float">
            <text:p>414.5077</text:p>
          </table:table-cell>
          <table:table-cell office:value-type="float" office:value="1083.764" calcext:value-type="float">
            <text:p>1083.764</text:p>
          </table:table-cell>
          <table:table-cell office:value-type="float" office:value="1328.805" calcext:value-type="float">
            <text:p>1328.805</text:p>
          </table:table-cell>
          <table:table-cell office:value-type="float" office:value="1261.987" calcext:value-type="float">
            <text:p>1261.987</text:p>
          </table:table-cell>
          <table:table-cell office:value-type="float" office:value="749.9802" calcext:value-type="float">
            <text:p>749.9802</text:p>
          </table:table-cell>
          <table:table-cell office:value-type="float" office:value="1093.599" calcext:value-type="float">
            <text:p>1093.599</text:p>
          </table:table-cell>
          <table:table-cell office:value-type="float" office:value="410.2107" calcext:value-type="float">
            <text:p>410.2107</text:p>
          </table:table-cell>
          <table:table-cell office:value-type="float" office:value="1842.311" calcext:value-type="float">
            <text:p>1842.311</text:p>
          </table:table-cell>
          <table:table-cell office:value-type="float" office:value="2082.005" calcext:value-type="float">
            <text:p>2082.005</text:p>
          </table:table-cell>
          <table:table-cell office:value-type="float" office:value="1664.749" calcext:value-type="float">
            <text:p>1664.749</text:p>
          </table:table-cell>
          <table:table-cell office:value-type="float" office:value="583.7518" calcext:value-type="float">
            <text:p>583.7518</text:p>
          </table:table-cell>
          <table:table-cell office:value-type="float" office:value="572.2352" calcext:value-type="float">
            <text:p>572.2352</text:p>
          </table:table-cell>
          <table:table-cell office:value-type="float" office:value="142.7258" calcext:value-type="float">
            <text:p>142.7258</text:p>
          </table:table-cell>
          <table:table-cell office:value-type="float" office:value="35.66912" calcext:value-type="float">
            <text:p>35.66912</text:p>
          </table:table-cell>
          <table:table-cell office:value-type="float" office:value="0" calcext:value-type="float">
            <text:p>0</text:p>
          </table:table-cell>
          <table:table-cell office:value-type="float" office:value="-0.007167611" calcext:value-type="float">
            <text:p>-0.007167611</text:p>
          </table:table-cell>
          <table:table-cell office:value-type="float" office:value="0" calcext:value-type="float">
            <text:p>0</text:p>
          </table:table-cell>
          <table:table-cell office:value-type="float" office:value="3.610668" calcext:value-type="float">
            <text:p>3.610668</text:p>
          </table:table-cell>
          <table:table-cell office:value-type="float" office:value="642.7381" calcext:value-type="float">
            <text:p>642.7381</text:p>
          </table:table-cell>
          <table:table-cell office:value-type="float" office:value="-263.9713" calcext:value-type="float">
            <text:p>-263.9713</text:p>
          </table:table-cell>
          <table:table-cell office:value-type="float" office:value="378.7668" calcext:value-type="float">
            <text:p>378.7668</text:p>
          </table:table-cell>
          <table:table-cell office:value-type="float" office:value="-410.742" calcext:value-type="float">
            <text:p>-410.742</text:p>
          </table:table-cell>
          <table:table-cell office:value-type="float" office:value="0" calcext:value-type="float">
            <text:p>0</text:p>
          </table:table-cell>
          <table:table-cell office:value-type="float" office:value="13.05252" calcext:value-type="float">
            <text:p>13.05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82004" calcext:value-type="float">
            <text:p>1082004</text:p>
          </table:table-cell>
          <table:table-cell office:value-type="float" office:value="236.5025" calcext:value-type="float">
            <text:p>236.5025</text:p>
          </table:table-cell>
          <table:table-cell office:value-type="float" office:value="13132.66" calcext:value-type="float">
            <text:p>13132.66</text:p>
          </table:table-cell>
          <table:table-cell office:value-type="float" office:value="0" calcext:value-type="float">
            <text:p>0</text:p>
          </table:table-cell>
          <table:table-cell office:value-type="float" office:value="10.77813" calcext:value-type="float">
            <text:p>10.77813</text:p>
          </table:table-cell>
          <table:table-cell office:value-type="float" office:value="-496.8835" calcext:value-type="float">
            <text:p>-496.8835</text:p>
          </table:table-cell>
          <table:table-cell office:value-type="float" office:value="1350.502" calcext:value-type="float">
            <text:p>1350.502</text:p>
          </table:table-cell>
          <table:table-cell office:value-type="float" office:value="-95.07639" calcext:value-type="float">
            <text:p>-95.07639</text:p>
          </table:table-cell>
          <table:table-cell office:value-type="float" office:value="95.71119" calcext:value-type="float">
            <text:p>95.71119</text:p>
          </table:table-cell>
          <table:table-cell office:value-type="float" office:value="102.9199" calcext:value-type="float">
            <text:p>102.9199</text:p>
          </table:table-cell>
          <table:table-cell office:value-type="float" office:value="0.09626866" calcext:value-type="float">
            <text:p>0.09626866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5769126" calcext:value-type="float">
            <text:p>0.005769126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0.1415774" calcext:value-type="float">
            <text:p>0.1415774</text:p>
          </table:table-cell>
          <table:table-cell office:value-type="float" office:value="370" calcext:value-type="float">
            <text:p>370</text:p>
          </table:table-cell>
          <table:table-cell office:value-type="float" office:value="-22.20354" calcext:value-type="float">
            <text:p>-22.20354</text:p>
          </table:table-cell>
          <table:table-cell office:value-type="float" office:value="0" calcext:value-type="float">
            <text:p>0</text:p>
          </table:table-cell>
          <table:table-cell office:value-type="float" office:value="414.974" calcext:value-type="float">
            <text:p>414.974</text:p>
          </table:table-cell>
          <table:table-cell office:value-type="float" office:value="1083.66" calcext:value-type="float">
            <text:p>1083.66</text:p>
          </table:table-cell>
          <table:table-cell office:value-type="float" office:value="1328.676" calcext:value-type="float">
            <text:p>1328.676</text:p>
          </table:table-cell>
          <table:table-cell office:value-type="float" office:value="1261.924" calcext:value-type="float">
            <text:p>1261.924</text:p>
          </table:table-cell>
          <table:table-cell office:value-type="float" office:value="749.9338" calcext:value-type="float">
            <text:p>749.9338</text:p>
          </table:table-cell>
          <table:table-cell office:value-type="float" office:value="1093.531" calcext:value-type="float">
            <text:p>1093.531</text:p>
          </table:table-cell>
          <table:table-cell office:value-type="float" office:value="410.2097" calcext:value-type="float">
            <text:p>410.2097</text:p>
          </table:table-cell>
          <table:table-cell office:value-type="float" office:value="1842.261" calcext:value-type="float">
            <text:p>1842.261</text:p>
          </table:table-cell>
          <table:table-cell office:value-type="float" office:value="2081.961" calcext:value-type="float">
            <text:p>2081.961</text:p>
          </table:table-cell>
          <table:table-cell office:value-type="float" office:value="1664.737" calcext:value-type="float">
            <text:p>1664.737</text:p>
          </table:table-cell>
          <table:table-cell office:value-type="float" office:value="583.7518" calcext:value-type="float">
            <text:p>583.7518</text:p>
          </table:table-cell>
          <table:table-cell office:value-type="float" office:value="572.2271" calcext:value-type="float">
            <text:p>572.2271</text:p>
          </table:table-cell>
          <table:table-cell office:value-type="float" office:value="142.7257" calcext:value-type="float">
            <text:p>142.7257</text:p>
          </table:table-cell>
          <table:table-cell office:value-type="float" office:value="35.66911" calcext:value-type="float">
            <text:p>35.66911</text:p>
          </table:table-cell>
          <table:table-cell office:value-type="float" office:value="0" calcext:value-type="float">
            <text:p>0</text:p>
          </table:table-cell>
          <table:table-cell office:value-type="float" office:value="-0.00718748" calcext:value-type="float">
            <text:p>-0.00718748</text:p>
          </table:table-cell>
          <table:table-cell office:value-type="float" office:value="0" calcext:value-type="float">
            <text:p>0</text:p>
          </table:table-cell>
          <table:table-cell office:value-type="float" office:value="3.646096" calcext:value-type="float">
            <text:p>3.646096</text:p>
          </table:table-cell>
          <table:table-cell office:value-type="float" office:value="660.0176" calcext:value-type="float">
            <text:p>660.0176</text:p>
          </table:table-cell>
          <table:table-cell office:value-type="float" office:value="-274.0042" calcext:value-type="float">
            <text:p>-274.0042</text:p>
          </table:table-cell>
          <table:table-cell office:value-type="float" office:value="386.0135" calcext:value-type="float">
            <text:p>386.0135</text:p>
          </table:table-cell>
          <table:table-cell office:value-type="float" office:value="-412.2477" calcext:value-type="float">
            <text:p>-412.2477</text:p>
          </table:table-cell>
          <table:table-cell office:value-type="float" office:value="0" calcext:value-type="float">
            <text:p>0</text:p>
          </table:table-cell>
          <table:table-cell office:value-type="float" office:value="13.1565" calcext:value-type="float">
            <text:p>13.1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82004" calcext:value-type="float">
            <text:p>2082004</text:p>
          </table:table-cell>
          <table:table-cell office:value-type="float" office:value="235.5846" calcext:value-type="float">
            <text:p>235.5846</text:p>
          </table:table-cell>
          <table:table-cell office:value-type="float" office:value="13132.57" calcext:value-type="float">
            <text:p>13132.57</text:p>
          </table:table-cell>
          <table:table-cell office:value-type="float" office:value="0" calcext:value-type="float">
            <text:p>0</text:p>
          </table:table-cell>
          <table:table-cell office:value-type="float" office:value="11.13464" calcext:value-type="float">
            <text:p>11.13464</text:p>
          </table:table-cell>
          <table:table-cell office:value-type="float" office:value="-501.0763" calcext:value-type="float">
            <text:p>-501.0763</text:p>
          </table:table-cell>
          <table:table-cell office:value-type="float" office:value="1361.394" calcext:value-type="float">
            <text:p>1361.394</text:p>
          </table:table-cell>
          <table:table-cell office:value-type="float" office:value="-98.09691" calcext:value-type="float">
            <text:p>-98.09691</text:p>
          </table:table-cell>
          <table:table-cell office:value-type="float" office:value="93.76938" calcext:value-type="float">
            <text:p>93.76938</text:p>
          </table:table-cell>
          <table:table-cell office:value-type="float" office:value="102.1333" calcext:value-type="float">
            <text:p>102.1333</text:p>
          </table:table-cell>
          <table:table-cell office:value-type="float" office:value="0.097968" calcext:value-type="float">
            <text:p>0.097968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5903549" calcext:value-type="float">
            <text:p>0.005903549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0.1412483" calcext:value-type="float">
            <text:p>0.1412483</text:p>
          </table:table-cell>
          <table:table-cell office:value-type="float" office:value="370" calcext:value-type="float">
            <text:p>370</text:p>
          </table:table-cell>
          <table:table-cell office:value-type="float" office:value="-17.3657" calcext:value-type="float">
            <text:p>-17.3657</text:p>
          </table:table-cell>
          <table:table-cell office:value-type="float" office:value="0" calcext:value-type="float">
            <text:p>0</text:p>
          </table:table-cell>
          <table:table-cell office:value-type="float" office:value="415.334" calcext:value-type="float">
            <text:p>415.334</text:p>
          </table:table-cell>
          <table:table-cell office:value-type="float" office:value="1083.542" calcext:value-type="float">
            <text:p>1083.542</text:p>
          </table:table-cell>
          <table:table-cell office:value-type="float" office:value="1328.529" calcext:value-type="float">
            <text:p>1328.529</text:p>
          </table:table-cell>
          <table:table-cell office:value-type="float" office:value="1261.852" calcext:value-type="float">
            <text:p>1261.852</text:p>
          </table:table-cell>
          <table:table-cell office:value-type="float" office:value="749.8793" calcext:value-type="float">
            <text:p>749.8793</text:p>
          </table:table-cell>
          <table:table-cell office:value-type="float" office:value="1093.456" calcext:value-type="float">
            <text:p>1093.456</text:p>
          </table:table-cell>
          <table:table-cell office:value-type="float" office:value="410.208" calcext:value-type="float">
            <text:p>410.208</text:p>
          </table:table-cell>
          <table:table-cell office:value-type="float" office:value="1842.21" calcext:value-type="float">
            <text:p>1842.21</text:p>
          </table:table-cell>
          <table:table-cell office:value-type="float" office:value="2081.915" calcext:value-type="float">
            <text:p>2081.915</text:p>
          </table:table-cell>
          <table:table-cell office:value-type="float" office:value="1664.722" calcext:value-type="float">
            <text:p>1664.722</text:p>
          </table:table-cell>
          <table:table-cell office:value-type="float" office:value="583.7581" calcext:value-type="float">
            <text:p>583.7581</text:p>
          </table:table-cell>
          <table:table-cell office:value-type="float" office:value="572.2198" calcext:value-type="float">
            <text:p>572.2198</text:p>
          </table:table-cell>
          <table:table-cell office:value-type="float" office:value="142.7255" calcext:value-type="float">
            <text:p>142.7255</text:p>
          </table:table-cell>
          <table:table-cell office:value-type="float" office:value="35.66911" calcext:value-type="float">
            <text:p>35.66911</text:p>
          </table:table-cell>
          <table:table-cell office:value-type="float" office:value="0" calcext:value-type="float">
            <text:p>0</text:p>
          </table:table-cell>
          <table:table-cell office:value-type="float" office:value="-0.007209726" calcext:value-type="float">
            <text:p>-0.007209726</text:p>
          </table:table-cell>
          <table:table-cell office:value-type="float" office:value="0" calcext:value-type="float">
            <text:p>0</text:p>
          </table:table-cell>
          <table:table-cell office:value-type="float" office:value="3.672069" calcext:value-type="float">
            <text:p>3.672069</text:p>
          </table:table-cell>
          <table:table-cell office:value-type="float" office:value="675.6865" calcext:value-type="float">
            <text:p>675.6865</text:p>
          </table:table-cell>
          <table:table-cell office:value-type="float" office:value="-283.6663" calcext:value-type="float">
            <text:p>-283.6663</text:p>
          </table:table-cell>
          <table:table-cell office:value-type="float" office:value="392.0202" calcext:value-type="float">
            <text:p>392.0202</text:p>
          </table:table-cell>
          <table:table-cell office:value-type="float" office:value="-413.5267" calcext:value-type="float">
            <text:p>-413.5267</text:p>
          </table:table-cell>
          <table:table-cell office:value-type="float" office:value="0" calcext:value-type="float">
            <text:p>0</text:p>
          </table:table-cell>
          <table:table-cell office:value-type="float" office:value="13.26225" calcext:value-type="float">
            <text:p>13.26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082004" calcext:value-type="float">
            <text:p>3082004</text:p>
          </table:table-cell>
          <table:table-cell office:value-type="float" office:value="234.972" calcext:value-type="float">
            <text:p>234.972</text:p>
          </table:table-cell>
          <table:table-cell office:value-type="float" office:value="13132.42" calcext:value-type="float">
            <text:p>13132.42</text:p>
          </table:table-cell>
          <table:table-cell office:value-type="float" office:value="0" calcext:value-type="float">
            <text:p>0</text:p>
          </table:table-cell>
          <table:table-cell office:value-type="float" office:value="11.74627" calcext:value-type="float">
            <text:p>11.74627</text:p>
          </table:table-cell>
          <table:table-cell office:value-type="float" office:value="-505.0813" calcext:value-type="float">
            <text:p>-505.0813</text:p>
          </table:table-cell>
          <table:table-cell office:value-type="float" office:value="1373.535" calcext:value-type="float">
            <text:p>1373.535</text:p>
          </table:table-cell>
          <table:table-cell office:value-type="float" office:value="-100.885" calcext:value-type="float">
            <text:p>-100.885</text:p>
          </table:table-cell>
          <table:table-cell office:value-type="float" office:value="92.01701" calcext:value-type="float">
            <text:p>92.01701</text:p>
          </table:table-cell>
          <table:table-cell office:value-type="float" office:value="101.6738" calcext:value-type="float">
            <text:p>101.6738</text:p>
          </table:table-cell>
          <table:table-cell office:value-type="float" office:value="0.09963904" calcext:value-type="float">
            <text:p>0.09963904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6053766" calcext:value-type="float">
            <text:p>0.006053766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0.1408413" calcext:value-type="float">
            <text:p>0.1408413</text:p>
          </table:table-cell>
          <table:table-cell office:value-type="float" office:value="370" calcext:value-type="float">
            <text:p>370</text:p>
          </table:table-cell>
          <table:table-cell office:value-type="float" office:value="-13.99485" calcext:value-type="float">
            <text:p>-13.99485</text:p>
          </table:table-cell>
          <table:table-cell office:value-type="float" office:value="0" calcext:value-type="float">
            <text:p>0</text:p>
          </table:table-cell>
          <table:table-cell office:value-type="float" office:value="415.6661" calcext:value-type="float">
            <text:p>415.6661</text:p>
          </table:table-cell>
          <table:table-cell office:value-type="float" office:value="1083.409" calcext:value-type="float">
            <text:p>1083.409</text:p>
          </table:table-cell>
          <table:table-cell office:value-type="float" office:value="1328.373" calcext:value-type="float">
            <text:p>1328.373</text:p>
          </table:table-cell>
          <table:table-cell office:value-type="float" office:value="1261.762" calcext:value-type="float">
            <text:p>1261.762</text:p>
          </table:table-cell>
          <table:table-cell office:value-type="float" office:value="749.8196" calcext:value-type="float">
            <text:p>749.8196</text:p>
          </table:table-cell>
          <table:table-cell office:value-type="float" office:value="1093.379" calcext:value-type="float">
            <text:p>1093.379</text:p>
          </table:table-cell>
          <table:table-cell office:value-type="float" office:value="410.2048" calcext:value-type="float">
            <text:p>410.2048</text:p>
          </table:table-cell>
          <table:table-cell office:value-type="float" office:value="1842.157" calcext:value-type="float">
            <text:p>1842.157</text:p>
          </table:table-cell>
          <table:table-cell office:value-type="float" office:value="2081.868" calcext:value-type="float">
            <text:p>2081.868</text:p>
          </table:table-cell>
          <table:table-cell office:value-type="float" office:value="1664.704" calcext:value-type="float">
            <text:p>1664.704</text:p>
          </table:table-cell>
          <table:table-cell office:value-type="float" office:value="583.7687" calcext:value-type="float">
            <text:p>583.7687</text:p>
          </table:table-cell>
          <table:table-cell office:value-type="float" office:value="572.2142" calcext:value-type="float">
            <text:p>572.2142</text:p>
          </table:table-cell>
          <table:table-cell office:value-type="float" office:value="142.7254" calcext:value-type="float">
            <text:p>142.7254</text:p>
          </table:table-cell>
          <table:table-cell office:value-type="float" office:value="35.66911" calcext:value-type="float">
            <text:p>35.66911</text:p>
          </table:table-cell>
          <table:table-cell office:value-type="float" office:value="0" calcext:value-type="float">
            <text:p>0</text:p>
          </table:table-cell>
          <table:table-cell office:value-type="float" office:value="-0.007236922" calcext:value-type="float">
            <text:p>-0.007236922</text:p>
          </table:table-cell>
          <table:table-cell office:value-type="float" office:value="0" calcext:value-type="float">
            <text:p>0</text:p>
          </table:table-cell>
          <table:table-cell office:value-type="float" office:value="3.677308" calcext:value-type="float">
            <text:p>3.677308</text:p>
          </table:table-cell>
          <table:table-cell office:value-type="float" office:value="689.1227" calcext:value-type="float">
            <text:p>689.1227</text:p>
          </table:table-cell>
          <table:table-cell office:value-type="float" office:value="-292.5155" calcext:value-type="float">
            <text:p>-292.5155</text:p>
          </table:table-cell>
          <table:table-cell office:value-type="float" office:value="396.6072" calcext:value-type="float">
            <text:p>396.6072</text:p>
          </table:table-cell>
          <table:table-cell office:value-type="float" office:value="-414.8086" calcext:value-type="float">
            <text:p>-414.8086</text:p>
          </table:table-cell>
          <table:table-cell office:value-type="float" office:value="0" calcext:value-type="float">
            <text:p>0</text:p>
          </table:table-cell>
          <table:table-cell office:value-type="float" office:value="13.32659" calcext:value-type="float">
            <text:p>13.32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082004" calcext:value-type="float">
            <text:p>4082004</text:p>
          </table:table-cell>
          <table:table-cell office:value-type="float" office:value="234.4765" calcext:value-type="float">
            <text:p>234.4765</text:p>
          </table:table-cell>
          <table:table-cell office:value-type="float" office:value="13132.15" calcext:value-type="float">
            <text:p>13132.15</text:p>
          </table:table-cell>
          <table:table-cell office:value-type="float" office:value="0" calcext:value-type="float">
            <text:p>0</text:p>
          </table:table-cell>
          <table:table-cell office:value-type="float" office:value="12.0674" calcext:value-type="float">
            <text:p>12.0674</text:p>
          </table:table-cell>
          <table:table-cell office:value-type="float" office:value="-508.5082" calcext:value-type="float">
            <text:p>-508.5082</text:p>
          </table:table-cell>
          <table:table-cell office:value-type="float" office:value="1381.562" calcext:value-type="float">
            <text:p>1381.562</text:p>
          </table:table-cell>
          <table:table-cell office:value-type="float" office:value="-103.3224" calcext:value-type="float">
            <text:p>-103.3224</text:p>
          </table:table-cell>
          <table:table-cell office:value-type="float" office:value="91.27795" calcext:value-type="float">
            <text:p>91.27795</text:p>
          </table:table-cell>
          <table:table-cell office:value-type="float" office:value="101.298" calcext:value-type="float">
            <text:p>101.298</text:p>
          </table:table-cell>
          <table:table-cell office:value-type="float" office:value="0.1013886" calcext:value-type="float">
            <text:p>0.1013886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6188189" calcext:value-type="float">
            <text:p>0.006188189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0.1403414" calcext:value-type="float">
            <text:p>0.1403414</text:p>
          </table:table-cell>
          <table:table-cell office:value-type="float" office:value="370" calcext:value-type="float">
            <text:p>370</text:p>
          </table:table-cell>
          <table:table-cell office:value-type="float" office:value="-5.850338" calcext:value-type="float">
            <text:p>-5.850338</text:p>
          </table:table-cell>
          <table:table-cell office:value-type="float" office:value="0" calcext:value-type="float">
            <text:p>0</text:p>
          </table:table-cell>
          <table:table-cell office:value-type="float" office:value="415.8289" calcext:value-type="float">
            <text:p>415.8289</text:p>
          </table:table-cell>
          <table:table-cell office:value-type="float" office:value="1083.309" calcext:value-type="float">
            <text:p>1083.309</text:p>
          </table:table-cell>
          <table:table-cell office:value-type="float" office:value="1328.238" calcext:value-type="float">
            <text:p>1328.238</text:p>
          </table:table-cell>
          <table:table-cell office:value-type="float" office:value="1261.684" calcext:value-type="float">
            <text:p>1261.684</text:p>
          </table:table-cell>
          <table:table-cell office:value-type="float" office:value="749.7639" calcext:value-type="float">
            <text:p>749.7639</text:p>
          </table:table-cell>
          <table:table-cell office:value-type="float" office:value="1093.304" calcext:value-type="float">
            <text:p>1093.304</text:p>
          </table:table-cell>
          <table:table-cell office:value-type="float" office:value="410.2003" calcext:value-type="float">
            <text:p>410.2003</text:p>
          </table:table-cell>
          <table:table-cell office:value-type="float" office:value="1842.104" calcext:value-type="float">
            <text:p>1842.104</text:p>
          </table:table-cell>
          <table:table-cell office:value-type="float" office:value="2081.82" calcext:value-type="float">
            <text:p>2081.82</text:p>
          </table:table-cell>
          <table:table-cell office:value-type="float" office:value="1664.685" calcext:value-type="float">
            <text:p>1664.685</text:p>
          </table:table-cell>
          <table:table-cell office:value-type="float" office:value="583.7812" calcext:value-type="float">
            <text:p>583.7812</text:p>
          </table:table-cell>
          <table:table-cell office:value-type="float" office:value="572.2104" calcext:value-type="float">
            <text:p>572.2104</text:p>
          </table:table-cell>
          <table:table-cell office:value-type="float" office:value="142.7253" calcext:value-type="float">
            <text:p>142.7253</text:p>
          </table:table-cell>
          <table:table-cell office:value-type="float" office:value="35.6691" calcext:value-type="float">
            <text:p>35.6691</text:p>
          </table:table-cell>
          <table:table-cell office:value-type="float" office:value="0" calcext:value-type="float">
            <text:p>0</text:p>
          </table:table-cell>
          <table:table-cell office:value-type="float" office:value="-0.007251758" calcext:value-type="float">
            <text:p>-0.007251758</text:p>
          </table:table-cell>
          <table:table-cell office:value-type="float" office:value="0" calcext:value-type="float">
            <text:p>0</text:p>
          </table:table-cell>
          <table:table-cell office:value-type="float" office:value="3.696333" calcext:value-type="float">
            <text:p>3.696333</text:p>
          </table:table-cell>
          <table:table-cell office:value-type="float" office:value="705.2371" calcext:value-type="float">
            <text:p>705.2371</text:p>
          </table:table-cell>
          <table:table-cell office:value-type="float" office:value="-299.4966" calcext:value-type="float">
            <text:p>-299.4966</text:p>
          </table:table-cell>
          <table:table-cell office:value-type="float" office:value="405.7405" calcext:value-type="float">
            <text:p>405.7405</text:p>
          </table:table-cell>
          <table:table-cell office:value-type="float" office:value="-415.8282" calcext:value-type="float">
            <text:p>-415.8282</text:p>
          </table:table-cell>
          <table:table-cell office:value-type="float" office:value="0" calcext:value-type="float">
            <text:p>0</text:p>
          </table:table-cell>
          <table:table-cell office:value-type="float" office:value="13.35848" calcext:value-type="float">
            <text:p>13.35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082004" calcext:value-type="float">
            <text:p>5082004</text:p>
          </table:table-cell>
          <table:table-cell office:value-type="float" office:value="234.0171" calcext:value-type="float">
            <text:p>234.0171</text:p>
          </table:table-cell>
          <table:table-cell office:value-type="float" office:value="13131.9" calcext:value-type="float">
            <text:p>13131.9</text:p>
          </table:table-cell>
          <table:table-cell office:value-type="float" office:value="0" calcext:value-type="float">
            <text:p>0</text:p>
          </table:table-cell>
          <table:table-cell office:value-type="float" office:value="12.37424" calcext:value-type="float">
            <text:p>12.37424</text:p>
          </table:table-cell>
          <table:table-cell office:value-type="float" office:value="-511.7715" calcext:value-type="float">
            <text:p>-511.7715</text:p>
          </table:table-cell>
          <table:table-cell office:value-type="float" office:value="1391.224" calcext:value-type="float">
            <text:p>1391.224</text:p>
          </table:table-cell>
          <table:table-cell office:value-type="float" office:value="-105.6936" calcext:value-type="float">
            <text:p>-105.6936</text:p>
          </table:table-cell>
          <table:table-cell office:value-type="float" office:value="90.41747" calcext:value-type="float">
            <text:p>90.41747</text:p>
          </table:table-cell>
          <table:table-cell office:value-type="float" office:value="100.9505" calcext:value-type="float">
            <text:p>100.9505</text:p>
          </table:table-cell>
          <table:table-cell office:value-type="float" office:value="0.1031746" calcext:value-type="float">
            <text:p>0.1031746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6322613" calcext:value-type="float">
            <text:p>0.006322613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0.1397304" calcext:value-type="float">
            <text:p>0.1397304</text:p>
          </table:table-cell>
          <table:table-cell office:value-type="float" office:value="370" calcext:value-type="float">
            <text:p>370</text:p>
          </table:table-cell>
          <table:table-cell office:value-type="float" office:value="2.802345" calcext:value-type="float">
            <text:p>2.802345</text:p>
          </table:table-cell>
          <table:table-cell office:value-type="float" office:value="0" calcext:value-type="float">
            <text:p>0</text:p>
          </table:table-cell>
          <table:table-cell office:value-type="float" office:value="416.0024" calcext:value-type="float">
            <text:p>416.0024</text:p>
          </table:table-cell>
          <table:table-cell office:value-type="float" office:value="1083.214" calcext:value-type="float">
            <text:p>1083.214</text:p>
          </table:table-cell>
          <table:table-cell office:value-type="float" office:value="1328.112" calcext:value-type="float">
            <text:p>1328.112</text:p>
          </table:table-cell>
          <table:table-cell office:value-type="float" office:value="1261.614" calcext:value-type="float">
            <text:p>1261.614</text:p>
          </table:table-cell>
          <table:table-cell office:value-type="float" office:value="749.7111" calcext:value-type="float">
            <text:p>749.7111</text:p>
          </table:table-cell>
          <table:table-cell office:value-type="float" office:value="1093.234" calcext:value-type="float">
            <text:p>1093.234</text:p>
          </table:table-cell>
          <table:table-cell office:value-type="float" office:value="410.1954" calcext:value-type="float">
            <text:p>410.1954</text:p>
          </table:table-cell>
          <table:table-cell office:value-type="float" office:value="1842.051" calcext:value-type="float">
            <text:p>1842.051</text:p>
          </table:table-cell>
          <table:table-cell office:value-type="float" office:value="2081.771" calcext:value-type="float">
            <text:p>2081.771</text:p>
          </table:table-cell>
          <table:table-cell office:value-type="float" office:value="1664.664" calcext:value-type="float">
            <text:p>1664.664</text:p>
          </table:table-cell>
          <table:table-cell office:value-type="float" office:value="583.7943" calcext:value-type="float">
            <text:p>583.7943</text:p>
          </table:table-cell>
          <table:table-cell office:value-type="float" office:value="572.209" calcext:value-type="float">
            <text:p>572.209</text:p>
          </table:table-cell>
          <table:table-cell office:value-type="float" office:value="142.7251" calcext:value-type="float">
            <text:p>142.7251</text:p>
          </table:table-cell>
          <table:table-cell office:value-type="float" office:value="35.66909" calcext:value-type="float">
            <text:p>35.66909</text:p>
          </table:table-cell>
          <table:table-cell office:value-type="float" office:value="0" calcext:value-type="float">
            <text:p>0</text:p>
          </table:table-cell>
          <table:table-cell office:value-type="float" office:value="-0.007264389" calcext:value-type="float">
            <text:p>-0.007264389</text:p>
          </table:table-cell>
          <table:table-cell office:value-type="float" office:value="0" calcext:value-type="float">
            <text:p>0</text:p>
          </table:table-cell>
          <table:table-cell office:value-type="float" office:value="3.708092" calcext:value-type="float">
            <text:p>3.708092</text:p>
          </table:table-cell>
          <table:table-cell office:value-type="float" office:value="721.9505" calcext:value-type="float">
            <text:p>721.9505</text:p>
          </table:table-cell>
          <table:table-cell office:value-type="float" office:value="-306.6662" calcext:value-type="float">
            <text:p>-306.6662</text:p>
          </table:table-cell>
          <table:table-cell office:value-type="float" office:value="415.2843" calcext:value-type="float">
            <text:p>415.2843</text:p>
          </table:table-cell>
          <table:table-cell office:value-type="float" office:value="-416.7674" calcext:value-type="float">
            <text:p>-416.7674</text:p>
          </table:table-cell>
          <table:table-cell office:value-type="float" office:value="0" calcext:value-type="float">
            <text:p>0</text:p>
          </table:table-cell>
          <table:table-cell office:value-type="float" office:value="13.40719" calcext:value-type="float">
            <text:p>13.40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082004" calcext:value-type="float">
            <text:p>6082004</text:p>
          </table:table-cell>
          <table:table-cell office:value-type="float" office:value="233.6653" calcext:value-type="float">
            <text:p>233.6653</text:p>
          </table:table-cell>
          <table:table-cell office:value-type="float" office:value="13131.63" calcext:value-type="float">
            <text:p>13131.63</text:p>
          </table:table-cell>
          <table:table-cell office:value-type="float" office:value="0" calcext:value-type="float">
            <text:p>0</text:p>
          </table:table-cell>
          <table:table-cell office:value-type="float" office:value="12.67041" calcext:value-type="float">
            <text:p>12.67041</text:p>
          </table:table-cell>
          <table:table-cell office:value-type="float" office:value="-514.9125" calcext:value-type="float">
            <text:p>-514.9125</text:p>
          </table:table-cell>
          <table:table-cell office:value-type="float" office:value="1399.7" calcext:value-type="float">
            <text:p>1399.7</text:p>
          </table:table-cell>
          <table:table-cell office:value-type="float" office:value="-108.0451" calcext:value-type="float">
            <text:p>-108.0451</text:p>
          </table:table-cell>
          <table:table-cell office:value-type="float" office:value="89.71616" calcext:value-type="float">
            <text:p>89.71616</text:p>
          </table:table-cell>
          <table:table-cell office:value-type="float" office:value="100.6991" calcext:value-type="float">
            <text:p>100.6991</text:p>
          </table:table-cell>
          <table:table-cell office:value-type="float" office:value="0.1050177" calcext:value-type="float">
            <text:p>0.1050177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6457036" calcext:value-type="float">
            <text:p>0.006457036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0.1389817" calcext:value-type="float">
            <text:p>0.1389817</text:p>
          </table:table-cell>
          <table:table-cell office:value-type="float" office:value="370" calcext:value-type="float">
            <text:p>370</text:p>
          </table:table-cell>
          <table:table-cell office:value-type="float" office:value="11.40087" calcext:value-type="float">
            <text:p>11.40087</text:p>
          </table:table-cell>
          <table:table-cell office:value-type="float" office:value="0" calcext:value-type="float">
            <text:p>0</text:p>
          </table:table-cell>
          <table:table-cell office:value-type="float" office:value="416.1406" calcext:value-type="float">
            <text:p>416.1406</text:p>
          </table:table-cell>
          <table:table-cell office:value-type="float" office:value="1083.127" calcext:value-type="float">
            <text:p>1083.127</text:p>
          </table:table-cell>
          <table:table-cell office:value-type="float" office:value="1327.992" calcext:value-type="float">
            <text:p>1327.992</text:p>
          </table:table-cell>
          <table:table-cell office:value-type="float" office:value="1261.547" calcext:value-type="float">
            <text:p>1261.547</text:p>
          </table:table-cell>
          <table:table-cell office:value-type="float" office:value="749.6588" calcext:value-type="float">
            <text:p>749.6588</text:p>
          </table:table-cell>
          <table:table-cell office:value-type="float" office:value="1093.166" calcext:value-type="float">
            <text:p>1093.166</text:p>
          </table:table-cell>
          <table:table-cell office:value-type="float" office:value="410.1902" calcext:value-type="float">
            <text:p>410.1902</text:p>
          </table:table-cell>
          <table:table-cell office:value-type="float" office:value="1841.998" calcext:value-type="float">
            <text:p>1841.998</text:p>
          </table:table-cell>
          <table:table-cell office:value-type="float" office:value="2081.721" calcext:value-type="float">
            <text:p>2081.721</text:p>
          </table:table-cell>
          <table:table-cell office:value-type="float" office:value="1664.641" calcext:value-type="float">
            <text:p>1664.641</text:p>
          </table:table-cell>
          <table:table-cell office:value-type="float" office:value="583.8054" calcext:value-type="float">
            <text:p>583.8054</text:p>
          </table:table-cell>
          <table:table-cell office:value-type="float" office:value="572.2122" calcext:value-type="float">
            <text:p>572.2122</text:p>
          </table:table-cell>
          <table:table-cell office:value-type="float" office:value="142.725" calcext:value-type="float">
            <text:p>142.725</text:p>
          </table:table-cell>
          <table:table-cell office:value-type="float" office:value="35.66909" calcext:value-type="float">
            <text:p>35.66909</text:p>
          </table:table-cell>
          <table:table-cell office:value-type="float" office:value="0" calcext:value-type="float">
            <text:p>0</text:p>
          </table:table-cell>
          <table:table-cell office:value-type="float" office:value="-0.007274104" calcext:value-type="float">
            <text:p>-0.007274104</text:p>
          </table:table-cell>
          <table:table-cell office:value-type="float" office:value="0" calcext:value-type="float">
            <text:p>0</text:p>
          </table:table-cell>
          <table:table-cell office:value-type="float" office:value="3.719361" calcext:value-type="float">
            <text:p>3.719361</text:p>
          </table:table-cell>
          <table:table-cell office:value-type="float" office:value="738.187" calcext:value-type="float">
            <text:p>738.187</text:p>
          </table:table-cell>
          <table:table-cell office:value-type="float" office:value="-313.5182" calcext:value-type="float">
            <text:p>-313.5182</text:p>
          </table:table-cell>
          <table:table-cell office:value-type="float" office:value="424.6688" calcext:value-type="float">
            <text:p>424.6688</text:p>
          </table:table-cell>
          <table:table-cell office:value-type="float" office:value="-417.6109" calcext:value-type="float">
            <text:p>-417.6109</text:p>
          </table:table-cell>
          <table:table-cell office:value-type="float" office:value="0" calcext:value-type="float">
            <text:p>0</text:p>
          </table:table-cell>
          <table:table-cell office:value-type="float" office:value="13.46111" calcext:value-type="float">
            <text:p>13.46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082004" calcext:value-type="float">
            <text:p>7082004</text:p>
          </table:table-cell>
          <table:table-cell office:value-type="float" office:value="233.3258" calcext:value-type="float">
            <text:p>233.3258</text:p>
          </table:table-cell>
          <table:table-cell office:value-type="float" office:value="13131.36" calcext:value-type="float">
            <text:p>13131.36</text:p>
          </table:table-cell>
          <table:table-cell office:value-type="float" office:value="0" calcext:value-type="float">
            <text:p>0</text:p>
          </table:table-cell>
          <table:table-cell office:value-type="float" office:value="12.97005" calcext:value-type="float">
            <text:p>12.97005</text:p>
          </table:table-cell>
          <table:table-cell office:value-type="float" office:value="-518.1185" calcext:value-type="float">
            <text:p>-518.1185</text:p>
          </table:table-cell>
          <table:table-cell office:value-type="float" office:value="1409.281" calcext:value-type="float">
            <text:p>1409.281</text:p>
          </table:table-cell>
          <table:table-cell office:value-type="float" office:value="-110.5209" calcext:value-type="float">
            <text:p>-110.5209</text:p>
          </table:table-cell>
          <table:table-cell office:value-type="float" office:value="88.95368" calcext:value-type="float">
            <text:p>88.95368</text:p>
          </table:table-cell>
          <table:table-cell office:value-type="float" office:value="100.4599" calcext:value-type="float">
            <text:p>100.4599</text:p>
          </table:table-cell>
          <table:table-cell office:value-type="float" office:value="0.1068142" calcext:value-type="float">
            <text:p>0.1068142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6591459" calcext:value-type="float">
            <text:p>0.006591459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0.1380613" calcext:value-type="float">
            <text:p>0.1380613</text:p>
          </table:table-cell>
          <table:table-cell office:value-type="float" office:value="370" calcext:value-type="float">
            <text:p>370</text:p>
          </table:table-cell>
          <table:table-cell office:value-type="float" office:value="18.40364" calcext:value-type="float">
            <text:p>18.40364</text:p>
          </table:table-cell>
          <table:table-cell office:value-type="float" office:value="0" calcext:value-type="float">
            <text:p>0</text:p>
          </table:table-cell>
          <table:table-cell office:value-type="float" office:value="416.2827" calcext:value-type="float">
            <text:p>416.2827</text:p>
          </table:table-cell>
          <table:table-cell office:value-type="float" office:value="1083.034" calcext:value-type="float">
            <text:p>1083.034</text:p>
          </table:table-cell>
          <table:table-cell office:value-type="float" office:value="1327.87" calcext:value-type="float">
            <text:p>1327.87</text:p>
          </table:table-cell>
          <table:table-cell office:value-type="float" office:value="1261.48" calcext:value-type="float">
            <text:p>1261.48</text:p>
          </table:table-cell>
          <table:table-cell office:value-type="float" office:value="749.6056" calcext:value-type="float">
            <text:p>749.6056</text:p>
          </table:table-cell>
          <table:table-cell office:value-type="float" office:value="1093.1" calcext:value-type="float">
            <text:p>1093.1</text:p>
          </table:table-cell>
          <table:table-cell office:value-type="float" office:value="410.1849" calcext:value-type="float">
            <text:p>410.1849</text:p>
          </table:table-cell>
          <table:table-cell office:value-type="float" office:value="1841.947" calcext:value-type="float">
            <text:p>1841.947</text:p>
          </table:table-cell>
          <table:table-cell office:value-type="float" office:value="2081.671" calcext:value-type="float">
            <text:p>2081.671</text:p>
          </table:table-cell>
          <table:table-cell office:value-type="float" office:value="1664.618" calcext:value-type="float">
            <text:p>1664.618</text:p>
          </table:table-cell>
          <table:table-cell office:value-type="float" office:value="583.813" calcext:value-type="float">
            <text:p>583.813</text:p>
          </table:table-cell>
          <table:table-cell office:value-type="float" office:value="572.2248" calcext:value-type="float">
            <text:p>572.2248</text:p>
          </table:table-cell>
          <table:table-cell office:value-type="float" office:value="142.7248" calcext:value-type="float">
            <text:p>142.7248</text:p>
          </table:table-cell>
          <table:table-cell office:value-type="float" office:value="35.66908" calcext:value-type="float">
            <text:p>35.66908</text:p>
          </table:table-cell>
          <table:table-cell office:value-type="float" office:value="0" calcext:value-type="float">
            <text:p>0</text:p>
          </table:table-cell>
          <table:table-cell office:value-type="float" office:value="-0.007285172" calcext:value-type="float">
            <text:p>-0.007285172</text:p>
          </table:table-cell>
          <table:table-cell office:value-type="float" office:value="0" calcext:value-type="float">
            <text:p>0</text:p>
          </table:table-cell>
          <table:table-cell office:value-type="float" office:value="3.732864" calcext:value-type="float">
            <text:p>3.732864</text:p>
          </table:table-cell>
          <table:table-cell office:value-type="float" office:value="753.6451" calcext:value-type="float">
            <text:p>753.6451</text:p>
          </table:table-cell>
          <table:table-cell office:value-type="float" office:value="-321.2488" calcext:value-type="float">
            <text:p>-321.2488</text:p>
          </table:table-cell>
          <table:table-cell office:value-type="float" office:value="432.3962" calcext:value-type="float">
            <text:p>432.3962</text:p>
          </table:table-cell>
          <table:table-cell office:value-type="float" office:value="-418.4431" calcext:value-type="float">
            <text:p>-418.4431</text:p>
          </table:table-cell>
          <table:table-cell office:value-type="float" office:value="0" calcext:value-type="float">
            <text:p>0</text:p>
          </table:table-cell>
          <table:table-cell office:value-type="float" office:value="13.56307" calcext:value-type="float">
            <text:p>13.56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082004" calcext:value-type="float">
            <text:p>8082004</text:p>
          </table:table-cell>
          <table:table-cell office:value-type="float" office:value="232.052" calcext:value-type="float">
            <text:p>232.052</text:p>
          </table:table-cell>
          <table:table-cell office:value-type="float" office:value="13131.25" calcext:value-type="float">
            <text:p>13131.25</text:p>
          </table:table-cell>
          <table:table-cell office:value-type="float" office:value="0" calcext:value-type="float">
            <text:p>0</text:p>
          </table:table-cell>
          <table:table-cell office:value-type="float" office:value="13.2737" calcext:value-type="float">
            <text:p>13.2737</text:p>
          </table:table-cell>
          <table:table-cell office:value-type="float" office:value="-522.1019" calcext:value-type="float">
            <text:p>-522.1019</text:p>
          </table:table-cell>
          <table:table-cell office:value-type="float" office:value="1420.456" calcext:value-type="float">
            <text:p>1420.456</text:p>
          </table:table-cell>
          <table:table-cell office:value-type="float" office:value="-113.0184" calcext:value-type="float">
            <text:p>-113.0184</text:p>
          </table:table-cell>
          <table:table-cell office:value-type="float" office:value="89.19303" calcext:value-type="float">
            <text:p>89.19303</text:p>
          </table:table-cell>
          <table:table-cell office:value-type="float" office:value="99.29713" calcext:value-type="float">
            <text:p>99.29713</text:p>
          </table:table-cell>
          <table:table-cell office:value-type="float" office:value="0.1086667" calcext:value-type="float">
            <text:p>0.1086667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663615" calcext:value-type="float">
            <text:p>0.00663615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0.1377109" calcext:value-type="float">
            <text:p>0.1377109</text:p>
          </table:table-cell>
          <table:table-cell office:value-type="float" office:value="370" calcext:value-type="float">
            <text:p>370</text:p>
          </table:table-cell>
          <table:table-cell office:value-type="float" office:value="25.69864" calcext:value-type="float">
            <text:p>25.69864</text:p>
          </table:table-cell>
          <table:table-cell office:value-type="float" office:value="0" calcext:value-type="float">
            <text:p>0</text:p>
          </table:table-cell>
          <table:table-cell office:value-type="float" office:value="416.5763" calcext:value-type="float">
            <text:p>416.5763</text:p>
          </table:table-cell>
          <table:table-cell office:value-type="float" office:value="1082.942" calcext:value-type="float">
            <text:p>1082.942</text:p>
          </table:table-cell>
          <table:table-cell office:value-type="float" office:value="1327.746" calcext:value-type="float">
            <text:p>1327.746</text:p>
          </table:table-cell>
          <table:table-cell office:value-type="float" office:value="1261.412" calcext:value-type="float">
            <text:p>1261.412</text:p>
          </table:table-cell>
          <table:table-cell office:value-type="float" office:value="749.5509" calcext:value-type="float">
            <text:p>749.5509</text:p>
          </table:table-cell>
          <table:table-cell office:value-type="float" office:value="1093.033" calcext:value-type="float">
            <text:p>1093.033</text:p>
          </table:table-cell>
          <table:table-cell office:value-type="float" office:value="410.1794" calcext:value-type="float">
            <text:p>410.1794</text:p>
          </table:table-cell>
          <table:table-cell office:value-type="float" office:value="1841.895" calcext:value-type="float">
            <text:p>1841.895</text:p>
          </table:table-cell>
          <table:table-cell office:value-type="float" office:value="2081.621" calcext:value-type="float">
            <text:p>2081.621</text:p>
          </table:table-cell>
          <table:table-cell office:value-type="float" office:value="1664.593" calcext:value-type="float">
            <text:p>1664.593</text:p>
          </table:table-cell>
          <table:table-cell office:value-type="float" office:value="583.8183" calcext:value-type="float">
            <text:p>583.8183</text:p>
          </table:table-cell>
          <table:table-cell office:value-type="float" office:value="572.2484" calcext:value-type="float">
            <text:p>572.2484</text:p>
          </table:table-cell>
          <table:table-cell office:value-type="float" office:value="142.7248" calcext:value-type="float">
            <text:p>142.7248</text:p>
          </table:table-cell>
          <table:table-cell office:value-type="float" office:value="35.66908" calcext:value-type="float">
            <text:p>35.66908</text:p>
          </table:table-cell>
          <table:table-cell office:value-type="float" office:value="0" calcext:value-type="float">
            <text:p>0</text:p>
          </table:table-cell>
          <table:table-cell office:value-type="float" office:value="-0.007307338" calcext:value-type="float">
            <text:p>-0.007307338</text:p>
          </table:table-cell>
          <table:table-cell office:value-type="float" office:value="0" calcext:value-type="float">
            <text:p>0</text:p>
          </table:table-cell>
          <table:table-cell office:value-type="float" office:value="3.748554" calcext:value-type="float">
            <text:p>3.748554</text:p>
          </table:table-cell>
          <table:table-cell office:value-type="float" office:value="770.3122" calcext:value-type="float">
            <text:p>770.3122</text:p>
          </table:table-cell>
          <table:table-cell office:value-type="float" office:value="-329.1388" calcext:value-type="float">
            <text:p>-329.1388</text:p>
          </table:table-cell>
          <table:table-cell office:value-type="float" office:value="441.1734" calcext:value-type="float">
            <text:p>441.1734</text:p>
          </table:table-cell>
          <table:table-cell office:value-type="float" office:value="-420.0526" calcext:value-type="float">
            <text:p>-420.0526</text:p>
          </table:table-cell>
          <table:table-cell office:value-type="float" office:value="0" calcext:value-type="float">
            <text:p>0</text:p>
          </table:table-cell>
          <table:table-cell office:value-type="float" office:value="13.68658" calcext:value-type="float">
            <text:p>13.68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082004" calcext:value-type="float">
            <text:p>9082004</text:p>
          </table:table-cell>
          <table:table-cell office:value-type="float" office:value="231.6172" calcext:value-type="float">
            <text:p>231.6172</text:p>
          </table:table-cell>
          <table:table-cell office:value-type="float" office:value="13131.02" calcext:value-type="float">
            <text:p>13131.02</text:p>
          </table:table-cell>
          <table:table-cell office:value-type="float" office:value="0" calcext:value-type="float">
            <text:p>0</text:p>
          </table:table-cell>
          <table:table-cell office:value-type="float" office:value="13.57629" calcext:value-type="float">
            <text:p>13.57629</text:p>
          </table:table-cell>
          <table:table-cell office:value-type="float" office:value="-525.3638" calcext:value-type="float">
            <text:p>-525.3638</text:p>
          </table:table-cell>
          <table:table-cell office:value-type="float" office:value="1432.636" calcext:value-type="float">
            <text:p>1432.636</text:p>
          </table:table-cell>
          <table:table-cell office:value-type="float" office:value="-115.4959" calcext:value-type="float">
            <text:p>-115.4959</text:p>
          </table:table-cell>
          <table:table-cell office:value-type="float" office:value="88.53534" calcext:value-type="float">
            <text:p>88.53534</text:p>
          </table:table-cell>
          <table:table-cell office:value-type="float" office:value="98.95538" calcext:value-type="float">
            <text:p>98.95538</text:p>
          </table:table-cell>
          <table:table-cell office:value-type="float" office:value="0.110517" calcext:value-type="float">
            <text:p>0.110517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663615" calcext:value-type="float">
            <text:p>0.00663615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0.1377109" calcext:value-type="float">
            <text:p>0.1377109</text:p>
          </table:table-cell>
          <table:table-cell office:value-type="float" office:value="370" calcext:value-type="float">
            <text:p>370</text:p>
          </table:table-cell>
          <table:table-cell office:value-type="float" office:value="32.78283" calcext:value-type="float">
            <text:p>32.78283</text:p>
          </table:table-cell>
          <table:table-cell office:value-type="float" office:value="0" calcext:value-type="float">
            <text:p>0</text:p>
          </table:table-cell>
          <table:table-cell office:value-type="float" office:value="416.735" calcext:value-type="float">
            <text:p>416.735</text:p>
          </table:table-cell>
          <table:table-cell office:value-type="float" office:value="1082.853" calcext:value-type="float">
            <text:p>1082.853</text:p>
          </table:table-cell>
          <table:table-cell office:value-type="float" office:value="1327.628" calcext:value-type="float">
            <text:p>1327.628</text:p>
          </table:table-cell>
          <table:table-cell office:value-type="float" office:value="1261.345" calcext:value-type="float">
            <text:p>1261.345</text:p>
          </table:table-cell>
          <table:table-cell office:value-type="float" office:value="749.4977" calcext:value-type="float">
            <text:p>749.4977</text:p>
          </table:table-cell>
          <table:table-cell office:value-type="float" office:value="1092.972" calcext:value-type="float">
            <text:p>1092.972</text:p>
          </table:table-cell>
          <table:table-cell office:value-type="float" office:value="410.1739" calcext:value-type="float">
            <text:p>410.1739</text:p>
          </table:table-cell>
          <table:table-cell office:value-type="float" office:value="1841.843" calcext:value-type="float">
            <text:p>1841.843</text:p>
          </table:table-cell>
          <table:table-cell office:value-type="float" office:value="2081.57" calcext:value-type="float">
            <text:p>2081.57</text:p>
          </table:table-cell>
          <table:table-cell office:value-type="float" office:value="1664.568" calcext:value-type="float">
            <text:p>1664.568</text:p>
          </table:table-cell>
          <table:table-cell office:value-type="float" office:value="583.8216" calcext:value-type="float">
            <text:p>583.8216</text:p>
          </table:table-cell>
          <table:table-cell office:value-type="float" office:value="572.2817" calcext:value-type="float">
            <text:p>572.2817</text:p>
          </table:table-cell>
          <table:table-cell office:value-type="float" office:value="142.7247" calcext:value-type="float">
            <text:p>142.7247</text:p>
          </table:table-cell>
          <table:table-cell office:value-type="float" office:value="35.66908" calcext:value-type="float">
            <text:p>35.66908</text:p>
          </table:table-cell>
          <table:table-cell office:value-type="float" office:value="0" calcext:value-type="float">
            <text:p>0</text:p>
          </table:table-cell>
          <table:table-cell office:value-type="float" office:value="-0.007319229" calcext:value-type="float">
            <text:p>-0.007319229</text:p>
          </table:table-cell>
          <table:table-cell office:value-type="float" office:value="0" calcext:value-type="float">
            <text:p>0</text:p>
          </table:table-cell>
          <table:table-cell office:value-type="float" office:value="3.760069" calcext:value-type="float">
            <text:p>3.760069</text:p>
          </table:table-cell>
          <table:table-cell office:value-type="float" office:value="785.749" calcext:value-type="float">
            <text:p>785.749</text:p>
          </table:table-cell>
          <table:table-cell office:value-type="float" office:value="-336.7093" calcext:value-type="float">
            <text:p>-336.7093</text:p>
          </table:table-cell>
          <table:table-cell office:value-type="float" office:value="449.0397" calcext:value-type="float">
            <text:p>449.0397</text:p>
          </table:table-cell>
          <table:table-cell office:value-type="float" office:value="-420.9561" calcext:value-type="float">
            <text:p>-420.9561</text:p>
          </table:table-cell>
          <table:table-cell office:value-type="float" office:value="0" calcext:value-type="float">
            <text:p>0</text:p>
          </table:table-cell>
          <table:table-cell office:value-type="float" office:value="13.801" calcext:value-type="float">
            <text:p>13.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082004" calcext:value-type="float">
            <text:p>10082004</text:p>
          </table:table-cell>
          <table:table-cell office:value-type="float" office:value="230.8948" calcext:value-type="float">
            <text:p>230.8948</text:p>
          </table:table-cell>
          <table:table-cell office:value-type="float" office:value="13130.86" calcext:value-type="float">
            <text:p>13130.86</text:p>
          </table:table-cell>
          <table:table-cell office:value-type="float" office:value="0" calcext:value-type="float">
            <text:p>0</text:p>
          </table:table-cell>
          <table:table-cell office:value-type="float" office:value="13.86864" calcext:value-type="float">
            <text:p>13.86864</text:p>
          </table:table-cell>
          <table:table-cell office:value-type="float" office:value="-528.6949" calcext:value-type="float">
            <text:p>-528.6949</text:p>
          </table:table-cell>
          <table:table-cell office:value-type="float" office:value="1440.916" calcext:value-type="float">
            <text:p>1440.916</text:p>
          </table:table-cell>
          <table:table-cell office:value-type="float" office:value="-117.8504" calcext:value-type="float">
            <text:p>-117.8504</text:p>
          </table:table-cell>
          <table:table-cell office:value-type="float" office:value="88.50421" calcext:value-type="float">
            <text:p>88.50421</text:p>
          </table:table-cell>
          <table:table-cell office:value-type="float" office:value="98.28793" calcext:value-type="float">
            <text:p>98.28793</text:p>
          </table:table-cell>
          <table:table-cell office:value-type="float" office:value="0.1124806" calcext:value-type="float">
            <text:p>0.1124806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663615" calcext:value-type="float">
            <text:p>0.00663615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0.1377109" calcext:value-type="float">
            <text:p>0.1377109</text:p>
          </table:table-cell>
          <table:table-cell office:value-type="float" office:value="370" calcext:value-type="float">
            <text:p>370</text:p>
          </table:table-cell>
          <table:table-cell office:value-type="float" office:value="40.57654" calcext:value-type="float">
            <text:p>40.57654</text:p>
          </table:table-cell>
          <table:table-cell office:value-type="float" office:value="0" calcext:value-type="float">
            <text:p>0</text:p>
          </table:table-cell>
          <table:table-cell office:value-type="float" office:value="416.9343" calcext:value-type="float">
            <text:p>416.9343</text:p>
          </table:table-cell>
          <table:table-cell office:value-type="float" office:value="1082.782" calcext:value-type="float">
            <text:p>1082.782</text:p>
          </table:table-cell>
          <table:table-cell office:value-type="float" office:value="1327.535" calcext:value-type="float">
            <text:p>1327.535</text:p>
          </table:table-cell>
          <table:table-cell office:value-type="float" office:value="1261.288" calcext:value-type="float">
            <text:p>1261.288</text:p>
          </table:table-cell>
          <table:table-cell office:value-type="float" office:value="749.4473" calcext:value-type="float">
            <text:p>749.4473</text:p>
          </table:table-cell>
          <table:table-cell office:value-type="float" office:value="1092.917" calcext:value-type="float">
            <text:p>1092.917</text:p>
          </table:table-cell>
          <table:table-cell office:value-type="float" office:value="410.1685" calcext:value-type="float">
            <text:p>410.1685</text:p>
          </table:table-cell>
          <table:table-cell office:value-type="float" office:value="1841.791" calcext:value-type="float">
            <text:p>1841.791</text:p>
          </table:table-cell>
          <table:table-cell office:value-type="float" office:value="2081.519" calcext:value-type="float">
            <text:p>2081.519</text:p>
          </table:table-cell>
          <table:table-cell office:value-type="float" office:value="1664.541" calcext:value-type="float">
            <text:p>1664.541</text:p>
          </table:table-cell>
          <table:table-cell office:value-type="float" office:value="583.8232" calcext:value-type="float">
            <text:p>583.8232</text:p>
          </table:table-cell>
          <table:table-cell office:value-type="float" office:value="572.3225" calcext:value-type="float">
            <text:p>572.3225</text:p>
          </table:table-cell>
          <table:table-cell office:value-type="float" office:value="142.7247" calcext:value-type="float">
            <text:p>142.7247</text:p>
          </table:table-cell>
          <table:table-cell office:value-type="float" office:value="35.66907" calcext:value-type="float">
            <text:p>35.66907</text:p>
          </table:table-cell>
          <table:table-cell office:value-type="float" office:value="0" calcext:value-type="float">
            <text:p>0</text:p>
          </table:table-cell>
          <table:table-cell office:value-type="float" office:value="-0.007324385" calcext:value-type="float">
            <text:p>-0.007324385</text:p>
          </table:table-cell>
          <table:table-cell office:value-type="float" office:value="0" calcext:value-type="float">
            <text:p>0</text:p>
          </table:table-cell>
          <table:table-cell office:value-type="float" office:value="3.770453" calcext:value-type="float">
            <text:p>3.770453</text:p>
          </table:table-cell>
          <table:table-cell office:value-type="float" office:value="799.7984" calcext:value-type="float">
            <text:p>799.7984</text:p>
          </table:table-cell>
          <table:table-cell office:value-type="float" office:value="-341.9879" calcext:value-type="float">
            <text:p>-341.9879</text:p>
          </table:table-cell>
          <table:table-cell office:value-type="float" office:value="457.8105" calcext:value-type="float">
            <text:p>457.8105</text:p>
          </table:table-cell>
          <table:table-cell office:value-type="float" office:value="-422.071" calcext:value-type="float">
            <text:p>-422.071</text:p>
          </table:table-cell>
          <table:table-cell office:value-type="float" office:value="0" calcext:value-type="float">
            <text:p>0</text:p>
          </table:table-cell>
          <table:table-cell office:value-type="float" office:value="13.93373" calcext:value-type="float">
            <text:p>13.93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082004" calcext:value-type="float">
            <text:p>11082004</text:p>
          </table:table-cell>
          <table:table-cell office:value-type="float" office:value="229.869" calcext:value-type="float">
            <text:p>229.869</text:p>
          </table:table-cell>
          <table:table-cell office:value-type="float" office:value="13130.81" calcext:value-type="float">
            <text:p>13130.81</text:p>
          </table:table-cell>
          <table:table-cell office:value-type="float" office:value="0" calcext:value-type="float">
            <text:p>0</text:p>
          </table:table-cell>
          <table:table-cell office:value-type="float" office:value="14.1523" calcext:value-type="float">
            <text:p>14.1523</text:p>
          </table:table-cell>
          <table:table-cell office:value-type="float" office:value="-532.2289" calcext:value-type="float">
            <text:p>-532.2289</text:p>
          </table:table-cell>
          <table:table-cell office:value-type="float" office:value="1451.349" calcext:value-type="float">
            <text:p>1451.349</text:p>
          </table:table-cell>
          <table:table-cell office:value-type="float" office:value="-120.2385" calcext:value-type="float">
            <text:p>-120.2385</text:p>
          </table:table-cell>
          <table:table-cell office:value-type="float" office:value="88.7438" calcext:value-type="float">
            <text:p>88.7438</text:p>
          </table:table-cell>
          <table:table-cell office:value-type="float" office:value="97.29421" calcext:value-type="float">
            <text:p>97.29421</text:p>
          </table:table-cell>
          <table:table-cell office:value-type="float" office:value="0.1144856" calcext:value-type="float">
            <text:p>0.1144856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663615" calcext:value-type="float">
            <text:p>0.00663615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0.1377109" calcext:value-type="float">
            <text:p>0.1377109</text:p>
          </table:table-cell>
          <table:table-cell office:value-type="float" office:value="370" calcext:value-type="float">
            <text:p>370</text:p>
          </table:table-cell>
          <table:table-cell office:value-type="float" office:value="52.48828" calcext:value-type="float">
            <text:p>52.48828</text:p>
          </table:table-cell>
          <table:table-cell office:value-type="float" office:value="0" calcext:value-type="float">
            <text:p>0</text:p>
          </table:table-cell>
          <table:table-cell office:value-type="float" office:value="417.1942" calcext:value-type="float">
            <text:p>417.1942</text:p>
          </table:table-cell>
          <table:table-cell office:value-type="float" office:value="1082.73" calcext:value-type="float">
            <text:p>1082.73</text:p>
          </table:table-cell>
          <table:table-cell office:value-type="float" office:value="1327.466" calcext:value-type="float">
            <text:p>1327.466</text:p>
          </table:table-cell>
          <table:table-cell office:value-type="float" office:value="1261.242" calcext:value-type="float">
            <text:p>1261.242</text:p>
          </table:table-cell>
          <table:table-cell office:value-type="float" office:value="749.4063" calcext:value-type="float">
            <text:p>749.4063</text:p>
          </table:table-cell>
          <table:table-cell office:value-type="float" office:value="1092.869" calcext:value-type="float">
            <text:p>1092.869</text:p>
          </table:table-cell>
          <table:table-cell office:value-type="float" office:value="410.1642" calcext:value-type="float">
            <text:p>410.1642</text:p>
          </table:table-cell>
          <table:table-cell office:value-type="float" office:value="1841.741" calcext:value-type="float">
            <text:p>1841.741</text:p>
          </table:table-cell>
          <table:table-cell office:value-type="float" office:value="2081.468" calcext:value-type="float">
            <text:p>2081.468</text:p>
          </table:table-cell>
          <table:table-cell office:value-type="float" office:value="1664.515" calcext:value-type="float">
            <text:p>1664.515</text:p>
          </table:table-cell>
          <table:table-cell office:value-type="float" office:value="583.8237" calcext:value-type="float">
            <text:p>583.8237</text:p>
          </table:table-cell>
          <table:table-cell office:value-type="float" office:value="572.3689" calcext:value-type="float">
            <text:p>572.3689</text:p>
          </table:table-cell>
          <table:table-cell office:value-type="float" office:value="142.7247" calcext:value-type="float">
            <text:p>142.7247</text:p>
          </table:table-cell>
          <table:table-cell office:value-type="float" office:value="35.66906" calcext:value-type="float">
            <text:p>35.66906</text:p>
          </table:table-cell>
          <table:table-cell office:value-type="float" office:value="0" calcext:value-type="float">
            <text:p>0</text:p>
          </table:table-cell>
          <table:table-cell office:value-type="float" office:value="-0.00733252" calcext:value-type="float">
            <text:p>-0.00733252</text:p>
          </table:table-cell>
          <table:table-cell office:value-type="float" office:value="0" calcext:value-type="float">
            <text:p>0</text:p>
          </table:table-cell>
          <table:table-cell office:value-type="float" office:value="3.783587" calcext:value-type="float">
            <text:p>3.783587</text:p>
          </table:table-cell>
          <table:table-cell office:value-type="float" office:value="818.169" calcext:value-type="float">
            <text:p>818.169</text:p>
          </table:table-cell>
          <table:table-cell office:value-type="float" office:value="-347.3045" calcext:value-type="float">
            <text:p>-347.3045</text:p>
          </table:table-cell>
          <table:table-cell office:value-type="float" office:value="470.8645" calcext:value-type="float">
            <text:p>470.8645</text:p>
          </table:table-cell>
          <table:table-cell office:value-type="float" office:value="-423.3761" calcext:value-type="float">
            <text:p>-423.3761</text:p>
          </table:table-cell>
          <table:table-cell office:value-type="float" office:value="0" calcext:value-type="float">
            <text:p>0</text:p>
          </table:table-cell>
          <table:table-cell office:value-type="float" office:value="14.08621" calcext:value-type="float">
            <text:p>14.08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082004" calcext:value-type="float">
            <text:p>12082004</text:p>
          </table:table-cell>
          <table:table-cell office:value-type="float" office:value="228.0923" calcext:value-type="float">
            <text:p>228.0923</text:p>
          </table:table-cell>
          <table:table-cell office:value-type="float" office:value="13130.96" calcext:value-type="float">
            <text:p>13130.96</text:p>
          </table:table-cell>
          <table:table-cell office:value-type="float" office:value="0" calcext:value-type="float">
            <text:p>0</text:p>
          </table:table-cell>
          <table:table-cell office:value-type="float" office:value="14.45086" calcext:value-type="float">
            <text:p>14.45086</text:p>
          </table:table-cell>
          <table:table-cell office:value-type="float" office:value="-536.5212" calcext:value-type="float">
            <text:p>-536.5212</text:p>
          </table:table-cell>
          <table:table-cell office:value-type="float" office:value="1463.434" calcext:value-type="float">
            <text:p>1463.434</text:p>
          </table:table-cell>
          <table:table-cell office:value-type="float" office:value="-122.9559" calcext:value-type="float">
            <text:p>-122.9559</text:p>
          </table:table-cell>
          <table:table-cell office:value-type="float" office:value="89.40156" calcext:value-type="float">
            <text:p>89.40156</text:p>
          </table:table-cell>
          <table:table-cell office:value-type="float" office:value="95.55322" calcext:value-type="float">
            <text:p>95.55322</text:p>
          </table:table-cell>
          <table:table-cell office:value-type="float" office:value="0.1162828" calcext:value-type="float">
            <text:p>0.1162828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663615" calcext:value-type="float">
            <text:p>0.00663615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0.1377109" calcext:value-type="float">
            <text:p>0.1377109</text:p>
          </table:table-cell>
          <table:table-cell office:value-type="float" office:value="370" calcext:value-type="float">
            <text:p>370</text:p>
          </table:table-cell>
          <table:table-cell office:value-type="float" office:value="63.35091" calcext:value-type="float">
            <text:p>63.35091</text:p>
          </table:table-cell>
          <table:table-cell office:value-type="float" office:value="0" calcext:value-type="float">
            <text:p>0</text:p>
          </table:table-cell>
          <table:table-cell office:value-type="float" office:value="417.6302" calcext:value-type="float">
            <text:p>417.6302</text:p>
          </table:table-cell>
          <table:table-cell office:value-type="float" office:value="1082.676" calcext:value-type="float">
            <text:p>1082.676</text:p>
          </table:table-cell>
          <table:table-cell office:value-type="float" office:value="1327.394" calcext:value-type="float">
            <text:p>1327.394</text:p>
          </table:table-cell>
          <table:table-cell office:value-type="float" office:value="1261.197" calcext:value-type="float">
            <text:p>1261.197</text:p>
          </table:table-cell>
          <table:table-cell office:value-type="float" office:value="749.3694" calcext:value-type="float">
            <text:p>749.3694</text:p>
          </table:table-cell>
          <table:table-cell office:value-type="float" office:value="1092.825" calcext:value-type="float">
            <text:p>1092.825</text:p>
          </table:table-cell>
          <table:table-cell office:value-type="float" office:value="410.1633" calcext:value-type="float">
            <text:p>410.1633</text:p>
          </table:table-cell>
          <table:table-cell office:value-type="float" office:value="1841.702" calcext:value-type="float">
            <text:p>1841.702</text:p>
          </table:table-cell>
          <table:table-cell office:value-type="float" office:value="2081.418" calcext:value-type="float">
            <text:p>2081.418</text:p>
          </table:table-cell>
          <table:table-cell office:value-type="float" office:value="1664.488" calcext:value-type="float">
            <text:p>1664.488</text:p>
          </table:table-cell>
          <table:table-cell office:value-type="float" office:value="583.8234" calcext:value-type="float">
            <text:p>583.8234</text:p>
          </table:table-cell>
          <table:table-cell office:value-type="float" office:value="572.4208" calcext:value-type="float">
            <text:p>572.4208</text:p>
          </table:table-cell>
          <table:table-cell office:value-type="float" office:value="142.7247" calcext:value-type="float">
            <text:p>142.7247</text:p>
          </table:table-cell>
          <table:table-cell office:value-type="float" office:value="35.66906" calcext:value-type="float">
            <text:p>35.66906</text:p>
          </table:table-cell>
          <table:table-cell office:value-type="float" office:value="0" calcext:value-type="float">
            <text:p>0</text:p>
          </table:table-cell>
          <table:table-cell office:value-type="float" office:value="-0.007336081" calcext:value-type="float">
            <text:p>-0.007336081</text:p>
          </table:table-cell>
          <table:table-cell office:value-type="float" office:value="0" calcext:value-type="float">
            <text:p>0</text:p>
          </table:table-cell>
          <table:table-cell office:value-type="float" office:value="3.801974" calcext:value-type="float">
            <text:p>3.801974</text:p>
          </table:table-cell>
          <table:table-cell office:value-type="float" office:value="837.3359" calcext:value-type="float">
            <text:p>837.3359</text:p>
          </table:table-cell>
          <table:table-cell office:value-type="float" office:value="-354.0416" calcext:value-type="float">
            <text:p>-354.0416</text:p>
          </table:table-cell>
          <table:table-cell office:value-type="float" office:value="483.2943" calcext:value-type="float">
            <text:p>483.2943</text:p>
          </table:table-cell>
          <table:table-cell office:value-type="float" office:value="-425.2468" calcext:value-type="float">
            <text:p>-425.2468</text:p>
          </table:table-cell>
          <table:table-cell office:value-type="float" office:value="0" calcext:value-type="float">
            <text:p>0</text:p>
          </table:table-cell>
          <table:table-cell office:value-type="float" office:value="14.37552" calcext:value-type="float">
            <text:p>14.37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3082004" calcext:value-type="float">
            <text:p>13082004</text:p>
          </table:table-cell>
          <table:table-cell office:value-type="float" office:value="227.4538" calcext:value-type="float">
            <text:p>227.4538</text:p>
          </table:table-cell>
          <table:table-cell office:value-type="float" office:value="13130.86" calcext:value-type="float">
            <text:p>13130.86</text:p>
          </table:table-cell>
          <table:table-cell office:value-type="float" office:value="0" calcext:value-type="float">
            <text:p>0</text:p>
          </table:table-cell>
          <table:table-cell office:value-type="float" office:value="14.75834" calcext:value-type="float">
            <text:p>14.75834</text:p>
          </table:table-cell>
          <table:table-cell office:value-type="float" office:value="-540.1337" calcext:value-type="float">
            <text:p>-540.1337</text:p>
          </table:table-cell>
          <table:table-cell office:value-type="float" office:value="1473.989" calcext:value-type="float">
            <text:p>1473.989</text:p>
          </table:table-cell>
          <table:table-cell office:value-type="float" office:value="-125.8192" calcext:value-type="float">
            <text:p>-125.8192</text:p>
          </table:table-cell>
          <table:table-cell office:value-type="float" office:value="89.37009" calcext:value-type="float">
            <text:p>89.37009</text:p>
          </table:table-cell>
          <table:table-cell office:value-type="float" office:value="94.93474" calcext:value-type="float">
            <text:p>94.93474</text:p>
          </table:table-cell>
          <table:table-cell office:value-type="float" office:value="0.1182043" calcext:value-type="float">
            <text:p>0.1182043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663615" calcext:value-type="float">
            <text:p>0.00663615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0.1377109" calcext:value-type="float">
            <text:p>0.1377109</text:p>
          </table:table-cell>
          <table:table-cell office:value-type="float" office:value="370" calcext:value-type="float">
            <text:p>370</text:p>
          </table:table-cell>
          <table:table-cell office:value-type="float" office:value="73.31822" calcext:value-type="float">
            <text:p>73.31822</text:p>
          </table:table-cell>
          <table:table-cell office:value-type="float" office:value="0" calcext:value-type="float">
            <text:p>0</text:p>
          </table:table-cell>
          <table:table-cell office:value-type="float" office:value="417.8036" calcext:value-type="float">
            <text:p>417.8036</text:p>
          </table:table-cell>
          <table:table-cell office:value-type="float" office:value="1082.624" calcext:value-type="float">
            <text:p>1082.624</text:p>
          </table:table-cell>
          <table:table-cell office:value-type="float" office:value="1327.326" calcext:value-type="float">
            <text:p>1327.326</text:p>
          </table:table-cell>
          <table:table-cell office:value-type="float" office:value="1261.149" calcext:value-type="float">
            <text:p>1261.149</text:p>
          </table:table-cell>
          <table:table-cell office:value-type="float" office:value="749.3394" calcext:value-type="float">
            <text:p>749.3394</text:p>
          </table:table-cell>
          <table:table-cell office:value-type="float" office:value="1092.781" calcext:value-type="float">
            <text:p>1092.781</text:p>
          </table:table-cell>
          <table:table-cell office:value-type="float" office:value="410.1637" calcext:value-type="float">
            <text:p>410.1637</text:p>
          </table:table-cell>
          <table:table-cell office:value-type="float" office:value="1841.666" calcext:value-type="float">
            <text:p>1841.666</text:p>
          </table:table-cell>
          <table:table-cell office:value-type="float" office:value="2081.368" calcext:value-type="float">
            <text:p>2081.368</text:p>
          </table:table-cell>
          <table:table-cell office:value-type="float" office:value="1664.46" calcext:value-type="float">
            <text:p>1664.46</text:p>
          </table:table-cell>
          <table:table-cell office:value-type="float" office:value="583.8223" calcext:value-type="float">
            <text:p>583.8223</text:p>
          </table:table-cell>
          <table:table-cell office:value-type="float" office:value="572.4792" calcext:value-type="float">
            <text:p>572.4792</text:p>
          </table:table-cell>
          <table:table-cell office:value-type="float" office:value="142.7247" calcext:value-type="float">
            <text:p>142.7247</text:p>
          </table:table-cell>
          <table:table-cell office:value-type="float" office:value="35.66906" calcext:value-type="float">
            <text:p>35.66906</text:p>
          </table:table-cell>
          <table:table-cell office:value-type="float" office:value="0" calcext:value-type="float">
            <text:p>0</text:p>
          </table:table-cell>
          <table:table-cell office:value-type="float" office:value="-0.007339609" calcext:value-type="float">
            <text:p>-0.007339609</text:p>
          </table:table-cell>
          <table:table-cell office:value-type="float" office:value="0" calcext:value-type="float">
            <text:p>0</text:p>
          </table:table-cell>
          <table:table-cell office:value-type="float" office:value="3.816164" calcext:value-type="float">
            <text:p>3.816164</text:p>
          </table:table-cell>
          <table:table-cell office:value-type="float" office:value="854.8984" calcext:value-type="float">
            <text:p>854.8984</text:p>
          </table:table-cell>
          <table:table-cell office:value-type="float" office:value="-360.8924" calcext:value-type="float">
            <text:p>-360.8924</text:p>
          </table:table-cell>
          <table:table-cell office:value-type="float" office:value="494.006" calcext:value-type="float">
            <text:p>494.006</text:p>
          </table:table-cell>
          <table:table-cell office:value-type="float" office:value="-426.2479" calcext:value-type="float">
            <text:p>-426.2479</text:p>
          </table:table-cell>
          <table:table-cell office:value-type="float" office:value="0" calcext:value-type="float">
            <text:p>0</text:p>
          </table:table-cell>
          <table:table-cell office:value-type="float" office:value="14.62219" calcext:value-type="float">
            <text:p>14.62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082004" calcext:value-type="float">
            <text:p>14082004</text:p>
          </table:table-cell>
          <table:table-cell office:value-type="float" office:value="227.1977" calcext:value-type="float">
            <text:p>227.1977</text:p>
          </table:table-cell>
          <table:table-cell office:value-type="float" office:value="13130.7" calcext:value-type="float">
            <text:p>13130.7</text:p>
          </table:table-cell>
          <table:table-cell office:value-type="float" office:value="0" calcext:value-type="float">
            <text:p>0</text:p>
          </table:table-cell>
          <table:table-cell office:value-type="float" office:value="15.07958" calcext:value-type="float">
            <text:p>15.07958</text:p>
          </table:table-cell>
          <table:table-cell office:value-type="float" office:value="-543.564" calcext:value-type="float">
            <text:p>-543.564</text:p>
          </table:table-cell>
          <table:table-cell office:value-type="float" office:value="1485.475" calcext:value-type="float">
            <text:p>1485.475</text:p>
          </table:table-cell>
          <table:table-cell office:value-type="float" office:value="-128.8501" calcext:value-type="float">
            <text:p>-128.8501</text:p>
          </table:table-cell>
          <table:table-cell office:value-type="float" office:value="88.81582" calcext:value-type="float">
            <text:p>88.81582</text:p>
          </table:table-cell>
          <table:table-cell office:value-type="float" office:value="94.66574" calcext:value-type="float">
            <text:p>94.66574</text:p>
          </table:table-cell>
          <table:table-cell office:value-type="float" office:value="0.1201117" calcext:value-type="float">
            <text:p>0.1201117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663615" calcext:value-type="float">
            <text:p>0.00663615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0.1377109" calcext:value-type="float">
            <text:p>0.1377109</text:p>
          </table:table-cell>
          <table:table-cell office:value-type="float" office:value="370" calcext:value-type="float">
            <text:p>370</text:p>
          </table:table-cell>
          <table:table-cell office:value-type="float" office:value="81.02869" calcext:value-type="float">
            <text:p>81.02869</text:p>
          </table:table-cell>
          <table:table-cell office:value-type="float" office:value="0" calcext:value-type="float">
            <text:p>0</text:p>
          </table:table-cell>
          <table:table-cell office:value-type="float" office:value="417.9385" calcext:value-type="float">
            <text:p>417.9385</text:p>
          </table:table-cell>
          <table:table-cell office:value-type="float" office:value="1082.574" calcext:value-type="float">
            <text:p>1082.574</text:p>
          </table:table-cell>
          <table:table-cell office:value-type="float" office:value="1327.257" calcext:value-type="float">
            <text:p>1327.257</text:p>
          </table:table-cell>
          <table:table-cell office:value-type="float" office:value="1261.1" calcext:value-type="float">
            <text:p>1261.1</text:p>
          </table:table-cell>
          <table:table-cell office:value-type="float" office:value="749.3163" calcext:value-type="float">
            <text:p>749.3163</text:p>
          </table:table-cell>
          <table:table-cell office:value-type="float" office:value="1092.74" calcext:value-type="float">
            <text:p>1092.74</text:p>
          </table:table-cell>
          <table:table-cell office:value-type="float" office:value="410.165" calcext:value-type="float">
            <text:p>410.165</text:p>
          </table:table-cell>
          <table:table-cell office:value-type="float" office:value="1841.63" calcext:value-type="float">
            <text:p>1841.63</text:p>
          </table:table-cell>
          <table:table-cell office:value-type="float" office:value="2081.319" calcext:value-type="float">
            <text:p>2081.319</text:p>
          </table:table-cell>
          <table:table-cell office:value-type="float" office:value="1664.433" calcext:value-type="float">
            <text:p>1664.433</text:p>
          </table:table-cell>
          <table:table-cell office:value-type="float" office:value="583.8207" calcext:value-type="float">
            <text:p>583.8207</text:p>
          </table:table-cell>
          <table:table-cell office:value-type="float" office:value="572.5468" calcext:value-type="float">
            <text:p>572.5468</text:p>
          </table:table-cell>
          <table:table-cell office:value-type="float" office:value="142.7247" calcext:value-type="float">
            <text:p>142.7247</text:p>
          </table:table-cell>
          <table:table-cell office:value-type="float" office:value="35.66905" calcext:value-type="float">
            <text:p>35.66905</text:p>
          </table:table-cell>
          <table:table-cell office:value-type="float" office:value="0" calcext:value-type="float">
            <text:p>0</text:p>
          </table:table-cell>
          <table:table-cell office:value-type="float" office:value="-0.007342856" calcext:value-type="float">
            <text:p>-0.007342856</text:p>
          </table:table-cell>
          <table:table-cell office:value-type="float" office:value="0" calcext:value-type="float">
            <text:p>0</text:p>
          </table:table-cell>
          <table:table-cell office:value-type="float" office:value="3.830084" calcext:value-type="float">
            <text:p>3.830084</text:p>
          </table:table-cell>
          <table:table-cell office:value-type="float" office:value="870.5056" calcext:value-type="float">
            <text:p>870.5056</text:p>
          </table:table-cell>
          <table:table-cell office:value-type="float" office:value="-368.3947" calcext:value-type="float">
            <text:p>-368.3947</text:p>
          </table:table-cell>
          <table:table-cell office:value-type="float" office:value="502.1108" calcext:value-type="float">
            <text:p>502.1108</text:p>
          </table:table-cell>
          <table:table-cell office:value-type="float" office:value="-426.9228" calcext:value-type="float">
            <text:p>-426.9228</text:p>
          </table:table-cell>
          <table:table-cell office:value-type="float" office:value="0" calcext:value-type="float">
            <text:p>0</text:p>
          </table:table-cell>
          <table:table-cell office:value-type="float" office:value="14.89707" calcext:value-type="float">
            <text:p>14.89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082004" calcext:value-type="float">
            <text:p>15082004</text:p>
          </table:table-cell>
          <table:table-cell office:value-type="float" office:value="227.0142" calcext:value-type="float">
            <text:p>227.0142</text:p>
          </table:table-cell>
          <table:table-cell office:value-type="float" office:value="13130.51" calcext:value-type="float">
            <text:p>13130.51</text:p>
          </table:table-cell>
          <table:table-cell office:value-type="float" office:value="0" calcext:value-type="float">
            <text:p>0</text:p>
          </table:table-cell>
          <table:table-cell office:value-type="float" office:value="15.42299" calcext:value-type="float">
            <text:p>15.42299</text:p>
          </table:table-cell>
          <table:table-cell office:value-type="float" office:value="-547.1291" calcext:value-type="float">
            <text:p>-547.1291</text:p>
          </table:table-cell>
          <table:table-cell office:value-type="float" office:value="1493.878" calcext:value-type="float">
            <text:p>1493.878</text:p>
          </table:table-cell>
          <table:table-cell office:value-type="float" office:value="-132.0026" calcext:value-type="float">
            <text:p>-132.0026</text:p>
          </table:table-cell>
          <table:table-cell office:value-type="float" office:value="88.3238" calcext:value-type="float">
            <text:p>88.3238</text:p>
          </table:table-cell>
          <table:table-cell office:value-type="float" office:value="94.45766" calcext:value-type="float">
            <text:p>94.45766</text:p>
          </table:table-cell>
          <table:table-cell office:value-type="float" office:value="0.122018" calcext:value-type="float">
            <text:p>0.122018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663615" calcext:value-type="float">
            <text:p>0.00663615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0.1377109" calcext:value-type="float">
            <text:p>0.1377109</text:p>
          </table:table-cell>
          <table:table-cell office:value-type="float" office:value="370" calcext:value-type="float">
            <text:p>370</text:p>
          </table:table-cell>
          <table:table-cell office:value-type="float" office:value="88.41011" calcext:value-type="float">
            <text:p>88.41011</text:p>
          </table:table-cell>
          <table:table-cell office:value-type="float" office:value="0" calcext:value-type="float">
            <text:p>0</text:p>
          </table:table-cell>
          <table:table-cell office:value-type="float" office:value="418.0544" calcext:value-type="float">
            <text:p>418.0544</text:p>
          </table:table-cell>
          <table:table-cell office:value-type="float" office:value="1082.518" calcext:value-type="float">
            <text:p>1082.518</text:p>
          </table:table-cell>
          <table:table-cell office:value-type="float" office:value="1327.183" calcext:value-type="float">
            <text:p>1327.183</text:p>
          </table:table-cell>
          <table:table-cell office:value-type="float" office:value="1261.05" calcext:value-type="float">
            <text:p>1261.05</text:p>
          </table:table-cell>
          <table:table-cell office:value-type="float" office:value="749.2933" calcext:value-type="float">
            <text:p>749.2933</text:p>
          </table:table-cell>
          <table:table-cell office:value-type="float" office:value="1092.698" calcext:value-type="float">
            <text:p>1092.698</text:p>
          </table:table-cell>
          <table:table-cell office:value-type="float" office:value="410.1671" calcext:value-type="float">
            <text:p>410.1671</text:p>
          </table:table-cell>
          <table:table-cell office:value-type="float" office:value="1841.595" calcext:value-type="float">
            <text:p>1841.595</text:p>
          </table:table-cell>
          <table:table-cell office:value-type="float" office:value="2081.27" calcext:value-type="float">
            <text:p>2081.27</text:p>
          </table:table-cell>
          <table:table-cell office:value-type="float" office:value="1664.405" calcext:value-type="float">
            <text:p>1664.405</text:p>
          </table:table-cell>
          <table:table-cell office:value-type="float" office:value="583.8186" calcext:value-type="float">
            <text:p>583.8186</text:p>
          </table:table-cell>
          <table:table-cell office:value-type="float" office:value="572.6205" calcext:value-type="float">
            <text:p>572.6205</text:p>
          </table:table-cell>
          <table:table-cell office:value-type="float" office:value="142.7247" calcext:value-type="float">
            <text:p>142.7247</text:p>
          </table:table-cell>
          <table:table-cell office:value-type="float" office:value="35.66904" calcext:value-type="float">
            <text:p>35.66904</text:p>
          </table:table-cell>
          <table:table-cell office:value-type="float" office:value="0" calcext:value-type="float">
            <text:p>0</text:p>
          </table:table-cell>
          <table:table-cell office:value-type="float" office:value="-0.007346307" calcext:value-type="float">
            <text:p>-0.007346307</text:p>
          </table:table-cell>
          <table:table-cell office:value-type="float" office:value="0" calcext:value-type="float">
            <text:p>0</text:p>
          </table:table-cell>
          <table:table-cell office:value-type="float" office:value="3.84693" calcext:value-type="float">
            <text:p>3.84693</text:p>
          </table:table-cell>
          <table:table-cell office:value-type="float" office:value="885.962" calcext:value-type="float">
            <text:p>885.962</text:p>
          </table:table-cell>
          <table:table-cell office:value-type="float" office:value="-376.0624" calcext:value-type="float">
            <text:p>-376.0624</text:p>
          </table:table-cell>
          <table:table-cell office:value-type="float" office:value="509.8995" calcext:value-type="float">
            <text:p>509.8995</text:p>
          </table:table-cell>
          <table:table-cell office:value-type="float" office:value="-427.5832" calcext:value-type="float">
            <text:p>-427.5832</text:p>
          </table:table-cell>
          <table:table-cell office:value-type="float" office:value="0" calcext:value-type="float">
            <text:p>0</text:p>
          </table:table-cell>
          <table:table-cell office:value-type="float" office:value="15.14343" calcext:value-type="float">
            <text:p>15.14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6082004" calcext:value-type="float">
            <text:p>16082004</text:p>
          </table:table-cell>
          <table:table-cell office:value-type="float" office:value="226.7854" calcext:value-type="float">
            <text:p>226.7854</text:p>
          </table:table-cell>
          <table:table-cell office:value-type="float" office:value="13130.31" calcext:value-type="float">
            <text:p>13130.31</text:p>
          </table:table-cell>
          <table:table-cell office:value-type="float" office:value="0" calcext:value-type="float">
            <text:p>0</text:p>
          </table:table-cell>
          <table:table-cell office:value-type="float" office:value="15.79206" calcext:value-type="float">
            <text:p>15.79206</text:p>
          </table:table-cell>
          <table:table-cell office:value-type="float" office:value="-550.9227" calcext:value-type="float">
            <text:p>-550.9227</text:p>
          </table:table-cell>
          <table:table-cell office:value-type="float" office:value="1508.524" calcext:value-type="float">
            <text:p>1508.524</text:p>
          </table:table-cell>
          <table:table-cell office:value-type="float" office:value="-135.2761" calcext:value-type="float">
            <text:p>-135.2761</text:p>
          </table:table-cell>
          <table:table-cell office:value-type="float" office:value="87.67906" calcext:value-type="float">
            <text:p>87.67906</text:p>
          </table:table-cell>
          <table:table-cell office:value-type="float" office:value="94.21259" calcext:value-type="float">
            <text:p>94.21259</text:p>
          </table:table-cell>
          <table:table-cell office:value-type="float" office:value="0.1238321" calcext:value-type="float">
            <text:p>0.1238321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663615" calcext:value-type="float">
            <text:p>0.00663615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0.1377109" calcext:value-type="float">
            <text:p>0.1377109</text:p>
          </table:table-cell>
          <table:table-cell office:value-type="float" office:value="370" calcext:value-type="float">
            <text:p>370</text:p>
          </table:table-cell>
          <table:table-cell office:value-type="float" office:value="94.75903" calcext:value-type="float">
            <text:p>94.75903</text:p>
          </table:table-cell>
          <table:table-cell office:value-type="float" office:value="0" calcext:value-type="float">
            <text:p>0</text:p>
          </table:table-cell>
          <table:table-cell office:value-type="float" office:value="418.1972" calcext:value-type="float">
            <text:p>418.1972</text:p>
          </table:table-cell>
          <table:table-cell office:value-type="float" office:value="1082.443" calcext:value-type="float">
            <text:p>1082.443</text:p>
          </table:table-cell>
          <table:table-cell office:value-type="float" office:value="1327.096" calcext:value-type="float">
            <text:p>1327.096</text:p>
          </table:table-cell>
          <table:table-cell office:value-type="float" office:value="1260.991" calcext:value-type="float">
            <text:p>1260.991</text:p>
          </table:table-cell>
          <table:table-cell office:value-type="float" office:value="749.2648" calcext:value-type="float">
            <text:p>749.2648</text:p>
          </table:table-cell>
          <table:table-cell office:value-type="float" office:value="1092.653" calcext:value-type="float">
            <text:p>1092.653</text:p>
          </table:table-cell>
          <table:table-cell office:value-type="float" office:value="410.1695" calcext:value-type="float">
            <text:p>410.1695</text:p>
          </table:table-cell>
          <table:table-cell office:value-type="float" office:value="1841.561" calcext:value-type="float">
            <text:p>1841.561</text:p>
          </table:table-cell>
          <table:table-cell office:value-type="float" office:value="2081.221" calcext:value-type="float">
            <text:p>2081.221</text:p>
          </table:table-cell>
          <table:table-cell office:value-type="float" office:value="1664.377" calcext:value-type="float">
            <text:p>1664.377</text:p>
          </table:table-cell>
          <table:table-cell office:value-type="float" office:value="583.8161" calcext:value-type="float">
            <text:p>583.8161</text:p>
          </table:table-cell>
          <table:table-cell office:value-type="float" office:value="572.6973" calcext:value-type="float">
            <text:p>572.6973</text:p>
          </table:table-cell>
          <table:table-cell office:value-type="float" office:value="142.7247" calcext:value-type="float">
            <text:p>142.7247</text:p>
          </table:table-cell>
          <table:table-cell office:value-type="float" office:value="35.66904" calcext:value-type="float">
            <text:p>35.66904</text:p>
          </table:table-cell>
          <table:table-cell office:value-type="float" office:value="0" calcext:value-type="float">
            <text:p>0</text:p>
          </table:table-cell>
          <table:table-cell office:value-type="float" office:value="-0.007352626" calcext:value-type="float">
            <text:p>-0.007352626</text:p>
          </table:table-cell>
          <table:table-cell office:value-type="float" office:value="0" calcext:value-type="float">
            <text:p>0</text:p>
          </table:table-cell>
          <table:table-cell office:value-type="float" office:value="3.865981" calcext:value-type="float">
            <text:p>3.865981</text:p>
          </table:table-cell>
          <table:table-cell office:value-type="float" office:value="902.249" calcext:value-type="float">
            <text:p>902.249</text:p>
          </table:table-cell>
          <table:table-cell office:value-type="float" office:value="-385.4828" calcext:value-type="float">
            <text:p>-385.4828</text:p>
          </table:table-cell>
          <table:table-cell office:value-type="float" office:value="516.7662" calcext:value-type="float">
            <text:p>516.7662</text:p>
          </table:table-cell>
          <table:table-cell office:value-type="float" office:value="-428.318" calcext:value-type="float">
            <text:p>-428.318</text:p>
          </table:table-cell>
          <table:table-cell office:value-type="float" office:value="0" calcext:value-type="float">
            <text:p>0</text:p>
          </table:table-cell>
          <table:table-cell office:value-type="float" office:value="15.3549" calcext:value-type="float">
            <text:p>15.3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7082004" calcext:value-type="float">
            <text:p>17082004</text:p>
          </table:table-cell>
          <table:table-cell office:value-type="float" office:value="226.552" calcext:value-type="float">
            <text:p>226.552</text:p>
          </table:table-cell>
          <table:table-cell office:value-type="float" office:value="13130.08" calcext:value-type="float">
            <text:p>13130.08</text:p>
          </table:table-cell>
          <table:table-cell office:value-type="float" office:value="0" calcext:value-type="float">
            <text:p>0</text:p>
          </table:table-cell>
          <table:table-cell office:value-type="float" office:value="16.164" calcext:value-type="float">
            <text:p>16.164</text:p>
          </table:table-cell>
          <table:table-cell office:value-type="float" office:value="-554.6437" calcext:value-type="float">
            <text:p>-554.6437</text:p>
          </table:table-cell>
          <table:table-cell office:value-type="float" office:value="1517.989" calcext:value-type="float">
            <text:p>1517.989</text:p>
          </table:table-cell>
          <table:table-cell office:value-type="float" office:value="-138.3669" calcext:value-type="float">
            <text:p>-138.3669</text:p>
          </table:table-cell>
          <table:table-cell office:value-type="float" office:value="87.17268" calcext:value-type="float">
            <text:p>87.17268</text:p>
          </table:table-cell>
          <table:table-cell office:value-type="float" office:value="93.97167" calcext:value-type="float">
            <text:p>93.97167</text:p>
          </table:table-cell>
          <table:table-cell office:value-type="float" office:value="0.1256754" calcext:value-type="float">
            <text:p>0.1256754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663615" calcext:value-type="float">
            <text:p>0.00663615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0.1377109" calcext:value-type="float">
            <text:p>0.1377109</text:p>
          </table:table-cell>
          <table:table-cell office:value-type="float" office:value="370" calcext:value-type="float">
            <text:p>370</text:p>
          </table:table-cell>
          <table:table-cell office:value-type="float" office:value="101.5478" calcext:value-type="float">
            <text:p>101.5478</text:p>
          </table:table-cell>
          <table:table-cell office:value-type="float" office:value="0" calcext:value-type="float">
            <text:p>0</text:p>
          </table:table-cell>
          <table:table-cell office:value-type="float" office:value="418.329" calcext:value-type="float">
            <text:p>418.329</text:p>
          </table:table-cell>
          <table:table-cell office:value-type="float" office:value="1082.365" calcext:value-type="float">
            <text:p>1082.365</text:p>
          </table:table-cell>
          <table:table-cell office:value-type="float" office:value="1327.003" calcext:value-type="float">
            <text:p>1327.003</text:p>
          </table:table-cell>
          <table:table-cell office:value-type="float" office:value="1260.928" calcext:value-type="float">
            <text:p>1260.928</text:p>
          </table:table-cell>
          <table:table-cell office:value-type="float" office:value="749.2326" calcext:value-type="float">
            <text:p>749.2326</text:p>
          </table:table-cell>
          <table:table-cell office:value-type="float" office:value="1092.608" calcext:value-type="float">
            <text:p>1092.608</text:p>
          </table:table-cell>
          <table:table-cell office:value-type="float" office:value="410.1698" calcext:value-type="float">
            <text:p>410.1698</text:p>
          </table:table-cell>
          <table:table-cell office:value-type="float" office:value="1841.526" calcext:value-type="float">
            <text:p>1841.526</text:p>
          </table:table-cell>
          <table:table-cell office:value-type="float" office:value="2081.172" calcext:value-type="float">
            <text:p>2081.172</text:p>
          </table:table-cell>
          <table:table-cell office:value-type="float" office:value="1664.349" calcext:value-type="float">
            <text:p>1664.349</text:p>
          </table:table-cell>
          <table:table-cell office:value-type="float" office:value="583.8132" calcext:value-type="float">
            <text:p>583.8132</text:p>
          </table:table-cell>
          <table:table-cell office:value-type="float" office:value="572.7734" calcext:value-type="float">
            <text:p>572.7734</text:p>
          </table:table-cell>
          <table:table-cell office:value-type="float" office:value="142.7246" calcext:value-type="float">
            <text:p>142.7246</text:p>
          </table:table-cell>
          <table:table-cell office:value-type="float" office:value="35.66904" calcext:value-type="float">
            <text:p>35.66904</text:p>
          </table:table-cell>
          <table:table-cell office:value-type="float" office:value="0" calcext:value-type="float">
            <text:p>0</text:p>
          </table:table-cell>
          <table:table-cell office:value-type="float" office:value="-0.00736026" calcext:value-type="float">
            <text:p>-0.00736026</text:p>
          </table:table-cell>
          <table:table-cell office:value-type="float" office:value="0" calcext:value-type="float">
            <text:p>0</text:p>
          </table:table-cell>
          <table:table-cell office:value-type="float" office:value="3.880976" calcext:value-type="float">
            <text:p>3.880976</text:p>
          </table:table-cell>
          <table:table-cell office:value-type="float" office:value="918.1259" calcext:value-type="float">
            <text:p>918.1259</text:p>
          </table:table-cell>
          <table:table-cell office:value-type="float" office:value="-393.944" calcext:value-type="float">
            <text:p>-393.944</text:p>
          </table:table-cell>
          <table:table-cell office:value-type="float" office:value="524.1819" calcext:value-type="float">
            <text:p>524.1819</text:p>
          </table:table-cell>
          <table:table-cell office:value-type="float" office:value="-429.0819" calcext:value-type="float">
            <text:p>-429.0819</text:p>
          </table:table-cell>
          <table:table-cell office:value-type="float" office:value="0" calcext:value-type="float">
            <text:p>0</text:p>
          </table:table-cell>
          <table:table-cell office:value-type="float" office:value="15.48731" calcext:value-type="float">
            <text:p>15.48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8082004" calcext:value-type="float">
            <text:p>18082004</text:p>
          </table:table-cell>
          <table:table-cell office:value-type="float" office:value="226.3314" calcext:value-type="float">
            <text:p>226.3314</text:p>
          </table:table-cell>
          <table:table-cell office:value-type="float" office:value="13129.84" calcext:value-type="float">
            <text:p>13129.84</text:p>
          </table:table-cell>
          <table:table-cell office:value-type="float" office:value="0" calcext:value-type="float">
            <text:p>0</text:p>
          </table:table-cell>
          <table:table-cell office:value-type="float" office:value="16.53325" calcext:value-type="float">
            <text:p>16.53325</text:p>
          </table:table-cell>
          <table:table-cell office:value-type="float" office:value="-558.262" calcext:value-type="float">
            <text:p>-558.262</text:p>
          </table:table-cell>
          <table:table-cell office:value-type="float" office:value="1530.071" calcext:value-type="float">
            <text:p>1530.071</text:p>
          </table:table-cell>
          <table:table-cell office:value-type="float" office:value="-141.3119" calcext:value-type="float">
            <text:p>-141.3119</text:p>
          </table:table-cell>
          <table:table-cell office:value-type="float" office:value="86.66588" calcext:value-type="float">
            <text:p>86.66588</text:p>
          </table:table-cell>
          <table:table-cell office:value-type="float" office:value="93.75351" calcext:value-type="float">
            <text:p>93.75351</text:p>
          </table:table-cell>
          <table:table-cell office:value-type="float" office:value="0.1274981" calcext:value-type="float">
            <text:p>0.1274981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663615" calcext:value-type="float">
            <text:p>0.00663615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0.1377109" calcext:value-type="float">
            <text:p>0.1377109</text:p>
          </table:table-cell>
          <table:table-cell office:value-type="float" office:value="370" calcext:value-type="float">
            <text:p>370</text:p>
          </table:table-cell>
          <table:table-cell office:value-type="float" office:value="107.8418" calcext:value-type="float">
            <text:p>107.8418</text:p>
          </table:table-cell>
          <table:table-cell office:value-type="float" office:value="0" calcext:value-type="float">
            <text:p>0</text:p>
          </table:table-cell>
          <table:table-cell office:value-type="float" office:value="418.4568" calcext:value-type="float">
            <text:p>418.4568</text:p>
          </table:table-cell>
          <table:table-cell office:value-type="float" office:value="1082.284" calcext:value-type="float">
            <text:p>1082.284</text:p>
          </table:table-cell>
          <table:table-cell office:value-type="float" office:value="1326.905" calcext:value-type="float">
            <text:p>1326.905</text:p>
          </table:table-cell>
          <table:table-cell office:value-type="float" office:value="1260.863" calcext:value-type="float">
            <text:p>1260.863</text:p>
          </table:table-cell>
          <table:table-cell office:value-type="float" office:value="749.1991" calcext:value-type="float">
            <text:p>749.1991</text:p>
          </table:table-cell>
          <table:table-cell office:value-type="float" office:value="1092.56" calcext:value-type="float">
            <text:p>1092.56</text:p>
          </table:table-cell>
          <table:table-cell office:value-type="float" office:value="410.1693" calcext:value-type="float">
            <text:p>410.1693</text:p>
          </table:table-cell>
          <table:table-cell office:value-type="float" office:value="1841.491" calcext:value-type="float">
            <text:p>1841.491</text:p>
          </table:table-cell>
          <table:table-cell office:value-type="float" office:value="2081.122" calcext:value-type="float">
            <text:p>2081.122</text:p>
          </table:table-cell>
          <table:table-cell office:value-type="float" office:value="1664.321" calcext:value-type="float">
            <text:p>1664.321</text:p>
          </table:table-cell>
          <table:table-cell office:value-type="float" office:value="583.8099" calcext:value-type="float">
            <text:p>583.8099</text:p>
          </table:table-cell>
          <table:table-cell office:value-type="float" office:value="572.8472" calcext:value-type="float">
            <text:p>572.8472</text:p>
          </table:table-cell>
          <table:table-cell office:value-type="float" office:value="142.7246" calcext:value-type="float">
            <text:p>142.7246</text:p>
          </table:table-cell>
          <table:table-cell office:value-type="float" office:value="35.66903" calcext:value-type="float">
            <text:p>35.66903</text:p>
          </table:table-cell>
          <table:table-cell office:value-type="float" office:value="0" calcext:value-type="float">
            <text:p>0</text:p>
          </table:table-cell>
          <table:table-cell office:value-type="float" office:value="-0.007368692" calcext:value-type="float">
            <text:p>-0.007368692</text:p>
          </table:table-cell>
          <table:table-cell office:value-type="float" office:value="0" calcext:value-type="float">
            <text:p>0</text:p>
          </table:table-cell>
          <table:table-cell office:value-type="float" office:value="3.894979" calcext:value-type="float">
            <text:p>3.894979</text:p>
          </table:table-cell>
          <table:table-cell office:value-type="float" office:value="933.5563" calcext:value-type="float">
            <text:p>933.5563</text:p>
          </table:table-cell>
          <table:table-cell office:value-type="float" office:value="-402.4128" calcext:value-type="float">
            <text:p>-402.4128</text:p>
          </table:table-cell>
          <table:table-cell office:value-type="float" office:value="531.1436" calcext:value-type="float">
            <text:p>531.1436</text:p>
          </table:table-cell>
          <table:table-cell office:value-type="float" office:value="-429.8419" calcext:value-type="float">
            <text:p>-429.8419</text:p>
          </table:table-cell>
          <table:table-cell office:value-type="float" office:value="0" calcext:value-type="float">
            <text:p>0</text:p>
          </table:table-cell>
          <table:table-cell office:value-type="float" office:value="15.57214" calcext:value-type="float">
            <text:p>15.57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9082004" calcext:value-type="float">
            <text:p>19082004</text:p>
          </table:table-cell>
          <table:table-cell office:value-type="float" office:value="226.2539" calcext:value-type="float">
            <text:p>226.2539</text:p>
          </table:table-cell>
          <table:table-cell office:value-type="float" office:value="13129.59" calcext:value-type="float">
            <text:p>13129.59</text:p>
          </table:table-cell>
          <table:table-cell office:value-type="float" office:value="0" calcext:value-type="float">
            <text:p>0</text:p>
          </table:table-cell>
          <table:table-cell office:value-type="float" office:value="16.89096" calcext:value-type="float">
            <text:p>16.89096</text:p>
          </table:table-cell>
          <table:table-cell office:value-type="float" office:value="-561.5048" calcext:value-type="float">
            <text:p>-561.5048</text:p>
          </table:table-cell>
          <table:table-cell office:value-type="float" office:value="1537.876" calcext:value-type="float">
            <text:p>1537.876</text:p>
          </table:table-cell>
          <table:table-cell office:value-type="float" office:value="-143.9615" calcext:value-type="float">
            <text:p>-143.9615</text:p>
          </table:table-cell>
          <table:table-cell office:value-type="float" office:value="86.37129" calcext:value-type="float">
            <text:p>86.37129</text:p>
          </table:table-cell>
          <table:table-cell office:value-type="float" office:value="93.64554" calcext:value-type="float">
            <text:p>93.64554</text:p>
          </table:table-cell>
          <table:table-cell office:value-type="float" office:value="0.1294167" calcext:value-type="float">
            <text:p>0.1294167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663615" calcext:value-type="float">
            <text:p>0.00663615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0.1377109" calcext:value-type="float">
            <text:p>0.1377109</text:p>
          </table:table-cell>
          <table:table-cell office:value-type="float" office:value="370" calcext:value-type="float">
            <text:p>370</text:p>
          </table:table-cell>
          <table:table-cell office:value-type="float" office:value="116.4936" calcext:value-type="float">
            <text:p>116.4936</text:p>
          </table:table-cell>
          <table:table-cell office:value-type="float" office:value="0" calcext:value-type="float">
            <text:p>0</text:p>
          </table:table-cell>
          <table:table-cell office:value-type="float" office:value="418.5381" calcext:value-type="float">
            <text:p>418.5381</text:p>
          </table:table-cell>
          <table:table-cell office:value-type="float" office:value="1082.227" calcext:value-type="float">
            <text:p>1082.227</text:p>
          </table:table-cell>
          <table:table-cell office:value-type="float" office:value="1326.827" calcext:value-type="float">
            <text:p>1326.827</text:p>
          </table:table-cell>
          <table:table-cell office:value-type="float" office:value="1260.808" calcext:value-type="float">
            <text:p>1260.808</text:p>
          </table:table-cell>
          <table:table-cell office:value-type="float" office:value="749.167" calcext:value-type="float">
            <text:p>749.167</text:p>
          </table:table-cell>
          <table:table-cell office:value-type="float" office:value="1092.515" calcext:value-type="float">
            <text:p>1092.515</text:p>
          </table:table-cell>
          <table:table-cell office:value-type="float" office:value="410.1704" calcext:value-type="float">
            <text:p>410.1704</text:p>
          </table:table-cell>
          <table:table-cell office:value-type="float" office:value="1841.456" calcext:value-type="float">
            <text:p>1841.456</text:p>
          </table:table-cell>
          <table:table-cell office:value-type="float" office:value="2081.073" calcext:value-type="float">
            <text:p>2081.073</text:p>
          </table:table-cell>
          <table:table-cell office:value-type="float" office:value="1664.292" calcext:value-type="float">
            <text:p>1664.292</text:p>
          </table:table-cell>
          <table:table-cell office:value-type="float" office:value="583.8063" calcext:value-type="float">
            <text:p>583.8063</text:p>
          </table:table-cell>
          <table:table-cell office:value-type="float" office:value="572.9303" calcext:value-type="float">
            <text:p>572.9303</text:p>
          </table:table-cell>
          <table:table-cell office:value-type="float" office:value="142.7246" calcext:value-type="float">
            <text:p>142.7246</text:p>
          </table:table-cell>
          <table:table-cell office:value-type="float" office:value="35.66903" calcext:value-type="float">
            <text:p>35.66903</text:p>
          </table:table-cell>
          <table:table-cell office:value-type="float" office:value="0" calcext:value-type="float">
            <text:p>0</text:p>
          </table:table-cell>
          <table:table-cell office:value-type="float" office:value="-0.007372404" calcext:value-type="float">
            <text:p>-0.007372404</text:p>
          </table:table-cell>
          <table:table-cell office:value-type="float" office:value="0" calcext:value-type="float">
            <text:p>0</text:p>
          </table:table-cell>
          <table:table-cell office:value-type="float" office:value="3.903569" calcext:value-type="float">
            <text:p>3.903569</text:p>
          </table:table-cell>
          <table:table-cell office:value-type="float" office:value="948.6946" calcext:value-type="float">
            <text:p>948.6946</text:p>
          </table:table-cell>
          <table:table-cell office:value-type="float" office:value="-408.3113" calcext:value-type="float">
            <text:p>-408.3113</text:p>
          </table:table-cell>
          <table:table-cell office:value-type="float" office:value="540.3833" calcext:value-type="float">
            <text:p>540.3833</text:p>
          </table:table-cell>
          <table:table-cell office:value-type="float" office:value="-430.4655" calcext:value-type="float">
            <text:p>-430.4655</text:p>
          </table:table-cell>
          <table:table-cell office:value-type="float" office:value="0" calcext:value-type="float">
            <text:p>0</text:p>
          </table:table-cell>
          <table:table-cell office:value-type="float" office:value="15.60261" calcext:value-type="float">
            <text:p>15.60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0082004" calcext:value-type="float">
            <text:p>20082004</text:p>
          </table:table-cell>
          <table:table-cell office:value-type="float" office:value="226.1359" calcext:value-type="float">
            <text:p>226.1359</text:p>
          </table:table-cell>
          <table:table-cell office:value-type="float" office:value="13129.38" calcext:value-type="float">
            <text:p>13129.38</text:p>
          </table:table-cell>
          <table:table-cell office:value-type="float" office:value="0" calcext:value-type="float">
            <text:p>0</text:p>
          </table:table-cell>
          <table:table-cell office:value-type="float" office:value="17.24547" calcext:value-type="float">
            <text:p>17.24547</text:p>
          </table:table-cell>
          <table:table-cell office:value-type="float" office:value="-564.8788" calcext:value-type="float">
            <text:p>-564.8788</text:p>
          </table:table-cell>
          <table:table-cell office:value-type="float" office:value="1549.468" calcext:value-type="float">
            <text:p>1549.468</text:p>
          </table:table-cell>
          <table:table-cell office:value-type="float" office:value="-146.712" calcext:value-type="float">
            <text:p>-146.712</text:p>
          </table:table-cell>
          <table:table-cell office:value-type="float" office:value="85.98637" calcext:value-type="float">
            <text:p>85.98637</text:p>
          </table:table-cell>
          <table:table-cell office:value-type="float" office:value="93.49789" calcext:value-type="float">
            <text:p>93.49789</text:p>
          </table:table-cell>
          <table:table-cell office:value-type="float" office:value="0.131295" calcext:value-type="float">
            <text:p>0.131295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663615" calcext:value-type="float">
            <text:p>0.00663615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0.1377109" calcext:value-type="float">
            <text:p>0.1377109</text:p>
          </table:table-cell>
          <table:table-cell office:value-type="float" office:value="370" calcext:value-type="float">
            <text:p>370</text:p>
          </table:table-cell>
          <table:table-cell office:value-type="float" office:value="123.0788" calcext:value-type="float">
            <text:p>123.0788</text:p>
          </table:table-cell>
          <table:table-cell office:value-type="float" office:value="0" calcext:value-type="float">
            <text:p>0</text:p>
          </table:table-cell>
          <table:table-cell office:value-type="float" office:value="418.639" calcext:value-type="float">
            <text:p>418.639</text:p>
          </table:table-cell>
          <table:table-cell office:value-type="float" office:value="1082.167" calcext:value-type="float">
            <text:p>1082.167</text:p>
          </table:table-cell>
          <table:table-cell office:value-type="float" office:value="1326.749" calcext:value-type="float">
            <text:p>1326.749</text:p>
          </table:table-cell>
          <table:table-cell office:value-type="float" office:value="1260.756" calcext:value-type="float">
            <text:p>1260.756</text:p>
          </table:table-cell>
          <table:table-cell office:value-type="float" office:value="749.1411" calcext:value-type="float">
            <text:p>749.1411</text:p>
          </table:table-cell>
          <table:table-cell office:value-type="float" office:value="1092.473" calcext:value-type="float">
            <text:p>1092.473</text:p>
          </table:table-cell>
          <table:table-cell office:value-type="float" office:value="410.173" calcext:value-type="float">
            <text:p>410.173</text:p>
          </table:table-cell>
          <table:table-cell office:value-type="float" office:value="1841.422" calcext:value-type="float">
            <text:p>1841.422</text:p>
          </table:table-cell>
          <table:table-cell office:value-type="float" office:value="2081.023" calcext:value-type="float">
            <text:p>2081.023</text:p>
          </table:table-cell>
          <table:table-cell office:value-type="float" office:value="1664.263" calcext:value-type="float">
            <text:p>1664.263</text:p>
          </table:table-cell>
          <table:table-cell office:value-type="float" office:value="583.8026" calcext:value-type="float">
            <text:p>583.8026</text:p>
          </table:table-cell>
          <table:table-cell office:value-type="float" office:value="573.0097" calcext:value-type="float">
            <text:p>573.0097</text:p>
          </table:table-cell>
          <table:table-cell office:value-type="float" office:value="142.7246" calcext:value-type="float">
            <text:p>142.7246</text:p>
          </table:table-cell>
          <table:table-cell office:value-type="float" office:value="35.66902" calcext:value-type="float">
            <text:p>35.66902</text:p>
          </table:table-cell>
          <table:table-cell office:value-type="float" office:value="0" calcext:value-type="float">
            <text:p>0</text:p>
          </table:table-cell>
          <table:table-cell office:value-type="float" office:value="-0.007376628" calcext:value-type="float">
            <text:p>-0.007376628</text:p>
          </table:table-cell>
          <table:table-cell office:value-type="float" office:value="0" calcext:value-type="float">
            <text:p>0</text:p>
          </table:table-cell>
          <table:table-cell office:value-type="float" office:value="3.912745" calcext:value-type="float">
            <text:p>3.912745</text:p>
          </table:table-cell>
          <table:table-cell office:value-type="float" office:value="963.5567" calcext:value-type="float">
            <text:p>963.5567</text:p>
          </table:table-cell>
          <table:table-cell office:value-type="float" office:value="-415.9734" calcext:value-type="float">
            <text:p>-415.9734</text:p>
          </table:table-cell>
          <table:table-cell office:value-type="float" office:value="547.5834" calcext:value-type="float">
            <text:p>547.5834</text:p>
          </table:table-cell>
          <table:table-cell office:value-type="float" office:value="-431.0992" calcext:value-type="float">
            <text:p>-431.0992</text:p>
          </table:table-cell>
          <table:table-cell office:value-type="float" office:value="0" calcext:value-type="float">
            <text:p>0</text:p>
          </table:table-cell>
          <table:table-cell office:value-type="float" office:value="15.61118" calcext:value-type="float">
            <text:p>15.61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1082004" calcext:value-type="float">
            <text:p>21082004</text:p>
          </table:table-cell>
          <table:table-cell office:value-type="float" office:value="226.0192" calcext:value-type="float">
            <text:p>226.0192</text:p>
          </table:table-cell>
          <table:table-cell office:value-type="float" office:value="13129.13" calcext:value-type="float">
            <text:p>13129.13</text:p>
          </table:table-cell>
          <table:table-cell office:value-type="float" office:value="0" calcext:value-type="float">
            <text:p>0</text:p>
          </table:table-cell>
          <table:table-cell office:value-type="float" office:value="17.60033" calcext:value-type="float">
            <text:p>17.60033</text:p>
          </table:table-cell>
          <table:table-cell office:value-type="float" office:value="-568.41" calcext:value-type="float">
            <text:p>-568.41</text:p>
          </table:table-cell>
          <table:table-cell office:value-type="float" office:value="1560.45" calcext:value-type="float">
            <text:p>1560.45</text:p>
          </table:table-cell>
          <table:table-cell office:value-type="float" office:value="-149.5921" calcext:value-type="float">
            <text:p>-149.5921</text:p>
          </table:table-cell>
          <table:table-cell office:value-type="float" office:value="85.61921" calcext:value-type="float">
            <text:p>85.61921</text:p>
          </table:table-cell>
          <table:table-cell office:value-type="float" office:value="93.36522" calcext:value-type="float">
            <text:p>93.36522</text:p>
          </table:table-cell>
          <table:table-cell office:value-type="float" office:value="0.1331587" calcext:value-type="float">
            <text:p>0.1331587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663615" calcext:value-type="float">
            <text:p>0.00663615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0.1377109" calcext:value-type="float">
            <text:p>0.1377109</text:p>
          </table:table-cell>
          <table:table-cell office:value-type="float" office:value="370" calcext:value-type="float">
            <text:p>370</text:p>
          </table:table-cell>
          <table:table-cell office:value-type="float" office:value="128.8746" calcext:value-type="float">
            <text:p>128.8746</text:p>
          </table:table-cell>
          <table:table-cell office:value-type="float" office:value="0" calcext:value-type="float">
            <text:p>0</text:p>
          </table:table-cell>
          <table:table-cell office:value-type="float" office:value="418.7378" calcext:value-type="float">
            <text:p>418.7378</text:p>
          </table:table-cell>
          <table:table-cell office:value-type="float" office:value="1082.098" calcext:value-type="float">
            <text:p>1082.098</text:p>
          </table:table-cell>
          <table:table-cell office:value-type="float" office:value="1326.667" calcext:value-type="float">
            <text:p>1326.667</text:p>
          </table:table-cell>
          <table:table-cell office:value-type="float" office:value="1260.7" calcext:value-type="float">
            <text:p>1260.7</text:p>
          </table:table-cell>
          <table:table-cell office:value-type="float" office:value="749.1099" calcext:value-type="float">
            <text:p>749.1099</text:p>
          </table:table-cell>
          <table:table-cell office:value-type="float" office:value="1092.429" calcext:value-type="float">
            <text:p>1092.429</text:p>
          </table:table-cell>
          <table:table-cell office:value-type="float" office:value="410.1756" calcext:value-type="float">
            <text:p>410.1756</text:p>
          </table:table-cell>
          <table:table-cell office:value-type="float" office:value="1841.39" calcext:value-type="float">
            <text:p>1841.39</text:p>
          </table:table-cell>
          <table:table-cell office:value-type="float" office:value="2080.973" calcext:value-type="float">
            <text:p>2080.973</text:p>
          </table:table-cell>
          <table:table-cell office:value-type="float" office:value="1664.235" calcext:value-type="float">
            <text:p>1664.235</text:p>
          </table:table-cell>
          <table:table-cell office:value-type="float" office:value="583.7987" calcext:value-type="float">
            <text:p>583.7987</text:p>
          </table:table-cell>
          <table:table-cell office:value-type="float" office:value="573.0806" calcext:value-type="float">
            <text:p>573.0806</text:p>
          </table:table-cell>
          <table:table-cell office:value-type="float" office:value="142.7246" calcext:value-type="float">
            <text:p>142.7246</text:p>
          </table:table-cell>
          <table:table-cell office:value-type="float" office:value="35.66902" calcext:value-type="float">
            <text:p>35.66902</text:p>
          </table:table-cell>
          <table:table-cell office:value-type="float" office:value="0" calcext:value-type="float">
            <text:p>0</text:p>
          </table:table-cell>
          <table:table-cell office:value-type="float" office:value="-0.007381775" calcext:value-type="float">
            <text:p>-0.007381775</text:p>
          </table:table-cell>
          <table:table-cell office:value-type="float" office:value="0" calcext:value-type="float">
            <text:p>0</text:p>
          </table:table-cell>
          <table:table-cell office:value-type="float" office:value="3.920986" calcext:value-type="float">
            <text:p>3.920986</text:p>
          </table:table-cell>
          <table:table-cell office:value-type="float" office:value="978.0877" calcext:value-type="float">
            <text:p>978.0877</text:p>
          </table:table-cell>
          <table:table-cell office:value-type="float" office:value="-424.0616" calcext:value-type="float">
            <text:p>-424.0616</text:p>
          </table:table-cell>
          <table:table-cell office:value-type="float" office:value="554.0261" calcext:value-type="float">
            <text:p>554.0261</text:p>
          </table:table-cell>
          <table:table-cell office:value-type="float" office:value="-431.7494" calcext:value-type="float">
            <text:p>-431.7494</text:p>
          </table:table-cell>
          <table:table-cell office:value-type="float" office:value="0" calcext:value-type="float">
            <text:p>0</text:p>
          </table:table-cell>
          <table:table-cell office:value-type="float" office:value="15.60795" calcext:value-type="float">
            <text:p>15.60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2082004" calcext:value-type="float">
            <text:p>22082004</text:p>
          </table:table-cell>
          <table:table-cell office:value-type="float" office:value="225.9565" calcext:value-type="float">
            <text:p>225.9565</text:p>
          </table:table-cell>
          <table:table-cell office:value-type="float" office:value="13128.88" calcext:value-type="float">
            <text:p>13128.88</text:p>
          </table:table-cell>
          <table:table-cell office:value-type="float" office:value="0" calcext:value-type="float">
            <text:p>0</text:p>
          </table:table-cell>
          <table:table-cell office:value-type="float" office:value="18.07068" calcext:value-type="float">
            <text:p>18.07068</text:p>
          </table:table-cell>
          <table:table-cell office:value-type="float" office:value="-572.1854" calcext:value-type="float">
            <text:p>-572.1854</text:p>
          </table:table-cell>
          <table:table-cell office:value-type="float" office:value="1568.543" calcext:value-type="float">
            <text:p>1568.543</text:p>
          </table:table-cell>
          <table:table-cell office:value-type="float" office:value="-152.6406" calcext:value-type="float">
            <text:p>-152.6406</text:p>
          </table:table-cell>
          <table:table-cell office:value-type="float" office:value="85.18578" calcext:value-type="float">
            <text:p>85.18578</text:p>
          </table:table-cell>
          <table:table-cell office:value-type="float" office:value="93.31158" calcext:value-type="float">
            <text:p>93.31158</text:p>
          </table:table-cell>
          <table:table-cell office:value-type="float" office:value="0.1349753" calcext:value-type="float">
            <text:p>0.1349753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663615" calcext:value-type="float">
            <text:p>0.00663615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0.1377109" calcext:value-type="float">
            <text:p>0.1377109</text:p>
          </table:table-cell>
          <table:table-cell office:value-type="float" office:value="370" calcext:value-type="float">
            <text:p>370</text:p>
          </table:table-cell>
          <table:table-cell office:value-type="float" office:value="131.8301" calcext:value-type="float">
            <text:p>131.8301</text:p>
          </table:table-cell>
          <table:table-cell office:value-type="float" office:value="0" calcext:value-type="float">
            <text:p>0</text:p>
          </table:table-cell>
          <table:table-cell office:value-type="float" office:value="418.8521" calcext:value-type="float">
            <text:p>418.8521</text:p>
          </table:table-cell>
          <table:table-cell office:value-type="float" office:value="1082.01" calcext:value-type="float">
            <text:p>1082.01</text:p>
          </table:table-cell>
          <table:table-cell office:value-type="float" office:value="1326.565" calcext:value-type="float">
            <text:p>1326.565</text:p>
          </table:table-cell>
          <table:table-cell office:value-type="float" office:value="1260.638" calcext:value-type="float">
            <text:p>1260.638</text:p>
          </table:table-cell>
          <table:table-cell office:value-type="float" office:value="749.0737" calcext:value-type="float">
            <text:p>749.0737</text:p>
          </table:table-cell>
          <table:table-cell office:value-type="float" office:value="1092.384" calcext:value-type="float">
            <text:p>1092.384</text:p>
          </table:table-cell>
          <table:table-cell office:value-type="float" office:value="410.1777" calcext:value-type="float">
            <text:p>410.1777</text:p>
          </table:table-cell>
          <table:table-cell office:value-type="float" office:value="1841.357" calcext:value-type="float">
            <text:p>1841.357</text:p>
          </table:table-cell>
          <table:table-cell office:value-type="float" office:value="2080.924" calcext:value-type="float">
            <text:p>2080.924</text:p>
          </table:table-cell>
          <table:table-cell office:value-type="float" office:value="1664.206" calcext:value-type="float">
            <text:p>1664.206</text:p>
          </table:table-cell>
          <table:table-cell office:value-type="float" office:value="583.7948" calcext:value-type="float">
            <text:p>583.7948</text:p>
          </table:table-cell>
          <table:table-cell office:value-type="float" office:value="573.1451" calcext:value-type="float">
            <text:p>573.1451</text:p>
          </table:table-cell>
          <table:table-cell office:value-type="float" office:value="142.7246" calcext:value-type="float">
            <text:p>142.7246</text:p>
          </table:table-cell>
          <table:table-cell office:value-type="float" office:value="35.66901" calcext:value-type="float">
            <text:p>35.66901</text:p>
          </table:table-cell>
          <table:table-cell office:value-type="float" office:value="0" calcext:value-type="float">
            <text:p>0</text:p>
          </table:table-cell>
          <table:table-cell office:value-type="float" office:value="-0.00739104" calcext:value-type="float">
            <text:p>-0.00739104</text:p>
          </table:table-cell>
          <table:table-cell office:value-type="float" office:value="0" calcext:value-type="float">
            <text:p>0</text:p>
          </table:table-cell>
          <table:table-cell office:value-type="float" office:value="3.926248" calcext:value-type="float">
            <text:p>3.926248</text:p>
          </table:table-cell>
          <table:table-cell office:value-type="float" office:value="991.5052" calcext:value-type="float">
            <text:p>991.5052</text:p>
          </table:table-cell>
          <table:table-cell office:value-type="float" office:value="-433.802" calcext:value-type="float">
            <text:p>-433.802</text:p>
          </table:table-cell>
          <table:table-cell office:value-type="float" office:value="557.7032" calcext:value-type="float">
            <text:p>557.7032</text:p>
          </table:table-cell>
          <table:table-cell office:value-type="float" office:value="-432.4706" calcext:value-type="float">
            <text:p>-432.4706</text:p>
          </table:table-cell>
          <table:table-cell office:value-type="float" office:value="0" calcext:value-type="float">
            <text:p>0</text:p>
          </table:table-cell>
          <table:table-cell office:value-type="float" office:value="15.59937" calcext:value-type="float">
            <text:p>15.59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082004" calcext:value-type="float">
            <text:p>23082004</text:p>
          </table:table-cell>
          <table:table-cell office:value-type="float" office:value="225.7839" calcext:value-type="float">
            <text:p>225.7839</text:p>
          </table:table-cell>
          <table:table-cell office:value-type="float" office:value="13128.59" calcext:value-type="float">
            <text:p>13128.59</text:p>
          </table:table-cell>
          <table:table-cell office:value-type="float" office:value="0" calcext:value-type="float">
            <text:p>0</text:p>
          </table:table-cell>
          <table:table-cell office:value-type="float" office:value="18.4338" calcext:value-type="float">
            <text:p>18.4338</text:p>
          </table:table-cell>
          <table:table-cell office:value-type="float" office:value="-575.9814" calcext:value-type="float">
            <text:p>-575.9814</text:p>
          </table:table-cell>
          <table:table-cell office:value-type="float" office:value="1582.013" calcext:value-type="float">
            <text:p>1582.013</text:p>
          </table:table-cell>
          <table:table-cell office:value-type="float" office:value="-155.638" calcext:value-type="float">
            <text:p>-155.638</text:p>
          </table:table-cell>
          <table:table-cell office:value-type="float" office:value="84.87522" calcext:value-type="float">
            <text:p>84.87522</text:p>
          </table:table-cell>
          <table:table-cell office:value-type="float" office:value="93.16852" calcext:value-type="float">
            <text:p>93.16852</text:p>
          </table:table-cell>
          <table:table-cell office:value-type="float" office:value="0.1367619" calcext:value-type="float">
            <text:p>0.1367619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663615" calcext:value-type="float">
            <text:p>0.00663615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0.1377109" calcext:value-type="float">
            <text:p>0.1377109</text:p>
          </table:table-cell>
          <table:table-cell office:value-type="float" office:value="370" calcext:value-type="float">
            <text:p>370</text:p>
          </table:table-cell>
          <table:table-cell office:value-type="float" office:value="135.5785" calcext:value-type="float">
            <text:p>135.5785</text:p>
          </table:table-cell>
          <table:table-cell office:value-type="float" office:value="0" calcext:value-type="float">
            <text:p>0</text:p>
          </table:table-cell>
          <table:table-cell office:value-type="float" office:value="418.9509" calcext:value-type="float">
            <text:p>418.9509</text:p>
          </table:table-cell>
          <table:table-cell office:value-type="float" office:value="1081.915" calcext:value-type="float">
            <text:p>1081.915</text:p>
          </table:table-cell>
          <table:table-cell office:value-type="float" office:value="1326.456" calcext:value-type="float">
            <text:p>1326.456</text:p>
          </table:table-cell>
          <table:table-cell office:value-type="float" office:value="1260.576" calcext:value-type="float">
            <text:p>1260.576</text:p>
          </table:table-cell>
          <table:table-cell office:value-type="float" office:value="749.0286" calcext:value-type="float">
            <text:p>749.0286</text:p>
          </table:table-cell>
          <table:table-cell office:value-type="float" office:value="1092.335" calcext:value-type="float">
            <text:p>1092.335</text:p>
          </table:table-cell>
          <table:table-cell office:value-type="float" office:value="410.1772" calcext:value-type="float">
            <text:p>410.1772</text:p>
          </table:table-cell>
          <table:table-cell office:value-type="float" office:value="1841.322" calcext:value-type="float">
            <text:p>1841.322</text:p>
          </table:table-cell>
          <table:table-cell office:value-type="float" office:value="2080.874" calcext:value-type="float">
            <text:p>2080.874</text:p>
          </table:table-cell>
          <table:table-cell office:value-type="float" office:value="1664.177" calcext:value-type="float">
            <text:p>1664.177</text:p>
          </table:table-cell>
          <table:table-cell office:value-type="float" office:value="583.7907" calcext:value-type="float">
            <text:p>583.7907</text:p>
          </table:table-cell>
          <table:table-cell office:value-type="float" office:value="573.2048" calcext:value-type="float">
            <text:p>573.2048</text:p>
          </table:table-cell>
          <table:table-cell office:value-type="float" office:value="142.7246" calcext:value-type="float">
            <text:p>142.7246</text:p>
          </table:table-cell>
          <table:table-cell office:value-type="float" office:value="35.66901" calcext:value-type="float">
            <text:p>35.66901</text:p>
          </table:table-cell>
          <table:table-cell office:value-type="float" office:value="0" calcext:value-type="float">
            <text:p>0</text:p>
          </table:table-cell>
          <table:table-cell office:value-type="float" office:value="-0.007401702" calcext:value-type="float">
            <text:p>-0.007401702</text:p>
          </table:table-cell>
          <table:table-cell office:value-type="float" office:value="0" calcext:value-type="float">
            <text:p>0</text:p>
          </table:table-cell>
          <table:table-cell office:value-type="float" office:value="3.934723" calcext:value-type="float">
            <text:p>3.934723</text:p>
          </table:table-cell>
          <table:table-cell office:value-type="float" office:value="1005.354" calcext:value-type="float">
            <text:p>1005.354</text:p>
          </table:table-cell>
          <table:table-cell office:value-type="float" office:value="-443.106" calcext:value-type="float">
            <text:p>-443.106</text:p>
          </table:table-cell>
          <table:table-cell office:value-type="float" office:value="562.2483" calcext:value-type="float">
            <text:p>562.2483</text:p>
          </table:table-cell>
          <table:table-cell office:value-type="float" office:value="-433.2228" calcext:value-type="float">
            <text:p>-433.2228</text:p>
          </table:table-cell>
          <table:table-cell office:value-type="float" office:value="0" calcext:value-type="float">
            <text:p>0</text:p>
          </table:table-cell>
          <table:table-cell office:value-type="float" office:value="15.55399" calcext:value-type="float">
            <text:p>15.55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4082004" calcext:value-type="float">
            <text:p>24082004</text:p>
          </table:table-cell>
          <table:table-cell office:value-type="float" office:value="225.0964" calcext:value-type="float">
            <text:p>225.0964</text:p>
          </table:table-cell>
          <table:table-cell office:value-type="float" office:value="13128.42" calcext:value-type="float">
            <text:p>13128.42</text:p>
          </table:table-cell>
          <table:table-cell office:value-type="float" office:value="0" calcext:value-type="float">
            <text:p>0</text:p>
          </table:table-cell>
          <table:table-cell office:value-type="float" office:value="18.7873" calcext:value-type="float">
            <text:p>18.7873</text:p>
          </table:table-cell>
          <table:table-cell office:value-type="float" office:value="-580.0907" calcext:value-type="float">
            <text:p>-580.0907</text:p>
          </table:table-cell>
          <table:table-cell office:value-type="float" office:value="1592.425" calcext:value-type="float">
            <text:p>1592.425</text:p>
          </table:table-cell>
          <table:table-cell office:value-type="float" office:value="-158.5518" calcext:value-type="float">
            <text:p>-158.5518</text:p>
          </table:table-cell>
          <table:table-cell office:value-type="float" office:value="84.88089" calcext:value-type="float">
            <text:p>84.88089</text:p>
          </table:table-cell>
          <table:table-cell office:value-type="float" office:value="92.53169" calcext:value-type="float">
            <text:p>92.53169</text:p>
          </table:table-cell>
          <table:table-cell office:value-type="float" office:value="0.138608" calcext:value-type="float">
            <text:p>0.138608</text:p>
          </table:table-cell>
          <table:table-cell office:value-type="float" office:value="6.321615" calcext:value-type="float">
            <text:p>6.321615</text:p>
          </table:table-cell>
          <table:table-cell office:value-type="float" office:value="0.00663615" calcext:value-type="float">
            <text:p>0.00663615</text:p>
          </table:table-cell>
          <table:table-cell office:value-type="float" office:value="0.08657937" calcext:value-type="float">
            <text:p>0.08657937</text:p>
          </table:table-cell>
          <table:table-cell office:value-type="float" office:value="0.1377109" calcext:value-type="float">
            <text:p>0.1377109</text:p>
          </table:table-cell>
          <table:table-cell office:value-type="float" office:value="370" calcext:value-type="float">
            <text:p>370</text:p>
          </table:table-cell>
          <table:table-cell office:value-type="float" office:value="141.4933" calcext:value-type="float">
            <text:p>141.4933</text:p>
          </table:table-cell>
          <table:table-cell office:value-type="float" office:value="0" calcext:value-type="float">
            <text:p>0</text:p>
          </table:table-cell>
          <table:table-cell office:value-type="float" office:value="419.1481" calcext:value-type="float">
            <text:p>419.1481</text:p>
          </table:table-cell>
          <table:table-cell office:value-type="float" office:value="1081.823" calcext:value-type="float">
            <text:p>1081.823</text:p>
          </table:table-cell>
          <table:table-cell office:value-type="float" office:value="1326.351" calcext:value-type="float">
            <text:p>1326.351</text:p>
          </table:table-cell>
          <table:table-cell office:value-type="float" office:value="1260.514" calcext:value-type="float">
            <text:p>1260.514</text:p>
          </table:table-cell>
          <table:table-cell office:value-type="float" office:value="748.9833" calcext:value-type="float">
            <text:p>748.9833</text:p>
          </table:table-cell>
          <table:table-cell office:value-type="float" office:value="1092.287" calcext:value-type="float">
            <text:p>1092.287</text:p>
          </table:table-cell>
          <table:table-cell office:value-type="float" office:value="410.1761" calcext:value-type="float">
            <text:p>410.1761</text:p>
          </table:table-cell>
          <table:table-cell office:value-type="float" office:value="1841.287" calcext:value-type="float">
            <text:p>1841.287</text:p>
          </table:table-cell>
          <table:table-cell office:value-type="float" office:value="2080.824" calcext:value-type="float">
            <text:p>2080.824</text:p>
          </table:table-cell>
          <table:table-cell office:value-type="float" office:value="1664.148" calcext:value-type="float">
            <text:p>1664.148</text:p>
          </table:table-cell>
          <table:table-cell office:value-type="float" office:value="583.7864" calcext:value-type="float">
            <text:p>583.7864</text:p>
          </table:table-cell>
          <table:table-cell office:value-type="float" office:value="573.2606" calcext:value-type="float">
            <text:p>573.2606</text:p>
          </table:table-cell>
          <table:table-cell office:value-type="float" office:value="142.7245" calcext:value-type="float">
            <text:p>142.7245</text:p>
          </table:table-cell>
          <table:table-cell office:value-type="float" office:value="35.669" calcext:value-type="float">
            <text:p>35.669</text:p>
          </table:table-cell>
          <table:table-cell office:value-type="float" office:value="0" calcext:value-type="float">
            <text:p>0</text:p>
          </table:table-cell>
          <table:table-cell office:value-type="float" office:value="-0.007421262" calcext:value-type="float">
            <text:p>-0.007421262</text:p>
          </table:table-cell>
          <table:table-cell office:value-type="float" office:value="0" calcext:value-type="float">
            <text:p>0</text:p>
          </table:table-cell>
          <table:table-cell office:value-type="float" office:value="3.942251" calcext:value-type="float">
            <text:p>3.942251</text:p>
          </table:table-cell>
          <table:table-cell office:value-type="float" office:value="1021.823" calcext:value-type="float">
            <text:p>1021.823</text:p>
          </table:table-cell>
          <table:table-cell office:value-type="float" office:value="-452.4682" calcext:value-type="float">
            <text:p>-452.4682</text:p>
          </table:table-cell>
          <table:table-cell office:value-type="float" office:value="569.3544" calcext:value-type="float">
            <text:p>569.3544</text:p>
          </table:table-cell>
          <table:table-cell office:value-type="float" office:value="-434.3663" calcext:value-type="float">
            <text:p>-434.3663</text:p>
          </table:table-cell>
          <table:table-cell office:value-type="float" office:value="0" calcext:value-type="float">
            <text:p>0</text:p>
          </table:table-cell>
          <table:table-cell office:value-type="float" office:value="15.49952" calcext:value-type="float">
            <text:p>15.49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082004" calcext:value-type="float">
            <text:p>25082004</text:p>
          </table:table-cell>
          <table:table-cell office:value-type="float" office:value="223.878" calcext:value-type="float">
            <text:p>223.878</text:p>
          </table:table-cell>
          <table:table-cell office:value-type="float" office:value="13128.71" calcext:value-type="float">
            <text:p>13128.71</text:p>
          </table:table-cell>
          <table:table-cell office:value-type="float" office:value="0" calcext:value-type="float">
            <text:p>0</text:p>
          </table:table-cell>
          <table:table-cell office:value-type="float" office:value="20.33641" calcext:value-type="float">
            <text:p>20.33641</text:p>
          </table:table-cell>
          <table:table-cell office:value-type="float" office:value="-584.0434" calcext:value-type="float">
            <text:p>-584.0434</text:p>
          </table:table-cell>
          <table:table-cell office:value-type="float" office:value="1597.272" calcext:value-type="float">
            <text:p>1597.272</text:p>
          </table:table-cell>
          <table:table-cell office:value-type="float" office:value="-161.5214" calcext:value-type="float">
            <text:p>-161.5214</text:p>
          </table:table-cell>
          <table:table-cell office:value-type="float" office:value="85.88417" calcext:value-type="float">
            <text:p>85.88417</text:p>
          </table:table-cell>
          <table:table-cell office:value-type="float" office:value="91.11233" calcext:value-type="float">
            <text:p>91.11233</text:p>
          </table:table-cell>
          <table:table-cell office:value-type="float" office:value="0.1382209" calcext:value-type="float">
            <text:p>0.1382209</text:p>
          </table:table-cell>
          <table:table-cell office:value-type="float" office:value="6.370234" calcext:value-type="float">
            <text:p>6.370234</text:p>
          </table:table-cell>
          <table:table-cell office:value-type="float" office:value="0.007522166" calcext:value-type="float">
            <text:p>0.007522166</text:p>
          </table:table-cell>
          <table:table-cell office:value-type="float" office:value="0.09239428" calcext:value-type="float">
            <text:p>0.09239428</text:p>
          </table:table-cell>
          <table:table-cell office:value-type="float" office:value="0.1377109" calcext:value-type="float">
            <text:p>0.1377109</text:p>
          </table:table-cell>
          <table:table-cell office:value-type="float" office:value="370" calcext:value-type="float">
            <text:p>370</text:p>
          </table:table-cell>
          <table:table-cell office:value-type="float" office:value="148.093" calcext:value-type="float">
            <text:p>148.093</text:p>
          </table:table-cell>
          <table:table-cell office:value-type="float" office:value="0" calcext:value-type="float">
            <text:p>0</text:p>
          </table:table-cell>
          <table:table-cell office:value-type="float" office:value="419.7748" calcext:value-type="float">
            <text:p>419.7748</text:p>
          </table:table-cell>
          <table:table-cell office:value-type="float" office:value="1082.008" calcext:value-type="float">
            <text:p>1082.008</text:p>
          </table:table-cell>
          <table:table-cell office:value-type="float" office:value="1326.255" calcext:value-type="float">
            <text:p>1326.255</text:p>
          </table:table-cell>
          <table:table-cell office:value-type="float" office:value="1260.451" calcext:value-type="float">
            <text:p>1260.451</text:p>
          </table:table-cell>
          <table:table-cell office:value-type="float" office:value="748.9352" calcext:value-type="float">
            <text:p>748.9352</text:p>
          </table:table-cell>
          <table:table-cell office:value-type="float" office:value="1092.24" calcext:value-type="float">
            <text:p>1092.24</text:p>
          </table:table-cell>
          <table:table-cell office:value-type="float" office:value="410.1756" calcext:value-type="float">
            <text:p>410.1756</text:p>
          </table:table-cell>
          <table:table-cell office:value-type="float" office:value="1841.252" calcext:value-type="float">
            <text:p>1841.252</text:p>
          </table:table-cell>
          <table:table-cell office:value-type="float" office:value="2080.774" calcext:value-type="float">
            <text:p>2080.774</text:p>
          </table:table-cell>
          <table:table-cell office:value-type="float" office:value="1664.119" calcext:value-type="float">
            <text:p>1664.119</text:p>
          </table:table-cell>
          <table:table-cell office:value-type="float" office:value="583.7821" calcext:value-type="float">
            <text:p>583.7821</text:p>
          </table:table-cell>
          <table:table-cell office:value-type="float" office:value="573.3136" calcext:value-type="float">
            <text:p>573.3136</text:p>
          </table:table-cell>
          <table:table-cell office:value-type="float" office:value="142.7245" calcext:value-type="float">
            <text:p>142.7245</text:p>
          </table:table-cell>
          <table:table-cell office:value-type="float" office:value="35.669" calcext:value-type="float">
            <text:p>35.669</text:p>
          </table:table-cell>
          <table:table-cell office:value-type="float" office:value="0" calcext:value-type="float">
            <text:p>0</text:p>
          </table:table-cell>
          <table:table-cell office:value-type="float" office:value="-0.007791675" calcext:value-type="float">
            <text:p>-0.007791675</text:p>
          </table:table-cell>
          <table:table-cell office:value-type="float" office:value="0" calcext:value-type="float">
            <text:p>0</text:p>
          </table:table-cell>
          <table:table-cell office:value-type="float" office:value="3.896051" calcext:value-type="float">
            <text:p>3.896051</text:p>
          </table:table-cell>
          <table:table-cell office:value-type="float" office:value="1038.721" calcext:value-type="float">
            <text:p>1038.721</text:p>
          </table:table-cell>
          <table:table-cell office:value-type="float" office:value="-461.7337" calcext:value-type="float">
            <text:p>-461.7337</text:p>
          </table:table-cell>
          <table:table-cell office:value-type="float" office:value="576.9872" calcext:value-type="float">
            <text:p>576.9872</text:p>
          </table:table-cell>
          <table:table-cell office:value-type="float" office:value="-436.7272" calcext:value-type="float">
            <text:p>-436.7272</text:p>
          </table:table-cell>
          <table:table-cell office:value-type="float" office:value="0" calcext:value-type="float">
            <text:p>0</text:p>
          </table:table-cell>
          <table:table-cell office:value-type="float" office:value="16.86808" calcext:value-type="float">
            <text:p>16.86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6082004" calcext:value-type="float">
            <text:p>26082004</text:p>
          </table:table-cell>
          <table:table-cell office:value-type="float" office:value="222.0148" calcext:value-type="float">
            <text:p>222.0148</text:p>
          </table:table-cell>
          <table:table-cell office:value-type="float" office:value="13129.16" calcext:value-type="float">
            <text:p>13129.16</text:p>
          </table:table-cell>
          <table:table-cell office:value-type="float" office:value="0" calcext:value-type="float">
            <text:p>0</text:p>
          </table:table-cell>
          <table:table-cell office:value-type="float" office:value="22.14905" calcext:value-type="float">
            <text:p>22.14905</text:p>
          </table:table-cell>
          <table:table-cell office:value-type="float" office:value="-590.7748" calcext:value-type="float">
            <text:p>-590.7748</text:p>
          </table:table-cell>
          <table:table-cell office:value-type="float" office:value="1617.153" calcext:value-type="float">
            <text:p>1617.153</text:p>
          </table:table-cell>
          <table:table-cell office:value-type="float" office:value="-164.7344" calcext:value-type="float">
            <text:p>-164.7344</text:p>
          </table:table-cell>
          <table:table-cell office:value-type="float" office:value="87.46855" calcext:value-type="float">
            <text:p>87.46855</text:p>
          </table:table-cell>
          <table:table-cell office:value-type="float" office:value="89.54114" calcext:value-type="float">
            <text:p>89.54114</text:p>
          </table:table-cell>
          <table:table-cell office:value-type="float" office:value="0.1388643" calcext:value-type="float">
            <text:p>0.1388643</text:p>
          </table:table-cell>
          <table:table-cell office:value-type="float" office:value="6.370234" calcext:value-type="float">
            <text:p>6.370234</text:p>
          </table:table-cell>
          <table:table-cell office:value-type="float" office:value="0.007522166" calcext:value-type="float">
            <text:p>0.007522166</text:p>
          </table:table-cell>
          <table:table-cell office:value-type="float" office:value="0.09239428" calcext:value-type="float">
            <text:p>0.09239428</text:p>
          </table:table-cell>
          <table:table-cell office:value-type="float" office:value="0.1377109" calcext:value-type="float">
            <text:p>0.1377109</text:p>
          </table:table-cell>
          <table:table-cell office:value-type="float" office:value="370" calcext:value-type="float">
            <text:p>370</text:p>
          </table:table-cell>
          <table:table-cell office:value-type="float" office:value="153.1976" calcext:value-type="float">
            <text:p>153.1976</text:p>
          </table:table-cell>
          <table:table-cell office:value-type="float" office:value="0" calcext:value-type="float">
            <text:p>0</text:p>
          </table:table-cell>
          <table:table-cell office:value-type="float" office:value="420.4987" calcext:value-type="float">
            <text:p>420.4987</text:p>
          </table:table-cell>
          <table:table-cell office:value-type="float" office:value="1081.86" calcext:value-type="float">
            <text:p>1081.86</text:p>
          </table:table-cell>
          <table:table-cell office:value-type="float" office:value="1326.077" calcext:value-type="float">
            <text:p>1326.077</text:p>
          </table:table-cell>
          <table:table-cell office:value-type="float" office:value="1260.382" calcext:value-type="float">
            <text:p>1260.382</text:p>
          </table:table-cell>
          <table:table-cell office:value-type="float" office:value="748.8853" calcext:value-type="float">
            <text:p>748.8853</text:p>
          </table:table-cell>
          <table:table-cell office:value-type="float" office:value="1092.194" calcext:value-type="float">
            <text:p>1092.194</text:p>
          </table:table-cell>
          <table:table-cell office:value-type="float" office:value="410.1738" calcext:value-type="float">
            <text:p>410.1738</text:p>
          </table:table-cell>
          <table:table-cell office:value-type="float" office:value="1841.218" calcext:value-type="float">
            <text:p>1841.218</text:p>
          </table:table-cell>
          <table:table-cell office:value-type="float" office:value="2080.724" calcext:value-type="float">
            <text:p>2080.724</text:p>
          </table:table-cell>
          <table:table-cell office:value-type="float" office:value="1664.089" calcext:value-type="float">
            <text:p>1664.089</text:p>
          </table:table-cell>
          <table:table-cell office:value-type="float" office:value="583.7777" calcext:value-type="float">
            <text:p>583.7777</text:p>
          </table:table-cell>
          <table:table-cell office:value-type="float" office:value="573.3651" calcext:value-type="float">
            <text:p>573.3651</text:p>
          </table:table-cell>
          <table:table-cell office:value-type="float" office:value="142.7245" calcext:value-type="float">
            <text:p>142.7245</text:p>
          </table:table-cell>
          <table:table-cell office:value-type="float" office:value="35.66899" calcext:value-type="float">
            <text:p>35.66899</text:p>
          </table:table-cell>
          <table:table-cell office:value-type="float" office:value="0" calcext:value-type="float">
            <text:p>0</text:p>
          </table:table-cell>
          <table:table-cell office:value-type="float" office:value="-0.007923281" calcext:value-type="float">
            <text:p>-0.007923281</text:p>
          </table:table-cell>
          <table:table-cell office:value-type="float" office:value="0" calcext:value-type="float">
            <text:p>0</text:p>
          </table:table-cell>
          <table:table-cell office:value-type="float" office:value="3.83276" calcext:value-type="float">
            <text:p>3.83276</text:p>
          </table:table-cell>
          <table:table-cell office:value-type="float" office:value="1058.736" calcext:value-type="float">
            <text:p>1058.736</text:p>
          </table:table-cell>
          <table:table-cell office:value-type="float" office:value="-473.1218" calcext:value-type="float">
            <text:p>-473.1218</text:p>
          </table:table-cell>
          <table:table-cell office:value-type="float" office:value="585.6146" calcext:value-type="float">
            <text:p>585.6146</text:p>
          </table:table-cell>
          <table:table-cell office:value-type="float" office:value="-439.8831" calcext:value-type="float">
            <text:p>-439.8831</text:p>
          </table:table-cell>
          <table:table-cell office:value-type="float" office:value="0" calcext:value-type="float">
            <text:p>0</text:p>
          </table:table-cell>
          <table:table-cell office:value-type="float" office:value="16.50253" calcext:value-type="float">
            <text:p>16.50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7082004" calcext:value-type="float">
            <text:p>27082004</text:p>
          </table:table-cell>
          <table:table-cell office:value-type="float" office:value="219.4014" calcext:value-type="float">
            <text:p>219.4014</text:p>
          </table:table-cell>
          <table:table-cell office:value-type="float" office:value="13129.53" calcext:value-type="float">
            <text:p>13129.53</text:p>
          </table:table-cell>
          <table:table-cell office:value-type="float" office:value="0" calcext:value-type="float">
            <text:p>0</text:p>
          </table:table-cell>
          <table:table-cell office:value-type="float" office:value="22.56932" calcext:value-type="float">
            <text:p>22.56932</text:p>
          </table:table-cell>
          <table:table-cell office:value-type="float" office:value="-596.4965" calcext:value-type="float">
            <text:p>-596.4965</text:p>
          </table:table-cell>
          <table:table-cell office:value-type="float" office:value="1633.683" calcext:value-type="float">
            <text:p>1633.683</text:p>
          </table:table-cell>
          <table:table-cell office:value-type="float" office:value="-167.4525" calcext:value-type="float">
            <text:p>-167.4525</text:p>
          </table:table-cell>
          <table:table-cell office:value-type="float" office:value="88.39906" calcext:value-type="float">
            <text:p>88.39906</text:p>
          </table:table-cell>
          <table:table-cell office:value-type="float" office:value="87.1398" calcext:value-type="float">
            <text:p>87.1398</text:p>
          </table:table-cell>
          <table:table-cell office:value-type="float" office:value="0.1397345" calcext:value-type="float">
            <text:p>0.1397345</text:p>
          </table:table-cell>
          <table:table-cell office:value-type="float" office:value="6.370234" calcext:value-type="float">
            <text:p>6.370234</text:p>
          </table:table-cell>
          <table:table-cell office:value-type="float" office:value="0.007522166" calcext:value-type="float">
            <text:p>0.007522166</text:p>
          </table:table-cell>
          <table:table-cell office:value-type="float" office:value="0.09239428" calcext:value-type="float">
            <text:p>0.09239428</text:p>
          </table:table-cell>
          <table:table-cell office:value-type="float" office:value="0.1377109" calcext:value-type="float">
            <text:p>0.1377109</text:p>
          </table:table-cell>
          <table:table-cell office:value-type="float" office:value="370" calcext:value-type="float">
            <text:p>370</text:p>
          </table:table-cell>
          <table:table-cell office:value-type="float" office:value="161.3416" calcext:value-type="float">
            <text:p>161.3416</text:p>
          </table:table-cell>
          <table:table-cell office:value-type="float" office:value="0" calcext:value-type="float">
            <text:p>0</text:p>
          </table:table-cell>
          <table:table-cell office:value-type="float" office:value="421.1496" calcext:value-type="float">
            <text:p>421.1496</text:p>
          </table:table-cell>
          <table:table-cell office:value-type="float" office:value="1081.74" calcext:value-type="float">
            <text:p>1081.74</text:p>
          </table:table-cell>
          <table:table-cell office:value-type="float" office:value="1325.912" calcext:value-type="float">
            <text:p>1325.912</text:p>
          </table:table-cell>
          <table:table-cell office:value-type="float" office:value="1260.317" calcext:value-type="float">
            <text:p>1260.317</text:p>
          </table:table-cell>
          <table:table-cell office:value-type="float" office:value="748.8387" calcext:value-type="float">
            <text:p>748.8387</text:p>
          </table:table-cell>
          <table:table-cell office:value-type="float" office:value="1092.151" calcext:value-type="float">
            <text:p>1092.151</text:p>
          </table:table-cell>
          <table:table-cell office:value-type="float" office:value="410.1736" calcext:value-type="float">
            <text:p>410.1736</text:p>
          </table:table-cell>
          <table:table-cell office:value-type="float" office:value="1841.187" calcext:value-type="float">
            <text:p>1841.187</text:p>
          </table:table-cell>
          <table:table-cell office:value-type="float" office:value="2080.674" calcext:value-type="float">
            <text:p>2080.674</text:p>
          </table:table-cell>
          <table:table-cell office:value-type="float" office:value="1664.06" calcext:value-type="float">
            <text:p>1664.06</text:p>
          </table:table-cell>
          <table:table-cell office:value-type="float" office:value="583.7735" calcext:value-type="float">
            <text:p>583.7735</text:p>
          </table:table-cell>
          <table:table-cell office:value-type="float" office:value="573.4182" calcext:value-type="float">
            <text:p>573.4182</text:p>
          </table:table-cell>
          <table:table-cell office:value-type="float" office:value="142.7245" calcext:value-type="float">
            <text:p>142.7245</text:p>
          </table:table-cell>
          <table:table-cell office:value-type="float" office:value="35.66899" calcext:value-type="float">
            <text:p>35.66899</text:p>
          </table:table-cell>
          <table:table-cell office:value-type="float" office:value="0" calcext:value-type="float">
            <text:p>0</text:p>
          </table:table-cell>
          <table:table-cell office:value-type="float" office:value="-0.007948413" calcext:value-type="float">
            <text:p>-0.007948413</text:p>
          </table:table-cell>
          <table:table-cell office:value-type="float" office:value="0" calcext:value-type="float">
            <text:p>0</text:p>
          </table:table-cell>
          <table:table-cell office:value-type="float" office:value="3.843207" calcext:value-type="float">
            <text:p>3.843207</text:p>
          </table:table-cell>
          <table:table-cell office:value-type="float" office:value="1079.252" calcext:value-type="float">
            <text:p>1079.252</text:p>
          </table:table-cell>
          <table:table-cell office:value-type="float" office:value="-482.4885" calcext:value-type="float">
            <text:p>-482.4885</text:p>
          </table:table-cell>
          <table:table-cell office:value-type="float" office:value="596.7636" calcext:value-type="float">
            <text:p>596.7636</text:p>
          </table:table-cell>
          <table:table-cell office:value-type="float" office:value="-442.4913" calcext:value-type="float">
            <text:p>-442.4913</text:p>
          </table:table-cell>
          <table:table-cell office:value-type="float" office:value="0" calcext:value-type="float">
            <text:p>0</text:p>
          </table:table-cell>
          <table:table-cell office:value-type="float" office:value="16.1037" calcext:value-type="float">
            <text:p>16.1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8082004" calcext:value-type="float">
            <text:p>28082004</text:p>
          </table:table-cell>
          <table:table-cell office:value-type="float" office:value="218.1942" calcext:value-type="float">
            <text:p>218.1942</text:p>
          </table:table-cell>
          <table:table-cell office:value-type="float" office:value="13129.59" calcext:value-type="float">
            <text:p>13129.59</text:p>
          </table:table-cell>
          <table:table-cell office:value-type="float" office:value="0" calcext:value-type="float">
            <text:p>0</text:p>
          </table:table-cell>
          <table:table-cell office:value-type="float" office:value="23.01478" calcext:value-type="float">
            <text:p>23.01478</text:p>
          </table:table-cell>
          <table:table-cell office:value-type="float" office:value="-600.8217" calcext:value-type="float">
            <text:p>-600.8217</text:p>
          </table:table-cell>
          <table:table-cell office:value-type="float" office:value="1645.965" calcext:value-type="float">
            <text:p>1645.965</text:p>
          </table:table-cell>
          <table:table-cell office:value-type="float" office:value="-169.9688" calcext:value-type="float">
            <text:p>-169.9688</text:p>
          </table:table-cell>
          <table:table-cell office:value-type="float" office:value="88.42581" calcext:value-type="float">
            <text:p>88.42581</text:p>
          </table:table-cell>
          <table:table-cell office:value-type="float" office:value="86.00181" calcext:value-type="float">
            <text:p>86.00181</text:p>
          </table:table-cell>
          <table:table-cell office:value-type="float" office:value="0.1408477" calcext:value-type="float">
            <text:p>0.1408477</text:p>
          </table:table-cell>
          <table:table-cell office:value-type="float" office:value="6.370234" calcext:value-type="float">
            <text:p>6.370234</text:p>
          </table:table-cell>
          <table:table-cell office:value-type="float" office:value="0.007522166" calcext:value-type="float">
            <text:p>0.007522166</text:p>
          </table:table-cell>
          <table:table-cell office:value-type="float" office:value="0.09239428" calcext:value-type="float">
            <text:p>0.09239428</text:p>
          </table:table-cell>
          <table:table-cell office:value-type="float" office:value="0.1377109" calcext:value-type="float">
            <text:p>0.1377109</text:p>
          </table:table-cell>
          <table:table-cell office:value-type="float" office:value="370" calcext:value-type="float">
            <text:p>370</text:p>
          </table:table-cell>
          <table:table-cell office:value-type="float" office:value="170.5419" calcext:value-type="float">
            <text:p>170.5419</text:p>
          </table:table-cell>
          <table:table-cell office:value-type="float" office:value="0" calcext:value-type="float">
            <text:p>0</text:p>
          </table:table-cell>
          <table:table-cell office:value-type="float" office:value="421.5128" calcext:value-type="float">
            <text:p>421.5128</text:p>
          </table:table-cell>
          <table:table-cell office:value-type="float" office:value="1081.666" calcext:value-type="float">
            <text:p>1081.666</text:p>
          </table:table-cell>
          <table:table-cell office:value-type="float" office:value="1325.801" calcext:value-type="float">
            <text:p>1325.801</text:p>
          </table:table-cell>
          <table:table-cell office:value-type="float" office:value="1260.255" calcext:value-type="float">
            <text:p>1260.255</text:p>
          </table:table-cell>
          <table:table-cell office:value-type="float" office:value="748.8086" calcext:value-type="float">
            <text:p>748.8086</text:p>
          </table:table-cell>
          <table:table-cell office:value-type="float" office:value="1092.113" calcext:value-type="float">
            <text:p>1092.113</text:p>
          </table:table-cell>
          <table:table-cell office:value-type="float" office:value="410.1756" calcext:value-type="float">
            <text:p>410.1756</text:p>
          </table:table-cell>
          <table:table-cell office:value-type="float" office:value="1841.159" calcext:value-type="float">
            <text:p>1841.159</text:p>
          </table:table-cell>
          <table:table-cell office:value-type="float" office:value="2080.627" calcext:value-type="float">
            <text:p>2080.627</text:p>
          </table:table-cell>
          <table:table-cell office:value-type="float" office:value="1664.032" calcext:value-type="float">
            <text:p>1664.032</text:p>
          </table:table-cell>
          <table:table-cell office:value-type="float" office:value="583.7697" calcext:value-type="float">
            <text:p>583.7697</text:p>
          </table:table-cell>
          <table:table-cell office:value-type="float" office:value="573.4713" calcext:value-type="float">
            <text:p>573.4713</text:p>
          </table:table-cell>
          <table:table-cell office:value-type="float" office:value="142.7245" calcext:value-type="float">
            <text:p>142.7245</text:p>
          </table:table-cell>
          <table:table-cell office:value-type="float" office:value="35.66898" calcext:value-type="float">
            <text:p>35.66898</text:p>
          </table:table-cell>
          <table:table-cell office:value-type="float" office:value="0" calcext:value-type="float">
            <text:p>0</text:p>
          </table:table-cell>
          <table:table-cell office:value-type="float" office:value="-0.007957164" calcext:value-type="float">
            <text:p>-0.007957164</text:p>
          </table:table-cell>
          <table:table-cell office:value-type="float" office:value="0" calcext:value-type="float">
            <text:p>0</text:p>
          </table:table-cell>
          <table:table-cell office:value-type="float" office:value="3.851013" calcext:value-type="float">
            <text:p>3.851013</text:p>
          </table:table-cell>
          <table:table-cell office:value-type="float" office:value="1097.57" calcext:value-type="float">
            <text:p>1097.57</text:p>
          </table:table-cell>
          <table:table-cell office:value-type="float" office:value="-489.7983" calcext:value-type="float">
            <text:p>-489.7983</text:p>
          </table:table-cell>
          <table:table-cell office:value-type="float" office:value="607.7712" calcext:value-type="float">
            <text:p>607.7712</text:p>
          </table:table-cell>
          <table:table-cell office:value-type="float" office:value="-444.0214" calcext:value-type="float">
            <text:p>-444.0214</text:p>
          </table:table-cell>
          <table:table-cell office:value-type="float" office:value="0" calcext:value-type="float">
            <text:p>0</text:p>
          </table:table-cell>
          <table:table-cell office:value-type="float" office:value="15.82184" calcext:value-type="float">
            <text:p>15.82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9082004" calcext:value-type="float">
            <text:p>29082004</text:p>
          </table:table-cell>
          <table:table-cell office:value-type="float" office:value="220.0954" calcext:value-type="float">
            <text:p>220.0954</text:p>
          </table:table-cell>
          <table:table-cell office:value-type="float" office:value="13129.48" calcext:value-type="float">
            <text:p>13129.48</text:p>
          </table:table-cell>
          <table:table-cell office:value-type="float" office:value="0" calcext:value-type="float">
            <text:p>0</text:p>
          </table:table-cell>
          <table:table-cell office:value-type="float" office:value="25.82657" calcext:value-type="float">
            <text:p>25.82657</text:p>
          </table:table-cell>
          <table:table-cell office:value-type="float" office:value="-604.504" calcext:value-type="float">
            <text:p>-604.504</text:p>
          </table:table-cell>
          <table:table-cell office:value-type="float" office:value="1658.644" calcext:value-type="float">
            <text:p>1658.644</text:p>
          </table:table-cell>
          <table:table-cell office:value-type="float" office:value="-172.4883" calcext:value-type="float">
            <text:p>-172.4883</text:p>
          </table:table-cell>
          <table:table-cell office:value-type="float" office:value="88.05641" calcext:value-type="float">
            <text:p>88.05641</text:p>
          </table:table-cell>
          <table:table-cell office:value-type="float" office:value="87.8567" calcext:value-type="float">
            <text:p>87.8567</text:p>
          </table:table-cell>
          <table:table-cell office:value-type="float" office:value="0.1421914" calcext:value-type="float">
            <text:p>0.1421914</text:p>
          </table:table-cell>
          <table:table-cell office:value-type="float" office:value="6.370234" calcext:value-type="float">
            <text:p>6.370234</text:p>
          </table:table-cell>
          <table:table-cell office:value-type="float" office:value="0.00752251" calcext:value-type="float">
            <text:p>0.00752251</text:p>
          </table:table-cell>
          <table:table-cell office:value-type="float" office:value="0.09239428" calcext:value-type="float">
            <text:p>0.09239428</text:p>
          </table:table-cell>
          <table:table-cell office:value-type="float" office:value="0.1377109" calcext:value-type="float">
            <text:p>0.1377109</text:p>
          </table:table-cell>
          <table:table-cell office:value-type="float" office:value="370" calcext:value-type="float">
            <text:p>370</text:p>
          </table:table-cell>
          <table:table-cell office:value-type="float" office:value="180.3003" calcext:value-type="float">
            <text:p>180.3003</text:p>
          </table:table-cell>
          <table:table-cell office:value-type="float" office:value="0" calcext:value-type="float">
            <text:p>0</text:p>
          </table:table-cell>
          <table:table-cell office:value-type="float" office:value="421.6943" calcext:value-type="float">
            <text:p>421.6943</text:p>
          </table:table-cell>
          <table:table-cell office:value-type="float" office:value="1081.63" calcext:value-type="float">
            <text:p>1081.63</text:p>
          </table:table-cell>
          <table:table-cell office:value-type="float" office:value="1325.72" calcext:value-type="float">
            <text:p>1325.72</text:p>
          </table:table-cell>
          <table:table-cell office:value-type="float" office:value="1260.212" calcext:value-type="float">
            <text:p>1260.212</text:p>
          </table:table-cell>
          <table:table-cell office:value-type="float" office:value="748.7883" calcext:value-type="float">
            <text:p>748.7883</text:p>
          </table:table-cell>
          <table:table-cell office:value-type="float" office:value="1092.081" calcext:value-type="float">
            <text:p>1092.081</text:p>
          </table:table-cell>
          <table:table-cell office:value-type="float" office:value="410.1808" calcext:value-type="float">
            <text:p>410.1808</text:p>
          </table:table-cell>
          <table:table-cell office:value-type="float" office:value="1841.138" calcext:value-type="float">
            <text:p>1841.138</text:p>
          </table:table-cell>
          <table:table-cell office:value-type="float" office:value="2080.582" calcext:value-type="float">
            <text:p>2080.582</text:p>
          </table:table-cell>
          <table:table-cell office:value-type="float" office:value="1664.004" calcext:value-type="float">
            <text:p>1664.004</text:p>
          </table:table-cell>
          <table:table-cell office:value-type="float" office:value="583.7665" calcext:value-type="float">
            <text:p>583.7665</text:p>
          </table:table-cell>
          <table:table-cell office:value-type="float" office:value="573.5243" calcext:value-type="float">
            <text:p>573.5243</text:p>
          </table:table-cell>
          <table:table-cell office:value-type="float" office:value="142.7245" calcext:value-type="float">
            <text:p>142.7245</text:p>
          </table:table-cell>
          <table:table-cell office:value-type="float" office:value="35.66898" calcext:value-type="float">
            <text:p>35.66898</text:p>
          </table:table-cell>
          <table:table-cell office:value-type="float" office:value="0" calcext:value-type="float">
            <text:p>0</text:p>
          </table:table-cell>
          <table:table-cell office:value-type="float" office:value="-0.007969781" calcext:value-type="float">
            <text:p>-0.007969781</text:p>
          </table:table-cell>
          <table:table-cell office:value-type="float" office:value="0" calcext:value-type="float">
            <text:p>0</text:p>
          </table:table-cell>
          <table:table-cell office:value-type="float" office:value="3.746666" calcext:value-type="float">
            <text:p>3.746666</text:p>
          </table:table-cell>
          <table:table-cell office:value-type="float" office:value="1116.716" calcext:value-type="float">
            <text:p>1116.716</text:p>
          </table:table-cell>
          <table:table-cell office:value-type="float" office:value="-498.0298" calcext:value-type="float">
            <text:p>-498.0298</text:p>
          </table:table-cell>
          <table:table-cell office:value-type="float" office:value="618.6864" calcext:value-type="float">
            <text:p>618.6864</text:p>
          </table:table-cell>
          <table:table-cell office:value-type="float" office:value="-444.9817" calcext:value-type="float">
            <text:p>-444.9817</text:p>
          </table:table-cell>
          <table:table-cell office:value-type="float" office:value="0" calcext:value-type="float">
            <text:p>0</text:p>
          </table:table-cell>
          <table:table-cell office:value-type="float" office:value="15.62021" calcext:value-type="float">
            <text:p>15.62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0082004" calcext:value-type="float">
            <text:p>30082004</text:p>
          </table:table-cell>
          <table:table-cell office:value-type="float" office:value="219.7831" calcext:value-type="float">
            <text:p>219.7831</text:p>
          </table:table-cell>
          <table:table-cell office:value-type="float" office:value="13129.35" calcext:value-type="float">
            <text:p>13129.35</text:p>
          </table:table-cell>
          <table:table-cell office:value-type="float" office:value="0" calcext:value-type="float">
            <text:p>0</text:p>
          </table:table-cell>
          <table:table-cell office:value-type="float" office:value="26.35557" calcext:value-type="float">
            <text:p>26.35557</text:p>
          </table:table-cell>
          <table:table-cell office:value-type="float" office:value="-608.2717" calcext:value-type="float">
            <text:p>-608.2717</text:p>
          </table:table-cell>
          <table:table-cell office:value-type="float" office:value="1666.165" calcext:value-type="float">
            <text:p>1666.165</text:p>
          </table:table-cell>
          <table:table-cell office:value-type="float" office:value="-175.2131" calcext:value-type="float">
            <text:p>-175.2131</text:p>
          </table:table-cell>
          <table:table-cell office:value-type="float" office:value="87.24341" calcext:value-type="float">
            <text:p>87.24341</text:p>
          </table:table-cell>
          <table:table-cell office:value-type="float" office:value="87.43298" calcext:value-type="float">
            <text:p>87.43298</text:p>
          </table:table-cell>
          <table:table-cell office:value-type="float" office:value="0.1437561" calcext:value-type="float">
            <text:p>0.1437561</text:p>
          </table:table-cell>
          <table:table-cell office:value-type="float" office:value="6.370234" calcext:value-type="float">
            <text:p>6.370234</text:p>
          </table:table-cell>
          <table:table-cell office:value-type="float" office:value="0.00752251" calcext:value-type="float">
            <text:p>0.00752251</text:p>
          </table:table-cell>
          <table:table-cell office:value-type="float" office:value="0.09239428" calcext:value-type="float">
            <text:p>0.09239428</text:p>
          </table:table-cell>
          <table:table-cell office:value-type="float" office:value="0.1373281" calcext:value-type="float">
            <text:p>0.1373281</text:p>
          </table:table-cell>
          <table:table-cell office:value-type="float" office:value="370" calcext:value-type="float">
            <text:p>370</text:p>
          </table:table-cell>
          <table:table-cell office:value-type="float" office:value="186.9574" calcext:value-type="float">
            <text:p>186.9574</text:p>
          </table:table-cell>
          <table:table-cell office:value-type="float" office:value="0" calcext:value-type="float">
            <text:p>0</text:p>
          </table:table-cell>
          <table:table-cell office:value-type="float" office:value="421.8974" calcext:value-type="float">
            <text:p>421.8974</text:p>
          </table:table-cell>
          <table:table-cell office:value-type="float" office:value="1081.602" calcext:value-type="float">
            <text:p>1081.602</text:p>
          </table:table-cell>
          <table:table-cell office:value-type="float" office:value="1325.645" calcext:value-type="float">
            <text:p>1325.645</text:p>
          </table:table-cell>
          <table:table-cell office:value-type="float" office:value="1260.172" calcext:value-type="float">
            <text:p>1260.172</text:p>
          </table:table-cell>
          <table:table-cell office:value-type="float" office:value="748.7714" calcext:value-type="float">
            <text:p>748.7714</text:p>
          </table:table-cell>
          <table:table-cell office:value-type="float" office:value="1092.053" calcext:value-type="float">
            <text:p>1092.053</text:p>
          </table:table-cell>
          <table:table-cell office:value-type="float" office:value="410.1891" calcext:value-type="float">
            <text:p>410.1891</text:p>
          </table:table-cell>
          <table:table-cell office:value-type="float" office:value="1841.121" calcext:value-type="float">
            <text:p>1841.121</text:p>
          </table:table-cell>
          <table:table-cell office:value-type="float" office:value="2080.539" calcext:value-type="float">
            <text:p>2080.539</text:p>
          </table:table-cell>
          <table:table-cell office:value-type="float" office:value="1663.976" calcext:value-type="float">
            <text:p>1663.976</text:p>
          </table:table-cell>
          <table:table-cell office:value-type="float" office:value="583.7641" calcext:value-type="float">
            <text:p>583.7641</text:p>
          </table:table-cell>
          <table:table-cell office:value-type="float" office:value="573.578" calcext:value-type="float">
            <text:p>573.578</text:p>
          </table:table-cell>
          <table:table-cell office:value-type="float" office:value="142.7245" calcext:value-type="float">
            <text:p>142.7245</text:p>
          </table:table-cell>
          <table:table-cell office:value-type="float" office:value="35.66897" calcext:value-type="float">
            <text:p>35.66897</text:p>
          </table:table-cell>
          <table:table-cell office:value-type="float" office:value="0" calcext:value-type="float">
            <text:p>0</text:p>
          </table:table-cell>
          <table:table-cell office:value-type="float" office:value="-0.007986943" calcext:value-type="float">
            <text:p>-0.007986943</text:p>
          </table:table-cell>
          <table:table-cell office:value-type="float" office:value="0" calcext:value-type="float">
            <text:p>0</text:p>
          </table:table-cell>
          <table:table-cell office:value-type="float" office:value="3.755009" calcext:value-type="float">
            <text:p>3.755009</text:p>
          </table:table-cell>
          <table:table-cell office:value-type="float" office:value="1134.062" calcext:value-type="float">
            <text:p>1134.062</text:p>
          </table:table-cell>
          <table:table-cell office:value-type="float" office:value="-507.6798" calcext:value-type="float">
            <text:p>-507.6798</text:p>
          </table:table-cell>
          <table:table-cell office:value-type="float" office:value="626.3822" calcext:value-type="float">
            <text:p>626.3822</text:p>
          </table:table-cell>
          <table:table-cell office:value-type="float" office:value="-445.8799" calcext:value-type="float">
            <text:p>-445.8799</text:p>
          </table:table-cell>
          <table:table-cell office:value-type="float" office:value="0" calcext:value-type="float">
            <text:p>0</text:p>
          </table:table-cell>
          <table:table-cell office:value-type="float" office:value="15.47522" calcext:value-type="float">
            <text:p>15.47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1082004" calcext:value-type="float">
            <text:p>31082004</text:p>
          </table:table-cell>
          <table:table-cell office:value-type="float" office:value="219.6097" calcext:value-type="float">
            <text:p>219.6097</text:p>
          </table:table-cell>
          <table:table-cell office:value-type="float" office:value="13129.19" calcext:value-type="float">
            <text:p>13129.19</text:p>
          </table:table-cell>
          <table:table-cell office:value-type="float" office:value="0" calcext:value-type="float">
            <text:p>0</text:p>
          </table:table-cell>
          <table:table-cell office:value-type="float" office:value="26.95758" calcext:value-type="float">
            <text:p>26.95758</text:p>
          </table:table-cell>
          <table:table-cell office:value-type="float" office:value="-612.0621" calcext:value-type="float">
            <text:p>-612.0621</text:p>
          </table:table-cell>
          <table:table-cell office:value-type="float" office:value="1680.542" calcext:value-type="float">
            <text:p>1680.542</text:p>
          </table:table-cell>
          <table:table-cell office:value-type="float" office:value="-178.0062" calcext:value-type="float">
            <text:p>-178.0062</text:p>
          </table:table-cell>
          <table:table-cell office:value-type="float" office:value="86.34663" calcext:value-type="float">
            <text:p>86.34663</text:p>
          </table:table-cell>
          <table:table-cell office:value-type="float" office:value="87.09087" calcext:value-type="float">
            <text:p>87.09087</text:p>
          </table:table-cell>
          <table:table-cell office:value-type="float" office:value="0.1454497" calcext:value-type="float">
            <text:p>0.1454497</text:p>
          </table:table-cell>
          <table:table-cell office:value-type="float" office:value="6.370234" calcext:value-type="float">
            <text:p>6.370234</text:p>
          </table:table-cell>
          <table:table-cell office:value-type="float" office:value="0.00752251" calcext:value-type="float">
            <text:p>0.00752251</text:p>
          </table:table-cell>
          <table:table-cell office:value-type="float" office:value="0.09239428" calcext:value-type="float">
            <text:p>0.09239428</text:p>
          </table:table-cell>
          <table:table-cell office:value-type="float" office:value="0.1368539" calcext:value-type="float">
            <text:p>0.1368539</text:p>
          </table:table-cell>
          <table:table-cell office:value-type="float" office:value="370" calcext:value-type="float">
            <text:p>370</text:p>
          </table:table-cell>
          <table:table-cell office:value-type="float" office:value="192.0263" calcext:value-type="float">
            <text:p>192.0263</text:p>
          </table:table-cell>
          <table:table-cell office:value-type="float" office:value="0" calcext:value-type="float">
            <text:p>0</text:p>
          </table:table-cell>
          <table:table-cell office:value-type="float" office:value="422.0878" calcext:value-type="float">
            <text:p>422.0878</text:p>
          </table:table-cell>
          <table:table-cell office:value-type="float" office:value="1081.578" calcext:value-type="float">
            <text:p>1081.578</text:p>
          </table:table-cell>
          <table:table-cell office:value-type="float" office:value="1325.576" calcext:value-type="float">
            <text:p>1325.576</text:p>
          </table:table-cell>
          <table:table-cell office:value-type="float" office:value="1260.139" calcext:value-type="float">
            <text:p>1260.139</text:p>
          </table:table-cell>
          <table:table-cell office:value-type="float" office:value="748.7577" calcext:value-type="float">
            <text:p>748.7577</text:p>
          </table:table-cell>
          <table:table-cell office:value-type="float" office:value="1092.026" calcext:value-type="float">
            <text:p>1092.026</text:p>
          </table:table-cell>
          <table:table-cell office:value-type="float" office:value="410.2003" calcext:value-type="float">
            <text:p>410.2003</text:p>
          </table:table-cell>
          <table:table-cell office:value-type="float" office:value="1841.109" calcext:value-type="float">
            <text:p>1841.109</text:p>
          </table:table-cell>
          <table:table-cell office:value-type="float" office:value="2080.498" calcext:value-type="float">
            <text:p>2080.498</text:p>
          </table:table-cell>
          <table:table-cell office:value-type="float" office:value="1663.95" calcext:value-type="float">
            <text:p>1663.95</text:p>
          </table:table-cell>
          <table:table-cell office:value-type="float" office:value="583.7625" calcext:value-type="float">
            <text:p>583.7625</text:p>
          </table:table-cell>
          <table:table-cell office:value-type="float" office:value="573.6339" calcext:value-type="float">
            <text:p>573.6339</text:p>
          </table:table-cell>
          <table:table-cell office:value-type="float" office:value="142.7245" calcext:value-type="float">
            <text:p>142.7245</text:p>
          </table:table-cell>
          <table:table-cell office:value-type="float" office:value="35.66897" calcext:value-type="float">
            <text:p>35.66897</text:p>
          </table:table-cell>
          <table:table-cell office:value-type="float" office:value="0" calcext:value-type="float">
            <text:p>0</text:p>
          </table:table-cell>
          <table:table-cell office:value-type="float" office:value="-0.00799637" calcext:value-type="float">
            <text:p>-0.00799637</text:p>
          </table:table-cell>
          <table:table-cell office:value-type="float" office:value="0" calcext:value-type="float">
            <text:p>0</text:p>
          </table:table-cell>
          <table:table-cell office:value-type="float" office:value="3.759979" calcext:value-type="float">
            <text:p>3.759979</text:p>
          </table:table-cell>
          <table:table-cell office:value-type="float" office:value="1150.114" calcext:value-type="float">
            <text:p>1150.114</text:p>
          </table:table-cell>
          <table:table-cell office:value-type="float" office:value="-517.6714" calcext:value-type="float">
            <text:p>-517.6714</text:p>
          </table:table-cell>
          <table:table-cell office:value-type="float" office:value="632.4424" calcext:value-type="float">
            <text:p>632.4424</text:p>
          </table:table-cell>
          <table:table-cell office:value-type="float" office:value="-446.7439" calcext:value-type="float">
            <text:p>-446.7439</text:p>
          </table:table-cell>
          <table:table-cell office:value-type="float" office:value="0" calcext:value-type="float">
            <text:p>0</text:p>
          </table:table-cell>
          <table:table-cell office:value-type="float" office:value="15.34135" calcext:value-type="float">
            <text:p>15.34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92004" calcext:value-type="float">
            <text:p>1092004</text:p>
          </table:table-cell>
          <table:table-cell office:value-type="float" office:value="221.0998" calcext:value-type="float">
            <text:p>221.0998</text:p>
          </table:table-cell>
          <table:table-cell office:value-type="float" office:value="13129" calcext:value-type="float">
            <text:p>13129</text:p>
          </table:table-cell>
          <table:table-cell office:value-type="float" office:value="0" calcext:value-type="float">
            <text:p>0</text:p>
          </table:table-cell>
          <table:table-cell office:value-type="float" office:value="29.18499" calcext:value-type="float">
            <text:p>29.18499</text:p>
          </table:table-cell>
          <table:table-cell office:value-type="float" office:value="-615.8239" calcext:value-type="float">
            <text:p>-615.8239</text:p>
          </table:table-cell>
          <table:table-cell office:value-type="float" office:value="1689.826" calcext:value-type="float">
            <text:p>1689.826</text:p>
          </table:table-cell>
          <table:table-cell office:value-type="float" office:value="-180.7847" calcext:value-type="float">
            <text:p>-180.7847</text:p>
          </table:table-cell>
          <table:table-cell office:value-type="float" office:value="85.47525" calcext:value-type="float">
            <text:p>85.47525</text:p>
          </table:table-cell>
          <table:table-cell office:value-type="float" office:value="88.35555" calcext:value-type="float">
            <text:p>88.35555</text:p>
          </table:table-cell>
          <table:table-cell office:value-type="float" office:value="0.147173" calcext:value-type="float">
            <text:p>0.147173</text:p>
          </table:table-cell>
          <table:table-cell office:value-type="float" office:value="6.370234" calcext:value-type="float">
            <text:p>6.370234</text:p>
          </table:table-cell>
          <table:table-cell office:value-type="float" office:value="0.00752251" calcext:value-type="float">
            <text:p>0.00752251</text:p>
          </table:table-cell>
          <table:table-cell office:value-type="float" office:value="0.09239428" calcext:value-type="float">
            <text:p>0.09239428</text:p>
          </table:table-cell>
          <table:table-cell office:value-type="float" office:value="0.1368539" calcext:value-type="float">
            <text:p>0.1368539</text:p>
          </table:table-cell>
          <table:table-cell office:value-type="float" office:value="370" calcext:value-type="float">
            <text:p>370</text:p>
          </table:table-cell>
          <table:table-cell office:value-type="float" office:value="194.0665" calcext:value-type="float">
            <text:p>194.0665</text:p>
          </table:table-cell>
          <table:table-cell office:value-type="float" office:value="0" calcext:value-type="float">
            <text:p>0</text:p>
          </table:table-cell>
          <table:table-cell office:value-type="float" office:value="422.2649" calcext:value-type="float">
            <text:p>422.2649</text:p>
          </table:table-cell>
          <table:table-cell office:value-type="float" office:value="1081.562" calcext:value-type="float">
            <text:p>1081.562</text:p>
          </table:table-cell>
          <table:table-cell office:value-type="float" office:value="1325.516" calcext:value-type="float">
            <text:p>1325.516</text:p>
          </table:table-cell>
          <table:table-cell office:value-type="float" office:value="1260.109" calcext:value-type="float">
            <text:p>1260.109</text:p>
          </table:table-cell>
          <table:table-cell office:value-type="float" office:value="748.7477" calcext:value-type="float">
            <text:p>748.7477</text:p>
          </table:table-cell>
          <table:table-cell office:value-type="float" office:value="1092.001" calcext:value-type="float">
            <text:p>1092.001</text:p>
          </table:table-cell>
          <table:table-cell office:value-type="float" office:value="410.2146" calcext:value-type="float">
            <text:p>410.2146</text:p>
          </table:table-cell>
          <table:table-cell office:value-type="float" office:value="1841.1" calcext:value-type="float">
            <text:p>1841.1</text:p>
          </table:table-cell>
          <table:table-cell office:value-type="float" office:value="2080.46" calcext:value-type="float">
            <text:p>2080.46</text:p>
          </table:table-cell>
          <table:table-cell office:value-type="float" office:value="1663.925" calcext:value-type="float">
            <text:p>1663.925</text:p>
          </table:table-cell>
          <table:table-cell office:value-type="float" office:value="583.7619" calcext:value-type="float">
            <text:p>583.7619</text:p>
          </table:table-cell>
          <table:table-cell office:value-type="float" office:value="573.6917" calcext:value-type="float">
            <text:p>573.6917</text:p>
          </table:table-cell>
          <table:table-cell office:value-type="float" office:value="142.7244" calcext:value-type="float">
            <text:p>142.7244</text:p>
          </table:table-cell>
          <table:table-cell office:value-type="float" office:value="35.66897" calcext:value-type="float">
            <text:p>35.66897</text:p>
          </table:table-cell>
          <table:table-cell office:value-type="float" office:value="0" calcext:value-type="float">
            <text:p>0</text:p>
          </table:table-cell>
          <table:table-cell office:value-type="float" office:value="-0.00800784" calcext:value-type="float">
            <text:p>-0.00800784</text:p>
          </table:table-cell>
          <table:table-cell office:value-type="float" office:value="0" calcext:value-type="float">
            <text:p>0</text:p>
          </table:table-cell>
          <table:table-cell office:value-type="float" office:value="3.703491" calcext:value-type="float">
            <text:p>3.703491</text:p>
          </table:table-cell>
          <table:table-cell office:value-type="float" office:value="1163.56" calcext:value-type="float">
            <text:p>1163.56</text:p>
          </table:table-cell>
          <table:table-cell office:value-type="float" office:value="-528.0933" calcext:value-type="float">
            <text:p>-528.0933</text:p>
          </table:table-cell>
          <table:table-cell office:value-type="float" office:value="635.467" calcext:value-type="float">
            <text:p>635.467</text:p>
          </table:table-cell>
          <table:table-cell office:value-type="float" office:value="-447.5965" calcext:value-type="float">
            <text:p>-447.5965</text:p>
          </table:table-cell>
          <table:table-cell office:value-type="float" office:value="0" calcext:value-type="float">
            <text:p>0</text:p>
          </table:table-cell>
          <table:table-cell office:value-type="float" office:value="15.21106" calcext:value-type="float">
            <text:p>15.21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092004" calcext:value-type="float">
            <text:p>2092004</text:p>
          </table:table-cell>
          <table:table-cell office:value-type="float" office:value="221.9829" calcext:value-type="float">
            <text:p>221.9829</text:p>
          </table:table-cell>
          <table:table-cell office:value-type="float" office:value="13128.78" calcext:value-type="float">
            <text:p>13128.78</text:p>
          </table:table-cell>
          <table:table-cell office:value-type="float" office:value="0" calcext:value-type="float">
            <text:p>0</text:p>
          </table:table-cell>
          <table:table-cell office:value-type="float" office:value="30.72842" calcext:value-type="float">
            <text:p>30.72842</text:p>
          </table:table-cell>
          <table:table-cell office:value-type="float" office:value="-619.5521" calcext:value-type="float">
            <text:p>-619.5521</text:p>
          </table:table-cell>
          <table:table-cell office:value-type="float" office:value="1699.509" calcext:value-type="float">
            <text:p>1699.509</text:p>
          </table:table-cell>
          <table:table-cell office:value-type="float" office:value="-183.4953" calcext:value-type="float">
            <text:p>-183.4953</text:p>
          </table:table-cell>
          <table:table-cell office:value-type="float" office:value="84.76942" calcext:value-type="float">
            <text:p>84.76942</text:p>
          </table:table-cell>
          <table:table-cell office:value-type="float" office:value="88.95779" calcext:value-type="float">
            <text:p>88.95779</text:p>
          </table:table-cell>
          <table:table-cell office:value-type="float" office:value="0.1489652" calcext:value-type="float">
            <text:p>0.1489652</text:p>
          </table:table-cell>
          <table:table-cell office:value-type="float" office:value="6.370234" calcext:value-type="float">
            <text:p>6.370234</text:p>
          </table:table-cell>
          <table:table-cell office:value-type="float" office:value="0.00752251" calcext:value-type="float">
            <text:p>0.00752251</text:p>
          </table:table-cell>
          <table:table-cell office:value-type="float" office:value="0.09239428" calcext:value-type="float">
            <text:p>0.09239428</text:p>
          </table:table-cell>
          <table:table-cell office:value-type="float" office:value="0.136177" calcext:value-type="float">
            <text:p>0.136177</text:p>
          </table:table-cell>
          <table:table-cell office:value-type="float" office:value="370" calcext:value-type="float">
            <text:p>370</text:p>
          </table:table-cell>
          <table:table-cell office:value-type="float" office:value="196.3512" calcext:value-type="float">
            <text:p>196.3512</text:p>
          </table:table-cell>
          <table:table-cell office:value-type="float" office:value="0" calcext:value-type="float">
            <text:p>0</text:p>
          </table:table-cell>
          <table:table-cell office:value-type="float" office:value="422.41" calcext:value-type="float">
            <text:p>422.41</text:p>
          </table:table-cell>
          <table:table-cell office:value-type="float" office:value="1081.559" calcext:value-type="float">
            <text:p>1081.559</text:p>
          </table:table-cell>
          <table:table-cell office:value-type="float" office:value="1325.468" calcext:value-type="float">
            <text:p>1325.468</text:p>
          </table:table-cell>
          <table:table-cell office:value-type="float" office:value="1260.086" calcext:value-type="float">
            <text:p>1260.086</text:p>
          </table:table-cell>
          <table:table-cell office:value-type="float" office:value="748.7417" calcext:value-type="float">
            <text:p>748.7417</text:p>
          </table:table-cell>
          <table:table-cell office:value-type="float" office:value="1091.979" calcext:value-type="float">
            <text:p>1091.979</text:p>
          </table:table-cell>
          <table:table-cell office:value-type="float" office:value="410.2316" calcext:value-type="float">
            <text:p>410.2316</text:p>
          </table:table-cell>
          <table:table-cell office:value-type="float" office:value="1841.095" calcext:value-type="float">
            <text:p>1841.095</text:p>
          </table:table-cell>
          <table:table-cell office:value-type="float" office:value="2080.425" calcext:value-type="float">
            <text:p>2080.425</text:p>
          </table:table-cell>
          <table:table-cell office:value-type="float" office:value="1663.901" calcext:value-type="float">
            <text:p>1663.901</text:p>
          </table:table-cell>
          <table:table-cell office:value-type="float" office:value="583.762" calcext:value-type="float">
            <text:p>583.762</text:p>
          </table:table-cell>
          <table:table-cell office:value-type="float" office:value="573.7497" calcext:value-type="float">
            <text:p>573.7497</text:p>
          </table:table-cell>
          <table:table-cell office:value-type="float" office:value="142.7244" calcext:value-type="float">
            <text:p>142.7244</text:p>
          </table:table-cell>
          <table:table-cell office:value-type="float" office:value="35.66897" calcext:value-type="float">
            <text:p>35.66897</text:p>
          </table:table-cell>
          <table:table-cell office:value-type="float" office:value="0" calcext:value-type="float">
            <text:p>0</text:p>
          </table:table-cell>
          <table:table-cell office:value-type="float" office:value="-0.008019296" calcext:value-type="float">
            <text:p>-0.008019296</text:p>
          </table:table-cell>
          <table:table-cell office:value-type="float" office:value="0" calcext:value-type="float">
            <text:p>0</text:p>
          </table:table-cell>
          <table:table-cell office:value-type="float" office:value="3.673987" calcext:value-type="float">
            <text:p>3.673987</text:p>
          </table:table-cell>
          <table:table-cell office:value-type="float" office:value="1176.768" calcext:value-type="float">
            <text:p>1176.768</text:p>
          </table:table-cell>
          <table:table-cell office:value-type="float" office:value="-537.9988" calcext:value-type="float">
            <text:p>-537.9988</text:p>
          </table:table-cell>
          <table:table-cell office:value-type="float" office:value="638.7693" calcext:value-type="float">
            <text:p>638.7693</text:p>
          </table:table-cell>
          <table:table-cell office:value-type="float" office:value="-448.4117" calcext:value-type="float">
            <text:p>-448.4117</text:p>
          </table:table-cell>
          <table:table-cell office:value-type="float" office:value="0" calcext:value-type="float">
            <text:p>0</text:p>
          </table:table-cell>
          <table:table-cell office:value-type="float" office:value="15.01226" calcext:value-type="float">
            <text:p>15.01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092004" calcext:value-type="float">
            <text:p>3092004</text:p>
          </table:table-cell>
          <table:table-cell office:value-type="float" office:value="223.4181" calcext:value-type="float">
            <text:p>223.4181</text:p>
          </table:table-cell>
          <table:table-cell office:value-type="float" office:value="13128.52" calcext:value-type="float">
            <text:p>13128.52</text:p>
          </table:table-cell>
          <table:table-cell office:value-type="float" office:value="0" calcext:value-type="float">
            <text:p>0</text:p>
          </table:table-cell>
          <table:table-cell office:value-type="float" office:value="32.78087" calcext:value-type="float">
            <text:p>32.78087</text:p>
          </table:table-cell>
          <table:table-cell office:value-type="float" office:value="-623.1727" calcext:value-type="float">
            <text:p>-623.1727</text:p>
          </table:table-cell>
          <table:table-cell office:value-type="float" office:value="1705.517" calcext:value-type="float">
            <text:p>1705.517</text:p>
          </table:table-cell>
          <table:table-cell office:value-type="float" office:value="-186.1513" calcext:value-type="float">
            <text:p>-186.1513</text:p>
          </table:table-cell>
          <table:table-cell office:value-type="float" office:value="84.14202" calcext:value-type="float">
            <text:p>84.14202</text:p>
          </table:table-cell>
          <table:table-cell office:value-type="float" office:value="90.05916" calcext:value-type="float">
            <text:p>90.05916</text:p>
          </table:table-cell>
          <table:table-cell office:value-type="float" office:value="0.1507529" calcext:value-type="float">
            <text:p>0.1507529</text:p>
          </table:table-cell>
          <table:table-cell office:value-type="float" office:value="6.370234" calcext:value-type="float">
            <text:p>6.370234</text:p>
          </table:table-cell>
          <table:table-cell office:value-type="float" office:value="0.00752251" calcext:value-type="float">
            <text:p>0.00752251</text:p>
          </table:table-cell>
          <table:table-cell office:value-type="float" office:value="0.09239428" calcext:value-type="float">
            <text:p>0.09239428</text:p>
          </table:table-cell>
          <table:table-cell office:value-type="float" office:value="0.1353804" calcext:value-type="float">
            <text:p>0.1353804</text:p>
          </table:table-cell>
          <table:table-cell office:value-type="float" office:value="370" calcext:value-type="float">
            <text:p>370</text:p>
          </table:table-cell>
          <table:table-cell office:value-type="float" office:value="197.98" calcext:value-type="float">
            <text:p>197.98</text:p>
          </table:table-cell>
          <table:table-cell office:value-type="float" office:value="0" calcext:value-type="float">
            <text:p>0</text:p>
          </table:table-cell>
          <table:table-cell office:value-type="float" office:value="422.5422" calcext:value-type="float">
            <text:p>422.5422</text:p>
          </table:table-cell>
          <table:table-cell office:value-type="float" office:value="1081.565" calcext:value-type="float">
            <text:p>1081.565</text:p>
          </table:table-cell>
          <table:table-cell office:value-type="float" office:value="1325.43" calcext:value-type="float">
            <text:p>1325.43</text:p>
          </table:table-cell>
          <table:table-cell office:value-type="float" office:value="1260.066" calcext:value-type="float">
            <text:p>1260.066</text:p>
          </table:table-cell>
          <table:table-cell office:value-type="float" office:value="748.7393" calcext:value-type="float">
            <text:p>748.7393</text:p>
          </table:table-cell>
          <table:table-cell office:value-type="float" office:value="1091.961" calcext:value-type="float">
            <text:p>1091.961</text:p>
          </table:table-cell>
          <table:table-cell office:value-type="float" office:value="410.2511" calcext:value-type="float">
            <text:p>410.2511</text:p>
          </table:table-cell>
          <table:table-cell office:value-type="float" office:value="1841.094" calcext:value-type="float">
            <text:p>1841.094</text:p>
          </table:table-cell>
          <table:table-cell office:value-type="float" office:value="2080.392" calcext:value-type="float">
            <text:p>2080.392</text:p>
          </table:table-cell>
          <table:table-cell office:value-type="float" office:value="1663.88" calcext:value-type="float">
            <text:p>1663.88</text:p>
          </table:table-cell>
          <table:table-cell office:value-type="float" office:value="583.7629" calcext:value-type="float">
            <text:p>583.7629</text:p>
          </table:table-cell>
          <table:table-cell office:value-type="float" office:value="573.8072" calcext:value-type="float">
            <text:p>573.8072</text:p>
          </table:table-cell>
          <table:table-cell office:value-type="float" office:value="142.7244" calcext:value-type="float">
            <text:p>142.7244</text:p>
          </table:table-cell>
          <table:table-cell office:value-type="float" office:value="35.66898" calcext:value-type="float">
            <text:p>35.66898</text:p>
          </table:table-cell>
          <table:table-cell office:value-type="float" office:value="0" calcext:value-type="float">
            <text:p>0</text:p>
          </table:table-cell>
          <table:table-cell office:value-type="float" office:value="-0.00803178" calcext:value-type="float">
            <text:p>-0.00803178</text:p>
          </table:table-cell>
          <table:table-cell office:value-type="float" office:value="0" calcext:value-type="float">
            <text:p>0</text:p>
          </table:table-cell>
          <table:table-cell office:value-type="float" office:value="3.626485" calcext:value-type="float">
            <text:p>3.626485</text:p>
          </table:table-cell>
          <table:table-cell office:value-type="float" office:value="1189.376" calcext:value-type="float">
            <text:p>1189.376</text:p>
          </table:table-cell>
          <table:table-cell office:value-type="float" office:value="-548.0193" calcext:value-type="float">
            <text:p>-548.0193</text:p>
          </table:table-cell>
          <table:table-cell office:value-type="float" office:value="641.3566" calcext:value-type="float">
            <text:p>641.3566</text:p>
          </table:table-cell>
          <table:table-cell office:value-type="float" office:value="-449.2098" calcext:value-type="float">
            <text:p>-449.2098</text:p>
          </table:table-cell>
          <table:table-cell office:value-type="float" office:value="0" calcext:value-type="float">
            <text:p>0</text:p>
          </table:table-cell>
          <table:table-cell office:value-type="float" office:value="14.84902" calcext:value-type="float">
            <text:p>14.84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092004" calcext:value-type="float">
            <text:p>4092004</text:p>
          </table:table-cell>
          <table:table-cell office:value-type="float" office:value="224.7785" calcext:value-type="float">
            <text:p>224.7785</text:p>
          </table:table-cell>
          <table:table-cell office:value-type="float" office:value="13128.25" calcext:value-type="float">
            <text:p>13128.25</text:p>
          </table:table-cell>
          <table:table-cell office:value-type="float" office:value="0" calcext:value-type="float">
            <text:p>0</text:p>
          </table:table-cell>
          <table:table-cell office:value-type="float" office:value="34.73261" calcext:value-type="float">
            <text:p>34.73261</text:p>
          </table:table-cell>
          <table:table-cell office:value-type="float" office:value="-626.7712" calcext:value-type="float">
            <text:p>-626.7712</text:p>
          </table:table-cell>
          <table:table-cell office:value-type="float" office:value="1716.358" calcext:value-type="float">
            <text:p>1716.358</text:p>
          </table:table-cell>
          <table:table-cell office:value-type="float" office:value="-188.7785" calcext:value-type="float">
            <text:p>-188.7785</text:p>
          </table:table-cell>
          <table:table-cell office:value-type="float" office:value="83.60716" calcext:value-type="float">
            <text:p>83.60716</text:p>
          </table:table-cell>
          <table:table-cell office:value-type="float" office:value="91.04787" calcext:value-type="float">
            <text:p>91.04787</text:p>
          </table:table-cell>
          <table:table-cell office:value-type="float" office:value="0.1524996" calcext:value-type="float">
            <text:p>0.1524996</text:p>
          </table:table-cell>
          <table:table-cell office:value-type="float" office:value="6.370234" calcext:value-type="float">
            <text:p>6.370234</text:p>
          </table:table-cell>
          <table:table-cell office:value-type="float" office:value="0.00752251" calcext:value-type="float">
            <text:p>0.00752251</text:p>
          </table:table-cell>
          <table:table-cell office:value-type="float" office:value="0.09239428" calcext:value-type="float">
            <text:p>0.09239428</text:p>
          </table:table-cell>
          <table:table-cell office:value-type="float" office:value="0.1348061" calcext:value-type="float">
            <text:p>0.1348061</text:p>
          </table:table-cell>
          <table:table-cell office:value-type="float" office:value="370" calcext:value-type="float">
            <text:p>370</text:p>
          </table:table-cell>
          <table:table-cell office:value-type="float" office:value="199.3681" calcext:value-type="float">
            <text:p>199.3681</text:p>
          </table:table-cell>
          <table:table-cell office:value-type="float" office:value="0" calcext:value-type="float">
            <text:p>0</text:p>
          </table:table-cell>
          <table:table-cell office:value-type="float" office:value="422.6552" calcext:value-type="float">
            <text:p>422.6552</text:p>
          </table:table-cell>
          <table:table-cell office:value-type="float" office:value="1081.579" calcext:value-type="float">
            <text:p>1081.579</text:p>
          </table:table-cell>
          <table:table-cell office:value-type="float" office:value="1325.398" calcext:value-type="float">
            <text:p>1325.398</text:p>
          </table:table-cell>
          <table:table-cell office:value-type="float" office:value="1260.051" calcext:value-type="float">
            <text:p>1260.051</text:p>
          </table:table-cell>
          <table:table-cell office:value-type="float" office:value="748.7399" calcext:value-type="float">
            <text:p>748.7399</text:p>
          </table:table-cell>
          <table:table-cell office:value-type="float" office:value="1091.944" calcext:value-type="float">
            <text:p>1091.944</text:p>
          </table:table-cell>
          <table:table-cell office:value-type="float" office:value="410.2729" calcext:value-type="float">
            <text:p>410.2729</text:p>
          </table:table-cell>
          <table:table-cell office:value-type="float" office:value="1841.095" calcext:value-type="float">
            <text:p>1841.095</text:p>
          </table:table-cell>
          <table:table-cell office:value-type="float" office:value="2080.361" calcext:value-type="float">
            <text:p>2080.361</text:p>
          </table:table-cell>
          <table:table-cell office:value-type="float" office:value="1663.859" calcext:value-type="float">
            <text:p>1663.859</text:p>
          </table:table-cell>
          <table:table-cell office:value-type="float" office:value="583.7643" calcext:value-type="float">
            <text:p>583.7643</text:p>
          </table:table-cell>
          <table:table-cell office:value-type="float" office:value="573.8636" calcext:value-type="float">
            <text:p>573.8636</text:p>
          </table:table-cell>
          <table:table-cell office:value-type="float" office:value="142.7244" calcext:value-type="float">
            <text:p>142.7244</text:p>
          </table:table-cell>
          <table:table-cell office:value-type="float" office:value="35.66899" calcext:value-type="float">
            <text:p>35.66899</text:p>
          </table:table-cell>
          <table:table-cell office:value-type="float" office:value="0" calcext:value-type="float">
            <text:p>0</text:p>
          </table:table-cell>
          <table:table-cell office:value-type="float" office:value="-0.008045607" calcext:value-type="float">
            <text:p>-0.008045607</text:p>
          </table:table-cell>
          <table:table-cell office:value-type="float" office:value="0" calcext:value-type="float">
            <text:p>0</text:p>
          </table:table-cell>
          <table:table-cell office:value-type="float" office:value="3.587908" calcext:value-type="float">
            <text:p>3.587908</text:p>
          </table:table-cell>
          <table:table-cell office:value-type="float" office:value="1201.859" calcext:value-type="float">
            <text:p>1201.859</text:p>
          </table:table-cell>
          <table:table-cell office:value-type="float" office:value="-558.1485" calcext:value-type="float">
            <text:p>-558.1485</text:p>
          </table:table-cell>
          <table:table-cell office:value-type="float" office:value="643.7109" calcext:value-type="float">
            <text:p>643.7109</text:p>
          </table:table-cell>
          <table:table-cell office:value-type="float" office:value="-450.0067" calcext:value-type="float">
            <text:p>-450.0067</text:p>
          </table:table-cell>
          <table:table-cell office:value-type="float" office:value="0" calcext:value-type="float">
            <text:p>0</text:p>
          </table:table-cell>
          <table:table-cell office:value-type="float" office:value="14.67696" calcext:value-type="float">
            <text:p>14.67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092004" calcext:value-type="float">
            <text:p>5092004</text:p>
          </table:table-cell>
          <table:table-cell office:value-type="float" office:value="224.2277" calcext:value-type="float">
            <text:p>224.2277</text:p>
          </table:table-cell>
          <table:table-cell office:value-type="float" office:value="13128.17" calcext:value-type="float">
            <text:p>13128.17</text:p>
          </table:table-cell>
          <table:table-cell office:value-type="float" office:value="0" calcext:value-type="float">
            <text:p>0</text:p>
          </table:table-cell>
          <table:table-cell office:value-type="float" office:value="35.65006" calcext:value-type="float">
            <text:p>35.65006</text:p>
          </table:table-cell>
          <table:table-cell office:value-type="float" office:value="-630.3312" calcext:value-type="float">
            <text:p>-630.3312</text:p>
          </table:table-cell>
          <table:table-cell office:value-type="float" office:value="1723.336" calcext:value-type="float">
            <text:p>1723.336</text:p>
          </table:table-cell>
          <table:table-cell office:value-type="float" office:value="-191.4021" calcext:value-type="float">
            <text:p>-191.4021</text:p>
          </table:table-cell>
          <table:table-cell office:value-type="float" office:value="83.89604" calcext:value-type="float">
            <text:p>83.89604</text:p>
          </table:table-cell>
          <table:table-cell office:value-type="float" office:value="90.00919" calcext:value-type="float">
            <text:p>90.00919</text:p>
          </table:table-cell>
          <table:table-cell office:value-type="float" office:value="0.1536081" calcext:value-type="float">
            <text:p>0.1536081</text:p>
          </table:table-cell>
          <table:table-cell office:value-type="float" office:value="6.370234" calcext:value-type="float">
            <text:p>6.370234</text:p>
          </table:table-cell>
          <table:table-cell office:value-type="float" office:value="0.007826163" calcext:value-type="float">
            <text:p>0.007826163</text:p>
          </table:table-cell>
          <table:table-cell office:value-type="float" office:value="0.09239428" calcext:value-type="float">
            <text:p>0.09239428</text:p>
          </table:table-cell>
          <table:table-cell office:value-type="float" office:value="0.1348061" calcext:value-type="float">
            <text:p>0.1348061</text:p>
          </table:table-cell>
          <table:table-cell office:value-type="float" office:value="370" calcext:value-type="float">
            <text:p>370</text:p>
          </table:table-cell>
          <table:table-cell office:value-type="float" office:value="203.0399" calcext:value-type="float">
            <text:p>203.0399</text:p>
          </table:table-cell>
          <table:table-cell office:value-type="float" office:value="0" calcext:value-type="float">
            <text:p>0</text:p>
          </table:table-cell>
          <table:table-cell office:value-type="float" office:value="422.9785" calcext:value-type="float">
            <text:p>422.9785</text:p>
          </table:table-cell>
          <table:table-cell office:value-type="float" office:value="1081.67" calcext:value-type="float">
            <text:p>1081.67</text:p>
          </table:table-cell>
          <table:table-cell office:value-type="float" office:value="1325.381" calcext:value-type="float">
            <text:p>1325.381</text:p>
          </table:table-cell>
          <table:table-cell office:value-type="float" office:value="1260.041" calcext:value-type="float">
            <text:p>1260.041</text:p>
          </table:table-cell>
          <table:table-cell office:value-type="float" office:value="748.7444" calcext:value-type="float">
            <text:p>748.7444</text:p>
          </table:table-cell>
          <table:table-cell office:value-type="float" office:value="1091.93" calcext:value-type="float">
            <text:p>1091.93</text:p>
          </table:table-cell>
          <table:table-cell office:value-type="float" office:value="410.2967" calcext:value-type="float">
            <text:p>410.2967</text:p>
          </table:table-cell>
          <table:table-cell office:value-type="float" office:value="1841.1" calcext:value-type="float">
            <text:p>1841.1</text:p>
          </table:table-cell>
          <table:table-cell office:value-type="float" office:value="2080.331" calcext:value-type="float">
            <text:p>2080.331</text:p>
          </table:table-cell>
          <table:table-cell office:value-type="float" office:value="1663.84" calcext:value-type="float">
            <text:p>1663.84</text:p>
          </table:table-cell>
          <table:table-cell office:value-type="float" office:value="583.7662" calcext:value-type="float">
            <text:p>583.7662</text:p>
          </table:table-cell>
          <table:table-cell office:value-type="float" office:value="573.9187" calcext:value-type="float">
            <text:p>573.9187</text:p>
          </table:table-cell>
          <table:table-cell office:value-type="float" office:value="142.7243" calcext:value-type="float">
            <text:p>142.7243</text:p>
          </table:table-cell>
          <table:table-cell office:value-type="float" office:value="35.66899" calcext:value-type="float">
            <text:p>35.66899</text:p>
          </table:table-cell>
          <table:table-cell office:value-type="float" office:value="0" calcext:value-type="float">
            <text:p>0</text:p>
          </table:table-cell>
          <table:table-cell office:value-type="float" office:value="-0.008139702" calcext:value-type="float">
            <text:p>-0.008139702</text:p>
          </table:table-cell>
          <table:table-cell office:value-type="float" office:value="0" calcext:value-type="float">
            <text:p>0</text:p>
          </table:table-cell>
          <table:table-cell office:value-type="float" office:value="3.588615" calcext:value-type="float">
            <text:p>3.588615</text:p>
          </table:table-cell>
          <table:table-cell office:value-type="float" office:value="1214.437" calcext:value-type="float">
            <text:p>1214.437</text:p>
          </table:table-cell>
          <table:table-cell office:value-type="float" office:value="-566.1197" calcext:value-type="float">
            <text:p>-566.1197</text:p>
          </table:table-cell>
          <table:table-cell office:value-type="float" office:value="648.3174" calcext:value-type="float">
            <text:p>648.3174</text:p>
          </table:table-cell>
          <table:table-cell office:value-type="float" office:value="-451.4803" calcext:value-type="float">
            <text:p>-451.4803</text:p>
          </table:table-cell>
          <table:table-cell office:value-type="float" office:value="0" calcext:value-type="float">
            <text:p>0</text:p>
          </table:table-cell>
          <table:table-cell office:value-type="float" office:value="15.21416" calcext:value-type="float">
            <text:p>15.21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092004" calcext:value-type="float">
            <text:p>6092004</text:p>
          </table:table-cell>
          <table:table-cell office:value-type="float" office:value="223.0374" calcext:value-type="float">
            <text:p>223.0374</text:p>
          </table:table-cell>
          <table:table-cell office:value-type="float" office:value="13128.29" calcext:value-type="float">
            <text:p>13128.29</text:p>
          </table:table-cell>
          <table:table-cell office:value-type="float" office:value="0" calcext:value-type="float">
            <text:p>0</text:p>
          </table:table-cell>
          <table:table-cell office:value-type="float" office:value="36.54195" calcext:value-type="float">
            <text:p>36.54195</text:p>
          </table:table-cell>
          <table:table-cell office:value-type="float" office:value="-635.1337" calcext:value-type="float">
            <text:p>-635.1337</text:p>
          </table:table-cell>
          <table:table-cell office:value-type="float" office:value="1736.487" calcext:value-type="float">
            <text:p>1736.487</text:p>
          </table:table-cell>
          <table:table-cell office:value-type="float" office:value="-193.7881" calcext:value-type="float">
            <text:p>-193.7881</text:p>
          </table:table-cell>
          <table:table-cell office:value-type="float" office:value="84.63544" calcext:value-type="float">
            <text:p>84.63544</text:p>
          </table:table-cell>
          <table:table-cell office:value-type="float" office:value="88.43652" calcext:value-type="float">
            <text:p>88.43652</text:p>
          </table:table-cell>
          <table:table-cell office:value-type="float" office:value="0.1546906" calcext:value-type="float">
            <text:p>0.1546906</text:p>
          </table:table-cell>
          <table:table-cell office:value-type="float" office:value="6.370234" calcext:value-type="float">
            <text:p>6.370234</text:p>
          </table:table-cell>
          <table:table-cell office:value-type="float" office:value="0.007826163" calcext:value-type="float">
            <text:p>0.007826163</text:p>
          </table:table-cell>
          <table:table-cell office:value-type="float" office:value="0.09239428" calcext:value-type="float">
            <text:p>0.09239428</text:p>
          </table:table-cell>
          <table:table-cell office:value-type="float" office:value="0.1346056" calcext:value-type="float">
            <text:p>0.1346056</text:p>
          </table:table-cell>
          <table:table-cell office:value-type="float" office:value="370" calcext:value-type="float">
            <text:p>370</text:p>
          </table:table-cell>
          <table:table-cell office:value-type="float" office:value="211.9539" calcext:value-type="float">
            <text:p>211.9539</text:p>
          </table:table-cell>
          <table:table-cell office:value-type="float" office:value="0" calcext:value-type="float">
            <text:p>0</text:p>
          </table:table-cell>
          <table:table-cell office:value-type="float" office:value="423.3443" calcext:value-type="float">
            <text:p>423.3443</text:p>
          </table:table-cell>
          <table:table-cell office:value-type="float" office:value="1081.701" calcext:value-type="float">
            <text:p>1081.701</text:p>
          </table:table-cell>
          <table:table-cell office:value-type="float" office:value="1325.405" calcext:value-type="float">
            <text:p>1325.405</text:p>
          </table:table-cell>
          <table:table-cell office:value-type="float" office:value="1260.054" calcext:value-type="float">
            <text:p>1260.054</text:p>
          </table:table-cell>
          <table:table-cell office:value-type="float" office:value="748.76" calcext:value-type="float">
            <text:p>748.76</text:p>
          </table:table-cell>
          <table:table-cell office:value-type="float" office:value="1091.928" calcext:value-type="float">
            <text:p>1091.928</text:p>
          </table:table-cell>
          <table:table-cell office:value-type="float" office:value="410.3235" calcext:value-type="float">
            <text:p>410.3235</text:p>
          </table:table-cell>
          <table:table-cell office:value-type="float" office:value="1841.11" calcext:value-type="float">
            <text:p>1841.11</text:p>
          </table:table-cell>
          <table:table-cell office:value-type="float" office:value="2080.303" calcext:value-type="float">
            <text:p>2080.303</text:p>
          </table:table-cell>
          <table:table-cell office:value-type="float" office:value="1663.822" calcext:value-type="float">
            <text:p>1663.822</text:p>
          </table:table-cell>
          <table:table-cell office:value-type="float" office:value="583.7689" calcext:value-type="float">
            <text:p>583.7689</text:p>
          </table:table-cell>
          <table:table-cell office:value-type="float" office:value="573.9738" calcext:value-type="float">
            <text:p>573.9738</text:p>
          </table:table-cell>
          <table:table-cell office:value-type="float" office:value="142.7243" calcext:value-type="float">
            <text:p>142.7243</text:p>
          </table:table-cell>
          <table:table-cell office:value-type="float" office:value="35.66898" calcext:value-type="float">
            <text:p>35.66898</text:p>
          </table:table-cell>
          <table:table-cell office:value-type="float" office:value="0" calcext:value-type="float">
            <text:p>0</text:p>
          </table:table-cell>
          <table:table-cell office:value-type="float" office:value="-0.008161617" calcext:value-type="float">
            <text:p>-0.008161617</text:p>
          </table:table-cell>
          <table:table-cell office:value-type="float" office:value="0" calcext:value-type="float">
            <text:p>0</text:p>
          </table:table-cell>
          <table:table-cell office:value-type="float" office:value="3.592257" calcext:value-type="float">
            <text:p>3.592257</text:p>
          </table:table-cell>
          <table:table-cell office:value-type="float" office:value="1232.934" calcext:value-type="float">
            <text:p>1232.934</text:p>
          </table:table-cell>
          <table:table-cell office:value-type="float" office:value="-573.2865" calcext:value-type="float">
            <text:p>-573.2865</text:p>
          </table:table-cell>
          <table:table-cell office:value-type="float" office:value="659.6477" calcext:value-type="float">
            <text:p>659.6477</text:p>
          </table:table-cell>
          <table:table-cell office:value-type="float" office:value="-453.3897" calcext:value-type="float">
            <text:p>-453.3897</text:p>
          </table:table-cell>
          <table:table-cell office:value-type="float" office:value="0" calcext:value-type="float">
            <text:p>0</text:p>
          </table:table-cell>
          <table:table-cell office:value-type="float" office:value="14.70636" calcext:value-type="float">
            <text:p>14.70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092004" calcext:value-type="float">
            <text:p>7092004</text:p>
          </table:table-cell>
          <table:table-cell office:value-type="float" office:value="222.6643" calcext:value-type="float">
            <text:p>222.6643</text:p>
          </table:table-cell>
          <table:table-cell office:value-type="float" office:value="13128.28" calcext:value-type="float">
            <text:p>13128.28</text:p>
          </table:table-cell>
          <table:table-cell office:value-type="float" office:value="0" calcext:value-type="float">
            <text:p>0</text:p>
          </table:table-cell>
          <table:table-cell office:value-type="float" office:value="37.53041" calcext:value-type="float">
            <text:p>37.53041</text:p>
          </table:table-cell>
          <table:table-cell office:value-type="float" office:value="-639.1146" calcext:value-type="float">
            <text:p>-639.1146</text:p>
          </table:table-cell>
          <table:table-cell office:value-type="float" office:value="1746.828" calcext:value-type="float">
            <text:p>1746.828</text:p>
          </table:table-cell>
          <table:table-cell office:value-type="float" office:value="-196.183" calcext:value-type="float">
            <text:p>-196.183</text:p>
          </table:table-cell>
          <table:table-cell office:value-type="float" office:value="84.80333" calcext:value-type="float">
            <text:p>84.80333</text:p>
          </table:table-cell>
          <table:table-cell office:value-type="float" office:value="87.49957" calcext:value-type="float">
            <text:p>87.49957</text:p>
          </table:table-cell>
          <table:table-cell office:value-type="float" office:value="0.1561697" calcext:value-type="float">
            <text:p>0.1561697</text:p>
          </table:table-cell>
          <table:table-cell office:value-type="float" office:value="6.370234" calcext:value-type="float">
            <text:p>6.370234</text:p>
          </table:table-cell>
          <table:table-cell office:value-type="float" office:value="0.007826163" calcext:value-type="float">
            <text:p>0.007826163</text:p>
          </table:table-cell>
          <table:table-cell office:value-type="float" office:value="0.09239428" calcext:value-type="float">
            <text:p>0.09239428</text:p>
          </table:table-cell>
          <table:table-cell office:value-type="float" office:value="0.1336812" calcext:value-type="float">
            <text:p>0.1336812</text:p>
          </table:table-cell>
          <table:table-cell office:value-type="float" office:value="370" calcext:value-type="float">
            <text:p>370</text:p>
          </table:table-cell>
          <table:table-cell office:value-type="float" office:value="220.1767" calcext:value-type="float">
            <text:p>220.1767</text:p>
          </table:table-cell>
          <table:table-cell office:value-type="float" office:value="0" calcext:value-type="float">
            <text:p>0</text:p>
          </table:table-cell>
          <table:table-cell office:value-type="float" office:value="423.5999" calcext:value-type="float">
            <text:p>423.5999</text:p>
          </table:table-cell>
          <table:table-cell office:value-type="float" office:value="1081.794" calcext:value-type="float">
            <text:p>1081.794</text:p>
          </table:table-cell>
          <table:table-cell office:value-type="float" office:value="1325.458" calcext:value-type="float">
            <text:p>1325.458</text:p>
          </table:table-cell>
          <table:table-cell office:value-type="float" office:value="1260.092" calcext:value-type="float">
            <text:p>1260.092</text:p>
          </table:table-cell>
          <table:table-cell office:value-type="float" office:value="748.7936" calcext:value-type="float">
            <text:p>748.7936</text:p>
          </table:table-cell>
          <table:table-cell office:value-type="float" office:value="1091.936" calcext:value-type="float">
            <text:p>1091.936</text:p>
          </table:table-cell>
          <table:table-cell office:value-type="float" office:value="410.3579" calcext:value-type="float">
            <text:p>410.3579</text:p>
          </table:table-cell>
          <table:table-cell office:value-type="float" office:value="1841.13" calcext:value-type="float">
            <text:p>1841.13</text:p>
          </table:table-cell>
          <table:table-cell office:value-type="float" office:value="2080.28" calcext:value-type="float">
            <text:p>2080.28</text:p>
          </table:table-cell>
          <table:table-cell office:value-type="float" office:value="1663.806" calcext:value-type="float">
            <text:p>1663.806</text:p>
          </table:table-cell>
          <table:table-cell office:value-type="float" office:value="583.7733" calcext:value-type="float">
            <text:p>583.7733</text:p>
          </table:table-cell>
          <table:table-cell office:value-type="float" office:value="574.0339" calcext:value-type="float">
            <text:p>574.0339</text:p>
          </table:table-cell>
          <table:table-cell office:value-type="float" office:value="142.7243" calcext:value-type="float">
            <text:p>142.7243</text:p>
          </table:table-cell>
          <table:table-cell office:value-type="float" office:value="35.66899" calcext:value-type="float">
            <text:p>35.66899</text:p>
          </table:table-cell>
          <table:table-cell office:value-type="float" office:value="0" calcext:value-type="float">
            <text:p>0</text:p>
          </table:table-cell>
          <table:table-cell office:value-type="float" office:value="-0.008166729" calcext:value-type="float">
            <text:p>-0.008166729</text:p>
          </table:table-cell>
          <table:table-cell office:value-type="float" office:value="0" calcext:value-type="float">
            <text:p>0</text:p>
          </table:table-cell>
          <table:table-cell office:value-type="float" office:value="3.596085" calcext:value-type="float">
            <text:p>3.596085</text:p>
          </table:table-cell>
          <table:table-cell office:value-type="float" office:value="1249.976" calcext:value-type="float">
            <text:p>1249.976</text:p>
          </table:table-cell>
          <table:table-cell office:value-type="float" office:value="-580.5217" calcext:value-type="float">
            <text:p>-580.5217</text:p>
          </table:table-cell>
          <table:table-cell office:value-type="float" office:value="669.4542" calcext:value-type="float">
            <text:p>669.4542</text:p>
          </table:table-cell>
          <table:table-cell office:value-type="float" office:value="-454.6949" calcext:value-type="float">
            <text:p>-454.6949</text:p>
          </table:table-cell>
          <table:table-cell office:value-type="float" office:value="0" calcext:value-type="float">
            <text:p>0</text:p>
          </table:table-cell>
          <table:table-cell office:value-type="float" office:value="14.42182" calcext:value-type="float">
            <text:p>14.42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092004" calcext:value-type="float">
            <text:p>8092004</text:p>
          </table:table-cell>
          <table:table-cell office:value-type="float" office:value="223.1041" calcext:value-type="float">
            <text:p>223.1041</text:p>
          </table:table-cell>
          <table:table-cell office:value-type="float" office:value="13128.12" calcext:value-type="float">
            <text:p>13128.12</text:p>
          </table:table-cell>
          <table:table-cell office:value-type="float" office:value="0" calcext:value-type="float">
            <text:p>0</text:p>
          </table:table-cell>
          <table:table-cell office:value-type="float" office:value="38.63717" calcext:value-type="float">
            <text:p>38.63717</text:p>
          </table:table-cell>
          <table:table-cell office:value-type="float" office:value="-642.546" calcext:value-type="float">
            <text:p>-642.546</text:p>
          </table:table-cell>
          <table:table-cell office:value-type="float" office:value="1754.619" calcext:value-type="float">
            <text:p>1754.619</text:p>
          </table:table-cell>
          <table:table-cell office:value-type="float" office:value="-198.6629" calcext:value-type="float">
            <text:p>-198.6629</text:p>
          </table:table-cell>
          <table:table-cell office:value-type="float" office:value="84.48442" calcext:value-type="float">
            <text:p>84.48442</text:p>
          </table:table-cell>
          <table:table-cell office:value-type="float" office:value="87.20229" calcext:value-type="float">
            <text:p>87.20229</text:p>
          </table:table-cell>
          <table:table-cell office:value-type="float" office:value="0.1579457" calcext:value-type="float">
            <text:p>0.1579457</text:p>
          </table:table-cell>
          <table:table-cell office:value-type="float" office:value="6.370234" calcext:value-type="float">
            <text:p>6.370234</text:p>
          </table:table-cell>
          <table:table-cell office:value-type="float" office:value="0.007826163" calcext:value-type="float">
            <text:p>0.007826163</text:p>
          </table:table-cell>
          <table:table-cell office:value-type="float" office:value="0.09239428" calcext:value-type="float">
            <text:p>0.09239428</text:p>
          </table:table-cell>
          <table:table-cell office:value-type="float" office:value="0.1327618" calcext:value-type="float">
            <text:p>0.1327618</text:p>
          </table:table-cell>
          <table:table-cell office:value-type="float" office:value="370" calcext:value-type="float">
            <text:p>370</text:p>
          </table:table-cell>
          <table:table-cell office:value-type="float" office:value="227.5468" calcext:value-type="float">
            <text:p>227.5468</text:p>
          </table:table-cell>
          <table:table-cell office:value-type="float" office:value="0" calcext:value-type="float">
            <text:p>0</text:p>
          </table:table-cell>
          <table:table-cell office:value-type="float" office:value="423.7119" calcext:value-type="float">
            <text:p>423.7119</text:p>
          </table:table-cell>
          <table:table-cell office:value-type="float" office:value="1081.94" calcext:value-type="float">
            <text:p>1081.94</text:p>
          </table:table-cell>
          <table:table-cell office:value-type="float" office:value="1325.532" calcext:value-type="float">
            <text:p>1325.532</text:p>
          </table:table-cell>
          <table:table-cell office:value-type="float" office:value="1260.144" calcext:value-type="float">
            <text:p>1260.144</text:p>
          </table:table-cell>
          <table:table-cell office:value-type="float" office:value="748.8486" calcext:value-type="float">
            <text:p>748.8486</text:p>
          </table:table-cell>
          <table:table-cell office:value-type="float" office:value="1091.954" calcext:value-type="float">
            <text:p>1091.954</text:p>
          </table:table-cell>
          <table:table-cell office:value-type="float" office:value="410.4003" calcext:value-type="float">
            <text:p>410.4003</text:p>
          </table:table-cell>
          <table:table-cell office:value-type="float" office:value="1841.161" calcext:value-type="float">
            <text:p>1841.161</text:p>
          </table:table-cell>
          <table:table-cell office:value-type="float" office:value="2080.262" calcext:value-type="float">
            <text:p>2080.262</text:p>
          </table:table-cell>
          <table:table-cell office:value-type="float" office:value="1663.793" calcext:value-type="float">
            <text:p>1663.793</text:p>
          </table:table-cell>
          <table:table-cell office:value-type="float" office:value="583.7795" calcext:value-type="float">
            <text:p>583.7795</text:p>
          </table:table-cell>
          <table:table-cell office:value-type="float" office:value="574.0992" calcext:value-type="float">
            <text:p>574.0992</text:p>
          </table:table-cell>
          <table:table-cell office:value-type="float" office:value="142.7243" calcext:value-type="float">
            <text:p>142.7243</text:p>
          </table:table-cell>
          <table:table-cell office:value-type="float" office:value="35.66899" calcext:value-type="float">
            <text:p>35.66899</text:p>
          </table:table-cell>
          <table:table-cell office:value-type="float" office:value="0" calcext:value-type="float">
            <text:p>0</text:p>
          </table:table-cell>
          <table:table-cell office:value-type="float" office:value="-0.008172932" calcext:value-type="float">
            <text:p>-0.008172932</text:p>
          </table:table-cell>
          <table:table-cell office:value-type="float" office:value="0" calcext:value-type="float">
            <text:p>0</text:p>
          </table:table-cell>
          <table:table-cell office:value-type="float" office:value="3.59854" calcext:value-type="float">
            <text:p>3.59854</text:p>
          </table:table-cell>
          <table:table-cell office:value-type="float" office:value="1265.623" calcext:value-type="float">
            <text:p>1265.623</text:p>
          </table:table-cell>
          <table:table-cell office:value-type="float" office:value="-587.8472" calcext:value-type="float">
            <text:p>-587.8472</text:p>
          </table:table-cell>
          <table:table-cell office:value-type="float" office:value="677.7755" calcext:value-type="float">
            <text:p>677.7755</text:p>
          </table:table-cell>
          <table:table-cell office:value-type="float" office:value="-455.4641" calcext:value-type="float">
            <text:p>-455.4641</text:p>
          </table:table-cell>
          <table:table-cell office:value-type="float" office:value="0" calcext:value-type="float">
            <text:p>0</text:p>
          </table:table-cell>
          <table:table-cell office:value-type="float" office:value="14.23862" calcext:value-type="float">
            <text:p>14.23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092004" calcext:value-type="float">
            <text:p>9092004</text:p>
          </table:table-cell>
          <table:table-cell office:value-type="float" office:value="223.9183" calcext:value-type="float">
            <text:p>223.9183</text:p>
          </table:table-cell>
          <table:table-cell office:value-type="float" office:value="13127.94" calcext:value-type="float">
            <text:p>13127.94</text:p>
          </table:table-cell>
          <table:table-cell office:value-type="float" office:value="0" calcext:value-type="float">
            <text:p>0</text:p>
          </table:table-cell>
          <table:table-cell office:value-type="float" office:value="40.03384" calcext:value-type="float">
            <text:p>40.03384</text:p>
          </table:table-cell>
          <table:table-cell office:value-type="float" office:value="-646.0288" calcext:value-type="float">
            <text:p>-646.0288</text:p>
          </table:table-cell>
          <table:table-cell office:value-type="float" office:value="1762.693" calcext:value-type="float">
            <text:p>1762.693</text:p>
          </table:table-cell>
          <table:table-cell office:value-type="float" office:value="-201.336" calcext:value-type="float">
            <text:p>-201.336</text:p>
          </table:table-cell>
          <table:table-cell office:value-type="float" office:value="83.95078" calcext:value-type="float">
            <text:p>83.95078</text:p>
          </table:table-cell>
          <table:table-cell office:value-type="float" office:value="87.13242" calcext:value-type="float">
            <text:p>87.13242</text:p>
          </table:table-cell>
          <table:table-cell office:value-type="float" office:value="0.1597603" calcext:value-type="float">
            <text:p>0.1597603</text:p>
          </table:table-cell>
          <table:table-cell office:value-type="float" office:value="6.370234" calcext:value-type="float">
            <text:p>6.370234</text:p>
          </table:table-cell>
          <table:table-cell office:value-type="float" office:value="0.007826163" calcext:value-type="float">
            <text:p>0.007826163</text:p>
          </table:table-cell>
          <table:table-cell office:value-type="float" office:value="0.09239428" calcext:value-type="float">
            <text:p>0.09239428</text:p>
          </table:table-cell>
          <table:table-cell office:value-type="float" office:value="0.1327378" calcext:value-type="float">
            <text:p>0.1327378</text:p>
          </table:table-cell>
          <table:table-cell office:value-type="float" office:value="370" calcext:value-type="float">
            <text:p>370</text:p>
          </table:table-cell>
          <table:table-cell office:value-type="float" office:value="232.3802" calcext:value-type="float">
            <text:p>232.3802</text:p>
          </table:table-cell>
          <table:table-cell office:value-type="float" office:value="0" calcext:value-type="float">
            <text:p>0</text:p>
          </table:table-cell>
          <table:table-cell office:value-type="float" office:value="423.8247" calcext:value-type="float">
            <text:p>423.8247</text:p>
          </table:table-cell>
          <table:table-cell office:value-type="float" office:value="1082.112" calcext:value-type="float">
            <text:p>1082.112</text:p>
          </table:table-cell>
          <table:table-cell office:value-type="float" office:value="1325.634" calcext:value-type="float">
            <text:p>1325.634</text:p>
          </table:table-cell>
          <table:table-cell office:value-type="float" office:value="1260.211" calcext:value-type="float">
            <text:p>1260.211</text:p>
          </table:table-cell>
          <table:table-cell office:value-type="float" office:value="748.9174" calcext:value-type="float">
            <text:p>748.9174</text:p>
          </table:table-cell>
          <table:table-cell office:value-type="float" office:value="1091.981" calcext:value-type="float">
            <text:p>1091.981</text:p>
          </table:table-cell>
          <table:table-cell office:value-type="float" office:value="410.4509" calcext:value-type="float">
            <text:p>410.4509</text:p>
          </table:table-cell>
          <table:table-cell office:value-type="float" office:value="1841.203" calcext:value-type="float">
            <text:p>1841.203</text:p>
          </table:table-cell>
          <table:table-cell office:value-type="float" office:value="2080.262" calcext:value-type="float">
            <text:p>2080.262</text:p>
          </table:table-cell>
          <table:table-cell office:value-type="float" office:value="1663.783" calcext:value-type="float">
            <text:p>1663.783</text:p>
          </table:table-cell>
          <table:table-cell office:value-type="float" office:value="583.7874" calcext:value-type="float">
            <text:p>583.7874</text:p>
          </table:table-cell>
          <table:table-cell office:value-type="float" office:value="574.1694" calcext:value-type="float">
            <text:p>574.1694</text:p>
          </table:table-cell>
          <table:table-cell office:value-type="float" office:value="142.7243" calcext:value-type="float">
            <text:p>142.7243</text:p>
          </table:table-cell>
          <table:table-cell office:value-type="float" office:value="35.669" calcext:value-type="float">
            <text:p>35.669</text:p>
          </table:table-cell>
          <table:table-cell office:value-type="float" office:value="0" calcext:value-type="float">
            <text:p>0</text:p>
          </table:table-cell>
          <table:table-cell office:value-type="float" office:value="-0.008177837" calcext:value-type="float">
            <text:p>-0.008177837</text:p>
          </table:table-cell>
          <table:table-cell office:value-type="float" office:value="0" calcext:value-type="float">
            <text:p>0</text:p>
          </table:table-cell>
          <table:table-cell office:value-type="float" office:value="3.5953" calcext:value-type="float">
            <text:p>3.5953</text:p>
          </table:table-cell>
          <table:table-cell office:value-type="float" office:value="1279.638" calcext:value-type="float">
            <text:p>1279.638</text:p>
          </table:table-cell>
          <table:table-cell office:value-type="float" office:value="-596.2271" calcext:value-type="float">
            <text:p>-596.2271</text:p>
          </table:table-cell>
          <table:table-cell office:value-type="float" office:value="683.4106" calcext:value-type="float">
            <text:p>683.4106</text:p>
          </table:table-cell>
          <table:table-cell office:value-type="float" office:value="-456.1662" calcext:value-type="float">
            <text:p>-456.1662</text:p>
          </table:table-cell>
          <table:table-cell office:value-type="float" office:value="0" calcext:value-type="float">
            <text:p>0</text:p>
          </table:table-cell>
          <table:table-cell office:value-type="float" office:value="14.1264" calcext:value-type="float">
            <text:p>14.1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092004" calcext:value-type="float">
            <text:p>10092004</text:p>
          </table:table-cell>
          <table:table-cell office:value-type="float" office:value="226.0564" calcext:value-type="float">
            <text:p>226.0564</text:p>
          </table:table-cell>
          <table:table-cell office:value-type="float" office:value="13127.74" calcext:value-type="float">
            <text:p>13127.74</text:p>
          </table:table-cell>
          <table:table-cell office:value-type="float" office:value="0" calcext:value-type="float">
            <text:p>0</text:p>
          </table:table-cell>
          <table:table-cell office:value-type="float" office:value="42.74815" calcext:value-type="float">
            <text:p>42.74815</text:p>
          </table:table-cell>
          <table:table-cell office:value-type="float" office:value="-649.6979" calcext:value-type="float">
            <text:p>-649.6979</text:p>
          </table:table-cell>
          <table:table-cell office:value-type="float" office:value="1770.872" calcext:value-type="float">
            <text:p>1770.872</text:p>
          </table:table-cell>
          <table:table-cell office:value-type="float" office:value="-204.1486" calcext:value-type="float">
            <text:p>-204.1486</text:p>
          </table:table-cell>
          <table:table-cell office:value-type="float" office:value="83.38063" calcext:value-type="float">
            <text:p>83.38063</text:p>
          </table:table-cell>
          <table:table-cell office:value-type="float" office:value="88.26163" calcext:value-type="float">
            <text:p>88.26163</text:p>
          </table:table-cell>
          <table:table-cell office:value-type="float" office:value="0.1615899" calcext:value-type="float">
            <text:p>0.1615899</text:p>
          </table:table-cell>
          <table:table-cell office:value-type="float" office:value="6.370234" calcext:value-type="float">
            <text:p>6.370234</text:p>
          </table:table-cell>
          <table:table-cell office:value-type="float" office:value="0.007826163" calcext:value-type="float">
            <text:p>0.007826163</text:p>
          </table:table-cell>
          <table:table-cell office:value-type="float" office:value="0.09239428" calcext:value-type="float">
            <text:p>0.09239428</text:p>
          </table:table-cell>
          <table:table-cell office:value-type="float" office:value="0.132481" calcext:value-type="float">
            <text:p>0.132481</text:p>
          </table:table-cell>
          <table:table-cell office:value-type="float" office:value="370" calcext:value-type="float">
            <text:p>370</text:p>
          </table:table-cell>
          <table:table-cell office:value-type="float" office:value="234.1182" calcext:value-type="float">
            <text:p>234.1182</text:p>
          </table:table-cell>
          <table:table-cell office:value-type="float" office:value="0" calcext:value-type="float">
            <text:p>0</text:p>
          </table:table-cell>
          <table:table-cell office:value-type="float" office:value="423.9546" calcext:value-type="float">
            <text:p>423.9546</text:p>
          </table:table-cell>
          <table:table-cell office:value-type="float" office:value="1082.308" calcext:value-type="float">
            <text:p>1082.308</text:p>
          </table:table-cell>
          <table:table-cell office:value-type="float" office:value="1325.74" calcext:value-type="float">
            <text:p>1325.74</text:p>
          </table:table-cell>
          <table:table-cell office:value-type="float" office:value="1260.292" calcext:value-type="float">
            <text:p>1260.292</text:p>
          </table:table-cell>
          <table:table-cell office:value-type="float" office:value="748.9933" calcext:value-type="float">
            <text:p>748.9933</text:p>
          </table:table-cell>
          <table:table-cell office:value-type="float" office:value="1092.015" calcext:value-type="float">
            <text:p>1092.015</text:p>
          </table:table-cell>
          <table:table-cell office:value-type="float" office:value="410.5078" calcext:value-type="float">
            <text:p>410.5078</text:p>
          </table:table-cell>
          <table:table-cell office:value-type="float" office:value="1841.254" calcext:value-type="float">
            <text:p>1841.254</text:p>
          </table:table-cell>
          <table:table-cell office:value-type="float" office:value="2080.266" calcext:value-type="float">
            <text:p>2080.266</text:p>
          </table:table-cell>
          <table:table-cell office:value-type="float" office:value="1663.775" calcext:value-type="float">
            <text:p>1663.775</text:p>
          </table:table-cell>
          <table:table-cell office:value-type="float" office:value="583.7963" calcext:value-type="float">
            <text:p>583.7963</text:p>
          </table:table-cell>
          <table:table-cell office:value-type="float" office:value="574.2423" calcext:value-type="float">
            <text:p>574.2423</text:p>
          </table:table-cell>
          <table:table-cell office:value-type="float" office:value="142.7243" calcext:value-type="float">
            <text:p>142.7243</text:p>
          </table:table-cell>
          <table:table-cell office:value-type="float" office:value="35.66899" calcext:value-type="float">
            <text:p>35.66899</text:p>
          </table:table-cell>
          <table:table-cell office:value-type="float" office:value="0" calcext:value-type="float">
            <text:p>0</text:p>
          </table:table-cell>
          <table:table-cell office:value-type="float" office:value="-0.00818435" calcext:value-type="float">
            <text:p>-0.00818435</text:p>
          </table:table-cell>
          <table:table-cell office:value-type="float" office:value="0" calcext:value-type="float">
            <text:p>0</text:p>
          </table:table-cell>
          <table:table-cell office:value-type="float" office:value="3.554457" calcext:value-type="float">
            <text:p>3.554457</text:p>
          </table:table-cell>
          <table:table-cell office:value-type="float" office:value="1291.602" calcext:value-type="float">
            <text:p>1291.602</text:p>
          </table:table-cell>
          <table:table-cell office:value-type="float" office:value="-605.6119" calcext:value-type="float">
            <text:p>-605.6119</text:p>
          </table:table-cell>
          <table:table-cell office:value-type="float" office:value="685.9905" calcext:value-type="float">
            <text:p>685.9905</text:p>
          </table:table-cell>
          <table:table-cell office:value-type="float" office:value="-456.8841" calcext:value-type="float">
            <text:p>-456.8841</text:p>
          </table:table-cell>
          <table:table-cell office:value-type="float" office:value="0" calcext:value-type="float">
            <text:p>0</text:p>
          </table:table-cell>
          <table:table-cell office:value-type="float" office:value="13.98676" calcext:value-type="float">
            <text:p>13.98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092004" calcext:value-type="float">
            <text:p>11092004</text:p>
          </table:table-cell>
          <table:table-cell office:value-type="float" office:value="228.5272" calcext:value-type="float">
            <text:p>228.5272</text:p>
          </table:table-cell>
          <table:table-cell office:value-type="float" office:value="13127.52" calcext:value-type="float">
            <text:p>13127.52</text:p>
          </table:table-cell>
          <table:table-cell office:value-type="float" office:value="0" calcext:value-type="float">
            <text:p>0</text:p>
          </table:table-cell>
          <table:table-cell office:value-type="float" office:value="45.76799" calcext:value-type="float">
            <text:p>45.76799</text:p>
          </table:table-cell>
          <table:table-cell office:value-type="float" office:value="-653.3934" calcext:value-type="float">
            <text:p>-653.3934</text:p>
          </table:table-cell>
          <table:table-cell office:value-type="float" office:value="1780.454" calcext:value-type="float">
            <text:p>1780.454</text:p>
          </table:table-cell>
          <table:table-cell office:value-type="float" office:value="-207.0275" calcext:value-type="float">
            <text:p>-207.0275</text:p>
          </table:table-cell>
          <table:table-cell office:value-type="float" office:value="82.90886" calcext:value-type="float">
            <text:p>82.90886</text:p>
          </table:table-cell>
          <table:table-cell office:value-type="float" office:value="89.65869" calcext:value-type="float">
            <text:p>89.65869</text:p>
          </table:table-cell>
          <table:table-cell office:value-type="float" office:value="0.1633988" calcext:value-type="float">
            <text:p>0.1633988</text:p>
          </table:table-cell>
          <table:table-cell office:value-type="float" office:value="6.370234" calcext:value-type="float">
            <text:p>6.370234</text:p>
          </table:table-cell>
          <table:table-cell office:value-type="float" office:value="0.007826163" calcext:value-type="float">
            <text:p>0.007826163</text:p>
          </table:table-cell>
          <table:table-cell office:value-type="float" office:value="0.09239428" calcext:value-type="float">
            <text:p>0.09239428</text:p>
          </table:table-cell>
          <table:table-cell office:value-type="float" office:value="0.1313987" calcext:value-type="float">
            <text:p>0.1313987</text:p>
          </table:table-cell>
          <table:table-cell office:value-type="float" office:value="370" calcext:value-type="float">
            <text:p>370</text:p>
          </table:table-cell>
          <table:table-cell office:value-type="float" office:value="235.9087" calcext:value-type="float">
            <text:p>235.9087</text:p>
          </table:table-cell>
          <table:table-cell office:value-type="float" office:value="0" calcext:value-type="float">
            <text:p>0</text:p>
          </table:table-cell>
          <table:table-cell office:value-type="float" office:value="424.0525" calcext:value-type="float">
            <text:p>424.0525</text:p>
          </table:table-cell>
          <table:table-cell office:value-type="float" office:value="1082.529" calcext:value-type="float">
            <text:p>1082.529</text:p>
          </table:table-cell>
          <table:table-cell office:value-type="float" office:value="1325.855" calcext:value-type="float">
            <text:p>1325.855</text:p>
          </table:table-cell>
          <table:table-cell office:value-type="float" office:value="1260.382" calcext:value-type="float">
            <text:p>1260.382</text:p>
          </table:table-cell>
          <table:table-cell office:value-type="float" office:value="749.0778" calcext:value-type="float">
            <text:p>749.0778</text:p>
          </table:table-cell>
          <table:table-cell office:value-type="float" office:value="1092.054" calcext:value-type="float">
            <text:p>1092.054</text:p>
          </table:table-cell>
          <table:table-cell office:value-type="float" office:value="410.569" calcext:value-type="float">
            <text:p>410.569</text:p>
          </table:table-cell>
          <table:table-cell office:value-type="float" office:value="1841.312" calcext:value-type="float">
            <text:p>1841.312</text:p>
          </table:table-cell>
          <table:table-cell office:value-type="float" office:value="2080.273" calcext:value-type="float">
            <text:p>2080.273</text:p>
          </table:table-cell>
          <table:table-cell office:value-type="float" office:value="1663.768" calcext:value-type="float">
            <text:p>1663.768</text:p>
          </table:table-cell>
          <table:table-cell office:value-type="float" office:value="583.806" calcext:value-type="float">
            <text:p>583.806</text:p>
          </table:table-cell>
          <table:table-cell office:value-type="float" office:value="574.3159" calcext:value-type="float">
            <text:p>574.3159</text:p>
          </table:table-cell>
          <table:table-cell office:value-type="float" office:value="142.7242" calcext:value-type="float">
            <text:p>142.7242</text:p>
          </table:table-cell>
          <table:table-cell office:value-type="float" office:value="35.669" calcext:value-type="float">
            <text:p>35.669</text:p>
          </table:table-cell>
          <table:table-cell office:value-type="float" office:value="0" calcext:value-type="float">
            <text:p>0</text:p>
          </table:table-cell>
          <table:table-cell office:value-type="float" office:value="-0.008191859" calcext:value-type="float">
            <text:p>-0.008191859</text:p>
          </table:table-cell>
          <table:table-cell office:value-type="float" office:value="0" calcext:value-type="float">
            <text:p>0</text:p>
          </table:table-cell>
          <table:table-cell office:value-type="float" office:value="3.50559" calcext:value-type="float">
            <text:p>3.50559</text:p>
          </table:table-cell>
          <table:table-cell office:value-type="float" office:value="1303.568" calcext:value-type="float">
            <text:p>1303.568</text:p>
          </table:table-cell>
          <table:table-cell office:value-type="float" office:value="-614.9714" calcext:value-type="float">
            <text:p>-614.9714</text:p>
          </table:table-cell>
          <table:table-cell office:value-type="float" office:value="688.5963" calcext:value-type="float">
            <text:p>688.5963</text:p>
          </table:table-cell>
          <table:table-cell office:value-type="float" office:value="-457.6" calcext:value-type="float">
            <text:p>-457.6</text:p>
          </table:table-cell>
          <table:table-cell office:value-type="float" office:value="0" calcext:value-type="float">
            <text:p>0</text:p>
          </table:table-cell>
          <table:table-cell office:value-type="float" office:value="13.88776" calcext:value-type="float">
            <text:p>13.88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092004" calcext:value-type="float">
            <text:p>12092004</text:p>
          </table:table-cell>
          <table:table-cell office:value-type="float" office:value="232.0841" calcext:value-type="float">
            <text:p>232.0841</text:p>
          </table:table-cell>
          <table:table-cell office:value-type="float" office:value="13127.28" calcext:value-type="float">
            <text:p>13127.28</text:p>
          </table:table-cell>
          <table:table-cell office:value-type="float" office:value="0" calcext:value-type="float">
            <text:p>0</text:p>
          </table:table-cell>
          <table:table-cell office:value-type="float" office:value="49.88076" calcext:value-type="float">
            <text:p>49.88076</text:p>
          </table:table-cell>
          <table:table-cell office:value-type="float" office:value="-657.1547" calcext:value-type="float">
            <text:p>-657.1547</text:p>
          </table:table-cell>
          <table:table-cell office:value-type="float" office:value="1790.945" calcext:value-type="float">
            <text:p>1790.945</text:p>
          </table:table-cell>
          <table:table-cell office:value-type="float" office:value="-209.9461" calcext:value-type="float">
            <text:p>-209.9461</text:p>
          </table:table-cell>
          <table:table-cell office:value-type="float" office:value="82.43523" calcext:value-type="float">
            <text:p>82.43523</text:p>
          </table:table-cell>
          <table:table-cell office:value-type="float" office:value="92.08755" calcext:value-type="float">
            <text:p>92.08755</text:p>
          </table:table-cell>
          <table:table-cell office:value-type="float" office:value="0.16521" calcext:value-type="float">
            <text:p>0.16521</text:p>
          </table:table-cell>
          <table:table-cell office:value-type="float" office:value="6.370234" calcext:value-type="float">
            <text:p>6.370234</text:p>
          </table:table-cell>
          <table:table-cell office:value-type="float" office:value="0.007826163" calcext:value-type="float">
            <text:p>0.007826163</text:p>
          </table:table-cell>
          <table:table-cell office:value-type="float" office:value="0.09239428" calcext:value-type="float">
            <text:p>0.09239428</text:p>
          </table:table-cell>
          <table:table-cell office:value-type="float" office:value="0.1303157" calcext:value-type="float">
            <text:p>0.1303157</text:p>
          </table:table-cell>
          <table:table-cell office:value-type="float" office:value="370" calcext:value-type="float">
            <text:p>370</text:p>
          </table:table-cell>
          <table:table-cell office:value-type="float" office:value="235.8301" calcext:value-type="float">
            <text:p>235.8301</text:p>
          </table:table-cell>
          <table:table-cell office:value-type="float" office:value="0" calcext:value-type="float">
            <text:p>0</text:p>
          </table:table-cell>
          <table:table-cell office:value-type="float" office:value="424.15" calcext:value-type="float">
            <text:p>424.15</text:p>
          </table:table-cell>
          <table:table-cell office:value-type="float" office:value="1082.761" calcext:value-type="float">
            <text:p>1082.761</text:p>
          </table:table-cell>
          <table:table-cell office:value-type="float" office:value="1325.975" calcext:value-type="float">
            <text:p>1325.975</text:p>
          </table:table-cell>
          <table:table-cell office:value-type="float" office:value="1260.483" calcext:value-type="float">
            <text:p>1260.483</text:p>
          </table:table-cell>
          <table:table-cell office:value-type="float" office:value="749.1656" calcext:value-type="float">
            <text:p>749.1656</text:p>
          </table:table-cell>
          <table:table-cell office:value-type="float" office:value="1092.095" calcext:value-type="float">
            <text:p>1092.095</text:p>
          </table:table-cell>
          <table:table-cell office:value-type="float" office:value="410.6334" calcext:value-type="float">
            <text:p>410.6334</text:p>
          </table:table-cell>
          <table:table-cell office:value-type="float" office:value="1841.372" calcext:value-type="float">
            <text:p>1841.372</text:p>
          </table:table-cell>
          <table:table-cell office:value-type="float" office:value="2080.282" calcext:value-type="float">
            <text:p>2080.282</text:p>
          </table:table-cell>
          <table:table-cell office:value-type="float" office:value="1663.762" calcext:value-type="float">
            <text:p>1663.762</text:p>
          </table:table-cell>
          <table:table-cell office:value-type="float" office:value="583.8163" calcext:value-type="float">
            <text:p>583.8163</text:p>
          </table:table-cell>
          <table:table-cell office:value-type="float" office:value="574.3889" calcext:value-type="float">
            <text:p>574.3889</text:p>
          </table:table-cell>
          <table:table-cell office:value-type="float" office:value="142.7242" calcext:value-type="float">
            <text:p>142.7242</text:p>
          </table:table-cell>
          <table:table-cell office:value-type="float" office:value="35.66901" calcext:value-type="float">
            <text:p>35.66901</text:p>
          </table:table-cell>
          <table:table-cell office:value-type="float" office:value="0" calcext:value-type="float">
            <text:p>0</text:p>
          </table:table-cell>
          <table:table-cell office:value-type="float" office:value="-0.008201099" calcext:value-type="float">
            <text:p>-0.008201099</text:p>
          </table:table-cell>
          <table:table-cell office:value-type="float" office:value="0" calcext:value-type="float">
            <text:p>0</text:p>
          </table:table-cell>
          <table:table-cell office:value-type="float" office:value="3.424055" calcext:value-type="float">
            <text:p>3.424055</text:p>
          </table:table-cell>
          <table:table-cell office:value-type="float" office:value="1314.849" calcext:value-type="float">
            <text:p>1314.849</text:p>
          </table:table-cell>
          <table:table-cell office:value-type="float" office:value="-625.4865" calcext:value-type="float">
            <text:p>-625.4865</text:p>
          </table:table-cell>
          <table:table-cell office:value-type="float" office:value="689.3625" calcext:value-type="float">
            <text:p>689.3625</text:p>
          </table:table-cell>
          <table:table-cell office:value-type="float" office:value="-458.3318" calcext:value-type="float">
            <text:p>-458.3318</text:p>
          </table:table-cell>
          <table:table-cell office:value-type="float" office:value="0" calcext:value-type="float">
            <text:p>0</text:p>
          </table:table-cell>
          <table:table-cell office:value-type="float" office:value="13.77744" calcext:value-type="float">
            <text:p>13.77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3092004" calcext:value-type="float">
            <text:p>13092004</text:p>
          </table:table-cell>
          <table:table-cell office:value-type="float" office:value="237.1575" calcext:value-type="float">
            <text:p>237.1575</text:p>
          </table:table-cell>
          <table:table-cell office:value-type="float" office:value="13127.01" calcext:value-type="float">
            <text:p>13127.01</text:p>
          </table:table-cell>
          <table:table-cell office:value-type="float" office:value="0" calcext:value-type="float">
            <text:p>0</text:p>
          </table:table-cell>
          <table:table-cell office:value-type="float" office:value="55.51979" calcext:value-type="float">
            <text:p>55.51979</text:p>
          </table:table-cell>
          <table:table-cell office:value-type="float" office:value="-660.9973" calcext:value-type="float">
            <text:p>-660.9973</text:p>
          </table:table-cell>
          <table:table-cell office:value-type="float" office:value="1799.13" calcext:value-type="float">
            <text:p>1799.13</text:p>
          </table:table-cell>
          <table:table-cell office:value-type="float" office:value="-212.9091" calcext:value-type="float">
            <text:p>-212.9091</text:p>
          </table:table-cell>
          <table:table-cell office:value-type="float" office:value="81.93253" calcext:value-type="float">
            <text:p>81.93253</text:p>
          </table:table-cell>
          <table:table-cell office:value-type="float" office:value="96.00594" calcext:value-type="float">
            <text:p>96.00594</text:p>
          </table:table-cell>
          <table:table-cell office:value-type="float" office:value="0.1669658" calcext:value-type="float">
            <text:p>0.1669658</text:p>
          </table:table-cell>
          <table:table-cell office:value-type="float" office:value="6.370234" calcext:value-type="float">
            <text:p>6.370234</text:p>
          </table:table-cell>
          <table:table-cell office:value-type="float" office:value="0.007826163" calcext:value-type="float">
            <text:p>0.007826163</text:p>
          </table:table-cell>
          <table:table-cell office:value-type="float" office:value="0.09239428" calcext:value-type="float">
            <text:p>0.09239428</text:p>
          </table:table-cell>
          <table:table-cell office:value-type="float" office:value="0.1299523" calcext:value-type="float">
            <text:p>0.1299523</text:p>
          </table:table-cell>
          <table:table-cell office:value-type="float" office:value="370" calcext:value-type="float">
            <text:p>370</text:p>
          </table:table-cell>
          <table:table-cell office:value-type="float" office:value="233.5419" calcext:value-type="float">
            <text:p>233.5419</text:p>
          </table:table-cell>
          <table:table-cell office:value-type="float" office:value="0" calcext:value-type="float">
            <text:p>0</text:p>
          </table:table-cell>
          <table:table-cell office:value-type="float" office:value="424.2774" calcext:value-type="float">
            <text:p>424.2774</text:p>
          </table:table-cell>
          <table:table-cell office:value-type="float" office:value="1082.977" calcext:value-type="float">
            <text:p>1082.977</text:p>
          </table:table-cell>
          <table:table-cell office:value-type="float" office:value="1326.079" calcext:value-type="float">
            <text:p>1326.079</text:p>
          </table:table-cell>
          <table:table-cell office:value-type="float" office:value="1260.579" calcext:value-type="float">
            <text:p>1260.579</text:p>
          </table:table-cell>
          <table:table-cell office:value-type="float" office:value="749.2539" calcext:value-type="float">
            <text:p>749.2539</text:p>
          </table:table-cell>
          <table:table-cell office:value-type="float" office:value="1092.135" calcext:value-type="float">
            <text:p>1092.135</text:p>
          </table:table-cell>
          <table:table-cell office:value-type="float" office:value="410.6982" calcext:value-type="float">
            <text:p>410.6982</text:p>
          </table:table-cell>
          <table:table-cell office:value-type="float" office:value="1841.435" calcext:value-type="float">
            <text:p>1841.435</text:p>
          </table:table-cell>
          <table:table-cell office:value-type="float" office:value="2080.291" calcext:value-type="float">
            <text:p>2080.291</text:p>
          </table:table-cell>
          <table:table-cell office:value-type="float" office:value="1663.756" calcext:value-type="float">
            <text:p>1663.756</text:p>
          </table:table-cell>
          <table:table-cell office:value-type="float" office:value="583.8268" calcext:value-type="float">
            <text:p>583.8268</text:p>
          </table:table-cell>
          <table:table-cell office:value-type="float" office:value="574.4597" calcext:value-type="float">
            <text:p>574.4597</text:p>
          </table:table-cell>
          <table:table-cell office:value-type="float" office:value="142.7242" calcext:value-type="float">
            <text:p>142.7242</text:p>
          </table:table-cell>
          <table:table-cell office:value-type="float" office:value="35.66901" calcext:value-type="float">
            <text:p>35.66901</text:p>
          </table:table-cell>
          <table:table-cell office:value-type="float" office:value="0" calcext:value-type="float">
            <text:p>0</text:p>
          </table:table-cell>
          <table:table-cell office:value-type="float" office:value="-0.008215967" calcext:value-type="float">
            <text:p>-0.008215967</text:p>
          </table:table-cell>
          <table:table-cell office:value-type="float" office:value="0" calcext:value-type="float">
            <text:p>0</text:p>
          </table:table-cell>
          <table:table-cell office:value-type="float" office:value="3.302163" calcext:value-type="float">
            <text:p>3.302163</text:p>
          </table:table-cell>
          <table:table-cell office:value-type="float" office:value="1325.288" calcext:value-type="float">
            <text:p>1325.288</text:p>
          </table:table-cell>
          <table:table-cell office:value-type="float" office:value="-637.3427" calcext:value-type="float">
            <text:p>-637.3427</text:p>
          </table:table-cell>
          <table:table-cell office:value-type="float" office:value="687.9453" calcext:value-type="float">
            <text:p>687.9453</text:p>
          </table:table-cell>
          <table:table-cell office:value-type="float" office:value="-459.1072" calcext:value-type="float">
            <text:p>-459.1072</text:p>
          </table:table-cell>
          <table:table-cell office:value-type="float" office:value="0" calcext:value-type="float">
            <text:p>0</text:p>
          </table:table-cell>
          <table:table-cell office:value-type="float" office:value="13.67104" calcext:value-type="float">
            <text:p>13.67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092004" calcext:value-type="float">
            <text:p>14092004</text:p>
          </table:table-cell>
          <table:table-cell office:value-type="float" office:value="240.8433" calcext:value-type="float">
            <text:p>240.8433</text:p>
          </table:table-cell>
          <table:table-cell office:value-type="float" office:value="13126.72" calcext:value-type="float">
            <text:p>13126.72</text:p>
          </table:table-cell>
          <table:table-cell office:value-type="float" office:value="0" calcext:value-type="float">
            <text:p>0</text:p>
          </table:table-cell>
          <table:table-cell office:value-type="float" office:value="59.73318" calcext:value-type="float">
            <text:p>59.73318</text:p>
          </table:table-cell>
          <table:table-cell office:value-type="float" office:value="-664.8459" calcext:value-type="float">
            <text:p>-664.8459</text:p>
          </table:table-cell>
          <table:table-cell office:value-type="float" office:value="1806.444" calcext:value-type="float">
            <text:p>1806.444</text:p>
          </table:table-cell>
          <table:table-cell office:value-type="float" office:value="-215.8133" calcext:value-type="float">
            <text:p>-215.8133</text:p>
          </table:table-cell>
          <table:table-cell office:value-type="float" office:value="81.57977" calcext:value-type="float">
            <text:p>81.57977</text:p>
          </table:table-cell>
          <table:table-cell office:value-type="float" office:value="98.57829" calcext:value-type="float">
            <text:p>98.57829</text:p>
          </table:table-cell>
          <table:table-cell office:value-type="float" office:value="0.1686955" calcext:value-type="float">
            <text:p>0.1686955</text:p>
          </table:table-cell>
          <table:table-cell office:value-type="float" office:value="6.370234" calcext:value-type="float">
            <text:p>6.370234</text:p>
          </table:table-cell>
          <table:table-cell office:value-type="float" office:value="0.007826163" calcext:value-type="float">
            <text:p>0.007826163</text:p>
          </table:table-cell>
          <table:table-cell office:value-type="float" office:value="0.09239428" calcext:value-type="float">
            <text:p>0.09239428</text:p>
          </table:table-cell>
          <table:table-cell office:value-type="float" office:value="0.1296589" calcext:value-type="float">
            <text:p>0.1296589</text:p>
          </table:table-cell>
          <table:table-cell office:value-type="float" office:value="370" calcext:value-type="float">
            <text:p>370</text:p>
          </table:table-cell>
          <table:table-cell office:value-type="float" office:value="232.069" calcext:value-type="float">
            <text:p>232.069</text:p>
          </table:table-cell>
          <table:table-cell office:value-type="float" office:value="0" calcext:value-type="float">
            <text:p>0</text:p>
          </table:table-cell>
          <table:table-cell office:value-type="float" office:value="424.3531" calcext:value-type="float">
            <text:p>424.3531</text:p>
          </table:table-cell>
          <table:table-cell office:value-type="float" office:value="1083.199" calcext:value-type="float">
            <text:p>1083.199</text:p>
          </table:table-cell>
          <table:table-cell office:value-type="float" office:value="1326.188" calcext:value-type="float">
            <text:p>1326.188</text:p>
          </table:table-cell>
          <table:table-cell office:value-type="float" office:value="1260.667" calcext:value-type="float">
            <text:p>1260.667</text:p>
          </table:table-cell>
          <table:table-cell office:value-type="float" office:value="749.3362" calcext:value-type="float">
            <text:p>749.3362</text:p>
          </table:table-cell>
          <table:table-cell office:value-type="float" office:value="1092.173" calcext:value-type="float">
            <text:p>1092.173</text:p>
          </table:table-cell>
          <table:table-cell office:value-type="float" office:value="410.7614" calcext:value-type="float">
            <text:p>410.7614</text:p>
          </table:table-cell>
          <table:table-cell office:value-type="float" office:value="1841.496" calcext:value-type="float">
            <text:p>1841.496</text:p>
          </table:table-cell>
          <table:table-cell office:value-type="float" office:value="2080.3" calcext:value-type="float">
            <text:p>2080.3</text:p>
          </table:table-cell>
          <table:table-cell office:value-type="float" office:value="1663.75" calcext:value-type="float">
            <text:p>1663.75</text:p>
          </table:table-cell>
          <table:table-cell office:value-type="float" office:value="583.8372" calcext:value-type="float">
            <text:p>583.8372</text:p>
          </table:table-cell>
          <table:table-cell office:value-type="float" office:value="574.527" calcext:value-type="float">
            <text:p>574.527</text:p>
          </table:table-cell>
          <table:table-cell office:value-type="float" office:value="142.7242" calcext:value-type="float">
            <text:p>142.7242</text:p>
          </table:table-cell>
          <table:table-cell office:value-type="float" office:value="35.669" calcext:value-type="float">
            <text:p>35.669</text:p>
          </table:table-cell>
          <table:table-cell office:value-type="float" office:value="0" calcext:value-type="float">
            <text:p>0</text:p>
          </table:table-cell>
          <table:table-cell office:value-type="float" office:value="-0.008229963" calcext:value-type="float">
            <text:p>-0.008229963</text:p>
          </table:table-cell>
          <table:table-cell office:value-type="float" office:value="0" calcext:value-type="float">
            <text:p>0</text:p>
          </table:table-cell>
          <table:table-cell office:value-type="float" office:value="3.22134" calcext:value-type="float">
            <text:p>3.22134</text:p>
          </table:table-cell>
          <table:table-cell office:value-type="float" office:value="1335.448" calcext:value-type="float">
            <text:p>1335.448</text:p>
          </table:table-cell>
          <table:table-cell office:value-type="float" office:value="-648.0302" calcext:value-type="float">
            <text:p>-648.0302</text:p>
          </table:table-cell>
          <table:table-cell office:value-type="float" office:value="687.4173" calcext:value-type="float">
            <text:p>687.4173</text:p>
          </table:table-cell>
          <table:table-cell office:value-type="float" office:value="-459.8715" calcext:value-type="float">
            <text:p>-459.8715</text:p>
          </table:table-cell>
          <table:table-cell office:value-type="float" office:value="0" calcext:value-type="float">
            <text:p>0</text:p>
          </table:table-cell>
          <table:table-cell office:value-type="float" office:value="13.49259" calcext:value-type="float">
            <text:p>13.49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5092004" calcext:value-type="float">
            <text:p>15092004</text:p>
          </table:table-cell>
          <table:table-cell office:value-type="float" office:value="241.3549" calcext:value-type="float">
            <text:p>241.3549</text:p>
          </table:table-cell>
          <table:table-cell office:value-type="float" office:value="13126.71" calcext:value-type="float">
            <text:p>13126.71</text:p>
          </table:table-cell>
          <table:table-cell office:value-type="float" office:value="0" calcext:value-type="float">
            <text:p>0</text:p>
          </table:table-cell>
          <table:table-cell office:value-type="float" office:value="61.85792" calcext:value-type="float">
            <text:p>61.85792</text:p>
          </table:table-cell>
          <table:table-cell office:value-type="float" office:value="-669.0975" calcext:value-type="float">
            <text:p>-669.0975</text:p>
          </table:table-cell>
          <table:table-cell office:value-type="float" office:value="1819.564" calcext:value-type="float">
            <text:p>1819.564</text:p>
          </table:table-cell>
          <table:table-cell office:value-type="float" office:value="-218.5615" calcext:value-type="float">
            <text:p>-218.5615</text:p>
          </table:table-cell>
          <table:table-cell office:value-type="float" office:value="82.03518" calcext:value-type="float">
            <text:p>82.03518</text:p>
          </table:table-cell>
          <table:table-cell office:value-type="float" office:value="98.00806" calcext:value-type="float">
            <text:p>98.00806</text:p>
          </table:table-cell>
          <table:table-cell office:value-type="float" office:value="0.1699536" calcext:value-type="float">
            <text:p>0.1699536</text:p>
          </table:table-cell>
          <table:table-cell office:value-type="float" office:value="6.370234" calcext:value-type="float">
            <text:p>6.370234</text:p>
          </table:table-cell>
          <table:table-cell office:value-type="float" office:value="0.007826429" calcext:value-type="float">
            <text:p>0.007826429</text:p>
          </table:table-cell>
          <table:table-cell office:value-type="float" office:value="0.09239428" calcext:value-type="float">
            <text:p>0.09239428</text:p>
          </table:table-cell>
          <table:table-cell office:value-type="float" office:value="0.1284295" calcext:value-type="float">
            <text:p>0.1284295</text:p>
          </table:table-cell>
          <table:table-cell office:value-type="float" office:value="370" calcext:value-type="float">
            <text:p>370</text:p>
          </table:table-cell>
          <table:table-cell office:value-type="float" office:value="239.828" calcext:value-type="float">
            <text:p>239.828</text:p>
          </table:table-cell>
          <table:table-cell office:value-type="float" office:value="0" calcext:value-type="float">
            <text:p>0</text:p>
          </table:table-cell>
          <table:table-cell office:value-type="float" office:value="424.6421" calcext:value-type="float">
            <text:p>424.6421</text:p>
          </table:table-cell>
          <table:table-cell office:value-type="float" office:value="1083.438" calcext:value-type="float">
            <text:p>1083.438</text:p>
          </table:table-cell>
          <table:table-cell office:value-type="float" office:value="1326.319" calcext:value-type="float">
            <text:p>1326.319</text:p>
          </table:table-cell>
          <table:table-cell office:value-type="float" office:value="1260.764" calcext:value-type="float">
            <text:p>1260.764</text:p>
          </table:table-cell>
          <table:table-cell office:value-type="float" office:value="749.4202" calcext:value-type="float">
            <text:p>749.4202</text:p>
          </table:table-cell>
          <table:table-cell office:value-type="float" office:value="1092.211" calcext:value-type="float">
            <text:p>1092.211</text:p>
          </table:table-cell>
          <table:table-cell office:value-type="float" office:value="410.8237" calcext:value-type="float">
            <text:p>410.8237</text:p>
          </table:table-cell>
          <table:table-cell office:value-type="float" office:value="1841.556" calcext:value-type="float">
            <text:p>1841.556</text:p>
          </table:table-cell>
          <table:table-cell office:value-type="float" office:value="2080.307" calcext:value-type="float">
            <text:p>2080.307</text:p>
          </table:table-cell>
          <table:table-cell office:value-type="float" office:value="1663.744" calcext:value-type="float">
            <text:p>1663.744</text:p>
          </table:table-cell>
          <table:table-cell office:value-type="float" office:value="583.8473" calcext:value-type="float">
            <text:p>583.8473</text:p>
          </table:table-cell>
          <table:table-cell office:value-type="float" office:value="574.5912" calcext:value-type="float">
            <text:p>574.5912</text:p>
          </table:table-cell>
          <table:table-cell office:value-type="float" office:value="142.7241" calcext:value-type="float">
            <text:p>142.7241</text:p>
          </table:table-cell>
          <table:table-cell office:value-type="float" office:value="35.66901" calcext:value-type="float">
            <text:p>35.66901</text:p>
          </table:table-cell>
          <table:table-cell office:value-type="float" office:value="0" calcext:value-type="float">
            <text:p>0</text:p>
          </table:table-cell>
          <table:table-cell office:value-type="float" office:value="-0.008276633" calcext:value-type="float">
            <text:p>-0.008276633</text:p>
          </table:table-cell>
          <table:table-cell office:value-type="float" office:value="0" calcext:value-type="float">
            <text:p>0</text:p>
          </table:table-cell>
          <table:table-cell office:value-type="float" office:value="3.203299" calcext:value-type="float">
            <text:p>3.203299</text:p>
          </table:table-cell>
          <table:table-cell office:value-type="float" office:value="1352.16" calcext:value-type="float">
            <text:p>1352.16</text:p>
          </table:table-cell>
          <table:table-cell office:value-type="float" office:value="-655.4856" calcext:value-type="float">
            <text:p>-655.4856</text:p>
          </table:table-cell>
          <table:table-cell office:value-type="float" office:value="696.674" calcext:value-type="float">
            <text:p>696.674</text:p>
          </table:table-cell>
          <table:table-cell office:value-type="float" office:value="-461.4413" calcext:value-type="float">
            <text:p>-461.4413</text:p>
          </table:table-cell>
          <table:table-cell office:value-type="float" office:value="0" calcext:value-type="float">
            <text:p>0</text:p>
          </table:table-cell>
          <table:table-cell office:value-type="float" office:value="13.55744" calcext:value-type="float">
            <text:p>13.55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092004" calcext:value-type="float">
            <text:p>16092004</text:p>
          </table:table-cell>
          <table:table-cell office:value-type="float" office:value="242.2419" calcext:value-type="float">
            <text:p>242.2419</text:p>
          </table:table-cell>
          <table:table-cell office:value-type="float" office:value="13126.63" calcext:value-type="float">
            <text:p>13126.63</text:p>
          </table:table-cell>
          <table:table-cell office:value-type="float" office:value="0" calcext:value-type="float">
            <text:p>0</text:p>
          </table:table-cell>
          <table:table-cell office:value-type="float" office:value="63.76888" calcext:value-type="float">
            <text:p>63.76888</text:p>
          </table:table-cell>
          <table:table-cell office:value-type="float" office:value="-672.956" calcext:value-type="float">
            <text:p>-672.956</text:p>
          </table:table-cell>
          <table:table-cell office:value-type="float" office:value="1827.453" calcext:value-type="float">
            <text:p>1827.453</text:p>
          </table:table-cell>
          <table:table-cell office:value-type="float" office:value="-221.0984" calcext:value-type="float">
            <text:p>-221.0984</text:p>
          </table:table-cell>
          <table:table-cell office:value-type="float" office:value="82.16632" calcext:value-type="float">
            <text:p>82.16632</text:p>
          </table:table-cell>
          <table:table-cell office:value-type="float" office:value="97.75389" calcext:value-type="float">
            <text:p>97.75389</text:p>
          </table:table-cell>
          <table:table-cell office:value-type="float" office:value="0.1717458" calcext:value-type="float">
            <text:p>0.1717458</text:p>
          </table:table-cell>
          <table:table-cell office:value-type="float" office:value="6.370234" calcext:value-type="float">
            <text:p>6.370234</text:p>
          </table:table-cell>
          <table:table-cell office:value-type="float" office:value="0.007826429" calcext:value-type="float">
            <text:p>0.007826429</text:p>
          </table:table-cell>
          <table:table-cell office:value-type="float" office:value="0.09239428" calcext:value-type="float">
            <text:p>0.09239428</text:p>
          </table:table-cell>
          <table:table-cell office:value-type="float" office:value="0.1272084" calcext:value-type="float">
            <text:p>0.1272084</text:p>
          </table:table-cell>
          <table:table-cell office:value-type="float" office:value="370" calcext:value-type="float">
            <text:p>370</text:p>
          </table:table-cell>
          <table:table-cell office:value-type="float" office:value="245.7867" calcext:value-type="float">
            <text:p>245.7867</text:p>
          </table:table-cell>
          <table:table-cell office:value-type="float" office:value="0" calcext:value-type="float">
            <text:p>0</text:p>
          </table:table-cell>
          <table:table-cell office:value-type="float" office:value="424.7944" calcext:value-type="float">
            <text:p>424.7944</text:p>
          </table:table-cell>
          <table:table-cell office:value-type="float" office:value="1083.709" calcext:value-type="float">
            <text:p>1083.709</text:p>
          </table:table-cell>
          <table:table-cell office:value-type="float" office:value="1326.491" calcext:value-type="float">
            <text:p>1326.491</text:p>
          </table:table-cell>
          <table:table-cell office:value-type="float" office:value="1260.882" calcext:value-type="float">
            <text:p>1260.882</text:p>
          </table:table-cell>
          <table:table-cell office:value-type="float" office:value="749.5171" calcext:value-type="float">
            <text:p>749.5171</text:p>
          </table:table-cell>
          <table:table-cell office:value-type="float" office:value="1092.257" calcext:value-type="float">
            <text:p>1092.257</text:p>
          </table:table-cell>
          <table:table-cell office:value-type="float" office:value="410.8901" calcext:value-type="float">
            <text:p>410.8901</text:p>
          </table:table-cell>
          <table:table-cell office:value-type="float" office:value="1841.617" calcext:value-type="float">
            <text:p>1841.617</text:p>
          </table:table-cell>
          <table:table-cell office:value-type="float" office:value="2080.314" calcext:value-type="float">
            <text:p>2080.314</text:p>
          </table:table-cell>
          <table:table-cell office:value-type="float" office:value="1663.738" calcext:value-type="float">
            <text:p>1663.738</text:p>
          </table:table-cell>
          <table:table-cell office:value-type="float" office:value="583.8575" calcext:value-type="float">
            <text:p>583.8575</text:p>
          </table:table-cell>
          <table:table-cell office:value-type="float" office:value="574.6558" calcext:value-type="float">
            <text:p>574.6558</text:p>
          </table:table-cell>
          <table:table-cell office:value-type="float" office:value="142.7241" calcext:value-type="float">
            <text:p>142.7241</text:p>
          </table:table-cell>
          <table:table-cell office:value-type="float" office:value="35.66903" calcext:value-type="float">
            <text:p>35.66903</text:p>
          </table:table-cell>
          <table:table-cell office:value-type="float" office:value="0" calcext:value-type="float">
            <text:p>0</text:p>
          </table:table-cell>
          <table:table-cell office:value-type="float" office:value="-0.008280969" calcext:value-type="float">
            <text:p>-0.008280969</text:p>
          </table:table-cell>
          <table:table-cell office:value-type="float" office:value="0" calcext:value-type="float">
            <text:p>0</text:p>
          </table:table-cell>
          <table:table-cell office:value-type="float" office:value="3.191657" calcext:value-type="float">
            <text:p>3.191657</text:p>
          </table:table-cell>
          <table:table-cell office:value-type="float" office:value="1366.324" calcext:value-type="float">
            <text:p>1366.324</text:p>
          </table:table-cell>
          <table:table-cell office:value-type="float" office:value="-662.371" calcext:value-type="float">
            <text:p>-662.371</text:p>
          </table:table-cell>
          <table:table-cell office:value-type="float" office:value="703.9529" calcext:value-type="float">
            <text:p>703.9529</text:p>
          </table:table-cell>
          <table:table-cell office:value-type="float" office:value="-462.4957" calcext:value-type="float">
            <text:p>-462.4957</text:p>
          </table:table-cell>
          <table:table-cell office:value-type="float" office:value="0" calcext:value-type="float">
            <text:p>0</text:p>
          </table:table-cell>
          <table:table-cell office:value-type="float" office:value="13.29146" calcext:value-type="float">
            <text:p>13.29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7092004" calcext:value-type="float">
            <text:p>17092004</text:p>
          </table:table-cell>
          <table:table-cell office:value-type="float" office:value="244.1034" calcext:value-type="float">
            <text:p>244.1034</text:p>
          </table:table-cell>
          <table:table-cell office:value-type="float" office:value="13126.45" calcext:value-type="float">
            <text:p>13126.45</text:p>
          </table:table-cell>
          <table:table-cell office:value-type="float" office:value="0" calcext:value-type="float">
            <text:p>0</text:p>
          </table:table-cell>
          <table:table-cell office:value-type="float" office:value="66.17792" calcext:value-type="float">
            <text:p>66.17792</text:p>
          </table:table-cell>
          <table:table-cell office:value-type="float" office:value="-676.4345" calcext:value-type="float">
            <text:p>-676.4345</text:p>
          </table:table-cell>
          <table:table-cell office:value-type="float" office:value="1835.09" calcext:value-type="float">
            <text:p>1835.09</text:p>
          </table:table-cell>
          <table:table-cell office:value-type="float" office:value="-223.7471" calcext:value-type="float">
            <text:p>-223.7471</text:p>
          </table:table-cell>
          <table:table-cell office:value-type="float" office:value="81.86723" calcext:value-type="float">
            <text:p>81.86723</text:p>
          </table:table-cell>
          <table:table-cell office:value-type="float" office:value="98.40129" calcext:value-type="float">
            <text:p>98.40129</text:p>
          </table:table-cell>
          <table:table-cell office:value-type="float" office:value="0.1736566" calcext:value-type="float">
            <text:p>0.1736566</text:p>
          </table:table-cell>
          <table:table-cell office:value-type="float" office:value="6.370234" calcext:value-type="float">
            <text:p>6.370234</text:p>
          </table:table-cell>
          <table:table-cell office:value-type="float" office:value="0.007826429" calcext:value-type="float">
            <text:p>0.007826429</text:p>
          </table:table-cell>
          <table:table-cell office:value-type="float" office:value="0.09239428" calcext:value-type="float">
            <text:p>0.09239428</text:p>
          </table:table-cell>
          <table:table-cell office:value-type="float" office:value="0.1267524" calcext:value-type="float">
            <text:p>0.1267524</text:p>
          </table:table-cell>
          <table:table-cell office:value-type="float" office:value="370" calcext:value-type="float">
            <text:p>370</text:p>
          </table:table-cell>
          <table:table-cell office:value-type="float" office:value="249.2322" calcext:value-type="float">
            <text:p>249.2322</text:p>
          </table:table-cell>
          <table:table-cell office:value-type="float" office:value="0" calcext:value-type="float">
            <text:p>0</text:p>
          </table:table-cell>
          <table:table-cell office:value-type="float" office:value="424.8731" calcext:value-type="float">
            <text:p>424.8731</text:p>
          </table:table-cell>
          <table:table-cell office:value-type="float" office:value="1083.995" calcext:value-type="float">
            <text:p>1083.995</text:p>
          </table:table-cell>
          <table:table-cell office:value-type="float" office:value="1326.666" calcext:value-type="float">
            <text:p>1326.666</text:p>
          </table:table-cell>
          <table:table-cell office:value-type="float" office:value="1261.007" calcext:value-type="float">
            <text:p>1261.007</text:p>
          </table:table-cell>
          <table:table-cell office:value-type="float" office:value="749.6196" calcext:value-type="float">
            <text:p>749.6196</text:p>
          </table:table-cell>
          <table:table-cell office:value-type="float" office:value="1092.307" calcext:value-type="float">
            <text:p>1092.307</text:p>
          </table:table-cell>
          <table:table-cell office:value-type="float" office:value="410.9604" calcext:value-type="float">
            <text:p>410.9604</text:p>
          </table:table-cell>
          <table:table-cell office:value-type="float" office:value="1841.682" calcext:value-type="float">
            <text:p>1841.682</text:p>
          </table:table-cell>
          <table:table-cell office:value-type="float" office:value="2080.323" calcext:value-type="float">
            <text:p>2080.323</text:p>
          </table:table-cell>
          <table:table-cell office:value-type="float" office:value="1663.732" calcext:value-type="float">
            <text:p>1663.732</text:p>
          </table:table-cell>
          <table:table-cell office:value-type="float" office:value="583.8681" calcext:value-type="float">
            <text:p>583.8681</text:p>
          </table:table-cell>
          <table:table-cell office:value-type="float" office:value="574.723" calcext:value-type="float">
            <text:p>574.723</text:p>
          </table:table-cell>
          <table:table-cell office:value-type="float" office:value="142.7241" calcext:value-type="float">
            <text:p>142.7241</text:p>
          </table:table-cell>
          <table:table-cell office:value-type="float" office:value="35.66903" calcext:value-type="float">
            <text:p>35.66903</text:p>
          </table:table-cell>
          <table:table-cell office:value-type="float" office:value="0" calcext:value-type="float">
            <text:p>0</text:p>
          </table:table-cell>
          <table:table-cell office:value-type="float" office:value="-0.008286151" calcext:value-type="float">
            <text:p>-0.008286151</text:p>
          </table:table-cell>
          <table:table-cell office:value-type="float" office:value="0" calcext:value-type="float">
            <text:p>0</text:p>
          </table:table-cell>
          <table:table-cell office:value-type="float" office:value="3.167068" calcext:value-type="float">
            <text:p>3.167068</text:p>
          </table:table-cell>
          <table:table-cell office:value-type="float" office:value="1378.508" calcext:value-type="float">
            <text:p>1378.508</text:p>
          </table:table-cell>
          <table:table-cell office:value-type="float" office:value="-670.2783" calcext:value-type="float">
            <text:p>-670.2783</text:p>
          </table:table-cell>
          <table:table-cell office:value-type="float" office:value="708.2293" calcext:value-type="float">
            <text:p>708.2293</text:p>
          </table:table-cell>
          <table:table-cell office:value-type="float" office:value="-463.1763" calcext:value-type="float">
            <text:p>-463.1763</text:p>
          </table:table-cell>
          <table:table-cell office:value-type="float" office:value="0" calcext:value-type="float">
            <text:p>0</text:p>
          </table:table-cell>
          <table:table-cell office:value-type="float" office:value="13.14157" calcext:value-type="float">
            <text:p>13.14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8092004" calcext:value-type="float">
            <text:p>18092004</text:p>
          </table:table-cell>
          <table:table-cell office:value-type="float" office:value="248.254" calcext:value-type="float">
            <text:p>248.254</text:p>
          </table:table-cell>
          <table:table-cell office:value-type="float" office:value="13126.22" calcext:value-type="float">
            <text:p>13126.22</text:p>
          </table:table-cell>
          <table:table-cell office:value-type="float" office:value="0" calcext:value-type="float">
            <text:p>0</text:p>
          </table:table-cell>
          <table:table-cell office:value-type="float" office:value="70.88957" calcext:value-type="float">
            <text:p>70.88957</text:p>
          </table:table-cell>
          <table:table-cell office:value-type="float" office:value="-680.1653" calcext:value-type="float">
            <text:p>-680.1653</text:p>
          </table:table-cell>
          <table:table-cell office:value-type="float" office:value="1846.931" calcext:value-type="float">
            <text:p>1846.931</text:p>
          </table:table-cell>
          <table:table-cell office:value-type="float" office:value="-226.6376" calcext:value-type="float">
            <text:p>-226.6376</text:p>
          </table:table-cell>
          <table:table-cell office:value-type="float" office:value="81.40205" calcext:value-type="float">
            <text:p>81.40205</text:p>
          </table:table-cell>
          <table:table-cell office:value-type="float" office:value="101.3523" calcext:value-type="float">
            <text:p>101.3523</text:p>
          </table:table-cell>
          <table:table-cell office:value-type="float" office:value="0.175432" calcext:value-type="float">
            <text:p>0.175432</text:p>
          </table:table-cell>
          <table:table-cell office:value-type="float" office:value="6.370234" calcext:value-type="float">
            <text:p>6.370234</text:p>
          </table:table-cell>
          <table:table-cell office:value-type="float" office:value="0.007826429" calcext:value-type="float">
            <text:p>0.007826429</text:p>
          </table:table-cell>
          <table:table-cell office:value-type="float" office:value="0.09239428" calcext:value-type="float">
            <text:p>0.09239428</text:p>
          </table:table-cell>
          <table:table-cell office:value-type="float" office:value="0.1263898" calcext:value-type="float">
            <text:p>0.1263898</text:p>
          </table:table-cell>
          <table:table-cell office:value-type="float" office:value="370" calcext:value-type="float">
            <text:p>370</text:p>
          </table:table-cell>
          <table:table-cell office:value-type="float" office:value="247.7202" calcext:value-type="float">
            <text:p>247.7202</text:p>
          </table:table-cell>
          <table:table-cell office:value-type="float" office:value="0" calcext:value-type="float">
            <text:p>0</text:p>
          </table:table-cell>
          <table:table-cell office:value-type="float" office:value="424.9685" calcext:value-type="float">
            <text:p>424.9685</text:p>
          </table:table-cell>
          <table:table-cell office:value-type="float" office:value="1084.251" calcext:value-type="float">
            <text:p>1084.251</text:p>
          </table:table-cell>
          <table:table-cell office:value-type="float" office:value="1326.81" calcext:value-type="float">
            <text:p>1326.81</text:p>
          </table:table-cell>
          <table:table-cell office:value-type="float" office:value="1261.123" calcext:value-type="float">
            <text:p>1261.123</text:p>
          </table:table-cell>
          <table:table-cell office:value-type="float" office:value="749.7175" calcext:value-type="float">
            <text:p>749.7175</text:p>
          </table:table-cell>
          <table:table-cell office:value-type="float" office:value="1092.355" calcext:value-type="float">
            <text:p>1092.355</text:p>
          </table:table-cell>
          <table:table-cell office:value-type="float" office:value="411.0309" calcext:value-type="float">
            <text:p>411.0309</text:p>
          </table:table-cell>
          <table:table-cell office:value-type="float" office:value="1841.749" calcext:value-type="float">
            <text:p>1841.749</text:p>
          </table:table-cell>
          <table:table-cell office:value-type="float" office:value="2080.332" calcext:value-type="float">
            <text:p>2080.332</text:p>
          </table:table-cell>
          <table:table-cell office:value-type="float" office:value="1663.727" calcext:value-type="float">
            <text:p>1663.727</text:p>
          </table:table-cell>
          <table:table-cell office:value-type="float" office:value="583.8791" calcext:value-type="float">
            <text:p>583.8791</text:p>
          </table:table-cell>
          <table:table-cell office:value-type="float" office:value="574.7913" calcext:value-type="float">
            <text:p>574.7913</text:p>
          </table:table-cell>
          <table:table-cell office:value-type="float" office:value="142.7241" calcext:value-type="float">
            <text:p>142.7241</text:p>
          </table:table-cell>
          <table:table-cell office:value-type="float" office:value="35.66902" calcext:value-type="float">
            <text:p>35.66902</text:p>
          </table:table-cell>
          <table:table-cell office:value-type="float" office:value="0" calcext:value-type="float">
            <text:p>0</text:p>
          </table:table-cell>
          <table:table-cell office:value-type="float" office:value="-0.00829494" calcext:value-type="float">
            <text:p>-0.00829494</text:p>
          </table:table-cell>
          <table:table-cell office:value-type="float" office:value="0" calcext:value-type="float">
            <text:p>0</text:p>
          </table:table-cell>
          <table:table-cell office:value-type="float" office:value="3.076505" calcext:value-type="float">
            <text:p>3.076505</text:p>
          </table:table-cell>
          <table:table-cell office:value-type="float" office:value="1389.038" calcext:value-type="float">
            <text:p>1389.038</text:p>
          </table:table-cell>
          <table:table-cell office:value-type="float" office:value="-681.4799" calcext:value-type="float">
            <text:p>-681.4799</text:p>
          </table:table-cell>
          <table:table-cell office:value-type="float" office:value="707.5579" calcext:value-type="float">
            <text:p>707.5579</text:p>
          </table:table-cell>
          <table:table-cell office:value-type="float" office:value="-463.8999" calcext:value-type="float">
            <text:p>-463.8999</text:p>
          </table:table-cell>
          <table:table-cell office:value-type="float" office:value="0" calcext:value-type="float">
            <text:p>0</text:p>
          </table:table-cell>
          <table:table-cell office:value-type="float" office:value="13.02467" calcext:value-type="float">
            <text:p>13.02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9092004" calcext:value-type="float">
            <text:p>19092004</text:p>
          </table:table-cell>
          <table:table-cell office:value-type="float" office:value="253.7356" calcext:value-type="float">
            <text:p>253.7356</text:p>
          </table:table-cell>
          <table:table-cell office:value-type="float" office:value="13125.96" calcext:value-type="float">
            <text:p>13125.96</text:p>
          </table:table-cell>
          <table:table-cell office:value-type="float" office:value="0" calcext:value-type="float">
            <text:p>0</text:p>
          </table:table-cell>
          <table:table-cell office:value-type="float" office:value="76.95447" calcext:value-type="float">
            <text:p>76.95447</text:p>
          </table:table-cell>
          <table:table-cell office:value-type="float" office:value="-683.9545" calcext:value-type="float">
            <text:p>-683.9545</text:p>
          </table:table-cell>
          <table:table-cell office:value-type="float" office:value="1851.052" calcext:value-type="float">
            <text:p>1851.052</text:p>
          </table:table-cell>
          <table:table-cell office:value-type="float" office:value="-229.5135" calcext:value-type="float">
            <text:p>-229.5135</text:p>
          </table:table-cell>
          <table:table-cell office:value-type="float" office:value="80.98318" calcext:value-type="float">
            <text:p>80.98318</text:p>
          </table:table-cell>
          <table:table-cell office:value-type="float" office:value="105.6868" calcext:value-type="float">
            <text:p>105.6868</text:p>
          </table:table-cell>
          <table:table-cell office:value-type="float" office:value="0.1771991" calcext:value-type="float">
            <text:p>0.1771991</text:p>
          </table:table-cell>
          <table:table-cell office:value-type="float" office:value="6.370234" calcext:value-type="float">
            <text:p>6.370234</text:p>
          </table:table-cell>
          <table:table-cell office:value-type="float" office:value="0.007826429" calcext:value-type="float">
            <text:p>0.007826429</text:p>
          </table:table-cell>
          <table:table-cell office:value-type="float" office:value="0.09239428" calcext:value-type="float">
            <text:p>0.09239428</text:p>
          </table:table-cell>
          <table:table-cell office:value-type="float" office:value="0.1251079" calcext:value-type="float">
            <text:p>0.1251079</text:p>
          </table:table-cell>
          <table:table-cell office:value-type="float" office:value="370" calcext:value-type="float">
            <text:p>370</text:p>
          </table:table-cell>
          <table:table-cell office:value-type="float" office:value="244.6537" calcext:value-type="float">
            <text:p>244.6537</text:p>
          </table:table-cell>
          <table:table-cell office:value-type="float" office:value="0" calcext:value-type="float">
            <text:p>0</text:p>
          </table:table-cell>
          <table:table-cell office:value-type="float" office:value="425.0909" calcext:value-type="float">
            <text:p>425.0909</text:p>
          </table:table-cell>
          <table:table-cell office:value-type="float" office:value="1084.474" calcext:value-type="float">
            <text:p>1084.474</text:p>
          </table:table-cell>
          <table:table-cell office:value-type="float" office:value="1326.924" calcext:value-type="float">
            <text:p>1326.924</text:p>
          </table:table-cell>
          <table:table-cell office:value-type="float" office:value="1261.216" calcext:value-type="float">
            <text:p>1261.216</text:p>
          </table:table-cell>
          <table:table-cell office:value-type="float" office:value="749.8043" calcext:value-type="float">
            <text:p>749.8043</text:p>
          </table:table-cell>
          <table:table-cell office:value-type="float" office:value="1092.396" calcext:value-type="float">
            <text:p>1092.396</text:p>
          </table:table-cell>
          <table:table-cell office:value-type="float" office:value="411.0953" calcext:value-type="float">
            <text:p>411.0953</text:p>
          </table:table-cell>
          <table:table-cell office:value-type="float" office:value="1841.811" calcext:value-type="float">
            <text:p>1841.811</text:p>
          </table:table-cell>
          <table:table-cell office:value-type="float" office:value="2080.339" calcext:value-type="float">
            <text:p>2080.339</text:p>
          </table:table-cell>
          <table:table-cell office:value-type="float" office:value="1663.72" calcext:value-type="float">
            <text:p>1663.72</text:p>
          </table:table-cell>
          <table:table-cell office:value-type="float" office:value="583.8904" calcext:value-type="float">
            <text:p>583.8904</text:p>
          </table:table-cell>
          <table:table-cell office:value-type="float" office:value="574.8561" calcext:value-type="float">
            <text:p>574.8561</text:p>
          </table:table-cell>
          <table:table-cell office:value-type="float" office:value="142.7241" calcext:value-type="float">
            <text:p>142.7241</text:p>
          </table:table-cell>
          <table:table-cell office:value-type="float" office:value="35.66903" calcext:value-type="float">
            <text:p>35.66903</text:p>
          </table:table-cell>
          <table:table-cell office:value-type="float" office:value="0" calcext:value-type="float">
            <text:p>0</text:p>
          </table:table-cell>
          <table:table-cell office:value-type="float" office:value="-0.008308083" calcext:value-type="float">
            <text:p>-0.008308083</text:p>
          </table:table-cell>
          <table:table-cell office:value-type="float" office:value="0" calcext:value-type="float">
            <text:p>0</text:p>
          </table:table-cell>
          <table:table-cell office:value-type="float" office:value="2.944437" calcext:value-type="float">
            <text:p>2.944437</text:p>
          </table:table-cell>
          <table:table-cell office:value-type="float" office:value="1398.635" calcext:value-type="float">
            <text:p>1398.635</text:p>
          </table:table-cell>
          <table:table-cell office:value-type="float" office:value="-693.25" calcext:value-type="float">
            <text:p>-693.25</text:p>
          </table:table-cell>
          <table:table-cell office:value-type="float" office:value="705.3855" calcext:value-type="float">
            <text:p>705.3855</text:p>
          </table:table-cell>
          <table:table-cell office:value-type="float" office:value="-464.6826" calcext:value-type="float">
            <text:p>-464.6826</text:p>
          </table:table-cell>
          <table:table-cell office:value-type="float" office:value="0" calcext:value-type="float">
            <text:p>0</text:p>
          </table:table-cell>
          <table:table-cell office:value-type="float" office:value="12.89581" calcext:value-type="float">
            <text:p>12.89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0092004" calcext:value-type="float">
            <text:p>20092004</text:p>
          </table:table-cell>
          <table:table-cell office:value-type="float" office:value="258.5247" calcext:value-type="float">
            <text:p>258.5247</text:p>
          </table:table-cell>
          <table:table-cell office:value-type="float" office:value="13125.68" calcext:value-type="float">
            <text:p>13125.68</text:p>
          </table:table-cell>
          <table:table-cell office:value-type="float" office:value="0" calcext:value-type="float">
            <text:p>0</text:p>
          </table:table-cell>
          <table:table-cell office:value-type="float" office:value="82.27711" calcext:value-type="float">
            <text:p>82.27711</text:p>
          </table:table-cell>
          <table:table-cell office:value-type="float" office:value="-687.5901" calcext:value-type="float">
            <text:p>-687.5901</text:p>
          </table:table-cell>
          <table:table-cell office:value-type="float" office:value="1861.452" calcext:value-type="float">
            <text:p>1861.452</text:p>
          </table:table-cell>
          <table:table-cell office:value-type="float" office:value="-232.2247" calcext:value-type="float">
            <text:p>-232.2247</text:p>
          </table:table-cell>
          <table:table-cell office:value-type="float" office:value="80.62601" calcext:value-type="float">
            <text:p>80.62601</text:p>
          </table:table-cell>
          <table:table-cell office:value-type="float" office:value="109.3959" calcext:value-type="float">
            <text:p>109.3959</text:p>
          </table:table-cell>
          <table:table-cell office:value-type="float" office:value="0.1789997" calcext:value-type="float">
            <text:p>0.1789997</text:p>
          </table:table-cell>
          <table:table-cell office:value-type="float" office:value="6.370234" calcext:value-type="float">
            <text:p>6.370234</text:p>
          </table:table-cell>
          <table:table-cell office:value-type="float" office:value="0.007826429" calcext:value-type="float">
            <text:p>0.007826429</text:p>
          </table:table-cell>
          <table:table-cell office:value-type="float" office:value="0.09239428" calcext:value-type="float">
            <text:p>0.09239428</text:p>
          </table:table-cell>
          <table:table-cell office:value-type="float" office:value="0.1242696" calcext:value-type="float">
            <text:p>0.1242696</text:p>
          </table:table-cell>
          <table:table-cell office:value-type="float" office:value="370" calcext:value-type="float">
            <text:p>370</text:p>
          </table:table-cell>
          <table:table-cell office:value-type="float" office:value="242.5904" calcext:value-type="float">
            <text:p>242.5904</text:p>
          </table:table-cell>
          <table:table-cell office:value-type="float" office:value="0" calcext:value-type="float">
            <text:p>0</text:p>
          </table:table-cell>
          <table:table-cell office:value-type="float" office:value="425.2091" calcext:value-type="float">
            <text:p>425.2091</text:p>
          </table:table-cell>
          <table:table-cell office:value-type="float" office:value="1084.678" calcext:value-type="float">
            <text:p>1084.678</text:p>
          </table:table-cell>
          <table:table-cell office:value-type="float" office:value="1327.031" calcext:value-type="float">
            <text:p>1327.031</text:p>
          </table:table-cell>
          <table:table-cell office:value-type="float" office:value="1261.289" calcext:value-type="float">
            <text:p>1261.289</text:p>
          </table:table-cell>
          <table:table-cell office:value-type="float" office:value="749.8834" calcext:value-type="float">
            <text:p>749.8834</text:p>
          </table:table-cell>
          <table:table-cell office:value-type="float" office:value="1092.43" calcext:value-type="float">
            <text:p>1092.43</text:p>
          </table:table-cell>
          <table:table-cell office:value-type="float" office:value="411.1544" calcext:value-type="float">
            <text:p>411.1544</text:p>
          </table:table-cell>
          <table:table-cell office:value-type="float" office:value="1841.866" calcext:value-type="float">
            <text:p>1841.866</text:p>
          </table:table-cell>
          <table:table-cell office:value-type="float" office:value="2080.344" calcext:value-type="float">
            <text:p>2080.344</text:p>
          </table:table-cell>
          <table:table-cell office:value-type="float" office:value="1663.712" calcext:value-type="float">
            <text:p>1663.712</text:p>
          </table:table-cell>
          <table:table-cell office:value-type="float" office:value="583.9" calcext:value-type="float">
            <text:p>583.9</text:p>
          </table:table-cell>
          <table:table-cell office:value-type="float" office:value="574.9171" calcext:value-type="float">
            <text:p>574.9171</text:p>
          </table:table-cell>
          <table:table-cell office:value-type="float" office:value="142.724" calcext:value-type="float">
            <text:p>142.724</text:p>
          </table:table-cell>
          <table:table-cell office:value-type="float" office:value="35.66903" calcext:value-type="float">
            <text:p>35.66903</text:p>
          </table:table-cell>
          <table:table-cell office:value-type="float" office:value="0" calcext:value-type="float">
            <text:p>0</text:p>
          </table:table-cell>
          <table:table-cell office:value-type="float" office:value="-0.008320625" calcext:value-type="float">
            <text:p>-0.008320625</text:p>
          </table:table-cell>
          <table:table-cell office:value-type="float" office:value="0" calcext:value-type="float">
            <text:p>0</text:p>
          </table:table-cell>
          <table:table-cell office:value-type="float" office:value="2.830568" calcext:value-type="float">
            <text:p>2.830568</text:p>
          </table:table-cell>
          <table:table-cell office:value-type="float" office:value="1407.966" calcext:value-type="float">
            <text:p>1407.966</text:p>
          </table:table-cell>
          <table:table-cell office:value-type="float" office:value="-703.7462" calcext:value-type="float">
            <text:p>-703.7462</text:p>
          </table:table-cell>
          <table:table-cell office:value-type="float" office:value="704.22" calcext:value-type="float">
            <text:p>704.22</text:p>
          </table:table-cell>
          <table:table-cell office:value-type="float" office:value="-465.4362" calcext:value-type="float">
            <text:p>-465.4362</text:p>
          </table:table-cell>
          <table:table-cell office:value-type="float" office:value="0" calcext:value-type="float">
            <text:p>0</text:p>
          </table:table-cell>
          <table:table-cell office:value-type="float" office:value="12.72892" calcext:value-type="float">
            <text:p>12.72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1092004" calcext:value-type="float">
            <text:p>21092004</text:p>
          </table:table-cell>
          <table:table-cell office:value-type="float" office:value="259.6699" calcext:value-type="float">
            <text:p>259.6699</text:p>
          </table:table-cell>
          <table:table-cell office:value-type="float" office:value="13125.4" calcext:value-type="float">
            <text:p>13125.4</text:p>
          </table:table-cell>
          <table:table-cell office:value-type="float" office:value="0" calcext:value-type="float">
            <text:p>0</text:p>
          </table:table-cell>
          <table:table-cell office:value-type="float" office:value="85.08388" calcext:value-type="float">
            <text:p>85.08388</text:p>
          </table:table-cell>
          <table:table-cell office:value-type="float" office:value="-689.9747" calcext:value-type="float">
            <text:p>-689.9747</text:p>
          </table:table-cell>
          <table:table-cell office:value-type="float" office:value="1857.533" calcext:value-type="float">
            <text:p>1857.533</text:p>
          </table:table-cell>
          <table:table-cell office:value-type="float" office:value="-234.7751" calcext:value-type="float">
            <text:p>-234.7751</text:p>
          </table:table-cell>
          <table:table-cell office:value-type="float" office:value="80.93798" calcext:value-type="float">
            <text:p>80.93798</text:p>
          </table:table-cell>
          <table:table-cell office:value-type="float" office:value="109.2726" calcext:value-type="float">
            <text:p>109.2726</text:p>
          </table:table-cell>
          <table:table-cell office:value-type="float" office:value="0.1792143" calcext:value-type="float">
            <text:p>0.1792143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205649" calcext:value-type="float">
            <text:p>0.008205649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1238728" calcext:value-type="float">
            <text:p>0.1238728</text:p>
          </table:table-cell>
          <table:table-cell office:value-type="float" office:value="370" calcext:value-type="float">
            <text:p>370</text:p>
          </table:table-cell>
          <table:table-cell office:value-type="float" office:value="237.9744" calcext:value-type="float">
            <text:p>237.9744</text:p>
          </table:table-cell>
          <table:table-cell office:value-type="float" office:value="0" calcext:value-type="float">
            <text:p>0</text:p>
          </table:table-cell>
          <table:table-cell office:value-type="float" office:value="425.561" calcext:value-type="float">
            <text:p>425.561</text:p>
          </table:table-cell>
          <table:table-cell office:value-type="float" office:value="1085.115" calcext:value-type="float">
            <text:p>1085.115</text:p>
          </table:table-cell>
          <table:table-cell office:value-type="float" office:value="1327.25" calcext:value-type="float">
            <text:p>1327.25</text:p>
          </table:table-cell>
          <table:table-cell office:value-type="float" office:value="1261.353" calcext:value-type="float">
            <text:p>1261.353</text:p>
          </table:table-cell>
          <table:table-cell office:value-type="float" office:value="749.7627" calcext:value-type="float">
            <text:p>749.7627</text:p>
          </table:table-cell>
          <table:table-cell office:value-type="float" office:value="1092.39" calcext:value-type="float">
            <text:p>1092.39</text:p>
          </table:table-cell>
          <table:table-cell office:value-type="float" office:value="411.2328" calcext:value-type="float">
            <text:p>411.2328</text:p>
          </table:table-cell>
          <table:table-cell office:value-type="float" office:value="1841.896" calcext:value-type="float">
            <text:p>1841.896</text:p>
          </table:table-cell>
          <table:table-cell office:value-type="float" office:value="2080.314" calcext:value-type="float">
            <text:p>2080.314</text:p>
          </table:table-cell>
          <table:table-cell office:value-type="float" office:value="1663.673" calcext:value-type="float">
            <text:p>1663.673</text:p>
          </table:table-cell>
          <table:table-cell office:value-type="float" office:value="583.8988" calcext:value-type="float">
            <text:p>583.8988</text:p>
          </table:table-cell>
          <table:table-cell office:value-type="float" office:value="574.9584" calcext:value-type="float">
            <text:p>574.9584</text:p>
          </table:table-cell>
          <table:table-cell office:value-type="float" office:value="142.7203" calcext:value-type="float">
            <text:p>142.7203</text:p>
          </table:table-cell>
          <table:table-cell office:value-type="float" office:value="35.66779" calcext:value-type="float">
            <text:p>35.66779</text:p>
          </table:table-cell>
          <table:table-cell office:value-type="float" office:value="0" calcext:value-type="float">
            <text:p>0</text:p>
          </table:table-cell>
          <table:table-cell office:value-type="float" office:value="-0.008476443" calcext:value-type="float">
            <text:p>-0.008476443</text:p>
          </table:table-cell>
          <table:table-cell office:value-type="float" office:value="0" calcext:value-type="float">
            <text:p>0</text:p>
          </table:table-cell>
          <table:table-cell office:value-type="float" office:value="2.79093" calcext:value-type="float">
            <text:p>2.79093</text:p>
          </table:table-cell>
          <table:table-cell office:value-type="float" office:value="1410.37" calcext:value-type="float">
            <text:p>1410.37</text:p>
          </table:table-cell>
          <table:table-cell office:value-type="float" office:value="-710.3981" calcext:value-type="float">
            <text:p>-710.3981</text:p>
          </table:table-cell>
          <table:table-cell office:value-type="float" office:value="699.9718" calcext:value-type="float">
            <text:p>699.9718</text:p>
          </table:table-cell>
          <table:table-cell office:value-type="float" office:value="-466.8207" calcext:value-type="float">
            <text:p>-466.8207</text:p>
          </table:table-cell>
          <table:table-cell office:value-type="float" office:value="0" calcext:value-type="float">
            <text:p>0</text:p>
          </table:table-cell>
          <table:table-cell office:value-type="float" office:value="14.26062" calcext:value-type="float">
            <text:p>14.26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2092004" calcext:value-type="float">
            <text:p>22092004</text:p>
          </table:table-cell>
          <table:table-cell office:value-type="float" office:value="260.4365" calcext:value-type="float">
            <text:p>260.4365</text:p>
          </table:table-cell>
          <table:table-cell office:value-type="float" office:value="13125.56" calcext:value-type="float">
            <text:p>13125.56</text:p>
          </table:table-cell>
          <table:table-cell office:value-type="float" office:value="0" calcext:value-type="float">
            <text:p>0</text:p>
          </table:table-cell>
          <table:table-cell office:value-type="float" office:value="88.20115" calcext:value-type="float">
            <text:p>88.20115</text:p>
          </table:table-cell>
          <table:table-cell office:value-type="float" office:value="-693.3276" calcext:value-type="float">
            <text:p>-693.3276</text:p>
          </table:table-cell>
          <table:table-cell office:value-type="float" office:value="1865.811" calcext:value-type="float">
            <text:p>1865.811</text:p>
          </table:table-cell>
          <table:table-cell office:value-type="float" office:value="-236.9871" calcext:value-type="float">
            <text:p>-236.9871</text:p>
          </table:table-cell>
          <table:table-cell office:value-type="float" office:value="81.90086" calcext:value-type="float">
            <text:p>81.90086</text:p>
          </table:table-cell>
          <table:table-cell office:value-type="float" office:value="109.3407" calcext:value-type="float">
            <text:p>109.3407</text:p>
          </table:table-cell>
          <table:table-cell office:value-type="float" office:value="0.179198" calcext:value-type="float">
            <text:p>0.179198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205649" calcext:value-type="float">
            <text:p>0.008205649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1229928" calcext:value-type="float">
            <text:p>0.1229928</text:p>
          </table:table-cell>
          <table:table-cell office:value-type="float" office:value="370" calcext:value-type="float">
            <text:p>370</text:p>
          </table:table-cell>
          <table:table-cell office:value-type="float" office:value="243.9022" calcext:value-type="float">
            <text:p>243.9022</text:p>
          </table:table-cell>
          <table:table-cell office:value-type="float" office:value="0" calcext:value-type="float">
            <text:p>0</text:p>
          </table:table-cell>
          <table:table-cell office:value-type="float" office:value="425.9135" calcext:value-type="float">
            <text:p>425.9135</text:p>
          </table:table-cell>
          <table:table-cell office:value-type="float" office:value="1085.282" calcext:value-type="float">
            <text:p>1085.282</text:p>
          </table:table-cell>
          <table:table-cell office:value-type="float" office:value="1327.32" calcext:value-type="float">
            <text:p>1327.32</text:p>
          </table:table-cell>
          <table:table-cell office:value-type="float" office:value="1261.409" calcext:value-type="float">
            <text:p>1261.409</text:p>
          </table:table-cell>
          <table:table-cell office:value-type="float" office:value="749.8251" calcext:value-type="float">
            <text:p>749.8251</text:p>
          </table:table-cell>
          <table:table-cell office:value-type="float" office:value="1092.417" calcext:value-type="float">
            <text:p>1092.417</text:p>
          </table:table-cell>
          <table:table-cell office:value-type="float" office:value="411.2791" calcext:value-type="float">
            <text:p>411.2791</text:p>
          </table:table-cell>
          <table:table-cell office:value-type="float" office:value="1841.936" calcext:value-type="float">
            <text:p>1841.936</text:p>
          </table:table-cell>
          <table:table-cell office:value-type="float" office:value="2080.311" calcext:value-type="float">
            <text:p>2080.311</text:p>
          </table:table-cell>
          <table:table-cell office:value-type="float" office:value="1663.66" calcext:value-type="float">
            <text:p>1663.66</text:p>
          </table:table-cell>
          <table:table-cell office:value-type="float" office:value="583.9042" calcext:value-type="float">
            <text:p>583.9042</text:p>
          </table:table-cell>
          <table:table-cell office:value-type="float" office:value="575.0082" calcext:value-type="float">
            <text:p>575.0082</text:p>
          </table:table-cell>
          <table:table-cell office:value-type="float" office:value="142.7203" calcext:value-type="float">
            <text:p>142.7203</text:p>
          </table:table-cell>
          <table:table-cell office:value-type="float" office:value="35.66778" calcext:value-type="float">
            <text:p>35.66778</text:p>
          </table:table-cell>
          <table:table-cell office:value-type="float" office:value="0" calcext:value-type="float">
            <text:p>0</text:p>
          </table:table-cell>
          <table:table-cell office:value-type="float" office:value="-0.008769313" calcext:value-type="float">
            <text:p>-0.008769313</text:p>
          </table:table-cell>
          <table:table-cell office:value-type="float" office:value="0" calcext:value-type="float">
            <text:p>0</text:p>
          </table:table-cell>
          <table:table-cell office:value-type="float" office:value="2.736763" calcext:value-type="float">
            <text:p>2.736763</text:p>
          </table:table-cell>
          <table:table-cell office:value-type="float" office:value="1425.32" calcext:value-type="float">
            <text:p>1425.32</text:p>
          </table:table-cell>
          <table:table-cell office:value-type="float" office:value="-718.2815" calcext:value-type="float">
            <text:p>-718.2815</text:p>
          </table:table-cell>
          <table:table-cell office:value-type="float" office:value="707.0383" calcext:value-type="float">
            <text:p>707.0383</text:p>
          </table:table-cell>
          <table:table-cell office:value-type="float" office:value="-468.9521" calcext:value-type="float">
            <text:p>-468.9521</text:p>
          </table:table-cell>
          <table:table-cell office:value-type="float" office:value="0" calcext:value-type="float">
            <text:p>0</text:p>
          </table:table-cell>
          <table:table-cell office:value-type="float" office:value="15.25205" calcext:value-type="float">
            <text:p>15.25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3092004" calcext:value-type="float">
            <text:p>23092004</text:p>
          </table:table-cell>
          <table:table-cell office:value-type="float" office:value="259.9899" calcext:value-type="float">
            <text:p>259.9899</text:p>
          </table:table-cell>
          <table:table-cell office:value-type="float" office:value="13125.75" calcext:value-type="float">
            <text:p>13125.75</text:p>
          </table:table-cell>
          <table:table-cell office:value-type="float" office:value="0" calcext:value-type="float">
            <text:p>0</text:p>
          </table:table-cell>
          <table:table-cell office:value-type="float" office:value="90.08968" calcext:value-type="float">
            <text:p>90.08968</text:p>
          </table:table-cell>
          <table:table-cell office:value-type="float" office:value="-697.2348" calcext:value-type="float">
            <text:p>-697.2348</text:p>
          </table:table-cell>
          <table:table-cell office:value-type="float" office:value="1876.959" calcext:value-type="float">
            <text:p>1876.959</text:p>
          </table:table-cell>
          <table:table-cell office:value-type="float" office:value="-239.3178" calcext:value-type="float">
            <text:p>-239.3178</text:p>
          </table:table-cell>
          <table:table-cell office:value-type="float" office:value="82.82615" calcext:value-type="float">
            <text:p>82.82615</text:p>
          </table:table-cell>
          <table:table-cell office:value-type="float" office:value="108.252" calcext:value-type="float">
            <text:p>108.252</text:p>
          </table:table-cell>
          <table:table-cell office:value-type="float" office:value="0.1794329" calcext:value-type="float">
            <text:p>0.1794329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205801" calcext:value-type="float">
            <text:p>0.008205801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121604" calcext:value-type="float">
            <text:p>0.121604</text:p>
          </table:table-cell>
          <table:table-cell office:value-type="float" office:value="370" calcext:value-type="float">
            <text:p>370</text:p>
          </table:table-cell>
          <table:table-cell office:value-type="float" office:value="250.4409" calcext:value-type="float">
            <text:p>250.4409</text:p>
          </table:table-cell>
          <table:table-cell office:value-type="float" office:value="0" calcext:value-type="float">
            <text:p>0</text:p>
          </table:table-cell>
          <table:table-cell office:value-type="float" office:value="426.367" calcext:value-type="float">
            <text:p>426.367</text:p>
          </table:table-cell>
          <table:table-cell office:value-type="float" office:value="1085.402" calcext:value-type="float">
            <text:p>1085.402</text:p>
          </table:table-cell>
          <table:table-cell office:value-type="float" office:value="1327.346" calcext:value-type="float">
            <text:p>1327.346</text:p>
          </table:table-cell>
          <table:table-cell office:value-type="float" office:value="1261.433" calcext:value-type="float">
            <text:p>1261.433</text:p>
          </table:table-cell>
          <table:table-cell office:value-type="float" office:value="749.8859" calcext:value-type="float">
            <text:p>749.8859</text:p>
          </table:table-cell>
          <table:table-cell office:value-type="float" office:value="1092.443" calcext:value-type="float">
            <text:p>1092.443</text:p>
          </table:table-cell>
          <table:table-cell office:value-type="float" office:value="411.3257" calcext:value-type="float">
            <text:p>411.3257</text:p>
          </table:table-cell>
          <table:table-cell office:value-type="float" office:value="1841.976" calcext:value-type="float">
            <text:p>1841.976</text:p>
          </table:table-cell>
          <table:table-cell office:value-type="float" office:value="2080.307" calcext:value-type="float">
            <text:p>2080.307</text:p>
          </table:table-cell>
          <table:table-cell office:value-type="float" office:value="1663.648" calcext:value-type="float">
            <text:p>1663.648</text:p>
          </table:table-cell>
          <table:table-cell office:value-type="float" office:value="583.9094" calcext:value-type="float">
            <text:p>583.9094</text:p>
          </table:table-cell>
          <table:table-cell office:value-type="float" office:value="575.0585" calcext:value-type="float">
            <text:p>575.0585</text:p>
          </table:table-cell>
          <table:table-cell office:value-type="float" office:value="142.7203" calcext:value-type="float">
            <text:p>142.7203</text:p>
          </table:table-cell>
          <table:table-cell office:value-type="float" office:value="35.66779" calcext:value-type="float">
            <text:p>35.66779</text:p>
          </table:table-cell>
          <table:table-cell office:value-type="float" office:value="0" calcext:value-type="float">
            <text:p>0</text:p>
          </table:table-cell>
          <table:table-cell office:value-type="float" office:value="-0.008972159" calcext:value-type="float">
            <text:p>-0.008972159</text:p>
          </table:table-cell>
          <table:table-cell office:value-type="float" office:value="0" calcext:value-type="float">
            <text:p>0</text:p>
          </table:table-cell>
          <table:table-cell office:value-type="float" office:value="2.716412" calcext:value-type="float">
            <text:p>2.716412</text:p>
          </table:table-cell>
          <table:table-cell office:value-type="float" office:value="1440.013" calcext:value-type="float">
            <text:p>1440.013</text:p>
          </table:table-cell>
          <table:table-cell office:value-type="float" office:value="-724.861" calcext:value-type="float">
            <text:p>-724.861</text:p>
          </table:table-cell>
          <table:table-cell office:value-type="float" office:value="715.1523" calcext:value-type="float">
            <text:p>715.1523</text:p>
          </table:table-cell>
          <table:table-cell office:value-type="float" office:value="-471.0357" calcext:value-type="float">
            <text:p>-471.0357</text:p>
          </table:table-cell>
          <table:table-cell office:value-type="float" office:value="0" calcext:value-type="float">
            <text:p>0</text:p>
          </table:table-cell>
          <table:table-cell office:value-type="float" office:value="15.75698" calcext:value-type="float">
            <text:p>15.75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4092004" calcext:value-type="float">
            <text:p>24092004</text:p>
          </table:table-cell>
          <table:table-cell office:value-type="float" office:value="259.1177" calcext:value-type="float">
            <text:p>259.1177</text:p>
          </table:table-cell>
          <table:table-cell office:value-type="float" office:value="13126.01" calcext:value-type="float">
            <text:p>13126.01</text:p>
          </table:table-cell>
          <table:table-cell office:value-type="float" office:value="0" calcext:value-type="float">
            <text:p>0</text:p>
          </table:table-cell>
          <table:table-cell office:value-type="float" office:value="91.6245" calcext:value-type="float">
            <text:p>91.6245</text:p>
          </table:table-cell>
          <table:table-cell office:value-type="float" office:value="-702.0775" calcext:value-type="float">
            <text:p>-702.0775</text:p>
          </table:table-cell>
          <table:table-cell office:value-type="float" office:value="1889.731" calcext:value-type="float">
            <text:p>1889.731</text:p>
          </table:table-cell>
          <table:table-cell office:value-type="float" office:value="-241.7103" calcext:value-type="float">
            <text:p>-241.7103</text:p>
          </table:table-cell>
          <table:table-cell office:value-type="float" office:value="83.7588" calcext:value-type="float">
            <text:p>83.7588</text:p>
          </table:table-cell>
          <table:table-cell office:value-type="float" office:value="106.7303" calcext:value-type="float">
            <text:p>106.7303</text:p>
          </table:table-cell>
          <table:table-cell office:value-type="float" office:value="0.1797857" calcext:value-type="float">
            <text:p>0.1797857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205801" calcext:value-type="float">
            <text:p>0.008205801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1202422" calcext:value-type="float">
            <text:p>0.1202422</text:p>
          </table:table-cell>
          <table:table-cell office:value-type="float" office:value="370" calcext:value-type="float">
            <text:p>370</text:p>
          </table:table-cell>
          <table:table-cell office:value-type="float" office:value="255.4125" calcext:value-type="float">
            <text:p>255.4125</text:p>
          </table:table-cell>
          <table:table-cell office:value-type="float" office:value="0" calcext:value-type="float">
            <text:p>0</text:p>
          </table:table-cell>
          <table:table-cell office:value-type="float" office:value="426.828" calcext:value-type="float">
            <text:p>426.828</text:p>
          </table:table-cell>
          <table:table-cell office:value-type="float" office:value="1085.529" calcext:value-type="float">
            <text:p>1085.529</text:p>
          </table:table-cell>
          <table:table-cell office:value-type="float" office:value="1327.395" calcext:value-type="float">
            <text:p>1327.395</text:p>
          </table:table-cell>
          <table:table-cell office:value-type="float" office:value="1261.466" calcext:value-type="float">
            <text:p>1261.466</text:p>
          </table:table-cell>
          <table:table-cell office:value-type="float" office:value="749.9554" calcext:value-type="float">
            <text:p>749.9554</text:p>
          </table:table-cell>
          <table:table-cell office:value-type="float" office:value="1092.474" calcext:value-type="float">
            <text:p>1092.474</text:p>
          </table:table-cell>
          <table:table-cell office:value-type="float" office:value="411.3759" calcext:value-type="float">
            <text:p>411.3759</text:p>
          </table:table-cell>
          <table:table-cell office:value-type="float" office:value="1842.019" calcext:value-type="float">
            <text:p>1842.019</text:p>
          </table:table-cell>
          <table:table-cell office:value-type="float" office:value="2080.305" calcext:value-type="float">
            <text:p>2080.305</text:p>
          </table:table-cell>
          <table:table-cell office:value-type="float" office:value="1663.637" calcext:value-type="float">
            <text:p>1663.637</text:p>
          </table:table-cell>
          <table:table-cell office:value-type="float" office:value="583.9146" calcext:value-type="float">
            <text:p>583.9146</text:p>
          </table:table-cell>
          <table:table-cell office:value-type="float" office:value="575.1114" calcext:value-type="float">
            <text:p>575.1114</text:p>
          </table:table-cell>
          <table:table-cell office:value-type="float" office:value="142.7203" calcext:value-type="float">
            <text:p>142.7203</text:p>
          </table:table-cell>
          <table:table-cell office:value-type="float" office:value="35.6678" calcext:value-type="float">
            <text:p>35.6678</text:p>
          </table:table-cell>
          <table:table-cell office:value-type="float" office:value="0" calcext:value-type="float">
            <text:p>0</text:p>
          </table:table-cell>
          <table:table-cell office:value-type="float" office:value="-0.009060897" calcext:value-type="float">
            <text:p>-0.009060897</text:p>
          </table:table-cell>
          <table:table-cell office:value-type="float" office:value="0" calcext:value-type="float">
            <text:p>0</text:p>
          </table:table-cell>
          <table:table-cell office:value-type="float" office:value="2.708053" calcext:value-type="float">
            <text:p>2.708053</text:p>
          </table:table-cell>
          <table:table-cell office:value-type="float" office:value="1454.323" calcext:value-type="float">
            <text:p>1454.323</text:p>
          </table:table-cell>
          <table:table-cell office:value-type="float" office:value="-731.754" calcext:value-type="float">
            <text:p>-731.754</text:p>
          </table:table-cell>
          <table:table-cell office:value-type="float" office:value="722.5695" calcext:value-type="float">
            <text:p>722.5695</text:p>
          </table:table-cell>
          <table:table-cell office:value-type="float" office:value="-473.1227" calcext:value-type="float">
            <text:p>-473.1227</text:p>
          </table:table-cell>
          <table:table-cell office:value-type="float" office:value="0" calcext:value-type="float">
            <text:p>0</text:p>
          </table:table-cell>
          <table:table-cell office:value-type="float" office:value="15.3961" calcext:value-type="float">
            <text:p>15.3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5092004" calcext:value-type="float">
            <text:p>25092004</text:p>
          </table:table-cell>
          <table:table-cell office:value-type="float" office:value="258.0671" calcext:value-type="float">
            <text:p>258.0671</text:p>
          </table:table-cell>
          <table:table-cell office:value-type="float" office:value="13126.33" calcext:value-type="float">
            <text:p>13126.33</text:p>
          </table:table-cell>
          <table:table-cell office:value-type="float" office:value="0" calcext:value-type="float">
            <text:p>0</text:p>
          </table:table-cell>
          <table:table-cell office:value-type="float" office:value="93.12013" calcext:value-type="float">
            <text:p>93.12013</text:p>
          </table:table-cell>
          <table:table-cell office:value-type="float" office:value="-707.2056" calcext:value-type="float">
            <text:p>-707.2056</text:p>
          </table:table-cell>
          <table:table-cell office:value-type="float" office:value="1903.339" calcext:value-type="float">
            <text:p>1903.339</text:p>
          </table:table-cell>
          <table:table-cell office:value-type="float" office:value="-244.1366" calcext:value-type="float">
            <text:p>-244.1366</text:p>
          </table:table-cell>
          <table:table-cell office:value-type="float" office:value="84.70146" calcext:value-type="float">
            <text:p>84.70146</text:p>
          </table:table-cell>
          <table:table-cell office:value-type="float" office:value="104.9907" calcext:value-type="float">
            <text:p>104.9907</text:p>
          </table:table-cell>
          <table:table-cell office:value-type="float" office:value="0.1802441" calcext:value-type="float">
            <text:p>0.1802441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205801" calcext:value-type="float">
            <text:p>0.008205801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1199989" calcext:value-type="float">
            <text:p>0.1199989</text:p>
          </table:table-cell>
          <table:table-cell office:value-type="float" office:value="370" calcext:value-type="float">
            <text:p>370</text:p>
          </table:table-cell>
          <table:table-cell office:value-type="float" office:value="260.2088" calcext:value-type="float">
            <text:p>260.2088</text:p>
          </table:table-cell>
          <table:table-cell office:value-type="float" office:value="0" calcext:value-type="float">
            <text:p>0</text:p>
          </table:table-cell>
          <table:table-cell office:value-type="float" office:value="427.3461" calcext:value-type="float">
            <text:p>427.3461</text:p>
          </table:table-cell>
          <table:table-cell office:value-type="float" office:value="1085.666" calcext:value-type="float">
            <text:p>1085.666</text:p>
          </table:table-cell>
          <table:table-cell office:value-type="float" office:value="1327.452" calcext:value-type="float">
            <text:p>1327.452</text:p>
          </table:table-cell>
          <table:table-cell office:value-type="float" office:value="1261.509" calcext:value-type="float">
            <text:p>1261.509</text:p>
          </table:table-cell>
          <table:table-cell office:value-type="float" office:value="750.025" calcext:value-type="float">
            <text:p>750.025</text:p>
          </table:table-cell>
          <table:table-cell office:value-type="float" office:value="1092.51" calcext:value-type="float">
            <text:p>1092.51</text:p>
          </table:table-cell>
          <table:table-cell office:value-type="float" office:value="411.429" calcext:value-type="float">
            <text:p>411.429</text:p>
          </table:table-cell>
          <table:table-cell office:value-type="float" office:value="1842.067" calcext:value-type="float">
            <text:p>1842.067</text:p>
          </table:table-cell>
          <table:table-cell office:value-type="float" office:value="2080.304" calcext:value-type="float">
            <text:p>2080.304</text:p>
          </table:table-cell>
          <table:table-cell office:value-type="float" office:value="1663.626" calcext:value-type="float">
            <text:p>1663.626</text:p>
          </table:table-cell>
          <table:table-cell office:value-type="float" office:value="583.9194" calcext:value-type="float">
            <text:p>583.9194</text:p>
          </table:table-cell>
          <table:table-cell office:value-type="float" office:value="575.1668" calcext:value-type="float">
            <text:p>575.1668</text:p>
          </table:table-cell>
          <table:table-cell office:value-type="float" office:value="142.7202" calcext:value-type="float">
            <text:p>142.7202</text:p>
          </table:table-cell>
          <table:table-cell office:value-type="float" office:value="35.6678" calcext:value-type="float">
            <text:p>35.6678</text:p>
          </table:table-cell>
          <table:table-cell office:value-type="float" office:value="0" calcext:value-type="float">
            <text:p>0</text:p>
          </table:table-cell>
          <table:table-cell office:value-type="float" office:value="-0.009106789" calcext:value-type="float">
            <text:p>-0.009106789</text:p>
          </table:table-cell>
          <table:table-cell office:value-type="float" office:value="0" calcext:value-type="float">
            <text:p>0</text:p>
          </table:table-cell>
          <table:table-cell office:value-type="float" office:value="2.702752" calcext:value-type="float">
            <text:p>2.702752</text:p>
          </table:table-cell>
          <table:table-cell office:value-type="float" office:value="1468.629" calcext:value-type="float">
            <text:p>1468.629</text:p>
          </table:table-cell>
          <table:table-cell office:value-type="float" office:value="-738.5673" calcext:value-type="float">
            <text:p>-738.5673</text:p>
          </table:table-cell>
          <table:table-cell office:value-type="float" office:value="730.0621" calcext:value-type="float">
            <text:p>730.0621</text:p>
          </table:table-cell>
          <table:table-cell office:value-type="float" office:value="-475.2875" calcext:value-type="float">
            <text:p>-475.2875</text:p>
          </table:table-cell>
          <table:table-cell office:value-type="float" office:value="0" calcext:value-type="float">
            <text:p>0</text:p>
          </table:table-cell>
          <table:table-cell office:value-type="float" office:value="14.8564" calcext:value-type="float">
            <text:p>14.8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092004" calcext:value-type="float">
            <text:p>26092004</text:p>
          </table:table-cell>
          <table:table-cell office:value-type="float" office:value="256.8383" calcext:value-type="float">
            <text:p>256.8383</text:p>
          </table:table-cell>
          <table:table-cell office:value-type="float" office:value="13126.74" calcext:value-type="float">
            <text:p>13126.74</text:p>
          </table:table-cell>
          <table:table-cell office:value-type="float" office:value="0" calcext:value-type="float">
            <text:p>0</text:p>
          </table:table-cell>
          <table:table-cell office:value-type="float" office:value="94.65166" calcext:value-type="float">
            <text:p>94.65166</text:p>
          </table:table-cell>
          <table:table-cell office:value-type="float" office:value="-712.424" calcext:value-type="float">
            <text:p>-712.424</text:p>
          </table:table-cell>
          <table:table-cell office:value-type="float" office:value="1917.05" calcext:value-type="float">
            <text:p>1917.05</text:p>
          </table:table-cell>
          <table:table-cell office:value-type="float" office:value="-246.6238" calcext:value-type="float">
            <text:p>-246.6238</text:p>
          </table:table-cell>
          <table:table-cell office:value-type="float" office:value="85.68125" calcext:value-type="float">
            <text:p>85.68125</text:p>
          </table:table-cell>
          <table:table-cell office:value-type="float" office:value="103.0229" calcext:value-type="float">
            <text:p>103.0229</text:p>
          </table:table-cell>
          <table:table-cell office:value-type="float" office:value="0.1807953" calcext:value-type="float">
            <text:p>0.1807953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205801" calcext:value-type="float">
            <text:p>0.008205801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1199989" calcext:value-type="float">
            <text:p>0.1199989</text:p>
          </table:table-cell>
          <table:table-cell office:value-type="float" office:value="370" calcext:value-type="float">
            <text:p>370</text:p>
          </table:table-cell>
          <table:table-cell office:value-type="float" office:value="264.2285" calcext:value-type="float">
            <text:p>264.2285</text:p>
          </table:table-cell>
          <table:table-cell office:value-type="float" office:value="0" calcext:value-type="float">
            <text:p>0</text:p>
          </table:table-cell>
          <table:table-cell office:value-type="float" office:value="427.9461" calcext:value-type="float">
            <text:p>427.9461</text:p>
          </table:table-cell>
          <table:table-cell office:value-type="float" office:value="1085.817" calcext:value-type="float">
            <text:p>1085.817</text:p>
          </table:table-cell>
          <table:table-cell office:value-type="float" office:value="1327.53" calcext:value-type="float">
            <text:p>1327.53</text:p>
          </table:table-cell>
          <table:table-cell office:value-type="float" office:value="1261.556" calcext:value-type="float">
            <text:p>1261.556</text:p>
          </table:table-cell>
          <table:table-cell office:value-type="float" office:value="750.0989" calcext:value-type="float">
            <text:p>750.0989</text:p>
          </table:table-cell>
          <table:table-cell office:value-type="float" office:value="1092.549" calcext:value-type="float">
            <text:p>1092.549</text:p>
          </table:table-cell>
          <table:table-cell office:value-type="float" office:value="411.4843" calcext:value-type="float">
            <text:p>411.4843</text:p>
          </table:table-cell>
          <table:table-cell office:value-type="float" office:value="1842.117" calcext:value-type="float">
            <text:p>1842.117</text:p>
          </table:table-cell>
          <table:table-cell office:value-type="float" office:value="2080.304" calcext:value-type="float">
            <text:p>2080.304</text:p>
          </table:table-cell>
          <table:table-cell office:value-type="float" office:value="1663.615" calcext:value-type="float">
            <text:p>1663.615</text:p>
          </table:table-cell>
          <table:table-cell office:value-type="float" office:value="583.9238" calcext:value-type="float">
            <text:p>583.9238</text:p>
          </table:table-cell>
          <table:table-cell office:value-type="float" office:value="575.2245" calcext:value-type="float">
            <text:p>575.2245</text:p>
          </table:table-cell>
          <table:table-cell office:value-type="float" office:value="142.7202" calcext:value-type="float">
            <text:p>142.7202</text:p>
          </table:table-cell>
          <table:table-cell office:value-type="float" office:value="35.6678" calcext:value-type="float">
            <text:p>35.6678</text:p>
          </table:table-cell>
          <table:table-cell office:value-type="float" office:value="0" calcext:value-type="float">
            <text:p>0</text:p>
          </table:table-cell>
          <table:table-cell office:value-type="float" office:value="-0.009127432" calcext:value-type="float">
            <text:p>-0.009127432</text:p>
          </table:table-cell>
          <table:table-cell office:value-type="float" office:value="0" calcext:value-type="float">
            <text:p>0</text:p>
          </table:table-cell>
          <table:table-cell office:value-type="float" office:value="2.698203" calcext:value-type="float">
            <text:p>2.698203</text:p>
          </table:table-cell>
          <table:table-cell office:value-type="float" office:value="1482.743" calcext:value-type="float">
            <text:p>1482.743</text:p>
          </table:table-cell>
          <table:table-cell office:value-type="float" office:value="-745.939" calcext:value-type="float">
            <text:p>-745.939</text:p>
          </table:table-cell>
          <table:table-cell office:value-type="float" office:value="736.8043" calcext:value-type="float">
            <text:p>736.8043</text:p>
          </table:table-cell>
          <table:table-cell office:value-type="float" office:value="-477.5745" calcext:value-type="float">
            <text:p>-477.5745</text:p>
          </table:table-cell>
          <table:table-cell office:value-type="float" office:value="0" calcext:value-type="float">
            <text:p>0</text:p>
          </table:table-cell>
          <table:table-cell office:value-type="float" office:value="14.41303" calcext:value-type="float">
            <text:p>14.41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092004" calcext:value-type="float">
            <text:p>27092004</text:p>
          </table:table-cell>
          <table:table-cell office:value-type="float" office:value="255.6181" calcext:value-type="float">
            <text:p>255.6181</text:p>
          </table:table-cell>
          <table:table-cell office:value-type="float" office:value="13127.19" calcext:value-type="float">
            <text:p>13127.19</text:p>
          </table:table-cell>
          <table:table-cell office:value-type="float" office:value="0" calcext:value-type="float">
            <text:p>0</text:p>
          </table:table-cell>
          <table:table-cell office:value-type="float" office:value="96.29359" calcext:value-type="float">
            <text:p>96.29359</text:p>
          </table:table-cell>
          <table:table-cell office:value-type="float" office:value="-717.8028" calcext:value-type="float">
            <text:p>-717.8028</text:p>
          </table:table-cell>
          <table:table-cell office:value-type="float" office:value="1930.53" calcext:value-type="float">
            <text:p>1930.53</text:p>
          </table:table-cell>
          <table:table-cell office:value-type="float" office:value="-249.238" calcext:value-type="float">
            <text:p>-249.238</text:p>
          </table:table-cell>
          <table:table-cell office:value-type="float" office:value="86.63616" calcext:value-type="float">
            <text:p>86.63616</text:p>
          </table:table-cell>
          <table:table-cell office:value-type="float" office:value="101.052" calcext:value-type="float">
            <text:p>101.052</text:p>
          </table:table-cell>
          <table:table-cell office:value-type="float" office:value="0.1814364" calcext:value-type="float">
            <text:p>0.1814364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205801" calcext:value-type="float">
            <text:p>0.008205801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1186607" calcext:value-type="float">
            <text:p>0.1186607</text:p>
          </table:table-cell>
          <table:table-cell office:value-type="float" office:value="370" calcext:value-type="float">
            <text:p>370</text:p>
          </table:table-cell>
          <table:table-cell office:value-type="float" office:value="266.1021" calcext:value-type="float">
            <text:p>266.1021</text:p>
          </table:table-cell>
          <table:table-cell office:value-type="float" office:value="0" calcext:value-type="float">
            <text:p>0</text:p>
          </table:table-cell>
          <table:table-cell office:value-type="float" office:value="428.5872" calcext:value-type="float">
            <text:p>428.5872</text:p>
          </table:table-cell>
          <table:table-cell office:value-type="float" office:value="1085.988" calcext:value-type="float">
            <text:p>1085.988</text:p>
          </table:table-cell>
          <table:table-cell office:value-type="float" office:value="1327.618" calcext:value-type="float">
            <text:p>1327.618</text:p>
          </table:table-cell>
          <table:table-cell office:value-type="float" office:value="1261.604" calcext:value-type="float">
            <text:p>1261.604</text:p>
          </table:table-cell>
          <table:table-cell office:value-type="float" office:value="750.1703" calcext:value-type="float">
            <text:p>750.1703</text:p>
          </table:table-cell>
          <table:table-cell office:value-type="float" office:value="1092.585" calcext:value-type="float">
            <text:p>1092.585</text:p>
          </table:table-cell>
          <table:table-cell office:value-type="float" office:value="411.5374" calcext:value-type="float">
            <text:p>411.5374</text:p>
          </table:table-cell>
          <table:table-cell office:value-type="float" office:value="1842.167" calcext:value-type="float">
            <text:p>1842.167</text:p>
          </table:table-cell>
          <table:table-cell office:value-type="float" office:value="2080.302" calcext:value-type="float">
            <text:p>2080.302</text:p>
          </table:table-cell>
          <table:table-cell office:value-type="float" office:value="1663.603" calcext:value-type="float">
            <text:p>1663.603</text:p>
          </table:table-cell>
          <table:table-cell office:value-type="float" office:value="583.9253" calcext:value-type="float">
            <text:p>583.9253</text:p>
          </table:table-cell>
          <table:table-cell office:value-type="float" office:value="575.2786" calcext:value-type="float">
            <text:p>575.2786</text:p>
          </table:table-cell>
          <table:table-cell office:value-type="float" office:value="142.7202" calcext:value-type="float">
            <text:p>142.7202</text:p>
          </table:table-cell>
          <table:table-cell office:value-type="float" office:value="35.6678" calcext:value-type="float">
            <text:p>35.6678</text:p>
          </table:table-cell>
          <table:table-cell office:value-type="float" office:value="0" calcext:value-type="float">
            <text:p>0</text:p>
          </table:table-cell>
          <table:table-cell office:value-type="float" office:value="-0.009138547" calcext:value-type="float">
            <text:p>-0.009138547</text:p>
          </table:table-cell>
          <table:table-cell office:value-type="float" office:value="0" calcext:value-type="float">
            <text:p>0</text:p>
          </table:table-cell>
          <table:table-cell office:value-type="float" office:value="2.689797" calcext:value-type="float">
            <text:p>2.689797</text:p>
          </table:table-cell>
          <table:table-cell office:value-type="float" office:value="1494.794" calcext:value-type="float">
            <text:p>1494.794</text:p>
          </table:table-cell>
          <table:table-cell office:value-type="float" office:value="-753.3593" calcext:value-type="float">
            <text:p>-753.3593</text:p>
          </table:table-cell>
          <table:table-cell office:value-type="float" office:value="741.4343" calcext:value-type="float">
            <text:p>741.4343</text:p>
          </table:table-cell>
          <table:table-cell office:value-type="float" office:value="-479.9239" calcext:value-type="float">
            <text:p>-479.9239</text:p>
          </table:table-cell>
          <table:table-cell office:value-type="float" office:value="0" calcext:value-type="float">
            <text:p>0</text:p>
          </table:table-cell>
          <table:table-cell office:value-type="float" office:value="13.99714" calcext:value-type="float">
            <text:p>13.99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8092004" calcext:value-type="float">
            <text:p>28092004</text:p>
          </table:table-cell>
          <table:table-cell office:value-type="float" office:value="255.2595" calcext:value-type="float">
            <text:p>255.2595</text:p>
          </table:table-cell>
          <table:table-cell office:value-type="float" office:value="13127.44" calcext:value-type="float">
            <text:p>13127.44</text:p>
          </table:table-cell>
          <table:table-cell office:value-type="float" office:value="0" calcext:value-type="float">
            <text:p>0</text:p>
          </table:table-cell>
          <table:table-cell office:value-type="float" office:value="98.12714" calcext:value-type="float">
            <text:p>98.12714</text:p>
          </table:table-cell>
          <table:table-cell office:value-type="float" office:value="-722.6775" calcext:value-type="float">
            <text:p>-722.6775</text:p>
          </table:table-cell>
          <table:table-cell office:value-type="float" office:value="1943.432" calcext:value-type="float">
            <text:p>1943.432</text:p>
          </table:table-cell>
          <table:table-cell office:value-type="float" office:value="-251.9329" calcext:value-type="float">
            <text:p>-251.9329</text:p>
          </table:table-cell>
          <table:table-cell office:value-type="float" office:value="87.19187" calcext:value-type="float">
            <text:p>87.19187</text:p>
          </table:table-cell>
          <table:table-cell office:value-type="float" office:value="99.91544" calcext:value-type="float">
            <text:p>99.91544</text:p>
          </table:table-cell>
          <table:table-cell office:value-type="float" office:value="0.1821806" calcext:value-type="float">
            <text:p>0.1821806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205801" calcext:value-type="float">
            <text:p>0.008205801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1170455" calcext:value-type="float">
            <text:p>0.1170455</text:p>
          </table:table-cell>
          <table:table-cell office:value-type="float" office:value="370" calcext:value-type="float">
            <text:p>370</text:p>
          </table:table-cell>
          <table:table-cell office:value-type="float" office:value="270.3455" calcext:value-type="float">
            <text:p>270.3455</text:p>
          </table:table-cell>
          <table:table-cell office:value-type="float" office:value="0" calcext:value-type="float">
            <text:p>0</text:p>
          </table:table-cell>
          <table:table-cell office:value-type="float" office:value="429.0437" calcext:value-type="float">
            <text:p>429.0437</text:p>
          </table:table-cell>
          <table:table-cell office:value-type="float" office:value="1086.188" calcext:value-type="float">
            <text:p>1086.188</text:p>
          </table:table-cell>
          <table:table-cell office:value-type="float" office:value="1327.715" calcext:value-type="float">
            <text:p>1327.715</text:p>
          </table:table-cell>
          <table:table-cell office:value-type="float" office:value="1261.662" calcext:value-type="float">
            <text:p>1261.662</text:p>
          </table:table-cell>
          <table:table-cell office:value-type="float" office:value="750.2305" calcext:value-type="float">
            <text:p>750.2305</text:p>
          </table:table-cell>
          <table:table-cell office:value-type="float" office:value="1092.617" calcext:value-type="float">
            <text:p>1092.617</text:p>
          </table:table-cell>
          <table:table-cell office:value-type="float" office:value="411.5878" calcext:value-type="float">
            <text:p>411.5878</text:p>
          </table:table-cell>
          <table:table-cell office:value-type="float" office:value="1842.213" calcext:value-type="float">
            <text:p>1842.213</text:p>
          </table:table-cell>
          <table:table-cell office:value-type="float" office:value="2080.296" calcext:value-type="float">
            <text:p>2080.296</text:p>
          </table:table-cell>
          <table:table-cell office:value-type="float" office:value="1663.589" calcext:value-type="float">
            <text:p>1663.589</text:p>
          </table:table-cell>
          <table:table-cell office:value-type="float" office:value="583.925" calcext:value-type="float">
            <text:p>583.925</text:p>
          </table:table-cell>
          <table:table-cell office:value-type="float" office:value="575.3295" calcext:value-type="float">
            <text:p>575.3295</text:p>
          </table:table-cell>
          <table:table-cell office:value-type="float" office:value="142.7202" calcext:value-type="float">
            <text:p>142.7202</text:p>
          </table:table-cell>
          <table:table-cell office:value-type="float" office:value="35.66784" calcext:value-type="float">
            <text:p>35.66784</text:p>
          </table:table-cell>
          <table:table-cell office:value-type="float" office:value="0" calcext:value-type="float">
            <text:p>0</text:p>
          </table:table-cell>
          <table:table-cell office:value-type="float" office:value="-0.009144748" calcext:value-type="float">
            <text:p>-0.009144748</text:p>
          </table:table-cell>
          <table:table-cell office:value-type="float" office:value="0" calcext:value-type="float">
            <text:p>0</text:p>
          </table:table-cell>
          <table:table-cell office:value-type="float" office:value="2.673518" calcext:value-type="float">
            <text:p>2.673518</text:p>
          </table:table-cell>
          <table:table-cell office:value-type="float" office:value="1507.34" calcext:value-type="float">
            <text:p>1507.34</text:p>
          </table:table-cell>
          <table:table-cell office:value-type="float" office:value="-759.4819" calcext:value-type="float">
            <text:p>-759.4819</text:p>
          </table:table-cell>
          <table:table-cell office:value-type="float" office:value="747.8581" calcext:value-type="float">
            <text:p>747.8581</text:p>
          </table:table-cell>
          <table:table-cell office:value-type="float" office:value="-481.8006" calcext:value-type="float">
            <text:p>-481.8006</text:p>
          </table:table-cell>
          <table:table-cell office:value-type="float" office:value="0" calcext:value-type="float">
            <text:p>0</text:p>
          </table:table-cell>
          <table:table-cell office:value-type="float" office:value="13.69414" calcext:value-type="float">
            <text:p>13.69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9092004" calcext:value-type="float">
            <text:p>29092004</text:p>
          </table:table-cell>
          <table:table-cell office:value-type="float" office:value="256.1324" calcext:value-type="float">
            <text:p>256.1324</text:p>
          </table:table-cell>
          <table:table-cell office:value-type="float" office:value="13127.48" calcext:value-type="float">
            <text:p>13127.48</text:p>
          </table:table-cell>
          <table:table-cell office:value-type="float" office:value="0" calcext:value-type="float">
            <text:p>0</text:p>
          </table:table-cell>
          <table:table-cell office:value-type="float" office:value="100.2568" calcext:value-type="float">
            <text:p>100.2568</text:p>
          </table:table-cell>
          <table:table-cell office:value-type="float" office:value="-726.8272" calcext:value-type="float">
            <text:p>-726.8272</text:p>
          </table:table-cell>
          <table:table-cell office:value-type="float" office:value="1953.493" calcext:value-type="float">
            <text:p>1953.493</text:p>
          </table:table-cell>
          <table:table-cell office:value-type="float" office:value="-254.6777" calcext:value-type="float">
            <text:p>-254.6777</text:p>
          </table:table-cell>
          <table:table-cell office:value-type="float" office:value="87.20145" calcext:value-type="float">
            <text:p>87.20145</text:p>
          </table:table-cell>
          <table:table-cell office:value-type="float" office:value="99.92467" calcext:value-type="float">
            <text:p>99.92467</text:p>
          </table:table-cell>
          <table:table-cell office:value-type="float" office:value="0.1830722" calcext:value-type="float">
            <text:p>0.1830722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205801" calcext:value-type="float">
            <text:p>0.008205801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1154994" calcext:value-type="float">
            <text:p>0.1154994</text:p>
          </table:table-cell>
          <table:table-cell office:value-type="float" office:value="370" calcext:value-type="float">
            <text:p>370</text:p>
          </table:table-cell>
          <table:table-cell office:value-type="float" office:value="274.0919" calcext:value-type="float">
            <text:p>274.0919</text:p>
          </table:table-cell>
          <table:table-cell office:value-type="float" office:value="0" calcext:value-type="float">
            <text:p>0</text:p>
          </table:table-cell>
          <table:table-cell office:value-type="float" office:value="429.2823" calcext:value-type="float">
            <text:p>429.2823</text:p>
          </table:table-cell>
          <table:table-cell office:value-type="float" office:value="1086.425" calcext:value-type="float">
            <text:p>1086.425</text:p>
          </table:table-cell>
          <table:table-cell office:value-type="float" office:value="1327.845" calcext:value-type="float">
            <text:p>1327.845</text:p>
          </table:table-cell>
          <table:table-cell office:value-type="float" office:value="1261.736" calcext:value-type="float">
            <text:p>1261.736</text:p>
          </table:table-cell>
          <table:table-cell office:value-type="float" office:value="750.2935" calcext:value-type="float">
            <text:p>750.2935</text:p>
          </table:table-cell>
          <table:table-cell office:value-type="float" office:value="1092.655" calcext:value-type="float">
            <text:p>1092.655</text:p>
          </table:table-cell>
          <table:table-cell office:value-type="float" office:value="411.6392" calcext:value-type="float">
            <text:p>411.6392</text:p>
          </table:table-cell>
          <table:table-cell office:value-type="float" office:value="1842.258" calcext:value-type="float">
            <text:p>1842.258</text:p>
          </table:table-cell>
          <table:table-cell office:value-type="float" office:value="2080.29" calcext:value-type="float">
            <text:p>2080.29</text:p>
          </table:table-cell>
          <table:table-cell office:value-type="float" office:value="1663.575" calcext:value-type="float">
            <text:p>1663.575</text:p>
          </table:table-cell>
          <table:table-cell office:value-type="float" office:value="583.9244" calcext:value-type="float">
            <text:p>583.9244</text:p>
          </table:table-cell>
          <table:table-cell office:value-type="float" office:value="575.3794" calcext:value-type="float">
            <text:p>575.3794</text:p>
          </table:table-cell>
          <table:table-cell office:value-type="float" office:value="142.7201" calcext:value-type="float">
            <text:p>142.7201</text:p>
          </table:table-cell>
          <table:table-cell office:value-type="float" office:value="35.66785" calcext:value-type="float">
            <text:p>35.66785</text:p>
          </table:table-cell>
          <table:table-cell office:value-type="float" office:value="0" calcext:value-type="float">
            <text:p>0</text:p>
          </table:table-cell>
          <table:table-cell office:value-type="float" office:value="-0.009148153" calcext:value-type="float">
            <text:p>-0.009148153</text:p>
          </table:table-cell>
          <table:table-cell office:value-type="float" office:value="0" calcext:value-type="float">
            <text:p>0</text:p>
          </table:table-cell>
          <table:table-cell office:value-type="float" office:value="2.64644" calcext:value-type="float">
            <text:p>2.64644</text:p>
          </table:table-cell>
          <table:table-cell office:value-type="float" office:value="1518.586" calcext:value-type="float">
            <text:p>1518.586</text:p>
          </table:table-cell>
          <table:table-cell office:value-type="float" office:value="-765.5842" calcext:value-type="float">
            <text:p>-765.5842</text:p>
          </table:table-cell>
          <table:table-cell office:value-type="float" office:value="753.0016" calcext:value-type="float">
            <text:p>753.0016</text:p>
          </table:table-cell>
          <table:table-cell office:value-type="float" office:value="-482.9622" calcext:value-type="float">
            <text:p>-482.9622</text:p>
          </table:table-cell>
          <table:table-cell office:value-type="float" office:value="0" calcext:value-type="float">
            <text:p>0</text:p>
          </table:table-cell>
          <table:table-cell office:value-type="float" office:value="13.45045" calcext:value-type="float">
            <text:p>13.45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0092004" calcext:value-type="float">
            <text:p>30092004</text:p>
          </table:table-cell>
          <table:table-cell office:value-type="float" office:value="258.5131" calcext:value-type="float">
            <text:p>258.5131</text:p>
          </table:table-cell>
          <table:table-cell office:value-type="float" office:value="13127.46" calcext:value-type="float">
            <text:p>13127.46</text:p>
          </table:table-cell>
          <table:table-cell office:value-type="float" office:value="0" calcext:value-type="float">
            <text:p>0</text:p>
          </table:table-cell>
          <table:table-cell office:value-type="float" office:value="103.6119" calcext:value-type="float">
            <text:p>103.6119</text:p>
          </table:table-cell>
          <table:table-cell office:value-type="float" office:value="-730.9827" calcext:value-type="float">
            <text:p>-730.9827</text:p>
          </table:table-cell>
          <table:table-cell office:value-type="float" office:value="1962.138" calcext:value-type="float">
            <text:p>1962.138</text:p>
          </table:table-cell>
          <table:table-cell office:value-type="float" office:value="-257.7633" calcext:value-type="float">
            <text:p>-257.7633</text:p>
          </table:table-cell>
          <table:table-cell office:value-type="float" office:value="86.49451" calcext:value-type="float">
            <text:p>86.49451</text:p>
          </table:table-cell>
          <table:table-cell office:value-type="float" office:value="101.47" calcext:value-type="float">
            <text:p>101.47</text:p>
          </table:table-cell>
          <table:table-cell office:value-type="float" office:value="0.1840809" calcext:value-type="float">
            <text:p>0.1840809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205801" calcext:value-type="float">
            <text:p>0.008205801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1154694" calcext:value-type="float">
            <text:p>0.1154694</text:p>
          </table:table-cell>
          <table:table-cell office:value-type="float" office:value="370" calcext:value-type="float">
            <text:p>370</text:p>
          </table:table-cell>
          <table:table-cell office:value-type="float" office:value="275.2409" calcext:value-type="float">
            <text:p>275.2409</text:p>
          </table:table-cell>
          <table:table-cell office:value-type="float" office:value="0" calcext:value-type="float">
            <text:p>0</text:p>
          </table:table-cell>
          <table:table-cell office:value-type="float" office:value="429.4794" calcext:value-type="float">
            <text:p>429.4794</text:p>
          </table:table-cell>
          <table:table-cell office:value-type="float" office:value="1086.64" calcext:value-type="float">
            <text:p>1086.64</text:p>
          </table:table-cell>
          <table:table-cell office:value-type="float" office:value="1327.959" calcext:value-type="float">
            <text:p>1327.959</text:p>
          </table:table-cell>
          <table:table-cell office:value-type="float" office:value="1261.797" calcext:value-type="float">
            <text:p>1261.797</text:p>
          </table:table-cell>
          <table:table-cell office:value-type="float" office:value="750.3566" calcext:value-type="float">
            <text:p>750.3566</text:p>
          </table:table-cell>
          <table:table-cell office:value-type="float" office:value="1092.69" calcext:value-type="float">
            <text:p>1092.69</text:p>
          </table:table-cell>
          <table:table-cell office:value-type="float" office:value="411.6911" calcext:value-type="float">
            <text:p>411.6911</text:p>
          </table:table-cell>
          <table:table-cell office:value-type="float" office:value="1842.309" calcext:value-type="float">
            <text:p>1842.309</text:p>
          </table:table-cell>
          <table:table-cell office:value-type="float" office:value="2080.283" calcext:value-type="float">
            <text:p>2080.283</text:p>
          </table:table-cell>
          <table:table-cell office:value-type="float" office:value="1663.561" calcext:value-type="float">
            <text:p>1663.561</text:p>
          </table:table-cell>
          <table:table-cell office:value-type="float" office:value="583.9236" calcext:value-type="float">
            <text:p>583.9236</text:p>
          </table:table-cell>
          <table:table-cell office:value-type="float" office:value="575.4296" calcext:value-type="float">
            <text:p>575.4296</text:p>
          </table:table-cell>
          <table:table-cell office:value-type="float" office:value="142.7201" calcext:value-type="float">
            <text:p>142.7201</text:p>
          </table:table-cell>
          <table:table-cell office:value-type="float" office:value="35.66786" calcext:value-type="float">
            <text:p>35.66786</text:p>
          </table:table-cell>
          <table:table-cell office:value-type="float" office:value="0" calcext:value-type="float">
            <text:p>0</text:p>
          </table:table-cell>
          <table:table-cell office:value-type="float" office:value="-0.009152093" calcext:value-type="float">
            <text:p>-0.009152093</text:p>
          </table:table-cell>
          <table:table-cell office:value-type="float" office:value="0" calcext:value-type="float">
            <text:p>0</text:p>
          </table:table-cell>
          <table:table-cell office:value-type="float" office:value="2.579038" calcext:value-type="float">
            <text:p>2.579038</text:p>
          </table:table-cell>
          <table:table-cell office:value-type="float" office:value="1529.083" calcext:value-type="float">
            <text:p>1529.083</text:p>
          </table:table-cell>
          <table:table-cell office:value-type="float" office:value="-773.8698" calcext:value-type="float">
            <text:p>-773.8698</text:p>
          </table:table-cell>
          <table:table-cell office:value-type="float" office:value="755.213" calcext:value-type="float">
            <text:p>755.213</text:p>
          </table:table-cell>
          <table:table-cell office:value-type="float" office:value="-483.8991" calcext:value-type="float">
            <text:p>-483.8991</text:p>
          </table:table-cell>
          <table:table-cell office:value-type="float" office:value="0" calcext:value-type="float">
            <text:p>0</text:p>
          </table:table-cell>
          <table:table-cell office:value-type="float" office:value="13.31597" calcext:value-type="float">
            <text:p>13.31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102004" calcext:value-type="float">
            <text:p>1102004</text:p>
          </table:table-cell>
          <table:table-cell office:value-type="float" office:value="260.0996" calcext:value-type="float">
            <text:p>260.0996</text:p>
          </table:table-cell>
          <table:table-cell office:value-type="float" office:value="13127.39" calcext:value-type="float">
            <text:p>13127.39</text:p>
          </table:table-cell>
          <table:table-cell office:value-type="float" office:value="0" calcext:value-type="float">
            <text:p>0</text:p>
          </table:table-cell>
          <table:table-cell office:value-type="float" office:value="106.2009" calcext:value-type="float">
            <text:p>106.2009</text:p>
          </table:table-cell>
          <table:table-cell office:value-type="float" office:value="-735.1846" calcext:value-type="float">
            <text:p>-735.1846</text:p>
          </table:table-cell>
          <table:table-cell office:value-type="float" office:value="1974.596" calcext:value-type="float">
            <text:p>1974.596</text:p>
          </table:table-cell>
          <table:table-cell office:value-type="float" office:value="-260.8463" calcext:value-type="float">
            <text:p>-260.8463</text:p>
          </table:table-cell>
          <table:table-cell office:value-type="float" office:value="86.46833" calcext:value-type="float">
            <text:p>86.46833</text:p>
          </table:table-cell>
          <table:table-cell office:value-type="float" office:value="102.2228" calcext:value-type="float">
            <text:p>102.2228</text:p>
          </table:table-cell>
          <table:table-cell office:value-type="float" office:value="0.1852448" calcext:value-type="float">
            <text:p>0.1852448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205801" calcext:value-type="float">
            <text:p>0.008205801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1154694" calcext:value-type="float">
            <text:p>0.1154694</text:p>
          </table:table-cell>
          <table:table-cell office:value-type="float" office:value="370" calcext:value-type="float">
            <text:p>370</text:p>
          </table:table-cell>
          <table:table-cell office:value-type="float" office:value="274.8562" calcext:value-type="float">
            <text:p>274.8562</text:p>
          </table:table-cell>
          <table:table-cell office:value-type="float" office:value="0" calcext:value-type="float">
            <text:p>0</text:p>
          </table:table-cell>
          <table:table-cell office:value-type="float" office:value="429.6461" calcext:value-type="float">
            <text:p>429.6461</text:p>
          </table:table-cell>
          <table:table-cell office:value-type="float" office:value="1086.859" calcext:value-type="float">
            <text:p>1086.859</text:p>
          </table:table-cell>
          <table:table-cell office:value-type="float" office:value="1328.067" calcext:value-type="float">
            <text:p>1328.067</text:p>
          </table:table-cell>
          <table:table-cell office:value-type="float" office:value="1261.856" calcext:value-type="float">
            <text:p>1261.856</text:p>
          </table:table-cell>
          <table:table-cell office:value-type="float" office:value="750.4152" calcext:value-type="float">
            <text:p>750.4152</text:p>
          </table:table-cell>
          <table:table-cell office:value-type="float" office:value="1092.718" calcext:value-type="float">
            <text:p>1092.718</text:p>
          </table:table-cell>
          <table:table-cell office:value-type="float" office:value="411.7404" calcext:value-type="float">
            <text:p>411.7404</text:p>
          </table:table-cell>
          <table:table-cell office:value-type="float" office:value="1842.352" calcext:value-type="float">
            <text:p>1842.352</text:p>
          </table:table-cell>
          <table:table-cell office:value-type="float" office:value="2080.276" calcext:value-type="float">
            <text:p>2080.276</text:p>
          </table:table-cell>
          <table:table-cell office:value-type="float" office:value="1663.547" calcext:value-type="float">
            <text:p>1663.547</text:p>
          </table:table-cell>
          <table:table-cell office:value-type="float" office:value="583.9227" calcext:value-type="float">
            <text:p>583.9227</text:p>
          </table:table-cell>
          <table:table-cell office:value-type="float" office:value="575.4797" calcext:value-type="float">
            <text:p>575.4797</text:p>
          </table:table-cell>
          <table:table-cell office:value-type="float" office:value="142.7201" calcext:value-type="float">
            <text:p>142.7201</text:p>
          </table:table-cell>
          <table:table-cell office:value-type="float" office:value="35.66785" calcext:value-type="float">
            <text:p>35.66785</text:p>
          </table:table-cell>
          <table:table-cell office:value-type="float" office:value="0" calcext:value-type="float">
            <text:p>0</text:p>
          </table:table-cell>
          <table:table-cell office:value-type="float" office:value="-0.00915528" calcext:value-type="float">
            <text:p>-0.00915528</text:p>
          </table:table-cell>
          <table:table-cell office:value-type="float" office:value="0" calcext:value-type="float">
            <text:p>0</text:p>
          </table:table-cell>
          <table:table-cell office:value-type="float" office:value="2.537043" calcext:value-type="float">
            <text:p>2.537043</text:p>
          </table:table-cell>
          <table:table-cell office:value-type="float" office:value="1535.382" calcext:value-type="float">
            <text:p>1535.382</text:p>
          </table:table-cell>
          <table:table-cell office:value-type="float" office:value="-779.4285" calcext:value-type="float">
            <text:p>-779.4285</text:p>
          </table:table-cell>
          <table:table-cell office:value-type="float" office:value="755.9536" calcext:value-type="float">
            <text:p>755.9536</text:p>
          </table:table-cell>
          <table:table-cell office:value-type="float" office:value="-484.9116" calcext:value-type="float">
            <text:p>-484.9116</text:p>
          </table:table-cell>
          <table:table-cell office:value-type="float" office:value="0" calcext:value-type="float">
            <text:p>0</text:p>
          </table:table-cell>
          <table:table-cell office:value-type="float" office:value="13.21088" calcext:value-type="float">
            <text:p>13.21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102004" calcext:value-type="float">
            <text:p>2102004</text:p>
          </table:table-cell>
          <table:table-cell office:value-type="float" office:value="262.2474" calcext:value-type="float">
            <text:p>262.2474</text:p>
          </table:table-cell>
          <table:table-cell office:value-type="float" office:value="13127.29" calcext:value-type="float">
            <text:p>13127.29</text:p>
          </table:table-cell>
          <table:table-cell office:value-type="float" office:value="0" calcext:value-type="float">
            <text:p>0</text:p>
          </table:table-cell>
          <table:table-cell office:value-type="float" office:value="108.8681" calcext:value-type="float">
            <text:p>108.8681</text:p>
          </table:table-cell>
          <table:table-cell office:value-type="float" office:value="-738.7592" calcext:value-type="float">
            <text:p>-738.7592</text:p>
          </table:table-cell>
          <table:table-cell office:value-type="float" office:value="1982.961" calcext:value-type="float">
            <text:p>1982.961</text:p>
          </table:table-cell>
          <table:table-cell office:value-type="float" office:value="-263.6752" calcext:value-type="float">
            <text:p>-263.6752</text:p>
          </table:table-cell>
          <table:table-cell office:value-type="float" office:value="86.21506" calcext:value-type="float">
            <text:p>86.21506</text:p>
          </table:table-cell>
          <table:table-cell office:value-type="float" office:value="103.4527" calcext:value-type="float">
            <text:p>103.4527</text:p>
          </table:table-cell>
          <table:table-cell office:value-type="float" office:value="0.186461" calcext:value-type="float">
            <text:p>0.186461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205801" calcext:value-type="float">
            <text:p>0.008205801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1146206" calcext:value-type="float">
            <text:p>0.1146206</text:p>
          </table:table-cell>
          <table:table-cell office:value-type="float" office:value="370" calcext:value-type="float">
            <text:p>370</text:p>
          </table:table-cell>
          <table:table-cell office:value-type="float" office:value="276.5518" calcext:value-type="float">
            <text:p>276.5518</text:p>
          </table:table-cell>
          <table:table-cell office:value-type="float" office:value="0" calcext:value-type="float">
            <text:p>0</text:p>
          </table:table-cell>
          <table:table-cell office:value-type="float" office:value="429.716" calcext:value-type="float">
            <text:p>429.716</text:p>
          </table:table-cell>
          <table:table-cell office:value-type="float" office:value="1087.122" calcext:value-type="float">
            <text:p>1087.122</text:p>
          </table:table-cell>
          <table:table-cell office:value-type="float" office:value="1328.223" calcext:value-type="float">
            <text:p>1328.223</text:p>
          </table:table-cell>
          <table:table-cell office:value-type="float" office:value="1261.942" calcext:value-type="float">
            <text:p>1261.942</text:p>
          </table:table-cell>
          <table:table-cell office:value-type="float" office:value="750.4922" calcext:value-type="float">
            <text:p>750.4922</text:p>
          </table:table-cell>
          <table:table-cell office:value-type="float" office:value="1092.757" calcext:value-type="float">
            <text:p>1092.757</text:p>
          </table:table-cell>
          <table:table-cell office:value-type="float" office:value="411.7928" calcext:value-type="float">
            <text:p>411.7928</text:p>
          </table:table-cell>
          <table:table-cell office:value-type="float" office:value="1842.403" calcext:value-type="float">
            <text:p>1842.403</text:p>
          </table:table-cell>
          <table:table-cell office:value-type="float" office:value="2080.269" calcext:value-type="float">
            <text:p>2080.269</text:p>
          </table:table-cell>
          <table:table-cell office:value-type="float" office:value="1663.532" calcext:value-type="float">
            <text:p>1663.532</text:p>
          </table:table-cell>
          <table:table-cell office:value-type="float" office:value="583.9217" calcext:value-type="float">
            <text:p>583.9217</text:p>
          </table:table-cell>
          <table:table-cell office:value-type="float" office:value="575.5298" calcext:value-type="float">
            <text:p>575.5298</text:p>
          </table:table-cell>
          <table:table-cell office:value-type="float" office:value="142.7201" calcext:value-type="float">
            <text:p>142.7201</text:p>
          </table:table-cell>
          <table:table-cell office:value-type="float" office:value="35.66785" calcext:value-type="float">
            <text:p>35.66785</text:p>
          </table:table-cell>
          <table:table-cell office:value-type="float" office:value="0" calcext:value-type="float">
            <text:p>0</text:p>
          </table:table-cell>
          <table:table-cell office:value-type="float" office:value="-0.009156563" calcext:value-type="float">
            <text:p>-0.009156563</text:p>
          </table:table-cell>
          <table:table-cell office:value-type="float" office:value="0" calcext:value-type="float">
            <text:p>0</text:p>
          </table:table-cell>
          <table:table-cell office:value-type="float" office:value="2.492145" calcext:value-type="float">
            <text:p>2.492145</text:p>
          </table:table-cell>
          <table:table-cell office:value-type="float" office:value="1542.525" calcext:value-type="float">
            <text:p>1542.525</text:p>
          </table:table-cell>
          <table:table-cell office:value-type="float" office:value="-784.1423" calcext:value-type="float">
            <text:p>-784.1423</text:p>
          </table:table-cell>
          <table:table-cell office:value-type="float" office:value="758.3824" calcext:value-type="float">
            <text:p>758.3824</text:p>
          </table:table-cell>
          <table:table-cell office:value-type="float" office:value="-485.489" calcext:value-type="float">
            <text:p>-485.489</text:p>
          </table:table-cell>
          <table:table-cell office:value-type="float" office:value="0" calcext:value-type="float">
            <text:p>0</text:p>
          </table:table-cell>
          <table:table-cell office:value-type="float" office:value="13.04275" calcext:value-type="float">
            <text:p>13.04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102004" calcext:value-type="float">
            <text:p>3102004</text:p>
          </table:table-cell>
          <table:table-cell office:value-type="float" office:value="265.8321" calcext:value-type="float">
            <text:p>265.8321</text:p>
          </table:table-cell>
          <table:table-cell office:value-type="float" office:value="13127.23" calcext:value-type="float">
            <text:p>13127.23</text:p>
          </table:table-cell>
          <table:table-cell office:value-type="float" office:value="0" calcext:value-type="float">
            <text:p>0</text:p>
          </table:table-cell>
          <table:table-cell office:value-type="float" office:value="113.1177" calcext:value-type="float">
            <text:p>113.1177</text:p>
          </table:table-cell>
          <table:table-cell office:value-type="float" office:value="-742.6926" calcext:value-type="float">
            <text:p>-742.6926</text:p>
          </table:table-cell>
          <table:table-cell office:value-type="float" office:value="1992.095" calcext:value-type="float">
            <text:p>1992.095</text:p>
          </table:table-cell>
          <table:table-cell office:value-type="float" office:value="-266.871" calcext:value-type="float">
            <text:p>-266.871</text:p>
          </table:table-cell>
          <table:table-cell office:value-type="float" office:value="85.62298" calcext:value-type="float">
            <text:p>85.62298</text:p>
          </table:table-cell>
          <table:table-cell office:value-type="float" office:value="106.1598" calcext:value-type="float">
            <text:p>106.1598</text:p>
          </table:table-cell>
          <table:table-cell office:value-type="float" office:value="0.1877427" calcext:value-type="float">
            <text:p>0.1877427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205801" calcext:value-type="float">
            <text:p>0.008205801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1128948" calcext:value-type="float">
            <text:p>0.1128948</text:p>
          </table:table-cell>
          <table:table-cell office:value-type="float" office:value="370" calcext:value-type="float">
            <text:p>370</text:p>
          </table:table-cell>
          <table:table-cell office:value-type="float" office:value="276.8016" calcext:value-type="float">
            <text:p>276.8016</text:p>
          </table:table-cell>
          <table:table-cell office:value-type="float" office:value="0" calcext:value-type="float">
            <text:p>0</text:p>
          </table:table-cell>
          <table:table-cell office:value-type="float" office:value="429.847" calcext:value-type="float">
            <text:p>429.847</text:p>
          </table:table-cell>
          <table:table-cell office:value-type="float" office:value="1087.351" calcext:value-type="float">
            <text:p>1087.351</text:p>
          </table:table-cell>
          <table:table-cell office:value-type="float" office:value="1328.358" calcext:value-type="float">
            <text:p>1328.358</text:p>
          </table:table-cell>
          <table:table-cell office:value-type="float" office:value="1262.019" calcext:value-type="float">
            <text:p>1262.019</text:p>
          </table:table-cell>
          <table:table-cell office:value-type="float" office:value="750.5667" calcext:value-type="float">
            <text:p>750.5667</text:p>
          </table:table-cell>
          <table:table-cell office:value-type="float" office:value="1092.795" calcext:value-type="float">
            <text:p>1092.795</text:p>
          </table:table-cell>
          <table:table-cell office:value-type="float" office:value="411.8457" calcext:value-type="float">
            <text:p>411.8457</text:p>
          </table:table-cell>
          <table:table-cell office:value-type="float" office:value="1842.457" calcext:value-type="float">
            <text:p>1842.457</text:p>
          </table:table-cell>
          <table:table-cell office:value-type="float" office:value="2080.262" calcext:value-type="float">
            <text:p>2080.262</text:p>
          </table:table-cell>
          <table:table-cell office:value-type="float" office:value="1663.517" calcext:value-type="float">
            <text:p>1663.517</text:p>
          </table:table-cell>
          <table:table-cell office:value-type="float" office:value="583.9208" calcext:value-type="float">
            <text:p>583.9208</text:p>
          </table:table-cell>
          <table:table-cell office:value-type="float" office:value="575.5801" calcext:value-type="float">
            <text:p>575.5801</text:p>
          </table:table-cell>
          <table:table-cell office:value-type="float" office:value="142.7201" calcext:value-type="float">
            <text:p>142.7201</text:p>
          </table:table-cell>
          <table:table-cell office:value-type="float" office:value="35.66787" calcext:value-type="float">
            <text:p>35.66787</text:p>
          </table:table-cell>
          <table:table-cell office:value-type="float" office:value="0" calcext:value-type="float">
            <text:p>0</text:p>
          </table:table-cell>
          <table:table-cell office:value-type="float" office:value="-0.009158356" calcext:value-type="float">
            <text:p>-0.009158356</text:p>
          </table:table-cell>
          <table:table-cell office:value-type="float" office:value="0" calcext:value-type="float">
            <text:p>0</text:p>
          </table:table-cell>
          <table:table-cell office:value-type="float" office:value="2.398219" calcext:value-type="float">
            <text:p>2.398219</text:p>
          </table:table-cell>
          <table:table-cell office:value-type="float" office:value="1550.081" calcext:value-type="float">
            <text:p>1550.081</text:p>
          </table:table-cell>
          <table:table-cell office:value-type="float" office:value="-790.7299" calcext:value-type="float">
            <text:p>-790.7299</text:p>
          </table:table-cell>
          <table:table-cell office:value-type="float" office:value="759.3512" calcext:value-type="float">
            <text:p>759.3512</text:p>
          </table:table-cell>
          <table:table-cell office:value-type="float" office:value="-486.1642" calcext:value-type="float">
            <text:p>-486.1642</text:p>
          </table:table-cell>
          <table:table-cell office:value-type="float" office:value="0" calcext:value-type="float">
            <text:p>0</text:p>
          </table:table-cell>
          <table:table-cell office:value-type="float" office:value="12.98056" calcext:value-type="float">
            <text:p>12.98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102004" calcext:value-type="float">
            <text:p>4102004</text:p>
          </table:table-cell>
          <table:table-cell office:value-type="float" office:value="267.5486" calcext:value-type="float">
            <text:p>267.5486</text:p>
          </table:table-cell>
          <table:table-cell office:value-type="float" office:value="13127.13" calcext:value-type="float">
            <text:p>13127.13</text:p>
          </table:table-cell>
          <table:table-cell office:value-type="float" office:value="0" calcext:value-type="float">
            <text:p>0</text:p>
          </table:table-cell>
          <table:table-cell office:value-type="float" office:value="115.3731" calcext:value-type="float">
            <text:p>115.3731</text:p>
          </table:table-cell>
          <table:table-cell office:value-type="float" office:value="-746.6251" calcext:value-type="float">
            <text:p>-746.6251</text:p>
          </table:table-cell>
          <table:table-cell office:value-type="float" office:value="2004.954" calcext:value-type="float">
            <text:p>2004.954</text:p>
          </table:table-cell>
          <table:table-cell office:value-type="float" office:value="-270.1023" calcext:value-type="float">
            <text:p>-270.1023</text:p>
          </table:table-cell>
          <table:table-cell office:value-type="float" office:value="85.35065" calcext:value-type="float">
            <text:p>85.35065</text:p>
          </table:table-cell>
          <table:table-cell office:value-type="float" office:value="107.0068" calcext:value-type="float">
            <text:p>107.0068</text:p>
          </table:table-cell>
          <table:table-cell office:value-type="float" office:value="0.1892061" calcext:value-type="float">
            <text:p>0.1892061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205801" calcext:value-type="float">
            <text:p>0.008205801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11123" calcext:value-type="float">
            <text:p>0.11123</text:p>
          </table:table-cell>
          <table:table-cell office:value-type="float" office:value="370" calcext:value-type="float">
            <text:p>370</text:p>
          </table:table-cell>
          <table:table-cell office:value-type="float" office:value="277.2868" calcext:value-type="float">
            <text:p>277.2868</text:p>
          </table:table-cell>
          <table:table-cell office:value-type="float" office:value="0" calcext:value-type="float">
            <text:p>0</text:p>
          </table:table-cell>
          <table:table-cell office:value-type="float" office:value="429.9212" calcext:value-type="float">
            <text:p>429.9212</text:p>
          </table:table-cell>
          <table:table-cell office:value-type="float" office:value="1087.577" calcext:value-type="float">
            <text:p>1087.577</text:p>
          </table:table-cell>
          <table:table-cell office:value-type="float" office:value="1328.489" calcext:value-type="float">
            <text:p>1328.489</text:p>
          </table:table-cell>
          <table:table-cell office:value-type="float" office:value="1262.098" calcext:value-type="float">
            <text:p>1262.098</text:p>
          </table:table-cell>
          <table:table-cell office:value-type="float" office:value="750.6387" calcext:value-type="float">
            <text:p>750.6387</text:p>
          </table:table-cell>
          <table:table-cell office:value-type="float" office:value="1092.831" calcext:value-type="float">
            <text:p>1092.831</text:p>
          </table:table-cell>
          <table:table-cell office:value-type="float" office:value="411.898" calcext:value-type="float">
            <text:p>411.898</text:p>
          </table:table-cell>
          <table:table-cell office:value-type="float" office:value="1842.51" calcext:value-type="float">
            <text:p>1842.51</text:p>
          </table:table-cell>
          <table:table-cell office:value-type="float" office:value="2080.254" calcext:value-type="float">
            <text:p>2080.254</text:p>
          </table:table-cell>
          <table:table-cell office:value-type="float" office:value="1663.515" calcext:value-type="float">
            <text:p>1663.515</text:p>
          </table:table-cell>
          <table:table-cell office:value-type="float" office:value="583.9199" calcext:value-type="float">
            <text:p>583.9199</text:p>
          </table:table-cell>
          <table:table-cell office:value-type="float" office:value="575.6309" calcext:value-type="float">
            <text:p>575.6309</text:p>
          </table:table-cell>
          <table:table-cell office:value-type="float" office:value="142.72" calcext:value-type="float">
            <text:p>142.72</text:p>
          </table:table-cell>
          <table:table-cell office:value-type="float" office:value="35.66788" calcext:value-type="float">
            <text:p>35.66788</text:p>
          </table:table-cell>
          <table:table-cell office:value-type="float" office:value="0" calcext:value-type="float">
            <text:p>0</text:p>
          </table:table-cell>
          <table:table-cell office:value-type="float" office:value="-0.009159679" calcext:value-type="float">
            <text:p>-0.009159679</text:p>
          </table:table-cell>
          <table:table-cell office:value-type="float" office:value="0" calcext:value-type="float">
            <text:p>0</text:p>
          </table:table-cell>
          <table:table-cell office:value-type="float" office:value="2.37377" calcext:value-type="float">
            <text:p>2.37377</text:p>
          </table:table-cell>
          <table:table-cell office:value-type="float" office:value="1555.644" calcext:value-type="float">
            <text:p>1555.644</text:p>
          </table:table-cell>
          <table:table-cell office:value-type="float" office:value="-795.1121" calcext:value-type="float">
            <text:p>-795.1121</text:p>
          </table:table-cell>
          <table:table-cell office:value-type="float" office:value="760.5321" calcext:value-type="float">
            <text:p>760.5321</text:p>
          </table:table-cell>
          <table:table-cell office:value-type="float" office:value="-486.7804" calcext:value-type="float">
            <text:p>-486.7804</text:p>
          </table:table-cell>
          <table:table-cell office:value-type="float" office:value="0" calcext:value-type="float">
            <text:p>0</text:p>
          </table:table-cell>
          <table:table-cell office:value-type="float" office:value="12.89531" calcext:value-type="float">
            <text:p>12.89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102004" calcext:value-type="float">
            <text:p>5102004</text:p>
          </table:table-cell>
          <table:table-cell office:value-type="float" office:value="268.2369" calcext:value-type="float">
            <text:p>268.2369</text:p>
          </table:table-cell>
          <table:table-cell office:value-type="float" office:value="13127.05" calcext:value-type="float">
            <text:p>13127.05</text:p>
          </table:table-cell>
          <table:table-cell office:value-type="float" office:value="0" calcext:value-type="float">
            <text:p>0</text:p>
          </table:table-cell>
          <table:table-cell office:value-type="float" office:value="116.6405" calcext:value-type="float">
            <text:p>116.6405</text:p>
          </table:table-cell>
          <table:table-cell office:value-type="float" office:value="-749.1934" calcext:value-type="float">
            <text:p>-749.1934</text:p>
          </table:table-cell>
          <table:table-cell office:value-type="float" office:value="2010.156" calcext:value-type="float">
            <text:p>2010.156</text:p>
          </table:table-cell>
          <table:table-cell office:value-type="float" office:value="-271.3936" calcext:value-type="float">
            <text:p>-271.3936</text:p>
          </table:table-cell>
          <table:table-cell office:value-type="float" office:value="84.90926" calcext:value-type="float">
            <text:p>84.90926</text:p>
          </table:table-cell>
          <table:table-cell office:value-type="float" office:value="106.8599" calcext:value-type="float">
            <text:p>106.8599</text:p>
          </table:table-cell>
          <table:table-cell office:value-type="float" office:value="0.1906934" calcext:value-type="float">
            <text:p>0.1906934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205801" calcext:value-type="float">
            <text:p>0.008205801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1108773" calcext:value-type="float">
            <text:p>0.1108773</text:p>
          </table:table-cell>
          <table:table-cell office:value-type="float" office:value="370" calcext:value-type="float">
            <text:p>370</text:p>
          </table:table-cell>
          <table:table-cell office:value-type="float" office:value="279.9698" calcext:value-type="float">
            <text:p>279.9698</text:p>
          </table:table-cell>
          <table:table-cell office:value-type="float" office:value="0" calcext:value-type="float">
            <text:p>0</text:p>
          </table:table-cell>
          <table:table-cell office:value-type="float" office:value="430.0248" calcext:value-type="float">
            <text:p>430.0248</text:p>
          </table:table-cell>
          <table:table-cell office:value-type="float" office:value="1087.801" calcext:value-type="float">
            <text:p>1087.801</text:p>
          </table:table-cell>
          <table:table-cell office:value-type="float" office:value="1328.623" calcext:value-type="float">
            <text:p>1328.623</text:p>
          </table:table-cell>
          <table:table-cell office:value-type="float" office:value="1262.175" calcext:value-type="float">
            <text:p>1262.175</text:p>
          </table:table-cell>
          <table:table-cell office:value-type="float" office:value="750.7154" calcext:value-type="float">
            <text:p>750.7154</text:p>
          </table:table-cell>
          <table:table-cell office:value-type="float" office:value="1092.867" calcext:value-type="float">
            <text:p>1092.867</text:p>
          </table:table-cell>
          <table:table-cell office:value-type="float" office:value="411.9501" calcext:value-type="float">
            <text:p>411.9501</text:p>
          </table:table-cell>
          <table:table-cell office:value-type="float" office:value="1842.563" calcext:value-type="float">
            <text:p>1842.563</text:p>
          </table:table-cell>
          <table:table-cell office:value-type="float" office:value="2080.247" calcext:value-type="float">
            <text:p>2080.247</text:p>
          </table:table-cell>
          <table:table-cell office:value-type="float" office:value="1663.512" calcext:value-type="float">
            <text:p>1663.512</text:p>
          </table:table-cell>
          <table:table-cell office:value-type="float" office:value="583.9175" calcext:value-type="float">
            <text:p>583.9175</text:p>
          </table:table-cell>
          <table:table-cell office:value-type="float" office:value="575.6415" calcext:value-type="float">
            <text:p>575.6415</text:p>
          </table:table-cell>
          <table:table-cell office:value-type="float" office:value="142.72" calcext:value-type="float">
            <text:p>142.72</text:p>
          </table:table-cell>
          <table:table-cell office:value-type="float" office:value="35.66789" calcext:value-type="float">
            <text:p>35.66789</text:p>
          </table:table-cell>
          <table:table-cell office:value-type="float" office:value="0" calcext:value-type="float">
            <text:p>0</text:p>
          </table:table-cell>
          <table:table-cell office:value-type="float" office:value="-0.009160953" calcext:value-type="float">
            <text:p>-0.009160953</text:p>
          </table:table-cell>
          <table:table-cell office:value-type="float" office:value="0" calcext:value-type="float">
            <text:p>0</text:p>
          </table:table-cell>
          <table:table-cell office:value-type="float" office:value="2.372809" calcext:value-type="float">
            <text:p>2.372809</text:p>
          </table:table-cell>
          <table:table-cell office:value-type="float" office:value="1560.936" calcext:value-type="float">
            <text:p>1560.936</text:p>
          </table:table-cell>
          <table:table-cell office:value-type="float" office:value="-796.4233" calcext:value-type="float">
            <text:p>-796.4233</text:p>
          </table:table-cell>
          <table:table-cell office:value-type="float" office:value="764.5125" calcext:value-type="float">
            <text:p>764.5125</text:p>
          </table:table-cell>
          <table:table-cell office:value-type="float" office:value="-487.4033" calcext:value-type="float">
            <text:p>-487.4033</text:p>
          </table:table-cell>
          <table:table-cell office:value-type="float" office:value="0" calcext:value-type="float">
            <text:p>0</text:p>
          </table:table-cell>
          <table:table-cell office:value-type="float" office:value="12.2387" calcext:value-type="float">
            <text:p>12.2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102004" calcext:value-type="float">
            <text:p>6102004</text:p>
          </table:table-cell>
          <table:table-cell office:value-type="float" office:value="268.7151" calcext:value-type="float">
            <text:p>268.7151</text:p>
          </table:table-cell>
          <table:table-cell office:value-type="float" office:value="13126.99" calcext:value-type="float">
            <text:p>13126.99</text:p>
          </table:table-cell>
          <table:table-cell office:value-type="float" office:value="0" calcext:value-type="float">
            <text:p>0</text:p>
          </table:table-cell>
          <table:table-cell office:value-type="float" office:value="117.8785" calcext:value-type="float">
            <text:p>117.8785</text:p>
          </table:table-cell>
          <table:table-cell office:value-type="float" office:value="-751.0637" calcext:value-type="float">
            <text:p>-751.0637</text:p>
          </table:table-cell>
          <table:table-cell office:value-type="float" office:value="2010.492" calcext:value-type="float">
            <text:p>2010.492</text:p>
          </table:table-cell>
          <table:table-cell office:value-type="float" office:value="-272.0309" calcext:value-type="float">
            <text:p>-272.0309</text:p>
          </table:table-cell>
          <table:table-cell office:value-type="float" office:value="84.68847" calcext:value-type="float">
            <text:p>84.68847</text:p>
          </table:table-cell>
          <table:table-cell office:value-type="float" office:value="106.508" calcext:value-type="float">
            <text:p>106.508</text:p>
          </table:table-cell>
          <table:table-cell office:value-type="float" office:value="0.1922425" calcext:value-type="float">
            <text:p>0.1922425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205809" calcext:value-type="float">
            <text:p>0.008205809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1108773" calcext:value-type="float">
            <text:p>0.1108773</text:p>
          </table:table-cell>
          <table:table-cell office:value-type="float" office:value="370" calcext:value-type="float">
            <text:p>370</text:p>
          </table:table-cell>
          <table:table-cell office:value-type="float" office:value="281.4318" calcext:value-type="float">
            <text:p>281.4318</text:p>
          </table:table-cell>
          <table:table-cell office:value-type="float" office:value="0" calcext:value-type="float">
            <text:p>0</text:p>
          </table:table-cell>
          <table:table-cell office:value-type="float" office:value="430.1616" calcext:value-type="float">
            <text:p>430.1616</text:p>
          </table:table-cell>
          <table:table-cell office:value-type="float" office:value="1088.022" calcext:value-type="float">
            <text:p>1088.022</text:p>
          </table:table-cell>
          <table:table-cell office:value-type="float" office:value="1328.755" calcext:value-type="float">
            <text:p>1328.755</text:p>
          </table:table-cell>
          <table:table-cell office:value-type="float" office:value="1262.252" calcext:value-type="float">
            <text:p>1262.252</text:p>
          </table:table-cell>
          <table:table-cell office:value-type="float" office:value="750.7911" calcext:value-type="float">
            <text:p>750.7911</text:p>
          </table:table-cell>
          <table:table-cell office:value-type="float" office:value="1092.902" calcext:value-type="float">
            <text:p>1092.902</text:p>
          </table:table-cell>
          <table:table-cell office:value-type="float" office:value="412.0023" calcext:value-type="float">
            <text:p>412.0023</text:p>
          </table:table-cell>
          <table:table-cell office:value-type="float" office:value="1842.618" calcext:value-type="float">
            <text:p>1842.618</text:p>
          </table:table-cell>
          <table:table-cell office:value-type="float" office:value="2080.24" calcext:value-type="float">
            <text:p>2080.24</text:p>
          </table:table-cell>
          <table:table-cell office:value-type="float" office:value="1663.51" calcext:value-type="float">
            <text:p>1663.51</text:p>
          </table:table-cell>
          <table:table-cell office:value-type="float" office:value="583.915" calcext:value-type="float">
            <text:p>583.915</text:p>
          </table:table-cell>
          <table:table-cell office:value-type="float" office:value="575.6396" calcext:value-type="float">
            <text:p>575.6396</text:p>
          </table:table-cell>
          <table:table-cell office:value-type="float" office:value="142.72" calcext:value-type="float">
            <text:p>142.72</text:p>
          </table:table-cell>
          <table:table-cell office:value-type="float" office:value="35.66788" calcext:value-type="float">
            <text:p>35.66788</text:p>
          </table:table-cell>
          <table:table-cell office:value-type="float" office:value="0" calcext:value-type="float">
            <text:p>0</text:p>
          </table:table-cell>
          <table:table-cell office:value-type="float" office:value="-0.009162287" calcext:value-type="float">
            <text:p>-0.009162287</text:p>
          </table:table-cell>
          <table:table-cell office:value-type="float" office:value="0" calcext:value-type="float">
            <text:p>0</text:p>
          </table:table-cell>
          <table:table-cell office:value-type="float" office:value="2.372809" calcext:value-type="float">
            <text:p>2.372809</text:p>
          </table:table-cell>
          <table:table-cell office:value-type="float" office:value="1564.266" calcext:value-type="float">
            <text:p>1564.266</text:p>
          </table:table-cell>
          <table:table-cell office:value-type="float" office:value="-797.0554" calcext:value-type="float">
            <text:p>-797.0554</text:p>
          </table:table-cell>
          <table:table-cell office:value-type="float" office:value="767.2106" calcext:value-type="float">
            <text:p>767.2106</text:p>
          </table:table-cell>
          <table:table-cell office:value-type="float" office:value="-488.1852" calcext:value-type="float">
            <text:p>-488.1852</text:p>
          </table:table-cell>
          <table:table-cell office:value-type="float" office:value="0" calcext:value-type="float">
            <text:p>0</text:p>
          </table:table-cell>
          <table:table-cell office:value-type="float" office:value="11.78157" calcext:value-type="float">
            <text:p>11.78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102004" calcext:value-type="float">
            <text:p>7102004</text:p>
          </table:table-cell>
          <table:table-cell office:value-type="float" office:value="267.3032" calcext:value-type="float">
            <text:p>267.3032</text:p>
          </table:table-cell>
          <table:table-cell office:value-type="float" office:value="13127.33" calcext:value-type="float">
            <text:p>13127.33</text:p>
          </table:table-cell>
          <table:table-cell office:value-type="float" office:value="0" calcext:value-type="float">
            <text:p>0</text:p>
          </table:table-cell>
          <table:table-cell office:value-type="float" office:value="119.1089" calcext:value-type="float">
            <text:p>119.1089</text:p>
          </table:table-cell>
          <table:table-cell office:value-type="float" office:value="-754.0345" calcext:value-type="float">
            <text:p>-754.0345</text:p>
          </table:table-cell>
          <table:table-cell office:value-type="float" office:value="2016.973" calcext:value-type="float">
            <text:p>2016.973</text:p>
          </table:table-cell>
          <table:table-cell office:value-type="float" office:value="-272.681" calcext:value-type="float">
            <text:p>-272.681</text:p>
          </table:table-cell>
          <table:table-cell office:value-type="float" office:value="85.84735" calcext:value-type="float">
            <text:p>85.84735</text:p>
          </table:table-cell>
          <table:table-cell office:value-type="float" office:value="104.2648" calcext:value-type="float">
            <text:p>104.2648</text:p>
          </table:table-cell>
          <table:table-cell office:value-type="float" office:value="0.1933464" calcext:value-type="float">
            <text:p>0.1933464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205876" calcext:value-type="float">
            <text:p>0.008205876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1101843" calcext:value-type="float">
            <text:p>0.1101843</text:p>
          </table:table-cell>
          <table:table-cell office:value-type="float" office:value="370" calcext:value-type="float">
            <text:p>370</text:p>
          </table:table-cell>
          <table:table-cell office:value-type="float" office:value="280.0565" calcext:value-type="float">
            <text:p>280.0565</text:p>
          </table:table-cell>
          <table:table-cell office:value-type="float" office:value="0" calcext:value-type="float">
            <text:p>0</text:p>
          </table:table-cell>
          <table:table-cell office:value-type="float" office:value="430.7275" calcext:value-type="float">
            <text:p>430.7275</text:p>
          </table:table-cell>
          <table:table-cell office:value-type="float" office:value="1088.237" calcext:value-type="float">
            <text:p>1088.237</text:p>
          </table:table-cell>
          <table:table-cell office:value-type="float" office:value="1328.883" calcext:value-type="float">
            <text:p>1328.883</text:p>
          </table:table-cell>
          <table:table-cell office:value-type="float" office:value="1262.327" calcext:value-type="float">
            <text:p>1262.327</text:p>
          </table:table-cell>
          <table:table-cell office:value-type="float" office:value="750.8635" calcext:value-type="float">
            <text:p>750.8635</text:p>
          </table:table-cell>
          <table:table-cell office:value-type="float" office:value="1092.934" calcext:value-type="float">
            <text:p>1092.934</text:p>
          </table:table-cell>
          <table:table-cell office:value-type="float" office:value="412.0525" calcext:value-type="float">
            <text:p>412.0525</text:p>
          </table:table-cell>
          <table:table-cell office:value-type="float" office:value="1842.672" calcext:value-type="float">
            <text:p>1842.672</text:p>
          </table:table-cell>
          <table:table-cell office:value-type="float" office:value="2080.233" calcext:value-type="float">
            <text:p>2080.233</text:p>
          </table:table-cell>
          <table:table-cell office:value-type="float" office:value="1663.507" calcext:value-type="float">
            <text:p>1663.507</text:p>
          </table:table-cell>
          <table:table-cell office:value-type="float" office:value="583.9122" calcext:value-type="float">
            <text:p>583.9122</text:p>
          </table:table-cell>
          <table:table-cell office:value-type="float" office:value="575.6343" calcext:value-type="float">
            <text:p>575.6343</text:p>
          </table:table-cell>
          <table:table-cell office:value-type="float" office:value="142.72" calcext:value-type="float">
            <text:p>142.72</text:p>
          </table:table-cell>
          <table:table-cell office:value-type="float" office:value="35.66787" calcext:value-type="float">
            <text:p>35.66787</text:p>
          </table:table-cell>
          <table:table-cell office:value-type="float" office:value="0" calcext:value-type="float">
            <text:p>0</text:p>
          </table:table-cell>
          <table:table-cell office:value-type="float" office:value="-0.009196443" calcext:value-type="float">
            <text:p>-0.009196443</text:p>
          </table:table-cell>
          <table:table-cell office:value-type="float" office:value="0" calcext:value-type="float">
            <text:p>0</text:p>
          </table:table-cell>
          <table:table-cell office:value-type="float" office:value="2.372809" calcext:value-type="float">
            <text:p>2.372809</text:p>
          </table:table-cell>
          <table:table-cell office:value-type="float" office:value="1565.859" calcext:value-type="float">
            <text:p>1565.859</text:p>
          </table:table-cell>
          <table:table-cell office:value-type="float" office:value="-797.7018" calcext:value-type="float">
            <text:p>-797.7018</text:p>
          </table:table-cell>
          <table:table-cell office:value-type="float" office:value="768.1572" calcext:value-type="float">
            <text:p>768.1572</text:p>
          </table:table-cell>
          <table:table-cell office:value-type="float" office:value="-490.4473" calcext:value-type="float">
            <text:p>-490.4473</text:p>
          </table:table-cell>
          <table:table-cell office:value-type="float" office:value="0" calcext:value-type="float">
            <text:p>0</text:p>
          </table:table-cell>
          <table:table-cell office:value-type="float" office:value="11.71996" calcext:value-type="float">
            <text:p>11.71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8102004" calcext:value-type="float">
            <text:p>8102004</text:p>
          </table:table-cell>
          <table:table-cell office:value-type="float" office:value="265.719" calcext:value-type="float">
            <text:p>265.719</text:p>
          </table:table-cell>
          <table:table-cell office:value-type="float" office:value="13127.7" calcext:value-type="float">
            <text:p>13127.7</text:p>
          </table:table-cell>
          <table:table-cell office:value-type="float" office:value="0" calcext:value-type="float">
            <text:p>0</text:p>
          </table:table-cell>
          <table:table-cell office:value-type="float" office:value="120.3123" calcext:value-type="float">
            <text:p>120.3123</text:p>
          </table:table-cell>
          <table:table-cell office:value-type="float" office:value="-757.5926" calcext:value-type="float">
            <text:p>-757.5926</text:p>
          </table:table-cell>
          <table:table-cell office:value-type="float" office:value="2025.667" calcext:value-type="float">
            <text:p>2025.667</text:p>
          </table:table-cell>
          <table:table-cell office:value-type="float" office:value="-273.31" calcext:value-type="float">
            <text:p>-273.31</text:p>
          </table:table-cell>
          <table:table-cell office:value-type="float" office:value="87.02505" calcext:value-type="float">
            <text:p>87.02505</text:p>
          </table:table-cell>
          <table:table-cell office:value-type="float" office:value="101.9833" calcext:value-type="float">
            <text:p>101.9833</text:p>
          </table:table-cell>
          <table:table-cell office:value-type="float" office:value="0.1945809" calcext:value-type="float">
            <text:p>0.1945809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205876" calcext:value-type="float">
            <text:p>0.008205876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108181" calcext:value-type="float">
            <text:p>0.108181</text:p>
          </table:table-cell>
          <table:table-cell office:value-type="float" office:value="370" calcext:value-type="float">
            <text:p>370</text:p>
          </table:table-cell>
          <table:table-cell office:value-type="float" office:value="279.4174" calcext:value-type="float">
            <text:p>279.4174</text:p>
          </table:table-cell>
          <table:table-cell office:value-type="float" office:value="0" calcext:value-type="float">
            <text:p>0</text:p>
          </table:table-cell>
          <table:table-cell office:value-type="float" office:value="431.245" calcext:value-type="float">
            <text:p>431.245</text:p>
          </table:table-cell>
          <table:table-cell office:value-type="float" office:value="1088.433" calcext:value-type="float">
            <text:p>1088.433</text:p>
          </table:table-cell>
          <table:table-cell office:value-type="float" office:value="1328.998" calcext:value-type="float">
            <text:p>1328.998</text:p>
          </table:table-cell>
          <table:table-cell office:value-type="float" office:value="1262.393" calcext:value-type="float">
            <text:p>1262.393</text:p>
          </table:table-cell>
          <table:table-cell office:value-type="float" office:value="750.9291" calcext:value-type="float">
            <text:p>750.9291</text:p>
          </table:table-cell>
          <table:table-cell office:value-type="float" office:value="1092.961" calcext:value-type="float">
            <text:p>1092.961</text:p>
          </table:table-cell>
          <table:table-cell office:value-type="float" office:value="412.1001" calcext:value-type="float">
            <text:p>412.1001</text:p>
          </table:table-cell>
          <table:table-cell office:value-type="float" office:value="1842.723" calcext:value-type="float">
            <text:p>1842.723</text:p>
          </table:table-cell>
          <table:table-cell office:value-type="float" office:value="2080.226" calcext:value-type="float">
            <text:p>2080.226</text:p>
          </table:table-cell>
          <table:table-cell office:value-type="float" office:value="1663.504" calcext:value-type="float">
            <text:p>1663.504</text:p>
          </table:table-cell>
          <table:table-cell office:value-type="float" office:value="583.9092" calcext:value-type="float">
            <text:p>583.9092</text:p>
          </table:table-cell>
          <table:table-cell office:value-type="float" office:value="575.6268" calcext:value-type="float">
            <text:p>575.6268</text:p>
          </table:table-cell>
          <table:table-cell office:value-type="float" office:value="142.72" calcext:value-type="float">
            <text:p>142.72</text:p>
          </table:table-cell>
          <table:table-cell office:value-type="float" office:value="35.66791" calcext:value-type="float">
            <text:p>35.66791</text:p>
          </table:table-cell>
          <table:table-cell office:value-type="float" office:value="0" calcext:value-type="float">
            <text:p>0</text:p>
          </table:table-cell>
          <table:table-cell office:value-type="float" office:value="-0.00920489" calcext:value-type="float">
            <text:p>-0.00920489</text:p>
          </table:table-cell>
          <table:table-cell office:value-type="float" office:value="0" calcext:value-type="float">
            <text:p>0</text:p>
          </table:table-cell>
          <table:table-cell office:value-type="float" office:value="2.372809" calcext:value-type="float">
            <text:p>2.372809</text:p>
          </table:table-cell>
          <table:table-cell office:value-type="float" office:value="1568.775" calcext:value-type="float">
            <text:p>1568.775</text:p>
          </table:table-cell>
          <table:table-cell office:value-type="float" office:value="-798.3301" calcext:value-type="float">
            <text:p>-798.3301</text:p>
          </table:table-cell>
          <table:table-cell office:value-type="float" office:value="770.4449" calcext:value-type="float">
            <text:p>770.4449</text:p>
          </table:table-cell>
          <table:table-cell office:value-type="float" office:value="-492.8273" calcext:value-type="float">
            <text:p>-492.8273</text:p>
          </table:table-cell>
          <table:table-cell office:value-type="float" office:value="0" calcext:value-type="float">
            <text:p>0</text:p>
          </table:table-cell>
          <table:table-cell office:value-type="float" office:value="11.17029" calcext:value-type="float">
            <text:p>11.17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102004" calcext:value-type="float">
            <text:p>9102004</text:p>
          </table:table-cell>
          <table:table-cell office:value-type="float" office:value="265.5546" calcext:value-type="float">
            <text:p>265.5546</text:p>
          </table:table-cell>
          <table:table-cell office:value-type="float" office:value="13127.79" calcext:value-type="float">
            <text:p>13127.79</text:p>
          </table:table-cell>
          <table:table-cell office:value-type="float" office:value="0" calcext:value-type="float">
            <text:p>0</text:p>
          </table:table-cell>
          <table:table-cell office:value-type="float" office:value="121.4681" calcext:value-type="float">
            <text:p>121.4681</text:p>
          </table:table-cell>
          <table:table-cell office:value-type="float" office:value="-759.7955" calcext:value-type="float">
            <text:p>-759.7955</text:p>
          </table:table-cell>
          <table:table-cell office:value-type="float" office:value="2029.32" calcext:value-type="float">
            <text:p>2029.32</text:p>
          </table:table-cell>
          <table:table-cell office:value-type="float" office:value="-273.9062" calcext:value-type="float">
            <text:p>-273.9062</text:p>
          </table:table-cell>
          <table:table-cell office:value-type="float" office:value="87.17436" calcext:value-type="float">
            <text:p>87.17436</text:p>
          </table:table-cell>
          <table:table-cell office:value-type="float" office:value="101.0819" calcext:value-type="float">
            <text:p>101.0819</text:p>
          </table:table-cell>
          <table:table-cell office:value-type="float" office:value="0.1960977" calcext:value-type="float">
            <text:p>0.1960977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205876" calcext:value-type="float">
            <text:p>0.008205876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1062176" calcext:value-type="float">
            <text:p>0.1062176</text:p>
          </table:table-cell>
          <table:table-cell office:value-type="float" office:value="370" calcext:value-type="float">
            <text:p>370</text:p>
          </table:table-cell>
          <table:table-cell office:value-type="float" office:value="279.1256" calcext:value-type="float">
            <text:p>279.1256</text:p>
          </table:table-cell>
          <table:table-cell office:value-type="float" office:value="0" calcext:value-type="float">
            <text:p>0</text:p>
          </table:table-cell>
          <table:table-cell office:value-type="float" office:value="431.4871" calcext:value-type="float">
            <text:p>431.4871</text:p>
          </table:table-cell>
          <table:table-cell office:value-type="float" office:value="1088.646" calcext:value-type="float">
            <text:p>1088.646</text:p>
          </table:table-cell>
          <table:table-cell office:value-type="float" office:value="1329.127" calcext:value-type="float">
            <text:p>1329.127</text:p>
          </table:table-cell>
          <table:table-cell office:value-type="float" office:value="1262.466" calcext:value-type="float">
            <text:p>1262.466</text:p>
          </table:table-cell>
          <table:table-cell office:value-type="float" office:value="750.9974" calcext:value-type="float">
            <text:p>750.9974</text:p>
          </table:table-cell>
          <table:table-cell office:value-type="float" office:value="1092.991" calcext:value-type="float">
            <text:p>1092.991</text:p>
          </table:table-cell>
          <table:table-cell office:value-type="float" office:value="412.1457" calcext:value-type="float">
            <text:p>412.1457</text:p>
          </table:table-cell>
          <table:table-cell office:value-type="float" office:value="1842.771" calcext:value-type="float">
            <text:p>1842.771</text:p>
          </table:table-cell>
          <table:table-cell office:value-type="float" office:value="2080.217" calcext:value-type="float">
            <text:p>2080.217</text:p>
          </table:table-cell>
          <table:table-cell office:value-type="float" office:value="1663.501" calcext:value-type="float">
            <text:p>1663.501</text:p>
          </table:table-cell>
          <table:table-cell office:value-type="float" office:value="583.9061" calcext:value-type="float">
            <text:p>583.9061</text:p>
          </table:table-cell>
          <table:table-cell office:value-type="float" office:value="575.6178" calcext:value-type="float">
            <text:p>575.6178</text:p>
          </table:table-cell>
          <table:table-cell office:value-type="float" office:value="142.7199" calcext:value-type="float">
            <text:p>142.7199</text:p>
          </table:table-cell>
          <table:table-cell office:value-type="float" office:value="35.66795" calcext:value-type="float">
            <text:p>35.66795</text:p>
          </table:table-cell>
          <table:table-cell office:value-type="float" office:value="0" calcext:value-type="float">
            <text:p>0</text:p>
          </table:table-cell>
          <table:table-cell office:value-type="float" office:value="-0.009206184" calcext:value-type="float">
            <text:p>-0.009206184</text:p>
          </table:table-cell>
          <table:table-cell office:value-type="float" office:value="0" calcext:value-type="float">
            <text:p>0</text:p>
          </table:table-cell>
          <table:table-cell office:value-type="float" office:value="2.372809" calcext:value-type="float">
            <text:p>2.372809</text:p>
          </table:table-cell>
          <table:table-cell office:value-type="float" office:value="1570.682" calcext:value-type="float">
            <text:p>1570.682</text:p>
          </table:table-cell>
          <table:table-cell office:value-type="float" office:value="-798.9171" calcext:value-type="float">
            <text:p>-798.9171</text:p>
          </table:table-cell>
          <table:table-cell office:value-type="float" office:value="771.7649" calcext:value-type="float">
            <text:p>771.7649</text:p>
          </table:table-cell>
          <table:table-cell office:value-type="float" office:value="-494.0265" calcext:value-type="float">
            <text:p>-494.0265</text:p>
          </table:table-cell>
          <table:table-cell office:value-type="float" office:value="0" calcext:value-type="float">
            <text:p>0</text:p>
          </table:table-cell>
          <table:table-cell office:value-type="float" office:value="10.75826" calcext:value-type="float">
            <text:p>10.75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102004" calcext:value-type="float">
            <text:p>10102004</text:p>
          </table:table-cell>
          <table:table-cell office:value-type="float" office:value="265.9352" calcext:value-type="float">
            <text:p>265.9352</text:p>
          </table:table-cell>
          <table:table-cell office:value-type="float" office:value="13127.75" calcext:value-type="float">
            <text:p>13127.75</text:p>
          </table:table-cell>
          <table:table-cell office:value-type="float" office:value="0" calcext:value-type="float">
            <text:p>0</text:p>
          </table:table-cell>
          <table:table-cell office:value-type="float" office:value="122.5889" calcext:value-type="float">
            <text:p>122.5889</text:p>
          </table:table-cell>
          <table:table-cell office:value-type="float" office:value="-761.4608" calcext:value-type="float">
            <text:p>-761.4608</text:p>
          </table:table-cell>
          <table:table-cell office:value-type="float" office:value="2031.672" calcext:value-type="float">
            <text:p>2031.672</text:p>
          </table:table-cell>
          <table:table-cell office:value-type="float" office:value="-274.4757" calcext:value-type="float">
            <text:p>-274.4757</text:p>
          </table:table-cell>
          <table:table-cell office:value-type="float" office:value="86.88181" calcext:value-type="float">
            <text:p>86.88181</text:p>
          </table:table-cell>
          <table:table-cell office:value-type="float" office:value="100.7484" calcext:value-type="float">
            <text:p>100.7484</text:p>
          </table:table-cell>
          <table:table-cell office:value-type="float" office:value="0.1976537" calcext:value-type="float">
            <text:p>0.1976537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205876" calcext:value-type="float">
            <text:p>0.008205876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1046943" calcext:value-type="float">
            <text:p>0.1046943</text:p>
          </table:table-cell>
          <table:table-cell office:value-type="float" office:value="370" calcext:value-type="float">
            <text:p>370</text:p>
          </table:table-cell>
          <table:table-cell office:value-type="float" office:value="278.3708" calcext:value-type="float">
            <text:p>278.3708</text:p>
          </table:table-cell>
          <table:table-cell office:value-type="float" office:value="0" calcext:value-type="float">
            <text:p>0</text:p>
          </table:table-cell>
          <table:table-cell office:value-type="float" office:value="431.6038" calcext:value-type="float">
            <text:p>431.6038</text:p>
          </table:table-cell>
          <table:table-cell office:value-type="float" office:value="1088.851" calcext:value-type="float">
            <text:p>1088.851</text:p>
          </table:table-cell>
          <table:table-cell office:value-type="float" office:value="1329.247" calcext:value-type="float">
            <text:p>1329.247</text:p>
          </table:table-cell>
          <table:table-cell office:value-type="float" office:value="1262.537" calcext:value-type="float">
            <text:p>1262.537</text:p>
          </table:table-cell>
          <table:table-cell office:value-type="float" office:value="751.0623" calcext:value-type="float">
            <text:p>751.0623</text:p>
          </table:table-cell>
          <table:table-cell office:value-type="float" office:value="1093.021" calcext:value-type="float">
            <text:p>1093.021</text:p>
          </table:table-cell>
          <table:table-cell office:value-type="float" office:value="412.1897" calcext:value-type="float">
            <text:p>412.1897</text:p>
          </table:table-cell>
          <table:table-cell office:value-type="float" office:value="1842.817" calcext:value-type="float">
            <text:p>1842.817</text:p>
          </table:table-cell>
          <table:table-cell office:value-type="float" office:value="2080.209" calcext:value-type="float">
            <text:p>2080.209</text:p>
          </table:table-cell>
          <table:table-cell office:value-type="float" office:value="1663.497" calcext:value-type="float">
            <text:p>1663.497</text:p>
          </table:table-cell>
          <table:table-cell office:value-type="float" office:value="583.9029" calcext:value-type="float">
            <text:p>583.9029</text:p>
          </table:table-cell>
          <table:table-cell office:value-type="float" office:value="575.6076" calcext:value-type="float">
            <text:p>575.6076</text:p>
          </table:table-cell>
          <table:table-cell office:value-type="float" office:value="142.7199" calcext:value-type="float">
            <text:p>142.7199</text:p>
          </table:table-cell>
          <table:table-cell office:value-type="float" office:value="35.66796" calcext:value-type="float">
            <text:p>35.66796</text:p>
          </table:table-cell>
          <table:table-cell office:value-type="float" office:value="0" calcext:value-type="float">
            <text:p>0</text:p>
          </table:table-cell>
          <table:table-cell office:value-type="float" office:value="-0.009207217" calcext:value-type="float">
            <text:p>-0.009207217</text:p>
          </table:table-cell>
          <table:table-cell office:value-type="float" office:value="0" calcext:value-type="float">
            <text:p>0</text:p>
          </table:table-cell>
          <table:table-cell office:value-type="float" office:value="2.372809" calcext:value-type="float">
            <text:p>2.372809</text:p>
          </table:table-cell>
          <table:table-cell office:value-type="float" office:value="1571.59" calcext:value-type="float">
            <text:p>1571.59</text:p>
          </table:table-cell>
          <table:table-cell office:value-type="float" office:value="-799.4763" calcext:value-type="float">
            <text:p>-799.4763</text:p>
          </table:table-cell>
          <table:table-cell office:value-type="float" office:value="772.1135" calcext:value-type="float">
            <text:p>772.1135</text:p>
          </table:table-cell>
          <table:table-cell office:value-type="float" office:value="-494.7748" calcext:value-type="float">
            <text:p>-494.7748</text:p>
          </table:table-cell>
          <table:table-cell office:value-type="float" office:value="0" calcext:value-type="float">
            <text:p>0</text:p>
          </table:table-cell>
          <table:table-cell office:value-type="float" office:value="10.40924" calcext:value-type="float">
            <text:p>10.40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1102004" calcext:value-type="float">
            <text:p>11102004</text:p>
          </table:table-cell>
          <table:table-cell office:value-type="float" office:value="720.1152" calcext:value-type="float">
            <text:p>720.1152</text:p>
          </table:table-cell>
          <table:table-cell office:value-type="float" office:value="13127.66" calcext:value-type="float">
            <text:p>13127.66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762.7554" calcext:value-type="float">
            <text:p>-762.7554</text:p>
          </table:table-cell>
          <table:table-cell office:value-type="float" office:value="2042.466" calcext:value-type="float">
            <text:p>2042.466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86.4493" calcext:value-type="float">
            <text:p>86.4493</text:p>
          </table:table-cell>
          <table:table-cell office:value-type="float" office:value="438.2103" calcext:value-type="float">
            <text:p>438.2103</text:p>
          </table:table-cell>
          <table:table-cell office:value-type="float" office:value="0.1992287" calcext:value-type="float">
            <text:p>0.1992287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205876" calcext:value-type="float">
            <text:p>0.008205876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1046943" calcext:value-type="float">
            <text:p>0.1046943</text:p>
          </table:table-cell>
          <table:table-cell office:value-type="float" office:value="370" calcext:value-type="float">
            <text:p>370</text:p>
          </table:table-cell>
          <table:table-cell office:value-type="float" office:value="277.2433" calcext:value-type="float">
            <text:p>277.2433</text:p>
          </table:table-cell>
          <table:table-cell office:value-type="float" office:value="0" calcext:value-type="float">
            <text:p>0</text:p>
          </table:table-cell>
          <table:table-cell office:value-type="float" office:value="430.2255" calcext:value-type="float">
            <text:p>430.2255</text:p>
          </table:table-cell>
          <table:table-cell office:value-type="float" office:value="1122.852" calcext:value-type="float">
            <text:p>1122.852</text:p>
          </table:table-cell>
          <table:table-cell office:value-type="float" office:value="1352.334" calcext:value-type="float">
            <text:p>1352.334</text:p>
          </table:table-cell>
          <table:table-cell office:value-type="float" office:value="1278.542" calcext:value-type="float">
            <text:p>1278.542</text:p>
          </table:table-cell>
          <table:table-cell office:value-type="float" office:value="762.1323" calcext:value-type="float">
            <text:p>762.1323</text:p>
          </table:table-cell>
          <table:table-cell office:value-type="float" office:value="1100.64" calcext:value-type="float">
            <text:p>1100.64</text:p>
          </table:table-cell>
          <table:table-cell office:value-type="float" office:value="418.6353" calcext:value-type="float">
            <text:p>418.6353</text:p>
          </table:table-cell>
          <table:table-cell office:value-type="float" office:value="1851.441" calcext:value-type="float">
            <text:p>1851.441</text:p>
          </table:table-cell>
          <table:table-cell office:value-type="float" office:value="2084.406" calcext:value-type="float">
            <text:p>2084.406</text:p>
          </table:table-cell>
          <table:table-cell office:value-type="float" office:value="1666.493" calcext:value-type="float">
            <text:p>1666.493</text:p>
          </table:table-cell>
          <table:table-cell office:value-type="float" office:value="585.3538" calcext:value-type="float">
            <text:p>585.3538</text:p>
          </table:table-cell>
          <table:table-cell office:value-type="float" office:value="578.1219" calcext:value-type="float">
            <text:p>578.1219</text:p>
          </table:table-cell>
          <table:table-cell office:value-type="float" office:value="142.7198" calcext:value-type="float">
            <text:p>142.7198</text:p>
          </table:table-cell>
          <table:table-cell office:value-type="float" office:value="35.66797" calcext:value-type="float">
            <text:p>35.66797</text:p>
          </table:table-cell>
          <table:table-cell office:value-type="float" office:value="0" calcext:value-type="float">
            <text:p>0</text:p>
          </table:table-cell>
          <table:table-cell office:value-type="float" office:value="-0.009209398" calcext:value-type="float">
            <text:p>-0.009209398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495.4178" calcext:value-type="float">
            <text:p>-495.4178</text:p>
          </table:table-cell>
          <table:table-cell office:value-type="float" office:value="0" calcext:value-type="float">
            <text:p>0</text:p>
          </table:table-cell>
          <table:table-cell office:value-type="float" office:value="10.01412" calcext:value-type="float">
            <text:p>10.01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2102004" calcext:value-type="float">
            <text:p>12102004</text:p>
          </table:table-cell>
          <table:table-cell office:value-type="float" office:value="719.5576" calcext:value-type="float">
            <text:p>719.5576</text:p>
          </table:table-cell>
          <table:table-cell office:value-type="float" office:value="13127.55" calcext:value-type="float">
            <text:p>13127.55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763.7561" calcext:value-type="float">
            <text:p>-763.7561</text:p>
          </table:table-cell>
          <table:table-cell office:value-type="float" office:value="2044.598" calcext:value-type="float">
            <text:p>2044.598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86.01633" calcext:value-type="float">
            <text:p>86.01633</text:p>
          </table:table-cell>
          <table:table-cell office:value-type="float" office:value="437.9923" calcext:value-type="float">
            <text:p>437.9923</text:p>
          </table:table-cell>
          <table:table-cell office:value-type="float" office:value="0.2008004" calcext:value-type="float">
            <text:p>0.2008004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205876" calcext:value-type="float">
            <text:p>0.008205876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1046943" calcext:value-type="float">
            <text:p>0.1046943</text:p>
          </table:table-cell>
          <table:table-cell office:value-type="float" office:value="370" calcext:value-type="float">
            <text:p>370</text:p>
          </table:table-cell>
          <table:table-cell office:value-type="float" office:value="276.2441" calcext:value-type="float">
            <text:p>276.2441</text:p>
          </table:table-cell>
          <table:table-cell office:value-type="float" office:value="0" calcext:value-type="float">
            <text:p>0</text:p>
          </table:table-cell>
          <table:table-cell office:value-type="float" office:value="430.3279" calcext:value-type="float">
            <text:p>430.3279</text:p>
          </table:table-cell>
          <table:table-cell office:value-type="float" office:value="1122.743" calcext:value-type="float">
            <text:p>1122.743</text:p>
          </table:table-cell>
          <table:table-cell office:value-type="float" office:value="1352.214" calcext:value-type="float">
            <text:p>1352.214</text:p>
          </table:table-cell>
          <table:table-cell office:value-type="float" office:value="1278.467" calcext:value-type="float">
            <text:p>1278.467</text:p>
          </table:table-cell>
          <table:table-cell office:value-type="float" office:value="762.0668" calcext:value-type="float">
            <text:p>762.0668</text:p>
          </table:table-cell>
          <table:table-cell office:value-type="float" office:value="1100.603" calcext:value-type="float">
            <text:p>1100.603</text:p>
          </table:table-cell>
          <table:table-cell office:value-type="float" office:value="418.6189" calcext:value-type="float">
            <text:p>418.6189</text:p>
          </table:table-cell>
          <table:table-cell office:value-type="float" office:value="1851.41" calcext:value-type="float">
            <text:p>1851.41</text:p>
          </table:table-cell>
          <table:table-cell office:value-type="float" office:value="2084.365" calcext:value-type="float">
            <text:p>2084.365</text:p>
          </table:table-cell>
          <table:table-cell office:value-type="float" office:value="1666.47" calcext:value-type="float">
            <text:p>1666.47</text:p>
          </table:table-cell>
          <table:table-cell office:value-type="float" office:value="585.3425" calcext:value-type="float">
            <text:p>585.3425</text:p>
          </table:table-cell>
          <table:table-cell office:value-type="float" office:value="578.1022" calcext:value-type="float">
            <text:p>578.1022</text:p>
          </table:table-cell>
          <table:table-cell office:value-type="float" office:value="142.7198" calcext:value-type="float">
            <text:p>142.7198</text:p>
          </table:table-cell>
          <table:table-cell office:value-type="float" office:value="35.66797" calcext:value-type="float">
            <text:p>35.66797</text:p>
          </table:table-cell>
          <table:table-cell office:value-type="float" office:value="0" calcext:value-type="float">
            <text:p>0</text:p>
          </table:table-cell>
          <table:table-cell office:value-type="float" office:value="-0.009212649" calcext:value-type="float">
            <text:p>-0.009212649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496.0463" calcext:value-type="float">
            <text:p>-496.0463</text:p>
          </table:table-cell>
          <table:table-cell office:value-type="float" office:value="0" calcext:value-type="float">
            <text:p>0</text:p>
          </table:table-cell>
          <table:table-cell office:value-type="float" office:value="9.642171" calcext:value-type="float">
            <text:p>9.642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3102004" calcext:value-type="float">
            <text:p>13102004</text:p>
          </table:table-cell>
          <table:table-cell office:value-type="float" office:value="719.0423" calcext:value-type="float">
            <text:p>719.0423</text:p>
          </table:table-cell>
          <table:table-cell office:value-type="float" office:value="13127.42" calcext:value-type="float">
            <text:p>13127.42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764.7867" calcext:value-type="float">
            <text:p>-764.7867</text:p>
          </table:table-cell>
          <table:table-cell office:value-type="float" office:value="2047.201" calcext:value-type="float">
            <text:p>2047.201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85.75251" calcext:value-type="float">
            <text:p>85.75251</text:p>
          </table:table-cell>
          <table:table-cell office:value-type="float" office:value="437.8256" calcext:value-type="float">
            <text:p>437.8256</text:p>
          </table:table-cell>
          <table:table-cell office:value-type="float" office:value="0.202431" calcext:value-type="float">
            <text:p>0.202431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205876" calcext:value-type="float">
            <text:p>0.008205876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1045887" calcext:value-type="float">
            <text:p>0.1045887</text:p>
          </table:table-cell>
          <table:table-cell office:value-type="float" office:value="370" calcext:value-type="float">
            <text:p>370</text:p>
          </table:table-cell>
          <table:table-cell office:value-type="float" office:value="275.2153" calcext:value-type="float">
            <text:p>275.2153</text:p>
          </table:table-cell>
          <table:table-cell office:value-type="float" office:value="0" calcext:value-type="float">
            <text:p>0</text:p>
          </table:table-cell>
          <table:table-cell office:value-type="float" office:value="430.4046" calcext:value-type="float">
            <text:p>430.4046</text:p>
          </table:table-cell>
          <table:table-cell office:value-type="float" office:value="1122.635" calcext:value-type="float">
            <text:p>1122.635</text:p>
          </table:table-cell>
          <table:table-cell office:value-type="float" office:value="1352.093" calcext:value-type="float">
            <text:p>1352.093</text:p>
          </table:table-cell>
          <table:table-cell office:value-type="float" office:value="1278.39" calcext:value-type="float">
            <text:p>1278.39</text:p>
          </table:table-cell>
          <table:table-cell office:value-type="float" office:value="761.9999" calcext:value-type="float">
            <text:p>761.9999</text:p>
          </table:table-cell>
          <table:table-cell office:value-type="float" office:value="1100.565" calcext:value-type="float">
            <text:p>1100.565</text:p>
          </table:table-cell>
          <table:table-cell office:value-type="float" office:value="418.6021" calcext:value-type="float">
            <text:p>418.6021</text:p>
          </table:table-cell>
          <table:table-cell office:value-type="float" office:value="1851.378" calcext:value-type="float">
            <text:p>1851.378</text:p>
          </table:table-cell>
          <table:table-cell office:value-type="float" office:value="2084.324" calcext:value-type="float">
            <text:p>2084.324</text:p>
          </table:table-cell>
          <table:table-cell office:value-type="float" office:value="1666.447" calcext:value-type="float">
            <text:p>1666.447</text:p>
          </table:table-cell>
          <table:table-cell office:value-type="float" office:value="585.3312" calcext:value-type="float">
            <text:p>585.3312</text:p>
          </table:table-cell>
          <table:table-cell office:value-type="float" office:value="578.0822" calcext:value-type="float">
            <text:p>578.0822</text:p>
          </table:table-cell>
          <table:table-cell office:value-type="float" office:value="142.7198" calcext:value-type="float">
            <text:p>142.7198</text:p>
          </table:table-cell>
          <table:table-cell office:value-type="float" office:value="35.66795" calcext:value-type="float">
            <text:p>35.66795</text:p>
          </table:table-cell>
          <table:table-cell office:value-type="float" office:value="0" calcext:value-type="float">
            <text:p>0</text:p>
          </table:table-cell>
          <table:table-cell office:value-type="float" office:value="-0.009217678" calcext:value-type="float">
            <text:p>-0.009217678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496.6588" calcext:value-type="float">
            <text:p>-496.6588</text:p>
          </table:table-cell>
          <table:table-cell office:value-type="float" office:value="0" calcext:value-type="float">
            <text:p>0</text:p>
          </table:table-cell>
          <table:table-cell office:value-type="float" office:value="9.222738" calcext:value-type="float">
            <text:p>9.222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102004" calcext:value-type="float">
            <text:p>14102004</text:p>
          </table:table-cell>
          <table:table-cell office:value-type="float" office:value="718.5206" calcext:value-type="float">
            <text:p>718.5206</text:p>
          </table:table-cell>
          <table:table-cell office:value-type="float" office:value="13127.31" calcext:value-type="float">
            <text:p>13127.31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765.6974" calcext:value-type="float">
            <text:p>-765.6974</text:p>
          </table:table-cell>
          <table:table-cell office:value-type="float" office:value="2048.499" calcext:value-type="float">
            <text:p>2048.499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85.39695" calcext:value-type="float">
            <text:p>85.39695</text:p>
          </table:table-cell>
          <table:table-cell office:value-type="float" office:value="437.646" calcext:value-type="float">
            <text:p>437.646</text:p>
          </table:table-cell>
          <table:table-cell office:value-type="float" office:value="0.2040738" calcext:value-type="float">
            <text:p>0.2040738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205883" calcext:value-type="float">
            <text:p>0.008205883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1024109" calcext:value-type="float">
            <text:p>0.1024109</text:p>
          </table:table-cell>
          <table:table-cell office:value-type="float" office:value="370" calcext:value-type="float">
            <text:p>370</text:p>
          </table:table-cell>
          <table:table-cell office:value-type="float" office:value="274.3083" calcext:value-type="float">
            <text:p>274.3083</text:p>
          </table:table-cell>
          <table:table-cell office:value-type="float" office:value="0" calcext:value-type="float">
            <text:p>0</text:p>
          </table:table-cell>
          <table:table-cell office:value-type="float" office:value="430.4929" calcext:value-type="float">
            <text:p>430.4929</text:p>
          </table:table-cell>
          <table:table-cell office:value-type="float" office:value="1122.533" calcext:value-type="float">
            <text:p>1122.533</text:p>
          </table:table-cell>
          <table:table-cell office:value-type="float" office:value="1351.979" calcext:value-type="float">
            <text:p>1351.979</text:p>
          </table:table-cell>
          <table:table-cell office:value-type="float" office:value="1278.314" calcext:value-type="float">
            <text:p>1278.314</text:p>
          </table:table-cell>
          <table:table-cell office:value-type="float" office:value="761.934" calcext:value-type="float">
            <text:p>761.934</text:p>
          </table:table-cell>
          <table:table-cell office:value-type="float" office:value="1100.528" calcext:value-type="float">
            <text:p>1100.528</text:p>
          </table:table-cell>
          <table:table-cell office:value-type="float" office:value="418.5855" calcext:value-type="float">
            <text:p>418.5855</text:p>
          </table:table-cell>
          <table:table-cell office:value-type="float" office:value="1851.346" calcext:value-type="float">
            <text:p>1851.346</text:p>
          </table:table-cell>
          <table:table-cell office:value-type="float" office:value="2084.282" calcext:value-type="float">
            <text:p>2084.282</text:p>
          </table:table-cell>
          <table:table-cell office:value-type="float" office:value="1666.425" calcext:value-type="float">
            <text:p>1666.425</text:p>
          </table:table-cell>
          <table:table-cell office:value-type="float" office:value="585.3197" calcext:value-type="float">
            <text:p>585.3197</text:p>
          </table:table-cell>
          <table:table-cell office:value-type="float" office:value="578.0618" calcext:value-type="float">
            <text:p>578.0618</text:p>
          </table:table-cell>
          <table:table-cell office:value-type="float" office:value="142.7198" calcext:value-type="float">
            <text:p>142.7198</text:p>
          </table:table-cell>
          <table:table-cell office:value-type="float" office:value="35.66798" calcext:value-type="float">
            <text:p>35.66798</text:p>
          </table:table-cell>
          <table:table-cell office:value-type="float" office:value="0" calcext:value-type="float">
            <text:p>0</text:p>
          </table:table-cell>
          <table:table-cell office:value-type="float" office:value="-0.009223949" calcext:value-type="float">
            <text:p>-0.009223949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497.2566" calcext:value-type="float">
            <text:p>-497.2566</text:p>
          </table:table-cell>
          <table:table-cell office:value-type="float" office:value="0" calcext:value-type="float">
            <text:p>0</text:p>
          </table:table-cell>
          <table:table-cell office:value-type="float" office:value="8.911076" calcext:value-type="float">
            <text:p>8.911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5102004" calcext:value-type="float">
            <text:p>15102004</text:p>
          </table:table-cell>
          <table:table-cell office:value-type="float" office:value="718.0433" calcext:value-type="float">
            <text:p>718.0433</text:p>
          </table:table-cell>
          <table:table-cell office:value-type="float" office:value="13127.19" calcext:value-type="float">
            <text:p>13127.19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766.5546" calcext:value-type="float">
            <text:p>-766.5546</text:p>
          </table:table-cell>
          <table:table-cell office:value-type="float" office:value="2050.541" calcext:value-type="float">
            <text:p>2050.541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85.18518" calcext:value-type="float">
            <text:p>85.18518</text:p>
          </table:table-cell>
          <table:table-cell office:value-type="float" office:value="437.5098" calcext:value-type="float">
            <text:p>437.5098</text:p>
          </table:table-cell>
          <table:table-cell office:value-type="float" office:value="0.2057734" calcext:value-type="float">
            <text:p>0.2057734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205883" calcext:value-type="float">
            <text:p>0.008205883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1002772" calcext:value-type="float">
            <text:p>0.1002772</text:p>
          </table:table-cell>
          <table:table-cell office:value-type="float" office:value="370" calcext:value-type="float">
            <text:p>370</text:p>
          </table:table-cell>
          <table:table-cell office:value-type="float" office:value="273.455" calcext:value-type="float">
            <text:p>273.455</text:p>
          </table:table-cell>
          <table:table-cell office:value-type="float" office:value="0" calcext:value-type="float">
            <text:p>0</text:p>
          </table:table-cell>
          <table:table-cell office:value-type="float" office:value="430.5583" calcext:value-type="float">
            <text:p>430.5583</text:p>
          </table:table-cell>
          <table:table-cell office:value-type="float" office:value="1122.436" calcext:value-type="float">
            <text:p>1122.436</text:p>
          </table:table-cell>
          <table:table-cell office:value-type="float" office:value="1351.866" calcext:value-type="float">
            <text:p>1351.866</text:p>
          </table:table-cell>
          <table:table-cell office:value-type="float" office:value="1278.239" calcext:value-type="float">
            <text:p>1278.239</text:p>
          </table:table-cell>
          <table:table-cell office:value-type="float" office:value="761.8682" calcext:value-type="float">
            <text:p>761.8682</text:p>
          </table:table-cell>
          <table:table-cell office:value-type="float" office:value="1100.491" calcext:value-type="float">
            <text:p>1100.491</text:p>
          </table:table-cell>
          <table:table-cell office:value-type="float" office:value="418.5689" calcext:value-type="float">
            <text:p>418.5689</text:p>
          </table:table-cell>
          <table:table-cell office:value-type="float" office:value="1851.314" calcext:value-type="float">
            <text:p>1851.314</text:p>
          </table:table-cell>
          <table:table-cell office:value-type="float" office:value="2084.24" calcext:value-type="float">
            <text:p>2084.24</text:p>
          </table:table-cell>
          <table:table-cell office:value-type="float" office:value="1666.401" calcext:value-type="float">
            <text:p>1666.401</text:p>
          </table:table-cell>
          <table:table-cell office:value-type="float" office:value="585.3082" calcext:value-type="float">
            <text:p>585.3082</text:p>
          </table:table-cell>
          <table:table-cell office:value-type="float" office:value="578.0411" calcext:value-type="float">
            <text:p>578.0411</text:p>
          </table:table-cell>
          <table:table-cell office:value-type="float" office:value="142.7198" calcext:value-type="float">
            <text:p>142.7198</text:p>
          </table:table-cell>
          <table:table-cell office:value-type="float" office:value="35.66802" calcext:value-type="float">
            <text:p>35.66802</text:p>
          </table:table-cell>
          <table:table-cell office:value-type="float" office:value="0" calcext:value-type="float">
            <text:p>0</text:p>
          </table:table-cell>
          <table:table-cell office:value-type="float" office:value="-0.009232655" calcext:value-type="float">
            <text:p>-0.009232655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497.8264" calcext:value-type="float">
            <text:p>-497.8264</text:p>
          </table:table-cell>
          <table:table-cell office:value-type="float" office:value="0" calcext:value-type="float">
            <text:p>0</text:p>
          </table:table-cell>
          <table:table-cell office:value-type="float" office:value="8.624238" calcext:value-type="float">
            <text:p>8.624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6102004" calcext:value-type="float">
            <text:p>16102004</text:p>
          </table:table-cell>
          <table:table-cell office:value-type="float" office:value="717.5589" calcext:value-type="float">
            <text:p>717.5589</text:p>
          </table:table-cell>
          <table:table-cell office:value-type="float" office:value="13127.07" calcext:value-type="float">
            <text:p>13127.07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767.3921" calcext:value-type="float">
            <text:p>-767.3921</text:p>
          </table:table-cell>
          <table:table-cell office:value-type="float" office:value="2051.438" calcext:value-type="float">
            <text:p>2051.438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84.90333" calcext:value-type="float">
            <text:p>84.90333</text:p>
          </table:table-cell>
          <table:table-cell office:value-type="float" office:value="437.3635" calcext:value-type="float">
            <text:p>437.3635</text:p>
          </table:table-cell>
          <table:table-cell office:value-type="float" office:value="0.2074891" calcext:value-type="float">
            <text:p>0.2074891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205883" calcext:value-type="float">
            <text:p>0.008205883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9833084" calcext:value-type="float">
            <text:p>0.09833084</text:p>
          </table:table-cell>
          <table:table-cell office:value-type="float" office:value="370" calcext:value-type="float">
            <text:p>370</text:p>
          </table:table-cell>
          <table:table-cell office:value-type="float" office:value="272.6212" calcext:value-type="float">
            <text:p>272.6212</text:p>
          </table:table-cell>
          <table:table-cell office:value-type="float" office:value="0" calcext:value-type="float">
            <text:p>0</text:p>
          </table:table-cell>
          <table:table-cell office:value-type="float" office:value="430.6319" calcext:value-type="float">
            <text:p>430.6319</text:p>
          </table:table-cell>
          <table:table-cell office:value-type="float" office:value="1122.341" calcext:value-type="float">
            <text:p>1122.341</text:p>
          </table:table-cell>
          <table:table-cell office:value-type="float" office:value="1351.757" calcext:value-type="float">
            <text:p>1351.757</text:p>
          </table:table-cell>
          <table:table-cell office:value-type="float" office:value="1278.165" calcext:value-type="float">
            <text:p>1278.165</text:p>
          </table:table-cell>
          <table:table-cell office:value-type="float" office:value="761.8038" calcext:value-type="float">
            <text:p>761.8038</text:p>
          </table:table-cell>
          <table:table-cell office:value-type="float" office:value="1100.455" calcext:value-type="float">
            <text:p>1100.455</text:p>
          </table:table-cell>
          <table:table-cell office:value-type="float" office:value="418.5525" calcext:value-type="float">
            <text:p>418.5525</text:p>
          </table:table-cell>
          <table:table-cell office:value-type="float" office:value="1851.281" calcext:value-type="float">
            <text:p>1851.281</text:p>
          </table:table-cell>
          <table:table-cell office:value-type="float" office:value="2084.198" calcext:value-type="float">
            <text:p>2084.198</text:p>
          </table:table-cell>
          <table:table-cell office:value-type="float" office:value="1666.378" calcext:value-type="float">
            <text:p>1666.378</text:p>
          </table:table-cell>
          <table:table-cell office:value-type="float" office:value="585.2964" calcext:value-type="float">
            <text:p>585.2964</text:p>
          </table:table-cell>
          <table:table-cell office:value-type="float" office:value="578.02" calcext:value-type="float">
            <text:p>578.02</text:p>
          </table:table-cell>
          <table:table-cell office:value-type="float" office:value="142.7197" calcext:value-type="float">
            <text:p>142.7197</text:p>
          </table:table-cell>
          <table:table-cell office:value-type="float" office:value="35.66804" calcext:value-type="float">
            <text:p>35.66804</text:p>
          </table:table-cell>
          <table:table-cell office:value-type="float" office:value="0" calcext:value-type="float">
            <text:p>0</text:p>
          </table:table-cell>
          <table:table-cell office:value-type="float" office:value="-0.009241224" calcext:value-type="float">
            <text:p>-0.009241224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498.3883" calcext:value-type="float">
            <text:p>-498.3883</text:p>
          </table:table-cell>
          <table:table-cell office:value-type="float" office:value="0" calcext:value-type="float">
            <text:p>0</text:p>
          </table:table-cell>
          <table:table-cell office:value-type="float" office:value="8.348658" calcext:value-type="float">
            <text:p>8.348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7102004" calcext:value-type="float">
            <text:p>17102004</text:p>
          </table:table-cell>
          <table:table-cell office:value-type="float" office:value="716.9266" calcext:value-type="float">
            <text:p>716.9266</text:p>
          </table:table-cell>
          <table:table-cell office:value-type="float" office:value="13127" calcext:value-type="float">
            <text:p>13127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768.2725" calcext:value-type="float">
            <text:p>-768.2725</text:p>
          </table:table-cell>
          <table:table-cell office:value-type="float" office:value="2052.504" calcext:value-type="float">
            <text:p>2052.504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84.38982" calcext:value-type="float">
            <text:p>84.38982</text:p>
          </table:table-cell>
          <table:table-cell office:value-type="float" office:value="437.1158" calcext:value-type="float">
            <text:p>437.1158</text:p>
          </table:table-cell>
          <table:table-cell office:value-type="float" office:value="0.2091598" calcext:value-type="float">
            <text:p>0.2091598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205883" calcext:value-type="float">
            <text:p>0.008205883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9833084" calcext:value-type="float">
            <text:p>0.09833084</text:p>
          </table:table-cell>
          <table:table-cell office:value-type="float" office:value="370" calcext:value-type="float">
            <text:p>370</text:p>
          </table:table-cell>
          <table:table-cell office:value-type="float" office:value="271.7425" calcext:value-type="float">
            <text:p>271.7425</text:p>
          </table:table-cell>
          <table:table-cell office:value-type="float" office:value="0" calcext:value-type="float">
            <text:p>0</text:p>
          </table:table-cell>
          <table:table-cell office:value-type="float" office:value="430.7525" calcext:value-type="float">
            <text:p>430.7525</text:p>
          </table:table-cell>
          <table:table-cell office:value-type="float" office:value="1122.226" calcext:value-type="float">
            <text:p>1122.226</text:p>
          </table:table-cell>
          <table:table-cell office:value-type="float" office:value="1351.631" calcext:value-type="float">
            <text:p>1351.631</text:p>
          </table:table-cell>
          <table:table-cell office:value-type="float" office:value="1278.083" calcext:value-type="float">
            <text:p>1278.083</text:p>
          </table:table-cell>
          <table:table-cell office:value-type="float" office:value="761.7369" calcext:value-type="float">
            <text:p>761.7369</text:p>
          </table:table-cell>
          <table:table-cell office:value-type="float" office:value="1100.418" calcext:value-type="float">
            <text:p>1100.418</text:p>
          </table:table-cell>
          <table:table-cell office:value-type="float" office:value="418.5359" calcext:value-type="float">
            <text:p>418.5359</text:p>
          </table:table-cell>
          <table:table-cell office:value-type="float" office:value="1851.249" calcext:value-type="float">
            <text:p>1851.249</text:p>
          </table:table-cell>
          <table:table-cell office:value-type="float" office:value="2084.156" calcext:value-type="float">
            <text:p>2084.156</text:p>
          </table:table-cell>
          <table:table-cell office:value-type="float" office:value="1666.354" calcext:value-type="float">
            <text:p>1666.354</text:p>
          </table:table-cell>
          <table:table-cell office:value-type="float" office:value="585.2846" calcext:value-type="float">
            <text:p>585.2846</text:p>
          </table:table-cell>
          <table:table-cell office:value-type="float" office:value="577.9987" calcext:value-type="float">
            <text:p>577.9987</text:p>
          </table:table-cell>
          <table:table-cell office:value-type="float" office:value="142.7197" calcext:value-type="float">
            <text:p>142.7197</text:p>
          </table:table-cell>
          <table:table-cell office:value-type="float" office:value="35.66805" calcext:value-type="float">
            <text:p>35.66805</text:p>
          </table:table-cell>
          <table:table-cell office:value-type="float" office:value="0" calcext:value-type="float">
            <text:p>0</text:p>
          </table:table-cell>
          <table:table-cell office:value-type="float" office:value="-0.009251103" calcext:value-type="float">
            <text:p>-0.009251103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499.0532" calcext:value-type="float">
            <text:p>-499.0532</text:p>
          </table:table-cell>
          <table:table-cell office:value-type="float" office:value="0" calcext:value-type="float">
            <text:p>0</text:p>
          </table:table-cell>
          <table:table-cell office:value-type="float" office:value="8.12914" calcext:value-type="float">
            <text:p>8.12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8102004" calcext:value-type="float">
            <text:p>18102004</text:p>
          </table:table-cell>
          <table:table-cell office:value-type="float" office:value="716.4106" calcext:value-type="float">
            <text:p>716.4106</text:p>
          </table:table-cell>
          <table:table-cell office:value-type="float" office:value="13126.86" calcext:value-type="float">
            <text:p>13126.86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769.0977" calcext:value-type="float">
            <text:p>-769.0977</text:p>
          </table:table-cell>
          <table:table-cell office:value-type="float" office:value="2054.394" calcext:value-type="float">
            <text:p>2054.394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84.29446" calcext:value-type="float">
            <text:p>84.29446</text:p>
          </table:table-cell>
          <table:table-cell office:value-type="float" office:value="436.9956" calcext:value-type="float">
            <text:p>436.9956</text:p>
          </table:table-cell>
          <table:table-cell office:value-type="float" office:value="0.2108931" calcext:value-type="float">
            <text:p>0.2108931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205883" calcext:value-type="float">
            <text:p>0.008205883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9833084" calcext:value-type="float">
            <text:p>0.09833084</text:p>
          </table:table-cell>
          <table:table-cell office:value-type="float" office:value="370" calcext:value-type="float">
            <text:p>370</text:p>
          </table:table-cell>
          <table:table-cell office:value-type="float" office:value="270.9191" calcext:value-type="float">
            <text:p>270.9191</text:p>
          </table:table-cell>
          <table:table-cell office:value-type="float" office:value="0" calcext:value-type="float">
            <text:p>0</text:p>
          </table:table-cell>
          <table:table-cell office:value-type="float" office:value="430.8037" calcext:value-type="float">
            <text:p>430.8037</text:p>
          </table:table-cell>
          <table:table-cell office:value-type="float" office:value="1122.117" calcext:value-type="float">
            <text:p>1122.117</text:p>
          </table:table-cell>
          <table:table-cell office:value-type="float" office:value="1351.501" calcext:value-type="float">
            <text:p>1351.501</text:p>
          </table:table-cell>
          <table:table-cell office:value-type="float" office:value="1277.997" calcext:value-type="float">
            <text:p>1277.997</text:p>
          </table:table-cell>
          <table:table-cell office:value-type="float" office:value="761.6645" calcext:value-type="float">
            <text:p>761.6645</text:p>
          </table:table-cell>
          <table:table-cell office:value-type="float" office:value="1100.378" calcext:value-type="float">
            <text:p>1100.378</text:p>
          </table:table-cell>
          <table:table-cell office:value-type="float" office:value="418.5184" calcext:value-type="float">
            <text:p>418.5184</text:p>
          </table:table-cell>
          <table:table-cell office:value-type="float" office:value="1851.216" calcext:value-type="float">
            <text:p>1851.216</text:p>
          </table:table-cell>
          <table:table-cell office:value-type="float" office:value="2084.113" calcext:value-type="float">
            <text:p>2084.113</text:p>
          </table:table-cell>
          <table:table-cell office:value-type="float" office:value="1666.331" calcext:value-type="float">
            <text:p>1666.331</text:p>
          </table:table-cell>
          <table:table-cell office:value-type="float" office:value="585.2726" calcext:value-type="float">
            <text:p>585.2726</text:p>
          </table:table-cell>
          <table:table-cell office:value-type="float" office:value="577.9771" calcext:value-type="float">
            <text:p>577.9771</text:p>
          </table:table-cell>
          <table:table-cell office:value-type="float" office:value="142.7197" calcext:value-type="float">
            <text:p>142.7197</text:p>
          </table:table-cell>
          <table:table-cell office:value-type="float" office:value="35.66804" calcext:value-type="float">
            <text:p>35.66804</text:p>
          </table:table-cell>
          <table:table-cell office:value-type="float" office:value="0" calcext:value-type="float">
            <text:p>0</text:p>
          </table:table-cell>
          <table:table-cell office:value-type="float" office:value="-0.009258743" calcext:value-type="float">
            <text:p>-0.009258743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499.6747" calcext:value-type="float">
            <text:p>-499.6747</text:p>
          </table:table-cell>
          <table:table-cell office:value-type="float" office:value="0" calcext:value-type="float">
            <text:p>0</text:p>
          </table:table-cell>
          <table:table-cell office:value-type="float" office:value="7.923855" calcext:value-type="float">
            <text:p>7.923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9102004" calcext:value-type="float">
            <text:p>19102004</text:p>
          </table:table-cell>
          <table:table-cell office:value-type="float" office:value="715.8577" calcext:value-type="float">
            <text:p>715.8577</text:p>
          </table:table-cell>
          <table:table-cell office:value-type="float" office:value="13126.74" calcext:value-type="float">
            <text:p>13126.74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769.9221" calcext:value-type="float">
            <text:p>-769.9221</text:p>
          </table:table-cell>
          <table:table-cell office:value-type="float" office:value="2056.204" calcext:value-type="float">
            <text:p>2056.204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84.15094" calcext:value-type="float">
            <text:p>84.15094</text:p>
          </table:table-cell>
          <table:table-cell office:value-type="float" office:value="436.8389" calcext:value-type="float">
            <text:p>436.8389</text:p>
          </table:table-cell>
          <table:table-cell office:value-type="float" office:value="0.2126535" calcext:value-type="float">
            <text:p>0.2126535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205883" calcext:value-type="float">
            <text:p>0.008205883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9833084" calcext:value-type="float">
            <text:p>0.09833084</text:p>
          </table:table-cell>
          <table:table-cell office:value-type="float" office:value="370" calcext:value-type="float">
            <text:p>370</text:p>
          </table:table-cell>
          <table:table-cell office:value-type="float" office:value="270.0964" calcext:value-type="float">
            <text:p>270.0964</text:p>
          </table:table-cell>
          <table:table-cell office:value-type="float" office:value="0" calcext:value-type="float">
            <text:p>0</text:p>
          </table:table-cell>
          <table:table-cell office:value-type="float" office:value="430.8703" calcext:value-type="float">
            <text:p>430.8703</text:p>
          </table:table-cell>
          <table:table-cell office:value-type="float" office:value="1122.009" calcext:value-type="float">
            <text:p>1122.009</text:p>
          </table:table-cell>
          <table:table-cell office:value-type="float" office:value="1351.375" calcext:value-type="float">
            <text:p>1351.375</text:p>
          </table:table-cell>
          <table:table-cell office:value-type="float" office:value="1277.909" calcext:value-type="float">
            <text:p>1277.909</text:p>
          </table:table-cell>
          <table:table-cell office:value-type="float" office:value="761.5934" calcext:value-type="float">
            <text:p>761.5934</text:p>
          </table:table-cell>
          <table:table-cell office:value-type="float" office:value="1100.339" calcext:value-type="float">
            <text:p>1100.339</text:p>
          </table:table-cell>
          <table:table-cell office:value-type="float" office:value="418.5008" calcext:value-type="float">
            <text:p>418.5008</text:p>
          </table:table-cell>
          <table:table-cell office:value-type="float" office:value="1851.183" calcext:value-type="float">
            <text:p>1851.183</text:p>
          </table:table-cell>
          <table:table-cell office:value-type="float" office:value="2084.07" calcext:value-type="float">
            <text:p>2084.07</text:p>
          </table:table-cell>
          <table:table-cell office:value-type="float" office:value="1666.307" calcext:value-type="float">
            <text:p>1666.307</text:p>
          </table:table-cell>
          <table:table-cell office:value-type="float" office:value="585.2607" calcext:value-type="float">
            <text:p>585.2607</text:p>
          </table:table-cell>
          <table:table-cell office:value-type="float" office:value="577.9553" calcext:value-type="float">
            <text:p>577.9553</text:p>
          </table:table-cell>
          <table:table-cell office:value-type="float" office:value="142.7197" calcext:value-type="float">
            <text:p>142.7197</text:p>
          </table:table-cell>
          <table:table-cell office:value-type="float" office:value="35.66804" calcext:value-type="float">
            <text:p>35.66804</text:p>
          </table:table-cell>
          <table:table-cell office:value-type="float" office:value="0" calcext:value-type="float">
            <text:p>0</text:p>
          </table:table-cell>
          <table:table-cell office:value-type="float" office:value="-0.009267225" calcext:value-type="float">
            <text:p>-0.009267225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00.3102" calcext:value-type="float">
            <text:p>-500.3102</text:p>
          </table:table-cell>
          <table:table-cell office:value-type="float" office:value="0" calcext:value-type="float">
            <text:p>0</text:p>
          </table:table-cell>
          <table:table-cell office:value-type="float" office:value="7.732749" calcext:value-type="float">
            <text:p>7.732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0102004" calcext:value-type="float">
            <text:p>20102004</text:p>
          </table:table-cell>
          <table:table-cell office:value-type="float" office:value="715.2556" calcext:value-type="float">
            <text:p>715.2556</text:p>
          </table:table-cell>
          <table:table-cell office:value-type="float" office:value="13126.63" calcext:value-type="float">
            <text:p>13126.63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770.78" calcext:value-type="float">
            <text:p>-770.78</text:p>
          </table:table-cell>
          <table:table-cell office:value-type="float" office:value="2057.998" calcext:value-type="float">
            <text:p>2057.998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84.18539" calcext:value-type="float">
            <text:p>84.18539</text:p>
          </table:table-cell>
          <table:table-cell office:value-type="float" office:value="436.6226" calcext:value-type="float">
            <text:p>436.6226</text:p>
          </table:table-cell>
          <table:table-cell office:value-type="float" office:value="0.2144841" calcext:value-type="float">
            <text:p>0.2144841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205883" calcext:value-type="float">
            <text:p>0.008205883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9833084" calcext:value-type="float">
            <text:p>0.09833084</text:p>
          </table:table-cell>
          <table:table-cell office:value-type="float" office:value="370" calcext:value-type="float">
            <text:p>370</text:p>
          </table:table-cell>
          <table:table-cell office:value-type="float" office:value="269.2403" calcext:value-type="float">
            <text:p>269.2403</text:p>
          </table:table-cell>
          <table:table-cell office:value-type="float" office:value="0" calcext:value-type="float">
            <text:p>0</text:p>
          </table:table-cell>
          <table:table-cell office:value-type="float" office:value="430.9393" calcext:value-type="float">
            <text:p>430.9393</text:p>
          </table:table-cell>
          <table:table-cell office:value-type="float" office:value="1121.914" calcext:value-type="float">
            <text:p>1121.914</text:p>
          </table:table-cell>
          <table:table-cell office:value-type="float" office:value="1351.253" calcext:value-type="float">
            <text:p>1351.253</text:p>
          </table:table-cell>
          <table:table-cell office:value-type="float" office:value="1277.824" calcext:value-type="float">
            <text:p>1277.824</text:p>
          </table:table-cell>
          <table:table-cell office:value-type="float" office:value="761.5212" calcext:value-type="float">
            <text:p>761.5212</text:p>
          </table:table-cell>
          <table:table-cell office:value-type="float" office:value="1100.3" calcext:value-type="float">
            <text:p>1100.3</text:p>
          </table:table-cell>
          <table:table-cell office:value-type="float" office:value="418.4831" calcext:value-type="float">
            <text:p>418.4831</text:p>
          </table:table-cell>
          <table:table-cell office:value-type="float" office:value="1851.149" calcext:value-type="float">
            <text:p>1851.149</text:p>
          </table:table-cell>
          <table:table-cell office:value-type="float" office:value="2084.029" calcext:value-type="float">
            <text:p>2084.029</text:p>
          </table:table-cell>
          <table:table-cell office:value-type="float" office:value="1666.282" calcext:value-type="float">
            <text:p>1666.282</text:p>
          </table:table-cell>
          <table:table-cell office:value-type="float" office:value="585.2486" calcext:value-type="float">
            <text:p>585.2486</text:p>
          </table:table-cell>
          <table:table-cell office:value-type="float" office:value="577.9332" calcext:value-type="float">
            <text:p>577.9332</text:p>
          </table:table-cell>
          <table:table-cell office:value-type="float" office:value="142.7197" calcext:value-type="float">
            <text:p>142.7197</text:p>
          </table:table-cell>
          <table:table-cell office:value-type="float" office:value="35.66804" calcext:value-type="float">
            <text:p>35.66804</text:p>
          </table:table-cell>
          <table:table-cell office:value-type="float" office:value="0" calcext:value-type="float">
            <text:p>0</text:p>
          </table:table-cell>
          <table:table-cell office:value-type="float" office:value="-0.00927904" calcext:value-type="float">
            <text:p>-0.00927904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00.9891" calcext:value-type="float">
            <text:p>-500.9891</text:p>
          </table:table-cell>
          <table:table-cell office:value-type="float" office:value="0" calcext:value-type="float">
            <text:p>0</text:p>
          </table:table-cell>
          <table:table-cell office:value-type="float" office:value="7.553274" calcext:value-type="float">
            <text:p>7.553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1102004" calcext:value-type="float">
            <text:p>21102004</text:p>
          </table:table-cell>
          <table:table-cell office:value-type="float" office:value="714.2687" calcext:value-type="float">
            <text:p>714.2687</text:p>
          </table:table-cell>
          <table:table-cell office:value-type="float" office:value="13126.63" calcext:value-type="float">
            <text:p>13126.63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771.9083" calcext:value-type="float">
            <text:p>-771.9083</text:p>
          </table:table-cell>
          <table:table-cell office:value-type="float" office:value="2060.144" calcext:value-type="float">
            <text:p>2060.144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84.37847" calcext:value-type="float">
            <text:p>84.37847</text:p>
          </table:table-cell>
          <table:table-cell office:value-type="float" office:value="436.0198" calcext:value-type="float">
            <text:p>436.0198</text:p>
          </table:table-cell>
          <table:table-cell office:value-type="float" office:value="0.2164004" calcext:value-type="float">
            <text:p>0.2164004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205883" calcext:value-type="float">
            <text:p>0.008205883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9696753" calcext:value-type="float">
            <text:p>0.09696753</text:p>
          </table:table-cell>
          <table:table-cell office:value-type="float" office:value="370" calcext:value-type="float">
            <text:p>370</text:p>
          </table:table-cell>
          <table:table-cell office:value-type="float" office:value="268.1153" calcext:value-type="float">
            <text:p>268.1153</text:p>
          </table:table-cell>
          <table:table-cell office:value-type="float" office:value="0" calcext:value-type="float">
            <text:p>0</text:p>
          </table:table-cell>
          <table:table-cell office:value-type="float" office:value="431.0935" calcext:value-type="float">
            <text:p>431.0935</text:p>
          </table:table-cell>
          <table:table-cell office:value-type="float" office:value="1121.823" calcext:value-type="float">
            <text:p>1121.823</text:p>
          </table:table-cell>
          <table:table-cell office:value-type="float" office:value="1351.134" calcext:value-type="float">
            <text:p>1351.134</text:p>
          </table:table-cell>
          <table:table-cell office:value-type="float" office:value="1277.742" calcext:value-type="float">
            <text:p>1277.742</text:p>
          </table:table-cell>
          <table:table-cell office:value-type="float" office:value="761.4501" calcext:value-type="float">
            <text:p>761.4501</text:p>
          </table:table-cell>
          <table:table-cell office:value-type="float" office:value="1100.262" calcext:value-type="float">
            <text:p>1100.262</text:p>
          </table:table-cell>
          <table:table-cell office:value-type="float" office:value="418.4656" calcext:value-type="float">
            <text:p>418.4656</text:p>
          </table:table-cell>
          <table:table-cell office:value-type="float" office:value="1851.116" calcext:value-type="float">
            <text:p>1851.116</text:p>
          </table:table-cell>
          <table:table-cell office:value-type="float" office:value="2083.997" calcext:value-type="float">
            <text:p>2083.997</text:p>
          </table:table-cell>
          <table:table-cell office:value-type="float" office:value="1666.258" calcext:value-type="float">
            <text:p>1666.258</text:p>
          </table:table-cell>
          <table:table-cell office:value-type="float" office:value="585.2365" calcext:value-type="float">
            <text:p>585.2365</text:p>
          </table:table-cell>
          <table:table-cell office:value-type="float" office:value="577.9108" calcext:value-type="float">
            <text:p>577.9108</text:p>
          </table:table-cell>
          <table:table-cell office:value-type="float" office:value="142.7197" calcext:value-type="float">
            <text:p>142.7197</text:p>
          </table:table-cell>
          <table:table-cell office:value-type="float" office:value="35.66803" calcext:value-type="float">
            <text:p>35.66803</text:p>
          </table:table-cell>
          <table:table-cell office:value-type="float" office:value="0" calcext:value-type="float">
            <text:p>0</text:p>
          </table:table-cell>
          <table:table-cell office:value-type="float" office:value="-0.009282192" calcext:value-type="float">
            <text:p>-0.009282192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01.9529" calcext:value-type="float">
            <text:p>-501.9529</text:p>
          </table:table-cell>
          <table:table-cell office:value-type="float" office:value="0" calcext:value-type="float">
            <text:p>0</text:p>
          </table:table-cell>
          <table:table-cell office:value-type="float" office:value="7.38773" calcext:value-type="float">
            <text:p>7.38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2102004" calcext:value-type="float">
            <text:p>22102004</text:p>
          </table:table-cell>
          <table:table-cell office:value-type="float" office:value="712.9553" calcext:value-type="float">
            <text:p>712.9553</text:p>
          </table:table-cell>
          <table:table-cell office:value-type="float" office:value="13126.66" calcext:value-type="float">
            <text:p>13126.66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773.3049" calcext:value-type="float">
            <text:p>-773.3049</text:p>
          </table:table-cell>
          <table:table-cell office:value-type="float" office:value="2063.776" calcext:value-type="float">
            <text:p>2063.776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84.57066" calcext:value-type="float">
            <text:p>84.57066</text:p>
          </table:table-cell>
          <table:table-cell office:value-type="float" office:value="435.204" calcext:value-type="float">
            <text:p>435.204</text:p>
          </table:table-cell>
          <table:table-cell office:value-type="float" office:value="0.2182191" calcext:value-type="float">
            <text:p>0.2182191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205883" calcext:value-type="float">
            <text:p>0.008205883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9696753" calcext:value-type="float">
            <text:p>0.09696753</text:p>
          </table:table-cell>
          <table:table-cell office:value-type="float" office:value="370" calcext:value-type="float">
            <text:p>370</text:p>
          </table:table-cell>
          <table:table-cell office:value-type="float" office:value="266.7206" calcext:value-type="float">
            <text:p>266.7206</text:p>
          </table:table-cell>
          <table:table-cell office:value-type="float" office:value="0" calcext:value-type="float">
            <text:p>0</text:p>
          </table:table-cell>
          <table:table-cell office:value-type="float" office:value="431.2834" calcext:value-type="float">
            <text:p>431.2834</text:p>
          </table:table-cell>
          <table:table-cell office:value-type="float" office:value="1121.682" calcext:value-type="float">
            <text:p>1121.682</text:p>
          </table:table-cell>
          <table:table-cell office:value-type="float" office:value="1350.982" calcext:value-type="float">
            <text:p>1350.982</text:p>
          </table:table-cell>
          <table:table-cell office:value-type="float" office:value="1277.637" calcext:value-type="float">
            <text:p>1277.637</text:p>
          </table:table-cell>
          <table:table-cell office:value-type="float" office:value="761.3713" calcext:value-type="float">
            <text:p>761.3713</text:p>
          </table:table-cell>
          <table:table-cell office:value-type="float" office:value="1100.221" calcext:value-type="float">
            <text:p>1100.221</text:p>
          </table:table-cell>
          <table:table-cell office:value-type="float" office:value="418.4475" calcext:value-type="float">
            <text:p>418.4475</text:p>
          </table:table-cell>
          <table:table-cell office:value-type="float" office:value="1851.083" calcext:value-type="float">
            <text:p>1851.083</text:p>
          </table:table-cell>
          <table:table-cell office:value-type="float" office:value="2083.965" calcext:value-type="float">
            <text:p>2083.965</text:p>
          </table:table-cell>
          <table:table-cell office:value-type="float" office:value="1666.234" calcext:value-type="float">
            <text:p>1666.234</text:p>
          </table:table-cell>
          <table:table-cell office:value-type="float" office:value="585.2243" calcext:value-type="float">
            <text:p>585.2243</text:p>
          </table:table-cell>
          <table:table-cell office:value-type="float" office:value="577.8883" calcext:value-type="float">
            <text:p>577.8883</text:p>
          </table:table-cell>
          <table:table-cell office:value-type="float" office:value="142.7197" calcext:value-type="float">
            <text:p>142.7197</text:p>
          </table:table-cell>
          <table:table-cell office:value-type="float" office:value="35.66803" calcext:value-type="float">
            <text:p>35.66803</text:p>
          </table:table-cell>
          <table:table-cell office:value-type="float" office:value="0" calcext:value-type="float">
            <text:p>0</text:p>
          </table:table-cell>
          <table:table-cell office:value-type="float" office:value="-0.009293641" calcext:value-type="float">
            <text:p>-0.009293641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03.2064" calcext:value-type="float">
            <text:p>-503.2064</text:p>
          </table:table-cell>
          <table:table-cell office:value-type="float" office:value="0" calcext:value-type="float">
            <text:p>0</text:p>
          </table:table-cell>
          <table:table-cell office:value-type="float" office:value="7.243027" calcext:value-type="float">
            <text:p>7.243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3102004" calcext:value-type="float">
            <text:p>23102004</text:p>
          </table:table-cell>
          <table:table-cell office:value-type="float" office:value="712.1389" calcext:value-type="float">
            <text:p>712.1389</text:p>
          </table:table-cell>
          <table:table-cell office:value-type="float" office:value="13126.59" calcext:value-type="float">
            <text:p>13126.59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774.3509" calcext:value-type="float">
            <text:p>-774.3509</text:p>
          </table:table-cell>
          <table:table-cell office:value-type="float" office:value="2067.588" calcext:value-type="float">
            <text:p>2067.588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84.17439" calcext:value-type="float">
            <text:p>84.17439</text:p>
          </table:table-cell>
          <table:table-cell office:value-type="float" office:value="434.9236" calcext:value-type="float">
            <text:p>434.9236</text:p>
          </table:table-cell>
          <table:table-cell office:value-type="float" office:value="0.2199925" calcext:value-type="float">
            <text:p>0.2199925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205883" calcext:value-type="float">
            <text:p>0.008205883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9513985" calcext:value-type="float">
            <text:p>0.09513985</text:p>
          </table:table-cell>
          <table:table-cell office:value-type="float" office:value="370" calcext:value-type="float">
            <text:p>370</text:p>
          </table:table-cell>
          <table:table-cell office:value-type="float" office:value="265.6781" calcext:value-type="float">
            <text:p>265.6781</text:p>
          </table:table-cell>
          <table:table-cell office:value-type="float" office:value="0" calcext:value-type="float">
            <text:p>0</text:p>
          </table:table-cell>
          <table:table-cell office:value-type="float" office:value="431.406" calcext:value-type="float">
            <text:p>431.406</text:p>
          </table:table-cell>
          <table:table-cell office:value-type="float" office:value="1121.532" calcext:value-type="float">
            <text:p>1121.532</text:p>
          </table:table-cell>
          <table:table-cell office:value-type="float" office:value="1350.816" calcext:value-type="float">
            <text:p>1350.816</text:p>
          </table:table-cell>
          <table:table-cell office:value-type="float" office:value="1277.513" calcext:value-type="float">
            <text:p>1277.513</text:p>
          </table:table-cell>
          <table:table-cell office:value-type="float" office:value="761.2808" calcext:value-type="float">
            <text:p>761.2808</text:p>
          </table:table-cell>
          <table:table-cell office:value-type="float" office:value="1100.175" calcext:value-type="float">
            <text:p>1100.175</text:p>
          </table:table-cell>
          <table:table-cell office:value-type="float" office:value="418.4276" calcext:value-type="float">
            <text:p>418.4276</text:p>
          </table:table-cell>
          <table:table-cell office:value-type="float" office:value="1851.048" calcext:value-type="float">
            <text:p>1851.048</text:p>
          </table:table-cell>
          <table:table-cell office:value-type="float" office:value="2083.932" calcext:value-type="float">
            <text:p>2083.932</text:p>
          </table:table-cell>
          <table:table-cell office:value-type="float" office:value="1666.209" calcext:value-type="float">
            <text:p>1666.209</text:p>
          </table:table-cell>
          <table:table-cell office:value-type="float" office:value="585.2121" calcext:value-type="float">
            <text:p>585.2121</text:p>
          </table:table-cell>
          <table:table-cell office:value-type="float" office:value="577.8654" calcext:value-type="float">
            <text:p>577.8654</text:p>
          </table:table-cell>
          <table:table-cell office:value-type="float" office:value="142.7196" calcext:value-type="float">
            <text:p>142.7196</text:p>
          </table:table-cell>
          <table:table-cell office:value-type="float" office:value="35.66803" calcext:value-type="float">
            <text:p>35.66803</text:p>
          </table:table-cell>
          <table:table-cell office:value-type="float" office:value="0" calcext:value-type="float">
            <text:p>0</text:p>
          </table:table-cell>
          <table:table-cell office:value-type="float" office:value="-0.009311479" calcext:value-type="float">
            <text:p>-0.009311479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04.0529" calcext:value-type="float">
            <text:p>-504.0529</text:p>
          </table:table-cell>
          <table:table-cell office:value-type="float" office:value="0" calcext:value-type="float">
            <text:p>0</text:p>
          </table:table-cell>
          <table:table-cell office:value-type="float" office:value="7.045718" calcext:value-type="float">
            <text:p>7.045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4102004" calcext:value-type="float">
            <text:p>24102004</text:p>
          </table:table-cell>
          <table:table-cell office:value-type="float" office:value="711.3659" calcext:value-type="float">
            <text:p>711.3659</text:p>
          </table:table-cell>
          <table:table-cell office:value-type="float" office:value="13126.53" calcext:value-type="float">
            <text:p>13126.53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775.3032" calcext:value-type="float">
            <text:p>-775.3032</text:p>
          </table:table-cell>
          <table:table-cell office:value-type="float" office:value="2068.469" calcext:value-type="float">
            <text:p>2068.469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83.69785" calcext:value-type="float">
            <text:p>83.69785</text:p>
          </table:table-cell>
          <table:table-cell office:value-type="float" office:value="434.6681" calcext:value-type="float">
            <text:p>434.6681</text:p>
          </table:table-cell>
          <table:table-cell office:value-type="float" office:value="0.2217777" calcext:value-type="float">
            <text:p>0.2217777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205883" calcext:value-type="float">
            <text:p>0.008205883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9298769" calcext:value-type="float">
            <text:p>0.09298769</text:p>
          </table:table-cell>
          <table:table-cell office:value-type="float" office:value="370" calcext:value-type="float">
            <text:p>370</text:p>
          </table:table-cell>
          <table:table-cell office:value-type="float" office:value="264.7298" calcext:value-type="float">
            <text:p>264.7298</text:p>
          </table:table-cell>
          <table:table-cell office:value-type="float" office:value="0" calcext:value-type="float">
            <text:p>0</text:p>
          </table:table-cell>
          <table:table-cell office:value-type="float" office:value="431.5312" calcext:value-type="float">
            <text:p>431.5312</text:p>
          </table:table-cell>
          <table:table-cell office:value-type="float" office:value="1121.393" calcext:value-type="float">
            <text:p>1121.393</text:p>
          </table:table-cell>
          <table:table-cell office:value-type="float" office:value="1350.659" calcext:value-type="float">
            <text:p>1350.659</text:p>
          </table:table-cell>
          <table:table-cell office:value-type="float" office:value="1277.393" calcext:value-type="float">
            <text:p>1277.393</text:p>
          </table:table-cell>
          <table:table-cell office:value-type="float" office:value="761.1913" calcext:value-type="float">
            <text:p>761.1913</text:p>
          </table:table-cell>
          <table:table-cell office:value-type="float" office:value="1100.127" calcext:value-type="float">
            <text:p>1100.127</text:p>
          </table:table-cell>
          <table:table-cell office:value-type="float" office:value="418.4074" calcext:value-type="float">
            <text:p>418.4074</text:p>
          </table:table-cell>
          <table:table-cell office:value-type="float" office:value="1851.012" calcext:value-type="float">
            <text:p>1851.012</text:p>
          </table:table-cell>
          <table:table-cell office:value-type="float" office:value="2083.899" calcext:value-type="float">
            <text:p>2083.899</text:p>
          </table:table-cell>
          <table:table-cell office:value-type="float" office:value="1666.184" calcext:value-type="float">
            <text:p>1666.184</text:p>
          </table:table-cell>
          <table:table-cell office:value-type="float" office:value="585.1998" calcext:value-type="float">
            <text:p>585.1998</text:p>
          </table:table-cell>
          <table:table-cell office:value-type="float" office:value="577.8466" calcext:value-type="float">
            <text:p>577.8466</text:p>
          </table:table-cell>
          <table:table-cell office:value-type="float" office:value="142.7196" calcext:value-type="float">
            <text:p>142.7196</text:p>
          </table:table-cell>
          <table:table-cell office:value-type="float" office:value="35.66806" calcext:value-type="float">
            <text:p>35.66806</text:p>
          </table:table-cell>
          <table:table-cell office:value-type="float" office:value="0" calcext:value-type="float">
            <text:p>0</text:p>
          </table:table-cell>
          <table:table-cell office:value-type="float" office:value="-0.00932468" calcext:value-type="float">
            <text:p>-0.00932468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04.8495" calcext:value-type="float">
            <text:p>-504.8495</text:p>
          </table:table-cell>
          <table:table-cell office:value-type="float" office:value="0" calcext:value-type="float">
            <text:p>0</text:p>
          </table:table-cell>
          <table:table-cell office:value-type="float" office:value="6.89283" calcext:value-type="float">
            <text:p>6.89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5102004" calcext:value-type="float">
            <text:p>25102004</text:p>
          </table:table-cell>
          <table:table-cell office:value-type="float" office:value="710.6943" calcext:value-type="float">
            <text:p>710.6943</text:p>
          </table:table-cell>
          <table:table-cell office:value-type="float" office:value="13126.41" calcext:value-type="float">
            <text:p>13126.41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776.2098" calcext:value-type="float">
            <text:p>-776.2098</text:p>
          </table:table-cell>
          <table:table-cell office:value-type="float" office:value="2069.95" calcext:value-type="float">
            <text:p>2069.95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83.52636" calcext:value-type="float">
            <text:p>83.52636</text:p>
          </table:table-cell>
          <table:table-cell office:value-type="float" office:value="434.5226" calcext:value-type="float">
            <text:p>434.5226</text:p>
          </table:table-cell>
          <table:table-cell office:value-type="float" office:value="0.2235738" calcext:value-type="float">
            <text:p>0.2235738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205883" calcext:value-type="float">
            <text:p>0.008205883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9111884" calcext:value-type="float">
            <text:p>0.09111884</text:p>
          </table:table-cell>
          <table:table-cell office:value-type="float" office:value="370" calcext:value-type="float">
            <text:p>370</text:p>
          </table:table-cell>
          <table:table-cell office:value-type="float" office:value="263.8268" calcext:value-type="float">
            <text:p>263.8268</text:p>
          </table:table-cell>
          <table:table-cell office:value-type="float" office:value="0" calcext:value-type="float">
            <text:p>0</text:p>
          </table:table-cell>
          <table:table-cell office:value-type="float" office:value="431.6027" calcext:value-type="float">
            <text:p>431.6027</text:p>
          </table:table-cell>
          <table:table-cell office:value-type="float" office:value="1121.257" calcext:value-type="float">
            <text:p>1121.257</text:p>
          </table:table-cell>
          <table:table-cell office:value-type="float" office:value="1350.499" calcext:value-type="float">
            <text:p>1350.499</text:p>
          </table:table-cell>
          <table:table-cell office:value-type="float" office:value="1277.268" calcext:value-type="float">
            <text:p>1277.268</text:p>
          </table:table-cell>
          <table:table-cell office:value-type="float" office:value="761.1002" calcext:value-type="float">
            <text:p>761.1002</text:p>
          </table:table-cell>
          <table:table-cell office:value-type="float" office:value="1100.079" calcext:value-type="float">
            <text:p>1100.079</text:p>
          </table:table-cell>
          <table:table-cell office:value-type="float" office:value="418.3865" calcext:value-type="float">
            <text:p>418.3865</text:p>
          </table:table-cell>
          <table:table-cell office:value-type="float" office:value="1850.975" calcext:value-type="float">
            <text:p>1850.975</text:p>
          </table:table-cell>
          <table:table-cell office:value-type="float" office:value="2083.854" calcext:value-type="float">
            <text:p>2083.854</text:p>
          </table:table-cell>
          <table:table-cell office:value-type="float" office:value="1666.159" calcext:value-type="float">
            <text:p>1666.159</text:p>
          </table:table-cell>
          <table:table-cell office:value-type="float" office:value="585.1875" calcext:value-type="float">
            <text:p>585.1875</text:p>
          </table:table-cell>
          <table:table-cell office:value-type="float" office:value="577.829" calcext:value-type="float">
            <text:p>577.829</text:p>
          </table:table-cell>
          <table:table-cell office:value-type="float" office:value="142.7196" calcext:value-type="float">
            <text:p>142.7196</text:p>
          </table:table-cell>
          <table:table-cell office:value-type="float" office:value="35.66808" calcext:value-type="float">
            <text:p>35.66808</text:p>
          </table:table-cell>
          <table:table-cell office:value-type="float" office:value="0" calcext:value-type="float">
            <text:p>0</text:p>
          </table:table-cell>
          <table:table-cell office:value-type="float" office:value="-0.009334414" calcext:value-type="float">
            <text:p>-0.009334414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05.6044" calcext:value-type="float">
            <text:p>-505.6044</text:p>
          </table:table-cell>
          <table:table-cell office:value-type="float" office:value="0" calcext:value-type="float">
            <text:p>0</text:p>
          </table:table-cell>
          <table:table-cell office:value-type="float" office:value="6.739687" calcext:value-type="float">
            <text:p>6.739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6102004" calcext:value-type="float">
            <text:p>26102004</text:p>
          </table:table-cell>
          <table:table-cell office:value-type="float" office:value="708.7867" calcext:value-type="float">
            <text:p>708.7867</text:p>
          </table:table-cell>
          <table:table-cell office:value-type="float" office:value="13126.52" calcext:value-type="float">
            <text:p>13126.52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778.0681" calcext:value-type="float">
            <text:p>-778.0681</text:p>
          </table:table-cell>
          <table:table-cell office:value-type="float" office:value="2073.679" calcext:value-type="float">
            <text:p>2073.679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84.43401" calcext:value-type="float">
            <text:p>84.43401</text:p>
          </table:table-cell>
          <table:table-cell office:value-type="float" office:value="433.1532" calcext:value-type="float">
            <text:p>433.1532</text:p>
          </table:table-cell>
          <table:table-cell office:value-type="float" office:value="0.2253313" calcext:value-type="float">
            <text:p>0.2253313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205883" calcext:value-type="float">
            <text:p>0.008205883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9111884" calcext:value-type="float">
            <text:p>0.09111884</text:p>
          </table:table-cell>
          <table:table-cell office:value-type="float" office:value="370" calcext:value-type="float">
            <text:p>370</text:p>
          </table:table-cell>
          <table:table-cell office:value-type="float" office:value="261.9703" calcext:value-type="float">
            <text:p>261.9703</text:p>
          </table:table-cell>
          <table:table-cell office:value-type="float" office:value="0" calcext:value-type="float">
            <text:p>0</text:p>
          </table:table-cell>
          <table:table-cell office:value-type="float" office:value="431.8587" calcext:value-type="float">
            <text:p>431.8587</text:p>
          </table:table-cell>
          <table:table-cell office:value-type="float" office:value="1121.131" calcext:value-type="float">
            <text:p>1121.131</text:p>
          </table:table-cell>
          <table:table-cell office:value-type="float" office:value="1350.355" calcext:value-type="float">
            <text:p>1350.355</text:p>
          </table:table-cell>
          <table:table-cell office:value-type="float" office:value="1277.151" calcext:value-type="float">
            <text:p>1277.151</text:p>
          </table:table-cell>
          <table:table-cell office:value-type="float" office:value="761.0099" calcext:value-type="float">
            <text:p>761.0099</text:p>
          </table:table-cell>
          <table:table-cell office:value-type="float" office:value="1100.032" calcext:value-type="float">
            <text:p>1100.032</text:p>
          </table:table-cell>
          <table:table-cell office:value-type="float" office:value="418.3655" calcext:value-type="float">
            <text:p>418.3655</text:p>
          </table:table-cell>
          <table:table-cell office:value-type="float" office:value="1850.938" calcext:value-type="float">
            <text:p>1850.938</text:p>
          </table:table-cell>
          <table:table-cell office:value-type="float" office:value="2083.808" calcext:value-type="float">
            <text:p>2083.808</text:p>
          </table:table-cell>
          <table:table-cell office:value-type="float" office:value="1666.134" calcext:value-type="float">
            <text:p>1666.134</text:p>
          </table:table-cell>
          <table:table-cell office:value-type="float" office:value="585.1752" calcext:value-type="float">
            <text:p>585.1752</text:p>
          </table:table-cell>
          <table:table-cell office:value-type="float" office:value="577.8112" calcext:value-type="float">
            <text:p>577.8112</text:p>
          </table:table-cell>
          <table:table-cell office:value-type="float" office:value="142.7195" calcext:value-type="float">
            <text:p>142.7195</text:p>
          </table:table-cell>
          <table:table-cell office:value-type="float" office:value="35.66809" calcext:value-type="float">
            <text:p>35.66809</text:p>
          </table:table-cell>
          <table:table-cell office:value-type="float" office:value="0" calcext:value-type="float">
            <text:p>0</text:p>
          </table:table-cell>
          <table:table-cell office:value-type="float" office:value="-0.009336434" calcext:value-type="float">
            <text:p>-0.009336434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07.3682" calcext:value-type="float">
            <text:p>-507.3682</text:p>
          </table:table-cell>
          <table:table-cell office:value-type="float" office:value="0" calcext:value-type="float">
            <text:p>0</text:p>
          </table:table-cell>
          <table:table-cell office:value-type="float" office:value="6.642472" calcext:value-type="float">
            <text:p>6.642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7102004" calcext:value-type="float">
            <text:p>27102004</text:p>
          </table:table-cell>
          <table:table-cell office:value-type="float" office:value="706.6124" calcext:value-type="float">
            <text:p>706.6124</text:p>
          </table:table-cell>
          <table:table-cell office:value-type="float" office:value="13126.71" calcext:value-type="float">
            <text:p>13126.71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780.1335" calcext:value-type="float">
            <text:p>-780.1335</text:p>
          </table:table-cell>
          <table:table-cell office:value-type="float" office:value="2079.124" calcext:value-type="float">
            <text:p>2079.124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85.46901" calcext:value-type="float">
            <text:p>85.46901</text:p>
          </table:table-cell>
          <table:table-cell office:value-type="float" office:value="431.529" calcext:value-type="float">
            <text:p>431.529</text:p>
          </table:table-cell>
          <table:table-cell office:value-type="float" office:value="0.2270596" calcext:value-type="float">
            <text:p>0.2270596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205883" calcext:value-type="float">
            <text:p>0.008205883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9111884" calcext:value-type="float">
            <text:p>0.09111884</text:p>
          </table:table-cell>
          <table:table-cell office:value-type="float" office:value="370" calcext:value-type="float">
            <text:p>370</text:p>
          </table:table-cell>
          <table:table-cell office:value-type="float" office:value="259.9066" calcext:value-type="float">
            <text:p>259.9066</text:p>
          </table:table-cell>
          <table:table-cell office:value-type="float" office:value="0" calcext:value-type="float">
            <text:p>0</text:p>
          </table:table-cell>
          <table:table-cell office:value-type="float" office:value="432.1663" calcext:value-type="float">
            <text:p>432.1663</text:p>
          </table:table-cell>
          <table:table-cell office:value-type="float" office:value="1121.003" calcext:value-type="float">
            <text:p>1121.003</text:p>
          </table:table-cell>
          <table:table-cell office:value-type="float" office:value="1350.216" calcext:value-type="float">
            <text:p>1350.216</text:p>
          </table:table-cell>
          <table:table-cell office:value-type="float" office:value="1277.036" calcext:value-type="float">
            <text:p>1277.036</text:p>
          </table:table-cell>
          <table:table-cell office:value-type="float" office:value="760.9227" calcext:value-type="float">
            <text:p>760.9227</text:p>
          </table:table-cell>
          <table:table-cell office:value-type="float" office:value="1099.987" calcext:value-type="float">
            <text:p>1099.987</text:p>
          </table:table-cell>
          <table:table-cell office:value-type="float" office:value="418.3447" calcext:value-type="float">
            <text:p>418.3447</text:p>
          </table:table-cell>
          <table:table-cell office:value-type="float" office:value="1850.9" calcext:value-type="float">
            <text:p>1850.9</text:p>
          </table:table-cell>
          <table:table-cell office:value-type="float" office:value="2083.762" calcext:value-type="float">
            <text:p>2083.762</text:p>
          </table:table-cell>
          <table:table-cell office:value-type="float" office:value="1666.109" calcext:value-type="float">
            <text:p>1666.109</text:p>
          </table:table-cell>
          <table:table-cell office:value-type="float" office:value="585.163" calcext:value-type="float">
            <text:p>585.163</text:p>
          </table:table-cell>
          <table:table-cell office:value-type="float" office:value="577.793" calcext:value-type="float">
            <text:p>577.793</text:p>
          </table:table-cell>
          <table:table-cell office:value-type="float" office:value="142.7195" calcext:value-type="float">
            <text:p>142.7195</text:p>
          </table:table-cell>
          <table:table-cell office:value-type="float" office:value="35.66808" calcext:value-type="float">
            <text:p>35.66808</text:p>
          </table:table-cell>
          <table:table-cell office:value-type="float" office:value="0" calcext:value-type="float">
            <text:p>0</text:p>
          </table:table-cell>
          <table:table-cell office:value-type="float" office:value="-0.009337308" calcext:value-type="float">
            <text:p>-0.009337308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09.3251" calcext:value-type="float">
            <text:p>-509.3251</text:p>
          </table:table-cell>
          <table:table-cell office:value-type="float" office:value="0" calcext:value-type="float">
            <text:p>0</text:p>
          </table:table-cell>
          <table:table-cell office:value-type="float" office:value="6.531994" calcext:value-type="float">
            <text:p>6.531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8102004" calcext:value-type="float">
            <text:p>28102004</text:p>
          </table:table-cell>
          <table:table-cell office:value-type="float" office:value="702.2689" calcext:value-type="float">
            <text:p>702.2689</text:p>
          </table:table-cell>
          <table:table-cell office:value-type="float" office:value="13127.34" calcext:value-type="float">
            <text:p>13127.34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783.7794" calcext:value-type="float">
            <text:p>-783.7794</text:p>
          </table:table-cell>
          <table:table-cell office:value-type="float" office:value="2086.92" calcext:value-type="float">
            <text:p>2086.92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87.79786" calcext:value-type="float">
            <text:p>87.79786</text:p>
          </table:table-cell>
          <table:table-cell office:value-type="float" office:value="427.9232" calcext:value-type="float">
            <text:p>427.9232</text:p>
          </table:table-cell>
          <table:table-cell office:value-type="float" office:value="0.2280736" calcext:value-type="float">
            <text:p>0.2280736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206332" calcext:value-type="float">
            <text:p>0.008206332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9111884" calcext:value-type="float">
            <text:p>0.09111884</text:p>
          </table:table-cell>
          <table:table-cell office:value-type="float" office:value="370" calcext:value-type="float">
            <text:p>370</text:p>
          </table:table-cell>
          <table:table-cell office:value-type="float" office:value="256.2617" calcext:value-type="float">
            <text:p>256.2617</text:p>
          </table:table-cell>
          <table:table-cell office:value-type="float" office:value="0" calcext:value-type="float">
            <text:p>0</text:p>
          </table:table-cell>
          <table:table-cell office:value-type="float" office:value="432.9439" calcext:value-type="float">
            <text:p>432.9439</text:p>
          </table:table-cell>
          <table:table-cell office:value-type="float" office:value="1120.754" calcext:value-type="float">
            <text:p>1120.754</text:p>
          </table:table-cell>
          <table:table-cell office:value-type="float" office:value="1350.031" calcext:value-type="float">
            <text:p>1350.031</text:p>
          </table:table-cell>
          <table:table-cell office:value-type="float" office:value="1276.901" calcext:value-type="float">
            <text:p>1276.901</text:p>
          </table:table-cell>
          <table:table-cell office:value-type="float" office:value="760.8255" calcext:value-type="float">
            <text:p>760.8255</text:p>
          </table:table-cell>
          <table:table-cell office:value-type="float" office:value="1099.938" calcext:value-type="float">
            <text:p>1099.938</text:p>
          </table:table-cell>
          <table:table-cell office:value-type="float" office:value="418.3232" calcext:value-type="float">
            <text:p>418.3232</text:p>
          </table:table-cell>
          <table:table-cell office:value-type="float" office:value="1850.862" calcext:value-type="float">
            <text:p>1850.862</text:p>
          </table:table-cell>
          <table:table-cell office:value-type="float" office:value="2083.716" calcext:value-type="float">
            <text:p>2083.716</text:p>
          </table:table-cell>
          <table:table-cell office:value-type="float" office:value="1666.083" calcext:value-type="float">
            <text:p>1666.083</text:p>
          </table:table-cell>
          <table:table-cell office:value-type="float" office:value="585.1507" calcext:value-type="float">
            <text:p>585.1507</text:p>
          </table:table-cell>
          <table:table-cell office:value-type="float" office:value="577.7747" calcext:value-type="float">
            <text:p>577.7747</text:p>
          </table:table-cell>
          <table:table-cell office:value-type="float" office:value="142.7195" calcext:value-type="float">
            <text:p>142.7195</text:p>
          </table:table-cell>
          <table:table-cell office:value-type="float" office:value="35.66808" calcext:value-type="float">
            <text:p>35.66808</text:p>
          </table:table-cell>
          <table:table-cell office:value-type="float" office:value="0" calcext:value-type="float">
            <text:p>0</text:p>
          </table:table-cell>
          <table:table-cell office:value-type="float" office:value="-0.009406724" calcext:value-type="float">
            <text:p>-0.009406724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12.9868" calcext:value-type="float">
            <text:p>-512.9868</text:p>
          </table:table-cell>
          <table:table-cell office:value-type="float" office:value="0" calcext:value-type="float">
            <text:p>0</text:p>
          </table:table-cell>
          <table:table-cell office:value-type="float" office:value="6.547325" calcext:value-type="float">
            <text:p>6.547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9102004" calcext:value-type="float">
            <text:p>29102004</text:p>
          </table:table-cell>
          <table:table-cell office:value-type="float" office:value="698.3148" calcext:value-type="float">
            <text:p>698.3148</text:p>
          </table:table-cell>
          <table:table-cell office:value-type="float" office:value="13127.9" calcext:value-type="float">
            <text:p>13127.9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787.2531" calcext:value-type="float">
            <text:p>-787.2531</text:p>
          </table:table-cell>
          <table:table-cell office:value-type="float" office:value="2099.431" calcext:value-type="float">
            <text:p>2099.431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89.46936" calcext:value-type="float">
            <text:p>89.46936</text:p>
          </table:table-cell>
          <table:table-cell office:value-type="float" office:value="424.9343" calcext:value-type="float">
            <text:p>424.9343</text:p>
          </table:table-cell>
          <table:table-cell office:value-type="float" office:value="0.2293631" calcext:value-type="float">
            <text:p>0.2293631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206332" calcext:value-type="float">
            <text:p>0.008206332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9099422" calcext:value-type="float">
            <text:p>0.09099422</text:p>
          </table:table-cell>
          <table:table-cell office:value-type="float" office:value="370" calcext:value-type="float">
            <text:p>370</text:p>
          </table:table-cell>
          <table:table-cell office:value-type="float" office:value="252.7895" calcext:value-type="float">
            <text:p>252.7895</text:p>
          </table:table-cell>
          <table:table-cell office:value-type="float" office:value="0" calcext:value-type="float">
            <text:p>0</text:p>
          </table:table-cell>
          <table:table-cell office:value-type="float" office:value="433.6334" calcext:value-type="float">
            <text:p>433.6334</text:p>
          </table:table-cell>
          <table:table-cell office:value-type="float" office:value="1120.403" calcext:value-type="float">
            <text:p>1120.403</text:p>
          </table:table-cell>
          <table:table-cell office:value-type="float" office:value="1349.799" calcext:value-type="float">
            <text:p>1349.799</text:p>
          </table:table-cell>
          <table:table-cell office:value-type="float" office:value="1276.735" calcext:value-type="float">
            <text:p>1276.735</text:p>
          </table:table-cell>
          <table:table-cell office:value-type="float" office:value="760.705" calcext:value-type="float">
            <text:p>760.705</text:p>
          </table:table-cell>
          <table:table-cell office:value-type="float" office:value="1099.877" calcext:value-type="float">
            <text:p>1099.877</text:p>
          </table:table-cell>
          <table:table-cell office:value-type="float" office:value="418.2988" calcext:value-type="float">
            <text:p>418.2988</text:p>
          </table:table-cell>
          <table:table-cell office:value-type="float" office:value="1850.823" calcext:value-type="float">
            <text:p>1850.823</text:p>
          </table:table-cell>
          <table:table-cell office:value-type="float" office:value="2083.669" calcext:value-type="float">
            <text:p>2083.669</text:p>
          </table:table-cell>
          <table:table-cell office:value-type="float" office:value="1666.058" calcext:value-type="float">
            <text:p>1666.058</text:p>
          </table:table-cell>
          <table:table-cell office:value-type="float" office:value="585.1384" calcext:value-type="float">
            <text:p>585.1384</text:p>
          </table:table-cell>
          <table:table-cell office:value-type="float" office:value="577.7563" calcext:value-type="float">
            <text:p>577.7563</text:p>
          </table:table-cell>
          <table:table-cell office:value-type="float" office:value="142.7195" calcext:value-type="float">
            <text:p>142.7195</text:p>
          </table:table-cell>
          <table:table-cell office:value-type="float" office:value="35.66808" calcext:value-type="float">
            <text:p>35.66808</text:p>
          </table:table-cell>
          <table:table-cell office:value-type="float" office:value="0" calcext:value-type="float">
            <text:p>0</text:p>
          </table:table-cell>
          <table:table-cell office:value-type="float" office:value="-0.009414244" calcext:value-type="float">
            <text:p>-0.009414244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16.328" calcext:value-type="float">
            <text:p>-516.328</text:p>
          </table:table-cell>
          <table:table-cell office:value-type="float" office:value="0" calcext:value-type="float">
            <text:p>0</text:p>
          </table:table-cell>
          <table:table-cell office:value-type="float" office:value="6.418334" calcext:value-type="float">
            <text:p>6.418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102004" calcext:value-type="float">
            <text:p>30102004</text:p>
          </table:table-cell>
          <table:table-cell office:value-type="float" office:value="696.9802" calcext:value-type="float">
            <text:p>696.9802</text:p>
          </table:table-cell>
          <table:table-cell office:value-type="float" office:value="13127.93" calcext:value-type="float">
            <text:p>13127.93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788.6327" calcext:value-type="float">
            <text:p>-788.6327</text:p>
          </table:table-cell>
          <table:table-cell office:value-type="float" office:value="2104.359" calcext:value-type="float">
            <text:p>2104.359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89.27402" calcext:value-type="float">
            <text:p>89.27402</text:p>
          </table:table-cell>
          <table:table-cell office:value-type="float" office:value="424.3553" calcext:value-type="float">
            <text:p>424.3553</text:p>
          </table:table-cell>
          <table:table-cell office:value-type="float" office:value="0.2307172" calcext:value-type="float">
            <text:p>0.2307172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206332" calcext:value-type="float">
            <text:p>0.008206332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8974668" calcext:value-type="float">
            <text:p>0.08974668</text:p>
          </table:table-cell>
          <table:table-cell office:value-type="float" office:value="370" calcext:value-type="float">
            <text:p>370</text:p>
          </table:table-cell>
          <table:table-cell office:value-type="float" office:value="251.4124" calcext:value-type="float">
            <text:p>251.4124</text:p>
          </table:table-cell>
          <table:table-cell office:value-type="float" office:value="0" calcext:value-type="float">
            <text:p>0</text:p>
          </table:table-cell>
          <table:table-cell office:value-type="float" office:value="433.8295" calcext:value-type="float">
            <text:p>433.8295</text:p>
          </table:table-cell>
          <table:table-cell office:value-type="float" office:value="1120.15" calcext:value-type="float">
            <text:p>1120.15</text:p>
          </table:table-cell>
          <table:table-cell office:value-type="float" office:value="1349.609" calcext:value-type="float">
            <text:p>1349.609</text:p>
          </table:table-cell>
          <table:table-cell office:value-type="float" office:value="1276.589" calcext:value-type="float">
            <text:p>1276.589</text:p>
          </table:table-cell>
          <table:table-cell office:value-type="float" office:value="760.5966" calcext:value-type="float">
            <text:p>760.5966</text:p>
          </table:table-cell>
          <table:table-cell office:value-type="float" office:value="1099.818" calcext:value-type="float">
            <text:p>1099.818</text:p>
          </table:table-cell>
          <table:table-cell office:value-type="float" office:value="418.274" calcext:value-type="float">
            <text:p>418.274</text:p>
          </table:table-cell>
          <table:table-cell office:value-type="float" office:value="1850.781" calcext:value-type="float">
            <text:p>1850.781</text:p>
          </table:table-cell>
          <table:table-cell office:value-type="float" office:value="2083.622" calcext:value-type="float">
            <text:p>2083.622</text:p>
          </table:table-cell>
          <table:table-cell office:value-type="float" office:value="1666.033" calcext:value-type="float">
            <text:p>1666.033</text:p>
          </table:table-cell>
          <table:table-cell office:value-type="float" office:value="585.1261" calcext:value-type="float">
            <text:p>585.1261</text:p>
          </table:table-cell>
          <table:table-cell office:value-type="float" office:value="577.738" calcext:value-type="float">
            <text:p>577.738</text:p>
          </table:table-cell>
          <table:table-cell office:value-type="float" office:value="142.7195" calcext:value-type="float">
            <text:p>142.7195</text:p>
          </table:table-cell>
          <table:table-cell office:value-type="float" office:value="35.66808" calcext:value-type="float">
            <text:p>35.66808</text:p>
          </table:table-cell>
          <table:table-cell office:value-type="float" office:value="0" calcext:value-type="float">
            <text:p>0</text:p>
          </table:table-cell>
          <table:table-cell office:value-type="float" office:value="-0.009420122" calcext:value-type="float">
            <text:p>-0.009420122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17.588" calcext:value-type="float">
            <text:p>-517.588</text:p>
          </table:table-cell>
          <table:table-cell office:value-type="float" office:value="0" calcext:value-type="float">
            <text:p>0</text:p>
          </table:table-cell>
          <table:table-cell office:value-type="float" office:value="6.300461" calcext:value-type="float">
            <text:p>6.300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1102004" calcext:value-type="float">
            <text:p>31102004</text:p>
          </table:table-cell>
          <table:table-cell office:value-type="float" office:value="696.015" calcext:value-type="float">
            <text:p>696.015</text:p>
          </table:table-cell>
          <table:table-cell office:value-type="float" office:value="13127.91" calcext:value-type="float">
            <text:p>13127.91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789.6995" calcext:value-type="float">
            <text:p>-789.6995</text:p>
          </table:table-cell>
          <table:table-cell office:value-type="float" office:value="2106.104" calcext:value-type="float">
            <text:p>2106.104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88.94218" calcext:value-type="float">
            <text:p>88.94218</text:p>
          </table:table-cell>
          <table:table-cell office:value-type="float" office:value="424.0312" calcext:value-type="float">
            <text:p>424.0312</text:p>
          </table:table-cell>
          <table:table-cell office:value-type="float" office:value="0.2321411" calcext:value-type="float">
            <text:p>0.2321411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206332" calcext:value-type="float">
            <text:p>0.008206332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8974668" calcext:value-type="float">
            <text:p>0.08974668</text:p>
          </table:table-cell>
          <table:table-cell office:value-type="float" office:value="370" calcext:value-type="float">
            <text:p>370</text:p>
          </table:table-cell>
          <table:table-cell office:value-type="float" office:value="250.347" calcext:value-type="float">
            <text:p>250.347</text:p>
          </table:table-cell>
          <table:table-cell office:value-type="float" office:value="0" calcext:value-type="float">
            <text:p>0</text:p>
          </table:table-cell>
          <table:table-cell office:value-type="float" office:value="433.9677" calcext:value-type="float">
            <text:p>433.9677</text:p>
          </table:table-cell>
          <table:table-cell office:value-type="float" office:value="1119.946" calcext:value-type="float">
            <text:p>1119.946</text:p>
          </table:table-cell>
          <table:table-cell office:value-type="float" office:value="1349.446" calcext:value-type="float">
            <text:p>1349.446</text:p>
          </table:table-cell>
          <table:table-cell office:value-type="float" office:value="1276.468" calcext:value-type="float">
            <text:p>1276.468</text:p>
          </table:table-cell>
          <table:table-cell office:value-type="float" office:value="760.4991" calcext:value-type="float">
            <text:p>760.4991</text:p>
          </table:table-cell>
          <table:table-cell office:value-type="float" office:value="1099.767" calcext:value-type="float">
            <text:p>1099.767</text:p>
          </table:table-cell>
          <table:table-cell office:value-type="float" office:value="418.2506" calcext:value-type="float">
            <text:p>418.2506</text:p>
          </table:table-cell>
          <table:table-cell office:value-type="float" office:value="1850.74" calcext:value-type="float">
            <text:p>1850.74</text:p>
          </table:table-cell>
          <table:table-cell office:value-type="float" office:value="2083.575" calcext:value-type="float">
            <text:p>2083.575</text:p>
          </table:table-cell>
          <table:table-cell office:value-type="float" office:value="1666.007" calcext:value-type="float">
            <text:p>1666.007</text:p>
          </table:table-cell>
          <table:table-cell office:value-type="float" office:value="585.1138" calcext:value-type="float">
            <text:p>585.1138</text:p>
          </table:table-cell>
          <table:table-cell office:value-type="float" office:value="577.7195" calcext:value-type="float">
            <text:p>577.7195</text:p>
          </table:table-cell>
          <table:table-cell office:value-type="float" office:value="142.7195" calcext:value-type="float">
            <text:p>142.7195</text:p>
          </table:table-cell>
          <table:table-cell office:value-type="float" office:value="35.66808" calcext:value-type="float">
            <text:p>35.66808</text:p>
          </table:table-cell>
          <table:table-cell office:value-type="float" office:value="0" calcext:value-type="float">
            <text:p>0</text:p>
          </table:table-cell>
          <table:table-cell office:value-type="float" office:value="-0.009431159" calcext:value-type="float">
            <text:p>-0.009431159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18.5413" calcext:value-type="float">
            <text:p>-518.5413</text:p>
          </table:table-cell>
          <table:table-cell office:value-type="float" office:value="0" calcext:value-type="float">
            <text:p>0</text:p>
          </table:table-cell>
          <table:table-cell office:value-type="float" office:value="6.190245" calcext:value-type="float">
            <text:p>6.190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112004" calcext:value-type="float">
            <text:p>1112004</text:p>
          </table:table-cell>
          <table:table-cell office:value-type="float" office:value="694.2584" calcext:value-type="float">
            <text:p>694.2584</text:p>
          </table:table-cell>
          <table:table-cell office:value-type="float" office:value="13128.08" calcext:value-type="float">
            <text:p>13128.08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790.8625" calcext:value-type="float">
            <text:p>-790.8625</text:p>
          </table:table-cell>
          <table:table-cell office:value-type="float" office:value="2097.348" calcext:value-type="float">
            <text:p>2097.348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89.55568" calcext:value-type="float">
            <text:p>89.55568</text:p>
          </table:table-cell>
          <table:table-cell office:value-type="float" office:value="126.7658" calcext:value-type="float">
            <text:p>126.7658</text:p>
          </table:table-cell>
          <table:table-cell office:value-type="float" office:value="0.2326943" calcext:value-type="float">
            <text:p>0.2326943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363559" calcext:value-type="float">
            <text:p>0.008363559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8810007" calcext:value-type="float">
            <text:p>0.08810007</text:p>
          </table:table-cell>
          <table:table-cell office:value-type="float" office:value="370" calcext:value-type="float">
            <text:p>370</text:p>
          </table:table-cell>
          <table:table-cell office:value-type="float" office:value="249.1861" calcext:value-type="float">
            <text:p>249.1861</text:p>
          </table:table-cell>
          <table:table-cell office:value-type="float" office:value="0" calcext:value-type="float">
            <text:p>0</text:p>
          </table:table-cell>
          <table:table-cell office:value-type="float" office:value="363.1869" calcext:value-type="float">
            <text:p>363.1869</text:p>
          </table:table-cell>
          <table:table-cell office:value-type="float" office:value="1267.309" calcext:value-type="float">
            <text:p>1267.309</text:p>
          </table:table-cell>
          <table:table-cell office:value-type="float" office:value="1568.976" calcext:value-type="float">
            <text:p>1568.976</text:p>
          </table:table-cell>
          <table:table-cell office:value-type="float" office:value="1276.344" calcext:value-type="float">
            <text:p>1276.344</text:p>
          </table:table-cell>
          <table:table-cell office:value-type="float" office:value="760.4106" calcext:value-type="float">
            <text:p>760.4106</text:p>
          </table:table-cell>
          <table:table-cell office:value-type="float" office:value="1099.72" calcext:value-type="float">
            <text:p>1099.72</text:p>
          </table:table-cell>
          <table:table-cell office:value-type="float" office:value="418.225" calcext:value-type="float">
            <text:p>418.225</text:p>
          </table:table-cell>
          <table:table-cell office:value-type="float" office:value="1850.699" calcext:value-type="float">
            <text:p>1850.699</text:p>
          </table:table-cell>
          <table:table-cell office:value-type="float" office:value="2083.528" calcext:value-type="float">
            <text:p>2083.528</text:p>
          </table:table-cell>
          <table:table-cell office:value-type="float" office:value="1665.982" calcext:value-type="float">
            <text:p>1665.982</text:p>
          </table:table-cell>
          <table:table-cell office:value-type="float" office:value="585.1014" calcext:value-type="float">
            <text:p>585.1014</text:p>
          </table:table-cell>
          <table:table-cell office:value-type="float" office:value="577.7011" calcext:value-type="float">
            <text:p>577.7011</text:p>
          </table:table-cell>
          <table:table-cell office:value-type="float" office:value="142.7195" calcext:value-type="float">
            <text:p>142.7195</text:p>
          </table:table-cell>
          <table:table-cell office:value-type="float" office:value="35.66807" calcext:value-type="float">
            <text:p>35.66807</text:p>
          </table:table-cell>
          <table:table-cell office:value-type="float" office:value="0" calcext:value-type="float">
            <text:p>0</text:p>
          </table:table-cell>
          <table:table-cell office:value-type="float" office:value="-0.009464419" calcext:value-type="float">
            <text:p>-0.009464419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20.0891" calcext:value-type="float">
            <text:p>-520.0891</text:p>
          </table:table-cell>
          <table:table-cell office:value-type="float" office:value="0" calcext:value-type="float">
            <text:p>0</text:p>
          </table:table-cell>
          <table:table-cell office:value-type="float" office:value="6.577571" calcext:value-type="float">
            <text:p>6.577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112004" calcext:value-type="float">
            <text:p>2112004</text:p>
          </table:table-cell>
          <table:table-cell office:value-type="float" office:value="692.8224" calcext:value-type="float">
            <text:p>692.8224</text:p>
          </table:table-cell>
          <table:table-cell office:value-type="float" office:value="13128.15" calcext:value-type="float">
            <text:p>13128.15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792.128" calcext:value-type="float">
            <text:p>-792.128</text:p>
          </table:table-cell>
          <table:table-cell office:value-type="float" office:value="2102.414" calcext:value-type="float">
            <text:p>2102.414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90.12505" calcext:value-type="float">
            <text:p>90.12505</text:p>
          </table:table-cell>
          <table:table-cell office:value-type="float" office:value="126.3381" calcext:value-type="float">
            <text:p>126.3381</text:p>
          </table:table-cell>
          <table:table-cell office:value-type="float" office:value="0.2331086" calcext:value-type="float">
            <text:p>0.2331086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363656" calcext:value-type="float">
            <text:p>0.008363656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8810007" calcext:value-type="float">
            <text:p>0.08810007</text:p>
          </table:table-cell>
          <table:table-cell office:value-type="float" office:value="370" calcext:value-type="float">
            <text:p>370</text:p>
          </table:table-cell>
          <table:table-cell office:value-type="float" office:value="247.921" calcext:value-type="float">
            <text:p>247.921</text:p>
          </table:table-cell>
          <table:table-cell office:value-type="float" office:value="0" calcext:value-type="float">
            <text:p>0</text:p>
          </table:table-cell>
          <table:table-cell office:value-type="float" office:value="363.2675" calcext:value-type="float">
            <text:p>363.2675</text:p>
          </table:table-cell>
          <table:table-cell office:value-type="float" office:value="1267.034" calcext:value-type="float">
            <text:p>1267.034</text:p>
          </table:table-cell>
          <table:table-cell office:value-type="float" office:value="1568.612" calcext:value-type="float">
            <text:p>1568.612</text:p>
          </table:table-cell>
          <table:table-cell office:value-type="float" office:value="1276.248" calcext:value-type="float">
            <text:p>1276.248</text:p>
          </table:table-cell>
          <table:table-cell office:value-type="float" office:value="760.3318" calcext:value-type="float">
            <text:p>760.3318</text:p>
          </table:table-cell>
          <table:table-cell office:value-type="float" office:value="1099.679" calcext:value-type="float">
            <text:p>1099.679</text:p>
          </table:table-cell>
          <table:table-cell office:value-type="float" office:value="418.2006" calcext:value-type="float">
            <text:p>418.2006</text:p>
          </table:table-cell>
          <table:table-cell office:value-type="float" office:value="1850.66" calcext:value-type="float">
            <text:p>1850.66</text:p>
          </table:table-cell>
          <table:table-cell office:value-type="float" office:value="2083.483" calcext:value-type="float">
            <text:p>2083.483</text:p>
          </table:table-cell>
          <table:table-cell office:value-type="float" office:value="1665.957" calcext:value-type="float">
            <text:p>1665.957</text:p>
          </table:table-cell>
          <table:table-cell office:value-type="float" office:value="585.0891" calcext:value-type="float">
            <text:p>585.0891</text:p>
          </table:table-cell>
          <table:table-cell office:value-type="float" office:value="577.6826" calcext:value-type="float">
            <text:p>577.6826</text:p>
          </table:table-cell>
          <table:table-cell office:value-type="float" office:value="142.7195" calcext:value-type="float">
            <text:p>142.7195</text:p>
          </table:table-cell>
          <table:table-cell office:value-type="float" office:value="35.66807" calcext:value-type="float">
            <text:p>35.66807</text:p>
          </table:table-cell>
          <table:table-cell office:value-type="float" office:value="0" calcext:value-type="float">
            <text:p>0</text:p>
          </table:table-cell>
          <table:table-cell office:value-type="float" office:value="-0.009481217" calcext:value-type="float">
            <text:p>-0.009481217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21.4244" calcext:value-type="float">
            <text:p>-521.4244</text:p>
          </table:table-cell>
          <table:table-cell office:value-type="float" office:value="0" calcext:value-type="float">
            <text:p>0</text:p>
          </table:table-cell>
          <table:table-cell office:value-type="float" office:value="6.649359" calcext:value-type="float">
            <text:p>6.649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112004" calcext:value-type="float">
            <text:p>3112004</text:p>
          </table:table-cell>
          <table:table-cell office:value-type="float" office:value="691.596" calcext:value-type="float">
            <text:p>691.596</text:p>
          </table:table-cell>
          <table:table-cell office:value-type="float" office:value="13128.21" calcext:value-type="float">
            <text:p>13128.21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793.5738" calcext:value-type="float">
            <text:p>-793.5738</text:p>
          </table:table-cell>
          <table:table-cell office:value-type="float" office:value="2107.068" calcext:value-type="float">
            <text:p>2107.068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90.60906" calcext:value-type="float">
            <text:p>90.60906</text:p>
          </table:table-cell>
          <table:table-cell office:value-type="float" office:value="125.9598" calcext:value-type="float">
            <text:p>125.9598</text:p>
          </table:table-cell>
          <table:table-cell office:value-type="float" office:value="0.2336697" calcext:value-type="float">
            <text:p>0.2336697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367203" calcext:value-type="float">
            <text:p>0.008367203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8690054" calcext:value-type="float">
            <text:p>0.08690054</text:p>
          </table:table-cell>
          <table:table-cell office:value-type="float" office:value="370" calcext:value-type="float">
            <text:p>370</text:p>
          </table:table-cell>
          <table:table-cell office:value-type="float" office:value="246.477" calcext:value-type="float">
            <text:p>246.477</text:p>
          </table:table-cell>
          <table:table-cell office:value-type="float" office:value="0" calcext:value-type="float">
            <text:p>0</text:p>
          </table:table-cell>
          <table:table-cell office:value-type="float" office:value="363.3382" calcext:value-type="float">
            <text:p>363.3382</text:p>
          </table:table-cell>
          <table:table-cell office:value-type="float" office:value="1266.805" calcext:value-type="float">
            <text:p>1266.805</text:p>
          </table:table-cell>
          <table:table-cell office:value-type="float" office:value="1568.311" calcext:value-type="float">
            <text:p>1568.311</text:p>
          </table:table-cell>
          <table:table-cell office:value-type="float" office:value="1276.172" calcext:value-type="float">
            <text:p>1276.172</text:p>
          </table:table-cell>
          <table:table-cell office:value-type="float" office:value="760.2636" calcext:value-type="float">
            <text:p>760.2636</text:p>
          </table:table-cell>
          <table:table-cell office:value-type="float" office:value="1099.644" calcext:value-type="float">
            <text:p>1099.644</text:p>
          </table:table-cell>
          <table:table-cell office:value-type="float" office:value="418.1764" calcext:value-type="float">
            <text:p>418.1764</text:p>
          </table:table-cell>
          <table:table-cell office:value-type="float" office:value="1850.624" calcext:value-type="float">
            <text:p>1850.624</text:p>
          </table:table-cell>
          <table:table-cell office:value-type="float" office:value="2083.449" calcext:value-type="float">
            <text:p>2083.449</text:p>
          </table:table-cell>
          <table:table-cell office:value-type="float" office:value="1665.931" calcext:value-type="float">
            <text:p>1665.931</text:p>
          </table:table-cell>
          <table:table-cell office:value-type="float" office:value="585.0768" calcext:value-type="float">
            <text:p>585.0768</text:p>
          </table:table-cell>
          <table:table-cell office:value-type="float" office:value="577.664" calcext:value-type="float">
            <text:p>577.664</text:p>
          </table:table-cell>
          <table:table-cell office:value-type="float" office:value="142.7195" calcext:value-type="float">
            <text:p>142.7195</text:p>
          </table:table-cell>
          <table:table-cell office:value-type="float" office:value="35.66807" calcext:value-type="float">
            <text:p>35.66807</text:p>
          </table:table-cell>
          <table:table-cell office:value-type="float" office:value="0" calcext:value-type="float">
            <text:p>0</text:p>
          </table:table-cell>
          <table:table-cell office:value-type="float" office:value="-0.009484497" calcext:value-type="float">
            <text:p>-0.009484497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22.5677" calcext:value-type="float">
            <text:p>-522.5677</text:p>
          </table:table-cell>
          <table:table-cell office:value-type="float" office:value="0" calcext:value-type="float">
            <text:p>0</text:p>
          </table:table-cell>
          <table:table-cell office:value-type="float" office:value="6.351664" calcext:value-type="float">
            <text:p>6.351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112004" calcext:value-type="float">
            <text:p>4112004</text:p>
          </table:table-cell>
          <table:table-cell office:value-type="float" office:value="690.0485" calcext:value-type="float">
            <text:p>690.0485</text:p>
          </table:table-cell>
          <table:table-cell office:value-type="float" office:value="13128.32" calcext:value-type="float">
            <text:p>13128.32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795.121" calcext:value-type="float">
            <text:p>-795.121</text:p>
          </table:table-cell>
          <table:table-cell office:value-type="float" office:value="2112.297" calcext:value-type="float">
            <text:p>2112.297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91.26793" calcext:value-type="float">
            <text:p>91.26793</text:p>
          </table:table-cell>
          <table:table-cell office:value-type="float" office:value="125.3573" calcext:value-type="float">
            <text:p>125.3573</text:p>
          </table:table-cell>
          <table:table-cell office:value-type="float" office:value="0.2343418" calcext:value-type="float">
            <text:p>0.2343418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368789" calcext:value-type="float">
            <text:p>0.008368789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8485635" calcext:value-type="float">
            <text:p>0.08485635</text:p>
          </table:table-cell>
          <table:table-cell office:value-type="float" office:value="370" calcext:value-type="float">
            <text:p>370</text:p>
          </table:table-cell>
          <table:table-cell office:value-type="float" office:value="244.9325" calcext:value-type="float">
            <text:p>244.9325</text:p>
          </table:table-cell>
          <table:table-cell office:value-type="float" office:value="0" calcext:value-type="float">
            <text:p>0</text:p>
          </table:table-cell>
          <table:table-cell office:value-type="float" office:value="363.4415" calcext:value-type="float">
            <text:p>363.4415</text:p>
          </table:table-cell>
          <table:table-cell office:value-type="float" office:value="1266.538" calcext:value-type="float">
            <text:p>1266.538</text:p>
          </table:table-cell>
          <table:table-cell office:value-type="float" office:value="1567.98" calcext:value-type="float">
            <text:p>1567.98</text:p>
          </table:table-cell>
          <table:table-cell office:value-type="float" office:value="1276.087" calcext:value-type="float">
            <text:p>1276.087</text:p>
          </table:table-cell>
          <table:table-cell office:value-type="float" office:value="760.1928" calcext:value-type="float">
            <text:p>760.1928</text:p>
          </table:table-cell>
          <table:table-cell office:value-type="float" office:value="1099.609" calcext:value-type="float">
            <text:p>1099.609</text:p>
          </table:table-cell>
          <table:table-cell office:value-type="float" office:value="418.1521" calcext:value-type="float">
            <text:p>418.1521</text:p>
          </table:table-cell>
          <table:table-cell office:value-type="float" office:value="1850.588" calcext:value-type="float">
            <text:p>1850.588</text:p>
          </table:table-cell>
          <table:table-cell office:value-type="float" office:value="2083.416" calcext:value-type="float">
            <text:p>2083.416</text:p>
          </table:table-cell>
          <table:table-cell office:value-type="float" office:value="1665.906" calcext:value-type="float">
            <text:p>1665.906</text:p>
          </table:table-cell>
          <table:table-cell office:value-type="float" office:value="585.0645" calcext:value-type="float">
            <text:p>585.0645</text:p>
          </table:table-cell>
          <table:table-cell office:value-type="float" office:value="577.6454" calcext:value-type="float">
            <text:p>577.6454</text:p>
          </table:table-cell>
          <table:table-cell office:value-type="float" office:value="142.7195" calcext:value-type="float">
            <text:p>142.7195</text:p>
          </table:table-cell>
          <table:table-cell office:value-type="float" office:value="35.66808" calcext:value-type="float">
            <text:p>35.66808</text:p>
          </table:table-cell>
          <table:table-cell office:value-type="float" office:value="0" calcext:value-type="float">
            <text:p>0</text:p>
          </table:table-cell>
          <table:table-cell office:value-type="float" office:value="-0.009486029" calcext:value-type="float">
            <text:p>-0.009486029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23.9747" calcext:value-type="float">
            <text:p>-523.9747</text:p>
          </table:table-cell>
          <table:table-cell office:value-type="float" office:value="0" calcext:value-type="float">
            <text:p>0</text:p>
          </table:table-cell>
          <table:table-cell office:value-type="float" office:value="6.214171" calcext:value-type="float">
            <text:p>6.214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112004" calcext:value-type="float">
            <text:p>5112004</text:p>
          </table:table-cell>
          <table:table-cell office:value-type="float" office:value="688.3299" calcext:value-type="float">
            <text:p>688.3299</text:p>
          </table:table-cell>
          <table:table-cell office:value-type="float" office:value="13128.46" calcext:value-type="float">
            <text:p>13128.46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796.7667" calcext:value-type="float">
            <text:p>-796.7667</text:p>
          </table:table-cell>
          <table:table-cell office:value-type="float" office:value="2116.782" calcext:value-type="float">
            <text:p>2116.782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91.95625" calcext:value-type="float">
            <text:p>91.95625</text:p>
          </table:table-cell>
          <table:table-cell office:value-type="float" office:value="124.657" calcext:value-type="float">
            <text:p>124.657</text:p>
          </table:table-cell>
          <table:table-cell office:value-type="float" office:value="0.2350983" calcext:value-type="float">
            <text:p>0.2350983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370397" calcext:value-type="float">
            <text:p>0.008370397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8420013" calcext:value-type="float">
            <text:p>0.08420013</text:p>
          </table:table-cell>
          <table:table-cell office:value-type="float" office:value="370" calcext:value-type="float">
            <text:p>370</text:p>
          </table:table-cell>
          <table:table-cell office:value-type="float" office:value="243.2881" calcext:value-type="float">
            <text:p>243.2881</text:p>
          </table:table-cell>
          <table:table-cell office:value-type="float" office:value="0" calcext:value-type="float">
            <text:p>0</text:p>
          </table:table-cell>
          <table:table-cell office:value-type="float" office:value="363.5665" calcext:value-type="float">
            <text:p>363.5665</text:p>
          </table:table-cell>
          <table:table-cell office:value-type="float" office:value="1266.238" calcext:value-type="float">
            <text:p>1266.238</text:p>
          </table:table-cell>
          <table:table-cell office:value-type="float" office:value="1567.628" calcext:value-type="float">
            <text:p>1567.628</text:p>
          </table:table-cell>
          <table:table-cell office:value-type="float" office:value="1275.994" calcext:value-type="float">
            <text:p>1275.994</text:p>
          </table:table-cell>
          <table:table-cell office:value-type="float" office:value="760.1203" calcext:value-type="float">
            <text:p>760.1203</text:p>
          </table:table-cell>
          <table:table-cell office:value-type="float" office:value="1099.575" calcext:value-type="float">
            <text:p>1099.575</text:p>
          </table:table-cell>
          <table:table-cell office:value-type="float" office:value="418.1276" calcext:value-type="float">
            <text:p>418.1276</text:p>
          </table:table-cell>
          <table:table-cell office:value-type="float" office:value="1850.553" calcext:value-type="float">
            <text:p>1850.553</text:p>
          </table:table-cell>
          <table:table-cell office:value-type="float" office:value="2083.384" calcext:value-type="float">
            <text:p>2083.384</text:p>
          </table:table-cell>
          <table:table-cell office:value-type="float" office:value="1665.881" calcext:value-type="float">
            <text:p>1665.881</text:p>
          </table:table-cell>
          <table:table-cell office:value-type="float" office:value="585.0521" calcext:value-type="float">
            <text:p>585.0521</text:p>
          </table:table-cell>
          <table:table-cell office:value-type="float" office:value="577.6269" calcext:value-type="float">
            <text:p>577.6269</text:p>
          </table:table-cell>
          <table:table-cell office:value-type="float" office:value="142.7195" calcext:value-type="float">
            <text:p>142.7195</text:p>
          </table:table-cell>
          <table:table-cell office:value-type="float" office:value="35.66808" calcext:value-type="float">
            <text:p>35.66808</text:p>
          </table:table-cell>
          <table:table-cell office:value-type="float" office:value="0" calcext:value-type="float">
            <text:p>0</text:p>
          </table:table-cell>
          <table:table-cell office:value-type="float" office:value="-0.00948746" calcext:value-type="float">
            <text:p>-0.00948746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25.5195" calcext:value-type="float">
            <text:p>-525.5195</text:p>
          </table:table-cell>
          <table:table-cell office:value-type="float" office:value="0" calcext:value-type="float">
            <text:p>0</text:p>
          </table:table-cell>
          <table:table-cell office:value-type="float" office:value="6.113682" calcext:value-type="float">
            <text:p>6.113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112004" calcext:value-type="float">
            <text:p>6112004</text:p>
          </table:table-cell>
          <table:table-cell office:value-type="float" office:value="686.4368" calcext:value-type="float">
            <text:p>686.4368</text:p>
          </table:table-cell>
          <table:table-cell office:value-type="float" office:value="13128.61" calcext:value-type="float">
            <text:p>13128.61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798.5457" calcext:value-type="float">
            <text:p>-798.5457</text:p>
          </table:table-cell>
          <table:table-cell office:value-type="float" office:value="2123.449" calcext:value-type="float">
            <text:p>2123.449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92.60659" calcext:value-type="float">
            <text:p>92.60659</text:p>
          </table:table-cell>
          <table:table-cell office:value-type="float" office:value="124.0225" calcext:value-type="float">
            <text:p>124.0225</text:p>
          </table:table-cell>
          <table:table-cell office:value-type="float" office:value="0.2359321" calcext:value-type="float">
            <text:p>0.2359321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370397" calcext:value-type="float">
            <text:p>0.008370397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8420013" calcext:value-type="float">
            <text:p>0.08420013</text:p>
          </table:table-cell>
          <table:table-cell office:value-type="float" office:value="370" calcext:value-type="float">
            <text:p>370</text:p>
          </table:table-cell>
          <table:table-cell office:value-type="float" office:value="241.5101" calcext:value-type="float">
            <text:p>241.5101</text:p>
          </table:table-cell>
          <table:table-cell office:value-type="float" office:value="0" calcext:value-type="float">
            <text:p>0</text:p>
          </table:table-cell>
          <table:table-cell office:value-type="float" office:value="363.6853" calcext:value-type="float">
            <text:p>363.6853</text:p>
          </table:table-cell>
          <table:table-cell office:value-type="float" office:value="1265.858" calcext:value-type="float">
            <text:p>1265.858</text:p>
          </table:table-cell>
          <table:table-cell office:value-type="float" office:value="1567.176" calcext:value-type="float">
            <text:p>1567.176</text:p>
          </table:table-cell>
          <table:table-cell office:value-type="float" office:value="1275.871" calcext:value-type="float">
            <text:p>1275.871</text:p>
          </table:table-cell>
          <table:table-cell office:value-type="float" office:value="760.0371" calcext:value-type="float">
            <text:p>760.0371</text:p>
          </table:table-cell>
          <table:table-cell office:value-type="float" office:value="1099.536" calcext:value-type="float">
            <text:p>1099.536</text:p>
          </table:table-cell>
          <table:table-cell office:value-type="float" office:value="418.1012" calcext:value-type="float">
            <text:p>418.1012</text:p>
          </table:table-cell>
          <table:table-cell office:value-type="float" office:value="1850.518" calcext:value-type="float">
            <text:p>1850.518</text:p>
          </table:table-cell>
          <table:table-cell office:value-type="float" office:value="2083.352" calcext:value-type="float">
            <text:p>2083.352</text:p>
          </table:table-cell>
          <table:table-cell office:value-type="float" office:value="1665.856" calcext:value-type="float">
            <text:p>1665.856</text:p>
          </table:table-cell>
          <table:table-cell office:value-type="float" office:value="585.0399" calcext:value-type="float">
            <text:p>585.0399</text:p>
          </table:table-cell>
          <table:table-cell office:value-type="float" office:value="577.6083" calcext:value-type="float">
            <text:p>577.6083</text:p>
          </table:table-cell>
          <table:table-cell office:value-type="float" office:value="142.7194" calcext:value-type="float">
            <text:p>142.7194</text:p>
          </table:table-cell>
          <table:table-cell office:value-type="float" office:value="35.66808" calcext:value-type="float">
            <text:p>35.66808</text:p>
          </table:table-cell>
          <table:table-cell office:value-type="float" office:value="0" calcext:value-type="float">
            <text:p>0</text:p>
          </table:table-cell>
          <table:table-cell office:value-type="float" office:value="-0.009490381" calcext:value-type="float">
            <text:p>-0.009490381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27.2265" calcext:value-type="float">
            <text:p>-527.2265</text:p>
          </table:table-cell>
          <table:table-cell office:value-type="float" office:value="0" calcext:value-type="float">
            <text:p>0</text:p>
          </table:table-cell>
          <table:table-cell office:value-type="float" office:value="6.045223" calcext:value-type="float">
            <text:p>6.045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112004" calcext:value-type="float">
            <text:p>7112004</text:p>
          </table:table-cell>
          <table:table-cell office:value-type="float" office:value="685.0297" calcext:value-type="float">
            <text:p>685.0297</text:p>
          </table:table-cell>
          <table:table-cell office:value-type="float" office:value="13128.67" calcext:value-type="float">
            <text:p>13128.67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799.9489" calcext:value-type="float">
            <text:p>-799.9489</text:p>
          </table:table-cell>
          <table:table-cell office:value-type="float" office:value="2128.623" calcext:value-type="float">
            <text:p>2128.623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92.89155" calcext:value-type="float">
            <text:p>92.89155</text:p>
          </table:table-cell>
          <table:table-cell office:value-type="float" office:value="123.8241" calcext:value-type="float">
            <text:p>123.8241</text:p>
          </table:table-cell>
          <table:table-cell office:value-type="float" office:value="0.23683" calcext:value-type="float">
            <text:p>0.23683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370397" calcext:value-type="float">
            <text:p>0.008370397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8420013" calcext:value-type="float">
            <text:p>0.08420013</text:p>
          </table:table-cell>
          <table:table-cell office:value-type="float" office:value="370" calcext:value-type="float">
            <text:p>370</text:p>
          </table:table-cell>
          <table:table-cell office:value-type="float" office:value="240.1077" calcext:value-type="float">
            <text:p>240.1077</text:p>
          </table:table-cell>
          <table:table-cell office:value-type="float" office:value="0" calcext:value-type="float">
            <text:p>0</text:p>
          </table:table-cell>
          <table:table-cell office:value-type="float" office:value="363.7605" calcext:value-type="float">
            <text:p>363.7605</text:p>
          </table:table-cell>
          <table:table-cell office:value-type="float" office:value="1265.5" calcext:value-type="float">
            <text:p>1265.5</text:p>
          </table:table-cell>
          <table:table-cell office:value-type="float" office:value="1566.726" calcext:value-type="float">
            <text:p>1566.726</text:p>
          </table:table-cell>
          <table:table-cell office:value-type="float" office:value="1275.738" calcext:value-type="float">
            <text:p>1275.738</text:p>
          </table:table-cell>
          <table:table-cell office:value-type="float" office:value="759.9452" calcext:value-type="float">
            <text:p>759.9452</text:p>
          </table:table-cell>
          <table:table-cell office:value-type="float" office:value="1099.494" calcext:value-type="float">
            <text:p>1099.494</text:p>
          </table:table-cell>
          <table:table-cell office:value-type="float" office:value="418.0726" calcext:value-type="float">
            <text:p>418.0726</text:p>
          </table:table-cell>
          <table:table-cell office:value-type="float" office:value="1850.481" calcext:value-type="float">
            <text:p>1850.481</text:p>
          </table:table-cell>
          <table:table-cell office:value-type="float" office:value="2083.321" calcext:value-type="float">
            <text:p>2083.321</text:p>
          </table:table-cell>
          <table:table-cell office:value-type="float" office:value="1665.832" calcext:value-type="float">
            <text:p>1665.832</text:p>
          </table:table-cell>
          <table:table-cell office:value-type="float" office:value="585.0276" calcext:value-type="float">
            <text:p>585.0276</text:p>
          </table:table-cell>
          <table:table-cell office:value-type="float" office:value="577.5898" calcext:value-type="float">
            <text:p>577.5898</text:p>
          </table:table-cell>
          <table:table-cell office:value-type="float" office:value="142.7194" calcext:value-type="float">
            <text:p>142.7194</text:p>
          </table:table-cell>
          <table:table-cell office:value-type="float" office:value="35.66808" calcext:value-type="float">
            <text:p>35.66808</text:p>
          </table:table-cell>
          <table:table-cell office:value-type="float" office:value="0" calcext:value-type="float">
            <text:p>0</text:p>
          </table:table-cell>
          <table:table-cell office:value-type="float" office:value="-0.009498214" calcext:value-type="float">
            <text:p>-0.009498214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28.5455" calcext:value-type="float">
            <text:p>-528.5455</text:p>
          </table:table-cell>
          <table:table-cell office:value-type="float" office:value="0" calcext:value-type="float">
            <text:p>0</text:p>
          </table:table-cell>
          <table:table-cell office:value-type="float" office:value="5.960091" calcext:value-type="float">
            <text:p>5.960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112004" calcext:value-type="float">
            <text:p>8112004</text:p>
          </table:table-cell>
          <table:table-cell office:value-type="float" office:value="683.8329" calcext:value-type="float">
            <text:p>683.8329</text:p>
          </table:table-cell>
          <table:table-cell office:value-type="float" office:value="13128.71" calcext:value-type="float">
            <text:p>13128.71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801.2311" calcext:value-type="float">
            <text:p>-801.2311</text:p>
          </table:table-cell>
          <table:table-cell office:value-type="float" office:value="2131.421" calcext:value-type="float">
            <text:p>2131.421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92.90667" calcext:value-type="float">
            <text:p>92.90667</text:p>
          </table:table-cell>
          <table:table-cell office:value-type="float" office:value="123.7127" calcext:value-type="float">
            <text:p>123.7127</text:p>
          </table:table-cell>
          <table:table-cell office:value-type="float" office:value="0.2377055" calcext:value-type="float">
            <text:p>0.2377055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370397" calcext:value-type="float">
            <text:p>0.008370397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8360472" calcext:value-type="float">
            <text:p>0.08360472</text:p>
          </table:table-cell>
          <table:table-cell office:value-type="float" office:value="370" calcext:value-type="float">
            <text:p>370</text:p>
          </table:table-cell>
          <table:table-cell office:value-type="float" office:value="238.827" calcext:value-type="float">
            <text:p>238.827</text:p>
          </table:table-cell>
          <table:table-cell office:value-type="float" office:value="0" calcext:value-type="float">
            <text:p>0</text:p>
          </table:table-cell>
          <table:table-cell office:value-type="float" office:value="363.8502" calcext:value-type="float">
            <text:p>363.8502</text:p>
          </table:table-cell>
          <table:table-cell office:value-type="float" office:value="1265.171" calcext:value-type="float">
            <text:p>1265.171</text:p>
          </table:table-cell>
          <table:table-cell office:value-type="float" office:value="1566.324" calcext:value-type="float">
            <text:p>1566.324</text:p>
          </table:table-cell>
          <table:table-cell office:value-type="float" office:value="1275.615" calcext:value-type="float">
            <text:p>1275.615</text:p>
          </table:table-cell>
          <table:table-cell office:value-type="float" office:value="759.858" calcext:value-type="float">
            <text:p>759.858</text:p>
          </table:table-cell>
          <table:table-cell office:value-type="float" office:value="1099.454" calcext:value-type="float">
            <text:p>1099.454</text:p>
          </table:table-cell>
          <table:table-cell office:value-type="float" office:value="418.0441" calcext:value-type="float">
            <text:p>418.0441</text:p>
          </table:table-cell>
          <table:table-cell office:value-type="float" office:value="1850.444" calcext:value-type="float">
            <text:p>1850.444</text:p>
          </table:table-cell>
          <table:table-cell office:value-type="float" office:value="2083.29" calcext:value-type="float">
            <text:p>2083.29</text:p>
          </table:table-cell>
          <table:table-cell office:value-type="float" office:value="1665.807" calcext:value-type="float">
            <text:p>1665.807</text:p>
          </table:table-cell>
          <table:table-cell office:value-type="float" office:value="585.0156" calcext:value-type="float">
            <text:p>585.0156</text:p>
          </table:table-cell>
          <table:table-cell office:value-type="float" office:value="577.5715" calcext:value-type="float">
            <text:p>577.5715</text:p>
          </table:table-cell>
          <table:table-cell office:value-type="float" office:value="142.7194" calcext:value-type="float">
            <text:p>142.7194</text:p>
          </table:table-cell>
          <table:table-cell office:value-type="float" office:value="35.66806" calcext:value-type="float">
            <text:p>35.66806</text:p>
          </table:table-cell>
          <table:table-cell office:value-type="float" office:value="0" calcext:value-type="float">
            <text:p>0</text:p>
          </table:table-cell>
          <table:table-cell office:value-type="float" office:value="-0.009501446" calcext:value-type="float">
            <text:p>-0.009501446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29.6647" calcext:value-type="float">
            <text:p>-529.6647</text:p>
          </table:table-cell>
          <table:table-cell office:value-type="float" office:value="0" calcext:value-type="float">
            <text:p>0</text:p>
          </table:table-cell>
          <table:table-cell office:value-type="float" office:value="5.797443" calcext:value-type="float">
            <text:p>5.797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112004" calcext:value-type="float">
            <text:p>9112004</text:p>
          </table:table-cell>
          <table:table-cell office:value-type="float" office:value="682.3251" calcext:value-type="float">
            <text:p>682.3251</text:p>
          </table:table-cell>
          <table:table-cell office:value-type="float" office:value="13128.8" calcext:value-type="float">
            <text:p>13128.8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802.6542" calcext:value-type="float">
            <text:p>-802.6542</text:p>
          </table:table-cell>
          <table:table-cell office:value-type="float" office:value="2131.57" calcext:value-type="float">
            <text:p>2131.57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92.83688" calcext:value-type="float">
            <text:p>92.83688</text:p>
          </table:table-cell>
          <table:table-cell office:value-type="float" office:value="123.546" calcext:value-type="float">
            <text:p>123.546</text:p>
          </table:table-cell>
          <table:table-cell office:value-type="float" office:value="0.2385483" calcext:value-type="float">
            <text:p>0.2385483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370397" calcext:value-type="float">
            <text:p>0.008370397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8132372" calcext:value-type="float">
            <text:p>0.08132372</text:p>
          </table:table-cell>
          <table:table-cell office:value-type="float" office:value="370" calcext:value-type="float">
            <text:p>370</text:p>
          </table:table-cell>
          <table:table-cell office:value-type="float" office:value="237.407" calcext:value-type="float">
            <text:p>237.407</text:p>
          </table:table-cell>
          <table:table-cell office:value-type="float" office:value="0" calcext:value-type="float">
            <text:p>0</text:p>
          </table:table-cell>
          <table:table-cell office:value-type="float" office:value="363.9696" calcext:value-type="float">
            <text:p>363.9696</text:p>
          </table:table-cell>
          <table:table-cell office:value-type="float" office:value="1264.723" calcext:value-type="float">
            <text:p>1264.723</text:p>
          </table:table-cell>
          <table:table-cell office:value-type="float" office:value="1565.836" calcext:value-type="float">
            <text:p>1565.836</text:p>
          </table:table-cell>
          <table:table-cell office:value-type="float" office:value="1275.474" calcext:value-type="float">
            <text:p>1275.474</text:p>
          </table:table-cell>
          <table:table-cell office:value-type="float" office:value="759.7562" calcext:value-type="float">
            <text:p>759.7562</text:p>
          </table:table-cell>
          <table:table-cell office:value-type="float" office:value="1099.412" calcext:value-type="float">
            <text:p>1099.412</text:p>
          </table:table-cell>
          <table:table-cell office:value-type="float" office:value="418.0148" calcext:value-type="float">
            <text:p>418.0148</text:p>
          </table:table-cell>
          <table:table-cell office:value-type="float" office:value="1850.407" calcext:value-type="float">
            <text:p>1850.407</text:p>
          </table:table-cell>
          <table:table-cell office:value-type="float" office:value="2083.259" calcext:value-type="float">
            <text:p>2083.259</text:p>
          </table:table-cell>
          <table:table-cell office:value-type="float" office:value="1665.783" calcext:value-type="float">
            <text:p>1665.783</text:p>
          </table:table-cell>
          <table:table-cell office:value-type="float" office:value="585.0035" calcext:value-type="float">
            <text:p>585.0035</text:p>
          </table:table-cell>
          <table:table-cell office:value-type="float" office:value="577.5531" calcext:value-type="float">
            <text:p>577.5531</text:p>
          </table:table-cell>
          <table:table-cell office:value-type="float" office:value="142.7194" calcext:value-type="float">
            <text:p>142.7194</text:p>
          </table:table-cell>
          <table:table-cell office:value-type="float" office:value="35.66811" calcext:value-type="float">
            <text:p>35.66811</text:p>
          </table:table-cell>
          <table:table-cell office:value-type="float" office:value="0" calcext:value-type="float">
            <text:p>0</text:p>
          </table:table-cell>
          <table:table-cell office:value-type="float" office:value="-0.009503054" calcext:value-type="float">
            <text:p>-0.009503054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31.0431" calcext:value-type="float">
            <text:p>-531.0431</text:p>
          </table:table-cell>
          <table:table-cell office:value-type="float" office:value="0" calcext:value-type="float">
            <text:p>0</text:p>
          </table:table-cell>
          <table:table-cell office:value-type="float" office:value="5.753397" calcext:value-type="float">
            <text:p>5.753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112004" calcext:value-type="float">
            <text:p>10112004</text:p>
          </table:table-cell>
          <table:table-cell office:value-type="float" office:value="680.9106" calcext:value-type="float">
            <text:p>680.9106</text:p>
          </table:table-cell>
          <table:table-cell office:value-type="float" office:value="13128.84" calcext:value-type="float">
            <text:p>13128.84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803.7635" calcext:value-type="float">
            <text:p>-803.7635</text:p>
          </table:table-cell>
          <table:table-cell office:value-type="float" office:value="2132.161" calcext:value-type="float">
            <text:p>2132.161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93.21471" calcext:value-type="float">
            <text:p>93.21471</text:p>
          </table:table-cell>
          <table:table-cell office:value-type="float" office:value="123.294" calcext:value-type="float">
            <text:p>123.294</text:p>
          </table:table-cell>
          <table:table-cell office:value-type="float" office:value="0.2391528" calcext:value-type="float">
            <text:p>0.2391528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437103" calcext:value-type="float">
            <text:p>0.008437103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7917337" calcext:value-type="float">
            <text:p>0.07917337</text:p>
          </table:table-cell>
          <table:table-cell office:value-type="float" office:value="370" calcext:value-type="float">
            <text:p>370</text:p>
          </table:table-cell>
          <table:table-cell office:value-type="float" office:value="236.3004" calcext:value-type="float">
            <text:p>236.3004</text:p>
          </table:table-cell>
          <table:table-cell office:value-type="float" office:value="0" calcext:value-type="float">
            <text:p>0</text:p>
          </table:table-cell>
          <table:table-cell office:value-type="float" office:value="364.0758" calcext:value-type="float">
            <text:p>364.0758</text:p>
          </table:table-cell>
          <table:table-cell office:value-type="float" office:value="1264.386" calcext:value-type="float">
            <text:p>1264.386</text:p>
          </table:table-cell>
          <table:table-cell office:value-type="float" office:value="1565.394" calcext:value-type="float">
            <text:p>1565.394</text:p>
          </table:table-cell>
          <table:table-cell office:value-type="float" office:value="1275.333" calcext:value-type="float">
            <text:p>1275.333</text:p>
          </table:table-cell>
          <table:table-cell office:value-type="float" office:value="759.6549" calcext:value-type="float">
            <text:p>759.6549</text:p>
          </table:table-cell>
          <table:table-cell office:value-type="float" office:value="1099.366" calcext:value-type="float">
            <text:p>1099.366</text:p>
          </table:table-cell>
          <table:table-cell office:value-type="float" office:value="417.9834" calcext:value-type="float">
            <text:p>417.9834</text:p>
          </table:table-cell>
          <table:table-cell office:value-type="float" office:value="1850.369" calcext:value-type="float">
            <text:p>1850.369</text:p>
          </table:table-cell>
          <table:table-cell office:value-type="float" office:value="2083.228" calcext:value-type="float">
            <text:p>2083.228</text:p>
          </table:table-cell>
          <table:table-cell office:value-type="float" office:value="1665.759" calcext:value-type="float">
            <text:p>1665.759</text:p>
          </table:table-cell>
          <table:table-cell office:value-type="float" office:value="584.9915" calcext:value-type="float">
            <text:p>584.9915</text:p>
          </table:table-cell>
          <table:table-cell office:value-type="float" office:value="577.5348" calcext:value-type="float">
            <text:p>577.5348</text:p>
          </table:table-cell>
          <table:table-cell office:value-type="float" office:value="142.7193" calcext:value-type="float">
            <text:p>142.7193</text:p>
          </table:table-cell>
          <table:table-cell office:value-type="float" office:value="35.66814" calcext:value-type="float">
            <text:p>35.66814</text:p>
          </table:table-cell>
          <table:table-cell office:value-type="float" office:value="0" calcext:value-type="float">
            <text:p>0</text:p>
          </table:table-cell>
          <table:table-cell office:value-type="float" office:value="-0.00950555" calcext:value-type="float">
            <text:p>-0.00950555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32.3699" calcext:value-type="float">
            <text:p>-532.3699</text:p>
          </table:table-cell>
          <table:table-cell office:value-type="float" office:value="0" calcext:value-type="float">
            <text:p>0</text:p>
          </table:table-cell>
          <table:table-cell office:value-type="float" office:value="5.97582" calcext:value-type="float">
            <text:p>5.97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1112004" calcext:value-type="float">
            <text:p>11112004</text:p>
          </table:table-cell>
          <table:table-cell office:value-type="float" office:value="679.5168" calcext:value-type="float">
            <text:p>679.5168</text:p>
          </table:table-cell>
          <table:table-cell office:value-type="float" office:value="13128.91" calcext:value-type="float">
            <text:p>13128.91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805.176" calcext:value-type="float">
            <text:p>-805.176</text:p>
          </table:table-cell>
          <table:table-cell office:value-type="float" office:value="2135.894" calcext:value-type="float">
            <text:p>2135.894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93.81454" calcext:value-type="float">
            <text:p>93.81454</text:p>
          </table:table-cell>
          <table:table-cell office:value-type="float" office:value="122.8774" calcext:value-type="float">
            <text:p>122.8774</text:p>
          </table:table-cell>
          <table:table-cell office:value-type="float" office:value="0.23959" calcext:value-type="float">
            <text:p>0.23959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440746" calcext:value-type="float">
            <text:p>0.008440746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7746142" calcext:value-type="float">
            <text:p>0.07746142</text:p>
          </table:table-cell>
          <table:table-cell office:value-type="float" office:value="370" calcext:value-type="float">
            <text:p>370</text:p>
          </table:table-cell>
          <table:table-cell office:value-type="float" office:value="234.89" calcext:value-type="float">
            <text:p>234.89</text:p>
          </table:table-cell>
          <table:table-cell office:value-type="float" office:value="0" calcext:value-type="float">
            <text:p>0</text:p>
          </table:table-cell>
          <table:table-cell office:value-type="float" office:value="364.1474" calcext:value-type="float">
            <text:p>364.1474</text:p>
          </table:table-cell>
          <table:table-cell office:value-type="float" office:value="1264.119" calcext:value-type="float">
            <text:p>1264.119</text:p>
          </table:table-cell>
          <table:table-cell office:value-type="float" office:value="1565.035" calcext:value-type="float">
            <text:p>1565.035</text:p>
          </table:table-cell>
          <table:table-cell office:value-type="float" office:value="1275.242" calcext:value-type="float">
            <text:p>1275.242</text:p>
          </table:table-cell>
          <table:table-cell office:value-type="float" office:value="759.575" calcext:value-type="float">
            <text:p>759.575</text:p>
          </table:table-cell>
          <table:table-cell office:value-type="float" office:value="1099.329" calcext:value-type="float">
            <text:p>1099.329</text:p>
          </table:table-cell>
          <table:table-cell office:value-type="float" office:value="417.9554" calcext:value-type="float">
            <text:p>417.9554</text:p>
          </table:table-cell>
          <table:table-cell office:value-type="float" office:value="1850.331" calcext:value-type="float">
            <text:p>1850.331</text:p>
          </table:table-cell>
          <table:table-cell office:value-type="float" office:value="2083.197" calcext:value-type="float">
            <text:p>2083.197</text:p>
          </table:table-cell>
          <table:table-cell office:value-type="float" office:value="1665.735" calcext:value-type="float">
            <text:p>1665.735</text:p>
          </table:table-cell>
          <table:table-cell office:value-type="float" office:value="584.9794" calcext:value-type="float">
            <text:p>584.9794</text:p>
          </table:table-cell>
          <table:table-cell office:value-type="float" office:value="577.5166" calcext:value-type="float">
            <text:p>577.5166</text:p>
          </table:table-cell>
          <table:table-cell office:value-type="float" office:value="142.7193" calcext:value-type="float">
            <text:p>142.7193</text:p>
          </table:table-cell>
          <table:table-cell office:value-type="float" office:value="35.66817" calcext:value-type="float">
            <text:p>35.66817</text:p>
          </table:table-cell>
          <table:table-cell office:value-type="float" office:value="0" calcext:value-type="float">
            <text:p>0</text:p>
          </table:table-cell>
          <table:table-cell office:value-type="float" office:value="-0.009511914" calcext:value-type="float">
            <text:p>-0.009511914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33.6662" calcext:value-type="float">
            <text:p>-533.6662</text:p>
          </table:table-cell>
          <table:table-cell office:value-type="float" office:value="0" calcext:value-type="float">
            <text:p>0</text:p>
          </table:table-cell>
          <table:table-cell office:value-type="float" office:value="5.862853" calcext:value-type="float">
            <text:p>5.862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2112004" calcext:value-type="float">
            <text:p>12112004</text:p>
          </table:table-cell>
          <table:table-cell office:value-type="float" office:value="678.4312" calcext:value-type="float">
            <text:p>678.4312</text:p>
          </table:table-cell>
          <table:table-cell office:value-type="float" office:value="13128.94" calcext:value-type="float">
            <text:p>13128.94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806.2872" calcext:value-type="float">
            <text:p>-806.2872</text:p>
          </table:table-cell>
          <table:table-cell office:value-type="float" office:value="2139.348" calcext:value-type="float">
            <text:p>2139.348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94.23197" calcext:value-type="float">
            <text:p>94.23197</text:p>
          </table:table-cell>
          <table:table-cell office:value-type="float" office:value="122.5859" calcext:value-type="float">
            <text:p>122.5859</text:p>
          </table:table-cell>
          <table:table-cell office:value-type="float" office:value="0.2401411" calcext:value-type="float">
            <text:p>0.2401411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443457" calcext:value-type="float">
            <text:p>0.008443457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7746142" calcext:value-type="float">
            <text:p>0.07746142</text:p>
          </table:table-cell>
          <table:table-cell office:value-type="float" office:value="370" calcext:value-type="float">
            <text:p>370</text:p>
          </table:table-cell>
          <table:table-cell office:value-type="float" office:value="233.7794" calcext:value-type="float">
            <text:p>233.7794</text:p>
          </table:table-cell>
          <table:table-cell office:value-type="float" office:value="0" calcext:value-type="float">
            <text:p>0</text:p>
          </table:table-cell>
          <table:table-cell office:value-type="float" office:value="364.2055" calcext:value-type="float">
            <text:p>364.2055</text:p>
          </table:table-cell>
          <table:table-cell office:value-type="float" office:value="1263.911" calcext:value-type="float">
            <text:p>1263.911</text:p>
          </table:table-cell>
          <table:table-cell office:value-type="float" office:value="1564.753" calcext:value-type="float">
            <text:p>1564.753</text:p>
          </table:table-cell>
          <table:table-cell office:value-type="float" office:value="1275.164" calcext:value-type="float">
            <text:p>1275.164</text:p>
          </table:table-cell>
          <table:table-cell office:value-type="float" office:value="759.5016" calcext:value-type="float">
            <text:p>759.5016</text:p>
          </table:table-cell>
          <table:table-cell office:value-type="float" office:value="1099.296" calcext:value-type="float">
            <text:p>1099.296</text:p>
          </table:table-cell>
          <table:table-cell office:value-type="float" office:value="417.9301" calcext:value-type="float">
            <text:p>417.9301</text:p>
          </table:table-cell>
          <table:table-cell office:value-type="float" office:value="1850.295" calcext:value-type="float">
            <text:p>1850.295</text:p>
          </table:table-cell>
          <table:table-cell office:value-type="float" office:value="2083.167" calcext:value-type="float">
            <text:p>2083.167</text:p>
          </table:table-cell>
          <table:table-cell office:value-type="float" office:value="1665.711" calcext:value-type="float">
            <text:p>1665.711</text:p>
          </table:table-cell>
          <table:table-cell office:value-type="float" office:value="584.9675" calcext:value-type="float">
            <text:p>584.9675</text:p>
          </table:table-cell>
          <table:table-cell office:value-type="float" office:value="577.4985" calcext:value-type="float">
            <text:p>577.4985</text:p>
          </table:table-cell>
          <table:table-cell office:value-type="float" office:value="142.7193" calcext:value-type="float">
            <text:p>142.7193</text:p>
          </table:table-cell>
          <table:table-cell office:value-type="float" office:value="35.66817" calcext:value-type="float">
            <text:p>35.66817</text:p>
          </table:table-cell>
          <table:table-cell office:value-type="float" office:value="0" calcext:value-type="float">
            <text:p>0</text:p>
          </table:table-cell>
          <table:table-cell office:value-type="float" office:value="-0.00951217" calcext:value-type="float">
            <text:p>-0.00951217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34.6884" calcext:value-type="float">
            <text:p>-534.6884</text:p>
          </table:table-cell>
          <table:table-cell office:value-type="float" office:value="0" calcext:value-type="float">
            <text:p>0</text:p>
          </table:table-cell>
          <table:table-cell office:value-type="float" office:value="5.772349" calcext:value-type="float">
            <text:p>5.772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3112004" calcext:value-type="float">
            <text:p>13112004</text:p>
          </table:table-cell>
          <table:table-cell office:value-type="float" office:value="677.2609" calcext:value-type="float">
            <text:p>677.2609</text:p>
          </table:table-cell>
          <table:table-cell office:value-type="float" office:value="13128.99" calcext:value-type="float">
            <text:p>13128.99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807.37" calcext:value-type="float">
            <text:p>-807.37</text:p>
          </table:table-cell>
          <table:table-cell office:value-type="float" office:value="2142.794" calcext:value-type="float">
            <text:p>2142.794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94.70153" calcext:value-type="float">
            <text:p>94.70153</text:p>
          </table:table-cell>
          <table:table-cell office:value-type="float" office:value="122.2121" calcext:value-type="float">
            <text:p>122.2121</text:p>
          </table:table-cell>
          <table:table-cell office:value-type="float" office:value="0.240741" calcext:value-type="float">
            <text:p>0.240741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444678" calcext:value-type="float">
            <text:p>0.008444678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7746142" calcext:value-type="float">
            <text:p>0.07746142</text:p>
          </table:table-cell>
          <table:table-cell office:value-type="float" office:value="370" calcext:value-type="float">
            <text:p>370</text:p>
          </table:table-cell>
          <table:table-cell office:value-type="float" office:value="232.6972" calcext:value-type="float">
            <text:p>232.6972</text:p>
          </table:table-cell>
          <table:table-cell office:value-type="float" office:value="0" calcext:value-type="float">
            <text:p>0</text:p>
          </table:table-cell>
          <table:table-cell office:value-type="float" office:value="364.2747" calcext:value-type="float">
            <text:p>364.2747</text:p>
          </table:table-cell>
          <table:table-cell office:value-type="float" office:value="1263.696" calcext:value-type="float">
            <text:p>1263.696</text:p>
          </table:table-cell>
          <table:table-cell office:value-type="float" office:value="1564.474" calcext:value-type="float">
            <text:p>1564.474</text:p>
          </table:table-cell>
          <table:table-cell office:value-type="float" office:value="1275.088" calcext:value-type="float">
            <text:p>1275.088</text:p>
          </table:table-cell>
          <table:table-cell office:value-type="float" office:value="759.4297" calcext:value-type="float">
            <text:p>759.4297</text:p>
          </table:table-cell>
          <table:table-cell office:value-type="float" office:value="1099.265" calcext:value-type="float">
            <text:p>1099.265</text:p>
          </table:table-cell>
          <table:table-cell office:value-type="float" office:value="417.9066" calcext:value-type="float">
            <text:p>417.9066</text:p>
          </table:table-cell>
          <table:table-cell office:value-type="float" office:value="1850.26" calcext:value-type="float">
            <text:p>1850.26</text:p>
          </table:table-cell>
          <table:table-cell office:value-type="float" office:value="2083.137" calcext:value-type="float">
            <text:p>2083.137</text:p>
          </table:table-cell>
          <table:table-cell office:value-type="float" office:value="1665.687" calcext:value-type="float">
            <text:p>1665.687</text:p>
          </table:table-cell>
          <table:table-cell office:value-type="float" office:value="584.9556" calcext:value-type="float">
            <text:p>584.9556</text:p>
          </table:table-cell>
          <table:table-cell office:value-type="float" office:value="577.4805" calcext:value-type="float">
            <text:p>577.4805</text:p>
          </table:table-cell>
          <table:table-cell office:value-type="float" office:value="142.7193" calcext:value-type="float">
            <text:p>142.7193</text:p>
          </table:table-cell>
          <table:table-cell office:value-type="float" office:value="35.66817" calcext:value-type="float">
            <text:p>35.66817</text:p>
          </table:table-cell>
          <table:table-cell office:value-type="float" office:value="0" calcext:value-type="float">
            <text:p>0</text:p>
          </table:table-cell>
          <table:table-cell office:value-type="float" office:value="-0.009512331" calcext:value-type="float">
            <text:p>-0.009512331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35.7786" calcext:value-type="float">
            <text:p>-535.7786</text:p>
          </table:table-cell>
          <table:table-cell office:value-type="float" office:value="0" calcext:value-type="float">
            <text:p>0</text:p>
          </table:table-cell>
          <table:table-cell office:value-type="float" office:value="5.775398" calcext:value-type="float">
            <text:p>5.775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112004" calcext:value-type="float">
            <text:p>14112004</text:p>
          </table:table-cell>
          <table:table-cell office:value-type="float" office:value="675.9731" calcext:value-type="float">
            <text:p>675.9731</text:p>
          </table:table-cell>
          <table:table-cell office:value-type="float" office:value="13129.06" calcext:value-type="float">
            <text:p>13129.06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808.5494" calcext:value-type="float">
            <text:p>-808.5494</text:p>
          </table:table-cell>
          <table:table-cell office:value-type="float" office:value="2146.223" calcext:value-type="float">
            <text:p>2146.223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95.23087" calcext:value-type="float">
            <text:p>95.23087</text:p>
          </table:table-cell>
          <table:table-cell office:value-type="float" office:value="121.7639" calcext:value-type="float">
            <text:p>121.7639</text:p>
          </table:table-cell>
          <table:table-cell office:value-type="float" office:value="0.241369" calcext:value-type="float">
            <text:p>0.241369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444762" calcext:value-type="float">
            <text:p>0.008444762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7746142" calcext:value-type="float">
            <text:p>0.07746142</text:p>
          </table:table-cell>
          <table:table-cell office:value-type="float" office:value="370" calcext:value-type="float">
            <text:p>370</text:p>
          </table:table-cell>
          <table:table-cell office:value-type="float" office:value="231.5184" calcext:value-type="float">
            <text:p>231.5184</text:p>
          </table:table-cell>
          <table:table-cell office:value-type="float" office:value="0" calcext:value-type="float">
            <text:p>0</text:p>
          </table:table-cell>
          <table:table-cell office:value-type="float" office:value="364.3517" calcext:value-type="float">
            <text:p>364.3517</text:p>
          </table:table-cell>
          <table:table-cell office:value-type="float" office:value="1263.465" calcext:value-type="float">
            <text:p>1263.465</text:p>
          </table:table-cell>
          <table:table-cell office:value-type="float" office:value="1564.177" calcext:value-type="float">
            <text:p>1564.177</text:p>
          </table:table-cell>
          <table:table-cell office:value-type="float" office:value="1275.011" calcext:value-type="float">
            <text:p>1275.011</text:p>
          </table:table-cell>
          <table:table-cell office:value-type="float" office:value="759.3546" calcext:value-type="float">
            <text:p>759.3546</text:p>
          </table:table-cell>
          <table:table-cell office:value-type="float" office:value="1099.235" calcext:value-type="float">
            <text:p>1099.235</text:p>
          </table:table-cell>
          <table:table-cell office:value-type="float" office:value="417.8836" calcext:value-type="float">
            <text:p>417.8836</text:p>
          </table:table-cell>
          <table:table-cell office:value-type="float" office:value="1850.226" calcext:value-type="float">
            <text:p>1850.226</text:p>
          </table:table-cell>
          <table:table-cell office:value-type="float" office:value="2083.108" calcext:value-type="float">
            <text:p>2083.108</text:p>
          </table:table-cell>
          <table:table-cell office:value-type="float" office:value="1665.663" calcext:value-type="float">
            <text:p>1665.663</text:p>
          </table:table-cell>
          <table:table-cell office:value-type="float" office:value="584.9437" calcext:value-type="float">
            <text:p>584.9437</text:p>
          </table:table-cell>
          <table:table-cell office:value-type="float" office:value="577.4626" calcext:value-type="float">
            <text:p>577.4626</text:p>
          </table:table-cell>
          <table:table-cell office:value-type="float" office:value="142.7193" calcext:value-type="float">
            <text:p>142.7193</text:p>
          </table:table-cell>
          <table:table-cell office:value-type="float" office:value="35.66816" calcext:value-type="float">
            <text:p>35.66816</text:p>
          </table:table-cell>
          <table:table-cell office:value-type="float" office:value="0" calcext:value-type="float">
            <text:p>0</text:p>
          </table:table-cell>
          <table:table-cell office:value-type="float" office:value="-0.009512488" calcext:value-type="float">
            <text:p>-0.009512488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36.9632" calcext:value-type="float">
            <text:p>-536.9632</text:p>
          </table:table-cell>
          <table:table-cell office:value-type="float" office:value="0" calcext:value-type="float">
            <text:p>0</text:p>
          </table:table-cell>
          <table:table-cell office:value-type="float" office:value="5.779293" calcext:value-type="float">
            <text:p>5.779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112004" calcext:value-type="float">
            <text:p>15112004</text:p>
          </table:table-cell>
          <table:table-cell office:value-type="float" office:value="674.3848" calcext:value-type="float">
            <text:p>674.3848</text:p>
          </table:table-cell>
          <table:table-cell office:value-type="float" office:value="13129.17" calcext:value-type="float">
            <text:p>13129.17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809.9763" calcext:value-type="float">
            <text:p>-809.9763</text:p>
          </table:table-cell>
          <table:table-cell office:value-type="float" office:value="2150.011" calcext:value-type="float">
            <text:p>2150.011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95.89547" calcext:value-type="float">
            <text:p>95.89547</text:p>
          </table:table-cell>
          <table:table-cell office:value-type="float" office:value="121.1519" calcext:value-type="float">
            <text:p>121.1519</text:p>
          </table:table-cell>
          <table:table-cell office:value-type="float" office:value="0.2420185" calcext:value-type="float">
            <text:p>0.2420185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444762" calcext:value-type="float">
            <text:p>0.008444762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7746142" calcext:value-type="float">
            <text:p>0.07746142</text:p>
          </table:table-cell>
          <table:table-cell office:value-type="float" office:value="370" calcext:value-type="float">
            <text:p>370</text:p>
          </table:table-cell>
          <table:table-cell office:value-type="float" office:value="230.0922" calcext:value-type="float">
            <text:p>230.0922</text:p>
          </table:table-cell>
          <table:table-cell office:value-type="float" office:value="0" calcext:value-type="float">
            <text:p>0</text:p>
          </table:table-cell>
          <table:table-cell office:value-type="float" office:value="364.4528" calcext:value-type="float">
            <text:p>364.4528</text:p>
          </table:table-cell>
          <table:table-cell office:value-type="float" office:value="1263.188" calcext:value-type="float">
            <text:p>1263.188</text:p>
          </table:table-cell>
          <table:table-cell office:value-type="float" office:value="1563.827" calcext:value-type="float">
            <text:p>1563.827</text:p>
          </table:table-cell>
          <table:table-cell office:value-type="float" office:value="1274.923" calcext:value-type="float">
            <text:p>1274.923</text:p>
          </table:table-cell>
          <table:table-cell office:value-type="float" office:value="759.2756" calcext:value-type="float">
            <text:p>759.2756</text:p>
          </table:table-cell>
          <table:table-cell office:value-type="float" office:value="1099.203" calcext:value-type="float">
            <text:p>1099.203</text:p>
          </table:table-cell>
          <table:table-cell office:value-type="float" office:value="417.8602" calcext:value-type="float">
            <text:p>417.8602</text:p>
          </table:table-cell>
          <table:table-cell office:value-type="float" office:value="1850.192" calcext:value-type="float">
            <text:p>1850.192</text:p>
          </table:table-cell>
          <table:table-cell office:value-type="float" office:value="2083.079" calcext:value-type="float">
            <text:p>2083.079</text:p>
          </table:table-cell>
          <table:table-cell office:value-type="float" office:value="1665.64" calcext:value-type="float">
            <text:p>1665.64</text:p>
          </table:table-cell>
          <table:table-cell office:value-type="float" office:value="584.9319" calcext:value-type="float">
            <text:p>584.9319</text:p>
          </table:table-cell>
          <table:table-cell office:value-type="float" office:value="577.4448" calcext:value-type="float">
            <text:p>577.4448</text:p>
          </table:table-cell>
          <table:table-cell office:value-type="float" office:value="142.7193" calcext:value-type="float">
            <text:p>142.7193</text:p>
          </table:table-cell>
          <table:table-cell office:value-type="float" office:value="35.66816" calcext:value-type="float">
            <text:p>35.66816</text:p>
          </table:table-cell>
          <table:table-cell office:value-type="float" office:value="0" calcext:value-type="float">
            <text:p>0</text:p>
          </table:table-cell>
          <table:table-cell office:value-type="float" office:value="-0.009512666" calcext:value-type="float">
            <text:p>-0.009512666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38.3989" calcext:value-type="float">
            <text:p>-538.3989</text:p>
          </table:table-cell>
          <table:table-cell office:value-type="float" office:value="0" calcext:value-type="float">
            <text:p>0</text:p>
          </table:table-cell>
          <table:table-cell office:value-type="float" office:value="5.787268" calcext:value-type="float">
            <text:p>5.787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6112004" calcext:value-type="float">
            <text:p>16112004</text:p>
          </table:table-cell>
          <table:table-cell office:value-type="float" office:value="671.9979" calcext:value-type="float">
            <text:p>671.9979</text:p>
          </table:table-cell>
          <table:table-cell office:value-type="float" office:value="13129.4" calcext:value-type="float">
            <text:p>13129.4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812.0652" calcext:value-type="float">
            <text:p>-812.0652</text:p>
          </table:table-cell>
          <table:table-cell office:value-type="float" office:value="2156.168" calcext:value-type="float">
            <text:p>2156.168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96.96426" calcext:value-type="float">
            <text:p>96.96426</text:p>
          </table:table-cell>
          <table:table-cell office:value-type="float" office:value="120.1186" calcext:value-type="float">
            <text:p>120.1186</text:p>
          </table:table-cell>
          <table:table-cell office:value-type="float" office:value="0.2426843" calcext:value-type="float">
            <text:p>0.2426843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444762" calcext:value-type="float">
            <text:p>0.008444762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7746142" calcext:value-type="float">
            <text:p>0.07746142</text:p>
          </table:table-cell>
          <table:table-cell office:value-type="float" office:value="370" calcext:value-type="float">
            <text:p>370</text:p>
          </table:table-cell>
          <table:table-cell office:value-type="float" office:value="228.0039" calcext:value-type="float">
            <text:p>228.0039</text:p>
          </table:table-cell>
          <table:table-cell office:value-type="float" office:value="0" calcext:value-type="float">
            <text:p>0</text:p>
          </table:table-cell>
          <table:table-cell office:value-type="float" office:value="364.6174" calcext:value-type="float">
            <text:p>364.6174</text:p>
          </table:table-cell>
          <table:table-cell office:value-type="float" office:value="1262.771" calcext:value-type="float">
            <text:p>1262.771</text:p>
          </table:table-cell>
          <table:table-cell office:value-type="float" office:value="1563.344" calcext:value-type="float">
            <text:p>1563.344</text:p>
          </table:table-cell>
          <table:table-cell office:value-type="float" office:value="1274.805" calcext:value-type="float">
            <text:p>1274.805</text:p>
          </table:table-cell>
          <table:table-cell office:value-type="float" office:value="759.1818" calcext:value-type="float">
            <text:p>759.1818</text:p>
          </table:table-cell>
          <table:table-cell office:value-type="float" office:value="1099.166" calcext:value-type="float">
            <text:p>1099.166</text:p>
          </table:table-cell>
          <table:table-cell office:value-type="float" office:value="417.8348" calcext:value-type="float">
            <text:p>417.8348</text:p>
          </table:table-cell>
          <table:table-cell office:value-type="float" office:value="1850.158" calcext:value-type="float">
            <text:p>1850.158</text:p>
          </table:table-cell>
          <table:table-cell office:value-type="float" office:value="2083.051" calcext:value-type="float">
            <text:p>2083.051</text:p>
          </table:table-cell>
          <table:table-cell office:value-type="float" office:value="1665.617" calcext:value-type="float">
            <text:p>1665.617</text:p>
          </table:table-cell>
          <table:table-cell office:value-type="float" office:value="584.9202" calcext:value-type="float">
            <text:p>584.9202</text:p>
          </table:table-cell>
          <table:table-cell office:value-type="float" office:value="577.4271" calcext:value-type="float">
            <text:p>577.4271</text:p>
          </table:table-cell>
          <table:table-cell office:value-type="float" office:value="142.7193" calcext:value-type="float">
            <text:p>142.7193</text:p>
          </table:table-cell>
          <table:table-cell office:value-type="float" office:value="35.66816" calcext:value-type="float">
            <text:p>35.66816</text:p>
          </table:table-cell>
          <table:table-cell office:value-type="float" office:value="0" calcext:value-type="float">
            <text:p>0</text:p>
          </table:table-cell>
          <table:table-cell office:value-type="float" office:value="-0.009513159" calcext:value-type="float">
            <text:p>-0.009513159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40.5112" calcext:value-type="float">
            <text:p>-540.5112</text:p>
          </table:table-cell>
          <table:table-cell office:value-type="float" office:value="0" calcext:value-type="float">
            <text:p>0</text:p>
          </table:table-cell>
          <table:table-cell office:value-type="float" office:value="5.814507" calcext:value-type="float">
            <text:p>5.814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7112004" calcext:value-type="float">
            <text:p>17112004</text:p>
          </table:table-cell>
          <table:table-cell office:value-type="float" office:value="668.9943" calcext:value-type="float">
            <text:p>668.9943</text:p>
          </table:table-cell>
          <table:table-cell office:value-type="float" office:value="13129.71" calcext:value-type="float">
            <text:p>13129.71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814.7278" calcext:value-type="float">
            <text:p>-814.7278</text:p>
          </table:table-cell>
          <table:table-cell office:value-type="float" office:value="2162.461" calcext:value-type="float">
            <text:p>2162.461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98.32722" calcext:value-type="float">
            <text:p>98.32722</text:p>
          </table:table-cell>
          <table:table-cell office:value-type="float" office:value="118.8006" calcext:value-type="float">
            <text:p>118.8006</text:p>
          </table:table-cell>
          <table:table-cell office:value-type="float" office:value="0.2433651" calcext:value-type="float">
            <text:p>0.2433651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444762" calcext:value-type="float">
            <text:p>0.008444762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7532223" calcext:value-type="float">
            <text:p>0.07532223</text:p>
          </table:table-cell>
          <table:table-cell office:value-type="float" office:value="370" calcext:value-type="float">
            <text:p>370</text:p>
          </table:table-cell>
          <table:table-cell office:value-type="float" office:value="225.3442" calcext:value-type="float">
            <text:p>225.3442</text:p>
          </table:table-cell>
          <table:table-cell office:value-type="float" office:value="0" calcext:value-type="float">
            <text:p>0</text:p>
          </table:table-cell>
          <table:table-cell office:value-type="float" office:value="364.8331" calcext:value-type="float">
            <text:p>364.8331</text:p>
          </table:table-cell>
          <table:table-cell office:value-type="float" office:value="1262.24" calcext:value-type="float">
            <text:p>1262.24</text:p>
          </table:table-cell>
          <table:table-cell office:value-type="float" office:value="1562.731" calcext:value-type="float">
            <text:p>1562.731</text:p>
          </table:table-cell>
          <table:table-cell office:value-type="float" office:value="1274.66" calcext:value-type="float">
            <text:p>1274.66</text:p>
          </table:table-cell>
          <table:table-cell office:value-type="float" office:value="759.0718" calcext:value-type="float">
            <text:p>759.0718</text:p>
          </table:table-cell>
          <table:table-cell office:value-type="float" office:value="1099.124" calcext:value-type="float">
            <text:p>1099.124</text:p>
          </table:table-cell>
          <table:table-cell office:value-type="float" office:value="417.8058" calcext:value-type="float">
            <text:p>417.8058</text:p>
          </table:table-cell>
          <table:table-cell office:value-type="float" office:value="1850.122" calcext:value-type="float">
            <text:p>1850.122</text:p>
          </table:table-cell>
          <table:table-cell office:value-type="float" office:value="2083.023" calcext:value-type="float">
            <text:p>2083.023</text:p>
          </table:table-cell>
          <table:table-cell office:value-type="float" office:value="1665.595" calcext:value-type="float">
            <text:p>1665.595</text:p>
          </table:table-cell>
          <table:table-cell office:value-type="float" office:value="584.9085" calcext:value-type="float">
            <text:p>584.9085</text:p>
          </table:table-cell>
          <table:table-cell office:value-type="float" office:value="577.4096" calcext:value-type="float">
            <text:p>577.4096</text:p>
          </table:table-cell>
          <table:table-cell office:value-type="float" office:value="142.7193" calcext:value-type="float">
            <text:p>142.7193</text:p>
          </table:table-cell>
          <table:table-cell office:value-type="float" office:value="35.66816" calcext:value-type="float">
            <text:p>35.66816</text:p>
          </table:table-cell>
          <table:table-cell office:value-type="float" office:value="0" calcext:value-type="float">
            <text:p>0</text:p>
          </table:table-cell>
          <table:table-cell office:value-type="float" office:value="-0.009514008" calcext:value-type="float">
            <text:p>-0.009514008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43.145" calcext:value-type="float">
            <text:p>-543.145</text:p>
          </table:table-cell>
          <table:table-cell office:value-type="float" office:value="0" calcext:value-type="float">
            <text:p>0</text:p>
          </table:table-cell>
          <table:table-cell office:value-type="float" office:value="5.796378" calcext:value-type="float">
            <text:p>5.796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8112004" calcext:value-type="float">
            <text:p>18112004</text:p>
          </table:table-cell>
          <table:table-cell office:value-type="float" office:value="666.8269" calcext:value-type="float">
            <text:p>666.8269</text:p>
          </table:table-cell>
          <table:table-cell office:value-type="float" office:value="13129.92" calcext:value-type="float">
            <text:p>13129.92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816.1597" calcext:value-type="float">
            <text:p>-816.1597</text:p>
          </table:table-cell>
          <table:table-cell office:value-type="float" office:value="2162.945" calcext:value-type="float">
            <text:p>2162.945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99.19318" calcext:value-type="float">
            <text:p>99.19318</text:p>
          </table:table-cell>
          <table:table-cell office:value-type="float" office:value="117.8758" calcext:value-type="float">
            <text:p>117.8758</text:p>
          </table:table-cell>
          <table:table-cell office:value-type="float" office:value="0.2437736" calcext:value-type="float">
            <text:p>0.2437736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446839" calcext:value-type="float">
            <text:p>0.008446839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7321747" calcext:value-type="float">
            <text:p>0.07321747</text:p>
          </table:table-cell>
          <table:table-cell office:value-type="float" office:value="370" calcext:value-type="float">
            <text:p>370</text:p>
          </table:table-cell>
          <table:table-cell office:value-type="float" office:value="223.9148" calcext:value-type="float">
            <text:p>223.9148</text:p>
          </table:table-cell>
          <table:table-cell office:value-type="float" office:value="0" calcext:value-type="float">
            <text:p>0</text:p>
          </table:table-cell>
          <table:table-cell office:value-type="float" office:value="365.0724" calcext:value-type="float">
            <text:p>365.0724</text:p>
          </table:table-cell>
          <table:table-cell office:value-type="float" office:value="1261.894" calcext:value-type="float">
            <text:p>1261.894</text:p>
          </table:table-cell>
          <table:table-cell office:value-type="float" office:value="1562.235" calcext:value-type="float">
            <text:p>1562.235</text:p>
          </table:table-cell>
          <table:table-cell office:value-type="float" office:value="1274.524" calcext:value-type="float">
            <text:p>1274.524</text:p>
          </table:table-cell>
          <table:table-cell office:value-type="float" office:value="758.9694" calcext:value-type="float">
            <text:p>758.9694</text:p>
          </table:table-cell>
          <table:table-cell office:value-type="float" office:value="1099.081" calcext:value-type="float">
            <text:p>1099.081</text:p>
          </table:table-cell>
          <table:table-cell office:value-type="float" office:value="417.7746" calcext:value-type="float">
            <text:p>417.7746</text:p>
          </table:table-cell>
          <table:table-cell office:value-type="float" office:value="1850.084" calcext:value-type="float">
            <text:p>1850.084</text:p>
          </table:table-cell>
          <table:table-cell office:value-type="float" office:value="2082.994" calcext:value-type="float">
            <text:p>2082.994</text:p>
          </table:table-cell>
          <table:table-cell office:value-type="float" office:value="1665.572" calcext:value-type="float">
            <text:p>1665.572</text:p>
          </table:table-cell>
          <table:table-cell office:value-type="float" office:value="584.897" calcext:value-type="float">
            <text:p>584.897</text:p>
          </table:table-cell>
          <table:table-cell office:value-type="float" office:value="577.3922" calcext:value-type="float">
            <text:p>577.3922</text:p>
          </table:table-cell>
          <table:table-cell office:value-type="float" office:value="142.7192" calcext:value-type="float">
            <text:p>142.7192</text:p>
          </table:table-cell>
          <table:table-cell office:value-type="float" office:value="35.66821" calcext:value-type="float">
            <text:p>35.66821</text:p>
          </table:table-cell>
          <table:table-cell office:value-type="float" office:value="0" calcext:value-type="float">
            <text:p>0</text:p>
          </table:table-cell>
          <table:table-cell office:value-type="float" office:value="-0.009543798" calcext:value-type="float">
            <text:p>-0.009543798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45.0546" calcext:value-type="float">
            <text:p>-545.0546</text:p>
          </table:table-cell>
          <table:table-cell office:value-type="float" office:value="0" calcext:value-type="float">
            <text:p>0</text:p>
          </table:table-cell>
          <table:table-cell office:value-type="float" office:value="6.283865" calcext:value-type="float">
            <text:p>6.283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9112004" calcext:value-type="float">
            <text:p>19112004</text:p>
          </table:table-cell>
          <table:table-cell office:value-type="float" office:value="664.7607" calcext:value-type="float">
            <text:p>664.7607</text:p>
          </table:table-cell>
          <table:table-cell office:value-type="float" office:value="13130.11" calcext:value-type="float">
            <text:p>13130.11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818.054" calcext:value-type="float">
            <text:p>-818.054</text:p>
          </table:table-cell>
          <table:table-cell office:value-type="float" office:value="2166.872" calcext:value-type="float">
            <text:p>2166.872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100.0853" calcext:value-type="float">
            <text:p>100.0853</text:p>
          </table:table-cell>
          <table:table-cell office:value-type="float" office:value="117.0789" calcext:value-type="float">
            <text:p>117.0789</text:p>
          </table:table-cell>
          <table:table-cell office:value-type="float" office:value="0.2440574" calcext:value-type="float">
            <text:p>0.2440574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446891" calcext:value-type="float">
            <text:p>0.008446891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7134838" calcext:value-type="float">
            <text:p>0.07134838</text:p>
          </table:table-cell>
          <table:table-cell office:value-type="float" office:value="370" calcext:value-type="float">
            <text:p>370</text:p>
          </table:table-cell>
          <table:table-cell office:value-type="float" office:value="222.0226" calcext:value-type="float">
            <text:p>222.0226</text:p>
          </table:table-cell>
          <table:table-cell office:value-type="float" office:value="0" calcext:value-type="float">
            <text:p>0</text:p>
          </table:table-cell>
          <table:table-cell office:value-type="float" office:value="365.2314" calcext:value-type="float">
            <text:p>365.2314</text:p>
          </table:table-cell>
          <table:table-cell office:value-type="float" office:value="1261.51" calcext:value-type="float">
            <text:p>1261.51</text:p>
          </table:table-cell>
          <table:table-cell office:value-type="float" office:value="1561.744" calcext:value-type="float">
            <text:p>1561.744</text:p>
          </table:table-cell>
          <table:table-cell office:value-type="float" office:value="1274.427" calcext:value-type="float">
            <text:p>1274.427</text:p>
          </table:table-cell>
          <table:table-cell office:value-type="float" office:value="758.8776" calcext:value-type="float">
            <text:p>758.8776</text:p>
          </table:table-cell>
          <table:table-cell office:value-type="float" office:value="1099.042" calcext:value-type="float">
            <text:p>1099.042</text:p>
          </table:table-cell>
          <table:table-cell office:value-type="float" office:value="417.7455" calcext:value-type="float">
            <text:p>417.7455</text:p>
          </table:table-cell>
          <table:table-cell office:value-type="float" office:value="1850.047" calcext:value-type="float">
            <text:p>1850.047</text:p>
          </table:table-cell>
          <table:table-cell office:value-type="float" office:value="2082.966" calcext:value-type="float">
            <text:p>2082.966</text:p>
          </table:table-cell>
          <table:table-cell office:value-type="float" office:value="1665.549" calcext:value-type="float">
            <text:p>1665.549</text:p>
          </table:table-cell>
          <table:table-cell office:value-type="float" office:value="584.8854" calcext:value-type="float">
            <text:p>584.8854</text:p>
          </table:table-cell>
          <table:table-cell office:value-type="float" office:value="577.3749" calcext:value-type="float">
            <text:p>577.3749</text:p>
          </table:table-cell>
          <table:table-cell office:value-type="float" office:value="142.7192" calcext:value-type="float">
            <text:p>142.7192</text:p>
          </table:table-cell>
          <table:table-cell office:value-type="float" office:value="35.66823" calcext:value-type="float">
            <text:p>35.66823</text:p>
          </table:table-cell>
          <table:table-cell office:value-type="float" office:value="0" calcext:value-type="float">
            <text:p>0</text:p>
          </table:table-cell>
          <table:table-cell office:value-type="float" office:value="-0.009623784" calcext:value-type="float">
            <text:p>-0.009623784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46.8956" calcext:value-type="float">
            <text:p>-546.8956</text:p>
          </table:table-cell>
          <table:table-cell office:value-type="float" office:value="0" calcext:value-type="float">
            <text:p>0</text:p>
          </table:table-cell>
          <table:table-cell office:value-type="float" office:value="6.238304" calcext:value-type="float">
            <text:p>6.238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112004" calcext:value-type="float">
            <text:p>20112004</text:p>
          </table:table-cell>
          <table:table-cell office:value-type="float" office:value="662.7761" calcext:value-type="float">
            <text:p>662.7761</text:p>
          </table:table-cell>
          <table:table-cell office:value-type="float" office:value="13130.27" calcext:value-type="float">
            <text:p>13130.27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819.9312" calcext:value-type="float">
            <text:p>-819.9312</text:p>
          </table:table-cell>
          <table:table-cell office:value-type="float" office:value="2172.541" calcext:value-type="float">
            <text:p>2172.541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100.9733" calcext:value-type="float">
            <text:p>100.9733</text:p>
          </table:table-cell>
          <table:table-cell office:value-type="float" office:value="116.2967" calcext:value-type="float">
            <text:p>116.2967</text:p>
          </table:table-cell>
          <table:table-cell office:value-type="float" office:value="0.2443733" calcext:value-type="float">
            <text:p>0.2443733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447034" calcext:value-type="float">
            <text:p>0.008447034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7134838" calcext:value-type="float">
            <text:p>0.07134838</text:p>
          </table:table-cell>
          <table:table-cell office:value-type="float" office:value="370" calcext:value-type="float">
            <text:p>370</text:p>
          </table:table-cell>
          <table:table-cell office:value-type="float" office:value="220.1458" calcext:value-type="float">
            <text:p>220.1458</text:p>
          </table:table-cell>
          <table:table-cell office:value-type="float" office:value="0" calcext:value-type="float">
            <text:p>0</text:p>
          </table:table-cell>
          <table:table-cell office:value-type="float" office:value="365.3613" calcext:value-type="float">
            <text:p>365.3613</text:p>
          </table:table-cell>
          <table:table-cell office:value-type="float" office:value="1261.163" calcext:value-type="float">
            <text:p>1261.163</text:p>
          </table:table-cell>
          <table:table-cell office:value-type="float" office:value="1561.298" calcext:value-type="float">
            <text:p>1561.298</text:p>
          </table:table-cell>
          <table:table-cell office:value-type="float" office:value="1274.323" calcext:value-type="float">
            <text:p>1274.323</text:p>
          </table:table-cell>
          <table:table-cell office:value-type="float" office:value="758.791" calcext:value-type="float">
            <text:p>758.791</text:p>
          </table:table-cell>
          <table:table-cell office:value-type="float" office:value="1099.006" calcext:value-type="float">
            <text:p>1099.006</text:p>
          </table:table-cell>
          <table:table-cell office:value-type="float" office:value="417.7177" calcext:value-type="float">
            <text:p>417.7177</text:p>
          </table:table-cell>
          <table:table-cell office:value-type="float" office:value="1850.011" calcext:value-type="float">
            <text:p>1850.011</text:p>
          </table:table-cell>
          <table:table-cell office:value-type="float" office:value="2082.938" calcext:value-type="float">
            <text:p>2082.938</text:p>
          </table:table-cell>
          <table:table-cell office:value-type="float" office:value="1665.527" calcext:value-type="float">
            <text:p>1665.527</text:p>
          </table:table-cell>
          <table:table-cell office:value-type="float" office:value="584.874" calcext:value-type="float">
            <text:p>584.874</text:p>
          </table:table-cell>
          <table:table-cell office:value-type="float" office:value="577.3578" calcext:value-type="float">
            <text:p>577.3578</text:p>
          </table:table-cell>
          <table:table-cell office:value-type="float" office:value="142.7191" calcext:value-type="float">
            <text:p>142.7191</text:p>
          </table:table-cell>
          <table:table-cell office:value-type="float" office:value="35.66824" calcext:value-type="float">
            <text:p>35.66824</text:p>
          </table:table-cell>
          <table:table-cell office:value-type="float" office:value="0" calcext:value-type="float">
            <text:p>0</text:p>
          </table:table-cell>
          <table:table-cell office:value-type="float" office:value="-0.009626677" calcext:value-type="float">
            <text:p>-0.009626677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48.6611" calcext:value-type="float">
            <text:p>-548.6611</text:p>
          </table:table-cell>
          <table:table-cell office:value-type="float" office:value="0" calcext:value-type="float">
            <text:p>0</text:p>
          </table:table-cell>
          <table:table-cell office:value-type="float" office:value="6.13689" calcext:value-type="float">
            <text:p>6.13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1112004" calcext:value-type="float">
            <text:p>21112004</text:p>
          </table:table-cell>
          <table:table-cell office:value-type="float" office:value="661.1765" calcext:value-type="float">
            <text:p>661.1765</text:p>
          </table:table-cell>
          <table:table-cell office:value-type="float" office:value="13130.39" calcext:value-type="float">
            <text:p>13130.39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821.468" calcext:value-type="float">
            <text:p>-821.468</text:p>
          </table:table-cell>
          <table:table-cell office:value-type="float" office:value="2176.981" calcext:value-type="float">
            <text:p>2176.981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101.6302" calcext:value-type="float">
            <text:p>101.6302</text:p>
          </table:table-cell>
          <table:table-cell office:value-type="float" office:value="115.7014" calcext:value-type="float">
            <text:p>115.7014</text:p>
          </table:table-cell>
          <table:table-cell office:value-type="float" office:value="0.2447053" calcext:value-type="float">
            <text:p>0.2447053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449328" calcext:value-type="float">
            <text:p>0.008449328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7134838" calcext:value-type="float">
            <text:p>0.07134838</text:p>
          </table:table-cell>
          <table:table-cell office:value-type="float" office:value="370" calcext:value-type="float">
            <text:p>370</text:p>
          </table:table-cell>
          <table:table-cell office:value-type="float" office:value="218.6092" calcext:value-type="float">
            <text:p>218.6092</text:p>
          </table:table-cell>
          <table:table-cell office:value-type="float" office:value="0" calcext:value-type="float">
            <text:p>0</text:p>
          </table:table-cell>
          <table:table-cell office:value-type="float" office:value="365.4688" calcext:value-type="float">
            <text:p>365.4688</text:p>
          </table:table-cell>
          <table:table-cell office:value-type="float" office:value="1260.886" calcext:value-type="float">
            <text:p>1260.886</text:p>
          </table:table-cell>
          <table:table-cell office:value-type="float" office:value="1560.92" calcext:value-type="float">
            <text:p>1560.92</text:p>
          </table:table-cell>
          <table:table-cell office:value-type="float" office:value="1274.24" calcext:value-type="float">
            <text:p>1274.24</text:p>
          </table:table-cell>
          <table:table-cell office:value-type="float" office:value="758.7115" calcext:value-type="float">
            <text:p>758.7115</text:p>
          </table:table-cell>
          <table:table-cell office:value-type="float" office:value="1098.971" calcext:value-type="float">
            <text:p>1098.971</text:p>
          </table:table-cell>
          <table:table-cell office:value-type="float" office:value="417.6912" calcext:value-type="float">
            <text:p>417.6912</text:p>
          </table:table-cell>
          <table:table-cell office:value-type="float" office:value="1849.975" calcext:value-type="float">
            <text:p>1849.975</text:p>
          </table:table-cell>
          <table:table-cell office:value-type="float" office:value="2082.909" calcext:value-type="float">
            <text:p>2082.909</text:p>
          </table:table-cell>
          <table:table-cell office:value-type="float" office:value="1665.504" calcext:value-type="float">
            <text:p>1665.504</text:p>
          </table:table-cell>
          <table:table-cell office:value-type="float" office:value="584.8625" calcext:value-type="float">
            <text:p>584.8625</text:p>
          </table:table-cell>
          <table:table-cell office:value-type="float" office:value="577.3409" calcext:value-type="float">
            <text:p>577.3409</text:p>
          </table:table-cell>
          <table:table-cell office:value-type="float" office:value="142.7191" calcext:value-type="float">
            <text:p>142.7191</text:p>
          </table:table-cell>
          <table:table-cell office:value-type="float" office:value="35.66823" calcext:value-type="float">
            <text:p>35.66823</text:p>
          </table:table-cell>
          <table:table-cell office:value-type="float" office:value="0" calcext:value-type="float">
            <text:p>0</text:p>
          </table:table-cell>
          <table:table-cell office:value-type="float" office:value="-0.009627587" calcext:value-type="float">
            <text:p>-0.009627587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50.0908" calcext:value-type="float">
            <text:p>-550.0908</text:p>
          </table:table-cell>
          <table:table-cell office:value-type="float" office:value="0" calcext:value-type="float">
            <text:p>0</text:p>
          </table:table-cell>
          <table:table-cell office:value-type="float" office:value="6.038568" calcext:value-type="float">
            <text:p>6.038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2112004" calcext:value-type="float">
            <text:p>22112004</text:p>
          </table:table-cell>
          <table:table-cell office:value-type="float" office:value="659.3494" calcext:value-type="float">
            <text:p>659.3494</text:p>
          </table:table-cell>
          <table:table-cell office:value-type="float" office:value="13130.55" calcext:value-type="float">
            <text:p>13130.55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823.0914" calcext:value-type="float">
            <text:p>-823.0914</text:p>
          </table:table-cell>
          <table:table-cell office:value-type="float" office:value="2181.62" calcext:value-type="float">
            <text:p>2181.62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102.4169" calcext:value-type="float">
            <text:p>102.4169</text:p>
          </table:table-cell>
          <table:table-cell office:value-type="float" office:value="114.9243" calcext:value-type="float">
            <text:p>114.9243</text:p>
          </table:table-cell>
          <table:table-cell office:value-type="float" office:value="0.2450437" calcext:value-type="float">
            <text:p>0.2450437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449328" calcext:value-type="float">
            <text:p>0.008449328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7134838" calcext:value-type="float">
            <text:p>0.07134838</text:p>
          </table:table-cell>
          <table:table-cell office:value-type="float" office:value="370" calcext:value-type="float">
            <text:p>370</text:p>
          </table:table-cell>
          <table:table-cell office:value-type="float" office:value="216.9862" calcext:value-type="float">
            <text:p>216.9862</text:p>
          </table:table-cell>
          <table:table-cell office:value-type="float" office:value="0" calcext:value-type="float">
            <text:p>0</text:p>
          </table:table-cell>
          <table:table-cell office:value-type="float" office:value="365.6003" calcext:value-type="float">
            <text:p>365.6003</text:p>
          </table:table-cell>
          <table:table-cell office:value-type="float" office:value="1260.583" calcext:value-type="float">
            <text:p>1260.583</text:p>
          </table:table-cell>
          <table:table-cell office:value-type="float" office:value="1560.525" calcext:value-type="float">
            <text:p>1560.525</text:p>
          </table:table-cell>
          <table:table-cell office:value-type="float" office:value="1274.161" calcext:value-type="float">
            <text:p>1274.161</text:p>
          </table:table-cell>
          <table:table-cell office:value-type="float" office:value="758.6351" calcext:value-type="float">
            <text:p>758.6351</text:p>
          </table:table-cell>
          <table:table-cell office:value-type="float" office:value="1098.938" calcext:value-type="float">
            <text:p>1098.938</text:p>
          </table:table-cell>
          <table:table-cell office:value-type="float" office:value="417.6659" calcext:value-type="float">
            <text:p>417.6659</text:p>
          </table:table-cell>
          <table:table-cell office:value-type="float" office:value="1849.941" calcext:value-type="float">
            <text:p>1849.941</text:p>
          </table:table-cell>
          <table:table-cell office:value-type="float" office:value="2082.882" calcext:value-type="float">
            <text:p>2082.882</text:p>
          </table:table-cell>
          <table:table-cell office:value-type="float" office:value="1665.482" calcext:value-type="float">
            <text:p>1665.482</text:p>
          </table:table-cell>
          <table:table-cell office:value-type="float" office:value="584.8511" calcext:value-type="float">
            <text:p>584.8511</text:p>
          </table:table-cell>
          <table:table-cell office:value-type="float" office:value="577.3241" calcext:value-type="float">
            <text:p>577.3241</text:p>
          </table:table-cell>
          <table:table-cell office:value-type="float" office:value="142.7191" calcext:value-type="float">
            <text:p>142.7191</text:p>
          </table:table-cell>
          <table:table-cell office:value-type="float" office:value="35.66823" calcext:value-type="float">
            <text:p>35.66823</text:p>
          </table:table-cell>
          <table:table-cell office:value-type="float" office:value="0" calcext:value-type="float">
            <text:p>0</text:p>
          </table:table-cell>
          <table:table-cell office:value-type="float" office:value="-0.009628245" calcext:value-type="float">
            <text:p>-0.009628245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51.713" calcext:value-type="float">
            <text:p>-551.713</text:p>
          </table:table-cell>
          <table:table-cell office:value-type="float" office:value="0" calcext:value-type="float">
            <text:p>0</text:p>
          </table:table-cell>
          <table:table-cell office:value-type="float" office:value="6.041261" calcext:value-type="float">
            <text:p>6.041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3112004" calcext:value-type="float">
            <text:p>23112004</text:p>
          </table:table-cell>
          <table:table-cell office:value-type="float" office:value="657.9302" calcext:value-type="float">
            <text:p>657.9302</text:p>
          </table:table-cell>
          <table:table-cell office:value-type="float" office:value="13130.64" calcext:value-type="float">
            <text:p>13130.64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824.4542" calcext:value-type="float">
            <text:p>-824.4542</text:p>
          </table:table-cell>
          <table:table-cell office:value-type="float" office:value="2186.087" calcext:value-type="float">
            <text:p>2186.087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102.9872" calcext:value-type="float">
            <text:p>102.9872</text:p>
          </table:table-cell>
          <table:table-cell office:value-type="float" office:value="114.4131" calcext:value-type="float">
            <text:p>114.4131</text:p>
          </table:table-cell>
          <table:table-cell office:value-type="float" office:value="0.2453811" calcext:value-type="float">
            <text:p>0.2453811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450705" calcext:value-type="float">
            <text:p>0.008450705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7134838" calcext:value-type="float">
            <text:p>0.07134838</text:p>
          </table:table-cell>
          <table:table-cell office:value-type="float" office:value="370" calcext:value-type="float">
            <text:p>370</text:p>
          </table:table-cell>
          <table:table-cell office:value-type="float" office:value="215.6238" calcext:value-type="float">
            <text:p>215.6238</text:p>
          </table:table-cell>
          <table:table-cell office:value-type="float" office:value="0" calcext:value-type="float">
            <text:p>0</text:p>
          </table:table-cell>
          <table:table-cell office:value-type="float" office:value="365.6947" calcext:value-type="float">
            <text:p>365.6947</text:p>
          </table:table-cell>
          <table:table-cell office:value-type="float" office:value="1260.338" calcext:value-type="float">
            <text:p>1260.338</text:p>
          </table:table-cell>
          <table:table-cell office:value-type="float" office:value="1560.175" calcext:value-type="float">
            <text:p>1560.175</text:p>
          </table:table-cell>
          <table:table-cell office:value-type="float" office:value="1274.086" calcext:value-type="float">
            <text:p>1274.086</text:p>
          </table:table-cell>
          <table:table-cell office:value-type="float" office:value="758.5635" calcext:value-type="float">
            <text:p>758.5635</text:p>
          </table:table-cell>
          <table:table-cell office:value-type="float" office:value="1098.905" calcext:value-type="float">
            <text:p>1098.905</text:p>
          </table:table-cell>
          <table:table-cell office:value-type="float" office:value="417.6411" calcext:value-type="float">
            <text:p>417.6411</text:p>
          </table:table-cell>
          <table:table-cell office:value-type="float" office:value="1849.908" calcext:value-type="float">
            <text:p>1849.908</text:p>
          </table:table-cell>
          <table:table-cell office:value-type="float" office:value="2082.855" calcext:value-type="float">
            <text:p>2082.855</text:p>
          </table:table-cell>
          <table:table-cell office:value-type="float" office:value="1665.46" calcext:value-type="float">
            <text:p>1665.46</text:p>
          </table:table-cell>
          <table:table-cell office:value-type="float" office:value="584.8397" calcext:value-type="float">
            <text:p>584.8397</text:p>
          </table:table-cell>
          <table:table-cell office:value-type="float" office:value="577.3074" calcext:value-type="float">
            <text:p>577.3074</text:p>
          </table:table-cell>
          <table:table-cell office:value-type="float" office:value="142.7191" calcext:value-type="float">
            <text:p>142.7191</text:p>
          </table:table-cell>
          <table:table-cell office:value-type="float" office:value="35.66823" calcext:value-type="float">
            <text:p>35.66823</text:p>
          </table:table-cell>
          <table:table-cell office:value-type="float" office:value="0" calcext:value-type="float">
            <text:p>0</text:p>
          </table:table-cell>
          <table:table-cell office:value-type="float" office:value="-0.009628641" calcext:value-type="float">
            <text:p>-0.009628641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52.9952" calcext:value-type="float">
            <text:p>-552.9952</text:p>
          </table:table-cell>
          <table:table-cell office:value-type="float" office:value="0" calcext:value-type="float">
            <text:p>0</text:p>
          </table:table-cell>
          <table:table-cell office:value-type="float" office:value="5.960558" calcext:value-type="float">
            <text:p>5.960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4112004" calcext:value-type="float">
            <text:p>24112004</text:p>
          </table:table-cell>
          <table:table-cell office:value-type="float" office:value="656.5136" calcext:value-type="float">
            <text:p>656.5136</text:p>
          </table:table-cell>
          <table:table-cell office:value-type="float" office:value="13130.75" calcext:value-type="float">
            <text:p>13130.75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825.8007" calcext:value-type="float">
            <text:p>-825.8007</text:p>
          </table:table-cell>
          <table:table-cell office:value-type="float" office:value="2190.366" calcext:value-type="float">
            <text:p>2190.366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103.5818" calcext:value-type="float">
            <text:p>103.5818</text:p>
          </table:table-cell>
          <table:table-cell office:value-type="float" office:value="113.8252" calcext:value-type="float">
            <text:p>113.8252</text:p>
          </table:table-cell>
          <table:table-cell office:value-type="float" office:value="0.245754" calcext:value-type="float">
            <text:p>0.245754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45349" calcext:value-type="float">
            <text:p>0.00845349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7134838" calcext:value-type="float">
            <text:p>0.07134838</text:p>
          </table:table-cell>
          <table:table-cell office:value-type="float" office:value="370" calcext:value-type="float">
            <text:p>370</text:p>
          </table:table-cell>
          <table:table-cell office:value-type="float" office:value="214.2776" calcext:value-type="float">
            <text:p>214.2776</text:p>
          </table:table-cell>
          <table:table-cell office:value-type="float" office:value="0" calcext:value-type="float">
            <text:p>0</text:p>
          </table:table-cell>
          <table:table-cell office:value-type="float" office:value="365.7995" calcext:value-type="float">
            <text:p>365.7995</text:p>
          </table:table-cell>
          <table:table-cell office:value-type="float" office:value="1260.1" calcext:value-type="float">
            <text:p>1260.1</text:p>
          </table:table-cell>
          <table:table-cell office:value-type="float" office:value="1559.866" calcext:value-type="float">
            <text:p>1559.866</text:p>
          </table:table-cell>
          <table:table-cell office:value-type="float" office:value="1274.026" calcext:value-type="float">
            <text:p>1274.026</text:p>
          </table:table-cell>
          <table:table-cell office:value-type="float" office:value="758.4999" calcext:value-type="float">
            <text:p>758.4999</text:p>
          </table:table-cell>
          <table:table-cell office:value-type="float" office:value="1098.875" calcext:value-type="float">
            <text:p>1098.875</text:p>
          </table:table-cell>
          <table:table-cell office:value-type="float" office:value="417.6182" calcext:value-type="float">
            <text:p>417.6182</text:p>
          </table:table-cell>
          <table:table-cell office:value-type="float" office:value="1849.876" calcext:value-type="float">
            <text:p>1849.876</text:p>
          </table:table-cell>
          <table:table-cell office:value-type="float" office:value="2082.829" calcext:value-type="float">
            <text:p>2082.829</text:p>
          </table:table-cell>
          <table:table-cell office:value-type="float" office:value="1665.438" calcext:value-type="float">
            <text:p>1665.438</text:p>
          </table:table-cell>
          <table:table-cell office:value-type="float" office:value="584.8301" calcext:value-type="float">
            <text:p>584.8301</text:p>
          </table:table-cell>
          <table:table-cell office:value-type="float" office:value="577.2909" calcext:value-type="float">
            <text:p>577.2909</text:p>
          </table:table-cell>
          <table:table-cell office:value-type="float" office:value="142.7191" calcext:value-type="float">
            <text:p>142.7191</text:p>
          </table:table-cell>
          <table:table-cell office:value-type="float" office:value="35.66822" calcext:value-type="float">
            <text:p>35.66822</text:p>
          </table:table-cell>
          <table:table-cell office:value-type="float" office:value="0" calcext:value-type="float">
            <text:p>0</text:p>
          </table:table-cell>
          <table:table-cell office:value-type="float" office:value="-0.00962894" calcext:value-type="float">
            <text:p>-0.00962894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54.2626" calcext:value-type="float">
            <text:p>-554.2626</text:p>
          </table:table-cell>
          <table:table-cell office:value-type="float" office:value="0" calcext:value-type="float">
            <text:p>0</text:p>
          </table:table-cell>
          <table:table-cell office:value-type="float" office:value="5.88517" calcext:value-type="float">
            <text:p>5.88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5112004" calcext:value-type="float">
            <text:p>25112004</text:p>
          </table:table-cell>
          <table:table-cell office:value-type="float" office:value="655.1525" calcext:value-type="float">
            <text:p>655.1525</text:p>
          </table:table-cell>
          <table:table-cell office:value-type="float" office:value="13130.86" calcext:value-type="float">
            <text:p>13130.86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827.0524" calcext:value-type="float">
            <text:p>-827.0524</text:p>
          </table:table-cell>
          <table:table-cell office:value-type="float" office:value="2193.634" calcext:value-type="float">
            <text:p>2193.634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104.1272" calcext:value-type="float">
            <text:p>104.1272</text:p>
          </table:table-cell>
          <table:table-cell office:value-type="float" office:value="113.2293" calcext:value-type="float">
            <text:p>113.2293</text:p>
          </table:table-cell>
          <table:table-cell office:value-type="float" office:value="0.2461373" calcext:value-type="float">
            <text:p>0.2461373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454784" calcext:value-type="float">
            <text:p>0.008454784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7134838" calcext:value-type="float">
            <text:p>0.07134838</text:p>
          </table:table-cell>
          <table:table-cell office:value-type="float" office:value="370" calcext:value-type="float">
            <text:p>370</text:p>
          </table:table-cell>
          <table:table-cell office:value-type="float" office:value="213.0263" calcext:value-type="float">
            <text:p>213.0263</text:p>
          </table:table-cell>
          <table:table-cell office:value-type="float" office:value="0" calcext:value-type="float">
            <text:p>0</text:p>
          </table:table-cell>
          <table:table-cell office:value-type="float" office:value="365.9103" calcext:value-type="float">
            <text:p>365.9103</text:p>
          </table:table-cell>
          <table:table-cell office:value-type="float" office:value="1259.88" calcext:value-type="float">
            <text:p>1259.88</text:p>
          </table:table-cell>
          <table:table-cell office:value-type="float" office:value="1559.582" calcext:value-type="float">
            <text:p>1559.582</text:p>
          </table:table-cell>
          <table:table-cell office:value-type="float" office:value="1273.972" calcext:value-type="float">
            <text:p>1273.972</text:p>
          </table:table-cell>
          <table:table-cell office:value-type="float" office:value="758.4442" calcext:value-type="float">
            <text:p>758.4442</text:p>
          </table:table-cell>
          <table:table-cell office:value-type="float" office:value="1098.847" calcext:value-type="float">
            <text:p>1098.847</text:p>
          </table:table-cell>
          <table:table-cell office:value-type="float" office:value="417.5969" calcext:value-type="float">
            <text:p>417.5969</text:p>
          </table:table-cell>
          <table:table-cell office:value-type="float" office:value="1849.846" calcext:value-type="float">
            <text:p>1849.846</text:p>
          </table:table-cell>
          <table:table-cell office:value-type="float" office:value="2082.803" calcext:value-type="float">
            <text:p>2082.803</text:p>
          </table:table-cell>
          <table:table-cell office:value-type="float" office:value="1665.416" calcext:value-type="float">
            <text:p>1665.416</text:p>
          </table:table-cell>
          <table:table-cell office:value-type="float" office:value="584.8247" calcext:value-type="float">
            <text:p>584.8247</text:p>
          </table:table-cell>
          <table:table-cell office:value-type="float" office:value="577.2745" calcext:value-type="float">
            <text:p>577.2745</text:p>
          </table:table-cell>
          <table:table-cell office:value-type="float" office:value="142.7191" calcext:value-type="float">
            <text:p>142.7191</text:p>
          </table:table-cell>
          <table:table-cell office:value-type="float" office:value="35.66822" calcext:value-type="float">
            <text:p>35.66822</text:p>
          </table:table-cell>
          <table:table-cell office:value-type="float" office:value="0" calcext:value-type="float">
            <text:p>0</text:p>
          </table:table-cell>
          <table:table-cell office:value-type="float" office:value="-0.009629139" calcext:value-type="float">
            <text:p>-0.009629139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55.4753" calcext:value-type="float">
            <text:p>-555.4753</text:p>
          </table:table-cell>
          <table:table-cell office:value-type="float" office:value="0" calcext:value-type="float">
            <text:p>0</text:p>
          </table:table-cell>
          <table:table-cell office:value-type="float" office:value="5.849987" calcext:value-type="float">
            <text:p>5.849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6112004" calcext:value-type="float">
            <text:p>26112004</text:p>
          </table:table-cell>
          <table:table-cell office:value-type="float" office:value="653.159" calcext:value-type="float">
            <text:p>653.159</text:p>
          </table:table-cell>
          <table:table-cell office:value-type="float" office:value="13131.06" calcext:value-type="float">
            <text:p>13131.06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828.6891" calcext:value-type="float">
            <text:p>-828.6891</text:p>
          </table:table-cell>
          <table:table-cell office:value-type="float" office:value="2196.491" calcext:value-type="float">
            <text:p>2196.491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105.0456" calcext:value-type="float">
            <text:p>105.0456</text:p>
          </table:table-cell>
          <table:table-cell office:value-type="float" office:value="112.1782" calcext:value-type="float">
            <text:p>112.1782</text:p>
          </table:table-cell>
          <table:table-cell office:value-type="float" office:value="0.2464926" calcext:value-type="float">
            <text:p>0.2464926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455069" calcext:value-type="float">
            <text:p>0.008455069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7134838" calcext:value-type="float">
            <text:p>0.07134838</text:p>
          </table:table-cell>
          <table:table-cell office:value-type="float" office:value="370" calcext:value-type="float">
            <text:p>370</text:p>
          </table:table-cell>
          <table:table-cell office:value-type="float" office:value="211.3899" calcext:value-type="float">
            <text:p>211.3899</text:p>
          </table:table-cell>
          <table:table-cell office:value-type="float" office:value="0" calcext:value-type="float">
            <text:p>0</text:p>
          </table:table-cell>
          <table:table-cell office:value-type="float" office:value="366.1083" calcext:value-type="float">
            <text:p>366.1083</text:p>
          </table:table-cell>
          <table:table-cell office:value-type="float" office:value="1259.59" calcext:value-type="float">
            <text:p>1259.59</text:p>
          </table:table-cell>
          <table:table-cell office:value-type="float" office:value="1559.206" calcext:value-type="float">
            <text:p>1559.206</text:p>
          </table:table-cell>
          <table:table-cell office:value-type="float" office:value="1273.906" calcext:value-type="float">
            <text:p>1273.906</text:p>
          </table:table-cell>
          <table:table-cell office:value-type="float" office:value="758.3824" calcext:value-type="float">
            <text:p>758.3824</text:p>
          </table:table-cell>
          <table:table-cell office:value-type="float" office:value="1098.816" calcext:value-type="float">
            <text:p>1098.816</text:p>
          </table:table-cell>
          <table:table-cell office:value-type="float" office:value="417.5754" calcext:value-type="float">
            <text:p>417.5754</text:p>
          </table:table-cell>
          <table:table-cell office:value-type="float" office:value="1849.816" calcext:value-type="float">
            <text:p>1849.816</text:p>
          </table:table-cell>
          <table:table-cell office:value-type="float" office:value="2082.778" calcext:value-type="float">
            <text:p>2082.778</text:p>
          </table:table-cell>
          <table:table-cell office:value-type="float" office:value="1665.394" calcext:value-type="float">
            <text:p>1665.394</text:p>
          </table:table-cell>
          <table:table-cell office:value-type="float" office:value="584.8194" calcext:value-type="float">
            <text:p>584.8194</text:p>
          </table:table-cell>
          <table:table-cell office:value-type="float" office:value="577.2582" calcext:value-type="float">
            <text:p>577.2582</text:p>
          </table:table-cell>
          <table:table-cell office:value-type="float" office:value="142.7191" calcext:value-type="float">
            <text:p>142.7191</text:p>
          </table:table-cell>
          <table:table-cell office:value-type="float" office:value="35.66822" calcext:value-type="float">
            <text:p>35.66822</text:p>
          </table:table-cell>
          <table:table-cell office:value-type="float" office:value="0" calcext:value-type="float">
            <text:p>0</text:p>
          </table:table-cell>
          <table:table-cell office:value-type="float" office:value="-0.009629551" calcext:value-type="float">
            <text:p>-0.009629551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57.231" calcext:value-type="float">
            <text:p>-557.231</text:p>
          </table:table-cell>
          <table:table-cell office:value-type="float" office:value="0" calcext:value-type="float">
            <text:p>0</text:p>
          </table:table-cell>
          <table:table-cell office:value-type="float" office:value="5.970705" calcext:value-type="float">
            <text:p>5.970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7112004" calcext:value-type="float">
            <text:p>27112004</text:p>
          </table:table-cell>
          <table:table-cell office:value-type="float" office:value="651.9249" calcext:value-type="float">
            <text:p>651.9249</text:p>
          </table:table-cell>
          <table:table-cell office:value-type="float" office:value="13131.14" calcext:value-type="float">
            <text:p>13131.14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829.9572" calcext:value-type="float">
            <text:p>-829.9572</text:p>
          </table:table-cell>
          <table:table-cell office:value-type="float" office:value="2200.356" calcext:value-type="float">
            <text:p>2200.356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105.5223" calcext:value-type="float">
            <text:p>105.5223</text:p>
          </table:table-cell>
          <table:table-cell office:value-type="float" office:value="111.7423" calcext:value-type="float">
            <text:p>111.7423</text:p>
          </table:table-cell>
          <table:table-cell office:value-type="float" office:value="0.2467562" calcext:value-type="float">
            <text:p>0.2467562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456826" calcext:value-type="float">
            <text:p>0.008456826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7133081" calcext:value-type="float">
            <text:p>0.07133081</text:p>
          </table:table-cell>
          <table:table-cell office:value-type="float" office:value="370" calcext:value-type="float">
            <text:p>370</text:p>
          </table:table-cell>
          <table:table-cell office:value-type="float" office:value="210.1221" calcext:value-type="float">
            <text:p>210.1221</text:p>
          </table:table-cell>
          <table:table-cell office:value-type="float" office:value="0" calcext:value-type="float">
            <text:p>0</text:p>
          </table:table-cell>
          <table:table-cell office:value-type="float" office:value="366.1896" calcext:value-type="float">
            <text:p>366.1896</text:p>
          </table:table-cell>
          <table:table-cell office:value-type="float" office:value="1259.37" calcext:value-type="float">
            <text:p>1259.37</text:p>
          </table:table-cell>
          <table:table-cell office:value-type="float" office:value="1558.894" calcext:value-type="float">
            <text:p>1558.894</text:p>
          </table:table-cell>
          <table:table-cell office:value-type="float" office:value="1273.847" calcext:value-type="float">
            <text:p>1273.847</text:p>
          </table:table-cell>
          <table:table-cell office:value-type="float" office:value="758.3251" calcext:value-type="float">
            <text:p>758.3251</text:p>
          </table:table-cell>
          <table:table-cell office:value-type="float" office:value="1098.785" calcext:value-type="float">
            <text:p>1098.785</text:p>
          </table:table-cell>
          <table:table-cell office:value-type="float" office:value="417.5536" calcext:value-type="float">
            <text:p>417.5536</text:p>
          </table:table-cell>
          <table:table-cell office:value-type="float" office:value="1849.786" calcext:value-type="float">
            <text:p>1849.786</text:p>
          </table:table-cell>
          <table:table-cell office:value-type="float" office:value="2082.753" calcext:value-type="float">
            <text:p>2082.753</text:p>
          </table:table-cell>
          <table:table-cell office:value-type="float" office:value="1665.372" calcext:value-type="float">
            <text:p>1665.372</text:p>
          </table:table-cell>
          <table:table-cell office:value-type="float" office:value="584.8142" calcext:value-type="float">
            <text:p>584.8142</text:p>
          </table:table-cell>
          <table:table-cell office:value-type="float" office:value="577.2421" calcext:value-type="float">
            <text:p>577.2421</text:p>
          </table:table-cell>
          <table:table-cell office:value-type="float" office:value="142.7191" calcext:value-type="float">
            <text:p>142.7191</text:p>
          </table:table-cell>
          <table:table-cell office:value-type="float" office:value="35.6682" calcext:value-type="float">
            <text:p>35.6682</text:p>
          </table:table-cell>
          <table:table-cell office:value-type="float" office:value="0" calcext:value-type="float">
            <text:p>0</text:p>
          </table:table-cell>
          <table:table-cell office:value-type="float" office:value="-0.009629952" calcext:value-type="float">
            <text:p>-0.009629952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58.348" calcext:value-type="float">
            <text:p>-558.348</text:p>
          </table:table-cell>
          <table:table-cell office:value-type="float" office:value="0" calcext:value-type="float">
            <text:p>0</text:p>
          </table:table-cell>
          <table:table-cell office:value-type="float" office:value="5.817799" calcext:value-type="float">
            <text:p>5.817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8112004" calcext:value-type="float">
            <text:p>28112004</text:p>
          </table:table-cell>
          <table:table-cell office:value-type="float" office:value="651.3588" calcext:value-type="float">
            <text:p>651.3588</text:p>
          </table:table-cell>
          <table:table-cell office:value-type="float" office:value="13131.14" calcext:value-type="float">
            <text:p>13131.14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830.7074" calcext:value-type="float">
            <text:p>-830.7074</text:p>
          </table:table-cell>
          <table:table-cell office:value-type="float" office:value="2201.99" calcext:value-type="float">
            <text:p>2201.99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105.6372" calcext:value-type="float">
            <text:p>105.6372</text:p>
          </table:table-cell>
          <table:table-cell office:value-type="float" office:value="111.6736" calcext:value-type="float">
            <text:p>111.6736</text:p>
          </table:table-cell>
          <table:table-cell office:value-type="float" office:value="0.2470333" calcext:value-type="float">
            <text:p>0.2470333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458582" calcext:value-type="float">
            <text:p>0.008458582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6917752" calcext:value-type="float">
            <text:p>0.06917752</text:p>
          </table:table-cell>
          <table:table-cell office:value-type="float" office:value="370" calcext:value-type="float">
            <text:p>370</text:p>
          </table:table-cell>
          <table:table-cell office:value-type="float" office:value="209.3744" calcext:value-type="float">
            <text:p>209.3744</text:p>
          </table:table-cell>
          <table:table-cell office:value-type="float" office:value="0" calcext:value-type="float">
            <text:p>0</text:p>
          </table:table-cell>
          <table:table-cell office:value-type="float" office:value="366.2261" calcext:value-type="float">
            <text:p>366.2261</text:p>
          </table:table-cell>
          <table:table-cell office:value-type="float" office:value="1259.251" calcext:value-type="float">
            <text:p>1259.251</text:p>
          </table:table-cell>
          <table:table-cell office:value-type="float" office:value="1558.705" calcext:value-type="float">
            <text:p>1558.705</text:p>
          </table:table-cell>
          <table:table-cell office:value-type="float" office:value="1273.809" calcext:value-type="float">
            <text:p>1273.809</text:p>
          </table:table-cell>
          <table:table-cell office:value-type="float" office:value="758.2824" calcext:value-type="float">
            <text:p>758.2824</text:p>
          </table:table-cell>
          <table:table-cell office:value-type="float" office:value="1098.762" calcext:value-type="float">
            <text:p>1098.762</text:p>
          </table:table-cell>
          <table:table-cell office:value-type="float" office:value="417.537" calcext:value-type="float">
            <text:p>417.537</text:p>
          </table:table-cell>
          <table:table-cell office:value-type="float" office:value="1849.756" calcext:value-type="float">
            <text:p>1849.756</text:p>
          </table:table-cell>
          <table:table-cell office:value-type="float" office:value="2082.728" calcext:value-type="float">
            <text:p>2082.728</text:p>
          </table:table-cell>
          <table:table-cell office:value-type="float" office:value="1665.351" calcext:value-type="float">
            <text:p>1665.351</text:p>
          </table:table-cell>
          <table:table-cell office:value-type="float" office:value="584.8091" calcext:value-type="float">
            <text:p>584.8091</text:p>
          </table:table-cell>
          <table:table-cell office:value-type="float" office:value="577.2262" calcext:value-type="float">
            <text:p>577.2262</text:p>
          </table:table-cell>
          <table:table-cell office:value-type="float" office:value="142.7191" calcext:value-type="float">
            <text:p>142.7191</text:p>
          </table:table-cell>
          <table:table-cell office:value-type="float" office:value="35.66823" calcext:value-type="float">
            <text:p>35.66823</text:p>
          </table:table-cell>
          <table:table-cell office:value-type="float" office:value="0" calcext:value-type="float">
            <text:p>0</text:p>
          </table:table-cell>
          <table:table-cell office:value-type="float" office:value="-0.009630045" calcext:value-type="float">
            <text:p>-0.009630045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58.8822" calcext:value-type="float">
            <text:p>-558.8822</text:p>
          </table:table-cell>
          <table:table-cell office:value-type="float" office:value="0" calcext:value-type="float">
            <text:p>0</text:p>
          </table:table-cell>
          <table:table-cell office:value-type="float" office:value="5.604476" calcext:value-type="float">
            <text:p>5.604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9112004" calcext:value-type="float">
            <text:p>29112004</text:p>
          </table:table-cell>
          <table:table-cell office:value-type="float" office:value="650.686" calcext:value-type="float">
            <text:p>650.686</text:p>
          </table:table-cell>
          <table:table-cell office:value-type="float" office:value="13131.19" calcext:value-type="float">
            <text:p>13131.19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831.4516" calcext:value-type="float">
            <text:p>-831.4516</text:p>
          </table:table-cell>
          <table:table-cell office:value-type="float" office:value="2204.439" calcext:value-type="float">
            <text:p>2204.439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105.8193" calcext:value-type="float">
            <text:p>105.8193</text:p>
          </table:table-cell>
          <table:table-cell office:value-type="float" office:value="111.476" calcext:value-type="float">
            <text:p>111.476</text:p>
          </table:table-cell>
          <table:table-cell office:value-type="float" office:value="0.2473221" calcext:value-type="float">
            <text:p>0.2473221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460463" calcext:value-type="float">
            <text:p>0.008460463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6714902" calcext:value-type="float">
            <text:p>0.06714902</text:p>
          </table:table-cell>
          <table:table-cell office:value-type="float" office:value="370" calcext:value-type="float">
            <text:p>370</text:p>
          </table:table-cell>
          <table:table-cell office:value-type="float" office:value="208.6325" calcext:value-type="float">
            <text:p>208.6325</text:p>
          </table:table-cell>
          <table:table-cell office:value-type="float" office:value="0" calcext:value-type="float">
            <text:p>0</text:p>
          </table:table-cell>
          <table:table-cell office:value-type="float" office:value="366.2809" calcext:value-type="float">
            <text:p>366.2809</text:p>
          </table:table-cell>
          <table:table-cell office:value-type="float" office:value="1259.128" calcext:value-type="float">
            <text:p>1259.128</text:p>
          </table:table-cell>
          <table:table-cell office:value-type="float" office:value="1558.526" calcext:value-type="float">
            <text:p>1558.526</text:p>
          </table:table-cell>
          <table:table-cell office:value-type="float" office:value="1273.778" calcext:value-type="float">
            <text:p>1273.778</text:p>
          </table:table-cell>
          <table:table-cell office:value-type="float" office:value="758.2441" calcext:value-type="float">
            <text:p>758.2441</text:p>
          </table:table-cell>
          <table:table-cell office:value-type="float" office:value="1098.745" calcext:value-type="float">
            <text:p>1098.745</text:p>
          </table:table-cell>
          <table:table-cell office:value-type="float" office:value="417.5235" calcext:value-type="float">
            <text:p>417.5235</text:p>
          </table:table-cell>
          <table:table-cell office:value-type="float" office:value="1849.736" calcext:value-type="float">
            <text:p>1849.736</text:p>
          </table:table-cell>
          <table:table-cell office:value-type="float" office:value="2082.704" calcext:value-type="float">
            <text:p>2082.704</text:p>
          </table:table-cell>
          <table:table-cell office:value-type="float" office:value="1665.33" calcext:value-type="float">
            <text:p>1665.33</text:p>
          </table:table-cell>
          <table:table-cell office:value-type="float" office:value="584.8041" calcext:value-type="float">
            <text:p>584.8041</text:p>
          </table:table-cell>
          <table:table-cell office:value-type="float" office:value="577.2105" calcext:value-type="float">
            <text:p>577.2105</text:p>
          </table:table-cell>
          <table:table-cell office:value-type="float" office:value="142.719" calcext:value-type="float">
            <text:p>142.719</text:p>
          </table:table-cell>
          <table:table-cell office:value-type="float" office:value="35.66827" calcext:value-type="float">
            <text:p>35.66827</text:p>
          </table:table-cell>
          <table:table-cell office:value-type="float" office:value="0" calcext:value-type="float">
            <text:p>0</text:p>
          </table:table-cell>
          <table:table-cell office:value-type="float" office:value="-0.009630134" calcext:value-type="float">
            <text:p>-0.009630134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59.4977" calcext:value-type="float">
            <text:p>-559.4977</text:p>
          </table:table-cell>
          <table:table-cell office:value-type="float" office:value="0" calcext:value-type="float">
            <text:p>0</text:p>
          </table:table-cell>
          <table:table-cell office:value-type="float" office:value="5.48007" calcext:value-type="float">
            <text:p>5.48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0112004" calcext:value-type="float">
            <text:p>30112004</text:p>
          </table:table-cell>
          <table:table-cell office:value-type="float" office:value="650.114" calcext:value-type="float">
            <text:p>650.114</text:p>
          </table:table-cell>
          <table:table-cell office:value-type="float" office:value="13131.21" calcext:value-type="float">
            <text:p>13131.21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832.1014" calcext:value-type="float">
            <text:p>-832.1014</text:p>
          </table:table-cell>
          <table:table-cell office:value-type="float" office:value="2206.108" calcext:value-type="float">
            <text:p>2206.108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105.962" calcext:value-type="float">
            <text:p>105.962</text:p>
          </table:table-cell>
          <table:table-cell office:value-type="float" office:value="111.3294" calcext:value-type="float">
            <text:p>111.3294</text:p>
          </table:table-cell>
          <table:table-cell office:value-type="float" office:value="0.247621" calcext:value-type="float">
            <text:p>0.247621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46124" calcext:value-type="float">
            <text:p>0.00846124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652943" calcext:value-type="float">
            <text:p>0.0652943</text:p>
          </table:table-cell>
          <table:table-cell office:value-type="float" office:value="370" calcext:value-type="float">
            <text:p>370</text:p>
          </table:table-cell>
          <table:table-cell office:value-type="float" office:value="207.9848" calcext:value-type="float">
            <text:p>207.9848</text:p>
          </table:table-cell>
          <table:table-cell office:value-type="float" office:value="0" calcext:value-type="float">
            <text:p>0</text:p>
          </table:table-cell>
          <table:table-cell office:value-type="float" office:value="366.325" calcext:value-type="float">
            <text:p>366.325</text:p>
          </table:table-cell>
          <table:table-cell office:value-type="float" office:value="1259.015" calcext:value-type="float">
            <text:p>1259.015</text:p>
          </table:table-cell>
          <table:table-cell office:value-type="float" office:value="1558.365" calcext:value-type="float">
            <text:p>1558.365</text:p>
          </table:table-cell>
          <table:table-cell office:value-type="float" office:value="1273.75" calcext:value-type="float">
            <text:p>1273.75</text:p>
          </table:table-cell>
          <table:table-cell office:value-type="float" office:value="758.2089" calcext:value-type="float">
            <text:p>758.2089</text:p>
          </table:table-cell>
          <table:table-cell office:value-type="float" office:value="1098.729" calcext:value-type="float">
            <text:p>1098.729</text:p>
          </table:table-cell>
          <table:table-cell office:value-type="float" office:value="417.5113" calcext:value-type="float">
            <text:p>417.5113</text:p>
          </table:table-cell>
          <table:table-cell office:value-type="float" office:value="1849.721" calcext:value-type="float">
            <text:p>1849.721</text:p>
          </table:table-cell>
          <table:table-cell office:value-type="float" office:value="2082.68" calcext:value-type="float">
            <text:p>2082.68</text:p>
          </table:table-cell>
          <table:table-cell office:value-type="float" office:value="1665.309" calcext:value-type="float">
            <text:p>1665.309</text:p>
          </table:table-cell>
          <table:table-cell office:value-type="float" office:value="584.7992" calcext:value-type="float">
            <text:p>584.7992</text:p>
          </table:table-cell>
          <table:table-cell office:value-type="float" office:value="577.1949" calcext:value-type="float">
            <text:p>577.1949</text:p>
          </table:table-cell>
          <table:table-cell office:value-type="float" office:value="142.719" calcext:value-type="float">
            <text:p>142.719</text:p>
          </table:table-cell>
          <table:table-cell office:value-type="float" office:value="35.6683" calcext:value-type="float">
            <text:p>35.6683</text:p>
          </table:table-cell>
          <table:table-cell office:value-type="float" office:value="0" calcext:value-type="float">
            <text:p>0</text:p>
          </table:table-cell>
          <table:table-cell office:value-type="float" office:value="-0.009630224" calcext:value-type="float">
            <text:p>-0.009630224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60.0256" calcext:value-type="float">
            <text:p>-560.0256</text:p>
          </table:table-cell>
          <table:table-cell office:value-type="float" office:value="0" calcext:value-type="float">
            <text:p>0</text:p>
          </table:table-cell>
          <table:table-cell office:value-type="float" office:value="5.359684" calcext:value-type="float">
            <text:p>5.359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22004" calcext:value-type="float">
            <text:p>1122004</text:p>
          </table:table-cell>
          <table:table-cell office:value-type="float" office:value="649.4823" calcext:value-type="float">
            <text:p>649.4823</text:p>
          </table:table-cell>
          <table:table-cell office:value-type="float" office:value="13131.25" calcext:value-type="float">
            <text:p>13131.25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832.7501" calcext:value-type="float">
            <text:p>-832.7501</text:p>
          </table:table-cell>
          <table:table-cell office:value-type="float" office:value="2207.851" calcext:value-type="float">
            <text:p>2207.851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106.1361" calcext:value-type="float">
            <text:p>106.1361</text:p>
          </table:table-cell>
          <table:table-cell office:value-type="float" office:value="111.1075" calcext:value-type="float">
            <text:p>111.1075</text:p>
          </table:table-cell>
          <table:table-cell office:value-type="float" office:value="0.2479239" calcext:value-type="float">
            <text:p>0.2479239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461378" calcext:value-type="float">
            <text:p>0.008461378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6512322" calcext:value-type="float">
            <text:p>0.06512322</text:p>
          </table:table-cell>
          <table:table-cell office:value-type="float" office:value="370" calcext:value-type="float">
            <text:p>370</text:p>
          </table:table-cell>
          <table:table-cell office:value-type="float" office:value="207.3366" calcext:value-type="float">
            <text:p>207.3366</text:p>
          </table:table-cell>
          <table:table-cell office:value-type="float" office:value="0" calcext:value-type="float">
            <text:p>0</text:p>
          </table:table-cell>
          <table:table-cell office:value-type="float" office:value="366.3788" calcext:value-type="float">
            <text:p>366.3788</text:p>
          </table:table-cell>
          <table:table-cell office:value-type="float" office:value="1258.908" calcext:value-type="float">
            <text:p>1258.908</text:p>
          </table:table-cell>
          <table:table-cell office:value-type="float" office:value="1558.208" calcext:value-type="float">
            <text:p>1558.208</text:p>
          </table:table-cell>
          <table:table-cell office:value-type="float" office:value="1273.718" calcext:value-type="float">
            <text:p>1273.718</text:p>
          </table:table-cell>
          <table:table-cell office:value-type="float" office:value="758.1802" calcext:value-type="float">
            <text:p>758.1802</text:p>
          </table:table-cell>
          <table:table-cell office:value-type="float" office:value="1098.715" calcext:value-type="float">
            <text:p>1098.715</text:p>
          </table:table-cell>
          <table:table-cell office:value-type="float" office:value="417.5001" calcext:value-type="float">
            <text:p>417.5001</text:p>
          </table:table-cell>
          <table:table-cell office:value-type="float" office:value="1849.707" calcext:value-type="float">
            <text:p>1849.707</text:p>
          </table:table-cell>
          <table:table-cell office:value-type="float" office:value="2082.656" calcext:value-type="float">
            <text:p>2082.656</text:p>
          </table:table-cell>
          <table:table-cell office:value-type="float" office:value="1665.288" calcext:value-type="float">
            <text:p>1665.288</text:p>
          </table:table-cell>
          <table:table-cell office:value-type="float" office:value="584.7944" calcext:value-type="float">
            <text:p>584.7944</text:p>
          </table:table-cell>
          <table:table-cell office:value-type="float" office:value="577.1796" calcext:value-type="float">
            <text:p>577.1796</text:p>
          </table:table-cell>
          <table:table-cell office:value-type="float" office:value="142.7189" calcext:value-type="float">
            <text:p>142.7189</text:p>
          </table:table-cell>
          <table:table-cell office:value-type="float" office:value="35.66831" calcext:value-type="float">
            <text:p>35.66831</text:p>
          </table:table-cell>
          <table:table-cell office:value-type="float" office:value="0" calcext:value-type="float">
            <text:p>0</text:p>
          </table:table-cell>
          <table:table-cell office:value-type="float" office:value="-0.009630291" calcext:value-type="float">
            <text:p>-0.009630291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60.607" calcext:value-type="float">
            <text:p>-560.607</text:p>
          </table:table-cell>
          <table:table-cell office:value-type="float" office:value="0" calcext:value-type="float">
            <text:p>0</text:p>
          </table:table-cell>
          <table:table-cell office:value-type="float" office:value="5.285393" calcext:value-type="float">
            <text:p>5.285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122004" calcext:value-type="float">
            <text:p>2122004</text:p>
          </table:table-cell>
          <table:table-cell office:value-type="float" office:value="648.6094" calcext:value-type="float">
            <text:p>648.6094</text:p>
          </table:table-cell>
          <table:table-cell office:value-type="float" office:value="13131.32" calcext:value-type="float">
            <text:p>13131.32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833.5804" calcext:value-type="float">
            <text:p>-833.5804</text:p>
          </table:table-cell>
          <table:table-cell office:value-type="float" office:value="2210.229" calcext:value-type="float">
            <text:p>2210.229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106.466" calcext:value-type="float">
            <text:p>106.466</text:p>
          </table:table-cell>
          <table:table-cell office:value-type="float" office:value="110.6578" calcext:value-type="float">
            <text:p>110.6578</text:p>
          </table:table-cell>
          <table:table-cell office:value-type="float" office:value="0.2482242" calcext:value-type="float">
            <text:p>0.2482242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461407" calcext:value-type="float">
            <text:p>0.008461407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6512322" calcext:value-type="float">
            <text:p>0.06512322</text:p>
          </table:table-cell>
          <table:table-cell office:value-type="float" office:value="370" calcext:value-type="float">
            <text:p>370</text:p>
          </table:table-cell>
          <table:table-cell office:value-type="float" office:value="206.5066" calcext:value-type="float">
            <text:p>206.5066</text:p>
          </table:table-cell>
          <table:table-cell office:value-type="float" office:value="0" calcext:value-type="float">
            <text:p>0</text:p>
          </table:table-cell>
          <table:table-cell office:value-type="float" office:value="366.4654" calcext:value-type="float">
            <text:p>366.4654</text:p>
          </table:table-cell>
          <table:table-cell office:value-type="float" office:value="1258.793" calcext:value-type="float">
            <text:p>1258.793</text:p>
          </table:table-cell>
          <table:table-cell office:value-type="float" office:value="1558.047" calcext:value-type="float">
            <text:p>1558.047</text:p>
          </table:table-cell>
          <table:table-cell office:value-type="float" office:value="1273.685" calcext:value-type="float">
            <text:p>1273.685</text:p>
          </table:table-cell>
          <table:table-cell office:value-type="float" office:value="758.1533" calcext:value-type="float">
            <text:p>758.1533</text:p>
          </table:table-cell>
          <table:table-cell office:value-type="float" office:value="1098.701" calcext:value-type="float">
            <text:p>1098.701</text:p>
          </table:table-cell>
          <table:table-cell office:value-type="float" office:value="417.4894" calcext:value-type="float">
            <text:p>417.4894</text:p>
          </table:table-cell>
          <table:table-cell office:value-type="float" office:value="1849.694" calcext:value-type="float">
            <text:p>1849.694</text:p>
          </table:table-cell>
          <table:table-cell office:value-type="float" office:value="2082.634" calcext:value-type="float">
            <text:p>2082.634</text:p>
          </table:table-cell>
          <table:table-cell office:value-type="float" office:value="1665.268" calcext:value-type="float">
            <text:p>1665.268</text:p>
          </table:table-cell>
          <table:table-cell office:value-type="float" office:value="584.7896" calcext:value-type="float">
            <text:p>584.7896</text:p>
          </table:table-cell>
          <table:table-cell office:value-type="float" office:value="577.1644" calcext:value-type="float">
            <text:p>577.1644</text:p>
          </table:table-cell>
          <table:table-cell office:value-type="float" office:value="142.7189" calcext:value-type="float">
            <text:p>142.7189</text:p>
          </table:table-cell>
          <table:table-cell office:value-type="float" office:value="35.66831" calcext:value-type="float">
            <text:p>35.66831</text:p>
          </table:table-cell>
          <table:table-cell office:value-type="float" office:value="0" calcext:value-type="float">
            <text:p>0</text:p>
          </table:table-cell>
          <table:table-cell office:value-type="float" office:value="-0.009630298" calcext:value-type="float">
            <text:p>-0.009630298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61.3945" calcext:value-type="float">
            <text:p>-561.3945</text:p>
          </table:table-cell>
          <table:table-cell office:value-type="float" office:value="0" calcext:value-type="float">
            <text:p>0</text:p>
          </table:table-cell>
          <table:table-cell office:value-type="float" office:value="5.233228" calcext:value-type="float">
            <text:p>5.233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122004" calcext:value-type="float">
            <text:p>3122004</text:p>
          </table:table-cell>
          <table:table-cell office:value-type="float" office:value="647.6176" calcext:value-type="float">
            <text:p>647.6176</text:p>
          </table:table-cell>
          <table:table-cell office:value-type="float" office:value="13131.41" calcext:value-type="float">
            <text:p>13131.41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834.5081" calcext:value-type="float">
            <text:p>-834.5081</text:p>
          </table:table-cell>
          <table:table-cell office:value-type="float" office:value="2212.801" calcext:value-type="float">
            <text:p>2212.801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106.8766" calcext:value-type="float">
            <text:p>106.8766</text:p>
          </table:table-cell>
          <table:table-cell office:value-type="float" office:value="110.1042" calcext:value-type="float">
            <text:p>110.1042</text:p>
          </table:table-cell>
          <table:table-cell office:value-type="float" office:value="0.2485223" calcext:value-type="float">
            <text:p>0.2485223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461543" calcext:value-type="float">
            <text:p>0.008461543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6512322" calcext:value-type="float">
            <text:p>0.06512322</text:p>
          </table:table-cell>
          <table:table-cell office:value-type="float" office:value="370" calcext:value-type="float">
            <text:p>370</text:p>
          </table:table-cell>
          <table:table-cell office:value-type="float" office:value="205.5792" calcext:value-type="float">
            <text:p>205.5792</text:p>
          </table:table-cell>
          <table:table-cell office:value-type="float" office:value="0" calcext:value-type="float">
            <text:p>0</text:p>
          </table:table-cell>
          <table:table-cell office:value-type="float" office:value="366.5657" calcext:value-type="float">
            <text:p>366.5657</text:p>
          </table:table-cell>
          <table:table-cell office:value-type="float" office:value="1258.667" calcext:value-type="float">
            <text:p>1258.667</text:p>
          </table:table-cell>
          <table:table-cell office:value-type="float" office:value="1557.882" calcext:value-type="float">
            <text:p>1557.882</text:p>
          </table:table-cell>
          <table:table-cell office:value-type="float" office:value="1273.655" calcext:value-type="float">
            <text:p>1273.655</text:p>
          </table:table-cell>
          <table:table-cell office:value-type="float" office:value="758.1245" calcext:value-type="float">
            <text:p>758.1245</text:p>
          </table:table-cell>
          <table:table-cell office:value-type="float" office:value="1098.687" calcext:value-type="float">
            <text:p>1098.687</text:p>
          </table:table-cell>
          <table:table-cell office:value-type="float" office:value="417.479" calcext:value-type="float">
            <text:p>417.479</text:p>
          </table:table-cell>
          <table:table-cell office:value-type="float" office:value="1849.682" calcext:value-type="float">
            <text:p>1849.682</text:p>
          </table:table-cell>
          <table:table-cell office:value-type="float" office:value="2082.611" calcext:value-type="float">
            <text:p>2082.611</text:p>
          </table:table-cell>
          <table:table-cell office:value-type="float" office:value="1665.248" calcext:value-type="float">
            <text:p>1665.248</text:p>
          </table:table-cell>
          <table:table-cell office:value-type="float" office:value="584.7849" calcext:value-type="float">
            <text:p>584.7849</text:p>
          </table:table-cell>
          <table:table-cell office:value-type="float" office:value="577.1494" calcext:value-type="float">
            <text:p>577.1494</text:p>
          </table:table-cell>
          <table:table-cell office:value-type="float" office:value="142.7189" calcext:value-type="float">
            <text:p>142.7189</text:p>
          </table:table-cell>
          <table:table-cell office:value-type="float" office:value="35.66831" calcext:value-type="float">
            <text:p>35.66831</text:p>
          </table:table-cell>
          <table:table-cell office:value-type="float" office:value="0" calcext:value-type="float">
            <text:p>0</text:p>
          </table:table-cell>
          <table:table-cell office:value-type="float" office:value="-0.009630302" calcext:value-type="float">
            <text:p>-0.009630302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62.2833" calcext:value-type="float">
            <text:p>-562.2833</text:p>
          </table:table-cell>
          <table:table-cell office:value-type="float" office:value="0" calcext:value-type="float">
            <text:p>0</text:p>
          </table:table-cell>
          <table:table-cell office:value-type="float" office:value="5.183836" calcext:value-type="float">
            <text:p>5.183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122004" calcext:value-type="float">
            <text:p>4122004</text:p>
          </table:table-cell>
          <table:table-cell office:value-type="float" office:value="645.7375" calcext:value-type="float">
            <text:p>645.7375</text:p>
          </table:table-cell>
          <table:table-cell office:value-type="float" office:value="13131.62" calcext:value-type="float">
            <text:p>13131.62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836.2184" calcext:value-type="float">
            <text:p>-836.2184</text:p>
          </table:table-cell>
          <table:table-cell office:value-type="float" office:value="2217.59" calcext:value-type="float">
            <text:p>2217.59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107.9253" calcext:value-type="float">
            <text:p>107.9253</text:p>
          </table:table-cell>
          <table:table-cell office:value-type="float" office:value="108.8044" calcext:value-type="float">
            <text:p>108.8044</text:p>
          </table:table-cell>
          <table:table-cell office:value-type="float" office:value="0.2488435" calcext:value-type="float">
            <text:p>0.2488435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462918" calcext:value-type="float">
            <text:p>0.008462918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6512322" calcext:value-type="float">
            <text:p>0.06512322</text:p>
          </table:table-cell>
          <table:table-cell office:value-type="float" office:value="370" calcext:value-type="float">
            <text:p>370</text:p>
          </table:table-cell>
          <table:table-cell office:value-type="float" office:value="203.8692" calcext:value-type="float">
            <text:p>203.8692</text:p>
          </table:table-cell>
          <table:table-cell office:value-type="float" office:value="0" calcext:value-type="float">
            <text:p>0</text:p>
          </table:table-cell>
          <table:table-cell office:value-type="float" office:value="366.7361" calcext:value-type="float">
            <text:p>366.7361</text:p>
          </table:table-cell>
          <table:table-cell office:value-type="float" office:value="1258.491" calcext:value-type="float">
            <text:p>1258.491</text:p>
          </table:table-cell>
          <table:table-cell office:value-type="float" office:value="1557.675" calcext:value-type="float">
            <text:p>1557.675</text:p>
          </table:table-cell>
          <table:table-cell office:value-type="float" office:value="1273.619" calcext:value-type="float">
            <text:p>1273.619</text:p>
          </table:table-cell>
          <table:table-cell office:value-type="float" office:value="758.0966" calcext:value-type="float">
            <text:p>758.0966</text:p>
          </table:table-cell>
          <table:table-cell office:value-type="float" office:value="1098.673" calcext:value-type="float">
            <text:p>1098.673</text:p>
          </table:table-cell>
          <table:table-cell office:value-type="float" office:value="417.4687" calcext:value-type="float">
            <text:p>417.4687</text:p>
          </table:table-cell>
          <table:table-cell office:value-type="float" office:value="1849.669" calcext:value-type="float">
            <text:p>1849.669</text:p>
          </table:table-cell>
          <table:table-cell office:value-type="float" office:value="2082.589" calcext:value-type="float">
            <text:p>2082.589</text:p>
          </table:table-cell>
          <table:table-cell office:value-type="float" office:value="1665.228" calcext:value-type="float">
            <text:p>1665.228</text:p>
          </table:table-cell>
          <table:table-cell office:value-type="float" office:value="584.7803" calcext:value-type="float">
            <text:p>584.7803</text:p>
          </table:table-cell>
          <table:table-cell office:value-type="float" office:value="577.1346" calcext:value-type="float">
            <text:p>577.1346</text:p>
          </table:table-cell>
          <table:table-cell office:value-type="float" office:value="142.7189" calcext:value-type="float">
            <text:p>142.7189</text:p>
          </table:table-cell>
          <table:table-cell office:value-type="float" office:value="35.66831" calcext:value-type="float">
            <text:p>35.66831</text:p>
          </table:table-cell>
          <table:table-cell office:value-type="float" office:value="0" calcext:value-type="float">
            <text:p>0</text:p>
          </table:table-cell>
          <table:table-cell office:value-type="float" office:value="-0.009630344" calcext:value-type="float">
            <text:p>-0.009630344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63.94" calcext:value-type="float">
            <text:p>-563.94</text:p>
          </table:table-cell>
          <table:table-cell office:value-type="float" office:value="0" calcext:value-type="float">
            <text:p>0</text:p>
          </table:table-cell>
          <table:table-cell office:value-type="float" office:value="5.127255" calcext:value-type="float">
            <text:p>5.127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122004" calcext:value-type="float">
            <text:p>5122004</text:p>
          </table:table-cell>
          <table:table-cell office:value-type="float" office:value="644.8591" calcext:value-type="float">
            <text:p>644.8591</text:p>
          </table:table-cell>
          <table:table-cell office:value-type="float" office:value="13131.69" calcext:value-type="float">
            <text:p>13131.69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837.0551" calcext:value-type="float">
            <text:p>-837.0551</text:p>
          </table:table-cell>
          <table:table-cell office:value-type="float" office:value="2218.179" calcext:value-type="float">
            <text:p>2218.179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108.233" calcext:value-type="float">
            <text:p>108.233</text:p>
          </table:table-cell>
          <table:table-cell office:value-type="float" office:value="108.4172" calcext:value-type="float">
            <text:p>108.4172</text:p>
          </table:table-cell>
          <table:table-cell office:value-type="float" office:value="0.2491256" calcext:value-type="float">
            <text:p>0.2491256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467487" calcext:value-type="float">
            <text:p>0.008467487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6512322" calcext:value-type="float">
            <text:p>0.06512322</text:p>
          </table:table-cell>
          <table:table-cell office:value-type="float" office:value="370" calcext:value-type="float">
            <text:p>370</text:p>
          </table:table-cell>
          <table:table-cell office:value-type="float" office:value="203.0328" calcext:value-type="float">
            <text:p>203.0328</text:p>
          </table:table-cell>
          <table:table-cell office:value-type="float" office:value="0" calcext:value-type="float">
            <text:p>0</text:p>
          </table:table-cell>
          <table:table-cell office:value-type="float" office:value="366.8176" calcext:value-type="float">
            <text:p>366.8176</text:p>
          </table:table-cell>
          <table:table-cell office:value-type="float" office:value="1258.351" calcext:value-type="float">
            <text:p>1258.351</text:p>
          </table:table-cell>
          <table:table-cell office:value-type="float" office:value="1557.481" calcext:value-type="float">
            <text:p>1557.481</text:p>
          </table:table-cell>
          <table:table-cell office:value-type="float" office:value="1273.583" calcext:value-type="float">
            <text:p>1273.583</text:p>
          </table:table-cell>
          <table:table-cell office:value-type="float" office:value="758.0692" calcext:value-type="float">
            <text:p>758.0692</text:p>
          </table:table-cell>
          <table:table-cell office:value-type="float" office:value="1098.659" calcext:value-type="float">
            <text:p>1098.659</text:p>
          </table:table-cell>
          <table:table-cell office:value-type="float" office:value="417.4577" calcext:value-type="float">
            <text:p>417.4577</text:p>
          </table:table-cell>
          <table:table-cell office:value-type="float" office:value="1849.657" calcext:value-type="float">
            <text:p>1849.657</text:p>
          </table:table-cell>
          <table:table-cell office:value-type="float" office:value="2082.567" calcext:value-type="float">
            <text:p>2082.567</text:p>
          </table:table-cell>
          <table:table-cell office:value-type="float" office:value="1665.208" calcext:value-type="float">
            <text:p>1665.208</text:p>
          </table:table-cell>
          <table:table-cell office:value-type="float" office:value="584.7758" calcext:value-type="float">
            <text:p>584.7758</text:p>
          </table:table-cell>
          <table:table-cell office:value-type="float" office:value="577.1202" calcext:value-type="float">
            <text:p>577.1202</text:p>
          </table:table-cell>
          <table:table-cell office:value-type="float" office:value="142.7189" calcext:value-type="float">
            <text:p>142.7189</text:p>
          </table:table-cell>
          <table:table-cell office:value-type="float" office:value="35.6683" calcext:value-type="float">
            <text:p>35.6683</text:p>
          </table:table-cell>
          <table:table-cell office:value-type="float" office:value="0" calcext:value-type="float">
            <text:p>0</text:p>
          </table:table-cell>
          <table:table-cell office:value-type="float" office:value="-0.009630348" calcext:value-type="float">
            <text:p>-0.009630348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64.7266" calcext:value-type="float">
            <text:p>-564.7266</text:p>
          </table:table-cell>
          <table:table-cell office:value-type="float" office:value="0" calcext:value-type="float">
            <text:p>0</text:p>
          </table:table-cell>
          <table:table-cell office:value-type="float" office:value="5.075524" calcext:value-type="float">
            <text:p>5.075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122004" calcext:value-type="float">
            <text:p>6122004</text:p>
          </table:table-cell>
          <table:table-cell office:value-type="float" office:value="643.9167" calcext:value-type="float">
            <text:p>643.9167</text:p>
          </table:table-cell>
          <table:table-cell office:value-type="float" office:value="13131.78" calcext:value-type="float">
            <text:p>13131.78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837.9575" calcext:value-type="float">
            <text:p>-837.9575</text:p>
          </table:table-cell>
          <table:table-cell office:value-type="float" office:value="2220.63" calcext:value-type="float">
            <text:p>2220.63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108.5853" calcext:value-type="float">
            <text:p>108.5853</text:p>
          </table:table-cell>
          <table:table-cell office:value-type="float" office:value="107.998" calcext:value-type="float">
            <text:p>107.998</text:p>
          </table:table-cell>
          <table:table-cell office:value-type="float" office:value="0.2493963" calcext:value-type="float">
            <text:p>0.2493963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47004" calcext:value-type="float">
            <text:p>0.00847004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6512322" calcext:value-type="float">
            <text:p>0.06512322</text:p>
          </table:table-cell>
          <table:table-cell office:value-type="float" office:value="370" calcext:value-type="float">
            <text:p>370</text:p>
          </table:table-cell>
          <table:table-cell office:value-type="float" office:value="202.1307" calcext:value-type="float">
            <text:p>202.1307</text:p>
          </table:table-cell>
          <table:table-cell office:value-type="float" office:value="0" calcext:value-type="float">
            <text:p>0</text:p>
          </table:table-cell>
          <table:table-cell office:value-type="float" office:value="366.8923" calcext:value-type="float">
            <text:p>366.8923</text:p>
          </table:table-cell>
          <table:table-cell office:value-type="float" office:value="1258.198" calcext:value-type="float">
            <text:p>1258.198</text:p>
          </table:table-cell>
          <table:table-cell office:value-type="float" office:value="1557.279" calcext:value-type="float">
            <text:p>1557.279</text:p>
          </table:table-cell>
          <table:table-cell office:value-type="float" office:value="1273.548" calcext:value-type="float">
            <text:p>1273.548</text:p>
          </table:table-cell>
          <table:table-cell office:value-type="float" office:value="758.043" calcext:value-type="float">
            <text:p>758.043</text:p>
          </table:table-cell>
          <table:table-cell office:value-type="float" office:value="1098.645" calcext:value-type="float">
            <text:p>1098.645</text:p>
          </table:table-cell>
          <table:table-cell office:value-type="float" office:value="417.4468" calcext:value-type="float">
            <text:p>417.4468</text:p>
          </table:table-cell>
          <table:table-cell office:value-type="float" office:value="1849.645" calcext:value-type="float">
            <text:p>1849.645</text:p>
          </table:table-cell>
          <table:table-cell office:value-type="float" office:value="2082.546" calcext:value-type="float">
            <text:p>2082.546</text:p>
          </table:table-cell>
          <table:table-cell office:value-type="float" office:value="1665.189" calcext:value-type="float">
            <text:p>1665.189</text:p>
          </table:table-cell>
          <table:table-cell office:value-type="float" office:value="584.7713" calcext:value-type="float">
            <text:p>584.7713</text:p>
          </table:table-cell>
          <table:table-cell office:value-type="float" office:value="577.1059" calcext:value-type="float">
            <text:p>577.1059</text:p>
          </table:table-cell>
          <table:table-cell office:value-type="float" office:value="142.7189" calcext:value-type="float">
            <text:p>142.7189</text:p>
          </table:table-cell>
          <table:table-cell office:value-type="float" office:value="35.6683" calcext:value-type="float">
            <text:p>35.6683</text:p>
          </table:table-cell>
          <table:table-cell office:value-type="float" office:value="0" calcext:value-type="float">
            <text:p>0</text:p>
          </table:table-cell>
          <table:table-cell office:value-type="float" office:value="-0.009630348" calcext:value-type="float">
            <text:p>-0.009630348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65.5685" calcext:value-type="float">
            <text:p>-565.5685</text:p>
          </table:table-cell>
          <table:table-cell office:value-type="float" office:value="0" calcext:value-type="float">
            <text:p>0</text:p>
          </table:table-cell>
          <table:table-cell office:value-type="float" office:value="5.015183" calcext:value-type="float">
            <text:p>5.015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122004" calcext:value-type="float">
            <text:p>7122004</text:p>
          </table:table-cell>
          <table:table-cell office:value-type="float" office:value="643.1547" calcext:value-type="float">
            <text:p>643.1547</text:p>
          </table:table-cell>
          <table:table-cell office:value-type="float" office:value="13131.83" calcext:value-type="float">
            <text:p>13131.83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838.7038" calcext:value-type="float">
            <text:p>-838.7038</text:p>
          </table:table-cell>
          <table:table-cell office:value-type="float" office:value="2223.061" calcext:value-type="float">
            <text:p>2223.061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108.8282" calcext:value-type="float">
            <text:p>108.8282</text:p>
          </table:table-cell>
          <table:table-cell office:value-type="float" office:value="107.7103" calcext:value-type="float">
            <text:p>107.7103</text:p>
          </table:table-cell>
          <table:table-cell office:value-type="float" office:value="0.2496779" calcext:value-type="float">
            <text:p>0.2496779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47357" calcext:value-type="float">
            <text:p>0.00847357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6512322" calcext:value-type="float">
            <text:p>0.06512322</text:p>
          </table:table-cell>
          <table:table-cell office:value-type="float" office:value="370" calcext:value-type="float">
            <text:p>370</text:p>
          </table:table-cell>
          <table:table-cell office:value-type="float" office:value="201.3846" calcext:value-type="float">
            <text:p>201.3846</text:p>
          </table:table-cell>
          <table:table-cell office:value-type="float" office:value="0" calcext:value-type="float">
            <text:p>0</text:p>
          </table:table-cell>
          <table:table-cell office:value-type="float" office:value="366.9501" calcext:value-type="float">
            <text:p>366.9501</text:p>
          </table:table-cell>
          <table:table-cell office:value-type="float" office:value="1258.061" calcext:value-type="float">
            <text:p>1258.061</text:p>
          </table:table-cell>
          <table:table-cell office:value-type="float" office:value="1557.092" calcext:value-type="float">
            <text:p>1557.092</text:p>
          </table:table-cell>
          <table:table-cell office:value-type="float" office:value="1273.515" calcext:value-type="float">
            <text:p>1273.515</text:p>
          </table:table-cell>
          <table:table-cell office:value-type="float" office:value="758.0173" calcext:value-type="float">
            <text:p>758.0173</text:p>
          </table:table-cell>
          <table:table-cell office:value-type="float" office:value="1098.631" calcext:value-type="float">
            <text:p>1098.631</text:p>
          </table:table-cell>
          <table:table-cell office:value-type="float" office:value="417.4363" calcext:value-type="float">
            <text:p>417.4363</text:p>
          </table:table-cell>
          <table:table-cell office:value-type="float" office:value="1849.633" calcext:value-type="float">
            <text:p>1849.633</text:p>
          </table:table-cell>
          <table:table-cell office:value-type="float" office:value="2082.525" calcext:value-type="float">
            <text:p>2082.525</text:p>
          </table:table-cell>
          <table:table-cell office:value-type="float" office:value="1665.169" calcext:value-type="float">
            <text:p>1665.169</text:p>
          </table:table-cell>
          <table:table-cell office:value-type="float" office:value="584.767" calcext:value-type="float">
            <text:p>584.767</text:p>
          </table:table-cell>
          <table:table-cell office:value-type="float" office:value="577.0919" calcext:value-type="float">
            <text:p>577.0919</text:p>
          </table:table-cell>
          <table:table-cell office:value-type="float" office:value="142.7189" calcext:value-type="float">
            <text:p>142.7189</text:p>
          </table:table-cell>
          <table:table-cell office:value-type="float" office:value="35.6683" calcext:value-type="float">
            <text:p>35.6683</text:p>
          </table:table-cell>
          <table:table-cell office:value-type="float" office:value="0" calcext:value-type="float">
            <text:p>0</text:p>
          </table:table-cell>
          <table:table-cell office:value-type="float" office:value="-0.009630348" calcext:value-type="float">
            <text:p>-0.009630348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66.2487" calcext:value-type="float">
            <text:p>-566.2487</text:p>
          </table:table-cell>
          <table:table-cell office:value-type="float" office:value="0" calcext:value-type="float">
            <text:p>0</text:p>
          </table:table-cell>
          <table:table-cell office:value-type="float" office:value="4.954411" calcext:value-type="float">
            <text:p>4.954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122004" calcext:value-type="float">
            <text:p>8122004</text:p>
          </table:table-cell>
          <table:table-cell office:value-type="float" office:value="642.3201" calcext:value-type="float">
            <text:p>642.3201</text:p>
          </table:table-cell>
          <table:table-cell office:value-type="float" office:value="13131.9" calcext:value-type="float">
            <text:p>13131.9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839.4964" calcext:value-type="float">
            <text:p>-839.4964</text:p>
          </table:table-cell>
          <table:table-cell office:value-type="float" office:value="2225.464" calcext:value-type="float">
            <text:p>2225.464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109.1142" calcext:value-type="float">
            <text:p>109.1142</text:p>
          </table:table-cell>
          <table:table-cell office:value-type="float" office:value="107.346" calcext:value-type="float">
            <text:p>107.346</text:p>
          </table:table-cell>
          <table:table-cell office:value-type="float" office:value="0.2499732" calcext:value-type="float">
            <text:p>0.2499732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475771" calcext:value-type="float">
            <text:p>0.008475771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6512322" calcext:value-type="float">
            <text:p>0.06512322</text:p>
          </table:table-cell>
          <table:table-cell office:value-type="float" office:value="370" calcext:value-type="float">
            <text:p>370</text:p>
          </table:table-cell>
          <table:table-cell office:value-type="float" office:value="200.5923" calcext:value-type="float">
            <text:p>200.5923</text:p>
          </table:table-cell>
          <table:table-cell office:value-type="float" office:value="0" calcext:value-type="float">
            <text:p>0</text:p>
          </table:table-cell>
          <table:table-cell office:value-type="float" office:value="367.0195" calcext:value-type="float">
            <text:p>367.0195</text:p>
          </table:table-cell>
          <table:table-cell office:value-type="float" office:value="1257.921" calcext:value-type="float">
            <text:p>1257.921</text:p>
          </table:table-cell>
          <table:table-cell office:value-type="float" office:value="1556.909" calcext:value-type="float">
            <text:p>1556.909</text:p>
          </table:table-cell>
          <table:table-cell office:value-type="float" office:value="1273.484" calcext:value-type="float">
            <text:p>1273.484</text:p>
          </table:table-cell>
          <table:table-cell office:value-type="float" office:value="757.9924" calcext:value-type="float">
            <text:p>757.9924</text:p>
          </table:table-cell>
          <table:table-cell office:value-type="float" office:value="1098.618" calcext:value-type="float">
            <text:p>1098.618</text:p>
          </table:table-cell>
          <table:table-cell office:value-type="float" office:value="417.4263" calcext:value-type="float">
            <text:p>417.4263</text:p>
          </table:table-cell>
          <table:table-cell office:value-type="float" office:value="1849.621" calcext:value-type="float">
            <text:p>1849.621</text:p>
          </table:table-cell>
          <table:table-cell office:value-type="float" office:value="2082.505" calcext:value-type="float">
            <text:p>2082.505</text:p>
          </table:table-cell>
          <table:table-cell office:value-type="float" office:value="1665.15" calcext:value-type="float">
            <text:p>1665.15</text:p>
          </table:table-cell>
          <table:table-cell office:value-type="float" office:value="584.7627" calcext:value-type="float">
            <text:p>584.7627</text:p>
          </table:table-cell>
          <table:table-cell office:value-type="float" office:value="577.078" calcext:value-type="float">
            <text:p>577.078</text:p>
          </table:table-cell>
          <table:table-cell office:value-type="float" office:value="142.7189" calcext:value-type="float">
            <text:p>142.7189</text:p>
          </table:table-cell>
          <table:table-cell office:value-type="float" office:value="35.6683" calcext:value-type="float">
            <text:p>35.6683</text:p>
          </table:table-cell>
          <table:table-cell office:value-type="float" office:value="0" calcext:value-type="float">
            <text:p>0</text:p>
          </table:table-cell>
          <table:table-cell office:value-type="float" office:value="-0.009630348" calcext:value-type="float">
            <text:p>-0.009630348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66.9871" calcext:value-type="float">
            <text:p>-566.9871</text:p>
          </table:table-cell>
          <table:table-cell office:value-type="float" office:value="0" calcext:value-type="float">
            <text:p>0</text:p>
          </table:table-cell>
          <table:table-cell office:value-type="float" office:value="4.907443" calcext:value-type="float">
            <text:p>4.907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9122004" calcext:value-type="float">
            <text:p>9122004</text:p>
          </table:table-cell>
          <table:table-cell office:value-type="float" office:value="641.0109" calcext:value-type="float">
            <text:p>641.0109</text:p>
          </table:table-cell>
          <table:table-cell office:value-type="float" office:value="13132.02" calcext:value-type="float">
            <text:p>13132.02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840.6811" calcext:value-type="float">
            <text:p>-840.6811</text:p>
          </table:table-cell>
          <table:table-cell office:value-type="float" office:value="2228.592" calcext:value-type="float">
            <text:p>2228.592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109.7317" calcext:value-type="float">
            <text:p>109.7317</text:p>
          </table:table-cell>
          <table:table-cell office:value-type="float" office:value="106.6089" calcext:value-type="float">
            <text:p>106.6089</text:p>
          </table:table-cell>
          <table:table-cell office:value-type="float" office:value="0.2502804" calcext:value-type="float">
            <text:p>0.2502804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476918" calcext:value-type="float">
            <text:p>0.008476918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6512322" calcext:value-type="float">
            <text:p>0.06512322</text:p>
          </table:table-cell>
          <table:table-cell office:value-type="float" office:value="370" calcext:value-type="float">
            <text:p>370</text:p>
          </table:table-cell>
          <table:table-cell office:value-type="float" office:value="199.4079" calcext:value-type="float">
            <text:p>199.4079</text:p>
          </table:table-cell>
          <table:table-cell office:value-type="float" office:value="0" calcext:value-type="float">
            <text:p>0</text:p>
          </table:table-cell>
          <table:table-cell office:value-type="float" office:value="367.1306" calcext:value-type="float">
            <text:p>367.1306</text:p>
          </table:table-cell>
          <table:table-cell office:value-type="float" office:value="1257.733" calcext:value-type="float">
            <text:p>1257.733</text:p>
          </table:table-cell>
          <table:table-cell office:value-type="float" office:value="1556.687" calcext:value-type="float">
            <text:p>1556.687</text:p>
          </table:table-cell>
          <table:table-cell office:value-type="float" office:value="1273.45" calcext:value-type="float">
            <text:p>1273.45</text:p>
          </table:table-cell>
          <table:table-cell office:value-type="float" office:value="757.9667" calcext:value-type="float">
            <text:p>757.9667</text:p>
          </table:table-cell>
          <table:table-cell office:value-type="float" office:value="1098.604" calcext:value-type="float">
            <text:p>1098.604</text:p>
          </table:table-cell>
          <table:table-cell office:value-type="float" office:value="417.4165" calcext:value-type="float">
            <text:p>417.4165</text:p>
          </table:table-cell>
          <table:table-cell office:value-type="float" office:value="1849.609" calcext:value-type="float">
            <text:p>1849.609</text:p>
          </table:table-cell>
          <table:table-cell office:value-type="float" office:value="2082.486" calcext:value-type="float">
            <text:p>2082.486</text:p>
          </table:table-cell>
          <table:table-cell office:value-type="float" office:value="1665.131" calcext:value-type="float">
            <text:p>1665.131</text:p>
          </table:table-cell>
          <table:table-cell office:value-type="float" office:value="584.7585" calcext:value-type="float">
            <text:p>584.7585</text:p>
          </table:table-cell>
          <table:table-cell office:value-type="float" office:value="577.0644" calcext:value-type="float">
            <text:p>577.0644</text:p>
          </table:table-cell>
          <table:table-cell office:value-type="float" office:value="142.7189" calcext:value-type="float">
            <text:p>142.7189</text:p>
          </table:table-cell>
          <table:table-cell office:value-type="float" office:value="35.66829" calcext:value-type="float">
            <text:p>35.66829</text:p>
          </table:table-cell>
          <table:table-cell office:value-type="float" office:value="0" calcext:value-type="float">
            <text:p>0</text:p>
          </table:table-cell>
          <table:table-cell office:value-type="float" office:value="-0.009630361" calcext:value-type="float">
            <text:p>-0.009630361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68.1462" calcext:value-type="float">
            <text:p>-568.1462</text:p>
          </table:table-cell>
          <table:table-cell office:value-type="float" office:value="0" calcext:value-type="float">
            <text:p>0</text:p>
          </table:table-cell>
          <table:table-cell office:value-type="float" office:value="4.889431" calcext:value-type="float">
            <text:p>4.889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122004" calcext:value-type="float">
            <text:p>10122004</text:p>
          </table:table-cell>
          <table:table-cell office:value-type="float" office:value="639.9843" calcext:value-type="float">
            <text:p>639.9843</text:p>
          </table:table-cell>
          <table:table-cell office:value-type="float" office:value="13132.12" calcext:value-type="float">
            <text:p>13132.12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841.6569" calcext:value-type="float">
            <text:p>-841.6569</text:p>
          </table:table-cell>
          <table:table-cell office:value-type="float" office:value="2231.627" calcext:value-type="float">
            <text:p>2231.627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110.1528" calcext:value-type="float">
            <text:p>110.1528</text:p>
          </table:table-cell>
          <table:table-cell office:value-type="float" office:value="106.127" calcext:value-type="float">
            <text:p>106.127</text:p>
          </table:table-cell>
          <table:table-cell office:value-type="float" office:value="0.2505734" calcext:value-type="float">
            <text:p>0.2505734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478406" calcext:value-type="float">
            <text:p>0.008478406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6512322" calcext:value-type="float">
            <text:p>0.06512322</text:p>
          </table:table-cell>
          <table:table-cell office:value-type="float" office:value="370" calcext:value-type="float">
            <text:p>370</text:p>
          </table:table-cell>
          <table:table-cell office:value-type="float" office:value="198.4324" calcext:value-type="float">
            <text:p>198.4324</text:p>
          </table:table-cell>
          <table:table-cell office:value-type="float" office:value="0" calcext:value-type="float">
            <text:p>0</text:p>
          </table:table-cell>
          <table:table-cell office:value-type="float" office:value="367.2074" calcext:value-type="float">
            <text:p>367.2074</text:p>
          </table:table-cell>
          <table:table-cell office:value-type="float" office:value="1257.571" calcext:value-type="float">
            <text:p>1257.571</text:p>
          </table:table-cell>
          <table:table-cell office:value-type="float" office:value="1556.471" calcext:value-type="float">
            <text:p>1556.471</text:p>
          </table:table-cell>
          <table:table-cell office:value-type="float" office:value="1273.415" calcext:value-type="float">
            <text:p>1273.415</text:p>
          </table:table-cell>
          <table:table-cell office:value-type="float" office:value="757.9405" calcext:value-type="float">
            <text:p>757.9405</text:p>
          </table:table-cell>
          <table:table-cell office:value-type="float" office:value="1098.59" calcext:value-type="float">
            <text:p>1098.59</text:p>
          </table:table-cell>
          <table:table-cell office:value-type="float" office:value="417.4062" calcext:value-type="float">
            <text:p>417.4062</text:p>
          </table:table-cell>
          <table:table-cell office:value-type="float" office:value="1849.598" calcext:value-type="float">
            <text:p>1849.598</text:p>
          </table:table-cell>
          <table:table-cell office:value-type="float" office:value="2082.477" calcext:value-type="float">
            <text:p>2082.477</text:p>
          </table:table-cell>
          <table:table-cell office:value-type="float" office:value="1665.112" calcext:value-type="float">
            <text:p>1665.112</text:p>
          </table:table-cell>
          <table:table-cell office:value-type="float" office:value="584.7544" calcext:value-type="float">
            <text:p>584.7544</text:p>
          </table:table-cell>
          <table:table-cell office:value-type="float" office:value="577.0511" calcext:value-type="float">
            <text:p>577.0511</text:p>
          </table:table-cell>
          <table:table-cell office:value-type="float" office:value="142.7189" calcext:value-type="float">
            <text:p>142.7189</text:p>
          </table:table-cell>
          <table:table-cell office:value-type="float" office:value="35.66829" calcext:value-type="float">
            <text:p>35.66829</text:p>
          </table:table-cell>
          <table:table-cell office:value-type="float" office:value="0" calcext:value-type="float">
            <text:p>0</text:p>
          </table:table-cell>
          <table:table-cell office:value-type="float" office:value="-0.009630361" calcext:value-type="float">
            <text:p>-0.009630361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69.0632" calcext:value-type="float">
            <text:p>-569.0632</text:p>
          </table:table-cell>
          <table:table-cell office:value-type="float" office:value="0" calcext:value-type="float">
            <text:p>0</text:p>
          </table:table-cell>
          <table:table-cell office:value-type="float" office:value="4.832681" calcext:value-type="float">
            <text:p>4.832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1122004" calcext:value-type="float">
            <text:p>11122004</text:p>
          </table:table-cell>
          <table:table-cell office:value-type="float" office:value="638.9131" calcext:value-type="float">
            <text:p>638.9131</text:p>
          </table:table-cell>
          <table:table-cell office:value-type="float" office:value="13132.23" calcext:value-type="float">
            <text:p>13132.23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842.6589" calcext:value-type="float">
            <text:p>-842.6589</text:p>
          </table:table-cell>
          <table:table-cell office:value-type="float" office:value="2234.307" calcext:value-type="float">
            <text:p>2234.307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110.6021" calcext:value-type="float">
            <text:p>110.6021</text:p>
          </table:table-cell>
          <table:table-cell office:value-type="float" office:value="105.5669" calcext:value-type="float">
            <text:p>105.5669</text:p>
          </table:table-cell>
          <table:table-cell office:value-type="float" office:value="0.2508836" calcext:value-type="float">
            <text:p>0.2508836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479957" calcext:value-type="float">
            <text:p>0.008479957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6512322" calcext:value-type="float">
            <text:p>0.06512322</text:p>
          </table:table-cell>
          <table:table-cell office:value-type="float" office:value="370" calcext:value-type="float">
            <text:p>370</text:p>
          </table:table-cell>
          <table:table-cell office:value-type="float" office:value="197.4307" calcext:value-type="float">
            <text:p>197.4307</text:p>
          </table:table-cell>
          <table:table-cell office:value-type="float" office:value="0" calcext:value-type="float">
            <text:p>0</text:p>
          </table:table-cell>
          <table:table-cell office:value-type="float" office:value="367.2912" calcext:value-type="float">
            <text:p>367.2912</text:p>
          </table:table-cell>
          <table:table-cell office:value-type="float" office:value="1257.416" calcext:value-type="float">
            <text:p>1257.416</text:p>
          </table:table-cell>
          <table:table-cell office:value-type="float" office:value="1556.271" calcext:value-type="float">
            <text:p>1556.271</text:p>
          </table:table-cell>
          <table:table-cell office:value-type="float" office:value="1273.384" calcext:value-type="float">
            <text:p>1273.384</text:p>
          </table:table-cell>
          <table:table-cell office:value-type="float" office:value="757.9166" calcext:value-type="float">
            <text:p>757.9166</text:p>
          </table:table-cell>
          <table:table-cell office:value-type="float" office:value="1098.577" calcext:value-type="float">
            <text:p>1098.577</text:p>
          </table:table-cell>
          <table:table-cell office:value-type="float" office:value="417.3964" calcext:value-type="float">
            <text:p>417.3964</text:p>
          </table:table-cell>
          <table:table-cell office:value-type="float" office:value="1849.586" calcext:value-type="float">
            <text:p>1849.586</text:p>
          </table:table-cell>
          <table:table-cell office:value-type="float" office:value="2082.469" calcext:value-type="float">
            <text:p>2082.469</text:p>
          </table:table-cell>
          <table:table-cell office:value-type="float" office:value="1665.093" calcext:value-type="float">
            <text:p>1665.093</text:p>
          </table:table-cell>
          <table:table-cell office:value-type="float" office:value="584.7503" calcext:value-type="float">
            <text:p>584.7503</text:p>
          </table:table-cell>
          <table:table-cell office:value-type="float" office:value="577.038" calcext:value-type="float">
            <text:p>577.038</text:p>
          </table:table-cell>
          <table:table-cell office:value-type="float" office:value="142.7188" calcext:value-type="float">
            <text:p>142.7188</text:p>
          </table:table-cell>
          <table:table-cell office:value-type="float" office:value="35.66829" calcext:value-type="float">
            <text:p>35.66829</text:p>
          </table:table-cell>
          <table:table-cell office:value-type="float" office:value="0" calcext:value-type="float">
            <text:p>0</text:p>
          </table:table-cell>
          <table:table-cell office:value-type="float" office:value="-0.009630361" calcext:value-type="float">
            <text:p>-0.009630361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70.0138" calcext:value-type="float">
            <text:p>-570.0138</text:p>
          </table:table-cell>
          <table:table-cell office:value-type="float" office:value="0" calcext:value-type="float">
            <text:p>0</text:p>
          </table:table-cell>
          <table:table-cell office:value-type="float" office:value="4.786583" calcext:value-type="float">
            <text:p>4.786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2122004" calcext:value-type="float">
            <text:p>12122004</text:p>
          </table:table-cell>
          <table:table-cell office:value-type="float" office:value="636.8437" calcext:value-type="float">
            <text:p>636.8437</text:p>
          </table:table-cell>
          <table:table-cell office:value-type="float" office:value="13132.44" calcext:value-type="float">
            <text:p>13132.44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844.5186" calcext:value-type="float">
            <text:p>-844.5186</text:p>
          </table:table-cell>
          <table:table-cell office:value-type="float" office:value="2239.686" calcext:value-type="float">
            <text:p>2239.686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111.7618" calcext:value-type="float">
            <text:p>111.7618</text:p>
          </table:table-cell>
          <table:table-cell office:value-type="float" office:value="104.2875" calcext:value-type="float">
            <text:p>104.2875</text:p>
          </table:table-cell>
          <table:table-cell office:value-type="float" office:value="0.2512099" calcext:value-type="float">
            <text:p>0.2512099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480825" calcext:value-type="float">
            <text:p>0.008480825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6512322" calcext:value-type="float">
            <text:p>0.06512322</text:p>
          </table:table-cell>
          <table:table-cell office:value-type="float" office:value="370" calcext:value-type="float">
            <text:p>370</text:p>
          </table:table-cell>
          <table:table-cell office:value-type="float" office:value="195.5713" calcext:value-type="float">
            <text:p>195.5713</text:p>
          </table:table-cell>
          <table:table-cell office:value-type="float" office:value="0" calcext:value-type="float">
            <text:p>0</text:p>
          </table:table-cell>
          <table:table-cell office:value-type="float" office:value="367.4282" calcext:value-type="float">
            <text:p>367.4282</text:p>
          </table:table-cell>
          <table:table-cell office:value-type="float" office:value="1257.152" calcext:value-type="float">
            <text:p>1257.152</text:p>
          </table:table-cell>
          <table:table-cell office:value-type="float" office:value="1555.97" calcext:value-type="float">
            <text:p>1555.97</text:p>
          </table:table-cell>
          <table:table-cell office:value-type="float" office:value="1273.34" calcext:value-type="float">
            <text:p>1273.34</text:p>
          </table:table-cell>
          <table:table-cell office:value-type="float" office:value="757.8882" calcext:value-type="float">
            <text:p>757.8882</text:p>
          </table:table-cell>
          <table:table-cell office:value-type="float" office:value="1098.562" calcext:value-type="float">
            <text:p>1098.562</text:p>
          </table:table-cell>
          <table:table-cell office:value-type="float" office:value="417.3862" calcext:value-type="float">
            <text:p>417.3862</text:p>
          </table:table-cell>
          <table:table-cell office:value-type="float" office:value="1849.575" calcext:value-type="float">
            <text:p>1849.575</text:p>
          </table:table-cell>
          <table:table-cell office:value-type="float" office:value="2082.46" calcext:value-type="float">
            <text:p>2082.46</text:p>
          </table:table-cell>
          <table:table-cell office:value-type="float" office:value="1665.074" calcext:value-type="float">
            <text:p>1665.074</text:p>
          </table:table-cell>
          <table:table-cell office:value-type="float" office:value="584.7463" calcext:value-type="float">
            <text:p>584.7463</text:p>
          </table:table-cell>
          <table:table-cell office:value-type="float" office:value="577.0251" calcext:value-type="float">
            <text:p>577.0251</text:p>
          </table:table-cell>
          <table:table-cell office:value-type="float" office:value="142.7188" calcext:value-type="float">
            <text:p>142.7188</text:p>
          </table:table-cell>
          <table:table-cell office:value-type="float" office:value="35.66829" calcext:value-type="float">
            <text:p>35.66829</text:p>
          </table:table-cell>
          <table:table-cell office:value-type="float" office:value="0" calcext:value-type="float">
            <text:p>0</text:p>
          </table:table-cell>
          <table:table-cell office:value-type="float" office:value="-0.009630394" calcext:value-type="float">
            <text:p>-0.009630394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71.8616" calcext:value-type="float">
            <text:p>-571.8616</text:p>
          </table:table-cell>
          <table:table-cell office:value-type="float" office:value="0" calcext:value-type="float">
            <text:p>0</text:p>
          </table:table-cell>
          <table:table-cell office:value-type="float" office:value="4.775707" calcext:value-type="float">
            <text:p>4.775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3122004" calcext:value-type="float">
            <text:p>13122004</text:p>
          </table:table-cell>
          <table:table-cell office:value-type="float" office:value="635.8013" calcext:value-type="float">
            <text:p>635.8013</text:p>
          </table:table-cell>
          <table:table-cell office:value-type="float" office:value="13132.54" calcext:value-type="float">
            <text:p>13132.54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845.5886" calcext:value-type="float">
            <text:p>-845.5886</text:p>
          </table:table-cell>
          <table:table-cell office:value-type="float" office:value="2242.871" calcext:value-type="float">
            <text:p>2242.871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112.1796" calcext:value-type="float">
            <text:p>112.1796</text:p>
          </table:table-cell>
          <table:table-cell office:value-type="float" office:value="103.8031" calcext:value-type="float">
            <text:p>103.8031</text:p>
          </table:table-cell>
          <table:table-cell office:value-type="float" office:value="0.2515471" calcext:value-type="float">
            <text:p>0.2515471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482615" calcext:value-type="float">
            <text:p>0.008482615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6381995" calcext:value-type="float">
            <text:p>0.06381995</text:p>
          </table:table-cell>
          <table:table-cell office:value-type="float" office:value="370" calcext:value-type="float">
            <text:p>370</text:p>
          </table:table-cell>
          <table:table-cell office:value-type="float" office:value="194.503" calcext:value-type="float">
            <text:p>194.503</text:p>
          </table:table-cell>
          <table:table-cell office:value-type="float" office:value="0" calcext:value-type="float">
            <text:p>0</text:p>
          </table:table-cell>
          <table:table-cell office:value-type="float" office:value="367.5053" calcext:value-type="float">
            <text:p>367.5053</text:p>
          </table:table-cell>
          <table:table-cell office:value-type="float" office:value="1256.985" calcext:value-type="float">
            <text:p>1256.985</text:p>
          </table:table-cell>
          <table:table-cell office:value-type="float" office:value="1555.748" calcext:value-type="float">
            <text:p>1555.748</text:p>
          </table:table-cell>
          <table:table-cell office:value-type="float" office:value="1273.303" calcext:value-type="float">
            <text:p>1273.303</text:p>
          </table:table-cell>
          <table:table-cell office:value-type="float" office:value="757.8615" calcext:value-type="float">
            <text:p>757.8615</text:p>
          </table:table-cell>
          <table:table-cell office:value-type="float" office:value="1098.547" calcext:value-type="float">
            <text:p>1098.547</text:p>
          </table:table-cell>
          <table:table-cell office:value-type="float" office:value="417.3755" calcext:value-type="float">
            <text:p>417.3755</text:p>
          </table:table-cell>
          <table:table-cell office:value-type="float" office:value="1849.563" calcext:value-type="float">
            <text:p>1849.563</text:p>
          </table:table-cell>
          <table:table-cell office:value-type="float" office:value="2082.452" calcext:value-type="float">
            <text:p>2082.452</text:p>
          </table:table-cell>
          <table:table-cell office:value-type="float" office:value="1665.056" calcext:value-type="float">
            <text:p>1665.056</text:p>
          </table:table-cell>
          <table:table-cell office:value-type="float" office:value="584.7424" calcext:value-type="float">
            <text:p>584.7424</text:p>
          </table:table-cell>
          <table:table-cell office:value-type="float" office:value="577.0125" calcext:value-type="float">
            <text:p>577.0125</text:p>
          </table:table-cell>
          <table:table-cell office:value-type="float" office:value="142.7188" calcext:value-type="float">
            <text:p>142.7188</text:p>
          </table:table-cell>
          <table:table-cell office:value-type="float" office:value="35.66828" calcext:value-type="float">
            <text:p>35.66828</text:p>
          </table:table-cell>
          <table:table-cell office:value-type="float" office:value="0" calcext:value-type="float">
            <text:p>0</text:p>
          </table:table-cell>
          <table:table-cell office:value-type="float" office:value="-0.009630394" calcext:value-type="float">
            <text:p>-0.009630394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72.7919" calcext:value-type="float">
            <text:p>-572.7919</text:p>
          </table:table-cell>
          <table:table-cell office:value-type="float" office:value="0" calcext:value-type="float">
            <text:p>0</text:p>
          </table:table-cell>
          <table:table-cell office:value-type="float" office:value="4.636928" calcext:value-type="float">
            <text:p>4.636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122004" calcext:value-type="float">
            <text:p>14122004</text:p>
          </table:table-cell>
          <table:table-cell office:value-type="float" office:value="634.9988" calcext:value-type="float">
            <text:p>634.9988</text:p>
          </table:table-cell>
          <table:table-cell office:value-type="float" office:value="13132.61" calcext:value-type="float">
            <text:p>13132.61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846.3828" calcext:value-type="float">
            <text:p>-846.3828</text:p>
          </table:table-cell>
          <table:table-cell office:value-type="float" office:value="2244.726" calcext:value-type="float">
            <text:p>2244.726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112.4598" calcext:value-type="float">
            <text:p>112.4598</text:p>
          </table:table-cell>
          <table:table-cell office:value-type="float" office:value="103.4046" calcext:value-type="float">
            <text:p>103.4046</text:p>
          </table:table-cell>
          <table:table-cell office:value-type="float" office:value="0.251892" calcext:value-type="float">
            <text:p>0.251892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482831" calcext:value-type="float">
            <text:p>0.008482831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6186051" calcext:value-type="float">
            <text:p>0.06186051</text:p>
          </table:table-cell>
          <table:table-cell office:value-type="float" office:value="370" calcext:value-type="float">
            <text:p>370</text:p>
          </table:table-cell>
          <table:table-cell office:value-type="float" office:value="193.7111" calcext:value-type="float">
            <text:p>193.7111</text:p>
          </table:table-cell>
          <table:table-cell office:value-type="float" office:value="0" calcext:value-type="float">
            <text:p>0</text:p>
          </table:table-cell>
          <table:table-cell office:value-type="float" office:value="367.577" calcext:value-type="float">
            <text:p>367.577</text:p>
          </table:table-cell>
          <table:table-cell office:value-type="float" office:value="1256.87" calcext:value-type="float">
            <text:p>1256.87</text:p>
          </table:table-cell>
          <table:table-cell office:value-type="float" office:value="1555.583" calcext:value-type="float">
            <text:p>1555.583</text:p>
          </table:table-cell>
          <table:table-cell office:value-type="float" office:value="1273.276" calcext:value-type="float">
            <text:p>1273.276</text:p>
          </table:table-cell>
          <table:table-cell office:value-type="float" office:value="757.8394" calcext:value-type="float">
            <text:p>757.8394</text:p>
          </table:table-cell>
          <table:table-cell office:value-type="float" office:value="1098.534" calcext:value-type="float">
            <text:p>1098.534</text:p>
          </table:table-cell>
          <table:table-cell office:value-type="float" office:value="417.3657" calcext:value-type="float">
            <text:p>417.3657</text:p>
          </table:table-cell>
          <table:table-cell office:value-type="float" office:value="1849.551" calcext:value-type="float">
            <text:p>1849.551</text:p>
          </table:table-cell>
          <table:table-cell office:value-type="float" office:value="2082.444" calcext:value-type="float">
            <text:p>2082.444</text:p>
          </table:table-cell>
          <table:table-cell office:value-type="float" office:value="1665.037" calcext:value-type="float">
            <text:p>1665.037</text:p>
          </table:table-cell>
          <table:table-cell office:value-type="float" office:value="584.7385" calcext:value-type="float">
            <text:p>584.7385</text:p>
          </table:table-cell>
          <table:table-cell office:value-type="float" office:value="576.9999" calcext:value-type="float">
            <text:p>576.9999</text:p>
          </table:table-cell>
          <table:table-cell office:value-type="float" office:value="142.7188" calcext:value-type="float">
            <text:p>142.7188</text:p>
          </table:table-cell>
          <table:table-cell office:value-type="float" office:value="35.66832" calcext:value-type="float">
            <text:p>35.66832</text:p>
          </table:table-cell>
          <table:table-cell office:value-type="float" office:value="0" calcext:value-type="float">
            <text:p>0</text:p>
          </table:table-cell>
          <table:table-cell office:value-type="float" office:value="-0.009630394" calcext:value-type="float">
            <text:p>-0.009630394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73.5037" calcext:value-type="float">
            <text:p>-573.5037</text:p>
          </table:table-cell>
          <table:table-cell office:value-type="float" office:value="0" calcext:value-type="float">
            <text:p>0</text:p>
          </table:table-cell>
          <table:table-cell office:value-type="float" office:value="4.560359" calcext:value-type="float">
            <text:p>4.560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5122004" calcext:value-type="float">
            <text:p>15122004</text:p>
          </table:table-cell>
          <table:table-cell office:value-type="float" office:value="634.0096" calcext:value-type="float">
            <text:p>634.0096</text:p>
          </table:table-cell>
          <table:table-cell office:value-type="float" office:value="13132.71" calcext:value-type="float">
            <text:p>13132.71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847.3092" calcext:value-type="float">
            <text:p>-847.3092</text:p>
          </table:table-cell>
          <table:table-cell office:value-type="float" office:value="2246.952" calcext:value-type="float">
            <text:p>2246.952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112.8483" calcext:value-type="float">
            <text:p>112.8483</text:p>
          </table:table-cell>
          <table:table-cell office:value-type="float" office:value="102.8294" calcext:value-type="float">
            <text:p>102.8294</text:p>
          </table:table-cell>
          <table:table-cell office:value-type="float" office:value="0.252233" calcext:value-type="float">
            <text:p>0.252233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483242" calcext:value-type="float">
            <text:p>0.008483242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6007225" calcext:value-type="float">
            <text:p>0.06007225</text:p>
          </table:table-cell>
          <table:table-cell office:value-type="float" office:value="370" calcext:value-type="float">
            <text:p>370</text:p>
          </table:table-cell>
          <table:table-cell office:value-type="float" office:value="192.7868" calcext:value-type="float">
            <text:p>192.7868</text:p>
          </table:table-cell>
          <table:table-cell office:value-type="float" office:value="0" calcext:value-type="float">
            <text:p>0</text:p>
          </table:table-cell>
          <table:table-cell office:value-type="float" office:value="367.6708" calcext:value-type="float">
            <text:p>367.6708</text:p>
          </table:table-cell>
          <table:table-cell office:value-type="float" office:value="1256.746" calcext:value-type="float">
            <text:p>1256.746</text:p>
          </table:table-cell>
          <table:table-cell office:value-type="float" office:value="1555.417" calcext:value-type="float">
            <text:p>1555.417</text:p>
          </table:table-cell>
          <table:table-cell office:value-type="float" office:value="1273.25" calcext:value-type="float">
            <text:p>1273.25</text:p>
          </table:table-cell>
          <table:table-cell office:value-type="float" office:value="757.8191" calcext:value-type="float">
            <text:p>757.8191</text:p>
          </table:table-cell>
          <table:table-cell office:value-type="float" office:value="1098.522" calcext:value-type="float">
            <text:p>1098.522</text:p>
          </table:table-cell>
          <table:table-cell office:value-type="float" office:value="417.3568" calcext:value-type="float">
            <text:p>417.3568</text:p>
          </table:table-cell>
          <table:table-cell office:value-type="float" office:value="1849.54" calcext:value-type="float">
            <text:p>1849.54</text:p>
          </table:table-cell>
          <table:table-cell office:value-type="float" office:value="2082.435" calcext:value-type="float">
            <text:p>2082.435</text:p>
          </table:table-cell>
          <table:table-cell office:value-type="float" office:value="1665.019" calcext:value-type="float">
            <text:p>1665.019</text:p>
          </table:table-cell>
          <table:table-cell office:value-type="float" office:value="584.7346" calcext:value-type="float">
            <text:p>584.7346</text:p>
          </table:table-cell>
          <table:table-cell office:value-type="float" office:value="576.9877" calcext:value-type="float">
            <text:p>576.9877</text:p>
          </table:table-cell>
          <table:table-cell office:value-type="float" office:value="142.7187" calcext:value-type="float">
            <text:p>142.7187</text:p>
          </table:table-cell>
          <table:table-cell office:value-type="float" office:value="35.66835" calcext:value-type="float">
            <text:p>35.66835</text:p>
          </table:table-cell>
          <table:table-cell office:value-type="float" office:value="0" calcext:value-type="float">
            <text:p>0</text:p>
          </table:table-cell>
          <table:table-cell office:value-type="float" office:value="-0.009630394" calcext:value-type="float">
            <text:p>-0.009630394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74.3751" calcext:value-type="float">
            <text:p>-574.3751</text:p>
          </table:table-cell>
          <table:table-cell office:value-type="float" office:value="0" calcext:value-type="float">
            <text:p>0</text:p>
          </table:table-cell>
          <table:table-cell office:value-type="float" office:value="4.512805" calcext:value-type="float">
            <text:p>4.512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6122004" calcext:value-type="float">
            <text:p>16122004</text:p>
          </table:table-cell>
          <table:table-cell office:value-type="float" office:value="632.3188" calcext:value-type="float">
            <text:p>632.3188</text:p>
          </table:table-cell>
          <table:table-cell office:value-type="float" office:value="13132.88" calcext:value-type="float">
            <text:p>13132.88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848.8465" calcext:value-type="float">
            <text:p>-848.8465</text:p>
          </table:table-cell>
          <table:table-cell office:value-type="float" office:value="2251.614" calcext:value-type="float">
            <text:p>2251.614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113.7527" calcext:value-type="float">
            <text:p>113.7527</text:p>
          </table:table-cell>
          <table:table-cell office:value-type="float" office:value="101.6507" calcext:value-type="float">
            <text:p>101.6507</text:p>
          </table:table-cell>
          <table:table-cell office:value-type="float" office:value="0.2525879" calcext:value-type="float">
            <text:p>0.2525879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484382" calcext:value-type="float">
            <text:p>0.008484382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5975663" calcext:value-type="float">
            <text:p>0.05975663</text:p>
          </table:table-cell>
          <table:table-cell office:value-type="float" office:value="370" calcext:value-type="float">
            <text:p>370</text:p>
          </table:table-cell>
          <table:table-cell office:value-type="float" office:value="191.2502" calcext:value-type="float">
            <text:p>191.2502</text:p>
          </table:table-cell>
          <table:table-cell office:value-type="float" office:value="0" calcext:value-type="float">
            <text:p>0</text:p>
          </table:table-cell>
          <table:table-cell office:value-type="float" office:value="367.8168" calcext:value-type="float">
            <text:p>367.8168</text:p>
          </table:table-cell>
          <table:table-cell office:value-type="float" office:value="1256.584" calcext:value-type="float">
            <text:p>1256.584</text:p>
          </table:table-cell>
          <table:table-cell office:value-type="float" office:value="1555.221" calcext:value-type="float">
            <text:p>1555.221</text:p>
          </table:table-cell>
          <table:table-cell office:value-type="float" office:value="1273.222" calcext:value-type="float">
            <text:p>1273.222</text:p>
          </table:table-cell>
          <table:table-cell office:value-type="float" office:value="757.7977" calcext:value-type="float">
            <text:p>757.7977</text:p>
          </table:table-cell>
          <table:table-cell office:value-type="float" office:value="1098.51" calcext:value-type="float">
            <text:p>1098.51</text:p>
          </table:table-cell>
          <table:table-cell office:value-type="float" office:value="417.348" calcext:value-type="float">
            <text:p>417.348</text:p>
          </table:table-cell>
          <table:table-cell office:value-type="float" office:value="1849.529" calcext:value-type="float">
            <text:p>1849.529</text:p>
          </table:table-cell>
          <table:table-cell office:value-type="float" office:value="2082.427" calcext:value-type="float">
            <text:p>2082.427</text:p>
          </table:table-cell>
          <table:table-cell office:value-type="float" office:value="1665.002" calcext:value-type="float">
            <text:p>1665.002</text:p>
          </table:table-cell>
          <table:table-cell office:value-type="float" office:value="584.7309" calcext:value-type="float">
            <text:p>584.7309</text:p>
          </table:table-cell>
          <table:table-cell office:value-type="float" office:value="576.9755" calcext:value-type="float">
            <text:p>576.9755</text:p>
          </table:table-cell>
          <table:table-cell office:value-type="float" office:value="142.7187" calcext:value-type="float">
            <text:p>142.7187</text:p>
          </table:table-cell>
          <table:table-cell office:value-type="float" office:value="35.66836" calcext:value-type="float">
            <text:p>35.66836</text:p>
          </table:table-cell>
          <table:table-cell office:value-type="float" office:value="0" calcext:value-type="float">
            <text:p>0</text:p>
          </table:table-cell>
          <table:table-cell office:value-type="float" office:value="-0.009630414" calcext:value-type="float">
            <text:p>-0.009630414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75.8738" calcext:value-type="float">
            <text:p>-575.8738</text:p>
          </table:table-cell>
          <table:table-cell office:value-type="float" office:value="0" calcext:value-type="float">
            <text:p>0</text:p>
          </table:table-cell>
          <table:table-cell office:value-type="float" office:value="4.475705" calcext:value-type="float">
            <text:p>4.475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7122004" calcext:value-type="float">
            <text:p>17122004</text:p>
          </table:table-cell>
          <table:table-cell office:value-type="float" office:value="631.2733" calcext:value-type="float">
            <text:p>631.2733</text:p>
          </table:table-cell>
          <table:table-cell office:value-type="float" office:value="13133" calcext:value-type="float">
            <text:p>13133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849.8234" calcext:value-type="float">
            <text:p>-849.8234</text:p>
          </table:table-cell>
          <table:table-cell office:value-type="float" office:value="2254.01" calcext:value-type="float">
            <text:p>2254.01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114.1578" calcext:value-type="float">
            <text:p>114.1578</text:p>
          </table:table-cell>
          <table:table-cell office:value-type="float" office:value="101.038" calcext:value-type="float">
            <text:p>101.038</text:p>
          </table:table-cell>
          <table:table-cell office:value-type="float" office:value="0.2529441" calcext:value-type="float">
            <text:p>0.2529441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485086" calcext:value-type="float">
            <text:p>0.008485086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5975663" calcext:value-type="float">
            <text:p>0.05975663</text:p>
          </table:table-cell>
          <table:table-cell office:value-type="float" office:value="370" calcext:value-type="float">
            <text:p>370</text:p>
          </table:table-cell>
          <table:table-cell office:value-type="float" office:value="190.2737" calcext:value-type="float">
            <text:p>190.2737</text:p>
          </table:table-cell>
          <table:table-cell office:value-type="float" office:value="0" calcext:value-type="float">
            <text:p>0</text:p>
          </table:table-cell>
          <table:table-cell office:value-type="float" office:value="367.9166" calcext:value-type="float">
            <text:p>367.9166</text:p>
          </table:table-cell>
          <table:table-cell office:value-type="float" office:value="1256.452" calcext:value-type="float">
            <text:p>1256.452</text:p>
          </table:table-cell>
          <table:table-cell office:value-type="float" office:value="1555.048" calcext:value-type="float">
            <text:p>1555.048</text:p>
          </table:table-cell>
          <table:table-cell office:value-type="float" office:value="1273.197" calcext:value-type="float">
            <text:p>1273.197</text:p>
          </table:table-cell>
          <table:table-cell office:value-type="float" office:value="757.7771" calcext:value-type="float">
            <text:p>757.7771</text:p>
          </table:table-cell>
          <table:table-cell office:value-type="float" office:value="1098.498" calcext:value-type="float">
            <text:p>1098.498</text:p>
          </table:table-cell>
          <table:table-cell office:value-type="float" office:value="417.3391" calcext:value-type="float">
            <text:p>417.3391</text:p>
          </table:table-cell>
          <table:table-cell office:value-type="float" office:value="1849.518" calcext:value-type="float">
            <text:p>1849.518</text:p>
          </table:table-cell>
          <table:table-cell office:value-type="float" office:value="2082.419" calcext:value-type="float">
            <text:p>2082.419</text:p>
          </table:table-cell>
          <table:table-cell office:value-type="float" office:value="1664.995" calcext:value-type="float">
            <text:p>1664.995</text:p>
          </table:table-cell>
          <table:table-cell office:value-type="float" office:value="584.7271" calcext:value-type="float">
            <text:p>584.7271</text:p>
          </table:table-cell>
          <table:table-cell office:value-type="float" office:value="576.9636" calcext:value-type="float">
            <text:p>576.9636</text:p>
          </table:table-cell>
          <table:table-cell office:value-type="float" office:value="142.7187" calcext:value-type="float">
            <text:p>142.7187</text:p>
          </table:table-cell>
          <table:table-cell office:value-type="float" office:value="35.66836" calcext:value-type="float">
            <text:p>35.66836</text:p>
          </table:table-cell>
          <table:table-cell office:value-type="float" office:value="0" calcext:value-type="float">
            <text:p>0</text:p>
          </table:table-cell>
          <table:table-cell office:value-type="float" office:value="-0.009630414" calcext:value-type="float">
            <text:p>-0.009630414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76.791" calcext:value-type="float">
            <text:p>-576.791</text:p>
          </table:table-cell>
          <table:table-cell office:value-type="float" office:value="0" calcext:value-type="float">
            <text:p>0</text:p>
          </table:table-cell>
          <table:table-cell office:value-type="float" office:value="4.41948" calcext:value-type="float">
            <text:p>4.41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8122004" calcext:value-type="float">
            <text:p>18122004</text:p>
          </table:table-cell>
          <table:table-cell office:value-type="float" office:value="630.0029" calcext:value-type="float">
            <text:p>630.0029</text:p>
          </table:table-cell>
          <table:table-cell office:value-type="float" office:value="13133.15" calcext:value-type="float">
            <text:p>13133.15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850.9923" calcext:value-type="float">
            <text:p>-850.9923</text:p>
          </table:table-cell>
          <table:table-cell office:value-type="float" office:value="2257.906" calcext:value-type="float">
            <text:p>2257.906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114.7213" calcext:value-type="float">
            <text:p>114.7213</text:p>
          </table:table-cell>
          <table:table-cell office:value-type="float" office:value="100.2788" calcext:value-type="float">
            <text:p>100.2788</text:p>
          </table:table-cell>
          <table:table-cell office:value-type="float" office:value="0.253321" calcext:value-type="float">
            <text:p>0.253321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486335" calcext:value-type="float">
            <text:p>0.008486335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5975663" calcext:value-type="float">
            <text:p>0.05975663</text:p>
          </table:table-cell>
          <table:table-cell office:value-type="float" office:value="370" calcext:value-type="float">
            <text:p>370</text:p>
          </table:table-cell>
          <table:table-cell office:value-type="float" office:value="189.1051" calcext:value-type="float">
            <text:p>189.1051</text:p>
          </table:table-cell>
          <table:table-cell office:value-type="float" office:value="0" calcext:value-type="float">
            <text:p>0</text:p>
          </table:table-cell>
          <table:table-cell office:value-type="float" office:value="368.0316" calcext:value-type="float">
            <text:p>368.0316</text:p>
          </table:table-cell>
          <table:table-cell office:value-type="float" office:value="1256.286" calcext:value-type="float">
            <text:p>1256.286</text:p>
          </table:table-cell>
          <table:table-cell office:value-type="float" office:value="1554.844" calcext:value-type="float">
            <text:p>1554.844</text:p>
          </table:table-cell>
          <table:table-cell office:value-type="float" office:value="1273.169" calcext:value-type="float">
            <text:p>1273.169</text:p>
          </table:table-cell>
          <table:table-cell office:value-type="float" office:value="757.7559" calcext:value-type="float">
            <text:p>757.7559</text:p>
          </table:table-cell>
          <table:table-cell office:value-type="float" office:value="1098.486" calcext:value-type="float">
            <text:p>1098.486</text:p>
          </table:table-cell>
          <table:table-cell office:value-type="float" office:value="417.3303" calcext:value-type="float">
            <text:p>417.3303</text:p>
          </table:table-cell>
          <table:table-cell office:value-type="float" office:value="1849.508" calcext:value-type="float">
            <text:p>1849.508</text:p>
          </table:table-cell>
          <table:table-cell office:value-type="float" office:value="2082.412" calcext:value-type="float">
            <text:p>2082.412</text:p>
          </table:table-cell>
          <table:table-cell office:value-type="float" office:value="1664.989" calcext:value-type="float">
            <text:p>1664.989</text:p>
          </table:table-cell>
          <table:table-cell office:value-type="float" office:value="584.7234" calcext:value-type="float">
            <text:p>584.7234</text:p>
          </table:table-cell>
          <table:table-cell office:value-type="float" office:value="576.9518" calcext:value-type="float">
            <text:p>576.9518</text:p>
          </table:table-cell>
          <table:table-cell office:value-type="float" office:value="142.7187" calcext:value-type="float">
            <text:p>142.7187</text:p>
          </table:table-cell>
          <table:table-cell office:value-type="float" office:value="35.66836" calcext:value-type="float">
            <text:p>35.66836</text:p>
          </table:table-cell>
          <table:table-cell office:value-type="float" office:value="0" calcext:value-type="float">
            <text:p>0</text:p>
          </table:table-cell>
          <table:table-cell office:value-type="float" office:value="-0.009630418" calcext:value-type="float">
            <text:p>-0.009630418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77.9109" calcext:value-type="float">
            <text:p>-577.9109</text:p>
          </table:table-cell>
          <table:table-cell office:value-type="float" office:value="0" calcext:value-type="float">
            <text:p>0</text:p>
          </table:table-cell>
          <table:table-cell office:value-type="float" office:value="4.371919" calcext:value-type="float">
            <text:p>4.371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9122004" calcext:value-type="float">
            <text:p>19122004</text:p>
          </table:table-cell>
          <table:table-cell office:value-type="float" office:value="629.6487" calcext:value-type="float">
            <text:p>629.6487</text:p>
          </table:table-cell>
          <table:table-cell office:value-type="float" office:value="13133.17" calcext:value-type="float">
            <text:p>13133.17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851.4026" calcext:value-type="float">
            <text:p>-851.4026</text:p>
          </table:table-cell>
          <table:table-cell office:value-type="float" office:value="2259.101" calcext:value-type="float">
            <text:p>2259.101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114.7547" calcext:value-type="float">
            <text:p>114.7547</text:p>
          </table:table-cell>
          <table:table-cell office:value-type="float" office:value="100.2526" calcext:value-type="float">
            <text:p>100.2526</text:p>
          </table:table-cell>
          <table:table-cell office:value-type="float" office:value="0.2536977" calcext:value-type="float">
            <text:p>0.2536977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48651" calcext:value-type="float">
            <text:p>0.00848651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5975663" calcext:value-type="float">
            <text:p>0.05975663</text:p>
          </table:table-cell>
          <table:table-cell office:value-type="float" office:value="370" calcext:value-type="float">
            <text:p>370</text:p>
          </table:table-cell>
          <table:table-cell office:value-type="float" office:value="188.6952" calcext:value-type="float">
            <text:p>188.6952</text:p>
          </table:table-cell>
          <table:table-cell office:value-type="float" office:value="0" calcext:value-type="float">
            <text:p>0</text:p>
          </table:table-cell>
          <table:table-cell office:value-type="float" office:value="368.0569" calcext:value-type="float">
            <text:p>368.0569</text:p>
          </table:table-cell>
          <table:table-cell office:value-type="float" office:value="1256.207" calcext:value-type="float">
            <text:p>1256.207</text:p>
          </table:table-cell>
          <table:table-cell office:value-type="float" office:value="1554.696" calcext:value-type="float">
            <text:p>1554.696</text:p>
          </table:table-cell>
          <table:table-cell office:value-type="float" office:value="1273.147" calcext:value-type="float">
            <text:p>1273.147</text:p>
          </table:table-cell>
          <table:table-cell office:value-type="float" office:value="757.7369" calcext:value-type="float">
            <text:p>757.7369</text:p>
          </table:table-cell>
          <table:table-cell office:value-type="float" office:value="1098.474" calcext:value-type="float">
            <text:p>1098.474</text:p>
          </table:table-cell>
          <table:table-cell office:value-type="float" office:value="417.3217" calcext:value-type="float">
            <text:p>417.3217</text:p>
          </table:table-cell>
          <table:table-cell office:value-type="float" office:value="1849.497" calcext:value-type="float">
            <text:p>1849.497</text:p>
          </table:table-cell>
          <table:table-cell office:value-type="float" office:value="2082.404" calcext:value-type="float">
            <text:p>2082.404</text:p>
          </table:table-cell>
          <table:table-cell office:value-type="float" office:value="1664.982" calcext:value-type="float">
            <text:p>1664.982</text:p>
          </table:table-cell>
          <table:table-cell office:value-type="float" office:value="584.7198" calcext:value-type="float">
            <text:p>584.7198</text:p>
          </table:table-cell>
          <table:table-cell office:value-type="float" office:value="576.9401" calcext:value-type="float">
            <text:p>576.9401</text:p>
          </table:table-cell>
          <table:table-cell office:value-type="float" office:value="142.7186" calcext:value-type="float">
            <text:p>142.7186</text:p>
          </table:table-cell>
          <table:table-cell office:value-type="float" office:value="35.66837" calcext:value-type="float">
            <text:p>35.66837</text:p>
          </table:table-cell>
          <table:table-cell office:value-type="float" office:value="0" calcext:value-type="float">
            <text:p>0</text:p>
          </table:table-cell>
          <table:table-cell office:value-type="float" office:value="-0.009630418" calcext:value-type="float">
            <text:p>-0.009630418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78.2367" calcext:value-type="float">
            <text:p>-578.2367</text:p>
          </table:table-cell>
          <table:table-cell office:value-type="float" office:value="0" calcext:value-type="float">
            <text:p>0</text:p>
          </table:table-cell>
          <table:table-cell office:value-type="float" office:value="4.288054" calcext:value-type="float">
            <text:p>4.288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122004" calcext:value-type="float">
            <text:p>20122004</text:p>
          </table:table-cell>
          <table:table-cell office:value-type="float" office:value="628.8336" calcext:value-type="float">
            <text:p>628.8336</text:p>
          </table:table-cell>
          <table:table-cell office:value-type="float" office:value="13133.28" calcext:value-type="float">
            <text:p>13133.28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852.1578" calcext:value-type="float">
            <text:p>-852.1578</text:p>
          </table:table-cell>
          <table:table-cell office:value-type="float" office:value="2260.569" calcext:value-type="float">
            <text:p>2260.569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115.0141" calcext:value-type="float">
            <text:p>115.0141</text:p>
          </table:table-cell>
          <table:table-cell office:value-type="float" office:value="99.73417" calcext:value-type="float">
            <text:p>99.73417</text:p>
          </table:table-cell>
          <table:table-cell office:value-type="float" office:value="0.2540842" calcext:value-type="float">
            <text:p>0.2540842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486969" calcext:value-type="float">
            <text:p>0.008486969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5975663" calcext:value-type="float">
            <text:p>0.05975663</text:p>
          </table:table-cell>
          <table:table-cell office:value-type="float" office:value="370" calcext:value-type="float">
            <text:p>370</text:p>
          </table:table-cell>
          <table:table-cell office:value-type="float" office:value="187.9404" calcext:value-type="float">
            <text:p>187.9404</text:p>
          </table:table-cell>
          <table:table-cell office:value-type="float" office:value="0" calcext:value-type="float">
            <text:p>0</text:p>
          </table:table-cell>
          <table:table-cell office:value-type="float" office:value="368.1506" calcext:value-type="float">
            <text:p>368.1506</text:p>
          </table:table-cell>
          <table:table-cell office:value-type="float" office:value="1256.154" calcext:value-type="float">
            <text:p>1256.154</text:p>
          </table:table-cell>
          <table:table-cell office:value-type="float" office:value="1554.555" calcext:value-type="float">
            <text:p>1554.555</text:p>
          </table:table-cell>
          <table:table-cell office:value-type="float" office:value="1273.128" calcext:value-type="float">
            <text:p>1273.128</text:p>
          </table:table-cell>
          <table:table-cell office:value-type="float" office:value="757.7199" calcext:value-type="float">
            <text:p>757.7199</text:p>
          </table:table-cell>
          <table:table-cell office:value-type="float" office:value="1098.464" calcext:value-type="float">
            <text:p>1098.464</text:p>
          </table:table-cell>
          <table:table-cell office:value-type="float" office:value="417.3139" calcext:value-type="float">
            <text:p>417.3139</text:p>
          </table:table-cell>
          <table:table-cell office:value-type="float" office:value="1849.487" calcext:value-type="float">
            <text:p>1849.487</text:p>
          </table:table-cell>
          <table:table-cell office:value-type="float" office:value="2082.397" calcext:value-type="float">
            <text:p>2082.397</text:p>
          </table:table-cell>
          <table:table-cell office:value-type="float" office:value="1664.976" calcext:value-type="float">
            <text:p>1664.976</text:p>
          </table:table-cell>
          <table:table-cell office:value-type="float" office:value="584.7164" calcext:value-type="float">
            <text:p>584.7164</text:p>
          </table:table-cell>
          <table:table-cell office:value-type="float" office:value="576.9287" calcext:value-type="float">
            <text:p>576.9287</text:p>
          </table:table-cell>
          <table:table-cell office:value-type="float" office:value="142.7186" calcext:value-type="float">
            <text:p>142.7186</text:p>
          </table:table-cell>
          <table:table-cell office:value-type="float" office:value="35.66837" calcext:value-type="float">
            <text:p>35.66837</text:p>
          </table:table-cell>
          <table:table-cell office:value-type="float" office:value="0" calcext:value-type="float">
            <text:p>0</text:p>
          </table:table-cell>
          <table:table-cell office:value-type="float" office:value="-0.009630418" calcext:value-type="float">
            <text:p>-0.009630418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78.9522" calcext:value-type="float">
            <text:p>-578.9522</text:p>
          </table:table-cell>
          <table:table-cell office:value-type="float" office:value="0" calcext:value-type="float">
            <text:p>0</text:p>
          </table:table-cell>
          <table:table-cell office:value-type="float" office:value="4.244688" calcext:value-type="float">
            <text:p>4.244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1122004" calcext:value-type="float">
            <text:p>21122004</text:p>
          </table:table-cell>
          <table:table-cell office:value-type="float" office:value="628.3647" calcext:value-type="float">
            <text:p>628.3647</text:p>
          </table:table-cell>
          <table:table-cell office:value-type="float" office:value="13133.33" calcext:value-type="float">
            <text:p>13133.33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852.619" calcext:value-type="float">
            <text:p>-852.619</text:p>
          </table:table-cell>
          <table:table-cell office:value-type="float" office:value="2262.73" calcext:value-type="float">
            <text:p>2262.73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115.0418" calcext:value-type="float">
            <text:p>115.0418</text:p>
          </table:table-cell>
          <table:table-cell office:value-type="float" office:value="99.5716" calcext:value-type="float">
            <text:p>99.5716</text:p>
          </table:table-cell>
          <table:table-cell office:value-type="float" office:value="0.254481" calcext:value-type="float">
            <text:p>0.254481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48704" calcext:value-type="float">
            <text:p>0.00848704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5975663" calcext:value-type="float">
            <text:p>0.05975663</text:p>
          </table:table-cell>
          <table:table-cell office:value-type="float" office:value="370" calcext:value-type="float">
            <text:p>370</text:p>
          </table:table-cell>
          <table:table-cell office:value-type="float" office:value="187.4796" calcext:value-type="float">
            <text:p>187.4796</text:p>
          </table:table-cell>
          <table:table-cell office:value-type="float" office:value="0" calcext:value-type="float">
            <text:p>0</text:p>
          </table:table-cell>
          <table:table-cell office:value-type="float" office:value="368.1991" calcext:value-type="float">
            <text:p>368.1991</text:p>
          </table:table-cell>
          <table:table-cell office:value-type="float" office:value="1256.091" calcext:value-type="float">
            <text:p>1256.091</text:p>
          </table:table-cell>
          <table:table-cell office:value-type="float" office:value="1554.412" calcext:value-type="float">
            <text:p>1554.412</text:p>
          </table:table-cell>
          <table:table-cell office:value-type="float" office:value="1273.108" calcext:value-type="float">
            <text:p>1273.108</text:p>
          </table:table-cell>
          <table:table-cell office:value-type="float" office:value="757.7032" calcext:value-type="float">
            <text:p>757.7032</text:p>
          </table:table-cell>
          <table:table-cell office:value-type="float" office:value="1098.453" calcext:value-type="float">
            <text:p>1098.453</text:p>
          </table:table-cell>
          <table:table-cell office:value-type="float" office:value="417.3063" calcext:value-type="float">
            <text:p>417.3063</text:p>
          </table:table-cell>
          <table:table-cell office:value-type="float" office:value="1849.477" calcext:value-type="float">
            <text:p>1849.477</text:p>
          </table:table-cell>
          <table:table-cell office:value-type="float" office:value="2082.389" calcext:value-type="float">
            <text:p>2082.389</text:p>
          </table:table-cell>
          <table:table-cell office:value-type="float" office:value="1664.97" calcext:value-type="float">
            <text:p>1664.97</text:p>
          </table:table-cell>
          <table:table-cell office:value-type="float" office:value="584.7128" calcext:value-type="float">
            <text:p>584.7128</text:p>
          </table:table-cell>
          <table:table-cell office:value-type="float" office:value="576.9174" calcext:value-type="float">
            <text:p>576.9174</text:p>
          </table:table-cell>
          <table:table-cell office:value-type="float" office:value="142.7186" calcext:value-type="float">
            <text:p>142.7186</text:p>
          </table:table-cell>
          <table:table-cell office:value-type="float" office:value="35.66837" calcext:value-type="float">
            <text:p>35.66837</text:p>
          </table:table-cell>
          <table:table-cell office:value-type="float" office:value="0" calcext:value-type="float">
            <text:p>0</text:p>
          </table:table-cell>
          <table:table-cell office:value-type="float" office:value="-0.009630418" calcext:value-type="float">
            <text:p>-0.009630418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79.3665" calcext:value-type="float">
            <text:p>-579.3665</text:p>
          </table:table-cell>
          <table:table-cell office:value-type="float" office:value="0" calcext:value-type="float">
            <text:p>0</text:p>
          </table:table-cell>
          <table:table-cell office:value-type="float" office:value="4.1907" calcext:value-type="float">
            <text:p>4.1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2122004" calcext:value-type="float">
            <text:p>22122004</text:p>
          </table:table-cell>
          <table:table-cell office:value-type="float" office:value="628.0613" calcext:value-type="float">
            <text:p>628.0613</text:p>
          </table:table-cell>
          <table:table-cell office:value-type="float" office:value="13133.36" calcext:value-type="float">
            <text:p>13133.36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852.956" calcext:value-type="float">
            <text:p>-852.956</text:p>
          </table:table-cell>
          <table:table-cell office:value-type="float" office:value="2263.861" calcext:value-type="float">
            <text:p>2263.861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115.0331" calcext:value-type="float">
            <text:p>115.0331</text:p>
          </table:table-cell>
          <table:table-cell office:value-type="float" office:value="99.51299" calcext:value-type="float">
            <text:p>99.51299</text:p>
          </table:table-cell>
          <table:table-cell office:value-type="float" office:value="0.2548536" calcext:value-type="float">
            <text:p>0.2548536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487109" calcext:value-type="float">
            <text:p>0.008487109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5975663" calcext:value-type="float">
            <text:p>0.05975663</text:p>
          </table:table-cell>
          <table:table-cell office:value-type="float" office:value="370" calcext:value-type="float">
            <text:p>370</text:p>
          </table:table-cell>
          <table:table-cell office:value-type="float" office:value="187.143" calcext:value-type="float">
            <text:p>187.143</text:p>
          </table:table-cell>
          <table:table-cell office:value-type="float" office:value="0" calcext:value-type="float">
            <text:p>0</text:p>
          </table:table-cell>
          <table:table-cell office:value-type="float" office:value="368.227" calcext:value-type="float">
            <text:p>368.227</text:p>
          </table:table-cell>
          <table:table-cell office:value-type="float" office:value="1256.059" calcext:value-type="float">
            <text:p>1256.059</text:p>
          </table:table-cell>
          <table:table-cell office:value-type="float" office:value="1554.291" calcext:value-type="float">
            <text:p>1554.291</text:p>
          </table:table-cell>
          <table:table-cell office:value-type="float" office:value="1273.091" calcext:value-type="float">
            <text:p>1273.091</text:p>
          </table:table-cell>
          <table:table-cell office:value-type="float" office:value="757.6874" calcext:value-type="float">
            <text:p>757.6874</text:p>
          </table:table-cell>
          <table:table-cell office:value-type="float" office:value="1098.443" calcext:value-type="float">
            <text:p>1098.443</text:p>
          </table:table-cell>
          <table:table-cell office:value-type="float" office:value="417.2991" calcext:value-type="float">
            <text:p>417.2991</text:p>
          </table:table-cell>
          <table:table-cell office:value-type="float" office:value="1849.468" calcext:value-type="float">
            <text:p>1849.468</text:p>
          </table:table-cell>
          <table:table-cell office:value-type="float" office:value="2082.382" calcext:value-type="float">
            <text:p>2082.382</text:p>
          </table:table-cell>
          <table:table-cell office:value-type="float" office:value="1664.964" calcext:value-type="float">
            <text:p>1664.964</text:p>
          </table:table-cell>
          <table:table-cell office:value-type="float" office:value="584.7094" calcext:value-type="float">
            <text:p>584.7094</text:p>
          </table:table-cell>
          <table:table-cell office:value-type="float" office:value="576.9064" calcext:value-type="float">
            <text:p>576.9064</text:p>
          </table:table-cell>
          <table:table-cell office:value-type="float" office:value="142.7186" calcext:value-type="float">
            <text:p>142.7186</text:p>
          </table:table-cell>
          <table:table-cell office:value-type="float" office:value="35.66837" calcext:value-type="float">
            <text:p>35.66837</text:p>
          </table:table-cell>
          <table:table-cell office:value-type="float" office:value="0" calcext:value-type="float">
            <text:p>0</text:p>
          </table:table-cell>
          <table:table-cell office:value-type="float" office:value="-0.009630418" calcext:value-type="float">
            <text:p>-0.009630418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79.6438" calcext:value-type="float">
            <text:p>-579.6438</text:p>
          </table:table-cell>
          <table:table-cell office:value-type="float" office:value="0" calcext:value-type="float">
            <text:p>0</text:p>
          </table:table-cell>
          <table:table-cell office:value-type="float" office:value="4.124475" calcext:value-type="float">
            <text:p>4.124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3122004" calcext:value-type="float">
            <text:p>23122004</text:p>
          </table:table-cell>
          <table:table-cell office:value-type="float" office:value="627.8617" calcext:value-type="float">
            <text:p>627.8617</text:p>
          </table:table-cell>
          <table:table-cell office:value-type="float" office:value="13133.38" calcext:value-type="float">
            <text:p>13133.38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853.2086" calcext:value-type="float">
            <text:p>-853.2086</text:p>
          </table:table-cell>
          <table:table-cell office:value-type="float" office:value="2264.803" calcext:value-type="float">
            <text:p>2264.803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114.9993" calcext:value-type="float">
            <text:p>114.9993</text:p>
          </table:table-cell>
          <table:table-cell office:value-type="float" office:value="99.48976" calcext:value-type="float">
            <text:p>99.48976</text:p>
          </table:table-cell>
          <table:table-cell office:value-type="float" office:value="0.2552094" calcext:value-type="float">
            <text:p>0.2552094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487144" calcext:value-type="float">
            <text:p>0.008487144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5973451" calcext:value-type="float">
            <text:p>0.05973451</text:p>
          </table:table-cell>
          <table:table-cell office:value-type="float" office:value="370" calcext:value-type="float">
            <text:p>370</text:p>
          </table:table-cell>
          <table:table-cell office:value-type="float" office:value="186.8908" calcext:value-type="float">
            <text:p>186.8908</text:p>
          </table:table-cell>
          <table:table-cell office:value-type="float" office:value="0" calcext:value-type="float">
            <text:p>0</text:p>
          </table:table-cell>
          <table:table-cell office:value-type="float" office:value="368.2444" calcext:value-type="float">
            <text:p>368.2444</text:p>
          </table:table-cell>
          <table:table-cell office:value-type="float" office:value="1256.037" calcext:value-type="float">
            <text:p>1256.037</text:p>
          </table:table-cell>
          <table:table-cell office:value-type="float" office:value="1554.217" calcext:value-type="float">
            <text:p>1554.217</text:p>
          </table:table-cell>
          <table:table-cell office:value-type="float" office:value="1273.073" calcext:value-type="float">
            <text:p>1273.073</text:p>
          </table:table-cell>
          <table:table-cell office:value-type="float" office:value="757.6729" calcext:value-type="float">
            <text:p>757.6729</text:p>
          </table:table-cell>
          <table:table-cell office:value-type="float" office:value="1098.432" calcext:value-type="float">
            <text:p>1098.432</text:p>
          </table:table-cell>
          <table:table-cell office:value-type="float" office:value="417.2926" calcext:value-type="float">
            <text:p>417.2926</text:p>
          </table:table-cell>
          <table:table-cell office:value-type="float" office:value="1849.46" calcext:value-type="float">
            <text:p>1849.46</text:p>
          </table:table-cell>
          <table:table-cell office:value-type="float" office:value="2082.375" calcext:value-type="float">
            <text:p>2082.375</text:p>
          </table:table-cell>
          <table:table-cell office:value-type="float" office:value="1664.958" calcext:value-type="float">
            <text:p>1664.958</text:p>
          </table:table-cell>
          <table:table-cell office:value-type="float" office:value="584.7059" calcext:value-type="float">
            <text:p>584.7059</text:p>
          </table:table-cell>
          <table:table-cell office:value-type="float" office:value="576.8954" calcext:value-type="float">
            <text:p>576.8954</text:p>
          </table:table-cell>
          <table:table-cell office:value-type="float" office:value="142.7186" calcext:value-type="float">
            <text:p>142.7186</text:p>
          </table:table-cell>
          <table:table-cell office:value-type="float" office:value="35.66837" calcext:value-type="float">
            <text:p>35.66837</text:p>
          </table:table-cell>
          <table:table-cell office:value-type="float" office:value="0" calcext:value-type="float">
            <text:p>0</text:p>
          </table:table-cell>
          <table:table-cell office:value-type="float" office:value="-0.009630418" calcext:value-type="float">
            <text:p>-0.009630418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79.8367" calcext:value-type="float">
            <text:p>-579.8367</text:p>
          </table:table-cell>
          <table:table-cell office:value-type="float" office:value="0" calcext:value-type="float">
            <text:p>0</text:p>
          </table:table-cell>
          <table:table-cell office:value-type="float" office:value="4.053777" calcext:value-type="float">
            <text:p>4.053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4122004" calcext:value-type="float">
            <text:p>24122004</text:p>
          </table:table-cell>
          <table:table-cell office:value-type="float" office:value="627.645" calcext:value-type="float">
            <text:p>627.645</text:p>
          </table:table-cell>
          <table:table-cell office:value-type="float" office:value="13133.4" calcext:value-type="float">
            <text:p>13133.4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853.4501" calcext:value-type="float">
            <text:p>-853.4501</text:p>
          </table:table-cell>
          <table:table-cell office:value-type="float" office:value="2264.296" calcext:value-type="float">
            <text:p>2264.296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114.9435" calcext:value-type="float">
            <text:p>114.9435</text:p>
          </table:table-cell>
          <table:table-cell office:value-type="float" office:value="99.41105" calcext:value-type="float">
            <text:p>99.41105</text:p>
          </table:table-cell>
          <table:table-cell office:value-type="float" office:value="0.2555501" calcext:value-type="float">
            <text:p>0.2555501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487152" calcext:value-type="float">
            <text:p>0.008487152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5953996" calcext:value-type="float">
            <text:p>0.05953996</text:p>
          </table:table-cell>
          <table:table-cell office:value-type="float" office:value="370" calcext:value-type="float">
            <text:p>370</text:p>
          </table:table-cell>
          <table:table-cell office:value-type="float" office:value="186.6498" calcext:value-type="float">
            <text:p>186.6498</text:p>
          </table:table-cell>
          <table:table-cell office:value-type="float" office:value="0" calcext:value-type="float">
            <text:p>0</text:p>
          </table:table-cell>
          <table:table-cell office:value-type="float" office:value="368.2731" calcext:value-type="float">
            <text:p>368.2731</text:p>
          </table:table-cell>
          <table:table-cell office:value-type="float" office:value="1256.016" calcext:value-type="float">
            <text:p>1256.016</text:p>
          </table:table-cell>
          <table:table-cell office:value-type="float" office:value="1554.175" calcext:value-type="float">
            <text:p>1554.175</text:p>
          </table:table-cell>
          <table:table-cell office:value-type="float" office:value="1273.059" calcext:value-type="float">
            <text:p>1273.059</text:p>
          </table:table-cell>
          <table:table-cell office:value-type="float" office:value="757.6591" calcext:value-type="float">
            <text:p>757.6591</text:p>
          </table:table-cell>
          <table:table-cell office:value-type="float" office:value="1098.422" calcext:value-type="float">
            <text:p>1098.422</text:p>
          </table:table-cell>
          <table:table-cell office:value-type="float" office:value="417.2866" calcext:value-type="float">
            <text:p>417.2866</text:p>
          </table:table-cell>
          <table:table-cell office:value-type="float" office:value="1849.452" calcext:value-type="float">
            <text:p>1849.452</text:p>
          </table:table-cell>
          <table:table-cell office:value-type="float" office:value="2082.369" calcext:value-type="float">
            <text:p>2082.369</text:p>
          </table:table-cell>
          <table:table-cell office:value-type="float" office:value="1664.953" calcext:value-type="float">
            <text:p>1664.953</text:p>
          </table:table-cell>
          <table:table-cell office:value-type="float" office:value="584.7027" calcext:value-type="float">
            <text:p>584.7027</text:p>
          </table:table-cell>
          <table:table-cell office:value-type="float" office:value="576.8846" calcext:value-type="float">
            <text:p>576.8846</text:p>
          </table:table-cell>
          <table:table-cell office:value-type="float" office:value="142.7186" calcext:value-type="float">
            <text:p>142.7186</text:p>
          </table:table-cell>
          <table:table-cell office:value-type="float" office:value="35.66837" calcext:value-type="float">
            <text:p>35.66837</text:p>
          </table:table-cell>
          <table:table-cell office:value-type="float" office:value="0" calcext:value-type="float">
            <text:p>0</text:p>
          </table:table-cell>
          <table:table-cell office:value-type="float" office:value="-0.009630418" calcext:value-type="float">
            <text:p>-0.009630418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80.0321" calcext:value-type="float">
            <text:p>-580.0321</text:p>
          </table:table-cell>
          <table:table-cell office:value-type="float" office:value="0" calcext:value-type="float">
            <text:p>0</text:p>
          </table:table-cell>
          <table:table-cell office:value-type="float" office:value="4.001142" calcext:value-type="float">
            <text:p>4.001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5122004" calcext:value-type="float">
            <text:p>25122004</text:p>
          </table:table-cell>
          <table:table-cell office:value-type="float" office:value="626.8492" calcext:value-type="float">
            <text:p>626.8492</text:p>
          </table:table-cell>
          <table:table-cell office:value-type="float" office:value="13133.51" calcext:value-type="float">
            <text:p>13133.51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854.1737" calcext:value-type="float">
            <text:p>-854.1737</text:p>
          </table:table-cell>
          <table:table-cell office:value-type="float" office:value="2266.008" calcext:value-type="float">
            <text:p>2266.008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115.1816" calcext:value-type="float">
            <text:p>115.1816</text:p>
          </table:table-cell>
          <table:table-cell office:value-type="float" office:value="98.80428" calcext:value-type="float">
            <text:p>98.80428</text:p>
          </table:table-cell>
          <table:table-cell office:value-type="float" office:value="0.2559882" calcext:value-type="float">
            <text:p>0.2559882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487172" calcext:value-type="float">
            <text:p>0.008487172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5835927" calcext:value-type="float">
            <text:p>0.05835927</text:p>
          </table:table-cell>
          <table:table-cell office:value-type="float" office:value="370" calcext:value-type="float">
            <text:p>370</text:p>
          </table:table-cell>
          <table:table-cell office:value-type="float" office:value="185.9278" calcext:value-type="float">
            <text:p>185.9278</text:p>
          </table:table-cell>
          <table:table-cell office:value-type="float" office:value="0" calcext:value-type="float">
            <text:p>0</text:p>
          </table:table-cell>
          <table:table-cell office:value-type="float" office:value="368.3772" calcext:value-type="float">
            <text:p>368.3772</text:p>
          </table:table-cell>
          <table:table-cell office:value-type="float" office:value="1255.969" calcext:value-type="float">
            <text:p>1255.969</text:p>
          </table:table-cell>
          <table:table-cell office:value-type="float" office:value="1554.112" calcext:value-type="float">
            <text:p>1554.112</text:p>
          </table:table-cell>
          <table:table-cell office:value-type="float" office:value="1273.047" calcext:value-type="float">
            <text:p>1273.047</text:p>
          </table:table-cell>
          <table:table-cell office:value-type="float" office:value="757.6453" calcext:value-type="float">
            <text:p>757.6453</text:p>
          </table:table-cell>
          <table:table-cell office:value-type="float" office:value="1098.412" calcext:value-type="float">
            <text:p>1098.412</text:p>
          </table:table-cell>
          <table:table-cell office:value-type="float" office:value="417.2807" calcext:value-type="float">
            <text:p>417.2807</text:p>
          </table:table-cell>
          <table:table-cell office:value-type="float" office:value="1849.445" calcext:value-type="float">
            <text:p>1849.445</text:p>
          </table:table-cell>
          <table:table-cell office:value-type="float" office:value="2082.362" calcext:value-type="float">
            <text:p>2082.362</text:p>
          </table:table-cell>
          <table:table-cell office:value-type="float" office:value="1664.947" calcext:value-type="float">
            <text:p>1664.947</text:p>
          </table:table-cell>
          <table:table-cell office:value-type="float" office:value="584.6995" calcext:value-type="float">
            <text:p>584.6995</text:p>
          </table:table-cell>
          <table:table-cell office:value-type="float" office:value="576.874" calcext:value-type="float">
            <text:p>576.874</text:p>
          </table:table-cell>
          <table:table-cell office:value-type="float" office:value="142.7186" calcext:value-type="float">
            <text:p>142.7186</text:p>
          </table:table-cell>
          <table:table-cell office:value-type="float" office:value="35.66837" calcext:value-type="float">
            <text:p>35.66837</text:p>
          </table:table-cell>
          <table:table-cell office:value-type="float" office:value="0" calcext:value-type="float">
            <text:p>0</text:p>
          </table:table-cell>
          <table:table-cell office:value-type="float" office:value="-0.009630441" calcext:value-type="float">
            <text:p>-0.009630441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80.7223" calcext:value-type="float">
            <text:p>-580.7223</text:p>
          </table:table-cell>
          <table:table-cell office:value-type="float" office:value="0" calcext:value-type="float">
            <text:p>0</text:p>
          </table:table-cell>
          <table:table-cell office:value-type="float" office:value="3.962352" calcext:value-type="float">
            <text:p>3.962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6122004" calcext:value-type="float">
            <text:p>26122004</text:p>
          </table:table-cell>
          <table:table-cell office:value-type="float" office:value="626.4055" calcext:value-type="float">
            <text:p>626.4055</text:p>
          </table:table-cell>
          <table:table-cell office:value-type="float" office:value="13133.58" calcext:value-type="float">
            <text:p>13133.58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854.6006" calcext:value-type="float">
            <text:p>-854.6006</text:p>
          </table:table-cell>
          <table:table-cell office:value-type="float" office:value="2267.325" calcext:value-type="float">
            <text:p>2267.325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115.1719" calcext:value-type="float">
            <text:p>115.1719</text:p>
          </table:table-cell>
          <table:table-cell office:value-type="float" office:value="98.56576" calcext:value-type="float">
            <text:p>98.56576</text:p>
          </table:table-cell>
          <table:table-cell office:value-type="float" office:value="0.2564311" calcext:value-type="float">
            <text:p>0.2564311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487172" calcext:value-type="float">
            <text:p>0.008487172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5645158" calcext:value-type="float">
            <text:p>0.05645158</text:p>
          </table:table-cell>
          <table:table-cell office:value-type="float" office:value="370" calcext:value-type="float">
            <text:p>370</text:p>
          </table:table-cell>
          <table:table-cell office:value-type="float" office:value="185.5032" calcext:value-type="float">
            <text:p>185.5032</text:p>
          </table:table-cell>
          <table:table-cell office:value-type="float" office:value="0" calcext:value-type="float">
            <text:p>0</text:p>
          </table:table-cell>
          <table:table-cell office:value-type="float" office:value="368.4355" calcext:value-type="float">
            <text:p>368.4355</text:p>
          </table:table-cell>
          <table:table-cell office:value-type="float" office:value="1255.917" calcext:value-type="float">
            <text:p>1255.917</text:p>
          </table:table-cell>
          <table:table-cell office:value-type="float" office:value="1554.037" calcext:value-type="float">
            <text:p>1554.037</text:p>
          </table:table-cell>
          <table:table-cell office:value-type="float" office:value="1273.034" calcext:value-type="float">
            <text:p>1273.034</text:p>
          </table:table-cell>
          <table:table-cell office:value-type="float" office:value="757.6315" calcext:value-type="float">
            <text:p>757.6315</text:p>
          </table:table-cell>
          <table:table-cell office:value-type="float" office:value="1098.402" calcext:value-type="float">
            <text:p>1098.402</text:p>
          </table:table-cell>
          <table:table-cell office:value-type="float" office:value="417.275" calcext:value-type="float">
            <text:p>417.275</text:p>
          </table:table-cell>
          <table:table-cell office:value-type="float" office:value="1849.438" calcext:value-type="float">
            <text:p>1849.438</text:p>
          </table:table-cell>
          <table:table-cell office:value-type="float" office:value="2082.355" calcext:value-type="float">
            <text:p>2082.355</text:p>
          </table:table-cell>
          <table:table-cell office:value-type="float" office:value="1664.942" calcext:value-type="float">
            <text:p>1664.942</text:p>
          </table:table-cell>
          <table:table-cell office:value-type="float" office:value="584.6963" calcext:value-type="float">
            <text:p>584.6963</text:p>
          </table:table-cell>
          <table:table-cell office:value-type="float" office:value="576.8636" calcext:value-type="float">
            <text:p>576.8636</text:p>
          </table:table-cell>
          <table:table-cell office:value-type="float" office:value="142.7185" calcext:value-type="float">
            <text:p>142.7185</text:p>
          </table:table-cell>
          <table:table-cell office:value-type="float" office:value="35.66841" calcext:value-type="float">
            <text:p>35.66841</text:p>
          </table:table-cell>
          <table:table-cell office:value-type="float" office:value="0" calcext:value-type="float">
            <text:p>0</text:p>
          </table:table-cell>
          <table:table-cell office:value-type="float" office:value="-0.009630442" calcext:value-type="float">
            <text:p>-0.009630442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81.1055" calcext:value-type="float">
            <text:p>-581.1055</text:p>
          </table:table-cell>
          <table:table-cell office:value-type="float" office:value="0" calcext:value-type="float">
            <text:p>0</text:p>
          </table:table-cell>
          <table:table-cell office:value-type="float" office:value="3.913956" calcext:value-type="float">
            <text:p>3.913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7122004" calcext:value-type="float">
            <text:p>27122004</text:p>
          </table:table-cell>
          <table:table-cell office:value-type="float" office:value="625.8959" calcext:value-type="float">
            <text:p>625.8959</text:p>
          </table:table-cell>
          <table:table-cell office:value-type="float" office:value="13133.65" calcext:value-type="float">
            <text:p>13133.65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855.0885" calcext:value-type="float">
            <text:p>-855.0885</text:p>
          </table:table-cell>
          <table:table-cell office:value-type="float" office:value="2268.16" calcext:value-type="float">
            <text:p>2268.16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115.1835" calcext:value-type="float">
            <text:p>115.1835</text:p>
          </table:table-cell>
          <table:table-cell office:value-type="float" office:value="98.256" calcext:value-type="float">
            <text:p>98.256</text:p>
          </table:table-cell>
          <table:table-cell office:value-type="float" office:value="0.2568751" calcext:value-type="float">
            <text:p>0.2568751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487172" calcext:value-type="float">
            <text:p>0.008487172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5471842" calcext:value-type="float">
            <text:p>0.05471842</text:p>
          </table:table-cell>
          <table:table-cell office:value-type="float" office:value="370" calcext:value-type="float">
            <text:p>370</text:p>
          </table:table-cell>
          <table:table-cell office:value-type="float" office:value="185.0175" calcext:value-type="float">
            <text:p>185.0175</text:p>
          </table:table-cell>
          <table:table-cell office:value-type="float" office:value="0" calcext:value-type="float">
            <text:p>0</text:p>
          </table:table-cell>
          <table:table-cell office:value-type="float" office:value="368.5068" calcext:value-type="float">
            <text:p>368.5068</text:p>
          </table:table-cell>
          <table:table-cell office:value-type="float" office:value="1255.869" calcext:value-type="float">
            <text:p>1255.869</text:p>
          </table:table-cell>
          <table:table-cell office:value-type="float" office:value="1553.965" calcext:value-type="float">
            <text:p>1553.965</text:p>
          </table:table-cell>
          <table:table-cell office:value-type="float" office:value="1273.021" calcext:value-type="float">
            <text:p>1273.021</text:p>
          </table:table-cell>
          <table:table-cell office:value-type="float" office:value="757.6179" calcext:value-type="float">
            <text:p>757.6179</text:p>
          </table:table-cell>
          <table:table-cell office:value-type="float" office:value="1098.392" calcext:value-type="float">
            <text:p>1098.392</text:p>
          </table:table-cell>
          <table:table-cell office:value-type="float" office:value="417.2693" calcext:value-type="float">
            <text:p>417.2693</text:p>
          </table:table-cell>
          <table:table-cell office:value-type="float" office:value="1849.431" calcext:value-type="float">
            <text:p>1849.431</text:p>
          </table:table-cell>
          <table:table-cell office:value-type="float" office:value="2082.349" calcext:value-type="float">
            <text:p>2082.349</text:p>
          </table:table-cell>
          <table:table-cell office:value-type="float" office:value="1664.937" calcext:value-type="float">
            <text:p>1664.937</text:p>
          </table:table-cell>
          <table:table-cell office:value-type="float" office:value="584.6932" calcext:value-type="float">
            <text:p>584.6932</text:p>
          </table:table-cell>
          <table:table-cell office:value-type="float" office:value="576.8533" calcext:value-type="float">
            <text:p>576.8533</text:p>
          </table:table-cell>
          <table:table-cell office:value-type="float" office:value="142.7185" calcext:value-type="float">
            <text:p>142.7185</text:p>
          </table:table-cell>
          <table:table-cell office:value-type="float" office:value="35.66845" calcext:value-type="float">
            <text:p>35.66845</text:p>
          </table:table-cell>
          <table:table-cell office:value-type="float" office:value="0" calcext:value-type="float">
            <text:p>0</text:p>
          </table:table-cell>
          <table:table-cell office:value-type="float" office:value="-0.009630442" calcext:value-type="float">
            <text:p>-0.009630442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81.5325" calcext:value-type="float">
            <text:p>-581.5325</text:p>
          </table:table-cell>
          <table:table-cell office:value-type="float" office:value="0" calcext:value-type="float">
            <text:p>0</text:p>
          </table:table-cell>
          <table:table-cell office:value-type="float" office:value="3.857021" calcext:value-type="float">
            <text:p>3.857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8122004" calcext:value-type="float">
            <text:p>28122004</text:p>
          </table:table-cell>
          <table:table-cell office:value-type="float" office:value="625.265" calcext:value-type="float">
            <text:p>625.265</text:p>
          </table:table-cell>
          <table:table-cell office:value-type="float" office:value="13133.75" calcext:value-type="float">
            <text:p>13133.75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855.6683" calcext:value-type="float">
            <text:p>-855.6683</text:p>
          </table:table-cell>
          <table:table-cell office:value-type="float" office:value="2269.96" calcext:value-type="float">
            <text:p>2269.96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115.2279" calcext:value-type="float">
            <text:p>115.2279</text:p>
          </table:table-cell>
          <table:table-cell office:value-type="float" office:value="97.85697" calcext:value-type="float">
            <text:p>97.85697</text:p>
          </table:table-cell>
          <table:table-cell office:value-type="float" office:value="0.2573244" calcext:value-type="float">
            <text:p>0.2573244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487172" calcext:value-type="float">
            <text:p>0.008487172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5397432" calcext:value-type="float">
            <text:p>0.05397432</text:p>
          </table:table-cell>
          <table:table-cell office:value-type="float" office:value="370" calcext:value-type="float">
            <text:p>370</text:p>
          </table:table-cell>
          <table:table-cell office:value-type="float" office:value="184.4389" calcext:value-type="float">
            <text:p>184.4389</text:p>
          </table:table-cell>
          <table:table-cell office:value-type="float" office:value="0" calcext:value-type="float">
            <text:p>0</text:p>
          </table:table-cell>
          <table:table-cell office:value-type="float" office:value="368.5835" calcext:value-type="float">
            <text:p>368.5835</text:p>
          </table:table-cell>
          <table:table-cell office:value-type="float" office:value="1255.808" calcext:value-type="float">
            <text:p>1255.808</text:p>
          </table:table-cell>
          <table:table-cell office:value-type="float" office:value="1553.885" calcext:value-type="float">
            <text:p>1553.885</text:p>
          </table:table-cell>
          <table:table-cell office:value-type="float" office:value="1273.008" calcext:value-type="float">
            <text:p>1273.008</text:p>
          </table:table-cell>
          <table:table-cell office:value-type="float" office:value="757.6043" calcext:value-type="float">
            <text:p>757.6043</text:p>
          </table:table-cell>
          <table:table-cell office:value-type="float" office:value="1098.382" calcext:value-type="float">
            <text:p>1098.382</text:p>
          </table:table-cell>
          <table:table-cell office:value-type="float" office:value="417.2637" calcext:value-type="float">
            <text:p>417.2637</text:p>
          </table:table-cell>
          <table:table-cell office:value-type="float" office:value="1849.424" calcext:value-type="float">
            <text:p>1849.424</text:p>
          </table:table-cell>
          <table:table-cell office:value-type="float" office:value="2082.343" calcext:value-type="float">
            <text:p>2082.343</text:p>
          </table:table-cell>
          <table:table-cell office:value-type="float" office:value="1664.932" calcext:value-type="float">
            <text:p>1664.932</text:p>
          </table:table-cell>
          <table:table-cell office:value-type="float" office:value="584.6901" calcext:value-type="float">
            <text:p>584.6901</text:p>
          </table:table-cell>
          <table:table-cell office:value-type="float" office:value="576.8432" calcext:value-type="float">
            <text:p>576.8432</text:p>
          </table:table-cell>
          <table:table-cell office:value-type="float" office:value="142.7184" calcext:value-type="float">
            <text:p>142.7184</text:p>
          </table:table-cell>
          <table:table-cell office:value-type="float" office:value="35.66847" calcext:value-type="float">
            <text:p>35.66847</text:p>
          </table:table-cell>
          <table:table-cell office:value-type="float" office:value="0" calcext:value-type="float">
            <text:p>0</text:p>
          </table:table-cell>
          <table:table-cell office:value-type="float" office:value="-0.009630461" calcext:value-type="float">
            <text:p>-0.009630461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82.0558" calcext:value-type="float">
            <text:p>-582.0558</text:p>
          </table:table-cell>
          <table:table-cell office:value-type="float" office:value="0" calcext:value-type="float">
            <text:p>0</text:p>
          </table:table-cell>
          <table:table-cell office:value-type="float" office:value="3.808364" calcext:value-type="float">
            <text:p>3.808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9122004" calcext:value-type="float">
            <text:p>29122004</text:p>
          </table:table-cell>
          <table:table-cell office:value-type="float" office:value="624.6498" calcext:value-type="float">
            <text:p>624.6498</text:p>
          </table:table-cell>
          <table:table-cell office:value-type="float" office:value="13133.85" calcext:value-type="float">
            <text:p>13133.85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856.212" calcext:value-type="float">
            <text:p>-856.212</text:p>
          </table:table-cell>
          <table:table-cell office:value-type="float" office:value="2270.876" calcext:value-type="float">
            <text:p>2270.876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115.1969" calcext:value-type="float">
            <text:p>115.1969</text:p>
          </table:table-cell>
          <table:table-cell office:value-type="float" office:value="97.47885" calcext:value-type="float">
            <text:p>97.47885</text:p>
          </table:table-cell>
          <table:table-cell office:value-type="float" office:value="0.2577886" calcext:value-type="float">
            <text:p>0.2577886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487172" calcext:value-type="float">
            <text:p>0.008487172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5397432" calcext:value-type="float">
            <text:p>0.05397432</text:p>
          </table:table-cell>
          <table:table-cell office:value-type="float" office:value="370" calcext:value-type="float">
            <text:p>370</text:p>
          </table:table-cell>
          <table:table-cell office:value-type="float" office:value="183.8956" calcext:value-type="float">
            <text:p>183.8956</text:p>
          </table:table-cell>
          <table:table-cell office:value-type="float" office:value="0" calcext:value-type="float">
            <text:p>0</text:p>
          </table:table-cell>
          <table:table-cell office:value-type="float" office:value="368.6646" calcext:value-type="float">
            <text:p>368.6646</text:p>
          </table:table-cell>
          <table:table-cell office:value-type="float" office:value="1255.748" calcext:value-type="float">
            <text:p>1255.748</text:p>
          </table:table-cell>
          <table:table-cell office:value-type="float" office:value="1553.802" calcext:value-type="float">
            <text:p>1553.802</text:p>
          </table:table-cell>
          <table:table-cell office:value-type="float" office:value="1272.994" calcext:value-type="float">
            <text:p>1272.994</text:p>
          </table:table-cell>
          <table:table-cell office:value-type="float" office:value="757.5908" calcext:value-type="float">
            <text:p>757.5908</text:p>
          </table:table-cell>
          <table:table-cell office:value-type="float" office:value="1098.372" calcext:value-type="float">
            <text:p>1098.372</text:p>
          </table:table-cell>
          <table:table-cell office:value-type="float" office:value="417.2581" calcext:value-type="float">
            <text:p>417.2581</text:p>
          </table:table-cell>
          <table:table-cell office:value-type="float" office:value="1849.418" calcext:value-type="float">
            <text:p>1849.418</text:p>
          </table:table-cell>
          <table:table-cell office:value-type="float" office:value="2082.337" calcext:value-type="float">
            <text:p>2082.337</text:p>
          </table:table-cell>
          <table:table-cell office:value-type="float" office:value="1664.927" calcext:value-type="float">
            <text:p>1664.927</text:p>
          </table:table-cell>
          <table:table-cell office:value-type="float" office:value="584.6871" calcext:value-type="float">
            <text:p>584.6871</text:p>
          </table:table-cell>
          <table:table-cell office:value-type="float" office:value="576.8333" calcext:value-type="float">
            <text:p>576.8333</text:p>
          </table:table-cell>
          <table:table-cell office:value-type="float" office:value="142.7184" calcext:value-type="float">
            <text:p>142.7184</text:p>
          </table:table-cell>
          <table:table-cell office:value-type="float" office:value="35.66847" calcext:value-type="float">
            <text:p>35.66847</text:p>
          </table:table-cell>
          <table:table-cell office:value-type="float" office:value="0" calcext:value-type="float">
            <text:p>0</text:p>
          </table:table-cell>
          <table:table-cell office:value-type="float" office:value="-0.009630504" calcext:value-type="float">
            <text:p>-0.009630504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82.5557" calcext:value-type="float">
            <text:p>-582.5557</text:p>
          </table:table-cell>
          <table:table-cell office:value-type="float" office:value="0" calcext:value-type="float">
            <text:p>0</text:p>
          </table:table-cell>
          <table:table-cell office:value-type="float" office:value="3.770937" calcext:value-type="float">
            <text:p>3.770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0122004" calcext:value-type="float">
            <text:p>30122004</text:p>
          </table:table-cell>
          <table:table-cell office:value-type="float" office:value="623.1643" calcext:value-type="float">
            <text:p>623.1643</text:p>
          </table:table-cell>
          <table:table-cell office:value-type="float" office:value="13134.09" calcext:value-type="float">
            <text:p>13134.09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857.4688" calcext:value-type="float">
            <text:p>-857.4688</text:p>
          </table:table-cell>
          <table:table-cell office:value-type="float" office:value="2274.544" calcext:value-type="float">
            <text:p>2274.544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115.5199" calcext:value-type="float">
            <text:p>115.5199</text:p>
          </table:table-cell>
          <table:table-cell office:value-type="float" office:value="96.37064" calcext:value-type="float">
            <text:p>96.37064</text:p>
          </table:table-cell>
          <table:table-cell office:value-type="float" office:value="0.2582754" calcext:value-type="float">
            <text:p>0.2582754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487172" calcext:value-type="float">
            <text:p>0.008487172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5397432" calcext:value-type="float">
            <text:p>0.05397432</text:p>
          </table:table-cell>
          <table:table-cell office:value-type="float" office:value="370" calcext:value-type="float">
            <text:p>370</text:p>
          </table:table-cell>
          <table:table-cell office:value-type="float" office:value="182.6394" calcext:value-type="float">
            <text:p>182.6394</text:p>
          </table:table-cell>
          <table:table-cell office:value-type="float" office:value="0" calcext:value-type="float">
            <text:p>0</text:p>
          </table:table-cell>
          <table:table-cell office:value-type="float" office:value="368.8426" calcext:value-type="float">
            <text:p>368.8426</text:p>
          </table:table-cell>
          <table:table-cell office:value-type="float" office:value="1255.613" calcext:value-type="float">
            <text:p>1255.613</text:p>
          </table:table-cell>
          <table:table-cell office:value-type="float" office:value="1553.695" calcext:value-type="float">
            <text:p>1553.695</text:p>
          </table:table-cell>
          <table:table-cell office:value-type="float" office:value="1272.98" calcext:value-type="float">
            <text:p>1272.98</text:p>
          </table:table-cell>
          <table:table-cell office:value-type="float" office:value="757.5775" calcext:value-type="float">
            <text:p>757.5775</text:p>
          </table:table-cell>
          <table:table-cell office:value-type="float" office:value="1098.363" calcext:value-type="float">
            <text:p>1098.363</text:p>
          </table:table-cell>
          <table:table-cell office:value-type="float" office:value="417.2526" calcext:value-type="float">
            <text:p>417.2526</text:p>
          </table:table-cell>
          <table:table-cell office:value-type="float" office:value="1849.411" calcext:value-type="float">
            <text:p>1849.411</text:p>
          </table:table-cell>
          <table:table-cell office:value-type="float" office:value="2082.331" calcext:value-type="float">
            <text:p>2082.331</text:p>
          </table:table-cell>
          <table:table-cell office:value-type="float" office:value="1664.922" calcext:value-type="float">
            <text:p>1664.922</text:p>
          </table:table-cell>
          <table:table-cell office:value-type="float" office:value="584.6841" calcext:value-type="float">
            <text:p>584.6841</text:p>
          </table:table-cell>
          <table:table-cell office:value-type="float" office:value="576.8235" calcext:value-type="float">
            <text:p>576.8235</text:p>
          </table:table-cell>
          <table:table-cell office:value-type="float" office:value="142.7184" calcext:value-type="float">
            <text:p>142.7184</text:p>
          </table:table-cell>
          <table:table-cell office:value-type="float" office:value="35.66846" calcext:value-type="float">
            <text:p>35.66846</text:p>
          </table:table-cell>
          <table:table-cell office:value-type="float" office:value="0" calcext:value-type="float">
            <text:p>0</text:p>
          </table:table-cell>
          <table:table-cell office:value-type="float" office:value="-0.009630573" calcext:value-type="float">
            <text:p>-0.009630573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83.7846" calcext:value-type="float">
            <text:p>-583.7846</text:p>
          </table:table-cell>
          <table:table-cell office:value-type="float" office:value="0" calcext:value-type="float">
            <text:p>0</text:p>
          </table:table-cell>
          <table:table-cell office:value-type="float" office:value="3.749851" calcext:value-type="float">
            <text:p>3.749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1122004" calcext:value-type="float">
            <text:p>31122004</text:p>
          </table:table-cell>
          <table:table-cell office:value-type="float" office:value="622.4512" calcext:value-type="float">
            <text:p>622.4512</text:p>
          </table:table-cell>
          <table:table-cell office:value-type="float" office:value="13134.19" calcext:value-type="float">
            <text:p>13134.19</text:p>
          </table:table-cell>
          <table:table-cell office:value-type="float" office:value="0" calcext:value-type="float">
            <text:p>0</text:p>
          </table:table-cell>
          <table:table-cell office:value-type="float" office:value="577.3614" calcext:value-type="float">
            <text:p>577.3614</text:p>
          </table:table-cell>
          <table:table-cell office:value-type="float" office:value="-858.1005" calcext:value-type="float">
            <text:p>-858.1005</text:p>
          </table:table-cell>
          <table:table-cell office:value-type="float" office:value="2276.986" calcext:value-type="float">
            <text:p>2276.986</text:p>
          </table:table-cell>
          <table:table-cell office:value-type="float" office:value="-274.7334" calcext:value-type="float">
            <text:p>-274.7334</text:p>
          </table:table-cell>
          <table:table-cell office:value-type="float" office:value="115.6043" calcext:value-type="float">
            <text:p>115.6043</text:p>
          </table:table-cell>
          <table:table-cell office:value-type="float" office:value="95.99865" calcext:value-type="float">
            <text:p>95.99865</text:p>
          </table:table-cell>
          <table:table-cell office:value-type="float" office:value="0.2587179" calcext:value-type="float">
            <text:p>0.2587179</text:p>
          </table:table-cell>
          <table:table-cell office:value-type="float" office:value="6.875954" calcext:value-type="float">
            <text:p>6.875954</text:p>
          </table:table-cell>
          <table:table-cell office:value-type="float" office:value="0.008487172" calcext:value-type="float">
            <text:p>0.008487172</text:p>
          </table:table-cell>
          <table:table-cell office:value-type="float" office:value="0.1118344" calcext:value-type="float">
            <text:p>0.1118344</text:p>
          </table:table-cell>
          <table:table-cell office:value-type="float" office:value="0.05397432" calcext:value-type="float">
            <text:p>0.05397432</text:p>
          </table:table-cell>
          <table:table-cell office:value-type="float" office:value="370" calcext:value-type="float">
            <text:p>370</text:p>
          </table:table-cell>
          <table:table-cell office:value-type="float" office:value="182.0081" calcext:value-type="float">
            <text:p>182.0081</text:p>
          </table:table-cell>
          <table:table-cell office:value-type="float" office:value="0" calcext:value-type="float">
            <text:p>0</text:p>
          </table:table-cell>
          <table:table-cell office:value-type="float" office:value="368.9245" calcext:value-type="float">
            <text:p>368.9245</text:p>
          </table:table-cell>
          <table:table-cell office:value-type="float" office:value="1255.497" calcext:value-type="float">
            <text:p>1255.497</text:p>
          </table:table-cell>
          <table:table-cell office:value-type="float" office:value="1553.566" calcext:value-type="float">
            <text:p>1553.566</text:p>
          </table:table-cell>
          <table:table-cell office:value-type="float" office:value="1272.966" calcext:value-type="float">
            <text:p>1272.966</text:p>
          </table:table-cell>
          <table:table-cell office:value-type="float" office:value="757.564" calcext:value-type="float">
            <text:p>757.564</text:p>
          </table:table-cell>
          <table:table-cell office:value-type="float" office:value="1098.353" calcext:value-type="float">
            <text:p>1098.353</text:p>
          </table:table-cell>
          <table:table-cell office:value-type="float" office:value="417.247" calcext:value-type="float">
            <text:p>417.247</text:p>
          </table:table-cell>
          <table:table-cell office:value-type="float" office:value="1849.404" calcext:value-type="float">
            <text:p>1849.404</text:p>
          </table:table-cell>
          <table:table-cell office:value-type="float" office:value="2082.325" calcext:value-type="float">
            <text:p>2082.325</text:p>
          </table:table-cell>
          <table:table-cell office:value-type="float" office:value="1664.917" calcext:value-type="float">
            <text:p>1664.917</text:p>
          </table:table-cell>
          <table:table-cell office:value-type="float" office:value="584.6813" calcext:value-type="float">
            <text:p>584.6813</text:p>
          </table:table-cell>
          <table:table-cell office:value-type="float" office:value="576.8139" calcext:value-type="float">
            <text:p>576.8139</text:p>
          </table:table-cell>
          <table:table-cell office:value-type="float" office:value="142.7184" calcext:value-type="float">
            <text:p>142.7184</text:p>
          </table:table-cell>
          <table:table-cell office:value-type="float" office:value="35.66847" calcext:value-type="float">
            <text:p>35.66847</text:p>
          </table:table-cell>
          <table:table-cell office:value-type="float" office:value="0" calcext:value-type="float">
            <text:p>0</text:p>
          </table:table-cell>
          <table:table-cell office:value-type="float" office:value="-0.009630575" calcext:value-type="float">
            <text:p>-0.009630575</text:p>
          </table:table-cell>
          <table:table-cell office:value-type="float" office:value="198.2796" calcext:value-type="float">
            <text:p>198.2796</text:p>
          </table:table-cell>
          <table:table-cell office:value-type="float" office:value="0" calcext:value-type="float">
            <text:p>0</text:p>
          </table:table-cell>
          <table:table-cell office:value-type="float" office:value="1571.764" calcext:value-type="float">
            <text:p>1571.764</text:p>
          </table:table-cell>
          <table:table-cell office:value-type="float" office:value="-799.7303" calcext:value-type="float">
            <text:p>-799.7303</text:p>
          </table:table-cell>
          <table:table-cell office:value-type="float" office:value="772.0341" calcext:value-type="float">
            <text:p>772.0341</text:p>
          </table:table-cell>
          <table:table-cell office:value-type="float" office:value="-584.3818" calcext:value-type="float">
            <text:p>-584.3818</text:p>
          </table:table-cell>
          <table:table-cell office:value-type="float" office:value="0" calcext:value-type="float">
            <text:p>0</text:p>
          </table:table-cell>
          <table:table-cell office:value-type="float" office:value="3.71764" calcext:value-type="float">
            <text:p>3.7176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54:57.982117972</dc:date>
    <meta:editing-duration>PT6S</meta:editing-duration>
    <meta:editing-cycles>1</meta:editing-cycles>
    <meta:document-statistic meta:table-count="1" meta:cell-count="16148" meta:object-count="0"/>
    <meta:generator>LibreOffice/6.4.7.2$Linux_X86_64 LibreOffice_project/40$Build-2</meta:generator>
  </office:meta>
</office:document-meta>
</file>